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-iterative-16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Tempo Médio Iterativ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34" calcext:value-type="float">
            <text:p>0,000034</text:p>
          </table:table-cell>
          <table:table-cell table:number-columns-repeated="3"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8" calcext:value-type="float">
            <text:p>0,000018</text:p>
          </table:table-cell>
          <table:table-cell table:number-columns-repeated="3" office:value-type="float" office:value="0.000017" calcext:value-type="float">
            <text:p>0,000017</text:p>
          </table:table-cell>
          <table:table-cell office:value-type="float" office:value="0.000012" calcext:value-type="float">
            <text:p>0,000012</text:p>
          </table:table-cell>
          <table:table-cell table:number-columns-repeated="3" office:value-type="float" office:value="0.000013" calcext:value-type="float">
            <text:p>0,000013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00013" calcext:value-type="float">
            <text:p>0,000013</text:p>
          </table:table-cell>
          <table:table-cell table:number-columns-repeated="3" office:value-type="float" office:value="0.000012" calcext:value-type="float">
            <text:p>0,000012</text:p>
          </table:table-cell>
          <table:table-cell office:value-type="float" office:value="0.000013" calcext:value-type="float">
            <text:p>0,000013</text:p>
          </table:table-cell>
          <table:table-cell table:number-columns-repeated="2" office:value-type="float" office:value="0.000012" calcext:value-type="float">
            <text:p>0,000012</text:p>
          </table:table-cell>
          <table:table-cell table:number-columns-repeated="4" office:value-type="float" office:value="0.000013" calcext:value-type="float">
            <text:p>0,000013</text:p>
          </table:table-cell>
          <table:table-cell table:number-columns-repeated="2" office:value-type="float" office:value="0.000012" calcext:value-type="float">
            <text:p>0,000012</text:p>
          </table:table-cell>
          <table:table-cell table:formula="of:=AVERAGE([.B2:.AE2])" office:value-type="float" office:value="0.0000160333333333333" calcext:value-type="float">
            <text:p>0,00002</text:p>
          </table:table-cell>
          <table:table-cell table:formula="of:=VAR([.B2:.AE2])" office:value-type="float" office:value="0.000000000049067816091954" calcext:value-type="float">
            <text:p>4,9067816091954E-11</text:p>
          </table:table-cell>
          <table:table-cell table:formula="of:=STDEV([.B2:.AE2])" office:value-type="float" office:value="0.00000700484233169841" calcext:value-type="float">
            <text:p>7,00484233169841E-06</text:p>
          </table:table-cell>
          <table:table-cell table:formula="of:=CONFIDENCE(0.95;[.AH2];30)" office:value-type="float" office:value="0.0000000801959106124439" calcext:value-type="float">
            <text:p>8,01959106124439E-08</text:p>
          </table:table-cell>
          <table:table-cell table:formula="of:=[.AF2]+[.AI2]" office:value-type="float" office:value="0.0000161135292439458" calcext:value-type="float">
            <text:p>1,61135292439458E-05</text:p>
          </table:table-cell>
          <table:table-cell table:formula="of:=[.AF2]-[.AI2]" office:value-type="float" office:value="0.0000159531374227209" calcext:value-type="float">
            <text:p>1,59531374227209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4" calcext:value-type="float">
            <text:p>0,000024</text:p>
          </table:table-cell>
          <table:table-cell table:number-columns-repeated="2" office:value-type="float" office:value="0.000023" calcext:value-type="float">
            <text:p>0,000023</text:p>
          </table:table-cell>
          <table:table-cell table:number-columns-repeated="2" office:value-type="float" office:value="0.000022" calcext:value-type="float">
            <text:p>0,000022</text:p>
          </table:table-cell>
          <table:table-cell table:number-columns-repeated="3"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table:number-columns-repeated="6"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table:number-columns-repeated="2"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4" calcext:value-type="float">
            <text:p>0,000024</text:p>
          </table:table-cell>
          <table:table-cell table:number-columns-repeated="3"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table:number-columns-repeated="3"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table:number-columns-repeated="2" office:value-type="float" office:value="0.000023" calcext:value-type="float">
            <text:p>0,000023</text:p>
          </table:table-cell>
          <table:table-cell table:formula="of:=AVERAGE([.B3:.AE3])" office:value-type="float" office:value="0.0000228333333333333" calcext:value-type="float">
            <text:p>0,00002</text:p>
          </table:table-cell>
          <table:table-cell table:formula="of:=VAR([.B3:.AE3])" office:value-type="float" office:value="0.000000000000281609195402299" calcext:value-type="float">
            <text:p>2,81609195402299E-13</text:p>
          </table:table-cell>
          <table:table-cell table:formula="of:=STDEV([.B3:.AE3])" office:value-type="float" office:value="0.000000530668630505233" calcext:value-type="float">
            <text:p>5,30668630505233E-07</text:p>
          </table:table-cell>
          <table:table-cell table:formula="of:=CONFIDENCE(0.95;[.AH3];30)" office:value-type="float" office:value="0.00000000607543354177211" calcext:value-type="float">
            <text:p>6,07543354177211E-09</text:p>
          </table:table-cell>
          <table:table-cell table:formula="of:=[.AF3]+[.AI3]" office:value-type="float" office:value="0.0000228394087668751" calcext:value-type="float">
            <text:p>2,28394087668751E-05</text:p>
          </table:table-cell>
          <table:table-cell table:formula="of:=[.AF3]-[.AI3]" office:value-type="float" office:value="0.0000228272578997916" calcext:value-type="float">
            <text:p>2,28272578997916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37" calcext:value-type="float">
            <text:p>0,000037</text:p>
          </table:table-cell>
          <table:table-cell table:number-columns-repeated="2" office:value-type="float" office:value="0.000029" calcext:value-type="float">
            <text:p>0,000029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number-columns-repeated="2" office:value-type="float" office:value="0.000029" calcext:value-type="float">
            <text:p>0,000029</text:p>
          </table:table-cell>
          <table:table-cell table:number-columns-repeated="6" office:value-type="float" office:value="0.000028" calcext:value-type="float">
            <text:p>0,000028</text:p>
          </table:table-cell>
          <table:table-cell table:number-columns-repeated="2" office:value-type="float" office:value="0.000029" calcext:value-type="float">
            <text:p>0,000029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number-columns-repeated="3" office:value-type="float" office:value="0.000029" calcext:value-type="float">
            <text:p>0,000029</text:p>
          </table:table-cell>
          <table:table-cell office:value-type="float" office:value="0.000031" calcext:value-type="float">
            <text:p>0,000031</text:p>
          </table:table-cell>
          <table:table-cell table:number-columns-repeated="3" office:value-type="float" office:value="0.000028" calcext:value-type="float">
            <text:p>0,000028</text:p>
          </table:table-cell>
          <table:table-cell table:number-columns-repeated="2" office:value-type="float" office:value="0.000029" calcext:value-type="float">
            <text:p>0,000029</text:p>
          </table:table-cell>
          <table:table-cell table:number-columns-repeated="3" office:value-type="float" office:value="0.000028" calcext:value-type="float">
            <text:p>0,000028</text:p>
          </table:table-cell>
          <table:table-cell table:formula="of:=AVERAGE([.B4:.AE4])" office:value-type="float" office:value="0.0000288666666666667" calcext:value-type="float">
            <text:p>0,00003</text:p>
          </table:table-cell>
          <table:table-cell table:formula="of:=VAR([.B4:.AE4])" office:value-type="float" office:value="0.00000000000301609195402299" calcext:value-type="float">
            <text:p>3,01609195402299E-12</text:p>
          </table:table-cell>
          <table:table-cell table:formula="of:=STDEV([.B4:.AE4])" office:value-type="float" office:value="0.00000173668994182122" calcext:value-type="float">
            <text:p>1,73668994182122E-06</text:p>
          </table:table-cell>
          <table:table-cell table:formula="of:=CONFIDENCE(0.95;[.AH4];30)" office:value-type="float" office:value="0.0000000198827360760961" calcext:value-type="float">
            <text:p>1,98827360760961E-08</text:p>
          </table:table-cell>
          <table:table-cell table:formula="of:=[.AF4]+[.AI4]" office:value-type="float" office:value="0.0000288865494027428" calcext:value-type="float">
            <text:p>2,88865494027428E-05</text:p>
          </table:table-cell>
          <table:table-cell table:formula="of:=[.AF4]-[.AI4]" office:value-type="float" office:value="0.0000288467839305906" calcext:value-type="float">
            <text:p>2,88467839305906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38" calcext:value-type="float">
            <text:p>0,000038</text:p>
          </table:table-cell>
          <table:table-cell table:number-columns-repeated="2" office:value-type="float" office:value="0.000035" calcext:value-type="float">
            <text:p>0,000035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036" calcext:value-type="float">
            <text:p>0,000036</text:p>
          </table:table-cell>
          <table:table-cell table:number-columns-repeated="2" office:value-type="float" office:value="0.000035" calcext:value-type="float">
            <text:p>0,000035</text:p>
          </table:table-cell>
          <table:table-cell table:number-columns-repeated="2" office:value-type="float" office:value="0.000036" calcext:value-type="float">
            <text:p>0,000036</text:p>
          </table:table-cell>
          <table:table-cell office:value-type="float" office:value="0.000033" calcext:value-type="float">
            <text:p>0,000033</text:p>
          </table:table-cell>
          <table:table-cell table:number-columns-repeated="3" office:value-type="float" office:value="0.000035" calcext:value-type="float">
            <text:p>0,000035</text:p>
          </table:table-cell>
          <table:table-cell office:value-type="float" office:value="0.000036" calcext:value-type="float">
            <text:p>0,000036</text:p>
          </table:table-cell>
          <table:table-cell table:number-columns-repeated="3" office:value-type="float" office:value="0.000035" calcext:value-type="float">
            <text:p>0,000035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036" calcext:value-type="float">
            <text:p>0,000036</text:p>
          </table:table-cell>
          <table:table-cell table:number-columns-repeated="5" office:value-type="float" office:value="0.000035" calcext:value-type="float">
            <text:p>0,000035</text:p>
          </table:table-cell>
          <table:table-cell table:number-columns-repeated="2" office:value-type="float" office:value="0.000036" calcext:value-type="float">
            <text:p>0,000036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035" calcext:value-type="float">
            <text:p>0,000035</text:p>
          </table:table-cell>
          <table:table-cell table:formula="of:=AVERAGE([.B5:.AE5])" office:value-type="float" office:value="0.0000354333333333333" calcext:value-type="float">
            <text:p>0,00004</text:p>
          </table:table-cell>
          <table:table-cell table:formula="of:=VAR([.B5:.AE5])" office:value-type="float" office:value="0.000000000000874712643678161" calcext:value-type="float">
            <text:p>8,74712643678161E-13</text:p>
          </table:table-cell>
          <table:table-cell table:formula="of:=STDEV([.B5:.AE5])" office:value-type="float" office:value="0.000000935260735665815" calcext:value-type="float">
            <text:p>9,35260735665815E-07</text:p>
          </table:table-cell>
          <table:table-cell table:formula="of:=CONFIDENCE(0.95;[.AH5];30)" office:value-type="float" office:value="0.0000000107074624674098" calcext:value-type="float">
            <text:p>1,07074624674098E-08</text:p>
          </table:table-cell>
          <table:table-cell table:formula="of:=[.AF5]+[.AI5]" office:value-type="float" office:value="0.0000354440407958007" calcext:value-type="float">
            <text:p>0,000035444</text:p>
          </table:table-cell>
          <table:table-cell table:formula="of:=[.AF5]-[.AI5]" office:value-type="float" office:value="0.0000354226258708659" calcext:value-type="float">
            <text:p>3,54226258708659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45" calcext:value-type="float">
            <text:p>0,000045</text:p>
          </table:table-cell>
          <table:table-cell table:number-columns-repeated="6" office:value-type="float" office:value="0.000043" calcext:value-type="float">
            <text:p>0,000043</text:p>
          </table:table-cell>
          <table:table-cell office:value-type="float" office:value="0.000042" calcext:value-type="float">
            <text:p>0,000042</text:p>
          </table:table-cell>
          <table:table-cell table:number-columns-repeated="2" office:value-type="float" office:value="0.000043" calcext:value-type="float">
            <text:p>0,000043</text:p>
          </table:table-cell>
          <table:table-cell table:number-columns-repeated="2" office:value-type="float" office:value="0.000042" calcext:value-type="float">
            <text:p>0,000042</text:p>
          </table:table-cell>
          <table:table-cell table:number-columns-repeated="4" office:value-type="float" office:value="0.000043" calcext:value-type="float">
            <text:p>0,000043</text:p>
          </table:table-cell>
          <table:table-cell office:value-type="float" office:value="0.000042" calcext:value-type="float">
            <text:p>0,000042</text:p>
          </table:table-cell>
          <table:table-cell table:number-columns-repeated="2" office:value-type="float" office:value="0.000043" calcext:value-type="float">
            <text:p>0,000043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47" calcext:value-type="float">
            <text:p>0,000047</text:p>
          </table:table-cell>
          <table:table-cell table:number-columns-repeated="2" office:value-type="float" office:value="0.000043" calcext:value-type="float">
            <text:p>0,000043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43" calcext:value-type="float">
            <text:p>0,000043</text:p>
          </table:table-cell>
          <table:table-cell table:formula="of:=AVERAGE([.B6:.AE6])" office:value-type="float" office:value="0.0000429666666666667" calcext:value-type="float">
            <text:p>0,00004</text:p>
          </table:table-cell>
          <table:table-cell table:formula="of:=VAR([.B6:.AE6])" office:value-type="float" office:value="0.0000000000011367816091954" calcext:value-type="float">
            <text:p>1,1367816091954E-12</text:p>
          </table:table-cell>
          <table:table-cell table:formula="of:=STDEV([.B6:.AE6])" office:value-type="float" office:value="0.00000106619961038982" calcext:value-type="float">
            <text:p>1,06619961038982E-06</text:p>
          </table:table-cell>
          <table:table-cell table:formula="of:=CONFIDENCE(0.95;[.AH6];30)" office:value-type="float" office:value="0.0000000122065343659366" calcext:value-type="float">
            <text:p>1,22065343659366E-08</text:p>
          </table:table-cell>
          <table:table-cell table:formula="of:=[.AF6]+[.AI6]" office:value-type="float" office:value="0.0000429788732010326" calcext:value-type="float">
            <text:p>4,29788732010326E-05</text:p>
          </table:table-cell>
          <table:table-cell table:formula="of:=[.AF6]-[.AI6]" office:value-type="float" office:value="0.0000429544601323007" calcext:value-type="float">
            <text:p>4,29544601323007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52" calcext:value-type="float">
            <text:p>0,000052</text:p>
          </table:table-cell>
          <table:table-cell table:number-columns-repeated="6" office:value-type="float" office:value="0.000051" calcext:value-type="float">
            <text:p>0,000051</text:p>
          </table:table-cell>
          <table:table-cell office:value-type="float" office:value="0.00005" calcext:value-type="float">
            <text:p>0,00005</text:p>
          </table:table-cell>
          <table:table-cell table:number-columns-repeated="4" office:value-type="float" office:value="0.000051" calcext:value-type="float">
            <text:p>0,000051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2" calcext:value-type="float">
            <text:p>0,000052</text:p>
          </table:table-cell>
          <table:table-cell table:number-columns-repeated="2" office:value-type="float" office:value="0.000051" calcext:value-type="float">
            <text:p>0,000051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1" calcext:value-type="float">
            <text:p>0,000051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05" calcext:value-type="float">
            <text:p>0,00005</text:p>
          </table:table-cell>
          <table:table-cell table:number-columns-repeated="2" office:value-type="float" office:value="0.000051" calcext:value-type="float">
            <text:p>0,000051</text:p>
          </table:table-cell>
          <table:table-cell table:formula="of:=AVERAGE([.B7:.AE7])" office:value-type="float" office:value="0.0000511666666666667" calcext:value-type="float">
            <text:p>0,00005</text:p>
          </table:table-cell>
          <table:table-cell table:formula="of:=VAR([.B7:.AE7])" office:value-type="float" office:value="0.00000000000207471264367816" calcext:value-type="float">
            <text:p>2,07471264367816E-12</text:p>
          </table:table-cell>
          <table:table-cell table:formula="of:=STDEV([.B7:.AE7])" office:value-type="float" office:value="0.00000144038628279992" calcext:value-type="float">
            <text:p>1,44038628279992E-06</text:p>
          </table:table-cell>
          <table:table-cell table:formula="of:=CONFIDENCE(0.95;[.AH7];30)" office:value-type="float" office:value="0.0000000164904624705243" calcext:value-type="float">
            <text:p>1,64904624705243E-08</text:p>
          </table:table-cell>
          <table:table-cell table:formula="of:=[.AF7]+[.AI7]" office:value-type="float" office:value="0.0000511831571291372" calcext:value-type="float">
            <text:p>5,11831571291372E-05</text:p>
          </table:table-cell>
          <table:table-cell table:formula="of:=[.AF7]-[.AI7]" office:value-type="float" office:value="0.0000511501762041961" calcext:value-type="float">
            <text:p>5,11501762041961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1" calcext:value-type="float">
            <text:p>0,000061</text:p>
          </table:table-cell>
          <table:table-cell table:number-columns-repeated="2" office:value-type="float" office:value="0.000062" calcext:value-type="float">
            <text:p>0,000062</text:p>
          </table:table-cell>
          <table:table-cell office:value-type="float" office:value="0.000064" calcext:value-type="float">
            <text:p>0,000064</text:p>
          </table:table-cell>
          <table:table-cell table:number-columns-repeated="2" office:value-type="float" office:value="0.000061" calcext:value-type="float">
            <text:p>0,000061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59" calcext:value-type="float">
            <text:p>0,000059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65" calcext:value-type="float">
            <text:p>0,000065</text:p>
          </table:table-cell>
          <table:table-cell table:number-columns-repeated="2" office:value-type="float" office:value="0.000061" calcext:value-type="float">
            <text:p>0,000061</text:p>
          </table:table-cell>
          <table:table-cell office:value-type="float" office:value="0.000059" calcext:value-type="float">
            <text:p>0,000059</text:p>
          </table:table-cell>
          <table:table-cell table:number-columns-repeated="5" office:value-type="float" office:value="0.000061" calcext:value-type="float">
            <text:p>0,000061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0061" calcext:value-type="float">
            <text:p>0,000061</text:p>
          </table:table-cell>
          <table:table-cell table:formula="of:=AVERAGE([.B8:.AE8])" office:value-type="float" office:value="0.0000612666666666667" calcext:value-type="float">
            <text:p>0,00006</text:p>
          </table:table-cell>
          <table:table-cell table:formula="of:=VAR([.B8:.AE8])" office:value-type="float" office:value="0.00000000000261609195402299" calcext:value-type="float">
            <text:p>2,61609195402299E-12</text:p>
          </table:table-cell>
          <table:table-cell table:formula="of:=STDEV([.B8:.AE8])" office:value-type="float" office:value="0.00000161743375568305" calcext:value-type="float">
            <text:p>1,61743375568305E-06</text:p>
          </table:table-cell>
          <table:table-cell table:formula="of:=CONFIDENCE(0.95;[.AH8];30)" office:value-type="float" office:value="0.0000000185174150609122" calcext:value-type="float">
            <text:p>1,85174150609122E-08</text:p>
          </table:table-cell>
          <table:table-cell table:formula="of:=[.AF8]+[.AI8]" office:value-type="float" office:value="0.0000612851840817276" calcext:value-type="float">
            <text:p>6,12851840817276E-05</text:p>
          </table:table-cell>
          <table:table-cell table:formula="of:=[.AF8]-[.AI8]" office:value-type="float" office:value="0.0000612481492516057" calcext:value-type="float">
            <text:p>6,12481492516057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73" calcext:value-type="float">
            <text:p>0,000073</text:p>
          </table:table-cell>
          <table:table-cell table:number-columns-repeated="3" office:value-type="float" office:value="0.000072" calcext:value-type="float">
            <text:p>0,000072</text:p>
          </table:table-cell>
          <table:table-cell office:value-type="float" office:value="0.000071" calcext:value-type="float">
            <text:p>0,000071</text:p>
          </table:table-cell>
          <table:table-cell table:number-columns-repeated="2" office:value-type="float" office:value="0.000072" calcext:value-type="float">
            <text:p>0,000072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1" calcext:value-type="float">
            <text:p>0,000071</text:p>
          </table:table-cell>
          <table:table-cell table:number-columns-repeated="2" office:value-type="float" office:value="0.000072" calcext:value-type="float">
            <text:p>0,000072</text:p>
          </table:table-cell>
          <table:table-cell office:value-type="float" office:value="0.000076" calcext:value-type="float">
            <text:p>0,000076</text:p>
          </table:table-cell>
          <table:table-cell table:number-columns-repeated="3" office:value-type="float" office:value="0.000072" calcext:value-type="float">
            <text:p>0,000072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76" calcext:value-type="float">
            <text:p>0,000076</text:p>
          </table:table-cell>
          <table:table-cell table:number-columns-repeated="3" office:value-type="float" office:value="0.000071" calcext:value-type="float">
            <text:p>0,00007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" calcext:value-type="float">
            <text:p>0,00007</text:p>
          </table:table-cell>
          <table:table-cell table:number-columns-repeated="3" office:value-type="float" office:value="0.000071" calcext:value-type="float">
            <text:p>0,000071</text:p>
          </table:table-cell>
          <table:table-cell table:number-columns-repeated="3" office:value-type="float" office:value="0.000072" calcext:value-type="float">
            <text:p>0,000072</text:p>
          </table:table-cell>
          <table:table-cell table:formula="of:=AVERAGE([.B9:.AE9])" office:value-type="float" office:value="0.0000717666666666666" calcext:value-type="float">
            <text:p>0,00007</text:p>
          </table:table-cell>
          <table:table-cell table:formula="of:=VAR([.B9:.AE9])" office:value-type="float" office:value="0.00000000000197816091954023" calcext:value-type="float">
            <text:p>1,97816091954023E-12</text:p>
          </table:table-cell>
          <table:table-cell table:formula="of:=STDEV([.B9:.AE9])" office:value-type="float" office:value="0.000001406471087346" calcext:value-type="float">
            <text:p>1,406471087346E-06</text:p>
          </table:table-cell>
          <table:table-cell table:formula="of:=CONFIDENCE(0.95;[.AH9];30)" office:value-type="float" office:value="0.000000016102179643555" calcext:value-type="float">
            <text:p>1,6102179643555E-08</text:p>
          </table:table-cell>
          <table:table-cell table:formula="of:=[.AF9]+[.AI9]" office:value-type="float" office:value="0.0000717827688463102" calcext:value-type="float">
            <text:p>7,17827688463102E-05</text:p>
          </table:table-cell>
          <table:table-cell table:formula="of:=[.AF9]-[.AI9]" office:value-type="float" office:value="0.0000717505644870231" calcext:value-type="float">
            <text:p>7,17505644870231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91" calcext:value-type="float">
            <text:p>0,000091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08" calcext:value-type="float">
            <text:p>0,00008</text:p>
          </table:table-cell>
          <table:table-cell table:formula="of:=AVERAGE([.B10:.AE10])" office:value-type="float" office:value="0.0000829333333333333" calcext:value-type="float">
            <text:p>0,00008</text:p>
          </table:table-cell>
          <table:table-cell table:formula="of:=VAR([.B10:.AE10])" office:value-type="float" office:value="0.00000000000689195402298851" calcext:value-type="float">
            <text:p>6,89195402298851E-12</text:p>
          </table:table-cell>
          <table:table-cell table:formula="of:=STDEV([.B10:.AE10])" office:value-type="float" office:value="0.0000026252531350307" calcext:value-type="float">
            <text:p>2,6252531350307E-06</text:p>
          </table:table-cell>
          <table:table-cell table:formula="of:=CONFIDENCE(0.95;[.AH10];30)" office:value-type="float" office:value="0.0000000300555752410366" calcext:value-type="float">
            <text:p>3,00555752410366E-08</text:p>
          </table:table-cell>
          <table:table-cell table:formula="of:=[.AF10]+[.AI10]" office:value-type="float" office:value="0.0000829633889085743" calcext:value-type="float">
            <text:p>8,29633889085743E-05</text:p>
          </table:table-cell>
          <table:table-cell table:formula="of:=[.AF10]-[.AI10]" office:value-type="float" office:value="0.0000829032777580923" calcext:value-type="float">
            <text:p>8,29032777580923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00096" calcext:value-type="float">
            <text:p>0,000096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101" calcext:value-type="float">
            <text:p>0,000101</text:p>
          </table:table-cell>
          <table:table-cell table:number-columns-repeated="2" office:value-type="float" office:value="0.000096" calcext:value-type="float">
            <text:p>0,000096</text:p>
          </table:table-cell>
          <table:table-cell office:value-type="float" office:value="0.000097" calcext:value-type="float">
            <text:p>0,000097</text:p>
          </table:table-cell>
          <table:table-cell table:number-columns-repeated="2" office:value-type="float" office:value="0.000096" calcext:value-type="float">
            <text:p>0,000096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93" calcext:value-type="float">
            <text:p>0,000093</text:p>
          </table:table-cell>
          <table:table-cell table:number-columns-repeated="2" office:value-type="float" office:value="0.000096" calcext:value-type="float">
            <text:p>0,000096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101" calcext:value-type="float">
            <text:p>0,000101</text:p>
          </table:table-cell>
          <table:table-cell table:number-columns-repeated="2" office:value-type="float" office:value="0.000097" calcext:value-type="float">
            <text:p>0,000097</text:p>
          </table:table-cell>
          <table:table-cell table:number-columns-repeated="2" office:value-type="float" office:value="0.000095" calcext:value-type="float">
            <text:p>0,000095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094" calcext:value-type="float">
            <text:p>0,000094</text:p>
          </table:table-cell>
          <table:table-cell table:formula="of:=AVERAGE([.B11:.AE11])" office:value-type="float" office:value="0.0000962666666666667" calcext:value-type="float">
            <text:p>0,00010</text:p>
          </table:table-cell>
          <table:table-cell table:formula="of:=VAR([.B11:.AE11])" office:value-type="float" office:value="0.0000000000042712643678161" calcext:value-type="float">
            <text:p>4,2712643678161E-12</text:p>
          </table:table-cell>
          <table:table-cell table:formula="of:=STDEV([.B11:.AE11])" office:value-type="float" office:value="0.00000206670374456914" calcext:value-type="float">
            <text:p>2,06670374456914E-06</text:p>
          </table:table-cell>
          <table:table-cell table:formula="of:=CONFIDENCE(0.95;[.AH11];30)" office:value-type="float" office:value="0.0000000236609449454494" calcext:value-type="float">
            <text:p>2,36609449454494E-08</text:p>
          </table:table-cell>
          <table:table-cell table:formula="of:=[.AF11]+[.AI11]" office:value-type="float" office:value="0.0000962903276116121" calcext:value-type="float">
            <text:p>9,62903276116121E-05</text:p>
          </table:table-cell>
          <table:table-cell table:formula="of:=[.AF11]-[.AI11]" office:value-type="float" office:value="0.0000962430057217212" calcext:value-type="float">
            <text:p>0,0000962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14" calcext:value-type="float">
            <text:p>0,000114</text:p>
          </table:table-cell>
          <table:table-cell table:number-columns-repeated="2" office:value-type="float" office:value="0.000115" calcext:value-type="float">
            <text:p>0,000115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113" calcext:value-type="float">
            <text:p>0,000113</text:p>
          </table:table-cell>
          <table:table-cell table:number-columns-repeated="2" office:value-type="float" office:value="0.000115" calcext:value-type="float">
            <text:p>0,00011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9" calcext:value-type="float">
            <text:p>0,000119</text:p>
          </table:table-cell>
          <table:table-cell table:number-columns-repeated="4" office:value-type="float" office:value="0.000112" calcext:value-type="float">
            <text:p>0,000112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4" calcext:value-type="float">
            <text:p>0,000114</text:p>
          </table:table-cell>
          <table:table-cell table:formula="of:=AVERAGE([.B12:.AE12])" office:value-type="float" office:value="0.000113633333333333" calcext:value-type="float">
            <text:p>0,00011</text:p>
          </table:table-cell>
          <table:table-cell table:formula="of:=VAR([.B12:.AE12])" office:value-type="float" office:value="0.00000000000651609195402298" calcext:value-type="float">
            <text:p>6,51609195402298E-12</text:p>
          </table:table-cell>
          <table:table-cell table:formula="of:=STDEV([.B12:.AE12])" office:value-type="float" office:value="0.00000255266369779158" calcext:value-type="float">
            <text:p>2,55266369779158E-06</text:p>
          </table:table-cell>
          <table:table-cell table:formula="of:=CONFIDENCE(0.95;[.AH12];30)" office:value-type="float" office:value="0.0000000292245249840033" calcext:value-type="float">
            <text:p>2,92245249840033E-08</text:p>
          </table:table-cell>
          <table:table-cell table:formula="of:=[.AF12]+[.AI12]" office:value-type="float" office:value="0.000113662557858317" calcext:value-type="float">
            <text:p>0,0001136626</text:p>
          </table:table-cell>
          <table:table-cell table:formula="of:=[.AF12]-[.AI12]" office:value-type="float" office:value="0.000113604108808349" calcext:value-type="float">
            <text:p>0,00011360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23" calcext:value-type="float">
            <text:p>0,000123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15" calcext:value-type="float">
            <text:p>0,000115</text:p>
          </table:table-cell>
          <table:table-cell table:number-columns-repeated="2" office:value-type="float" office:value="0.000112" calcext:value-type="float">
            <text:p>0,000112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14" calcext:value-type="float">
            <text:p>0,000114</text:p>
          </table:table-cell>
          <table:table-cell table:formula="of:=AVERAGE([.B13:.AE13])" office:value-type="float" office:value="0.000115033333333333" calcext:value-type="float">
            <text:p>0,00012</text:p>
          </table:table-cell>
          <table:table-cell table:formula="of:=VAR([.B13:.AE13])" office:value-type="float" office:value="0.0000000000189298850574713" calcext:value-type="float">
            <text:p>1,89298850574713E-11</text:p>
          </table:table-cell>
          <table:table-cell table:formula="of:=STDEV([.B13:.AE13])" office:value-type="float" office:value="0.00000435084877437394" calcext:value-type="float">
            <text:p>4,35084877437394E-06</text:p>
          </table:table-cell>
          <table:table-cell table:formula="of:=CONFIDENCE(0.95;[.AH13];30)" office:value-type="float" office:value="0.0000000498112966538897" calcext:value-type="float">
            <text:p>4,98112966538897E-08</text:p>
          </table:table-cell>
          <table:table-cell table:formula="of:=[.AF13]+[.AI13]" office:value-type="float" office:value="0.000115083144629987" calcext:value-type="float">
            <text:p>0,0001150831</text:p>
          </table:table-cell>
          <table:table-cell table:formula="of:=[.AF13]-[.AI13]" office:value-type="float" office:value="0.000114983522036679" calcext:value-type="float">
            <text:p>0,0001149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3" calcext:value-type="float">
            <text:p>0,00013</text:p>
          </table:table-cell>
          <table:table-cell table:number-columns-repeated="2" office:value-type="float" office:value="0.000129" calcext:value-type="float">
            <text:p>0,000129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2" calcext:value-type="float">
            <text:p>0,000132</text:p>
          </table:table-cell>
          <table:table-cell table:number-columns-repeated="2" office:value-type="float" office:value="0.000128" calcext:value-type="float">
            <text:p>0,000128</text:p>
          </table:table-cell>
          <table:table-cell office:value-type="float" office:value="0.000129" calcext:value-type="float">
            <text:p>0,000129</text:p>
          </table:table-cell>
          <table:table-cell table:number-columns-repeated="2" office:value-type="float" office:value="0.000128" calcext:value-type="float">
            <text:p>0,000128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127" calcext:value-type="float">
            <text:p>0,000127</text:p>
          </table:table-cell>
          <table:table-cell office:value-type="float" office:value="0.000128" calcext:value-type="float">
            <text:p>0,000128</text:p>
          </table:table-cell>
          <table:table-cell table:number-columns-repeated="2" office:value-type="float" office:value="0.000127" calcext:value-type="float">
            <text:p>0,000127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129" calcext:value-type="float">
            <text:p>0,000129</text:p>
          </table:table-cell>
          <table:table-cell table:number-columns-repeated="2" office:value-type="float" office:value="0.000127" calcext:value-type="float">
            <text:p>0,000127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0.000123" calcext:value-type="float">
            <text:p>0,000123</text:p>
          </table:table-cell>
          <table:table-cell office:value-type="float" office:value="0.000129" calcext:value-type="float">
            <text:p>0,000129</text:p>
          </table:table-cell>
          <table:table-cell table:formula="of:=AVERAGE([.B14:.AE14])" office:value-type="float" office:value="0.000128933333333333" calcext:value-type="float">
            <text:p>0,00013</text:p>
          </table:table-cell>
          <table:table-cell table:formula="of:=VAR([.B14:.AE14])" office:value-type="float" office:value="0.00000000000744367816091954" calcext:value-type="float">
            <text:p>7,44367816091954E-12</text:p>
          </table:table-cell>
          <table:table-cell table:formula="of:=STDEV([.B14:.AE14])" office:value-type="float" office:value="0.00000272831049569501" calcext:value-type="float">
            <text:p>2,72831049569501E-06</text:p>
          </table:table-cell>
          <table:table-cell table:formula="of:=CONFIDENCE(0.95;[.AH14];30)" office:value-type="float" office:value="0.0000000312354417522912" calcext:value-type="float">
            <text:p>3,12354417522912E-08</text:p>
          </table:table-cell>
          <table:table-cell table:formula="of:=[.AF14]+[.AI14]" office:value-type="float" office:value="0.000128964568775086" calcext:value-type="float">
            <text:p>0,0001289646</text:p>
          </table:table-cell>
          <table:table-cell table:formula="of:=[.AF14]-[.AI14]" office:value-type="float" office:value="0.000128902097891581" calcext:value-type="float">
            <text:p>0,00012890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51" calcext:value-type="float">
            <text:p>0,000151</text:p>
          </table:table-cell>
          <table:table-cell table:number-columns-repeated="2" office:value-type="float" office:value="0.000149" calcext:value-type="float">
            <text:p>0,000149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54" calcext:value-type="float">
            <text:p>0,000154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7" calcext:value-type="float">
            <text:p>0,000147</text:p>
          </table:table-cell>
          <table:table-cell table:number-columns-repeated="2" office:value-type="float" office:value="0.000152" calcext:value-type="float">
            <text:p>0,000152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146" calcext:value-type="float">
            <text:p>0,000146</text:p>
          </table:table-cell>
          <table:table-cell table:formula="of:=AVERAGE([.B15:.AE15])" office:value-type="float" office:value="0.000149233333333333" calcext:value-type="float">
            <text:p>0,00015</text:p>
          </table:table-cell>
          <table:table-cell table:formula="of:=VAR([.B15:.AE15])" office:value-type="float" office:value="0.00000000000935747126436779" calcext:value-type="float">
            <text:p>9,35747126436779E-12</text:p>
          </table:table-cell>
          <table:table-cell table:formula="of:=STDEV([.B15:.AE15])" office:value-type="float" office:value="0.00000305899840868997" calcext:value-type="float">
            <text:p>0,000003059</text:p>
          </table:table-cell>
          <table:table-cell table:formula="of:=CONFIDENCE(0.95;[.AH15];30)" office:value-type="float" office:value="0.0000000350213682664616" calcext:value-type="float">
            <text:p>0,000000035</text:p>
          </table:table-cell>
          <table:table-cell table:formula="of:=[.AF15]+[.AI15]" office:value-type="float" office:value="0.0001492683547016" calcext:value-type="float">
            <text:p>0,0001492684</text:p>
          </table:table-cell>
          <table:table-cell table:formula="of:=[.AF15]-[.AI15]" office:value-type="float" office:value="0.000149198311965067" calcext:value-type="float">
            <text:p>0,00014919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5" calcext:value-type="float">
            <text:p>0,000165</text:p>
          </table:table-cell>
          <table:table-cell table:number-columns-repeated="2" office:value-type="float" office:value="0.000168" calcext:value-type="float">
            <text:p>0,000168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0.00017" calcext:value-type="float">
            <text:p>0,00017</text:p>
          </table:table-cell>
          <table:table-cell table:number-columns-repeated="2" office:value-type="float" office:value="0.000165" calcext:value-type="float">
            <text:p>0,000165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3" calcext:value-type="float">
            <text:p>0,000163</text:p>
          </table:table-cell>
          <table:table-cell table:formula="of:=AVERAGE([.B16:.AE16])" office:value-type="float" office:value="0.0001661" calcext:value-type="float">
            <text:p>0,00017</text:p>
          </table:table-cell>
          <table:table-cell table:formula="of:=VAR([.B16:.AE16])" office:value-type="float" office:value="0.0000000000137482758620689" calcext:value-type="float">
            <text:p>1,37482758620689E-11</text:p>
          </table:table-cell>
          <table:table-cell table:formula="of:=STDEV([.B16:.AE16])" office:value-type="float" office:value="0.00000370786675354832" calcext:value-type="float">
            <text:p>3,70786675354832E-06</text:p>
          </table:table-cell>
          <table:table-cell table:formula="of:=CONFIDENCE(0.95;[.AH16];30)" office:value-type="float" office:value="0.0000000424500276594114" calcext:value-type="float">
            <text:p>4,24500276594114E-08</text:p>
          </table:table-cell>
          <table:table-cell table:formula="of:=[.AF16]+[.AI16]" office:value-type="float" office:value="0.000166142450027659" calcext:value-type="float">
            <text:p>0,0001661425</text:p>
          </table:table-cell>
          <table:table-cell table:formula="of:=[.AF16]-[.AI16]" office:value-type="float" office:value="0.000166057549972341" calcext:value-type="float">
            <text:p>0,00016605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83" calcext:value-type="float">
            <text:p>0,000183</text:p>
          </table:table-cell>
          <table:table-cell office:value-type="float" office:value="0.000182" calcext:value-type="float">
            <text:p>0,000182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182" calcext:value-type="float">
            <text:p>0,000182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88" calcext:value-type="float">
            <text:p>0,000188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188" calcext:value-type="float">
            <text:p>0,000188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187" calcext:value-type="float">
            <text:p>0,000187</text:p>
          </table:table-cell>
          <table:table-cell table:number-columns-repeated="3" office:value-type="float" office:value="0.000183" calcext:value-type="float">
            <text:p>0,000183</text:p>
          </table:table-cell>
          <table:table-cell office:value-type="float" office:value="0.000188" calcext:value-type="float">
            <text:p>0,000188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183" calcext:value-type="float">
            <text:p>0,000183</text:p>
          </table:table-cell>
          <table:table-cell table:number-columns-repeated="2" office:value-type="float" office:value="0.000189" calcext:value-type="float">
            <text:p>0,000189</text:p>
          </table:table-cell>
          <table:table-cell office:value-type="float" office:value="0.000181" calcext:value-type="float">
            <text:p>0,000181</text:p>
          </table:table-cell>
          <table:table-cell table:formula="of:=AVERAGE([.B17:.AE17])" office:value-type="float" office:value="0.000186666666666667" calcext:value-type="float">
            <text:p>0,00019</text:p>
          </table:table-cell>
          <table:table-cell table:formula="of:=VAR([.B17:.AE17])" office:value-type="float" office:value="0.0000000000128505747126437" calcext:value-type="float">
            <text:p>1,28505747126437E-11</text:p>
          </table:table-cell>
          <table:table-cell table:formula="of:=STDEV([.B17:.AE17])" office:value-type="float" office:value="0.00000358476982701033" calcext:value-type="float">
            <text:p>3,58476982701033E-06</text:p>
          </table:table-cell>
          <table:table-cell table:formula="of:=CONFIDENCE(0.95;[.AH17];30)" office:value-type="float" office:value="0.0000000410407353941687" calcext:value-type="float">
            <text:p>0,000000041</text:p>
          </table:table-cell>
          <table:table-cell table:formula="of:=[.AF17]+[.AI17]" office:value-type="float" office:value="0.000186707707402061" calcext:value-type="float">
            <text:p>0,0001867077</text:p>
          </table:table-cell>
          <table:table-cell table:formula="of:=[.AF17]-[.AI17]" office:value-type="float" office:value="0.000186625625931272" calcext:value-type="float">
            <text:p>0,00018662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204" calcext:value-type="float">
            <text:p>0,000204</text:p>
          </table:table-cell>
          <table:table-cell table:number-columns-repeated="2" office:value-type="float" office:value="0.000201" calcext:value-type="float">
            <text:p>0,000201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227" calcext:value-type="float">
            <text:p>0,000227</text:p>
          </table:table-cell>
          <table:table-cell table:number-columns-repeated="2" office:value-type="float" office:value="0.000202" calcext:value-type="float">
            <text:p>0,000202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11" calcext:value-type="float">
            <text:p>0,000211</text:p>
          </table:table-cell>
          <table:table-cell table:number-columns-repeated="2" office:value-type="float" office:value="0.000203" calcext:value-type="float">
            <text:p>0,000203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204" calcext:value-type="float">
            <text:p>0,000204</text:p>
          </table:table-cell>
          <table:table-cell table:number-columns-repeated="2" office:value-type="float" office:value="0.000209" calcext:value-type="float">
            <text:p>0,000209</text:p>
          </table:table-cell>
          <table:table-cell office:value-type="float" office:value="0.00021" calcext:value-type="float">
            <text:p>0,00021</text:p>
          </table:table-cell>
          <table:table-cell table:formula="of:=AVERAGE([.B18:.AE18])" office:value-type="float" office:value="0.0002047" calcext:value-type="float">
            <text:p>0,00020</text:p>
          </table:table-cell>
          <table:table-cell table:formula="of:=VAR([.B18:.AE18])" office:value-type="float" office:value="0.000000000029803448275862" calcext:value-type="float">
            <text:p>2,9803448275862E-11</text:p>
          </table:table-cell>
          <table:table-cell table:formula="of:=STDEV([.B18:.AE18])" office:value-type="float" office:value="0.00000545925345407795" calcext:value-type="float">
            <text:p>5,45925345407795E-06</text:p>
          </table:table-cell>
          <table:table-cell table:formula="of:=CONFIDENCE(0.95;[.AH18];30)" office:value-type="float" office:value="0.0000000625010216193915" calcext:value-type="float">
            <text:p>6,25010216193915E-08</text:p>
          </table:table-cell>
          <table:table-cell table:formula="of:=[.AF18]+[.AI18]" office:value-type="float" office:value="0.000204762501021619" calcext:value-type="float">
            <text:p>0,0002047625</text:p>
          </table:table-cell>
          <table:table-cell table:formula="of:=[.AF18]-[.AI18]" office:value-type="float" office:value="0.000204637498978381" calcext:value-type="float">
            <text:p>0,0002046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000227" calcext:value-type="float">
            <text:p>0,000227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22" calcext:value-type="float">
            <text:p>0,000222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0.000223" calcext:value-type="float">
            <text:p>0,000223</text:p>
          </table:table-cell>
          <table:table-cell table:number-columns-repeated="2" office:value-type="float" office:value="0.000221" calcext:value-type="float">
            <text:p>0,00022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223" calcext:value-type="float">
            <text:p>0,000223</text:p>
          </table:table-cell>
          <table:table-cell table:number-columns-repeated="3" office:value-type="float" office:value="0.000222" calcext:value-type="float">
            <text:p>0,000222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28" calcext:value-type="float">
            <text:p>0,000228</text:p>
          </table:table-cell>
          <table:table-cell table:number-columns-repeated="2" office:value-type="float" office:value="0.000227" calcext:value-type="float">
            <text:p>0,000227</text:p>
          </table:table-cell>
          <table:table-cell office:value-type="float" office:value="0.000223" calcext:value-type="float">
            <text:p>0,000223</text:p>
          </table:table-cell>
          <table:table-cell office:value-type="float" office:value="0.000222" calcext:value-type="float">
            <text:p>0,000222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0222" calcext:value-type="float">
            <text:p>0,000222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22" calcext:value-type="float">
            <text:p>0,00022</text:p>
          </table:table-cell>
          <table:table-cell table:number-columns-repeated="2" office:value-type="float" office:value="0.000222" calcext:value-type="float">
            <text:p>0,000222</text:p>
          </table:table-cell>
          <table:table-cell table:formula="of:=AVERAGE([.B19:.AE19])" office:value-type="float" office:value="0.0002247" calcext:value-type="float">
            <text:p>0,00022</text:p>
          </table:table-cell>
          <table:table-cell table:formula="of:=VAR([.B19:.AE19])" office:value-type="float" office:value="0.0000000000528379310344828" calcext:value-type="float">
            <text:p>5,28379310344828E-11</text:p>
          </table:table-cell>
          <table:table-cell table:formula="of:=STDEV([.B19:.AE19])" office:value-type="float" office:value="0.00000726897042465319" calcext:value-type="float">
            <text:p>0,000007269</text:p>
          </table:table-cell>
          <table:table-cell table:formula="of:=CONFIDENCE(0.95;[.AH19];30)" office:value-type="float" office:value="0.0000000832198177797735" calcext:value-type="float">
            <text:p>8,32198177797735E-08</text:p>
          </table:table-cell>
          <table:table-cell table:formula="of:=[.AF19]+[.AI19]" office:value-type="float" office:value="0.00022478321981778" calcext:value-type="float">
            <text:p>0,0002247832</text:p>
          </table:table-cell>
          <table:table-cell table:formula="of:=[.AF19]-[.AI19]" office:value-type="float" office:value="0.00022461678018222" calcext:value-type="float">
            <text:p>0,00022461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64" calcext:value-type="float">
            <text:p>0,000264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61" calcext:value-type="float">
            <text:p>0,00026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61" calcext:value-type="float">
            <text:p>0,000261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26" calcext:value-type="float">
            <text:p>0,00026</text:p>
          </table:table-cell>
          <table:table-cell table:formula="of:=AVERAGE([.B20:.AE20])" office:value-type="float" office:value="0.0002586" calcext:value-type="float">
            <text:p>0,00026</text:p>
          </table:table-cell>
          <table:table-cell table:formula="of:=VAR([.B20:.AE20])" office:value-type="float" office:value="0.00000000000748965517241379" calcext:value-type="float">
            <text:p>7,48965517241379E-12</text:p>
          </table:table-cell>
          <table:table-cell table:formula="of:=STDEV([.B20:.AE20])" office:value-type="float" office:value="0.00000273672343732679" calcext:value-type="float">
            <text:p>2,73672343732679E-06</text:p>
          </table:table-cell>
          <table:table-cell table:formula="of:=CONFIDENCE(0.95;[.AH20];30)" office:value-type="float" office:value="0.000000031331758483367" calcext:value-type="float">
            <text:p>3,1331758483367E-08</text:p>
          </table:table-cell>
          <table:table-cell table:formula="of:=[.AF20]+[.AI20]" office:value-type="float" office:value="0.000258631331758483" calcext:value-type="float">
            <text:p>0,0002586313</text:p>
          </table:table-cell>
          <table:table-cell table:formula="of:=[.AF20]-[.AI20]" office:value-type="float" office:value="0.000258568668241517" calcext:value-type="float">
            <text:p>0,00025856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304" calcext:value-type="float">
            <text:p>0,000304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291" calcext:value-type="float">
            <text:p>0,000291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92" calcext:value-type="float">
            <text:p>0,000292</text:p>
          </table:table-cell>
          <table:table-cell table:number-columns-repeated="2" office:value-type="float" office:value="0.000291" calcext:value-type="float">
            <text:p>0,000291</text:p>
          </table:table-cell>
          <table:table-cell office:value-type="float" office:value="0.000298" calcext:value-type="float">
            <text:p>0,000298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294" calcext:value-type="float">
            <text:p>0,000294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284" calcext:value-type="float">
            <text:p>0,000284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0291" calcext:value-type="float">
            <text:p>0,000291</text:p>
          </table:table-cell>
          <table:table-cell table:formula="of:=AVERAGE([.B21:.AE21])" office:value-type="float" office:value="0.000291266666666667" calcext:value-type="float">
            <text:p>0,00029</text:p>
          </table:table-cell>
          <table:table-cell table:formula="of:=VAR([.B21:.AE21])" office:value-type="float" office:value="0.0000000000214436781609195" calcext:value-type="float">
            <text:p>2,14436781609195E-11</text:p>
          </table:table-cell>
          <table:table-cell table:formula="of:=STDEV([.B21:.AE21])" office:value-type="float" office:value="0.00000463073192496818" calcext:value-type="float">
            <text:p>4,63073192496818E-06</text:p>
          </table:table-cell>
          <table:table-cell table:formula="of:=CONFIDENCE(0.95;[.AH21];30)" office:value-type="float" office:value="0.0000000530155777874441" calcext:value-type="float">
            <text:p>0,000000053</text:p>
          </table:table-cell>
          <table:table-cell table:formula="of:=[.AF21]+[.AI21]" office:value-type="float" office:value="0.000291319682244454" calcext:value-type="float">
            <text:p>0,0002913197</text:p>
          </table:table-cell>
          <table:table-cell table:formula="of:=[.AF21]-[.AI21]" office:value-type="float" office:value="0.000291213651088879" calcext:value-type="float">
            <text:p>0,00029121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000314" calcext:value-type="float">
            <text:p>0,000314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313" calcext:value-type="float">
            <text:p>0,000313</text:p>
          </table:table-cell>
          <table:table-cell table:number-columns-repeated="2" office:value-type="float" office:value="0.000316" calcext:value-type="float">
            <text:p>0,000316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321" calcext:value-type="float">
            <text:p>0,000321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314" calcext:value-type="float">
            <text:p>0,000314</text:p>
          </table:table-cell>
          <table:table-cell table:number-columns-repeated="2" office:value-type="float" office:value="0.000317" calcext:value-type="float">
            <text:p>0,000317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315" calcext:value-type="float">
            <text:p>0,000315</text:p>
          </table:table-cell>
          <table:table-cell office:value-type="float" office:value="0.000313" calcext:value-type="float">
            <text:p>0,000313</text:p>
          </table:table-cell>
          <table:table-cell table:number-columns-repeated="2" office:value-type="float" office:value="0.000312" calcext:value-type="float">
            <text:p>0,000312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315" calcext:value-type="float">
            <text:p>0,000315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00321" calcext:value-type="float">
            <text:p>0,000321</text:p>
          </table:table-cell>
          <table:table-cell table:number-columns-repeated="2" office:value-type="float" office:value="0.000312" calcext:value-type="float">
            <text:p>0,000312</text:p>
          </table:table-cell>
          <table:table-cell office:value-type="float" office:value="0.000321" calcext:value-type="float">
            <text:p>0,000321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316" calcext:value-type="float">
            <text:p>0,000316</text:p>
          </table:table-cell>
          <table:table-cell table:formula="of:=AVERAGE([.B22:.AE22])" office:value-type="float" office:value="0.000315166666666667" calcext:value-type="float">
            <text:p>0,00032</text:p>
          </table:table-cell>
          <table:table-cell table:formula="of:=VAR([.B22:.AE22])" office:value-type="float" office:value="0.00000000000938505747126438" calcext:value-type="float">
            <text:p>9,38505747126438E-12</text:p>
          </table:table-cell>
          <table:table-cell table:formula="of:=STDEV([.B22:.AE22])" office:value-type="float" office:value="0.00000306350411641055" calcext:value-type="float">
            <text:p>3,06350411641055E-06</text:p>
          </table:table-cell>
          <table:table-cell table:formula="of:=CONFIDENCE(0.95;[.AH22];30)" office:value-type="float" office:value="0.0000000350729524872755" calcext:value-type="float">
            <text:p>3,50729524872755E-08</text:p>
          </table:table-cell>
          <table:table-cell table:formula="of:=[.AF22]+[.AI22]" office:value-type="float" office:value="0.000315201739619154" calcext:value-type="float">
            <text:p>0,0003152017</text:p>
          </table:table-cell>
          <table:table-cell table:formula="of:=[.AF22]-[.AI22]" office:value-type="float" office:value="0.000315131593714179" calcext:value-type="float">
            <text:p>0,00031513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0352" calcext:value-type="float">
            <text:p>0,000352</text:p>
          </table:table-cell>
          <table:table-cell table:number-columns-repeated="2" office:value-type="float" office:value="0.000347" calcext:value-type="float">
            <text:p>0,000347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56" calcext:value-type="float">
            <text:p>0,000356</text:p>
          </table:table-cell>
          <table:table-cell table:number-columns-repeated="2" office:value-type="float" office:value="0.000346" calcext:value-type="float">
            <text:p>0,000346</text:p>
          </table:table-cell>
          <table:table-cell office:value-type="float" office:value="0.000354" calcext:value-type="float">
            <text:p>0,000354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46" calcext:value-type="float">
            <text:p>0,000346</text:p>
          </table:table-cell>
          <table:table-cell office:value-type="float" office:value="0.000358" calcext:value-type="float">
            <text:p>0,000358</text:p>
          </table:table-cell>
          <table:table-cell table:number-columns-repeated="2" office:value-type="float" office:value="0.000344" calcext:value-type="float">
            <text:p>0,000344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353" calcext:value-type="float">
            <text:p>0,000353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347" calcext:value-type="float">
            <text:p>0,000347</text:p>
          </table:table-cell>
          <table:table-cell table:number-columns-repeated="2" office:value-type="float" office:value="0.000351" calcext:value-type="float">
            <text:p>0,000351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46" calcext:value-type="float">
            <text:p>0,000346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349" calcext:value-type="float">
            <text:p>0,000349</text:p>
          </table:table-cell>
          <table:table-cell table:formula="of:=AVERAGE([.B23:.AE23])" office:value-type="float" office:value="0.0003493" calcext:value-type="float">
            <text:p>0,00035</text:p>
          </table:table-cell>
          <table:table-cell table:formula="of:=VAR([.B23:.AE23])" office:value-type="float" office:value="0.0000000000230448275862069" calcext:value-type="float">
            <text:p>2,30448275862069E-11</text:p>
          </table:table-cell>
          <table:table-cell table:formula="of:=STDEV([.B23:.AE23])" office:value-type="float" office:value="0.00000480050284722412" calcext:value-type="float">
            <text:p>4,80050284722412E-06</text:p>
          </table:table-cell>
          <table:table-cell table:formula="of:=CONFIDENCE(0.95;[.AH23];30)" office:value-type="float" office:value="0.0000000549592237770503" calcext:value-type="float">
            <text:p>0,000000055</text:p>
          </table:table-cell>
          <table:table-cell table:formula="of:=[.AF23]+[.AI23]" office:value-type="float" office:value="0.000349354959223777" calcext:value-type="float">
            <text:p>0,000349355</text:p>
          </table:table-cell>
          <table:table-cell table:formula="of:=[.AF23]-[.AI23]" office:value-type="float" office:value="0.000349245040776223" calcext:value-type="float">
            <text:p>0,0003492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18" calcext:value-type="float">
            <text:p>0,000418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12" calcext:value-type="float">
            <text:p>0,000412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422" calcext:value-type="float">
            <text:p>0,000422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22" calcext:value-type="float">
            <text:p>0,000422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.000415" calcext:value-type="float">
            <text:p>0,000415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386" calcext:value-type="float">
            <text:p>0,000386</text:p>
          </table:table-cell>
          <table:table-cell office:value-type="float" office:value="0.000388" calcext:value-type="float">
            <text:p>0,000388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15" calcext:value-type="float">
            <text:p>0,000415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.000411" calcext:value-type="float">
            <text:p>0,000411</text:p>
          </table:table-cell>
          <table:table-cell table:formula="of:=AVERAGE([.B24:.AE24])" office:value-type="float" office:value="0.000415466666666667" calcext:value-type="float">
            <text:p>0,00042</text:p>
          </table:table-cell>
          <table:table-cell table:formula="of:=VAR([.B24:.AE24])" office:value-type="float" office:value="0.0000000000830160919540229" calcext:value-type="float">
            <text:p>8,30160919540229E-11</text:p>
          </table:table-cell>
          <table:table-cell table:formula="of:=STDEV([.B24:.AE24])" office:value-type="float" office:value="0.00000911131669705443" calcext:value-type="float">
            <text:p>9,11131669705443E-06</text:p>
          </table:table-cell>
          <table:table-cell table:formula="of:=CONFIDENCE(0.95;[.AH24];30)" office:value-type="float" office:value="0.000000104312175035277" calcext:value-type="float">
            <text:p>1,04312175035277E-07</text:p>
          </table:table-cell>
          <table:table-cell table:formula="of:=[.AF24]+[.AI24]" office:value-type="float" office:value="0.000415570978841702" calcext:value-type="float">
            <text:p>0,000415571</text:p>
          </table:table-cell>
          <table:table-cell table:formula="of:=[.AF24]-[.AI24]" office:value-type="float" office:value="0.000415362354491631" calcext:value-type="float">
            <text:p>0,00041536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0468" calcext:value-type="float">
            <text:p>0,000468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67" calcext:value-type="float">
            <text:p>0,000467</text:p>
          </table:table-cell>
          <table:table-cell table:number-columns-repeated="2" office:value-type="float" office:value="0.000466" calcext:value-type="float">
            <text:p>0,000466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65" calcext:value-type="float">
            <text:p>0,000465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68" calcext:value-type="float">
            <text:p>0,000468</text:p>
          </table:table-cell>
          <table:table-cell office:value-type="float" office:value="0.000467" calcext:value-type="float">
            <text:p>0,000467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68" calcext:value-type="float">
            <text:p>0,000468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0.000468" calcext:value-type="float">
            <text:p>0,000468</text:p>
          </table:table-cell>
          <table:table-cell office:value-type="float" office:value="0.000467" calcext:value-type="float">
            <text:p>0,000467</text:p>
          </table:table-cell>
          <table:table-cell office:value-type="float" office:value="0.000466" calcext:value-type="float">
            <text:p>0,000466</text:p>
          </table:table-cell>
          <table:table-cell table:number-columns-repeated="2" office:value-type="float" office:value="0.000468" calcext:value-type="float">
            <text:p>0,000468</text:p>
          </table:table-cell>
          <table:table-cell table:number-columns-repeated="2" office:value-type="float" office:value="0.000466" calcext:value-type="float">
            <text:p>0,000466</text:p>
          </table:table-cell>
          <table:table-cell table:formula="of:=AVERAGE([.B25:.AE25])" office:value-type="float" office:value="0.000467466666666667" calcext:value-type="float">
            <text:p>0,00047</text:p>
          </table:table-cell>
          <table:table-cell table:formula="of:=VAR([.B25:.AE25])" office:value-type="float" office:value="0.0000000000123264367816092" calcext:value-type="float">
            <text:p>1,23264367816092E-11</text:p>
          </table:table-cell>
          <table:table-cell table:formula="of:=STDEV([.B25:.AE25])" office:value-type="float" office:value="0.00000351090255940111" calcext:value-type="float">
            <text:p>3,51090255940111E-06</text:p>
          </table:table-cell>
          <table:table-cell table:formula="of:=CONFIDENCE(0.95;[.AH25];30)" office:value-type="float" office:value="0.0000000401950557186151" calcext:value-type="float">
            <text:p>4,01950557186151E-08</text:p>
          </table:table-cell>
          <table:table-cell table:formula="of:=[.AF25]+[.AI25]" office:value-type="float" office:value="0.000467506861722385" calcext:value-type="float">
            <text:p>0,0004675069</text:p>
          </table:table-cell>
          <table:table-cell table:formula="of:=[.AF25]-[.AI25]" office:value-type="float" office:value="0.000467426471610948" calcext:value-type="float">
            <text:p>0,00046742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494" calcext:value-type="float">
            <text:p>0,000494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492" calcext:value-type="float">
            <text:p>0,00049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02" calcext:value-type="float">
            <text:p>0,00050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494" calcext:value-type="float">
            <text:p>0,000494</text:p>
          </table:table-cell>
          <table:table-cell office:value-type="float" office:value="0.000498" calcext:value-type="float">
            <text:p>0,000498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0.000499" calcext:value-type="float">
            <text:p>0,000499</text:p>
          </table:table-cell>
          <table:table-cell office:value-type="float" office:value="0.000496" calcext:value-type="float">
            <text:p>0,000496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000498" calcext:value-type="float">
            <text:p>0,000498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508" calcext:value-type="float">
            <text:p>0,000508</text:p>
          </table:table-cell>
          <table:table-cell office:value-type="float" office:value="0.000503" calcext:value-type="float">
            <text:p>0,000503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000495" calcext:value-type="float">
            <text:p>0,000495</text:p>
          </table:table-cell>
          <table:table-cell table:formula="of:=AVERAGE([.B26:.AE26])" office:value-type="float" office:value="0.000496066666666667" calcext:value-type="float">
            <text:p>0,00050</text:p>
          </table:table-cell>
          <table:table-cell table:formula="of:=VAR([.B26:.AE26])" office:value-type="float" office:value="0.0000000000420643678160919" calcext:value-type="float">
            <text:p>4,20643678160919E-11</text:p>
          </table:table-cell>
          <table:table-cell table:formula="of:=STDEV([.B26:.AE26])" office:value-type="float" office:value="0.00000648570488197635" calcext:value-type="float">
            <text:p>6,48570488197635E-06</text:p>
          </table:table-cell>
          <table:table-cell table:formula="of:=CONFIDENCE(0.95;[.AH26];30)" office:value-type="float" office:value="0.0000000742524933958871" calcext:value-type="float">
            <text:p>7,42524933958871E-08</text:p>
          </table:table-cell>
          <table:table-cell table:formula="of:=[.AF26]+[.AI26]" office:value-type="float" office:value="0.000496140919160062" calcext:value-type="float">
            <text:p>0,0004961409</text:p>
          </table:table-cell>
          <table:table-cell table:formula="of:=[.AF26]-[.AI26]" office:value-type="float" office:value="0.000495992414173271" calcext:value-type="float">
            <text:p>0,00049599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3" calcext:value-type="float">
            <text:p>0,000533</text:p>
          </table:table-cell>
          <table:table-cell table:number-columns-repeated="2" office:value-type="float" office:value="0.000541" calcext:value-type="float">
            <text:p>0,000541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41" calcext:value-type="float">
            <text:p>0,000541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558" calcext:value-type="float">
            <text:p>0,000558</text:p>
          </table:table-cell>
          <table:table-cell office:value-type="float" office:value="0.000534" calcext:value-type="float">
            <text:p>0,000534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34" calcext:value-type="float">
            <text:p>0,000534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0.000534" calcext:value-type="float">
            <text:p>0,000534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4" calcext:value-type="float">
            <text:p>0,00054</text:p>
          </table:table-cell>
          <table:table-cell table:number-columns-repeated="2" office:value-type="float" office:value="0.000539" calcext:value-type="float">
            <text:p>0,000539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6" calcext:value-type="float">
            <text:p>0,000536</text:p>
          </table:table-cell>
          <table:table-cell table:formula="of:=AVERAGE([.B27:.AE27])" office:value-type="float" office:value="0.000538233333333333" calcext:value-type="float">
            <text:p>0,00054</text:p>
          </table:table-cell>
          <table:table-cell table:formula="of:=VAR([.B27:.AE27])" office:value-type="float" office:value="0.0000000000257712643678161" calcext:value-type="float">
            <text:p>2,57712643678161E-11</text:p>
          </table:table-cell>
          <table:table-cell table:formula="of:=STDEV([.B27:.AE27])" office:value-type="float" office:value="0.00000507654059058096" calcext:value-type="float">
            <text:p>5,07654059058096E-06</text:p>
          </table:table-cell>
          <table:table-cell table:formula="of:=CONFIDENCE(0.95;[.AH27];30)" office:value-type="float" office:value="0.0000000581194802316076" calcext:value-type="float">
            <text:p>5,81194802316076E-08</text:p>
          </table:table-cell>
          <table:table-cell table:formula="of:=[.AF27]+[.AI27]" office:value-type="float" office:value="0.000538291452813565" calcext:value-type="float">
            <text:p>0,0005382915</text:p>
          </table:table-cell>
          <table:table-cell table:formula="of:=[.AF27]-[.AI27]" office:value-type="float" office:value="0.000538175213853102" calcext:value-type="float">
            <text:p>0,00053817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81" calcext:value-type="float">
            <text:p>0,000581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76" calcext:value-type="float">
            <text:p>0,000576</text:p>
          </table:table-cell>
          <table:table-cell office:value-type="float" office:value="0.000573" calcext:value-type="float">
            <text:p>0,000573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573" calcext:value-type="float">
            <text:p>0,000573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69" calcext:value-type="float">
            <text:p>0,000569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73" calcext:value-type="float">
            <text:p>0,000573</text:p>
          </table:table-cell>
          <table:table-cell office:value-type="float" office:value="0.000577" calcext:value-type="float">
            <text:p>0,000577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582" calcext:value-type="float">
            <text:p>0,000582</text:p>
          </table:table-cell>
          <table:table-cell table:formula="of:=AVERAGE([.B28:.AE28])" office:value-type="float" office:value="0.000571766666666667" calcext:value-type="float">
            <text:p>0,00057</text:p>
          </table:table-cell>
          <table:table-cell table:formula="of:=VAR([.B28:.AE28])" office:value-type="float" office:value="0.0000000000305298850574712" calcext:value-type="float">
            <text:p>3,05298850574712E-11</text:p>
          </table:table-cell>
          <table:table-cell table:formula="of:=STDEV([.B28:.AE28])" office:value-type="float" office:value="0.00000552538551211327" calcext:value-type="float">
            <text:p>5,52538551211327E-06</text:p>
          </table:table-cell>
          <table:table-cell table:formula="of:=CONFIDENCE(0.95;[.AH28];30)" office:value-type="float" office:value="0.0000000632581436734908" calcext:value-type="float">
            <text:p>6,32581436734908E-08</text:p>
          </table:table-cell>
          <table:table-cell table:formula="of:=[.AF28]+[.AI28]" office:value-type="float" office:value="0.00057182992481034" calcext:value-type="float">
            <text:p>0,0005718299</text:p>
          </table:table-cell>
          <table:table-cell table:formula="of:=[.AF28]-[.AI28]" office:value-type="float" office:value="0.000571703408522993" calcext:value-type="float">
            <text:p>0,00057170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613" calcext:value-type="float">
            <text:p>0,000613</text:p>
          </table:table-cell>
          <table:table-cell office:value-type="float" office:value="0.000611" calcext:value-type="float">
            <text:p>0,000611</text:p>
          </table:table-cell>
          <table:table-cell table:number-columns-repeated="2" office:value-type="float" office:value="0.00061" calcext:value-type="float">
            <text:p>0,00061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61" calcext:value-type="float">
            <text:p>0,00061</text:p>
          </table:table-cell>
          <table:table-cell table:number-columns-repeated="2" office:value-type="float" office:value="0.000612" calcext:value-type="float">
            <text:p>0,000612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609" calcext:value-type="float">
            <text:p>0,000609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608" calcext:value-type="float">
            <text:p>0,000608</text:p>
          </table:table-cell>
          <table:table-cell table:formula="of:=AVERAGE([.B29:.AE29])" office:value-type="float" office:value="0.000606466666666667" calcext:value-type="float">
            <text:p>0,00061</text:p>
          </table:table-cell>
          <table:table-cell table:formula="of:=VAR([.B29:.AE29])" office:value-type="float" office:value="0.0000000000300505747126437" calcext:value-type="float">
            <text:p>3,00505747126437E-11</text:p>
          </table:table-cell>
          <table:table-cell table:formula="of:=STDEV([.B29:.AE29])" office:value-type="float" office:value="0.00000548184044939688" calcext:value-type="float">
            <text:p>5,48184044939688E-06</text:p>
          </table:table-cell>
          <table:table-cell table:formula="of:=CONFIDENCE(0.95;[.AH29];30)" office:value-type="float" office:value="0.0000000627596119732961" calcext:value-type="float">
            <text:p>6,27596119732961E-08</text:p>
          </table:table-cell>
          <table:table-cell table:formula="of:=[.AF29]+[.AI29]" office:value-type="float" office:value="0.00060652942627864" calcext:value-type="float">
            <text:p>0,0006065294</text:p>
          </table:table-cell>
          <table:table-cell table:formula="of:=[.AF29]-[.AI29]" office:value-type="float" office:value="0.000606403907054693" calcext:value-type="float">
            <text:p>0,00060640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0641" calcext:value-type="float">
            <text:p>0,000641</text:p>
          </table:table-cell>
          <table:table-cell office:value-type="float" office:value="0.000635" calcext:value-type="float">
            <text:p>0,000635</text:p>
          </table:table-cell>
          <table:table-cell office:value-type="float" office:value="0.000631" calcext:value-type="float">
            <text:p>0,000631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0641" calcext:value-type="float">
            <text:p>0,000641</text:p>
          </table:table-cell>
          <table:table-cell office:value-type="float" office:value="0.000643" calcext:value-type="float">
            <text:p>0,000643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0641" calcext:value-type="float">
            <text:p>0,000641</text:p>
          </table:table-cell>
          <table:table-cell office:value-type="float" office:value="0.000638" calcext:value-type="float">
            <text:p>0,000638</text:p>
          </table:table-cell>
          <table:table-cell office:value-type="float" office:value="0.000661" calcext:value-type="float">
            <text:p>0,000661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648" calcext:value-type="float">
            <text:p>0,000648</text:p>
          </table:table-cell>
          <table:table-cell office:value-type="float" office:value="0.000649" calcext:value-type="float">
            <text:p>0,000649</text:p>
          </table:table-cell>
          <table:table-cell table:number-columns-repeated="2" office:value-type="float" office:value="0.000643" calcext:value-type="float">
            <text:p>0,000643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0641" calcext:value-type="float">
            <text:p>0,000641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647" calcext:value-type="float">
            <text:p>0,000647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000647" calcext:value-type="float">
            <text:p>0,000647</text:p>
          </table:table-cell>
          <table:table-cell table:formula="of:=AVERAGE([.B30:.AE30])" office:value-type="float" office:value="0.0006404" calcext:value-type="float">
            <text:p>0,00064</text:p>
          </table:table-cell>
          <table:table-cell table:formula="of:=VAR([.B30:.AE30])" office:value-type="float" office:value="0.000000000154937931034483" calcext:value-type="float">
            <text:p>1,54937931034483E-10</text:p>
          </table:table-cell>
          <table:table-cell table:formula="of:=STDEV([.B30:.AE30])" office:value-type="float" office:value="0.0000124474065987451" calcext:value-type="float">
            <text:p>1,24474065987451E-05</text:p>
          </table:table-cell>
          <table:table-cell table:formula="of:=CONFIDENCE(0.95;[.AH30];30)" office:value-type="float" office:value="0.00000014250586375549" calcext:value-type="float">
            <text:p>1,4250586375549E-07</text:p>
          </table:table-cell>
          <table:table-cell table:formula="of:=[.AF30]+[.AI30]" office:value-type="float" office:value="0.000640542505863755" calcext:value-type="float">
            <text:p>0,0006405425</text:p>
          </table:table-cell>
          <table:table-cell table:formula="of:=[.AF30]-[.AI30]" office:value-type="float" office:value="0.000640257494136244" calcext:value-type="float">
            <text:p>0,00064025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0681" calcext:value-type="float">
            <text:p>0,000681</text:p>
          </table:table-cell>
          <table:table-cell office:value-type="float" office:value="0.000697" calcext:value-type="float">
            <text:p>0,000697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0693" calcext:value-type="float">
            <text:p>0,000693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0759" calcext:value-type="float">
            <text:p>0,000759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000679" calcext:value-type="float">
            <text:p>0,000679</text:p>
          </table:table-cell>
          <table:table-cell office:value-type="float" office:value="0.000701" calcext:value-type="float">
            <text:p>0,000701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0716" calcext:value-type="float">
            <text:p>0,000716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682" calcext:value-type="float">
            <text:p>0,000682</text:p>
          </table:table-cell>
          <table:table-cell office:value-type="float" office:value="0.000695" calcext:value-type="float">
            <text:p>0,000695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0.000697" calcext:value-type="float">
            <text:p>0,000697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00692" calcext:value-type="float">
            <text:p>0,000692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000668" calcext:value-type="float">
            <text:p>0,000668</text:p>
          </table:table-cell>
          <table:table-cell office:value-type="float" office:value="0.000697" calcext:value-type="float">
            <text:p>0,000697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0668" calcext:value-type="float">
            <text:p>0,000668</text:p>
          </table:table-cell>
          <table:table-cell table:formula="of:=AVERAGE([.B31:.AE31])" office:value-type="float" office:value="0.000700866666666667" calcext:value-type="float">
            <text:p>0,00070</text:p>
          </table:table-cell>
          <table:table-cell table:formula="of:=VAR([.B31:.AE31])" office:value-type="float" office:value="0.00000000106832643678161" calcext:value-type="float">
            <text:p>1,06832643678161E-09</text:p>
          </table:table-cell>
          <table:table-cell table:formula="of:=STDEV([.B31:.AE31])" office:value-type="float" office:value="0.0000326852632968072" calcext:value-type="float">
            <text:p>3,26852632968072E-05</text:p>
          </table:table-cell>
          <table:table-cell table:formula="of:=CONFIDENCE(0.95;[.AH31];30)" office:value-type="float" office:value="0.00000037420177779496" calcext:value-type="float">
            <text:p>3,7420177779496E-07</text:p>
          </table:table-cell>
          <table:table-cell table:formula="of:=[.AF31]+[.AI31]" office:value-type="float" office:value="0.000701240868444461" calcext:value-type="float">
            <text:p>0,0007012409</text:p>
          </table:table-cell>
          <table:table-cell table:formula="of:=[.AF31]-[.AI31]" office:value-type="float" office:value="0.000700492464888872" calcext:value-type="float">
            <text:p>0,00070049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732" calcext:value-type="float">
            <text:p>0,000732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0748" calcext:value-type="float">
            <text:p>0,000748</text:p>
          </table:table-cell>
          <table:table-cell office:value-type="float" office:value="0.000699" calcext:value-type="float">
            <text:p>0,000699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0.000749" calcext:value-type="float">
            <text:p>0,000749</text:p>
          </table:table-cell>
          <table:table-cell office:value-type="float" office:value="0.000728" calcext:value-type="float">
            <text:p>0,000728</text:p>
          </table:table-cell>
          <table:table-cell office:value-type="float" office:value="0.000721" calcext:value-type="float">
            <text:p>0,000721</text:p>
          </table:table-cell>
          <table:table-cell office:value-type="float" office:value="0.00073" calcext:value-type="float">
            <text:p>0,00073</text:p>
          </table:table-cell>
          <table:table-cell table:number-columns-repeated="2" office:value-type="float" office:value="0.000738" calcext:value-type="float">
            <text:p>0,000738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0.000716" calcext:value-type="float">
            <text:p>0,000716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743" calcext:value-type="float">
            <text:p>0,000743</text:p>
          </table:table-cell>
          <table:table-cell office:value-type="float" office:value="0.000736" calcext:value-type="float">
            <text:p>0,000736</text:p>
          </table:table-cell>
          <table:table-cell office:value-type="float" office:value="0.000723" calcext:value-type="float">
            <text:p>0,000723</text:p>
          </table:table-cell>
          <table:table-cell office:value-type="float" office:value="0.000728" calcext:value-type="float">
            <text:p>0,000728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0722" calcext:value-type="float">
            <text:p>0,000722</text:p>
          </table:table-cell>
          <table:table-cell office:value-type="float" office:value="0.000741" calcext:value-type="float">
            <text:p>0,000741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0.000738" calcext:value-type="float">
            <text:p>0,000738</text:p>
          </table:table-cell>
          <table:table-cell table:formula="of:=AVERAGE([.B32:.AE32])" office:value-type="float" office:value="0.0007322" calcext:value-type="float">
            <text:p>0,00073</text:p>
          </table:table-cell>
          <table:table-cell table:formula="of:=VAR([.B32:.AE32])" office:value-type="float" office:value="0.000000000131062068965517" calcext:value-type="float">
            <text:p>1,31062068965517E-10</text:p>
          </table:table-cell>
          <table:table-cell table:formula="of:=STDEV([.B32:.AE32])" office:value-type="float" office:value="0.0000114482343165013" calcext:value-type="float">
            <text:p>1,14482343165013E-05</text:p>
          </table:table-cell>
          <table:table-cell table:formula="of:=CONFIDENCE(0.95;[.AH32];30)" office:value-type="float" office:value="0.000000131066701067895" calcext:value-type="float">
            <text:p>1,31066701067895E-07</text:p>
          </table:table-cell>
          <table:table-cell table:formula="of:=[.AF32]+[.AI32]" office:value-type="float" office:value="0.000732331066701068" calcext:value-type="float">
            <text:p>0,0007323311</text:p>
          </table:table-cell>
          <table:table-cell table:formula="of:=[.AF32]-[.AI32]" office:value-type="float" office:value="0.000732068933298932" calcext:value-type="float">
            <text:p>0,00073206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756" calcext:value-type="float">
            <text:p>0,000756</text:p>
          </table:table-cell>
          <table:table-cell office:value-type="float" office:value="0.000749" calcext:value-type="float">
            <text:p>0,000749</text:p>
          </table:table-cell>
          <table:table-cell office:value-type="float" office:value="0.000771" calcext:value-type="float">
            <text:p>0,000771</text:p>
          </table:table-cell>
          <table:table-cell office:value-type="float" office:value="0.000784" calcext:value-type="float">
            <text:p>0,000784</text:p>
          </table:table-cell>
          <table:table-cell table:number-columns-repeated="2" office:value-type="float" office:value="0.000779" calcext:value-type="float">
            <text:p>0,000779</text:p>
          </table:table-cell>
          <table:table-cell office:value-type="float" office:value="0.000784" calcext:value-type="float">
            <text:p>0,000784</text:p>
          </table:table-cell>
          <table:table-cell office:value-type="float" office:value="0.000777" calcext:value-type="float">
            <text:p>0,000777</text:p>
          </table:table-cell>
          <table:table-cell office:value-type="float" office:value="0.000778" calcext:value-type="float">
            <text:p>0,000778</text:p>
          </table:table-cell>
          <table:table-cell office:value-type="float" office:value="0.000794" calcext:value-type="float">
            <text:p>0,000794</text:p>
          </table:table-cell>
          <table:table-cell table:number-columns-repeated="2" office:value-type="float" office:value="0.00078" calcext:value-type="float">
            <text:p>0,00078</text:p>
          </table:table-cell>
          <table:table-cell office:value-type="float" office:value="0.000772" calcext:value-type="float">
            <text:p>0,000772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00737" calcext:value-type="float">
            <text:p>0,000737</text:p>
          </table:table-cell>
          <table:table-cell office:value-type="float" office:value="0.000773" calcext:value-type="float">
            <text:p>0,000773</text:p>
          </table:table-cell>
          <table:table-cell table:number-columns-repeated="2" office:value-type="float" office:value="0.000778" calcext:value-type="float">
            <text:p>0,000778</text:p>
          </table:table-cell>
          <table:table-cell office:value-type="float" office:value="0.000779" calcext:value-type="float">
            <text:p>0,000779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00768" calcext:value-type="float">
            <text:p>0,000768</text:p>
          </table:table-cell>
          <table:table-cell office:value-type="float" office:value="0.000761" calcext:value-type="float">
            <text:p>0,000761</text:p>
          </table:table-cell>
          <table:table-cell office:value-type="float" office:value="0.000804" calcext:value-type="float">
            <text:p>0,000804</text:p>
          </table:table-cell>
          <table:table-cell office:value-type="float" office:value="0.000755" calcext:value-type="float">
            <text:p>0,000755</text:p>
          </table:table-cell>
          <table:table-cell office:value-type="float" office:value="0.000779" calcext:value-type="float">
            <text:p>0,000779</text:p>
          </table:table-cell>
          <table:table-cell office:value-type="float" office:value="0.000775" calcext:value-type="float">
            <text:p>0,000775</text:p>
          </table:table-cell>
          <table:table-cell office:value-type="float" office:value="0.000781" calcext:value-type="float">
            <text:p>0,000781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0777" calcext:value-type="float">
            <text:p>0,000777</text:p>
          </table:table-cell>
          <table:table-cell office:value-type="float" office:value="0.000778" calcext:value-type="float">
            <text:p>0,000778</text:p>
          </table:table-cell>
          <table:table-cell table:formula="of:=AVERAGE([.B33:.AE33])" office:value-type="float" office:value="0.000774833333333333" calcext:value-type="float">
            <text:p>0,00077</text:p>
          </table:table-cell>
          <table:table-cell table:formula="of:=VAR([.B33:.AE33])" office:value-type="float" office:value="0.000000000169729885057471" calcext:value-type="float">
            <text:p>1,69729885057471E-10</text:p>
          </table:table-cell>
          <table:table-cell table:formula="of:=STDEV([.B33:.AE33])" office:value-type="float" office:value="0.0000130280422572799" calcext:value-type="float">
            <text:p>0,000013028</text:p>
          </table:table-cell>
          <table:table-cell table:formula="of:=CONFIDENCE(0.95;[.AH33];30)" office:value-type="float" office:value="0.000000149153351759545" calcext:value-type="float">
            <text:p>1,49153351759545E-07</text:p>
          </table:table-cell>
          <table:table-cell table:formula="of:=[.AF33]+[.AI33]" office:value-type="float" office:value="0.000774982486685093" calcext:value-type="float">
            <text:p>0,0007749825</text:p>
          </table:table-cell>
          <table:table-cell table:formula="of:=[.AF33]-[.AI33]" office:value-type="float" office:value="0.000774684179981574" calcext:value-type="float">
            <text:p>0,00077468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0818" calcext:value-type="float">
            <text:p>0,000818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827" calcext:value-type="float">
            <text:p>0,000827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819" calcext:value-type="float">
            <text:p>0,000819</text:p>
          </table:table-cell>
          <table:table-cell office:value-type="float" office:value="0.000815" calcext:value-type="float">
            <text:p>0,000815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0.000815" calcext:value-type="float">
            <text:p>0,000815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0827" calcext:value-type="float">
            <text:p>0,000827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827" calcext:value-type="float">
            <text:p>0,000827</text:p>
          </table:table-cell>
          <table:table-cell office:value-type="float" office:value="0.000829" calcext:value-type="float">
            <text:p>0,000829</text:p>
          </table:table-cell>
          <table:table-cell office:value-type="float" office:value="0.000822" calcext:value-type="float">
            <text:p>0,000822</text:p>
          </table:table-cell>
          <table:table-cell office:value-type="float" office:value="0.000798" calcext:value-type="float">
            <text:p>0,000798</text:p>
          </table:table-cell>
          <table:table-cell office:value-type="float" office:value="0.000808" calcext:value-type="float">
            <text:p>0,000808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  <table:table-cell office:value-type="float" office:value="0.000856" calcext:value-type="float">
            <text:p>0,000856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0.000811" calcext:value-type="float">
            <text:p>0,000811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  <table:table-cell office:value-type="float" office:value="0.000827" calcext:value-type="float">
            <text:p>0,000827</text:p>
          </table:table-cell>
          <table:table-cell office:value-type="float" office:value="0.000808" calcext:value-type="float">
            <text:p>0,000808</text:p>
          </table:table-cell>
          <table:table-cell table:formula="of:=AVERAGE([.B34:.AE34])" office:value-type="float" office:value="0.000821966666666666" calcext:value-type="float">
            <text:p>0,00082</text:p>
          </table:table-cell>
          <table:table-cell table:formula="of:=VAR([.B34:.AE34])" office:value-type="float" office:value="0.0000000000903781609195401" calcext:value-type="float">
            <text:p>9,03781609195401E-11</text:p>
          </table:table-cell>
          <table:table-cell table:formula="of:=STDEV([.B34:.AE34])" office:value-type="float" office:value="0.00000950674291855734" calcext:value-type="float">
            <text:p>9,50674291855734E-06</text:p>
          </table:table-cell>
          <table:table-cell table:formula="of:=CONFIDENCE(0.95;[.AH34];30)" office:value-type="float" office:value="0.00000010883926706845" calcext:value-type="float">
            <text:p>1,0883926706845E-07</text:p>
          </table:table-cell>
          <table:table-cell table:formula="of:=[.AF34]+[.AI34]" office:value-type="float" office:value="0.000822075505933735" calcext:value-type="float">
            <text:p>0,0008220755</text:p>
          </table:table-cell>
          <table:table-cell table:formula="of:=[.AF34]-[.AI34]" office:value-type="float" office:value="0.000821857827399598" calcext:value-type="float">
            <text:p>0,0008218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.000859" calcext:value-type="float">
            <text:p>0,000859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859" calcext:value-type="float">
            <text:p>0,000859</text:p>
          </table:table-cell>
          <table:table-cell office:value-type="float" office:value="0.000866" calcext:value-type="float">
            <text:p>0,000866</text:p>
          </table:table-cell>
          <table:table-cell office:value-type="float" office:value="0.000861" calcext:value-type="float">
            <text:p>0,000861</text:p>
          </table:table-cell>
          <table:table-cell office:value-type="float" office:value="0.000933" calcext:value-type="float">
            <text:p>0,000933</text:p>
          </table:table-cell>
          <table:table-cell office:value-type="float" office:value="0.000867" calcext:value-type="float">
            <text:p>0,000867</text:p>
          </table:table-cell>
          <table:table-cell office:value-type="float" office:value="0.000865" calcext:value-type="float">
            <text:p>0,000865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865" calcext:value-type="float">
            <text:p>0,000865</text:p>
          </table:table-cell>
          <table:table-cell office:value-type="float" office:value="0.000867" calcext:value-type="float">
            <text:p>0,000867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.000871" calcext:value-type="float">
            <text:p>0,000871</text:p>
          </table:table-cell>
          <table:table-cell office:value-type="float" office:value="0.000868" calcext:value-type="float">
            <text:p>0,000868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.000861" calcext:value-type="float">
            <text:p>0,000861</text:p>
          </table:table-cell>
          <table:table-cell table:number-columns-repeated="2" office:value-type="float" office:value="0.000862" calcext:value-type="float">
            <text:p>0,000862</text:p>
          </table:table-cell>
          <table:table-cell office:value-type="float" office:value="0.000863" calcext:value-type="float">
            <text:p>0,000863</text:p>
          </table:table-cell>
          <table:table-cell office:value-type="float" office:value="0.000868" calcext:value-type="float">
            <text:p>0,000868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863" calcext:value-type="float">
            <text:p>0,000863</text:p>
          </table:table-cell>
          <table:table-cell office:value-type="float" office:value="0.000867" calcext:value-type="float">
            <text:p>0,000867</text:p>
          </table:table-cell>
          <table:table-cell office:value-type="float" office:value="0.000953" calcext:value-type="float">
            <text:p>0,000953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871" calcext:value-type="float">
            <text:p>0,000871</text:p>
          </table:table-cell>
          <table:table-cell office:value-type="float" office:value="0.000872" calcext:value-type="float">
            <text:p>0,000872</text:p>
          </table:table-cell>
          <table:table-cell table:formula="of:=AVERAGE([.B35:.AE35])" office:value-type="float" office:value="0.000869333333333333" calcext:value-type="float">
            <text:p>0,00087</text:p>
          </table:table-cell>
          <table:table-cell table:formula="of:=VAR([.B35:.AE35])" office:value-type="float" office:value="0.000000000426988505747126" calcext:value-type="float">
            <text:p>4,26988505747126E-10</text:p>
          </table:table-cell>
          <table:table-cell table:formula="of:=STDEV([.B35:.AE35])" office:value-type="float" office:value="0.0000206637001949585" calcext:value-type="float">
            <text:p>2,06637001949585E-05</text:p>
          </table:table-cell>
          <table:table-cell table:formula="of:=CONFIDENCE(0.95;[.AH35];30)" office:value-type="float" office:value="0.000000236571242475836" calcext:value-type="float">
            <text:p>2,36571242475836E-07</text:p>
          </table:table-cell>
          <table:table-cell table:formula="of:=[.AF35]+[.AI35]" office:value-type="float" office:value="0.000869569904575809" calcext:value-type="float">
            <text:p>0,0008695699</text:p>
          </table:table-cell>
          <table:table-cell table:formula="of:=[.AF35]-[.AI35]" office:value-type="float" office:value="0.000869096762090858" calcext:value-type="float">
            <text:p>0,00086909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904" calcext:value-type="float">
            <text:p>0,000904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0915" calcext:value-type="float">
            <text:p>0,000915</text:p>
          </table:table-cell>
          <table:table-cell office:value-type="float" office:value="0.000909" calcext:value-type="float">
            <text:p>0,000909</text:p>
          </table:table-cell>
          <table:table-cell office:value-type="float" office:value="0.000895" calcext:value-type="float">
            <text:p>0,000895</text:p>
          </table:table-cell>
          <table:table-cell office:value-type="float" office:value="0.000892" calcext:value-type="float">
            <text:p>0,000892</text:p>
          </table:table-cell>
          <table:table-cell office:value-type="float" office:value="0.000913" calcext:value-type="float">
            <text:p>0,000913</text:p>
          </table:table-cell>
          <table:table-cell office:value-type="float" office:value="0.000874" calcext:value-type="float">
            <text:p>0,000874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.000905" calcext:value-type="float">
            <text:p>0,000905</text:p>
          </table:table-cell>
          <table:table-cell office:value-type="float" office:value="0.000914" calcext:value-type="float">
            <text:p>0,000914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889" calcext:value-type="float">
            <text:p>0,000889</text:p>
          </table:table-cell>
          <table:table-cell table:number-columns-repeated="2" office:value-type="float" office:value="0.000907" calcext:value-type="float">
            <text:p>0,000907</text:p>
          </table:table-cell>
          <table:table-cell office:value-type="float" office:value="0.000905" calcext:value-type="float">
            <text:p>0,000905</text:p>
          </table:table-cell>
          <table:table-cell office:value-type="float" office:value="0.000978" calcext:value-type="float">
            <text:p>0,000978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883" calcext:value-type="float">
            <text:p>0,000883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0.000873" calcext:value-type="float">
            <text:p>0,000873</text:p>
          </table:table-cell>
          <table:table-cell office:value-type="float" office:value="0.000909" calcext:value-type="float">
            <text:p>0,000909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0908" calcext:value-type="float">
            <text:p>0,000908</text:p>
          </table:table-cell>
          <table:table-cell table:formula="of:=AVERAGE([.B36:.AE36])" office:value-type="float" office:value="0.000903366666666667" calcext:value-type="float">
            <text:p>0,00090</text:p>
          </table:table-cell>
          <table:table-cell table:formula="of:=VAR([.B36:.AE36])" office:value-type="float" office:value="0.000000000400240229885057" calcext:value-type="float">
            <text:p>4,00240229885057E-10</text:p>
          </table:table-cell>
          <table:table-cell table:formula="of:=STDEV([.B36:.AE36])" office:value-type="float" office:value="0.0000200060048456721" calcext:value-type="float">
            <text:p>0,000020006</text:p>
          </table:table-cell>
          <table:table-cell table:formula="of:=CONFIDENCE(0.95;[.AH36];30)" office:value-type="float" office:value="0.000000229041525896363" calcext:value-type="float">
            <text:p>0,000000229</text:p>
          </table:table-cell>
          <table:table-cell table:formula="of:=[.AF36]+[.AI36]" office:value-type="float" office:value="0.000903595708192563" calcext:value-type="float">
            <text:p>0,0009035957</text:p>
          </table:table-cell>
          <table:table-cell table:formula="of:=[.AF36]-[.AI36]" office:value-type="float" office:value="0.00090313762514077" calcext:value-type="float">
            <text:p>0,00090313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938" calcext:value-type="float">
            <text:p>0,000938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71" calcext:value-type="float">
            <text:p>0,000971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15" calcext:value-type="float">
            <text:p>0,000915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0978" calcext:value-type="float">
            <text:p>0,000978</text:p>
          </table:table-cell>
          <table:table-cell office:value-type="float" office:value="0.001003" calcext:value-type="float">
            <text:p>0,001003</text:p>
          </table:table-cell>
          <table:table-cell office:value-type="float" office:value="0.000984" calcext:value-type="float">
            <text:p>0,000984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954" calcext:value-type="float">
            <text:p>0,000954</text:p>
          </table:table-cell>
          <table:table-cell office:value-type="float" office:value="0.000956" calcext:value-type="float">
            <text:p>0,000956</text:p>
          </table:table-cell>
          <table:table-cell office:value-type="float" office:value="0.000931" calcext:value-type="float">
            <text:p>0,000931</text:p>
          </table:table-cell>
          <table:table-cell office:value-type="float" office:value="0.00093" calcext:value-type="float">
            <text:p>0,00093</text:p>
          </table:table-cell>
          <table:table-cell table:number-columns-repeated="2" office:value-type="float" office:value="0.000976" calcext:value-type="float">
            <text:p>0,000976</text:p>
          </table:table-cell>
          <table:table-cell office:value-type="float" office:value="0.000963" calcext:value-type="float">
            <text:p>0,000963</text:p>
          </table:table-cell>
          <table:table-cell office:value-type="float" office:value="0.000925" calcext:value-type="float">
            <text:p>0,000925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000978" calcext:value-type="float">
            <text:p>0,000978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0954" calcext:value-type="float">
            <text:p>0,00095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966" calcext:value-type="float">
            <text:p>0,000966</text:p>
          </table:table-cell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office:value-type="float" office:value="0.000944" calcext:value-type="float">
            <text:p>0,000944</text:p>
          </table:table-cell>
          <table:table-cell table:formula="of:=AVERAGE([.B37:.AE37])" office:value-type="float" office:value="0.000953766666666667" calcext:value-type="float">
            <text:p>0,00095</text:p>
          </table:table-cell>
          <table:table-cell table:formula="of:=VAR([.B37:.AE37])" office:value-type="float" office:value="0.000000000627219540229885" calcext:value-type="float">
            <text:p>6,27219540229885E-10</text:p>
          </table:table-cell>
          <table:table-cell table:formula="of:=STDEV([.B37:.AE37])" office:value-type="float" office:value="0.0000250443514635513" calcext:value-type="float">
            <text:p>2,50443514635513E-05</text:p>
          </table:table-cell>
          <table:table-cell table:formula="of:=CONFIDENCE(0.95;[.AH37];30)" office:value-type="float" office:value="0.000000286723737125232" calcext:value-type="float">
            <text:p>2,86723737125232E-07</text:p>
          </table:table-cell>
          <table:table-cell table:formula="of:=[.AF37]+[.AI37]" office:value-type="float" office:value="0.000954053390403792" calcext:value-type="float">
            <text:p>0,0009540534</text:p>
          </table:table-cell>
          <table:table-cell table:formula="of:=[.AF37]-[.AI37]" office:value-type="float" office:value="0.000953479942929542" calcext:value-type="float">
            <text:p>0,00095347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002" calcext:value-type="float">
            <text:p>0,001002</text:p>
          </table:table-cell>
          <table:table-cell office:value-type="float" office:value="0.000977" calcext:value-type="float">
            <text:p>0,000977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001019" calcext:value-type="float">
            <text:p>0,001019</text:p>
          </table:table-cell>
          <table:table-cell office:value-type="float" office:value="0.001039" calcext:value-type="float">
            <text:p>0,001039</text:p>
          </table:table-cell>
          <table:table-cell office:value-type="float" office:value="0.00095" calcext:value-type="float">
            <text:p>0,00095</text:p>
          </table:table-cell>
          <table:table-cell office:value-type="float" office:value="0.000989" calcext:value-type="float">
            <text:p>0,000989</text:p>
          </table:table-cell>
          <table:table-cell office:value-type="float" office:value="0.001012" calcext:value-type="float">
            <text:p>0,001012</text:p>
          </table:table-cell>
          <table:table-cell office:value-type="float" office:value="0.001021" calcext:value-type="float">
            <text:p>0,001021</text:p>
          </table:table-cell>
          <table:table-cell office:value-type="float" office:value="0.000985" calcext:value-type="float">
            <text:p>0,000985</text:p>
          </table:table-cell>
          <table:table-cell office:value-type="float" office:value="0.000971" calcext:value-type="float">
            <text:p>0,000971</text:p>
          </table:table-cell>
          <table:table-cell office:value-type="float" office:value="0.001012" calcext:value-type="float">
            <text:p>0,001012</text:p>
          </table:table-cell>
          <table:table-cell office:value-type="float" office:value="0.001017" calcext:value-type="float">
            <text:p>0,001017</text:p>
          </table:table-cell>
          <table:table-cell office:value-type="float" office:value="0.001025" calcext:value-type="float">
            <text:p>0,001025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0975" calcext:value-type="float">
            <text:p>0,000975</text:p>
          </table:table-cell>
          <table:table-cell office:value-type="float" office:value="0.000984" calcext:value-type="float">
            <text:p>0,000984</text:p>
          </table:table-cell>
          <table:table-cell office:value-type="float" office:value="0.001021" calcext:value-type="float">
            <text:p>0,001021</text:p>
          </table:table-cell>
          <table:table-cell office:value-type="float" office:value="0.001029" calcext:value-type="float">
            <text:p>0,001029</text:p>
          </table:table-cell>
          <table:table-cell office:value-type="float" office:value="0.000978" calcext:value-type="float">
            <text:p>0,000978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0.000974" calcext:value-type="float">
            <text:p>0,000974</text:p>
          </table:table-cell>
          <table:table-cell office:value-type="float" office:value="0.001025" calcext:value-type="float">
            <text:p>0,001025</text:p>
          </table:table-cell>
          <table:table-cell office:value-type="float" office:value="0.001011" calcext:value-type="float">
            <text:p>0,001011</text:p>
          </table:table-cell>
          <table:table-cell office:value-type="float" office:value="0.000999" calcext:value-type="float">
            <text:p>0,000999</text:p>
          </table:table-cell>
          <table:table-cell office:value-type="float" office:value="0.000972" calcext:value-type="float">
            <text:p>0,000972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009" calcext:value-type="float">
            <text:p>0,001009</text:p>
          </table:table-cell>
          <table:table-cell office:value-type="float" office:value="0.000995" calcext:value-type="float">
            <text:p>0,000995</text:p>
          </table:table-cell>
          <table:table-cell office:value-type="float" office:value="0.000933" calcext:value-type="float">
            <text:p>0,000933</text:p>
          </table:table-cell>
          <table:table-cell table:formula="of:=AVERAGE([.B38:.AE38])" office:value-type="float" office:value="0.000997433333333333" calcext:value-type="float">
            <text:p>0,00100</text:p>
          </table:table-cell>
          <table:table-cell table:formula="of:=VAR([.B38:.AE38])" office:value-type="float" office:value="0.000000000596874712643678" calcext:value-type="float">
            <text:p>5,96874712643678E-10</text:p>
          </table:table-cell>
          <table:table-cell table:formula="of:=STDEV([.B38:.AE38])" office:value-type="float" office:value="0.000024431019476143" calcext:value-type="float">
            <text:p>0,000024431</text:p>
          </table:table-cell>
          <table:table-cell table:formula="of:=CONFIDENCE(0.95;[.AH38];30)" office:value-type="float" office:value="0.00000027970192065759" calcext:value-type="float">
            <text:p>2,7970192065759E-07</text:p>
          </table:table-cell>
          <table:table-cell table:formula="of:=[.AF38]+[.AI38]" office:value-type="float" office:value="0.000997713035253991" calcext:value-type="float">
            <text:p>0,000997713</text:p>
          </table:table-cell>
          <table:table-cell table:formula="of:=[.AF38]-[.AI38]" office:value-type="float" office:value="0.000997153631412676" calcext:value-type="float">
            <text:p>0,00099715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087" calcext:value-type="float">
            <text:p>0,001087</text:p>
          </table:table-cell>
          <table:table-cell office:value-type="float" office:value="0.001084" calcext:value-type="float">
            <text:p>0,001084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089" calcext:value-type="float">
            <text:p>0,001089</text:p>
          </table:table-cell>
          <table:table-cell office:value-type="float" office:value="0.001072" calcext:value-type="float">
            <text:p>0,001072</text:p>
          </table:table-cell>
          <table:table-cell office:value-type="float" office:value="0.001125" calcext:value-type="float">
            <text:p>0,001125</text:p>
          </table:table-cell>
          <table:table-cell office:value-type="float" office:value="0.001104" calcext:value-type="float">
            <text:p>0,001104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.001125" calcext:value-type="float">
            <text:p>0,001125</text:p>
          </table:table-cell>
          <table:table-cell office:value-type="float" office:value="0.001108" calcext:value-type="float">
            <text:p>0,001108</text:p>
          </table:table-cell>
          <table:table-cell office:value-type="float" office:value="0.001052" calcext:value-type="float">
            <text:p>0,001052</text:p>
          </table:table-cell>
          <table:table-cell office:value-type="float" office:value="0.001105" calcext:value-type="float">
            <text:p>0,001105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333" calcext:value-type="float">
            <text:p>0,001333</text:p>
          </table:table-cell>
          <table:table-cell office:value-type="float" office:value="0.001117" calcext:value-type="float">
            <text:p>0,001117</text:p>
          </table:table-cell>
          <table:table-cell office:value-type="float" office:value="0.001082" calcext:value-type="float">
            <text:p>0,001082</text:p>
          </table:table-cell>
          <table:table-cell office:value-type="float" office:value="0.001116" calcext:value-type="float">
            <text:p>0,001116</text:p>
          </table:table-cell>
          <table:table-cell office:value-type="float" office:value="0.001055" calcext:value-type="float">
            <text:p>0,001055</text:p>
          </table:table-cell>
          <table:table-cell office:value-type="float" office:value="0.001121" calcext:value-type="float">
            <text:p>0,001121</text:p>
          </table:table-cell>
          <table:table-cell office:value-type="float" office:value="0.001049" calcext:value-type="float">
            <text:p>0,001049</text:p>
          </table:table-cell>
          <table:table-cell office:value-type="float" office:value="0.001101" calcext:value-type="float">
            <text:p>0,001101</text:p>
          </table:table-cell>
          <table:table-cell office:value-type="float" office:value="0.001088" calcext:value-type="float">
            <text:p>0,001088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127" calcext:value-type="float">
            <text:p>0,001127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075" calcext:value-type="float">
            <text:p>0,001075</text:p>
          </table:table-cell>
          <table:table-cell office:value-type="float" office:value="0.001109" calcext:value-type="float">
            <text:p>0,001109</text:p>
          </table:table-cell>
          <table:table-cell office:value-type="float" office:value="0.001074" calcext:value-type="float">
            <text:p>0,001074</text:p>
          </table:table-cell>
          <table:table-cell table:formula="of:=AVERAGE([.B39:.AE39])" office:value-type="float" office:value="0.00110346666666667" calcext:value-type="float">
            <text:p>0,00110</text:p>
          </table:table-cell>
          <table:table-cell table:formula="of:=VAR([.B39:.AE39])" office:value-type="float" office:value="0.00000000251149885057471" calcext:value-type="float">
            <text:p>2,51149885057471E-09</text:p>
          </table:table-cell>
          <table:table-cell table:formula="of:=STDEV([.B39:.AE39])" office:value-type="float" office:value="0.000050114856585395" calcext:value-type="float">
            <text:p>5,0114856585395E-05</text:p>
          </table:table-cell>
          <table:table-cell table:formula="of:=CONFIDENCE(0.95;[.AH39];30)" office:value-type="float" office:value="0.000000573746898040934" calcext:value-type="float">
            <text:p>5,73746898040934E-07</text:p>
          </table:table-cell>
          <table:table-cell table:formula="of:=[.AF39]+[.AI39]" office:value-type="float" office:value="0.00110404041356471" calcext:value-type="float">
            <text:p>0,0011040404</text:p>
          </table:table-cell>
          <table:table-cell table:formula="of:=[.AF39]-[.AI39]" office:value-type="float" office:value="0.00110289291976863" calcext:value-type="float">
            <text:p>0,00110289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177" calcext:value-type="float">
            <text:p>0,001177</text:p>
          </table:table-cell>
          <table:table-cell office:value-type="float" office:value="0.001135" calcext:value-type="float">
            <text:p>0,001135</text:p>
          </table:table-cell>
          <table:table-cell office:value-type="float" office:value="0.001112" calcext:value-type="float">
            <text:p>0,001112</text:p>
          </table:table-cell>
          <table:table-cell office:value-type="float" office:value="0.001144" calcext:value-type="float">
            <text:p>0,001144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089" calcext:value-type="float">
            <text:p>0,001089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1166" calcext:value-type="float">
            <text:p>0,001166</text:p>
          </table:table-cell>
          <table:table-cell office:value-type="float" office:value="0.001139" calcext:value-type="float">
            <text:p>0,001139</text:p>
          </table:table-cell>
          <table:table-cell office:value-type="float" office:value="0.001138" calcext:value-type="float">
            <text:p>0,001138</text:p>
          </table:table-cell>
          <table:table-cell office:value-type="float" office:value="0.001125" calcext:value-type="float">
            <text:p>0,001125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071" calcext:value-type="float">
            <text:p>0,001071</text:p>
          </table:table-cell>
          <table:table-cell office:value-type="float" office:value="0.001107" calcext:value-type="float">
            <text:p>0,001107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136" calcext:value-type="float">
            <text:p>0,001136</text:p>
          </table:table-cell>
          <table:table-cell office:value-type="float" office:value="0.001137" calcext:value-type="float">
            <text:p>0,001137</text:p>
          </table:table-cell>
          <table:table-cell office:value-type="float" office:value="0.00118" calcext:value-type="float">
            <text:p>0,00118</text:p>
          </table:table-cell>
          <table:table-cell office:value-type="float" office:value="0.001163" calcext:value-type="float">
            <text:p>0,001163</text:p>
          </table:table-cell>
          <table:table-cell office:value-type="float" office:value="0.001099" calcext:value-type="float">
            <text:p>0,001099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1155" calcext:value-type="float">
            <text:p>0,001155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105" calcext:value-type="float">
            <text:p>0,001105</text:p>
          </table:table-cell>
          <table:table-cell office:value-type="float" office:value="0.001156" calcext:value-type="float">
            <text:p>0,001156</text:p>
          </table:table-cell>
          <table:table-cell office:value-type="float" office:value="0.001152" calcext:value-type="float">
            <text:p>0,001152</text:p>
          </table:table-cell>
          <table:table-cell table:formula="of:=AVERAGE([.B40:.AE40])" office:value-type="float" office:value="0.00113553333333333" calcext:value-type="float">
            <text:p>0,00114</text:p>
          </table:table-cell>
          <table:table-cell table:formula="of:=VAR([.B40:.AE40])" office:value-type="float" office:value="0.000000000911085057471265" calcext:value-type="float">
            <text:p>9,11085057471265E-10</text:p>
          </table:table-cell>
          <table:table-cell table:formula="of:=STDEV([.B40:.AE40])" office:value-type="float" office:value="0.0000301841855525582" calcext:value-type="float">
            <text:p>3,01841855525582E-05</text:p>
          </table:table-cell>
          <table:table-cell table:formula="of:=CONFIDENCE(0.95;[.AH40];30)" office:value-type="float" office:value="0.000000345567841766892" calcext:value-type="float">
            <text:p>3,45567841766892E-07</text:p>
          </table:table-cell>
          <table:table-cell table:formula="of:=[.AF40]+[.AI40]" office:value-type="float" office:value="0.0011358789011751" calcext:value-type="float">
            <text:p>0,0011358789</text:p>
          </table:table-cell>
          <table:table-cell table:formula="of:=[.AF40]-[.AI40]" office:value-type="float" office:value="0.00113518776549157" calcext:value-type="float">
            <text:p>0,00113518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152" calcext:value-type="float">
            <text:p>0,001152</text:p>
          </table:table-cell>
          <table:table-cell office:value-type="float" office:value="0.001221" calcext:value-type="float">
            <text:p>0,001221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1172" calcext:value-type="float">
            <text:p>0,001172</text:p>
          </table:table-cell>
          <table:table-cell office:value-type="float" office:value="0.001204" calcext:value-type="float">
            <text:p>0,001204</text:p>
          </table:table-cell>
          <table:table-cell office:value-type="float" office:value="0.001242" calcext:value-type="float">
            <text:p>0,001242</text:p>
          </table:table-cell>
          <table:table-cell office:value-type="float" office:value="0.001156" calcext:value-type="float">
            <text:p>0,001156</text:p>
          </table:table-cell>
          <table:table-cell office:value-type="float" office:value="0.001188" calcext:value-type="float">
            <text:p>0,001188</text:p>
          </table:table-cell>
          <table:table-cell office:value-type="float" office:value="0.001204" calcext:value-type="float">
            <text:p>0,001204</text:p>
          </table:table-cell>
          <table:table-cell office:value-type="float" office:value="0.001187" calcext:value-type="float">
            <text:p>0,001187</text:p>
          </table:table-cell>
          <table:table-cell office:value-type="float" office:value="0.001177" calcext:value-type="float">
            <text:p>0,001177</text:p>
          </table:table-cell>
          <table:table-cell office:value-type="float" office:value="0.001179" calcext:value-type="float">
            <text:p>0,001179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01197" calcext:value-type="float">
            <text:p>0,001197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1157" calcext:value-type="float">
            <text:p>0,001157</text:p>
          </table:table-cell>
          <table:table-cell office:value-type="float" office:value="0.001209" calcext:value-type="float">
            <text:p>0,001209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213" calcext:value-type="float">
            <text:p>0,001213</text:p>
          </table:table-cell>
          <table:table-cell office:value-type="float" office:value="0.001164" calcext:value-type="float">
            <text:p>0,001164</text:p>
          </table:table-cell>
          <table:table-cell office:value-type="float" office:value="0.001196" calcext:value-type="float">
            <text:p>0,001196</text:p>
          </table:table-cell>
          <table:table-cell office:value-type="float" office:value="0.001148" calcext:value-type="float">
            <text:p>0,001148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0.001137" calcext:value-type="float">
            <text:p>0,001137</text:p>
          </table:table-cell>
          <table:table-cell office:value-type="float" office:value="0.001229" calcext:value-type="float">
            <text:p>0,001229</text:p>
          </table:table-cell>
          <table:table-cell office:value-type="float" office:value="0.001232" calcext:value-type="float">
            <text:p>0,001232</text:p>
          </table:table-cell>
          <table:table-cell office:value-type="float" office:value="0.001179" calcext:value-type="float">
            <text:p>0,001179</text:p>
          </table:table-cell>
          <table:table-cell table:formula="of:=AVERAGE([.B41:.AE41])" office:value-type="float" office:value="0.00119163333333333" calcext:value-type="float">
            <text:p>0,00119</text:p>
          </table:table-cell>
          <table:table-cell table:formula="of:=VAR([.B41:.AE41])" office:value-type="float" office:value="0.00000000080582643678161" calcext:value-type="float">
            <text:p>8,0582643678161E-10</text:p>
          </table:table-cell>
          <table:table-cell table:formula="of:=STDEV([.B41:.AE41])" office:value-type="float" office:value="0.0000283870822167691" calcext:value-type="float">
            <text:p>2,83870822167691E-05</text:p>
          </table:table-cell>
          <table:table-cell table:formula="of:=CONFIDENCE(0.95;[.AH41];30)" office:value-type="float" office:value="0.000000324993454556762" calcext:value-type="float">
            <text:p>0,000000325</text:p>
          </table:table-cell>
          <table:table-cell table:formula="of:=[.AF41]+[.AI41]" office:value-type="float" office:value="0.00119195832678789" calcext:value-type="float">
            <text:p>0,0011919583</text:p>
          </table:table-cell>
          <table:table-cell table:formula="of:=[.AF41]-[.AI41]" office:value-type="float" office:value="0.00119130833987878" calcext:value-type="float">
            <text:p>0,00119130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254" calcext:value-type="float">
            <text:p>0,001254</text:p>
          </table:table-cell>
          <table:table-cell office:value-type="float" office:value="0.001208" calcext:value-type="float">
            <text:p>0,001208</text:p>
          </table:table-cell>
          <table:table-cell office:value-type="float" office:value="0.001307" calcext:value-type="float">
            <text:p>0,001307</text:p>
          </table:table-cell>
          <table:table-cell office:value-type="float" office:value="0.001279" calcext:value-type="float">
            <text:p>0,001279</text:p>
          </table:table-cell>
          <table:table-cell office:value-type="float" office:value="0.001203" calcext:value-type="float">
            <text:p>0,001203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0.001248" calcext:value-type="float">
            <text:p>0,001248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00127" calcext:value-type="float">
            <text:p>0,00127</text:p>
          </table:table-cell>
          <table:table-cell office:value-type="float" office:value="0.001289" calcext:value-type="float">
            <text:p>0,00128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01215" calcext:value-type="float">
            <text:p>0,001215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203" calcext:value-type="float">
            <text:p>0,001203</text:p>
          </table:table-cell>
          <table:table-cell office:value-type="float" office:value="0.001173" calcext:value-type="float">
            <text:p>0,001173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245" calcext:value-type="float">
            <text:p>0,001245</text:p>
          </table:table-cell>
          <table:table-cell office:value-type="float" office:value="0.001237" calcext:value-type="float">
            <text:p>0,00123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171" calcext:value-type="float">
            <text:p>0,001171</text:p>
          </table:table-cell>
          <table:table-cell office:value-type="float" office:value="0.001177" calcext:value-type="float">
            <text:p>0,001177</text:p>
          </table:table-cell>
          <table:table-cell office:value-type="float" office:value="0.001229" calcext:value-type="float">
            <text:p>0,001229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185" calcext:value-type="float">
            <text:p>0,001185</text:p>
          </table:table-cell>
          <table:table-cell office:value-type="float" office:value="0.001269" calcext:value-type="float">
            <text:p>0,001269</text:p>
          </table:table-cell>
          <table:table-cell table:formula="of:=AVERAGE([.B42:.AE42])" office:value-type="float" office:value="0.00123306666666667" calcext:value-type="float">
            <text:p>0,00123</text:p>
          </table:table-cell>
          <table:table-cell table:formula="of:=VAR([.B42:.AE42])" office:value-type="float" office:value="0.00000000161999540229885" calcext:value-type="float">
            <text:p>1,61999540229885E-09</text:p>
          </table:table-cell>
          <table:table-cell table:formula="of:=STDEV([.B42:.AE42])" office:value-type="float" office:value="0.000040249166479554" calcext:value-type="float">
            <text:p>4,0249166479554E-05</text:p>
          </table:table-cell>
          <table:table-cell table:formula="of:=CONFIDENCE(0.95;[.AH42];30)" office:value-type="float" office:value="0.000000460798174230577" calcext:value-type="float">
            <text:p>4,60798174230577E-07</text:p>
          </table:table-cell>
          <table:table-cell table:formula="of:=[.AF42]+[.AI42]" office:value-type="float" office:value="0.0012335274648409" calcext:value-type="float">
            <text:p>0,0012335275</text:p>
          </table:table-cell>
          <table:table-cell table:formula="of:=[.AF42]-[.AI42]" office:value-type="float" office:value="0.00123260586849244" calcext:value-type="float">
            <text:p>0,00123260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282" calcext:value-type="float">
            <text:p>0,001282</text:p>
          </table:table-cell>
          <table:table-cell office:value-type="float" office:value="0.001366" calcext:value-type="float">
            <text:p>0,001366</text:p>
          </table:table-cell>
          <table:table-cell office:value-type="float" office:value="0.001298" calcext:value-type="float">
            <text:p>0,001298</text:p>
          </table:table-cell>
          <table:table-cell office:value-type="float" office:value="0.001337" calcext:value-type="float">
            <text:p>0,001337</text:p>
          </table:table-cell>
          <table:table-cell office:value-type="float" office:value="0.001295" calcext:value-type="float">
            <text:p>0,001295</text:p>
          </table:table-cell>
          <table:table-cell office:value-type="float" office:value="0.001277" calcext:value-type="float">
            <text:p>0,001277</text:p>
          </table:table-cell>
          <table:table-cell office:value-type="float" office:value="0.001261" calcext:value-type="float">
            <text:p>0,001261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01322" calcext:value-type="float">
            <text:p>0,001322</text:p>
          </table:table-cell>
          <table:table-cell office:value-type="float" office:value="0.001333" calcext:value-type="float">
            <text:p>0,001333</text:p>
          </table:table-cell>
          <table:table-cell office:value-type="float" office:value="0.001339" calcext:value-type="float">
            <text:p>0,001339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0.001269" calcext:value-type="float">
            <text:p>0,001269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1269" calcext:value-type="float">
            <text:p>0,001269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261" calcext:value-type="float">
            <text:p>0,001261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329" calcext:value-type="float">
            <text:p>0,001329</text:p>
          </table:table-cell>
          <table:table-cell office:value-type="float" office:value="0.001348" calcext:value-type="float">
            <text:p>0,001348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001321" calcext:value-type="float">
            <text:p>0,00132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334" calcext:value-type="float">
            <text:p>0,001334</text:p>
          </table:table-cell>
          <table:table-cell office:value-type="float" office:value="0.001261" calcext:value-type="float">
            <text:p>0,001261</text:p>
          </table:table-cell>
          <table:table-cell office:value-type="float" office:value="0.001279" calcext:value-type="float">
            <text:p>0,001279</text:p>
          </table:table-cell>
          <table:table-cell office:value-type="float" office:value="0.001323" calcext:value-type="float">
            <text:p>0,001323</text:p>
          </table:table-cell>
          <table:table-cell office:value-type="float" office:value="0.001334" calcext:value-type="float">
            <text:p>0,001334</text:p>
          </table:table-cell>
          <table:table-cell office:value-type="float" office:value="0.00127" calcext:value-type="float">
            <text:p>0,00127</text:p>
          </table:table-cell>
          <table:table-cell office:value-type="float" office:value="0.001305" calcext:value-type="float">
            <text:p>0,001305</text:p>
          </table:table-cell>
          <table:table-cell table:formula="of:=AVERAGE([.B43:.AE43])" office:value-type="float" office:value="0.001306" calcext:value-type="float">
            <text:p>0,00131</text:p>
          </table:table-cell>
          <table:table-cell table:formula="of:=VAR([.B43:.AE43])" office:value-type="float" office:value="0.00000000181324137931034" calcext:value-type="float">
            <text:p>1,81324137931034E-09</text:p>
          </table:table-cell>
          <table:table-cell table:formula="of:=STDEV([.B43:.AE43])" office:value-type="float" office:value="0.0000425821720830484" calcext:value-type="float">
            <text:p>4,25821720830484E-05</text:p>
          </table:table-cell>
          <table:table-cell table:formula="of:=CONFIDENCE(0.95;[.AH43];30)" office:value-type="float" office:value="0.000000487507913005069" calcext:value-type="float">
            <text:p>4,87507913005069E-07</text:p>
          </table:table-cell>
          <table:table-cell table:formula="of:=[.AF43]+[.AI43]" office:value-type="float" office:value="0.00130648750791301" calcext:value-type="float">
            <text:p>0,0013064875</text:p>
          </table:table-cell>
          <table:table-cell table:formula="of:=[.AF43]-[.AI43]" office:value-type="float" office:value="0.001305512492087" calcext:value-type="float">
            <text:p>0,00130551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388" calcext:value-type="float">
            <text:p>0,001388</text:p>
          </table:table-cell>
          <table:table-cell office:value-type="float" office:value="0.001387" calcext:value-type="float">
            <text:p>0,001387</text:p>
          </table:table-cell>
          <table:table-cell office:value-type="float" office:value="0.001315" calcext:value-type="float">
            <text:p>0,001315</text:p>
          </table:table-cell>
          <table:table-cell office:value-type="float" office:value="0.001387" calcext:value-type="float">
            <text:p>0,001387</text:p>
          </table:table-cell>
          <table:table-cell office:value-type="float" office:value="0.001377" calcext:value-type="float">
            <text:p>0,001377</text:p>
          </table:table-cell>
          <table:table-cell office:value-type="float" office:value="0.001392" calcext:value-type="float">
            <text:p>0,001392</text:p>
          </table:table-cell>
          <table:table-cell office:value-type="float" office:value="0.001333" calcext:value-type="float">
            <text:p>0,001333</text:p>
          </table:table-cell>
          <table:table-cell office:value-type="float" office:value="0.001311" calcext:value-type="float">
            <text:p>0,001311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01391" calcext:value-type="float">
            <text:p>0,001391</text:p>
          </table:table-cell>
          <table:table-cell office:value-type="float" office:value="0.001409" calcext:value-type="float">
            <text:p>0,001409</text:p>
          </table:table-cell>
          <table:table-cell office:value-type="float" office:value="0.001326" calcext:value-type="float">
            <text:p>0,001326</text:p>
          </table:table-cell>
          <table:table-cell office:value-type="float" office:value="0.001412" calcext:value-type="float">
            <text:p>0,001412</text:p>
          </table:table-cell>
          <table:table-cell office:value-type="float" office:value="0.001351" calcext:value-type="float">
            <text:p>0,001351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01316" calcext:value-type="float">
            <text:p>0,001316</text:p>
          </table:table-cell>
          <table:table-cell office:value-type="float" office:value="0.001278" calcext:value-type="float">
            <text:p>0,001278</text:p>
          </table:table-cell>
          <table:table-cell office:value-type="float" office:value="0.001345" calcext:value-type="float">
            <text:p>0,001345</text:p>
          </table:table-cell>
          <table:table-cell office:value-type="float" office:value="0.001379" calcext:value-type="float">
            <text:p>0,001379</text:p>
          </table:table-cell>
          <table:table-cell office:value-type="float" office:value="0.001361" calcext:value-type="float">
            <text:p>0,001361</text:p>
          </table:table-cell>
          <table:table-cell office:value-type="float" office:value="0.001364" calcext:value-type="float">
            <text:p>0,001364</text:p>
          </table:table-cell>
          <table:table-cell office:value-type="float" office:value="0.001372" calcext:value-type="float">
            <text:p>0,001372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41" calcext:value-type="float">
            <text:p>0,00141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001357" calcext:value-type="float">
            <text:p>0,001357</text:p>
          </table:table-cell>
          <table:table-cell office:value-type="float" office:value="0.001385" calcext:value-type="float">
            <text:p>0,001385</text:p>
          </table:table-cell>
          <table:table-cell office:value-type="float" office:value="0.001308" calcext:value-type="float">
            <text:p>0,001308</text:p>
          </table:table-cell>
          <table:table-cell office:value-type="float" office:value="0.001333" calcext:value-type="float">
            <text:p>0,001333</text:p>
          </table:table-cell>
          <table:table-cell office:value-type="float" office:value="0.001367" calcext:value-type="float">
            <text:p>0,001367</text:p>
          </table:table-cell>
          <table:table-cell table:formula="of:=AVERAGE([.B44:.AE44])" office:value-type="float" office:value="0.00136106666666667" calcext:value-type="float">
            <text:p>0,00136</text:p>
          </table:table-cell>
          <table:table-cell table:formula="of:=VAR([.B44:.AE44])" office:value-type="float" office:value="0.00000000121289195402299" calcext:value-type="float">
            <text:p>1,21289195402299E-09</text:p>
          </table:table-cell>
          <table:table-cell table:formula="of:=STDEV([.B44:.AE44])" office:value-type="float" office:value="0.000034826598369967" calcext:value-type="float">
            <text:p>3,4826598369967E-05</text:p>
          </table:table-cell>
          <table:table-cell table:formula="of:=CONFIDENCE(0.95;[.AH44];30)" office:value-type="float" office:value="0.00000039871714987426" calcext:value-type="float">
            <text:p>3,9871714987426E-07</text:p>
          </table:table-cell>
          <table:table-cell table:formula="of:=[.AF44]+[.AI44]" office:value-type="float" office:value="0.00136146538381654" calcext:value-type="float">
            <text:p>0,0013614654</text:p>
          </table:table-cell>
          <table:table-cell table:formula="of:=[.AF44]-[.AI44]" office:value-type="float" office:value="0.00136066794951679" calcext:value-type="float">
            <text:p>0,00136066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423" calcext:value-type="float">
            <text:p>0,001423</text:p>
          </table:table-cell>
          <table:table-cell office:value-type="float" office:value="0.001396" calcext:value-type="float">
            <text:p>0,001396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001437" calcext:value-type="float">
            <text:p>0,001437</text:p>
          </table:table-cell>
          <table:table-cell office:value-type="float" office:value="0.001447" calcext:value-type="float">
            <text:p>0,001447</text:p>
          </table:table-cell>
          <table:table-cell office:value-type="float" office:value="0.001458" calcext:value-type="float">
            <text:p>0,001458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0.001441" calcext:value-type="float">
            <text:p>0,001441</text:p>
          </table:table-cell>
          <table:table-cell office:value-type="float" office:value="0.001507" calcext:value-type="float">
            <text:p>0,001507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0.001447" calcext:value-type="float">
            <text:p>0,001447</text:p>
          </table:table-cell>
          <table:table-cell office:value-type="float" office:value="0.001442" calcext:value-type="float">
            <text:p>0,001442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445" calcext:value-type="float">
            <text:p>0,001445</text:p>
          </table:table-cell>
          <table:table-cell office:value-type="float" office:value="0.001452" calcext:value-type="float">
            <text:p>0,001452</text:p>
          </table:table-cell>
          <table:table-cell office:value-type="float" office:value="0.00147" calcext:value-type="float">
            <text:p>0,00147</text:p>
          </table:table-cell>
          <table:table-cell office:value-type="float" office:value="0.001459" calcext:value-type="float">
            <text:p>0,001459</text:p>
          </table:table-cell>
          <table:table-cell office:value-type="float" office:value="0.001467" calcext:value-type="float">
            <text:p>0,001467</text:p>
          </table:table-cell>
          <table:table-cell office:value-type="float" office:value="0.001374" calcext:value-type="float">
            <text:p>0,001374</text:p>
          </table:table-cell>
          <table:table-cell office:value-type="float" office:value="0.001405" calcext:value-type="float">
            <text:p>0,001405</text:p>
          </table:table-cell>
          <table:table-cell office:value-type="float" office:value="0.001479" calcext:value-type="float">
            <text:p>0,001479</text:p>
          </table:table-cell>
          <table:table-cell office:value-type="float" office:value="0.001439" calcext:value-type="float">
            <text:p>0,001439</text:p>
          </table:table-cell>
          <table:table-cell office:value-type="float" office:value="0.001457" calcext:value-type="float">
            <text:p>0,001457</text:p>
          </table:table-cell>
          <table:table-cell office:value-type="float" office:value="0.001435" calcext:value-type="float">
            <text:p>0,001435</text:p>
          </table:table-cell>
          <table:table-cell office:value-type="float" office:value="0.001452" calcext:value-type="float">
            <text:p>0,001452</text:p>
          </table:table-cell>
          <table:table-cell office:value-type="float" office:value="0.001475" calcext:value-type="float">
            <text:p>0,001475</text:p>
          </table:table-cell>
          <table:table-cell table:formula="of:=AVERAGE([.B45:.AE45])" office:value-type="float" office:value="0.001445" calcext:value-type="float">
            <text:p>0,00145</text:p>
          </table:table-cell>
          <table:table-cell table:formula="of:=VAR([.B45:.AE45])" office:value-type="float" office:value="0.000000000716137931034482" calcext:value-type="float">
            <text:p>7,16137931034482E-10</text:p>
          </table:table-cell>
          <table:table-cell table:formula="of:=STDEV([.B45:.AE45])" office:value-type="float" office:value="0.0000267607535587936" calcext:value-type="float">
            <text:p>2,67607535587936E-05</text:p>
          </table:table-cell>
          <table:table-cell table:formula="of:=CONFIDENCE(0.95;[.AH45];30)" office:value-type="float" office:value="0.000000306374204971191" calcext:value-type="float">
            <text:p>3,06374204971191E-07</text:p>
          </table:table-cell>
          <table:table-cell table:formula="of:=[.AF45]+[.AI45]" office:value-type="float" office:value="0.00144530637420497" calcext:value-type="float">
            <text:p>0,0014453064</text:p>
          </table:table-cell>
          <table:table-cell table:formula="of:=[.AF45]-[.AI45]" office:value-type="float" office:value="0.00144469362579503" calcext:value-type="float">
            <text:p>0,00144469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476" calcext:value-type="float">
            <text:p>0,001476</text:p>
          </table:table-cell>
          <table:table-cell office:value-type="float" office:value="0.001481" calcext:value-type="float">
            <text:p>0,001481</text:p>
          </table:table-cell>
          <table:table-cell office:value-type="float" office:value="0.001491" calcext:value-type="float">
            <text:p>0,001491</text:p>
          </table:table-cell>
          <table:table-cell office:value-type="float" office:value="0.001545" calcext:value-type="float">
            <text:p>0,001545</text:p>
          </table:table-cell>
          <table:table-cell office:value-type="float" office:value="0.001485" calcext:value-type="float">
            <text:p>0,001485</text:p>
          </table:table-cell>
          <table:table-cell office:value-type="float" office:value="0.001503" calcext:value-type="float">
            <text:p>0,001503</text:p>
          </table:table-cell>
          <table:table-cell office:value-type="float" office:value="0.001493" calcext:value-type="float">
            <text:p>0,001493</text:p>
          </table:table-cell>
          <table:table-cell office:value-type="float" office:value="0.001486" calcext:value-type="float">
            <text:p>0,001486</text:p>
          </table:table-cell>
          <table:table-cell office:value-type="float" office:value="0.001477" calcext:value-type="float">
            <text:p>0,001477</text:p>
          </table:table-cell>
          <table:table-cell office:value-type="float" office:value="0.001446" calcext:value-type="float">
            <text:p>0,001446</text:p>
          </table:table-cell>
          <table:table-cell office:value-type="float" office:value="0.001499" calcext:value-type="float">
            <text:p>0,001499</text:p>
          </table:table-cell>
          <table:table-cell office:value-type="float" office:value="0.001461" calcext:value-type="float">
            <text:p>0,001461</text:p>
          </table:table-cell>
          <table:table-cell office:value-type="float" office:value="0.001444" calcext:value-type="float">
            <text:p>0,001444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1437" calcext:value-type="float">
            <text:p>0,001437</text:p>
          </table:table-cell>
          <table:table-cell office:value-type="float" office:value="0.001457" calcext:value-type="float">
            <text:p>0,001457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0.001479" calcext:value-type="float">
            <text:p>0,001479</text:p>
          </table:table-cell>
          <table:table-cell office:value-type="float" office:value="0.001489" calcext:value-type="float">
            <text:p>0,001489</text:p>
          </table:table-cell>
          <table:table-cell office:value-type="float" office:value="0.001487" calcext:value-type="float">
            <text:p>0,001487</text:p>
          </table:table-cell>
          <table:table-cell office:value-type="float" office:value="0.001485" calcext:value-type="float">
            <text:p>0,001485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0149" calcext:value-type="float">
            <text:p>0,00149</text:p>
          </table:table-cell>
          <table:table-cell office:value-type="float" office:value="0.001513" calcext:value-type="float">
            <text:p>0,001513</text:p>
          </table:table-cell>
          <table:table-cell office:value-type="float" office:value="0.001471" calcext:value-type="float">
            <text:p>0,001471</text:p>
          </table:table-cell>
          <table:table-cell office:value-type="float" office:value="0.001451" calcext:value-type="float">
            <text:p>0,001451</text:p>
          </table:table-cell>
          <table:table-cell office:value-type="float" office:value="0.001499" calcext:value-type="float">
            <text:p>0,001499</text:p>
          </table:table-cell>
          <table:table-cell office:value-type="float" office:value="0.001452" calcext:value-type="float">
            <text:p>0,001452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0.001467" calcext:value-type="float">
            <text:p>0,001467</text:p>
          </table:table-cell>
          <table:table-cell table:formula="of:=AVERAGE([.B46:.AE46])" office:value-type="float" office:value="0.00147896666666667" calcext:value-type="float">
            <text:p>0,00148</text:p>
          </table:table-cell>
          <table:table-cell table:formula="of:=VAR([.B46:.AE46])" office:value-type="float" office:value="0.000000000557136781609195" calcext:value-type="float">
            <text:p>5,57136781609195E-10</text:p>
          </table:table-cell>
          <table:table-cell table:formula="of:=STDEV([.B46:.AE46])" office:value-type="float" office:value="0.0000236037450759238" calcext:value-type="float">
            <text:p>2,36037450759238E-05</text:p>
          </table:table-cell>
          <table:table-cell table:formula="of:=CONFIDENCE(0.95;[.AH46];30)" office:value-type="float" office:value="0.000000270230754754009" calcext:value-type="float">
            <text:p>2,70230754754009E-07</text:p>
          </table:table-cell>
          <table:table-cell table:formula="of:=[.AF46]+[.AI46]" office:value-type="float" office:value="0.00147923689742142" calcext:value-type="float">
            <text:p>0,0014792369</text:p>
          </table:table-cell>
          <table:table-cell table:formula="of:=[.AF46]-[.AI46]" office:value-type="float" office:value="0.00147869643591191" calcext:value-type="float">
            <text:p>0,00147869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515" calcext:value-type="float">
            <text:p>0,001515</text:p>
          </table:table-cell>
          <table:table-cell office:value-type="float" office:value="0.001517" calcext:value-type="float">
            <text:p>0,001517</text:p>
          </table:table-cell>
          <table:table-cell office:value-type="float" office:value="0.001526" calcext:value-type="float">
            <text:p>0,001526</text:p>
          </table:table-cell>
          <table:table-cell office:value-type="float" office:value="0.001536" calcext:value-type="float">
            <text:p>0,001536</text:p>
          </table:table-cell>
          <table:table-cell office:value-type="float" office:value="0.001549" calcext:value-type="float">
            <text:p>0,001549</text:p>
          </table:table-cell>
          <table:table-cell office:value-type="float" office:value="0.001553" calcext:value-type="float">
            <text:p>0,001553</text:p>
          </table:table-cell>
          <table:table-cell office:value-type="float" office:value="0.001501" calcext:value-type="float">
            <text:p>0,001501</text:p>
          </table:table-cell>
          <table:table-cell office:value-type="float" office:value="0.001492" calcext:value-type="float">
            <text:p>0,001492</text:p>
          </table:table-cell>
          <table:table-cell office:value-type="float" office:value="0.001504" calcext:value-type="float">
            <text:p>0,001504</text:p>
          </table:table-cell>
          <table:table-cell office:value-type="float" office:value="0.001487" calcext:value-type="float">
            <text:p>0,001487</text:p>
          </table:table-cell>
          <table:table-cell office:value-type="float" office:value="0.001482" calcext:value-type="float">
            <text:p>0,001482</text:p>
          </table:table-cell>
          <table:table-cell office:value-type="float" office:value="0.001463" calcext:value-type="float">
            <text:p>0,001463</text:p>
          </table:table-cell>
          <table:table-cell office:value-type="float" office:value="0.001533" calcext:value-type="float">
            <text:p>0,001533</text:p>
          </table:table-cell>
          <table:table-cell office:value-type="float" office:value="0.001568" calcext:value-type="float">
            <text:p>0,001568</text:p>
          </table:table-cell>
          <table:table-cell office:value-type="float" office:value="0.00154" calcext:value-type="float">
            <text:p>0,00154</text:p>
          </table:table-cell>
          <table:table-cell office:value-type="float" office:value="0.001518" calcext:value-type="float">
            <text:p>0,001518</text:p>
          </table:table-cell>
          <table:table-cell office:value-type="float" office:value="0.001539" calcext:value-type="float">
            <text:p>0,001539</text:p>
          </table:table-cell>
          <table:table-cell office:value-type="float" office:value="0.001496" calcext:value-type="float">
            <text:p>0,001496</text:p>
          </table:table-cell>
          <table:table-cell office:value-type="float" office:value="0.001502" calcext:value-type="float">
            <text:p>0,001502</text:p>
          </table:table-cell>
          <table:table-cell office:value-type="float" office:value="0.001488" calcext:value-type="float">
            <text:p>0,001488</text:p>
          </table:table-cell>
          <table:table-cell office:value-type="float" office:value="0.001558" calcext:value-type="float">
            <text:p>0,001558</text:p>
          </table:table-cell>
          <table:table-cell office:value-type="float" office:value="0.001471" calcext:value-type="float">
            <text:p>0,001471</text:p>
          </table:table-cell>
          <table:table-cell office:value-type="float" office:value="0.001466" calcext:value-type="float">
            <text:p>0,001466</text:p>
          </table:table-cell>
          <table:table-cell office:value-type="float" office:value="0.001525" calcext:value-type="float">
            <text:p>0,001525</text:p>
          </table:table-cell>
          <table:table-cell office:value-type="float" office:value="0.001574" calcext:value-type="float">
            <text:p>0,001574</text:p>
          </table:table-cell>
          <table:table-cell office:value-type="float" office:value="0.001548" calcext:value-type="float">
            <text:p>0,001548</text:p>
          </table:table-cell>
          <table:table-cell office:value-type="float" office:value="0.001517" calcext:value-type="float">
            <text:p>0,001517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1515" calcext:value-type="float">
            <text:p>0,001515</text:p>
          </table:table-cell>
          <table:table-cell office:value-type="float" office:value="0.001472" calcext:value-type="float">
            <text:p>0,001472</text:p>
          </table:table-cell>
          <table:table-cell table:formula="of:=AVERAGE([.B47:.AE47])" office:value-type="float" office:value="0.00151716666666667" calcext:value-type="float">
            <text:p>0,00152</text:p>
          </table:table-cell>
          <table:table-cell table:formula="of:=VAR([.B47:.AE47])" office:value-type="float" office:value="0.000000000992557471264368" calcext:value-type="float">
            <text:p>0,000000001</text:p>
          </table:table-cell>
          <table:table-cell table:formula="of:=STDEV([.B47:.AE47])" office:value-type="float" office:value="0.0000315048801182351" calcext:value-type="float">
            <text:p>3,15048801182351E-05</text:p>
          </table:table-cell>
          <table:table-cell table:formula="of:=CONFIDENCE(0.95;[.AH47];30)" office:value-type="float" office:value="0.000000360687996985244" calcext:value-type="float">
            <text:p>3,60687996985244E-07</text:p>
          </table:table-cell>
          <table:table-cell table:formula="of:=[.AF47]+[.AI47]" office:value-type="float" office:value="0.00151752735466365" calcext:value-type="float">
            <text:p>0,0015175274</text:p>
          </table:table-cell>
          <table:table-cell table:formula="of:=[.AF47]-[.AI47]" office:value-type="float" office:value="0.00151680597866968" calcext:value-type="float">
            <text:p>0,0015168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575" calcext:value-type="float">
            <text:p>0,001575</text:p>
          </table:table-cell>
          <table:table-cell office:value-type="float" office:value="0.001528" calcext:value-type="float">
            <text:p>0,001528</text:p>
          </table:table-cell>
          <table:table-cell office:value-type="float" office:value="0.001653" calcext:value-type="float">
            <text:p>0,001653</text:p>
          </table:table-cell>
          <table:table-cell office:value-type="float" office:value="0.001602" calcext:value-type="float">
            <text:p>0,001602</text:p>
          </table:table-cell>
          <table:table-cell office:value-type="float" office:value="0.001616" calcext:value-type="float">
            <text:p>0,001616</text:p>
          </table:table-cell>
          <table:table-cell office:value-type="float" office:value="0.001559" calcext:value-type="float">
            <text:p>0,001559</text:p>
          </table:table-cell>
          <table:table-cell office:value-type="float" office:value="0.00153" calcext:value-type="float">
            <text:p>0,00153</text:p>
          </table:table-cell>
          <table:table-cell office:value-type="float" office:value="0.001622" calcext:value-type="float">
            <text:p>0,001622</text:p>
          </table:table-cell>
          <table:table-cell office:value-type="float" office:value="0.001645" calcext:value-type="float">
            <text:p>0,001645</text:p>
          </table:table-cell>
          <table:table-cell office:value-type="float" office:value="0.001567" calcext:value-type="float">
            <text:p>0,001567</text:p>
          </table:table-cell>
          <table:table-cell office:value-type="float" office:value="0.001606" calcext:value-type="float">
            <text:p>0,001606</text:p>
          </table:table-cell>
          <table:table-cell office:value-type="float" office:value="0.001576" calcext:value-type="float">
            <text:p>0,001576</text:p>
          </table:table-cell>
          <table:table-cell office:value-type="float" office:value="0.001553" calcext:value-type="float">
            <text:p>0,001553</text:p>
          </table:table-cell>
          <table:table-cell office:value-type="float" office:value="0.001604" calcext:value-type="float">
            <text:p>0,001604</text:p>
          </table:table-cell>
          <table:table-cell office:value-type="float" office:value="0.001572" calcext:value-type="float">
            <text:p>0,001572</text:p>
          </table:table-cell>
          <table:table-cell office:value-type="float" office:value="0.001584" calcext:value-type="float">
            <text:p>0,001584</text:p>
          </table:table-cell>
          <table:table-cell office:value-type="float" office:value="0.001606" calcext:value-type="float">
            <text:p>0,001606</text:p>
          </table:table-cell>
          <table:table-cell office:value-type="float" office:value="0.001545" calcext:value-type="float">
            <text:p>0,001545</text:p>
          </table:table-cell>
          <table:table-cell office:value-type="float" office:value="0.001522" calcext:value-type="float">
            <text:p>0,001522</text:p>
          </table:table-cell>
          <table:table-cell office:value-type="float" office:value="0.001586" calcext:value-type="float">
            <text:p>0,001586</text:p>
          </table:table-cell>
          <table:table-cell office:value-type="float" office:value="0.001545" calcext:value-type="float">
            <text:p>0,001545</text:p>
          </table:table-cell>
          <table:table-cell office:value-type="float" office:value="0.00155" calcext:value-type="float">
            <text:p>0,00155</text:p>
          </table:table-cell>
          <table:table-cell office:value-type="float" office:value="0.001578" calcext:value-type="float">
            <text:p>0,001578</text:p>
          </table:table-cell>
          <table:table-cell office:value-type="float" office:value="0.001573" calcext:value-type="float">
            <text:p>0,001573</text:p>
          </table:table-cell>
          <table:table-cell office:value-type="float" office:value="0.001621" calcext:value-type="float">
            <text:p>0,001621</text:p>
          </table:table-cell>
          <table:table-cell office:value-type="float" office:value="0.00162" calcext:value-type="float">
            <text:p>0,00162</text:p>
          </table:table-cell>
          <table:table-cell office:value-type="float" office:value="0.001603" calcext:value-type="float">
            <text:p>0,001603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0.001571" calcext:value-type="float">
            <text:p>0,001571</text:p>
          </table:table-cell>
          <table:table-cell office:value-type="float" office:value="0.00155" calcext:value-type="float">
            <text:p>0,00155</text:p>
          </table:table-cell>
          <table:table-cell table:formula="of:=AVERAGE([.B48:.AE48])" office:value-type="float" office:value="0.0015834" calcext:value-type="float">
            <text:p>0,00158</text:p>
          </table:table-cell>
          <table:table-cell table:formula="of:=VAR([.B48:.AE48])" office:value-type="float" office:value="0.00000000125990344827586" calcext:value-type="float">
            <text:p>1,25990344827586E-09</text:p>
          </table:table-cell>
          <table:table-cell table:formula="of:=STDEV([.B48:.AE48])" office:value-type="float" office:value="0.0000354951186542018" calcext:value-type="float">
            <text:p>3,54951186542018E-05</text:p>
          </table:table-cell>
          <table:table-cell table:formula="of:=CONFIDENCE(0.95;[.AH48];30)" office:value-type="float" office:value="0.000000406370797225392" calcext:value-type="float">
            <text:p>4,06370797225392E-07</text:p>
          </table:table-cell>
          <table:table-cell table:formula="of:=[.AF48]+[.AI48]" office:value-type="float" office:value="0.00158380637079723" calcext:value-type="float">
            <text:p>0,0015838064</text:p>
          </table:table-cell>
          <table:table-cell table:formula="of:=[.AF48]-[.AI48]" office:value-type="float" office:value="0.00158299362920277" calcext:value-type="float">
            <text:p>0,0015829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741" calcext:value-type="float">
            <text:p>0,001741</text:p>
          </table:table-cell>
          <table:table-cell office:value-type="float" office:value="0.001647" calcext:value-type="float">
            <text:p>0,001647</text:p>
          </table:table-cell>
          <table:table-cell office:value-type="float" office:value="0.001621" calcext:value-type="float">
            <text:p>0,001621</text:p>
          </table:table-cell>
          <table:table-cell office:value-type="float" office:value="0.001722" calcext:value-type="float">
            <text:p>0,001722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678" calcext:value-type="float">
            <text:p>0,001678</text:p>
          </table:table-cell>
          <table:table-cell office:value-type="float" office:value="0.001624" calcext:value-type="float">
            <text:p>0,001624</text:p>
          </table:table-cell>
          <table:table-cell office:value-type="float" office:value="0.001686" calcext:value-type="float">
            <text:p>0,001686</text:p>
          </table:table-cell>
          <table:table-cell office:value-type="float" office:value="0.001682" calcext:value-type="float">
            <text:p>0,001682</text:p>
          </table:table-cell>
          <table:table-cell office:value-type="float" office:value="0.001659" calcext:value-type="float">
            <text:p>0,001659</text:p>
          </table:table-cell>
          <table:table-cell office:value-type="float" office:value="0.001713" calcext:value-type="float">
            <text:p>0,001713</text:p>
          </table:table-cell>
          <table:table-cell office:value-type="float" office:value="0.001646" calcext:value-type="float">
            <text:p>0,001646</text:p>
          </table:table-cell>
          <table:table-cell office:value-type="float" office:value="0.001602" calcext:value-type="float">
            <text:p>0,001602</text:p>
          </table:table-cell>
          <table:table-cell office:value-type="float" office:value="0.001723" calcext:value-type="float">
            <text:p>0,001723</text:p>
          </table:table-cell>
          <table:table-cell office:value-type="float" office:value="0.001652" calcext:value-type="float">
            <text:p>0,001652</text:p>
          </table:table-cell>
          <table:table-cell office:value-type="float" office:value="0.001678" calcext:value-type="float">
            <text:p>0,001678</text:p>
          </table:table-cell>
          <table:table-cell table:number-columns-repeated="2" office:value-type="float" office:value="0.001703" calcext:value-type="float">
            <text:p>0,001703</text:p>
          </table:table-cell>
          <table:table-cell office:value-type="float" office:value="0.001696" calcext:value-type="float">
            <text:p>0,001696</text:p>
          </table:table-cell>
          <table:table-cell office:value-type="float" office:value="0.001691" calcext:value-type="float">
            <text:p>0,001691</text:p>
          </table:table-cell>
          <table:table-cell office:value-type="float" office:value="0.001674" calcext:value-type="float">
            <text:p>0,001674</text:p>
          </table:table-cell>
          <table:table-cell office:value-type="float" office:value="0.001661" calcext:value-type="float">
            <text:p>0,001661</text:p>
          </table:table-cell>
          <table:table-cell office:value-type="float" office:value="0.001727" calcext:value-type="float">
            <text:p>0,001727</text:p>
          </table:table-cell>
          <table:table-cell office:value-type="float" office:value="0.001733" calcext:value-type="float">
            <text:p>0,001733</text:p>
          </table:table-cell>
          <table:table-cell office:value-type="float" office:value="0.001689" calcext:value-type="float">
            <text:p>0,001689</text:p>
          </table:table-cell>
          <table:table-cell office:value-type="float" office:value="0.001627" calcext:value-type="float">
            <text:p>0,001627</text:p>
          </table:table-cell>
          <table:table-cell office:value-type="float" office:value="0.001685" calcext:value-type="float">
            <text:p>0,001685</text:p>
          </table:table-cell>
          <table:table-cell office:value-type="float" office:value="0.001648" calcext:value-type="float">
            <text:p>0,001648</text:p>
          </table:table-cell>
          <table:table-cell office:value-type="float" office:value="0.001657" calcext:value-type="float">
            <text:p>0,001657</text:p>
          </table:table-cell>
          <table:table-cell office:value-type="float" office:value="0.001746" calcext:value-type="float">
            <text:p>0,001746</text:p>
          </table:table-cell>
          <table:table-cell table:formula="of:=AVERAGE([.B49:.AE49])" office:value-type="float" office:value="0.0016798" calcext:value-type="float">
            <text:p>0,00168</text:p>
          </table:table-cell>
          <table:table-cell table:formula="of:=VAR([.B49:.AE49])" office:value-type="float" office:value="0.00000000139016551724138" calcext:value-type="float">
            <text:p>1,39016551724138E-09</text:p>
          </table:table-cell>
          <table:table-cell table:formula="of:=STDEV([.B49:.AE49])" office:value-type="float" office:value="0.0000372849234576307" calcext:value-type="float">
            <text:p>3,72849234576307E-05</text:p>
          </table:table-cell>
          <table:table-cell table:formula="of:=CONFIDENCE(0.95;[.AH49];30)" office:value-type="float" office:value="0.000000426861626173815" calcext:value-type="float">
            <text:p>4,26861626173815E-07</text:p>
          </table:table-cell>
          <table:table-cell table:formula="of:=[.AF49]+[.AI49]" office:value-type="float" office:value="0.00168022686162617" calcext:value-type="float">
            <text:p>0,0016802269</text:p>
          </table:table-cell>
          <table:table-cell table:formula="of:=[.AF49]-[.AI49]" office:value-type="float" office:value="0.00167937313837383" calcext:value-type="float">
            <text:p>0,00167937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707" calcext:value-type="float">
            <text:p>0,001707</text:p>
          </table:table-cell>
          <table:table-cell office:value-type="float" office:value="0.001716" calcext:value-type="float">
            <text:p>0,001716</text:p>
          </table:table-cell>
          <table:table-cell office:value-type="float" office:value="0.001809" calcext:value-type="float">
            <text:p>0,001809</text:p>
          </table:table-cell>
          <table:table-cell office:value-type="float" office:value="0.001706" calcext:value-type="float">
            <text:p>0,001706</text:p>
          </table:table-cell>
          <table:table-cell office:value-type="float" office:value="0.001768" calcext:value-type="float">
            <text:p>0,001768</text:p>
          </table:table-cell>
          <table:table-cell office:value-type="float" office:value="0.001699" calcext:value-type="float">
            <text:p>0,001699</text:p>
          </table:table-cell>
          <table:table-cell office:value-type="float" office:value="0.001705" calcext:value-type="float">
            <text:p>0,001705</text:p>
          </table:table-cell>
          <table:table-cell office:value-type="float" office:value="0.001754" calcext:value-type="float">
            <text:p>0,001754</text:p>
          </table:table-cell>
          <table:table-cell office:value-type="float" office:value="0.001764" calcext:value-type="float">
            <text:p>0,001764</text:p>
          </table:table-cell>
          <table:table-cell office:value-type="float" office:value="0.001663" calcext:value-type="float">
            <text:p>0,001663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0.001672" calcext:value-type="float">
            <text:p>0,001672</text:p>
          </table:table-cell>
          <table:table-cell office:value-type="float" office:value="0.001762" calcext:value-type="float">
            <text:p>0,001762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764" calcext:value-type="float">
            <text:p>0,001764</text:p>
          </table:table-cell>
          <table:table-cell office:value-type="float" office:value="0.001729" calcext:value-type="float">
            <text:p>0,001729</text:p>
          </table:table-cell>
          <table:table-cell office:value-type="float" office:value="0.001684" calcext:value-type="float">
            <text:p>0,001684</text:p>
          </table:table-cell>
          <table:table-cell office:value-type="float" office:value="0.001742" calcext:value-type="float">
            <text:p>0,001742</text:p>
          </table:table-cell>
          <table:table-cell office:value-type="float" office:value="0.001683" calcext:value-type="float">
            <text:p>0,001683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712" calcext:value-type="float">
            <text:p>0,001712</text:p>
          </table:table-cell>
          <table:table-cell office:value-type="float" office:value="0.001788" calcext:value-type="float">
            <text:p>0,001788</text:p>
          </table:table-cell>
          <table:table-cell office:value-type="float" office:value="0.001694" calcext:value-type="float">
            <text:p>0,001694</text:p>
          </table:table-cell>
          <table:table-cell office:value-type="float" office:value="0.001755" calcext:value-type="float">
            <text:p>0,001755</text:p>
          </table:table-cell>
          <table:table-cell office:value-type="float" office:value="0.001694" calcext:value-type="float">
            <text:p>0,001694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0.001722" calcext:value-type="float">
            <text:p>0,001722</text:p>
          </table:table-cell>
          <table:table-cell office:value-type="float" office:value="0.001733" calcext:value-type="float">
            <text:p>0,001733</text:p>
          </table:table-cell>
          <table:table-cell office:value-type="float" office:value="0.001765" calcext:value-type="float">
            <text:p>0,001765</text:p>
          </table:table-cell>
          <table:table-cell office:value-type="float" office:value="0.001708" calcext:value-type="float">
            <text:p>0,001708</text:p>
          </table:table-cell>
          <table:table-cell table:formula="of:=AVERAGE([.B50:.AE50])" office:value-type="float" office:value="0.0017276" calcext:value-type="float">
            <text:p>0,00173</text:p>
          </table:table-cell>
          <table:table-cell table:formula="of:=VAR([.B50:.AE50])" office:value-type="float" office:value="0.0000000012679724137931" calcext:value-type="float">
            <text:p>1,2679724137931E-09</text:p>
          </table:table-cell>
          <table:table-cell table:formula="of:=STDEV([.B50:.AE50])" office:value-type="float" office:value="0.0000356086002784875" calcext:value-type="float">
            <text:p>3,56086002784875E-05</text:p>
          </table:table-cell>
          <table:table-cell table:formula="of:=CONFIDENCE(0.95;[.AH50];30)" office:value-type="float" office:value="0.000000407670007366952" calcext:value-type="float">
            <text:p>4,07670007366952E-07</text:p>
          </table:table-cell>
          <table:table-cell table:formula="of:=[.AF50]+[.AI50]" office:value-type="float" office:value="0.00172800767000737" calcext:value-type="float">
            <text:p>0,0017280077</text:p>
          </table:table-cell>
          <table:table-cell table:formula="of:=[.AF50]-[.AI50]" office:value-type="float" office:value="0.00172719232999263" calcext:value-type="float">
            <text:p>0,00172719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795" calcext:value-type="float">
            <text:p>0,001795</text:p>
          </table:table-cell>
          <table:table-cell office:value-type="float" office:value="0.001798" calcext:value-type="float">
            <text:p>0,001798</text:p>
          </table:table-cell>
          <table:table-cell office:value-type="float" office:value="0.001837" calcext:value-type="float">
            <text:p>0,001837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0.001818" calcext:value-type="float">
            <text:p>0,001818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813" calcext:value-type="float">
            <text:p>0,001813</text:p>
          </table:table-cell>
          <table:table-cell office:value-type="float" office:value="0.001759" calcext:value-type="float">
            <text:p>0,001759</text:p>
          </table:table-cell>
          <table:table-cell office:value-type="float" office:value="0.001824" calcext:value-type="float">
            <text:p>0,001824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1857" calcext:value-type="float">
            <text:p>0,001857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739" calcext:value-type="float">
            <text:p>0,001739</text:p>
          </table:table-cell>
          <table:table-cell office:value-type="float" office:value="0.001812" calcext:value-type="float">
            <text:p>0,001812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807" calcext:value-type="float">
            <text:p>0,001807</text:p>
          </table:table-cell>
          <table:table-cell office:value-type="float" office:value="0.001762" calcext:value-type="float">
            <text:p>0,001762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807" calcext:value-type="float">
            <text:p>0,001807</text:p>
          </table:table-cell>
          <table:table-cell office:value-type="float" office:value="0.001868" calcext:value-type="float">
            <text:p>0,001868</text:p>
          </table:table-cell>
          <table:table-cell office:value-type="float" office:value="0.001727" calcext:value-type="float">
            <text:p>0,001727</text:p>
          </table:table-cell>
          <table:table-cell office:value-type="float" office:value="0.001826" calcext:value-type="float">
            <text:p>0,001826</text:p>
          </table:table-cell>
          <table:table-cell office:value-type="float" office:value="0.001736" calcext:value-type="float">
            <text:p>0,001736</text:p>
          </table:table-cell>
          <table:table-cell office:value-type="float" office:value="0.001799" calcext:value-type="float">
            <text:p>0,001799</text:p>
          </table:table-cell>
          <table:table-cell office:value-type="float" office:value="0.001739" calcext:value-type="float">
            <text:p>0,001739</text:p>
          </table:table-cell>
          <table:table-cell office:value-type="float" office:value="0.001974" calcext:value-type="float">
            <text:p>0,001974</text:p>
          </table:table-cell>
          <table:table-cell office:value-type="float" office:value="0.001812" calcext:value-type="float">
            <text:p>0,001812</text:p>
          </table:table-cell>
          <table:table-cell office:value-type="float" office:value="0.001878" calcext:value-type="float">
            <text:p>0,001878</text:p>
          </table:table-cell>
          <table:table-cell office:value-type="float" office:value="0.001744" calcext:value-type="float">
            <text:p>0,001744</text:p>
          </table:table-cell>
          <table:table-cell table:formula="of:=AVERAGE([.B51:.AE51])" office:value-type="float" office:value="0.0018029" calcext:value-type="float">
            <text:p>0,00180</text:p>
          </table:table-cell>
          <table:table-cell table:formula="of:=VAR([.B51:.AE51])" office:value-type="float" office:value="0.00000000276878275862069" calcext:value-type="float">
            <text:p>2,76878275862069E-09</text:p>
          </table:table-cell>
          <table:table-cell table:formula="of:=STDEV([.B51:.AE51])" office:value-type="float" office:value="0.00005261922423051" calcext:value-type="float">
            <text:p>5,261922423051E-05</text:p>
          </table:table-cell>
          <table:table-cell table:formula="of:=CONFIDENCE(0.95;[.AH51];30)" office:value-type="float" office:value="0.000000602418498956131" calcext:value-type="float">
            <text:p>6,02418498956131E-07</text:p>
          </table:table-cell>
          <table:table-cell table:formula="of:=[.AF51]+[.AI51]" office:value-type="float" office:value="0.00180350241849896" calcext:value-type="float">
            <text:p>0,0018035024</text:p>
          </table:table-cell>
          <table:table-cell table:formula="of:=[.AF51]-[.AI51]" office:value-type="float" office:value="0.00180229758150104" calcext:value-type="float">
            <text:p>0,00180229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867" calcext:value-type="float">
            <text:p>0,001867</text:p>
          </table:table-cell>
          <table:table-cell office:value-type="float" office:value="0.001892" calcext:value-type="float">
            <text:p>0,001892</text:p>
          </table:table-cell>
          <table:table-cell office:value-type="float" office:value="0.001849" calcext:value-type="float">
            <text:p>0,001849</text:p>
          </table:table-cell>
          <table:table-cell office:value-type="float" office:value="0.001853" calcext:value-type="float">
            <text:p>0,001853</text:p>
          </table:table-cell>
          <table:table-cell office:value-type="float" office:value="0.001904" calcext:value-type="float">
            <text:p>0,001904</text:p>
          </table:table-cell>
          <table:table-cell office:value-type="float" office:value="0.001861" calcext:value-type="float">
            <text:p>0,001861</text:p>
          </table:table-cell>
          <table:table-cell office:value-type="float" office:value="0.001916" calcext:value-type="float">
            <text:p>0,001916</text:p>
          </table:table-cell>
          <table:table-cell office:value-type="float" office:value="0.001941" calcext:value-type="float">
            <text:p>0,001941</text:p>
          </table:table-cell>
          <table:table-cell office:value-type="float" office:value="0.001921" calcext:value-type="float">
            <text:p>0,001921</text:p>
          </table:table-cell>
          <table:table-cell office:value-type="float" office:value="0.001818" calcext:value-type="float">
            <text:p>0,001818</text:p>
          </table:table-cell>
          <table:table-cell office:value-type="float" office:value="0.001822" calcext:value-type="float">
            <text:p>0,001822</text:p>
          </table:table-cell>
          <table:table-cell office:value-type="float" office:value="0.001884" calcext:value-type="float">
            <text:p>0,001884</text:p>
          </table:table-cell>
          <table:table-cell office:value-type="float" office:value="0.001922" calcext:value-type="float">
            <text:p>0,001922</text:p>
          </table:table-cell>
          <table:table-cell office:value-type="float" office:value="0.001832" calcext:value-type="float">
            <text:p>0,001832</text:p>
          </table:table-cell>
          <table:table-cell office:value-type="float" office:value="0.001846" calcext:value-type="float">
            <text:p>0,001846</text:p>
          </table:table-cell>
          <table:table-cell office:value-type="float" office:value="0.001896" calcext:value-type="float">
            <text:p>0,001896</text:p>
          </table:table-cell>
          <table:table-cell office:value-type="float" office:value="0.001835" calcext:value-type="float">
            <text:p>0,001835</text:p>
          </table:table-cell>
          <table:table-cell office:value-type="float" office:value="0.001861" calcext:value-type="float">
            <text:p>0,001861</text:p>
          </table:table-cell>
          <table:table-cell office:value-type="float" office:value="0.001829" calcext:value-type="float">
            <text:p>0,001829</text:p>
          </table:table-cell>
          <table:table-cell office:value-type="float" office:value="0.001883" calcext:value-type="float">
            <text:p>0,001883</text:p>
          </table:table-cell>
          <table:table-cell office:value-type="float" office:value="0.001894" calcext:value-type="float">
            <text:p>0,001894</text:p>
          </table:table-cell>
          <table:table-cell office:value-type="float" office:value="0.001915" calcext:value-type="float">
            <text:p>0,001915</text:p>
          </table:table-cell>
          <table:table-cell office:value-type="float" office:value="0.001861" calcext:value-type="float">
            <text:p>0,001861</text:p>
          </table:table-cell>
          <table:table-cell office:value-type="float" office:value="0.001877" calcext:value-type="float">
            <text:p>0,001877</text:p>
          </table:table-cell>
          <table:table-cell office:value-type="float" office:value="0.001844" calcext:value-type="float">
            <text:p>0,001844</text:p>
          </table:table-cell>
          <table:table-cell office:value-type="float" office:value="0.001958" calcext:value-type="float">
            <text:p>0,001958</text:p>
          </table:table-cell>
          <table:table-cell office:value-type="float" office:value="0.001872" calcext:value-type="float">
            <text:p>0,001872</text:p>
          </table:table-cell>
          <table:table-cell office:value-type="float" office:value="0.001888" calcext:value-type="float">
            <text:p>0,001888</text:p>
          </table:table-cell>
          <table:table-cell office:value-type="float" office:value="0.001872" calcext:value-type="float">
            <text:p>0,001872</text:p>
          </table:table-cell>
          <table:table-cell office:value-type="float" office:value="0.001824" calcext:value-type="float">
            <text:p>0,001824</text:p>
          </table:table-cell>
          <table:table-cell table:formula="of:=AVERAGE([.B52:.AE52])" office:value-type="float" office:value="0.00187456666666667" calcext:value-type="float">
            <text:p>0,00187</text:p>
          </table:table-cell>
          <table:table-cell table:formula="of:=VAR([.B52:.AE52])" office:value-type="float" office:value="0.00000000134315057471265" calcext:value-type="float">
            <text:p>1,34315057471265E-09</text:p>
          </table:table-cell>
          <table:table-cell table:formula="of:=STDEV([.B52:.AE52])" office:value-type="float" office:value="0.0000366490187414703" calcext:value-type="float">
            <text:p>0,000036649</text:p>
          </table:table-cell>
          <table:table-cell table:formula="of:=CONFIDENCE(0.95;[.AH52];30)" office:value-type="float" office:value="0.000000419581382685043" calcext:value-type="float">
            <text:p>4,19581382685043E-07</text:p>
          </table:table-cell>
          <table:table-cell table:formula="of:=[.AF52]+[.AI52]" office:value-type="float" office:value="0.00187498624804935" calcext:value-type="float">
            <text:p>0,0018749862</text:p>
          </table:table-cell>
          <table:table-cell table:formula="of:=[.AF52]-[.AI52]" office:value-type="float" office:value="0.00187414708528398" calcext:value-type="float">
            <text:p>0,00187414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948" calcext:value-type="float">
            <text:p>0,001948</text:p>
          </table:table-cell>
          <table:table-cell office:value-type="float" office:value="0.001964" calcext:value-type="float">
            <text:p>0,001964</text:p>
          </table:table-cell>
          <table:table-cell office:value-type="float" office:value="0.001935" calcext:value-type="float">
            <text:p>0,001935</text:p>
          </table:table-cell>
          <table:table-cell office:value-type="float" office:value="0.001947" calcext:value-type="float">
            <text:p>0,001947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2007" calcext:value-type="float">
            <text:p>0,002007</text:p>
          </table:table-cell>
          <table:table-cell office:value-type="float" office:value="0.001932" calcext:value-type="float">
            <text:p>0,001932</text:p>
          </table:table-cell>
          <table:table-cell office:value-type="float" office:value="0.001954" calcext:value-type="float">
            <text:p>0,001954</text:p>
          </table:table-cell>
          <table:table-cell office:value-type="float" office:value="0.001957" calcext:value-type="float">
            <text:p>0,001957</text:p>
          </table:table-cell>
          <table:table-cell office:value-type="float" office:value="0.001965" calcext:value-type="float">
            <text:p>0,001965</text:p>
          </table:table-cell>
          <table:table-cell office:value-type="float" office:value="0.001956" calcext:value-type="float">
            <text:p>0,001956</text:p>
          </table:table-cell>
          <table:table-cell office:value-type="float" office:value="0.001903" calcext:value-type="float">
            <text:p>0,001903</text:p>
          </table:table-cell>
          <table:table-cell office:value-type="float" office:value="0.001936" calcext:value-type="float">
            <text:p>0,001936</text:p>
          </table:table-cell>
          <table:table-cell office:value-type="float" office:value="0.002016" calcext:value-type="float">
            <text:p>0,002016</text:p>
          </table:table-cell>
          <table:table-cell office:value-type="float" office:value="0.001952" calcext:value-type="float">
            <text:p>0,001952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2031" calcext:value-type="float">
            <text:p>0,002031</text:p>
          </table:table-cell>
          <table:table-cell office:value-type="float" office:value="0.001922" calcext:value-type="float">
            <text:p>0,001922</text:p>
          </table:table-cell>
          <table:table-cell office:value-type="float" office:value="0.001917" calcext:value-type="float">
            <text:p>0,001917</text:p>
          </table:table-cell>
          <table:table-cell office:value-type="float" office:value="0.001946" calcext:value-type="float">
            <text:p>0,001946</text:p>
          </table:table-cell>
          <table:table-cell office:value-type="float" office:value="0.001962" calcext:value-type="float">
            <text:p>0,001962</text:p>
          </table:table-cell>
          <table:table-cell office:value-type="float" office:value="0.001941" calcext:value-type="float">
            <text:p>0,00194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913" calcext:value-type="float">
            <text:p>0,001913</text:p>
          </table:table-cell>
          <table:table-cell office:value-type="float" office:value="0.001951" calcext:value-type="float">
            <text:p>0,001951</text:p>
          </table:table-cell>
          <table:table-cell office:value-type="float" office:value="0.001962" calcext:value-type="float">
            <text:p>0,001962</text:p>
          </table:table-cell>
          <table:table-cell office:value-type="float" office:value="0.002001" calcext:value-type="float">
            <text:p>0,002001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997" calcext:value-type="float">
            <text:p>0,001997</text:p>
          </table:table-cell>
          <table:table-cell office:value-type="float" office:value="0.001921" calcext:value-type="float">
            <text:p>0,001921</text:p>
          </table:table-cell>
          <table:table-cell table:formula="of:=AVERAGE([.B53:.AE53])" office:value-type="float" office:value="0.00195586666666667" calcext:value-type="float">
            <text:p>0,00196</text:p>
          </table:table-cell>
          <table:table-cell table:formula="of:=VAR([.B53:.AE53])" office:value-type="float" office:value="0.00000000107260229885057" calcext:value-type="float">
            <text:p>1,07260229885057E-09</text:p>
          </table:table-cell>
          <table:table-cell table:formula="of:=STDEV([.B53:.AE53])" office:value-type="float" office:value="0.0000327506076104028" calcext:value-type="float">
            <text:p>3,27506076104028E-05</text:p>
          </table:table-cell>
          <table:table-cell table:formula="of:=CONFIDENCE(0.95;[.AH53];30)" office:value-type="float" office:value="0.000000374949881247401" calcext:value-type="float">
            <text:p>3,74949881247401E-07</text:p>
          </table:table-cell>
          <table:table-cell table:formula="of:=[.AF53]+[.AI53]" office:value-type="float" office:value="0.00195624161654791" calcext:value-type="float">
            <text:p>0,0019562416</text:p>
          </table:table-cell>
          <table:table-cell table:formula="of:=[.AF53]-[.AI53]" office:value-type="float" office:value="0.00195549171678542" calcext:value-type="float">
            <text:p>0,00195549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955" calcext:value-type="float">
            <text:p>0,001955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2004" calcext:value-type="float">
            <text:p>0,002004</text:p>
          </table:table-cell>
          <table:table-cell office:value-type="float" office:value="0.002028" calcext:value-type="float">
            <text:p>0,002028</text:p>
          </table:table-cell>
          <table:table-cell office:value-type="float" office:value="0.001982" calcext:value-type="float">
            <text:p>0,001982</text:p>
          </table:table-cell>
          <table:table-cell office:value-type="float" office:value="0.001981" calcext:value-type="float">
            <text:p>0,001981</text:p>
          </table:table-cell>
          <table:table-cell office:value-type="float" office:value="0.002034" calcext:value-type="float">
            <text:p>0,002034</text:p>
          </table:table-cell>
          <table:table-cell office:value-type="float" office:value="0.002065" calcext:value-type="float">
            <text:p>0,002065</text:p>
          </table:table-cell>
          <table:table-cell office:value-type="float" office:value="0.002058" calcext:value-type="float">
            <text:p>0,002058</text:p>
          </table:table-cell>
          <table:table-cell office:value-type="float" office:value="0.002061" calcext:value-type="float">
            <text:p>0,002061</text:p>
          </table:table-cell>
          <table:table-cell office:value-type="float" office:value="0.002058" calcext:value-type="float">
            <text:p>0,002058</text:p>
          </table:table-cell>
          <table:table-cell office:value-type="float" office:value="0.002106" calcext:value-type="float">
            <text:p>0,002106</text:p>
          </table:table-cell>
          <table:table-cell office:value-type="float" office:value="0.002036" calcext:value-type="float">
            <text:p>0,002036</text:p>
          </table:table-cell>
          <table:table-cell office:value-type="float" office:value="0.002026" calcext:value-type="float">
            <text:p>0,002026</text:p>
          </table:table-cell>
          <table:table-cell office:value-type="float" office:value="0.002032" calcext:value-type="float">
            <text:p>0,002032</text:p>
          </table:table-cell>
          <table:table-cell office:value-type="float" office:value="0.001999" calcext:value-type="float">
            <text:p>0,001999</text:p>
          </table:table-cell>
          <table:table-cell office:value-type="float" office:value="0.001998" calcext:value-type="float">
            <text:p>0,001998</text:p>
          </table:table-cell>
          <table:table-cell office:value-type="float" office:value="0.001962" calcext:value-type="float">
            <text:p>0,001962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2046" calcext:value-type="float">
            <text:p>0,002046</text:p>
          </table:table-cell>
          <table:table-cell office:value-type="float" office:value="0.001983" calcext:value-type="float">
            <text:p>0,001983</text:p>
          </table:table-cell>
          <table:table-cell office:value-type="float" office:value="0.001978" calcext:value-type="float">
            <text:p>0,001978</text:p>
          </table:table-cell>
          <table:table-cell office:value-type="float" office:value="0.002012" calcext:value-type="float">
            <text:p>0,002012</text:p>
          </table:table-cell>
          <table:table-cell office:value-type="float" office:value="0.002029" calcext:value-type="float">
            <text:p>0,002029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2017" calcext:value-type="float">
            <text:p>0,002017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2058" calcext:value-type="float">
            <text:p>0,002058</text:p>
          </table:table-cell>
          <table:table-cell office:value-type="float" office:value="0.001978" calcext:value-type="float">
            <text:p>0,001978</text:p>
          </table:table-cell>
          <table:table-cell office:value-type="float" office:value="0.002019" calcext:value-type="float">
            <text:p>0,002019</text:p>
          </table:table-cell>
          <table:table-cell table:formula="of:=AVERAGE([.B54:.AE54])" office:value-type="float" office:value="0.00201793333333333" calcext:value-type="float">
            <text:p>0,00202</text:p>
          </table:table-cell>
          <table:table-cell table:formula="of:=VAR([.B54:.AE54])" office:value-type="float" office:value="0.00000000134047816091954" calcext:value-type="float">
            <text:p>1,34047816091954E-09</text:p>
          </table:table-cell>
          <table:table-cell table:formula="of:=STDEV([.B54:.AE54])" office:value-type="float" office:value="0.000036612541033361" calcext:value-type="float">
            <text:p>3,6612541033361E-05</text:p>
          </table:table-cell>
          <table:table-cell table:formula="of:=CONFIDENCE(0.95;[.AH54];30)" office:value-type="float" office:value="0.000000419163762575929" calcext:value-type="float">
            <text:p>4,19163762575929E-07</text:p>
          </table:table-cell>
          <table:table-cell table:formula="of:=[.AF54]+[.AI54]" office:value-type="float" office:value="0.00201835249709591" calcext:value-type="float">
            <text:p>0,0020183525</text:p>
          </table:table-cell>
          <table:table-cell table:formula="of:=[.AF54]-[.AI54]" office:value-type="float" office:value="0.00201751416957076" calcext:value-type="float">
            <text:p>0,00201751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135" calcext:value-type="float">
            <text:p>0,002135</text:p>
          </table:table-cell>
          <table:table-cell office:value-type="float" office:value="0.002115" calcext:value-type="float">
            <text:p>0,002115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2053" calcext:value-type="float">
            <text:p>0,002053</text:p>
          </table:table-cell>
          <table:table-cell office:value-type="float" office:value="0.002058" calcext:value-type="float">
            <text:p>0,002058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2068" calcext:value-type="float">
            <text:p>0,002068</text:p>
          </table:table-cell>
          <table:table-cell office:value-type="float" office:value="0.002109" calcext:value-type="float">
            <text:p>0,002109</text:p>
          </table:table-cell>
          <table:table-cell office:value-type="float" office:value="0.002054" calcext:value-type="float">
            <text:p>0,002054</text:p>
          </table:table-cell>
          <table:table-cell office:value-type="float" office:value="0.002081" calcext:value-type="float">
            <text:p>0,002081</text:p>
          </table:table-cell>
          <table:table-cell office:value-type="float" office:value="0.002078" calcext:value-type="float">
            <text:p>0,002078</text:p>
          </table:table-cell>
          <table:table-cell office:value-type="float" office:value="0.002066" calcext:value-type="float">
            <text:p>0,002066</text:p>
          </table:table-cell>
          <table:table-cell office:value-type="float" office:value="0.002123" calcext:value-type="float">
            <text:p>0,002123</text:p>
          </table:table-cell>
          <table:table-cell office:value-type="float" office:value="0.002121" calcext:value-type="float">
            <text:p>0,002121</text:p>
          </table:table-cell>
          <table:table-cell office:value-type="float" office:value="0.002053" calcext:value-type="float">
            <text:p>0,002053</text:p>
          </table:table-cell>
          <table:table-cell office:value-type="float" office:value="0.002088" calcext:value-type="float">
            <text:p>0,002088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0.002047" calcext:value-type="float">
            <text:p>0,002047</text:p>
          </table:table-cell>
          <table:table-cell office:value-type="float" office:value="0.002075" calcext:value-type="float">
            <text:p>0,002075</text:p>
          </table:table-cell>
          <table:table-cell office:value-type="float" office:value="0.002085" calcext:value-type="float">
            <text:p>0,002085</text:p>
          </table:table-cell>
          <table:table-cell office:value-type="float" office:value="0.002012" calcext:value-type="float">
            <text:p>0,002012</text:p>
          </table:table-cell>
          <table:table-cell office:value-type="float" office:value="0.002137" calcext:value-type="float">
            <text:p>0,002137</text:p>
          </table:table-cell>
          <table:table-cell office:value-type="float" office:value="0.002038" calcext:value-type="float">
            <text:p>0,002038</text:p>
          </table:table-cell>
          <table:table-cell office:value-type="float" office:value="0.002083" calcext:value-type="float">
            <text:p>0,002083</text:p>
          </table:table-cell>
          <table:table-cell office:value-type="float" office:value="0.002085" calcext:value-type="float">
            <text:p>0,002085</text:p>
          </table:table-cell>
          <table:table-cell office:value-type="float" office:value="0.002044" calcext:value-type="float">
            <text:p>0,002044</text:p>
          </table:table-cell>
          <table:table-cell office:value-type="float" office:value="0.002031" calcext:value-type="float">
            <text:p>0,002031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2022" calcext:value-type="float">
            <text:p>0,002022</text:p>
          </table:table-cell>
          <table:table-cell office:value-type="float" office:value="0.002032" calcext:value-type="float">
            <text:p>0,002032</text:p>
          </table:table-cell>
          <table:table-cell table:formula="of:=AVERAGE([.B55:.AE55])" office:value-type="float" office:value="0.00207426666666667" calcext:value-type="float">
            <text:p>0,00207</text:p>
          </table:table-cell>
          <table:table-cell table:formula="of:=VAR([.B55:.AE55])" office:value-type="float" office:value="0.0000000014135816091954" calcext:value-type="float">
            <text:p>1,4135816091954E-09</text:p>
          </table:table-cell>
          <table:table-cell table:formula="of:=STDEV([.B55:.AE55])" office:value-type="float" office:value="0.0000375976277070163" calcext:value-type="float">
            <text:p>3,75976277070163E-05</text:p>
          </table:table-cell>
          <table:table-cell table:formula="of:=CONFIDENCE(0.95;[.AH55];30)" office:value-type="float" office:value="0.000000430441664216696" calcext:value-type="float">
            <text:p>4,30441664216696E-07</text:p>
          </table:table-cell>
          <table:table-cell table:formula="of:=[.AF55]+[.AI55]" office:value-type="float" office:value="0.00207469710833088" calcext:value-type="float">
            <text:p>0,0020746971</text:p>
          </table:table-cell>
          <table:table-cell table:formula="of:=[.AF55]-[.AI55]" office:value-type="float" office:value="0.00207383622500245" calcext:value-type="float">
            <text:p>0,00207383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125" calcext:value-type="float">
            <text:p>0,002125</text:p>
          </table:table-cell>
          <table:table-cell office:value-type="float" office:value="0.002115" calcext:value-type="float">
            <text:p>0,002115</text:p>
          </table:table-cell>
          <table:table-cell office:value-type="float" office:value="0.002112" calcext:value-type="float">
            <text:p>0,002112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2106" calcext:value-type="float">
            <text:p>0,002106</text:p>
          </table:table-cell>
          <table:table-cell office:value-type="float" office:value="0.002104" calcext:value-type="float">
            <text:p>0,002104</text:p>
          </table:table-cell>
          <table:table-cell office:value-type="float" office:value="0.002118" calcext:value-type="float">
            <text:p>0,002118</text:p>
          </table:table-cell>
          <table:table-cell office:value-type="float" office:value="0.002126" calcext:value-type="float">
            <text:p>0,002126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2142" calcext:value-type="float">
            <text:p>0,002142</text:p>
          </table:table-cell>
          <table:table-cell office:value-type="float" office:value="0.002164" calcext:value-type="float">
            <text:p>0,002164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0.002141" calcext:value-type="float">
            <text:p>0,002141</text:p>
          </table:table-cell>
          <table:table-cell office:value-type="float" office:value="0.002154" calcext:value-type="float">
            <text:p>0,002154</text:p>
          </table:table-cell>
          <table:table-cell office:value-type="float" office:value="0.002166" calcext:value-type="float">
            <text:p>0,002166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2207" calcext:value-type="float">
            <text:p>0,002207</text:p>
          </table:table-cell>
          <table:table-cell office:value-type="float" office:value="0.002173" calcext:value-type="float">
            <text:p>0,002173</text:p>
          </table:table-cell>
          <table:table-cell office:value-type="float" office:value="0.002189" calcext:value-type="float">
            <text:p>0,002189</text:p>
          </table:table-cell>
          <table:table-cell office:value-type="float" office:value="0.002165" calcext:value-type="float">
            <text:p>0,002165</text:p>
          </table:table-cell>
          <table:table-cell office:value-type="float" office:value="0.002155" calcext:value-type="float">
            <text:p>0,002155</text:p>
          </table:table-cell>
          <table:table-cell office:value-type="float" office:value="0.002121" calcext:value-type="float">
            <text:p>0,002121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0.002154" calcext:value-type="float">
            <text:p>0,002154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2102" calcext:value-type="float">
            <text:p>0,002102</text:p>
          </table:table-cell>
          <table:table-cell office:value-type="float" office:value="0.002107" calcext:value-type="float">
            <text:p>0,002107</text:p>
          </table:table-cell>
          <table:table-cell office:value-type="float" office:value="0.002084" calcext:value-type="float">
            <text:p>0,002084</text:p>
          </table:table-cell>
          <table:table-cell table:formula="of:=AVERAGE([.B56:.AE56])" office:value-type="float" office:value="0.00214113333333333" calcext:value-type="float">
            <text:p>0,00214</text:p>
          </table:table-cell>
          <table:table-cell table:formula="of:=VAR([.B56:.AE56])" office:value-type="float" office:value="0.00000000103011954022989" calcext:value-type="float">
            <text:p>0,000000001</text:p>
          </table:table-cell>
          <table:table-cell table:formula="of:=STDEV([.B56:.AE56])" office:value-type="float" office:value="0.0000320954753856347" calcext:value-type="float">
            <text:p>3,20954753856347E-05</text:p>
          </table:table-cell>
          <table:table-cell table:formula="of:=CONFIDENCE(0.95;[.AH56];30)" office:value-type="float" office:value="0.000000367449508955068" calcext:value-type="float">
            <text:p>3,67449508955068E-07</text:p>
          </table:table-cell>
          <table:table-cell table:formula="of:=[.AF56]+[.AI56]" office:value-type="float" office:value="0.00214150078284229" calcext:value-type="float">
            <text:p>0,0021415008</text:p>
          </table:table-cell>
          <table:table-cell table:formula="of:=[.AF56]-[.AI56]" office:value-type="float" office:value="0.00214076588382438" calcext:value-type="float">
            <text:p>0,00214076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236" calcext:value-type="float">
            <text:p>0,002236</text:p>
          </table:table-cell>
          <table:table-cell office:value-type="float" office:value="0.002223" calcext:value-type="float">
            <text:p>0,002223</text:p>
          </table:table-cell>
          <table:table-cell office:value-type="float" office:value="0.002187" calcext:value-type="float">
            <text:p>0,002187</text:p>
          </table:table-cell>
          <table:table-cell office:value-type="float" office:value="0.002258" calcext:value-type="float">
            <text:p>0,002258</text:p>
          </table:table-cell>
          <table:table-cell office:value-type="float" office:value="0.002205" calcext:value-type="float">
            <text:p>0,002205</text:p>
          </table:table-cell>
          <table:table-cell office:value-type="float" office:value="0.002235" calcext:value-type="float">
            <text:p>0,002235</text:p>
          </table:table-cell>
          <table:table-cell office:value-type="float" office:value="0.002286" calcext:value-type="float">
            <text:p>0,002286</text:p>
          </table:table-cell>
          <table:table-cell office:value-type="float" office:value="0.002197" calcext:value-type="float">
            <text:p>0,002197</text:p>
          </table:table-cell>
          <table:table-cell office:value-type="float" office:value="0.002268" calcext:value-type="float">
            <text:p>0,002268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2356" calcext:value-type="float">
            <text:p>0,002356</text:p>
          </table:table-cell>
          <table:table-cell office:value-type="float" office:value="0.002187" calcext:value-type="float">
            <text:p>0,002187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2256" calcext:value-type="float">
            <text:p>0,002256</text:p>
          </table:table-cell>
          <table:table-cell office:value-type="float" office:value="0.002197" calcext:value-type="float">
            <text:p>0,002197</text:p>
          </table:table-cell>
          <table:table-cell office:value-type="float" office:value="0.002182" calcext:value-type="float">
            <text:p>0,002182</text:p>
          </table:table-cell>
          <table:table-cell office:value-type="float" office:value="0.002168" calcext:value-type="float">
            <text:p>0,002168</text:p>
          </table:table-cell>
          <table:table-cell office:value-type="float" office:value="0.002229" calcext:value-type="float">
            <text:p>0,002229</text:p>
          </table:table-cell>
          <table:table-cell office:value-type="float" office:value="0.002254" calcext:value-type="float">
            <text:p>0,002254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2194" calcext:value-type="float">
            <text:p>0,002194</text:p>
          </table:table-cell>
          <table:table-cell office:value-type="float" office:value="0.002312" calcext:value-type="float">
            <text:p>0,002312</text:p>
          </table:table-cell>
          <table:table-cell office:value-type="float" office:value="0.002216" calcext:value-type="float">
            <text:p>0,002216</text:p>
          </table:table-cell>
          <table:table-cell office:value-type="float" office:value="0.002189" calcext:value-type="float">
            <text:p>0,002189</text:p>
          </table:table-cell>
          <table:table-cell office:value-type="float" office:value="0.002175" calcext:value-type="float">
            <text:p>0,002175</text:p>
          </table:table-cell>
          <table:table-cell office:value-type="float" office:value="0.002256" calcext:value-type="float">
            <text:p>0,002256</text:p>
          </table:table-cell>
          <table:table-cell office:value-type="float" office:value="0.002243" calcext:value-type="float">
            <text:p>0,002243</text:p>
          </table:table-cell>
          <table:table-cell office:value-type="float" office:value="0.002222" calcext:value-type="float">
            <text:p>0,002222</text:p>
          </table:table-cell>
          <table:table-cell office:value-type="float" office:value="0.002188" calcext:value-type="float">
            <text:p>0,002188</text:p>
          </table:table-cell>
          <table:table-cell office:value-type="float" office:value="0.002219" calcext:value-type="float">
            <text:p>0,002219</text:p>
          </table:table-cell>
          <table:table-cell table:formula="of:=AVERAGE([.B57:.AE57])" office:value-type="float" office:value="0.00222993333333333" calcext:value-type="float">
            <text:p>0,00223</text:p>
          </table:table-cell>
          <table:table-cell table:formula="of:=VAR([.B57:.AE57])" office:value-type="float" office:value="0.00000000192647816091954" calcext:value-type="float">
            <text:p>1,92647816091954E-09</text:p>
          </table:table-cell>
          <table:table-cell table:formula="of:=STDEV([.B57:.AE57])" office:value-type="float" office:value="0.000043891663911494" calcext:value-type="float">
            <text:p>4,3891663911494E-05</text:p>
          </table:table-cell>
          <table:table-cell table:formula="of:=CONFIDENCE(0.95;[.AH57];30)" office:value-type="float" office:value="0.00000050249981212984" calcext:value-type="float">
            <text:p>5,0249981212984E-07</text:p>
          </table:table-cell>
          <table:table-cell table:formula="of:=[.AF57]+[.AI57]" office:value-type="float" office:value="0.00223043583314546" calcext:value-type="float">
            <text:p>0,0022304358</text:p>
          </table:table-cell>
          <table:table-cell table:formula="of:=[.AF57]-[.AI57]" office:value-type="float" office:value="0.0022294308335212" calcext:value-type="float">
            <text:p>0,00222943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403" calcext:value-type="float">
            <text:p>0,002403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2374" calcext:value-type="float">
            <text:p>0,002374</text:p>
          </table:table-cell>
          <table:table-cell office:value-type="float" office:value="0.002308" calcext:value-type="float">
            <text:p>0,002308</text:p>
          </table:table-cell>
          <table:table-cell office:value-type="float" office:value="0.002251" calcext:value-type="float">
            <text:p>0,002251</text:p>
          </table:table-cell>
          <table:table-cell office:value-type="float" office:value="0.002357" calcext:value-type="float">
            <text:p>0,002357</text:p>
          </table:table-cell>
          <table:table-cell office:value-type="float" office:value="0.002326" calcext:value-type="float">
            <text:p>0,002326</text:p>
          </table:table-cell>
          <table:table-cell office:value-type="float" office:value="0.002361" calcext:value-type="float">
            <text:p>0,002361</text:p>
          </table:table-cell>
          <table:table-cell office:value-type="float" office:value="0.002274" calcext:value-type="float">
            <text:p>0,002274</text:p>
          </table:table-cell>
          <table:table-cell office:value-type="float" office:value="0.002285" calcext:value-type="float">
            <text:p>0,002285</text:p>
          </table:table-cell>
          <table:table-cell table:number-columns-repeated="2" office:value-type="float" office:value="0.002327" calcext:value-type="float">
            <text:p>0,002327</text:p>
          </table:table-cell>
          <table:table-cell office:value-type="float" office:value="0.002379" calcext:value-type="float">
            <text:p>0,002379</text:p>
          </table:table-cell>
          <table:table-cell office:value-type="float" office:value="0.002354" calcext:value-type="float">
            <text:p>0,002354</text:p>
          </table:table-cell>
          <table:table-cell office:value-type="float" office:value="0.002324" calcext:value-type="float">
            <text:p>0,002324</text:p>
          </table:table-cell>
          <table:table-cell office:value-type="float" office:value="0.002317" calcext:value-type="float">
            <text:p>0,002317</text:p>
          </table:table-cell>
          <table:table-cell office:value-type="float" office:value="0.002378" calcext:value-type="float">
            <text:p>0,002378</text:p>
          </table:table-cell>
          <table:table-cell office:value-type="float" office:value="0.002306" calcext:value-type="float">
            <text:p>0,002306</text:p>
          </table:table-cell>
          <table:table-cell office:value-type="float" office:value="0.002361" calcext:value-type="float">
            <text:p>0,002361</text:p>
          </table:table-cell>
          <table:table-cell office:value-type="float" office:value="0.002296" calcext:value-type="float">
            <text:p>0,002296</text:p>
          </table:table-cell>
          <table:table-cell office:value-type="float" office:value="0.002287" calcext:value-type="float">
            <text:p>0,002287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0.002361" calcext:value-type="float">
            <text:p>0,002361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0.002323" calcext:value-type="float">
            <text:p>0,002323</text:p>
          </table:table-cell>
          <table:table-cell office:value-type="float" office:value="0.002329" calcext:value-type="float">
            <text:p>0,002329</text:p>
          </table:table-cell>
          <table:table-cell office:value-type="float" office:value="0.002338" calcext:value-type="float">
            <text:p>0,002338</text:p>
          </table:table-cell>
          <table:table-cell office:value-type="float" office:value="0.002318" calcext:value-type="float">
            <text:p>0,002318</text:p>
          </table:table-cell>
          <table:table-cell table:formula="of:=AVERAGE([.B58:.AE58])" office:value-type="float" office:value="0.00233396666666667" calcext:value-type="float">
            <text:p>0,00233</text:p>
          </table:table-cell>
          <table:table-cell table:formula="of:=VAR([.B58:.AE58])" office:value-type="float" office:value="0.00000000155086091954023" calcext:value-type="float">
            <text:p>1,55086091954023E-09</text:p>
          </table:table-cell>
          <table:table-cell table:formula="of:=STDEV([.B58:.AE58])" office:value-type="float" office:value="0.000039380971541345" calcext:value-type="float">
            <text:p>0,000039381</text:p>
          </table:table-cell>
          <table:table-cell table:formula="of:=CONFIDENCE(0.95;[.AH58];30)" office:value-type="float" office:value="0.000000450858523862758" calcext:value-type="float">
            <text:p>4,50858523862758E-07</text:p>
          </table:table-cell>
          <table:table-cell table:formula="of:=[.AF58]+[.AI58]" office:value-type="float" office:value="0.00233441752519053" calcext:value-type="float">
            <text:p>0,0023344175</text:p>
          </table:table-cell>
          <table:table-cell table:formula="of:=[.AF58]-[.AI58]" office:value-type="float" office:value="0.0023335158081428" calcext:value-type="float">
            <text:p>0,00233351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2446" calcext:value-type="float">
            <text:p>0,002446</text:p>
          </table:table-cell>
          <table:table-cell office:value-type="float" office:value="0.002457" calcext:value-type="float">
            <text:p>0,002457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0.002395" calcext:value-type="float">
            <text:p>0,002395</text:p>
          </table:table-cell>
          <table:table-cell office:value-type="float" office:value="0.002376" calcext:value-type="float">
            <text:p>0,002376</text:p>
          </table:table-cell>
          <table:table-cell office:value-type="float" office:value="0.002445" calcext:value-type="float">
            <text:p>0,002445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0.002371" calcext:value-type="float">
            <text:p>0,002371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2346" calcext:value-type="float">
            <text:p>0,002346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2392" calcext:value-type="float">
            <text:p>0,002392</text:p>
          </table:table-cell>
          <table:table-cell office:value-type="float" office:value="0.002406" calcext:value-type="float">
            <text:p>0,002406</text:p>
          </table:table-cell>
          <table:table-cell office:value-type="float" office:value="0.002345" calcext:value-type="float">
            <text:p>0,002345</text:p>
          </table:table-cell>
          <table:table-cell office:value-type="float" office:value="0.002416" calcext:value-type="float">
            <text:p>0,002416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02477" calcext:value-type="float">
            <text:p>0,002477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0.002398" calcext:value-type="float">
            <text:p>0,002398</text:p>
          </table:table-cell>
          <table:table-cell office:value-type="float" office:value="0.002312" calcext:value-type="float">
            <text:p>0,002312</text:p>
          </table:table-cell>
          <table:table-cell office:value-type="float" office:value="0.002472" calcext:value-type="float">
            <text:p>0,002472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0.002383" calcext:value-type="float">
            <text:p>0,002383</text:p>
          </table:table-cell>
          <table:table-cell office:value-type="float" office:value="0.002355" calcext:value-type="float">
            <text:p>0,002355</text:p>
          </table:table-cell>
          <table:table-cell office:value-type="float" office:value="0.002389" calcext:value-type="float">
            <text:p>0,002389</text:p>
          </table:table-cell>
          <table:table-cell office:value-type="float" office:value="0.002462" calcext:value-type="float">
            <text:p>0,002462</text:p>
          </table:table-cell>
          <table:table-cell office:value-type="float" office:value="0.002416" calcext:value-type="float">
            <text:p>0,002416</text:p>
          </table:table-cell>
          <table:table-cell office:value-type="float" office:value="0.002433" calcext:value-type="float">
            <text:p>0,002433</text:p>
          </table:table-cell>
          <table:table-cell office:value-type="float" office:value="0.002353" calcext:value-type="float">
            <text:p>0,002353</text:p>
          </table:table-cell>
          <table:table-cell table:formula="of:=AVERAGE([.B59:.AE59])" office:value-type="float" office:value="0.0024038" calcext:value-type="float">
            <text:p>0,00240</text:p>
          </table:table-cell>
          <table:table-cell table:formula="of:=VAR([.B59:.AE59])" office:value-type="float" office:value="0.0000000016203724137931" calcext:value-type="float">
            <text:p>1,6203724137931E-09</text:p>
          </table:table-cell>
          <table:table-cell table:formula="of:=STDEV([.B59:.AE59])" office:value-type="float" office:value="0.0000402538496766844" calcext:value-type="float">
            <text:p>4,02538496766844E-05</text:p>
          </table:table-cell>
          <table:table-cell table:formula="of:=CONFIDENCE(0.95;[.AH59];30)" office:value-type="float" office:value="0.000000460851790463558" calcext:value-type="float">
            <text:p>4,60851790463558E-07</text:p>
          </table:table-cell>
          <table:table-cell table:formula="of:=[.AF59]+[.AI59]" office:value-type="float" office:value="0.00240426085179046" calcext:value-type="float">
            <text:p>0,0024042609</text:p>
          </table:table-cell>
          <table:table-cell table:formula="of:=[.AF59]-[.AI59]" office:value-type="float" office:value="0.00240333914820954" calcext:value-type="float">
            <text:p>0,00240333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0.002472" calcext:value-type="float">
            <text:p>0,002472</text:p>
          </table:table-cell>
          <table:table-cell office:value-type="float" office:value="0.002476" calcext:value-type="float">
            <text:p>0,002476</text:p>
          </table:table-cell>
          <table:table-cell office:value-type="float" office:value="0.002527" calcext:value-type="float">
            <text:p>0,002527</text:p>
          </table:table-cell>
          <table:table-cell office:value-type="float" office:value="0.002486" calcext:value-type="float">
            <text:p>0,002486</text:p>
          </table:table-cell>
          <table:table-cell office:value-type="float" office:value="0.002517" calcext:value-type="float">
            <text:p>0,002517</text:p>
          </table:table-cell>
          <table:table-cell office:value-type="float" office:value="0.002519" calcext:value-type="float">
            <text:p>0,002519</text:p>
          </table:table-cell>
          <table:table-cell office:value-type="float" office:value="0.002533" calcext:value-type="float">
            <text:p>0,002533</text:p>
          </table:table-cell>
          <table:table-cell office:value-type="float" office:value="0.002551" calcext:value-type="float">
            <text:p>0,002551</text:p>
          </table:table-cell>
          <table:table-cell office:value-type="float" office:value="0.002528" calcext:value-type="float">
            <text:p>0,002528</text:p>
          </table:table-cell>
          <table:table-cell office:value-type="float" office:value="0.002694" calcext:value-type="float">
            <text:p>0,002694</text:p>
          </table:table-cell>
          <table:table-cell office:value-type="float" office:value="0.002507" calcext:value-type="float">
            <text:p>0,002507</text:p>
          </table:table-cell>
          <table:table-cell office:value-type="float" office:value="0.002515" calcext:value-type="float">
            <text:p>0,002515</text:p>
          </table:table-cell>
          <table:table-cell office:value-type="float" office:value="0.002441" calcext:value-type="float">
            <text:p>0,002441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2536" calcext:value-type="float">
            <text:p>0,002536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2472" calcext:value-type="float">
            <text:p>0,002472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2496" calcext:value-type="float">
            <text:p>0,002496</text:p>
          </table:table-cell>
          <table:table-cell office:value-type="float" office:value="0.002448" calcext:value-type="float">
            <text:p>0,002448</text:p>
          </table:table-cell>
          <table:table-cell office:value-type="float" office:value="0.002535" calcext:value-type="float">
            <text:p>0,002535</text:p>
          </table:table-cell>
          <table:table-cell office:value-type="float" office:value="0.002536" calcext:value-type="float">
            <text:p>0,002536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2383" calcext:value-type="float">
            <text:p>0,002383</text:p>
          </table:table-cell>
          <table:table-cell office:value-type="float" office:value="0.002467" calcext:value-type="float">
            <text:p>0,002467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0.002551" calcext:value-type="float">
            <text:p>0,002551</text:p>
          </table:table-cell>
          <table:table-cell office:value-type="float" office:value="0.002515" calcext:value-type="float">
            <text:p>0,002515</text:p>
          </table:table-cell>
          <table:table-cell table:formula="of:=AVERAGE([.B60:.AE60])" office:value-type="float" office:value="0.00250523333333333" calcext:value-type="float">
            <text:p>0,00251</text:p>
          </table:table-cell>
          <table:table-cell table:formula="of:=VAR([.B60:.AE60])" office:value-type="float" office:value="0.00000000315225402298851" calcext:value-type="float">
            <text:p>3,15225402298851E-09</text:p>
          </table:table-cell>
          <table:table-cell table:formula="of:=STDEV([.B60:.AE60])" office:value-type="float" office:value="0.0000561449376434644" calcext:value-type="float">
            <text:p>5,61449376434644E-05</text:p>
          </table:table-cell>
          <table:table-cell table:formula="of:=CONFIDENCE(0.95;[.AH60];30)" office:value-type="float" office:value="0.000000642783118789313" calcext:value-type="float">
            <text:p>6,42783118789313E-07</text:p>
          </table:table-cell>
          <table:table-cell table:formula="of:=[.AF60]+[.AI60]" office:value-type="float" office:value="0.00250587611645212" calcext:value-type="float">
            <text:p>0,0025058761</text:p>
          </table:table-cell>
          <table:table-cell table:formula="of:=[.AF60]-[.AI60]" office:value-type="float" office:value="0.00250459055021454" calcext:value-type="float">
            <text:p>0,00250459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2617" calcext:value-type="float">
            <text:p>0,002617</text:p>
          </table:table-cell>
          <table:table-cell office:value-type="float" office:value="0.002585" calcext:value-type="float">
            <text:p>0,002585</text:p>
          </table:table-cell>
          <table:table-cell office:value-type="float" office:value="0.002598" calcext:value-type="float">
            <text:p>0,002598</text:p>
          </table:table-cell>
          <table:table-cell office:value-type="float" office:value="0.002557" calcext:value-type="float">
            <text:p>0,002557</text:p>
          </table:table-cell>
          <table:table-cell office:value-type="float" office:value="0.002619" calcext:value-type="float">
            <text:p>0,002619</text:p>
          </table:table-cell>
          <table:table-cell office:value-type="float" office:value="0.002604" calcext:value-type="float">
            <text:p>0,002604</text:p>
          </table:table-cell>
          <table:table-cell office:value-type="float" office:value="0.002525" calcext:value-type="float">
            <text:p>0,002525</text:p>
          </table:table-cell>
          <table:table-cell office:value-type="float" office:value="0.002585" calcext:value-type="float">
            <text:p>0,002585</text:p>
          </table:table-cell>
          <table:table-cell office:value-type="float" office:value="0.002597" calcext:value-type="float">
            <text:p>0,002597</text:p>
          </table:table-cell>
          <table:table-cell office:value-type="float" office:value="0.002583" calcext:value-type="float">
            <text:p>0,002583</text:p>
          </table:table-cell>
          <table:table-cell office:value-type="float" office:value="0.002563" calcext:value-type="float">
            <text:p>0,002563</text:p>
          </table:table-cell>
          <table:table-cell office:value-type="float" office:value="0.002577" calcext:value-type="float">
            <text:p>0,002577</text:p>
          </table:table-cell>
          <table:table-cell office:value-type="float" office:value="0.002644" calcext:value-type="float">
            <text:p>0,002644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2599" calcext:value-type="float">
            <text:p>0,002599</text:p>
          </table:table-cell>
          <table:table-cell office:value-type="float" office:value="0.002574" calcext:value-type="float">
            <text:p>0,002574</text:p>
          </table:table-cell>
          <table:table-cell office:value-type="float" office:value="0.002568" calcext:value-type="float">
            <text:p>0,002568</text:p>
          </table:table-cell>
          <table:table-cell office:value-type="float" office:value="0.002586" calcext:value-type="float">
            <text:p>0,002586</text:p>
          </table:table-cell>
          <table:table-cell office:value-type="float" office:value="0.002622" calcext:value-type="float">
            <text:p>0,002622</text:p>
          </table:table-cell>
          <table:table-cell office:value-type="float" office:value="0.002536" calcext:value-type="float">
            <text:p>0,002536</text:p>
          </table:table-cell>
          <table:table-cell office:value-type="float" office:value="0.002558" calcext:value-type="float">
            <text:p>0,002558</text:p>
          </table:table-cell>
          <table:table-cell office:value-type="float" office:value="0.002485" calcext:value-type="float">
            <text:p>0,002485</text:p>
          </table:table-cell>
          <table:table-cell office:value-type="float" office:value="0.002517" calcext:value-type="float">
            <text:p>0,002517</text:p>
          </table:table-cell>
          <table:table-cell office:value-type="float" office:value="0.002619" calcext:value-type="float">
            <text:p>0,002619</text:p>
          </table:table-cell>
          <table:table-cell office:value-type="float" office:value="0.002568" calcext:value-type="float">
            <text:p>0,002568</text:p>
          </table:table-cell>
          <table:table-cell office:value-type="float" office:value="0.002628" calcext:value-type="float">
            <text:p>0,002628</text:p>
          </table:table-cell>
          <table:table-cell office:value-type="float" office:value="0.002631" calcext:value-type="float">
            <text:p>0,002631</text:p>
          </table:table-cell>
          <table:table-cell office:value-type="float" office:value="0.002601" calcext:value-type="float">
            <text:p>0,002601</text:p>
          </table:table-cell>
          <table:table-cell office:value-type="float" office:value="0.002519" calcext:value-type="float">
            <text:p>0,002519</text:p>
          </table:table-cell>
          <table:table-cell office:value-type="float" office:value="0.002571" calcext:value-type="float">
            <text:p>0,002571</text:p>
          </table:table-cell>
          <table:table-cell table:formula="of:=AVERAGE([.B61:.AE61])" office:value-type="float" office:value="0.00258086666666667" calcext:value-type="float">
            <text:p>0,00258</text:p>
          </table:table-cell>
          <table:table-cell table:formula="of:=VAR([.B61:.AE61])" office:value-type="float" office:value="0.00000000140453333333333" calcext:value-type="float">
            <text:p>1,40453333333333E-09</text:p>
          </table:table-cell>
          <table:table-cell table:formula="of:=STDEV([.B61:.AE61])" office:value-type="float" office:value="0.0000374771041214944" calcext:value-type="float">
            <text:p>3,74771041214944E-05</text:p>
          </table:table-cell>
          <table:table-cell table:formula="of:=CONFIDENCE(0.95;[.AH61];30)" office:value-type="float" office:value="0.000000429061833203588" calcext:value-type="float">
            <text:p>4,29061833203588E-07</text:p>
          </table:table-cell>
          <table:table-cell table:formula="of:=[.AF61]+[.AI61]" office:value-type="float" office:value="0.00258129572849987" calcext:value-type="float">
            <text:p>0,0025812957</text:p>
          </table:table-cell>
          <table:table-cell table:formula="of:=[.AF61]-[.AI61]" office:value-type="float" office:value="0.00258043760483346" calcext:value-type="float">
            <text:p>0,00258043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689" calcext:value-type="float">
            <text:p>0,002689</text:p>
          </table:table-cell>
          <table:table-cell office:value-type="float" office:value="0.002702" calcext:value-type="float">
            <text:p>0,002702</text:p>
          </table:table-cell>
          <table:table-cell office:value-type="float" office:value="0.002672" calcext:value-type="float">
            <text:p>0,002672</text:p>
          </table:table-cell>
          <table:table-cell office:value-type="float" office:value="0.002723" calcext:value-type="float">
            <text:p>0,002723</text:p>
          </table:table-cell>
          <table:table-cell office:value-type="float" office:value="0.002613" calcext:value-type="float">
            <text:p>0,002613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2664" calcext:value-type="float">
            <text:p>0,002664</text:p>
          </table:table-cell>
          <table:table-cell office:value-type="float" office:value="0.002665" calcext:value-type="float">
            <text:p>0,002665</text:p>
          </table:table-cell>
          <table:table-cell office:value-type="float" office:value="0.002626" calcext:value-type="float">
            <text:p>0,002626</text:p>
          </table:table-cell>
          <table:table-cell office:value-type="float" office:value="0.002691" calcext:value-type="float">
            <text:p>0,002691</text:p>
          </table:table-cell>
          <table:table-cell office:value-type="float" office:value="0.002666" calcext:value-type="float">
            <text:p>0,002666</text:p>
          </table:table-cell>
          <table:table-cell office:value-type="float" office:value="0.002634" calcext:value-type="float">
            <text:p>0,002634</text:p>
          </table:table-cell>
          <table:table-cell office:value-type="float" office:value="0.002649" calcext:value-type="float">
            <text:p>0,002649</text:p>
          </table:table-cell>
          <table:table-cell office:value-type="float" office:value="0.002637" calcext:value-type="float">
            <text:p>0,002637</text:p>
          </table:table-cell>
          <table:table-cell office:value-type="float" office:value="0.002613" calcext:value-type="float">
            <text:p>0,002613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2689" calcext:value-type="float">
            <text:p>0,002689</text:p>
          </table:table-cell>
          <table:table-cell office:value-type="float" office:value="0.002641" calcext:value-type="float">
            <text:p>0,002641</text:p>
          </table:table-cell>
          <table:table-cell office:value-type="float" office:value="0.002658" calcext:value-type="float">
            <text:p>0,002658</text:p>
          </table:table-cell>
          <table:table-cell office:value-type="float" office:value="0.002619" calcext:value-type="float">
            <text:p>0,002619</text:p>
          </table:table-cell>
          <table:table-cell office:value-type="float" office:value="0.002666" calcext:value-type="float">
            <text:p>0,002666</text:p>
          </table:table-cell>
          <table:table-cell office:value-type="float" office:value="0.002648" calcext:value-type="float">
            <text:p>0,002648</text:p>
          </table:table-cell>
          <table:table-cell office:value-type="float" office:value="0.002651" calcext:value-type="float">
            <text:p>0,002651</text:p>
          </table:table-cell>
          <table:table-cell office:value-type="float" office:value="0.002669" calcext:value-type="float">
            <text:p>0,002669</text:p>
          </table:table-cell>
          <table:table-cell office:value-type="float" office:value="0.002695" calcext:value-type="float">
            <text:p>0,002695</text:p>
          </table:table-cell>
          <table:table-cell office:value-type="float" office:value="0.002662" calcext:value-type="float">
            <text:p>0,002662</text:p>
          </table:table-cell>
          <table:table-cell office:value-type="float" office:value="0.002688" calcext:value-type="float">
            <text:p>0,002688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2685" calcext:value-type="float">
            <text:p>0,002685</text:p>
          </table:table-cell>
          <table:table-cell office:value-type="float" office:value="0.002719" calcext:value-type="float">
            <text:p>0,002719</text:p>
          </table:table-cell>
          <table:table-cell table:formula="of:=AVERAGE([.B62:.AE62])" office:value-type="float" office:value="0.0026628" calcext:value-type="float">
            <text:p>0,00266</text:p>
          </table:table-cell>
          <table:table-cell table:formula="of:=VAR([.B62:.AE62])" office:value-type="float" office:value="0.00000000104375172413793" calcext:value-type="float">
            <text:p>0,000000001</text:p>
          </table:table-cell>
          <table:table-cell table:formula="of:=STDEV([.B62:.AE62])" office:value-type="float" office:value="0.0000323071466418489" calcext:value-type="float">
            <text:p>3,23071466418489E-05</text:p>
          </table:table-cell>
          <table:table-cell table:formula="of:=CONFIDENCE(0.95;[.AH62];30)" office:value-type="float" office:value="0.000000369872856739181" calcext:value-type="float">
            <text:p>3,69872856739181E-07</text:p>
          </table:table-cell>
          <table:table-cell table:formula="of:=[.AF62]+[.AI62]" office:value-type="float" office:value="0.00266316987285674" calcext:value-type="float">
            <text:p>0,0026631699</text:p>
          </table:table-cell>
          <table:table-cell table:formula="of:=[.AF62]-[.AI62]" office:value-type="float" office:value="0.00266243012714326" calcext:value-type="float">
            <text:p>0,0026624301</text:p>
          </table:table-cell>
        </table:table-row>
      </table:table>
      <table:table table:name="result-iterative-32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Médio Iterativ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0021" calcext:value-type="float">
            <text:p>0,00002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table:number-columns-repeated="9"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table:number-columns-repeated="7"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21" calcext:value-type="float">
            <text:p>0,000021</text:p>
          </table:table-cell>
          <table:table-cell table:number-columns-repeated="2" office:value-type="float" office:value="0.000022" calcext:value-type="float">
            <text:p>0,000022</text:p>
          </table:table-cell>
          <table:table-cell table:number-columns-repeated="3"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table:formula="of:=AVERAGE([.B2:.AE2])" office:value-type="float" office:value="0.0000211666666666667" calcext:value-type="float">
            <text:p>2,11666666666667E-05</text:p>
          </table:table-cell>
          <table:table-cell table:formula="of:=VAR([.B2:.AE2])" office:value-type="float" office:value="0.000000000000488505747126437" calcext:value-type="float">
            <text:p>4,88505747126437E-13</text:p>
          </table:table-cell>
          <table:table-cell table:formula="of:=STDEV([.B2:.AE2])" office:value-type="float" office:value="0.000000698931861576246" calcext:value-type="float">
            <text:p>6,98931861576246E-07</text:p>
          </table:table-cell>
          <table:table-cell table:formula="of:=CONFIDENCE(0.95;[.AH2];30)" office:value-type="float" office:value="0.00000000800181851938519" calcext:value-type="float">
            <text:p>0,000000008</text:p>
          </table:table-cell>
          <table:table-cell table:formula="of:=[.AF2]+[.AI2]" office:value-type="float" office:value="0.000021174668485186" calcext:value-type="float">
            <text:p>2,1174668485186E-05</text:p>
          </table:table-cell>
          <table:table-cell table:formula="of:=[.AF2]-[.AI2]" office:value-type="float" office:value="0.0000211586648481473" calcext:value-type="float">
            <text:p>2,11586648481473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35" calcext:value-type="float">
            <text:p>0,000035</text:p>
          </table:table-cell>
          <table:table-cell table:number-columns-repeated="4" office:value-type="float" office:value="0.000032" calcext:value-type="float">
            <text:p>0,000032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33" calcext:value-type="float">
            <text:p>0,000033</text:p>
          </table:table-cell>
          <table:table-cell table:number-columns-repeated="2" office:value-type="float" office:value="0.000032" calcext:value-type="float">
            <text:p>0,000032</text:p>
          </table:table-cell>
          <table:table-cell office:value-type="float" office:value="0.000033" calcext:value-type="float">
            <text:p>0,000033</text:p>
          </table:table-cell>
          <table:table-cell table:number-columns-repeated="4" office:value-type="float" office:value="0.000032" calcext:value-type="float">
            <text:p>0,000032</text:p>
          </table:table-cell>
          <table:table-cell table:number-columns-repeated="2" office:value-type="float" office:value="0.000033" calcext:value-type="float">
            <text:p>0,000033</text:p>
          </table:table-cell>
          <table:table-cell table:number-columns-repeated="6" office:value-type="float" office:value="0.000032" calcext:value-type="float">
            <text:p>0,000032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2" calcext:value-type="float">
            <text:p>0,000032</text:p>
          </table:table-cell>
          <table:table-cell table:number-columns-repeated="2" office:value-type="float" office:value="0.000033" calcext:value-type="float">
            <text:p>0,000033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2" calcext:value-type="float">
            <text:p>0,000032</text:p>
          </table:table-cell>
          <table:table-cell table:formula="of:=AVERAGE([.B3:.AE3])" office:value-type="float" office:value="0.0000326" calcext:value-type="float">
            <text:p>0,0000326</text:p>
          </table:table-cell>
          <table:table-cell table:formula="of:=VAR([.B3:.AE3])" office:value-type="float" office:value="0.00000000000190344827586207" calcext:value-type="float">
            <text:p>1,90344827586207E-12</text:p>
          </table:table-cell>
          <table:table-cell table:formula="of:=STDEV([.B3:.AE3])" office:value-type="float" office:value="0.00000137965512932112" calcext:value-type="float">
            <text:p>1,37965512932112E-06</text:p>
          </table:table-cell>
          <table:table-cell table:formula="of:=CONFIDENCE(0.95;[.AH3];30)" office:value-type="float" office:value="0.0000000157951734225843" calcext:value-type="float">
            <text:p>1,57951734225843E-08</text:p>
          </table:table-cell>
          <table:table-cell table:formula="of:=[.AF3]+[.AI3]" office:value-type="float" office:value="0.0000326157951734226" calcext:value-type="float">
            <text:p>3,26157951734226E-05</text:p>
          </table:table-cell>
          <table:table-cell table:formula="of:=[.AF3]-[.AI3]" office:value-type="float" office:value="0.0000325842048265774" calcext:value-type="float">
            <text:p>3,25842048265774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064" calcext:value-type="float">
            <text:p>0,000064</text:p>
          </table:table-cell>
          <table:table-cell table:number-columns-repeated="2" office:value-type="float" office:value="0.000066" calcext:value-type="float">
            <text:p>0,000066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76" calcext:value-type="float">
            <text:p>0,000076</text:p>
          </table:table-cell>
          <table:table-cell table:number-columns-repeated="4" office:value-type="float" office:value="0.000065" calcext:value-type="float">
            <text:p>0,000065</text:p>
          </table:table-cell>
          <table:table-cell office:value-type="float" office:value="0.000066" calcext:value-type="float">
            <text:p>0,000066</text:p>
          </table:table-cell>
          <table:table-cell table:number-columns-repeated="2" office:value-type="float" office:value="0.000065" calcext:value-type="float">
            <text:p>0,000065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6" calcext:value-type="float">
            <text:p>0,000066</text:p>
          </table:table-cell>
          <table:table-cell table:number-columns-repeated="2" office:value-type="float" office:value="0.000065" calcext:value-type="float">
            <text:p>0,000065</text:p>
          </table:table-cell>
          <table:table-cell office:value-type="float" office:value="0.000069" calcext:value-type="float">
            <text:p>0,000069</text:p>
          </table:table-cell>
          <table:table-cell table:number-columns-repeated="3" office:value-type="float" office:value="0.000065" calcext:value-type="float">
            <text:p>0,000065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4" calcext:value-type="float">
            <text:p>0,000064</text:p>
          </table:table-cell>
          <table:table-cell table:formula="of:=AVERAGE([.B4:.AE4])" office:value-type="float" office:value="0.0000660333333333333" calcext:value-type="float">
            <text:p>6,60333333333333E-05</text:p>
          </table:table-cell>
          <table:table-cell table:formula="of:=VAR([.B4:.AE4])" office:value-type="float" office:value="0.00000000000568850574712643" calcext:value-type="float">
            <text:p>5,68850574712643E-12</text:p>
          </table:table-cell>
          <table:table-cell table:formula="of:=STDEV([.B4:.AE4])" office:value-type="float" office:value="0.00000238505885611371" calcext:value-type="float">
            <text:p>2,38505885611371E-06</text:p>
          </table:table-cell>
          <table:table-cell table:formula="of:=CONFIDENCE(0.95;[.AH4];30)" office:value-type="float" office:value="0.0000000273056776688272" calcext:value-type="float">
            <text:p>2,73056776688272E-08</text:p>
          </table:table-cell>
          <table:table-cell table:formula="of:=[.AF4]+[.AI4]" office:value-type="float" office:value="0.0000660606390110021" calcext:value-type="float">
            <text:p>6,60606390110021E-05</text:p>
          </table:table-cell>
          <table:table-cell table:formula="of:=[.AF4]-[.AI4]" office:value-type="float" office:value="0.0000660060276556645" calcext:value-type="float">
            <text:p>0,000066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22" calcext:value-type="float">
            <text:p>0,000122</text:p>
          </table:table-cell>
          <table:table-cell table:number-columns-repeated="2" office:value-type="float" office:value="0.000117" calcext:value-type="float">
            <text:p>0,000117</text:p>
          </table:table-cell>
          <table:table-cell office:value-type="float" office:value="0.000119" calcext:value-type="float">
            <text:p>0,000119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16" calcext:value-type="float">
            <text:p>0,000116</text:p>
          </table:table-cell>
          <table:table-cell table:number-columns-repeated="3" office:value-type="float" office:value="0.000117" calcext:value-type="float">
            <text:p>0,000117</text:p>
          </table:table-cell>
          <table:table-cell office:value-type="float" office:value="0.000124" calcext:value-type="float">
            <text:p>0,000124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6" calcext:value-type="float">
            <text:p>0,000116</text:p>
          </table:table-cell>
          <table:table-cell table:formula="of:=AVERAGE([.B5:.AE5])" office:value-type="float" office:value="0.000119466666666667" calcext:value-type="float">
            <text:p>0,0001194667</text:p>
          </table:table-cell>
          <table:table-cell table:formula="of:=VAR([.B5:.AE5])" office:value-type="float" office:value="0.0000000000177057471264368" calcext:value-type="float">
            <text:p>1,77057471264368E-11</text:p>
          </table:table-cell>
          <table:table-cell table:formula="of:=STDEV([.B5:.AE5])" office:value-type="float" office:value="0.00000420781975926213" calcext:value-type="float">
            <text:p>4,20781975926213E-06</text:p>
          </table:table-cell>
          <table:table-cell table:formula="of:=CONFIDENCE(0.95;[.AH5];30)" office:value-type="float" office:value="0.000000048173809103458" calcext:value-type="float">
            <text:p>4,8173809103458E-08</text:p>
          </table:table-cell>
          <table:table-cell table:formula="of:=[.AF5]+[.AI5]" office:value-type="float" office:value="0.00011951484047577" calcext:value-type="float">
            <text:p>0,0001195148</text:p>
          </table:table-cell>
          <table:table-cell table:formula="of:=[.AF5]-[.AI5]" office:value-type="float" office:value="0.000119418492857563" calcext:value-type="float">
            <text:p>0,0001194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36" calcext:value-type="float">
            <text:p>0,000236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31" calcext:value-type="float">
            <text:p>0,000231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29" calcext:value-type="float">
            <text:p>0,000229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00229" calcext:value-type="float">
            <text:p>0,000229</text:p>
          </table:table-cell>
          <table:table-cell table:number-columns-repeated="3" office:value-type="float" office:value="0.000231" calcext:value-type="float">
            <text:p>0,000231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31" calcext:value-type="float">
            <text:p>0,00023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32" calcext:value-type="float">
            <text:p>0,000232</text:p>
          </table:table-cell>
          <table:table-cell table:formula="of:=AVERAGE([.B6:.AE6])" office:value-type="float" office:value="0.000232133333333333" calcext:value-type="float">
            <text:p>0,0002321333</text:p>
          </table:table-cell>
          <table:table-cell table:formula="of:=VAR([.B6:.AE6])" office:value-type="float" office:value="0.00000000000956781609195404" calcext:value-type="float">
            <text:p>9,56781609195404E-12</text:p>
          </table:table-cell>
          <table:table-cell table:formula="of:=STDEV([.B6:.AE6])" office:value-type="float" office:value="0.00000309318866090545" calcext:value-type="float">
            <text:p>3,09318866090545E-06</text:p>
          </table:table-cell>
          <table:table-cell table:formula="of:=CONFIDENCE(0.95;[.AH6];30)" office:value-type="float" office:value="0.000000035412800118979" calcext:value-type="float">
            <text:p>3,5412800118979E-08</text:p>
          </table:table-cell>
          <table:table-cell table:formula="of:=[.AF6]+[.AI6]" office:value-type="float" office:value="0.000232168746133452" calcext:value-type="float">
            <text:p>0,0002321687</text:p>
          </table:table-cell>
          <table:table-cell table:formula="of:=[.AF6]-[.AI6]" office:value-type="float" office:value="0.000232097920533214" calcext:value-type="float">
            <text:p>0,00023209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35" calcext:value-type="float">
            <text:p>0,000335</text:p>
          </table:table-cell>
          <table:table-cell table:number-columns-repeated="2" office:value-type="float" office:value="0.000334" calcext:value-type="float">
            <text:p>0,000334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33" calcext:value-type="float">
            <text:p>0,000333</text:p>
          </table:table-cell>
          <table:table-cell table:formula="of:=AVERAGE([.B7:.AE7])" office:value-type="float" office:value="0.000338466666666667" calcext:value-type="float">
            <text:p>0,0003384667</text:p>
          </table:table-cell>
          <table:table-cell table:formula="of:=VAR([.B7:.AE7])" office:value-type="float" office:value="0.0000000000161885057471264" calcext:value-type="float">
            <text:p>1,61885057471264E-11</text:p>
          </table:table-cell>
          <table:table-cell table:formula="of:=STDEV([.B7:.AE7])" office:value-type="float" office:value="0.00000402349422108773" calcext:value-type="float">
            <text:p>4,02349422108773E-06</text:p>
          </table:table-cell>
          <table:table-cell table:formula="of:=CONFIDENCE(0.95;[.AH7];30)" office:value-type="float" office:value="0.0000000460635325714464" calcext:value-type="float">
            <text:p>4,60635325714464E-08</text:p>
          </table:table-cell>
          <table:table-cell table:formula="of:=[.AF7]+[.AI7]" office:value-type="float" office:value="0.000338512730199238" calcext:value-type="float">
            <text:p>0,0003385127</text:p>
          </table:table-cell>
          <table:table-cell table:formula="of:=[.AF7]-[.AI7]" office:value-type="float" office:value="0.000338420603134095" calcext:value-type="float">
            <text:p>0,00033842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392" calcext:value-type="float">
            <text:p>0,000392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405" calcext:value-type="float">
            <text:p>0,000405</text:p>
          </table:table-cell>
          <table:table-cell table:number-columns-repeated="2" office:value-type="float" office:value="0.00039" calcext:value-type="float">
            <text:p>0,00039</text:p>
          </table:table-cell>
          <table:table-cell office:value-type="float" office:value="0.000402" calcext:value-type="float">
            <text:p>0,000402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0393" calcext:value-type="float">
            <text:p>0,000393</text:p>
          </table:table-cell>
          <table:table-cell office:value-type="float" office:value="0.000397" calcext:value-type="float">
            <text:p>0,000397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391" calcext:value-type="float">
            <text:p>0,000391</text:p>
          </table:table-cell>
          <table:table-cell office:value-type="float" office:value="0.000393" calcext:value-type="float">
            <text:p>0,000393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39" calcext:value-type="float">
            <text:p>0,00039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391" calcext:value-type="float">
            <text:p>0,000391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393" calcext:value-type="float">
            <text:p>0,000393</text:p>
          </table:table-cell>
          <table:table-cell office:value-type="float" office:value="0.000388" calcext:value-type="float">
            <text:p>0,000388</text:p>
          </table:table-cell>
          <table:table-cell table:formula="of:=AVERAGE([.B8:.AE8])" office:value-type="float" office:value="0.000391933333333333" calcext:value-type="float">
            <text:p>0,0003919333</text:p>
          </table:table-cell>
          <table:table-cell table:formula="of:=VAR([.B8:.AE8])" office:value-type="float" office:value="0.000000000087167816091954" calcext:value-type="float">
            <text:p>8,7167816091954E-11</text:p>
          </table:table-cell>
          <table:table-cell table:formula="of:=STDEV([.B8:.AE8])" office:value-type="float" office:value="0.00000933637060596643" calcext:value-type="float">
            <text:p>9,33637060596643E-06</text:p>
          </table:table-cell>
          <table:table-cell table:formula="of:=CONFIDENCE(0.95;[.AH8];30)" office:value-type="float" office:value="0.000000106888735978043" calcext:value-type="float">
            <text:p>1,06888735978043E-07</text:p>
          </table:table-cell>
          <table:table-cell table:formula="of:=[.AF8]+[.AI8]" office:value-type="float" office:value="0.000392040222069311" calcext:value-type="float">
            <text:p>0,0003920402</text:p>
          </table:table-cell>
          <table:table-cell table:formula="of:=[.AF8]-[.AI8]" office:value-type="float" office:value="0.000391826444597355" calcext:value-type="float">
            <text:p>0,0003918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437" calcext:value-type="float">
            <text:p>0,000437</text:p>
          </table:table-cell>
          <table:table-cell office:value-type="float" office:value="0.000439" calcext:value-type="float">
            <text:p>0,000439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0438" calcext:value-type="float">
            <text:p>0,000438</text:p>
          </table:table-cell>
          <table:table-cell office:value-type="float" office:value="0.000439" calcext:value-type="float">
            <text:p>0,000439</text:p>
          </table:table-cell>
          <table:table-cell table:number-columns-repeated="2" office:value-type="float" office:value="0.000441" calcext:value-type="float">
            <text:p>0,000441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41" calcext:value-type="float">
            <text:p>0,000441</text:p>
          </table:table-cell>
          <table:table-cell office:value-type="float" office:value="0.000437" calcext:value-type="float">
            <text:p>0,000437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39" calcext:value-type="float">
            <text:p>0,000439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39" calcext:value-type="float">
            <text:p>0,000439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441" calcext:value-type="float">
            <text:p>0,000441</text:p>
          </table:table-cell>
          <table:table-cell table:formula="of:=AVERAGE([.B9:.AE9])" office:value-type="float" office:value="0.0004364" calcext:value-type="float">
            <text:p>0,0004364</text:p>
          </table:table-cell>
          <table:table-cell table:formula="of:=VAR([.B9:.AE9])" office:value-type="float" office:value="0.000000000146731034482759" calcext:value-type="float">
            <text:p>1,46731034482759E-10</text:p>
          </table:table-cell>
          <table:table-cell table:formula="of:=STDEV([.B9:.AE9])" office:value-type="float" office:value="0.0000121132586236222" calcext:value-type="float">
            <text:p>1,21132586236222E-05</text:p>
          </table:table-cell>
          <table:table-cell table:formula="of:=CONFIDENCE(0.95;[.AH9];30)" office:value-type="float" office:value="0.000000138680324239345" calcext:value-type="float">
            <text:p>1,38680324239345E-07</text:p>
          </table:table-cell>
          <table:table-cell table:formula="of:=[.AF9]+[.AI9]" office:value-type="float" office:value="0.000436538680324239" calcext:value-type="float">
            <text:p>0,0004365387</text:p>
          </table:table-cell>
          <table:table-cell table:formula="of:=[.AF9]-[.AI9]" office:value-type="float" office:value="0.000436261319675761" calcext:value-type="float">
            <text:p>0,00043626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609" calcext:value-type="float">
            <text:p>0,000609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0596" calcext:value-type="float">
            <text:p>0,000596</text:p>
          </table:table-cell>
          <table:table-cell table:number-columns-repeated="2" office:value-type="float" office:value="0.000609" calcext:value-type="float">
            <text:p>0,000609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605" calcext:value-type="float">
            <text:p>0,000605</text:p>
          </table:table-cell>
          <table:table-cell table:number-columns-repeated="2" office:value-type="float" office:value="0.000598" calcext:value-type="float">
            <text:p>0,000598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0.00058" calcext:value-type="float">
            <text:p>0,00058</text:p>
          </table:table-cell>
          <table:table-cell table:number-columns-repeated="2" office:value-type="float" office:value="0.000601" calcext:value-type="float">
            <text:p>0,000601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000605" calcext:value-type="float">
            <text:p>0,000605</text:p>
          </table:table-cell>
          <table:table-cell table:formula="of:=AVERAGE([.B10:.AE10])" office:value-type="float" office:value="0.000599966666666667" calcext:value-type="float">
            <text:p>0,0005999667</text:p>
          </table:table-cell>
          <table:table-cell table:formula="of:=VAR([.B10:.AE10])" office:value-type="float" office:value="0.0000000000436885057471263" calcext:value-type="float">
            <text:p>4,36885057471263E-11</text:p>
          </table:table-cell>
          <table:table-cell table:formula="of:=STDEV([.B10:.AE10])" office:value-type="float" office:value="0.00000660972811446328" calcext:value-type="float">
            <text:p>6,60972811446328E-06</text:p>
          </table:table-cell>
          <table:table-cell table:formula="of:=CONFIDENCE(0.95;[.AH10];30)" office:value-type="float" office:value="0.0000000756723906034772" calcext:value-type="float">
            <text:p>7,56723906034772E-08</text:p>
          </table:table-cell>
          <table:table-cell table:formula="of:=[.AF10]+[.AI10]" office:value-type="float" office:value="0.00060004233905727" calcext:value-type="float">
            <text:p>0,0006000423</text:p>
          </table:table-cell>
          <table:table-cell table:formula="of:=[.AF10]-[.AI10]" office:value-type="float" office:value="0.000599890994276063" calcext:value-type="float">
            <text:p>0,0005998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633" calcext:value-type="float">
            <text:p>0,000633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17" calcext:value-type="float">
            <text:p>0,000617</text:p>
          </table:table-cell>
          <table:table-cell office:value-type="float" office:value="0.000616" calcext:value-type="float">
            <text:p>0,000616</text:p>
          </table:table-cell>
          <table:table-cell office:value-type="float" office:value="0.000618" calcext:value-type="float">
            <text:p>0,000618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616" calcext:value-type="float">
            <text:p>0,000616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641" calcext:value-type="float">
            <text:p>0,000641</text:p>
          </table:table-cell>
          <table:table-cell office:value-type="float" office:value="0.000612" calcext:value-type="float">
            <text:p>0,000612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718" calcext:value-type="float">
            <text:p>0,000718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616" calcext:value-type="float">
            <text:p>0,000616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0601" calcext:value-type="float">
            <text:p>0,000601</text:p>
          </table:table-cell>
          <table:table-cell table:formula="of:=AVERAGE([.B11:.AE11])" office:value-type="float" office:value="0.000622966666666667" calcext:value-type="float">
            <text:p>0,0006229667</text:p>
          </table:table-cell>
          <table:table-cell table:formula="of:=VAR([.B11:.AE11])" office:value-type="float" office:value="0.000000000397895402298851" calcext:value-type="float">
            <text:p>3,97895402298851E-10</text:p>
          </table:table-cell>
          <table:table-cell table:formula="of:=STDEV([.B11:.AE11])" office:value-type="float" office:value="0.0000199473156664963" calcext:value-type="float">
            <text:p>1,99473156664963E-05</text:p>
          </table:table-cell>
          <table:table-cell table:formula="of:=CONFIDENCE(0.95;[.AH11];30)" office:value-type="float" office:value="0.000000228369614674921" calcext:value-type="float">
            <text:p>2,28369614674921E-07</text:p>
          </table:table-cell>
          <table:table-cell table:formula="of:=[.AF11]+[.AI11]" office:value-type="float" office:value="0.000623195036281342" calcext:value-type="float">
            <text:p>0,000623195</text:p>
          </table:table-cell>
          <table:table-cell table:formula="of:=[.AF11]-[.AI11]" office:value-type="float" office:value="0.000622738297051992" calcext:value-type="float">
            <text:p>0,00062273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885" calcext:value-type="float">
            <text:p>0,000885</text:p>
          </table:table-cell>
          <table:table-cell office:value-type="float" office:value="0.000886" calcext:value-type="float">
            <text:p>0,000886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871" calcext:value-type="float">
            <text:p>0,000871</text:p>
          </table:table-cell>
          <table:table-cell office:value-type="float" office:value="0.000876" calcext:value-type="float">
            <text:p>0,000876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0.000885" calcext:value-type="float">
            <text:p>0,000885</text:p>
          </table:table-cell>
          <table:table-cell office:value-type="float" office:value="0.000891" calcext:value-type="float">
            <text:p>0,000891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92" calcext:value-type="float">
            <text:p>0,000892</text:p>
          </table:table-cell>
          <table:table-cell office:value-type="float" office:value="0.001016" calcext:value-type="float">
            <text:p>0,001016</text:p>
          </table:table-cell>
          <table:table-cell office:value-type="float" office:value="0.000885" calcext:value-type="float">
            <text:p>0,000885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0.000891" calcext:value-type="float">
            <text:p>0,000891</text:p>
          </table:table-cell>
          <table:table-cell office:value-type="float" office:value="0.000894" calcext:value-type="float">
            <text:p>0,000894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0883" calcext:value-type="float">
            <text:p>0,000883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856" calcext:value-type="float">
            <text:p>0,000856</text:p>
          </table:table-cell>
          <table:table-cell table:number-columns-repeated="2" office:value-type="float" office:value="0.000864" calcext:value-type="float">
            <text:p>0,000864</text:p>
          </table:table-cell>
          <table:table-cell office:value-type="float" office:value="0.000878" calcext:value-type="float">
            <text:p>0,000878</text:p>
          </table:table-cell>
          <table:table-cell office:value-type="float" office:value="0.000883" calcext:value-type="float">
            <text:p>0,000883</text:p>
          </table:table-cell>
          <table:table-cell office:value-type="float" office:value="0.000891" calcext:value-type="float">
            <text:p>0,000891</text:p>
          </table:table-cell>
          <table:table-cell office:value-type="float" office:value="0.000881" calcext:value-type="float">
            <text:p>0,000881</text:p>
          </table:table-cell>
          <table:table-cell office:value-type="float" office:value="0.000886" calcext:value-type="float">
            <text:p>0,000886</text:p>
          </table:table-cell>
          <table:table-cell table:formula="of:=AVERAGE([.B12:.AE12])" office:value-type="float" office:value="0.000886533333333333" calcext:value-type="float">
            <text:p>0,0008865333</text:p>
          </table:table-cell>
          <table:table-cell table:formula="of:=VAR([.B12:.AE12])" office:value-type="float" office:value="0.000000000760119540229885" calcext:value-type="float">
            <text:p>7,60119540229885E-10</text:p>
          </table:table-cell>
          <table:table-cell table:formula="of:=STDEV([.B12:.AE12])" office:value-type="float" office:value="0.0000275702655088754" calcext:value-type="float">
            <text:p>2,75702655088754E-05</text:p>
          </table:table-cell>
          <table:table-cell table:formula="of:=CONFIDENCE(0.95;[.AH12];30)" office:value-type="float" office:value="0.00000031564201499665" calcext:value-type="float">
            <text:p>3,1564201499665E-07</text:p>
          </table:table-cell>
          <table:table-cell table:formula="of:=[.AF12]+[.AI12]" office:value-type="float" office:value="0.00088684897534833" calcext:value-type="float">
            <text:p>0,000886849</text:p>
          </table:table-cell>
          <table:table-cell table:formula="of:=[.AF12]-[.AI12]" office:value-type="float" office:value="0.000886217691318337" calcext:value-type="float">
            <text:p>0,00088621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215" calcext:value-type="float">
            <text:p>0,001215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234" calcext:value-type="float">
            <text:p>0,001234</text:p>
          </table:table-cell>
          <table:table-cell office:value-type="float" office:value="0.001145" calcext:value-type="float">
            <text:p>0,001145</text:p>
          </table:table-cell>
          <table:table-cell office:value-type="float" office:value="0.001229" calcext:value-type="float">
            <text:p>0,001229</text:p>
          </table:table-cell>
          <table:table-cell office:value-type="float" office:value="0.001187" calcext:value-type="float">
            <text:p>0,001187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1261" calcext:value-type="float">
            <text:p>0,001261</text:p>
          </table:table-cell>
          <table:table-cell office:value-type="float" office:value="0.001214" calcext:value-type="float">
            <text:p>0,001214</text:p>
          </table:table-cell>
          <table:table-cell office:value-type="float" office:value="0.001194" calcext:value-type="float">
            <text:p>0,001194</text:p>
          </table:table-cell>
          <table:table-cell office:value-type="float" office:value="0.001218" calcext:value-type="float">
            <text:p>0,00121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23" calcext:value-type="float">
            <text:p>0,00123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234" calcext:value-type="float">
            <text:p>0,001234</text:p>
          </table:table-cell>
          <table:table-cell office:value-type="float" office:value="0.00118" calcext:value-type="float">
            <text:p>0,00118</text:p>
          </table:table-cell>
          <table:table-cell office:value-type="float" office:value="0.001211" calcext:value-type="float">
            <text:p>0,001211</text:p>
          </table:table-cell>
          <table:table-cell office:value-type="float" office:value="0.001201" calcext:value-type="float">
            <text:p>0,001201</text:p>
          </table:table-cell>
          <table:table-cell office:value-type="float" office:value="0.001155" calcext:value-type="float">
            <text:p>0,001155</text:p>
          </table:table-cell>
          <table:table-cell office:value-type="float" office:value="0.001218" calcext:value-type="float">
            <text:p>0,001218</text:p>
          </table:table-cell>
          <table:table-cell office:value-type="float" office:value="0.001201" calcext:value-type="float">
            <text:p>0,001201</text:p>
          </table:table-cell>
          <table:table-cell office:value-type="float" office:value="0.001234" calcext:value-type="float">
            <text:p>0,001234</text:p>
          </table:table-cell>
          <table:table-cell office:value-type="float" office:value="0.001207" calcext:value-type="float">
            <text:p>0,001207</text:p>
          </table:table-cell>
          <table:table-cell office:value-type="float" office:value="0.001188" calcext:value-type="float">
            <text:p>0,001188</text:p>
          </table:table-cell>
          <table:table-cell office:value-type="float" office:value="0.001216" calcext:value-type="float">
            <text:p>0,001216</text:p>
          </table:table-cell>
          <table:table-cell office:value-type="float" office:value="0.00117" calcext:value-type="float">
            <text:p>0,00117</text:p>
          </table:table-cell>
          <table:table-cell table:formula="of:=AVERAGE([.B13:.AE13])" office:value-type="float" office:value="0.001199" calcext:value-type="float">
            <text:p>0,001199</text:p>
          </table:table-cell>
          <table:table-cell table:formula="of:=VAR([.B13:.AE13])" office:value-type="float" office:value="0.000000000787862068965515" calcext:value-type="float">
            <text:p>7,87862068965515E-10</text:p>
          </table:table-cell>
          <table:table-cell table:formula="of:=STDEV([.B13:.AE13])" office:value-type="float" office:value="0.0000280688807928908" calcext:value-type="float">
            <text:p>2,80688807928908E-05</text:p>
          </table:table-cell>
          <table:table-cell table:formula="of:=CONFIDENCE(0.95;[.AH13];30)" office:value-type="float" office:value="0.000000321350481347984" calcext:value-type="float">
            <text:p>3,21350481347984E-07</text:p>
          </table:table-cell>
          <table:table-cell table:formula="of:=[.AF13]+[.AI13]" office:value-type="float" office:value="0.00119932135048135" calcext:value-type="float">
            <text:p>0,0011993214</text:p>
          </table:table-cell>
          <table:table-cell table:formula="of:=[.AF13]-[.AI13]" office:value-type="float" office:value="0.00119867864951865" calcext:value-type="float">
            <text:p>0,00119867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207" calcext:value-type="float">
            <text:p>0,001207</text:p>
          </table:table-cell>
          <table:table-cell office:value-type="float" office:value="0.001234" calcext:value-type="float">
            <text:p>0,001234</text:p>
          </table:table-cell>
          <table:table-cell office:value-type="float" office:value="0.001193" calcext:value-type="float">
            <text:p>0,001193</text:p>
          </table:table-cell>
          <table:table-cell office:value-type="float" office:value="0.001269" calcext:value-type="float">
            <text:p>0,001269</text:p>
          </table:table-cell>
          <table:table-cell office:value-type="float" office:value="0.001223" calcext:value-type="float">
            <text:p>0,001223</text:p>
          </table:table-cell>
          <table:table-cell office:value-type="float" office:value="0.001294" calcext:value-type="float">
            <text:p>0,001294</text:p>
          </table:table-cell>
          <table:table-cell office:value-type="float" office:value="0.001235" calcext:value-type="float">
            <text:p>0,001235</text:p>
          </table:table-cell>
          <table:table-cell office:value-type="float" office:value="0.001272" calcext:value-type="float">
            <text:p>0,001272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1232" calcext:value-type="float">
            <text:p>0,001232</text:p>
          </table:table-cell>
          <table:table-cell office:value-type="float" office:value="0.001191" calcext:value-type="float">
            <text:p>0,001191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0.001276" calcext:value-type="float">
            <text:p>0,001276</text:p>
          </table:table-cell>
          <table:table-cell office:value-type="float" office:value="0.001219" calcext:value-type="float">
            <text:p>0,001219</text:p>
          </table:table-cell>
          <table:table-cell office:value-type="float" office:value="0.001269" calcext:value-type="float">
            <text:p>0,001269</text:p>
          </table:table-cell>
          <table:table-cell office:value-type="float" office:value="0.001231" calcext:value-type="float">
            <text:p>0,001231</text:p>
          </table:table-cell>
          <table:table-cell office:value-type="float" office:value="0.001214" calcext:value-type="float">
            <text:p>0,001214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001252" calcext:value-type="float">
            <text:p>0,001252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199" calcext:value-type="float">
            <text:p>0,001199</text:p>
          </table:table-cell>
          <table:table-cell office:value-type="float" office:value="0.001209" calcext:value-type="float">
            <text:p>0,001209</text:p>
          </table:table-cell>
          <table:table-cell office:value-type="float" office:value="0.001317" calcext:value-type="float">
            <text:p>0,001317</text:p>
          </table:table-cell>
          <table:table-cell office:value-type="float" office:value="0.001193" calcext:value-type="float">
            <text:p>0,001193</text:p>
          </table:table-cell>
          <table:table-cell office:value-type="float" office:value="0.001243" calcext:value-type="float">
            <text:p>0,001243</text:p>
          </table:table-cell>
          <table:table-cell office:value-type="float" office:value="0.001188" calcext:value-type="float">
            <text:p>0,001188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29" calcext:value-type="float">
            <text:p>0,00129</text:p>
          </table:table-cell>
          <table:table-cell table:formula="of:=AVERAGE([.B14:.AE14])" office:value-type="float" office:value="0.00123496666666667" calcext:value-type="float">
            <text:p>0,0012349667</text:p>
          </table:table-cell>
          <table:table-cell table:formula="of:=VAR([.B14:.AE14])" office:value-type="float" office:value="0.00000000118403333333333" calcext:value-type="float">
            <text:p>1,18403333333333E-09</text:p>
          </table:table-cell>
          <table:table-cell table:formula="of:=STDEV([.B14:.AE14])" office:value-type="float" office:value="0.0000344097854299229" calcext:value-type="float">
            <text:p>3,44097854299229E-05</text:p>
          </table:table-cell>
          <table:table-cell table:formula="of:=CONFIDENCE(0.95;[.AH14];30)" office:value-type="float" office:value="0.000000393945209022626" calcext:value-type="float">
            <text:p>3,93945209022626E-07</text:p>
          </table:table-cell>
          <table:table-cell table:formula="of:=[.AF14]+[.AI14]" office:value-type="float" office:value="0.00123536061187569" calcext:value-type="float">
            <text:p>0,0012353606</text:p>
          </table:table-cell>
          <table:table-cell table:formula="of:=[.AF14]-[.AI14]" office:value-type="float" office:value="0.00123457272145764" calcext:value-type="float">
            <text:p>0,00123457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307" calcext:value-type="float">
            <text:p>0,001307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01379" calcext:value-type="float">
            <text:p>0,001379</text:p>
          </table:table-cell>
          <table:table-cell office:value-type="float" office:value="0.001364" calcext:value-type="float">
            <text:p>0,001364</text:p>
          </table:table-cell>
          <table:table-cell office:value-type="float" office:value="0.001324" calcext:value-type="float">
            <text:p>0,001324</text:p>
          </table:table-cell>
          <table:table-cell office:value-type="float" office:value="0.001377" calcext:value-type="float">
            <text:p>0,001377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1341" calcext:value-type="float">
            <text:p>0,001341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359" calcext:value-type="float">
            <text:p>0,001359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336" calcext:value-type="float">
            <text:p>0,001336</text:p>
          </table:table-cell>
          <table:table-cell office:value-type="float" office:value="0.001362" calcext:value-type="float">
            <text:p>0,001362</text:p>
          </table:table-cell>
          <table:table-cell office:value-type="float" office:value="0.001347" calcext:value-type="float">
            <text:p>0,001347</text:p>
          </table:table-cell>
          <table:table-cell office:value-type="float" office:value="0.001306" calcext:value-type="float">
            <text:p>0,001306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001355" calcext:value-type="float">
            <text:p>0,001355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0.001267" calcext:value-type="float">
            <text:p>0,001267</text:p>
          </table:table-cell>
          <table:table-cell office:value-type="float" office:value="0.001314" calcext:value-type="float">
            <text:p>0,001314</text:p>
          </table:table-cell>
          <table:table-cell office:value-type="float" office:value="0.00135" calcext:value-type="float">
            <text:p>0,00135</text:p>
          </table:table-cell>
          <table:table-cell office:value-type="float" office:value="0.001379" calcext:value-type="float">
            <text:p>0,001379</text:p>
          </table:table-cell>
          <table:table-cell office:value-type="float" office:value="0.001287" calcext:value-type="float">
            <text:p>0,001287</text:p>
          </table:table-cell>
          <table:table-cell office:value-type="float" office:value="0.001335" calcext:value-type="float">
            <text:p>0,001335</text:p>
          </table:table-cell>
          <table:table-cell office:value-type="float" office:value="0.001399" calcext:value-type="float">
            <text:p>0,001399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1362" calcext:value-type="float">
            <text:p>0,001362</text:p>
          </table:table-cell>
          <table:table-cell office:value-type="float" office:value="0.001345" calcext:value-type="float">
            <text:p>0,001345</text:p>
          </table:table-cell>
          <table:table-cell office:value-type="float" office:value="0.001303" calcext:value-type="float">
            <text:p>0,001303</text:p>
          </table:table-cell>
          <table:table-cell office:value-type="float" office:value="0.001361" calcext:value-type="float">
            <text:p>0,001361</text:p>
          </table:table-cell>
          <table:table-cell table:formula="of:=AVERAGE([.B15:.AE15])" office:value-type="float" office:value="0.00134093333333333" calcext:value-type="float">
            <text:p>0,0013409333</text:p>
          </table:table-cell>
          <table:table-cell table:formula="of:=VAR([.B15:.AE15])" office:value-type="float" office:value="0.00000000126834022988506" calcext:value-type="float">
            <text:p>1,26834022988506E-09</text:p>
          </table:table-cell>
          <table:table-cell table:formula="of:=STDEV([.B15:.AE15])" office:value-type="float" office:value="0.0000356137646126474" calcext:value-type="float">
            <text:p>3,56137646126474E-05</text:p>
          </table:table-cell>
          <table:table-cell table:formula="of:=CONFIDENCE(0.95;[.AH15];30)" office:value-type="float" office:value="0.000000407729131964059" calcext:value-type="float">
            <text:p>4,07729131964059E-07</text:p>
          </table:table-cell>
          <table:table-cell table:formula="of:=[.AF15]+[.AI15]" office:value-type="float" office:value="0.0013413410624653" calcext:value-type="float">
            <text:p>0,0013413411</text:p>
          </table:table-cell>
          <table:table-cell table:formula="of:=[.AF15]-[.AI15]" office:value-type="float" office:value="0.00134052560420137" calcext:value-type="float">
            <text:p>0,0013405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01451" calcext:value-type="float">
            <text:p>0,001451</text:p>
          </table:table-cell>
          <table:table-cell office:value-type="float" office:value="0.001392" calcext:value-type="float">
            <text:p>0,001392</text:p>
          </table:table-cell>
          <table:table-cell office:value-type="float" office:value="0.00144" calcext:value-type="float">
            <text:p>0,00144</text:p>
          </table:table-cell>
          <table:table-cell office:value-type="float" office:value="0.001463" calcext:value-type="float">
            <text:p>0,001463</text:p>
          </table:table-cell>
          <table:table-cell office:value-type="float" office:value="0.001464" calcext:value-type="float">
            <text:p>0,001464</text:p>
          </table:table-cell>
          <table:table-cell office:value-type="float" office:value="0.001454" calcext:value-type="float">
            <text:p>0,001454</text:p>
          </table:table-cell>
          <table:table-cell office:value-type="float" office:value="0.001427" calcext:value-type="float">
            <text:p>0,001427</text:p>
          </table:table-cell>
          <table:table-cell office:value-type="float" office:value="0.001449" calcext:value-type="float">
            <text:p>0,001449</text:p>
          </table:table-cell>
          <table:table-cell office:value-type="float" office:value="0.001472" calcext:value-type="float">
            <text:p>0,001472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416" calcext:value-type="float">
            <text:p>0,001416</text:p>
          </table:table-cell>
          <table:table-cell office:value-type="float" office:value="0.001422" calcext:value-type="float">
            <text:p>0,001422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0.001451" calcext:value-type="float">
            <text:p>0,001451</text:p>
          </table:table-cell>
          <table:table-cell office:value-type="float" office:value="0.001429" calcext:value-type="float">
            <text:p>0,001429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392" calcext:value-type="float">
            <text:p>0,001392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459" calcext:value-type="float">
            <text:p>0,001459</text:p>
          </table:table-cell>
          <table:table-cell office:value-type="float" office:value="0.001451" calcext:value-type="float">
            <text:p>0,001451</text:p>
          </table:table-cell>
          <table:table-cell office:value-type="float" office:value="0.001482" calcext:value-type="float">
            <text:p>0,001482</text:p>
          </table:table-cell>
          <table:table-cell office:value-type="float" office:value="0.001415" calcext:value-type="float">
            <text:p>0,001415</text:p>
          </table:table-cell>
          <table:table-cell office:value-type="float" office:value="0.001396" calcext:value-type="float">
            <text:p>0,001396</text:p>
          </table:table-cell>
          <table:table-cell office:value-type="float" office:value="0.001426" calcext:value-type="float">
            <text:p>0,001426</text:p>
          </table:table-cell>
          <table:table-cell office:value-type="float" office:value="0.001468" calcext:value-type="float">
            <text:p>0,001468</text:p>
          </table:table-cell>
          <table:table-cell office:value-type="float" office:value="0.00144" calcext:value-type="float">
            <text:p>0,00144</text:p>
          </table:table-cell>
          <table:table-cell table:formula="of:=AVERAGE([.B16:.AE16])" office:value-type="float" office:value="0.0014421" calcext:value-type="float">
            <text:p>0,0014421</text:p>
          </table:table-cell>
          <table:table-cell table:formula="of:=VAR([.B16:.AE16])" office:value-type="float" office:value="0.00000000073174827586207" calcext:value-type="float">
            <text:p>7,3174827586207E-10</text:p>
          </table:table-cell>
          <table:table-cell table:formula="of:=STDEV([.B16:.AE16])" office:value-type="float" office:value="0.0000270508461210009" calcext:value-type="float">
            <text:p>2,70508461210009E-05</text:p>
          </table:table-cell>
          <table:table-cell table:formula="of:=CONFIDENCE(0.95;[.AH16];30)" office:value-type="float" office:value="0.000000309695369971985" calcext:value-type="float">
            <text:p>3,09695369971985E-07</text:p>
          </table:table-cell>
          <table:table-cell table:formula="of:=[.AF16]+[.AI16]" office:value-type="float" office:value="0.00144240969536997" calcext:value-type="float">
            <text:p>0,0014424097</text:p>
          </table:table-cell>
          <table:table-cell table:formula="of:=[.AF16]-[.AI16]" office:value-type="float" office:value="0.00144179030463003" calcext:value-type="float">
            <text:p>0,00144179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585" calcext:value-type="float">
            <text:p>0,001585</text:p>
          </table:table-cell>
          <table:table-cell office:value-type="float" office:value="0.001641" calcext:value-type="float">
            <text:p>0,001641</text:p>
          </table:table-cell>
          <table:table-cell office:value-type="float" office:value="0.001596" calcext:value-type="float">
            <text:p>0,001596</text:p>
          </table:table-cell>
          <table:table-cell office:value-type="float" office:value="0.001604" calcext:value-type="float">
            <text:p>0,001604</text:p>
          </table:table-cell>
          <table:table-cell office:value-type="float" office:value="0.001612" calcext:value-type="float">
            <text:p>0,001612</text:p>
          </table:table-cell>
          <table:table-cell table:number-columns-repeated="2" office:value-type="float" office:value="0.001605" calcext:value-type="float">
            <text:p>0,001605</text:p>
          </table:table-cell>
          <table:table-cell office:value-type="float" office:value="0.001685" calcext:value-type="float">
            <text:p>0,001685</text:p>
          </table:table-cell>
          <table:table-cell office:value-type="float" office:value="0.001679" calcext:value-type="float">
            <text:p>0,001679</text:p>
          </table:table-cell>
          <table:table-cell office:value-type="float" office:value="0.001686" calcext:value-type="float">
            <text:p>0,001686</text:p>
          </table:table-cell>
          <table:table-cell office:value-type="float" office:value="0.001663" calcext:value-type="float">
            <text:p>0,001663</text:p>
          </table:table-cell>
          <table:table-cell office:value-type="float" office:value="0.001674" calcext:value-type="float">
            <text:p>0,001674</text:p>
          </table:table-cell>
          <table:table-cell office:value-type="float" office:value="0.001704" calcext:value-type="float">
            <text:p>0,001704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667" calcext:value-type="float">
            <text:p>0,001667</text:p>
          </table:table-cell>
          <table:table-cell office:value-type="float" office:value="0.001648" calcext:value-type="float">
            <text:p>0,001648</text:p>
          </table:table-cell>
          <table:table-cell office:value-type="float" office:value="0.001683" calcext:value-type="float">
            <text:p>0,001683</text:p>
          </table:table-cell>
          <table:table-cell office:value-type="float" office:value="0.001646" calcext:value-type="float">
            <text:p>0,001646</text:p>
          </table:table-cell>
          <table:table-cell office:value-type="float" office:value="0.001643" calcext:value-type="float">
            <text:p>0,001643</text:p>
          </table:table-cell>
          <table:table-cell office:value-type="float" office:value="0.00163" calcext:value-type="float">
            <text:p>0,00163</text:p>
          </table:table-cell>
          <table:table-cell office:value-type="float" office:value="0.001627" calcext:value-type="float">
            <text:p>0,001627</text:p>
          </table:table-cell>
          <table:table-cell office:value-type="float" office:value="0.001615" calcext:value-type="float">
            <text:p>0,001615</text:p>
          </table:table-cell>
          <table:table-cell office:value-type="float" office:value="0.001679" calcext:value-type="float">
            <text:p>0,001679</text:p>
          </table:table-cell>
          <table:table-cell office:value-type="float" office:value="0.001635" calcext:value-type="float">
            <text:p>0,001635</text:p>
          </table:table-cell>
          <table:table-cell office:value-type="float" office:value="0.001614" calcext:value-type="float">
            <text:p>0,001614</text:p>
          </table:table-cell>
          <table:table-cell office:value-type="float" office:value="0.001621" calcext:value-type="float">
            <text:p>0,001621</text:p>
          </table:table-cell>
          <table:table-cell office:value-type="float" office:value="0.001622" calcext:value-type="float">
            <text:p>0,001622</text:p>
          </table:table-cell>
          <table:table-cell office:value-type="float" office:value="0.001617" calcext:value-type="float">
            <text:p>0,001617</text:p>
          </table:table-cell>
          <table:table-cell office:value-type="float" office:value="0.001651" calcext:value-type="float">
            <text:p>0,001651</text:p>
          </table:table-cell>
          <table:table-cell table:formula="of:=AVERAGE([.B17:.AE17])" office:value-type="float" office:value="0.0016439" calcext:value-type="float">
            <text:p>0,0016439</text:p>
          </table:table-cell>
          <table:table-cell table:formula="of:=VAR([.B17:.AE17])" office:value-type="float" office:value="0.00000000113161034482759" calcext:value-type="float">
            <text:p>1,13161034482759E-09</text:p>
          </table:table-cell>
          <table:table-cell table:formula="of:=STDEV([.B17:.AE17])" office:value-type="float" office:value="0.0000336394165351836" calcext:value-type="float">
            <text:p>3,36394165351836E-05</text:p>
          </table:table-cell>
          <table:table-cell table:formula="of:=CONFIDENCE(0.95;[.AH17];30)" office:value-type="float" office:value="0.000000385125533704376" calcext:value-type="float">
            <text:p>3,85125533704376E-07</text:p>
          </table:table-cell>
          <table:table-cell table:formula="of:=[.AF17]+[.AI17]" office:value-type="float" office:value="0.0016442851255337" calcext:value-type="float">
            <text:p>0,0016442851</text:p>
          </table:table-cell>
          <table:table-cell table:formula="of:=[.AF17]-[.AI17]" office:value-type="float" office:value="0.0016435148744663" calcext:value-type="float">
            <text:p>0,00164351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756" calcext:value-type="float">
            <text:p>0,001756</text:p>
          </table:table-cell>
          <table:table-cell office:value-type="float" office:value="0.001752" calcext:value-type="float">
            <text:p>0,001752</text:p>
          </table:table-cell>
          <table:table-cell office:value-type="float" office:value="0.001711" calcext:value-type="float">
            <text:p>0,001711</text:p>
          </table:table-cell>
          <table:table-cell office:value-type="float" office:value="0.001789" calcext:value-type="float">
            <text:p>0,001789</text:p>
          </table:table-cell>
          <table:table-cell office:value-type="float" office:value="0.001749" calcext:value-type="float">
            <text:p>0,001749</text:p>
          </table:table-cell>
          <table:table-cell office:value-type="float" office:value="0.001835" calcext:value-type="float">
            <text:p>0,001835</text:p>
          </table:table-cell>
          <table:table-cell office:value-type="float" office:value="0.001754" calcext:value-type="float">
            <text:p>0,001754</text:p>
          </table:table-cell>
          <table:table-cell office:value-type="float" office:value="0.001725" calcext:value-type="float">
            <text:p>0,001725</text:p>
          </table:table-cell>
          <table:table-cell office:value-type="float" office:value="0.001701" calcext:value-type="float">
            <text:p>0,001701</text:p>
          </table:table-cell>
          <table:table-cell office:value-type="float" office:value="0.001793" calcext:value-type="float">
            <text:p>0,001793</text:p>
          </table:table-cell>
          <table:table-cell office:value-type="float" office:value="0.001773" calcext:value-type="float">
            <text:p>0,001773</text:p>
          </table:table-cell>
          <table:table-cell office:value-type="float" office:value="0.001724" calcext:value-type="float">
            <text:p>0,001724</text:p>
          </table:table-cell>
          <table:table-cell office:value-type="float" office:value="0.001688" calcext:value-type="float">
            <text:p>0,001688</text:p>
          </table:table-cell>
          <table:table-cell office:value-type="float" office:value="0.001809" calcext:value-type="float">
            <text:p>0,001809</text:p>
          </table:table-cell>
          <table:table-cell office:value-type="float" office:value="0.001769" calcext:value-type="float">
            <text:p>0,001769</text:p>
          </table:table-cell>
          <table:table-cell office:value-type="float" office:value="0.001694" calcext:value-type="float">
            <text:p>0,001694</text:p>
          </table:table-cell>
          <table:table-cell office:value-type="float" office:value="0.001793" calcext:value-type="float">
            <text:p>0,001793</text:p>
          </table:table-cell>
          <table:table-cell office:value-type="float" office:value="0.001732" calcext:value-type="float">
            <text:p>0,001732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738" calcext:value-type="float">
            <text:p>0,001738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773" calcext:value-type="float">
            <text:p>0,001773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782" calcext:value-type="float">
            <text:p>0,001782</text:p>
          </table:table-cell>
          <table:table-cell office:value-type="float" office:value="0.001733" calcext:value-type="float">
            <text:p>0,001733</text:p>
          </table:table-cell>
          <table:table-cell office:value-type="float" office:value="0.001744" calcext:value-type="float">
            <text:p>0,001744</text:p>
          </table:table-cell>
          <table:table-cell office:value-type="float" office:value="0.0018" calcext:value-type="float">
            <text:p>0,0018</text:p>
          </table:table-cell>
          <table:table-cell table:formula="of:=AVERAGE([.B18:.AE18])" office:value-type="float" office:value="0.00175023333333333" calcext:value-type="float">
            <text:p>0,0017502333</text:p>
          </table:table-cell>
          <table:table-cell table:formula="of:=VAR([.B18:.AE18])" office:value-type="float" office:value="0.00000000154549540229885" calcext:value-type="float">
            <text:p>1,54549540229885E-09</text:p>
          </table:table-cell>
          <table:table-cell table:formula="of:=STDEV([.B18:.AE18])" office:value-type="float" office:value="0.0000393127892968542" calcext:value-type="float">
            <text:p>3,93127892968542E-05</text:p>
          </table:table-cell>
          <table:table-cell table:formula="of:=CONFIDENCE(0.95;[.AH18];30)" office:value-type="float" office:value="0.000000450077929964191" calcext:value-type="float">
            <text:p>4,50077929964191E-07</text:p>
          </table:table-cell>
          <table:table-cell table:formula="of:=[.AF18]+[.AI18]" office:value-type="float" office:value="0.0017506834112633" calcext:value-type="float">
            <text:p>0,0017506834</text:p>
          </table:table-cell>
          <table:table-cell table:formula="of:=[.AF18]-[.AI18]" office:value-type="float" office:value="0.00174978325540337" calcext:value-type="float">
            <text:p>0,00174978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847" calcext:value-type="float">
            <text:p>0,001847</text:p>
          </table:table-cell>
          <table:table-cell office:value-type="float" office:value="0.001844" calcext:value-type="float">
            <text:p>0,001844</text:p>
          </table:table-cell>
          <table:table-cell office:value-type="float" office:value="0.001874" calcext:value-type="float">
            <text:p>0,001874</text:p>
          </table:table-cell>
          <table:table-cell office:value-type="float" office:value="0.001887" calcext:value-type="float">
            <text:p>0,001887</text:p>
          </table:table-cell>
          <table:table-cell office:value-type="float" office:value="0.001853" calcext:value-type="float">
            <text:p>0,001853</text:p>
          </table:table-cell>
          <table:table-cell office:value-type="float" office:value="0.001835" calcext:value-type="float">
            <text:p>0,001835</text:p>
          </table:table-cell>
          <table:table-cell office:value-type="float" office:value="0.001781" calcext:value-type="float">
            <text:p>0,001781</text:p>
          </table:table-cell>
          <table:table-cell office:value-type="float" office:value="0.001873" calcext:value-type="float">
            <text:p>0,001873</text:p>
          </table:table-cell>
          <table:table-cell office:value-type="float" office:value="0.001887" calcext:value-type="float">
            <text:p>0,001887</text:p>
          </table:table-cell>
          <table:table-cell office:value-type="float" office:value="0.001907" calcext:value-type="float">
            <text:p>0,001907</text:p>
          </table:table-cell>
          <table:table-cell office:value-type="float" office:value="0.001845" calcext:value-type="float">
            <text:p>0,001845</text:p>
          </table:table-cell>
          <table:table-cell office:value-type="float" office:value="0.001888" calcext:value-type="float">
            <text:p>0,001888</text:p>
          </table:table-cell>
          <table:table-cell office:value-type="float" office:value="0.001863" calcext:value-type="float">
            <text:p>0,001863</text:p>
          </table:table-cell>
          <table:table-cell office:value-type="float" office:value="0.001901" calcext:value-type="float">
            <text:p>0,001901</text:p>
          </table:table-cell>
          <table:table-cell office:value-type="float" office:value="0.001851" calcext:value-type="float">
            <text:p>0,001851</text:p>
          </table:table-cell>
          <table:table-cell office:value-type="float" office:value="0.001881" calcext:value-type="float">
            <text:p>0,001881</text:p>
          </table:table-cell>
          <table:table-cell office:value-type="float" office:value="0.001856" calcext:value-type="float">
            <text:p>0,001856</text:p>
          </table:table-cell>
          <table:table-cell office:value-type="float" office:value="0.001947" calcext:value-type="float">
            <text:p>0,001947</text:p>
          </table:table-cell>
          <table:table-cell office:value-type="float" office:value="0.001842" calcext:value-type="float">
            <text:p>0,001842</text:p>
          </table:table-cell>
          <table:table-cell office:value-type="float" office:value="0.001882" calcext:value-type="float">
            <text:p>0,001882</text:p>
          </table:table-cell>
          <table:table-cell office:value-type="float" office:value="0.001885" calcext:value-type="float">
            <text:p>0,001885</text:p>
          </table:table-cell>
          <table:table-cell office:value-type="float" office:value="0.001874" calcext:value-type="float">
            <text:p>0,001874</text:p>
          </table:table-cell>
          <table:table-cell office:value-type="float" office:value="0.001814" calcext:value-type="float">
            <text:p>0,001814</text:p>
          </table:table-cell>
          <table:table-cell office:value-type="float" office:value="0.001864" calcext:value-type="float">
            <text:p>0,001864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956" calcext:value-type="float">
            <text:p>0,001956</text:p>
          </table:table-cell>
          <table:table-cell office:value-type="float" office:value="0.001854" calcext:value-type="float">
            <text:p>0,001854</text:p>
          </table:table-cell>
          <table:table-cell office:value-type="float" office:value="0.001852" calcext:value-type="float">
            <text:p>0,001852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864" calcext:value-type="float">
            <text:p>0,001864</text:p>
          </table:table-cell>
          <table:table-cell table:formula="of:=AVERAGE([.B19:.AE19])" office:value-type="float" office:value="0.00186556666666667" calcext:value-type="float">
            <text:p>0,0018655667</text:p>
          </table:table-cell>
          <table:table-cell table:formula="of:=VAR([.B19:.AE19])" office:value-type="float" office:value="0.00000000125315057471264" calcext:value-type="float">
            <text:p>1,25315057471264E-09</text:p>
          </table:table-cell>
          <table:table-cell table:formula="of:=STDEV([.B19:.AE19])" office:value-type="float" office:value="0.0000353998668742221" calcext:value-type="float">
            <text:p>3,53998668742221E-05</text:p>
          </table:table-cell>
          <table:table-cell table:formula="of:=CONFIDENCE(0.95;[.AH19];30)" office:value-type="float" office:value="0.000000405280293989029" calcext:value-type="float">
            <text:p>4,05280293989029E-07</text:p>
          </table:table-cell>
          <table:table-cell table:formula="of:=[.AF19]+[.AI19]" office:value-type="float" office:value="0.00186597194696066" calcext:value-type="float">
            <text:p>0,0018659719</text:p>
          </table:table-cell>
          <table:table-cell table:formula="of:=[.AF19]-[.AI19]" office:value-type="float" office:value="0.00186516138637268" calcext:value-type="float">
            <text:p>0,00186516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999" calcext:value-type="float">
            <text:p>0,001999</text:p>
          </table:table-cell>
          <table:table-cell office:value-type="float" office:value="0.001965" calcext:value-type="float">
            <text:p>0,001965</text:p>
          </table:table-cell>
          <table:table-cell office:value-type="float" office:value="0.001935" calcext:value-type="float">
            <text:p>0,001935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1949" calcext:value-type="float">
            <text:p>0,001949</text:p>
          </table:table-cell>
          <table:table-cell office:value-type="float" office:value="0.001992" calcext:value-type="float">
            <text:p>0,001992</text:p>
          </table:table-cell>
          <table:table-cell office:value-type="float" office:value="0.002034" calcext:value-type="float">
            <text:p>0,002034</text:p>
          </table:table-cell>
          <table:table-cell office:value-type="float" office:value="0.001965" calcext:value-type="float">
            <text:p>0,001965</text:p>
          </table:table-cell>
          <table:table-cell office:value-type="float" office:value="0.001948" calcext:value-type="float">
            <text:p>0,001948</text:p>
          </table:table-cell>
          <table:table-cell office:value-type="float" office:value="0.001976" calcext:value-type="float">
            <text:p>0,001976</text:p>
          </table:table-cell>
          <table:table-cell office:value-type="float" office:value="0.002006" calcext:value-type="float">
            <text:p>0,002006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2034" calcext:value-type="float">
            <text:p>0,002034</text:p>
          </table:table-cell>
          <table:table-cell office:value-type="float" office:value="0.002085" calcext:value-type="float">
            <text:p>0,002085</text:p>
          </table:table-cell>
          <table:table-cell office:value-type="float" office:value="0.002036" calcext:value-type="float">
            <text:p>0,002036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1933" calcext:value-type="float">
            <text:p>0,001933</text:p>
          </table:table-cell>
          <table:table-cell office:value-type="float" office:value="0.001944" calcext:value-type="float">
            <text:p>0,001944</text:p>
          </table:table-cell>
          <table:table-cell office:value-type="float" office:value="0.002006" calcext:value-type="float">
            <text:p>0,002006</text:p>
          </table:table-cell>
          <table:table-cell office:value-type="float" office:value="0.001985" calcext:value-type="float">
            <text:p>0,001985</text:p>
          </table:table-cell>
          <table:table-cell office:value-type="float" office:value="0.002023" calcext:value-type="float">
            <text:p>0,002023</text:p>
          </table:table-cell>
          <table:table-cell office:value-type="float" office:value="0.001953" calcext:value-type="float">
            <text:p>0,001953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963" calcext:value-type="float">
            <text:p>0,001963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959" calcext:value-type="float">
            <text:p>0,001959</text:p>
          </table:table-cell>
          <table:table-cell office:value-type="float" office:value="0.002021" calcext:value-type="float">
            <text:p>0,002021</text:p>
          </table:table-cell>
          <table:table-cell office:value-type="float" office:value="0.001923" calcext:value-type="float">
            <text:p>0,001923</text:p>
          </table:table-cell>
          <table:table-cell office:value-type="float" office:value="0.002" calcext:value-type="float">
            <text:p>0,002</text:p>
          </table:table-cell>
          <table:table-cell table:formula="of:=AVERAGE([.B20:.AE20])" office:value-type="float" office:value="0.0019809" calcext:value-type="float">
            <text:p>0,0019809</text:p>
          </table:table-cell>
          <table:table-cell table:formula="of:=VAR([.B20:.AE20])" office:value-type="float" office:value="0.00000000145236896551724" calcext:value-type="float">
            <text:p>1,45236896551724E-09</text:p>
          </table:table-cell>
          <table:table-cell table:formula="of:=STDEV([.B20:.AE20])" office:value-type="float" office:value="0.0000381099588758272" calcext:value-type="float">
            <text:p>0,00003811</text:p>
          </table:table-cell>
          <table:table-cell table:formula="of:=CONFIDENCE(0.95;[.AH20];30)" office:value-type="float" office:value="0.00000043630715878065" calcext:value-type="float">
            <text:p>4,3630715878065E-07</text:p>
          </table:table-cell>
          <table:table-cell table:formula="of:=[.AF20]+[.AI20]" office:value-type="float" office:value="0.00198133630715878" calcext:value-type="float">
            <text:p>0,0019813363</text:p>
          </table:table-cell>
          <table:table-cell table:formula="of:=[.AF20]-[.AI20]" office:value-type="float" office:value="0.00198046369284122" calcext:value-type="float">
            <text:p>0,00198046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138" calcext:value-type="float">
            <text:p>0,002138</text:p>
          </table:table-cell>
          <table:table-cell office:value-type="float" office:value="0.002092" calcext:value-type="float">
            <text:p>0,002092</text:p>
          </table:table-cell>
          <table:table-cell office:value-type="float" office:value="0.002093" calcext:value-type="float">
            <text:p>0,002093</text:p>
          </table:table-cell>
          <table:table-cell office:value-type="float" office:value="0.002378" calcext:value-type="float">
            <text:p>0,002378</text:p>
          </table:table-cell>
          <table:table-cell office:value-type="float" office:value="0.002102" calcext:value-type="float">
            <text:p>0,002102</text:p>
          </table:table-cell>
          <table:table-cell office:value-type="float" office:value="0.002123" calcext:value-type="float">
            <text:p>0,002123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0.002156" calcext:value-type="float">
            <text:p>0,002156</text:p>
          </table:table-cell>
          <table:table-cell office:value-type="float" office:value="0.002076" calcext:value-type="float">
            <text:p>0,002076</text:p>
          </table:table-cell>
          <table:table-cell office:value-type="float" office:value="0.002072" calcext:value-type="float">
            <text:p>0,002072</text:p>
          </table:table-cell>
          <table:table-cell office:value-type="float" office:value="0.002103" calcext:value-type="float">
            <text:p>0,002103</text:p>
          </table:table-cell>
          <table:table-cell office:value-type="float" office:value="0.002133" calcext:value-type="float">
            <text:p>0,002133</text:p>
          </table:table-cell>
          <table:table-cell office:value-type="float" office:value="0.002152" calcext:value-type="float">
            <text:p>0,002152</text:p>
          </table:table-cell>
          <table:table-cell office:value-type="float" office:value="0.002085" calcext:value-type="float">
            <text:p>0,002085</text:p>
          </table:table-cell>
          <table:table-cell office:value-type="float" office:value="0.002084" calcext:value-type="float">
            <text:p>0,002084</text:p>
          </table:table-cell>
          <table:table-cell office:value-type="float" office:value="0.002092" calcext:value-type="float">
            <text:p>0,002092</text:p>
          </table:table-cell>
          <table:table-cell office:value-type="float" office:value="0.002104" calcext:value-type="float">
            <text:p>0,002104</text:p>
          </table:table-cell>
          <table:table-cell office:value-type="float" office:value="0.002094" calcext:value-type="float">
            <text:p>0,002094</text:p>
          </table:table-cell>
          <table:table-cell office:value-type="float" office:value="0.002096" calcext:value-type="float">
            <text:p>0,002096</text:p>
          </table:table-cell>
          <table:table-cell office:value-type="float" office:value="0.002124" calcext:value-type="float">
            <text:p>0,002124</text:p>
          </table:table-cell>
          <table:table-cell office:value-type="float" office:value="0.002145" calcext:value-type="float">
            <text:p>0,002145</text:p>
          </table:table-cell>
          <table:table-cell office:value-type="float" office:value="0.002143" calcext:value-type="float">
            <text:p>0,002143</text:p>
          </table:table-cell>
          <table:table-cell office:value-type="float" office:value="0.002043" calcext:value-type="float">
            <text:p>0,002043</text:p>
          </table:table-cell>
          <table:table-cell office:value-type="float" office:value="0.002103" calcext:value-type="float">
            <text:p>0,002103</text:p>
          </table:table-cell>
          <table:table-cell office:value-type="float" office:value="0.002085" calcext:value-type="float">
            <text:p>0,002085</text:p>
          </table:table-cell>
          <table:table-cell office:value-type="float" office:value="0.002111" calcext:value-type="float">
            <text:p>0,002111</text:p>
          </table:table-cell>
          <table:table-cell office:value-type="float" office:value="0.002101" calcext:value-type="float">
            <text:p>0,002101</text:p>
          </table:table-cell>
          <table:table-cell office:value-type="float" office:value="0.002025" calcext:value-type="float">
            <text:p>0,002025</text:p>
          </table:table-cell>
          <table:table-cell office:value-type="float" office:value="0.002044" calcext:value-type="float">
            <text:p>0,002044</text:p>
          </table:table-cell>
          <table:table-cell office:value-type="float" office:value="0.002124" calcext:value-type="float">
            <text:p>0,002124</text:p>
          </table:table-cell>
          <table:table-cell table:formula="of:=AVERAGE([.B21:.AE21])" office:value-type="float" office:value="0.00211233333333333" calcext:value-type="float">
            <text:p>0,0021123333</text:p>
          </table:table-cell>
          <table:table-cell table:formula="of:=VAR([.B21:.AE21])" office:value-type="float" office:value="0.00000000356947126436781" calcext:value-type="float">
            <text:p>3,56947126436781E-09</text:p>
          </table:table-cell>
          <table:table-cell table:formula="of:=STDEV([.B21:.AE21])" office:value-type="float" office:value="0.0000597450522166297" calcext:value-type="float">
            <text:p>5,97450522166297E-05</text:p>
          </table:table-cell>
          <table:table-cell table:formula="of:=CONFIDENCE(0.95;[.AH21];30)" office:value-type="float" office:value="0.000000683999530641673" calcext:value-type="float">
            <text:p>0,000000684</text:p>
          </table:table-cell>
          <table:table-cell table:formula="of:=[.AF21]+[.AI21]" office:value-type="float" office:value="0.00211301733286398" calcext:value-type="float">
            <text:p>0,0021130173</text:p>
          </table:table-cell>
          <table:table-cell table:formula="of:=[.AF21]-[.AI21]" office:value-type="float" office:value="0.00211164933380269" calcext:value-type="float">
            <text:p>0,00211164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201" calcext:value-type="float">
            <text:p>0,002201</text:p>
          </table:table-cell>
          <table:table-cell office:value-type="float" office:value="0.002192" calcext:value-type="float">
            <text:p>0,002192</text:p>
          </table:table-cell>
          <table:table-cell office:value-type="float" office:value="0.002195" calcext:value-type="float">
            <text:p>0,002195</text:p>
          </table:table-cell>
          <table:table-cell office:value-type="float" office:value="0.002188" calcext:value-type="float">
            <text:p>0,002188</text:p>
          </table:table-cell>
          <table:table-cell office:value-type="float" office:value="0.002195" calcext:value-type="float">
            <text:p>0,002195</text:p>
          </table:table-cell>
          <table:table-cell table:number-columns-repeated="2" office:value-type="float" office:value="0.002185" calcext:value-type="float">
            <text:p>0,002185</text:p>
          </table:table-cell>
          <table:table-cell office:value-type="float" office:value="0.002168" calcext:value-type="float">
            <text:p>0,002168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2191" calcext:value-type="float">
            <text:p>0,002191</text:p>
          </table:table-cell>
          <table:table-cell office:value-type="float" office:value="0.002188" calcext:value-type="float">
            <text:p>0,002188</text:p>
          </table:table-cell>
          <table:table-cell office:value-type="float" office:value="0.002181" calcext:value-type="float">
            <text:p>0,002181</text:p>
          </table:table-cell>
          <table:table-cell office:value-type="float" office:value="0.002212" calcext:value-type="float">
            <text:p>0,002212</text:p>
          </table:table-cell>
          <table:table-cell office:value-type="float" office:value="0.002175" calcext:value-type="float">
            <text:p>0,002175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2184" calcext:value-type="float">
            <text:p>0,002184</text:p>
          </table:table-cell>
          <table:table-cell office:value-type="float" office:value="0.002195" calcext:value-type="float">
            <text:p>0,002195</text:p>
          </table:table-cell>
          <table:table-cell office:value-type="float" office:value="0.002171" calcext:value-type="float">
            <text:p>0,002171</text:p>
          </table:table-cell>
          <table:table-cell office:value-type="float" office:value="0.002161" calcext:value-type="float">
            <text:p>0,002161</text:p>
          </table:table-cell>
          <table:table-cell office:value-type="float" office:value="0.002157" calcext:value-type="float">
            <text:p>0,002157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2176" calcext:value-type="float">
            <text:p>0,00217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257" calcext:value-type="float">
            <text:p>0,002257</text:p>
          </table:table-cell>
          <table:table-cell office:value-type="float" office:value="0.002179" calcext:value-type="float">
            <text:p>0,002179</text:p>
          </table:table-cell>
          <table:table-cell office:value-type="float" office:value="0.002193" calcext:value-type="float">
            <text:p>0,002193</text:p>
          </table:table-cell>
          <table:table-cell office:value-type="float" office:value="0.002175" calcext:value-type="float">
            <text:p>0,002175</text:p>
          </table:table-cell>
          <table:table-cell office:value-type="float" office:value="0.002163" calcext:value-type="float">
            <text:p>0,002163</text:p>
          </table:table-cell>
          <table:table-cell office:value-type="float" office:value="0.002162" calcext:value-type="float">
            <text:p>0,002162</text:p>
          </table:table-cell>
          <table:table-cell office:value-type="float" office:value="0.002139" calcext:value-type="float">
            <text:p>0,002139</text:p>
          </table:table-cell>
          <table:table-cell table:formula="of:=AVERAGE([.B22:.AE22])" office:value-type="float" office:value="0.00217693333333333" calcext:value-type="float">
            <text:p>0,0021769333</text:p>
          </table:table-cell>
          <table:table-cell table:formula="of:=VAR([.B22:.AE22])" office:value-type="float" office:value="0.000000000996271264367816" calcext:value-type="float">
            <text:p>0,000000001</text:p>
          </table:table-cell>
          <table:table-cell table:formula="of:=STDEV([.B22:.AE22])" office:value-type="float" office:value="0.0000315637650537419" calcext:value-type="float">
            <text:p>3,15637650537419E-05</text:p>
          </table:table-cell>
          <table:table-cell table:formula="of:=CONFIDENCE(0.95;[.AH22];30)" office:value-type="float" office:value="0.000000361362149350237" calcext:value-type="float">
            <text:p>3,61362149350237E-07</text:p>
          </table:table-cell>
          <table:table-cell table:formula="of:=[.AF22]+[.AI22]" office:value-type="float" office:value="0.00217729469548268" calcext:value-type="float">
            <text:p>0,0021772947</text:p>
          </table:table-cell>
          <table:table-cell table:formula="of:=[.AF22]-[.AI22]" office:value-type="float" office:value="0.00217657197118398" calcext:value-type="float">
            <text:p>0,0021765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2309" calcext:value-type="float">
            <text:p>0,002309</text:p>
          </table:table-cell>
          <table:table-cell office:value-type="float" office:value="0.002281" calcext:value-type="float">
            <text:p>0,002281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2292" calcext:value-type="float">
            <text:p>0,002292</text:p>
          </table:table-cell>
          <table:table-cell office:value-type="float" office:value="0.002362" calcext:value-type="float">
            <text:p>0,002362</text:p>
          </table:table-cell>
          <table:table-cell office:value-type="float" office:value="0.002313" calcext:value-type="float">
            <text:p>0,002313</text:p>
          </table:table-cell>
          <table:table-cell office:value-type="float" office:value="0.002392" calcext:value-type="float">
            <text:p>0,002392</text:p>
          </table:table-cell>
          <table:table-cell office:value-type="float" office:value="0.002305" calcext:value-type="float">
            <text:p>0,002305</text:p>
          </table:table-cell>
          <table:table-cell office:value-type="float" office:value="0.002329" calcext:value-type="float">
            <text:p>0,002329</text:p>
          </table:table-cell>
          <table:table-cell office:value-type="float" office:value="0.002349" calcext:value-type="float">
            <text:p>0,002349</text:p>
          </table:table-cell>
          <table:table-cell office:value-type="float" office:value="0.002271" calcext:value-type="float">
            <text:p>0,002271</text:p>
          </table:table-cell>
          <table:table-cell office:value-type="float" office:value="0.002311" calcext:value-type="float">
            <text:p>0,002311</text:p>
          </table:table-cell>
          <table:table-cell office:value-type="float" office:value="0.002404" calcext:value-type="float">
            <text:p>0,002404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2322" calcext:value-type="float">
            <text:p>0,002322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2308" calcext:value-type="float">
            <text:p>0,002308</text:p>
          </table:table-cell>
          <table:table-cell office:value-type="float" office:value="0.002276" calcext:value-type="float">
            <text:p>0,002276</text:p>
          </table:table-cell>
          <table:table-cell office:value-type="float" office:value="0.002253" calcext:value-type="float">
            <text:p>0,002253</text:p>
          </table:table-cell>
          <table:table-cell office:value-type="float" office:value="0.002397" calcext:value-type="float">
            <text:p>0,002397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2361" calcext:value-type="float">
            <text:p>0,002361</text:p>
          </table:table-cell>
          <table:table-cell office:value-type="float" office:value="0.002296" calcext:value-type="float">
            <text:p>0,002296</text:p>
          </table:table-cell>
          <table:table-cell office:value-type="float" office:value="0.002341" calcext:value-type="float">
            <text:p>0,002341</text:p>
          </table:table-cell>
          <table:table-cell office:value-type="float" office:value="0.002306" calcext:value-type="float">
            <text:p>0,002306</text:p>
          </table:table-cell>
          <table:table-cell office:value-type="float" office:value="0.002277" calcext:value-type="float">
            <text:p>0,002277</text:p>
          </table:table-cell>
          <table:table-cell office:value-type="float" office:value="0.002296" calcext:value-type="float">
            <text:p>0,002296</text:p>
          </table:table-cell>
          <table:table-cell office:value-type="float" office:value="0.002359" calcext:value-type="float">
            <text:p>0,002359</text:p>
          </table:table-cell>
          <table:table-cell office:value-type="float" office:value="0.002342" calcext:value-type="float">
            <text:p>0,002342</text:p>
          </table:table-cell>
          <table:table-cell office:value-type="float" office:value="0.002369" calcext:value-type="float">
            <text:p>0,002369</text:p>
          </table:table-cell>
          <table:table-cell table:formula="of:=AVERAGE([.B23:.AE23])" office:value-type="float" office:value="0.00232933333333333" calcext:value-type="float">
            <text:p>0,0023293333</text:p>
          </table:table-cell>
          <table:table-cell table:formula="of:=VAR([.B23:.AE23])" office:value-type="float" office:value="0.00000000181940229885058" calcext:value-type="float">
            <text:p>1,81940229885058E-09</text:p>
          </table:table-cell>
          <table:table-cell table:formula="of:=STDEV([.B23:.AE23])" office:value-type="float" office:value="0.0000426544522746521" calcext:value-type="float">
            <text:p>4,26544522746521E-05</text:p>
          </table:table-cell>
          <table:table-cell table:formula="of:=CONFIDENCE(0.95;[.AH23];30)" office:value-type="float" office:value="0.000000488335422820482" calcext:value-type="float">
            <text:p>4,88335422820482E-07</text:p>
          </table:table-cell>
          <table:table-cell table:formula="of:=[.AF23]+[.AI23]" office:value-type="float" office:value="0.00232982166875615" calcext:value-type="float">
            <text:p>0,0023298217</text:p>
          </table:table-cell>
          <table:table-cell table:formula="of:=[.AF23]-[.AI23]" office:value-type="float" office:value="0.00232884499791051" calcext:value-type="float">
            <text:p>0,0023288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467" calcext:value-type="float">
            <text:p>0,002467</text:p>
          </table:table-cell>
          <table:table-cell office:value-type="float" office:value="0.002419" calcext:value-type="float">
            <text:p>0,002419</text:p>
          </table:table-cell>
          <table:table-cell office:value-type="float" office:value="0.002511" calcext:value-type="float">
            <text:p>0,002511</text:p>
          </table:table-cell>
          <table:table-cell office:value-type="float" office:value="0.002436" calcext:value-type="float">
            <text:p>0,002436</text:p>
          </table:table-cell>
          <table:table-cell office:value-type="float" office:value="0.002411" calcext:value-type="float">
            <text:p>0,002411</text:p>
          </table:table-cell>
          <table:table-cell office:value-type="float" office:value="0.002433" calcext:value-type="float">
            <text:p>0,002433</text:p>
          </table:table-cell>
          <table:table-cell office:value-type="float" office:value="0.002476" calcext:value-type="float">
            <text:p>0,002476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2473" calcext:value-type="float">
            <text:p>0,002473</text:p>
          </table:table-cell>
          <table:table-cell office:value-type="float" office:value="0.002519" calcext:value-type="float">
            <text:p>0,002519</text:p>
          </table:table-cell>
          <table:table-cell office:value-type="float" office:value="0.002545" calcext:value-type="float">
            <text:p>0,002545</text:p>
          </table:table-cell>
          <table:table-cell office:value-type="float" office:value="0.002532" calcext:value-type="float">
            <text:p>0,002532</text:p>
          </table:table-cell>
          <table:table-cell office:value-type="float" office:value="0.002445" calcext:value-type="float">
            <text:p>0,002445</text:p>
          </table:table-cell>
          <table:table-cell office:value-type="float" office:value="0.002477" calcext:value-type="float">
            <text:p>0,002477</text:p>
          </table:table-cell>
          <table:table-cell office:value-type="float" office:value="0.002407" calcext:value-type="float">
            <text:p>0,002407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2444" calcext:value-type="float">
            <text:p>0,002444</text:p>
          </table:table-cell>
          <table:table-cell office:value-type="float" office:value="0.002477" calcext:value-type="float">
            <text:p>0,002477</text:p>
          </table:table-cell>
          <table:table-cell office:value-type="float" office:value="0.002435" calcext:value-type="float">
            <text:p>0,002435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2525" calcext:value-type="float">
            <text:p>0,002525</text:p>
          </table:table-cell>
          <table:table-cell office:value-type="float" office:value="0.002513" calcext:value-type="float">
            <text:p>0,002513</text:p>
          </table:table-cell>
          <table:table-cell office:value-type="float" office:value="0.002507" calcext:value-type="float">
            <text:p>0,002507</text:p>
          </table:table-cell>
          <table:table-cell office:value-type="float" office:value="0.002527" calcext:value-type="float">
            <text:p>0,002527</text:p>
          </table:table-cell>
          <table:table-cell office:value-type="float" office:value="0.002497" calcext:value-type="float">
            <text:p>0,002497</text:p>
          </table:table-cell>
          <table:table-cell office:value-type="float" office:value="0.002484" calcext:value-type="float">
            <text:p>0,002484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0.002486" calcext:value-type="float">
            <text:p>0,002486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0.002465" calcext:value-type="float">
            <text:p>0,002465</text:p>
          </table:table-cell>
          <table:table-cell table:formula="of:=AVERAGE([.B24:.AE24])" office:value-type="float" office:value="0.0024711" calcext:value-type="float">
            <text:p>0,0024711</text:p>
          </table:table-cell>
          <table:table-cell table:formula="of:=VAR([.B24:.AE24])" office:value-type="float" office:value="0.00000000190885172413793" calcext:value-type="float">
            <text:p>1,90885172413793E-09</text:p>
          </table:table-cell>
          <table:table-cell table:formula="of:=STDEV([.B24:.AE24])" office:value-type="float" office:value="0.0000436904076902234" calcext:value-type="float">
            <text:p>4,36904076902234E-05</text:p>
          </table:table-cell>
          <table:table-cell table:formula="of:=CONFIDENCE(0.95;[.AH24];30)" office:value-type="float" office:value="0.000000500195702320233" calcext:value-type="float">
            <text:p>5,00195702320233E-07</text:p>
          </table:table-cell>
          <table:table-cell table:formula="of:=[.AF24]+[.AI24]" office:value-type="float" office:value="0.00247160019570232" calcext:value-type="float">
            <text:p>0,0024716002</text:p>
          </table:table-cell>
          <table:table-cell table:formula="of:=[.AF24]-[.AI24]" office:value-type="float" office:value="0.00247059980429768" calcext:value-type="float">
            <text:p>0,00247059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2578" calcext:value-type="float">
            <text:p>0,002578</text:p>
          </table:table-cell>
          <table:table-cell office:value-type="float" office:value="0.002507" calcext:value-type="float">
            <text:p>0,002507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0.00278" calcext:value-type="float">
            <text:p>0,00278</text:p>
          </table:table-cell>
          <table:table-cell office:value-type="float" office:value="0.002537" calcext:value-type="float">
            <text:p>0,002537</text:p>
          </table:table-cell>
          <table:table-cell office:value-type="float" office:value="0.002499" calcext:value-type="float">
            <text:p>0,002499</text:p>
          </table:table-cell>
          <table:table-cell office:value-type="float" office:value="0.002468" calcext:value-type="float">
            <text:p>0,002468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2515" calcext:value-type="float">
            <text:p>0,002515</text:p>
          </table:table-cell>
          <table:table-cell office:value-type="float" office:value="0.002513" calcext:value-type="float">
            <text:p>0,002513</text:p>
          </table:table-cell>
          <table:table-cell office:value-type="float" office:value="0.002498" calcext:value-type="float">
            <text:p>0,002498</text:p>
          </table:table-cell>
          <table:table-cell office:value-type="float" office:value="0.002548" calcext:value-type="float">
            <text:p>0,002548</text:p>
          </table:table-cell>
          <table:table-cell office:value-type="float" office:value="0.002484" calcext:value-type="float">
            <text:p>0,002484</text:p>
          </table:table-cell>
          <table:table-cell office:value-type="float" office:value="0.002551" calcext:value-type="float">
            <text:p>0,002551</text:p>
          </table:table-cell>
          <table:table-cell office:value-type="float" office:value="0.002541" calcext:value-type="float">
            <text:p>0,002541</text:p>
          </table:table-cell>
          <table:table-cell office:value-type="float" office:value="0.002502" calcext:value-type="float">
            <text:p>0,002502</text:p>
          </table:table-cell>
          <table:table-cell office:value-type="float" office:value="0.002536" calcext:value-type="float">
            <text:p>0,002536</text:p>
          </table:table-cell>
          <table:table-cell office:value-type="float" office:value="0.002515" calcext:value-type="float">
            <text:p>0,002515</text:p>
          </table:table-cell>
          <table:table-cell office:value-type="float" office:value="0.002551" calcext:value-type="float">
            <text:p>0,002551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0.002489" calcext:value-type="float">
            <text:p>0,002489</text:p>
          </table:table-cell>
          <table:table-cell office:value-type="float" office:value="0.002545" calcext:value-type="float">
            <text:p>0,002545</text:p>
          </table:table-cell>
          <table:table-cell office:value-type="float" office:value="0.002602" calcext:value-type="float">
            <text:p>0,002602</text:p>
          </table:table-cell>
          <table:table-cell office:value-type="float" office:value="0.002521" calcext:value-type="float">
            <text:p>0,002521</text:p>
          </table:table-cell>
          <table:table-cell office:value-type="float" office:value="0.002477" calcext:value-type="float">
            <text:p>0,002477</text:p>
          </table:table-cell>
          <table:table-cell office:value-type="float" office:value="0.002569" calcext:value-type="float">
            <text:p>0,002569</text:p>
          </table:table-cell>
          <table:table-cell office:value-type="float" office:value="0.002518" calcext:value-type="float">
            <text:p>0,002518</text:p>
          </table:table-cell>
          <table:table-cell office:value-type="float" office:value="0.002527" calcext:value-type="float">
            <text:p>0,002527</text:p>
          </table:table-cell>
          <table:table-cell table:formula="of:=AVERAGE([.B25:.AE25])" office:value-type="float" office:value="0.00253623333333333" calcext:value-type="float">
            <text:p>0,0025362333</text:p>
          </table:table-cell>
          <table:table-cell table:formula="of:=VAR([.B25:.AE25])" office:value-type="float" office:value="0.00000000327921954022988" calcext:value-type="float">
            <text:p>3,27921954022988E-09</text:p>
          </table:table-cell>
          <table:table-cell table:formula="of:=STDEV([.B25:.AE25])" office:value-type="float" office:value="0.0000572644701383841" calcext:value-type="float">
            <text:p>5,72644701383841E-05</text:p>
          </table:table-cell>
          <table:table-cell table:formula="of:=CONFIDENCE(0.95;[.AH25];30)" office:value-type="float" office:value="0.000000655600242093291" calcext:value-type="float">
            <text:p>6,55600242093291E-07</text:p>
          </table:table-cell>
          <table:table-cell table:formula="of:=[.AF25]+[.AI25]" office:value-type="float" office:value="0.00253688893357543" calcext:value-type="float">
            <text:p>0,0025368889</text:p>
          </table:table-cell>
          <table:table-cell table:formula="of:=[.AF25]-[.AI25]" office:value-type="float" office:value="0.00253557773309124" calcext:value-type="float">
            <text:p>0,00253557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667" calcext:value-type="float">
            <text:p>0,002667</text:p>
          </table:table-cell>
          <table:table-cell office:value-type="float" office:value="0.002622" calcext:value-type="float">
            <text:p>0,002622</text:p>
          </table:table-cell>
          <table:table-cell office:value-type="float" office:value="0.002654" calcext:value-type="float">
            <text:p>0,002654</text:p>
          </table:table-cell>
          <table:table-cell office:value-type="float" office:value="0.002685" calcext:value-type="float">
            <text:p>0,002685</text:p>
          </table:table-cell>
          <table:table-cell office:value-type="float" office:value="0.002711" calcext:value-type="float">
            <text:p>0,002711</text:p>
          </table:table-cell>
          <table:table-cell office:value-type="float" office:value="0.002624" calcext:value-type="float">
            <text:p>0,002624</text:p>
          </table:table-cell>
          <table:table-cell office:value-type="float" office:value="0.002655" calcext:value-type="float">
            <text:p>0,002655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2625" calcext:value-type="float">
            <text:p>0,002625</text:p>
          </table:table-cell>
          <table:table-cell office:value-type="float" office:value="0.002562" calcext:value-type="float">
            <text:p>0,002562</text:p>
          </table:table-cell>
          <table:table-cell office:value-type="float" office:value="0.002782" calcext:value-type="float">
            <text:p>0,002782</text:p>
          </table:table-cell>
          <table:table-cell office:value-type="float" office:value="0.002668" calcext:value-type="float">
            <text:p>0,002668</text:p>
          </table:table-cell>
          <table:table-cell office:value-type="float" office:value="0.002648" calcext:value-type="float">
            <text:p>0,002648</text:p>
          </table:table-cell>
          <table:table-cell office:value-type="float" office:value="0.002658" calcext:value-type="float">
            <text:p>0,002658</text:p>
          </table:table-cell>
          <table:table-cell office:value-type="float" office:value="0.002681" calcext:value-type="float">
            <text:p>0,002681</text:p>
          </table:table-cell>
          <table:table-cell office:value-type="float" office:value="0.002661" calcext:value-type="float">
            <text:p>0,002661</text:p>
          </table:table-cell>
          <table:table-cell office:value-type="float" office:value="0.002667" calcext:value-type="float">
            <text:p>0,002667</text:p>
          </table:table-cell>
          <table:table-cell office:value-type="float" office:value="0.002651" calcext:value-type="float">
            <text:p>0,002651</text:p>
          </table:table-cell>
          <table:table-cell office:value-type="float" office:value="0.002635" calcext:value-type="float">
            <text:p>0,002635</text:p>
          </table:table-cell>
          <table:table-cell office:value-type="float" office:value="0.002695" calcext:value-type="float">
            <text:p>0,002695</text:p>
          </table:table-cell>
          <table:table-cell office:value-type="float" office:value="0.002677" calcext:value-type="float">
            <text:p>0,002677</text:p>
          </table:table-cell>
          <table:table-cell office:value-type="float" office:value="0.002638" calcext:value-type="float">
            <text:p>0,002638</text:p>
          </table:table-cell>
          <table:table-cell office:value-type="float" office:value="0.002677" calcext:value-type="float">
            <text:p>0,002677</text:p>
          </table:table-cell>
          <table:table-cell office:value-type="float" office:value="0.002626" calcext:value-type="float">
            <text:p>0,002626</text:p>
          </table:table-cell>
          <table:table-cell office:value-type="float" office:value="0.002644" calcext:value-type="float">
            <text:p>0,002644</text:p>
          </table:table-cell>
          <table:table-cell office:value-type="float" office:value="0.002649" calcext:value-type="float">
            <text:p>0,002649</text:p>
          </table:table-cell>
          <table:table-cell office:value-type="float" office:value="0.002645" calcext:value-type="float">
            <text:p>0,002645</text:p>
          </table:table-cell>
          <table:table-cell office:value-type="float" office:value="0.002566" calcext:value-type="float">
            <text:p>0,002566</text:p>
          </table:table-cell>
          <table:table-cell office:value-type="float" office:value="0.002681" calcext:value-type="float">
            <text:p>0,002681</text:p>
          </table:table-cell>
          <table:table-cell office:value-type="float" office:value="0.002635" calcext:value-type="float">
            <text:p>0,002635</text:p>
          </table:table-cell>
          <table:table-cell table:formula="of:=AVERAGE([.B26:.AE26])" office:value-type="float" office:value="0.00265496666666667" calcext:value-type="float">
            <text:p>0,0026549667</text:p>
          </table:table-cell>
          <table:table-cell table:formula="of:=VAR([.B26:.AE26])" office:value-type="float" office:value="0.0000000015994816091954" calcext:value-type="float">
            <text:p>1,5994816091954E-09</text:p>
          </table:table-cell>
          <table:table-cell table:formula="of:=STDEV([.B26:.AE26])" office:value-type="float" office:value="0.0000399935195899961" calcext:value-type="float">
            <text:p>3,99935195899961E-05</text:p>
          </table:table-cell>
          <table:table-cell table:formula="of:=CONFIDENCE(0.95;[.AH26];30)" office:value-type="float" office:value="0.000000457871365298624" calcext:value-type="float">
            <text:p>4,57871365298624E-07</text:p>
          </table:table-cell>
          <table:table-cell table:formula="of:=[.AF26]+[.AI26]" office:value-type="float" office:value="0.00265542453803197" calcext:value-type="float">
            <text:p>0,0026554245</text:p>
          </table:table-cell>
          <table:table-cell table:formula="of:=[.AF26]-[.AI26]" office:value-type="float" office:value="0.00265450879530137" calcext:value-type="float">
            <text:p>0,00265450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2679" calcext:value-type="float">
            <text:p>0,002679</text:p>
          </table:table-cell>
          <table:table-cell office:value-type="float" office:value="0.002729" calcext:value-type="float">
            <text:p>0,002729</text:p>
          </table:table-cell>
          <table:table-cell office:value-type="float" office:value="0.002652" calcext:value-type="float">
            <text:p>0,002652</text:p>
          </table:table-cell>
          <table:table-cell office:value-type="float" office:value="0.002626" calcext:value-type="float">
            <text:p>0,002626</text:p>
          </table:table-cell>
          <table:table-cell office:value-type="float" office:value="0.002692" calcext:value-type="float">
            <text:p>0,002692</text:p>
          </table:table-cell>
          <table:table-cell office:value-type="float" office:value="0.002755" calcext:value-type="float">
            <text:p>0,002755</text:p>
          </table:table-cell>
          <table:table-cell office:value-type="float" office:value="0.002675" calcext:value-type="float">
            <text:p>0,002675</text:p>
          </table:table-cell>
          <table:table-cell office:value-type="float" office:value="0.002698" calcext:value-type="float">
            <text:p>0,002698</text:p>
          </table:table-cell>
          <table:table-cell office:value-type="float" office:value="0.002652" calcext:value-type="float">
            <text:p>0,002652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2566" calcext:value-type="float">
            <text:p>0,002566</text:p>
          </table:table-cell>
          <table:table-cell office:value-type="float" office:value="0.002671" calcext:value-type="float">
            <text:p>0,002671</text:p>
          </table:table-cell>
          <table:table-cell office:value-type="float" office:value="0.002639" calcext:value-type="float">
            <text:p>0,002639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2636" calcext:value-type="float">
            <text:p>0,002636</text:p>
          </table:table-cell>
          <table:table-cell office:value-type="float" office:value="0.002738" calcext:value-type="float">
            <text:p>0,002738</text:p>
          </table:table-cell>
          <table:table-cell office:value-type="float" office:value="0.002694" calcext:value-type="float">
            <text:p>0,002694</text:p>
          </table:table-cell>
          <table:table-cell office:value-type="float" office:value="0.002654" calcext:value-type="float">
            <text:p>0,002654</text:p>
          </table:table-cell>
          <table:table-cell office:value-type="float" office:value="0.002721" calcext:value-type="float">
            <text:p>0,002721</text:p>
          </table:table-cell>
          <table:table-cell office:value-type="float" office:value="0.002729" calcext:value-type="float">
            <text:p>0,002729</text:p>
          </table:table-cell>
          <table:table-cell office:value-type="float" office:value="0.002607" calcext:value-type="float">
            <text:p>0,002607</text:p>
          </table:table-cell>
          <table:table-cell office:value-type="float" office:value="0.002609" calcext:value-type="float">
            <text:p>0,002609</text:p>
          </table:table-cell>
          <table:table-cell office:value-type="float" office:value="0.002669" calcext:value-type="float">
            <text:p>0,002669</text:p>
          </table:table-cell>
          <table:table-cell office:value-type="float" office:value="0.002619" calcext:value-type="float">
            <text:p>0,002619</text:p>
          </table:table-cell>
          <table:table-cell office:value-type="float" office:value="0.002677" calcext:value-type="float">
            <text:p>0,002677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2677" calcext:value-type="float">
            <text:p>0,002677</text:p>
          </table:table-cell>
          <table:table-cell office:value-type="float" office:value="0.002696" calcext:value-type="float">
            <text:p>0,002696</text:p>
          </table:table-cell>
          <table:table-cell table:formula="of:=AVERAGE([.B27:.AE27])" office:value-type="float" office:value="0.00266966666666667" calcext:value-type="float">
            <text:p>0,0026696667</text:p>
          </table:table-cell>
          <table:table-cell table:formula="of:=VAR([.B27:.AE27])" office:value-type="float" office:value="0.00000000213788505747127" calcext:value-type="float">
            <text:p>2,13788505747127E-09</text:p>
          </table:table-cell>
          <table:table-cell table:formula="of:=STDEV([.B27:.AE27])" office:value-type="float" office:value="0.0000462372691394212" calcext:value-type="float">
            <text:p>4,62372691394212E-05</text:p>
          </table:table-cell>
          <table:table-cell table:formula="of:=CONFIDENCE(0.95;[.AH27];30)" office:value-type="float" office:value="0.000000529353799455108" calcext:value-type="float">
            <text:p>5,29353799455108E-07</text:p>
          </table:table-cell>
          <table:table-cell table:formula="of:=[.AF27]+[.AI27]" office:value-type="float" office:value="0.00267019602046612" calcext:value-type="float">
            <text:p>0,002670196</text:p>
          </table:table-cell>
          <table:table-cell table:formula="of:=[.AF27]-[.AI27]" office:value-type="float" office:value="0.00266913731286721" calcext:value-type="float">
            <text:p>0,00266913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128" calcext:value-type="float">
            <text:p>0,003128</text:p>
          </table:table-cell>
          <table:table-cell office:value-type="float" office:value="0.003174" calcext:value-type="float">
            <text:p>0,003174</text:p>
          </table:table-cell>
          <table:table-cell office:value-type="float" office:value="0.003179" calcext:value-type="float">
            <text:p>0,003179</text:p>
          </table:table-cell>
          <table:table-cell office:value-type="float" office:value="0.003145" calcext:value-type="float">
            <text:p>0,003145</text:p>
          </table:table-cell>
          <table:table-cell office:value-type="float" office:value="0.00315" calcext:value-type="float">
            <text:p>0,00315</text:p>
          </table:table-cell>
          <table:table-cell office:value-type="float" office:value="0.003175" calcext:value-type="float">
            <text:p>0,003175</text:p>
          </table:table-cell>
          <table:table-cell office:value-type="float" office:value="0.003225" calcext:value-type="float">
            <text:p>0,003225</text:p>
          </table:table-cell>
          <table:table-cell office:value-type="float" office:value="0.003171" calcext:value-type="float">
            <text:p>0,003171</text:p>
          </table:table-cell>
          <table:table-cell office:value-type="float" office:value="0.003151" calcext:value-type="float">
            <text:p>0,003151</text:p>
          </table:table-cell>
          <table:table-cell office:value-type="float" office:value="0.003156" calcext:value-type="float">
            <text:p>0,003156</text:p>
          </table:table-cell>
          <table:table-cell table:number-columns-repeated="2" office:value-type="float" office:value="0.003135" calcext:value-type="float">
            <text:p>0,003135</text:p>
          </table:table-cell>
          <table:table-cell office:value-type="float" office:value="0.003171" calcext:value-type="float">
            <text:p>0,003171</text:p>
          </table:table-cell>
          <table:table-cell office:value-type="float" office:value="0.003137" calcext:value-type="float">
            <text:p>0,003137</text:p>
          </table:table-cell>
          <table:table-cell office:value-type="float" office:value="0.003163" calcext:value-type="float">
            <text:p>0,003163</text:p>
          </table:table-cell>
          <table:table-cell office:value-type="float" office:value="0.003132" calcext:value-type="float">
            <text:p>0,003132</text:p>
          </table:table-cell>
          <table:table-cell office:value-type="float" office:value="0.003189" calcext:value-type="float">
            <text:p>0,003189</text:p>
          </table:table-cell>
          <table:table-cell office:value-type="float" office:value="0.003169" calcext:value-type="float">
            <text:p>0,003169</text:p>
          </table:table-cell>
          <table:table-cell office:value-type="float" office:value="0.003203" calcext:value-type="float">
            <text:p>0,003203</text:p>
          </table:table-cell>
          <table:table-cell office:value-type="float" office:value="0.003215" calcext:value-type="float">
            <text:p>0,003215</text:p>
          </table:table-cell>
          <table:table-cell office:value-type="float" office:value="0.003114" calcext:value-type="float">
            <text:p>0,003114</text:p>
          </table:table-cell>
          <table:table-cell office:value-type="float" office:value="0.003209" calcext:value-type="float">
            <text:p>0,003209</text:p>
          </table:table-cell>
          <table:table-cell office:value-type="float" office:value="0.003136" calcext:value-type="float">
            <text:p>0,003136</text:p>
          </table:table-cell>
          <table:table-cell office:value-type="float" office:value="0.003205" calcext:value-type="float">
            <text:p>0,003205</text:p>
          </table:table-cell>
          <table:table-cell office:value-type="float" office:value="0.003262" calcext:value-type="float">
            <text:p>0,003262</text:p>
          </table:table-cell>
          <table:table-cell office:value-type="float" office:value="0.003158" calcext:value-type="float">
            <text:p>0,003158</text:p>
          </table:table-cell>
          <table:table-cell office:value-type="float" office:value="0.003147" calcext:value-type="float">
            <text:p>0,003147</text:p>
          </table:table-cell>
          <table:table-cell office:value-type="float" office:value="0.003165" calcext:value-type="float">
            <text:p>0,003165</text:p>
          </table:table-cell>
          <table:table-cell office:value-type="float" office:value="0.003123" calcext:value-type="float">
            <text:p>0,003123</text:p>
          </table:table-cell>
          <table:table-cell office:value-type="float" office:value="0.003143" calcext:value-type="float">
            <text:p>0,003143</text:p>
          </table:table-cell>
          <table:table-cell table:formula="of:=AVERAGE([.B28:.AE28])" office:value-type="float" office:value="0.0031655" calcext:value-type="float">
            <text:p>0,0031655</text:p>
          </table:table-cell>
          <table:table-cell table:formula="of:=VAR([.B28:.AE28])" office:value-type="float" office:value="0.0000000011563275862069" calcext:value-type="float">
            <text:p>1,1563275862069E-09</text:p>
          </table:table-cell>
          <table:table-cell table:formula="of:=STDEV([.B28:.AE28])" office:value-type="float" office:value="0.0000340048171029767" calcext:value-type="float">
            <text:p>3,40048171029767E-05</text:p>
          </table:table-cell>
          <table:table-cell table:formula="of:=CONFIDENCE(0.95;[.AH28];30)" office:value-type="float" office:value="0.000000389308872869608" calcext:value-type="float">
            <text:p>3,89308872869608E-07</text:p>
          </table:table-cell>
          <table:table-cell table:formula="of:=[.AF28]+[.AI28]" office:value-type="float" office:value="0.00316588930887287" calcext:value-type="float">
            <text:p>0,0031658893</text:p>
          </table:table-cell>
          <table:table-cell table:formula="of:=[.AF28]-[.AI28]" office:value-type="float" office:value="0.00316511069112713" calcext:value-type="float">
            <text:p>0,00316511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243" calcext:value-type="float">
            <text:p>0,003243</text:p>
          </table:table-cell>
          <table:table-cell office:value-type="float" office:value="0.003171" calcext:value-type="float">
            <text:p>0,003171</text:p>
          </table:table-cell>
          <table:table-cell office:value-type="float" office:value="0.003223" calcext:value-type="float">
            <text:p>0,003223</text:p>
          </table:table-cell>
          <table:table-cell office:value-type="float" office:value="0.003239" calcext:value-type="float">
            <text:p>0,003239</text:p>
          </table:table-cell>
          <table:table-cell office:value-type="float" office:value="0.003229" calcext:value-type="float">
            <text:p>0,003229</text:p>
          </table:table-cell>
          <table:table-cell office:value-type="float" office:value="0.003181" calcext:value-type="float">
            <text:p>0,003181</text:p>
          </table:table-cell>
          <table:table-cell office:value-type="float" office:value="0.003202" calcext:value-type="float">
            <text:p>0,003202</text:p>
          </table:table-cell>
          <table:table-cell office:value-type="float" office:value="0.003138" calcext:value-type="float">
            <text:p>0,003138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003272" calcext:value-type="float">
            <text:p>0,003272</text:p>
          </table:table-cell>
          <table:table-cell office:value-type="float" office:value="0.003242" calcext:value-type="float">
            <text:p>0,003242</text:p>
          </table:table-cell>
          <table:table-cell office:value-type="float" office:value="0.003173" calcext:value-type="float">
            <text:p>0,003173</text:p>
          </table:table-cell>
          <table:table-cell office:value-type="float" office:value="0.003286" calcext:value-type="float">
            <text:p>0,003286</text:p>
          </table:table-cell>
          <table:table-cell office:value-type="float" office:value="0.003165" calcext:value-type="float">
            <text:p>0,003165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0.003277" calcext:value-type="float">
            <text:p>0,003277</text:p>
          </table:table-cell>
          <table:table-cell office:value-type="float" office:value="0.003388" calcext:value-type="float">
            <text:p>0,003388</text:p>
          </table:table-cell>
          <table:table-cell office:value-type="float" office:value="0.003234" calcext:value-type="float">
            <text:p>0,003234</text:p>
          </table:table-cell>
          <table:table-cell office:value-type="float" office:value="0.003291" calcext:value-type="float">
            <text:p>0,003291</text:p>
          </table:table-cell>
          <table:table-cell office:value-type="float" office:value="0.003301" calcext:value-type="float">
            <text:p>0,003301</text:p>
          </table:table-cell>
          <table:table-cell office:value-type="float" office:value="0.003285" calcext:value-type="float">
            <text:p>0,003285</text:p>
          </table:table-cell>
          <table:table-cell office:value-type="float" office:value="0.003197" calcext:value-type="float">
            <text:p>0,003197</text:p>
          </table:table-cell>
          <table:table-cell office:value-type="float" office:value="0.003236" calcext:value-type="float">
            <text:p>0,003236</text:p>
          </table:table-cell>
          <table:table-cell office:value-type="float" office:value="0.003231" calcext:value-type="float">
            <text:p>0,003231</text:p>
          </table:table-cell>
          <table:table-cell office:value-type="float" office:value="0.003239" calcext:value-type="float">
            <text:p>0,003239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003243" calcext:value-type="float">
            <text:p>0,003243</text:p>
          </table:table-cell>
          <table:table-cell office:value-type="float" office:value="0.003287" calcext:value-type="float">
            <text:p>0,003287</text:p>
          </table:table-cell>
          <table:table-cell office:value-type="float" office:value="0.003185" calcext:value-type="float">
            <text:p>0,003185</text:p>
          </table:table-cell>
          <table:table-cell office:value-type="float" office:value="0.003243" calcext:value-type="float">
            <text:p>0,003243</text:p>
          </table:table-cell>
          <table:table-cell table:formula="of:=AVERAGE([.B29:.AE29])" office:value-type="float" office:value="0.00323923333333333" calcext:value-type="float">
            <text:p>0,0032392333</text:p>
          </table:table-cell>
          <table:table-cell table:formula="of:=VAR([.B29:.AE29])" office:value-type="float" office:value="0.00000000280349540229885" calcext:value-type="float">
            <text:p>2,80349540229885E-09</text:p>
          </table:table-cell>
          <table:table-cell table:formula="of:=STDEV([.B29:.AE29])" office:value-type="float" office:value="0.0000529480443670855" calcext:value-type="float">
            <text:p>0,000052948</text:p>
          </table:table-cell>
          <table:table-cell table:formula="of:=CONFIDENCE(0.95;[.AH29];30)" office:value-type="float" office:value="0.000000606183041972474" calcext:value-type="float">
            <text:p>6,06183041972474E-07</text:p>
          </table:table-cell>
          <table:table-cell table:formula="of:=[.AF29]+[.AI29]" office:value-type="float" office:value="0.00323983951637531" calcext:value-type="float">
            <text:p>0,0032398395</text:p>
          </table:table-cell>
          <table:table-cell table:formula="of:=[.AF29]-[.AI29]" office:value-type="float" office:value="0.00323862715029136" calcext:value-type="float">
            <text:p>0,00323862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312" calcext:value-type="float">
            <text:p>0,003312</text:p>
          </table:table-cell>
          <table:table-cell office:value-type="float" office:value="0.003336" calcext:value-type="float">
            <text:p>0,003336</text:p>
          </table:table-cell>
          <table:table-cell office:value-type="float" office:value="0.003379" calcext:value-type="float">
            <text:p>0,003379</text:p>
          </table:table-cell>
          <table:table-cell office:value-type="float" office:value="0.003321" calcext:value-type="float">
            <text:p>0,003321</text:p>
          </table:table-cell>
          <table:table-cell office:value-type="float" office:value="0.003301" calcext:value-type="float">
            <text:p>0,003301</text:p>
          </table:table-cell>
          <table:table-cell office:value-type="float" office:value="0.003283" calcext:value-type="float">
            <text:p>0,003283</text:p>
          </table:table-cell>
          <table:table-cell office:value-type="float" office:value="0.003231" calcext:value-type="float">
            <text:p>0,003231</text:p>
          </table:table-cell>
          <table:table-cell office:value-type="float" office:value="0.003365" calcext:value-type="float">
            <text:p>0,003365</text:p>
          </table:table-cell>
          <table:table-cell office:value-type="float" office:value="0.003235" calcext:value-type="float">
            <text:p>0,003235</text:p>
          </table:table-cell>
          <table:table-cell table:number-columns-repeated="2" office:value-type="float" office:value="0.003311" calcext:value-type="float">
            <text:p>0,003311</text:p>
          </table:table-cell>
          <table:table-cell office:value-type="float" office:value="0.003196" calcext:value-type="float">
            <text:p>0,003196</text:p>
          </table:table-cell>
          <table:table-cell office:value-type="float" office:value="0.003281" calcext:value-type="float">
            <text:p>0,003281</text:p>
          </table:table-cell>
          <table:table-cell office:value-type="float" office:value="0.003577" calcext:value-type="float">
            <text:p>0,003577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003308" calcext:value-type="float">
            <text:p>0,003308</text:p>
          </table:table-cell>
          <table:table-cell office:value-type="float" office:value="0.003208" calcext:value-type="float">
            <text:p>0,003208</text:p>
          </table:table-cell>
          <table:table-cell office:value-type="float" office:value="0.003301" calcext:value-type="float">
            <text:p>0,003301</text:p>
          </table:table-cell>
          <table:table-cell office:value-type="float" office:value="0.003398" calcext:value-type="float">
            <text:p>0,003398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003352" calcext:value-type="float">
            <text:p>0,003352</text:p>
          </table:table-cell>
          <table:table-cell office:value-type="float" office:value="0.003279" calcext:value-type="float">
            <text:p>0,003279</text:p>
          </table:table-cell>
          <table:table-cell office:value-type="float" office:value="0.003213" calcext:value-type="float">
            <text:p>0,003213</text:p>
          </table:table-cell>
          <table:table-cell office:value-type="float" office:value="0.003241" calcext:value-type="float">
            <text:p>0,003241</text:p>
          </table:table-cell>
          <table:table-cell office:value-type="float" office:value="0.003339" calcext:value-type="float">
            <text:p>0,003339</text:p>
          </table:table-cell>
          <table:table-cell office:value-type="float" office:value="0.003249" calcext:value-type="float">
            <text:p>0,003249</text:p>
          </table:table-cell>
          <table:table-cell office:value-type="float" office:value="0.003287" calcext:value-type="float">
            <text:p>0,003287</text:p>
          </table:table-cell>
          <table:table-cell office:value-type="float" office:value="0.003319" calcext:value-type="float">
            <text:p>0,003319</text:p>
          </table:table-cell>
          <table:table-cell office:value-type="float" office:value="0.003229" calcext:value-type="float">
            <text:p>0,003229</text:p>
          </table:table-cell>
          <table:table-cell office:value-type="float" office:value="0.003336" calcext:value-type="float">
            <text:p>0,003336</text:p>
          </table:table-cell>
          <table:table-cell table:formula="of:=AVERAGE([.B30:.AE30])" office:value-type="float" office:value="0.00329906666666667" calcext:value-type="float">
            <text:p>0,0032990667</text:p>
          </table:table-cell>
          <table:table-cell table:formula="of:=VAR([.B30:.AE30])" office:value-type="float" office:value="0.0000000055600643678161" calcext:value-type="float">
            <text:p>5,5600643678161E-09</text:p>
          </table:table-cell>
          <table:table-cell table:formula="of:=STDEV([.B30:.AE30])" office:value-type="float" office:value="0.0000745658391478034" calcext:value-type="float">
            <text:p>7,45658391478034E-05</text:p>
          </table:table-cell>
          <table:table-cell table:formula="of:=CONFIDENCE(0.95;[.AH30];30)" office:value-type="float" office:value="0.000000853677368865092" calcext:value-type="float">
            <text:p>8,53677368865092E-07</text:p>
          </table:table-cell>
          <table:table-cell table:formula="of:=[.AF30]+[.AI30]" office:value-type="float" office:value="0.00329992034403553" calcext:value-type="float">
            <text:p>0,0032999203</text:p>
          </table:table-cell>
          <table:table-cell table:formula="of:=[.AF30]-[.AI30]" office:value-type="float" office:value="0.0032982129892978" calcext:value-type="float">
            <text:p>0,0032982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63" calcext:value-type="float">
            <text:p>0,00363</text:p>
          </table:table-cell>
          <table:table-cell office:value-type="float" office:value="0.003574" calcext:value-type="float">
            <text:p>0,003574</text:p>
          </table:table-cell>
          <table:table-cell office:value-type="float" office:value="0.003541" calcext:value-type="float">
            <text:p>0,003541</text:p>
          </table:table-cell>
          <table:table-cell office:value-type="float" office:value="0.003542" calcext:value-type="float">
            <text:p>0,003542</text:p>
          </table:table-cell>
          <table:table-cell office:value-type="float" office:value="0.003577" calcext:value-type="float">
            <text:p>0,003577</text:p>
          </table:table-cell>
          <table:table-cell office:value-type="float" office:value="0.003593" calcext:value-type="float">
            <text:p>0,003593</text:p>
          </table:table-cell>
          <table:table-cell office:value-type="float" office:value="0.003482" calcext:value-type="float">
            <text:p>0,003482</text:p>
          </table:table-cell>
          <table:table-cell office:value-type="float" office:value="0.003505" calcext:value-type="float">
            <text:p>0,003505</text:p>
          </table:table-cell>
          <table:table-cell office:value-type="float" office:value="0.003474" calcext:value-type="float">
            <text:p>0,003474</text:p>
          </table:table-cell>
          <table:table-cell office:value-type="float" office:value="0.003556" calcext:value-type="float">
            <text:p>0,003556</text:p>
          </table:table-cell>
          <table:table-cell office:value-type="float" office:value="0.00358" calcext:value-type="float">
            <text:p>0,00358</text:p>
          </table:table-cell>
          <table:table-cell office:value-type="float" office:value="0.003506" calcext:value-type="float">
            <text:p>0,003506</text:p>
          </table:table-cell>
          <table:table-cell office:value-type="float" office:value="0.003557" calcext:value-type="float">
            <text:p>0,003557</text:p>
          </table:table-cell>
          <table:table-cell office:value-type="float" office:value="0.003445" calcext:value-type="float">
            <text:p>0,003445</text:p>
          </table:table-cell>
          <table:table-cell office:value-type="float" office:value="0.00353" calcext:value-type="float">
            <text:p>0,00353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352" calcext:value-type="float">
            <text:p>0,00352</text:p>
          </table:table-cell>
          <table:table-cell office:value-type="float" office:value="0.003529" calcext:value-type="float">
            <text:p>0,003529</text:p>
          </table:table-cell>
          <table:table-cell office:value-type="float" office:value="0.003515" calcext:value-type="float">
            <text:p>0,003515</text:p>
          </table:table-cell>
          <table:table-cell office:value-type="float" office:value="0.003532" calcext:value-type="float">
            <text:p>0,003532</text:p>
          </table:table-cell>
          <table:table-cell office:value-type="float" office:value="0.003516" calcext:value-type="float">
            <text:p>0,003516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0.003518" calcext:value-type="float">
            <text:p>0,003518</text:p>
          </table:table-cell>
          <table:table-cell office:value-type="float" office:value="0.003564" calcext:value-type="float">
            <text:p>0,003564</text:p>
          </table:table-cell>
          <table:table-cell office:value-type="float" office:value="0.003542" calcext:value-type="float">
            <text:p>0,003542</text:p>
          </table:table-cell>
          <table:table-cell office:value-type="float" office:value="0.003534" calcext:value-type="float">
            <text:p>0,003534</text:p>
          </table:table-cell>
          <table:table-cell office:value-type="float" office:value="0.003553" calcext:value-type="float">
            <text:p>0,003553</text:p>
          </table:table-cell>
          <table:table-cell office:value-type="float" office:value="0.003536" calcext:value-type="float">
            <text:p>0,003536</text:p>
          </table:table-cell>
          <table:table-cell office:value-type="float" office:value="0.00355" calcext:value-type="float">
            <text:p>0,00355</text:p>
          </table:table-cell>
          <table:table-cell office:value-type="float" office:value="0.003542" calcext:value-type="float">
            <text:p>0,003542</text:p>
          </table:table-cell>
          <table:table-cell table:formula="of:=AVERAGE([.B31:.AE31])" office:value-type="float" office:value="0.00353516666666667" calcext:value-type="float">
            <text:p>0,0035351667</text:p>
          </table:table-cell>
          <table:table-cell table:formula="of:=VAR([.B31:.AE31])" office:value-type="float" office:value="0.00000000136786781609196" calcext:value-type="float">
            <text:p>1,36786781609196E-09</text:p>
          </table:table-cell>
          <table:table-cell table:formula="of:=STDEV([.B31:.AE31])" office:value-type="float" office:value="0.0000369846970528617" calcext:value-type="float">
            <text:p>3,69846970528617E-05</text:p>
          </table:table-cell>
          <table:table-cell table:formula="of:=CONFIDENCE(0.95;[.AH31];30)" office:value-type="float" office:value="0.000000423424442468567" calcext:value-type="float">
            <text:p>4,23424442468567E-07</text:p>
          </table:table-cell>
          <table:table-cell table:formula="of:=[.AF31]+[.AI31]" office:value-type="float" office:value="0.00353559009110913" calcext:value-type="float">
            <text:p>0,0035355901</text:p>
          </table:table-cell>
          <table:table-cell table:formula="of:=[.AF31]-[.AI31]" office:value-type="float" office:value="0.0035347432422242" calcext:value-type="float">
            <text:p>0,00353474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521" calcext:value-type="float">
            <text:p>0,003521</text:p>
          </table:table-cell>
          <table:table-cell office:value-type="float" office:value="0.003523" calcext:value-type="float">
            <text:p>0,003523</text:p>
          </table:table-cell>
          <table:table-cell office:value-type="float" office:value="0.003571" calcext:value-type="float">
            <text:p>0,003571</text:p>
          </table:table-cell>
          <table:table-cell office:value-type="float" office:value="0.003557" calcext:value-type="float">
            <text:p>0,003557</text:p>
          </table:table-cell>
          <table:table-cell office:value-type="float" office:value="0.003578" calcext:value-type="float">
            <text:p>0,003578</text:p>
          </table:table-cell>
          <table:table-cell office:value-type="float" office:value="0.003574" calcext:value-type="float">
            <text:p>0,003574</text:p>
          </table:table-cell>
          <table:table-cell office:value-type="float" office:value="0.00354" calcext:value-type="float">
            <text:p>0,00354</text:p>
          </table:table-cell>
          <table:table-cell office:value-type="float" office:value="0.003577" calcext:value-type="float">
            <text:p>0,003577</text:p>
          </table:table-cell>
          <table:table-cell office:value-type="float" office:value="0.003526" calcext:value-type="float">
            <text:p>0,003526</text:p>
          </table:table-cell>
          <table:table-cell office:value-type="float" office:value="0.003506" calcext:value-type="float">
            <text:p>0,003506</text:p>
          </table:table-cell>
          <table:table-cell office:value-type="float" office:value="0.00358" calcext:value-type="float">
            <text:p>0,00358</text:p>
          </table:table-cell>
          <table:table-cell office:value-type="float" office:value="0.003518" calcext:value-type="float">
            <text:p>0,003518</text:p>
          </table:table-cell>
          <table:table-cell office:value-type="float" office:value="0.003591" calcext:value-type="float">
            <text:p>0,003591</text:p>
          </table:table-cell>
          <table:table-cell office:value-type="float" office:value="0.00358" calcext:value-type="float">
            <text:p>0,00358</text:p>
          </table:table-cell>
          <table:table-cell office:value-type="float" office:value="0.003612" calcext:value-type="float">
            <text:p>0,003612</text:p>
          </table:table-cell>
          <table:table-cell office:value-type="float" office:value="0.00355" calcext:value-type="float">
            <text:p>0,00355</text:p>
          </table:table-cell>
          <table:table-cell office:value-type="float" office:value="0.003518" calcext:value-type="float">
            <text:p>0,003518</text:p>
          </table:table-cell>
          <table:table-cell office:value-type="float" office:value="0.003514" calcext:value-type="float">
            <text:p>0,003514</text:p>
          </table:table-cell>
          <table:table-cell office:value-type="float" office:value="0.003559" calcext:value-type="float">
            <text:p>0,003559</text:p>
          </table:table-cell>
          <table:table-cell office:value-type="float" office:value="0.003623" calcext:value-type="float">
            <text:p>0,003623</text:p>
          </table:table-cell>
          <table:table-cell table:number-columns-repeated="2" office:value-type="float" office:value="0.003592" calcext:value-type="float">
            <text:p>0,003592</text:p>
          </table:table-cell>
          <table:table-cell office:value-type="float" office:value="0.003559" calcext:value-type="float">
            <text:p>0,003559</text:p>
          </table:table-cell>
          <table:table-cell office:value-type="float" office:value="0.003496" calcext:value-type="float">
            <text:p>0,003496</text:p>
          </table:table-cell>
          <table:table-cell office:value-type="float" office:value="0.003529" calcext:value-type="float">
            <text:p>0,003529</text:p>
          </table:table-cell>
          <table:table-cell office:value-type="float" office:value="0.003642" calcext:value-type="float">
            <text:p>0,003642</text:p>
          </table:table-cell>
          <table:table-cell office:value-type="float" office:value="0.003577" calcext:value-type="float">
            <text:p>0,003577</text:p>
          </table:table-cell>
          <table:table-cell office:value-type="float" office:value="0.003536" calcext:value-type="float">
            <text:p>0,003536</text:p>
          </table:table-cell>
          <table:table-cell office:value-type="float" office:value="0.003636" calcext:value-type="float">
            <text:p>0,003636</text:p>
          </table:table-cell>
          <table:table-cell office:value-type="float" office:value="0.00355" calcext:value-type="float">
            <text:p>0,00355</text:p>
          </table:table-cell>
          <table:table-cell table:formula="of:=AVERAGE([.B32:.AE32])" office:value-type="float" office:value="0.0035609" calcext:value-type="float">
            <text:p>0,0035609</text:p>
          </table:table-cell>
          <table:table-cell table:formula="of:=VAR([.B32:.AE32])" office:value-type="float" office:value="0.00000000148367931034483" calcext:value-type="float">
            <text:p>1,48367931034483E-09</text:p>
          </table:table-cell>
          <table:table-cell table:formula="of:=STDEV([.B32:.AE32])" office:value-type="float" office:value="0.0000385185579992921" calcext:value-type="float">
            <text:p>3,85185579992921E-05</text:p>
          </table:table-cell>
          <table:table-cell table:formula="of:=CONFIDENCE(0.95;[.AH32];30)" office:value-type="float" office:value="0.000000440985062612036" calcext:value-type="float">
            <text:p>0,000000441</text:p>
          </table:table-cell>
          <table:table-cell table:formula="of:=[.AF32]+[.AI32]" office:value-type="float" office:value="0.00356134098506261" calcext:value-type="float">
            <text:p>0,003561341</text:p>
          </table:table-cell>
          <table:table-cell table:formula="of:=[.AF32]-[.AI32]" office:value-type="float" office:value="0.00356045901493739" calcext:value-type="float">
            <text:p>0,0035604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68" calcext:value-type="float">
            <text:p>0,00368</text:p>
          </table:table-cell>
          <table:table-cell office:value-type="float" office:value="0.003619" calcext:value-type="float">
            <text:p>0,003619</text:p>
          </table:table-cell>
          <table:table-cell office:value-type="float" office:value="0.003632" calcext:value-type="float">
            <text:p>0,003632</text:p>
          </table:table-cell>
          <table:table-cell office:value-type="float" office:value="0.00363" calcext:value-type="float">
            <text:p>0,00363</text:p>
          </table:table-cell>
          <table:table-cell office:value-type="float" office:value="0.003614" calcext:value-type="float">
            <text:p>0,003614</text:p>
          </table:table-cell>
          <table:table-cell office:value-type="float" office:value="0.003679" calcext:value-type="float">
            <text:p>0,003679</text:p>
          </table:table-cell>
          <table:table-cell office:value-type="float" office:value="0.003702" calcext:value-type="float">
            <text:p>0,003702</text:p>
          </table:table-cell>
          <table:table-cell office:value-type="float" office:value="0.003653" calcext:value-type="float">
            <text:p>0,003653</text:p>
          </table:table-cell>
          <table:table-cell office:value-type="float" office:value="0.003627" calcext:value-type="float">
            <text:p>0,003627</text:p>
          </table:table-cell>
          <table:table-cell office:value-type="float" office:value="0.003698" calcext:value-type="float">
            <text:p>0,003698</text:p>
          </table:table-cell>
          <table:table-cell office:value-type="float" office:value="0.00371" calcext:value-type="float">
            <text:p>0,00371</text:p>
          </table:table-cell>
          <table:table-cell office:value-type="float" office:value="0.003607" calcext:value-type="float">
            <text:p>0,003607</text:p>
          </table:table-cell>
          <table:table-cell office:value-type="float" office:value="0.003688" calcext:value-type="float">
            <text:p>0,003688</text:p>
          </table:table-cell>
          <table:table-cell office:value-type="float" office:value="0.00367" calcext:value-type="float">
            <text:p>0,00367</text:p>
          </table:table-cell>
          <table:table-cell office:value-type="float" office:value="0.003647" calcext:value-type="float">
            <text:p>0,003647</text:p>
          </table:table-cell>
          <table:table-cell office:value-type="float" office:value="0.003651" calcext:value-type="float">
            <text:p>0,003651</text:p>
          </table:table-cell>
          <table:table-cell office:value-type="float" office:value="0.003576" calcext:value-type="float">
            <text:p>0,003576</text:p>
          </table:table-cell>
          <table:table-cell office:value-type="float" office:value="0.00367" calcext:value-type="float">
            <text:p>0,00367</text:p>
          </table:table-cell>
          <table:table-cell office:value-type="float" office:value="0.003608" calcext:value-type="float">
            <text:p>0,003608</text:p>
          </table:table-cell>
          <table:table-cell office:value-type="float" office:value="0.003638" calcext:value-type="float">
            <text:p>0,003638</text:p>
          </table:table-cell>
          <table:table-cell office:value-type="float" office:value="0.003649" calcext:value-type="float">
            <text:p>0,003649</text:p>
          </table:table-cell>
          <table:table-cell office:value-type="float" office:value="0.00365" calcext:value-type="float">
            <text:p>0,00365</text:p>
          </table:table-cell>
          <table:table-cell office:value-type="float" office:value="0.003606" calcext:value-type="float">
            <text:p>0,003606</text:p>
          </table:table-cell>
          <table:table-cell office:value-type="float" office:value="0.003674" calcext:value-type="float">
            <text:p>0,003674</text:p>
          </table:table-cell>
          <table:table-cell office:value-type="float" office:value="0.003692" calcext:value-type="float">
            <text:p>0,003692</text:p>
          </table:table-cell>
          <table:table-cell office:value-type="float" office:value="0.003572" calcext:value-type="float">
            <text:p>0,003572</text:p>
          </table:table-cell>
          <table:table-cell office:value-type="float" office:value="0.003682" calcext:value-type="float">
            <text:p>0,00368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3619" calcext:value-type="float">
            <text:p>0,003619</text:p>
          </table:table-cell>
          <table:table-cell office:value-type="float" office:value="0.003672" calcext:value-type="float">
            <text:p>0,003672</text:p>
          </table:table-cell>
          <table:table-cell table:formula="of:=AVERAGE([.B33:.AE33])" office:value-type="float" office:value="0.00364716666666667" calcext:value-type="float">
            <text:p>0,0036471667</text:p>
          </table:table-cell>
          <table:table-cell table:formula="of:=VAR([.B33:.AE33])" office:value-type="float" office:value="0.00000000139462643678161" calcext:value-type="float">
            <text:p>1,39462643678161E-09</text:p>
          </table:table-cell>
          <table:table-cell table:formula="of:=STDEV([.B33:.AE33])" office:value-type="float" office:value="0.0000373446975725016" calcext:value-type="float">
            <text:p>3,73446975725016E-05</text:p>
          </table:table-cell>
          <table:table-cell table:formula="of:=CONFIDENCE(0.95;[.AH33];30)" office:value-type="float" office:value="0.000000427545958432293" calcext:value-type="float">
            <text:p>4,27545958432293E-07</text:p>
          </table:table-cell>
          <table:table-cell table:formula="of:=[.AF33]+[.AI33]" office:value-type="float" office:value="0.0036475942126251" calcext:value-type="float">
            <text:p>0,0036475942</text:p>
          </table:table-cell>
          <table:table-cell table:formula="of:=[.AF33]-[.AI33]" office:value-type="float" office:value="0.00364673912070823" calcext:value-type="float">
            <text:p>0,00364673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36" calcext:value-type="float">
            <text:p>0,003836</text:p>
          </table:table-cell>
          <table:table-cell office:value-type="float" office:value="0.003937" calcext:value-type="float">
            <text:p>0,003937</text:p>
          </table:table-cell>
          <table:table-cell office:value-type="float" office:value="0.003794" calcext:value-type="float">
            <text:p>0,003794</text:p>
          </table:table-cell>
          <table:table-cell office:value-type="float" office:value="0.003804" calcext:value-type="float">
            <text:p>0,003804</text:p>
          </table:table-cell>
          <table:table-cell office:value-type="float" office:value="0.003798" calcext:value-type="float">
            <text:p>0,003798</text:p>
          </table:table-cell>
          <table:table-cell office:value-type="float" office:value="0.003861" calcext:value-type="float">
            <text:p>0,003861</text:p>
          </table:table-cell>
          <table:table-cell office:value-type="float" office:value="0.003844" calcext:value-type="float">
            <text:p>0,003844</text:p>
          </table:table-cell>
          <table:table-cell office:value-type="float" office:value="0.003854" calcext:value-type="float">
            <text:p>0,003854</text:p>
          </table:table-cell>
          <table:table-cell office:value-type="float" office:value="0.003969" calcext:value-type="float">
            <text:p>0,003969</text:p>
          </table:table-cell>
          <table:table-cell office:value-type="float" office:value="0.003847" calcext:value-type="float">
            <text:p>0,003847</text:p>
          </table:table-cell>
          <table:table-cell office:value-type="float" office:value="0.00389" calcext:value-type="float">
            <text:p>0,00389</text:p>
          </table:table-cell>
          <table:table-cell office:value-type="float" office:value="0.003815" calcext:value-type="float">
            <text:p>0,003815</text:p>
          </table:table-cell>
          <table:table-cell office:value-type="float" office:value="0.00385" calcext:value-type="float">
            <text:p>0,00385</text:p>
          </table:table-cell>
          <table:table-cell office:value-type="float" office:value="0.00386" calcext:value-type="float">
            <text:p>0,00386</text:p>
          </table:table-cell>
          <table:table-cell office:value-type="float" office:value="0.003852" calcext:value-type="float">
            <text:p>0,003852</text:p>
          </table:table-cell>
          <table:table-cell office:value-type="float" office:value="0.003775" calcext:value-type="float">
            <text:p>0,003775</text:p>
          </table:table-cell>
          <table:table-cell office:value-type="float" office:value="0.003884" calcext:value-type="float">
            <text:p>0,003884</text:p>
          </table:table-cell>
          <table:table-cell office:value-type="float" office:value="0.003844" calcext:value-type="float">
            <text:p>0,003844</text:p>
          </table:table-cell>
          <table:table-cell office:value-type="float" office:value="0.003835" calcext:value-type="float">
            <text:p>0,003835</text:p>
          </table:table-cell>
          <table:table-cell office:value-type="float" office:value="0.00392" calcext:value-type="float">
            <text:p>0,00392</text:p>
          </table:table-cell>
          <table:table-cell office:value-type="float" office:value="0.003987" calcext:value-type="float">
            <text:p>0,003987</text:p>
          </table:table-cell>
          <table:table-cell office:value-type="float" office:value="0.003848" calcext:value-type="float">
            <text:p>0,003848</text:p>
          </table:table-cell>
          <table:table-cell office:value-type="float" office:value="0.003863" calcext:value-type="float">
            <text:p>0,003863</text:p>
          </table:table-cell>
          <table:table-cell office:value-type="float" office:value="0.003802" calcext:value-type="float">
            <text:p>0,003802</text:p>
          </table:table-cell>
          <table:table-cell office:value-type="float" office:value="0.003787" calcext:value-type="float">
            <text:p>0,003787</text:p>
          </table:table-cell>
          <table:table-cell office:value-type="float" office:value="0.003856" calcext:value-type="float">
            <text:p>0,003856</text:p>
          </table:table-cell>
          <table:table-cell office:value-type="float" office:value="0.003846" calcext:value-type="float">
            <text:p>0,003846</text:p>
          </table:table-cell>
          <table:table-cell office:value-type="float" office:value="0.003836" calcext:value-type="float">
            <text:p>0,003836</text:p>
          </table:table-cell>
          <table:table-cell office:value-type="float" office:value="0.003874" calcext:value-type="float">
            <text:p>0,003874</text:p>
          </table:table-cell>
          <table:table-cell office:value-type="float" office:value="0.0038" calcext:value-type="float">
            <text:p>0,0038</text:p>
          </table:table-cell>
          <table:table-cell table:formula="of:=AVERAGE([.B34:.AE34])" office:value-type="float" office:value="0.00385226666666667" calcext:value-type="float">
            <text:p>0,0038522667</text:p>
          </table:table-cell>
          <table:table-cell table:formula="of:=VAR([.B34:.AE34])" office:value-type="float" office:value="0.00000000252827126436781" calcext:value-type="float">
            <text:p>2,52827126436781E-09</text:p>
          </table:table-cell>
          <table:table-cell table:formula="of:=STDEV([.B34:.AE34])" office:value-type="float" office:value="0.0000502819178668417" calcext:value-type="float">
            <text:p>5,02819178668417E-05</text:p>
          </table:table-cell>
          <table:table-cell table:formula="of:=CONFIDENCE(0.95;[.AH34];30)" office:value-type="float" office:value="0.000000575659522331287" calcext:value-type="float">
            <text:p>5,75659522331287E-07</text:p>
          </table:table-cell>
          <table:table-cell table:formula="of:=[.AF34]+[.AI34]" office:value-type="float" office:value="0.003852842326189" calcext:value-type="float">
            <text:p>0,0038528423</text:p>
          </table:table-cell>
          <table:table-cell table:formula="of:=[.AF34]-[.AI34]" office:value-type="float" office:value="0.00385169100714434" calcext:value-type="float">
            <text:p>0,0038516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4016" calcext:value-type="float">
            <text:p>0,004016</text:p>
          </table:table-cell>
          <table:table-cell office:value-type="float" office:value="0.003991" calcext:value-type="float">
            <text:p>0,003991</text:p>
          </table:table-cell>
          <table:table-cell office:value-type="float" office:value="0.004018" calcext:value-type="float">
            <text:p>0,00401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3987" calcext:value-type="float">
            <text:p>0,003987</text:p>
          </table:table-cell>
          <table:table-cell office:value-type="float" office:value="0.003961" calcext:value-type="float">
            <text:p>0,003961</text:p>
          </table:table-cell>
          <table:table-cell office:value-type="float" office:value="0.003988" calcext:value-type="float">
            <text:p>0,003988</text:p>
          </table:table-cell>
          <table:table-cell office:value-type="float" office:value="0.003997" calcext:value-type="float">
            <text:p>0,003997</text:p>
          </table:table-cell>
          <table:table-cell office:value-type="float" office:value="0.003963" calcext:value-type="float">
            <text:p>0,003963</text:p>
          </table:table-cell>
          <table:table-cell office:value-type="float" office:value="0.004033" calcext:value-type="float">
            <text:p>0,004033</text:p>
          </table:table-cell>
          <table:table-cell office:value-type="float" office:value="0.004147" calcext:value-type="float">
            <text:p>0,004147</text:p>
          </table:table-cell>
          <table:table-cell office:value-type="float" office:value="0.003975" calcext:value-type="float">
            <text:p>0,003975</text:p>
          </table:table-cell>
          <table:table-cell office:value-type="float" office:value="0.00402" calcext:value-type="float">
            <text:p>0,00402</text:p>
          </table:table-cell>
          <table:table-cell office:value-type="float" office:value="0.00397" calcext:value-type="float">
            <text:p>0,00397</text:p>
          </table:table-cell>
          <table:table-cell office:value-type="float" office:value="0.003937" calcext:value-type="float">
            <text:p>0,003937</text:p>
          </table:table-cell>
          <table:table-cell office:value-type="float" office:value="0.00393" calcext:value-type="float">
            <text:p>0,00393</text:p>
          </table:table-cell>
          <table:table-cell office:value-type="float" office:value="0.003958" calcext:value-type="float">
            <text:p>0,003958</text:p>
          </table:table-cell>
          <table:table-cell office:value-type="float" office:value="0.004015" calcext:value-type="float">
            <text:p>0,004015</text:p>
          </table:table-cell>
          <table:table-cell office:value-type="float" office:value="0.003977" calcext:value-type="float">
            <text:p>0,003977</text:p>
          </table:table-cell>
          <table:table-cell office:value-type="float" office:value="0.003956" calcext:value-type="float">
            <text:p>0,003956</text:p>
          </table:table-cell>
          <table:table-cell office:value-type="float" office:value="0.003964" calcext:value-type="float">
            <text:p>0,003964</text:p>
          </table:table-cell>
          <table:table-cell office:value-type="float" office:value="0.003954" calcext:value-type="float">
            <text:p>0,003954</text:p>
          </table:table-cell>
          <table:table-cell office:value-type="float" office:value="0.003976" calcext:value-type="float">
            <text:p>0,003976</text:p>
          </table:table-cell>
          <table:table-cell office:value-type="float" office:value="0.004001" calcext:value-type="float">
            <text:p>0,004001</text:p>
          </table:table-cell>
          <table:table-cell office:value-type="float" office:value="0.00396" calcext:value-type="float">
            <text:p>0,00396</text:p>
          </table:table-cell>
          <table:table-cell office:value-type="float" office:value="0.00403" calcext:value-type="float">
            <text:p>0,00403</text:p>
          </table:table-cell>
          <table:table-cell office:value-type="float" office:value="0.003858" calcext:value-type="float">
            <text:p>0,003858</text:p>
          </table:table-cell>
          <table:table-cell office:value-type="float" office:value="0.003934" calcext:value-type="float">
            <text:p>0,003934</text:p>
          </table:table-cell>
          <table:table-cell office:value-type="float" office:value="0.00394" calcext:value-type="float">
            <text:p>0,00394</text:p>
          </table:table-cell>
          <table:table-cell office:value-type="float" office:value="0.00399" calcext:value-type="float">
            <text:p>0,00399</text:p>
          </table:table-cell>
          <table:table-cell table:formula="of:=AVERAGE([.B35:.AE35])" office:value-type="float" office:value="0.0039782" calcext:value-type="float">
            <text:p>0,0039782</text:p>
          </table:table-cell>
          <table:table-cell table:formula="of:=VAR([.B35:.AE35])" office:value-type="float" office:value="0.00000000249209655172414" calcext:value-type="float">
            <text:p>2,49209655172414E-09</text:p>
          </table:table-cell>
          <table:table-cell table:formula="of:=STDEV([.B35:.AE35])" office:value-type="float" office:value="0.0000499209029538142" calcext:value-type="float">
            <text:p>4,99209029538142E-05</text:p>
          </table:table-cell>
          <table:table-cell table:formula="of:=CONFIDENCE(0.95;[.AH35];30)" office:value-type="float" office:value="0.000000571526392943934" calcext:value-type="float">
            <text:p>5,71526392943934E-07</text:p>
          </table:table-cell>
          <table:table-cell table:formula="of:=[.AF35]+[.AI35]" office:value-type="float" office:value="0.00397877152639294" calcext:value-type="float">
            <text:p>0,0039787715</text:p>
          </table:table-cell>
          <table:table-cell table:formula="of:=[.AF35]-[.AI35]" office:value-type="float" office:value="0.00397762847360706" calcext:value-type="float">
            <text:p>0,00397762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4201" calcext:value-type="float">
            <text:p>0,004201</text:p>
          </table:table-cell>
          <table:table-cell table:number-columns-repeated="2" office:value-type="float" office:value="0.00413" calcext:value-type="float">
            <text:p>0,00413</text:p>
          </table:table-cell>
          <table:table-cell office:value-type="float" office:value="0.004122" calcext:value-type="float">
            <text:p>0,004122</text:p>
          </table:table-cell>
          <table:table-cell office:value-type="float" office:value="0.004112" calcext:value-type="float">
            <text:p>0,004112</text:p>
          </table:table-cell>
          <table:table-cell office:value-type="float" office:value="0.004106" calcext:value-type="float">
            <text:p>0,004106</text:p>
          </table:table-cell>
          <table:table-cell office:value-type="float" office:value="0.004081" calcext:value-type="float">
            <text:p>0,004081</text:p>
          </table:table-cell>
          <table:table-cell office:value-type="float" office:value="0.004073" calcext:value-type="float">
            <text:p>0,004073</text:p>
          </table:table-cell>
          <table:table-cell office:value-type="float" office:value="0.004082" calcext:value-type="float">
            <text:p>0,004082</text:p>
          </table:table-cell>
          <table:table-cell office:value-type="float" office:value="0.004112" calcext:value-type="float">
            <text:p>0,004112</text:p>
          </table:table-cell>
          <table:table-cell office:value-type="float" office:value="0.004236" calcext:value-type="float">
            <text:p>0,004236</text:p>
          </table:table-cell>
          <table:table-cell office:value-type="float" office:value="0.004087" calcext:value-type="float">
            <text:p>0,004087</text:p>
          </table:table-cell>
          <table:table-cell office:value-type="float" office:value="0.004076" calcext:value-type="float">
            <text:p>0,004076</text:p>
          </table:table-cell>
          <table:table-cell office:value-type="float" office:value="0.004077" calcext:value-type="float">
            <text:p>0,004077</text:p>
          </table:table-cell>
          <table:table-cell office:value-type="float" office:value="0.004101" calcext:value-type="float">
            <text:p>0,004101</text:p>
          </table:table-cell>
          <table:table-cell office:value-type="float" office:value="0.004124" calcext:value-type="float">
            <text:p>0,004124</text:p>
          </table:table-cell>
          <table:table-cell office:value-type="float" office:value="0.004101" calcext:value-type="float">
            <text:p>0,004101</text:p>
          </table:table-cell>
          <table:table-cell office:value-type="float" office:value="0.004056" calcext:value-type="float">
            <text:p>0,004056</text:p>
          </table:table-cell>
          <table:table-cell table:number-columns-repeated="2" office:value-type="float" office:value="0.004086" calcext:value-type="float">
            <text:p>0,004086</text:p>
          </table:table-cell>
          <table:table-cell office:value-type="float" office:value="0.00408" calcext:value-type="float">
            <text:p>0,00408</text:p>
          </table:table-cell>
          <table:table-cell office:value-type="float" office:value="0.004055" calcext:value-type="float">
            <text:p>0,004055</text:p>
          </table:table-cell>
          <table:table-cell office:value-type="float" office:value="0.004083" calcext:value-type="float">
            <text:p>0,004083</text:p>
          </table:table-cell>
          <table:table-cell office:value-type="float" office:value="0.004058" calcext:value-type="float">
            <text:p>0,004058</text:p>
          </table:table-cell>
          <table:table-cell office:value-type="float" office:value="0.004022" calcext:value-type="float">
            <text:p>0,004022</text:p>
          </table:table-cell>
          <table:table-cell office:value-type="float" office:value="0.004056" calcext:value-type="float">
            <text:p>0,004056</text:p>
          </table:table-cell>
          <table:table-cell office:value-type="float" office:value="0.004085" calcext:value-type="float">
            <text:p>0,004085</text:p>
          </table:table-cell>
          <table:table-cell office:value-type="float" office:value="0.004086" calcext:value-type="float">
            <text:p>0,004086</text:p>
          </table:table-cell>
          <table:table-cell office:value-type="float" office:value="0.004364" calcext:value-type="float">
            <text:p>0,004364</text:p>
          </table:table-cell>
          <table:table-cell office:value-type="float" office:value="0.004111" calcext:value-type="float">
            <text:p>0,004111</text:p>
          </table:table-cell>
          <table:table-cell table:formula="of:=AVERAGE([.B36:.AE36])" office:value-type="float" office:value="0.00410596666666667" calcext:value-type="float">
            <text:p>0,0041059667</text:p>
          </table:table-cell>
          <table:table-cell table:formula="of:=VAR([.B36:.AE36])" office:value-type="float" office:value="0.00000000408851609195403" calcext:value-type="float">
            <text:p>4,08851609195403E-09</text:p>
          </table:table-cell>
          <table:table-cell table:formula="of:=STDEV([.B36:.AE36])" office:value-type="float" office:value="0.0000639415052368493" calcext:value-type="float">
            <text:p>6,39415052368493E-05</text:p>
          </table:table-cell>
          <table:table-cell table:formula="of:=CONFIDENCE(0.95;[.AH36];30)" office:value-type="float" office:value="0.000000732043206054029" calcext:value-type="float">
            <text:p>0,000000732</text:p>
          </table:table-cell>
          <table:table-cell table:formula="of:=[.AF36]+[.AI36]" office:value-type="float" office:value="0.00410669870987272" calcext:value-type="float">
            <text:p>0,0041066987</text:p>
          </table:table-cell>
          <table:table-cell table:formula="of:=[.AF36]-[.AI36]" office:value-type="float" office:value="0.00410523462346061" calcext:value-type="float">
            <text:p>0,00410523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4234" calcext:value-type="float">
            <text:p>0,004234</text:p>
          </table:table-cell>
          <table:table-cell office:value-type="float" office:value="0.004333" calcext:value-type="float">
            <text:p>0,004333</text:p>
          </table:table-cell>
          <table:table-cell office:value-type="float" office:value="0.004301" calcext:value-type="float">
            <text:p>0,004301</text:p>
          </table:table-cell>
          <table:table-cell office:value-type="float" office:value="0.004283" calcext:value-type="float">
            <text:p>0,004283</text:p>
          </table:table-cell>
          <table:table-cell office:value-type="float" office:value="0.004299" calcext:value-type="float">
            <text:p>0,004299</text:p>
          </table:table-cell>
          <table:table-cell office:value-type="float" office:value="0.004272" calcext:value-type="float">
            <text:p>0,004272</text:p>
          </table:table-cell>
          <table:table-cell office:value-type="float" office:value="0.004267" calcext:value-type="float">
            <text:p>0,004267</text:p>
          </table:table-cell>
          <table:table-cell office:value-type="float" office:value="0.004287" calcext:value-type="float">
            <text:p>0,004287</text:p>
          </table:table-cell>
          <table:table-cell office:value-type="float" office:value="0.004335" calcext:value-type="float">
            <text:p>0,004335</text:p>
          </table:table-cell>
          <table:table-cell office:value-type="float" office:value="0.004295" calcext:value-type="float">
            <text:p>0,004295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04283" calcext:value-type="float">
            <text:p>0,004283</text:p>
          </table:table-cell>
          <table:table-cell office:value-type="float" office:value="0.004344" calcext:value-type="float">
            <text:p>0,004344</text:p>
          </table:table-cell>
          <table:table-cell office:value-type="float" office:value="0.004351" calcext:value-type="float">
            <text:p>0,004351</text:p>
          </table:table-cell>
          <table:table-cell office:value-type="float" office:value="0.004359" calcext:value-type="float">
            <text:p>0,004359</text:p>
          </table:table-cell>
          <table:table-cell office:value-type="float" office:value="0.004354" calcext:value-type="float">
            <text:p>0,004354</text:p>
          </table:table-cell>
          <table:table-cell office:value-type="float" office:value="0.004503" calcext:value-type="float">
            <text:p>0,004503</text:p>
          </table:table-cell>
          <table:table-cell office:value-type="float" office:value="0.004354" calcext:value-type="float">
            <text:p>0,004354</text:p>
          </table:table-cell>
          <table:table-cell office:value-type="float" office:value="0.004332" calcext:value-type="float">
            <text:p>0,004332</text:p>
          </table:table-cell>
          <table:table-cell office:value-type="float" office:value="0.004279" calcext:value-type="float">
            <text:p>0,004279</text:p>
          </table:table-cell>
          <table:table-cell office:value-type="float" office:value="0.004284" calcext:value-type="float">
            <text:p>0,004284</text:p>
          </table:table-cell>
          <table:table-cell office:value-type="float" office:value="0.004288" calcext:value-type="float">
            <text:p>0,004288</text:p>
          </table:table-cell>
          <table:table-cell office:value-type="float" office:value="0.004268" calcext:value-type="float">
            <text:p>0,004268</text:p>
          </table:table-cell>
          <table:table-cell office:value-type="float" office:value="0.004303" calcext:value-type="float">
            <text:p>0,004303</text:p>
          </table:table-cell>
          <table:table-cell office:value-type="float" office:value="0.004235" calcext:value-type="float">
            <text:p>0,004235</text:p>
          </table:table-cell>
          <table:table-cell office:value-type="float" office:value="0.00425" calcext:value-type="float">
            <text:p>0,00425</text:p>
          </table:table-cell>
          <table:table-cell office:value-type="float" office:value="0.004281" calcext:value-type="float">
            <text:p>0,004281</text:p>
          </table:table-cell>
          <table:table-cell office:value-type="float" office:value="0.004191" calcext:value-type="float">
            <text:p>0,004191</text:p>
          </table:table-cell>
          <table:table-cell office:value-type="float" office:value="0.004314" calcext:value-type="float">
            <text:p>0,004314</text:p>
          </table:table-cell>
          <table:table-cell office:value-type="float" office:value="0.004301" calcext:value-type="float">
            <text:p>0,004301</text:p>
          </table:table-cell>
          <table:table-cell table:formula="of:=AVERAGE([.B37:.AE37])" office:value-type="float" office:value="0.00430633333333333" calcext:value-type="float">
            <text:p>0,0043063333</text:p>
          </table:table-cell>
          <table:table-cell table:formula="of:=VAR([.B37:.AE37])" office:value-type="float" office:value="0.00000000335636781609196" calcext:value-type="float">
            <text:p>3,35636781609196E-09</text:p>
          </table:table-cell>
          <table:table-cell table:formula="of:=STDEV([.B37:.AE37])" office:value-type="float" office:value="0.0000579341679502861" calcext:value-type="float">
            <text:p>5,79341679502861E-05</text:p>
          </table:table-cell>
          <table:table-cell table:formula="of:=CONFIDENCE(0.95;[.AH37];30)" office:value-type="float" office:value="0.000000663267370533515" calcext:value-type="float">
            <text:p>6,63267370533515E-07</text:p>
          </table:table-cell>
          <table:table-cell table:formula="of:=[.AF37]+[.AI37]" office:value-type="float" office:value="0.00430699660070387" calcext:value-type="float">
            <text:p>0,0043069966</text:p>
          </table:table-cell>
          <table:table-cell table:formula="of:=[.AF37]-[.AI37]" office:value-type="float" office:value="0.0043056700659628" calcext:value-type="float">
            <text:p>0,00430567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076" calcext:value-type="float">
            <text:p>0,005076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139" calcext:value-type="float">
            <text:p>0,005139</text:p>
          </table:table-cell>
          <table:table-cell office:value-type="float" office:value="0.00516" calcext:value-type="float">
            <text:p>0,00516</text:p>
          </table:table-cell>
          <table:table-cell office:value-type="float" office:value="0.005163" calcext:value-type="float">
            <text:p>0,005163</text:p>
          </table:table-cell>
          <table:table-cell office:value-type="float" office:value="0.00513" calcext:value-type="float">
            <text:p>0,00513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06" calcext:value-type="float">
            <text:p>0,00506</text:p>
          </table:table-cell>
          <table:table-cell office:value-type="float" office:value="0.005139" calcext:value-type="float">
            <text:p>0,005139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4989" calcext:value-type="float">
            <text:p>0,004989</text:p>
          </table:table-cell>
          <table:table-cell office:value-type="float" office:value="0.005133" calcext:value-type="float">
            <text:p>0,005133</text:p>
          </table:table-cell>
          <table:table-cell office:value-type="float" office:value="0.005007" calcext:value-type="float">
            <text:p>0,005007</text:p>
          </table:table-cell>
          <table:table-cell office:value-type="float" office:value="0.005076" calcext:value-type="float">
            <text:p>0,005076</text:p>
          </table:table-cell>
          <table:table-cell office:value-type="float" office:value="0.005094" calcext:value-type="float">
            <text:p>0,005094</text:p>
          </table:table-cell>
          <table:table-cell office:value-type="float" office:value="0.005031" calcext:value-type="float">
            <text:p>0,005031</text:p>
          </table:table-cell>
          <table:table-cell office:value-type="float" office:value="0.005003" calcext:value-type="float">
            <text:p>0,005003</text:p>
          </table:table-cell>
          <table:table-cell office:value-type="float" office:value="0.005037" calcext:value-type="float">
            <text:p>0,005037</text:p>
          </table:table-cell>
          <table:table-cell office:value-type="float" office:value="0.005092" calcext:value-type="float">
            <text:p>0,005092</text:p>
          </table:table-cell>
          <table:table-cell office:value-type="float" office:value="0.005096" calcext:value-type="float">
            <text:p>0,005096</text:p>
          </table:table-cell>
          <table:table-cell office:value-type="float" office:value="0.00503" calcext:value-type="float">
            <text:p>0,00503</text:p>
          </table:table-cell>
          <table:table-cell office:value-type="float" office:value="0.005112" calcext:value-type="float">
            <text:p>0,005112</text:p>
          </table:table-cell>
          <table:table-cell office:value-type="float" office:value="0.005042" calcext:value-type="float">
            <text:p>0,005042</text:p>
          </table:table-cell>
          <table:table-cell office:value-type="float" office:value="0.00509" calcext:value-type="float">
            <text:p>0,00509</text:p>
          </table:table-cell>
          <table:table-cell office:value-type="float" office:value="0.005135" calcext:value-type="float">
            <text:p>0,005135</text:p>
          </table:table-cell>
          <table:table-cell office:value-type="float" office:value="0.005146" calcext:value-type="float">
            <text:p>0,005146</text:p>
          </table:table-cell>
          <table:table-cell office:value-type="float" office:value="0.005092" calcext:value-type="float">
            <text:p>0,005092</text:p>
          </table:table-cell>
          <table:table-cell office:value-type="float" office:value="0.005093" calcext:value-type="float">
            <text:p>0,005093</text:p>
          </table:table-cell>
          <table:table-cell office:value-type="float" office:value="0.005088" calcext:value-type="float">
            <text:p>0,005088</text:p>
          </table:table-cell>
          <table:table-cell table:formula="of:=AVERAGE([.B38:.AE38])" office:value-type="float" office:value="0.00510223333333333" calcext:value-type="float">
            <text:p>0,0051022333</text:p>
          </table:table-cell>
          <table:table-cell table:formula="of:=VAR([.B38:.AE38])" office:value-type="float" office:value="0.00000000379349540229885" calcext:value-type="float">
            <text:p>3,79349540229885E-09</text:p>
          </table:table-cell>
          <table:table-cell table:formula="of:=STDEV([.B38:.AE38])" office:value-type="float" office:value="0.0000615913581787157" calcext:value-type="float">
            <text:p>6,15913581787157E-05</text:p>
          </table:table-cell>
          <table:table-cell table:formula="of:=CONFIDENCE(0.95;[.AH38];30)" office:value-type="float" office:value="0.000000705137220954649" calcext:value-type="float">
            <text:p>7,05137220954649E-07</text:p>
          </table:table-cell>
          <table:table-cell table:formula="of:=[.AF38]+[.AI38]" office:value-type="float" office:value="0.00510293847055429" calcext:value-type="float">
            <text:p>0,0051029385</text:p>
          </table:table-cell>
          <table:table-cell table:formula="of:=[.AF38]-[.AI38]" office:value-type="float" office:value="0.00510152819611238" calcext:value-type="float">
            <text:p>0,00510152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5311" calcext:value-type="float">
            <text:p>0,005311</text:p>
          </table:table-cell>
          <table:table-cell office:value-type="float" office:value="0.00529" calcext:value-type="float">
            <text:p>0,00529</text:p>
          </table:table-cell>
          <table:table-cell office:value-type="float" office:value="0.005279" calcext:value-type="float">
            <text:p>0,005279</text:p>
          </table:table-cell>
          <table:table-cell office:value-type="float" office:value="0.005297" calcext:value-type="float">
            <text:p>0,005297</text:p>
          </table:table-cell>
          <table:table-cell office:value-type="float" office:value="0.005288" calcext:value-type="float">
            <text:p>0,005288</text:p>
          </table:table-cell>
          <table:table-cell office:value-type="float" office:value="0.005364" calcext:value-type="float">
            <text:p>0,005364</text:p>
          </table:table-cell>
          <table:table-cell office:value-type="float" office:value="0.005257" calcext:value-type="float">
            <text:p>0,005257</text:p>
          </table:table-cell>
          <table:table-cell office:value-type="float" office:value="0.005285" calcext:value-type="float">
            <text:p>0,005285</text:p>
          </table:table-cell>
          <table:table-cell office:value-type="float" office:value="0.005392" calcext:value-type="float">
            <text:p>0,005392</text:p>
          </table:table-cell>
          <table:table-cell office:value-type="float" office:value="0.005314" calcext:value-type="float">
            <text:p>0,005314</text:p>
          </table:table-cell>
          <table:table-cell office:value-type="float" office:value="0.005282" calcext:value-type="float">
            <text:p>0,005282</text:p>
          </table:table-cell>
          <table:table-cell office:value-type="float" office:value="0.005301" calcext:value-type="float">
            <text:p>0,005301</text:p>
          </table:table-cell>
          <table:table-cell office:value-type="float" office:value="0.005262" calcext:value-type="float">
            <text:p>0,005262</text:p>
          </table:table-cell>
          <table:table-cell office:value-type="float" office:value="0.005316" calcext:value-type="float">
            <text:p>0,005316</text:p>
          </table:table-cell>
          <table:table-cell office:value-type="float" office:value="0.005405" calcext:value-type="float">
            <text:p>0,005405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351" calcext:value-type="float">
            <text:p>0,005351</text:p>
          </table:table-cell>
          <table:table-cell office:value-type="float" office:value="0.005358" calcext:value-type="float">
            <text:p>0,005358</text:p>
          </table:table-cell>
          <table:table-cell office:value-type="float" office:value="0.005363" calcext:value-type="float">
            <text:p>0,005363</text:p>
          </table:table-cell>
          <table:table-cell office:value-type="float" office:value="0.005292" calcext:value-type="float">
            <text:p>0,005292</text:p>
          </table:table-cell>
          <table:table-cell office:value-type="float" office:value="0.005371" calcext:value-type="float">
            <text:p>0,005371</text:p>
          </table:table-cell>
          <table:table-cell office:value-type="float" office:value="0.005283" calcext:value-type="float">
            <text:p>0,005283</text:p>
          </table:table-cell>
          <table:table-cell office:value-type="float" office:value="0.005297" calcext:value-type="float">
            <text:p>0,005297</text:p>
          </table:table-cell>
          <table:table-cell office:value-type="float" office:value="0.005422" calcext:value-type="float">
            <text:p>0,005422</text:p>
          </table:table-cell>
          <table:table-cell office:value-type="float" office:value="0.005291" calcext:value-type="float">
            <text:p>0,005291</text:p>
          </table:table-cell>
          <table:table-cell office:value-type="float" office:value="0.005315" calcext:value-type="float">
            <text:p>0,005315</text:p>
          </table:table-cell>
          <table:table-cell office:value-type="float" office:value="0.005327" calcext:value-type="float">
            <text:p>0,005327</text:p>
          </table:table-cell>
          <table:table-cell office:value-type="float" office:value="0.005312" calcext:value-type="float">
            <text:p>0,005312</text:p>
          </table:table-cell>
          <table:table-cell office:value-type="float" office:value="0.005248" calcext:value-type="float">
            <text:p>0,005248</text:p>
          </table:table-cell>
          <table:table-cell office:value-type="float" office:value="0.005323" calcext:value-type="float">
            <text:p>0,005323</text:p>
          </table:table-cell>
          <table:table-cell table:formula="of:=AVERAGE([.B39:.AE39])" office:value-type="float" office:value="0.00531416666666667" calcext:value-type="float">
            <text:p>0,0053141667</text:p>
          </table:table-cell>
          <table:table-cell table:formula="of:=VAR([.B39:.AE39])" office:value-type="float" office:value="0.0000000021499367816092" calcext:value-type="float">
            <text:p>2,1499367816092E-09</text:p>
          </table:table-cell>
          <table:table-cell table:formula="of:=STDEV([.B39:.AE39])" office:value-type="float" office:value="0.0000463674107710275" calcext:value-type="float">
            <text:p>4,63674107710275E-05</text:p>
          </table:table-cell>
          <table:table-cell table:formula="of:=CONFIDENCE(0.95;[.AH39];30)" office:value-type="float" office:value="0.000000530843744005042" calcext:value-type="float">
            <text:p>5,30843744005042E-07</text:p>
          </table:table-cell>
          <table:table-cell table:formula="of:=[.AF39]+[.AI39]" office:value-type="float" office:value="0.00531469751041067" calcext:value-type="float">
            <text:p>0,0053146975</text:p>
          </table:table-cell>
          <table:table-cell table:formula="of:=[.AF39]-[.AI39]" office:value-type="float" office:value="0.00531363582292266" calcext:value-type="float">
            <text:p>0,00531363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551" calcext:value-type="float">
            <text:p>0,00551</text:p>
          </table:table-cell>
          <table:table-cell office:value-type="float" office:value="0.005515" calcext:value-type="float">
            <text:p>0,005515</text:p>
          </table:table-cell>
          <table:table-cell office:value-type="float" office:value="0.00554" calcext:value-type="float">
            <text:p>0,00554</text:p>
          </table:table-cell>
          <table:table-cell office:value-type="float" office:value="0.005496" calcext:value-type="float">
            <text:p>0,005496</text:p>
          </table:table-cell>
          <table:table-cell office:value-type="float" office:value="0.005464" calcext:value-type="float">
            <text:p>0,005464</text:p>
          </table:table-cell>
          <table:table-cell office:value-type="float" office:value="0.005476" calcext:value-type="float">
            <text:p>0,005476</text:p>
          </table:table-cell>
          <table:table-cell office:value-type="float" office:value="0.005512" calcext:value-type="float">
            <text:p>0,005512</text:p>
          </table:table-cell>
          <table:table-cell office:value-type="float" office:value="0.005505" calcext:value-type="float">
            <text:p>0,005505</text:p>
          </table:table-cell>
          <table:table-cell office:value-type="float" office:value="0.005457" calcext:value-type="float">
            <text:p>0,005457</text:p>
          </table:table-cell>
          <table:table-cell office:value-type="float" office:value="0.005503" calcext:value-type="float">
            <text:p>0,005503</text:p>
          </table:table-cell>
          <table:table-cell office:value-type="float" office:value="0.005451" calcext:value-type="float">
            <text:p>0,005451</text:p>
          </table:table-cell>
          <table:table-cell office:value-type="float" office:value="0.005546" calcext:value-type="float">
            <text:p>0,005546</text:p>
          </table:table-cell>
          <table:table-cell office:value-type="float" office:value="0.005521" calcext:value-type="float">
            <text:p>0,005521</text:p>
          </table:table-cell>
          <table:table-cell office:value-type="float" office:value="0.00573" calcext:value-type="float">
            <text:p>0,00573</text:p>
          </table:table-cell>
          <table:table-cell office:value-type="float" office:value="0.005537" calcext:value-type="float">
            <text:p>0,005537</text:p>
          </table:table-cell>
          <table:table-cell office:value-type="float" office:value="0.005509" calcext:value-type="float">
            <text:p>0,005509</text:p>
          </table:table-cell>
          <table:table-cell office:value-type="float" office:value="0.006045" calcext:value-type="float">
            <text:p>0,006045</text:p>
          </table:table-cell>
          <table:table-cell office:value-type="float" office:value="0.005531" calcext:value-type="float">
            <text:p>0,005531</text:p>
          </table:table-cell>
          <table:table-cell office:value-type="float" office:value="0.005514" calcext:value-type="float">
            <text:p>0,005514</text:p>
          </table:table-cell>
          <table:table-cell office:value-type="float" office:value="0.005549" calcext:value-type="float">
            <text:p>0,005549</text:p>
          </table:table-cell>
          <table:table-cell office:value-type="float" office:value="0.005557" calcext:value-type="float">
            <text:p>0,005557</text:p>
          </table:table-cell>
          <table:table-cell office:value-type="float" office:value="0.005466" calcext:value-type="float">
            <text:p>0,005466</text:p>
          </table:table-cell>
          <table:table-cell office:value-type="float" office:value="0.005453" calcext:value-type="float">
            <text:p>0,005453</text:p>
          </table:table-cell>
          <table:table-cell office:value-type="float" office:value="0.005504" calcext:value-type="float">
            <text:p>0,005504</text:p>
          </table:table-cell>
          <table:table-cell office:value-type="float" office:value="0.005496" calcext:value-type="float">
            <text:p>0,005496</text:p>
          </table:table-cell>
          <table:table-cell office:value-type="float" office:value="0.005458" calcext:value-type="float">
            <text:p>0,005458</text:p>
          </table:table-cell>
          <table:table-cell office:value-type="float" office:value="0.005497" calcext:value-type="float">
            <text:p>0,005497</text:p>
          </table:table-cell>
          <table:table-cell office:value-type="float" office:value="0.005468" calcext:value-type="float">
            <text:p>0,005468</text:p>
          </table:table-cell>
          <table:table-cell office:value-type="float" office:value="0.005503" calcext:value-type="float">
            <text:p>0,005503</text:p>
          </table:table-cell>
          <table:table-cell office:value-type="float" office:value="0.005482" calcext:value-type="float">
            <text:p>0,005482</text:p>
          </table:table-cell>
          <table:table-cell table:formula="of:=AVERAGE([.B40:.AE40])" office:value-type="float" office:value="0.0055265" calcext:value-type="float">
            <text:p>0,0055265</text:p>
          </table:table-cell>
          <table:table-cell table:formula="of:=VAR([.B40:.AE40])" office:value-type="float" office:value="0.0000000122220517241379" calcext:value-type="float">
            <text:p>1,22220517241379E-08</text:p>
          </table:table-cell>
          <table:table-cell table:formula="of:=STDEV([.B40:.AE40])" office:value-type="float" office:value="0.000110553388569224" calcext:value-type="float">
            <text:p>0,0001105534</text:p>
          </table:table-cell>
          <table:table-cell table:formula="of:=CONFIDENCE(0.95;[.AH40];30)" office:value-type="float" office:value="0.00000126568582814207" calcext:value-type="float">
            <text:p>1,26568582814207E-06</text:p>
          </table:table-cell>
          <table:table-cell table:formula="of:=[.AF40]+[.AI40]" office:value-type="float" office:value="0.00552776568582814" calcext:value-type="float">
            <text:p>0,0055277657</text:p>
          </table:table-cell>
          <table:table-cell table:formula="of:=[.AF40]-[.AI40]" office:value-type="float" office:value="0.00552523431417186" calcext:value-type="float">
            <text:p>0,00552523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5719" calcext:value-type="float">
            <text:p>0,005719</text:p>
          </table:table-cell>
          <table:table-cell office:value-type="float" office:value="0.005615" calcext:value-type="float">
            <text:p>0,005615</text:p>
          </table:table-cell>
          <table:table-cell office:value-type="float" office:value="0.005597" calcext:value-type="float">
            <text:p>0,005597</text:p>
          </table:table-cell>
          <table:table-cell office:value-type="float" office:value="0.005683" calcext:value-type="float">
            <text:p>0,005683</text:p>
          </table:table-cell>
          <table:table-cell office:value-type="float" office:value="0.005711" calcext:value-type="float">
            <text:p>0,005711</text:p>
          </table:table-cell>
          <table:table-cell office:value-type="float" office:value="0.005602" calcext:value-type="float">
            <text:p>0,005602</text:p>
          </table:table-cell>
          <table:table-cell office:value-type="float" office:value="0.005631" calcext:value-type="float">
            <text:p>0,005631</text:p>
          </table:table-cell>
          <table:table-cell office:value-type="float" office:value="0.005692" calcext:value-type="float">
            <text:p>0,005692</text:p>
          </table:table-cell>
          <table:table-cell office:value-type="float" office:value="0.006262" calcext:value-type="float">
            <text:p>0,006262</text:p>
          </table:table-cell>
          <table:table-cell office:value-type="float" office:value="0.005637" calcext:value-type="float">
            <text:p>0,005637</text:p>
          </table:table-cell>
          <table:table-cell office:value-type="float" office:value="0.005716" calcext:value-type="float">
            <text:p>0,005716</text:p>
          </table:table-cell>
          <table:table-cell office:value-type="float" office:value="0.005612" calcext:value-type="float">
            <text:p>0,005612</text:p>
          </table:table-cell>
          <table:table-cell office:value-type="float" office:value="0.005719" calcext:value-type="float">
            <text:p>0,005719</text:p>
          </table:table-cell>
          <table:table-cell office:value-type="float" office:value="0.005653" calcext:value-type="float">
            <text:p>0,005653</text:p>
          </table:table-cell>
          <table:table-cell office:value-type="float" office:value="0.005605" calcext:value-type="float">
            <text:p>0,005605</text:p>
          </table:table-cell>
          <table:table-cell office:value-type="float" office:value="0.005738" calcext:value-type="float">
            <text:p>0,005738</text:p>
          </table:table-cell>
          <table:table-cell office:value-type="float" office:value="0.005667" calcext:value-type="float">
            <text:p>0,005667</text:p>
          </table:table-cell>
          <table:table-cell office:value-type="float" office:value="0.005656" calcext:value-type="float">
            <text:p>0,005656</text:p>
          </table:table-cell>
          <table:table-cell office:value-type="float" office:value="0.005631" calcext:value-type="float">
            <text:p>0,005631</text:p>
          </table:table-cell>
          <table:table-cell office:value-type="float" office:value="0.005566" calcext:value-type="float">
            <text:p>0,005566</text:p>
          </table:table-cell>
          <table:table-cell office:value-type="float" office:value="0.005669" calcext:value-type="float">
            <text:p>0,005669</text:p>
          </table:table-cell>
          <table:table-cell office:value-type="float" office:value="0.005693" calcext:value-type="float">
            <text:p>0,005693</text:p>
          </table:table-cell>
          <table:table-cell office:value-type="float" office:value="0.005679" calcext:value-type="float">
            <text:p>0,005679</text:p>
          </table:table-cell>
          <table:table-cell office:value-type="float" office:value="0.005675" calcext:value-type="float">
            <text:p>0,005675</text:p>
          </table:table-cell>
          <table:table-cell office:value-type="float" office:value="0.005594" calcext:value-type="float">
            <text:p>0,005594</text:p>
          </table:table-cell>
          <table:table-cell office:value-type="float" office:value="0.005723" calcext:value-type="float">
            <text:p>0,005723</text:p>
          </table:table-cell>
          <table:table-cell office:value-type="float" office:value="0.005664" calcext:value-type="float">
            <text:p>0,005664</text:p>
          </table:table-cell>
          <table:table-cell office:value-type="float" office:value="0.005624" calcext:value-type="float">
            <text:p>0,005624</text:p>
          </table:table-cell>
          <table:table-cell office:value-type="float" office:value="0.005626" calcext:value-type="float">
            <text:p>0,005626</text:p>
          </table:table-cell>
          <table:table-cell office:value-type="float" office:value="0.005604" calcext:value-type="float">
            <text:p>0,005604</text:p>
          </table:table-cell>
          <table:table-cell table:formula="of:=AVERAGE([.B41:.AE41])" office:value-type="float" office:value="0.00567543333333333" calcext:value-type="float">
            <text:p>0,0056754333</text:p>
          </table:table-cell>
          <table:table-cell table:formula="of:=VAR([.B41:.AE41])" office:value-type="float" office:value="0.0000000143837022988506" calcext:value-type="float">
            <text:p>1,43837022988506E-08</text:p>
          </table:table-cell>
          <table:table-cell table:formula="of:=STDEV([.B41:.AE41])" office:value-type="float" office:value="0.000119932073686944" calcext:value-type="float">
            <text:p>0,0001199321</text:p>
          </table:table-cell>
          <table:table-cell table:formula="of:=CONFIDENCE(0.95;[.AH41];30)" office:value-type="float" office:value="0.00000137305900768664" calcext:value-type="float">
            <text:p>1,37305900768664E-06</text:p>
          </table:table-cell>
          <table:table-cell table:formula="of:=[.AF41]+[.AI41]" office:value-type="float" office:value="0.00567680639234102" calcext:value-type="float">
            <text:p>0,0056768064</text:p>
          </table:table-cell>
          <table:table-cell table:formula="of:=[.AF41]-[.AI41]" office:value-type="float" office:value="0.00567406027432565" calcext:value-type="float">
            <text:p>0,00567406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5689" calcext:value-type="float">
            <text:p>0,005689</text:p>
          </table:table-cell>
          <table:table-cell office:value-type="float" office:value="0.005865" calcext:value-type="float">
            <text:p>0,005865</text:p>
          </table:table-cell>
          <table:table-cell office:value-type="float" office:value="0.005739" calcext:value-type="float">
            <text:p>0,005739</text:p>
          </table:table-cell>
          <table:table-cell office:value-type="float" office:value="0.005733" calcext:value-type="float">
            <text:p>0,005733</text:p>
          </table:table-cell>
          <table:table-cell office:value-type="float" office:value="0.005868" calcext:value-type="float">
            <text:p>0,005868</text:p>
          </table:table-cell>
          <table:table-cell office:value-type="float" office:value="0.005718" calcext:value-type="float">
            <text:p>0,005718</text:p>
          </table:table-cell>
          <table:table-cell office:value-type="float" office:value="0.005785" calcext:value-type="float">
            <text:p>0,005785</text:p>
          </table:table-cell>
          <table:table-cell office:value-type="float" office:value="0.00572" calcext:value-type="float">
            <text:p>0,00572</text:p>
          </table:table-cell>
          <table:table-cell office:value-type="float" office:value="0.005733" calcext:value-type="float">
            <text:p>0,005733</text:p>
          </table:table-cell>
          <table:table-cell office:value-type="float" office:value="0.005754" calcext:value-type="float">
            <text:p>0,005754</text:p>
          </table:table-cell>
          <table:table-cell office:value-type="float" office:value="0.005788" calcext:value-type="float">
            <text:p>0,005788</text:p>
          </table:table-cell>
          <table:table-cell office:value-type="float" office:value="0.005744" calcext:value-type="float">
            <text:p>0,005744</text:p>
          </table:table-cell>
          <table:table-cell office:value-type="float" office:value="0.005755" calcext:value-type="float">
            <text:p>0,005755</text:p>
          </table:table-cell>
          <table:table-cell office:value-type="float" office:value="0.005733" calcext:value-type="float">
            <text:p>0,005733</text:p>
          </table:table-cell>
          <table:table-cell office:value-type="float" office:value="0.005731" calcext:value-type="float">
            <text:p>0,005731</text:p>
          </table:table-cell>
          <table:table-cell office:value-type="float" office:value="0.005803" calcext:value-type="float">
            <text:p>0,005803</text:p>
          </table:table-cell>
          <table:table-cell office:value-type="float" office:value="0.005751" calcext:value-type="float">
            <text:p>0,005751</text:p>
          </table:table-cell>
          <table:table-cell office:value-type="float" office:value="0.005682" calcext:value-type="float">
            <text:p>0,005682</text:p>
          </table:table-cell>
          <table:table-cell office:value-type="float" office:value="0.005709" calcext:value-type="float">
            <text:p>0,005709</text:p>
          </table:table-cell>
          <table:table-cell office:value-type="float" office:value="0.005761" calcext:value-type="float">
            <text:p>0,005761</text:p>
          </table:table-cell>
          <table:table-cell office:value-type="float" office:value="0.005708" calcext:value-type="float">
            <text:p>0,005708</text:p>
          </table:table-cell>
          <table:table-cell office:value-type="float" office:value="0.00571" calcext:value-type="float">
            <text:p>0,00571</text:p>
          </table:table-cell>
          <table:table-cell office:value-type="float" office:value="0.005839" calcext:value-type="float">
            <text:p>0,005839</text:p>
          </table:table-cell>
          <table:table-cell office:value-type="float" office:value="0.005782" calcext:value-type="float">
            <text:p>0,005782</text:p>
          </table:table-cell>
          <table:table-cell office:value-type="float" office:value="0.005761" calcext:value-type="float">
            <text:p>0,005761</text:p>
          </table:table-cell>
          <table:table-cell office:value-type="float" office:value="0.005766" calcext:value-type="float">
            <text:p>0,005766</text:p>
          </table:table-cell>
          <table:table-cell office:value-type="float" office:value="0.005731" calcext:value-type="float">
            <text:p>0,005731</text:p>
          </table:table-cell>
          <table:table-cell office:value-type="float" office:value="0.005721" calcext:value-type="float">
            <text:p>0,005721</text:p>
          </table:table-cell>
          <table:table-cell office:value-type="float" office:value="0.005762" calcext:value-type="float">
            <text:p>0,005762</text:p>
          </table:table-cell>
          <table:table-cell office:value-type="float" office:value="0.006068" calcext:value-type="float">
            <text:p>0,006068</text:p>
          </table:table-cell>
          <table:table-cell table:formula="of:=AVERAGE([.B42:.AE42])" office:value-type="float" office:value="0.00576363333333334" calcext:value-type="float">
            <text:p>0,0057636333</text:p>
          </table:table-cell>
          <table:table-cell table:formula="of:=VAR([.B42:.AE42])" office:value-type="float" office:value="0.0000000053691367816092" calcext:value-type="float">
            <text:p>5,3691367816092E-09</text:p>
          </table:table-cell>
          <table:table-cell table:formula="of:=STDEV([.B42:.AE42])" office:value-type="float" office:value="0.0000732743937648698" calcext:value-type="float">
            <text:p>7,32743937648698E-05</text:p>
          </table:table-cell>
          <table:table-cell table:formula="of:=CONFIDENCE(0.95;[.AH42];30)" office:value-type="float" office:value="0.000000838892076978945" calcext:value-type="float">
            <text:p>8,38892076978945E-07</text:p>
          </table:table-cell>
          <table:table-cell table:formula="of:=[.AF42]+[.AI42]" office:value-type="float" office:value="0.00576447222541031" calcext:value-type="float">
            <text:p>0,0057644722</text:p>
          </table:table-cell>
          <table:table-cell table:formula="of:=[.AF42]-[.AI42]" office:value-type="float" office:value="0.00576279444125636" calcext:value-type="float">
            <text:p>0,00576279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5998" calcext:value-type="float">
            <text:p>0,005998</text:p>
          </table:table-cell>
          <table:table-cell office:value-type="float" office:value="0.006052" calcext:value-type="float">
            <text:p>0,006052</text:p>
          </table:table-cell>
          <table:table-cell office:value-type="float" office:value="0.005929" calcext:value-type="float">
            <text:p>0,005929</text:p>
          </table:table-cell>
          <table:table-cell office:value-type="float" office:value="0.005974" calcext:value-type="float">
            <text:p>0,005974</text:p>
          </table:table-cell>
          <table:table-cell office:value-type="float" office:value="0.005992" calcext:value-type="float">
            <text:p>0,005992</text:p>
          </table:table-cell>
          <table:table-cell office:value-type="float" office:value="0.006031" calcext:value-type="float">
            <text:p>0,006031</text:p>
          </table:table-cell>
          <table:table-cell office:value-type="float" office:value="0.005983" calcext:value-type="float">
            <text:p>0,005983</text:p>
          </table:table-cell>
          <table:table-cell office:value-type="float" office:value="0.006072" calcext:value-type="float">
            <text:p>0,006072</text:p>
          </table:table-cell>
          <table:table-cell office:value-type="float" office:value="0.006002" calcext:value-type="float">
            <text:p>0,006002</text:p>
          </table:table-cell>
          <table:table-cell office:value-type="float" office:value="0.006027" calcext:value-type="float">
            <text:p>0,006027</text:p>
          </table:table-cell>
          <table:table-cell office:value-type="float" office:value="0.006089" calcext:value-type="float">
            <text:p>0,006089</text:p>
          </table:table-cell>
          <table:table-cell office:value-type="float" office:value="0.006099" calcext:value-type="float">
            <text:p>0,006099</text:p>
          </table:table-cell>
          <table:table-cell office:value-type="float" office:value="0.005984" calcext:value-type="float">
            <text:p>0,005984</text:p>
          </table:table-cell>
          <table:table-cell office:value-type="float" office:value="0.006051" calcext:value-type="float">
            <text:p>0,006051</text:p>
          </table:table-cell>
          <table:table-cell office:value-type="float" office:value="0.005916" calcext:value-type="float">
            <text:p>0,005916</text:p>
          </table:table-cell>
          <table:table-cell office:value-type="float" office:value="0.005981" calcext:value-type="float">
            <text:p>0,005981</text:p>
          </table:table-cell>
          <table:table-cell office:value-type="float" office:value="0.005998" calcext:value-type="float">
            <text:p>0,005998</text:p>
          </table:table-cell>
          <table:table-cell office:value-type="float" office:value="0.006025" calcext:value-type="float">
            <text:p>0,006025</text:p>
          </table:table-cell>
          <table:table-cell office:value-type="float" office:value="0.005958" calcext:value-type="float">
            <text:p>0,005958</text:p>
          </table:table-cell>
          <table:table-cell office:value-type="float" office:value="0.005983" calcext:value-type="float">
            <text:p>0,005983</text:p>
          </table:table-cell>
          <table:table-cell office:value-type="float" office:value="0.006036" calcext:value-type="float">
            <text:p>0,006036</text:p>
          </table:table-cell>
          <table:table-cell office:value-type="float" office:value="0.006043" calcext:value-type="float">
            <text:p>0,006043</text:p>
          </table:table-cell>
          <table:table-cell office:value-type="float" office:value="0.006029" calcext:value-type="float">
            <text:p>0,006029</text:p>
          </table:table-cell>
          <table:table-cell office:value-type="float" office:value="0.006026" calcext:value-type="float">
            <text:p>0,006026</text:p>
          </table:table-cell>
          <table:table-cell office:value-type="float" office:value="0.006042" calcext:value-type="float">
            <text:p>0,006042</text:p>
          </table:table-cell>
          <table:table-cell office:value-type="float" office:value="0.005952" calcext:value-type="float">
            <text:p>0,005952</text:p>
          </table:table-cell>
          <table:table-cell office:value-type="float" office:value="0.005999" calcext:value-type="float">
            <text:p>0,005999</text:p>
          </table:table-cell>
          <table:table-cell office:value-type="float" office:value="0.00599" calcext:value-type="float">
            <text:p>0,00599</text:p>
          </table:table-cell>
          <table:table-cell office:value-type="float" office:value="0.006136" calcext:value-type="float">
            <text:p>0,006136</text:p>
          </table:table-cell>
          <table:table-cell office:value-type="float" office:value="0.005998" calcext:value-type="float">
            <text:p>0,005998</text:p>
          </table:table-cell>
          <table:table-cell table:formula="of:=AVERAGE([.B43:.AE43])" office:value-type="float" office:value="0.00601316666666667" calcext:value-type="float">
            <text:p>0,0060131667</text:p>
          </table:table-cell>
          <table:table-cell table:formula="of:=VAR([.B43:.AE43])" office:value-type="float" office:value="0.00000000236083333333334" calcext:value-type="float">
            <text:p>2,36083333333334E-09</text:p>
          </table:table-cell>
          <table:table-cell table:formula="of:=STDEV([.B43:.AE43])" office:value-type="float" office:value="0.0000485884073965523" calcext:value-type="float">
            <text:p>4,85884073965523E-05</text:p>
          </table:table-cell>
          <table:table-cell table:formula="of:=CONFIDENCE(0.95;[.AH43];30)" office:value-type="float" office:value="0.000000556271132433917" calcext:value-type="float">
            <text:p>5,56271132433917E-07</text:p>
          </table:table-cell>
          <table:table-cell table:formula="of:=[.AF43]+[.AI43]" office:value-type="float" office:value="0.0060137229377991" calcext:value-type="float">
            <text:p>0,0060137229</text:p>
          </table:table-cell>
          <table:table-cell table:formula="of:=[.AF43]-[.AI43]" office:value-type="float" office:value="0.00601261039553423" calcext:value-type="float">
            <text:p>0,0060126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462" calcext:value-type="float">
            <text:p>0,006462</text:p>
          </table:table-cell>
          <table:table-cell office:value-type="float" office:value="0.00633" calcext:value-type="float">
            <text:p>0,00633</text:p>
          </table:table-cell>
          <table:table-cell office:value-type="float" office:value="0.006298" calcext:value-type="float">
            <text:p>0,006298</text:p>
          </table:table-cell>
          <table:table-cell office:value-type="float" office:value="0.006352" calcext:value-type="float">
            <text:p>0,006352</text:p>
          </table:table-cell>
          <table:table-cell office:value-type="float" office:value="0.00627" calcext:value-type="float">
            <text:p>0,00627</text:p>
          </table:table-cell>
          <table:table-cell office:value-type="float" office:value="0.006384" calcext:value-type="float">
            <text:p>0,006384</text:p>
          </table:table-cell>
          <table:table-cell office:value-type="float" office:value="0.00638" calcext:value-type="float">
            <text:p>0,00638</text:p>
          </table:table-cell>
          <table:table-cell office:value-type="float" office:value="0.006289" calcext:value-type="float">
            <text:p>0,006289</text:p>
          </table:table-cell>
          <table:table-cell office:value-type="float" office:value="0.006332" calcext:value-type="float">
            <text:p>0,006332</text:p>
          </table:table-cell>
          <table:table-cell office:value-type="float" office:value="0.006378" calcext:value-type="float">
            <text:p>0,006378</text:p>
          </table:table-cell>
          <table:table-cell office:value-type="float" office:value="0.006282" calcext:value-type="float">
            <text:p>0,006282</text:p>
          </table:table-cell>
          <table:table-cell office:value-type="float" office:value="0.006317" calcext:value-type="float">
            <text:p>0,006317</text:p>
          </table:table-cell>
          <table:table-cell office:value-type="float" office:value="0.006373" calcext:value-type="float">
            <text:p>0,006373</text:p>
          </table:table-cell>
          <table:table-cell office:value-type="float" office:value="0.006277" calcext:value-type="float">
            <text:p>0,006277</text:p>
          </table:table-cell>
          <table:table-cell office:value-type="float" office:value="0.006242" calcext:value-type="float">
            <text:p>0,006242</text:p>
          </table:table-cell>
          <table:table-cell office:value-type="float" office:value="0.006327" calcext:value-type="float">
            <text:p>0,006327</text:p>
          </table:table-cell>
          <table:table-cell office:value-type="float" office:value="0.006351" calcext:value-type="float">
            <text:p>0,006351</text:p>
          </table:table-cell>
          <table:table-cell office:value-type="float" office:value="0.006365" calcext:value-type="float">
            <text:p>0,006365</text:p>
          </table:table-cell>
          <table:table-cell office:value-type="float" office:value="0.006346" calcext:value-type="float">
            <text:p>0,006346</text:p>
          </table:table-cell>
          <table:table-cell office:value-type="float" office:value="0.006252" calcext:value-type="float">
            <text:p>0,006252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0.006364" calcext:value-type="float">
            <text:p>0,006364</text:p>
          </table:table-cell>
          <table:table-cell office:value-type="float" office:value="0.006229" calcext:value-type="float">
            <text:p>0,006229</text:p>
          </table:table-cell>
          <table:table-cell office:value-type="float" office:value="0.006339" calcext:value-type="float">
            <text:p>0,006339</text:p>
          </table:table-cell>
          <table:table-cell office:value-type="float" office:value="0.006356" calcext:value-type="float">
            <text:p>0,006356</text:p>
          </table:table-cell>
          <table:table-cell office:value-type="float" office:value="0.006184" calcext:value-type="float">
            <text:p>0,006184</text:p>
          </table:table-cell>
          <table:table-cell office:value-type="float" office:value="0.006381" calcext:value-type="float">
            <text:p>0,006381</text:p>
          </table:table-cell>
          <table:table-cell office:value-type="float" office:value="0.006393" calcext:value-type="float">
            <text:p>0,006393</text:p>
          </table:table-cell>
          <table:table-cell office:value-type="float" office:value="0.006302" calcext:value-type="float">
            <text:p>0,006302</text:p>
          </table:table-cell>
          <table:table-cell office:value-type="float" office:value="0.006296" calcext:value-type="float">
            <text:p>0,006296</text:p>
          </table:table-cell>
          <table:table-cell table:formula="of:=AVERAGE([.B44:.AE44])" office:value-type="float" office:value="0.0063252" calcext:value-type="float">
            <text:p>0,0063252</text:p>
          </table:table-cell>
          <table:table-cell table:formula="of:=VAR([.B44:.AE44])" office:value-type="float" office:value="0.0000000033345103448276" calcext:value-type="float">
            <text:p>3,3345103448276E-09</text:p>
          </table:table-cell>
          <table:table-cell table:formula="of:=STDEV([.B44:.AE44])" office:value-type="float" office:value="0.0000577452192378521" calcext:value-type="float">
            <text:p>5,77452192378521E-05</text:p>
          </table:table-cell>
          <table:table-cell table:formula="of:=CONFIDENCE(0.95;[.AH44];30)" office:value-type="float" office:value="0.000000661104164948697" calcext:value-type="float">
            <text:p>6,61104164948697E-07</text:p>
          </table:table-cell>
          <table:table-cell table:formula="of:=[.AF44]+[.AI44]" office:value-type="float" office:value="0.00632586110416495" calcext:value-type="float">
            <text:p>0,0063258611</text:p>
          </table:table-cell>
          <table:table-cell table:formula="of:=[.AF44]-[.AI44]" office:value-type="float" office:value="0.00632453889583505" calcext:value-type="float">
            <text:p>0,00632453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6758" calcext:value-type="float">
            <text:p>0,006758</text:p>
          </table:table-cell>
          <table:table-cell office:value-type="float" office:value="0.006751" calcext:value-type="float">
            <text:p>0,006751</text:p>
          </table:table-cell>
          <table:table-cell office:value-type="float" office:value="0.006826" calcext:value-type="float">
            <text:p>0,006826</text:p>
          </table:table-cell>
          <table:table-cell office:value-type="float" office:value="0.006949" calcext:value-type="float">
            <text:p>0,006949</text:p>
          </table:table-cell>
          <table:table-cell office:value-type="float" office:value="0.006839" calcext:value-type="float">
            <text:p>0,006839</text:p>
          </table:table-cell>
          <table:table-cell office:value-type="float" office:value="0.006942" calcext:value-type="float">
            <text:p>0,006942</text:p>
          </table:table-cell>
          <table:table-cell office:value-type="float" office:value="0.006751" calcext:value-type="float">
            <text:p>0,006751</text:p>
          </table:table-cell>
          <table:table-cell office:value-type="float" office:value="0.006844" calcext:value-type="float">
            <text:p>0,006844</text:p>
          </table:table-cell>
          <table:table-cell office:value-type="float" office:value="0.007001" calcext:value-type="float">
            <text:p>0,007001</text:p>
          </table:table-cell>
          <table:table-cell office:value-type="float" office:value="0.006789" calcext:value-type="float">
            <text:p>0,006789</text:p>
          </table:table-cell>
          <table:table-cell office:value-type="float" office:value="0.006751" calcext:value-type="float">
            <text:p>0,006751</text:p>
          </table:table-cell>
          <table:table-cell office:value-type="float" office:value="0.006857" calcext:value-type="float">
            <text:p>0,006857</text:p>
          </table:table-cell>
          <table:table-cell office:value-type="float" office:value="0.006814" calcext:value-type="float">
            <text:p>0,006814</text:p>
          </table:table-cell>
          <table:table-cell office:value-type="float" office:value="0.006825" calcext:value-type="float">
            <text:p>0,006825</text:p>
          </table:table-cell>
          <table:table-cell office:value-type="float" office:value="0.006771" calcext:value-type="float">
            <text:p>0,006771</text:p>
          </table:table-cell>
          <table:table-cell office:value-type="float" office:value="0.006765" calcext:value-type="float">
            <text:p>0,006765</text:p>
          </table:table-cell>
          <table:table-cell office:value-type="float" office:value="0.006756" calcext:value-type="float">
            <text:p>0,006756</text:p>
          </table:table-cell>
          <table:table-cell office:value-type="float" office:value="0.006795" calcext:value-type="float">
            <text:p>0,006795</text:p>
          </table:table-cell>
          <table:table-cell office:value-type="float" office:value="0.006736" calcext:value-type="float">
            <text:p>0,006736</text:p>
          </table:table-cell>
          <table:table-cell office:value-type="float" office:value="0.006768" calcext:value-type="float">
            <text:p>0,006768</text:p>
          </table:table-cell>
          <table:table-cell office:value-type="float" office:value="0.006742" calcext:value-type="float">
            <text:p>0,006742</text:p>
          </table:table-cell>
          <table:table-cell table:number-columns-repeated="2" office:value-type="float" office:value="0.006756" calcext:value-type="float">
            <text:p>0,006756</text:p>
          </table:table-cell>
          <table:table-cell office:value-type="float" office:value="0.006828" calcext:value-type="float">
            <text:p>0,006828</text:p>
          </table:table-cell>
          <table:table-cell office:value-type="float" office:value="0.006778" calcext:value-type="float">
            <text:p>0,006778</text:p>
          </table:table-cell>
          <table:table-cell office:value-type="float" office:value="0.006745" calcext:value-type="float">
            <text:p>0,006745</text:p>
          </table:table-cell>
          <table:table-cell office:value-type="float" office:value="0.006779" calcext:value-type="float">
            <text:p>0,006779</text:p>
          </table:table-cell>
          <table:table-cell office:value-type="float" office:value="0.006824" calcext:value-type="float">
            <text:p>0,006824</text:p>
          </table:table-cell>
          <table:table-cell office:value-type="float" office:value="0.006748" calcext:value-type="float">
            <text:p>0,006748</text:p>
          </table:table-cell>
          <table:table-cell office:value-type="float" office:value="0.006733" calcext:value-type="float">
            <text:p>0,006733</text:p>
          </table:table-cell>
          <table:table-cell table:formula="of:=AVERAGE([.B45:.AE45])" office:value-type="float" office:value="0.00679923333333333" calcext:value-type="float">
            <text:p>0,0067992333</text:p>
          </table:table-cell>
          <table:table-cell table:formula="of:=VAR([.B45:.AE45])" office:value-type="float" office:value="0.00000000444570229885056" calcext:value-type="float">
            <text:p>4,44570229885056E-09</text:p>
          </table:table-cell>
          <table:table-cell table:formula="of:=STDEV([.B45:.AE45])" office:value-type="float" office:value="0.0000666760999073173" calcext:value-type="float">
            <text:p>6,66760999073173E-05</text:p>
          </table:table-cell>
          <table:table-cell table:formula="of:=CONFIDENCE(0.95;[.AH45];30)" office:value-type="float" office:value="0.000000763350593054264" calcext:value-type="float">
            <text:p>7,63350593054264E-07</text:p>
          </table:table-cell>
          <table:table-cell table:formula="of:=[.AF45]+[.AI45]" office:value-type="float" office:value="0.00679999668392639" calcext:value-type="float">
            <text:p>0,0067999967</text:p>
          </table:table-cell>
          <table:table-cell table:formula="of:=[.AF45]-[.AI45]" office:value-type="float" office:value="0.00679846998274028" calcext:value-type="float">
            <text:p>0,006798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7094" calcext:value-type="float">
            <text:p>0,007094</text:p>
          </table:table-cell>
          <table:table-cell office:value-type="float" office:value="0.007034" calcext:value-type="float">
            <text:p>0,007034</text:p>
          </table:table-cell>
          <table:table-cell office:value-type="float" office:value="0.007043" calcext:value-type="float">
            <text:p>0,007043</text:p>
          </table:table-cell>
          <table:table-cell office:value-type="float" office:value="0.007061" calcext:value-type="float">
            <text:p>0,007061</text:p>
          </table:table-cell>
          <table:table-cell office:value-type="float" office:value="0.007046" calcext:value-type="float">
            <text:p>0,007046</text:p>
          </table:table-cell>
          <table:table-cell office:value-type="float" office:value="0.006965" calcext:value-type="float">
            <text:p>0,006965</text:p>
          </table:table-cell>
          <table:table-cell office:value-type="float" office:value="0.007067" calcext:value-type="float">
            <text:p>0,007067</text:p>
          </table:table-cell>
          <table:table-cell office:value-type="float" office:value="0.007002" calcext:value-type="float">
            <text:p>0,007002</text:p>
          </table:table-cell>
          <table:table-cell office:value-type="float" office:value="0.007136" calcext:value-type="float">
            <text:p>0,007136</text:p>
          </table:table-cell>
          <table:table-cell office:value-type="float" office:value="0.007067" calcext:value-type="float">
            <text:p>0,007067</text:p>
          </table:table-cell>
          <table:table-cell office:value-type="float" office:value="0.006995" calcext:value-type="float">
            <text:p>0,006995</text:p>
          </table:table-cell>
          <table:table-cell office:value-type="float" office:value="0.007055" calcext:value-type="float">
            <text:p>0,007055</text:p>
          </table:table-cell>
          <table:table-cell office:value-type="float" office:value="0.007039" calcext:value-type="float">
            <text:p>0,007039</text:p>
          </table:table-cell>
          <table:table-cell office:value-type="float" office:value="0.006964" calcext:value-type="float">
            <text:p>0,006964</text:p>
          </table:table-cell>
          <table:table-cell office:value-type="float" office:value="0.007075" calcext:value-type="float">
            <text:p>0,007075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7083" calcext:value-type="float">
            <text:p>0,007083</text:p>
          </table:table-cell>
          <table:table-cell office:value-type="float" office:value="0.007085" calcext:value-type="float">
            <text:p>0,007085</text:p>
          </table:table-cell>
          <table:table-cell office:value-type="float" office:value="0.007026" calcext:value-type="float">
            <text:p>0,007026</text:p>
          </table:table-cell>
          <table:table-cell office:value-type="float" office:value="0.007068" calcext:value-type="float">
            <text:p>0,007068</text:p>
          </table:table-cell>
          <table:table-cell office:value-type="float" office:value="0.007008" calcext:value-type="float">
            <text:p>0,007008</text:p>
          </table:table-cell>
          <table:table-cell office:value-type="float" office:value="0.007063" calcext:value-type="float">
            <text:p>0,007063</text:p>
          </table:table-cell>
          <table:table-cell office:value-type="float" office:value="0.007061" calcext:value-type="float">
            <text:p>0,007061</text:p>
          </table:table-cell>
          <table:table-cell office:value-type="float" office:value="0.007009" calcext:value-type="float">
            <text:p>0,007009</text:p>
          </table:table-cell>
          <table:table-cell office:value-type="float" office:value="0.007081" calcext:value-type="float">
            <text:p>0,007081</text:p>
          </table:table-cell>
          <table:table-cell office:value-type="float" office:value="0.007044" calcext:value-type="float">
            <text:p>0,007044</text:p>
          </table:table-cell>
          <table:table-cell office:value-type="float" office:value="0.007061" calcext:value-type="float">
            <text:p>0,007061</text:p>
          </table:table-cell>
          <table:table-cell office:value-type="float" office:value="0.007099" calcext:value-type="float">
            <text:p>0,007099</text:p>
          </table:table-cell>
          <table:table-cell office:value-type="float" office:value="0.007019" calcext:value-type="float">
            <text:p>0,007019</text:p>
          </table:table-cell>
          <table:table-cell office:value-type="float" office:value="0.007103" calcext:value-type="float">
            <text:p>0,007103</text:p>
          </table:table-cell>
          <table:table-cell table:formula="of:=AVERAGE([.B46:.AE46])" office:value-type="float" office:value="0.00704786666666667" calcext:value-type="float">
            <text:p>0,0070478667</text:p>
          </table:table-cell>
          <table:table-cell table:formula="of:=VAR([.B46:.AE46])" office:value-type="float" office:value="0.00000000171253333333334" calcext:value-type="float">
            <text:p>1,71253333333334E-09</text:p>
          </table:table-cell>
          <table:table-cell table:formula="of:=STDEV([.B46:.AE46])" office:value-type="float" office:value="0.0000413827661392195" calcext:value-type="float">
            <text:p>4,13827661392195E-05</text:p>
          </table:table-cell>
          <table:table-cell table:formula="of:=CONFIDENCE(0.95;[.AH46];30)" office:value-type="float" office:value="0.00000047377634742449" calcext:value-type="float">
            <text:p>4,7377634742449E-07</text:p>
          </table:table-cell>
          <table:table-cell table:formula="of:=[.AF46]+[.AI46]" office:value-type="float" office:value="0.00704834044301409" calcext:value-type="float">
            <text:p>0,0070483404</text:p>
          </table:table-cell>
          <table:table-cell table:formula="of:=[.AF46]-[.AI46]" office:value-type="float" office:value="0.00704739289031924" calcext:value-type="float">
            <text:p>0,00704739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7332" calcext:value-type="float">
            <text:p>0,007332</text:p>
          </table:table-cell>
          <table:table-cell office:value-type="float" office:value="0.007268" calcext:value-type="float">
            <text:p>0,007268</text:p>
          </table:table-cell>
          <table:table-cell office:value-type="float" office:value="0.007339" calcext:value-type="float">
            <text:p>0,007339</text:p>
          </table:table-cell>
          <table:table-cell office:value-type="float" office:value="0.007215" calcext:value-type="float">
            <text:p>0,007215</text:p>
          </table:table-cell>
          <table:table-cell office:value-type="float" office:value="0.007241" calcext:value-type="float">
            <text:p>0,007241</text:p>
          </table:table-cell>
          <table:table-cell office:value-type="float" office:value="0.007301" calcext:value-type="float">
            <text:p>0,007301</text:p>
          </table:table-cell>
          <table:table-cell office:value-type="float" office:value="0.007288" calcext:value-type="float">
            <text:p>0,007288</text:p>
          </table:table-cell>
          <table:table-cell office:value-type="float" office:value="0.007305" calcext:value-type="float">
            <text:p>0,007305</text:p>
          </table:table-cell>
          <table:table-cell office:value-type="float" office:value="0.007291" calcext:value-type="float">
            <text:p>0,007291</text:p>
          </table:table-cell>
          <table:table-cell office:value-type="float" office:value="0.007312" calcext:value-type="float">
            <text:p>0,007312</text:p>
          </table:table-cell>
          <table:table-cell office:value-type="float" office:value="0.007216" calcext:value-type="float">
            <text:p>0,007216</text:p>
          </table:table-cell>
          <table:table-cell office:value-type="float" office:value="0.00728" calcext:value-type="float">
            <text:p>0,00728</text:p>
          </table:table-cell>
          <table:table-cell office:value-type="float" office:value="0.00731" calcext:value-type="float">
            <text:p>0,00731</text:p>
          </table:table-cell>
          <table:table-cell office:value-type="float" office:value="0.007265" calcext:value-type="float">
            <text:p>0,007265</text:p>
          </table:table-cell>
          <table:table-cell office:value-type="float" office:value="0.007254" calcext:value-type="float">
            <text:p>0,007254</text:p>
          </table:table-cell>
          <table:table-cell office:value-type="float" office:value="0.007291" calcext:value-type="float">
            <text:p>0,007291</text:p>
          </table:table-cell>
          <table:table-cell office:value-type="float" office:value="0.00726" calcext:value-type="float">
            <text:p>0,00726</text:p>
          </table:table-cell>
          <table:table-cell office:value-type="float" office:value="0.007272" calcext:value-type="float">
            <text:p>0,007272</text:p>
          </table:table-cell>
          <table:table-cell office:value-type="float" office:value="0.007314" calcext:value-type="float">
            <text:p>0,007314</text:p>
          </table:table-cell>
          <table:table-cell office:value-type="float" office:value="0.007357" calcext:value-type="float">
            <text:p>0,007357</text:p>
          </table:table-cell>
          <table:table-cell office:value-type="float" office:value="0.007205" calcext:value-type="float">
            <text:p>0,007205</text:p>
          </table:table-cell>
          <table:table-cell office:value-type="float" office:value="0.007263" calcext:value-type="float">
            <text:p>0,007263</text:p>
          </table:table-cell>
          <table:table-cell office:value-type="float" office:value="0.007367" calcext:value-type="float">
            <text:p>0,007367</text:p>
          </table:table-cell>
          <table:table-cell office:value-type="float" office:value="0.007363" calcext:value-type="float">
            <text:p>0,007363</text:p>
          </table:table-cell>
          <table:table-cell office:value-type="float" office:value="0.00726" calcext:value-type="float">
            <text:p>0,00726</text:p>
          </table:table-cell>
          <table:table-cell office:value-type="float" office:value="0.007252" calcext:value-type="float">
            <text:p>0,007252</text:p>
          </table:table-cell>
          <table:table-cell office:value-type="float" office:value="0.007312" calcext:value-type="float">
            <text:p>0,007312</text:p>
          </table:table-cell>
          <table:table-cell office:value-type="float" office:value="0.007284" calcext:value-type="float">
            <text:p>0,007284</text:p>
          </table:table-cell>
          <table:table-cell office:value-type="float" office:value="0.007256" calcext:value-type="float">
            <text:p>0,007256</text:p>
          </table:table-cell>
          <table:table-cell office:value-type="float" office:value="0.007311" calcext:value-type="float">
            <text:p>0,007311</text:p>
          </table:table-cell>
          <table:table-cell table:formula="of:=AVERAGE([.B47:.AE47])" office:value-type="float" office:value="0.00728613333333333" calcext:value-type="float">
            <text:p>0,0072861333</text:p>
          </table:table-cell>
          <table:table-cell table:formula="of:=VAR([.B47:.AE47])" office:value-type="float" office:value="0.00000000175591264367816" calcext:value-type="float">
            <text:p>1,75591264367816E-09</text:p>
          </table:table-cell>
          <table:table-cell table:formula="of:=STDEV([.B47:.AE47])" office:value-type="float" office:value="0.0000419036113441092" calcext:value-type="float">
            <text:p>4,19036113441092E-05</text:p>
          </table:table-cell>
          <table:table-cell table:formula="of:=CONFIDENCE(0.95;[.AH47];30)" office:value-type="float" office:value="0.000000479739316113341" calcext:value-type="float">
            <text:p>4,79739316113341E-07</text:p>
          </table:table-cell>
          <table:table-cell table:formula="of:=[.AF47]+[.AI47]" office:value-type="float" office:value="0.00728661307264945" calcext:value-type="float">
            <text:p>0,0072866131</text:p>
          </table:table-cell>
          <table:table-cell table:formula="of:=[.AF47]-[.AI47]" office:value-type="float" office:value="0.00728565359401722" calcext:value-type="float">
            <text:p>0,0072856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383" calcext:value-type="float">
            <text:p>0,007383</text:p>
          </table:table-cell>
          <table:table-cell office:value-type="float" office:value="0.007366" calcext:value-type="float">
            <text:p>0,007366</text:p>
          </table:table-cell>
          <table:table-cell office:value-type="float" office:value="0.007397" calcext:value-type="float">
            <text:p>0,007397</text:p>
          </table:table-cell>
          <table:table-cell office:value-type="float" office:value="0.007421" calcext:value-type="float">
            <text:p>0,007421</text:p>
          </table:table-cell>
          <table:table-cell office:value-type="float" office:value="0.007497" calcext:value-type="float">
            <text:p>0,007497</text:p>
          </table:table-cell>
          <table:table-cell office:value-type="float" office:value="0.007416" calcext:value-type="float">
            <text:p>0,007416</text:p>
          </table:table-cell>
          <table:table-cell office:value-type="float" office:value="0.007434" calcext:value-type="float">
            <text:p>0,007434</text:p>
          </table:table-cell>
          <table:table-cell office:value-type="float" office:value="0.007432" calcext:value-type="float">
            <text:p>0,007432</text:p>
          </table:table-cell>
          <table:table-cell office:value-type="float" office:value="0.007415" calcext:value-type="float">
            <text:p>0,007415</text:p>
          </table:table-cell>
          <table:table-cell office:value-type="float" office:value="0.007432" calcext:value-type="float">
            <text:p>0,007432</text:p>
          </table:table-cell>
          <table:table-cell office:value-type="float" office:value="0.007448" calcext:value-type="float">
            <text:p>0,007448</text:p>
          </table:table-cell>
          <table:table-cell office:value-type="float" office:value="0.00746" calcext:value-type="float">
            <text:p>0,00746</text:p>
          </table:table-cell>
          <table:table-cell office:value-type="float" office:value="0.007484" calcext:value-type="float">
            <text:p>0,007484</text:p>
          </table:table-cell>
          <table:table-cell office:value-type="float" office:value="0.007489" calcext:value-type="float">
            <text:p>0,007489</text:p>
          </table:table-cell>
          <table:table-cell office:value-type="float" office:value="0.007471" calcext:value-type="float">
            <text:p>0,007471</text:p>
          </table:table-cell>
          <table:table-cell office:value-type="float" office:value="0.007359" calcext:value-type="float">
            <text:p>0,007359</text:p>
          </table:table-cell>
          <table:table-cell office:value-type="float" office:value="0.007427" calcext:value-type="float">
            <text:p>0,007427</text:p>
          </table:table-cell>
          <table:table-cell office:value-type="float" office:value="0.007405" calcext:value-type="float">
            <text:p>0,007405</text:p>
          </table:table-cell>
          <table:table-cell office:value-type="float" office:value="0.007397" calcext:value-type="float">
            <text:p>0,007397</text:p>
          </table:table-cell>
          <table:table-cell office:value-type="float" office:value="0.007473" calcext:value-type="float">
            <text:p>0,007473</text:p>
          </table:table-cell>
          <table:table-cell office:value-type="float" office:value="0.007456" calcext:value-type="float">
            <text:p>0,007456</text:p>
          </table:table-cell>
          <table:table-cell office:value-type="float" office:value="0.007478" calcext:value-type="float">
            <text:p>0,007478</text:p>
          </table:table-cell>
          <table:table-cell office:value-type="float" office:value="0.007417" calcext:value-type="float">
            <text:p>0,007417</text:p>
          </table:table-cell>
          <table:table-cell office:value-type="float" office:value="0.007389" calcext:value-type="float">
            <text:p>0,007389</text:p>
          </table:table-cell>
          <table:table-cell office:value-type="float" office:value="0.007436" calcext:value-type="float">
            <text:p>0,007436</text:p>
          </table:table-cell>
          <table:table-cell office:value-type="float" office:value="0.007439" calcext:value-type="float">
            <text:p>0,007439</text:p>
          </table:table-cell>
          <table:table-cell office:value-type="float" office:value="0.007502" calcext:value-type="float">
            <text:p>0,007502</text:p>
          </table:table-cell>
          <table:table-cell office:value-type="float" office:value="0.007512" calcext:value-type="float">
            <text:p>0,007512</text:p>
          </table:table-cell>
          <table:table-cell office:value-type="float" office:value="0.007456" calcext:value-type="float">
            <text:p>0,007456</text:p>
          </table:table-cell>
          <table:table-cell office:value-type="float" office:value="0.007383" calcext:value-type="float">
            <text:p>0,007383</text:p>
          </table:table-cell>
          <table:table-cell table:formula="of:=AVERAGE([.B48:.AE48])" office:value-type="float" office:value="0.0074358" calcext:value-type="float">
            <text:p>0,0074358</text:p>
          </table:table-cell>
          <table:table-cell table:formula="of:=VAR([.B48:.AE48])" office:value-type="float" office:value="0.0000000016915448275862" calcext:value-type="float">
            <text:p>1,6915448275862E-09</text:p>
          </table:table-cell>
          <table:table-cell table:formula="of:=STDEV([.B48:.AE48])" office:value-type="float" office:value="0.0000411283944202324" calcext:value-type="float">
            <text:p>4,11283944202324E-05</text:p>
          </table:table-cell>
          <table:table-cell table:formula="of:=CONFIDENCE(0.95;[.AH48];30)" office:value-type="float" office:value="0.000000470864137459975" calcext:value-type="float">
            <text:p>4,70864137459975E-07</text:p>
          </table:table-cell>
          <table:table-cell table:formula="of:=[.AF48]+[.AI48]" office:value-type="float" office:value="0.00743627086413746" calcext:value-type="float">
            <text:p>0,0074362709</text:p>
          </table:table-cell>
          <table:table-cell table:formula="of:=[.AF48]-[.AI48]" office:value-type="float" office:value="0.00743532913586254" calcext:value-type="float">
            <text:p>0,00743532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8069" calcext:value-type="float">
            <text:p>0,008069</text:p>
          </table:table-cell>
          <table:table-cell office:value-type="float" office:value="0.007947" calcext:value-type="float">
            <text:p>0,007947</text:p>
          </table:table-cell>
          <table:table-cell office:value-type="float" office:value="0.007992" calcext:value-type="float">
            <text:p>0,007992</text:p>
          </table:table-cell>
          <table:table-cell office:value-type="float" office:value="0.008058" calcext:value-type="float">
            <text:p>0,008058</text:p>
          </table:table-cell>
          <table:table-cell office:value-type="float" office:value="0.008129" calcext:value-type="float">
            <text:p>0,008129</text:p>
          </table:table-cell>
          <table:table-cell office:value-type="float" office:value="0.008157" calcext:value-type="float">
            <text:p>0,008157</text:p>
          </table:table-cell>
          <table:table-cell office:value-type="float" office:value="0.008147" calcext:value-type="float">
            <text:p>0,008147</text:p>
          </table:table-cell>
          <table:table-cell office:value-type="float" office:value="0.008109" calcext:value-type="float">
            <text:p>0,008109</text:p>
          </table:table-cell>
          <table:table-cell office:value-type="float" office:value="0.008013" calcext:value-type="float">
            <text:p>0,008013</text:p>
          </table:table-cell>
          <table:table-cell office:value-type="float" office:value="0.007982" calcext:value-type="float">
            <text:p>0,007982</text:p>
          </table:table-cell>
          <table:table-cell office:value-type="float" office:value="0.007994" calcext:value-type="float">
            <text:p>0,007994</text:p>
          </table:table-cell>
          <table:table-cell office:value-type="float" office:value="0.008194" calcext:value-type="float">
            <text:p>0,008194</text:p>
          </table:table-cell>
          <table:table-cell office:value-type="float" office:value="0.008025" calcext:value-type="float">
            <text:p>0,008025</text:p>
          </table:table-cell>
          <table:table-cell office:value-type="float" office:value="0.007987" calcext:value-type="float">
            <text:p>0,007987</text:p>
          </table:table-cell>
          <table:table-cell office:value-type="float" office:value="0.008057" calcext:value-type="float">
            <text:p>0,008057</text:p>
          </table:table-cell>
          <table:table-cell office:value-type="float" office:value="0.007989" calcext:value-type="float">
            <text:p>0,007989</text:p>
          </table:table-cell>
          <table:table-cell office:value-type="float" office:value="0.008007" calcext:value-type="float">
            <text:p>0,008007</text:p>
          </table:table-cell>
          <table:table-cell office:value-type="float" office:value="0.00795" calcext:value-type="float">
            <text:p>0,00795</text:p>
          </table:table-cell>
          <table:table-cell office:value-type="float" office:value="0.007956" calcext:value-type="float">
            <text:p>0,007956</text:p>
          </table:table-cell>
          <table:table-cell office:value-type="float" office:value="0.007999" calcext:value-type="float">
            <text:p>0,007999</text:p>
          </table:table-cell>
          <table:table-cell office:value-type="float" office:value="0.008025" calcext:value-type="float">
            <text:p>0,008025</text:p>
          </table:table-cell>
          <table:table-cell office:value-type="float" office:value="0.007918" calcext:value-type="float">
            <text:p>0,007918</text:p>
          </table:table-cell>
          <table:table-cell office:value-type="float" office:value="0.007956" calcext:value-type="float">
            <text:p>0,007956</text:p>
          </table:table-cell>
          <table:table-cell office:value-type="float" office:value="0.007977" calcext:value-type="float">
            <text:p>0,007977</text:p>
          </table:table-cell>
          <table:table-cell office:value-type="float" office:value="0.008106" calcext:value-type="float">
            <text:p>0,008106</text:p>
          </table:table-cell>
          <table:table-cell office:value-type="float" office:value="0.007995" calcext:value-type="float">
            <text:p>0,007995</text:p>
          </table:table-cell>
          <table:table-cell office:value-type="float" office:value="0.008122" calcext:value-type="float">
            <text:p>0,008122</text:p>
          </table:table-cell>
          <table:table-cell office:value-type="float" office:value="0.008005" calcext:value-type="float">
            <text:p>0,008005</text:p>
          </table:table-cell>
          <table:table-cell office:value-type="float" office:value="0.008016" calcext:value-type="float">
            <text:p>0,008016</text:p>
          </table:table-cell>
          <table:table-cell office:value-type="float" office:value="0.008006" calcext:value-type="float">
            <text:p>0,008006</text:p>
          </table:table-cell>
          <table:table-cell table:formula="of:=AVERAGE([.B49:.AE49])" office:value-type="float" office:value="0.00802956666666667" calcext:value-type="float">
            <text:p>0,0080295667</text:p>
          </table:table-cell>
          <table:table-cell table:formula="of:=VAR([.B49:.AE49])" office:value-type="float" office:value="0.00000000491873678160919" calcext:value-type="float">
            <text:p>4,91873678160919E-09</text:p>
          </table:table-cell>
          <table:table-cell table:formula="of:=STDEV([.B49:.AE49])" office:value-type="float" office:value="0.0000701337064585153" calcext:value-type="float">
            <text:p>7,01337064585153E-05</text:p>
          </table:table-cell>
          <table:table-cell table:formula="of:=CONFIDENCE(0.95;[.AH49];30)" office:value-type="float" office:value="0.000000802935482018588" calcext:value-type="float">
            <text:p>8,02935482018588E-07</text:p>
          </table:table-cell>
          <table:table-cell table:formula="of:=[.AF49]+[.AI49]" office:value-type="float" office:value="0.00803036960214869" calcext:value-type="float">
            <text:p>0,0080303696</text:p>
          </table:table-cell>
          <table:table-cell table:formula="of:=[.AF49]-[.AI49]" office:value-type="float" office:value="0.00802876373118465" calcext:value-type="float">
            <text:p>0,00802876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8181" calcext:value-type="float">
            <text:p>0,008181</text:p>
          </table:table-cell>
          <table:table-cell office:value-type="float" office:value="0.008078" calcext:value-type="float">
            <text:p>0,008078</text:p>
          </table:table-cell>
          <table:table-cell office:value-type="float" office:value="0.008088" calcext:value-type="float">
            <text:p>0,008088</text:p>
          </table:table-cell>
          <table:table-cell office:value-type="float" office:value="0.008076" calcext:value-type="float">
            <text:p>0,008076</text:p>
          </table:table-cell>
          <table:table-cell office:value-type="float" office:value="0.008064" calcext:value-type="float">
            <text:p>0,008064</text:p>
          </table:table-cell>
          <table:table-cell office:value-type="float" office:value="0.007998" calcext:value-type="float">
            <text:p>0,007998</text:p>
          </table:table-cell>
          <table:table-cell office:value-type="float" office:value="0.008058" calcext:value-type="float">
            <text:p>0,008058</text:p>
          </table:table-cell>
          <table:table-cell office:value-type="float" office:value="0.00805" calcext:value-type="float">
            <text:p>0,00805</text:p>
          </table:table-cell>
          <table:table-cell office:value-type="float" office:value="0.008057" calcext:value-type="float">
            <text:p>0,008057</text:p>
          </table:table-cell>
          <table:table-cell office:value-type="float" office:value="0.008073" calcext:value-type="float">
            <text:p>0,008073</text:p>
          </table:table-cell>
          <table:table-cell office:value-type="float" office:value="0.008098" calcext:value-type="float">
            <text:p>0,008098</text:p>
          </table:table-cell>
          <table:table-cell office:value-type="float" office:value="0.008099" calcext:value-type="float">
            <text:p>0,008099</text:p>
          </table:table-cell>
          <table:table-cell office:value-type="float" office:value="0.008017" calcext:value-type="float">
            <text:p>0,008017</text:p>
          </table:table-cell>
          <table:table-cell office:value-type="float" office:value="0.008047" calcext:value-type="float">
            <text:p>0,008047</text:p>
          </table:table-cell>
          <table:table-cell office:value-type="float" office:value="0.008048" calcext:value-type="float">
            <text:p>0,008048</text:p>
          </table:table-cell>
          <table:table-cell office:value-type="float" office:value="0.008059" calcext:value-type="float">
            <text:p>0,008059</text:p>
          </table:table-cell>
          <table:table-cell office:value-type="float" office:value="0.008113" calcext:value-type="float">
            <text:p>0,008113</text:p>
          </table:table-cell>
          <table:table-cell office:value-type="float" office:value="0.008103" calcext:value-type="float">
            <text:p>0,008103</text:p>
          </table:table-cell>
          <table:table-cell office:value-type="float" office:value="0.008218" calcext:value-type="float">
            <text:p>0,008218</text:p>
          </table:table-cell>
          <table:table-cell office:value-type="float" office:value="0.008164" calcext:value-type="float">
            <text:p>0,008164</text:p>
          </table:table-cell>
          <table:table-cell office:value-type="float" office:value="0.008059" calcext:value-type="float">
            <text:p>0,008059</text:p>
          </table:table-cell>
          <table:table-cell office:value-type="float" office:value="0.008004" calcext:value-type="float">
            <text:p>0,008004</text:p>
          </table:table-cell>
          <table:table-cell office:value-type="float" office:value="0.008117" calcext:value-type="float">
            <text:p>0,008117</text:p>
          </table:table-cell>
          <table:table-cell office:value-type="float" office:value="0.008062" calcext:value-type="float">
            <text:p>0,008062</text:p>
          </table:table-cell>
          <table:table-cell office:value-type="float" office:value="0.008066" calcext:value-type="float">
            <text:p>0,008066</text:p>
          </table:table-cell>
          <table:table-cell office:value-type="float" office:value="0.008006" calcext:value-type="float">
            <text:p>0,008006</text:p>
          </table:table-cell>
          <table:table-cell office:value-type="float" office:value="0.008082" calcext:value-type="float">
            <text:p>0,008082</text:p>
          </table:table-cell>
          <table:table-cell office:value-type="float" office:value="0.008057" calcext:value-type="float">
            <text:p>0,008057</text:p>
          </table:table-cell>
          <table:table-cell office:value-type="float" office:value="0.008044" calcext:value-type="float">
            <text:p>0,008044</text:p>
          </table:table-cell>
          <table:table-cell office:value-type="float" office:value="0.008142" calcext:value-type="float">
            <text:p>0,008142</text:p>
          </table:table-cell>
          <table:table-cell table:formula="of:=AVERAGE([.B50:.AE50])" office:value-type="float" office:value="0.0080776" calcext:value-type="float">
            <text:p>0,0080776</text:p>
          </table:table-cell>
          <table:table-cell table:formula="of:=VAR([.B50:.AE50])" office:value-type="float" office:value="0.00000000252535172413793" calcext:value-type="float">
            <text:p>2,52535172413793E-09</text:p>
          </table:table-cell>
          <table:table-cell table:formula="of:=STDEV([.B50:.AE50])" office:value-type="float" office:value="0.0000502528777697151" calcext:value-type="float">
            <text:p>5,02528777697151E-05</text:p>
          </table:table-cell>
          <table:table-cell table:formula="of:=CONFIDENCE(0.95;[.AH50];30)" office:value-type="float" office:value="0.000000575327052744812" calcext:value-type="float">
            <text:p>5,75327052744812E-07</text:p>
          </table:table-cell>
          <table:table-cell table:formula="of:=[.AF50]+[.AI50]" office:value-type="float" office:value="0.00807817532705275" calcext:value-type="float">
            <text:p>0,0080781753</text:p>
          </table:table-cell>
          <table:table-cell table:formula="of:=[.AF50]-[.AI50]" office:value-type="float" office:value="0.00807702467294726" calcext:value-type="float">
            <text:p>0,00807702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8278" calcext:value-type="float">
            <text:p>0,008278</text:p>
          </table:table-cell>
          <table:table-cell office:value-type="float" office:value="0.008325" calcext:value-type="float">
            <text:p>0,008325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08152" calcext:value-type="float">
            <text:p>0,008152</text:p>
          </table:table-cell>
          <table:table-cell office:value-type="float" office:value="0.008192" calcext:value-type="float">
            <text:p>0,008192</text:p>
          </table:table-cell>
          <table:table-cell office:value-type="float" office:value="0.008184" calcext:value-type="float">
            <text:p>0,008184</text:p>
          </table:table-cell>
          <table:table-cell office:value-type="float" office:value="0.00822" calcext:value-type="float">
            <text:p>0,00822</text:p>
          </table:table-cell>
          <table:table-cell office:value-type="float" office:value="0.008563" calcext:value-type="float">
            <text:p>0,008563</text:p>
          </table:table-cell>
          <table:table-cell office:value-type="float" office:value="0.008244" calcext:value-type="float">
            <text:p>0,008244</text:p>
          </table:table-cell>
          <table:table-cell office:value-type="float" office:value="0.008166" calcext:value-type="float">
            <text:p>0,008166</text:p>
          </table:table-cell>
          <table:table-cell office:value-type="float" office:value="0.008287" calcext:value-type="float">
            <text:p>0,008287</text:p>
          </table:table-cell>
          <table:table-cell office:value-type="float" office:value="0.008252" calcext:value-type="float">
            <text:p>0,008252</text:p>
          </table:table-cell>
          <table:table-cell office:value-type="float" office:value="0.00822" calcext:value-type="float">
            <text:p>0,00822</text:p>
          </table:table-cell>
          <table:table-cell office:value-type="float" office:value="0.008225" calcext:value-type="float">
            <text:p>0,008225</text:p>
          </table:table-cell>
          <table:table-cell office:value-type="float" office:value="0.009303" calcext:value-type="float">
            <text:p>0,009303</text:p>
          </table:table-cell>
          <table:table-cell office:value-type="float" office:value="0.008353" calcext:value-type="float">
            <text:p>0,008353</text:p>
          </table:table-cell>
          <table:table-cell office:value-type="float" office:value="0.008394" calcext:value-type="float">
            <text:p>0,008394</text:p>
          </table:table-cell>
          <table:table-cell office:value-type="float" office:value="0.008206" calcext:value-type="float">
            <text:p>0,008206</text:p>
          </table:table-cell>
          <table:table-cell office:value-type="float" office:value="0.008225" calcext:value-type="float">
            <text:p>0,008225</text:p>
          </table:table-cell>
          <table:table-cell office:value-type="float" office:value="0.008229" calcext:value-type="float">
            <text:p>0,008229</text:p>
          </table:table-cell>
          <table:table-cell office:value-type="float" office:value="0.008194" calcext:value-type="float">
            <text:p>0,008194</text:p>
          </table:table-cell>
          <table:table-cell office:value-type="float" office:value="0.008227" calcext:value-type="float">
            <text:p>0,008227</text:p>
          </table:table-cell>
          <table:table-cell office:value-type="float" office:value="0.008218" calcext:value-type="float">
            <text:p>0,008218</text:p>
          </table:table-cell>
          <table:table-cell office:value-type="float" office:value="0.008367" calcext:value-type="float">
            <text:p>0,008367</text:p>
          </table:table-cell>
          <table:table-cell office:value-type="float" office:value="0.008338" calcext:value-type="float">
            <text:p>0,008338</text:p>
          </table:table-cell>
          <table:table-cell office:value-type="float" office:value="0.008268" calcext:value-type="float">
            <text:p>0,008268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0821" calcext:value-type="float">
            <text:p>0,00821</text:p>
          </table:table-cell>
          <table:table-cell office:value-type="float" office:value="0.008118" calcext:value-type="float">
            <text:p>0,008118</text:p>
          </table:table-cell>
          <table:table-cell office:value-type="float" office:value="0.008145" calcext:value-type="float">
            <text:p>0,008145</text:p>
          </table:table-cell>
          <table:table-cell table:formula="of:=AVERAGE([.B51:.AE51])" office:value-type="float" office:value="0.00828343333333334" calcext:value-type="float">
            <text:p>0,0082834333</text:p>
          </table:table-cell>
          <table:table-cell table:formula="of:=VAR([.B51:.AE51])" office:value-type="float" office:value="0.0000000449554954022988" calcext:value-type="float">
            <text:p>0,000000045</text:p>
          </table:table-cell>
          <table:table-cell table:formula="of:=STDEV([.B51:.AE51])" office:value-type="float" office:value="0.000212027110064489" calcext:value-type="float">
            <text:p>0,0002120271</text:p>
          </table:table-cell>
          <table:table-cell table:formula="of:=CONFIDENCE(0.95;[.AH51];30)" office:value-type="float" office:value="0.00000242742182635591" calcext:value-type="float">
            <text:p>2,42742182635591E-06</text:p>
          </table:table-cell>
          <table:table-cell table:formula="of:=[.AF51]+[.AI51]" office:value-type="float" office:value="0.00828586075515969" calcext:value-type="float">
            <text:p>0,0082858608</text:p>
          </table:table-cell>
          <table:table-cell table:formula="of:=[.AF51]-[.AI51]" office:value-type="float" office:value="0.00828100591150698" calcext:value-type="float">
            <text:p>0,00828100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9178" calcext:value-type="float">
            <text:p>0,009178</text:p>
          </table:table-cell>
          <table:table-cell office:value-type="float" office:value="0.009305" calcext:value-type="float">
            <text:p>0,009305</text:p>
          </table:table-cell>
          <table:table-cell office:value-type="float" office:value="0.009221" calcext:value-type="float">
            <text:p>0,009221</text:p>
          </table:table-cell>
          <table:table-cell office:value-type="float" office:value="0.009258" calcext:value-type="float">
            <text:p>0,009258</text:p>
          </table:table-cell>
          <table:table-cell office:value-type="float" office:value="0.009324" calcext:value-type="float">
            <text:p>0,009324</text:p>
          </table:table-cell>
          <table:table-cell office:value-type="float" office:value="0.009315" calcext:value-type="float">
            <text:p>0,009315</text:p>
          </table:table-cell>
          <table:table-cell office:value-type="float" office:value="0.009361" calcext:value-type="float">
            <text:p>0,009361</text:p>
          </table:table-cell>
          <table:table-cell office:value-type="float" office:value="0.009272" calcext:value-type="float">
            <text:p>0,009272</text:p>
          </table:table-cell>
          <table:table-cell office:value-type="float" office:value="0.009291" calcext:value-type="float">
            <text:p>0,009291</text:p>
          </table:table-cell>
          <table:table-cell office:value-type="float" office:value="0.009192" calcext:value-type="float">
            <text:p>0,009192</text:p>
          </table:table-cell>
          <table:table-cell office:value-type="float" office:value="0.009319" calcext:value-type="float">
            <text:p>0,009319</text:p>
          </table:table-cell>
          <table:table-cell office:value-type="float" office:value="0.009257" calcext:value-type="float">
            <text:p>0,009257</text:p>
          </table:table-cell>
          <table:table-cell office:value-type="float" office:value="0.00925" calcext:value-type="float">
            <text:p>0,00925</text:p>
          </table:table-cell>
          <table:table-cell office:value-type="float" office:value="0.010178" calcext:value-type="float">
            <text:p>0,010178</text:p>
          </table:table-cell>
          <table:table-cell office:value-type="float" office:value="0.009236" calcext:value-type="float">
            <text:p>0,009236</text:p>
          </table:table-cell>
          <table:table-cell office:value-type="float" office:value="0.009278" calcext:value-type="float">
            <text:p>0,009278</text:p>
          </table:table-cell>
          <table:table-cell office:value-type="float" office:value="0.009227" calcext:value-type="float">
            <text:p>0,009227</text:p>
          </table:table-cell>
          <table:table-cell office:value-type="float" office:value="0.009286" calcext:value-type="float">
            <text:p>0,009286</text:p>
          </table:table-cell>
          <table:table-cell office:value-type="float" office:value="0.009333" calcext:value-type="float">
            <text:p>0,009333</text:p>
          </table:table-cell>
          <table:table-cell office:value-type="float" office:value="0.009285" calcext:value-type="float">
            <text:p>0,009285</text:p>
          </table:table-cell>
          <table:table-cell office:value-type="float" office:value="0.009347" calcext:value-type="float">
            <text:p>0,009347</text:p>
          </table:table-cell>
          <table:table-cell office:value-type="float" office:value="0.009287" calcext:value-type="float">
            <text:p>0,009287</text:p>
          </table:table-cell>
          <table:table-cell office:value-type="float" office:value="0.009296" calcext:value-type="float">
            <text:p>0,009296</text:p>
          </table:table-cell>
          <table:table-cell office:value-type="float" office:value="0.00928" calcext:value-type="float">
            <text:p>0,00928</text:p>
          </table:table-cell>
          <table:table-cell office:value-type="float" office:value="0.009228" calcext:value-type="float">
            <text:p>0,009228</text:p>
          </table:table-cell>
          <table:table-cell office:value-type="float" office:value="0.00939" calcext:value-type="float">
            <text:p>0,00939</text:p>
          </table:table-cell>
          <table:table-cell office:value-type="float" office:value="0.009245" calcext:value-type="float">
            <text:p>0,009245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.009221" calcext:value-type="float">
            <text:p>0,009221</text:p>
          </table:table-cell>
          <table:table-cell office:value-type="float" office:value="0.009292" calcext:value-type="float">
            <text:p>0,009292</text:p>
          </table:table-cell>
          <table:table-cell table:formula="of:=AVERAGE([.B52:.AE52])" office:value-type="float" office:value="0.0093056" calcext:value-type="float">
            <text:p>0,0093056</text:p>
          </table:table-cell>
          <table:table-cell table:formula="of:=VAR([.B52:.AE52])" office:value-type="float" office:value="0.0000000296034896551724" calcext:value-type="float">
            <text:p>2,96034896551724E-08</text:p>
          </table:table-cell>
          <table:table-cell table:formula="of:=STDEV([.B52:.AE52])" office:value-type="float" office:value="0.000172056646646308" calcext:value-type="float">
            <text:p>0,0001720566</text:p>
          </table:table-cell>
          <table:table-cell table:formula="of:=CONFIDENCE(0.95;[.AH52];30)" office:value-type="float" office:value="0.00000196981442284349" calcext:value-type="float">
            <text:p>1,96981442284349E-06</text:p>
          </table:table-cell>
          <table:table-cell table:formula="of:=[.AF52]+[.AI52]" office:value-type="float" office:value="0.00930756981442284" calcext:value-type="float">
            <text:p>0,0093075698</text:p>
          </table:table-cell>
          <table:table-cell table:formula="of:=[.AF52]-[.AI52]" office:value-type="float" office:value="0.00930363018557716" calcext:value-type="float">
            <text:p>0,00930363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9571" calcext:value-type="float">
            <text:p>0,009571</text:p>
          </table:table-cell>
          <table:table-cell office:value-type="float" office:value="0.009569" calcext:value-type="float">
            <text:p>0,009569</text:p>
          </table:table-cell>
          <table:table-cell office:value-type="float" office:value="0.009553" calcext:value-type="float">
            <text:p>0,009553</text:p>
          </table:table-cell>
          <table:table-cell office:value-type="float" office:value="0.009492" calcext:value-type="float">
            <text:p>0,009492</text:p>
          </table:table-cell>
          <table:table-cell office:value-type="float" office:value="0.009541" calcext:value-type="float">
            <text:p>0,009541</text:p>
          </table:table-cell>
          <table:table-cell office:value-type="float" office:value="0.009477" calcext:value-type="float">
            <text:p>0,009477</text:p>
          </table:table-cell>
          <table:table-cell office:value-type="float" office:value="0.009576" calcext:value-type="float">
            <text:p>0,009576</text:p>
          </table:table-cell>
          <table:table-cell office:value-type="float" office:value="0.009535" calcext:value-type="float">
            <text:p>0,009535</text:p>
          </table:table-cell>
          <table:table-cell office:value-type="float" office:value="0.009616" calcext:value-type="float">
            <text:p>0,009616</text:p>
          </table:table-cell>
          <table:table-cell office:value-type="float" office:value="0.009855" calcext:value-type="float">
            <text:p>0,009855</text:p>
          </table:table-cell>
          <table:table-cell office:value-type="float" office:value="0.009545" calcext:value-type="float">
            <text:p>0,009545</text:p>
          </table:table-cell>
          <table:table-cell office:value-type="float" office:value="0.00963" calcext:value-type="float">
            <text:p>0,00963</text:p>
          </table:table-cell>
          <table:table-cell office:value-type="float" office:value="0.00952" calcext:value-type="float">
            <text:p>0,00952</text:p>
          </table:table-cell>
          <table:table-cell office:value-type="float" office:value="0.00957" calcext:value-type="float">
            <text:p>0,00957</text:p>
          </table:table-cell>
          <table:table-cell office:value-type="float" office:value="0.00959" calcext:value-type="float">
            <text:p>0,00959</text:p>
          </table:table-cell>
          <table:table-cell office:value-type="float" office:value="0.009649" calcext:value-type="float">
            <text:p>0,009649</text:p>
          </table:table-cell>
          <table:table-cell office:value-type="float" office:value="0.00955" calcext:value-type="float">
            <text:p>0,00955</text:p>
          </table:table-cell>
          <table:table-cell office:value-type="float" office:value="0.009613" calcext:value-type="float">
            <text:p>0,009613</text:p>
          </table:table-cell>
          <table:table-cell office:value-type="float" office:value="0.009577" calcext:value-type="float">
            <text:p>0,009577</text:p>
          </table:table-cell>
          <table:table-cell office:value-type="float" office:value="0.009566" calcext:value-type="float">
            <text:p>0,009566</text:p>
          </table:table-cell>
          <table:table-cell office:value-type="float" office:value="0.009511" calcext:value-type="float">
            <text:p>0,009511</text:p>
          </table:table-cell>
          <table:table-cell office:value-type="float" office:value="0.009551" calcext:value-type="float">
            <text:p>0,009551</text:p>
          </table:table-cell>
          <table:table-cell office:value-type="float" office:value="0.009516" calcext:value-type="float">
            <text:p>0,009516</text:p>
          </table:table-cell>
          <table:table-cell office:value-type="float" office:value="0.00954" calcext:value-type="float">
            <text:p>0,00954</text:p>
          </table:table-cell>
          <table:table-cell office:value-type="float" office:value="0.009981" calcext:value-type="float">
            <text:p>0,009981</text:p>
          </table:table-cell>
          <table:table-cell office:value-type="float" office:value="0.009608" calcext:value-type="float">
            <text:p>0,009608</text:p>
          </table:table-cell>
          <table:table-cell office:value-type="float" office:value="0.009644" calcext:value-type="float">
            <text:p>0,009644</text:p>
          </table:table-cell>
          <table:table-cell office:value-type="float" office:value="0.009543" calcext:value-type="float">
            <text:p>0,009543</text:p>
          </table:table-cell>
          <table:table-cell office:value-type="float" office:value="0.009567" calcext:value-type="float">
            <text:p>0,009567</text:p>
          </table:table-cell>
          <table:table-cell office:value-type="float" office:value="0.009712" calcext:value-type="float">
            <text:p>0,009712</text:p>
          </table:table-cell>
          <table:table-cell table:formula="of:=AVERAGE([.B53:.AE53])" office:value-type="float" office:value="0.00959226666666667" calcext:value-type="float">
            <text:p>0,0095922667</text:p>
          </table:table-cell>
          <table:table-cell table:formula="of:=VAR([.B53:.AE53])" office:value-type="float" office:value="0.0000000105404781609196" calcext:value-type="float">
            <text:p>1,05404781609196E-08</text:p>
          </table:table-cell>
          <table:table-cell table:formula="of:=STDEV([.B53:.AE53])" office:value-type="float" office:value="0.000102666830870148" calcext:value-type="float">
            <text:p>0,0001026668</text:p>
          </table:table-cell>
          <table:table-cell table:formula="of:=CONFIDENCE(0.95;[.AH53];30)" office:value-type="float" office:value="0.00000117539547665008" calcext:value-type="float">
            <text:p>1,17539547665008E-06</text:p>
          </table:table-cell>
          <table:table-cell table:formula="of:=[.AF53]+[.AI53]" office:value-type="float" office:value="0.00959344206214332" calcext:value-type="float">
            <text:p>0,0095934421</text:p>
          </table:table-cell>
          <table:table-cell table:formula="of:=[.AF53]-[.AI53]" office:value-type="float" office:value="0.00959109127119002" calcext:value-type="float">
            <text:p>0,00959109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0036" calcext:value-type="float">
            <text:p>0,010036</text:p>
          </table:table-cell>
          <table:table-cell office:value-type="float" office:value="0.010047" calcext:value-type="float">
            <text:p>0,010047</text:p>
          </table:table-cell>
          <table:table-cell office:value-type="float" office:value="0.010016" calcext:value-type="float">
            <text:p>0,010016</text:p>
          </table:table-cell>
          <table:table-cell office:value-type="float" office:value="0.010069" calcext:value-type="float">
            <text:p>0,010069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10031" calcext:value-type="float">
            <text:p>0,010031</text:p>
          </table:table-cell>
          <table:table-cell office:value-type="float" office:value="0.010068" calcext:value-type="float">
            <text:p>0,010068</text:p>
          </table:table-cell>
          <table:table-cell office:value-type="float" office:value="0.009929" calcext:value-type="float">
            <text:p>0,009929</text:p>
          </table:table-cell>
          <table:table-cell office:value-type="float" office:value="0.010035" calcext:value-type="float">
            <text:p>0,010035</text:p>
          </table:table-cell>
          <table:table-cell office:value-type="float" office:value="0.00976" calcext:value-type="float">
            <text:p>0,00976</text:p>
          </table:table-cell>
          <table:table-cell office:value-type="float" office:value="0.009822" calcext:value-type="float">
            <text:p>0,009822</text:p>
          </table:table-cell>
          <table:table-cell office:value-type="float" office:value="0.009876" calcext:value-type="float">
            <text:p>0,009876</text:p>
          </table:table-cell>
          <table:table-cell office:value-type="float" office:value="0.00982" calcext:value-type="float">
            <text:p>0,00982</text:p>
          </table:table-cell>
          <table:table-cell office:value-type="float" office:value="0.009837" calcext:value-type="float">
            <text:p>0,009837</text:p>
          </table:table-cell>
          <table:table-cell office:value-type="float" office:value="0.009752" calcext:value-type="float">
            <text:p>0,009752</text:p>
          </table:table-cell>
          <table:table-cell office:value-type="float" office:value="0.009939" calcext:value-type="float">
            <text:p>0,009939</text:p>
          </table:table-cell>
          <table:table-cell office:value-type="float" office:value="0.009847" calcext:value-type="float">
            <text:p>0,009847</text:p>
          </table:table-cell>
          <table:table-cell office:value-type="float" office:value="0.009809" calcext:value-type="float">
            <text:p>0,009809</text:p>
          </table:table-cell>
          <table:table-cell office:value-type="float" office:value="0.009891" calcext:value-type="float">
            <text:p>0,009891</text:p>
          </table:table-cell>
          <table:table-cell office:value-type="float" office:value="0.009789" calcext:value-type="float">
            <text:p>0,009789</text:p>
          </table:table-cell>
          <table:table-cell office:value-type="float" office:value="0.009871" calcext:value-type="float">
            <text:p>0,009871</text:p>
          </table:table-cell>
          <table:table-cell office:value-type="float" office:value="0.00979" calcext:value-type="float">
            <text:p>0,00979</text:p>
          </table:table-cell>
          <table:table-cell office:value-type="float" office:value="0.009805" calcext:value-type="float">
            <text:p>0,009805</text:p>
          </table:table-cell>
          <table:table-cell office:value-type="float" office:value="0.009891" calcext:value-type="float">
            <text:p>0,009891</text:p>
          </table:table-cell>
          <table:table-cell office:value-type="float" office:value="0.00978" calcext:value-type="float">
            <text:p>0,00978</text:p>
          </table:table-cell>
          <table:table-cell table:number-columns-repeated="2" office:value-type="float" office:value="0.009869" calcext:value-type="float">
            <text:p>0,009869</text:p>
          </table:table-cell>
          <table:table-cell office:value-type="float" office:value="0.009909" calcext:value-type="float">
            <text:p>0,009909</text:p>
          </table:table-cell>
          <table:table-cell office:value-type="float" office:value="0.009986" calcext:value-type="float">
            <text:p>0,009986</text:p>
          </table:table-cell>
          <table:table-cell office:value-type="float" office:value="0.009902" calcext:value-type="float">
            <text:p>0,009902</text:p>
          </table:table-cell>
          <table:table-cell table:formula="of:=AVERAGE([.B54:.AE54])" office:value-type="float" office:value="0.00990116666666667" calcext:value-type="float">
            <text:p>0,0099011667</text:p>
          </table:table-cell>
          <table:table-cell table:formula="of:=VAR([.B54:.AE54])" office:value-type="float" office:value="0.00000000979407471264368" calcext:value-type="float">
            <text:p>9,79407471264368E-09</text:p>
          </table:table-cell>
          <table:table-cell table:formula="of:=STDEV([.B54:.AE54])" office:value-type="float" office:value="0.0000989650176205899" calcext:value-type="float">
            <text:p>0,000098965</text:p>
          </table:table-cell>
          <table:table-cell table:formula="of:=CONFIDENCE(0.95;[.AH54];30)" office:value-type="float" office:value="0.00000113301475337211" calcext:value-type="float">
            <text:p>0,000001133</text:p>
          </table:table-cell>
          <table:table-cell table:formula="of:=[.AF54]+[.AI54]" office:value-type="float" office:value="0.00990229968142004" calcext:value-type="float">
            <text:p>0,0099022997</text:p>
          </table:table-cell>
          <table:table-cell table:formula="of:=[.AF54]-[.AI54]" office:value-type="float" office:value="0.0099000336519133" calcext:value-type="float">
            <text:p>0,00990003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0106" calcext:value-type="float">
            <text:p>0,010106</text:p>
          </table:table-cell>
          <table:table-cell office:value-type="float" office:value="0.01021" calcext:value-type="float">
            <text:p>0,01021</text:p>
          </table:table-cell>
          <table:table-cell office:value-type="float" office:value="0.01012" calcext:value-type="float">
            <text:p>0,01012</text:p>
          </table:table-cell>
          <table:table-cell office:value-type="float" office:value="0.010129" calcext:value-type="float">
            <text:p>0,010129</text:p>
          </table:table-cell>
          <table:table-cell office:value-type="float" office:value="0.01046" calcext:value-type="float">
            <text:p>0,01046</text:p>
          </table:table-cell>
          <table:table-cell office:value-type="float" office:value="0.010116" calcext:value-type="float">
            <text:p>0,010116</text:p>
          </table:table-cell>
          <table:table-cell office:value-type="float" office:value="0.010094" calcext:value-type="float">
            <text:p>0,010094</text:p>
          </table:table-cell>
          <table:table-cell office:value-type="float" office:value="0.010159" calcext:value-type="float">
            <text:p>0,010159</text:p>
          </table:table-cell>
          <table:table-cell office:value-type="float" office:value="0.010082" calcext:value-type="float">
            <text:p>0,010082</text:p>
          </table:table-cell>
          <table:table-cell office:value-type="float" office:value="0.010171" calcext:value-type="float">
            <text:p>0,010171</text:p>
          </table:table-cell>
          <table:table-cell office:value-type="float" office:value="0.010219" calcext:value-type="float">
            <text:p>0,010219</text:p>
          </table:table-cell>
          <table:table-cell office:value-type="float" office:value="0.01006" calcext:value-type="float">
            <text:p>0,01006</text:p>
          </table:table-cell>
          <table:table-cell office:value-type="float" office:value="0.010051" calcext:value-type="float">
            <text:p>0,010051</text:p>
          </table:table-cell>
          <table:table-cell office:value-type="float" office:value="0.010121" calcext:value-type="float">
            <text:p>0,010121</text:p>
          </table:table-cell>
          <table:table-cell office:value-type="float" office:value="0.010115" calcext:value-type="float">
            <text:p>0,010115</text:p>
          </table:table-cell>
          <table:table-cell office:value-type="float" office:value="0.010208" calcext:value-type="float">
            <text:p>0,010208</text:p>
          </table:table-cell>
          <table:table-cell office:value-type="float" office:value="0.010173" calcext:value-type="float">
            <text:p>0,010173</text:p>
          </table:table-cell>
          <table:table-cell office:value-type="float" office:value="0.010326" calcext:value-type="float">
            <text:p>0,010326</text:p>
          </table:table-cell>
          <table:table-cell office:value-type="float" office:value="0.010103" calcext:value-type="float">
            <text:p>0,010103</text:p>
          </table:table-cell>
          <table:table-cell office:value-type="float" office:value="0.010196" calcext:value-type="float">
            <text:p>0,010196</text:p>
          </table:table-cell>
          <table:table-cell office:value-type="float" office:value="0.010204" calcext:value-type="float">
            <text:p>0,010204</text:p>
          </table:table-cell>
          <table:table-cell office:value-type="float" office:value="0.010207" calcext:value-type="float">
            <text:p>0,010207</text:p>
          </table:table-cell>
          <table:table-cell office:value-type="float" office:value="0.010291" calcext:value-type="float">
            <text:p>0,010291</text:p>
          </table:table-cell>
          <table:table-cell office:value-type="float" office:value="0.010313" calcext:value-type="float">
            <text:p>0,010313</text:p>
          </table:table-cell>
          <table:table-cell office:value-type="float" office:value="0.010098" calcext:value-type="float">
            <text:p>0,010098</text:p>
          </table:table-cell>
          <table:table-cell office:value-type="float" office:value="0.010153" calcext:value-type="float">
            <text:p>0,010153</text:p>
          </table:table-cell>
          <table:table-cell office:value-type="float" office:value="0.010103" calcext:value-type="float">
            <text:p>0,010103</text:p>
          </table:table-cell>
          <table:table-cell office:value-type="float" office:value="0.010111" calcext:value-type="float">
            <text:p>0,010111</text:p>
          </table:table-cell>
          <table:table-cell office:value-type="float" office:value="0.010134" calcext:value-type="float">
            <text:p>0,010134</text:p>
          </table:table-cell>
          <table:table-cell office:value-type="float" office:value="0.010109" calcext:value-type="float">
            <text:p>0,010109</text:p>
          </table:table-cell>
          <table:table-cell table:formula="of:=AVERAGE([.B55:.AE55])" office:value-type="float" office:value="0.0101647333333333" calcext:value-type="float">
            <text:p>0,0101647333</text:p>
          </table:table-cell>
          <table:table-cell table:formula="of:=VAR([.B55:.AE55])" office:value-type="float" office:value="0.00000000795930574712644" calcext:value-type="float">
            <text:p>0,000000008</text:p>
          </table:table-cell>
          <table:table-cell table:formula="of:=STDEV([.B55:.AE55])" office:value-type="float" office:value="0.0000892149412773805" calcext:value-type="float">
            <text:p>8,92149412773805E-05</text:p>
          </table:table-cell>
          <table:table-cell table:formula="of:=CONFIDENCE(0.95;[.AH55];30)" office:value-type="float" office:value="0.00000102138964978538" calcext:value-type="float">
            <text:p>1,02138964978538E-06</text:p>
          </table:table-cell>
          <table:table-cell table:formula="of:=[.AF55]+[.AI55]" office:value-type="float" office:value="0.0101657547229831" calcext:value-type="float">
            <text:p>0,0101657547</text:p>
          </table:table-cell>
          <table:table-cell table:formula="of:=[.AF55]-[.AI55]" office:value-type="float" office:value="0.0101637119436835" calcext:value-type="float">
            <text:p>0,01016371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0698" calcext:value-type="float">
            <text:p>0,010698</text:p>
          </table:table-cell>
          <table:table-cell office:value-type="float" office:value="0.010617" calcext:value-type="float">
            <text:p>0,010617</text:p>
          </table:table-cell>
          <table:table-cell office:value-type="float" office:value="0.01069" calcext:value-type="float">
            <text:p>0,01069</text:p>
          </table:table-cell>
          <table:table-cell office:value-type="float" office:value="0.010921" calcext:value-type="float">
            <text:p>0,010921</text:p>
          </table:table-cell>
          <table:table-cell office:value-type="float" office:value="0.010935" calcext:value-type="float">
            <text:p>0,010935</text:p>
          </table:table-cell>
          <table:table-cell office:value-type="float" office:value="0.010672" calcext:value-type="float">
            <text:p>0,010672</text:p>
          </table:table-cell>
          <table:table-cell office:value-type="float" office:value="0.010603" calcext:value-type="float">
            <text:p>0,010603</text:p>
          </table:table-cell>
          <table:table-cell office:value-type="float" office:value="0.010679" calcext:value-type="float">
            <text:p>0,010679</text:p>
          </table:table-cell>
          <table:table-cell office:value-type="float" office:value="0.010541" calcext:value-type="float">
            <text:p>0,010541</text:p>
          </table:table-cell>
          <table:table-cell office:value-type="float" office:value="0.010627" calcext:value-type="float">
            <text:p>0,010627</text:p>
          </table:table-cell>
          <table:table-cell office:value-type="float" office:value="0.010612" calcext:value-type="float">
            <text:p>0,010612</text:p>
          </table:table-cell>
          <table:table-cell office:value-type="float" office:value="0.010585" calcext:value-type="float">
            <text:p>0,010585</text:p>
          </table:table-cell>
          <table:table-cell office:value-type="float" office:value="0.010792" calcext:value-type="float">
            <text:p>0,010792</text:p>
          </table:table-cell>
          <table:table-cell office:value-type="float" office:value="0.010614" calcext:value-type="float">
            <text:p>0,010614</text:p>
          </table:table-cell>
          <table:table-cell office:value-type="float" office:value="0.010694" calcext:value-type="float">
            <text:p>0,010694</text:p>
          </table:table-cell>
          <table:table-cell office:value-type="float" office:value="0.010619" calcext:value-type="float">
            <text:p>0,010619</text:p>
          </table:table-cell>
          <table:table-cell office:value-type="float" office:value="0.010645" calcext:value-type="float">
            <text:p>0,010645</text:p>
          </table:table-cell>
          <table:table-cell office:value-type="float" office:value="0.010694" calcext:value-type="float">
            <text:p>0,010694</text:p>
          </table:table-cell>
          <table:table-cell office:value-type="float" office:value="0.010603" calcext:value-type="float">
            <text:p>0,010603</text:p>
          </table:table-cell>
          <table:table-cell office:value-type="float" office:value="0.010737" calcext:value-type="float">
            <text:p>0,010737</text:p>
          </table:table-cell>
          <table:table-cell office:value-type="float" office:value="0.010712" calcext:value-type="float">
            <text:p>0,010712</text:p>
          </table:table-cell>
          <table:table-cell office:value-type="float" office:value="0.010721" calcext:value-type="float">
            <text:p>0,010721</text:p>
          </table:table-cell>
          <table:table-cell office:value-type="float" office:value="0.010661" calcext:value-type="float">
            <text:p>0,010661</text:p>
          </table:table-cell>
          <table:table-cell office:value-type="float" office:value="0.010737" calcext:value-type="float">
            <text:p>0,010737</text:p>
          </table:table-cell>
          <table:table-cell office:value-type="float" office:value="0.010626" calcext:value-type="float">
            <text:p>0,010626</text:p>
          </table:table-cell>
          <table:table-cell office:value-type="float" office:value="0.010831" calcext:value-type="float">
            <text:p>0,010831</text:p>
          </table:table-cell>
          <table:table-cell office:value-type="float" office:value="0.010801" calcext:value-type="float">
            <text:p>0,010801</text:p>
          </table:table-cell>
          <table:table-cell office:value-type="float" office:value="0.010695" calcext:value-type="float">
            <text:p>0,010695</text:p>
          </table:table-cell>
          <table:table-cell office:value-type="float" office:value="0.010826" calcext:value-type="float">
            <text:p>0,010826</text:p>
          </table:table-cell>
          <table:table-cell office:value-type="float" office:value="0.010674" calcext:value-type="float">
            <text:p>0,010674</text:p>
          </table:table-cell>
          <table:table-cell table:formula="of:=AVERAGE([.B56:.AE56])" office:value-type="float" office:value="0.0106954" calcext:value-type="float">
            <text:p>0,0106954</text:p>
          </table:table-cell>
          <table:table-cell table:formula="of:=VAR([.B56:.AE56])" office:value-type="float" office:value="0.00000000902838620689656" calcext:value-type="float">
            <text:p>0,000000009</text:p>
          </table:table-cell>
          <table:table-cell table:formula="of:=STDEV([.B56:.AE56])" office:value-type="float" office:value="0.0000950178204701443" calcext:value-type="float">
            <text:p>9,50178204701443E-05</text:p>
          </table:table-cell>
          <table:table-cell table:formula="of:=CONFIDENCE(0.95;[.AH56];30)" office:value-type="float" office:value="0.00000108782471841381" calcext:value-type="float">
            <text:p>1,08782471841381E-06</text:p>
          </table:table-cell>
          <table:table-cell table:formula="of:=[.AF56]+[.AI56]" office:value-type="float" office:value="0.0106964878247184" calcext:value-type="float">
            <text:p>0,0106964878</text:p>
          </table:table-cell>
          <table:table-cell table:formula="of:=[.AF56]-[.AI56]" office:value-type="float" office:value="0.0106943121752816" calcext:value-type="float">
            <text:p>0,01069431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1214" calcext:value-type="float">
            <text:p>0,011214</text:p>
          </table:table-cell>
          <table:table-cell office:value-type="float" office:value="0.01125" calcext:value-type="float">
            <text:p>0,01125</text:p>
          </table:table-cell>
          <table:table-cell office:value-type="float" office:value="0.011291" calcext:value-type="float">
            <text:p>0,011291</text:p>
          </table:table-cell>
          <table:table-cell office:value-type="float" office:value="0.01124" calcext:value-type="float">
            <text:p>0,01124</text:p>
          </table:table-cell>
          <table:table-cell office:value-type="float" office:value="0.01119" calcext:value-type="float">
            <text:p>0,01119</text:p>
          </table:table-cell>
          <table:table-cell office:value-type="float" office:value="0.011271" calcext:value-type="float">
            <text:p>0,011271</text:p>
          </table:table-cell>
          <table:table-cell office:value-type="float" office:value="0.011278" calcext:value-type="float">
            <text:p>0,011278</text:p>
          </table:table-cell>
          <table:table-cell office:value-type="float" office:value="0.011221" calcext:value-type="float">
            <text:p>0,011221</text:p>
          </table:table-cell>
          <table:table-cell office:value-type="float" office:value="0.011176" calcext:value-type="float">
            <text:p>0,011176</text:p>
          </table:table-cell>
          <table:table-cell office:value-type="float" office:value="0.011194" calcext:value-type="float">
            <text:p>0,011194</text:p>
          </table:table-cell>
          <table:table-cell office:value-type="float" office:value="0.011199" calcext:value-type="float">
            <text:p>0,011199</text:p>
          </table:table-cell>
          <table:table-cell office:value-type="float" office:value="0.011282" calcext:value-type="float">
            <text:p>0,011282</text:p>
          </table:table-cell>
          <table:table-cell office:value-type="float" office:value="0.011162" calcext:value-type="float">
            <text:p>0,011162</text:p>
          </table:table-cell>
          <table:table-cell office:value-type="float" office:value="0.011265" calcext:value-type="float">
            <text:p>0,011265</text:p>
          </table:table-cell>
          <table:table-cell office:value-type="float" office:value="0.011139" calcext:value-type="float">
            <text:p>0,011139</text:p>
          </table:table-cell>
          <table:table-cell office:value-type="float" office:value="0.011198" calcext:value-type="float">
            <text:p>0,011198</text:p>
          </table:table-cell>
          <table:table-cell office:value-type="float" office:value="0.011215" calcext:value-type="float">
            <text:p>0,011215</text:p>
          </table:table-cell>
          <table:table-cell office:value-type="float" office:value="0.011149" calcext:value-type="float">
            <text:p>0,011149</text:p>
          </table:table-cell>
          <table:table-cell office:value-type="float" office:value="0.011233" calcext:value-type="float">
            <text:p>0,011233</text:p>
          </table:table-cell>
          <table:table-cell office:value-type="float" office:value="0.011188" calcext:value-type="float">
            <text:p>0,011188</text:p>
          </table:table-cell>
          <table:table-cell office:value-type="float" office:value="0.01131" calcext:value-type="float">
            <text:p>0,01131</text:p>
          </table:table-cell>
          <table:table-cell office:value-type="float" office:value="0.011323" calcext:value-type="float">
            <text:p>0,011323</text:p>
          </table:table-cell>
          <table:table-cell office:value-type="float" office:value="0.011283" calcext:value-type="float">
            <text:p>0,011283</text:p>
          </table:table-cell>
          <table:table-cell office:value-type="float" office:value="0.011247" calcext:value-type="float">
            <text:p>0,011247</text:p>
          </table:table-cell>
          <table:table-cell office:value-type="float" office:value="0.011263" calcext:value-type="float">
            <text:p>0,011263</text:p>
          </table:table-cell>
          <table:table-cell office:value-type="float" office:value="0.011209" calcext:value-type="float">
            <text:p>0,011209</text:p>
          </table:table-cell>
          <table:table-cell office:value-type="float" office:value="0.011174" calcext:value-type="float">
            <text:p>0,011174</text:p>
          </table:table-cell>
          <table:table-cell office:value-type="float" office:value="0.011199" calcext:value-type="float">
            <text:p>0,011199</text:p>
          </table:table-cell>
          <table:table-cell office:value-type="float" office:value="0.01114" calcext:value-type="float">
            <text:p>0,01114</text:p>
          </table:table-cell>
          <table:table-cell office:value-type="float" office:value="0.01131" calcext:value-type="float">
            <text:p>0,01131</text:p>
          </table:table-cell>
          <table:table-cell table:formula="of:=AVERAGE([.B57:.AE57])" office:value-type="float" office:value="0.0112271" calcext:value-type="float">
            <text:p>0,0112271</text:p>
          </table:table-cell>
          <table:table-cell table:formula="of:=VAR([.B57:.AE57])" office:value-type="float" office:value="0.0000000027501620689655" calcext:value-type="float">
            <text:p>2,7501620689655E-09</text:p>
          </table:table-cell>
          <table:table-cell table:formula="of:=STDEV([.B57:.AE57])" office:value-type="float" office:value="0.0000524419876526958" calcext:value-type="float">
            <text:p>0,000052442</text:p>
          </table:table-cell>
          <table:table-cell table:formula="of:=CONFIDENCE(0.95;[.AH57];30)" office:value-type="float" office:value="0.000000600389381371668" calcext:value-type="float">
            <text:p>6,00389381371668E-07</text:p>
          </table:table-cell>
          <table:table-cell table:formula="of:=[.AF57]+[.AI57]" office:value-type="float" office:value="0.0112277003893814" calcext:value-type="float">
            <text:p>0,0112277004</text:p>
          </table:table-cell>
          <table:table-cell table:formula="of:=[.AF57]-[.AI57]" office:value-type="float" office:value="0.0112264996106186" calcext:value-type="float">
            <text:p>0,01122649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154" calcext:value-type="float">
            <text:p>0,01154</text:p>
          </table:table-cell>
          <table:table-cell office:value-type="float" office:value="0.011538" calcext:value-type="float">
            <text:p>0,011538</text:p>
          </table:table-cell>
          <table:table-cell office:value-type="float" office:value="0.011556" calcext:value-type="float">
            <text:p>0,011556</text:p>
          </table:table-cell>
          <table:table-cell office:value-type="float" office:value="0.011568" calcext:value-type="float">
            <text:p>0,011568</text:p>
          </table:table-cell>
          <table:table-cell office:value-type="float" office:value="0.011509" calcext:value-type="float">
            <text:p>0,011509</text:p>
          </table:table-cell>
          <table:table-cell office:value-type="float" office:value="0.011416" calcext:value-type="float">
            <text:p>0,011416</text:p>
          </table:table-cell>
          <table:table-cell office:value-type="float" office:value="0.011492" calcext:value-type="float">
            <text:p>0,011492</text:p>
          </table:table-cell>
          <table:table-cell office:value-type="float" office:value="0.011605" calcext:value-type="float">
            <text:p>0,011605</text:p>
          </table:table-cell>
          <table:table-cell office:value-type="float" office:value="0.011554" calcext:value-type="float">
            <text:p>0,011554</text:p>
          </table:table-cell>
          <table:table-cell office:value-type="float" office:value="0.01151" calcext:value-type="float">
            <text:p>0,01151</text:p>
          </table:table-cell>
          <table:table-cell office:value-type="float" office:value="0.011536" calcext:value-type="float">
            <text:p>0,011536</text:p>
          </table:table-cell>
          <table:table-cell office:value-type="float" office:value="0.011586" calcext:value-type="float">
            <text:p>0,011586</text:p>
          </table:table-cell>
          <table:table-cell office:value-type="float" office:value="0.011525" calcext:value-type="float">
            <text:p>0,011525</text:p>
          </table:table-cell>
          <table:table-cell office:value-type="float" office:value="0.011533" calcext:value-type="float">
            <text:p>0,011533</text:p>
          </table:table-cell>
          <table:table-cell office:value-type="float" office:value="0.011503" calcext:value-type="float">
            <text:p>0,011503</text:p>
          </table:table-cell>
          <table:table-cell office:value-type="float" office:value="0.011493" calcext:value-type="float">
            <text:p>0,011493</text:p>
          </table:table-cell>
          <table:table-cell office:value-type="float" office:value="0.011557" calcext:value-type="float">
            <text:p>0,011557</text:p>
          </table:table-cell>
          <table:table-cell office:value-type="float" office:value="0.011506" calcext:value-type="float">
            <text:p>0,011506</text:p>
          </table:table-cell>
          <table:table-cell office:value-type="float" office:value="0.011414" calcext:value-type="float">
            <text:p>0,011414</text:p>
          </table:table-cell>
          <table:table-cell office:value-type="float" office:value="0.011665" calcext:value-type="float">
            <text:p>0,011665</text:p>
          </table:table-cell>
          <table:table-cell office:value-type="float" office:value="0.011616" calcext:value-type="float">
            <text:p>0,011616</text:p>
          </table:table-cell>
          <table:table-cell office:value-type="float" office:value="0.011699" calcext:value-type="float">
            <text:p>0,011699</text:p>
          </table:table-cell>
          <table:table-cell office:value-type="float" office:value="0.011535" calcext:value-type="float">
            <text:p>0,011535</text:p>
          </table:table-cell>
          <table:table-cell office:value-type="float" office:value="0.011429" calcext:value-type="float">
            <text:p>0,011429</text:p>
          </table:table-cell>
          <table:table-cell office:value-type="float" office:value="0.011466" calcext:value-type="float">
            <text:p>0,011466</text:p>
          </table:table-cell>
          <table:table-cell office:value-type="float" office:value="0.011433" calcext:value-type="float">
            <text:p>0,011433</text:p>
          </table:table-cell>
          <table:table-cell office:value-type="float" office:value="0.011516" calcext:value-type="float">
            <text:p>0,011516</text:p>
          </table:table-cell>
          <table:table-cell office:value-type="float" office:value="0.011527" calcext:value-type="float">
            <text:p>0,011527</text:p>
          </table:table-cell>
          <table:table-cell office:value-type="float" office:value="0.011506" calcext:value-type="float">
            <text:p>0,011506</text:p>
          </table:table-cell>
          <table:table-cell office:value-type="float" office:value="0.011427" calcext:value-type="float">
            <text:p>0,011427</text:p>
          </table:table-cell>
          <table:table-cell table:formula="of:=AVERAGE([.B58:.AE58])" office:value-type="float" office:value="0.0115253333333333" calcext:value-type="float">
            <text:p>0,0115253333</text:p>
          </table:table-cell>
          <table:table-cell table:formula="of:=VAR([.B58:.AE58])" office:value-type="float" office:value="0.00000000456829885057473" calcext:value-type="float">
            <text:p>4,56829885057473E-09</text:p>
          </table:table-cell>
          <table:table-cell table:formula="of:=STDEV([.B58:.AE58])" office:value-type="float" office:value="0.0000675891918177361" calcext:value-type="float">
            <text:p>6,75891918177361E-05</text:p>
          </table:table-cell>
          <table:table-cell table:formula="of:=CONFIDENCE(0.95;[.AH58];30)" office:value-type="float" office:value="0.000000773804252645934" calcext:value-type="float">
            <text:p>7,73804252645934E-07</text:p>
          </table:table-cell>
          <table:table-cell table:formula="of:=[.AF58]+[.AI58]" office:value-type="float" office:value="0.011526107137586" calcext:value-type="float">
            <text:p>0,0115261071</text:p>
          </table:table-cell>
          <table:table-cell table:formula="of:=[.AF58]-[.AI58]" office:value-type="float" office:value="0.0115245595290807" calcext:value-type="float">
            <text:p>0,01152455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1868" calcext:value-type="float">
            <text:p>0,011868</text:p>
          </table:table-cell>
          <table:table-cell office:value-type="float" office:value="0.011832" calcext:value-type="float">
            <text:p>0,011832</text:p>
          </table:table-cell>
          <table:table-cell office:value-type="float" office:value="0.011858" calcext:value-type="float">
            <text:p>0,011858</text:p>
          </table:table-cell>
          <table:table-cell office:value-type="float" office:value="0.011854" calcext:value-type="float">
            <text:p>0,011854</text:p>
          </table:table-cell>
          <table:table-cell office:value-type="float" office:value="0.011762" calcext:value-type="float">
            <text:p>0,011762</text:p>
          </table:table-cell>
          <table:table-cell office:value-type="float" office:value="0.011898" calcext:value-type="float">
            <text:p>0,011898</text:p>
          </table:table-cell>
          <table:table-cell office:value-type="float" office:value="0.01195" calcext:value-type="float">
            <text:p>0,01195</text:p>
          </table:table-cell>
          <table:table-cell office:value-type="float" office:value="0.011717" calcext:value-type="float">
            <text:p>0,011717</text:p>
          </table:table-cell>
          <table:table-cell office:value-type="float" office:value="0.011792" calcext:value-type="float">
            <text:p>0,011792</text:p>
          </table:table-cell>
          <table:table-cell office:value-type="float" office:value="0.011804" calcext:value-type="float">
            <text:p>0,011804</text:p>
          </table:table-cell>
          <table:table-cell office:value-type="float" office:value="0.011819" calcext:value-type="float">
            <text:p>0,011819</text:p>
          </table:table-cell>
          <table:table-cell office:value-type="float" office:value="0.011847" calcext:value-type="float">
            <text:p>0,011847</text:p>
          </table:table-cell>
          <table:table-cell office:value-type="float" office:value="0.011807" calcext:value-type="float">
            <text:p>0,011807</text:p>
          </table:table-cell>
          <table:table-cell office:value-type="float" office:value="0.011841" calcext:value-type="float">
            <text:p>0,011841</text:p>
          </table:table-cell>
          <table:table-cell office:value-type="float" office:value="0.011806" calcext:value-type="float">
            <text:p>0,011806</text:p>
          </table:table-cell>
          <table:table-cell office:value-type="float" office:value="0.011851" calcext:value-type="float">
            <text:p>0,011851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11858" calcext:value-type="float">
            <text:p>0,011858</text:p>
          </table:table-cell>
          <table:table-cell office:value-type="float" office:value="0.011839" calcext:value-type="float">
            <text:p>0,011839</text:p>
          </table:table-cell>
          <table:table-cell office:value-type="float" office:value="0.01182" calcext:value-type="float">
            <text:p>0,01182</text:p>
          </table:table-cell>
          <table:table-cell office:value-type="float" office:value="0.011881" calcext:value-type="float">
            <text:p>0,011881</text:p>
          </table:table-cell>
          <table:table-cell office:value-type="float" office:value="0.01182" calcext:value-type="float">
            <text:p>0,01182</text:p>
          </table:table-cell>
          <table:table-cell office:value-type="float" office:value="0.011878" calcext:value-type="float">
            <text:p>0,011878</text:p>
          </table:table-cell>
          <table:table-cell office:value-type="float" office:value="0.011742" calcext:value-type="float">
            <text:p>0,011742</text:p>
          </table:table-cell>
          <table:table-cell office:value-type="float" office:value="0.011805" calcext:value-type="float">
            <text:p>0,011805</text:p>
          </table:table-cell>
          <table:table-cell office:value-type="float" office:value="0.011908" calcext:value-type="float">
            <text:p>0,011908</text:p>
          </table:table-cell>
          <table:table-cell office:value-type="float" office:value="0.011798" calcext:value-type="float">
            <text:p>0,011798</text:p>
          </table:table-cell>
          <table:table-cell office:value-type="float" office:value="0.011833" calcext:value-type="float">
            <text:p>0,011833</text:p>
          </table:table-cell>
          <table:table-cell office:value-type="float" office:value="0.011868" calcext:value-type="float">
            <text:p>0,011868</text:p>
          </table:table-cell>
          <table:table-cell office:value-type="float" office:value="0.01187" calcext:value-type="float">
            <text:p>0,01187</text:p>
          </table:table-cell>
          <table:table-cell table:formula="of:=AVERAGE([.B59:.AE59])" office:value-type="float" office:value="0.0118342" calcext:value-type="float">
            <text:p>0,0118342</text:p>
          </table:table-cell>
          <table:table-cell table:formula="of:=VAR([.B59:.AE59])" office:value-type="float" office:value="0.00000000235492413793103" calcext:value-type="float">
            <text:p>2,35492413793103E-09</text:p>
          </table:table-cell>
          <table:table-cell table:formula="of:=STDEV([.B59:.AE59])" office:value-type="float" office:value="0.0000485275606014873" calcext:value-type="float">
            <text:p>4,85275606014873E-05</text:p>
          </table:table-cell>
          <table:table-cell table:formula="of:=CONFIDENCE(0.95;[.AH59];30)" office:value-type="float" office:value="0.000000555574519447212" calcext:value-type="float">
            <text:p>5,55574519447212E-07</text:p>
          </table:table-cell>
          <table:table-cell table:formula="of:=[.AF59]+[.AI59]" office:value-type="float" office:value="0.0118347555745194" calcext:value-type="float">
            <text:p>0,0118347556</text:p>
          </table:table-cell>
          <table:table-cell table:formula="of:=[.AF59]-[.AI59]" office:value-type="float" office:value="0.0118336444254806" calcext:value-type="float">
            <text:p>0,01183364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2434" calcext:value-type="float">
            <text:p>0,012434</text:p>
          </table:table-cell>
          <table:table-cell office:value-type="float" office:value="0.012433" calcext:value-type="float">
            <text:p>0,012433</text:p>
          </table:table-cell>
          <table:table-cell office:value-type="float" office:value="0.012462" calcext:value-type="float">
            <text:p>0,012462</text:p>
          </table:table-cell>
          <table:table-cell office:value-type="float" office:value="0.012459" calcext:value-type="float">
            <text:p>0,012459</text:p>
          </table:table-cell>
          <table:table-cell office:value-type="float" office:value="0.012437" calcext:value-type="float">
            <text:p>0,012437</text:p>
          </table:table-cell>
          <table:table-cell office:value-type="float" office:value="0.012413" calcext:value-type="float">
            <text:p>0,012413</text:p>
          </table:table-cell>
          <table:table-cell office:value-type="float" office:value="0.012437" calcext:value-type="float">
            <text:p>0,012437</text:p>
          </table:table-cell>
          <table:table-cell office:value-type="float" office:value="0.01255" calcext:value-type="float">
            <text:p>0,01255</text:p>
          </table:table-cell>
          <table:table-cell office:value-type="float" office:value="0.012442" calcext:value-type="float">
            <text:p>0,0124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2459" calcext:value-type="float">
            <text:p>0,012459</text:p>
          </table:table-cell>
          <table:table-cell office:value-type="float" office:value="0.012514" calcext:value-type="float">
            <text:p>0,012514</text:p>
          </table:table-cell>
          <table:table-cell office:value-type="float" office:value="0.012465" calcext:value-type="float">
            <text:p>0,012465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.012492" calcext:value-type="float">
            <text:p>0,012492</text:p>
          </table:table-cell>
          <table:table-cell office:value-type="float" office:value="0.012434" calcext:value-type="float">
            <text:p>0,012434</text:p>
          </table:table-cell>
          <table:table-cell office:value-type="float" office:value="0.01243" calcext:value-type="float">
            <text:p>0,01243</text:p>
          </table:table-cell>
          <table:table-cell office:value-type="float" office:value="0.012772" calcext:value-type="float">
            <text:p>0,012772</text:p>
          </table:table-cell>
          <table:table-cell office:value-type="float" office:value="0.012415" calcext:value-type="float">
            <text:p>0,012415</text:p>
          </table:table-cell>
          <table:table-cell office:value-type="float" office:value="0.012498" calcext:value-type="float">
            <text:p>0,012498</text:p>
          </table:table-cell>
          <table:table-cell office:value-type="float" office:value="0.01245" calcext:value-type="float">
            <text:p>0,01245</text:p>
          </table:table-cell>
          <table:table-cell office:value-type="float" office:value="0.012432" calcext:value-type="float">
            <text:p>0,012432</text:p>
          </table:table-cell>
          <table:table-cell office:value-type="float" office:value="0.012489" calcext:value-type="float">
            <text:p>0,012489</text:p>
          </table:table-cell>
          <table:table-cell office:value-type="float" office:value="0.012602" calcext:value-type="float">
            <text:p>0,012602</text:p>
          </table:table-cell>
          <table:table-cell office:value-type="float" office:value="0.012425" calcext:value-type="float">
            <text:p>0,012425</text:p>
          </table:table-cell>
          <table:table-cell office:value-type="float" office:value="0.012465" calcext:value-type="float">
            <text:p>0,012465</text:p>
          </table:table-cell>
          <table:table-cell office:value-type="float" office:value="0.012428" calcext:value-type="float">
            <text:p>0,012428</text:p>
          </table:table-cell>
          <table:table-cell office:value-type="float" office:value="0.012458" calcext:value-type="float">
            <text:p>0,012458</text:p>
          </table:table-cell>
          <table:table-cell office:value-type="float" office:value="0.012495" calcext:value-type="float">
            <text:p>0,012495</text:p>
          </table:table-cell>
          <table:table-cell office:value-type="float" office:value="0.012416" calcext:value-type="float">
            <text:p>0,012416</text:p>
          </table:table-cell>
          <table:table-cell table:formula="of:=AVERAGE([.B60:.AE60])" office:value-type="float" office:value="0.0124725333333333" calcext:value-type="float">
            <text:p>0,0124725333</text:p>
          </table:table-cell>
          <table:table-cell table:formula="of:=VAR([.B60:.AE60])" office:value-type="float" office:value="0.00000000495763678160916" calcext:value-type="float">
            <text:p>0,000000005</text:p>
          </table:table-cell>
          <table:table-cell table:formula="of:=STDEV([.B60:.AE60])" office:value-type="float" office:value="0.0000704104877245511" calcext:value-type="float">
            <text:p>7,04104877245511E-05</text:p>
          </table:table-cell>
          <table:table-cell table:formula="of:=CONFIDENCE(0.95;[.AH60];30)" office:value-type="float" office:value="0.000000806104250795833" calcext:value-type="float">
            <text:p>8,06104250795833E-07</text:p>
          </table:table-cell>
          <table:table-cell table:formula="of:=[.AF60]+[.AI60]" office:value-type="float" office:value="0.0124733394375841" calcext:value-type="float">
            <text:p>0,0124733394</text:p>
          </table:table-cell>
          <table:table-cell table:formula="of:=[.AF60]-[.AI60]" office:value-type="float" office:value="0.0124717272290825" calcext:value-type="float">
            <text:p>0,01247172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266" calcext:value-type="float">
            <text:p>0,01266</text:p>
          </table:table-cell>
          <table:table-cell office:value-type="float" office:value="0.012718" calcext:value-type="float">
            <text:p>0,012718</text:p>
          </table:table-cell>
          <table:table-cell office:value-type="float" office:value="0.012593" calcext:value-type="float">
            <text:p>0,012593</text:p>
          </table:table-cell>
          <table:table-cell office:value-type="float" office:value="0.012611" calcext:value-type="float">
            <text:p>0,012611</text:p>
          </table:table-cell>
          <table:table-cell office:value-type="float" office:value="0.012714" calcext:value-type="float">
            <text:p>0,012714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2632" calcext:value-type="float">
            <text:p>0,012632</text:p>
          </table:table-cell>
          <table:table-cell office:value-type="float" office:value="0.012627" calcext:value-type="float">
            <text:p>0,012627</text:p>
          </table:table-cell>
          <table:table-cell office:value-type="float" office:value="0.012667" calcext:value-type="float">
            <text:p>0,012667</text:p>
          </table:table-cell>
          <table:table-cell office:value-type="float" office:value="0.012662" calcext:value-type="float">
            <text:p>0,012662</text:p>
          </table:table-cell>
          <table:table-cell office:value-type="float" office:value="0.012659" calcext:value-type="float">
            <text:p>0,012659</text:p>
          </table:table-cell>
          <table:table-cell office:value-type="float" office:value="0.012553" calcext:value-type="float">
            <text:p>0,012553</text:p>
          </table:table-cell>
          <table:table-cell office:value-type="float" office:value="0.012645" calcext:value-type="float">
            <text:p>0,012645</text:p>
          </table:table-cell>
          <table:table-cell office:value-type="float" office:value="0.012759" calcext:value-type="float">
            <text:p>0,012759</text:p>
          </table:table-cell>
          <table:table-cell office:value-type="float" office:value="0.012655" calcext:value-type="float">
            <text:p>0,012655</text:p>
          </table:table-cell>
          <table:table-cell office:value-type="float" office:value="0.01267" calcext:value-type="float">
            <text:p>0,01267</text:p>
          </table:table-cell>
          <table:table-cell office:value-type="float" office:value="0.012704" calcext:value-type="float">
            <text:p>0,012704</text:p>
          </table:table-cell>
          <table:table-cell office:value-type="float" office:value="0.012781" calcext:value-type="float">
            <text:p>0,012781</text:p>
          </table:table-cell>
          <table:table-cell office:value-type="float" office:value="0.012827" calcext:value-type="float">
            <text:p>0,012827</text:p>
          </table:table-cell>
          <table:table-cell office:value-type="float" office:value="0.012613" calcext:value-type="float">
            <text:p>0,012613</text:p>
          </table:table-cell>
          <table:table-cell office:value-type="float" office:value="0.013432" calcext:value-type="float">
            <text:p>0,013432</text:p>
          </table:table-cell>
          <table:table-cell office:value-type="float" office:value="0.012735" calcext:value-type="float">
            <text:p>0,012735</text:p>
          </table:table-cell>
          <table:table-cell office:value-type="float" office:value="0.012722" calcext:value-type="float">
            <text:p>0,012722</text:p>
          </table:table-cell>
          <table:table-cell office:value-type="float" office:value="0.012657" calcext:value-type="float">
            <text:p>0,012657</text:p>
          </table:table-cell>
          <table:table-cell office:value-type="float" office:value="0.012732" calcext:value-type="float">
            <text:p>0,012732</text:p>
          </table:table-cell>
          <table:table-cell office:value-type="float" office:value="0.012599" calcext:value-type="float">
            <text:p>0,012599</text:p>
          </table:table-cell>
          <table:table-cell office:value-type="float" office:value="0.012581" calcext:value-type="float">
            <text:p>0,012581</text:p>
          </table:table-cell>
          <table:table-cell office:value-type="float" office:value="0.012642" calcext:value-type="float">
            <text:p>0,012642</text:p>
          </table:table-cell>
          <table:table-cell office:value-type="float" office:value="0.01262" calcext:value-type="float">
            <text:p>0,01262</text:p>
          </table:table-cell>
          <table:table-cell office:value-type="float" office:value="0.012598" calcext:value-type="float">
            <text:p>0,012598</text:p>
          </table:table-cell>
          <table:table-cell table:formula="of:=AVERAGE([.B61:.AE61])" office:value-type="float" office:value="0.0126922666666667" calcext:value-type="float">
            <text:p>0,0126922667</text:p>
          </table:table-cell>
          <table:table-cell table:formula="of:=VAR([.B61:.AE61])" office:value-type="float" office:value="0.0000000234522022988506" calcext:value-type="float">
            <text:p>2,34522022988506E-08</text:p>
          </table:table-cell>
          <table:table-cell table:formula="of:=STDEV([.B61:.AE61])" office:value-type="float" office:value="0.00015314111890296" calcext:value-type="float">
            <text:p>0,0001531411</text:p>
          </table:table-cell>
          <table:table-cell table:formula="of:=CONFIDENCE(0.95;[.AH61];30)" office:value-type="float" office:value="0.00000175325737555233" calcext:value-type="float">
            <text:p>1,75325737555233E-06</text:p>
          </table:table-cell>
          <table:table-cell table:formula="of:=[.AF61]+[.AI61]" office:value-type="float" office:value="0.0126940199240422" calcext:value-type="float">
            <text:p>0,0126940199</text:p>
          </table:table-cell>
          <table:table-cell table:formula="of:=[.AF61]-[.AI61]" office:value-type="float" office:value="0.0126905134092911" calcext:value-type="float">
            <text:p>0,01269051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3224" calcext:value-type="float">
            <text:p>0,013224</text:p>
          </table:table-cell>
          <table:table-cell office:value-type="float" office:value="0.01322" calcext:value-type="float">
            <text:p>0,01322</text:p>
          </table:table-cell>
          <table:table-cell office:value-type="float" office:value="0.013147" calcext:value-type="float">
            <text:p>0,013147</text:p>
          </table:table-cell>
          <table:table-cell office:value-type="float" office:value="0.013269" calcext:value-type="float">
            <text:p>0,013269</text:p>
          </table:table-cell>
          <table:table-cell office:value-type="float" office:value="0.01318" calcext:value-type="float">
            <text:p>0,01318</text:p>
          </table:table-cell>
          <table:table-cell office:value-type="float" office:value="0.013471" calcext:value-type="float">
            <text:p>0,013471</text:p>
          </table:table-cell>
          <table:table-cell office:value-type="float" office:value="0.013427" calcext:value-type="float">
            <text:p>0,013427</text:p>
          </table:table-cell>
          <table:table-cell office:value-type="float" office:value="0.013542" calcext:value-type="float">
            <text:p>0,013542</text:p>
          </table:table-cell>
          <table:table-cell office:value-type="float" office:value="0.013236" calcext:value-type="float">
            <text:p>0,013236</text:p>
          </table:table-cell>
          <table:table-cell office:value-type="float" office:value="0.013233" calcext:value-type="float">
            <text:p>0,013233</text:p>
          </table:table-cell>
          <table:table-cell office:value-type="float" office:value="0.013569" calcext:value-type="float">
            <text:p>0,013569</text:p>
          </table:table-cell>
          <table:table-cell office:value-type="float" office:value="0.013193" calcext:value-type="float">
            <text:p>0,013193</text:p>
          </table:table-cell>
          <table:table-cell office:value-type="float" office:value="0.013217" calcext:value-type="float">
            <text:p>0,013217</text:p>
          </table:table-cell>
          <table:table-cell office:value-type="float" office:value="0.013218" calcext:value-type="float">
            <text:p>0,013218</text:p>
          </table:table-cell>
          <table:table-cell office:value-type="float" office:value="0.013611" calcext:value-type="float">
            <text:p>0,013611</text:p>
          </table:table-cell>
          <table:table-cell office:value-type="float" office:value="0.013238" calcext:value-type="float">
            <text:p>0,013238</text:p>
          </table:table-cell>
          <table:table-cell office:value-type="float" office:value="0.013222" calcext:value-type="float">
            <text:p>0,013222</text:p>
          </table:table-cell>
          <table:table-cell office:value-type="float" office:value="0.013142" calcext:value-type="float">
            <text:p>0,013142</text:p>
          </table:table-cell>
          <table:table-cell office:value-type="float" office:value="0.013225" calcext:value-type="float">
            <text:p>0,013225</text:p>
          </table:table-cell>
          <table:table-cell office:value-type="float" office:value="0.013267" calcext:value-type="float">
            <text:p>0,013267</text:p>
          </table:table-cell>
          <table:table-cell office:value-type="float" office:value="0.013173" calcext:value-type="float">
            <text:p>0,013173</text:p>
          </table:table-cell>
          <table:table-cell office:value-type="float" office:value="0.013258" calcext:value-type="float">
            <text:p>0,013258</text:p>
          </table:table-cell>
          <table:table-cell office:value-type="float" office:value="0.013199" calcext:value-type="float">
            <text:p>0,013199</text:p>
          </table:table-cell>
          <table:table-cell office:value-type="float" office:value="0.013253" calcext:value-type="float">
            <text:p>0,013253</text:p>
          </table:table-cell>
          <table:table-cell office:value-type="float" office:value="0.01358" calcext:value-type="float">
            <text:p>0,01358</text:p>
          </table:table-cell>
          <table:table-cell office:value-type="float" office:value="0.013289" calcext:value-type="float">
            <text:p>0,013289</text:p>
          </table:table-cell>
          <table:table-cell office:value-type="float" office:value="0.013269" calcext:value-type="float">
            <text:p>0,013269</text:p>
          </table:table-cell>
          <table:table-cell office:value-type="float" office:value="0.01319" calcext:value-type="float">
            <text:p>0,01319</text:p>
          </table:table-cell>
          <table:table-cell office:value-type="float" office:value="0.013096" calcext:value-type="float">
            <text:p>0,013096</text:p>
          </table:table-cell>
          <table:table-cell office:value-type="float" office:value="0.013204" calcext:value-type="float">
            <text:p>0,013204</text:p>
          </table:table-cell>
          <table:table-cell table:formula="of:=AVERAGE([.B62:.AE62])" office:value-type="float" office:value="0.0132787333333333" calcext:value-type="float">
            <text:p>0,0132787333</text:p>
          </table:table-cell>
          <table:table-cell table:formula="of:=VAR([.B62:.AE62])" office:value-type="float" office:value="0.0000000192539264367817" calcext:value-type="float">
            <text:p>1,92539264367817E-08</text:p>
          </table:table-cell>
          <table:table-cell table:formula="of:=STDEV([.B62:.AE62])" office:value-type="float" office:value="0.000138758518429614" calcext:value-type="float">
            <text:p>0,0001387585</text:p>
          </table:table-cell>
          <table:table-cell table:formula="of:=CONFIDENCE(0.95;[.AH62];30)" office:value-type="float" office:value="0.0000015885961758683" calcext:value-type="float">
            <text:p>1,5885961758683E-06</text:p>
          </table:table-cell>
          <table:table-cell table:formula="of:=[.AF62]+[.AI62]" office:value-type="float" office:value="0.0132803219295092" calcext:value-type="float">
            <text:p>0,0132803219</text:p>
          </table:table-cell>
          <table:table-cell table:formula="of:=[.AF62]-[.AI62]" office:value-type="float" office:value="0.0132771447371575" calcext:value-type="float">
            <text:p>0,0132771447</text:p>
          </table:table-cell>
        </table:table-row>
      </table:table>
      <table:table table:name="result-iterative-64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Médio Iterativ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.000028" calcext:value-type="float">
            <text:p>0,000028</text:p>
          </table:table-cell>
          <table:table-cell table:number-columns-repeated="2" office:value-type="float" office:value="0.00003" calcext:value-type="float">
            <text:p>0,00003</text:p>
          </table:table-cell>
          <table:table-cell table:number-columns-repeated="2" office:value-type="float" office:value="0.000028" calcext:value-type="float">
            <text:p>0,0000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9" calcext:value-type="float">
            <text:p>0,000029</text:p>
          </table:table-cell>
          <table:table-cell table:number-columns-repeated="8" office:value-type="float" office:value="0.000028" calcext:value-type="float">
            <text:p>0,000028</text:p>
          </table:table-cell>
          <table:table-cell table:number-columns-repeated="2" office:value-type="float" office:value="0.000027" calcext:value-type="float">
            <text:p>0,000027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formula="of:=AVERAGE([.B2:.AE2])" office:value-type="float" office:value="0.0000279" calcext:value-type="float">
            <text:p>0,0000279</text:p>
          </table:table-cell>
          <table:table-cell table:formula="of:=VAR([.B2:.AE2])" office:value-type="float" office:value="0.00000000000119655172413793" calcext:value-type="float">
            <text:p>1,19655172413793E-12</text:p>
          </table:table-cell>
          <table:table-cell table:formula="of:=STDEV([.B2:.AE2])" office:value-type="float" office:value="0.00000109387006730138" calcext:value-type="float">
            <text:p>1,09387006730138E-06</text:p>
          </table:table-cell>
          <table:table-cell table:formula="of:=CONFIDENCE(0.95;[.AH2];30)" office:value-type="float" office:value="0.0000000125233234361265" calcext:value-type="float">
            <text:p>1,25233234361265E-08</text:p>
          </table:table-cell>
          <table:table-cell table:formula="of:=[.AF2]+[.AI2]" office:value-type="float" office:value="0.0000279125233234361" calcext:value-type="float">
            <text:p>2,79125233234361E-05</text:p>
          </table:table-cell>
          <table:table-cell table:formula="of:=[.AF2]-[.AI2]" office:value-type="float" office:value="0.0000278874766765639" calcext:value-type="float">
            <text:p>2,78874766765639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9" calcext:value-type="float">
            <text:p>0,000069</text:p>
          </table:table-cell>
          <table:table-cell table:number-columns-repeated="3" office:value-type="float" office:value="0.000067" calcext:value-type="float">
            <text:p>0,000067</text:p>
          </table:table-cell>
          <table:table-cell table:number-columns-repeated="2" office:value-type="float" office:value="0.000066" calcext:value-type="float">
            <text:p>0,000066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74" calcext:value-type="float">
            <text:p>0,000074</text:p>
          </table:table-cell>
          <table:table-cell table:number-columns-repeated="3" office:value-type="float" office:value="0.000067" calcext:value-type="float">
            <text:p>0,000067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8" calcext:value-type="float">
            <text:p>0,000068</text:p>
          </table:table-cell>
          <table:table-cell table:number-columns-repeated="2" office:value-type="float" office:value="0.000066" calcext:value-type="float">
            <text:p>0,000066</text:p>
          </table:table-cell>
          <table:table-cell table:number-columns-repeated="3" office:value-type="float" office:value="0.000067" calcext:value-type="float">
            <text:p>0,000067</text:p>
          </table:table-cell>
          <table:table-cell office:value-type="float" office:value="0.000068" calcext:value-type="float">
            <text:p>0,000068</text:p>
          </table:table-cell>
          <table:table-cell table:number-columns-repeated="3" office:value-type="float" office:value="0.000066" calcext:value-type="float">
            <text:p>0,000066</text:p>
          </table:table-cell>
          <table:table-cell office:value-type="float" office:value="0.000067" calcext:value-type="float">
            <text:p>0,000067</text:p>
          </table:table-cell>
          <table:table-cell table:number-columns-repeated="4" office:value-type="float" office:value="0.000066" calcext:value-type="float">
            <text:p>0,000066</text:p>
          </table:table-cell>
          <table:table-cell office:value-type="float" office:value="0.000067" calcext:value-type="float">
            <text:p>0,000067</text:p>
          </table:table-cell>
          <table:table-cell table:formula="of:=AVERAGE([.B3:.AE3])" office:value-type="float" office:value="0.0000671333333333334" calcext:value-type="float">
            <text:p>6,71333333333334E-05</text:p>
          </table:table-cell>
          <table:table-cell table:formula="of:=VAR([.B3:.AE3])" office:value-type="float" office:value="0.00000000000301609195402299" calcext:value-type="float">
            <text:p>3,01609195402299E-12</text:p>
          </table:table-cell>
          <table:table-cell table:formula="of:=STDEV([.B3:.AE3])" office:value-type="float" office:value="0.00000173668994182122" calcext:value-type="float">
            <text:p>1,73668994182122E-06</text:p>
          </table:table-cell>
          <table:table-cell table:formula="of:=CONFIDENCE(0.95;[.AH3];30)" office:value-type="float" office:value="0.0000000198827360760961" calcext:value-type="float">
            <text:p>1,98827360760961E-08</text:p>
          </table:table-cell>
          <table:table-cell table:formula="of:=[.AF3]+[.AI3]" office:value-type="float" office:value="0.0000671532160694094" calcext:value-type="float">
            <text:p>6,71532160694094E-05</text:p>
          </table:table-cell>
          <table:table-cell table:formula="of:=[.AF3]-[.AI3]" office:value-type="float" office:value="0.0000671134505972573" calcext:value-type="float">
            <text:p>6,71134505972573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000107" calcext:value-type="float">
            <text:p>0,000107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12" calcext:value-type="float">
            <text:p>0,000112</text:p>
          </table:table-cell>
          <table:table-cell table:number-columns-repeated="2" office:value-type="float" office:value="0.000105" calcext:value-type="float">
            <text:p>0,000105</text:p>
          </table:table-cell>
          <table:table-cell office:value-type="float" office:value="0.000106" calcext:value-type="float">
            <text:p>0,000106</text:p>
          </table:table-cell>
          <table:table-cell table:number-columns-repeated="2" office:value-type="float" office:value="0.000104" calcext:value-type="float">
            <text:p>0,000104</text:p>
          </table:table-cell>
          <table:table-cell office:value-type="float" office:value="0.000107" calcext:value-type="float">
            <text:p>0,000107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04" calcext:value-type="float">
            <text:p>0,000104</text:p>
          </table:table-cell>
          <table:table-cell table:number-columns-repeated="2" office:value-type="float" office:value="0.000105" calcext:value-type="float">
            <text:p>0,0001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04" calcext:value-type="float">
            <text:p>0,000104</text:p>
          </table:table-cell>
          <table:table-cell table:number-columns-repeated="4" office:value-type="float" office:value="0.000107" calcext:value-type="float">
            <text:p>0,000107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06" calcext:value-type="float">
            <text:p>0,000106</text:p>
          </table:table-cell>
          <table:table-cell table:formula="of:=AVERAGE([.B4:.AE4])" office:value-type="float" office:value="0.000105633333333333" calcext:value-type="float">
            <text:p>0,0001056333</text:p>
          </table:table-cell>
          <table:table-cell table:formula="of:=VAR([.B4:.AE4])" office:value-type="float" office:value="0.00000000000320574712643679" calcext:value-type="float">
            <text:p>3,20574712643679E-12</text:p>
          </table:table-cell>
          <table:table-cell table:formula="of:=STDEV([.B4:.AE4])" office:value-type="float" office:value="0.00000179046003206907" calcext:value-type="float">
            <text:p>1,79046003206907E-06</text:p>
          </table:table-cell>
          <table:table-cell table:formula="of:=CONFIDENCE(0.95;[.AH4];30)" office:value-type="float" office:value="0.0000000204983304245408" calcext:value-type="float">
            <text:p>2,04983304245408E-08</text:p>
          </table:table-cell>
          <table:table-cell table:formula="of:=[.AF4]+[.AI4]" office:value-type="float" office:value="0.000105653831663758" calcext:value-type="float">
            <text:p>0,0001056538</text:p>
          </table:table-cell>
          <table:table-cell table:formula="of:=[.AF4]-[.AI4]" office:value-type="float" office:value="0.000105612835002909" calcext:value-type="float">
            <text:p>0,0001056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00114" calcext:value-type="float">
            <text:p>0,000114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1" calcext:value-type="float">
            <text:p>0,000111</text:p>
          </table:table-cell>
          <table:table-cell table:number-columns-repeated="2" office:value-type="float" office:value="0.000116" calcext:value-type="float">
            <text:p>0,000116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3" calcext:value-type="float">
            <text:p>0,000113</text:p>
          </table:table-cell>
          <table:table-cell table:number-columns-repeated="2" office:value-type="float" office:value="0.000111" calcext:value-type="float">
            <text:p>0,000111</text:p>
          </table:table-cell>
          <table:table-cell office:value-type="float" office:value="0.000113" calcext:value-type="float">
            <text:p>0,000113</text:p>
          </table:table-cell>
          <table:table-cell table:number-columns-repeated="2" office:value-type="float" office:value="0.000111" calcext:value-type="float">
            <text:p>0,000111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16" calcext:value-type="float">
            <text:p>0,000116</text:p>
          </table:table-cell>
          <table:table-cell table:number-columns-repeated="2" office:value-type="float" office:value="0.000118" calcext:value-type="float">
            <text:p>0,000118</text:p>
          </table:table-cell>
          <table:table-cell table:number-columns-repeated="2" office:value-type="float" office:value="0.000111" calcext:value-type="float">
            <text:p>0,000111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4" calcext:value-type="float">
            <text:p>0,000114</text:p>
          </table:table-cell>
          <table:table-cell table:formula="of:=AVERAGE([.B5:.AE5])" office:value-type="float" office:value="0.000113466666666667" calcext:value-type="float">
            <text:p>0,0001134667</text:p>
          </table:table-cell>
          <table:table-cell table:formula="of:=VAR([.B5:.AE5])" office:value-type="float" office:value="0.00000000000818850574712643" calcext:value-type="float">
            <text:p>8,18850574712643E-12</text:p>
          </table:table-cell>
          <table:table-cell table:formula="of:=STDEV([.B5:.AE5])" office:value-type="float" office:value="0.000002861556525237" calcext:value-type="float">
            <text:p>2,861556525237E-06</text:p>
          </table:table-cell>
          <table:table-cell table:formula="of:=CONFIDENCE(0.95;[.AH5];30)" office:value-type="float" office:value="0.0000000327609274332832" calcext:value-type="float">
            <text:p>3,27609274332832E-08</text:p>
          </table:table-cell>
          <table:table-cell table:formula="of:=[.AF5]+[.AI5]" office:value-type="float" office:value="0.0001134994275941" calcext:value-type="float">
            <text:p>0,0001134994</text:p>
          </table:table-cell>
          <table:table-cell table:formula="of:=[.AF5]-[.AI5]" office:value-type="float" office:value="0.000113433905739233" calcext:value-type="float">
            <text:p>0,0001134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541" calcext:value-type="float">
            <text:p>0,000541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568" calcext:value-type="float">
            <text:p>0,000568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0.000564" calcext:value-type="float">
            <text:p>0,000564</text:p>
          </table:table-cell>
          <table:table-cell table:formula="of:=AVERAGE([.B6:.AE6])" office:value-type="float" office:value="0.000562566666666667" calcext:value-type="float">
            <text:p>0,0005625667</text:p>
          </table:table-cell>
          <table:table-cell table:formula="of:=VAR([.B6:.AE6])" office:value-type="float" office:value="0.0000000000514954022988507" calcext:value-type="float">
            <text:p>5,14954022988507E-11</text:p>
          </table:table-cell>
          <table:table-cell table:formula="of:=STDEV([.B6:.AE6])" office:value-type="float" office:value="0.0000071760297030357" calcext:value-type="float">
            <text:p>0,000007176</text:p>
          </table:table-cell>
          <table:table-cell table:formula="of:=CONFIDENCE(0.95;[.AH6];30)" office:value-type="float" office:value="0.0000000821557730161443" calcext:value-type="float">
            <text:p>8,21557730161443E-08</text:p>
          </table:table-cell>
          <table:table-cell table:formula="of:=[.AF6]+[.AI6]" office:value-type="float" office:value="0.000562648822439683" calcext:value-type="float">
            <text:p>0,0005626488</text:p>
          </table:table-cell>
          <table:table-cell table:formula="of:=[.AF6]-[.AI6]" office:value-type="float" office:value="0.000562484510893651" calcext:value-type="float">
            <text:p>0,0005624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946" calcext:value-type="float">
            <text:p>0,000946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14" calcext:value-type="float">
            <text:p>0,000914</text:p>
          </table:table-cell>
          <table:table-cell office:value-type="float" office:value="0.000903" calcext:value-type="float">
            <text:p>0,000903</text:p>
          </table:table-cell>
          <table:table-cell office:value-type="float" office:value="0.000906" calcext:value-type="float">
            <text:p>0,000906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0.000944" calcext:value-type="float">
            <text:p>0,000944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919" calcext:value-type="float">
            <text:p>0,000919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941" calcext:value-type="float">
            <text:p>0,000941</text:p>
          </table:table-cell>
          <table:table-cell office:value-type="float" office:value="0.000944" calcext:value-type="float">
            <text:p>0,000944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32" calcext:value-type="float">
            <text:p>0,000932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0926" calcext:value-type="float">
            <text:p>0,000926</text:p>
          </table:table-cell>
          <table:table-cell office:value-type="float" office:value="0.000897" calcext:value-type="float">
            <text:p>0,000897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68" calcext:value-type="float">
            <text:p>0,000868</text:p>
          </table:table-cell>
          <table:table-cell table:number-columns-repeated="2" office:value-type="float" office:value="0.000943" calcext:value-type="float">
            <text:p>0,000943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909" calcext:value-type="float">
            <text:p>0,000909</text:p>
          </table:table-cell>
          <table:table-cell office:value-type="float" office:value="0.000928" calcext:value-type="float">
            <text:p>0,000928</text:p>
          </table:table-cell>
          <table:table-cell table:formula="of:=AVERAGE([.B7:.AE7])" office:value-type="float" office:value="0.000913666666666667" calcext:value-type="float">
            <text:p>0,0009136667</text:p>
          </table:table-cell>
          <table:table-cell table:formula="of:=VAR([.B7:.AE7])" office:value-type="float" office:value="0.000000000582298850574713" calcext:value-type="float">
            <text:p>5,82298850574713E-10</text:p>
          </table:table-cell>
          <table:table-cell table:formula="of:=STDEV([.B7:.AE7])" office:value-type="float" office:value="0.0000241308692461484" calcext:value-type="float">
            <text:p>2,41308692461484E-05</text:p>
          </table:table-cell>
          <table:table-cell table:formula="of:=CONFIDENCE(0.95;[.AH7];30)" office:value-type="float" office:value="0.00000027626560904983" calcext:value-type="float">
            <text:p>2,7626560904983E-07</text:p>
          </table:table-cell>
          <table:table-cell table:formula="of:=[.AF7]+[.AI7]" office:value-type="float" office:value="0.000913942932275716" calcext:value-type="float">
            <text:p>0,0009139429</text:p>
          </table:table-cell>
          <table:table-cell table:formula="of:=[.AF7]-[.AI7]" office:value-type="float" office:value="0.000913390401057617" calcext:value-type="float">
            <text:p>0,00091339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091" calcext:value-type="float">
            <text:p>0,001091</text:p>
          </table:table-cell>
          <table:table-cell table:number-columns-repeated="2" office:value-type="float" office:value="0.001109" calcext:value-type="float">
            <text:p>0,001109</text:p>
          </table:table-cell>
          <table:table-cell office:value-type="float" office:value="0.001089" calcext:value-type="float">
            <text:p>0,001089</text:p>
          </table:table-cell>
          <table:table-cell office:value-type="float" office:value="0.001125" calcext:value-type="float">
            <text:p>0,001125</text:p>
          </table:table-cell>
          <table:table-cell office:value-type="float" office:value="0.001102" calcext:value-type="float">
            <text:p>0,001102</text:p>
          </table:table-cell>
          <table:table-cell office:value-type="float" office:value="0.001071" calcext:value-type="float">
            <text:p>0,001071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1145" calcext:value-type="float">
            <text:p>0,001145</text:p>
          </table:table-cell>
          <table:table-cell office:value-type="float" office:value="0.001107" calcext:value-type="float">
            <text:p>0,001107</text:p>
          </table:table-cell>
          <table:table-cell office:value-type="float" office:value="0.001085" calcext:value-type="float">
            <text:p>0,001085</text:p>
          </table:table-cell>
          <table:table-cell office:value-type="float" office:value="0.001059" calcext:value-type="float">
            <text:p>0,001059</text:p>
          </table:table-cell>
          <table:table-cell office:value-type="float" office:value="0.001116" calcext:value-type="float">
            <text:p>0,001116</text:p>
          </table:table-cell>
          <table:table-cell office:value-type="float" office:value="0.001084" calcext:value-type="float">
            <text:p>0,001084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109" calcext:value-type="float">
            <text:p>0,001109</text:p>
          </table:table-cell>
          <table:table-cell office:value-type="float" office:value="0.001057" calcext:value-type="float">
            <text:p>0,001057</text:p>
          </table:table-cell>
          <table:table-cell office:value-type="float" office:value="0.001147" calcext:value-type="float">
            <text:p>0,001147</text:p>
          </table:table-cell>
          <table:table-cell office:value-type="float" office:value="0.001102" calcext:value-type="float">
            <text:p>0,001102</text:p>
          </table:table-cell>
          <table:table-cell office:value-type="float" office:value="0.001085" calcext:value-type="float">
            <text:p>0,001085</text:p>
          </table:table-cell>
          <table:table-cell office:value-type="float" office:value="0.001143" calcext:value-type="float">
            <text:p>0,001143</text:p>
          </table:table-cell>
          <table:table-cell office:value-type="float" office:value="0.001104" calcext:value-type="float">
            <text:p>0,001104</text:p>
          </table:table-cell>
          <table:table-cell office:value-type="float" office:value="0.001072" calcext:value-type="float">
            <text:p>0,001072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045" calcext:value-type="float">
            <text:p>0,001045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095" calcext:value-type="float">
            <text:p>0,001095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131" calcext:value-type="float">
            <text:p>0,001131</text:p>
          </table:table-cell>
          <table:table-cell table:formula="of:=AVERAGE([.B8:.AE8])" office:value-type="float" office:value="0.001105" calcext:value-type="float">
            <text:p>0,001105</text:p>
          </table:table-cell>
          <table:table-cell table:formula="of:=VAR([.B8:.AE8])" office:value-type="float" office:value="0.000000000890482758620689" calcext:value-type="float">
            <text:p>8,90482758620689E-10</text:p>
          </table:table-cell>
          <table:table-cell table:formula="of:=STDEV([.B8:.AE8])" office:value-type="float" office:value="0.0000298409577363175" calcext:value-type="float">
            <text:p>0,000029841</text:p>
          </table:table-cell>
          <table:table-cell table:formula="of:=CONFIDENCE(0.95;[.AH8];30)" office:value-type="float" office:value="0.000000341638350428252" calcext:value-type="float">
            <text:p>3,41638350428252E-07</text:p>
          </table:table-cell>
          <table:table-cell table:formula="of:=[.AF8]+[.AI8]" office:value-type="float" office:value="0.00110534163835043" calcext:value-type="float">
            <text:p>0,0011053416</text:p>
          </table:table-cell>
          <table:table-cell table:formula="of:=[.AF8]-[.AI8]" office:value-type="float" office:value="0.00110465836164957" calcext:value-type="float">
            <text:p>0,0011046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181" calcext:value-type="float">
            <text:p>0,001181</text:p>
          </table:table-cell>
          <table:table-cell office:value-type="float" office:value="0.001246" calcext:value-type="float">
            <text:p>0,001246</text:p>
          </table:table-cell>
          <table:table-cell office:value-type="float" office:value="0.001211" calcext:value-type="float">
            <text:p>0,001211</text:p>
          </table:table-cell>
          <table:table-cell office:value-type="float" office:value="0.001112" calcext:value-type="float">
            <text:p>0,001112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0.001169" calcext:value-type="float">
            <text:p>0,001169</text:p>
          </table:table-cell>
          <table:table-cell office:value-type="float" office:value="0.00118" calcext:value-type="float">
            <text:p>0,00118</text:p>
          </table:table-cell>
          <table:table-cell office:value-type="float" office:value="0.001183" calcext:value-type="float">
            <text:p>0,001183</text:p>
          </table:table-cell>
          <table:table-cell office:value-type="float" office:value="0.001147" calcext:value-type="float">
            <text:p>0,001147</text:p>
          </table:table-cell>
          <table:table-cell office:value-type="float" office:value="0.001146" calcext:value-type="float">
            <text:p>0,001146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101" calcext:value-type="float">
            <text:p>0,001101</text:p>
          </table:table-cell>
          <table:table-cell office:value-type="float" office:value="0.001177" calcext:value-type="float">
            <text:p>0,001177</text:p>
          </table:table-cell>
          <table:table-cell office:value-type="float" office:value="0.001101" calcext:value-type="float">
            <text:p>0,001101</text:p>
          </table:table-cell>
          <table:table-cell office:value-type="float" office:value="0.001173" calcext:value-type="float">
            <text:p>0,001173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1097" calcext:value-type="float">
            <text:p>0,001097</text:p>
          </table:table-cell>
          <table:table-cell office:value-type="float" office:value="0.001168" calcext:value-type="float">
            <text:p>0,001168</text:p>
          </table:table-cell>
          <table:table-cell office:value-type="float" office:value="0.001108" calcext:value-type="float">
            <text:p>0,001108</text:p>
          </table:table-cell>
          <table:table-cell office:value-type="float" office:value="0.001139" calcext:value-type="float">
            <text:p>0,001139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139" calcext:value-type="float">
            <text:p>0,001139</text:p>
          </table:table-cell>
          <table:table-cell office:value-type="float" office:value="0.001172" calcext:value-type="float">
            <text:p>0,001172</text:p>
          </table:table-cell>
          <table:table-cell office:value-type="float" office:value="0.001144" calcext:value-type="float">
            <text:p>0,001144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169" calcext:value-type="float">
            <text:p>0,001169</text:p>
          </table:table-cell>
          <table:table-cell office:value-type="float" office:value="0.001117" calcext:value-type="float">
            <text:p>0,001117</text:p>
          </table:table-cell>
          <table:table-cell table:formula="of:=AVERAGE([.B9:.AE9])" office:value-type="float" office:value="0.00115283333333333" calcext:value-type="float">
            <text:p>0,0011528333</text:p>
          </table:table-cell>
          <table:table-cell table:formula="of:=VAR([.B9:.AE9])" office:value-type="float" office:value="0.00000000129952298850575" calcext:value-type="float">
            <text:p>1,29952298850575E-09</text:p>
          </table:table-cell>
          <table:table-cell table:formula="of:=STDEV([.B9:.AE9])" office:value-type="float" office:value="0.000036048897188482" calcext:value-type="float">
            <text:p>3,6048897188482E-05</text:p>
          </table:table-cell>
          <table:table-cell table:formula="of:=CONFIDENCE(0.95;[.AH9];30)" office:value-type="float" office:value="0.000000412710807711175" calcext:value-type="float">
            <text:p>4,12710807711175E-07</text:p>
          </table:table-cell>
          <table:table-cell table:formula="of:=[.AF9]+[.AI9]" office:value-type="float" office:value="0.00115324604414104" calcext:value-type="float">
            <text:p>0,001153246</text:p>
          </table:table-cell>
          <table:table-cell table:formula="of:=[.AF9]-[.AI9]" office:value-type="float" office:value="0.00115242062252562" calcext:value-type="float">
            <text:p>0,00115242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7658" calcext:value-type="float">
            <text:p>0,007658</text:p>
          </table:table-cell>
          <table:table-cell office:value-type="float" office:value="0.007886" calcext:value-type="float">
            <text:p>0,007886</text:p>
          </table:table-cell>
          <table:table-cell office:value-type="float" office:value="0.007669" calcext:value-type="float">
            <text:p>0,007669</text:p>
          </table:table-cell>
          <table:table-cell office:value-type="float" office:value="0.007662" calcext:value-type="float">
            <text:p>0,007662</text:p>
          </table:table-cell>
          <table:table-cell office:value-type="float" office:value="0.007717" calcext:value-type="float">
            <text:p>0,007717</text:p>
          </table:table-cell>
          <table:table-cell office:value-type="float" office:value="0.00778" calcext:value-type="float">
            <text:p>0,00778</text:p>
          </table:table-cell>
          <table:table-cell office:value-type="float" office:value="0.007687" calcext:value-type="float">
            <text:p>0,007687</text:p>
          </table:table-cell>
          <table:table-cell office:value-type="float" office:value="0.007705" calcext:value-type="float">
            <text:p>0,007705</text:p>
          </table:table-cell>
          <table:table-cell office:value-type="float" office:value="0.007576" calcext:value-type="float">
            <text:p>0,007576</text:p>
          </table:table-cell>
          <table:table-cell office:value-type="float" office:value="0.007718" calcext:value-type="float">
            <text:p>0,007718</text:p>
          </table:table-cell>
          <table:table-cell office:value-type="float" office:value="0.007601" calcext:value-type="float">
            <text:p>0,007601</text:p>
          </table:table-cell>
          <table:table-cell office:value-type="float" office:value="0.007653" calcext:value-type="float">
            <text:p>0,007653</text:p>
          </table:table-cell>
          <table:table-cell office:value-type="float" office:value="0.007624" calcext:value-type="float">
            <text:p>0,007624</text:p>
          </table:table-cell>
          <table:table-cell office:value-type="float" office:value="0.007654" calcext:value-type="float">
            <text:p>0,007654</text:p>
          </table:table-cell>
          <table:table-cell office:value-type="float" office:value="0.00762" calcext:value-type="float">
            <text:p>0,00762</text:p>
          </table:table-cell>
          <table:table-cell office:value-type="float" office:value="0.007694" calcext:value-type="float">
            <text:p>0,007694</text:p>
          </table:table-cell>
          <table:table-cell office:value-type="float" office:value="0.007571" calcext:value-type="float">
            <text:p>0,007571</text:p>
          </table:table-cell>
          <table:table-cell office:value-type="float" office:value="0.007687" calcext:value-type="float">
            <text:p>0,007687</text:p>
          </table:table-cell>
          <table:table-cell office:value-type="float" office:value="0.007592" calcext:value-type="float">
            <text:p>0,007592</text:p>
          </table:table-cell>
          <table:table-cell office:value-type="float" office:value="0.007695" calcext:value-type="float">
            <text:p>0,007695</text:p>
          </table:table-cell>
          <table:table-cell office:value-type="float" office:value="0.007596" calcext:value-type="float">
            <text:p>0,007596</text:p>
          </table:table-cell>
          <table:table-cell office:value-type="float" office:value="0.007668" calcext:value-type="float">
            <text:p>0,007668</text:p>
          </table:table-cell>
          <table:table-cell office:value-type="float" office:value="0.007574" calcext:value-type="float">
            <text:p>0,007574</text:p>
          </table:table-cell>
          <table:table-cell office:value-type="float" office:value="0.007688" calcext:value-type="float">
            <text:p>0,007688</text:p>
          </table:table-cell>
          <table:table-cell office:value-type="float" office:value="0.007665" calcext:value-type="float">
            <text:p>0,007665</text:p>
          </table:table-cell>
          <table:table-cell office:value-type="float" office:value="0.007643" calcext:value-type="float">
            <text:p>0,007643</text:p>
          </table:table-cell>
          <table:table-cell office:value-type="float" office:value="0.007698" calcext:value-type="float">
            <text:p>0,007698</text:p>
          </table:table-cell>
          <table:table-cell office:value-type="float" office:value="0.007612" calcext:value-type="float">
            <text:p>0,007612</text:p>
          </table:table-cell>
          <table:table-cell office:value-type="float" office:value="0.007593" calcext:value-type="float">
            <text:p>0,007593</text:p>
          </table:table-cell>
          <table:table-cell office:value-type="float" office:value="0.007732" calcext:value-type="float">
            <text:p>0,007732</text:p>
          </table:table-cell>
          <table:table-cell table:formula="of:=AVERAGE([.B10:.AE10])" office:value-type="float" office:value="0.00766393333333333" calcext:value-type="float">
            <text:p>0,0076639333</text:p>
          </table:table-cell>
          <table:table-cell table:formula="of:=VAR([.B10:.AE10])" office:value-type="float" office:value="0.00000000447296091954022" calcext:value-type="float">
            <text:p>4,47296091954022E-09</text:p>
          </table:table-cell>
          <table:table-cell table:formula="of:=STDEV([.B10:.AE10])" office:value-type="float" office:value="0.000066880198261819" calcext:value-type="float">
            <text:p>6,6880198261819E-05</text:p>
          </table:table-cell>
          <table:table-cell table:formula="of:=CONFIDENCE(0.95;[.AH10];30)" office:value-type="float" office:value="0.000000765687241421023" calcext:value-type="float">
            <text:p>7,65687241421023E-07</text:p>
          </table:table-cell>
          <table:table-cell table:formula="of:=[.AF10]+[.AI10]" office:value-type="float" office:value="0.00766469902057475" calcext:value-type="float">
            <text:p>0,007664699</text:p>
          </table:table-cell>
          <table:table-cell table:formula="of:=[.AF10]-[.AI10]" office:value-type="float" office:value="0.00766316764609191" calcext:value-type="float">
            <text:p>0,00766316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8169" calcext:value-type="float">
            <text:p>0,008169</text:p>
          </table:table-cell>
          <table:table-cell office:value-type="float" office:value="0.008297" calcext:value-type="float">
            <text:p>0,008297</text:p>
          </table:table-cell>
          <table:table-cell office:value-type="float" office:value="0.008283" calcext:value-type="float">
            <text:p>0,008283</text:p>
          </table:table-cell>
          <table:table-cell office:value-type="float" office:value="0.008298" calcext:value-type="float">
            <text:p>0,008298</text:p>
          </table:table-cell>
          <table:table-cell office:value-type="float" office:value="0.008264" calcext:value-type="float">
            <text:p>0,008264</text:p>
          </table:table-cell>
          <table:table-cell office:value-type="float" office:value="0.008291" calcext:value-type="float">
            <text:p>0,008291</text:p>
          </table:table-cell>
          <table:table-cell office:value-type="float" office:value="0.008277" calcext:value-type="float">
            <text:p>0,008277</text:p>
          </table:table-cell>
          <table:table-cell office:value-type="float" office:value="0.008593" calcext:value-type="float">
            <text:p>0,008593</text:p>
          </table:table-cell>
          <table:table-cell office:value-type="float" office:value="0.00826" calcext:value-type="float">
            <text:p>0,00826</text:p>
          </table:table-cell>
          <table:table-cell office:value-type="float" office:value="0.008237" calcext:value-type="float">
            <text:p>0,008237</text:p>
          </table:table-cell>
          <table:table-cell office:value-type="float" office:value="0.008225" calcext:value-type="float">
            <text:p>0,008225</text:p>
          </table:table-cell>
          <table:table-cell office:value-type="float" office:value="0.008259" calcext:value-type="float">
            <text:p>0,008259</text:p>
          </table:table-cell>
          <table:table-cell office:value-type="float" office:value="0.008231" calcext:value-type="float">
            <text:p>0,008231</text:p>
          </table:table-cell>
          <table:table-cell office:value-type="float" office:value="0.008271" calcext:value-type="float">
            <text:p>0,008271</text:p>
          </table:table-cell>
          <table:table-cell office:value-type="float" office:value="0.008211" calcext:value-type="float">
            <text:p>0,008211</text:p>
          </table:table-cell>
          <table:table-cell office:value-type="float" office:value="0.008162" calcext:value-type="float">
            <text:p>0,008162</text:p>
          </table:table-cell>
          <table:table-cell office:value-type="float" office:value="0.008613" calcext:value-type="float">
            <text:p>0,008613</text:p>
          </table:table-cell>
          <table:table-cell office:value-type="float" office:value="0.008354" calcext:value-type="float">
            <text:p>0,008354</text:p>
          </table:table-cell>
          <table:table-cell office:value-type="float" office:value="0.008296" calcext:value-type="float">
            <text:p>0,008296</text:p>
          </table:table-cell>
          <table:table-cell office:value-type="float" office:value="0.008195" calcext:value-type="float">
            <text:p>0,008195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0.008189" calcext:value-type="float">
            <text:p>0,008189</text:p>
          </table:table-cell>
          <table:table-cell office:value-type="float" office:value="0.008251" calcext:value-type="float">
            <text:p>0,008251</text:p>
          </table:table-cell>
          <table:table-cell office:value-type="float" office:value="0.00821" calcext:value-type="float">
            <text:p>0,00821</text:p>
          </table:table-cell>
          <table:table-cell office:value-type="float" office:value="0.008253" calcext:value-type="float">
            <text:p>0,008253</text:p>
          </table:table-cell>
          <table:table-cell office:value-type="float" office:value="0.008128" calcext:value-type="float">
            <text:p>0,008128</text:p>
          </table:table-cell>
          <table:table-cell office:value-type="float" office:value="0.008212" calcext:value-type="float">
            <text:p>0,008212</text:p>
          </table:table-cell>
          <table:table-cell office:value-type="float" office:value="0.008186" calcext:value-type="float">
            <text:p>0,008186</text:p>
          </table:table-cell>
          <table:table-cell office:value-type="float" office:value="0.008149" calcext:value-type="float">
            <text:p>0,008149</text:p>
          </table:table-cell>
          <table:table-cell office:value-type="float" office:value="0.008167" calcext:value-type="float">
            <text:p>0,008167</text:p>
          </table:table-cell>
          <table:table-cell table:formula="of:=AVERAGE([.B11:.AE11])" office:value-type="float" office:value="0.00826213333333333" calcext:value-type="float">
            <text:p>0,0082621333</text:p>
          </table:table-cell>
          <table:table-cell table:formula="of:=VAR([.B11:.AE11])" office:value-type="float" office:value="0.000000011603567816092" calcext:value-type="float">
            <text:p>1,1603567816092E-08</text:p>
          </table:table-cell>
          <table:table-cell table:formula="of:=STDEV([.B11:.AE11])" office:value-type="float" office:value="0.000107719858039695" calcext:value-type="float">
            <text:p>0,0001077199</text:p>
          </table:table-cell>
          <table:table-cell table:formula="of:=CONFIDENCE(0.95;[.AH11];30)" office:value-type="float" office:value="0.00000123324576021427" calcext:value-type="float">
            <text:p>1,23324576021427E-06</text:p>
          </table:table-cell>
          <table:table-cell table:formula="of:=[.AF11]+[.AI11]" office:value-type="float" office:value="0.00826336657909355" calcext:value-type="float">
            <text:p>0,0082633666</text:p>
          </table:table-cell>
          <table:table-cell table:formula="of:=[.AF11]-[.AI11]" office:value-type="float" office:value="0.00826090008757312" calcext:value-type="float">
            <text:p>0,0082609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2768" calcext:value-type="float">
            <text:p>0,012768</text:p>
          </table:table-cell>
          <table:table-cell office:value-type="float" office:value="0.012718" calcext:value-type="float">
            <text:p>0,012718</text:p>
          </table:table-cell>
          <table:table-cell office:value-type="float" office:value="0.012813" calcext:value-type="float">
            <text:p>0,012813</text:p>
          </table:table-cell>
          <table:table-cell office:value-type="float" office:value="0.01268" calcext:value-type="float">
            <text:p>0,01268</text:p>
          </table:table-cell>
          <table:table-cell office:value-type="float" office:value="0.013007" calcext:value-type="float">
            <text:p>0,013007</text:p>
          </table:table-cell>
          <table:table-cell table:number-columns-repeated="3" office:value-type="float" office:value="0.012741" calcext:value-type="float">
            <text:p>0,012741</text:p>
          </table:table-cell>
          <table:table-cell office:value-type="float" office:value="0.01273" calcext:value-type="float">
            <text:p>0,01273</text:p>
          </table:table-cell>
          <table:table-cell office:value-type="float" office:value="0.012684" calcext:value-type="float">
            <text:p>0,012684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2846" calcext:value-type="float">
            <text:p>0,012846</text:p>
          </table:table-cell>
          <table:table-cell office:value-type="float" office:value="0.012737" calcext:value-type="float">
            <text:p>0,012737</text:p>
          </table:table-cell>
          <table:table-cell office:value-type="float" office:value="0.012747" calcext:value-type="float">
            <text:p>0,012747</text:p>
          </table:table-cell>
          <table:table-cell office:value-type="float" office:value="0.012696" calcext:value-type="float">
            <text:p>0,012696</text:p>
          </table:table-cell>
          <table:table-cell office:value-type="float" office:value="0.012694" calcext:value-type="float">
            <text:p>0,012694</text:p>
          </table:table-cell>
          <table:table-cell office:value-type="float" office:value="0.012759" calcext:value-type="float">
            <text:p>0,012759</text:p>
          </table:table-cell>
          <table:table-cell office:value-type="float" office:value="0.012826" calcext:value-type="float">
            <text:p>0,012826</text:p>
          </table:table-cell>
          <table:table-cell office:value-type="float" office:value="0.012647" calcext:value-type="float">
            <text:p>0,012647</text:p>
          </table:table-cell>
          <table:table-cell office:value-type="float" office:value="0.012765" calcext:value-type="float">
            <text:p>0,012765</text:p>
          </table:table-cell>
          <table:table-cell office:value-type="float" office:value="0.012674" calcext:value-type="float">
            <text:p>0,012674</text:p>
          </table:table-cell>
          <table:table-cell office:value-type="float" office:value="0.01274" calcext:value-type="float">
            <text:p>0,01274</text:p>
          </table:table-cell>
          <table:table-cell office:value-type="float" office:value="0.01266" calcext:value-type="float">
            <text:p>0,01266</text:p>
          </table:table-cell>
          <table:table-cell office:value-type="float" office:value="0.01272" calcext:value-type="float">
            <text:p>0,01272</text:p>
          </table:table-cell>
          <table:table-cell office:value-type="float" office:value="0.012592" calcext:value-type="float">
            <text:p>0,012592</text:p>
          </table:table-cell>
          <table:table-cell office:value-type="float" office:value="0.01261" calcext:value-type="float">
            <text:p>0,01261</text:p>
          </table:table-cell>
          <table:table-cell office:value-type="float" office:value="0.012742" calcext:value-type="float">
            <text:p>0,012742</text:p>
          </table:table-cell>
          <table:table-cell office:value-type="float" office:value="0.012643" calcext:value-type="float">
            <text:p>0,012643</text:p>
          </table:table-cell>
          <table:table-cell office:value-type="float" office:value="0.012687" calcext:value-type="float">
            <text:p>0,012687</text:p>
          </table:table-cell>
          <table:table-cell office:value-type="float" office:value="0.012711" calcext:value-type="float">
            <text:p>0,012711</text:p>
          </table:table-cell>
          <table:table-cell table:formula="of:=AVERAGE([.B12:.AE12])" office:value-type="float" office:value="0.0127295" calcext:value-type="float">
            <text:p>0,0127295</text:p>
          </table:table-cell>
          <table:table-cell table:formula="of:=VAR([.B12:.AE12])" office:value-type="float" office:value="0.00000000612046551724138" calcext:value-type="float">
            <text:p>6,12046551724138E-09</text:p>
          </table:table-cell>
          <table:table-cell table:formula="of:=STDEV([.B12:.AE12])" office:value-type="float" office:value="0.0000782334041010704" calcext:value-type="float">
            <text:p>7,82334041010704E-05</text:p>
          </table:table-cell>
          <table:table-cell table:formula="of:=CONFIDENCE(0.95;[.AH12];30)" office:value-type="float" office:value="0.000000895665995764881" calcext:value-type="float">
            <text:p>8,95665995764881E-07</text:p>
          </table:table-cell>
          <table:table-cell table:formula="of:=[.AF12]+[.AI12]" office:value-type="float" office:value="0.0127303956659958" calcext:value-type="float">
            <text:p>0,0127303957</text:p>
          </table:table-cell>
          <table:table-cell table:formula="of:=[.AF12]-[.AI12]" office:value-type="float" office:value="0.0127286043340042" calcext:value-type="float">
            <text:p>0,012728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9404" calcext:value-type="float">
            <text:p>0,019404</text:p>
          </table:table-cell>
          <table:table-cell office:value-type="float" office:value="0.019258" calcext:value-type="float">
            <text:p>0,019258</text:p>
          </table:table-cell>
          <table:table-cell office:value-type="float" office:value="0.01953" calcext:value-type="float">
            <text:p>0,01953</text:p>
          </table:table-cell>
          <table:table-cell office:value-type="float" office:value="0.01942" calcext:value-type="float">
            <text:p>0,01942</text:p>
          </table:table-cell>
          <table:table-cell office:value-type="float" office:value="0.019375" calcext:value-type="float">
            <text:p>0,019375</text:p>
          </table:table-cell>
          <table:table-cell office:value-type="float" office:value="0.019274" calcext:value-type="float">
            <text:p>0,019274</text:p>
          </table:table-cell>
          <table:table-cell office:value-type="float" office:value="0.019258" calcext:value-type="float">
            <text:p>0,019258</text:p>
          </table:table-cell>
          <table:table-cell office:value-type="float" office:value="0.019495" calcext:value-type="float">
            <text:p>0,019495</text:p>
          </table:table-cell>
          <table:table-cell office:value-type="float" office:value="0.019546" calcext:value-type="float">
            <text:p>0,019546</text:p>
          </table:table-cell>
          <table:table-cell office:value-type="float" office:value="0.019299" calcext:value-type="float">
            <text:p>0,019299</text:p>
          </table:table-cell>
          <table:table-cell office:value-type="float" office:value="0.019339" calcext:value-type="float">
            <text:p>0,019339</text:p>
          </table:table-cell>
          <table:table-cell office:value-type="float" office:value="0.019265" calcext:value-type="float">
            <text:p>0,019265</text:p>
          </table:table-cell>
          <table:table-cell office:value-type="float" office:value="0.019312" calcext:value-type="float">
            <text:p>0,019312</text:p>
          </table:table-cell>
          <table:table-cell office:value-type="float" office:value="0.019284" calcext:value-type="float">
            <text:p>0,019284</text:p>
          </table:table-cell>
          <table:table-cell office:value-type="float" office:value="0.019362" calcext:value-type="float">
            <text:p>0,019362</text:p>
          </table:table-cell>
          <table:table-cell office:value-type="float" office:value="0.019359" calcext:value-type="float">
            <text:p>0,019359</text:p>
          </table:table-cell>
          <table:table-cell office:value-type="float" office:value="0.019428" calcext:value-type="float">
            <text:p>0,019428</text:p>
          </table:table-cell>
          <table:table-cell office:value-type="float" office:value="0.019365" calcext:value-type="float">
            <text:p>0,019365</text:p>
          </table:table-cell>
          <table:table-cell office:value-type="float" office:value="0.019661" calcext:value-type="float">
            <text:p>0,019661</text:p>
          </table:table-cell>
          <table:table-cell office:value-type="float" office:value="0.019643" calcext:value-type="float">
            <text:p>0,019643</text:p>
          </table:table-cell>
          <table:table-cell office:value-type="float" office:value="0.019367" calcext:value-type="float">
            <text:p>0,019367</text:p>
          </table:table-cell>
          <table:table-cell office:value-type="float" office:value="0.019499" calcext:value-type="float">
            <text:p>0,019499</text:p>
          </table:table-cell>
          <table:table-cell office:value-type="float" office:value="0.019398" calcext:value-type="float">
            <text:p>0,019398</text:p>
          </table:table-cell>
          <table:table-cell office:value-type="float" office:value="0.019289" calcext:value-type="float">
            <text:p>0,019289</text:p>
          </table:table-cell>
          <table:table-cell office:value-type="float" office:value="0.019355" calcext:value-type="float">
            <text:p>0,019355</text:p>
          </table:table-cell>
          <table:table-cell office:value-type="float" office:value="0.019383" calcext:value-type="float">
            <text:p>0,019383</text:p>
          </table:table-cell>
          <table:table-cell office:value-type="float" office:value="0.019307" calcext:value-type="float">
            <text:p>0,019307</text:p>
          </table:table-cell>
          <table:table-cell office:value-type="float" office:value="0.019381" calcext:value-type="float">
            <text:p>0,019381</text:p>
          </table:table-cell>
          <table:table-cell office:value-type="float" office:value="0.019376" calcext:value-type="float">
            <text:p>0,019376</text:p>
          </table:table-cell>
          <table:table-cell office:value-type="float" office:value="0.019203" calcext:value-type="float">
            <text:p>0,019203</text:p>
          </table:table-cell>
          <table:table-cell table:formula="of:=AVERAGE([.B13:.AE13])" office:value-type="float" office:value="0.0193811666666667" calcext:value-type="float">
            <text:p>0,0193811667</text:p>
          </table:table-cell>
          <table:table-cell table:formula="of:=VAR([.B13:.AE13])" office:value-type="float" office:value="0.0000000121869022988505" calcext:value-type="float">
            <text:p>1,21869022988505E-08</text:p>
          </table:table-cell>
          <table:table-cell table:formula="of:=STDEV([.B13:.AE13])" office:value-type="float" office:value="0.000110394303742768" calcext:value-type="float">
            <text:p>0,0001103943</text:p>
          </table:table-cell>
          <table:table-cell table:formula="of:=CONFIDENCE(0.95;[.AH13];30)" office:value-type="float" office:value="0.00000126386452340483" calcext:value-type="float">
            <text:p>1,26386452340483E-06</text:p>
          </table:table-cell>
          <table:table-cell table:formula="of:=[.AF13]+[.AI13]" office:value-type="float" office:value="0.0193824305311901" calcext:value-type="float">
            <text:p>0,0193824305</text:p>
          </table:table-cell>
          <table:table-cell table:formula="of:=[.AF13]-[.AI13]" office:value-type="float" office:value="0.0193799028021433" calcext:value-type="float">
            <text:p>0,01937990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804" calcext:value-type="float">
            <text:p>0,02804</text:p>
          </table:table-cell>
          <table:table-cell office:value-type="float" office:value="0.027833" calcext:value-type="float">
            <text:p>0,027833</text:p>
          </table:table-cell>
          <table:table-cell office:value-type="float" office:value="0.027977" calcext:value-type="float">
            <text:p>0,027977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27903" calcext:value-type="float">
            <text:p>0,027903</text:p>
          </table:table-cell>
          <table:table-cell office:value-type="float" office:value="0.027952" calcext:value-type="float">
            <text:p>0,027952</text:p>
          </table:table-cell>
          <table:table-cell office:value-type="float" office:value="0.027909" calcext:value-type="float">
            <text:p>0,027909</text:p>
          </table:table-cell>
          <table:table-cell office:value-type="float" office:value="0.027831" calcext:value-type="float">
            <text:p>0,027831</text:p>
          </table:table-cell>
          <table:table-cell office:value-type="float" office:value="0.027911" calcext:value-type="float">
            <text:p>0,027911</text:p>
          </table:table-cell>
          <table:table-cell office:value-type="float" office:value="0.027966" calcext:value-type="float">
            <text:p>0,027966</text:p>
          </table:table-cell>
          <table:table-cell office:value-type="float" office:value="0.028167" calcext:value-type="float">
            <text:p>0,028167</text:p>
          </table:table-cell>
          <table:table-cell office:value-type="float" office:value="0.027971" calcext:value-type="float">
            <text:p>0,027971</text:p>
          </table:table-cell>
          <table:table-cell office:value-type="float" office:value="0.028362" calcext:value-type="float">
            <text:p>0,028362</text:p>
          </table:table-cell>
          <table:table-cell office:value-type="float" office:value="0.028108" calcext:value-type="float">
            <text:p>0,028108</text:p>
          </table:table-cell>
          <table:table-cell office:value-type="float" office:value="0.027918" calcext:value-type="float">
            <text:p>0,027918</text:p>
          </table:table-cell>
          <table:table-cell office:value-type="float" office:value="0.027978" calcext:value-type="float">
            <text:p>0,027978</text:p>
          </table:table-cell>
          <table:table-cell office:value-type="float" office:value="0.027792" calcext:value-type="float">
            <text:p>0,027792</text:p>
          </table:table-cell>
          <table:table-cell office:value-type="float" office:value="0.027985" calcext:value-type="float">
            <text:p>0,027985</text:p>
          </table:table-cell>
          <table:table-cell office:value-type="float" office:value="0.027975" calcext:value-type="float">
            <text:p>0,027975</text:p>
          </table:table-cell>
          <table:table-cell office:value-type="float" office:value="0.028408" calcext:value-type="float">
            <text:p>0,028408</text:p>
          </table:table-cell>
          <table:table-cell office:value-type="float" office:value="0.028008" calcext:value-type="float">
            <text:p>0,028008</text:p>
          </table:table-cell>
          <table:table-cell office:value-type="float" office:value="0.027881" calcext:value-type="float">
            <text:p>0,027881</text:p>
          </table:table-cell>
          <table:table-cell office:value-type="float" office:value="0.02794" calcext:value-type="float">
            <text:p>0,02794</text:p>
          </table:table-cell>
          <table:table-cell office:value-type="float" office:value="0.027929" calcext:value-type="float">
            <text:p>0,027929</text:p>
          </table:table-cell>
          <table:table-cell office:value-type="float" office:value="0.027998" calcext:value-type="float">
            <text:p>0,027998</text:p>
          </table:table-cell>
          <table:table-cell office:value-type="float" office:value="0.028344" calcext:value-type="float">
            <text:p>0,028344</text:p>
          </table:table-cell>
          <table:table-cell office:value-type="float" office:value="0.028233" calcext:value-type="float">
            <text:p>0,028233</text:p>
          </table:table-cell>
          <table:table-cell office:value-type="float" office:value="0.02796" calcext:value-type="float">
            <text:p>0,02796</text:p>
          </table:table-cell>
          <table:table-cell office:value-type="float" office:value="0.027883" calcext:value-type="float">
            <text:p>0,027883</text:p>
          </table:table-cell>
          <table:table-cell office:value-type="float" office:value="0.028338" calcext:value-type="float">
            <text:p>0,028338</text:p>
          </table:table-cell>
          <table:table-cell table:formula="of:=AVERAGE([.B14:.AE14])" office:value-type="float" office:value="0.02802" calcext:value-type="float">
            <text:p>0,02802</text:p>
          </table:table-cell>
          <table:table-cell table:formula="of:=VAR([.B14:.AE14])" office:value-type="float" office:value="0.0000000275828275862069" calcext:value-type="float">
            <text:p>2,75828275862069E-08</text:p>
          </table:table-cell>
          <table:table-cell table:formula="of:=STDEV([.B14:.AE14])" office:value-type="float" office:value="0.000166080786324628" calcext:value-type="float">
            <text:p>0,0001660808</text:p>
          </table:table-cell>
          <table:table-cell table:formula="of:=CONFIDENCE(0.95;[.AH14];30)" office:value-type="float" office:value="0.00000190139895572852" calcext:value-type="float">
            <text:p>1,90139895572852E-06</text:p>
          </table:table-cell>
          <table:table-cell table:formula="of:=[.AF14]+[.AI14]" office:value-type="float" office:value="0.0280219013989557" calcext:value-type="float">
            <text:p>0,0280219014</text:p>
          </table:table-cell>
          <table:table-cell table:formula="of:=[.AF14]-[.AI14]" office:value-type="float" office:value="0.0280180986010443" calcext:value-type="float">
            <text:p>0,0280180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4499" calcext:value-type="float">
            <text:p>0,034499</text:p>
          </table:table-cell>
          <table:table-cell office:value-type="float" office:value="0.034536" calcext:value-type="float">
            <text:p>0,034536</text:p>
          </table:table-cell>
          <table:table-cell office:value-type="float" office:value="0.034319" calcext:value-type="float">
            <text:p>0,034319</text:p>
          </table:table-cell>
          <table:table-cell office:value-type="float" office:value="0.034606" calcext:value-type="float">
            <text:p>0,034606</text:p>
          </table:table-cell>
          <table:table-cell office:value-type="float" office:value="0.034448" calcext:value-type="float">
            <text:p>0,034448</text:p>
          </table:table-cell>
          <table:table-cell office:value-type="float" office:value="0.034437" calcext:value-type="float">
            <text:p>0,034437</text:p>
          </table:table-cell>
          <table:table-cell office:value-type="float" office:value="0.034751" calcext:value-type="float">
            <text:p>0,034751</text:p>
          </table:table-cell>
          <table:table-cell office:value-type="float" office:value="0.03449" calcext:value-type="float">
            <text:p>0,03449</text:p>
          </table:table-cell>
          <table:table-cell office:value-type="float" office:value="0.034428" calcext:value-type="float">
            <text:p>0,034428</text:p>
          </table:table-cell>
          <table:table-cell office:value-type="float" office:value="0.034505" calcext:value-type="float">
            <text:p>0,034505</text:p>
          </table:table-cell>
          <table:table-cell office:value-type="float" office:value="0.034915" calcext:value-type="float">
            <text:p>0,034915</text:p>
          </table:table-cell>
          <table:table-cell office:value-type="float" office:value="0.034481" calcext:value-type="float">
            <text:p>0,034481</text:p>
          </table:table-cell>
          <table:table-cell office:value-type="float" office:value="0.034506" calcext:value-type="float">
            <text:p>0,034506</text:p>
          </table:table-cell>
          <table:table-cell office:value-type="float" office:value="0.034967" calcext:value-type="float">
            <text:p>0,034967</text:p>
          </table:table-cell>
          <table:table-cell office:value-type="float" office:value="0.034588" calcext:value-type="float">
            <text:p>0,034588</text:p>
          </table:table-cell>
          <table:table-cell office:value-type="float" office:value="0.034634" calcext:value-type="float">
            <text:p>0,034634</text:p>
          </table:table-cell>
          <table:table-cell office:value-type="float" office:value="0.034529" calcext:value-type="float">
            <text:p>0,034529</text:p>
          </table:table-cell>
          <table:table-cell office:value-type="float" office:value="0.034733" calcext:value-type="float">
            <text:p>0,034733</text:p>
          </table:table-cell>
          <table:table-cell office:value-type="float" office:value="0.034547" calcext:value-type="float">
            <text:p>0,034547</text:p>
          </table:table-cell>
          <table:table-cell office:value-type="float" office:value="0.034578" calcext:value-type="float">
            <text:p>0,034578</text:p>
          </table:table-cell>
          <table:table-cell office:value-type="float" office:value="0.034502" calcext:value-type="float">
            <text:p>0,034502</text:p>
          </table:table-cell>
          <table:table-cell office:value-type="float" office:value="0.03487" calcext:value-type="float">
            <text:p>0,03487</text:p>
          </table:table-cell>
          <table:table-cell office:value-type="float" office:value="0.034587" calcext:value-type="float">
            <text:p>0,034587</text:p>
          </table:table-cell>
          <table:table-cell office:value-type="float" office:value="0.034521" calcext:value-type="float">
            <text:p>0,034521</text:p>
          </table:table-cell>
          <table:table-cell office:value-type="float" office:value="0.034548" calcext:value-type="float">
            <text:p>0,034548</text:p>
          </table:table-cell>
          <table:table-cell office:value-type="float" office:value="0.034726" calcext:value-type="float">
            <text:p>0,034726</text:p>
          </table:table-cell>
          <table:table-cell office:value-type="float" office:value="0.03825" calcext:value-type="float">
            <text:p>0,03825</text:p>
          </table:table-cell>
          <table:table-cell office:value-type="float" office:value="0.034766" calcext:value-type="float">
            <text:p>0,034766</text:p>
          </table:table-cell>
          <table:table-cell office:value-type="float" office:value="0.035012" calcext:value-type="float">
            <text:p>0,035012</text:p>
          </table:table-cell>
          <table:table-cell office:value-type="float" office:value="0.034516" calcext:value-type="float">
            <text:p>0,034516</text:p>
          </table:table-cell>
          <table:table-cell table:formula="of:=AVERAGE([.B15:.AE15])" office:value-type="float" office:value="0.0347265" calcext:value-type="float">
            <text:p>0,0347265</text:p>
          </table:table-cell>
          <table:table-cell table:formula="of:=VAR([.B15:.AE15])" office:value-type="float" office:value="0.000000470861844827587" calcext:value-type="float">
            <text:p>4,70861844827587E-07</text:p>
          </table:table-cell>
          <table:table-cell table:formula="of:=STDEV([.B15:.AE15])" office:value-type="float" office:value="0.000686193737094406" calcext:value-type="float">
            <text:p>0,0006861937</text:p>
          </table:table-cell>
          <table:table-cell table:formula="of:=CONFIDENCE(0.95;[.AH15];30)" office:value-type="float" office:value="0.00000785598433155584" calcext:value-type="float">
            <text:p>0,000007856</text:p>
          </table:table-cell>
          <table:table-cell table:formula="of:=[.AF15]+[.AI15]" office:value-type="float" office:value="0.0347343559843316" calcext:value-type="float">
            <text:p>0,034734356</text:p>
          </table:table-cell>
          <table:table-cell table:formula="of:=[.AF15]-[.AI15]" office:value-type="float" office:value="0.0347186440156685" calcext:value-type="float">
            <text:p>0,0347186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7398" calcext:value-type="float">
            <text:p>0,047398</text:p>
          </table:table-cell>
          <table:table-cell office:value-type="float" office:value="0.047334" calcext:value-type="float">
            <text:p>0,047334</text:p>
          </table:table-cell>
          <table:table-cell office:value-type="float" office:value="0.047347" calcext:value-type="float">
            <text:p>0,047347</text:p>
          </table:table-cell>
          <table:table-cell office:value-type="float" office:value="0.047768" calcext:value-type="float">
            <text:p>0,047768</text:p>
          </table:table-cell>
          <table:table-cell office:value-type="float" office:value="0.047775" calcext:value-type="float">
            <text:p>0,047775</text:p>
          </table:table-cell>
          <table:table-cell office:value-type="float" office:value="0.04843" calcext:value-type="float">
            <text:p>0,04843</text:p>
          </table:table-cell>
          <table:table-cell office:value-type="float" office:value="0.047315" calcext:value-type="float">
            <text:p>0,047315</text:p>
          </table:table-cell>
          <table:table-cell office:value-type="float" office:value="0.047337" calcext:value-type="float">
            <text:p>0,047337</text:p>
          </table:table-cell>
          <table:table-cell office:value-type="float" office:value="0.047263" calcext:value-type="float">
            <text:p>0,047263</text:p>
          </table:table-cell>
          <table:table-cell office:value-type="float" office:value="0.047604" calcext:value-type="float">
            <text:p>0,047604</text:p>
          </table:table-cell>
          <table:table-cell office:value-type="float" office:value="0.047577" calcext:value-type="float">
            <text:p>0,047577</text:p>
          </table:table-cell>
          <table:table-cell office:value-type="float" office:value="0.047888" calcext:value-type="float">
            <text:p>0,047888</text:p>
          </table:table-cell>
          <table:table-cell office:value-type="float" office:value="0.047661" calcext:value-type="float">
            <text:p>0,047661</text:p>
          </table:table-cell>
          <table:table-cell office:value-type="float" office:value="0.048051" calcext:value-type="float">
            <text:p>0,048051</text:p>
          </table:table-cell>
          <table:table-cell office:value-type="float" office:value="0.04736" calcext:value-type="float">
            <text:p>0,04736</text:p>
          </table:table-cell>
          <table:table-cell office:value-type="float" office:value="0.047332" calcext:value-type="float">
            <text:p>0,047332</text:p>
          </table:table-cell>
          <table:table-cell office:value-type="float" office:value="0.047367" calcext:value-type="float">
            <text:p>0,047367</text:p>
          </table:table-cell>
          <table:table-cell office:value-type="float" office:value="0.047362" calcext:value-type="float">
            <text:p>0,047362</text:p>
          </table:table-cell>
          <table:table-cell office:value-type="float" office:value="0.048835" calcext:value-type="float">
            <text:p>0,048835</text:p>
          </table:table-cell>
          <table:table-cell office:value-type="float" office:value="0.047729" calcext:value-type="float">
            <text:p>0,047729</text:p>
          </table:table-cell>
          <table:table-cell office:value-type="float" office:value="0.047849" calcext:value-type="float">
            <text:p>0,047849</text:p>
          </table:table-cell>
          <table:table-cell office:value-type="float" office:value="0.047809" calcext:value-type="float">
            <text:p>0,047809</text:p>
          </table:table-cell>
          <table:table-cell office:value-type="float" office:value="0.047385" calcext:value-type="float">
            <text:p>0,047385</text:p>
          </table:table-cell>
          <table:table-cell office:value-type="float" office:value="0.047368" calcext:value-type="float">
            <text:p>0,047368</text:p>
          </table:table-cell>
          <table:table-cell office:value-type="float" office:value="0.047531" calcext:value-type="float">
            <text:p>0,047531</text:p>
          </table:table-cell>
          <table:table-cell office:value-type="float" office:value="0.047513" calcext:value-type="float">
            <text:p>0,047513</text:p>
          </table:table-cell>
          <table:table-cell office:value-type="float" office:value="0.047303" calcext:value-type="float">
            <text:p>0,047303</text:p>
          </table:table-cell>
          <table:table-cell office:value-type="float" office:value="0.04737" calcext:value-type="float">
            <text:p>0,04737</text:p>
          </table:table-cell>
          <table:table-cell office:value-type="float" office:value="0.04745" calcext:value-type="float">
            <text:p>0,04745</text:p>
          </table:table-cell>
          <table:table-cell office:value-type="float" office:value="0.04735" calcext:value-type="float">
            <text:p>0,04735</text:p>
          </table:table-cell>
          <table:table-cell table:formula="of:=AVERAGE([.B16:.AE16])" office:value-type="float" office:value="0.0475887" calcext:value-type="float">
            <text:p>0,0475887</text:p>
          </table:table-cell>
          <table:table-cell table:formula="of:=VAR([.B16:.AE16])" office:value-type="float" office:value="0.000000127601872413793" calcext:value-type="float">
            <text:p>1,27601872413793E-07</text:p>
          </table:table-cell>
          <table:table-cell table:formula="of:=STDEV([.B16:.AE16])" office:value-type="float" office:value="0.000357214042856371" calcext:value-type="float">
            <text:p>0,000357214</text:p>
          </table:table-cell>
          <table:table-cell table:formula="of:=CONFIDENCE(0.95;[.AH16];30)" office:value-type="float" office:value="0.00000408961459714588" calcext:value-type="float">
            <text:p>4,08961459714588E-06</text:p>
          </table:table-cell>
          <table:table-cell table:formula="of:=[.AF16]+[.AI16]" office:value-type="float" office:value="0.0475927896145971" calcext:value-type="float">
            <text:p>0,0475927896</text:p>
          </table:table-cell>
          <table:table-cell table:formula="of:=[.AF16]-[.AI16]" office:value-type="float" office:value="0.0475846103854029" calcext:value-type="float">
            <text:p>0,0475846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4251" calcext:value-type="float">
            <text:p>0,054251</text:p>
          </table:table-cell>
          <table:table-cell office:value-type="float" office:value="0.055021" calcext:value-type="float">
            <text:p>0,055021</text:p>
          </table:table-cell>
          <table:table-cell office:value-type="float" office:value="0.054829" calcext:value-type="float">
            <text:p>0,054829</text:p>
          </table:table-cell>
          <table:table-cell office:value-type="float" office:value="0.054891" calcext:value-type="float">
            <text:p>0,054891</text:p>
          </table:table-cell>
          <table:table-cell office:value-type="float" office:value="0.054718" calcext:value-type="float">
            <text:p>0,054718</text:p>
          </table:table-cell>
          <table:table-cell office:value-type="float" office:value="0.054653" calcext:value-type="float">
            <text:p>0,054653</text:p>
          </table:table-cell>
          <table:table-cell office:value-type="float" office:value="0.054953" calcext:value-type="float">
            <text:p>0,054953</text:p>
          </table:table-cell>
          <table:table-cell office:value-type="float" office:value="0.054498" calcext:value-type="float">
            <text:p>0,054498</text:p>
          </table:table-cell>
          <table:table-cell office:value-type="float" office:value="0.054187" calcext:value-type="float">
            <text:p>0,054187</text:p>
          </table:table-cell>
          <table:table-cell office:value-type="float" office:value="0.05476" calcext:value-type="float">
            <text:p>0,05476</text:p>
          </table:table-cell>
          <table:table-cell office:value-type="float" office:value="0.055274" calcext:value-type="float">
            <text:p>0,055274</text:p>
          </table:table-cell>
          <table:table-cell office:value-type="float" office:value="0.054531" calcext:value-type="float">
            <text:p>0,054531</text:p>
          </table:table-cell>
          <table:table-cell office:value-type="float" office:value="0.054277" calcext:value-type="float">
            <text:p>0,054277</text:p>
          </table:table-cell>
          <table:table-cell office:value-type="float" office:value="0.054269" calcext:value-type="float">
            <text:p>0,054269</text:p>
          </table:table-cell>
          <table:table-cell office:value-type="float" office:value="0.054197" calcext:value-type="float">
            <text:p>0,054197</text:p>
          </table:table-cell>
          <table:table-cell office:value-type="float" office:value="0.055328" calcext:value-type="float">
            <text:p>0,055328</text:p>
          </table:table-cell>
          <table:table-cell office:value-type="float" office:value="0.054412" calcext:value-type="float">
            <text:p>0,054412</text:p>
          </table:table-cell>
          <table:table-cell office:value-type="float" office:value="0.056189" calcext:value-type="float">
            <text:p>0,056189</text:p>
          </table:table-cell>
          <table:table-cell office:value-type="float" office:value="0.054157" calcext:value-type="float">
            <text:p>0,054157</text:p>
          </table:table-cell>
          <table:table-cell office:value-type="float" office:value="0.054404" calcext:value-type="float">
            <text:p>0,054404</text:p>
          </table:table-cell>
          <table:table-cell office:value-type="float" office:value="0.054418" calcext:value-type="float">
            <text:p>0,054418</text:p>
          </table:table-cell>
          <table:table-cell office:value-type="float" office:value="0.054217" calcext:value-type="float">
            <text:p>0,054217</text:p>
          </table:table-cell>
          <table:table-cell office:value-type="float" office:value="0.054795" calcext:value-type="float">
            <text:p>0,054795</text:p>
          </table:table-cell>
          <table:table-cell office:value-type="float" office:value="0.054005" calcext:value-type="float">
            <text:p>0,054005</text:p>
          </table:table-cell>
          <table:table-cell office:value-type="float" office:value="0.054165" calcext:value-type="float">
            <text:p>0,054165</text:p>
          </table:table-cell>
          <table:table-cell office:value-type="float" office:value="0.054805" calcext:value-type="float">
            <text:p>0,054805</text:p>
          </table:table-cell>
          <table:table-cell office:value-type="float" office:value="0.054693" calcext:value-type="float">
            <text:p>0,054693</text:p>
          </table:table-cell>
          <table:table-cell office:value-type="float" office:value="0.054616" calcext:value-type="float">
            <text:p>0,054616</text:p>
          </table:table-cell>
          <table:table-cell office:value-type="float" office:value="0.054339" calcext:value-type="float">
            <text:p>0,054339</text:p>
          </table:table-cell>
          <table:table-cell office:value-type="float" office:value="0.054377" calcext:value-type="float">
            <text:p>0,054377</text:p>
          </table:table-cell>
          <table:table-cell table:formula="of:=AVERAGE([.B17:.AE17])" office:value-type="float" office:value="0.0546076333333333" calcext:value-type="float">
            <text:p>0,0546076333</text:p>
          </table:table-cell>
          <table:table-cell table:formula="of:=VAR([.B17:.AE17])" office:value-type="float" office:value="0.000000202498240229885" calcext:value-type="float">
            <text:p>2,02498240229885E-07</text:p>
          </table:table-cell>
          <table:table-cell table:formula="of:=STDEV([.B17:.AE17])" office:value-type="float" office:value="0.000449998044695624" calcext:value-type="float">
            <text:p>0,000449998</text:p>
          </table:table-cell>
          <table:table-cell table:formula="of:=CONFIDENCE(0.95;[.AH17];30)" office:value-type="float" office:value="0.00000515186513262102" calcext:value-type="float">
            <text:p>5,15186513262102E-06</text:p>
          </table:table-cell>
          <table:table-cell table:formula="of:=[.AF17]+[.AI17]" office:value-type="float" office:value="0.054612785198466" calcext:value-type="float">
            <text:p>0,0546127852</text:p>
          </table:table-cell>
          <table:table-cell table:formula="of:=[.AF17]-[.AI17]" office:value-type="float" office:value="0.0546024814682007" calcext:value-type="float">
            <text:p>0,05460248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9314" calcext:value-type="float">
            <text:p>0,069314</text:p>
          </table:table-cell>
          <table:table-cell office:value-type="float" office:value="0.068749" calcext:value-type="float">
            <text:p>0,068749</text:p>
          </table:table-cell>
          <table:table-cell office:value-type="float" office:value="0.068797" calcext:value-type="float">
            <text:p>0,068797</text:p>
          </table:table-cell>
          <table:table-cell office:value-type="float" office:value="0.069013" calcext:value-type="float">
            <text:p>0,069013</text:p>
          </table:table-cell>
          <table:table-cell office:value-type="float" office:value="0.068816" calcext:value-type="float">
            <text:p>0,068816</text:p>
          </table:table-cell>
          <table:table-cell office:value-type="float" office:value="0.068881" calcext:value-type="float">
            <text:p>0,068881</text:p>
          </table:table-cell>
          <table:table-cell office:value-type="float" office:value="0.068938" calcext:value-type="float">
            <text:p>0,068938</text:p>
          </table:table-cell>
          <table:table-cell office:value-type="float" office:value="0.068727" calcext:value-type="float">
            <text:p>0,068727</text:p>
          </table:table-cell>
          <table:table-cell office:value-type="float" office:value="0.068715" calcext:value-type="float">
            <text:p>0,068715</text:p>
          </table:table-cell>
          <table:table-cell office:value-type="float" office:value="0.068931" calcext:value-type="float">
            <text:p>0,068931</text:p>
          </table:table-cell>
          <table:table-cell office:value-type="float" office:value="0.069015" calcext:value-type="float">
            <text:p>0,069015</text:p>
          </table:table-cell>
          <table:table-cell office:value-type="float" office:value="0.068698" calcext:value-type="float">
            <text:p>0,068698</text:p>
          </table:table-cell>
          <table:table-cell office:value-type="float" office:value="0.068742" calcext:value-type="float">
            <text:p>0,068742</text:p>
          </table:table-cell>
          <table:table-cell office:value-type="float" office:value="0.068651" calcext:value-type="float">
            <text:p>0,068651</text:p>
          </table:table-cell>
          <table:table-cell office:value-type="float" office:value="0.068919" calcext:value-type="float">
            <text:p>0,068919</text:p>
          </table:table-cell>
          <table:table-cell office:value-type="float" office:value="0.068963" calcext:value-type="float">
            <text:p>0,068963</text:p>
          </table:table-cell>
          <table:table-cell office:value-type="float" office:value="0.068916" calcext:value-type="float">
            <text:p>0,068916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70813" calcext:value-type="float">
            <text:p>0,070813</text:p>
          </table:table-cell>
          <table:table-cell office:value-type="float" office:value="0.06908" calcext:value-type="float">
            <text:p>0,06908</text:p>
          </table:table-cell>
          <table:table-cell office:value-type="float" office:value="0.069107" calcext:value-type="float">
            <text:p>0,069107</text:p>
          </table:table-cell>
          <table:table-cell office:value-type="float" office:value="0.069188" calcext:value-type="float">
            <text:p>0,069188</text:p>
          </table:table-cell>
          <table:table-cell office:value-type="float" office:value="0.069224" calcext:value-type="float">
            <text:p>0,069224</text:p>
          </table:table-cell>
          <table:table-cell office:value-type="float" office:value="0.068818" calcext:value-type="float">
            <text:p>0,068818</text:p>
          </table:table-cell>
          <table:table-cell office:value-type="float" office:value="0.068769" calcext:value-type="float">
            <text:p>0,068769</text:p>
          </table:table-cell>
          <table:table-cell office:value-type="float" office:value="0.068733" calcext:value-type="float">
            <text:p>0,068733</text:p>
          </table:table-cell>
          <table:table-cell office:value-type="float" office:value="0.068794" calcext:value-type="float">
            <text:p>0,068794</text:p>
          </table:table-cell>
          <table:table-cell office:value-type="float" office:value="0.069093" calcext:value-type="float">
            <text:p>0,069093</text:p>
          </table:table-cell>
          <table:table-cell office:value-type="float" office:value="0.069567" calcext:value-type="float">
            <text:p>0,069567</text:p>
          </table:table-cell>
          <table:table-cell office:value-type="float" office:value="0.068904" calcext:value-type="float">
            <text:p>0,068904</text:p>
          </table:table-cell>
          <table:table-cell table:formula="of:=AVERAGE([.B18:.AE18])" office:value-type="float" office:value="0.0689925" calcext:value-type="float">
            <text:p>0,0689925</text:p>
          </table:table-cell>
          <table:table-cell table:formula="of:=VAR([.B18:.AE18])" office:value-type="float" office:value="0.000000160287775862069" calcext:value-type="float">
            <text:p>1,60287775862069E-07</text:p>
          </table:table-cell>
          <table:table-cell table:formula="of:=STDEV([.B18:.AE18])" office:value-type="float" office:value="0.00040035955822494" calcext:value-type="float">
            <text:p>0,0004003596</text:p>
          </table:table-cell>
          <table:table-cell table:formula="of:=CONFIDENCE(0.95;[.AH18];30)" office:value-type="float" office:value="0.00000458357202402014" calcext:value-type="float">
            <text:p>4,58357202402014E-06</text:p>
          </table:table-cell>
          <table:table-cell table:formula="of:=[.AF18]+[.AI18]" office:value-type="float" office:value="0.068997083572024" calcext:value-type="float">
            <text:p>0,0689970836</text:p>
          </table:table-cell>
          <table:table-cell table:formula="of:=[.AF18]-[.AI18]" office:value-type="float" office:value="0.068987916427976" calcext:value-type="float">
            <text:p>0,06898791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1381" calcext:value-type="float">
            <text:p>0,081381</text:p>
          </table:table-cell>
          <table:table-cell office:value-type="float" office:value="0.07617" calcext:value-type="float">
            <text:p>0,07617</text:p>
          </table:table-cell>
          <table:table-cell office:value-type="float" office:value="0.083721" calcext:value-type="float">
            <text:p>0,083721</text:p>
          </table:table-cell>
          <table:table-cell office:value-type="float" office:value="0.078918" calcext:value-type="float">
            <text:p>0,078918</text:p>
          </table:table-cell>
          <table:table-cell office:value-type="float" office:value="0.07503" calcext:value-type="float">
            <text:p>0,07503</text:p>
          </table:table-cell>
          <table:table-cell office:value-type="float" office:value="0.075093" calcext:value-type="float">
            <text:p>0,075093</text:p>
          </table:table-cell>
          <table:table-cell office:value-type="float" office:value="0.075029" calcext:value-type="float">
            <text:p>0,075029</text:p>
          </table:table-cell>
          <table:table-cell office:value-type="float" office:value="0.075434" calcext:value-type="float">
            <text:p>0,075434</text:p>
          </table:table-cell>
          <table:table-cell office:value-type="float" office:value="0.075318" calcext:value-type="float">
            <text:p>0,075318</text:p>
          </table:table-cell>
          <table:table-cell office:value-type="float" office:value="0.07628" calcext:value-type="float">
            <text:p>0,07628</text:p>
          </table:table-cell>
          <table:table-cell office:value-type="float" office:value="0.074927" calcext:value-type="float">
            <text:p>0,074927</text:p>
          </table:table-cell>
          <table:table-cell office:value-type="float" office:value="0.074913" calcext:value-type="float">
            <text:p>0,074913</text:p>
          </table:table-cell>
          <table:table-cell office:value-type="float" office:value="0.075027" calcext:value-type="float">
            <text:p>0,075027</text:p>
          </table:table-cell>
          <table:table-cell office:value-type="float" office:value="0.075423" calcext:value-type="float">
            <text:p>0,075423</text:p>
          </table:table-cell>
          <table:table-cell office:value-type="float" office:value="0.074899" calcext:value-type="float">
            <text:p>0,074899</text:p>
          </table:table-cell>
          <table:table-cell office:value-type="float" office:value="0.074817" calcext:value-type="float">
            <text:p>0,074817</text:p>
          </table:table-cell>
          <table:table-cell office:value-type="float" office:value="0.075413" calcext:value-type="float">
            <text:p>0,075413</text:p>
          </table:table-cell>
          <table:table-cell office:value-type="float" office:value="0.074894" calcext:value-type="float">
            <text:p>0,074894</text:p>
          </table:table-cell>
          <table:table-cell office:value-type="float" office:value="0.074814" calcext:value-type="float">
            <text:p>0,074814</text:p>
          </table:table-cell>
          <table:table-cell office:value-type="float" office:value="0.075025" calcext:value-type="float">
            <text:p>0,075025</text:p>
          </table:table-cell>
          <table:table-cell office:value-type="float" office:value="0.075011" calcext:value-type="float">
            <text:p>0,075011</text:p>
          </table:table-cell>
          <table:table-cell office:value-type="float" office:value="0.075091" calcext:value-type="float">
            <text:p>0,075091</text:p>
          </table:table-cell>
          <table:table-cell office:value-type="float" office:value="0.07508" calcext:value-type="float">
            <text:p>0,07508</text:p>
          </table:table-cell>
          <table:table-cell office:value-type="float" office:value="0.07495" calcext:value-type="float">
            <text:p>0,07495</text:p>
          </table:table-cell>
          <table:table-cell office:value-type="float" office:value="0.075277" calcext:value-type="float">
            <text:p>0,075277</text:p>
          </table:table-cell>
          <table:table-cell office:value-type="float" office:value="0.074892" calcext:value-type="float">
            <text:p>0,074892</text:p>
          </table:table-cell>
          <table:table-cell office:value-type="float" office:value="0.074911" calcext:value-type="float">
            <text:p>0,074911</text:p>
          </table:table-cell>
          <table:table-cell office:value-type="float" office:value="0.074931" calcext:value-type="float">
            <text:p>0,074931</text:p>
          </table:table-cell>
          <table:table-cell office:value-type="float" office:value="0.074981" calcext:value-type="float">
            <text:p>0,074981</text:p>
          </table:table-cell>
          <table:table-cell office:value-type="float" office:value="0.074969" calcext:value-type="float">
            <text:p>0,074969</text:p>
          </table:table-cell>
          <table:table-cell table:formula="of:=AVERAGE([.B19:.AE19])" office:value-type="float" office:value="0.0757539666666667" calcext:value-type="float">
            <text:p>0,0757539667</text:p>
          </table:table-cell>
          <table:table-cell table:formula="of:=VAR([.B19:.AE19])" office:value-type="float" office:value="0.00000410172051609195" calcext:value-type="float">
            <text:p>4,10172051609195E-06</text:p>
          </table:table-cell>
          <table:table-cell table:formula="of:=STDEV([.B19:.AE19])" office:value-type="float" office:value="0.00202527047973646" calcext:value-type="float">
            <text:p>0,0020252705</text:p>
          </table:table-cell>
          <table:table-cell table:formula="of:=CONFIDENCE(0.95;[.AH19];30)" office:value-type="float" office:value="0.0000231865904567171" calcext:value-type="float">
            <text:p>2,31865904567171E-05</text:p>
          </table:table-cell>
          <table:table-cell table:formula="of:=[.AF19]+[.AI19]" office:value-type="float" office:value="0.0757771532571234" calcext:value-type="float">
            <text:p>0,0757771533</text:p>
          </table:table-cell>
          <table:table-cell table:formula="of:=[.AF19]-[.AI19]" office:value-type="float" office:value="0.0757307800762099" calcext:value-type="float">
            <text:p>0,07573078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99957" calcext:value-type="float">
            <text:p>0,099957</text:p>
          </table:table-cell>
          <table:table-cell office:value-type="float" office:value="0.101597" calcext:value-type="float">
            <text:p>0,101597</text:p>
          </table:table-cell>
          <table:table-cell office:value-type="float" office:value="0.099717" calcext:value-type="float">
            <text:p>0,099717</text:p>
          </table:table-cell>
          <table:table-cell office:value-type="float" office:value="0.09974" calcext:value-type="float">
            <text:p>0,09974</text:p>
          </table:table-cell>
          <table:table-cell office:value-type="float" office:value="0.100111" calcext:value-type="float">
            <text:p>0,100111</text:p>
          </table:table-cell>
          <table:table-cell office:value-type="float" office:value="0.100114" calcext:value-type="float">
            <text:p>0,100114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099762" calcext:value-type="float">
            <text:p>0,099762</text:p>
          </table:table-cell>
          <table:table-cell office:value-type="float" office:value="0.099843" calcext:value-type="float">
            <text:p>0,099843</text:p>
          </table:table-cell>
          <table:table-cell office:value-type="float" office:value="0.103354" calcext:value-type="float">
            <text:p>0,103354</text:p>
          </table:table-cell>
          <table:table-cell office:value-type="float" office:value="0.099926" calcext:value-type="float">
            <text:p>0,099926</text:p>
          </table:table-cell>
          <table:table-cell office:value-type="float" office:value="0.099848" calcext:value-type="float">
            <text:p>0,099848</text:p>
          </table:table-cell>
          <table:table-cell office:value-type="float" office:value="0.099657" calcext:value-type="float">
            <text:p>0,099657</text:p>
          </table:table-cell>
          <table:table-cell office:value-type="float" office:value="0.099645" calcext:value-type="float">
            <text:p>0,099645</text:p>
          </table:table-cell>
          <table:table-cell office:value-type="float" office:value="0.099757" calcext:value-type="float">
            <text:p>0,099757</text:p>
          </table:table-cell>
          <table:table-cell office:value-type="float" office:value="0.099931" calcext:value-type="float">
            <text:p>0,099931</text:p>
          </table:table-cell>
          <table:table-cell office:value-type="float" office:value="0.100623" calcext:value-type="float">
            <text:p>0,100623</text:p>
          </table:table-cell>
          <table:table-cell office:value-type="float" office:value="0.10015" calcext:value-type="float">
            <text:p>0,10015</text:p>
          </table:table-cell>
          <table:table-cell office:value-type="float" office:value="0.100302" calcext:value-type="float">
            <text:p>0,100302</text:p>
          </table:table-cell>
          <table:table-cell office:value-type="float" office:value="0.100418" calcext:value-type="float">
            <text:p>0,100418</text:p>
          </table:table-cell>
          <table:table-cell office:value-type="float" office:value="0.10543" calcext:value-type="float">
            <text:p>0,10543</text:p>
          </table:table-cell>
          <table:table-cell office:value-type="float" office:value="0.099821" calcext:value-type="float">
            <text:p>0,099821</text:p>
          </table:table-cell>
          <table:table-cell office:value-type="float" office:value="0.10045" calcext:value-type="float">
            <text:p>0,10045</text:p>
          </table:table-cell>
          <table:table-cell office:value-type="float" office:value="0.099634" calcext:value-type="float">
            <text:p>0,099634</text:p>
          </table:table-cell>
          <table:table-cell office:value-type="float" office:value="0.100557" calcext:value-type="float">
            <text:p>0,100557</text:p>
          </table:table-cell>
          <table:table-cell office:value-type="float" office:value="0.099944" calcext:value-type="float">
            <text:p>0,099944</text:p>
          </table:table-cell>
          <table:table-cell office:value-type="float" office:value="0.099728" calcext:value-type="float">
            <text:p>0,099728</text:p>
          </table:table-cell>
          <table:table-cell office:value-type="float" office:value="0.099788" calcext:value-type="float">
            <text:p>0,099788</text:p>
          </table:table-cell>
          <table:table-cell office:value-type="float" office:value="0.099841" calcext:value-type="float">
            <text:p>0,099841</text:p>
          </table:table-cell>
          <table:table-cell office:value-type="float" office:value="0.09994" calcext:value-type="float">
            <text:p>0,09994</text:p>
          </table:table-cell>
          <table:table-cell table:formula="of:=AVERAGE([.B20:.AE20])" office:value-type="float" office:value="0.100316166666667" calcext:value-type="float">
            <text:p>0,1003161667</text:p>
          </table:table-cell>
          <table:table-cell table:formula="of:=VAR([.B20:.AE20])" office:value-type="float" office:value="0.00000146187048850575" calcext:value-type="float">
            <text:p>1,46187048850575E-06</text:p>
          </table:table-cell>
          <table:table-cell table:formula="of:=STDEV([.B20:.AE20])" office:value-type="float" office:value="0.00120907836326094" calcext:value-type="float">
            <text:p>0,0012090784</text:p>
          </table:table-cell>
          <table:table-cell table:formula="of:=CONFIDENCE(0.95;[.AH20];30)" office:value-type="float" office:value="0.0000138423016182299" calcext:value-type="float">
            <text:p>1,38423016182299E-05</text:p>
          </table:table-cell>
          <table:table-cell table:formula="of:=[.AF20]+[.AI20]" office:value-type="float" office:value="0.100330008968285" calcext:value-type="float">
            <text:p>0,100330009</text:p>
          </table:table-cell>
          <table:table-cell table:formula="of:=[.AF20]-[.AI20]" office:value-type="float" office:value="0.100302324365048" calcext:value-type="float">
            <text:p>0,1003023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3008" calcext:value-type="float">
            <text:p>0,103008</text:p>
          </table:table-cell>
          <table:table-cell office:value-type="float" office:value="0.104392" calcext:value-type="float">
            <text:p>0,104392</text:p>
          </table:table-cell>
          <table:table-cell office:value-type="float" office:value="0.102605" calcext:value-type="float">
            <text:p>0,102605</text:p>
          </table:table-cell>
          <table:table-cell office:value-type="float" office:value="0.102671" calcext:value-type="float">
            <text:p>0,102671</text:p>
          </table:table-cell>
          <table:table-cell office:value-type="float" office:value="0.102451" calcext:value-type="float">
            <text:p>0,102451</text:p>
          </table:table-cell>
          <table:table-cell office:value-type="float" office:value="0.102489" calcext:value-type="float">
            <text:p>0,102489</text:p>
          </table:table-cell>
          <table:table-cell office:value-type="float" office:value="0.102596" calcext:value-type="float">
            <text:p>0,102596</text:p>
          </table:table-cell>
          <table:table-cell office:value-type="float" office:value="0.102674" calcext:value-type="float">
            <text:p>0,102674</text:p>
          </table:table-cell>
          <table:table-cell office:value-type="float" office:value="0.11415" calcext:value-type="float">
            <text:p>0,11415</text:p>
          </table:table-cell>
          <table:table-cell office:value-type="float" office:value="0.102432" calcext:value-type="float">
            <text:p>0,102432</text:p>
          </table:table-cell>
          <table:table-cell office:value-type="float" office:value="0.102539" calcext:value-type="float">
            <text:p>0,102539</text:p>
          </table:table-cell>
          <table:table-cell office:value-type="float" office:value="0.102711" calcext:value-type="float">
            <text:p>0,102711</text:p>
          </table:table-cell>
          <table:table-cell office:value-type="float" office:value="0.102603" calcext:value-type="float">
            <text:p>0,102603</text:p>
          </table:table-cell>
          <table:table-cell office:value-type="float" office:value="0.102713" calcext:value-type="float">
            <text:p>0,102713</text:p>
          </table:table-cell>
          <table:table-cell office:value-type="float" office:value="0.103211" calcext:value-type="float">
            <text:p>0,103211</text:p>
          </table:table-cell>
          <table:table-cell office:value-type="float" office:value="0.102995" calcext:value-type="float">
            <text:p>0,102995</text:p>
          </table:table-cell>
          <table:table-cell office:value-type="float" office:value="0.102438" calcext:value-type="float">
            <text:p>0,102438</text:p>
          </table:table-cell>
          <table:table-cell office:value-type="float" office:value="0.102549" calcext:value-type="float">
            <text:p>0,102549</text:p>
          </table:table-cell>
          <table:table-cell office:value-type="float" office:value="0.102826" calcext:value-type="float">
            <text:p>0,102826</text:p>
          </table:table-cell>
          <table:table-cell office:value-type="float" office:value="0.103171" calcext:value-type="float">
            <text:p>0,103171</text:p>
          </table:table-cell>
          <table:table-cell office:value-type="float" office:value="0.102721" calcext:value-type="float">
            <text:p>0,102721</text:p>
          </table:table-cell>
          <table:table-cell office:value-type="float" office:value="0.103212" calcext:value-type="float">
            <text:p>0,103212</text:p>
          </table:table-cell>
          <table:table-cell office:value-type="float" office:value="0.102963" calcext:value-type="float">
            <text:p>0,102963</text:p>
          </table:table-cell>
          <table:table-cell office:value-type="float" office:value="0.103137" calcext:value-type="float">
            <text:p>0,103137</text:p>
          </table:table-cell>
          <table:table-cell office:value-type="float" office:value="0.102725" calcext:value-type="float">
            <text:p>0,102725</text:p>
          </table:table-cell>
          <table:table-cell office:value-type="float" office:value="0.102788" calcext:value-type="float">
            <text:p>0,102788</text:p>
          </table:table-cell>
          <table:table-cell office:value-type="float" office:value="0.104788" calcext:value-type="float">
            <text:p>0,104788</text:p>
          </table:table-cell>
          <table:table-cell office:value-type="float" office:value="0.102985" calcext:value-type="float">
            <text:p>0,102985</text:p>
          </table:table-cell>
          <table:table-cell office:value-type="float" office:value="0.102868" calcext:value-type="float">
            <text:p>0,102868</text:p>
          </table:table-cell>
          <table:table-cell office:value-type="float" office:value="0.103248" calcext:value-type="float">
            <text:p>0,103248</text:p>
          </table:table-cell>
          <table:table-cell table:formula="of:=AVERAGE([.B21:.AE21])" office:value-type="float" office:value="0.103288633333333" calcext:value-type="float">
            <text:p>0,1032886333</text:p>
          </table:table-cell>
          <table:table-cell table:formula="of:=VAR([.B21:.AE21])" office:value-type="float" office:value="0.00000447857837816092" calcext:value-type="float">
            <text:p>4,47857837816092E-06</text:p>
          </table:table-cell>
          <table:table-cell table:formula="of:=STDEV([.B21:.AE21])" office:value-type="float" office:value="0.00211626519561253" calcext:value-type="float">
            <text:p>0,0021162652</text:p>
          </table:table-cell>
          <table:table-cell table:formula="of:=CONFIDENCE(0.95;[.AH21];30)" office:value-type="float" office:value="0.0000242283561032584" calcext:value-type="float">
            <text:p>2,42283561032584E-05</text:p>
          </table:table-cell>
          <table:table-cell table:formula="of:=[.AF21]+[.AI21]" office:value-type="float" office:value="0.103312861689437" calcext:value-type="float">
            <text:p>0,1033128617</text:p>
          </table:table-cell>
          <table:table-cell table:formula="of:=[.AF21]-[.AI21]" office:value-type="float" office:value="0.10326440497723" calcext:value-type="float">
            <text:p>0,1032644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3056" calcext:value-type="float">
            <text:p>0,13056</text:p>
          </table:table-cell>
          <table:table-cell office:value-type="float" office:value="0.130596" calcext:value-type="float">
            <text:p>0,130596</text:p>
          </table:table-cell>
          <table:table-cell office:value-type="float" office:value="0.130071" calcext:value-type="float">
            <text:p>0,130071</text:p>
          </table:table-cell>
          <table:table-cell office:value-type="float" office:value="0.130305" calcext:value-type="float">
            <text:p>0,130305</text:p>
          </table:table-cell>
          <table:table-cell office:value-type="float" office:value="0.130492" calcext:value-type="float">
            <text:p>0,130492</text:p>
          </table:table-cell>
          <table:table-cell office:value-type="float" office:value="0.130613" calcext:value-type="float">
            <text:p>0,130613</text:p>
          </table:table-cell>
          <table:table-cell office:value-type="float" office:value="0.130253" calcext:value-type="float">
            <text:p>0,130253</text:p>
          </table:table-cell>
          <table:table-cell office:value-type="float" office:value="0.130411" calcext:value-type="float">
            <text:p>0,130411</text:p>
          </table:table-cell>
          <table:table-cell office:value-type="float" office:value="0.130488" calcext:value-type="float">
            <text:p>0,130488</text:p>
          </table:table-cell>
          <table:table-cell office:value-type="float" office:value="0.130746" calcext:value-type="float">
            <text:p>0,130746</text:p>
          </table:table-cell>
          <table:table-cell office:value-type="float" office:value="0.130276" calcext:value-type="float">
            <text:p>0,130276</text:p>
          </table:table-cell>
          <table:table-cell office:value-type="float" office:value="0.130362" calcext:value-type="float">
            <text:p>0,130362</text:p>
          </table:table-cell>
          <table:table-cell office:value-type="float" office:value="0.13105" calcext:value-type="float">
            <text:p>0,13105</text:p>
          </table:table-cell>
          <table:table-cell office:value-type="float" office:value="0.130322" calcext:value-type="float">
            <text:p>0,130322</text:p>
          </table:table-cell>
          <table:table-cell office:value-type="float" office:value="0.130105" calcext:value-type="float">
            <text:p>0,130105</text:p>
          </table:table-cell>
          <table:table-cell office:value-type="float" office:value="0.13123" calcext:value-type="float">
            <text:p>0,13123</text:p>
          </table:table-cell>
          <table:table-cell office:value-type="float" office:value="0.130055" calcext:value-type="float">
            <text:p>0,130055</text:p>
          </table:table-cell>
          <table:table-cell office:value-type="float" office:value="0.130407" calcext:value-type="float">
            <text:p>0,130407</text:p>
          </table:table-cell>
          <table:table-cell office:value-type="float" office:value="0.130033" calcext:value-type="float">
            <text:p>0,130033</text:p>
          </table:table-cell>
          <table:table-cell office:value-type="float" office:value="0.130348" calcext:value-type="float">
            <text:p>0,130348</text:p>
          </table:table-cell>
          <table:table-cell office:value-type="float" office:value="0.129879" calcext:value-type="float">
            <text:p>0,129879</text:p>
          </table:table-cell>
          <table:table-cell office:value-type="float" office:value="0.13028" calcext:value-type="float">
            <text:p>0,13028</text:p>
          </table:table-cell>
          <table:table-cell office:value-type="float" office:value="0.13106" calcext:value-type="float">
            <text:p>0,13106</text:p>
          </table:table-cell>
          <table:table-cell office:value-type="float" office:value="0.130289" calcext:value-type="float">
            <text:p>0,130289</text:p>
          </table:table-cell>
          <table:table-cell office:value-type="float" office:value="0.130444" calcext:value-type="float">
            <text:p>0,130444</text:p>
          </table:table-cell>
          <table:table-cell office:value-type="float" office:value="0.130667" calcext:value-type="float">
            <text:p>0,130667</text:p>
          </table:table-cell>
          <table:table-cell office:value-type="float" office:value="0.130175" calcext:value-type="float">
            <text:p>0,130175</text:p>
          </table:table-cell>
          <table:table-cell office:value-type="float" office:value="0.130066" calcext:value-type="float">
            <text:p>0,130066</text:p>
          </table:table-cell>
          <table:table-cell office:value-type="float" office:value="0.131178" calcext:value-type="float">
            <text:p>0,131178</text:p>
          </table:table-cell>
          <table:table-cell office:value-type="float" office:value="0.130763" calcext:value-type="float">
            <text:p>0,130763</text:p>
          </table:table-cell>
          <table:table-cell table:formula="of:=AVERAGE([.B22:.AE22])" office:value-type="float" office:value="0.1304508" calcext:value-type="float">
            <text:p>0,1304508</text:p>
          </table:table-cell>
          <table:table-cell table:formula="of:=VAR([.B22:.AE22])" office:value-type="float" office:value="0.000000120375958620689" calcext:value-type="float">
            <text:p>1,20375958620689E-07</text:p>
          </table:table-cell>
          <table:table-cell table:formula="of:=STDEV([.B22:.AE22])" office:value-type="float" office:value="0.000346952386676744" calcext:value-type="float">
            <text:p>0,0003469524</text:p>
          </table:table-cell>
          <table:table-cell table:formula="of:=CONFIDENCE(0.95;[.AH22];30)" office:value-type="float" office:value="0.00000397213260072849" calcext:value-type="float">
            <text:p>3,97213260072849E-06</text:p>
          </table:table-cell>
          <table:table-cell table:formula="of:=[.AF22]+[.AI22]" office:value-type="float" office:value="0.130454772132601" calcext:value-type="float">
            <text:p>0,1304547721</text:p>
          </table:table-cell>
          <table:table-cell table:formula="of:=[.AF22]-[.AI22]" office:value-type="float" office:value="0.130446827867399" calcext:value-type="float">
            <text:p>0,13044682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38083" calcext:value-type="float">
            <text:p>0,138083</text:p>
          </table:table-cell>
          <table:table-cell office:value-type="float" office:value="0.138883" calcext:value-type="float">
            <text:p>0,138883</text:p>
          </table:table-cell>
          <table:table-cell office:value-type="float" office:value="0.138457" calcext:value-type="float">
            <text:p>0,138457</text:p>
          </table:table-cell>
          <table:table-cell office:value-type="float" office:value="0.13824" calcext:value-type="float">
            <text:p>0,13824</text:p>
          </table:table-cell>
          <table:table-cell office:value-type="float" office:value="0.170446" calcext:value-type="float">
            <text:p>0,170446</text:p>
          </table:table-cell>
          <table:table-cell office:value-type="float" office:value="0.13949" calcext:value-type="float">
            <text:p>0,13949</text:p>
          </table:table-cell>
          <table:table-cell office:value-type="float" office:value="0.138096" calcext:value-type="float">
            <text:p>0,138096</text:p>
          </table:table-cell>
          <table:table-cell office:value-type="float" office:value="0.138382" calcext:value-type="float">
            <text:p>0,138382</text:p>
          </table:table-cell>
          <table:table-cell office:value-type="float" office:value="0.13921" calcext:value-type="float">
            <text:p>0,13921</text:p>
          </table:table-cell>
          <table:table-cell office:value-type="float" office:value="0.13889" calcext:value-type="float">
            <text:p>0,13889</text:p>
          </table:table-cell>
          <table:table-cell office:value-type="float" office:value="0.138306" calcext:value-type="float">
            <text:p>0,138306</text:p>
          </table:table-cell>
          <table:table-cell office:value-type="float" office:value="0.145676" calcext:value-type="float">
            <text:p>0,145676</text:p>
          </table:table-cell>
          <table:table-cell office:value-type="float" office:value="0.137728" calcext:value-type="float">
            <text:p>0,137728</text:p>
          </table:table-cell>
          <table:table-cell office:value-type="float" office:value="0.140258" calcext:value-type="float">
            <text:p>0,140258</text:p>
          </table:table-cell>
          <table:table-cell office:value-type="float" office:value="0.143662" calcext:value-type="float">
            <text:p>0,143662</text:p>
          </table:table-cell>
          <table:table-cell office:value-type="float" office:value="0.137923" calcext:value-type="float">
            <text:p>0,137923</text:p>
          </table:table-cell>
          <table:table-cell office:value-type="float" office:value="0.138253" calcext:value-type="float">
            <text:p>0,138253</text:p>
          </table:table-cell>
          <table:table-cell office:value-type="float" office:value="0.13814" calcext:value-type="float">
            <text:p>0,13814</text:p>
          </table:table-cell>
          <table:table-cell office:value-type="float" office:value="0.138672" calcext:value-type="float">
            <text:p>0,138672</text:p>
          </table:table-cell>
          <table:table-cell office:value-type="float" office:value="0.137613" calcext:value-type="float">
            <text:p>0,137613</text:p>
          </table:table-cell>
          <table:table-cell office:value-type="float" office:value="0.138486" calcext:value-type="float">
            <text:p>0,138486</text:p>
          </table:table-cell>
          <table:table-cell office:value-type="float" office:value="0.13838" calcext:value-type="float">
            <text:p>0,13838</text:p>
          </table:table-cell>
          <table:table-cell office:value-type="float" office:value="0.13807" calcext:value-type="float">
            <text:p>0,13807</text:p>
          </table:table-cell>
          <table:table-cell office:value-type="float" office:value="0.13892" calcext:value-type="float">
            <text:p>0,13892</text:p>
          </table:table-cell>
          <table:table-cell office:value-type="float" office:value="0.138455" calcext:value-type="float">
            <text:p>0,138455</text:p>
          </table:table-cell>
          <table:table-cell office:value-type="float" office:value="0.138346" calcext:value-type="float">
            <text:p>0,138346</text:p>
          </table:table-cell>
          <table:table-cell office:value-type="float" office:value="0.138878" calcext:value-type="float">
            <text:p>0,138878</text:p>
          </table:table-cell>
          <table:table-cell office:value-type="float" office:value="0.13784" calcext:value-type="float">
            <text:p>0,13784</text:p>
          </table:table-cell>
          <table:table-cell office:value-type="float" office:value="0.137894" calcext:value-type="float">
            <text:p>0,137894</text:p>
          </table:table-cell>
          <table:table-cell office:value-type="float" office:value="0.137936" calcext:value-type="float">
            <text:p>0,137936</text:p>
          </table:table-cell>
          <table:table-cell table:formula="of:=AVERAGE([.B23:.AE23])" office:value-type="float" office:value="0.139920433333333" calcext:value-type="float">
            <text:p>0,1399204333</text:p>
          </table:table-cell>
          <table:table-cell table:formula="of:=VAR([.B23:.AE23])" office:value-type="float" office:value="0.0000361066277712643" calcext:value-type="float">
            <text:p>3,61066277712643E-05</text:p>
          </table:table-cell>
          <table:table-cell table:formula="of:=STDEV([.B23:.AE23])" office:value-type="float" office:value="0.00600887907777019" calcext:value-type="float">
            <text:p>0,0060088791</text:p>
          </table:table-cell>
          <table:table-cell table:formula="of:=CONFIDENCE(0.95;[.AH23];30)" office:value-type="float" office:value="0.0000687934869313472" calcext:value-type="float">
            <text:p>6,87934869313472E-05</text:p>
          </table:table-cell>
          <table:table-cell table:formula="of:=[.AF23]+[.AI23]" office:value-type="float" office:value="0.139989226820265" calcext:value-type="float">
            <text:p>0,1399892268</text:p>
          </table:table-cell>
          <table:table-cell table:formula="of:=[.AF23]-[.AI23]" office:value-type="float" office:value="0.139851639846402" calcext:value-type="float">
            <text:p>0,13985163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7068" calcext:value-type="float">
            <text:p>0,157068</text:p>
          </table:table-cell>
          <table:table-cell office:value-type="float" office:value="0.155611" calcext:value-type="float">
            <text:p>0,155611</text:p>
          </table:table-cell>
          <table:table-cell office:value-type="float" office:value="0.157705" calcext:value-type="float">
            <text:p>0,157705</text:p>
          </table:table-cell>
          <table:table-cell office:value-type="float" office:value="0.155524" calcext:value-type="float">
            <text:p>0,155524</text:p>
          </table:table-cell>
          <table:table-cell office:value-type="float" office:value="0.156674" calcext:value-type="float">
            <text:p>0,156674</text:p>
          </table:table-cell>
          <table:table-cell office:value-type="float" office:value="0.155332" calcext:value-type="float">
            <text:p>0,155332</text:p>
          </table:table-cell>
          <table:table-cell office:value-type="float" office:value="0.155995" calcext:value-type="float">
            <text:p>0,155995</text:p>
          </table:table-cell>
          <table:table-cell office:value-type="float" office:value="0.155881" calcext:value-type="float">
            <text:p>0,155881</text:p>
          </table:table-cell>
          <table:table-cell office:value-type="float" office:value="0.156806" calcext:value-type="float">
            <text:p>0,156806</text:p>
          </table:table-cell>
          <table:table-cell office:value-type="float" office:value="0.155884" calcext:value-type="float">
            <text:p>0,155884</text:p>
          </table:table-cell>
          <table:table-cell office:value-type="float" office:value="0.155781" calcext:value-type="float">
            <text:p>0,155781</text:p>
          </table:table-cell>
          <table:table-cell office:value-type="float" office:value="0.155601" calcext:value-type="float">
            <text:p>0,155601</text:p>
          </table:table-cell>
          <table:table-cell office:value-type="float" office:value="0.15622" calcext:value-type="float">
            <text:p>0,15622</text:p>
          </table:table-cell>
          <table:table-cell office:value-type="float" office:value="0.155856" calcext:value-type="float">
            <text:p>0,155856</text:p>
          </table:table-cell>
          <table:table-cell office:value-type="float" office:value="0.155969" calcext:value-type="float">
            <text:p>0,155969</text:p>
          </table:table-cell>
          <table:table-cell office:value-type="float" office:value="0.155523" calcext:value-type="float">
            <text:p>0,155523</text:p>
          </table:table-cell>
          <table:table-cell office:value-type="float" office:value="0.1555" calcext:value-type="float">
            <text:p>0,1555</text:p>
          </table:table-cell>
          <table:table-cell office:value-type="float" office:value="0.155377" calcext:value-type="float">
            <text:p>0,155377</text:p>
          </table:table-cell>
          <table:table-cell office:value-type="float" office:value="0.155745" calcext:value-type="float">
            <text:p>0,155745</text:p>
          </table:table-cell>
          <table:table-cell office:value-type="float" office:value="0.155749" calcext:value-type="float">
            <text:p>0,155749</text:p>
          </table:table-cell>
          <table:table-cell office:value-type="float" office:value="0.1558" calcext:value-type="float">
            <text:p>0,1558</text:p>
          </table:table-cell>
          <table:table-cell office:value-type="float" office:value="0.155572" calcext:value-type="float">
            <text:p>0,155572</text:p>
          </table:table-cell>
          <table:table-cell office:value-type="float" office:value="0.155635" calcext:value-type="float">
            <text:p>0,155635</text:p>
          </table:table-cell>
          <table:table-cell office:value-type="float" office:value="0.155679" calcext:value-type="float">
            <text:p>0,155679</text:p>
          </table:table-cell>
          <table:table-cell office:value-type="float" office:value="0.155729" calcext:value-type="float">
            <text:p>0,155729</text:p>
          </table:table-cell>
          <table:table-cell office:value-type="float" office:value="0.15679" calcext:value-type="float">
            <text:p>0,15679</text:p>
          </table:table-cell>
          <table:table-cell office:value-type="float" office:value="0.155977" calcext:value-type="float">
            <text:p>0,155977</text:p>
          </table:table-cell>
          <table:table-cell office:value-type="float" office:value="0.155773" calcext:value-type="float">
            <text:p>0,155773</text:p>
          </table:table-cell>
          <table:table-cell office:value-type="float" office:value="0.155433" calcext:value-type="float">
            <text:p>0,155433</text:p>
          </table:table-cell>
          <table:table-cell office:value-type="float" office:value="0.156941" calcext:value-type="float">
            <text:p>0,156941</text:p>
          </table:table-cell>
          <table:table-cell table:formula="of:=AVERAGE([.B24:.AE24])" office:value-type="float" office:value="0.155971" calcext:value-type="float">
            <text:p>0,155971</text:p>
          </table:table-cell>
          <table:table-cell table:formula="of:=VAR([.B24:.AE24])" office:value-type="float" office:value="0.000000333277793103446" calcext:value-type="float">
            <text:p>3,33277793103446E-07</text:p>
          </table:table-cell>
          <table:table-cell table:formula="of:=STDEV([.B24:.AE24])" office:value-type="float" office:value="0.000577302167935862" calcext:value-type="float">
            <text:p>0,0005773022</text:p>
          </table:table-cell>
          <table:table-cell table:formula="of:=CONFIDENCE(0.95;[.AH24];30)" office:value-type="float" office:value="0.00000660932407381239" calcext:value-type="float">
            <text:p>6,60932407381239E-06</text:p>
          </table:table-cell>
          <table:table-cell table:formula="of:=[.AF24]+[.AI24]" office:value-type="float" office:value="0.155977609324074" calcext:value-type="float">
            <text:p>0,1559776093</text:p>
          </table:table-cell>
          <table:table-cell table:formula="of:=[.AF24]-[.AI24]" office:value-type="float" office:value="0.155964390675926" calcext:value-type="float">
            <text:p>0,15596439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60613" calcext:value-type="float">
            <text:p>0,160613</text:p>
          </table:table-cell>
          <table:table-cell office:value-type="float" office:value="0.160043" calcext:value-type="float">
            <text:p>0,160043</text:p>
          </table:table-cell>
          <table:table-cell office:value-type="float" office:value="0.159125" calcext:value-type="float">
            <text:p>0,159125</text:p>
          </table:table-cell>
          <table:table-cell office:value-type="float" office:value="0.15947" calcext:value-type="float">
            <text:p>0,15947</text:p>
          </table:table-cell>
          <table:table-cell office:value-type="float" office:value="0.159272" calcext:value-type="float">
            <text:p>0,159272</text:p>
          </table:table-cell>
          <table:table-cell office:value-type="float" office:value="0.159955" calcext:value-type="float">
            <text:p>0,159955</text:p>
          </table:table-cell>
          <table:table-cell office:value-type="float" office:value="0.159008" calcext:value-type="float">
            <text:p>0,159008</text:p>
          </table:table-cell>
          <table:table-cell office:value-type="float" office:value="0.161033" calcext:value-type="float">
            <text:p>0,161033</text:p>
          </table:table-cell>
          <table:table-cell office:value-type="float" office:value="0.15916" calcext:value-type="float">
            <text:p>0,15916</text:p>
          </table:table-cell>
          <table:table-cell office:value-type="float" office:value="0.15936" calcext:value-type="float">
            <text:p>0,15936</text:p>
          </table:table-cell>
          <table:table-cell office:value-type="float" office:value="0.159043" calcext:value-type="float">
            <text:p>0,159043</text:p>
          </table:table-cell>
          <table:table-cell office:value-type="float" office:value="0.162139" calcext:value-type="float">
            <text:p>0,162139</text:p>
          </table:table-cell>
          <table:table-cell office:value-type="float" office:value="0.158989" calcext:value-type="float">
            <text:p>0,158989</text:p>
          </table:table-cell>
          <table:table-cell office:value-type="float" office:value="0.15919" calcext:value-type="float">
            <text:p>0,15919</text:p>
          </table:table-cell>
          <table:table-cell office:value-type="float" office:value="0.159328" calcext:value-type="float">
            <text:p>0,159328</text:p>
          </table:table-cell>
          <table:table-cell office:value-type="float" office:value="0.159653" calcext:value-type="float">
            <text:p>0,159653</text:p>
          </table:table-cell>
          <table:table-cell office:value-type="float" office:value="0.159818" calcext:value-type="float">
            <text:p>0,159818</text:p>
          </table:table-cell>
          <table:table-cell office:value-type="float" office:value="0.159788" calcext:value-type="float">
            <text:p>0,159788</text:p>
          </table:table-cell>
          <table:table-cell office:value-type="float" office:value="0.159274" calcext:value-type="float">
            <text:p>0,159274</text:p>
          </table:table-cell>
          <table:table-cell office:value-type="float" office:value="0.159077" calcext:value-type="float">
            <text:p>0,159077</text:p>
          </table:table-cell>
          <table:table-cell office:value-type="float" office:value="0.159121" calcext:value-type="float">
            <text:p>0,159121</text:p>
          </table:table-cell>
          <table:table-cell office:value-type="float" office:value="0.15901" calcext:value-type="float">
            <text:p>0,15901</text:p>
          </table:table-cell>
          <table:table-cell office:value-type="float" office:value="0.159056" calcext:value-type="float">
            <text:p>0,159056</text:p>
          </table:table-cell>
          <table:table-cell office:value-type="float" office:value="0.15924" calcext:value-type="float">
            <text:p>0,15924</text:p>
          </table:table-cell>
          <table:table-cell office:value-type="float" office:value="0.185195" calcext:value-type="float">
            <text:p>0,185195</text:p>
          </table:table-cell>
          <table:table-cell office:value-type="float" office:value="0.159471" calcext:value-type="float">
            <text:p>0,159471</text:p>
          </table:table-cell>
          <table:table-cell office:value-type="float" office:value="0.159254" calcext:value-type="float">
            <text:p>0,159254</text:p>
          </table:table-cell>
          <table:table-cell office:value-type="float" office:value="0.161265" calcext:value-type="float">
            <text:p>0,161265</text:p>
          </table:table-cell>
          <table:table-cell office:value-type="float" office:value="0.1589" calcext:value-type="float">
            <text:p>0,1589</text:p>
          </table:table-cell>
          <table:table-cell office:value-type="float" office:value="0.160961" calcext:value-type="float">
            <text:p>0,160961</text:p>
          </table:table-cell>
          <table:table-cell table:formula="of:=AVERAGE([.B25:.AE25])" office:value-type="float" office:value="0.1604937" calcext:value-type="float">
            <text:p>0,1604937</text:p>
          </table:table-cell>
          <table:table-cell table:formula="of:=VAR([.B25:.AE25])" office:value-type="float" office:value="0.0000223995991827586" calcext:value-type="float">
            <text:p>2,23995991827586E-05</text:p>
          </table:table-cell>
          <table:table-cell table:formula="of:=STDEV([.B25:.AE25])" office:value-type="float" office:value="0.00473282148224066" calcext:value-type="float">
            <text:p>0,0047328215</text:p>
          </table:table-cell>
          <table:table-cell table:formula="of:=CONFIDENCE(0.95;[.AH25];30)" office:value-type="float" office:value="0.000054184364267111" calcext:value-type="float">
            <text:p>5,4184364267111E-05</text:p>
          </table:table-cell>
          <table:table-cell table:formula="of:=[.AF25]+[.AI25]" office:value-type="float" office:value="0.160547884364267" calcext:value-type="float">
            <text:p>0,1605478844</text:p>
          </table:table-cell>
          <table:table-cell table:formula="of:=[.AF25]-[.AI25]" office:value-type="float" office:value="0.160439515635733" calcext:value-type="float">
            <text:p>0,16043951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68159" calcext:value-type="float">
            <text:p>0,168159</text:p>
          </table:table-cell>
          <table:table-cell office:value-type="float" office:value="0.168202" calcext:value-type="float">
            <text:p>0,168202</text:p>
          </table:table-cell>
          <table:table-cell office:value-type="float" office:value="0.170238" calcext:value-type="float">
            <text:p>0,170238</text:p>
          </table:table-cell>
          <table:table-cell office:value-type="float" office:value="0.168562" calcext:value-type="float">
            <text:p>0,168562</text:p>
          </table:table-cell>
          <table:table-cell office:value-type="float" office:value="0.168113" calcext:value-type="float">
            <text:p>0,168113</text:p>
          </table:table-cell>
          <table:table-cell office:value-type="float" office:value="0.16807" calcext:value-type="float">
            <text:p>0,16807</text:p>
          </table:table-cell>
          <table:table-cell office:value-type="float" office:value="0.168173" calcext:value-type="float">
            <text:p>0,168173</text:p>
          </table:table-cell>
          <table:table-cell office:value-type="float" office:value="0.168881" calcext:value-type="float">
            <text:p>0,168881</text:p>
          </table:table-cell>
          <table:table-cell office:value-type="float" office:value="0.168622" calcext:value-type="float">
            <text:p>0,168622</text:p>
          </table:table-cell>
          <table:table-cell office:value-type="float" office:value="0.168278" calcext:value-type="float">
            <text:p>0,168278</text:p>
          </table:table-cell>
          <table:table-cell office:value-type="float" office:value="0.168687" calcext:value-type="float">
            <text:p>0,168687</text:p>
          </table:table-cell>
          <table:table-cell office:value-type="float" office:value="0.168605" calcext:value-type="float">
            <text:p>0,168605</text:p>
          </table:table-cell>
          <table:table-cell office:value-type="float" office:value="0.168719" calcext:value-type="float">
            <text:p>0,168719</text:p>
          </table:table-cell>
          <table:table-cell office:value-type="float" office:value="0.169126" calcext:value-type="float">
            <text:p>0,169126</text:p>
          </table:table-cell>
          <table:table-cell office:value-type="float" office:value="0.168108" calcext:value-type="float">
            <text:p>0,168108</text:p>
          </table:table-cell>
          <table:table-cell office:value-type="float" office:value="0.167957" calcext:value-type="float">
            <text:p>0,167957</text:p>
          </table:table-cell>
          <table:table-cell office:value-type="float" office:value="0.168294" calcext:value-type="float">
            <text:p>0,168294</text:p>
          </table:table-cell>
          <table:table-cell office:value-type="float" office:value="0.169479" calcext:value-type="float">
            <text:p>0,169479</text:p>
          </table:table-cell>
          <table:table-cell office:value-type="float" office:value="0.168494" calcext:value-type="float">
            <text:p>0,168494</text:p>
          </table:table-cell>
          <table:table-cell office:value-type="float" office:value="0.173569" calcext:value-type="float">
            <text:p>0,173569</text:p>
          </table:table-cell>
          <table:table-cell office:value-type="float" office:value="0.169537" calcext:value-type="float">
            <text:p>0,169537</text:p>
          </table:table-cell>
          <table:table-cell office:value-type="float" office:value="0.168052" calcext:value-type="float">
            <text:p>0,168052</text:p>
          </table:table-cell>
          <table:table-cell office:value-type="float" office:value="0.168816" calcext:value-type="float">
            <text:p>0,168816</text:p>
          </table:table-cell>
          <table:table-cell office:value-type="float" office:value="0.167856" calcext:value-type="float">
            <text:p>0,167856</text:p>
          </table:table-cell>
          <table:table-cell office:value-type="float" office:value="0.16953" calcext:value-type="float">
            <text:p>0,16953</text:p>
          </table:table-cell>
          <table:table-cell office:value-type="float" office:value="0.168364" calcext:value-type="float">
            <text:p>0,168364</text:p>
          </table:table-cell>
          <table:table-cell office:value-type="float" office:value="0.168401" calcext:value-type="float">
            <text:p>0,168401</text:p>
          </table:table-cell>
          <table:table-cell office:value-type="float" office:value="0.168307" calcext:value-type="float">
            <text:p>0,168307</text:p>
          </table:table-cell>
          <table:table-cell office:value-type="float" office:value="0.168112" calcext:value-type="float">
            <text:p>0,168112</text:p>
          </table:table-cell>
          <table:table-cell office:value-type="float" office:value="0.16846" calcext:value-type="float">
            <text:p>0,16846</text:p>
          </table:table-cell>
          <table:table-cell table:formula="of:=AVERAGE([.B26:.AE26])" office:value-type="float" office:value="0.1687257" calcext:value-type="float">
            <text:p>0,1687257</text:p>
          </table:table-cell>
          <table:table-cell table:formula="of:=VAR([.B26:.AE26])" office:value-type="float" office:value="0.00000113970890689656" calcext:value-type="float">
            <text:p>1,13970890689656E-06</text:p>
          </table:table-cell>
          <table:table-cell table:formula="of:=STDEV([.B26:.AE26])" office:value-type="float" office:value="0.0010675714996648" calcext:value-type="float">
            <text:p>0,0010675715</text:p>
          </table:table-cell>
          <table:table-cell table:formula="of:=CONFIDENCE(0.95;[.AH26];30)" office:value-type="float" office:value="0.0000122222406308969" calcext:value-type="float">
            <text:p>1,22222406308969E-05</text:p>
          </table:table-cell>
          <table:table-cell table:formula="of:=[.AF26]+[.AI26]" office:value-type="float" office:value="0.168737922240631" calcext:value-type="float">
            <text:p>0,1687379222</text:p>
          </table:table-cell>
          <table:table-cell table:formula="of:=[.AF26]-[.AI26]" office:value-type="float" office:value="0.168713477759369" calcext:value-type="float">
            <text:p>0,1687134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11571" calcext:value-type="float">
            <text:p>0,211571</text:p>
          </table:table-cell>
          <table:table-cell office:value-type="float" office:value="0.212574" calcext:value-type="float">
            <text:p>0,212574</text:p>
          </table:table-cell>
          <table:table-cell office:value-type="float" office:value="0.211881" calcext:value-type="float">
            <text:p>0,211881</text:p>
          </table:table-cell>
          <table:table-cell office:value-type="float" office:value="0.212384" calcext:value-type="float">
            <text:p>0,212384</text:p>
          </table:table-cell>
          <table:table-cell office:value-type="float" office:value="0.213116" calcext:value-type="float">
            <text:p>0,213116</text:p>
          </table:table-cell>
          <table:table-cell office:value-type="float" office:value="0.212225" calcext:value-type="float">
            <text:p>0,212225</text:p>
          </table:table-cell>
          <table:table-cell office:value-type="float" office:value="0.21245" calcext:value-type="float">
            <text:p>0,21245</text:p>
          </table:table-cell>
          <table:table-cell office:value-type="float" office:value="0.214557" calcext:value-type="float">
            <text:p>0,214557</text:p>
          </table:table-cell>
          <table:table-cell office:value-type="float" office:value="0.213075" calcext:value-type="float">
            <text:p>0,213075</text:p>
          </table:table-cell>
          <table:table-cell office:value-type="float" office:value="0.21309" calcext:value-type="float">
            <text:p>0,21309</text:p>
          </table:table-cell>
          <table:table-cell office:value-type="float" office:value="0.217713" calcext:value-type="float">
            <text:p>0,217713</text:p>
          </table:table-cell>
          <table:table-cell office:value-type="float" office:value="0.21229" calcext:value-type="float">
            <text:p>0,21229</text:p>
          </table:table-cell>
          <table:table-cell office:value-type="float" office:value="0.212145" calcext:value-type="float">
            <text:p>0,212145</text:p>
          </table:table-cell>
          <table:table-cell office:value-type="float" office:value="0.212032" calcext:value-type="float">
            <text:p>0,212032</text:p>
          </table:table-cell>
          <table:table-cell office:value-type="float" office:value="0.211845" calcext:value-type="float">
            <text:p>0,211845</text:p>
          </table:table-cell>
          <table:table-cell office:value-type="float" office:value="0.212203" calcext:value-type="float">
            <text:p>0,212203</text:p>
          </table:table-cell>
          <table:table-cell office:value-type="float" office:value="0.212028" calcext:value-type="float">
            <text:p>0,212028</text:p>
          </table:table-cell>
          <table:table-cell office:value-type="float" office:value="0.211675" calcext:value-type="float">
            <text:p>0,211675</text:p>
          </table:table-cell>
          <table:table-cell office:value-type="float" office:value="0.211967" calcext:value-type="float">
            <text:p>0,211967</text:p>
          </table:table-cell>
          <table:table-cell office:value-type="float" office:value="0.213576" calcext:value-type="float">
            <text:p>0,213576</text:p>
          </table:table-cell>
          <table:table-cell office:value-type="float" office:value="0.212271" calcext:value-type="float">
            <text:p>0,212271</text:p>
          </table:table-cell>
          <table:table-cell office:value-type="float" office:value="0.211982" calcext:value-type="float">
            <text:p>0,211982</text:p>
          </table:table-cell>
          <table:table-cell office:value-type="float" office:value="0.211877" calcext:value-type="float">
            <text:p>0,211877</text:p>
          </table:table-cell>
          <table:table-cell office:value-type="float" office:value="0.211668" calcext:value-type="float">
            <text:p>0,211668</text:p>
          </table:table-cell>
          <table:table-cell office:value-type="float" office:value="0.214126" calcext:value-type="float">
            <text:p>0,214126</text:p>
          </table:table-cell>
          <table:table-cell office:value-type="float" office:value="0.212001" calcext:value-type="float">
            <text:p>0,212001</text:p>
          </table:table-cell>
          <table:table-cell office:value-type="float" office:value="0.213899" calcext:value-type="float">
            <text:p>0,213899</text:p>
          </table:table-cell>
          <table:table-cell office:value-type="float" office:value="0.212404" calcext:value-type="float">
            <text:p>0,212404</text:p>
          </table:table-cell>
          <table:table-cell office:value-type="float" office:value="0.212097" calcext:value-type="float">
            <text:p>0,212097</text:p>
          </table:table-cell>
          <table:table-cell office:value-type="float" office:value="0.213776" calcext:value-type="float">
            <text:p>0,213776</text:p>
          </table:table-cell>
          <table:table-cell table:formula="of:=AVERAGE([.B27:.AE27])" office:value-type="float" office:value="0.212683266666667" calcext:value-type="float">
            <text:p>0,2126832667</text:p>
          </table:table-cell>
          <table:table-cell table:formula="of:=VAR([.B27:.AE27])" office:value-type="float" office:value="0.00000152079696091954" calcext:value-type="float">
            <text:p>1,52079696091954E-06</text:p>
          </table:table-cell>
          <table:table-cell table:formula="of:=STDEV([.B27:.AE27])" office:value-type="float" office:value="0.00123320596857116" calcext:value-type="float">
            <text:p>0,001233206</text:p>
          </table:table-cell>
          <table:table-cell table:formula="of:=CONFIDENCE(0.95;[.AH27];30)" office:value-type="float" office:value="0.0000141185298596558" calcext:value-type="float">
            <text:p>1,41185298596558E-05</text:p>
          </table:table-cell>
          <table:table-cell table:formula="of:=[.AF27]+[.AI27]" office:value-type="float" office:value="0.212697385196526" calcext:value-type="float">
            <text:p>0,2126973852</text:p>
          </table:table-cell>
          <table:table-cell table:formula="of:=[.AF27]-[.AI27]" office:value-type="float" office:value="0.212669148136807" calcext:value-type="float">
            <text:p>0,21266914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8418" calcext:value-type="float">
            <text:p>0,258418</text:p>
          </table:table-cell>
          <table:table-cell office:value-type="float" office:value="0.25809" calcext:value-type="float">
            <text:p>0,25809</text:p>
          </table:table-cell>
          <table:table-cell office:value-type="float" office:value="0.259592" calcext:value-type="float">
            <text:p>0,259592</text:p>
          </table:table-cell>
          <table:table-cell office:value-type="float" office:value="0.258269" calcext:value-type="float">
            <text:p>0,258269</text:p>
          </table:table-cell>
          <table:table-cell office:value-type="float" office:value="0.258435" calcext:value-type="float">
            <text:p>0,258435</text:p>
          </table:table-cell>
          <table:table-cell office:value-type="float" office:value="0.258532" calcext:value-type="float">
            <text:p>0,258532</text:p>
          </table:table-cell>
          <table:table-cell office:value-type="float" office:value="0.258089" calcext:value-type="float">
            <text:p>0,258089</text:p>
          </table:table-cell>
          <table:table-cell office:value-type="float" office:value="0.259328" calcext:value-type="float">
            <text:p>0,259328</text:p>
          </table:table-cell>
          <table:table-cell office:value-type="float" office:value="0.258542" calcext:value-type="float">
            <text:p>0,258542</text:p>
          </table:table-cell>
          <table:table-cell office:value-type="float" office:value="0.258985" calcext:value-type="float">
            <text:p>0,258985</text:p>
          </table:table-cell>
          <table:table-cell office:value-type="float" office:value="0.25876" calcext:value-type="float">
            <text:p>0,25876</text:p>
          </table:table-cell>
          <table:table-cell office:value-type="float" office:value="0.259039" calcext:value-type="float">
            <text:p>0,259039</text:p>
          </table:table-cell>
          <table:table-cell office:value-type="float" office:value="0.281035" calcext:value-type="float">
            <text:p>0,281035</text:p>
          </table:table-cell>
          <table:table-cell office:value-type="float" office:value="0.258833" calcext:value-type="float">
            <text:p>0,258833</text:p>
          </table:table-cell>
          <table:table-cell office:value-type="float" office:value="0.258518" calcext:value-type="float">
            <text:p>0,258518</text:p>
          </table:table-cell>
          <table:table-cell office:value-type="float" office:value="0.25878" calcext:value-type="float">
            <text:p>0,25878</text:p>
          </table:table-cell>
          <table:table-cell office:value-type="float" office:value="0.300205" calcext:value-type="float">
            <text:p>0,300205</text:p>
          </table:table-cell>
          <table:table-cell office:value-type="float" office:value="0.258548" calcext:value-type="float">
            <text:p>0,258548</text:p>
          </table:table-cell>
          <table:table-cell office:value-type="float" office:value="0.25866" calcext:value-type="float">
            <text:p>0,25866</text:p>
          </table:table-cell>
          <table:table-cell office:value-type="float" office:value="0.258106" calcext:value-type="float">
            <text:p>0,258106</text:p>
          </table:table-cell>
          <table:table-cell office:value-type="float" office:value="0.258885" calcext:value-type="float">
            <text:p>0,258885</text:p>
          </table:table-cell>
          <table:table-cell office:value-type="float" office:value="0.258236" calcext:value-type="float">
            <text:p>0,258236</text:p>
          </table:table-cell>
          <table:table-cell office:value-type="float" office:value="0.258826" calcext:value-type="float">
            <text:p>0,258826</text:p>
          </table:table-cell>
          <table:table-cell office:value-type="float" office:value="0.260627" calcext:value-type="float">
            <text:p>0,260627</text:p>
          </table:table-cell>
          <table:table-cell office:value-type="float" office:value="0.260213" calcext:value-type="float">
            <text:p>0,260213</text:p>
          </table:table-cell>
          <table:table-cell office:value-type="float" office:value="0.258607" calcext:value-type="float">
            <text:p>0,258607</text:p>
          </table:table-cell>
          <table:table-cell office:value-type="float" office:value="0.258372" calcext:value-type="float">
            <text:p>0,258372</text:p>
          </table:table-cell>
          <table:table-cell office:value-type="float" office:value="0.258436" calcext:value-type="float">
            <text:p>0,258436</text:p>
          </table:table-cell>
          <table:table-cell office:value-type="float" office:value="0.265825" calcext:value-type="float">
            <text:p>0,265825</text:p>
          </table:table-cell>
          <table:table-cell office:value-type="float" office:value="0.258407" calcext:value-type="float">
            <text:p>0,258407</text:p>
          </table:table-cell>
          <table:table-cell table:formula="of:=AVERAGE([.B28:.AE28])" office:value-type="float" office:value="0.2611066" calcext:value-type="float">
            <text:p>0,2611066</text:p>
          </table:table-cell>
          <table:table-cell table:formula="of:=VAR([.B28:.AE28])" office:value-type="float" office:value="0.000072690672662069" calcext:value-type="float">
            <text:p>7,2690672662069E-05</text:p>
          </table:table-cell>
          <table:table-cell table:formula="of:=STDEV([.B28:.AE28])" office:value-type="float" office:value="0.00852588251514581" calcext:value-type="float">
            <text:p>0,0085258825</text:p>
          </table:table-cell>
          <table:table-cell table:formula="of:=CONFIDENCE(0.95;[.AH28];30)" office:value-type="float" office:value="0.0000976097504697226" calcext:value-type="float">
            <text:p>9,76097504697226E-05</text:p>
          </table:table-cell>
          <table:table-cell table:formula="of:=[.AF28]+[.AI28]" office:value-type="float" office:value="0.26120420975047" calcext:value-type="float">
            <text:p>0,2612042098</text:p>
          </table:table-cell>
          <table:table-cell table:formula="of:=[.AF28]-[.AI28]" office:value-type="float" office:value="0.26100899024953" calcext:value-type="float">
            <text:p>0,26100899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0977" calcext:value-type="float">
            <text:p>0,330977</text:p>
          </table:table-cell>
          <table:table-cell office:value-type="float" office:value="0.331955" calcext:value-type="float">
            <text:p>0,331955</text:p>
          </table:table-cell>
          <table:table-cell office:value-type="float" office:value="0.331745" calcext:value-type="float">
            <text:p>0,331745</text:p>
          </table:table-cell>
          <table:table-cell office:value-type="float" office:value="0.332552" calcext:value-type="float">
            <text:p>0,332552</text:p>
          </table:table-cell>
          <table:table-cell office:value-type="float" office:value="0.330984" calcext:value-type="float">
            <text:p>0,330984</text:p>
          </table:table-cell>
          <table:table-cell office:value-type="float" office:value="0.334588" calcext:value-type="float">
            <text:p>0,334588</text:p>
          </table:table-cell>
          <table:table-cell office:value-type="float" office:value="0.334229" calcext:value-type="float">
            <text:p>0,334229</text:p>
          </table:table-cell>
          <table:table-cell office:value-type="float" office:value="0.330813" calcext:value-type="float">
            <text:p>0,330813</text:p>
          </table:table-cell>
          <table:table-cell office:value-type="float" office:value="0.330885" calcext:value-type="float">
            <text:p>0,330885</text:p>
          </table:table-cell>
          <table:table-cell office:value-type="float" office:value="0.330486" calcext:value-type="float">
            <text:p>0,330486</text:p>
          </table:table-cell>
          <table:table-cell office:value-type="float" office:value="0.33124" calcext:value-type="float">
            <text:p>0,33124</text:p>
          </table:table-cell>
          <table:table-cell office:value-type="float" office:value="0.337454" calcext:value-type="float">
            <text:p>0,337454</text:p>
          </table:table-cell>
          <table:table-cell office:value-type="float" office:value="0.331205" calcext:value-type="float">
            <text:p>0,331205</text:p>
          </table:table-cell>
          <table:table-cell office:value-type="float" office:value="0.330634" calcext:value-type="float">
            <text:p>0,330634</text:p>
          </table:table-cell>
          <table:table-cell office:value-type="float" office:value="0.330307" calcext:value-type="float">
            <text:p>0,330307</text:p>
          </table:table-cell>
          <table:table-cell office:value-type="float" office:value="0.330849" calcext:value-type="float">
            <text:p>0,330849</text:p>
          </table:table-cell>
          <table:table-cell office:value-type="float" office:value="0.331654" calcext:value-type="float">
            <text:p>0,331654</text:p>
          </table:table-cell>
          <table:table-cell office:value-type="float" office:value="0.331486" calcext:value-type="float">
            <text:p>0,331486</text:p>
          </table:table-cell>
          <table:table-cell office:value-type="float" office:value="0.330957" calcext:value-type="float">
            <text:p>0,330957</text:p>
          </table:table-cell>
          <table:table-cell office:value-type="float" office:value="0.33129" calcext:value-type="float">
            <text:p>0,33129</text:p>
          </table:table-cell>
          <table:table-cell office:value-type="float" office:value="0.33118" calcext:value-type="float">
            <text:p>0,33118</text:p>
          </table:table-cell>
          <table:table-cell office:value-type="float" office:value="0.332353" calcext:value-type="float">
            <text:p>0,332353</text:p>
          </table:table-cell>
          <table:table-cell office:value-type="float" office:value="0.330845" calcext:value-type="float">
            <text:p>0,330845</text:p>
          </table:table-cell>
          <table:table-cell office:value-type="float" office:value="0.330616" calcext:value-type="float">
            <text:p>0,330616</text:p>
          </table:table-cell>
          <table:table-cell office:value-type="float" office:value="0.331354" calcext:value-type="float">
            <text:p>0,331354</text:p>
          </table:table-cell>
          <table:table-cell office:value-type="float" office:value="0.330671" calcext:value-type="float">
            <text:p>0,330671</text:p>
          </table:table-cell>
          <table:table-cell office:value-type="float" office:value="0.332212" calcext:value-type="float">
            <text:p>0,332212</text:p>
          </table:table-cell>
          <table:table-cell office:value-type="float" office:value="0.330692" calcext:value-type="float">
            <text:p>0,330692</text:p>
          </table:table-cell>
          <table:table-cell office:value-type="float" office:value="0.330694" calcext:value-type="float">
            <text:p>0,330694</text:p>
          </table:table-cell>
          <table:table-cell office:value-type="float" office:value="0.33078" calcext:value-type="float">
            <text:p>0,33078</text:p>
          </table:table-cell>
          <table:table-cell table:formula="of:=AVERAGE([.B29:.AE29])" office:value-type="float" office:value="0.331589566666667" calcext:value-type="float">
            <text:p>0,3315895667</text:p>
          </table:table-cell>
          <table:table-cell table:formula="of:=VAR([.B29:.AE29])" office:value-type="float" office:value="0.00000221296370229886" calcext:value-type="float">
            <text:p>0,000002213</text:p>
          </table:table-cell>
          <table:table-cell table:formula="of:=STDEV([.B29:.AE29])" office:value-type="float" office:value="0.00148760334172079" calcext:value-type="float">
            <text:p>0,0014876033</text:p>
          </table:table-cell>
          <table:table-cell table:formula="of:=CONFIDENCE(0.95;[.AH29];30)" office:value-type="float" office:value="0.0000170310335294138" calcext:value-type="float">
            <text:p>0,000017031</text:p>
          </table:table-cell>
          <table:table-cell table:formula="of:=[.AF29]+[.AI29]" office:value-type="float" office:value="0.331606597700196" calcext:value-type="float">
            <text:p>0,3316065977</text:p>
          </table:table-cell>
          <table:table-cell table:formula="of:=[.AF29]-[.AI29]" office:value-type="float" office:value="0.331572535633137" calcext:value-type="float">
            <text:p>0,33157253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6109" calcext:value-type="float">
            <text:p>0,36109</text:p>
          </table:table-cell>
          <table:table-cell office:value-type="float" office:value="0.360934" calcext:value-type="float">
            <text:p>0,360934</text:p>
          </table:table-cell>
          <table:table-cell office:value-type="float" office:value="0.360593" calcext:value-type="float">
            <text:p>0,360593</text:p>
          </table:table-cell>
          <table:table-cell office:value-type="float" office:value="0.361242" calcext:value-type="float">
            <text:p>0,361242</text:p>
          </table:table-cell>
          <table:table-cell office:value-type="float" office:value="0.361741" calcext:value-type="float">
            <text:p>0,361741</text:p>
          </table:table-cell>
          <table:table-cell office:value-type="float" office:value="0.361471" calcext:value-type="float">
            <text:p>0,361471</text:p>
          </table:table-cell>
          <table:table-cell office:value-type="float" office:value="0.360799" calcext:value-type="float">
            <text:p>0,360799</text:p>
          </table:table-cell>
          <table:table-cell office:value-type="float" office:value="0.364479" calcext:value-type="float">
            <text:p>0,364479</text:p>
          </table:table-cell>
          <table:table-cell office:value-type="float" office:value="0.361704" calcext:value-type="float">
            <text:p>0,361704</text:p>
          </table:table-cell>
          <table:table-cell office:value-type="float" office:value="0.362043" calcext:value-type="float">
            <text:p>0,362043</text:p>
          </table:table-cell>
          <table:table-cell office:value-type="float" office:value="0.361367" calcext:value-type="float">
            <text:p>0,361367</text:p>
          </table:table-cell>
          <table:table-cell office:value-type="float" office:value="0.361254" calcext:value-type="float">
            <text:p>0,361254</text:p>
          </table:table-cell>
          <table:table-cell office:value-type="float" office:value="0.360965" calcext:value-type="float">
            <text:p>0,360965</text:p>
          </table:table-cell>
          <table:table-cell office:value-type="float" office:value="0.360944" calcext:value-type="float">
            <text:p>0,360944</text:p>
          </table:table-cell>
          <table:table-cell office:value-type="float" office:value="0.360637" calcext:value-type="float">
            <text:p>0,360637</text:p>
          </table:table-cell>
          <table:table-cell office:value-type="float" office:value="0.360743" calcext:value-type="float">
            <text:p>0,360743</text:p>
          </table:table-cell>
          <table:table-cell office:value-type="float" office:value="0.361496" calcext:value-type="float">
            <text:p>0,361496</text:p>
          </table:table-cell>
          <table:table-cell office:value-type="float" office:value="0.361139" calcext:value-type="float">
            <text:p>0,361139</text:p>
          </table:table-cell>
          <table:table-cell office:value-type="float" office:value="0.36094" calcext:value-type="float">
            <text:p>0,36094</text:p>
          </table:table-cell>
          <table:table-cell office:value-type="float" office:value="0.360317" calcext:value-type="float">
            <text:p>0,360317</text:p>
          </table:table-cell>
          <table:table-cell office:value-type="float" office:value="0.374635" calcext:value-type="float">
            <text:p>0,374635</text:p>
          </table:table-cell>
          <table:table-cell office:value-type="float" office:value="0.362681" calcext:value-type="float">
            <text:p>0,362681</text:p>
          </table:table-cell>
          <table:table-cell office:value-type="float" office:value="0.36227" calcext:value-type="float">
            <text:p>0,36227</text:p>
          </table:table-cell>
          <table:table-cell office:value-type="float" office:value="0.363752" calcext:value-type="float">
            <text:p>0,363752</text:p>
          </table:table-cell>
          <table:table-cell office:value-type="float" office:value="0.361013" calcext:value-type="float">
            <text:p>0,361013</text:p>
          </table:table-cell>
          <table:table-cell office:value-type="float" office:value="0.361938" calcext:value-type="float">
            <text:p>0,361938</text:p>
          </table:table-cell>
          <table:table-cell office:value-type="float" office:value="0.402009" calcext:value-type="float">
            <text:p>0,402009</text:p>
          </table:table-cell>
          <table:table-cell office:value-type="float" office:value="0.365253" calcext:value-type="float">
            <text:p>0,365253</text:p>
          </table:table-cell>
          <table:table-cell office:value-type="float" office:value="0.36082" calcext:value-type="float">
            <text:p>0,36082</text:p>
          </table:table-cell>
          <table:table-cell office:value-type="float" office:value="0.363522" calcext:value-type="float">
            <text:p>0,363522</text:p>
          </table:table-cell>
          <table:table-cell table:formula="of:=AVERAGE([.B30:.AE30])" office:value-type="float" office:value="0.3634597" calcext:value-type="float">
            <text:p>0,3634597</text:p>
          </table:table-cell>
          <table:table-cell table:formula="of:=VAR([.B30:.AE30])" office:value-type="float" office:value="0.0000599790469758621" calcext:value-type="float">
            <text:p>0,000059979</text:p>
          </table:table-cell>
          <table:table-cell table:formula="of:=STDEV([.B30:.AE30])" office:value-type="float" office:value="0.00774461406242184" calcext:value-type="float">
            <text:p>0,0077446141</text:p>
          </table:table-cell>
          <table:table-cell table:formula="of:=CONFIDENCE(0.95;[.AH30];30)" office:value-type="float" office:value="0.0000886652900476159" calcext:value-type="float">
            <text:p>8,86652900476159E-05</text:p>
          </table:table-cell>
          <table:table-cell table:formula="of:=[.AF30]+[.AI30]" office:value-type="float" office:value="0.363548365290048" calcext:value-type="float">
            <text:p>0,3635483653</text:p>
          </table:table-cell>
          <table:table-cell table:formula="of:=[.AF30]-[.AI30]" office:value-type="float" office:value="0.363371034709952" calcext:value-type="float">
            <text:p>0,36337103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07599" calcext:value-type="float">
            <text:p>0,407599</text:p>
          </table:table-cell>
          <table:table-cell office:value-type="float" office:value="0.408301" calcext:value-type="float">
            <text:p>0,408301</text:p>
          </table:table-cell>
          <table:table-cell office:value-type="float" office:value="0.408047" calcext:value-type="float">
            <text:p>0,408047</text:p>
          </table:table-cell>
          <table:table-cell office:value-type="float" office:value="0.407672" calcext:value-type="float">
            <text:p>0,407672</text:p>
          </table:table-cell>
          <table:table-cell office:value-type="float" office:value="0.407203" calcext:value-type="float">
            <text:p>0,407203</text:p>
          </table:table-cell>
          <table:table-cell office:value-type="float" office:value="0.40808" calcext:value-type="float">
            <text:p>0,40808</text:p>
          </table:table-cell>
          <table:table-cell office:value-type="float" office:value="0.412968" calcext:value-type="float">
            <text:p>0,412968</text:p>
          </table:table-cell>
          <table:table-cell office:value-type="float" office:value="0.407664" calcext:value-type="float">
            <text:p>0,407664</text:p>
          </table:table-cell>
          <table:table-cell office:value-type="float" office:value="0.408357" calcext:value-type="float">
            <text:p>0,408357</text:p>
          </table:table-cell>
          <table:table-cell office:value-type="float" office:value="0.40801" calcext:value-type="float">
            <text:p>0,40801</text:p>
          </table:table-cell>
          <table:table-cell office:value-type="float" office:value="0.407481" calcext:value-type="float">
            <text:p>0,407481</text:p>
          </table:table-cell>
          <table:table-cell office:value-type="float" office:value="0.407721" calcext:value-type="float">
            <text:p>0,407721</text:p>
          </table:table-cell>
          <table:table-cell office:value-type="float" office:value="0.408185" calcext:value-type="float">
            <text:p>0,408185</text:p>
          </table:table-cell>
          <table:table-cell office:value-type="float" office:value="0.407899" calcext:value-type="float">
            <text:p>0,407899</text:p>
          </table:table-cell>
          <table:table-cell office:value-type="float" office:value="0.408317" calcext:value-type="float">
            <text:p>0,408317</text:p>
          </table:table-cell>
          <table:table-cell office:value-type="float" office:value="0.410232" calcext:value-type="float">
            <text:p>0,410232</text:p>
          </table:table-cell>
          <table:table-cell office:value-type="float" office:value="0.407216" calcext:value-type="float">
            <text:p>0,407216</text:p>
          </table:table-cell>
          <table:table-cell office:value-type="float" office:value="0.408037" calcext:value-type="float">
            <text:p>0,408037</text:p>
          </table:table-cell>
          <table:table-cell office:value-type="float" office:value="0.407793" calcext:value-type="float">
            <text:p>0,407793</text:p>
          </table:table-cell>
          <table:table-cell office:value-type="float" office:value="0.407856" calcext:value-type="float">
            <text:p>0,407856</text:p>
          </table:table-cell>
          <table:table-cell office:value-type="float" office:value="0.408011" calcext:value-type="float">
            <text:p>0,408011</text:p>
          </table:table-cell>
          <table:table-cell office:value-type="float" office:value="0.408955" calcext:value-type="float">
            <text:p>0,408955</text:p>
          </table:table-cell>
          <table:table-cell office:value-type="float" office:value="0.408371" calcext:value-type="float">
            <text:p>0,408371</text:p>
          </table:table-cell>
          <table:table-cell office:value-type="float" office:value="0.410307" calcext:value-type="float">
            <text:p>0,410307</text:p>
          </table:table-cell>
          <table:table-cell office:value-type="float" office:value="0.408" calcext:value-type="float">
            <text:p>0,408</text:p>
          </table:table-cell>
          <table:table-cell office:value-type="float" office:value="0.409887" calcext:value-type="float">
            <text:p>0,409887</text:p>
          </table:table-cell>
          <table:table-cell office:value-type="float" office:value="0.407066" calcext:value-type="float">
            <text:p>0,407066</text:p>
          </table:table-cell>
          <table:table-cell office:value-type="float" office:value="0.408814" calcext:value-type="float">
            <text:p>0,408814</text:p>
          </table:table-cell>
          <table:table-cell office:value-type="float" office:value="0.407113" calcext:value-type="float">
            <text:p>0,407113</text:p>
          </table:table-cell>
          <table:table-cell office:value-type="float" office:value="0.413841" calcext:value-type="float">
            <text:p>0,413841</text:p>
          </table:table-cell>
          <table:table-cell table:formula="of:=AVERAGE([.B31:.AE31])" office:value-type="float" office:value="0.4085001" calcext:value-type="float">
            <text:p>0,4085001</text:p>
          </table:table-cell>
          <table:table-cell table:formula="of:=VAR([.B31:.AE31])" office:value-type="float" office:value="0.00000244643554137931" calcext:value-type="float">
            <text:p>2,44643554137931E-06</text:p>
          </table:table-cell>
          <table:table-cell table:formula="of:=STDEV([.B31:.AE31])" office:value-type="float" office:value="0.00156410854526766" calcext:value-type="float">
            <text:p>0,0015641085</text:p>
          </table:table-cell>
          <table:table-cell table:formula="of:=CONFIDENCE(0.95;[.AH31];30)" office:value-type="float" office:value="0.0000179069139810362" calcext:value-type="float">
            <text:p>1,79069139810362E-05</text:p>
          </table:table-cell>
          <table:table-cell table:formula="of:=[.AF31]+[.AI31]" office:value-type="float" office:value="0.408518006913981" calcext:value-type="float">
            <text:p>0,4085180069</text:p>
          </table:table-cell>
          <table:table-cell table:formula="of:=[.AF31]-[.AI31]" office:value-type="float" office:value="0.408482193086019" calcext:value-type="float">
            <text:p>0,40848219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26525" calcext:value-type="float">
            <text:p>0,426525</text:p>
          </table:table-cell>
          <table:table-cell office:value-type="float" office:value="0.427076" calcext:value-type="float">
            <text:p>0,427076</text:p>
          </table:table-cell>
          <table:table-cell office:value-type="float" office:value="0.428816" calcext:value-type="float">
            <text:p>0,428816</text:p>
          </table:table-cell>
          <table:table-cell office:value-type="float" office:value="0.426677" calcext:value-type="float">
            <text:p>0,426677</text:p>
          </table:table-cell>
          <table:table-cell office:value-type="float" office:value="0.427402" calcext:value-type="float">
            <text:p>0,427402</text:p>
          </table:table-cell>
          <table:table-cell office:value-type="float" office:value="0.426259" calcext:value-type="float">
            <text:p>0,426259</text:p>
          </table:table-cell>
          <table:table-cell office:value-type="float" office:value="0.42591" calcext:value-type="float">
            <text:p>0,42591</text:p>
          </table:table-cell>
          <table:table-cell office:value-type="float" office:value="0.426661" calcext:value-type="float">
            <text:p>0,426661</text:p>
          </table:table-cell>
          <table:table-cell office:value-type="float" office:value="0.426063" calcext:value-type="float">
            <text:p>0,426063</text:p>
          </table:table-cell>
          <table:table-cell office:value-type="float" office:value="0.425854" calcext:value-type="float">
            <text:p>0,425854</text:p>
          </table:table-cell>
          <table:table-cell office:value-type="float" office:value="0.429516" calcext:value-type="float">
            <text:p>0,429516</text:p>
          </table:table-cell>
          <table:table-cell office:value-type="float" office:value="0.428908" calcext:value-type="float">
            <text:p>0,428908</text:p>
          </table:table-cell>
          <table:table-cell office:value-type="float" office:value="0.426158" calcext:value-type="float">
            <text:p>0,426158</text:p>
          </table:table-cell>
          <table:table-cell office:value-type="float" office:value="0.425989" calcext:value-type="float">
            <text:p>0,425989</text:p>
          </table:table-cell>
          <table:table-cell office:value-type="float" office:value="0.426664" calcext:value-type="float">
            <text:p>0,426664</text:p>
          </table:table-cell>
          <table:table-cell office:value-type="float" office:value="0.425942" calcext:value-type="float">
            <text:p>0,425942</text:p>
          </table:table-cell>
          <table:table-cell office:value-type="float" office:value="0.427346" calcext:value-type="float">
            <text:p>0,427346</text:p>
          </table:table-cell>
          <table:table-cell office:value-type="float" office:value="0.433301" calcext:value-type="float">
            <text:p>0,433301</text:p>
          </table:table-cell>
          <table:table-cell office:value-type="float" office:value="0.432154" calcext:value-type="float">
            <text:p>0,432154</text:p>
          </table:table-cell>
          <table:table-cell office:value-type="float" office:value="0.42775" calcext:value-type="float">
            <text:p>0,42775</text:p>
          </table:table-cell>
          <table:table-cell office:value-type="float" office:value="0.429831" calcext:value-type="float">
            <text:p>0,429831</text:p>
          </table:table-cell>
          <table:table-cell office:value-type="float" office:value="0.42595" calcext:value-type="float">
            <text:p>0,42595</text:p>
          </table:table-cell>
          <table:table-cell office:value-type="float" office:value="0.426254" calcext:value-type="float">
            <text:p>0,426254</text:p>
          </table:table-cell>
          <table:table-cell office:value-type="float" office:value="0.425803" calcext:value-type="float">
            <text:p>0,425803</text:p>
          </table:table-cell>
          <table:table-cell office:value-type="float" office:value="0.425747" calcext:value-type="float">
            <text:p>0,425747</text:p>
          </table:table-cell>
          <table:table-cell office:value-type="float" office:value="0.426859" calcext:value-type="float">
            <text:p>0,426859</text:p>
          </table:table-cell>
          <table:table-cell office:value-type="float" office:value="0.434445" calcext:value-type="float">
            <text:p>0,434445</text:p>
          </table:table-cell>
          <table:table-cell office:value-type="float" office:value="0.428907" calcext:value-type="float">
            <text:p>0,428907</text:p>
          </table:table-cell>
          <table:table-cell office:value-type="float" office:value="0.428766" calcext:value-type="float">
            <text:p>0,428766</text:p>
          </table:table-cell>
          <table:table-cell office:value-type="float" office:value="0.429311" calcext:value-type="float">
            <text:p>0,429311</text:p>
          </table:table-cell>
          <table:table-cell table:formula="of:=AVERAGE([.B32:.AE32])" office:value-type="float" office:value="0.427761466666667" calcext:value-type="float">
            <text:p>0,4277614667</text:p>
          </table:table-cell>
          <table:table-cell table:formula="of:=VAR([.B32:.AE32])" office:value-type="float" office:value="0.00000519126405057471" calcext:value-type="float">
            <text:p>5,19126405057471E-06</text:p>
          </table:table-cell>
          <table:table-cell table:formula="of:=STDEV([.B32:.AE32])" office:value-type="float" office:value="0.0022784345613984" calcext:value-type="float">
            <text:p>0,0022784346</text:p>
          </table:table-cell>
          <table:table-cell table:formula="of:=CONFIDENCE(0.95;[.AH32];30)" office:value-type="float" office:value="0.000026084974617538" calcext:value-type="float">
            <text:p>0,000026085</text:p>
          </table:table-cell>
          <table:table-cell table:formula="of:=[.AF32]+[.AI32]" office:value-type="float" office:value="0.427787551641284" calcext:value-type="float">
            <text:p>0,4277875516</text:p>
          </table:table-cell>
          <table:table-cell table:formula="of:=[.AF32]-[.AI32]" office:value-type="float" office:value="0.427735381692049" calcext:value-type="float">
            <text:p>0,42773538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90298" calcext:value-type="float">
            <text:p>0,490298</text:p>
          </table:table-cell>
          <table:table-cell office:value-type="float" office:value="0.489074" calcext:value-type="float">
            <text:p>0,489074</text:p>
          </table:table-cell>
          <table:table-cell office:value-type="float" office:value="0.489762" calcext:value-type="float">
            <text:p>0,489762</text:p>
          </table:table-cell>
          <table:table-cell office:value-type="float" office:value="0.490624" calcext:value-type="float">
            <text:p>0,490624</text:p>
          </table:table-cell>
          <table:table-cell office:value-type="float" office:value="0.490289" calcext:value-type="float">
            <text:p>0,490289</text:p>
          </table:table-cell>
          <table:table-cell office:value-type="float" office:value="0.493212" calcext:value-type="float">
            <text:p>0,493212</text:p>
          </table:table-cell>
          <table:table-cell office:value-type="float" office:value="0.490023" calcext:value-type="float">
            <text:p>0,490023</text:p>
          </table:table-cell>
          <table:table-cell office:value-type="float" office:value="0.490297" calcext:value-type="float">
            <text:p>0,490297</text:p>
          </table:table-cell>
          <table:table-cell office:value-type="float" office:value="0.489288" calcext:value-type="float">
            <text:p>0,489288</text:p>
          </table:table-cell>
          <table:table-cell office:value-type="float" office:value="0.489491" calcext:value-type="float">
            <text:p>0,489491</text:p>
          </table:table-cell>
          <table:table-cell office:value-type="float" office:value="0.489554" calcext:value-type="float">
            <text:p>0,489554</text:p>
          </table:table-cell>
          <table:table-cell office:value-type="float" office:value="0.489253" calcext:value-type="float">
            <text:p>0,489253</text:p>
          </table:table-cell>
          <table:table-cell office:value-type="float" office:value="0.490306" calcext:value-type="float">
            <text:p>0,490306</text:p>
          </table:table-cell>
          <table:table-cell office:value-type="float" office:value="0.490425" calcext:value-type="float">
            <text:p>0,490425</text:p>
          </table:table-cell>
          <table:table-cell office:value-type="float" office:value="0.489726" calcext:value-type="float">
            <text:p>0,489726</text:p>
          </table:table-cell>
          <table:table-cell office:value-type="float" office:value="0.489243" calcext:value-type="float">
            <text:p>0,489243</text:p>
          </table:table-cell>
          <table:table-cell office:value-type="float" office:value="0.489308" calcext:value-type="float">
            <text:p>0,489308</text:p>
          </table:table-cell>
          <table:table-cell office:value-type="float" office:value="0.49344" calcext:value-type="float">
            <text:p>0,49344</text:p>
          </table:table-cell>
          <table:table-cell office:value-type="float" office:value="0.491678" calcext:value-type="float">
            <text:p>0,491678</text:p>
          </table:table-cell>
          <table:table-cell office:value-type="float" office:value="0.488962" calcext:value-type="float">
            <text:p>0,488962</text:p>
          </table:table-cell>
          <table:table-cell office:value-type="float" office:value="0.489876" calcext:value-type="float">
            <text:p>0,489876</text:p>
          </table:table-cell>
          <table:table-cell office:value-type="float" office:value="0.489237" calcext:value-type="float">
            <text:p>0,489237</text:p>
          </table:table-cell>
          <table:table-cell office:value-type="float" office:value="0.489215" calcext:value-type="float">
            <text:p>0,489215</text:p>
          </table:table-cell>
          <table:table-cell office:value-type="float" office:value="0.490935" calcext:value-type="float">
            <text:p>0,490935</text:p>
          </table:table-cell>
          <table:table-cell office:value-type="float" office:value="0.489803" calcext:value-type="float">
            <text:p>0,489803</text:p>
          </table:table-cell>
          <table:table-cell office:value-type="float" office:value="0.489852" calcext:value-type="float">
            <text:p>0,489852</text:p>
          </table:table-cell>
          <table:table-cell office:value-type="float" office:value="0.489956" calcext:value-type="float">
            <text:p>0,489956</text:p>
          </table:table-cell>
          <table:table-cell office:value-type="float" office:value="0.491542" calcext:value-type="float">
            <text:p>0,491542</text:p>
          </table:table-cell>
          <table:table-cell office:value-type="float" office:value="0.48981" calcext:value-type="float">
            <text:p>0,48981</text:p>
          </table:table-cell>
          <table:table-cell office:value-type="float" office:value="0.489965" calcext:value-type="float">
            <text:p>0,489965</text:p>
          </table:table-cell>
          <table:table-cell table:formula="of:=AVERAGE([.B33:.AE33])" office:value-type="float" office:value="0.490148133333333" calcext:value-type="float">
            <text:p>0,4901481333</text:p>
          </table:table-cell>
          <table:table-cell table:formula="of:=VAR([.B33:.AE33])" office:value-type="float" office:value="0.00000118758136091955" calcext:value-type="float">
            <text:p>1,18758136091955E-06</text:p>
          </table:table-cell>
          <table:table-cell table:formula="of:=STDEV([.B33:.AE33])" office:value-type="float" office:value="0.0010897620661959" calcext:value-type="float">
            <text:p>0,0010897621</text:p>
          </table:table-cell>
          <table:table-cell table:formula="of:=CONFIDENCE(0.95;[.AH33];30)" office:value-type="float" office:value="0.0000124762924147485" calcext:value-type="float">
            <text:p>1,24762924147485E-05</text:p>
          </table:table-cell>
          <table:table-cell table:formula="of:=[.AF33]+[.AI33]" office:value-type="float" office:value="0.490160609625748" calcext:value-type="float">
            <text:p>0,4901606096</text:p>
          </table:table-cell>
          <table:table-cell table:formula="of:=[.AF33]-[.AI33]" office:value-type="float" office:value="0.490135657040919" calcext:value-type="float">
            <text:p>0,4901356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07161" calcext:value-type="float">
            <text:p>0,507161</text:p>
          </table:table-cell>
          <table:table-cell office:value-type="float" office:value="0.507337" calcext:value-type="float">
            <text:p>0,507337</text:p>
          </table:table-cell>
          <table:table-cell office:value-type="float" office:value="0.511822" calcext:value-type="float">
            <text:p>0,511822</text:p>
          </table:table-cell>
          <table:table-cell office:value-type="float" office:value="0.507593" calcext:value-type="float">
            <text:p>0,507593</text:p>
          </table:table-cell>
          <table:table-cell office:value-type="float" office:value="0.508544" calcext:value-type="float">
            <text:p>0,508544</text:p>
          </table:table-cell>
          <table:table-cell office:value-type="float" office:value="0.506798" calcext:value-type="float">
            <text:p>0,506798</text:p>
          </table:table-cell>
          <table:table-cell office:value-type="float" office:value="0.507618" calcext:value-type="float">
            <text:p>0,507618</text:p>
          </table:table-cell>
          <table:table-cell office:value-type="float" office:value="0.507152" calcext:value-type="float">
            <text:p>0,507152</text:p>
          </table:table-cell>
          <table:table-cell office:value-type="float" office:value="0.50828" calcext:value-type="float">
            <text:p>0,50828</text:p>
          </table:table-cell>
          <table:table-cell office:value-type="float" office:value="0.507869" calcext:value-type="float">
            <text:p>0,507869</text:p>
          </table:table-cell>
          <table:table-cell office:value-type="float" office:value="0.507332" calcext:value-type="float">
            <text:p>0,507332</text:p>
          </table:table-cell>
          <table:table-cell office:value-type="float" office:value="0.507297" calcext:value-type="float">
            <text:p>0,507297</text:p>
          </table:table-cell>
          <table:table-cell office:value-type="float" office:value="0.507857" calcext:value-type="float">
            <text:p>0,507857</text:p>
          </table:table-cell>
          <table:table-cell office:value-type="float" office:value="0.506841" calcext:value-type="float">
            <text:p>0,506841</text:p>
          </table:table-cell>
          <table:table-cell office:value-type="float" office:value="0.507118" calcext:value-type="float">
            <text:p>0,507118</text:p>
          </table:table-cell>
          <table:table-cell office:value-type="float" office:value="0.506602" calcext:value-type="float">
            <text:p>0,506602</text:p>
          </table:table-cell>
          <table:table-cell office:value-type="float" office:value="0.508144" calcext:value-type="float">
            <text:p>0,508144</text:p>
          </table:table-cell>
          <table:table-cell office:value-type="float" office:value="0.507757" calcext:value-type="float">
            <text:p>0,507757</text:p>
          </table:table-cell>
          <table:table-cell office:value-type="float" office:value="0.507997" calcext:value-type="float">
            <text:p>0,507997</text:p>
          </table:table-cell>
          <table:table-cell office:value-type="float" office:value="0.509001" calcext:value-type="float">
            <text:p>0,509001</text:p>
          </table:table-cell>
          <table:table-cell office:value-type="float" office:value="0.513482" calcext:value-type="float">
            <text:p>0,513482</text:p>
          </table:table-cell>
          <table:table-cell office:value-type="float" office:value="0.506989" calcext:value-type="float">
            <text:p>0,506989</text:p>
          </table:table-cell>
          <table:table-cell office:value-type="float" office:value="0.507086" calcext:value-type="float">
            <text:p>0,507086</text:p>
          </table:table-cell>
          <table:table-cell office:value-type="float" office:value="0.507775" calcext:value-type="float">
            <text:p>0,507775</text:p>
          </table:table-cell>
          <table:table-cell office:value-type="float" office:value="0.507016" calcext:value-type="float">
            <text:p>0,507016</text:p>
          </table:table-cell>
          <table:table-cell office:value-type="float" office:value="0.508652" calcext:value-type="float">
            <text:p>0,508652</text:p>
          </table:table-cell>
          <table:table-cell office:value-type="float" office:value="0.50827" calcext:value-type="float">
            <text:p>0,50827</text:p>
          </table:table-cell>
          <table:table-cell office:value-type="float" office:value="0.508268" calcext:value-type="float">
            <text:p>0,508268</text:p>
          </table:table-cell>
          <table:table-cell office:value-type="float" office:value="0.508005" calcext:value-type="float">
            <text:p>0,508005</text:p>
          </table:table-cell>
          <table:table-cell office:value-type="float" office:value="0.507552" calcext:value-type="float">
            <text:p>0,507552</text:p>
          </table:table-cell>
          <table:table-cell table:formula="of:=AVERAGE([.B34:.AE34])" office:value-type="float" office:value="0.507973833333333" calcext:value-type="float">
            <text:p>0,5079738333</text:p>
          </table:table-cell>
          <table:table-cell table:formula="of:=VAR([.B34:.AE34])" office:value-type="float" office:value="0.00000201431641954023" calcext:value-type="float">
            <text:p>2,01431641954023E-06</text:p>
          </table:table-cell>
          <table:table-cell table:formula="of:=STDEV([.B34:.AE34])" office:value-type="float" office:value="0.00141926615528598" calcext:value-type="float">
            <text:p>0,0014192662</text:p>
          </table:table-cell>
          <table:table-cell table:formula="of:=CONFIDENCE(0.95;[.AH34];30)" office:value-type="float" office:value="0.0000162486657564759" calcext:value-type="float">
            <text:p>1,62486657564759E-05</text:p>
          </table:table-cell>
          <table:table-cell table:formula="of:=[.AF34]+[.AI34]" office:value-type="float" office:value="0.50799008199909" calcext:value-type="float">
            <text:p>0,507990082</text:p>
          </table:table-cell>
          <table:table-cell table:formula="of:=[.AF34]-[.AI34]" office:value-type="float" office:value="0.507957584667577" calcext:value-type="float">
            <text:p>0,50795758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26422" calcext:value-type="float">
            <text:p>0,526422</text:p>
          </table:table-cell>
          <table:table-cell office:value-type="float" office:value="0.526893" calcext:value-type="float">
            <text:p>0,526893</text:p>
          </table:table-cell>
          <table:table-cell office:value-type="float" office:value="0.527277" calcext:value-type="float">
            <text:p>0,527277</text:p>
          </table:table-cell>
          <table:table-cell office:value-type="float" office:value="0.537401" calcext:value-type="float">
            <text:p>0,537401</text:p>
          </table:table-cell>
          <table:table-cell office:value-type="float" office:value="0.526609" calcext:value-type="float">
            <text:p>0,526609</text:p>
          </table:table-cell>
          <table:table-cell office:value-type="float" office:value="0.526684" calcext:value-type="float">
            <text:p>0,526684</text:p>
          </table:table-cell>
          <table:table-cell office:value-type="float" office:value="0.526598" calcext:value-type="float">
            <text:p>0,526598</text:p>
          </table:table-cell>
          <table:table-cell office:value-type="float" office:value="0.525917" calcext:value-type="float">
            <text:p>0,525917</text:p>
          </table:table-cell>
          <table:table-cell office:value-type="float" office:value="0.525984" calcext:value-type="float">
            <text:p>0,525984</text:p>
          </table:table-cell>
          <table:table-cell office:value-type="float" office:value="0.526401" calcext:value-type="float">
            <text:p>0,526401</text:p>
          </table:table-cell>
          <table:table-cell office:value-type="float" office:value="0.52745" calcext:value-type="float">
            <text:p>0,52745</text:p>
          </table:table-cell>
          <table:table-cell office:value-type="float" office:value="0.526943" calcext:value-type="float">
            <text:p>0,526943</text:p>
          </table:table-cell>
          <table:table-cell office:value-type="float" office:value="0.526273" calcext:value-type="float">
            <text:p>0,526273</text:p>
          </table:table-cell>
          <table:table-cell office:value-type="float" office:value="0.527735" calcext:value-type="float">
            <text:p>0,527735</text:p>
          </table:table-cell>
          <table:table-cell office:value-type="float" office:value="0.537327" calcext:value-type="float">
            <text:p>0,537327</text:p>
          </table:table-cell>
          <table:table-cell office:value-type="float" office:value="0.526168" calcext:value-type="float">
            <text:p>0,526168</text:p>
          </table:table-cell>
          <table:table-cell office:value-type="float" office:value="0.526468" calcext:value-type="float">
            <text:p>0,526468</text:p>
          </table:table-cell>
          <table:table-cell office:value-type="float" office:value="0.528343" calcext:value-type="float">
            <text:p>0,528343</text:p>
          </table:table-cell>
          <table:table-cell office:value-type="float" office:value="0.52686" calcext:value-type="float">
            <text:p>0,52686</text:p>
          </table:table-cell>
          <table:table-cell office:value-type="float" office:value="0.527176" calcext:value-type="float">
            <text:p>0,527176</text:p>
          </table:table-cell>
          <table:table-cell office:value-type="float" office:value="0.527926" calcext:value-type="float">
            <text:p>0,527926</text:p>
          </table:table-cell>
          <table:table-cell office:value-type="float" office:value="0.573685" calcext:value-type="float">
            <text:p>0,573685</text:p>
          </table:table-cell>
          <table:table-cell office:value-type="float" office:value="0.526584" calcext:value-type="float">
            <text:p>0,526584</text:p>
          </table:table-cell>
          <table:table-cell office:value-type="float" office:value="0.527036" calcext:value-type="float">
            <text:p>0,527036</text:p>
          </table:table-cell>
          <table:table-cell office:value-type="float" office:value="0.527964" calcext:value-type="float">
            <text:p>0,527964</text:p>
          </table:table-cell>
          <table:table-cell office:value-type="float" office:value="0.527567" calcext:value-type="float">
            <text:p>0,527567</text:p>
          </table:table-cell>
          <table:table-cell office:value-type="float" office:value="0.5262" calcext:value-type="float">
            <text:p>0,5262</text:p>
          </table:table-cell>
          <table:table-cell office:value-type="float" office:value="0.525658" calcext:value-type="float">
            <text:p>0,525658</text:p>
          </table:table-cell>
          <table:table-cell office:value-type="float" office:value="0.529492" calcext:value-type="float">
            <text:p>0,529492</text:p>
          </table:table-cell>
          <table:table-cell office:value-type="float" office:value="0.526673" calcext:value-type="float">
            <text:p>0,526673</text:p>
          </table:table-cell>
          <table:table-cell table:formula="of:=AVERAGE([.B35:.AE35])" office:value-type="float" office:value="0.529190466666667" calcext:value-type="float">
            <text:p>0,5291904667</text:p>
          </table:table-cell>
          <table:table-cell table:formula="of:=VAR([.B35:.AE35])" office:value-type="float" office:value="0.0000782385421885059" calcext:value-type="float">
            <text:p>7,82385421885059E-05</text:p>
          </table:table-cell>
          <table:table-cell table:formula="of:=STDEV([.B35:.AE35])" office:value-type="float" office:value="0.00884525534897133" calcext:value-type="float">
            <text:p>0,0088452553</text:p>
          </table:table-cell>
          <table:table-cell table:formula="of:=CONFIDENCE(0.95;[.AH35];30)" office:value-type="float" office:value="0.000101266134728025" calcext:value-type="float">
            <text:p>0,0001012661</text:p>
          </table:table-cell>
          <table:table-cell table:formula="of:=[.AF35]+[.AI35]" office:value-type="float" office:value="0.529291732801395" calcext:value-type="float">
            <text:p>0,5292917328</text:p>
          </table:table-cell>
          <table:table-cell table:formula="of:=[.AF35]-[.AI35]" office:value-type="float" office:value="0.529089200531939" calcext:value-type="float">
            <text:p>0,52908920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38334" calcext:value-type="float">
            <text:p>0,638334</text:p>
          </table:table-cell>
          <table:table-cell office:value-type="float" office:value="0.548335" calcext:value-type="float">
            <text:p>0,548335</text:p>
          </table:table-cell>
          <table:table-cell office:value-type="float" office:value="0.546413" calcext:value-type="float">
            <text:p>0,546413</text:p>
          </table:table-cell>
          <table:table-cell office:value-type="float" office:value="0.546723" calcext:value-type="float">
            <text:p>0,546723</text:p>
          </table:table-cell>
          <table:table-cell office:value-type="float" office:value="0.546358" calcext:value-type="float">
            <text:p>0,546358</text:p>
          </table:table-cell>
          <table:table-cell office:value-type="float" office:value="0.546233" calcext:value-type="float">
            <text:p>0,546233</text:p>
          </table:table-cell>
          <table:table-cell office:value-type="float" office:value="0.551546" calcext:value-type="float">
            <text:p>0,551546</text:p>
          </table:table-cell>
          <table:table-cell office:value-type="float" office:value="0.549589" calcext:value-type="float">
            <text:p>0,549589</text:p>
          </table:table-cell>
          <table:table-cell office:value-type="float" office:value="0.546128" calcext:value-type="float">
            <text:p>0,546128</text:p>
          </table:table-cell>
          <table:table-cell office:value-type="float" office:value="0.55" calcext:value-type="float">
            <text:p>0,55</text:p>
          </table:table-cell>
          <table:table-cell office:value-type="float" office:value="0.546396" calcext:value-type="float">
            <text:p>0,546396</text:p>
          </table:table-cell>
          <table:table-cell office:value-type="float" office:value="0.548714" calcext:value-type="float">
            <text:p>0,548714</text:p>
          </table:table-cell>
          <table:table-cell office:value-type="float" office:value="0.546265" calcext:value-type="float">
            <text:p>0,546265</text:p>
          </table:table-cell>
          <table:table-cell office:value-type="float" office:value="0.548225" calcext:value-type="float">
            <text:p>0,548225</text:p>
          </table:table-cell>
          <table:table-cell office:value-type="float" office:value="0.547099" calcext:value-type="float">
            <text:p>0,547099</text:p>
          </table:table-cell>
          <table:table-cell office:value-type="float" office:value="0.54707" calcext:value-type="float">
            <text:p>0,54707</text:p>
          </table:table-cell>
          <table:table-cell office:value-type="float" office:value="0.553079" calcext:value-type="float">
            <text:p>0,553079</text:p>
          </table:table-cell>
          <table:table-cell office:value-type="float" office:value="0.546644" calcext:value-type="float">
            <text:p>0,546644</text:p>
          </table:table-cell>
          <table:table-cell office:value-type="float" office:value="0.546427" calcext:value-type="float">
            <text:p>0,546427</text:p>
          </table:table-cell>
          <table:table-cell office:value-type="float" office:value="0.548447" calcext:value-type="float">
            <text:p>0,548447</text:p>
          </table:table-cell>
          <table:table-cell office:value-type="float" office:value="0.552199" calcext:value-type="float">
            <text:p>0,552199</text:p>
          </table:table-cell>
          <table:table-cell office:value-type="float" office:value="0.547056" calcext:value-type="float">
            <text:p>0,547056</text:p>
          </table:table-cell>
          <table:table-cell office:value-type="float" office:value="0.546311" calcext:value-type="float">
            <text:p>0,546311</text:p>
          </table:table-cell>
          <table:table-cell office:value-type="float" office:value="0.546274" calcext:value-type="float">
            <text:p>0,546274</text:p>
          </table:table-cell>
          <table:table-cell office:value-type="float" office:value="0.54688" calcext:value-type="float">
            <text:p>0,54688</text:p>
          </table:table-cell>
          <table:table-cell office:value-type="float" office:value="0.546808" calcext:value-type="float">
            <text:p>0,546808</text:p>
          </table:table-cell>
          <table:table-cell office:value-type="float" office:value="0.662906" calcext:value-type="float">
            <text:p>0,662906</text:p>
          </table:table-cell>
          <table:table-cell office:value-type="float" office:value="0.551502" calcext:value-type="float">
            <text:p>0,551502</text:p>
          </table:table-cell>
          <table:table-cell office:value-type="float" office:value="0.546123" calcext:value-type="float">
            <text:p>0,546123</text:p>
          </table:table-cell>
          <table:table-cell office:value-type="float" office:value="0.546189" calcext:value-type="float">
            <text:p>0,546189</text:p>
          </table:table-cell>
          <table:table-cell table:formula="of:=AVERAGE([.B36:.AE36])" office:value-type="float" office:value="0.554675766666666" calcext:value-type="float">
            <text:p>0,5546757667</text:p>
          </table:table-cell>
          <table:table-cell table:formula="of:=VAR([.B36:.AE36])" office:value-type="float" office:value="0.000694605306943678" calcext:value-type="float">
            <text:p>0,0006946053</text:p>
          </table:table-cell>
          <table:table-cell table:formula="of:=STDEV([.B36:.AE36])" office:value-type="float" office:value="0.0263553658093315" calcext:value-type="float">
            <text:p>0,0263553658</text:p>
          </table:table-cell>
          <table:table-cell table:formula="of:=CONFIDENCE(0.95;[.AH36];30)" office:value-type="float" office:value="0.00030173306700123" calcext:value-type="float">
            <text:p>0,0003017331</text:p>
          </table:table-cell>
          <table:table-cell table:formula="of:=[.AF36]+[.AI36]" office:value-type="float" office:value="0.554977499733668" calcext:value-type="float">
            <text:p>0,5549774997</text:p>
          </table:table-cell>
          <table:table-cell table:formula="of:=[.AF36]-[.AI36]" office:value-type="float" office:value="0.554374033599665" calcext:value-type="float">
            <text:p>0,55437403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7873" calcext:value-type="float">
            <text:p>0,547873</text:p>
          </table:table-cell>
          <table:table-cell office:value-type="float" office:value="0.550172" calcext:value-type="float">
            <text:p>0,550172</text:p>
          </table:table-cell>
          <table:table-cell office:value-type="float" office:value="0.551023" calcext:value-type="float">
            <text:p>0,551023</text:p>
          </table:table-cell>
          <table:table-cell office:value-type="float" office:value="0.549922" calcext:value-type="float">
            <text:p>0,549922</text:p>
          </table:table-cell>
          <table:table-cell office:value-type="float" office:value="0.550034" calcext:value-type="float">
            <text:p>0,550034</text:p>
          </table:table-cell>
          <table:table-cell office:value-type="float" office:value="0.54998" calcext:value-type="float">
            <text:p>0,54998</text:p>
          </table:table-cell>
          <table:table-cell office:value-type="float" office:value="0.548539" calcext:value-type="float">
            <text:p>0,548539</text:p>
          </table:table-cell>
          <table:table-cell office:value-type="float" office:value="0.548569" calcext:value-type="float">
            <text:p>0,548569</text:p>
          </table:table-cell>
          <table:table-cell office:value-type="float" office:value="0.549045" calcext:value-type="float">
            <text:p>0,549045</text:p>
          </table:table-cell>
          <table:table-cell office:value-type="float" office:value="0.551557" calcext:value-type="float">
            <text:p>0,551557</text:p>
          </table:table-cell>
          <table:table-cell office:value-type="float" office:value="0.570877" calcext:value-type="float">
            <text:p>0,570877</text:p>
          </table:table-cell>
          <table:table-cell office:value-type="float" office:value="0.562812" calcext:value-type="float">
            <text:p>0,562812</text:p>
          </table:table-cell>
          <table:table-cell office:value-type="float" office:value="0.549207" calcext:value-type="float">
            <text:p>0,549207</text:p>
          </table:table-cell>
          <table:table-cell office:value-type="float" office:value="0.548547" calcext:value-type="float">
            <text:p>0,548547</text:p>
          </table:table-cell>
          <table:table-cell office:value-type="float" office:value="0.553643" calcext:value-type="float">
            <text:p>0,553643</text:p>
          </table:table-cell>
          <table:table-cell office:value-type="float" office:value="0.554736" calcext:value-type="float">
            <text:p>0,554736</text:p>
          </table:table-cell>
          <table:table-cell office:value-type="float" office:value="0.551058" calcext:value-type="float">
            <text:p>0,551058</text:p>
          </table:table-cell>
          <table:table-cell office:value-type="float" office:value="0.550999" calcext:value-type="float">
            <text:p>0,550999</text:p>
          </table:table-cell>
          <table:table-cell office:value-type="float" office:value="0.550317" calcext:value-type="float">
            <text:p>0,550317</text:p>
          </table:table-cell>
          <table:table-cell office:value-type="float" office:value="0.548422" calcext:value-type="float">
            <text:p>0,548422</text:p>
          </table:table-cell>
          <table:table-cell office:value-type="float" office:value="0.548656" calcext:value-type="float">
            <text:p>0,548656</text:p>
          </table:table-cell>
          <table:table-cell office:value-type="float" office:value="0.548715" calcext:value-type="float">
            <text:p>0,548715</text:p>
          </table:table-cell>
          <table:table-cell office:value-type="float" office:value="0.549672" calcext:value-type="float">
            <text:p>0,549672</text:p>
          </table:table-cell>
          <table:table-cell office:value-type="float" office:value="0.552193" calcext:value-type="float">
            <text:p>0,552193</text:p>
          </table:table-cell>
          <table:table-cell office:value-type="float" office:value="0.55129" calcext:value-type="float">
            <text:p>0,55129</text:p>
          </table:table-cell>
          <table:table-cell office:value-type="float" office:value="0.549987" calcext:value-type="float">
            <text:p>0,549987</text:p>
          </table:table-cell>
          <table:table-cell office:value-type="float" office:value="0.549145" calcext:value-type="float">
            <text:p>0,549145</text:p>
          </table:table-cell>
          <table:table-cell office:value-type="float" office:value="0.550834" calcext:value-type="float">
            <text:p>0,550834</text:p>
          </table:table-cell>
          <table:table-cell office:value-type="float" office:value="0.553428" calcext:value-type="float">
            <text:p>0,553428</text:p>
          </table:table-cell>
          <table:table-cell office:value-type="float" office:value="0.550298" calcext:value-type="float">
            <text:p>0,550298</text:p>
          </table:table-cell>
          <table:table-cell table:formula="of:=AVERAGE([.B37:.AE37])" office:value-type="float" office:value="0.551385" calcext:value-type="float">
            <text:p>0,551385</text:p>
          </table:table-cell>
          <table:table-cell table:formula="of:=VAR([.B37:.AE37])" office:value-type="float" office:value="0.0000214493287586207" calcext:value-type="float">
            <text:p>2,14493287586207E-05</text:p>
          </table:table-cell>
          <table:table-cell table:formula="of:=STDEV([.B37:.AE37])" office:value-type="float" office:value="0.00463134200406542" calcext:value-type="float">
            <text:p>0,004631342</text:p>
          </table:table-cell>
          <table:table-cell table:formula="of:=CONFIDENCE(0.95;[.AH37];30)" office:value-type="float" office:value="0.0000530225623627467" calcext:value-type="float">
            <text:p>5,30225623627467E-05</text:p>
          </table:table-cell>
          <table:table-cell table:formula="of:=[.AF37]+[.AI37]" office:value-type="float" office:value="0.551438022562363" calcext:value-type="float">
            <text:p>0,5514380226</text:p>
          </table:table-cell>
          <table:table-cell table:formula="of:=[.AF37]-[.AI37]" office:value-type="float" office:value="0.551331977437637" calcext:value-type="float">
            <text:p>0,55133197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67914" calcext:value-type="float">
            <text:p>0,567914</text:p>
          </table:table-cell>
          <table:table-cell office:value-type="float" office:value="0.5661" calcext:value-type="float">
            <text:p>0,5661</text:p>
          </table:table-cell>
          <table:table-cell office:value-type="float" office:value="0.564053" calcext:value-type="float">
            <text:p>0,564053</text:p>
          </table:table-cell>
          <table:table-cell office:value-type="float" office:value="0.563873" calcext:value-type="float">
            <text:p>0,563873</text:p>
          </table:table-cell>
          <table:table-cell office:value-type="float" office:value="0.563582" calcext:value-type="float">
            <text:p>0,563582</text:p>
          </table:table-cell>
          <table:table-cell office:value-type="float" office:value="0.573219" calcext:value-type="float">
            <text:p>0,573219</text:p>
          </table:table-cell>
          <table:table-cell office:value-type="float" office:value="0.567109" calcext:value-type="float">
            <text:p>0,567109</text:p>
          </table:table-cell>
          <table:table-cell office:value-type="float" office:value="0.564537" calcext:value-type="float">
            <text:p>0,564537</text:p>
          </table:table-cell>
          <table:table-cell office:value-type="float" office:value="0.566524" calcext:value-type="float">
            <text:p>0,566524</text:p>
          </table:table-cell>
          <table:table-cell office:value-type="float" office:value="0.563749" calcext:value-type="float">
            <text:p>0,563749</text:p>
          </table:table-cell>
          <table:table-cell office:value-type="float" office:value="0.564053" calcext:value-type="float">
            <text:p>0,564053</text:p>
          </table:table-cell>
          <table:table-cell office:value-type="float" office:value="0.565928" calcext:value-type="float">
            <text:p>0,565928</text:p>
          </table:table-cell>
          <table:table-cell office:value-type="float" office:value="0.569263" calcext:value-type="float">
            <text:p>0,569263</text:p>
          </table:table-cell>
          <table:table-cell office:value-type="float" office:value="0.565416" calcext:value-type="float">
            <text:p>0,565416</text:p>
          </table:table-cell>
          <table:table-cell office:value-type="float" office:value="0.564735" calcext:value-type="float">
            <text:p>0,564735</text:p>
          </table:table-cell>
          <table:table-cell office:value-type="float" office:value="0.564014" calcext:value-type="float">
            <text:p>0,564014</text:p>
          </table:table-cell>
          <table:table-cell office:value-type="float" office:value="0.56387" calcext:value-type="float">
            <text:p>0,56387</text:p>
          </table:table-cell>
          <table:table-cell office:value-type="float" office:value="0.563557" calcext:value-type="float">
            <text:p>0,563557</text:p>
          </table:table-cell>
          <table:table-cell office:value-type="float" office:value="0.565583" calcext:value-type="float">
            <text:p>0,565583</text:p>
          </table:table-cell>
          <table:table-cell office:value-type="float" office:value="0.564724" calcext:value-type="float">
            <text:p>0,564724</text:p>
          </table:table-cell>
          <table:table-cell office:value-type="float" office:value="0.564605" calcext:value-type="float">
            <text:p>0,564605</text:p>
          </table:table-cell>
          <table:table-cell office:value-type="float" office:value="0.567471" calcext:value-type="float">
            <text:p>0,567471</text:p>
          </table:table-cell>
          <table:table-cell office:value-type="float" office:value="0.573289" calcext:value-type="float">
            <text:p>0,573289</text:p>
          </table:table-cell>
          <table:table-cell office:value-type="float" office:value="0.566833" calcext:value-type="float">
            <text:p>0,566833</text:p>
          </table:table-cell>
          <table:table-cell office:value-type="float" office:value="0.564816" calcext:value-type="float">
            <text:p>0,564816</text:p>
          </table:table-cell>
          <table:table-cell office:value-type="float" office:value="0.565246" calcext:value-type="float">
            <text:p>0,565246</text:p>
          </table:table-cell>
          <table:table-cell office:value-type="float" office:value="0.565197" calcext:value-type="float">
            <text:p>0,565197</text:p>
          </table:table-cell>
          <table:table-cell office:value-type="float" office:value="0.564456" calcext:value-type="float">
            <text:p>0,564456</text:p>
          </table:table-cell>
          <table:table-cell office:value-type="float" office:value="0.563791" calcext:value-type="float">
            <text:p>0,563791</text:p>
          </table:table-cell>
          <table:table-cell office:value-type="float" office:value="0.566782" calcext:value-type="float">
            <text:p>0,566782</text:p>
          </table:table-cell>
          <table:table-cell table:formula="of:=AVERAGE([.B38:.AE38])" office:value-type="float" office:value="0.565809633333333" calcext:value-type="float">
            <text:p>0,5658096333</text:p>
          </table:table-cell>
          <table:table-cell table:formula="of:=VAR([.B38:.AE38])" office:value-type="float" office:value="0.00000615976251609188" calcext:value-type="float">
            <text:p>6,15976251609188E-06</text:p>
          </table:table-cell>
          <table:table-cell table:formula="of:=STDEV([.B38:.AE38])" office:value-type="float" office:value="0.00248188688624036" calcext:value-type="float">
            <text:p>0,0024818869</text:p>
          </table:table-cell>
          <table:table-cell table:formula="of:=CONFIDENCE(0.95;[.AH38];30)" office:value-type="float" office:value="0.0000284142268239847" calcext:value-type="float">
            <text:p>2,84142268239847E-05</text:p>
          </table:table-cell>
          <table:table-cell table:formula="of:=[.AF38]+[.AI38]" office:value-type="float" office:value="0.565838047560157" calcext:value-type="float">
            <text:p>0,5658380476</text:p>
          </table:table-cell>
          <table:table-cell table:formula="of:=[.AF38]-[.AI38]" office:value-type="float" office:value="0.565781219106509" calcext:value-type="float">
            <text:p>0,56578121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65138" calcext:value-type="float">
            <text:p>0,565138</text:p>
          </table:table-cell>
          <table:table-cell office:value-type="float" office:value="0.574039" calcext:value-type="float">
            <text:p>0,574039</text:p>
          </table:table-cell>
          <table:table-cell office:value-type="float" office:value="0.567729" calcext:value-type="float">
            <text:p>0,567729</text:p>
          </table:table-cell>
          <table:table-cell office:value-type="float" office:value="0.566169" calcext:value-type="float">
            <text:p>0,566169</text:p>
          </table:table-cell>
          <table:table-cell office:value-type="float" office:value="0.565026" calcext:value-type="float">
            <text:p>0,565026</text:p>
          </table:table-cell>
          <table:table-cell office:value-type="float" office:value="0.566415" calcext:value-type="float">
            <text:p>0,566415</text:p>
          </table:table-cell>
          <table:table-cell office:value-type="float" office:value="0.566602" calcext:value-type="float">
            <text:p>0,566602</text:p>
          </table:table-cell>
          <table:table-cell office:value-type="float" office:value="0.566088" calcext:value-type="float">
            <text:p>0,566088</text:p>
          </table:table-cell>
          <table:table-cell office:value-type="float" office:value="0.569431" calcext:value-type="float">
            <text:p>0,569431</text:p>
          </table:table-cell>
          <table:table-cell office:value-type="float" office:value="0.566201" calcext:value-type="float">
            <text:p>0,566201</text:p>
          </table:table-cell>
          <table:table-cell office:value-type="float" office:value="0.565279" calcext:value-type="float">
            <text:p>0,565279</text:p>
          </table:table-cell>
          <table:table-cell office:value-type="float" office:value="0.57143" calcext:value-type="float">
            <text:p>0,57143</text:p>
          </table:table-cell>
          <table:table-cell office:value-type="float" office:value="0.566562" calcext:value-type="float">
            <text:p>0,566562</text:p>
          </table:table-cell>
          <table:table-cell office:value-type="float" office:value="0.565776" calcext:value-type="float">
            <text:p>0,565776</text:p>
          </table:table-cell>
          <table:table-cell office:value-type="float" office:value="0.564954" calcext:value-type="float">
            <text:p>0,564954</text:p>
          </table:table-cell>
          <table:table-cell office:value-type="float" office:value="0.566721" calcext:value-type="float">
            <text:p>0,566721</text:p>
          </table:table-cell>
          <table:table-cell office:value-type="float" office:value="0.571623" calcext:value-type="float">
            <text:p>0,571623</text:p>
          </table:table-cell>
          <table:table-cell office:value-type="float" office:value="0.565486" calcext:value-type="float">
            <text:p>0,565486</text:p>
          </table:table-cell>
          <table:table-cell office:value-type="float" office:value="0.564669" calcext:value-type="float">
            <text:p>0,564669</text:p>
          </table:table-cell>
          <table:table-cell office:value-type="float" office:value="0.566737" calcext:value-type="float">
            <text:p>0,566737</text:p>
          </table:table-cell>
          <table:table-cell office:value-type="float" office:value="0.566291" calcext:value-type="float">
            <text:p>0,566291</text:p>
          </table:table-cell>
          <table:table-cell office:value-type="float" office:value="0.566926" calcext:value-type="float">
            <text:p>0,566926</text:p>
          </table:table-cell>
          <table:table-cell office:value-type="float" office:value="0.566984" calcext:value-type="float">
            <text:p>0,566984</text:p>
          </table:table-cell>
          <table:table-cell office:value-type="float" office:value="0.565953" calcext:value-type="float">
            <text:p>0,565953</text:p>
          </table:table-cell>
          <table:table-cell office:value-type="float" office:value="0.565287" calcext:value-type="float">
            <text:p>0,565287</text:p>
          </table:table-cell>
          <table:table-cell office:value-type="float" office:value="0.565064" calcext:value-type="float">
            <text:p>0,565064</text:p>
          </table:table-cell>
          <table:table-cell office:value-type="float" office:value="0.569449" calcext:value-type="float">
            <text:p>0,569449</text:p>
          </table:table-cell>
          <table:table-cell office:value-type="float" office:value="0.570063" calcext:value-type="float">
            <text:p>0,570063</text:p>
          </table:table-cell>
          <table:table-cell office:value-type="float" office:value="0.576567" calcext:value-type="float">
            <text:p>0,576567</text:p>
          </table:table-cell>
          <table:table-cell office:value-type="float" office:value="0.567609" calcext:value-type="float">
            <text:p>0,567609</text:p>
          </table:table-cell>
          <table:table-cell table:formula="of:=AVERAGE([.B39:.AE39])" office:value-type="float" office:value="0.567408933333333" calcext:value-type="float">
            <text:p>0,5674089333</text:p>
          </table:table-cell>
          <table:table-cell table:formula="of:=VAR([.B39:.AE39])" office:value-type="float" office:value="0.0000080782684091954" calcext:value-type="float">
            <text:p>8,0782684091954E-06</text:p>
          </table:table-cell>
          <table:table-cell table:formula="of:=STDEV([.B39:.AE39])" office:value-type="float" office:value="0.00284222947863036" calcext:value-type="float">
            <text:p>0,0028422295</text:p>
          </table:table-cell>
          <table:table-cell table:formula="of:=CONFIDENCE(0.95;[.AH39];30)" office:value-type="float" office:value="0.0000325396590551136" calcext:value-type="float">
            <text:p>3,25396590551136E-05</text:p>
          </table:table-cell>
          <table:table-cell table:formula="of:=[.AF39]+[.AI39]" office:value-type="float" office:value="0.567441472992388" calcext:value-type="float">
            <text:p>0,567441473</text:p>
          </table:table-cell>
          <table:table-cell table:formula="of:=[.AF39]-[.AI39]" office:value-type="float" office:value="0.567376393674278" calcext:value-type="float">
            <text:p>0,56737639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68817" calcext:value-type="float">
            <text:p>0,568817</text:p>
          </table:table-cell>
          <table:table-cell office:value-type="float" office:value="0.570667" calcext:value-type="float">
            <text:p>0,570667</text:p>
          </table:table-cell>
          <table:table-cell office:value-type="float" office:value="0.569341" calcext:value-type="float">
            <text:p>0,569341</text:p>
          </table:table-cell>
          <table:table-cell office:value-type="float" office:value="0.569942" calcext:value-type="float">
            <text:p>0,569942</text:p>
          </table:table-cell>
          <table:table-cell office:value-type="float" office:value="0.571628" calcext:value-type="float">
            <text:p>0,571628</text:p>
          </table:table-cell>
          <table:table-cell office:value-type="float" office:value="0.582218" calcext:value-type="float">
            <text:p>0,582218</text:p>
          </table:table-cell>
          <table:table-cell office:value-type="float" office:value="0.571481" calcext:value-type="float">
            <text:p>0,571481</text:p>
          </table:table-cell>
          <table:table-cell office:value-type="float" office:value="0.569094" calcext:value-type="float">
            <text:p>0,569094</text:p>
          </table:table-cell>
          <table:table-cell office:value-type="float" office:value="0.570566" calcext:value-type="float">
            <text:p>0,570566</text:p>
          </table:table-cell>
          <table:table-cell office:value-type="float" office:value="0.570328" calcext:value-type="float">
            <text:p>0,570328</text:p>
          </table:table-cell>
          <table:table-cell office:value-type="float" office:value="0.570731" calcext:value-type="float">
            <text:p>0,570731</text:p>
          </table:table-cell>
          <table:table-cell office:value-type="float" office:value="0.57295" calcext:value-type="float">
            <text:p>0,57295</text:p>
          </table:table-cell>
          <table:table-cell office:value-type="float" office:value="0.571207" calcext:value-type="float">
            <text:p>0,571207</text:p>
          </table:table-cell>
          <table:table-cell office:value-type="float" office:value="0.569323" calcext:value-type="float">
            <text:p>0,569323</text:p>
          </table:table-cell>
          <table:table-cell office:value-type="float" office:value="0.570136" calcext:value-type="float">
            <text:p>0,570136</text:p>
          </table:table-cell>
          <table:table-cell office:value-type="float" office:value="0.568955" calcext:value-type="float">
            <text:p>0,568955</text:p>
          </table:table-cell>
          <table:table-cell office:value-type="float" office:value="0.570464" calcext:value-type="float">
            <text:p>0,570464</text:p>
          </table:table-cell>
          <table:table-cell office:value-type="float" office:value="0.571537" calcext:value-type="float">
            <text:p>0,571537</text:p>
          </table:table-cell>
          <table:table-cell office:value-type="float" office:value="0.573499" calcext:value-type="float">
            <text:p>0,573499</text:p>
          </table:table-cell>
          <table:table-cell office:value-type="float" office:value="0.570532" calcext:value-type="float">
            <text:p>0,570532</text:p>
          </table:table-cell>
          <table:table-cell office:value-type="float" office:value="0.56903" calcext:value-type="float">
            <text:p>0,56903</text:p>
          </table:table-cell>
          <table:table-cell office:value-type="float" office:value="0.569008" calcext:value-type="float">
            <text:p>0,569008</text:p>
          </table:table-cell>
          <table:table-cell office:value-type="float" office:value="0.574147" calcext:value-type="float">
            <text:p>0,574147</text:p>
          </table:table-cell>
          <table:table-cell office:value-type="float" office:value="0.575827" calcext:value-type="float">
            <text:p>0,575827</text:p>
          </table:table-cell>
          <table:table-cell office:value-type="float" office:value="0.570752" calcext:value-type="float">
            <text:p>0,570752</text:p>
          </table:table-cell>
          <table:table-cell office:value-type="float" office:value="0.569896" calcext:value-type="float">
            <text:p>0,569896</text:p>
          </table:table-cell>
          <table:table-cell office:value-type="float" office:value="0.569838" calcext:value-type="float">
            <text:p>0,569838</text:p>
          </table:table-cell>
          <table:table-cell office:value-type="float" office:value="0.574428" calcext:value-type="float">
            <text:p>0,574428</text:p>
          </table:table-cell>
          <table:table-cell office:value-type="float" office:value="0.569177" calcext:value-type="float">
            <text:p>0,569177</text:p>
          </table:table-cell>
          <table:table-cell office:value-type="float" office:value="0.570368" calcext:value-type="float">
            <text:p>0,570368</text:p>
          </table:table-cell>
          <table:table-cell table:formula="of:=AVERAGE([.B40:.AE40])" office:value-type="float" office:value="0.571196233333333" calcext:value-type="float">
            <text:p>0,5711962333</text:p>
          </table:table-cell>
          <table:table-cell table:formula="of:=VAR([.B40:.AE40])" office:value-type="float" office:value="0.00000745483087471267" calcext:value-type="float">
            <text:p>7,45483087471267E-06</text:p>
          </table:table-cell>
          <table:table-cell table:formula="of:=STDEV([.B40:.AE40])" office:value-type="float" office:value="0.00273035361715523" calcext:value-type="float">
            <text:p>0,0027303536</text:p>
          </table:table-cell>
          <table:table-cell table:formula="of:=CONFIDENCE(0.95;[.AH40];30)" office:value-type="float" office:value="0.0000312588327121781" calcext:value-type="float">
            <text:p>3,12588327121781E-05</text:p>
          </table:table-cell>
          <table:table-cell table:formula="of:=[.AF40]+[.AI40]" office:value-type="float" office:value="0.571227492166045" calcext:value-type="float">
            <text:p>0,5712274922</text:p>
          </table:table-cell>
          <table:table-cell table:formula="of:=[.AF40]-[.AI40]" office:value-type="float" office:value="0.571164974500621" calcext:value-type="float">
            <text:p>0,57116497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74028" calcext:value-type="float">
            <text:p>0,574028</text:p>
          </table:table-cell>
          <table:table-cell office:value-type="float" office:value="0.573782" calcext:value-type="float">
            <text:p>0,573782</text:p>
          </table:table-cell>
          <table:table-cell office:value-type="float" office:value="0.5735" calcext:value-type="float">
            <text:p>0,5735</text:p>
          </table:table-cell>
          <table:table-cell office:value-type="float" office:value="0.572786" calcext:value-type="float">
            <text:p>0,572786</text:p>
          </table:table-cell>
          <table:table-cell office:value-type="float" office:value="0.573265" calcext:value-type="float">
            <text:p>0,573265</text:p>
          </table:table-cell>
          <table:table-cell office:value-type="float" office:value="0.574242" calcext:value-type="float">
            <text:p>0,574242</text:p>
          </table:table-cell>
          <table:table-cell office:value-type="float" office:value="0.577074" calcext:value-type="float">
            <text:p>0,577074</text:p>
          </table:table-cell>
          <table:table-cell office:value-type="float" office:value="0.573188" calcext:value-type="float">
            <text:p>0,573188</text:p>
          </table:table-cell>
          <table:table-cell office:value-type="float" office:value="0.574318" calcext:value-type="float">
            <text:p>0,574318</text:p>
          </table:table-cell>
          <table:table-cell office:value-type="float" office:value="0.57344" calcext:value-type="float">
            <text:p>0,57344</text:p>
          </table:table-cell>
          <table:table-cell office:value-type="float" office:value="0.574754" calcext:value-type="float">
            <text:p>0,574754</text:p>
          </table:table-cell>
          <table:table-cell office:value-type="float" office:value="0.573715" calcext:value-type="float">
            <text:p>0,573715</text:p>
          </table:table-cell>
          <table:table-cell office:value-type="float" office:value="0.574444" calcext:value-type="float">
            <text:p>0,574444</text:p>
          </table:table-cell>
          <table:table-cell office:value-type="float" office:value="0.573854" calcext:value-type="float">
            <text:p>0,573854</text:p>
          </table:table-cell>
          <table:table-cell office:value-type="float" office:value="0.573856" calcext:value-type="float">
            <text:p>0,573856</text:p>
          </table:table-cell>
          <table:table-cell office:value-type="float" office:value="0.57556" calcext:value-type="float">
            <text:p>0,57556</text:p>
          </table:table-cell>
          <table:table-cell office:value-type="float" office:value="0.574142" calcext:value-type="float">
            <text:p>0,574142</text:p>
          </table:table-cell>
          <table:table-cell office:value-type="float" office:value="0.573964" calcext:value-type="float">
            <text:p>0,573964</text:p>
          </table:table-cell>
          <table:table-cell office:value-type="float" office:value="0.575883" calcext:value-type="float">
            <text:p>0,575883</text:p>
          </table:table-cell>
          <table:table-cell office:value-type="float" office:value="0.573766" calcext:value-type="float">
            <text:p>0,573766</text:p>
          </table:table-cell>
          <table:table-cell office:value-type="float" office:value="0.574202" calcext:value-type="float">
            <text:p>0,574202</text:p>
          </table:table-cell>
          <table:table-cell office:value-type="float" office:value="0.573096" calcext:value-type="float">
            <text:p>0,573096</text:p>
          </table:table-cell>
          <table:table-cell office:value-type="float" office:value="0.573441" calcext:value-type="float">
            <text:p>0,573441</text:p>
          </table:table-cell>
          <table:table-cell office:value-type="float" office:value="0.573611" calcext:value-type="float">
            <text:p>0,573611</text:p>
          </table:table-cell>
          <table:table-cell office:value-type="float" office:value="0.574109" calcext:value-type="float">
            <text:p>0,574109</text:p>
          </table:table-cell>
          <table:table-cell office:value-type="float" office:value="0.576038" calcext:value-type="float">
            <text:p>0,576038</text:p>
          </table:table-cell>
          <table:table-cell office:value-type="float" office:value="0.573495" calcext:value-type="float">
            <text:p>0,573495</text:p>
          </table:table-cell>
          <table:table-cell office:value-type="float" office:value="0.576164" calcext:value-type="float">
            <text:p>0,576164</text:p>
          </table:table-cell>
          <table:table-cell office:value-type="float" office:value="0.573244" calcext:value-type="float">
            <text:p>0,573244</text:p>
          </table:table-cell>
          <table:table-cell office:value-type="float" office:value="0.573511" calcext:value-type="float">
            <text:p>0,573511</text:p>
          </table:table-cell>
          <table:table-cell table:formula="of:=AVERAGE([.B41:.AE41])" office:value-type="float" office:value="0.574149066666667" calcext:value-type="float">
            <text:p>0,5741490667</text:p>
          </table:table-cell>
          <table:table-cell table:formula="of:=VAR([.B41:.AE41])" office:value-type="float" office:value="0.00000104855068505746" calcext:value-type="float">
            <text:p>1,04855068505746E-06</text:p>
          </table:table-cell>
          <table:table-cell table:formula="of:=STDEV([.B41:.AE41])" office:value-type="float" office:value="0.00102398763911361" calcext:value-type="float">
            <text:p>0,0010239876</text:p>
          </table:table-cell>
          <table:table-cell table:formula="of:=CONFIDENCE(0.95;[.AH41];30)" office:value-type="float" office:value="0.0000117232647483004" calcext:value-type="float">
            <text:p>1,17232647483004E-05</text:p>
          </table:table-cell>
          <table:table-cell table:formula="of:=[.AF41]+[.AI41]" office:value-type="float" office:value="0.574160789931415" calcext:value-type="float">
            <text:p>0,5741607899</text:p>
          </table:table-cell>
          <table:table-cell table:formula="of:=[.AF41]-[.AI41]" office:value-type="float" office:value="0.574137343401918" calcext:value-type="float">
            <text:p>0,57413734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86248" calcext:value-type="float">
            <text:p>0,586248</text:p>
          </table:table-cell>
          <table:table-cell office:value-type="float" office:value="0.586221" calcext:value-type="float">
            <text:p>0,586221</text:p>
          </table:table-cell>
          <table:table-cell office:value-type="float" office:value="0.608931" calcext:value-type="float">
            <text:p>0,608931</text:p>
          </table:table-cell>
          <table:table-cell office:value-type="float" office:value="0.584" calcext:value-type="float">
            <text:p>0,584</text:p>
          </table:table-cell>
          <table:table-cell office:value-type="float" office:value="0.59402" calcext:value-type="float">
            <text:p>0,59402</text:p>
          </table:table-cell>
          <table:table-cell office:value-type="float" office:value="0.584213" calcext:value-type="float">
            <text:p>0,584213</text:p>
          </table:table-cell>
          <table:table-cell office:value-type="float" office:value="0.584668" calcext:value-type="float">
            <text:p>0,584668</text:p>
          </table:table-cell>
          <table:table-cell office:value-type="float" office:value="0.586943" calcext:value-type="float">
            <text:p>0,586943</text:p>
          </table:table-cell>
          <table:table-cell office:value-type="float" office:value="0.584954" calcext:value-type="float">
            <text:p>0,584954</text:p>
          </table:table-cell>
          <table:table-cell office:value-type="float" office:value="0.584504" calcext:value-type="float">
            <text:p>0,584504</text:p>
          </table:table-cell>
          <table:table-cell office:value-type="float" office:value="0.58434" calcext:value-type="float">
            <text:p>0,58434</text:p>
          </table:table-cell>
          <table:table-cell office:value-type="float" office:value="0.583851" calcext:value-type="float">
            <text:p>0,583851</text:p>
          </table:table-cell>
          <table:table-cell office:value-type="float" office:value="0.584075" calcext:value-type="float">
            <text:p>0,584075</text:p>
          </table:table-cell>
          <table:table-cell office:value-type="float" office:value="0.588072" calcext:value-type="float">
            <text:p>0,588072</text:p>
          </table:table-cell>
          <table:table-cell office:value-type="float" office:value="0.587577" calcext:value-type="float">
            <text:p>0,587577</text:p>
          </table:table-cell>
          <table:table-cell office:value-type="float" office:value="0.584971" calcext:value-type="float">
            <text:p>0,584971</text:p>
          </table:table-cell>
          <table:table-cell office:value-type="float" office:value="0.589195" calcext:value-type="float">
            <text:p>0,589195</text:p>
          </table:table-cell>
          <table:table-cell office:value-type="float" office:value="0.589311" calcext:value-type="float">
            <text:p>0,589311</text:p>
          </table:table-cell>
          <table:table-cell office:value-type="float" office:value="0.589384" calcext:value-type="float">
            <text:p>0,589384</text:p>
          </table:table-cell>
          <table:table-cell office:value-type="float" office:value="0.585644" calcext:value-type="float">
            <text:p>0,585644</text:p>
          </table:table-cell>
          <table:table-cell office:value-type="float" office:value="0.585789" calcext:value-type="float">
            <text:p>0,585789</text:p>
          </table:table-cell>
          <table:table-cell office:value-type="float" office:value="0.584908" calcext:value-type="float">
            <text:p>0,584908</text:p>
          </table:table-cell>
          <table:table-cell office:value-type="float" office:value="0.583998" calcext:value-type="float">
            <text:p>0,583998</text:p>
          </table:table-cell>
          <table:table-cell office:value-type="float" office:value="0.583731" calcext:value-type="float">
            <text:p>0,583731</text:p>
          </table:table-cell>
          <table:table-cell office:value-type="float" office:value="0.583979" calcext:value-type="float">
            <text:p>0,583979</text:p>
          </table:table-cell>
          <table:table-cell office:value-type="float" office:value="0.584327" calcext:value-type="float">
            <text:p>0,584327</text:p>
          </table:table-cell>
          <table:table-cell office:value-type="float" office:value="0.586092" calcext:value-type="float">
            <text:p>0,586092</text:p>
          </table:table-cell>
          <table:table-cell office:value-type="float" office:value="0.586727" calcext:value-type="float">
            <text:p>0,586727</text:p>
          </table:table-cell>
          <table:table-cell office:value-type="float" office:value="0.586863" calcext:value-type="float">
            <text:p>0,586863</text:p>
          </table:table-cell>
          <table:table-cell office:value-type="float" office:value="0.584489" calcext:value-type="float">
            <text:p>0,584489</text:p>
          </table:table-cell>
          <table:table-cell table:formula="of:=AVERAGE([.B42:.AE42])" office:value-type="float" office:value="0.586734166666667" calcext:value-type="float">
            <text:p>0,5867341667</text:p>
          </table:table-cell>
          <table:table-cell table:formula="of:=VAR([.B42:.AE42])" office:value-type="float" office:value="0.0000227513579367816" calcext:value-type="float">
            <text:p>2,27513579367816E-05</text:p>
          </table:table-cell>
          <table:table-cell table:formula="of:=STDEV([.B42:.AE42])" office:value-type="float" office:value="0.00476983835541432" calcext:value-type="float">
            <text:p>0,0047698384</text:p>
          </table:table-cell>
          <table:table-cell table:formula="of:=CONFIDENCE(0.95;[.AH42];30)" office:value-type="float" office:value="0.0000546081570823688" calcext:value-type="float">
            <text:p>5,46081570823688E-05</text:p>
          </table:table-cell>
          <table:table-cell table:formula="of:=[.AF42]+[.AI42]" office:value-type="float" office:value="0.586788774823749" calcext:value-type="float">
            <text:p>0,5867887748</text:p>
          </table:table-cell>
          <table:table-cell table:formula="of:=[.AF42]-[.AI42]" office:value-type="float" office:value="0.586679558509584" calcext:value-type="float">
            <text:p>0,58667955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2307" calcext:value-type="float">
            <text:p>0,72307</text:p>
          </table:table-cell>
          <table:table-cell office:value-type="float" office:value="0.724106" calcext:value-type="float">
            <text:p>0,724106</text:p>
          </table:table-cell>
          <table:table-cell office:value-type="float" office:value="0.726453" calcext:value-type="float">
            <text:p>0,726453</text:p>
          </table:table-cell>
          <table:table-cell office:value-type="float" office:value="0.724504" calcext:value-type="float">
            <text:p>0,724504</text:p>
          </table:table-cell>
          <table:table-cell office:value-type="float" office:value="0.729673" calcext:value-type="float">
            <text:p>0,729673</text:p>
          </table:table-cell>
          <table:table-cell office:value-type="float" office:value="0.722814" calcext:value-type="float">
            <text:p>0,722814</text:p>
          </table:table-cell>
          <table:table-cell office:value-type="float" office:value="0.725055" calcext:value-type="float">
            <text:p>0,725055</text:p>
          </table:table-cell>
          <table:table-cell office:value-type="float" office:value="0.730571" calcext:value-type="float">
            <text:p>0,730571</text:p>
          </table:table-cell>
          <table:table-cell office:value-type="float" office:value="0.723051" calcext:value-type="float">
            <text:p>0,723051</text:p>
          </table:table-cell>
          <table:table-cell office:value-type="float" office:value="0.727228" calcext:value-type="float">
            <text:p>0,727228</text:p>
          </table:table-cell>
          <table:table-cell office:value-type="float" office:value="0.725103" calcext:value-type="float">
            <text:p>0,725103</text:p>
          </table:table-cell>
          <table:table-cell office:value-type="float" office:value="0.727744" calcext:value-type="float">
            <text:p>0,727744</text:p>
          </table:table-cell>
          <table:table-cell office:value-type="float" office:value="0.730011" calcext:value-type="float">
            <text:p>0,730011</text:p>
          </table:table-cell>
          <table:table-cell office:value-type="float" office:value="0.735722" calcext:value-type="float">
            <text:p>0,735722</text:p>
          </table:table-cell>
          <table:table-cell office:value-type="float" office:value="0.724118" calcext:value-type="float">
            <text:p>0,724118</text:p>
          </table:table-cell>
          <table:table-cell office:value-type="float" office:value="0.723903" calcext:value-type="float">
            <text:p>0,723903</text:p>
          </table:table-cell>
          <table:table-cell office:value-type="float" office:value="0.730632" calcext:value-type="float">
            <text:p>0,730632</text:p>
          </table:table-cell>
          <table:table-cell office:value-type="float" office:value="0.890919" calcext:value-type="float">
            <text:p>0,890919</text:p>
          </table:table-cell>
          <table:table-cell office:value-type="float" office:value="0.72498" calcext:value-type="float">
            <text:p>0,72498</text:p>
          </table:table-cell>
          <table:table-cell office:value-type="float" office:value="0.723503" calcext:value-type="float">
            <text:p>0,723503</text:p>
          </table:table-cell>
          <table:table-cell office:value-type="float" office:value="0.723712" calcext:value-type="float">
            <text:p>0,723712</text:p>
          </table:table-cell>
          <table:table-cell office:value-type="float" office:value="0.727922" calcext:value-type="float">
            <text:p>0,727922</text:p>
          </table:table-cell>
          <table:table-cell office:value-type="float" office:value="0.863114" calcext:value-type="float">
            <text:p>0,863114</text:p>
          </table:table-cell>
          <table:table-cell office:value-type="float" office:value="0.723107" calcext:value-type="float">
            <text:p>0,723107</text:p>
          </table:table-cell>
          <table:table-cell office:value-type="float" office:value="0.723349" calcext:value-type="float">
            <text:p>0,723349</text:p>
          </table:table-cell>
          <table:table-cell office:value-type="float" office:value="0.726287" calcext:value-type="float">
            <text:p>0,726287</text:p>
          </table:table-cell>
          <table:table-cell office:value-type="float" office:value="0.724272" calcext:value-type="float">
            <text:p>0,724272</text:p>
          </table:table-cell>
          <table:table-cell office:value-type="float" office:value="0.724806" calcext:value-type="float">
            <text:p>0,724806</text:p>
          </table:table-cell>
          <table:table-cell office:value-type="float" office:value="0.722815" calcext:value-type="float">
            <text:p>0,722815</text:p>
          </table:table-cell>
          <table:table-cell office:value-type="float" office:value="0.723073" calcext:value-type="float">
            <text:p>0,723073</text:p>
          </table:table-cell>
          <table:table-cell table:formula="of:=AVERAGE([.B43:.AE43])" office:value-type="float" office:value="0.7358539" calcext:value-type="float">
            <text:p>0,7358539</text:p>
          </table:table-cell>
          <table:table-cell table:formula="of:=VAR([.B43:.AE43])" office:value-type="float" office:value="0.0014949809405069" calcext:value-type="float">
            <text:p>0,0014949809</text:p>
          </table:table-cell>
          <table:table-cell table:formula="of:=STDEV([.B43:.AE43])" office:value-type="float" office:value="0.0386649833894558" calcext:value-type="float">
            <text:p>0,0386649834</text:p>
          </table:table-cell>
          <table:table-cell table:formula="of:=CONFIDENCE(0.95;[.AH43];30)" office:value-type="float" office:value="0.000442661434034106" calcext:value-type="float">
            <text:p>0,0004426614</text:p>
          </table:table-cell>
          <table:table-cell table:formula="of:=[.AF43]+[.AI43]" office:value-type="float" office:value="0.736296561434034" calcext:value-type="float">
            <text:p>0,7362965614</text:p>
          </table:table-cell>
          <table:table-cell table:formula="of:=[.AF43]-[.AI43]" office:value-type="float" office:value="0.735411238565966" calcext:value-type="float">
            <text:p>0,73541123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70527" calcext:value-type="float">
            <text:p>0,770527</text:p>
          </table:table-cell>
          <table:table-cell office:value-type="float" office:value="0.770917" calcext:value-type="float">
            <text:p>0,770917</text:p>
          </table:table-cell>
          <table:table-cell office:value-type="float" office:value="0.771527" calcext:value-type="float">
            <text:p>0,771527</text:p>
          </table:table-cell>
          <table:table-cell office:value-type="float" office:value="0.773319" calcext:value-type="float">
            <text:p>0,773319</text:p>
          </table:table-cell>
          <table:table-cell office:value-type="float" office:value="0.769225" calcext:value-type="float">
            <text:p>0,769225</text:p>
          </table:table-cell>
          <table:table-cell office:value-type="float" office:value="0.770093" calcext:value-type="float">
            <text:p>0,770093</text:p>
          </table:table-cell>
          <table:table-cell office:value-type="float" office:value="0.778319" calcext:value-type="float">
            <text:p>0,778319</text:p>
          </table:table-cell>
          <table:table-cell office:value-type="float" office:value="0.790323" calcext:value-type="float">
            <text:p>0,790323</text:p>
          </table:table-cell>
          <table:table-cell office:value-type="float" office:value="0.769561" calcext:value-type="float">
            <text:p>0,769561</text:p>
          </table:table-cell>
          <table:table-cell office:value-type="float" office:value="0.78343" calcext:value-type="float">
            <text:p>0,78343</text:p>
          </table:table-cell>
          <table:table-cell office:value-type="float" office:value="0.76948" calcext:value-type="float">
            <text:p>0,76948</text:p>
          </table:table-cell>
          <table:table-cell office:value-type="float" office:value="0.772105" calcext:value-type="float">
            <text:p>0,772105</text:p>
          </table:table-cell>
          <table:table-cell office:value-type="float" office:value="0.77095" calcext:value-type="float">
            <text:p>0,77095</text:p>
          </table:table-cell>
          <table:table-cell office:value-type="float" office:value="0.770179" calcext:value-type="float">
            <text:p>0,770179</text:p>
          </table:table-cell>
          <table:table-cell office:value-type="float" office:value="0.769829" calcext:value-type="float">
            <text:p>0,769829</text:p>
          </table:table-cell>
          <table:table-cell office:value-type="float" office:value="0.771353" calcext:value-type="float">
            <text:p>0,771353</text:p>
          </table:table-cell>
          <table:table-cell office:value-type="float" office:value="0.779303" calcext:value-type="float">
            <text:p>0,779303</text:p>
          </table:table-cell>
          <table:table-cell office:value-type="float" office:value="0.775718" calcext:value-type="float">
            <text:p>0,775718</text:p>
          </table:table-cell>
          <table:table-cell office:value-type="float" office:value="0.770121" calcext:value-type="float">
            <text:p>0,770121</text:p>
          </table:table-cell>
          <table:table-cell office:value-type="float" office:value="0.772942" calcext:value-type="float">
            <text:p>0,772942</text:p>
          </table:table-cell>
          <table:table-cell office:value-type="float" office:value="0.770632" calcext:value-type="float">
            <text:p>0,770632</text:p>
          </table:table-cell>
          <table:table-cell office:value-type="float" office:value="0.769841" calcext:value-type="float">
            <text:p>0,769841</text:p>
          </table:table-cell>
          <table:table-cell office:value-type="float" office:value="0.76959" calcext:value-type="float">
            <text:p>0,76959</text:p>
          </table:table-cell>
          <table:table-cell office:value-type="float" office:value="0.770523" calcext:value-type="float">
            <text:p>0,770523</text:p>
          </table:table-cell>
          <table:table-cell office:value-type="float" office:value="0.788331" calcext:value-type="float">
            <text:p>0,788331</text:p>
          </table:table-cell>
          <table:table-cell office:value-type="float" office:value="0.769917" calcext:value-type="float">
            <text:p>0,769917</text:p>
          </table:table-cell>
          <table:table-cell office:value-type="float" office:value="0.797734" calcext:value-type="float">
            <text:p>0,797734</text:p>
          </table:table-cell>
          <table:table-cell office:value-type="float" office:value="0.771214" calcext:value-type="float">
            <text:p>0,771214</text:p>
          </table:table-cell>
          <table:table-cell office:value-type="float" office:value="0.76937" calcext:value-type="float">
            <text:p>0,76937</text:p>
          </table:table-cell>
          <table:table-cell office:value-type="float" office:value="0.785698" calcext:value-type="float">
            <text:p>0,785698</text:p>
          </table:table-cell>
          <table:table-cell table:formula="of:=AVERAGE([.B44:.AE44])" office:value-type="float" office:value="0.774402366666667" calcext:value-type="float">
            <text:p>0,7744023667</text:p>
          </table:table-cell>
          <table:table-cell table:formula="of:=VAR([.B44:.AE44])" office:value-type="float" office:value="0.00005469712824023" calcext:value-type="float">
            <text:p>5,469712824023E-05</text:p>
          </table:table-cell>
          <table:table-cell table:formula="of:=STDEV([.B44:.AE44])" office:value-type="float" office:value="0.00739575068807961" calcext:value-type="float">
            <text:p>0,0073957507</text:p>
          </table:table-cell>
          <table:table-cell table:formula="of:=CONFIDENCE(0.95;[.AH44];30)" office:value-type="float" office:value="0.0000846712792391068" calcext:value-type="float">
            <text:p>8,46712792391068E-05</text:p>
          </table:table-cell>
          <table:table-cell table:formula="of:=[.AF44]+[.AI44]" office:value-type="float" office:value="0.774487037945906" calcext:value-type="float">
            <text:p>0,7744870379</text:p>
          </table:table-cell>
          <table:table-cell table:formula="of:=[.AF44]-[.AI44]" office:value-type="float" office:value="0.774317695387428" calcext:value-type="float">
            <text:p>0,77431769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756" calcext:value-type="float">
            <text:p>0,7756</text:p>
          </table:table-cell>
          <table:table-cell office:value-type="float" office:value="0.775225" calcext:value-type="float">
            <text:p>0,775225</text:p>
          </table:table-cell>
          <table:table-cell office:value-type="float" office:value="0.779516" calcext:value-type="float">
            <text:p>0,779516</text:p>
          </table:table-cell>
          <table:table-cell office:value-type="float" office:value="0.78214" calcext:value-type="float">
            <text:p>0,78214</text:p>
          </table:table-cell>
          <table:table-cell office:value-type="float" office:value="0.77742" calcext:value-type="float">
            <text:p>0,77742</text:p>
          </table:table-cell>
          <table:table-cell office:value-type="float" office:value="0.774229" calcext:value-type="float">
            <text:p>0,774229</text:p>
          </table:table-cell>
          <table:table-cell office:value-type="float" office:value="0.773121" calcext:value-type="float">
            <text:p>0,773121</text:p>
          </table:table-cell>
          <table:table-cell office:value-type="float" office:value="0.775488" calcext:value-type="float">
            <text:p>0,775488</text:p>
          </table:table-cell>
          <table:table-cell office:value-type="float" office:value="0.774364" calcext:value-type="float">
            <text:p>0,774364</text:p>
          </table:table-cell>
          <table:table-cell office:value-type="float" office:value="0.775788" calcext:value-type="float">
            <text:p>0,775788</text:p>
          </table:table-cell>
          <table:table-cell office:value-type="float" office:value="0.773668" calcext:value-type="float">
            <text:p>0,773668</text:p>
          </table:table-cell>
          <table:table-cell office:value-type="float" office:value="0.775339" calcext:value-type="float">
            <text:p>0,775339</text:p>
          </table:table-cell>
          <table:table-cell office:value-type="float" office:value="0.77505" calcext:value-type="float">
            <text:p>0,77505</text:p>
          </table:table-cell>
          <table:table-cell office:value-type="float" office:value="0.77721" calcext:value-type="float">
            <text:p>0,77721</text:p>
          </table:table-cell>
          <table:table-cell office:value-type="float" office:value="0.774921" calcext:value-type="float">
            <text:p>0,774921</text:p>
          </table:table-cell>
          <table:table-cell office:value-type="float" office:value="0.779025" calcext:value-type="float">
            <text:p>0,779025</text:p>
          </table:table-cell>
          <table:table-cell office:value-type="float" office:value="0.773392" calcext:value-type="float">
            <text:p>0,773392</text:p>
          </table:table-cell>
          <table:table-cell office:value-type="float" office:value="0.777124" calcext:value-type="float">
            <text:p>0,777124</text:p>
          </table:table-cell>
          <table:table-cell office:value-type="float" office:value="0.779601" calcext:value-type="float">
            <text:p>0,779601</text:p>
          </table:table-cell>
          <table:table-cell office:value-type="float" office:value="0.781777" calcext:value-type="float">
            <text:p>0,781777</text:p>
          </table:table-cell>
          <table:table-cell office:value-type="float" office:value="0.778284" calcext:value-type="float">
            <text:p>0,778284</text:p>
          </table:table-cell>
          <table:table-cell office:value-type="float" office:value="0.772864" calcext:value-type="float">
            <text:p>0,772864</text:p>
          </table:table-cell>
          <table:table-cell office:value-type="float" office:value="0.775679" calcext:value-type="float">
            <text:p>0,775679</text:p>
          </table:table-cell>
          <table:table-cell office:value-type="float" office:value="0.775308" calcext:value-type="float">
            <text:p>0,775308</text:p>
          </table:table-cell>
          <table:table-cell office:value-type="float" office:value="0.775287" calcext:value-type="float">
            <text:p>0,775287</text:p>
          </table:table-cell>
          <table:table-cell office:value-type="float" office:value="0.778063" calcext:value-type="float">
            <text:p>0,778063</text:p>
          </table:table-cell>
          <table:table-cell office:value-type="float" office:value="0.7778" calcext:value-type="float">
            <text:p>0,7778</text:p>
          </table:table-cell>
          <table:table-cell office:value-type="float" office:value="0.775668" calcext:value-type="float">
            <text:p>0,775668</text:p>
          </table:table-cell>
          <table:table-cell office:value-type="float" office:value="0.775805" calcext:value-type="float">
            <text:p>0,775805</text:p>
          </table:table-cell>
          <table:table-cell office:value-type="float" office:value="0.774017" calcext:value-type="float">
            <text:p>0,774017</text:p>
          </table:table-cell>
          <table:table-cell table:formula="of:=AVERAGE([.B45:.AE45])" office:value-type="float" office:value="0.776292433333333" calcext:value-type="float">
            <text:p>0,7762924333</text:p>
          </table:table-cell>
          <table:table-cell table:formula="of:=VAR([.B45:.AE45])" office:value-type="float" office:value="0.00000570215666781609" calcext:value-type="float">
            <text:p>5,70215666781609E-06</text:p>
          </table:table-cell>
          <table:table-cell table:formula="of:=STDEV([.B45:.AE45])" office:value-type="float" office:value="0.00238791889891933" calcext:value-type="float">
            <text:p>0,0023879189</text:p>
          </table:table-cell>
          <table:table-cell table:formula="of:=CONFIDENCE(0.95;[.AH45];30)" office:value-type="float" office:value="0.0000273384212662311" calcext:value-type="float">
            <text:p>2,73384212662311E-05</text:p>
          </table:table-cell>
          <table:table-cell table:formula="of:=[.AF45]+[.AI45]" office:value-type="float" office:value="0.776319771754599" calcext:value-type="float">
            <text:p>0,7763197718</text:p>
          </table:table-cell>
          <table:table-cell table:formula="of:=[.AF45]-[.AI45]" office:value-type="float" office:value="0.776265094912067" calcext:value-type="float">
            <text:p>0,77626509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19836" calcext:value-type="float">
            <text:p>0,819836</text:p>
          </table:table-cell>
          <table:table-cell office:value-type="float" office:value="0.820592" calcext:value-type="float">
            <text:p>0,820592</text:p>
          </table:table-cell>
          <table:table-cell office:value-type="float" office:value="0.821945" calcext:value-type="float">
            <text:p>0,821945</text:p>
          </table:table-cell>
          <table:table-cell office:value-type="float" office:value="0.824827" calcext:value-type="float">
            <text:p>0,824827</text:p>
          </table:table-cell>
          <table:table-cell office:value-type="float" office:value="0.827502" calcext:value-type="float">
            <text:p>0,827502</text:p>
          </table:table-cell>
          <table:table-cell office:value-type="float" office:value="0.820729" calcext:value-type="float">
            <text:p>0,820729</text:p>
          </table:table-cell>
          <table:table-cell office:value-type="float" office:value="0.820243" calcext:value-type="float">
            <text:p>0,820243</text:p>
          </table:table-cell>
          <table:table-cell office:value-type="float" office:value="0.822995" calcext:value-type="float">
            <text:p>0,822995</text:p>
          </table:table-cell>
          <table:table-cell office:value-type="float" office:value="0.821883" calcext:value-type="float">
            <text:p>0,821883</text:p>
          </table:table-cell>
          <table:table-cell office:value-type="float" office:value="0.821138" calcext:value-type="float">
            <text:p>0,821138</text:p>
          </table:table-cell>
          <table:table-cell office:value-type="float" office:value="0.820228" calcext:value-type="float">
            <text:p>0,820228</text:p>
          </table:table-cell>
          <table:table-cell office:value-type="float" office:value="0.83032" calcext:value-type="float">
            <text:p>0,83032</text:p>
          </table:table-cell>
          <table:table-cell office:value-type="float" office:value="0.827299" calcext:value-type="float">
            <text:p>0,827299</text:p>
          </table:table-cell>
          <table:table-cell office:value-type="float" office:value="0.820908" calcext:value-type="float">
            <text:p>0,820908</text:p>
          </table:table-cell>
          <table:table-cell office:value-type="float" office:value="0.836894" calcext:value-type="float">
            <text:p>0,836894</text:p>
          </table:table-cell>
          <table:table-cell office:value-type="float" office:value="0.8218" calcext:value-type="float">
            <text:p>0,8218</text:p>
          </table:table-cell>
          <table:table-cell office:value-type="float" office:value="0.822213" calcext:value-type="float">
            <text:p>0,822213</text:p>
          </table:table-cell>
          <table:table-cell office:value-type="float" office:value="0.821555" calcext:value-type="float">
            <text:p>0,821555</text:p>
          </table:table-cell>
          <table:table-cell office:value-type="float" office:value="0.82239" calcext:value-type="float">
            <text:p>0,82239</text:p>
          </table:table-cell>
          <table:table-cell office:value-type="float" office:value="0.820835" calcext:value-type="float">
            <text:p>0,820835</text:p>
          </table:table-cell>
          <table:table-cell office:value-type="float" office:value="0.822918" calcext:value-type="float">
            <text:p>0,822918</text:p>
          </table:table-cell>
          <table:table-cell office:value-type="float" office:value="0.821705" calcext:value-type="float">
            <text:p>0,821705</text:p>
          </table:table-cell>
          <table:table-cell office:value-type="float" office:value="0.821844" calcext:value-type="float">
            <text:p>0,821844</text:p>
          </table:table-cell>
          <table:table-cell office:value-type="float" office:value="0.827195" calcext:value-type="float">
            <text:p>0,827195</text:p>
          </table:table-cell>
          <table:table-cell office:value-type="float" office:value="0.838409" calcext:value-type="float">
            <text:p>0,838409</text:p>
          </table:table-cell>
          <table:table-cell office:value-type="float" office:value="0.821512" calcext:value-type="float">
            <text:p>0,821512</text:p>
          </table:table-cell>
          <table:table-cell office:value-type="float" office:value="0.821013" calcext:value-type="float">
            <text:p>0,821013</text:p>
          </table:table-cell>
          <table:table-cell office:value-type="float" office:value="0.842412" calcext:value-type="float">
            <text:p>0,842412</text:p>
          </table:table-cell>
          <table:table-cell office:value-type="float" office:value="0.824048" calcext:value-type="float">
            <text:p>0,824048</text:p>
          </table:table-cell>
          <table:table-cell office:value-type="float" office:value="0.824788" calcext:value-type="float">
            <text:p>0,824788</text:p>
          </table:table-cell>
          <table:table-cell table:formula="of:=AVERAGE([.B46:.AE46])" office:value-type="float" office:value="0.8243992" calcext:value-type="float">
            <text:p>0,8243992</text:p>
          </table:table-cell>
          <table:table-cell table:formula="of:=VAR([.B46:.AE46])" office:value-type="float" office:value="0.0000321028154068965" calcext:value-type="float">
            <text:p>3,21028154068965E-05</text:p>
          </table:table-cell>
          <table:table-cell table:formula="of:=STDEV([.B46:.AE46])" office:value-type="float" office:value="0.00566593464548406" calcext:value-type="float">
            <text:p>0,0056659346</text:p>
          </table:table-cell>
          <table:table-cell table:formula="of:=CONFIDENCE(0.95;[.AH46];30)" office:value-type="float" office:value="0.000064867239953282" calcext:value-type="float">
            <text:p>6,4867239953282E-05</text:p>
          </table:table-cell>
          <table:table-cell table:formula="of:=[.AF46]+[.AI46]" office:value-type="float" office:value="0.824464067239953" calcext:value-type="float">
            <text:p>0,8244640672</text:p>
          </table:table-cell>
          <table:table-cell table:formula="of:=[.AF46]-[.AI46]" office:value-type="float" office:value="0.824334332760047" calcext:value-type="float">
            <text:p>0,82433433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20762" calcext:value-type="float">
            <text:p>0,920762</text:p>
          </table:table-cell>
          <table:table-cell office:value-type="float" office:value="0.915993" calcext:value-type="float">
            <text:p>0,915993</text:p>
          </table:table-cell>
          <table:table-cell office:value-type="float" office:value="0.925342" calcext:value-type="float">
            <text:p>0,925342</text:p>
          </table:table-cell>
          <table:table-cell office:value-type="float" office:value="0.924322" calcext:value-type="float">
            <text:p>0,924322</text:p>
          </table:table-cell>
          <table:table-cell office:value-type="float" office:value="0.915083" calcext:value-type="float">
            <text:p>0,915083</text:p>
          </table:table-cell>
          <table:table-cell office:value-type="float" office:value="0.913191" calcext:value-type="float">
            <text:p>0,913191</text:p>
          </table:table-cell>
          <table:table-cell office:value-type="float" office:value="0.918736" calcext:value-type="float">
            <text:p>0,918736</text:p>
          </table:table-cell>
          <table:table-cell office:value-type="float" office:value="0.917299" calcext:value-type="float">
            <text:p>0,917299</text:p>
          </table:table-cell>
          <table:table-cell office:value-type="float" office:value="0.914548" calcext:value-type="float">
            <text:p>0,914548</text:p>
          </table:table-cell>
          <table:table-cell office:value-type="float" office:value="0.912858" calcext:value-type="float">
            <text:p>0,912858</text:p>
          </table:table-cell>
          <table:table-cell office:value-type="float" office:value="0.919234" calcext:value-type="float">
            <text:p>0,919234</text:p>
          </table:table-cell>
          <table:table-cell office:value-type="float" office:value="0.917602" calcext:value-type="float">
            <text:p>0,917602</text:p>
          </table:table-cell>
          <table:table-cell office:value-type="float" office:value="0.919498" calcext:value-type="float">
            <text:p>0,919498</text:p>
          </table:table-cell>
          <table:table-cell office:value-type="float" office:value="0.916471" calcext:value-type="float">
            <text:p>0,916471</text:p>
          </table:table-cell>
          <table:table-cell office:value-type="float" office:value="0.921238" calcext:value-type="float">
            <text:p>0,921238</text:p>
          </table:table-cell>
          <table:table-cell office:value-type="float" office:value="0.918538" calcext:value-type="float">
            <text:p>0,918538</text:p>
          </table:table-cell>
          <table:table-cell office:value-type="float" office:value="0.917826" calcext:value-type="float">
            <text:p>0,917826</text:p>
          </table:table-cell>
          <table:table-cell office:value-type="float" office:value="0.913871" calcext:value-type="float">
            <text:p>0,913871</text:p>
          </table:table-cell>
          <table:table-cell office:value-type="float" office:value="0.916948" calcext:value-type="float">
            <text:p>0,916948</text:p>
          </table:table-cell>
          <table:table-cell office:value-type="float" office:value="0.916945" calcext:value-type="float">
            <text:p>0,916945</text:p>
          </table:table-cell>
          <table:table-cell office:value-type="float" office:value="0.921842" calcext:value-type="float">
            <text:p>0,921842</text:p>
          </table:table-cell>
          <table:table-cell office:value-type="float" office:value="0.915782" calcext:value-type="float">
            <text:p>0,915782</text:p>
          </table:table-cell>
          <table:table-cell office:value-type="float" office:value="0.916294" calcext:value-type="float">
            <text:p>0,916294</text:p>
          </table:table-cell>
          <table:table-cell office:value-type="float" office:value="0.915413" calcext:value-type="float">
            <text:p>0,915413</text:p>
          </table:table-cell>
          <table:table-cell office:value-type="float" office:value="0.914042" calcext:value-type="float">
            <text:p>0,914042</text:p>
          </table:table-cell>
          <table:table-cell office:value-type="float" office:value="0.913149" calcext:value-type="float">
            <text:p>0,913149</text:p>
          </table:table-cell>
          <table:table-cell office:value-type="float" office:value="0.932638" calcext:value-type="float">
            <text:p>0,932638</text:p>
          </table:table-cell>
          <table:table-cell office:value-type="float" office:value="0.916405" calcext:value-type="float">
            <text:p>0,916405</text:p>
          </table:table-cell>
          <table:table-cell office:value-type="float" office:value="0.914627" calcext:value-type="float">
            <text:p>0,914627</text:p>
          </table:table-cell>
          <table:table-cell office:value-type="float" office:value="0.916876" calcext:value-type="float">
            <text:p>0,916876</text:p>
          </table:table-cell>
          <table:table-cell table:formula="of:=AVERAGE([.B47:.AE47])" office:value-type="float" office:value="0.9177791" calcext:value-type="float">
            <text:p>0,9177791</text:p>
          </table:table-cell>
          <table:table-cell table:formula="of:=VAR([.B47:.AE47])" office:value-type="float" office:value="0.0000175642463000001" calcext:value-type="float">
            <text:p>1,75642463000001E-05</text:p>
          </table:table-cell>
          <table:table-cell table:formula="of:=STDEV([.B47:.AE47])" office:value-type="float" office:value="0.00419097199942926" calcext:value-type="float">
            <text:p>0,004190972</text:p>
          </table:table-cell>
          <table:table-cell table:formula="of:=CONFIDENCE(0.95;[.AH47];30)" office:value-type="float" office:value="0.0000479809251843635" calcext:value-type="float">
            <text:p>4,79809251843635E-05</text:p>
          </table:table-cell>
          <table:table-cell table:formula="of:=[.AF47]+[.AI47]" office:value-type="float" office:value="0.917827080925184" calcext:value-type="float">
            <text:p>0,9178270809</text:p>
          </table:table-cell>
          <table:table-cell table:formula="of:=[.AF47]-[.AI47]" office:value-type="float" office:value="0.917731119074816" calcext:value-type="float">
            <text:p>0,91773111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30477" calcext:value-type="float">
            <text:p>0,930477</text:p>
          </table:table-cell>
          <table:table-cell office:value-type="float" office:value="0.939077" calcext:value-type="float">
            <text:p>0,939077</text:p>
          </table:table-cell>
          <table:table-cell office:value-type="float" office:value="0.949745" calcext:value-type="float">
            <text:p>0,949745</text:p>
          </table:table-cell>
          <table:table-cell office:value-type="float" office:value="0.926155" calcext:value-type="float">
            <text:p>0,926155</text:p>
          </table:table-cell>
          <table:table-cell office:value-type="float" office:value="0.935687" calcext:value-type="float">
            <text:p>0,935687</text:p>
          </table:table-cell>
          <table:table-cell office:value-type="float" office:value="0.932163" calcext:value-type="float">
            <text:p>0,932163</text:p>
          </table:table-cell>
          <table:table-cell office:value-type="float" office:value="0.977328" calcext:value-type="float">
            <text:p>0,977328</text:p>
          </table:table-cell>
          <table:table-cell office:value-type="float" office:value="0.92629" calcext:value-type="float">
            <text:p>0,92629</text:p>
          </table:table-cell>
          <table:table-cell office:value-type="float" office:value="0.931003" calcext:value-type="float">
            <text:p>0,931003</text:p>
          </table:table-cell>
          <table:table-cell office:value-type="float" office:value="0.93404" calcext:value-type="float">
            <text:p>0,93404</text:p>
          </table:table-cell>
          <table:table-cell office:value-type="float" office:value="0.927457" calcext:value-type="float">
            <text:p>0,927457</text:p>
          </table:table-cell>
          <table:table-cell office:value-type="float" office:value="0.926244" calcext:value-type="float">
            <text:p>0,926244</text:p>
          </table:table-cell>
          <table:table-cell office:value-type="float" office:value="0.928943" calcext:value-type="float">
            <text:p>0,928943</text:p>
          </table:table-cell>
          <table:table-cell office:value-type="float" office:value="0.926547" calcext:value-type="float">
            <text:p>0,926547</text:p>
          </table:table-cell>
          <table:table-cell office:value-type="float" office:value="0.92722" calcext:value-type="float">
            <text:p>0,92722</text:p>
          </table:table-cell>
          <table:table-cell office:value-type="float" office:value="0.927798" calcext:value-type="float">
            <text:p>0,927798</text:p>
          </table:table-cell>
          <table:table-cell office:value-type="float" office:value="0.932844" calcext:value-type="float">
            <text:p>0,932844</text:p>
          </table:table-cell>
          <table:table-cell office:value-type="float" office:value="0.926092" calcext:value-type="float">
            <text:p>0,926092</text:p>
          </table:table-cell>
          <table:table-cell office:value-type="float" office:value="0.925711" calcext:value-type="float">
            <text:p>0,925711</text:p>
          </table:table-cell>
          <table:table-cell office:value-type="float" office:value="0.928073" calcext:value-type="float">
            <text:p>0,928073</text:p>
          </table:table-cell>
          <table:table-cell office:value-type="float" office:value="0.927936" calcext:value-type="float">
            <text:p>0,927936</text:p>
          </table:table-cell>
          <table:table-cell office:value-type="float" office:value="0.9343" calcext:value-type="float">
            <text:p>0,9343</text:p>
          </table:table-cell>
          <table:table-cell office:value-type="float" office:value="0.926794" calcext:value-type="float">
            <text:p>0,926794</text:p>
          </table:table-cell>
          <table:table-cell office:value-type="float" office:value="0.927053" calcext:value-type="float">
            <text:p>0,927053</text:p>
          </table:table-cell>
          <table:table-cell office:value-type="float" office:value="0.929401" calcext:value-type="float">
            <text:p>0,929401</text:p>
          </table:table-cell>
          <table:table-cell office:value-type="float" office:value="0.927584" calcext:value-type="float">
            <text:p>0,927584</text:p>
          </table:table-cell>
          <table:table-cell office:value-type="float" office:value="0.94102" calcext:value-type="float">
            <text:p>0,94102</text:p>
          </table:table-cell>
          <table:table-cell office:value-type="float" office:value="0.929758" calcext:value-type="float">
            <text:p>0,929758</text:p>
          </table:table-cell>
          <table:table-cell office:value-type="float" office:value="0.959489" calcext:value-type="float">
            <text:p>0,959489</text:p>
          </table:table-cell>
          <table:table-cell office:value-type="float" office:value="0.925819" calcext:value-type="float">
            <text:p>0,925819</text:p>
          </table:table-cell>
          <table:table-cell table:formula="of:=AVERAGE([.B48:.AE48])" office:value-type="float" office:value="0.932934933333333" calcext:value-type="float">
            <text:p>0,9329349333</text:p>
          </table:table-cell>
          <table:table-cell table:formula="of:=VAR([.B48:.AE48])" office:value-type="float" office:value="0.000127070933443678" calcext:value-type="float">
            <text:p>0,0001270709</text:p>
          </table:table-cell>
          <table:table-cell table:formula="of:=STDEV([.B48:.AE48])" office:value-type="float" office:value="0.0112725743929095" calcext:value-type="float">
            <text:p>0,0112725744</text:p>
          </table:table-cell>
          <table:table-cell table:formula="of:=CONFIDENCE(0.95;[.AH48];30)" office:value-type="float" office:value="0.00012905563402834" calcext:value-type="float">
            <text:p>0,0001290556</text:p>
          </table:table-cell>
          <table:table-cell table:formula="of:=[.AF48]+[.AI48]" office:value-type="float" office:value="0.933063988967362" calcext:value-type="float">
            <text:p>0,933063989</text:p>
          </table:table-cell>
          <table:table-cell table:formula="of:=[.AF48]-[.AI48]" office:value-type="float" office:value="0.932805877699305" calcext:value-type="float">
            <text:p>0,93280587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55597" calcext:value-type="float">
            <text:p>0,955597</text:p>
          </table:table-cell>
          <table:table-cell office:value-type="float" office:value="1.08344" calcext:value-type="float">
            <text:p>1,08344</text:p>
          </table:table-cell>
          <table:table-cell office:value-type="float" office:value="0.952243" calcext:value-type="float">
            <text:p>0,952243</text:p>
          </table:table-cell>
          <table:table-cell office:value-type="float" office:value="0.950275" calcext:value-type="float">
            <text:p>0,950275</text:p>
          </table:table-cell>
          <table:table-cell office:value-type="float" office:value="0.950274" calcext:value-type="float">
            <text:p>0,950274</text:p>
          </table:table-cell>
          <table:table-cell office:value-type="float" office:value="0.952769" calcext:value-type="float">
            <text:p>0,952769</text:p>
          </table:table-cell>
          <table:table-cell office:value-type="float" office:value="0.98561" calcext:value-type="float">
            <text:p>0,98561</text:p>
          </table:table-cell>
          <table:table-cell office:value-type="float" office:value="0.950055" calcext:value-type="float">
            <text:p>0,950055</text:p>
          </table:table-cell>
          <table:table-cell office:value-type="float" office:value="0.952036" calcext:value-type="float">
            <text:p>0,952036</text:p>
          </table:table-cell>
          <table:table-cell office:value-type="float" office:value="0.952488" calcext:value-type="float">
            <text:p>0,952488</text:p>
          </table:table-cell>
          <table:table-cell office:value-type="float" office:value="0.953509" calcext:value-type="float">
            <text:p>0,953509</text:p>
          </table:table-cell>
          <table:table-cell office:value-type="float" office:value="0.949896" calcext:value-type="float">
            <text:p>0,949896</text:p>
          </table:table-cell>
          <table:table-cell office:value-type="float" office:value="0.950114" calcext:value-type="float">
            <text:p>0,950114</text:p>
          </table:table-cell>
          <table:table-cell office:value-type="float" office:value="0.955065" calcext:value-type="float">
            <text:p>0,955065</text:p>
          </table:table-cell>
          <table:table-cell office:value-type="float" office:value="0.95074" calcext:value-type="float">
            <text:p>0,95074</text:p>
          </table:table-cell>
          <table:table-cell office:value-type="float" office:value="0.949011" calcext:value-type="float">
            <text:p>0,949011</text:p>
          </table:table-cell>
          <table:table-cell office:value-type="float" office:value="0.950684" calcext:value-type="float">
            <text:p>0,950684</text:p>
          </table:table-cell>
          <table:table-cell office:value-type="float" office:value="0.953111" calcext:value-type="float">
            <text:p>0,953111</text:p>
          </table:table-cell>
          <table:table-cell office:value-type="float" office:value="0.956116" calcext:value-type="float">
            <text:p>0,956116</text:p>
          </table:table-cell>
          <table:table-cell office:value-type="float" office:value="0.950175" calcext:value-type="float">
            <text:p>0,950175</text:p>
          </table:table-cell>
          <table:table-cell office:value-type="float" office:value="0.95362" calcext:value-type="float">
            <text:p>0,95362</text:p>
          </table:table-cell>
          <table:table-cell office:value-type="float" office:value="0.950675" calcext:value-type="float">
            <text:p>0,950675</text:p>
          </table:table-cell>
          <table:table-cell office:value-type="float" office:value="0.950467" calcext:value-type="float">
            <text:p>0,950467</text:p>
          </table:table-cell>
          <table:table-cell office:value-type="float" office:value="0.949291" calcext:value-type="float">
            <text:p>0,949291</text:p>
          </table:table-cell>
          <table:table-cell office:value-type="float" office:value="0.953826" calcext:value-type="float">
            <text:p>0,953826</text:p>
          </table:table-cell>
          <table:table-cell office:value-type="float" office:value="0.9504" calcext:value-type="float">
            <text:p>0,9504</text:p>
          </table:table-cell>
          <table:table-cell office:value-type="float" office:value="0.951371" calcext:value-type="float">
            <text:p>0,951371</text:p>
          </table:table-cell>
          <table:table-cell office:value-type="float" office:value="0.949812" calcext:value-type="float">
            <text:p>0,949812</text:p>
          </table:table-cell>
          <table:table-cell office:value-type="float" office:value="0.95104" calcext:value-type="float">
            <text:p>0,95104</text:p>
          </table:table-cell>
          <table:table-cell office:value-type="float" office:value="0.950329" calcext:value-type="float">
            <text:p>0,950329</text:p>
          </table:table-cell>
          <table:table-cell table:formula="of:=AVERAGE([.B49:.AE49])" office:value-type="float" office:value="0.957134633333333" calcext:value-type="float">
            <text:p>0,9571346333</text:p>
          </table:table-cell>
          <table:table-cell table:formula="of:=VAR([.B49:.AE49])" office:value-type="float" office:value="0.000611069410171265" calcext:value-type="float">
            <text:p>0,0006110694</text:p>
          </table:table-cell>
          <table:table-cell table:formula="of:=STDEV([.B49:.AE49])" office:value-type="float" office:value="0.0247198181662257" calcext:value-type="float">
            <text:p>0,0247198182</text:p>
          </table:table-cell>
          <table:table-cell table:formula="of:=CONFIDENCE(0.95;[.AH49];30)" office:value-type="float" office:value="0.000283008272583609" calcext:value-type="float">
            <text:p>0,0002830083</text:p>
          </table:table-cell>
          <table:table-cell table:formula="of:=[.AF49]+[.AI49]" office:value-type="float" office:value="0.957417641605917" calcext:value-type="float">
            <text:p>0,9574176416</text:p>
          </table:table-cell>
          <table:table-cell table:formula="of:=[.AF49]-[.AI49]" office:value-type="float" office:value="0.95685162506075" calcext:value-type="float">
            <text:p>0,95685162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59907" calcext:value-type="float">
            <text:p>0,959907</text:p>
          </table:table-cell>
          <table:table-cell office:value-type="float" office:value="0.975768" calcext:value-type="float">
            <text:p>0,975768</text:p>
          </table:table-cell>
          <table:table-cell office:value-type="float" office:value="0.961323" calcext:value-type="float">
            <text:p>0,961323</text:p>
          </table:table-cell>
          <table:table-cell office:value-type="float" office:value="0.961207" calcext:value-type="float">
            <text:p>0,961207</text:p>
          </table:table-cell>
          <table:table-cell office:value-type="float" office:value="0.958169" calcext:value-type="float">
            <text:p>0,958169</text:p>
          </table:table-cell>
          <table:table-cell office:value-type="float" office:value="0.961781" calcext:value-type="float">
            <text:p>0,961781</text:p>
          </table:table-cell>
          <table:table-cell office:value-type="float" office:value="0.962509" calcext:value-type="float">
            <text:p>0,962509</text:p>
          </table:table-cell>
          <table:table-cell office:value-type="float" office:value="0.970151" calcext:value-type="float">
            <text:p>0,970151</text:p>
          </table:table-cell>
          <table:table-cell office:value-type="float" office:value="0.960119" calcext:value-type="float">
            <text:p>0,960119</text:p>
          </table:table-cell>
          <table:table-cell office:value-type="float" office:value="0.961205" calcext:value-type="float">
            <text:p>0,961205</text:p>
          </table:table-cell>
          <table:table-cell office:value-type="float" office:value="0.960919" calcext:value-type="float">
            <text:p>0,960919</text:p>
          </table:table-cell>
          <table:table-cell office:value-type="float" office:value="0.96054" calcext:value-type="float">
            <text:p>0,96054</text:p>
          </table:table-cell>
          <table:table-cell office:value-type="float" office:value="0.964995" calcext:value-type="float">
            <text:p>0,964995</text:p>
          </table:table-cell>
          <table:table-cell office:value-type="float" office:value="0.967663" calcext:value-type="float">
            <text:p>0,967663</text:p>
          </table:table-cell>
          <table:table-cell office:value-type="float" office:value="0.961628" calcext:value-type="float">
            <text:p>0,961628</text:p>
          </table:table-cell>
          <table:table-cell office:value-type="float" office:value="0.961579" calcext:value-type="float">
            <text:p>0,961579</text:p>
          </table:table-cell>
          <table:table-cell office:value-type="float" office:value="0.959997" calcext:value-type="float">
            <text:p>0,959997</text:p>
          </table:table-cell>
          <table:table-cell office:value-type="float" office:value="0.967233" calcext:value-type="float">
            <text:p>0,967233</text:p>
          </table:table-cell>
          <table:table-cell office:value-type="float" office:value="0.961612" calcext:value-type="float">
            <text:p>0,961612</text:p>
          </table:table-cell>
          <table:table-cell office:value-type="float" office:value="0.95916" calcext:value-type="float">
            <text:p>0,95916</text:p>
          </table:table-cell>
          <table:table-cell office:value-type="float" office:value="0.958699" calcext:value-type="float">
            <text:p>0,958699</text:p>
          </table:table-cell>
          <table:table-cell office:value-type="float" office:value="0.960335" calcext:value-type="float">
            <text:p>0,960335</text:p>
          </table:table-cell>
          <table:table-cell office:value-type="float" office:value="0.961416" calcext:value-type="float">
            <text:p>0,961416</text:p>
          </table:table-cell>
          <table:table-cell office:value-type="float" office:value="0.959527" calcext:value-type="float">
            <text:p>0,959527</text:p>
          </table:table-cell>
          <table:table-cell office:value-type="float" office:value="0.959692" calcext:value-type="float">
            <text:p>0,959692</text:p>
          </table:table-cell>
          <table:table-cell office:value-type="float" office:value="0.960565" calcext:value-type="float">
            <text:p>0,960565</text:p>
          </table:table-cell>
          <table:table-cell office:value-type="float" office:value="0.961025" calcext:value-type="float">
            <text:p>0,961025</text:p>
          </table:table-cell>
          <table:table-cell office:value-type="float" office:value="0.959442" calcext:value-type="float">
            <text:p>0,959442</text:p>
          </table:table-cell>
          <table:table-cell office:value-type="float" office:value="0.963894" calcext:value-type="float">
            <text:p>0,963894</text:p>
          </table:table-cell>
          <table:table-cell office:value-type="float" office:value="0.961012" calcext:value-type="float">
            <text:p>0,961012</text:p>
          </table:table-cell>
          <table:table-cell table:formula="of:=AVERAGE([.B50:.AE50])" office:value-type="float" office:value="0.9621024" calcext:value-type="float">
            <text:p>0,9621024</text:p>
          </table:table-cell>
          <table:table-cell table:formula="of:=VAR([.B50:.AE50])" office:value-type="float" office:value="0.0000139358813517242" calcext:value-type="float">
            <text:p>1,39358813517242E-05</text:p>
          </table:table-cell>
          <table:table-cell table:formula="of:=STDEV([.B50:.AE50])" office:value-type="float" office:value="0.00373307933906101" calcext:value-type="float">
            <text:p>0,0037330793</text:p>
          </table:table-cell>
          <table:table-cell table:formula="of:=CONFIDENCE(0.95;[.AH50];30)" office:value-type="float" office:value="0.0000427386774474209" calcext:value-type="float">
            <text:p>4,27386774474209E-05</text:p>
          </table:table-cell>
          <table:table-cell table:formula="of:=[.AF50]+[.AI50]" office:value-type="float" office:value="0.962145138677447" calcext:value-type="float">
            <text:p>0,9621451387</text:p>
          </table:table-cell>
          <table:table-cell table:formula="of:=[.AF50]-[.AI50]" office:value-type="float" office:value="0.962059661322552" calcext:value-type="float">
            <text:p>0,96205966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009603" calcext:value-type="float">
            <text:p>1,009603</text:p>
          </table:table-cell>
          <table:table-cell office:value-type="float" office:value="1.009076" calcext:value-type="float">
            <text:p>1,009076</text:p>
          </table:table-cell>
          <table:table-cell office:value-type="float" office:value="1.02656" calcext:value-type="float">
            <text:p>1,02656</text:p>
          </table:table-cell>
          <table:table-cell office:value-type="float" office:value="1.008767" calcext:value-type="float">
            <text:p>1,008767</text:p>
          </table:table-cell>
          <table:table-cell office:value-type="float" office:value="1.009315" calcext:value-type="float">
            <text:p>1,009315</text:p>
          </table:table-cell>
          <table:table-cell office:value-type="float" office:value="1.009145" calcext:value-type="float">
            <text:p>1,009145</text:p>
          </table:table-cell>
          <table:table-cell office:value-type="float" office:value="1.009592" calcext:value-type="float">
            <text:p>1,009592</text:p>
          </table:table-cell>
          <table:table-cell office:value-type="float" office:value="1.016709" calcext:value-type="float">
            <text:p>1,016709</text:p>
          </table:table-cell>
          <table:table-cell office:value-type="float" office:value="1.008766" calcext:value-type="float">
            <text:p>1,008766</text:p>
          </table:table-cell>
          <table:table-cell office:value-type="float" office:value="1.014676" calcext:value-type="float">
            <text:p>1,014676</text:p>
          </table:table-cell>
          <table:table-cell office:value-type="float" office:value="1.061609" calcext:value-type="float">
            <text:p>1,061609</text:p>
          </table:table-cell>
          <table:table-cell office:value-type="float" office:value="1.008079" calcext:value-type="float">
            <text:p>1,008079</text:p>
          </table:table-cell>
          <table:table-cell office:value-type="float" office:value="1.011624" calcext:value-type="float">
            <text:p>1,011624</text:p>
          </table:table-cell>
          <table:table-cell office:value-type="float" office:value="1.010677" calcext:value-type="float">
            <text:p>1,010677</text:p>
          </table:table-cell>
          <table:table-cell office:value-type="float" office:value="1.008312" calcext:value-type="float">
            <text:p>1,008312</text:p>
          </table:table-cell>
          <table:table-cell office:value-type="float" office:value="1.050406" calcext:value-type="float">
            <text:p>1,050406</text:p>
          </table:table-cell>
          <table:table-cell office:value-type="float" office:value="1.009788" calcext:value-type="float">
            <text:p>1,009788</text:p>
          </table:table-cell>
          <table:table-cell office:value-type="float" office:value="1.008133" calcext:value-type="float">
            <text:p>1,008133</text:p>
          </table:table-cell>
          <table:table-cell office:value-type="float" office:value="1.015834" calcext:value-type="float">
            <text:p>1,015834</text:p>
          </table:table-cell>
          <table:table-cell office:value-type="float" office:value="1.009081" calcext:value-type="float">
            <text:p>1,009081</text:p>
          </table:table-cell>
          <table:table-cell office:value-type="float" office:value="1.009283" calcext:value-type="float">
            <text:p>1,009283</text:p>
          </table:table-cell>
          <table:table-cell office:value-type="float" office:value="1.007338" calcext:value-type="float">
            <text:p>1,007338</text:p>
          </table:table-cell>
          <table:table-cell office:value-type="float" office:value="1.007013" calcext:value-type="float">
            <text:p>1,007013</text:p>
          </table:table-cell>
          <table:table-cell office:value-type="float" office:value="1.010159" calcext:value-type="float">
            <text:p>1,010159</text:p>
          </table:table-cell>
          <table:table-cell office:value-type="float" office:value="1.010592" calcext:value-type="float">
            <text:p>1,010592</text:p>
          </table:table-cell>
          <table:table-cell office:value-type="float" office:value="1.007718" calcext:value-type="float">
            <text:p>1,007718</text:p>
          </table:table-cell>
          <table:table-cell office:value-type="float" office:value="1.008292" calcext:value-type="float">
            <text:p>1,008292</text:p>
          </table:table-cell>
          <table:table-cell office:value-type="float" office:value="1.010332" calcext:value-type="float">
            <text:p>1,010332</text:p>
          </table:table-cell>
          <table:table-cell office:value-type="float" office:value="1.008059" calcext:value-type="float">
            <text:p>1,008059</text:p>
          </table:table-cell>
          <table:table-cell office:value-type="float" office:value="1.00766" calcext:value-type="float">
            <text:p>1,00766</text:p>
          </table:table-cell>
          <table:table-cell table:formula="of:=AVERAGE([.B51:.AE51])" office:value-type="float" office:value="1.0134066" calcext:value-type="float">
            <text:p>1,0134066</text:p>
          </table:table-cell>
          <table:table-cell table:formula="of:=VAR([.B51:.AE51])" office:value-type="float" office:value="0.000150928923834483" calcext:value-type="float">
            <text:p>0,0001509289</text:p>
          </table:table-cell>
          <table:table-cell table:formula="of:=STDEV([.B51:.AE51])" office:value-type="float" office:value="0.0122853133388808" calcext:value-type="float">
            <text:p>0,0122853133</text:p>
          </table:table-cell>
          <table:table-cell table:formula="of:=CONFIDENCE(0.95;[.AH51];30)" office:value-type="float" office:value="0.000140650116550428" calcext:value-type="float">
            <text:p>0,0001406501</text:p>
          </table:table-cell>
          <table:table-cell table:formula="of:=[.AF51]+[.AI51]" office:value-type="float" office:value="1.01354725011655" calcext:value-type="float">
            <text:p>1,0135472501</text:p>
          </table:table-cell>
          <table:table-cell table:formula="of:=[.AF51]-[.AI51]" office:value-type="float" office:value="1.01326594988345" calcext:value-type="float">
            <text:p>1,01326594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65515" calcext:value-type="float">
            <text:p>1,165515</text:p>
          </table:table-cell>
          <table:table-cell office:value-type="float" office:value="1.166205" calcext:value-type="float">
            <text:p>1,166205</text:p>
          </table:table-cell>
          <table:table-cell office:value-type="float" office:value="1.174467" calcext:value-type="float">
            <text:p>1,174467</text:p>
          </table:table-cell>
          <table:table-cell office:value-type="float" office:value="1.167077" calcext:value-type="float">
            <text:p>1,167077</text:p>
          </table:table-cell>
          <table:table-cell office:value-type="float" office:value="1.173202" calcext:value-type="float">
            <text:p>1,173202</text:p>
          </table:table-cell>
          <table:table-cell office:value-type="float" office:value="1.245777" calcext:value-type="float">
            <text:p>1,245777</text:p>
          </table:table-cell>
          <table:table-cell office:value-type="float" office:value="1.165576" calcext:value-type="float">
            <text:p>1,165576</text:p>
          </table:table-cell>
          <table:table-cell office:value-type="float" office:value="1.166631" calcext:value-type="float">
            <text:p>1,166631</text:p>
          </table:table-cell>
          <table:table-cell office:value-type="float" office:value="1.166497" calcext:value-type="float">
            <text:p>1,166497</text:p>
          </table:table-cell>
          <table:table-cell office:value-type="float" office:value="1.165159" calcext:value-type="float">
            <text:p>1,165159</text:p>
          </table:table-cell>
          <table:table-cell office:value-type="float" office:value="1.168071" calcext:value-type="float">
            <text:p>1,168071</text:p>
          </table:table-cell>
          <table:table-cell office:value-type="float" office:value="1.174372" calcext:value-type="float">
            <text:p>1,174372</text:p>
          </table:table-cell>
          <table:table-cell office:value-type="float" office:value="1.165839" calcext:value-type="float">
            <text:p>1,165839</text:p>
          </table:table-cell>
          <table:table-cell office:value-type="float" office:value="1.168414" calcext:value-type="float">
            <text:p>1,168414</text:p>
          </table:table-cell>
          <table:table-cell office:value-type="float" office:value="1.166282" calcext:value-type="float">
            <text:p>1,166282</text:p>
          </table:table-cell>
          <table:table-cell office:value-type="float" office:value="1.165029" calcext:value-type="float">
            <text:p>1,165029</text:p>
          </table:table-cell>
          <table:table-cell office:value-type="float" office:value="1.167511" calcext:value-type="float">
            <text:p>1,167511</text:p>
          </table:table-cell>
          <table:table-cell office:value-type="float" office:value="1.165907" calcext:value-type="float">
            <text:p>1,165907</text:p>
          </table:table-cell>
          <table:table-cell office:value-type="float" office:value="1.165413" calcext:value-type="float">
            <text:p>1,165413</text:p>
          </table:table-cell>
          <table:table-cell office:value-type="float" office:value="1.175336" calcext:value-type="float">
            <text:p>1,175336</text:p>
          </table:table-cell>
          <table:table-cell office:value-type="float" office:value="1.169593" calcext:value-type="float">
            <text:p>1,169593</text:p>
          </table:table-cell>
          <table:table-cell office:value-type="float" office:value="1.165264" calcext:value-type="float">
            <text:p>1,165264</text:p>
          </table:table-cell>
          <table:table-cell office:value-type="float" office:value="1.169216" calcext:value-type="float">
            <text:p>1,169216</text:p>
          </table:table-cell>
          <table:table-cell office:value-type="float" office:value="1.165017" calcext:value-type="float">
            <text:p>1,165017</text:p>
          </table:table-cell>
          <table:table-cell office:value-type="float" office:value="1.165534" calcext:value-type="float">
            <text:p>1,165534</text:p>
          </table:table-cell>
          <table:table-cell office:value-type="float" office:value="1.170433" calcext:value-type="float">
            <text:p>1,170433</text:p>
          </table:table-cell>
          <table:table-cell office:value-type="float" office:value="1.167979" calcext:value-type="float">
            <text:p>1,167979</text:p>
          </table:table-cell>
          <table:table-cell office:value-type="float" office:value="1.166066" calcext:value-type="float">
            <text:p>1,166066</text:p>
          </table:table-cell>
          <table:table-cell office:value-type="float" office:value="1.167221" calcext:value-type="float">
            <text:p>1,167221</text:p>
          </table:table-cell>
          <table:table-cell office:value-type="float" office:value="1.17324" calcext:value-type="float">
            <text:p>1,17324</text:p>
          </table:table-cell>
          <table:table-cell table:formula="of:=AVERAGE([.B52:.AE52])" office:value-type="float" office:value="1.17059476666667" calcext:value-type="float">
            <text:p>1,1705947667</text:p>
          </table:table-cell>
          <table:table-cell table:formula="of:=VAR([.B52:.AE52])" office:value-type="float" office:value="0.000211415590391953" calcext:value-type="float">
            <text:p>0,0002114156</text:p>
          </table:table-cell>
          <table:table-cell table:formula="of:=STDEV([.B52:.AE52])" office:value-type="float" office:value="0.0145401372205338" calcext:value-type="float">
            <text:p>0,0145401372</text:p>
          </table:table-cell>
          <table:table-cell table:formula="of:=CONFIDENCE(0.95;[.AH52];30)" office:value-type="float" office:value="0.000166464781020685" calcext:value-type="float">
            <text:p>0,0001664648</text:p>
          </table:table-cell>
          <table:table-cell table:formula="of:=[.AF52]+[.AI52]" office:value-type="float" office:value="1.17076123144769" calcext:value-type="float">
            <text:p>1,1707612314</text:p>
          </table:table-cell>
          <table:table-cell table:formula="of:=[.AF52]-[.AI52]" office:value-type="float" office:value="1.17042830188565" calcext:value-type="float">
            <text:p>1,17042830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57867" calcext:value-type="float">
            <text:p>1,457867</text:p>
          </table:table-cell>
          <table:table-cell office:value-type="float" office:value="1.461295" calcext:value-type="float">
            <text:p>1,461295</text:p>
          </table:table-cell>
          <table:table-cell office:value-type="float" office:value="1.459327" calcext:value-type="float">
            <text:p>1,459327</text:p>
          </table:table-cell>
          <table:table-cell office:value-type="float" office:value="1.458499" calcext:value-type="float">
            <text:p>1,458499</text:p>
          </table:table-cell>
          <table:table-cell office:value-type="float" office:value="1.461802" calcext:value-type="float">
            <text:p>1,461802</text:p>
          </table:table-cell>
          <table:table-cell office:value-type="float" office:value="1.468081" calcext:value-type="float">
            <text:p>1,468081</text:p>
          </table:table-cell>
          <table:table-cell office:value-type="float" office:value="1.460241" calcext:value-type="float">
            <text:p>1,460241</text:p>
          </table:table-cell>
          <table:table-cell office:value-type="float" office:value="1.463858" calcext:value-type="float">
            <text:p>1,463858</text:p>
          </table:table-cell>
          <table:table-cell office:value-type="float" office:value="1.457851" calcext:value-type="float">
            <text:p>1,457851</text:p>
          </table:table-cell>
          <table:table-cell office:value-type="float" office:value="1.458802" calcext:value-type="float">
            <text:p>1,458802</text:p>
          </table:table-cell>
          <table:table-cell office:value-type="float" office:value="1.458733" calcext:value-type="float">
            <text:p>1,458733</text:p>
          </table:table-cell>
          <table:table-cell office:value-type="float" office:value="1.458247" calcext:value-type="float">
            <text:p>1,458247</text:p>
          </table:table-cell>
          <table:table-cell office:value-type="float" office:value="1.462911" calcext:value-type="float">
            <text:p>1,462911</text:p>
          </table:table-cell>
          <table:table-cell office:value-type="float" office:value="1.456798" calcext:value-type="float">
            <text:p>1,456798</text:p>
          </table:table-cell>
          <table:table-cell office:value-type="float" office:value="1.460378" calcext:value-type="float">
            <text:p>1,460378</text:p>
          </table:table-cell>
          <table:table-cell office:value-type="float" office:value="1.509294" calcext:value-type="float">
            <text:p>1,509294</text:p>
          </table:table-cell>
          <table:table-cell office:value-type="float" office:value="1.765296" calcext:value-type="float">
            <text:p>1,765296</text:p>
          </table:table-cell>
          <table:table-cell office:value-type="float" office:value="1.466368" calcext:value-type="float">
            <text:p>1,466368</text:p>
          </table:table-cell>
          <table:table-cell office:value-type="float" office:value="1.457532" calcext:value-type="float">
            <text:p>1,457532</text:p>
          </table:table-cell>
          <table:table-cell office:value-type="float" office:value="1.458372" calcext:value-type="float">
            <text:p>1,458372</text:p>
          </table:table-cell>
          <table:table-cell office:value-type="float" office:value="1.461623" calcext:value-type="float">
            <text:p>1,461623</text:p>
          </table:table-cell>
          <table:table-cell office:value-type="float" office:value="1.460439" calcext:value-type="float">
            <text:p>1,460439</text:p>
          </table:table-cell>
          <table:table-cell office:value-type="float" office:value="1.45662" calcext:value-type="float">
            <text:p>1,45662</text:p>
          </table:table-cell>
          <table:table-cell office:value-type="float" office:value="1.458209" calcext:value-type="float">
            <text:p>1,458209</text:p>
          </table:table-cell>
          <table:table-cell office:value-type="float" office:value="1.483151" calcext:value-type="float">
            <text:p>1,483151</text:p>
          </table:table-cell>
          <table:table-cell office:value-type="float" office:value="1.457186" calcext:value-type="float">
            <text:p>1,457186</text:p>
          </table:table-cell>
          <table:table-cell office:value-type="float" office:value="1.460977" calcext:value-type="float">
            <text:p>1,460977</text:p>
          </table:table-cell>
          <table:table-cell office:value-type="float" office:value="1.461421" calcext:value-type="float">
            <text:p>1,461421</text:p>
          </table:table-cell>
          <table:table-cell office:value-type="float" office:value="1.45806" calcext:value-type="float">
            <text:p>1,45806</text:p>
          </table:table-cell>
          <table:table-cell office:value-type="float" office:value="1.488808" calcext:value-type="float">
            <text:p>1,488808</text:p>
          </table:table-cell>
          <table:table-cell table:formula="of:=AVERAGE([.B53:.AE53])" office:value-type="float" office:value="1.47360153333333" calcext:value-type="float">
            <text:p>1,4736015333</text:p>
          </table:table-cell>
          <table:table-cell table:formula="of:=VAR([.B53:.AE53])" office:value-type="float" office:value="0.00316051028074023" calcext:value-type="float">
            <text:p>0,0031605103</text:p>
          </table:table-cell>
          <table:table-cell table:formula="of:=STDEV([.B53:.AE53])" office:value-type="float" office:value="0.0562184158505043" calcext:value-type="float">
            <text:p>0,0562184159</text:p>
          </table:table-cell>
          <table:table-cell table:formula="of:=CONFIDENCE(0.95;[.AH53];30)" office:value-type="float" office:value="0.000643624344250886" calcext:value-type="float">
            <text:p>0,0006436243</text:p>
          </table:table-cell>
          <table:table-cell table:formula="of:=[.AF53]+[.AI53]" office:value-type="float" office:value="1.47424515767758" calcext:value-type="float">
            <text:p>1,4742451577</text:p>
          </table:table-cell>
          <table:table-cell table:formula="of:=[.AF53]-[.AI53]" office:value-type="float" office:value="1.47295790898908" calcext:value-type="float">
            <text:p>1,4729579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40543" calcext:value-type="float">
            <text:p>1,540543</text:p>
          </table:table-cell>
          <table:table-cell office:value-type="float" office:value="1.542474" calcext:value-type="float">
            <text:p>1,542474</text:p>
          </table:table-cell>
          <table:table-cell office:value-type="float" office:value="1.542067" calcext:value-type="float">
            <text:p>1,542067</text:p>
          </table:table-cell>
          <table:table-cell office:value-type="float" office:value="1.545045" calcext:value-type="float">
            <text:p>1,545045</text:p>
          </table:table-cell>
          <table:table-cell office:value-type="float" office:value="1.548299" calcext:value-type="float">
            <text:p>1,548299</text:p>
          </table:table-cell>
          <table:table-cell office:value-type="float" office:value="1.545329" calcext:value-type="float">
            <text:p>1,545329</text:p>
          </table:table-cell>
          <table:table-cell office:value-type="float" office:value="1.542897" calcext:value-type="float">
            <text:p>1,542897</text:p>
          </table:table-cell>
          <table:table-cell office:value-type="float" office:value="1.540822" calcext:value-type="float">
            <text:p>1,540822</text:p>
          </table:table-cell>
          <table:table-cell office:value-type="float" office:value="1.543922" calcext:value-type="float">
            <text:p>1,543922</text:p>
          </table:table-cell>
          <table:table-cell office:value-type="float" office:value="1.54242" calcext:value-type="float">
            <text:p>1,54242</text:p>
          </table:table-cell>
          <table:table-cell office:value-type="float" office:value="1.543783" calcext:value-type="float">
            <text:p>1,543783</text:p>
          </table:table-cell>
          <table:table-cell office:value-type="float" office:value="1.539932" calcext:value-type="float">
            <text:p>1,539932</text:p>
          </table:table-cell>
          <table:table-cell office:value-type="float" office:value="1.545565" calcext:value-type="float">
            <text:p>1,545565</text:p>
          </table:table-cell>
          <table:table-cell office:value-type="float" office:value="1.551518" calcext:value-type="float">
            <text:p>1,551518</text:p>
          </table:table-cell>
          <table:table-cell office:value-type="float" office:value="1.540897" calcext:value-type="float">
            <text:p>1,540897</text:p>
          </table:table-cell>
          <table:table-cell office:value-type="float" office:value="1.542528" calcext:value-type="float">
            <text:p>1,542528</text:p>
          </table:table-cell>
          <table:table-cell office:value-type="float" office:value="1.546513" calcext:value-type="float">
            <text:p>1,546513</text:p>
          </table:table-cell>
          <table:table-cell office:value-type="float" office:value="1.543378" calcext:value-type="float">
            <text:p>1,543378</text:p>
          </table:table-cell>
          <table:table-cell office:value-type="float" office:value="1.541311" calcext:value-type="float">
            <text:p>1,541311</text:p>
          </table:table-cell>
          <table:table-cell office:value-type="float" office:value="1.546191" calcext:value-type="float">
            <text:p>1,546191</text:p>
          </table:table-cell>
          <table:table-cell office:value-type="float" office:value="1.543257" calcext:value-type="float">
            <text:p>1,543257</text:p>
          </table:table-cell>
          <table:table-cell office:value-type="float" office:value="1.542034" calcext:value-type="float">
            <text:p>1,542034</text:p>
          </table:table-cell>
          <table:table-cell office:value-type="float" office:value="1.543679" calcext:value-type="float">
            <text:p>1,543679</text:p>
          </table:table-cell>
          <table:table-cell office:value-type="float" office:value="1.54196" calcext:value-type="float">
            <text:p>1,54196</text:p>
          </table:table-cell>
          <table:table-cell office:value-type="float" office:value="1.563028" calcext:value-type="float">
            <text:p>1,563028</text:p>
          </table:table-cell>
          <table:table-cell office:value-type="float" office:value="1.5502" calcext:value-type="float">
            <text:p>1,5502</text:p>
          </table:table-cell>
          <table:table-cell office:value-type="float" office:value="1.553185" calcext:value-type="float">
            <text:p>1,553185</text:p>
          </table:table-cell>
          <table:table-cell office:value-type="float" office:value="1.544371" calcext:value-type="float">
            <text:p>1,544371</text:p>
          </table:table-cell>
          <table:table-cell office:value-type="float" office:value="1.540081" calcext:value-type="float">
            <text:p>1,540081</text:p>
          </table:table-cell>
          <table:table-cell office:value-type="float" office:value="1.54238" calcext:value-type="float">
            <text:p>1,54238</text:p>
          </table:table-cell>
          <table:table-cell table:formula="of:=AVERAGE([.B54:.AE54])" office:value-type="float" office:value="1.54465363333333" calcext:value-type="float">
            <text:p>1,5446536333</text:p>
          </table:table-cell>
          <table:table-cell table:formula="of:=VAR([.B54:.AE54])" office:value-type="float" office:value="0.0000226938872057474" calcext:value-type="float">
            <text:p>2,26938872057474E-05</text:p>
          </table:table-cell>
          <table:table-cell table:formula="of:=STDEV([.B54:.AE54])" office:value-type="float" office:value="0.00476381015635042" calcext:value-type="float">
            <text:p>0,0047638102</text:p>
          </table:table-cell>
          <table:table-cell table:formula="of:=CONFIDENCE(0.95;[.AH54];30)" office:value-type="float" office:value="0.0000545391424078921" calcext:value-type="float">
            <text:p>5,45391424078921E-05</text:p>
          </table:table-cell>
          <table:table-cell table:formula="of:=[.AF54]+[.AI54]" office:value-type="float" office:value="1.54470817247574" calcext:value-type="float">
            <text:p>1,5447081725</text:p>
          </table:table-cell>
          <table:table-cell table:formula="of:=[.AF54]-[.AI54]" office:value-type="float" office:value="1.54459909419093" calcext:value-type="float">
            <text:p>1,54459909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585499" calcext:value-type="float">
            <text:p>1,585499</text:p>
          </table:table-cell>
          <table:table-cell office:value-type="float" office:value="1.586125" calcext:value-type="float">
            <text:p>1,586125</text:p>
          </table:table-cell>
          <table:table-cell office:value-type="float" office:value="1.585527" calcext:value-type="float">
            <text:p>1,585527</text:p>
          </table:table-cell>
          <table:table-cell office:value-type="float" office:value="1.593869" calcext:value-type="float">
            <text:p>1,593869</text:p>
          </table:table-cell>
          <table:table-cell office:value-type="float" office:value="1.591101" calcext:value-type="float">
            <text:p>1,591101</text:p>
          </table:table-cell>
          <table:table-cell office:value-type="float" office:value="1.586912" calcext:value-type="float">
            <text:p>1,586912</text:p>
          </table:table-cell>
          <table:table-cell office:value-type="float" office:value="1.587582" calcext:value-type="float">
            <text:p>1,587582</text:p>
          </table:table-cell>
          <table:table-cell office:value-type="float" office:value="1.592205" calcext:value-type="float">
            <text:p>1,592205</text:p>
          </table:table-cell>
          <table:table-cell office:value-type="float" office:value="1.589609" calcext:value-type="float">
            <text:p>1,589609</text:p>
          </table:table-cell>
          <table:table-cell office:value-type="float" office:value="1.586083" calcext:value-type="float">
            <text:p>1,586083</text:p>
          </table:table-cell>
          <table:table-cell office:value-type="float" office:value="1.589197" calcext:value-type="float">
            <text:p>1,589197</text:p>
          </table:table-cell>
          <table:table-cell office:value-type="float" office:value="1.589015" calcext:value-type="float">
            <text:p>1,589015</text:p>
          </table:table-cell>
          <table:table-cell office:value-type="float" office:value="1.586168" calcext:value-type="float">
            <text:p>1,586168</text:p>
          </table:table-cell>
          <table:table-cell office:value-type="float" office:value="1.606346" calcext:value-type="float">
            <text:p>1,606346</text:p>
          </table:table-cell>
          <table:table-cell office:value-type="float" office:value="1.587601" calcext:value-type="float">
            <text:p>1,587601</text:p>
          </table:table-cell>
          <table:table-cell office:value-type="float" office:value="1.59035" calcext:value-type="float">
            <text:p>1,59035</text:p>
          </table:table-cell>
          <table:table-cell office:value-type="float" office:value="1.586654" calcext:value-type="float">
            <text:p>1,586654</text:p>
          </table:table-cell>
          <table:table-cell office:value-type="float" office:value="1.585796" calcext:value-type="float">
            <text:p>1,585796</text:p>
          </table:table-cell>
          <table:table-cell office:value-type="float" office:value="1.586018" calcext:value-type="float">
            <text:p>1,586018</text:p>
          </table:table-cell>
          <table:table-cell office:value-type="float" office:value="1.588616" calcext:value-type="float">
            <text:p>1,588616</text:p>
          </table:table-cell>
          <table:table-cell office:value-type="float" office:value="1.590618" calcext:value-type="float">
            <text:p>1,590618</text:p>
          </table:table-cell>
          <table:table-cell office:value-type="float" office:value="1.58582" calcext:value-type="float">
            <text:p>1,58582</text:p>
          </table:table-cell>
          <table:table-cell office:value-type="float" office:value="1.588003" calcext:value-type="float">
            <text:p>1,588003</text:p>
          </table:table-cell>
          <table:table-cell office:value-type="float" office:value="1.585866" calcext:value-type="float">
            <text:p>1,585866</text:p>
          </table:table-cell>
          <table:table-cell office:value-type="float" office:value="1.588903" calcext:value-type="float">
            <text:p>1,588903</text:p>
          </table:table-cell>
          <table:table-cell office:value-type="float" office:value="1.588965" calcext:value-type="float">
            <text:p>1,588965</text:p>
          </table:table-cell>
          <table:table-cell office:value-type="float" office:value="1.588302" calcext:value-type="float">
            <text:p>1,588302</text:p>
          </table:table-cell>
          <table:table-cell office:value-type="float" office:value="1.593034" calcext:value-type="float">
            <text:p>1,593034</text:p>
          </table:table-cell>
          <table:table-cell office:value-type="float" office:value="1.589124" calcext:value-type="float">
            <text:p>1,589124</text:p>
          </table:table-cell>
          <table:table-cell office:value-type="float" office:value="1.587626" calcext:value-type="float">
            <text:p>1,587626</text:p>
          </table:table-cell>
          <table:table-cell table:formula="of:=AVERAGE([.B55:.AE55])" office:value-type="float" office:value="1.58888446666667" calcext:value-type="float">
            <text:p>1,5888844667</text:p>
          </table:table-cell>
          <table:table-cell table:formula="of:=VAR([.B55:.AE55])" office:value-type="float" office:value="0.0000160544780505745" calcext:value-type="float">
            <text:p>1,60544780505745E-05</text:p>
          </table:table-cell>
          <table:table-cell table:formula="of:=STDEV([.B55:.AE55])" office:value-type="float" office:value="0.00400680396957157" calcext:value-type="float">
            <text:p>0,004006804</text:p>
          </table:table-cell>
          <table:table-cell table:formula="of:=CONFIDENCE(0.95;[.AH55];30)" office:value-type="float" office:value="0.0000458724519081983" calcext:value-type="float">
            <text:p>4,58724519081983E-05</text:p>
          </table:table-cell>
          <table:table-cell table:formula="of:=[.AF55]+[.AI55]" office:value-type="float" office:value="1.58893033911857" calcext:value-type="float">
            <text:p>1,5889303391</text:p>
          </table:table-cell>
          <table:table-cell table:formula="of:=[.AF55]-[.AI55]" office:value-type="float" office:value="1.58883859421476" calcext:value-type="float">
            <text:p>1,58883859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641781" calcext:value-type="float">
            <text:p>1,641781</text:p>
          </table:table-cell>
          <table:table-cell office:value-type="float" office:value="1.636025" calcext:value-type="float">
            <text:p>1,636025</text:p>
          </table:table-cell>
          <table:table-cell office:value-type="float" office:value="1.637174" calcext:value-type="float">
            <text:p>1,637174</text:p>
          </table:table-cell>
          <table:table-cell office:value-type="float" office:value="1.636093" calcext:value-type="float">
            <text:p>1,636093</text:p>
          </table:table-cell>
          <table:table-cell office:value-type="float" office:value="1.636336" calcext:value-type="float">
            <text:p>1,636336</text:p>
          </table:table-cell>
          <table:table-cell office:value-type="float" office:value="1.634288" calcext:value-type="float">
            <text:p>1,634288</text:p>
          </table:table-cell>
          <table:table-cell office:value-type="float" office:value="1.657345" calcext:value-type="float">
            <text:p>1,657345</text:p>
          </table:table-cell>
          <table:table-cell office:value-type="float" office:value="1.631978" calcext:value-type="float">
            <text:p>1,631978</text:p>
          </table:table-cell>
          <table:table-cell office:value-type="float" office:value="1.63854" calcext:value-type="float">
            <text:p>1,63854</text:p>
          </table:table-cell>
          <table:table-cell office:value-type="float" office:value="1.643921" calcext:value-type="float">
            <text:p>1,643921</text:p>
          </table:table-cell>
          <table:table-cell office:value-type="float" office:value="1.639621" calcext:value-type="float">
            <text:p>1,639621</text:p>
          </table:table-cell>
          <table:table-cell office:value-type="float" office:value="1.632135" calcext:value-type="float">
            <text:p>1,632135</text:p>
          </table:table-cell>
          <table:table-cell office:value-type="float" office:value="1.635347" calcext:value-type="float">
            <text:p>1,635347</text:p>
          </table:table-cell>
          <table:table-cell office:value-type="float" office:value="1.635413" calcext:value-type="float">
            <text:p>1,635413</text:p>
          </table:table-cell>
          <table:table-cell office:value-type="float" office:value="1.632454" calcext:value-type="float">
            <text:p>1,632454</text:p>
          </table:table-cell>
          <table:table-cell office:value-type="float" office:value="1.63729" calcext:value-type="float">
            <text:p>1,63729</text:p>
          </table:table-cell>
          <table:table-cell office:value-type="float" office:value="1.639257" calcext:value-type="float">
            <text:p>1,639257</text:p>
          </table:table-cell>
          <table:table-cell office:value-type="float" office:value="1.644517" calcext:value-type="float">
            <text:p>1,644517</text:p>
          </table:table-cell>
          <table:table-cell office:value-type="float" office:value="1.644711" calcext:value-type="float">
            <text:p>1,644711</text:p>
          </table:table-cell>
          <table:table-cell office:value-type="float" office:value="1.636453" calcext:value-type="float">
            <text:p>1,636453</text:p>
          </table:table-cell>
          <table:table-cell office:value-type="float" office:value="1.633686" calcext:value-type="float">
            <text:p>1,633686</text:p>
          </table:table-cell>
          <table:table-cell office:value-type="float" office:value="1.636231" calcext:value-type="float">
            <text:p>1,636231</text:p>
          </table:table-cell>
          <table:table-cell office:value-type="float" office:value="1.641639" calcext:value-type="float">
            <text:p>1,641639</text:p>
          </table:table-cell>
          <table:table-cell office:value-type="float" office:value="1.635226" calcext:value-type="float">
            <text:p>1,635226</text:p>
          </table:table-cell>
          <table:table-cell office:value-type="float" office:value="1.645083" calcext:value-type="float">
            <text:p>1,645083</text:p>
          </table:table-cell>
          <table:table-cell office:value-type="float" office:value="1.634884" calcext:value-type="float">
            <text:p>1,634884</text:p>
          </table:table-cell>
          <table:table-cell office:value-type="float" office:value="1.634228" calcext:value-type="float">
            <text:p>1,634228</text:p>
          </table:table-cell>
          <table:table-cell office:value-type="float" office:value="1.639062" calcext:value-type="float">
            <text:p>1,639062</text:p>
          </table:table-cell>
          <table:table-cell office:value-type="float" office:value="1.636146" calcext:value-type="float">
            <text:p>1,636146</text:p>
          </table:table-cell>
          <table:table-cell office:value-type="float" office:value="1.633301" calcext:value-type="float">
            <text:p>1,633301</text:p>
          </table:table-cell>
          <table:table-cell table:formula="of:=AVERAGE([.B56:.AE56])" office:value-type="float" office:value="1.6380055" calcext:value-type="float">
            <text:p>1,6380055</text:p>
          </table:table-cell>
          <table:table-cell table:formula="of:=VAR([.B56:.AE56])" office:value-type="float" office:value="0.0000276495298448275" calcext:value-type="float">
            <text:p>2,76495298448275E-05</text:p>
          </table:table-cell>
          <table:table-cell table:formula="of:=STDEV([.B56:.AE56])" office:value-type="float" office:value="0.00525828202408615" calcext:value-type="float">
            <text:p>0,005258282</text:p>
          </table:table-cell>
          <table:table-cell table:formula="of:=CONFIDENCE(0.95;[.AH56];30)" office:value-type="float" office:value="0.0000602001722823059" calcext:value-type="float">
            <text:p>6,02001722823059E-05</text:p>
          </table:table-cell>
          <table:table-cell table:formula="of:=[.AF56]+[.AI56]" office:value-type="float" office:value="1.63806570017228" calcext:value-type="float">
            <text:p>1,6380657002</text:p>
          </table:table-cell>
          <table:table-cell table:formula="of:=[.AF56]-[.AI56]" office:value-type="float" office:value="1.63794529982772" calcext:value-type="float">
            <text:p>1,63794529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77181" calcext:value-type="float">
            <text:p>1,77181</text:p>
          </table:table-cell>
          <table:table-cell office:value-type="float" office:value="1.7865" calcext:value-type="float">
            <text:p>1,7865</text:p>
          </table:table-cell>
          <table:table-cell office:value-type="float" office:value="1.77105" calcext:value-type="float">
            <text:p>1,77105</text:p>
          </table:table-cell>
          <table:table-cell office:value-type="float" office:value="1.770927" calcext:value-type="float">
            <text:p>1,770927</text:p>
          </table:table-cell>
          <table:table-cell office:value-type="float" office:value="1.778865" calcext:value-type="float">
            <text:p>1,778865</text:p>
          </table:table-cell>
          <table:table-cell office:value-type="float" office:value="1.77279" calcext:value-type="float">
            <text:p>1,77279</text:p>
          </table:table-cell>
          <table:table-cell office:value-type="float" office:value="1.796527" calcext:value-type="float">
            <text:p>1,796527</text:p>
          </table:table-cell>
          <table:table-cell office:value-type="float" office:value="1.769538" calcext:value-type="float">
            <text:p>1,769538</text:p>
          </table:table-cell>
          <table:table-cell office:value-type="float" office:value="1.787193" calcext:value-type="float">
            <text:p>1,787193</text:p>
          </table:table-cell>
          <table:table-cell office:value-type="float" office:value="1.770338" calcext:value-type="float">
            <text:p>1,770338</text:p>
          </table:table-cell>
          <table:table-cell office:value-type="float" office:value="1.772768" calcext:value-type="float">
            <text:p>1,772768</text:p>
          </table:table-cell>
          <table:table-cell office:value-type="float" office:value="1.769502" calcext:value-type="float">
            <text:p>1,769502</text:p>
          </table:table-cell>
          <table:table-cell office:value-type="float" office:value="1.772718" calcext:value-type="float">
            <text:p>1,772718</text:p>
          </table:table-cell>
          <table:table-cell office:value-type="float" office:value="1.771139" calcext:value-type="float">
            <text:p>1,771139</text:p>
          </table:table-cell>
          <table:table-cell office:value-type="float" office:value="1.771637" calcext:value-type="float">
            <text:p>1,771637</text:p>
          </table:table-cell>
          <table:table-cell office:value-type="float" office:value="1.77378" calcext:value-type="float">
            <text:p>1,77378</text:p>
          </table:table-cell>
          <table:table-cell office:value-type="float" office:value="1.773636" calcext:value-type="float">
            <text:p>1,773636</text:p>
          </table:table-cell>
          <table:table-cell office:value-type="float" office:value="1.77569" calcext:value-type="float">
            <text:p>1,77569</text:p>
          </table:table-cell>
          <table:table-cell office:value-type="float" office:value="1.770371" calcext:value-type="float">
            <text:p>1,770371</text:p>
          </table:table-cell>
          <table:table-cell office:value-type="float" office:value="1.772713" calcext:value-type="float">
            <text:p>1,772713</text:p>
          </table:table-cell>
          <table:table-cell office:value-type="float" office:value="1.772477" calcext:value-type="float">
            <text:p>1,772477</text:p>
          </table:table-cell>
          <table:table-cell office:value-type="float" office:value="1.769893" calcext:value-type="float">
            <text:p>1,769893</text:p>
          </table:table-cell>
          <table:table-cell office:value-type="float" office:value="1.773044" calcext:value-type="float">
            <text:p>1,773044</text:p>
          </table:table-cell>
          <table:table-cell office:value-type="float" office:value="1.775017" calcext:value-type="float">
            <text:p>1,775017</text:p>
          </table:table-cell>
          <table:table-cell office:value-type="float" office:value="1.773565" calcext:value-type="float">
            <text:p>1,773565</text:p>
          </table:table-cell>
          <table:table-cell office:value-type="float" office:value="1.774048" calcext:value-type="float">
            <text:p>1,774048</text:p>
          </table:table-cell>
          <table:table-cell office:value-type="float" office:value="1.771031" calcext:value-type="float">
            <text:p>1,771031</text:p>
          </table:table-cell>
          <table:table-cell office:value-type="float" office:value="1.76958" calcext:value-type="float">
            <text:p>1,76958</text:p>
          </table:table-cell>
          <table:table-cell office:value-type="float" office:value="1.769243" calcext:value-type="float">
            <text:p>1,769243</text:p>
          </table:table-cell>
          <table:table-cell office:value-type="float" office:value="1.771291" calcext:value-type="float">
            <text:p>1,771291</text:p>
          </table:table-cell>
          <table:table-cell table:formula="of:=AVERAGE([.B57:.AE57])" office:value-type="float" office:value="1.77395603333333" calcext:value-type="float">
            <text:p>1,7739560333</text:p>
          </table:table-cell>
          <table:table-cell table:formula="of:=VAR([.B57:.AE57])" office:value-type="float" office:value="0.0000363371792747126" calcext:value-type="float">
            <text:p>3,63371792747126E-05</text:p>
          </table:table-cell>
          <table:table-cell table:formula="of:=STDEV([.B57:.AE57])" office:value-type="float" office:value="0.00602803278646629" calcext:value-type="float">
            <text:p>0,0060280328</text:p>
          </table:table-cell>
          <table:table-cell table:formula="of:=CONFIDENCE(0.95;[.AH57];30)" office:value-type="float" office:value="0.0000690127708263663" calcext:value-type="float">
            <text:p>6,90127708263663E-05</text:p>
          </table:table-cell>
          <table:table-cell table:formula="of:=[.AF57]+[.AI57]" office:value-type="float" office:value="1.77402504610416" calcext:value-type="float">
            <text:p>1,7740250461</text:p>
          </table:table-cell>
          <table:table-cell table:formula="of:=[.AF57]-[.AI57]" office:value-type="float" office:value="1.77388702056251" calcext:value-type="float">
            <text:p>1,77388702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300457" calcext:value-type="float">
            <text:p>2,300457</text:p>
          </table:table-cell>
          <table:table-cell office:value-type="float" office:value="2.304819" calcext:value-type="float">
            <text:p>2,304819</text:p>
          </table:table-cell>
          <table:table-cell office:value-type="float" office:value="2.326895" calcext:value-type="float">
            <text:p>2,326895</text:p>
          </table:table-cell>
          <table:table-cell office:value-type="float" office:value="2.30286" calcext:value-type="float">
            <text:p>2,30286</text:p>
          </table:table-cell>
          <table:table-cell office:value-type="float" office:value="2.306813" calcext:value-type="float">
            <text:p>2,306813</text:p>
          </table:table-cell>
          <table:table-cell office:value-type="float" office:value="2.305815" calcext:value-type="float">
            <text:p>2,305815</text:p>
          </table:table-cell>
          <table:table-cell office:value-type="float" office:value="2.312808" calcext:value-type="float">
            <text:p>2,312808</text:p>
          </table:table-cell>
          <table:table-cell office:value-type="float" office:value="2.305299" calcext:value-type="float">
            <text:p>2,305299</text:p>
          </table:table-cell>
          <table:table-cell office:value-type="float" office:value="2.304746" calcext:value-type="float">
            <text:p>2,304746</text:p>
          </table:table-cell>
          <table:table-cell office:value-type="float" office:value="2.302709" calcext:value-type="float">
            <text:p>2,302709</text:p>
          </table:table-cell>
          <table:table-cell office:value-type="float" office:value="2.3022" calcext:value-type="float">
            <text:p>2,3022</text:p>
          </table:table-cell>
          <table:table-cell office:value-type="float" office:value="2.303812" calcext:value-type="float">
            <text:p>2,303812</text:p>
          </table:table-cell>
          <table:table-cell office:value-type="float" office:value="2.312822" calcext:value-type="float">
            <text:p>2,312822</text:p>
          </table:table-cell>
          <table:table-cell office:value-type="float" office:value="2.308807" calcext:value-type="float">
            <text:p>2,308807</text:p>
          </table:table-cell>
          <table:table-cell office:value-type="float" office:value="2.302588" calcext:value-type="float">
            <text:p>2,302588</text:p>
          </table:table-cell>
          <table:table-cell office:value-type="float" office:value="2.302852" calcext:value-type="float">
            <text:p>2,302852</text:p>
          </table:table-cell>
          <table:table-cell office:value-type="float" office:value="2.307625" calcext:value-type="float">
            <text:p>2,307625</text:p>
          </table:table-cell>
          <table:table-cell office:value-type="float" office:value="2.304226" calcext:value-type="float">
            <text:p>2,304226</text:p>
          </table:table-cell>
          <table:table-cell office:value-type="float" office:value="2.306953" calcext:value-type="float">
            <text:p>2,306953</text:p>
          </table:table-cell>
          <table:table-cell office:value-type="float" office:value="2.303025" calcext:value-type="float">
            <text:p>2,303025</text:p>
          </table:table-cell>
          <table:table-cell office:value-type="float" office:value="2.310768" calcext:value-type="float">
            <text:p>2,310768</text:p>
          </table:table-cell>
          <table:table-cell office:value-type="float" office:value="2.313308" calcext:value-type="float">
            <text:p>2,313308</text:p>
          </table:table-cell>
          <table:table-cell office:value-type="float" office:value="2.313109" calcext:value-type="float">
            <text:p>2,313109</text:p>
          </table:table-cell>
          <table:table-cell office:value-type="float" office:value="2.311642" calcext:value-type="float">
            <text:p>2,311642</text:p>
          </table:table-cell>
          <table:table-cell office:value-type="float" office:value="2.308527" calcext:value-type="float">
            <text:p>2,308527</text:p>
          </table:table-cell>
          <table:table-cell office:value-type="float" office:value="2.323959" calcext:value-type="float">
            <text:p>2,323959</text:p>
          </table:table-cell>
          <table:table-cell office:value-type="float" office:value="2.307283" calcext:value-type="float">
            <text:p>2,307283</text:p>
          </table:table-cell>
          <table:table-cell office:value-type="float" office:value="2.302177" calcext:value-type="float">
            <text:p>2,302177</text:p>
          </table:table-cell>
          <table:table-cell office:value-type="float" office:value="2.301855" calcext:value-type="float">
            <text:p>2,301855</text:p>
          </table:table-cell>
          <table:table-cell office:value-type="float" office:value="2.305447" calcext:value-type="float">
            <text:p>2,305447</text:p>
          </table:table-cell>
          <table:table-cell table:formula="of:=AVERAGE([.B58:.AE58])" office:value-type="float" office:value="2.3075402" calcext:value-type="float">
            <text:p>2,3075402</text:p>
          </table:table-cell>
          <table:table-cell table:formula="of:=VAR([.B58:.AE58])" office:value-type="float" office:value="0.0000379057677517243" calcext:value-type="float">
            <text:p>3,79057677517243E-05</text:p>
          </table:table-cell>
          <table:table-cell table:formula="of:=STDEV([.B58:.AE58])" office:value-type="float" office:value="0.00615676601404701" calcext:value-type="float">
            <text:p>0,006156766</text:p>
          </table:table-cell>
          <table:table-cell table:formula="of:=CONFIDENCE(0.95;[.AH58];30)" office:value-type="float" office:value="0.0000704865910671441" calcext:value-type="float">
            <text:p>7,04865910671441E-05</text:p>
          </table:table-cell>
          <table:table-cell table:formula="of:=[.AF58]+[.AI58]" office:value-type="float" office:value="2.30761068659107" calcext:value-type="float">
            <text:p>2,3076106866</text:p>
          </table:table-cell>
          <table:table-cell table:formula="of:=[.AF58]-[.AI58]" office:value-type="float" office:value="2.30746971340893" calcext:value-type="float">
            <text:p>2,30746971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410588" calcext:value-type="float">
            <text:p>2,410588</text:p>
          </table:table-cell>
          <table:table-cell office:value-type="float" office:value="2.404434" calcext:value-type="float">
            <text:p>2,404434</text:p>
          </table:table-cell>
          <table:table-cell office:value-type="float" office:value="2.407338" calcext:value-type="float">
            <text:p>2,407338</text:p>
          </table:table-cell>
          <table:table-cell office:value-type="float" office:value="2.404567" calcext:value-type="float">
            <text:p>2,404567</text:p>
          </table:table-cell>
          <table:table-cell office:value-type="float" office:value="2.403466" calcext:value-type="float">
            <text:p>2,403466</text:p>
          </table:table-cell>
          <table:table-cell office:value-type="float" office:value="2.411377" calcext:value-type="float">
            <text:p>2,411377</text:p>
          </table:table-cell>
          <table:table-cell office:value-type="float" office:value="2.406549" calcext:value-type="float">
            <text:p>2,406549</text:p>
          </table:table-cell>
          <table:table-cell office:value-type="float" office:value="2.408139" calcext:value-type="float">
            <text:p>2,408139</text:p>
          </table:table-cell>
          <table:table-cell office:value-type="float" office:value="2.412097" calcext:value-type="float">
            <text:p>2,412097</text:p>
          </table:table-cell>
          <table:table-cell office:value-type="float" office:value="2.41044" calcext:value-type="float">
            <text:p>2,41044</text:p>
          </table:table-cell>
          <table:table-cell office:value-type="float" office:value="2.410178" calcext:value-type="float">
            <text:p>2,410178</text:p>
          </table:table-cell>
          <table:table-cell office:value-type="float" office:value="2.408199" calcext:value-type="float">
            <text:p>2,408199</text:p>
          </table:table-cell>
          <table:table-cell office:value-type="float" office:value="2.405889" calcext:value-type="float">
            <text:p>2,405889</text:p>
          </table:table-cell>
          <table:table-cell office:value-type="float" office:value="2.405599" calcext:value-type="float">
            <text:p>2,405599</text:p>
          </table:table-cell>
          <table:table-cell office:value-type="float" office:value="2.415002" calcext:value-type="float">
            <text:p>2,415002</text:p>
          </table:table-cell>
          <table:table-cell office:value-type="float" office:value="2.407964" calcext:value-type="float">
            <text:p>2,407964</text:p>
          </table:table-cell>
          <table:table-cell office:value-type="float" office:value="2.427584" calcext:value-type="float">
            <text:p>2,427584</text:p>
          </table:table-cell>
          <table:table-cell office:value-type="float" office:value="2.412709" calcext:value-type="float">
            <text:p>2,412709</text:p>
          </table:table-cell>
          <table:table-cell office:value-type="float" office:value="2.425399" calcext:value-type="float">
            <text:p>2,425399</text:p>
          </table:table-cell>
          <table:table-cell office:value-type="float" office:value="2.405014" calcext:value-type="float">
            <text:p>2,405014</text:p>
          </table:table-cell>
          <table:table-cell office:value-type="float" office:value="2.410428" calcext:value-type="float">
            <text:p>2,410428</text:p>
          </table:table-cell>
          <table:table-cell office:value-type="float" office:value="2.402562" calcext:value-type="float">
            <text:p>2,402562</text:p>
          </table:table-cell>
          <table:table-cell office:value-type="float" office:value="2.41074" calcext:value-type="float">
            <text:p>2,41074</text:p>
          </table:table-cell>
          <table:table-cell office:value-type="float" office:value="2.409996" calcext:value-type="float">
            <text:p>2,409996</text:p>
          </table:table-cell>
          <table:table-cell office:value-type="float" office:value="2.409299" calcext:value-type="float">
            <text:p>2,409299</text:p>
          </table:table-cell>
          <table:table-cell office:value-type="float" office:value="2.41173" calcext:value-type="float">
            <text:p>2,41173</text:p>
          </table:table-cell>
          <table:table-cell office:value-type="float" office:value="2.426019" calcext:value-type="float">
            <text:p>2,426019</text:p>
          </table:table-cell>
          <table:table-cell office:value-type="float" office:value="2.405004" calcext:value-type="float">
            <text:p>2,405004</text:p>
          </table:table-cell>
          <table:table-cell office:value-type="float" office:value="2.408933" calcext:value-type="float">
            <text:p>2,408933</text:p>
          </table:table-cell>
          <table:table-cell office:value-type="float" office:value="2.410365" calcext:value-type="float">
            <text:p>2,410365</text:p>
          </table:table-cell>
          <table:table-cell table:formula="of:=AVERAGE([.B59:.AE59])" office:value-type="float" office:value="2.4102536" calcext:value-type="float">
            <text:p>2,4102536</text:p>
          </table:table-cell>
          <table:table-cell table:formula="of:=VAR([.B59:.AE59])" office:value-type="float" office:value="0.0000386264599034483" calcext:value-type="float">
            <text:p>3,86264599034483E-05</text:p>
          </table:table-cell>
          <table:table-cell table:formula="of:=STDEV([.B59:.AE59])" office:value-type="float" office:value="0.00621501889807652" calcext:value-type="float">
            <text:p>0,0062150189</text:p>
          </table:table-cell>
          <table:table-cell table:formula="of:=CONFIDENCE(0.95;[.AH59];30)" office:value-type="float" office:value="0.0000711535073029897" calcext:value-type="float">
            <text:p>7,11535073029897E-05</text:p>
          </table:table-cell>
          <table:table-cell table:formula="of:=[.AF59]+[.AI59]" office:value-type="float" office:value="2.4103247535073" calcext:value-type="float">
            <text:p>2,4103247535</text:p>
          </table:table-cell>
          <table:table-cell table:formula="of:=[.AF59]-[.AI59]" office:value-type="float" office:value="2.4101824464927" calcext:value-type="float">
            <text:p>2,41018244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654682" calcext:value-type="float">
            <text:p>2,654682</text:p>
          </table:table-cell>
          <table:table-cell office:value-type="float" office:value="2.659864" calcext:value-type="float">
            <text:p>2,659864</text:p>
          </table:table-cell>
          <table:table-cell office:value-type="float" office:value="2.663004" calcext:value-type="float">
            <text:p>2,663004</text:p>
          </table:table-cell>
          <table:table-cell office:value-type="float" office:value="2.662181" calcext:value-type="float">
            <text:p>2,662181</text:p>
          </table:table-cell>
          <table:table-cell office:value-type="float" office:value="2.661646" calcext:value-type="float">
            <text:p>2,661646</text:p>
          </table:table-cell>
          <table:table-cell office:value-type="float" office:value="2.658287" calcext:value-type="float">
            <text:p>2,658287</text:p>
          </table:table-cell>
          <table:table-cell office:value-type="float" office:value="2.756379" calcext:value-type="float">
            <text:p>2,756379</text:p>
          </table:table-cell>
          <table:table-cell office:value-type="float" office:value="2.652086" calcext:value-type="float">
            <text:p>2,652086</text:p>
          </table:table-cell>
          <table:table-cell office:value-type="float" office:value="2.660831" calcext:value-type="float">
            <text:p>2,660831</text:p>
          </table:table-cell>
          <table:table-cell office:value-type="float" office:value="2.659257" calcext:value-type="float">
            <text:p>2,659257</text:p>
          </table:table-cell>
          <table:table-cell office:value-type="float" office:value="2.676059" calcext:value-type="float">
            <text:p>2,676059</text:p>
          </table:table-cell>
          <table:table-cell office:value-type="float" office:value="2.657616" calcext:value-type="float">
            <text:p>2,657616</text:p>
          </table:table-cell>
          <table:table-cell office:value-type="float" office:value="2.661257" calcext:value-type="float">
            <text:p>2,661257</text:p>
          </table:table-cell>
          <table:table-cell office:value-type="float" office:value="2.662757" calcext:value-type="float">
            <text:p>2,662757</text:p>
          </table:table-cell>
          <table:table-cell office:value-type="float" office:value="2.656502" calcext:value-type="float">
            <text:p>2,656502</text:p>
          </table:table-cell>
          <table:table-cell office:value-type="float" office:value="2.661241" calcext:value-type="float">
            <text:p>2,661241</text:p>
          </table:table-cell>
          <table:table-cell office:value-type="float" office:value="2.661425" calcext:value-type="float">
            <text:p>2,661425</text:p>
          </table:table-cell>
          <table:table-cell office:value-type="float" office:value="2.70212" calcext:value-type="float">
            <text:p>2,70212</text:p>
          </table:table-cell>
          <table:table-cell office:value-type="float" office:value="2.677499" calcext:value-type="float">
            <text:p>2,677499</text:p>
          </table:table-cell>
          <table:table-cell office:value-type="float" office:value="2.678521" calcext:value-type="float">
            <text:p>2,678521</text:p>
          </table:table-cell>
          <table:table-cell office:value-type="float" office:value="2.669522" calcext:value-type="float">
            <text:p>2,669522</text:p>
          </table:table-cell>
          <table:table-cell office:value-type="float" office:value="2.657278" calcext:value-type="float">
            <text:p>2,657278</text:p>
          </table:table-cell>
          <table:table-cell office:value-type="float" office:value="2.665875" calcext:value-type="float">
            <text:p>2,665875</text:p>
          </table:table-cell>
          <table:table-cell office:value-type="float" office:value="2.656629" calcext:value-type="float">
            <text:p>2,656629</text:p>
          </table:table-cell>
          <table:table-cell office:value-type="float" office:value="2.665798" calcext:value-type="float">
            <text:p>2,665798</text:p>
          </table:table-cell>
          <table:table-cell office:value-type="float" office:value="2.678245" calcext:value-type="float">
            <text:p>2,678245</text:p>
          </table:table-cell>
          <table:table-cell office:value-type="float" office:value="2.668264" calcext:value-type="float">
            <text:p>2,668264</text:p>
          </table:table-cell>
          <table:table-cell office:value-type="float" office:value="2.659946" calcext:value-type="float">
            <text:p>2,659946</text:p>
          </table:table-cell>
          <table:table-cell office:value-type="float" office:value="2.750404" calcext:value-type="float">
            <text:p>2,750404</text:p>
          </table:table-cell>
          <table:table-cell office:value-type="float" office:value="2.661661" calcext:value-type="float">
            <text:p>2,661661</text:p>
          </table:table-cell>
          <table:table-cell table:formula="of:=AVERAGE([.B60:.AE60])" office:value-type="float" office:value="2.6705612" calcext:value-type="float">
            <text:p>2,6705612</text:p>
          </table:table-cell>
          <table:table-cell table:formula="of:=VAR([.B60:.AE60])" office:value-type="float" office:value="0.000604159778096552" calcext:value-type="float">
            <text:p>0,0006041598</text:p>
          </table:table-cell>
          <table:table-cell table:formula="of:=STDEV([.B60:.AE60])" office:value-type="float" office:value="0.0245796618792153" calcext:value-type="float">
            <text:p>0,0245796619</text:p>
          </table:table-cell>
          <table:table-cell table:formula="of:=CONFIDENCE(0.95;[.AH60];30)" office:value-type="float" office:value="0.000281403673859952" calcext:value-type="float">
            <text:p>0,0002814037</text:p>
          </table:table-cell>
          <table:table-cell table:formula="of:=[.AF60]+[.AI60]" office:value-type="float" office:value="2.67084260367386" calcext:value-type="float">
            <text:p>2,6708426037</text:p>
          </table:table-cell>
          <table:table-cell table:formula="of:=[.AF60]-[.AI60]" office:value-type="float" office:value="2.67027979632614" calcext:value-type="float">
            <text:p>2,67027979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700957" calcext:value-type="float">
            <text:p>2,700957</text:p>
          </table:table-cell>
          <table:table-cell office:value-type="float" office:value="2.704813" calcext:value-type="float">
            <text:p>2,704813</text:p>
          </table:table-cell>
          <table:table-cell office:value-type="float" office:value="2.692971" calcext:value-type="float">
            <text:p>2,692971</text:p>
          </table:table-cell>
          <table:table-cell office:value-type="float" office:value="2.700792" calcext:value-type="float">
            <text:p>2,700792</text:p>
          </table:table-cell>
          <table:table-cell office:value-type="float" office:value="2.694905" calcext:value-type="float">
            <text:p>2,694905</text:p>
          </table:table-cell>
          <table:table-cell office:value-type="float" office:value="2.700292" calcext:value-type="float">
            <text:p>2,700292</text:p>
          </table:table-cell>
          <table:table-cell office:value-type="float" office:value="2.700501" calcext:value-type="float">
            <text:p>2,700501</text:p>
          </table:table-cell>
          <table:table-cell office:value-type="float" office:value="2.692937" calcext:value-type="float">
            <text:p>2,692937</text:p>
          </table:table-cell>
          <table:table-cell office:value-type="float" office:value="2.69728" calcext:value-type="float">
            <text:p>2,69728</text:p>
          </table:table-cell>
          <table:table-cell office:value-type="float" office:value="2.695066" calcext:value-type="float">
            <text:p>2,695066</text:p>
          </table:table-cell>
          <table:table-cell office:value-type="float" office:value="2.69521" calcext:value-type="float">
            <text:p>2,69521</text:p>
          </table:table-cell>
          <table:table-cell office:value-type="float" office:value="2.690668" calcext:value-type="float">
            <text:p>2,690668</text:p>
          </table:table-cell>
          <table:table-cell office:value-type="float" office:value="2.694039" calcext:value-type="float">
            <text:p>2,694039</text:p>
          </table:table-cell>
          <table:table-cell office:value-type="float" office:value="2.69301" calcext:value-type="float">
            <text:p>2,69301</text:p>
          </table:table-cell>
          <table:table-cell office:value-type="float" office:value="2.861051" calcext:value-type="float">
            <text:p>2,861051</text:p>
          </table:table-cell>
          <table:table-cell office:value-type="float" office:value="2.698104" calcext:value-type="float">
            <text:p>2,698104</text:p>
          </table:table-cell>
          <table:table-cell office:value-type="float" office:value="2.837812" calcext:value-type="float">
            <text:p>2,837812</text:p>
          </table:table-cell>
          <table:table-cell office:value-type="float" office:value="2.698543" calcext:value-type="float">
            <text:p>2,698543</text:p>
          </table:table-cell>
          <table:table-cell office:value-type="float" office:value="2.695404" calcext:value-type="float">
            <text:p>2,695404</text:p>
          </table:table-cell>
          <table:table-cell office:value-type="float" office:value="2.715135" calcext:value-type="float">
            <text:p>2,715135</text:p>
          </table:table-cell>
          <table:table-cell office:value-type="float" office:value="2.693094" calcext:value-type="float">
            <text:p>2,693094</text:p>
          </table:table-cell>
          <table:table-cell office:value-type="float" office:value="2.703702" calcext:value-type="float">
            <text:p>2,703702</text:p>
          </table:table-cell>
          <table:table-cell office:value-type="float" office:value="2.700424" calcext:value-type="float">
            <text:p>2,700424</text:p>
          </table:table-cell>
          <table:table-cell office:value-type="float" office:value="2.694383" calcext:value-type="float">
            <text:p>2,694383</text:p>
          </table:table-cell>
          <table:table-cell office:value-type="float" office:value="2.737463" calcext:value-type="float">
            <text:p>2,737463</text:p>
          </table:table-cell>
          <table:table-cell office:value-type="float" office:value="2.698086" calcext:value-type="float">
            <text:p>2,698086</text:p>
          </table:table-cell>
          <table:table-cell office:value-type="float" office:value="2.695793" calcext:value-type="float">
            <text:p>2,695793</text:p>
          </table:table-cell>
          <table:table-cell office:value-type="float" office:value="2.697291" calcext:value-type="float">
            <text:p>2,697291</text:p>
          </table:table-cell>
          <table:table-cell office:value-type="float" office:value="2.698827" calcext:value-type="float">
            <text:p>2,698827</text:p>
          </table:table-cell>
          <table:table-cell office:value-type="float" office:value="2.701654" calcext:value-type="float">
            <text:p>2,701654</text:p>
          </table:table-cell>
          <table:table-cell table:formula="of:=AVERAGE([.B61:.AE61])" office:value-type="float" office:value="2.70934023333333" calcext:value-type="float">
            <text:p>2,7093402333</text:p>
          </table:table-cell>
          <table:table-cell table:formula="of:=VAR([.B61:.AE61])" office:value-type="float" office:value="0.00153359180059885" calcext:value-type="float">
            <text:p>0,0015335918</text:p>
          </table:table-cell>
          <table:table-cell table:formula="of:=STDEV([.B61:.AE61])" office:value-type="float" office:value="0.03916110060505" calcext:value-type="float">
            <text:p>0,0391611006</text:p>
          </table:table-cell>
          <table:table-cell table:formula="of:=CONFIDENCE(0.95;[.AH61];30)" office:value-type="float" office:value="0.000448341300902064" calcext:value-type="float">
            <text:p>0,0004483413</text:p>
          </table:table-cell>
          <table:table-cell table:formula="of:=[.AF61]+[.AI61]" office:value-type="float" office:value="2.70978857463424" calcext:value-type="float">
            <text:p>2,7097885746</text:p>
          </table:table-cell>
          <table:table-cell table:formula="of:=[.AF61]-[.AI61]" office:value-type="float" office:value="2.70889189203243" calcext:value-type="float">
            <text:p>2,7088918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755523" calcext:value-type="float">
            <text:p>2,755523</text:p>
          </table:table-cell>
          <table:table-cell office:value-type="float" office:value="2.774194" calcext:value-type="float">
            <text:p>2,774194</text:p>
          </table:table-cell>
          <table:table-cell office:value-type="float" office:value="2.771304" calcext:value-type="float">
            <text:p>2,771304</text:p>
          </table:table-cell>
          <table:table-cell office:value-type="float" office:value="2.761314" calcext:value-type="float">
            <text:p>2,761314</text:p>
          </table:table-cell>
          <table:table-cell office:value-type="float" office:value="2.754162" calcext:value-type="float">
            <text:p>2,754162</text:p>
          </table:table-cell>
          <table:table-cell office:value-type="float" office:value="2.768044" calcext:value-type="float">
            <text:p>2,768044</text:p>
          </table:table-cell>
          <table:table-cell office:value-type="float" office:value="2.757497" calcext:value-type="float">
            <text:p>2,757497</text:p>
          </table:table-cell>
          <table:table-cell office:value-type="float" office:value="2.754721" calcext:value-type="float">
            <text:p>2,754721</text:p>
          </table:table-cell>
          <table:table-cell office:value-type="float" office:value="2.752438" calcext:value-type="float">
            <text:p>2,752438</text:p>
          </table:table-cell>
          <table:table-cell office:value-type="float" office:value="2.771232" calcext:value-type="float">
            <text:p>2,771232</text:p>
          </table:table-cell>
          <table:table-cell office:value-type="float" office:value="2.759721" calcext:value-type="float">
            <text:p>2,759721</text:p>
          </table:table-cell>
          <table:table-cell office:value-type="float" office:value="2.761764" calcext:value-type="float">
            <text:p>2,761764</text:p>
          </table:table-cell>
          <table:table-cell office:value-type="float" office:value="2.756674" calcext:value-type="float">
            <text:p>2,756674</text:p>
          </table:table-cell>
          <table:table-cell office:value-type="float" office:value="2.751821" calcext:value-type="float">
            <text:p>2,751821</text:p>
          </table:table-cell>
          <table:table-cell office:value-type="float" office:value="2.752983" calcext:value-type="float">
            <text:p>2,752983</text:p>
          </table:table-cell>
          <table:table-cell office:value-type="float" office:value="2.78243" calcext:value-type="float">
            <text:p>2,78243</text:p>
          </table:table-cell>
          <table:table-cell office:value-type="float" office:value="2.769095" calcext:value-type="float">
            <text:p>2,769095</text:p>
          </table:table-cell>
          <table:table-cell office:value-type="float" office:value="2.752075" calcext:value-type="float">
            <text:p>2,752075</text:p>
          </table:table-cell>
          <table:table-cell office:value-type="float" office:value="2.755977" calcext:value-type="float">
            <text:p>2,755977</text:p>
          </table:table-cell>
          <table:table-cell office:value-type="float" office:value="2.7583" calcext:value-type="float">
            <text:p>2,7583</text:p>
          </table:table-cell>
          <table:table-cell office:value-type="float" office:value="2.756152" calcext:value-type="float">
            <text:p>2,756152</text:p>
          </table:table-cell>
          <table:table-cell office:value-type="float" office:value="2.751776" calcext:value-type="float">
            <text:p>2,751776</text:p>
          </table:table-cell>
          <table:table-cell office:value-type="float" office:value="2.754263" calcext:value-type="float">
            <text:p>2,754263</text:p>
          </table:table-cell>
          <table:table-cell office:value-type="float" office:value="2.756558" calcext:value-type="float">
            <text:p>2,756558</text:p>
          </table:table-cell>
          <table:table-cell office:value-type="float" office:value="2.753481" calcext:value-type="float">
            <text:p>2,753481</text:p>
          </table:table-cell>
          <table:table-cell office:value-type="float" office:value="2.75362" calcext:value-type="float">
            <text:p>2,75362</text:p>
          </table:table-cell>
          <table:table-cell office:value-type="float" office:value="2.755615" calcext:value-type="float">
            <text:p>2,755615</text:p>
          </table:table-cell>
          <table:table-cell office:value-type="float" office:value="2.760145" calcext:value-type="float">
            <text:p>2,760145</text:p>
          </table:table-cell>
          <table:table-cell office:value-type="float" office:value="2.757186" calcext:value-type="float">
            <text:p>2,757186</text:p>
          </table:table-cell>
          <table:table-cell office:value-type="float" office:value="2.775041" calcext:value-type="float">
            <text:p>2,775041</text:p>
          </table:table-cell>
          <table:table-cell table:formula="of:=AVERAGE([.B62:.AE62])" office:value-type="float" office:value="2.75983686666667" calcext:value-type="float">
            <text:p>2,7598368667</text:p>
          </table:table-cell>
          <table:table-cell table:formula="of:=VAR([.B62:.AE62])" office:value-type="float" office:value="0.0000664957870160914" calcext:value-type="float">
            <text:p>6,64957870160914E-05</text:p>
          </table:table-cell>
          <table:table-cell table:formula="of:=STDEV([.B62:.AE62])" office:value-type="float" office:value="0.00815449489644156" calcext:value-type="float">
            <text:p>0,0081544949</text:p>
          </table:table-cell>
          <table:table-cell table:formula="of:=CONFIDENCE(0.95;[.AH62];30)" office:value-type="float" office:value="0.000093357867720357" calcext:value-type="float">
            <text:p>9,3357867720357E-05</text:p>
          </table:table-cell>
          <table:table-cell table:formula="of:=[.AF62]+[.AI62]" office:value-type="float" office:value="2.75993022453439" calcext:value-type="float">
            <text:p>2,7599302245</text:p>
          </table:table-cell>
          <table:table-cell table:formula="of:=[.AF62]-[.AI62]" office:value-type="float" office:value="2.75974350879895" calcext:value-type="float">
            <text:p>2,7597435088</text:p>
          </table:table-cell>
        </table:table-row>
      </table:table>
      <table:table table:name="result-iterative-128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19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Médio Iterativ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26" calcext:value-type="float">
            <text:p>0,000026</text:p>
          </table:table-cell>
          <table:table-cell table:number-columns-repeated="4" office:value-type="float" office:value="0.000028" calcext:value-type="float">
            <text:p>0,0000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27" calcext:value-type="float">
            <text:p>0,000027</text:p>
          </table:table-cell>
          <table:table-cell table:number-columns-repeated="7" office:value-type="float" office:value="0.000028" calcext:value-type="float">
            <text:p>0,000028</text:p>
          </table:table-cell>
          <table:table-cell office:value-type="float" office:value="0.000027" calcext:value-type="float">
            <text:p>0,000027</text:p>
          </table:table-cell>
          <table:table-cell table:number-columns-repeated="7" office:value-type="float" office:value="0.000028" calcext:value-type="float">
            <text:p>0,0000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27" calcext:value-type="float">
            <text:p>0,000027</text:p>
          </table:table-cell>
          <table:table-cell table:formula="of:=AVERAGE([.B2:.AE2])" office:value-type="float" office:value="0.0000277333333333333" calcext:value-type="float">
            <text:p>2,77333333333333E-05</text:p>
          </table:table-cell>
          <table:table-cell table:formula="of:=VAR([.B2:.AE2])" office:value-type="float" office:value="0.0000000000015816091954023" calcext:value-type="float">
            <text:p>1,5816091954023E-12</text:p>
          </table:table-cell>
          <table:table-cell table:formula="of:=STDEV([.B2:.AE2])" office:value-type="float" office:value="0.00000125762044965971" calcext:value-type="float">
            <text:p>1,25762044965971E-06</text:p>
          </table:table-cell>
          <table:table-cell table:formula="of:=CONFIDENCE(0.95;[.AH2];30)" office:value-type="float" office:value="0.0000000143980424382854" calcext:value-type="float">
            <text:p>1,43980424382854E-08</text:p>
          </table:table-cell>
          <table:table-cell table:formula="of:=[.AF2]+[.AI2]" office:value-type="float" office:value="0.0000277477313757716" calcext:value-type="float">
            <text:p>2,77477313757716E-05</text:p>
          </table:table-cell>
          <table:table-cell table:formula="of:=[.AF2]-[.AI2]" office:value-type="float" office:value="0.000027718935290895" calcext:value-type="float">
            <text:p>2,7718935290895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72" calcext:value-type="float">
            <text:p>0,000072</text:p>
          </table:table-cell>
          <table:table-cell table:number-columns-repeated="3" office:value-type="float" office:value="0.000067" calcext:value-type="float">
            <text:p>0,000067</text:p>
          </table:table-cell>
          <table:table-cell office:value-type="float" office:value="0.000066" calcext:value-type="float">
            <text:p>0,000066</text:p>
          </table:table-cell>
          <table:table-cell table:number-columns-repeated="3" office:value-type="float" office:value="0.000067" calcext:value-type="float">
            <text:p>0,000067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73" calcext:value-type="float">
            <text:p>0,000073</text:p>
          </table:table-cell>
          <table:table-cell table:number-columns-repeated="2" office:value-type="float" office:value="0.000066" calcext:value-type="float">
            <text:p>0,000066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8" calcext:value-type="float">
            <text:p>0,000068</text:p>
          </table:table-cell>
          <table:table-cell table:number-columns-repeated="3" office:value-type="float" office:value="0.000066" calcext:value-type="float">
            <text:p>0,000066</text:p>
          </table:table-cell>
          <table:table-cell table:formula="of:=AVERAGE([.B3:.AE3])" office:value-type="float" office:value="0.0000676" calcext:value-type="float">
            <text:p>0,0000676</text:p>
          </table:table-cell>
          <table:table-cell table:formula="of:=VAR([.B3:.AE3])" office:value-type="float" office:value="0.0000000000152827586206897" calcext:value-type="float">
            <text:p>1,52827586206897E-11</text:p>
          </table:table-cell>
          <table:table-cell table:formula="of:=STDEV([.B3:.AE3])" office:value-type="float" office:value="0.00000390931689949659" calcext:value-type="float">
            <text:p>3,90931689949659E-06</text:p>
          </table:table-cell>
          <table:table-cell table:formula="of:=CONFIDENCE(0.95;[.AH3];30)" office:value-type="float" office:value="0.0000000447563576426324" calcext:value-type="float">
            <text:p>4,47563576426324E-08</text:p>
          </table:table-cell>
          <table:table-cell table:formula="of:=[.AF3]+[.AI3]" office:value-type="float" office:value="0.0000676447563576426" calcext:value-type="float">
            <text:p>6,76447563576426E-05</text:p>
          </table:table-cell>
          <table:table-cell table:formula="of:=[.AF3]-[.AI3]" office:value-type="float" office:value="0.0000675552436423574" calcext:value-type="float">
            <text:p>6,75552436423574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53" calcext:value-type="float">
            <text:p>0,000153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158" calcext:value-type="float">
            <text:p>0,000158</text:p>
          </table:table-cell>
          <table:table-cell office:value-type="float" office:value="0.000168" calcext:value-type="float">
            <text:p>0,000168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58" calcext:value-type="float">
            <text:p>0,000158</text:p>
          </table:table-cell>
          <table:table-cell table:number-columns-repeated="2" office:value-type="float" office:value="0.000164" calcext:value-type="float">
            <text:p>0,000164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67" calcext:value-type="float">
            <text:p>0,000167</text:p>
          </table:table-cell>
          <table:table-cell table:number-columns-repeated="2" office:value-type="float" office:value="0.000162" calcext:value-type="float">
            <text:p>0,000162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164" calcext:value-type="float">
            <text:p>0,000164</text:p>
          </table:table-cell>
          <table:table-cell table:formula="of:=AVERAGE([.B4:.AE4])" office:value-type="float" office:value="0.000165233333333333" calcext:value-type="float">
            <text:p>0,0001652333</text:p>
          </table:table-cell>
          <table:table-cell table:formula="of:=VAR([.B4:.AE4])" office:value-type="float" office:value="0.0000000000559781609195402" calcext:value-type="float">
            <text:p>5,59781609195402E-11</text:p>
          </table:table-cell>
          <table:table-cell table:formula="of:=STDEV([.B4:.AE4])" office:value-type="float" office:value="0.00000748185544631412" calcext:value-type="float">
            <text:p>7,48185544631412E-06</text:p>
          </table:table-cell>
          <table:table-cell table:formula="of:=CONFIDENCE(0.95;[.AH4];30)" office:value-type="float" office:value="0.0000000856570615262303" calcext:value-type="float">
            <text:p>8,56570615262303E-08</text:p>
          </table:table-cell>
          <table:table-cell table:formula="of:=[.AF4]+[.AI4]" office:value-type="float" office:value="0.00016531899039486" calcext:value-type="float">
            <text:p>0,000165319</text:p>
          </table:table-cell>
          <table:table-cell table:formula="of:=[.AF4]-[.AI4]" office:value-type="float" office:value="0.000165147676271807" calcext:value-type="float">
            <text:p>0,0001651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76" calcext:value-type="float">
            <text:p>0,000376</text:p>
          </table:table-cell>
          <table:table-cell office:value-type="float" office:value="0.000386" calcext:value-type="float">
            <text:p>0,000386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406" calcext:value-type="float">
            <text:p>0,000406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409" calcext:value-type="float">
            <text:p>0,000409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392" calcext:value-type="float">
            <text:p>0,000392</text:p>
          </table:table-cell>
          <table:table-cell office:value-type="float" office:value="0.000391" calcext:value-type="float">
            <text:p>0,000391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0406" calcext:value-type="float">
            <text:p>0,000406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99" calcext:value-type="float">
            <text:p>0,000399</text:p>
          </table:table-cell>
          <table:table-cell table:number-columns-repeated="2" office:value-type="float" office:value="0.000405" calcext:value-type="float">
            <text:p>0,000405</text:p>
          </table:table-cell>
          <table:table-cell office:value-type="float" office:value="0.000412" calcext:value-type="float">
            <text:p>0,000412</text:p>
          </table:table-cell>
          <table:table-cell table:formula="of:=AVERAGE([.B5:.AE5])" office:value-type="float" office:value="0.000401066666666667" calcext:value-type="float">
            <text:p>0,0004010667</text:p>
          </table:table-cell>
          <table:table-cell table:formula="of:=VAR([.B5:.AE5])" office:value-type="float" office:value="0.000000000200547126436782" calcext:value-type="float">
            <text:p>2,00547126436782E-10</text:p>
          </table:table-cell>
          <table:table-cell table:formula="of:=STDEV([.B5:.AE5])" office:value-type="float" office:value="0.0000141614662530679" calcext:value-type="float">
            <text:p>1,41614662530679E-05</text:p>
          </table:table-cell>
          <table:table-cell table:formula="of:=CONFIDENCE(0.95;[.AH5];30)" office:value-type="float" office:value="0.000000162129513841151" calcext:value-type="float">
            <text:p>1,62129513841151E-07</text:p>
          </table:table-cell>
          <table:table-cell table:formula="of:=[.AF5]+[.AI5]" office:value-type="float" office:value="0.000401228796180508" calcext:value-type="float">
            <text:p>0,0004012288</text:p>
          </table:table-cell>
          <table:table-cell table:formula="of:=[.AF5]-[.AI5]" office:value-type="float" office:value="0.000400904537152825" calcext:value-type="float">
            <text:p>0,0004009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905" calcext:value-type="float">
            <text:p>0,000905</text:p>
          </table:table-cell>
          <table:table-cell office:value-type="float" office:value="0.000906" calcext:value-type="float">
            <text:p>0,000906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0.000969" calcext:value-type="float">
            <text:p>0,000969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957" calcext:value-type="float">
            <text:p>0,000957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72" calcext:value-type="float">
            <text:p>0,000972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0.000903" calcext:value-type="float">
            <text:p>0,000903</text:p>
          </table:table-cell>
          <table:table-cell office:value-type="float" office:value="0.000963" calcext:value-type="float">
            <text:p>0,000963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0885" calcext:value-type="float">
            <text:p>0,000885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0972" calcext:value-type="float">
            <text:p>0,000972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0963" calcext:value-type="float">
            <text:p>0,000963</text:p>
          </table:table-cell>
          <table:table-cell office:value-type="float" office:value="0.000926" calcext:value-type="float">
            <text:p>0,000926</text:p>
          </table:table-cell>
          <table:table-cell office:value-type="float" office:value="0.000958" calcext:value-type="float">
            <text:p>0,000958</text:p>
          </table:table-cell>
          <table:table-cell office:value-type="float" office:value="0.000964" calcext:value-type="float">
            <text:p>0,000964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00976" calcext:value-type="float">
            <text:p>0,000976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47" calcext:value-type="float">
            <text:p>0,000947</text:p>
          </table:table-cell>
          <table:table-cell office:value-type="float" office:value="0.000994" calcext:value-type="float">
            <text:p>0,000994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0.000934" calcext:value-type="float">
            <text:p>0,000934</text:p>
          </table:table-cell>
          <table:table-cell office:value-type="float" office:value="0.000957" calcext:value-type="float">
            <text:p>0,000957</text:p>
          </table:table-cell>
          <table:table-cell table:formula="of:=AVERAGE([.B6:.AE6])" office:value-type="float" office:value="0.000941733333333333" calcext:value-type="float">
            <text:p>0,0009417333</text:p>
          </table:table-cell>
          <table:table-cell table:formula="of:=VAR([.B6:.AE6])" office:value-type="float" office:value="0.00000000133068505747126" calcext:value-type="float">
            <text:p>1,33068505747126E-09</text:p>
          </table:table-cell>
          <table:table-cell table:formula="of:=STDEV([.B6:.AE6])" office:value-type="float" office:value="0.0000364785561319423" calcext:value-type="float">
            <text:p>3,64785561319423E-05</text:p>
          </table:table-cell>
          <table:table-cell table:formula="of:=CONFIDENCE(0.95;[.AH6];30)" office:value-type="float" office:value="0.000000417629817817606" calcext:value-type="float">
            <text:p>4,17629817817606E-07</text:p>
          </table:table-cell>
          <table:table-cell table:formula="of:=[.AF6]+[.AI6]" office:value-type="float" office:value="0.000942150963151151" calcext:value-type="float">
            <text:p>0,000942151</text:p>
          </table:table-cell>
          <table:table-cell table:formula="of:=[.AF6]-[.AI6]" office:value-type="float" office:value="0.000941315703515516" calcext:value-type="float">
            <text:p>0,0009413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2243" calcext:value-type="float">
            <text:p>0,002243</text:p>
          </table:table-cell>
          <table:table-cell office:value-type="float" office:value="0.002291" calcext:value-type="float">
            <text:p>0,002291</text:p>
          </table:table-cell>
          <table:table-cell office:value-type="float" office:value="0.002257" calcext:value-type="float">
            <text:p>0,002257</text:p>
          </table:table-cell>
          <table:table-cell office:value-type="float" office:value="0.002264" calcext:value-type="float">
            <text:p>0,002264</text:p>
          </table:table-cell>
          <table:table-cell office:value-type="float" office:value="0.002367" calcext:value-type="float">
            <text:p>0,002367</text:p>
          </table:table-cell>
          <table:table-cell office:value-type="float" office:value="0.002284" calcext:value-type="float">
            <text:p>0,002284</text:p>
          </table:table-cell>
          <table:table-cell office:value-type="float" office:value="0.002246" calcext:value-type="float">
            <text:p>0,002246</text:p>
          </table:table-cell>
          <table:table-cell office:value-type="float" office:value="0.002285" calcext:value-type="float">
            <text:p>0,002285</text:p>
          </table:table-cell>
          <table:table-cell office:value-type="float" office:value="0.002225" calcext:value-type="float">
            <text:p>0,002225</text:p>
          </table:table-cell>
          <table:table-cell office:value-type="float" office:value="0.002275" calcext:value-type="float">
            <text:p>0,002275</text:p>
          </table:table-cell>
          <table:table-cell office:value-type="float" office:value="0.002215" calcext:value-type="float">
            <text:p>0,002215</text:p>
          </table:table-cell>
          <table:table-cell office:value-type="float" office:value="0.002257" calcext:value-type="float">
            <text:p>0,002257</text:p>
          </table:table-cell>
          <table:table-cell office:value-type="float" office:value="0.002229" calcext:value-type="float">
            <text:p>0,002229</text:p>
          </table:table-cell>
          <table:table-cell office:value-type="float" office:value="0.002262" calcext:value-type="float">
            <text:p>0,002262</text:p>
          </table:table-cell>
          <table:table-cell office:value-type="float" office:value="0.002229" calcext:value-type="float">
            <text:p>0,002229</text:p>
          </table:table-cell>
          <table:table-cell office:value-type="float" office:value="0.002224" calcext:value-type="float">
            <text:p>0,002224</text:p>
          </table:table-cell>
          <table:table-cell office:value-type="float" office:value="0.002209" calcext:value-type="float">
            <text:p>0,002209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2286" calcext:value-type="float">
            <text:p>0,002286</text:p>
          </table:table-cell>
          <table:table-cell office:value-type="float" office:value="0.002384" calcext:value-type="float">
            <text:p>0,002384</text:p>
          </table:table-cell>
          <table:table-cell office:value-type="float" office:value="0.002243" calcext:value-type="float">
            <text:p>0,002243</text:p>
          </table:table-cell>
          <table:table-cell office:value-type="float" office:value="0.002173" calcext:value-type="float">
            <text:p>0,002173</text:p>
          </table:table-cell>
          <table:table-cell office:value-type="float" office:value="0.002238" calcext:value-type="float">
            <text:p>0,002238</text:p>
          </table:table-cell>
          <table:table-cell office:value-type="float" office:value="0.002182" calcext:value-type="float">
            <text:p>0,002182</text:p>
          </table:table-cell>
          <table:table-cell office:value-type="float" office:value="0.002225" calcext:value-type="float">
            <text:p>0,002225</text:p>
          </table:table-cell>
          <table:table-cell office:value-type="float" office:value="0.002231" calcext:value-type="float">
            <text:p>0,002231</text:p>
          </table:table-cell>
          <table:table-cell office:value-type="float" office:value="0.002236" calcext:value-type="float">
            <text:p>0,002236</text:p>
          </table:table-cell>
          <table:table-cell office:value-type="float" office:value="0.002175" calcext:value-type="float">
            <text:p>0,002175</text:p>
          </table:table-cell>
          <table:table-cell office:value-type="float" office:value="0.0022" calcext:value-type="float">
            <text:p>0,0022</text:p>
          </table:table-cell>
          <table:table-cell table:formula="of:=AVERAGE([.B7:.AE7])" office:value-type="float" office:value="0.00224116666666667" calcext:value-type="float">
            <text:p>0,0022411667</text:p>
          </table:table-cell>
          <table:table-cell table:formula="of:=VAR([.B7:.AE7])" office:value-type="float" office:value="0.00000000279766091954023" calcext:value-type="float">
            <text:p>2,79766091954023E-09</text:p>
          </table:table-cell>
          <table:table-cell table:formula="of:=STDEV([.B7:.AE7])" office:value-type="float" office:value="0.0000528929193705568" calcext:value-type="float">
            <text:p>5,28929193705568E-05</text:p>
          </table:table-cell>
          <table:table-cell table:formula="of:=CONFIDENCE(0.95;[.AH7];30)" office:value-type="float" office:value="0.000000605551935791238" calcext:value-type="float">
            <text:p>6,05551935791238E-07</text:p>
          </table:table-cell>
          <table:table-cell table:formula="of:=[.AF7]+[.AI7]" office:value-type="float" office:value="0.00224177221860246" calcext:value-type="float">
            <text:p>0,0022417722</text:p>
          </table:table-cell>
          <table:table-cell table:formula="of:=[.AF7]-[.AI7]" office:value-type="float" office:value="0.00224056111473087" calcext:value-type="float">
            <text:p>0,00224056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072" calcext:value-type="float">
            <text:p>0,005072</text:p>
          </table:table-cell>
          <table:table-cell office:value-type="float" office:value="0.005103" calcext:value-type="float">
            <text:p>0,005103</text:p>
          </table:table-cell>
          <table:table-cell office:value-type="float" office:value="0.004974" calcext:value-type="float">
            <text:p>0,004974</text:p>
          </table:table-cell>
          <table:table-cell office:value-type="float" office:value="0.004943" calcext:value-type="float">
            <text:p>0,004943</text:p>
          </table:table-cell>
          <table:table-cell office:value-type="float" office:value="0.005004" calcext:value-type="float">
            <text:p>0,005004</text:p>
          </table:table-cell>
          <table:table-cell office:value-type="float" office:value="0.00509" calcext:value-type="float">
            <text:p>0,00509</text:p>
          </table:table-cell>
          <table:table-cell office:value-type="float" office:value="0.005034" calcext:value-type="float">
            <text:p>0,005034</text:p>
          </table:table-cell>
          <table:table-cell office:value-type="float" office:value="0.005016" calcext:value-type="float">
            <text:p>0,005016</text:p>
          </table:table-cell>
          <table:table-cell office:value-type="float" office:value="0.005003" calcext:value-type="float">
            <text:p>0,005003</text:p>
          </table:table-cell>
          <table:table-cell office:value-type="float" office:value="0.005008" calcext:value-type="float">
            <text:p>0,005008</text:p>
          </table:table-cell>
          <table:table-cell office:value-type="float" office:value="0.005013" calcext:value-type="float">
            <text:p>0,005013</text:p>
          </table:table-cell>
          <table:table-cell office:value-type="float" office:value="0.004971" calcext:value-type="float">
            <text:p>0,004971</text:p>
          </table:table-cell>
          <table:table-cell office:value-type="float" office:value="0.004954" calcext:value-type="float">
            <text:p>0,004954</text:p>
          </table:table-cell>
          <table:table-cell office:value-type="float" office:value="0.005063" calcext:value-type="float">
            <text:p>0,005063</text:p>
          </table:table-cell>
          <table:table-cell office:value-type="float" office:value="0.004943" calcext:value-type="float">
            <text:p>0,004943</text:p>
          </table:table-cell>
          <table:table-cell office:value-type="float" office:value="0.005067" calcext:value-type="float">
            <text:p>0,005067</text:p>
          </table:table-cell>
          <table:table-cell office:value-type="float" office:value="0.005015" calcext:value-type="float">
            <text:p>0,005015</text:p>
          </table:table-cell>
          <table:table-cell office:value-type="float" office:value="0.004993" calcext:value-type="float">
            <text:p>0,004993</text:p>
          </table:table-cell>
          <table:table-cell office:value-type="float" office:value="0.005005" calcext:value-type="float">
            <text:p>0,005005</text:p>
          </table:table-cell>
          <table:table-cell office:value-type="float" office:value="0.005036" calcext:value-type="float">
            <text:p>0,005036</text:p>
          </table:table-cell>
          <table:table-cell office:value-type="float" office:value="0.005034" calcext:value-type="float">
            <text:p>0,005034</text:p>
          </table:table-cell>
          <table:table-cell office:value-type="float" office:value="0.005739" calcext:value-type="float">
            <text:p>0,005739</text:p>
          </table:table-cell>
          <table:table-cell office:value-type="float" office:value="0.004976" calcext:value-type="float">
            <text:p>0,004976</text:p>
          </table:table-cell>
          <table:table-cell office:value-type="float" office:value="0.004974" calcext:value-type="float">
            <text:p>0,004974</text:p>
          </table:table-cell>
          <table:table-cell office:value-type="float" office:value="0.004924" calcext:value-type="float">
            <text:p>0,004924</text:p>
          </table:table-cell>
          <table:table-cell office:value-type="float" office:value="0.005027" calcext:value-type="float">
            <text:p>0,005027</text:p>
          </table:table-cell>
          <table:table-cell office:value-type="float" office:value="0.004997" calcext:value-type="float">
            <text:p>0,004997</text:p>
          </table:table-cell>
          <table:table-cell office:value-type="float" office:value="0.004993" calcext:value-type="float">
            <text:p>0,004993</text:p>
          </table:table-cell>
          <table:table-cell office:value-type="float" office:value="0.005003" calcext:value-type="float">
            <text:p>0,005003</text:p>
          </table:table-cell>
          <table:table-cell office:value-type="float" office:value="0.00505" calcext:value-type="float">
            <text:p>0,00505</text:p>
          </table:table-cell>
          <table:table-cell table:formula="of:=AVERAGE([.B8:.AE8])" office:value-type="float" office:value="0.00503413333333333" calcext:value-type="float">
            <text:p>0,0050341333</text:p>
          </table:table-cell>
          <table:table-cell table:formula="of:=VAR([.B8:.AE8])" office:value-type="float" office:value="0.0000000195998436781609" calcext:value-type="float">
            <text:p>1,95998436781609E-08</text:p>
          </table:table-cell>
          <table:table-cell table:formula="of:=STDEV([.B8:.AE8])" office:value-type="float" office:value="0.000139999441706604" calcext:value-type="float">
            <text:p>0,0001399994</text:p>
          </table:table-cell>
          <table:table-cell table:formula="of:=CONFIDENCE(0.95;[.AH8];30)" office:value-type="float" office:value="0.00000160280305840555" calcext:value-type="float">
            <text:p>1,60280305840555E-06</text:p>
          </table:table-cell>
          <table:table-cell table:formula="of:=[.AF8]+[.AI8]" office:value-type="float" office:value="0.00503573613639174" calcext:value-type="float">
            <text:p>0,0050357361</text:p>
          </table:table-cell>
          <table:table-cell table:formula="of:=[.AF8]-[.AI8]" office:value-type="float" office:value="0.00503253053027493" calcext:value-type="float">
            <text:p>0,00503253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83" calcext:value-type="float">
            <text:p>0,01183</text:p>
          </table:table-cell>
          <table:table-cell office:value-type="float" office:value="0.011807" calcext:value-type="float">
            <text:p>0,011807</text:p>
          </table:table-cell>
          <table:table-cell office:value-type="float" office:value="0.012209" calcext:value-type="float">
            <text:p>0,012209</text:p>
          </table:table-cell>
          <table:table-cell office:value-type="float" office:value="0.011783" calcext:value-type="float">
            <text:p>0,011783</text:p>
          </table:table-cell>
          <table:table-cell office:value-type="float" office:value="0.011799" calcext:value-type="float">
            <text:p>0,011799</text:p>
          </table:table-cell>
          <table:table-cell office:value-type="float" office:value="0.011739" calcext:value-type="float">
            <text:p>0,011739</text:p>
          </table:table-cell>
          <table:table-cell office:value-type="float" office:value="0.01178" calcext:value-type="float">
            <text:p>0,01178</text:p>
          </table:table-cell>
          <table:table-cell office:value-type="float" office:value="0.011838" calcext:value-type="float">
            <text:p>0,011838</text:p>
          </table:table-cell>
          <table:table-cell office:value-type="float" office:value="0.011756" calcext:value-type="float">
            <text:p>0,011756</text:p>
          </table:table-cell>
          <table:table-cell office:value-type="float" office:value="0.011774" calcext:value-type="float">
            <text:p>0,011774</text:p>
          </table:table-cell>
          <table:table-cell office:value-type="float" office:value="0.011862" calcext:value-type="float">
            <text:p>0,011862</text:p>
          </table:table-cell>
          <table:table-cell office:value-type="float" office:value="0.011765" calcext:value-type="float">
            <text:p>0,011765</text:p>
          </table:table-cell>
          <table:table-cell office:value-type="float" office:value="0.011949" calcext:value-type="float">
            <text:p>0,011949</text:p>
          </table:table-cell>
          <table:table-cell office:value-type="float" office:value="0.011802" calcext:value-type="float">
            <text:p>0,011802</text:p>
          </table:table-cell>
          <table:table-cell office:value-type="float" office:value="0.011794" calcext:value-type="float">
            <text:p>0,011794</text:p>
          </table:table-cell>
          <table:table-cell office:value-type="float" office:value="0.01188" calcext:value-type="float">
            <text:p>0,01188</text:p>
          </table:table-cell>
          <table:table-cell office:value-type="float" office:value="0.01175" calcext:value-type="float">
            <text:p>0,01175</text:p>
          </table:table-cell>
          <table:table-cell office:value-type="float" office:value="0.011842" calcext:value-type="float">
            <text:p>0,011842</text:p>
          </table:table-cell>
          <table:table-cell office:value-type="float" office:value="0.011813" calcext:value-type="float">
            <text:p>0,011813</text:p>
          </table:table-cell>
          <table:table-cell office:value-type="float" office:value="0.01181" calcext:value-type="float">
            <text:p>0,01181</text:p>
          </table:table-cell>
          <table:table-cell office:value-type="float" office:value="0.011877" calcext:value-type="float">
            <text:p>0,011877</text:p>
          </table:table-cell>
          <table:table-cell office:value-type="float" office:value="0.011817" calcext:value-type="float">
            <text:p>0,011817</text:p>
          </table:table-cell>
          <table:table-cell office:value-type="float" office:value="0.011753" calcext:value-type="float">
            <text:p>0,011753</text:p>
          </table:table-cell>
          <table:table-cell office:value-type="float" office:value="0.011758" calcext:value-type="float">
            <text:p>0,011758</text:p>
          </table:table-cell>
          <table:table-cell office:value-type="float" office:value="0.01188" calcext:value-type="float">
            <text:p>0,01188</text:p>
          </table:table-cell>
          <table:table-cell office:value-type="float" office:value="0.012534" calcext:value-type="float">
            <text:p>0,012534</text:p>
          </table:table-cell>
          <table:table-cell office:value-type="float" office:value="0.011859" calcext:value-type="float">
            <text:p>0,011859</text:p>
          </table:table-cell>
          <table:table-cell office:value-type="float" office:value="0.011924" calcext:value-type="float">
            <text:p>0,011924</text:p>
          </table:table-cell>
          <table:table-cell office:value-type="float" office:value="0.01181" calcext:value-type="float">
            <text:p>0,01181</text:p>
          </table:table-cell>
          <table:table-cell office:value-type="float" office:value="0.01185" calcext:value-type="float">
            <text:p>0,01185</text:p>
          </table:table-cell>
          <table:table-cell table:formula="of:=AVERAGE([.B9:.AE9])" office:value-type="float" office:value="0.0118548" calcext:value-type="float">
            <text:p>0,0118548</text:p>
          </table:table-cell>
          <table:table-cell table:formula="of:=VAR([.B9:.AE9])" office:value-type="float" office:value="0.0000000241949241379311" calcext:value-type="float">
            <text:p>2,41949241379311E-08</text:p>
          </table:table-cell>
          <table:table-cell table:formula="of:=STDEV([.B9:.AE9])" office:value-type="float" office:value="0.000155547176566889" calcext:value-type="float">
            <text:p>0,0001555472</text:p>
          </table:table-cell>
          <table:table-cell table:formula="of:=CONFIDENCE(0.95;[.AH9];30)" office:value-type="float" office:value="0.00000178080346098979" calcext:value-type="float">
            <text:p>1,78080346098979E-06</text:p>
          </table:table-cell>
          <table:table-cell table:formula="of:=[.AF9]+[.AI9]" office:value-type="float" office:value="0.011856580803461" calcext:value-type="float">
            <text:p>0,0118565808</text:p>
          </table:table-cell>
          <table:table-cell table:formula="of:=[.AF9]-[.AI9]" office:value-type="float" office:value="0.011853019196539" calcext:value-type="float">
            <text:p>0,01185301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7401" calcext:value-type="float">
            <text:p>0,027401</text:p>
          </table:table-cell>
          <table:table-cell office:value-type="float" office:value="0.027488" calcext:value-type="float">
            <text:p>0,027488</text:p>
          </table:table-cell>
          <table:table-cell office:value-type="float" office:value="0.027712" calcext:value-type="float">
            <text:p>0,027712</text:p>
          </table:table-cell>
          <table:table-cell office:value-type="float" office:value="0.027334" calcext:value-type="float">
            <text:p>0,027334</text:p>
          </table:table-cell>
          <table:table-cell office:value-type="float" office:value="0.027354" calcext:value-type="float">
            <text:p>0,027354</text:p>
          </table:table-cell>
          <table:table-cell office:value-type="float" office:value="0.027368" calcext:value-type="float">
            <text:p>0,027368</text:p>
          </table:table-cell>
          <table:table-cell office:value-type="float" office:value="0.027354" calcext:value-type="float">
            <text:p>0,027354</text:p>
          </table:table-cell>
          <table:table-cell office:value-type="float" office:value="0.027555" calcext:value-type="float">
            <text:p>0,027555</text:p>
          </table:table-cell>
          <table:table-cell office:value-type="float" office:value="0.027412" calcext:value-type="float">
            <text:p>0,027412</text:p>
          </table:table-cell>
          <table:table-cell office:value-type="float" office:value="0.027531" calcext:value-type="float">
            <text:p>0,027531</text:p>
          </table:table-cell>
          <table:table-cell office:value-type="float" office:value="0.027416" calcext:value-type="float">
            <text:p>0,027416</text:p>
          </table:table-cell>
          <table:table-cell office:value-type="float" office:value="0.027409" calcext:value-type="float">
            <text:p>0,027409</text:p>
          </table:table-cell>
          <table:table-cell office:value-type="float" office:value="0.02747" calcext:value-type="float">
            <text:p>0,02747</text:p>
          </table:table-cell>
          <table:table-cell office:value-type="float" office:value="0.027471" calcext:value-type="float">
            <text:p>0,027471</text:p>
          </table:table-cell>
          <table:table-cell office:value-type="float" office:value="0.027487" calcext:value-type="float">
            <text:p>0,027487</text:p>
          </table:table-cell>
          <table:table-cell office:value-type="float" office:value="0.027233" calcext:value-type="float">
            <text:p>0,027233</text:p>
          </table:table-cell>
          <table:table-cell office:value-type="float" office:value="0.027312" calcext:value-type="float">
            <text:p>0,027312</text:p>
          </table:table-cell>
          <table:table-cell office:value-type="float" office:value="0.027496" calcext:value-type="float">
            <text:p>0,027496</text:p>
          </table:table-cell>
          <table:table-cell office:value-type="float" office:value="0.027276" calcext:value-type="float">
            <text:p>0,027276</text:p>
          </table:table-cell>
          <table:table-cell office:value-type="float" office:value="0.02732" calcext:value-type="float">
            <text:p>0,02732</text:p>
          </table:table-cell>
          <table:table-cell office:value-type="float" office:value="0.027314" calcext:value-type="float">
            <text:p>0,027314</text:p>
          </table:table-cell>
          <table:table-cell office:value-type="float" office:value="0.027291" calcext:value-type="float">
            <text:p>0,027291</text:p>
          </table:table-cell>
          <table:table-cell office:value-type="float" office:value="0.02738" calcext:value-type="float">
            <text:p>0,02738</text:p>
          </table:table-cell>
          <table:table-cell office:value-type="float" office:value="0.027421" calcext:value-type="float">
            <text:p>0,027421</text:p>
          </table:table-cell>
          <table:table-cell office:value-type="float" office:value="0.027693" calcext:value-type="float">
            <text:p>0,027693</text:p>
          </table:table-cell>
          <table:table-cell office:value-type="float" office:value="0.027392" calcext:value-type="float">
            <text:p>0,027392</text:p>
          </table:table-cell>
          <table:table-cell office:value-type="float" office:value="0.027528" calcext:value-type="float">
            <text:p>0,027528</text:p>
          </table:table-cell>
          <table:table-cell office:value-type="float" office:value="0.027327" calcext:value-type="float">
            <text:p>0,027327</text:p>
          </table:table-cell>
          <table:table-cell office:value-type="float" office:value="0.027205" calcext:value-type="float">
            <text:p>0,027205</text:p>
          </table:table-cell>
          <table:table-cell office:value-type="float" office:value="0.027448" calcext:value-type="float">
            <text:p>0,027448</text:p>
          </table:table-cell>
          <table:table-cell table:formula="of:=AVERAGE([.B10:.AE10])" office:value-type="float" office:value="0.0274132666666667" calcext:value-type="float">
            <text:p>0,0274132667</text:p>
          </table:table-cell>
          <table:table-cell table:formula="of:=VAR([.B10:.AE10])" office:value-type="float" office:value="0.0000000139067540229885" calcext:value-type="float">
            <text:p>1,39067540229885E-08</text:p>
          </table:table-cell>
          <table:table-cell table:formula="of:=STDEV([.B10:.AE10])" office:value-type="float" office:value="0.000117926901184541" calcext:value-type="float">
            <text:p>0,0001179269</text:p>
          </table:table-cell>
          <table:table-cell table:formula="of:=CONFIDENCE(0.95;[.AH10];30)" office:value-type="float" office:value="0.00000135010251171562" calcext:value-type="float">
            <text:p>1,35010251171562E-06</text:p>
          </table:table-cell>
          <table:table-cell table:formula="of:=[.AF10]+[.AI10]" office:value-type="float" office:value="0.0274146167691784" calcext:value-type="float">
            <text:p>0,0274146168</text:p>
          </table:table-cell>
          <table:table-cell table:formula="of:=[.AF10]-[.AI10]" office:value-type="float" office:value="0.0274119165641549" calcext:value-type="float">
            <text:p>0,02741191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3946" calcext:value-type="float">
            <text:p>0,063946</text:p>
          </table:table-cell>
          <table:table-cell office:value-type="float" office:value="0.063291" calcext:value-type="float">
            <text:p>0,063291</text:p>
          </table:table-cell>
          <table:table-cell office:value-type="float" office:value="0.063452" calcext:value-type="float">
            <text:p>0,063452</text:p>
          </table:table-cell>
          <table:table-cell office:value-type="float" office:value="0.063433" calcext:value-type="float">
            <text:p>0,063433</text:p>
          </table:table-cell>
          <table:table-cell office:value-type="float" office:value="0.06324" calcext:value-type="float">
            <text:p>0,06324</text:p>
          </table:table-cell>
          <table:table-cell office:value-type="float" office:value="0.063336" calcext:value-type="float">
            <text:p>0,063336</text:p>
          </table:table-cell>
          <table:table-cell office:value-type="float" office:value="0.063168" calcext:value-type="float">
            <text:p>0,063168</text:p>
          </table:table-cell>
          <table:table-cell office:value-type="float" office:value="0.063486" calcext:value-type="float">
            <text:p>0,063486</text:p>
          </table:table-cell>
          <table:table-cell office:value-type="float" office:value="0.063315" calcext:value-type="float">
            <text:p>0,063315</text:p>
          </table:table-cell>
          <table:table-cell office:value-type="float" office:value="0.063215" calcext:value-type="float">
            <text:p>0,063215</text:p>
          </table:table-cell>
          <table:table-cell office:value-type="float" office:value="0.063246" calcext:value-type="float">
            <text:p>0,063246</text:p>
          </table:table-cell>
          <table:table-cell office:value-type="float" office:value="0.063306" calcext:value-type="float">
            <text:p>0,063306</text:p>
          </table:table-cell>
          <table:table-cell office:value-type="float" office:value="0.063302" calcext:value-type="float">
            <text:p>0,063302</text:p>
          </table:table-cell>
          <table:table-cell office:value-type="float" office:value="0.063125" calcext:value-type="float">
            <text:p>0,063125</text:p>
          </table:table-cell>
          <table:table-cell office:value-type="float" office:value="0.063186" calcext:value-type="float">
            <text:p>0,063186</text:p>
          </table:table-cell>
          <table:table-cell office:value-type="float" office:value="0.063237" calcext:value-type="float">
            <text:p>0,063237</text:p>
          </table:table-cell>
          <table:table-cell office:value-type="float" office:value="0.063372" calcext:value-type="float">
            <text:p>0,063372</text:p>
          </table:table-cell>
          <table:table-cell office:value-type="float" office:value="0.063124" calcext:value-type="float">
            <text:p>0,063124</text:p>
          </table:table-cell>
          <table:table-cell office:value-type="float" office:value="0.063123" calcext:value-type="float">
            <text:p>0,063123</text:p>
          </table:table-cell>
          <table:table-cell office:value-type="float" office:value="0.063266" calcext:value-type="float">
            <text:p>0,063266</text:p>
          </table:table-cell>
          <table:table-cell office:value-type="float" office:value="0.063196" calcext:value-type="float">
            <text:p>0,063196</text:p>
          </table:table-cell>
          <table:table-cell office:value-type="float" office:value="0.063161" calcext:value-type="float">
            <text:p>0,063161</text:p>
          </table:table-cell>
          <table:table-cell office:value-type="float" office:value="0.06349" calcext:value-type="float">
            <text:p>0,06349</text:p>
          </table:table-cell>
          <table:table-cell office:value-type="float" office:value="0.063136" calcext:value-type="float">
            <text:p>0,063136</text:p>
          </table:table-cell>
          <table:table-cell office:value-type="float" office:value="0.063797" calcext:value-type="float">
            <text:p>0,063797</text:p>
          </table:table-cell>
          <table:table-cell office:value-type="float" office:value="0.063665" calcext:value-type="float">
            <text:p>0,063665</text:p>
          </table:table-cell>
          <table:table-cell office:value-type="float" office:value="0.06315" calcext:value-type="float">
            <text:p>0,06315</text:p>
          </table:table-cell>
          <table:table-cell office:value-type="float" office:value="0.063198" calcext:value-type="float">
            <text:p>0,063198</text:p>
          </table:table-cell>
          <table:table-cell office:value-type="float" office:value="0.063122" calcext:value-type="float">
            <text:p>0,063122</text:p>
          </table:table-cell>
          <table:table-cell office:value-type="float" office:value="0.063158" calcext:value-type="float">
            <text:p>0,063158</text:p>
          </table:table-cell>
          <table:table-cell table:formula="of:=AVERAGE([.B11:.AE11])" office:value-type="float" office:value="0.0633080666666667" calcext:value-type="float">
            <text:p>0,0633080667</text:p>
          </table:table-cell>
          <table:table-cell table:formula="of:=VAR([.B11:.AE11])" office:value-type="float" office:value="0.0000000413073747126438" calcext:value-type="float">
            <text:p>4,13073747126438E-08</text:p>
          </table:table-cell>
          <table:table-cell table:formula="of:=STDEV([.B11:.AE11])" office:value-type="float" office:value="0.000203242157813392" calcext:value-type="float">
            <text:p>0,0002032422</text:p>
          </table:table-cell>
          <table:table-cell table:formula="of:=CONFIDENCE(0.95;[.AH11];30)" office:value-type="float" office:value="0.00000232684608002177" calcext:value-type="float">
            <text:p>2,32684608002177E-06</text:p>
          </table:table-cell>
          <table:table-cell table:formula="of:=[.AF11]+[.AI11]" office:value-type="float" office:value="0.0633103935127467" calcext:value-type="float">
            <text:p>0,0633103935</text:p>
          </table:table-cell>
          <table:table-cell table:formula="of:=[.AF11]-[.AI11]" office:value-type="float" office:value="0.0633057398205867" calcext:value-type="float">
            <text:p>0,0633057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9984" calcext:value-type="float">
            <text:p>0,099984</text:p>
          </table:table-cell>
          <table:table-cell office:value-type="float" office:value="0.099231" calcext:value-type="float">
            <text:p>0,099231</text:p>
          </table:table-cell>
          <table:table-cell office:value-type="float" office:value="0.099495" calcext:value-type="float">
            <text:p>0,099495</text:p>
          </table:table-cell>
          <table:table-cell office:value-type="float" office:value="0.099663" calcext:value-type="float">
            <text:p>0,099663</text:p>
          </table:table-cell>
          <table:table-cell office:value-type="float" office:value="0.099636" calcext:value-type="float">
            <text:p>0,099636</text:p>
          </table:table-cell>
          <table:table-cell office:value-type="float" office:value="0.099579" calcext:value-type="float">
            <text:p>0,099579</text:p>
          </table:table-cell>
          <table:table-cell office:value-type="float" office:value="0.099148" calcext:value-type="float">
            <text:p>0,099148</text:p>
          </table:table-cell>
          <table:table-cell office:value-type="float" office:value="0.099754" calcext:value-type="float">
            <text:p>0,099754</text:p>
          </table:table-cell>
          <table:table-cell office:value-type="float" office:value="0.099438" calcext:value-type="float">
            <text:p>0,099438</text:p>
          </table:table-cell>
          <table:table-cell office:value-type="float" office:value="0.101518" calcext:value-type="float">
            <text:p>0,101518</text:p>
          </table:table-cell>
          <table:table-cell office:value-type="float" office:value="0.099502" calcext:value-type="float">
            <text:p>0,099502</text:p>
          </table:table-cell>
          <table:table-cell office:value-type="float" office:value="0.099196" calcext:value-type="float">
            <text:p>0,099196</text:p>
          </table:table-cell>
          <table:table-cell office:value-type="float" office:value="0.099147" calcext:value-type="float">
            <text:p>0,099147</text:p>
          </table:table-cell>
          <table:table-cell office:value-type="float" office:value="0.099179" calcext:value-type="float">
            <text:p>0,099179</text:p>
          </table:table-cell>
          <table:table-cell office:value-type="float" office:value="0.099385" calcext:value-type="float">
            <text:p>0,099385</text:p>
          </table:table-cell>
          <table:table-cell office:value-type="float" office:value="0.099236" calcext:value-type="float">
            <text:p>0,099236</text:p>
          </table:table-cell>
          <table:table-cell office:value-type="float" office:value="0.099245" calcext:value-type="float">
            <text:p>0,099245</text:p>
          </table:table-cell>
          <table:table-cell office:value-type="float" office:value="0.099335" calcext:value-type="float">
            <text:p>0,099335</text:p>
          </table:table-cell>
          <table:table-cell office:value-type="float" office:value="0.099778" calcext:value-type="float">
            <text:p>0,099778</text:p>
          </table:table-cell>
          <table:table-cell office:value-type="float" office:value="0.099518" calcext:value-type="float">
            <text:p>0,099518</text:p>
          </table:table-cell>
          <table:table-cell office:value-type="float" office:value="0.099711" calcext:value-type="float">
            <text:p>0,099711</text:p>
          </table:table-cell>
          <table:table-cell office:value-type="float" office:value="0.099539" calcext:value-type="float">
            <text:p>0,099539</text:p>
          </table:table-cell>
          <table:table-cell office:value-type="float" office:value="0.099475" calcext:value-type="float">
            <text:p>0,099475</text:p>
          </table:table-cell>
          <table:table-cell office:value-type="float" office:value="0.103103" calcext:value-type="float">
            <text:p>0,103103</text:p>
          </table:table-cell>
          <table:table-cell office:value-type="float" office:value="0.120168" calcext:value-type="float">
            <text:p>0,120168</text:p>
          </table:table-cell>
          <table:table-cell office:value-type="float" office:value="0.099909" calcext:value-type="float">
            <text:p>0,099909</text:p>
          </table:table-cell>
          <table:table-cell office:value-type="float" office:value="0.099608" calcext:value-type="float">
            <text:p>0,099608</text:p>
          </table:table-cell>
          <table:table-cell office:value-type="float" office:value="0.099586" calcext:value-type="float">
            <text:p>0,099586</text:p>
          </table:table-cell>
          <table:table-cell office:value-type="float" office:value="0.100024" calcext:value-type="float">
            <text:p>0,100024</text:p>
          </table:table-cell>
          <table:table-cell office:value-type="float" office:value="0.099404" calcext:value-type="float">
            <text:p>0,099404</text:p>
          </table:table-cell>
          <table:table-cell table:formula="of:=AVERAGE([.B12:.AE12])" office:value-type="float" office:value="0.100383133333333" calcext:value-type="float">
            <text:p>0,1003831333</text:p>
          </table:table-cell>
          <table:table-cell table:formula="of:=VAR([.B12:.AE12])" office:value-type="float" office:value="0.0000145676649471264" calcext:value-type="float">
            <text:p>1,45676649471264E-05</text:p>
          </table:table-cell>
          <table:table-cell table:formula="of:=STDEV([.B12:.AE12])" office:value-type="float" office:value="0.00381676105449718" calcext:value-type="float">
            <text:p>0,0038167611</text:p>
          </table:table-cell>
          <table:table-cell table:formula="of:=CONFIDENCE(0.95;[.AH12];30)" office:value-type="float" office:value="0.0000436967191924358" calcext:value-type="float">
            <text:p>4,36967191924358E-05</text:p>
          </table:table-cell>
          <table:table-cell table:formula="of:=[.AF12]+[.AI12]" office:value-type="float" office:value="0.100426830052526" calcext:value-type="float">
            <text:p>0,1004268301</text:p>
          </table:table-cell>
          <table:table-cell table:formula="of:=[.AF12]-[.AI12]" office:value-type="float" office:value="0.100339436614141" calcext:value-type="float">
            <text:p>0,10033943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9137" calcext:value-type="float">
            <text:p>0,169137</text:p>
          </table:table-cell>
          <table:table-cell office:value-type="float" office:value="0.169077" calcext:value-type="float">
            <text:p>0,169077</text:p>
          </table:table-cell>
          <table:table-cell office:value-type="float" office:value="0.16889" calcext:value-type="float">
            <text:p>0,16889</text:p>
          </table:table-cell>
          <table:table-cell office:value-type="float" office:value="0.1691" calcext:value-type="float">
            <text:p>0,1691</text:p>
          </table:table-cell>
          <table:table-cell office:value-type="float" office:value="0.16851" calcext:value-type="float">
            <text:p>0,16851</text:p>
          </table:table-cell>
          <table:table-cell office:value-type="float" office:value="0.168894" calcext:value-type="float">
            <text:p>0,168894</text:p>
          </table:table-cell>
          <table:table-cell office:value-type="float" office:value="0.168437" calcext:value-type="float">
            <text:p>0,168437</text:p>
          </table:table-cell>
          <table:table-cell office:value-type="float" office:value="0.168632" calcext:value-type="float">
            <text:p>0,168632</text:p>
          </table:table-cell>
          <table:table-cell office:value-type="float" office:value="0.169037" calcext:value-type="float">
            <text:p>0,169037</text:p>
          </table:table-cell>
          <table:table-cell office:value-type="float" office:value="0.168737" calcext:value-type="float">
            <text:p>0,168737</text:p>
          </table:table-cell>
          <table:table-cell office:value-type="float" office:value="0.16858" calcext:value-type="float">
            <text:p>0,16858</text:p>
          </table:table-cell>
          <table:table-cell office:value-type="float" office:value="0.168482" calcext:value-type="float">
            <text:p>0,168482</text:p>
          </table:table-cell>
          <table:table-cell office:value-type="float" office:value="0.171334" calcext:value-type="float">
            <text:p>0,171334</text:p>
          </table:table-cell>
          <table:table-cell office:value-type="float" office:value="0.168591" calcext:value-type="float">
            <text:p>0,168591</text:p>
          </table:table-cell>
          <table:table-cell office:value-type="float" office:value="0.169259" calcext:value-type="float">
            <text:p>0,169259</text:p>
          </table:table-cell>
          <table:table-cell office:value-type="float" office:value="0.168727" calcext:value-type="float">
            <text:p>0,168727</text:p>
          </table:table-cell>
          <table:table-cell office:value-type="float" office:value="0.168818" calcext:value-type="float">
            <text:p>0,168818</text:p>
          </table:table-cell>
          <table:table-cell office:value-type="float" office:value="0.170565" calcext:value-type="float">
            <text:p>0,170565</text:p>
          </table:table-cell>
          <table:table-cell office:value-type="float" office:value="0.168993" calcext:value-type="float">
            <text:p>0,168993</text:p>
          </table:table-cell>
          <table:table-cell office:value-type="float" office:value="0.169208" calcext:value-type="float">
            <text:p>0,169208</text:p>
          </table:table-cell>
          <table:table-cell office:value-type="float" office:value="0.168897" calcext:value-type="float">
            <text:p>0,168897</text:p>
          </table:table-cell>
          <table:table-cell office:value-type="float" office:value="0.175582" calcext:value-type="float">
            <text:p>0,175582</text:p>
          </table:table-cell>
          <table:table-cell office:value-type="float" office:value="0.176914" calcext:value-type="float">
            <text:p>0,176914</text:p>
          </table:table-cell>
          <table:table-cell office:value-type="float" office:value="0.170217" calcext:value-type="float">
            <text:p>0,170217</text:p>
          </table:table-cell>
          <table:table-cell office:value-type="float" office:value="0.169014" calcext:value-type="float">
            <text:p>0,169014</text:p>
          </table:table-cell>
          <table:table-cell office:value-type="float" office:value="0.168777" calcext:value-type="float">
            <text:p>0,168777</text:p>
          </table:table-cell>
          <table:table-cell office:value-type="float" office:value="0.16886" calcext:value-type="float">
            <text:p>0,16886</text:p>
          </table:table-cell>
          <table:table-cell office:value-type="float" office:value="0.168579" calcext:value-type="float">
            <text:p>0,168579</text:p>
          </table:table-cell>
          <table:table-cell office:value-type="float" office:value="0.172216" calcext:value-type="float">
            <text:p>0,172216</text:p>
          </table:table-cell>
          <table:table-cell office:value-type="float" office:value="0.168691" calcext:value-type="float">
            <text:p>0,168691</text:p>
          </table:table-cell>
          <table:table-cell table:formula="of:=AVERAGE([.B13:.AE13])" office:value-type="float" office:value="0.169625166666667" calcext:value-type="float">
            <text:p>0,1696251667</text:p>
          </table:table-cell>
          <table:table-cell table:formula="of:=VAR([.B13:.AE13])" office:value-type="float" office:value="0.00000399840062643678" calcext:value-type="float">
            <text:p>3,99840062643678E-06</text:p>
          </table:table-cell>
          <table:table-cell table:formula="of:=STDEV([.B13:.AE13])" office:value-type="float" office:value="0.00199960011663252" calcext:value-type="float">
            <text:p>0,0019996001</text:p>
          </table:table-cell>
          <table:table-cell table:formula="of:=CONFIDENCE(0.95;[.AH13];30)" office:value-type="float" office:value="0.0000228926997383555" calcext:value-type="float">
            <text:p>2,28926997383555E-05</text:p>
          </table:table-cell>
          <table:table-cell table:formula="of:=[.AF13]+[.AI13]" office:value-type="float" office:value="0.169648059366405" calcext:value-type="float">
            <text:p>0,1696480594</text:p>
          </table:table-cell>
          <table:table-cell table:formula="of:=[.AF13]-[.AI13]" office:value-type="float" office:value="0.169602273966928" calcext:value-type="float">
            <text:p>0,1696022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9349" calcext:value-type="float">
            <text:p>0,299349</text:p>
          </table:table-cell>
          <table:table-cell office:value-type="float" office:value="0.29973" calcext:value-type="float">
            <text:p>0,29973</text:p>
          </table:table-cell>
          <table:table-cell office:value-type="float" office:value="0.299697" calcext:value-type="float">
            <text:p>0,299697</text:p>
          </table:table-cell>
          <table:table-cell office:value-type="float" office:value="0.299938" calcext:value-type="float">
            <text:p>0,299938</text:p>
          </table:table-cell>
          <table:table-cell office:value-type="float" office:value="0.300625" calcext:value-type="float">
            <text:p>0,300625</text:p>
          </table:table-cell>
          <table:table-cell office:value-type="float" office:value="0.300228" calcext:value-type="float">
            <text:p>0,300228</text:p>
          </table:table-cell>
          <table:table-cell office:value-type="float" office:value="0.301074" calcext:value-type="float">
            <text:p>0,301074</text:p>
          </table:table-cell>
          <table:table-cell office:value-type="float" office:value="0.300337" calcext:value-type="float">
            <text:p>0,300337</text:p>
          </table:table-cell>
          <table:table-cell office:value-type="float" office:value="0.302942" calcext:value-type="float">
            <text:p>0,302942</text:p>
          </table:table-cell>
          <table:table-cell office:value-type="float" office:value="0.301027" calcext:value-type="float">
            <text:p>0,301027</text:p>
          </table:table-cell>
          <table:table-cell office:value-type="float" office:value="0.29941" calcext:value-type="float">
            <text:p>0,29941</text:p>
          </table:table-cell>
          <table:table-cell office:value-type="float" office:value="0.299609" calcext:value-type="float">
            <text:p>0,299609</text:p>
          </table:table-cell>
          <table:table-cell office:value-type="float" office:value="0.299932" calcext:value-type="float">
            <text:p>0,299932</text:p>
          </table:table-cell>
          <table:table-cell office:value-type="float" office:value="0.29988" calcext:value-type="float">
            <text:p>0,29988</text:p>
          </table:table-cell>
          <table:table-cell office:value-type="float" office:value="0.29997" calcext:value-type="float">
            <text:p>0,29997</text:p>
          </table:table-cell>
          <table:table-cell office:value-type="float" office:value="0.299728" calcext:value-type="float">
            <text:p>0,299728</text:p>
          </table:table-cell>
          <table:table-cell office:value-type="float" office:value="0.3018" calcext:value-type="float">
            <text:p>0,3018</text:p>
          </table:table-cell>
          <table:table-cell office:value-type="float" office:value="0.301181" calcext:value-type="float">
            <text:p>0,301181</text:p>
          </table:table-cell>
          <table:table-cell office:value-type="float" office:value="0.300221" calcext:value-type="float">
            <text:p>0,300221</text:p>
          </table:table-cell>
          <table:table-cell office:value-type="float" office:value="0.302721" calcext:value-type="float">
            <text:p>0,302721</text:p>
          </table:table-cell>
          <table:table-cell office:value-type="float" office:value="0.301142" calcext:value-type="float">
            <text:p>0,301142</text:p>
          </table:table-cell>
          <table:table-cell office:value-type="float" office:value="0.30235" calcext:value-type="float">
            <text:p>0,30235</text:p>
          </table:table-cell>
          <table:table-cell office:value-type="float" office:value="0.302135" calcext:value-type="float">
            <text:p>0,302135</text:p>
          </table:table-cell>
          <table:table-cell office:value-type="float" office:value="0.300412" calcext:value-type="float">
            <text:p>0,300412</text:p>
          </table:table-cell>
          <table:table-cell office:value-type="float" office:value="0.299433" calcext:value-type="float">
            <text:p>0,299433</text:p>
          </table:table-cell>
          <table:table-cell office:value-type="float" office:value="0.300219" calcext:value-type="float">
            <text:p>0,300219</text:p>
          </table:table-cell>
          <table:table-cell office:value-type="float" office:value="0.299268" calcext:value-type="float">
            <text:p>0,299268</text:p>
          </table:table-cell>
          <table:table-cell office:value-type="float" office:value="0.299591" calcext:value-type="float">
            <text:p>0,299591</text:p>
          </table:table-cell>
          <table:table-cell office:value-type="float" office:value="0.299906" calcext:value-type="float">
            <text:p>0,299906</text:p>
          </table:table-cell>
          <table:table-cell office:value-type="float" office:value="0.299885" calcext:value-type="float">
            <text:p>0,299885</text:p>
          </table:table-cell>
          <table:table-cell table:formula="of:=AVERAGE([.B14:.AE14])" office:value-type="float" office:value="0.300458" calcext:value-type="float">
            <text:p>0,300458</text:p>
          </table:table-cell>
          <table:table-cell table:formula="of:=VAR([.B14:.AE14])" office:value-type="float" office:value="0.00000107071593103448" calcext:value-type="float">
            <text:p>1,07071593103448E-06</text:p>
          </table:table-cell>
          <table:table-cell table:formula="of:=STDEV([.B14:.AE14])" office:value-type="float" office:value="0.00103475404373913" calcext:value-type="float">
            <text:p>0,001034754</text:p>
          </table:table-cell>
          <table:table-cell table:formula="of:=CONFIDENCE(0.95;[.AH14];30)" office:value-type="float" office:value="0.000011846525427425" calcext:value-type="float">
            <text:p>1,1846525427425E-05</text:p>
          </table:table-cell>
          <table:table-cell table:formula="of:=[.AF14]+[.AI14]" office:value-type="float" office:value="0.300469846525427" calcext:value-type="float">
            <text:p>0,3004698465</text:p>
          </table:table-cell>
          <table:table-cell table:formula="of:=[.AF14]-[.AI14]" office:value-type="float" office:value="0.300446153474572" calcext:value-type="float">
            <text:p>0,30044615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3867" calcext:value-type="float">
            <text:p>0,983867</text:p>
          </table:table-cell>
          <table:table-cell office:value-type="float" office:value="0.986187" calcext:value-type="float">
            <text:p>0,986187</text:p>
          </table:table-cell>
          <table:table-cell office:value-type="float" office:value="0.983815" calcext:value-type="float">
            <text:p>0,983815</text:p>
          </table:table-cell>
          <table:table-cell office:value-type="float" office:value="0.982964" calcext:value-type="float">
            <text:p>0,982964</text:p>
          </table:table-cell>
          <table:table-cell office:value-type="float" office:value="0.984059" calcext:value-type="float">
            <text:p>0,984059</text:p>
          </table:table-cell>
          <table:table-cell office:value-type="float" office:value="0.988352" calcext:value-type="float">
            <text:p>0,988352</text:p>
          </table:table-cell>
          <table:table-cell office:value-type="float" office:value="0.983618" calcext:value-type="float">
            <text:p>0,983618</text:p>
          </table:table-cell>
          <table:table-cell office:value-type="float" office:value="0.992864" calcext:value-type="float">
            <text:p>0,992864</text:p>
          </table:table-cell>
          <table:table-cell office:value-type="float" office:value="0.992253" calcext:value-type="float">
            <text:p>0,992253</text:p>
          </table:table-cell>
          <table:table-cell office:value-type="float" office:value="1.20315" calcext:value-type="float">
            <text:p>1,20315</text:p>
          </table:table-cell>
          <table:table-cell office:value-type="float" office:value="0.982811" calcext:value-type="float">
            <text:p>0,982811</text:p>
          </table:table-cell>
          <table:table-cell office:value-type="float" office:value="0.983074" calcext:value-type="float">
            <text:p>0,983074</text:p>
          </table:table-cell>
          <table:table-cell office:value-type="float" office:value="0.985163" calcext:value-type="float">
            <text:p>0,985163</text:p>
          </table:table-cell>
          <table:table-cell office:value-type="float" office:value="0.983193" calcext:value-type="float">
            <text:p>0,983193</text:p>
          </table:table-cell>
          <table:table-cell office:value-type="float" office:value="1.236347" calcext:value-type="float">
            <text:p>1,236347</text:p>
          </table:table-cell>
          <table:table-cell office:value-type="float" office:value="0.985268" calcext:value-type="float">
            <text:p>0,985268</text:p>
          </table:table-cell>
          <table:table-cell office:value-type="float" office:value="0.987445" calcext:value-type="float">
            <text:p>0,987445</text:p>
          </table:table-cell>
          <table:table-cell office:value-type="float" office:value="0.986094" calcext:value-type="float">
            <text:p>0,986094</text:p>
          </table:table-cell>
          <table:table-cell office:value-type="float" office:value="0.984389" calcext:value-type="float">
            <text:p>0,984389</text:p>
          </table:table-cell>
          <table:table-cell office:value-type="float" office:value="0.983746" calcext:value-type="float">
            <text:p>0,983746</text:p>
          </table:table-cell>
          <table:table-cell office:value-type="float" office:value="0.986721" calcext:value-type="float">
            <text:p>0,986721</text:p>
          </table:table-cell>
          <table:table-cell office:value-type="float" office:value="0.991252" calcext:value-type="float">
            <text:p>0,991252</text:p>
          </table:table-cell>
          <table:table-cell office:value-type="float" office:value="0.984246" calcext:value-type="float">
            <text:p>0,984246</text:p>
          </table:table-cell>
          <table:table-cell office:value-type="float" office:value="0.982599" calcext:value-type="float">
            <text:p>0,982599</text:p>
          </table:table-cell>
          <table:table-cell office:value-type="float" office:value="0.984775" calcext:value-type="float">
            <text:p>0,984775</text:p>
          </table:table-cell>
          <table:table-cell office:value-type="float" office:value="0.985771" calcext:value-type="float">
            <text:p>0,985771</text:p>
          </table:table-cell>
          <table:table-cell office:value-type="float" office:value="0.983653" calcext:value-type="float">
            <text:p>0,983653</text:p>
          </table:table-cell>
          <table:table-cell office:value-type="float" office:value="0.985742" calcext:value-type="float">
            <text:p>0,985742</text:p>
          </table:table-cell>
          <table:table-cell office:value-type="float" office:value="0.983963" calcext:value-type="float">
            <text:p>0,983963</text:p>
          </table:table-cell>
          <table:table-cell office:value-type="float" office:value="0.984302" calcext:value-type="float">
            <text:p>0,984302</text:p>
          </table:table-cell>
          <table:table-cell table:formula="of:=AVERAGE([.B15:.AE15])" office:value-type="float" office:value="1.0010561" calcext:value-type="float">
            <text:p>1,0010561</text:p>
          </table:table-cell>
          <table:table-cell table:formula="of:=VAR([.B15:.AE15])" office:value-type="float" office:value="0.00356004997574828" calcext:value-type="float">
            <text:p>0,00356005</text:p>
          </table:table-cell>
          <table:table-cell table:formula="of:=STDEV([.B15:.AE15])" office:value-type="float" office:value="0.0596661543569575" calcext:value-type="float">
            <text:p>0,0596661544</text:p>
          </table:table-cell>
          <table:table-cell table:formula="of:=CONFIDENCE(0.95;[.AH15];30)" office:value-type="float" office:value="0.000683096257533989" calcext:value-type="float">
            <text:p>0,0006830963</text:p>
          </table:table-cell>
          <table:table-cell table:formula="of:=[.AF15]+[.AI15]" office:value-type="float" office:value="1.00173919625753" calcext:value-type="float">
            <text:p>1,0017391963</text:p>
          </table:table-cell>
          <table:table-cell table:formula="of:=[.AF15]-[.AI15]" office:value-type="float" office:value="1.00037300374247" calcext:value-type="float">
            <text:p>1,00037300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65355" calcext:value-type="float">
            <text:p>1,765355</text:p>
          </table:table-cell>
          <table:table-cell office:value-type="float" office:value="1.723435" calcext:value-type="float">
            <text:p>1,723435</text:p>
          </table:table-cell>
          <table:table-cell office:value-type="float" office:value="1.723372" calcext:value-type="float">
            <text:p>1,723372</text:p>
          </table:table-cell>
          <table:table-cell office:value-type="float" office:value="1.72754" calcext:value-type="float">
            <text:p>1,72754</text:p>
          </table:table-cell>
          <table:table-cell office:value-type="float" office:value="1.718709" calcext:value-type="float">
            <text:p>1,718709</text:p>
          </table:table-cell>
          <table:table-cell office:value-type="float" office:value="1.739906" calcext:value-type="float">
            <text:p>1,739906</text:p>
          </table:table-cell>
          <table:table-cell office:value-type="float" office:value="1.720896" calcext:value-type="float">
            <text:p>1,720896</text:p>
          </table:table-cell>
          <table:table-cell office:value-type="float" office:value="1.72141" calcext:value-type="float">
            <text:p>1,72141</text:p>
          </table:table-cell>
          <table:table-cell office:value-type="float" office:value="1.727609" calcext:value-type="float">
            <text:p>1,727609</text:p>
          </table:table-cell>
          <table:table-cell office:value-type="float" office:value="1.721931" calcext:value-type="float">
            <text:p>1,721931</text:p>
          </table:table-cell>
          <table:table-cell office:value-type="float" office:value="1.723851" calcext:value-type="float">
            <text:p>1,723851</text:p>
          </table:table-cell>
          <table:table-cell office:value-type="float" office:value="1.718613" calcext:value-type="float">
            <text:p>1,718613</text:p>
          </table:table-cell>
          <table:table-cell office:value-type="float" office:value="1.722545" calcext:value-type="float">
            <text:p>1,722545</text:p>
          </table:table-cell>
          <table:table-cell office:value-type="float" office:value="1.724393" calcext:value-type="float">
            <text:p>1,724393</text:p>
          </table:table-cell>
          <table:table-cell office:value-type="float" office:value="1.723846" calcext:value-type="float">
            <text:p>1,723846</text:p>
          </table:table-cell>
          <table:table-cell office:value-type="float" office:value="1.72168" calcext:value-type="float">
            <text:p>1,72168</text:p>
          </table:table-cell>
          <table:table-cell office:value-type="float" office:value="1.71677" calcext:value-type="float">
            <text:p>1,71677</text:p>
          </table:table-cell>
          <table:table-cell office:value-type="float" office:value="1.721018" calcext:value-type="float">
            <text:p>1,721018</text:p>
          </table:table-cell>
          <table:table-cell office:value-type="float" office:value="1.72298" calcext:value-type="float">
            <text:p>1,72298</text:p>
          </table:table-cell>
          <table:table-cell office:value-type="float" office:value="1.719984" calcext:value-type="float">
            <text:p>1,719984</text:p>
          </table:table-cell>
          <table:table-cell office:value-type="float" office:value="1.724072" calcext:value-type="float">
            <text:p>1,724072</text:p>
          </table:table-cell>
          <table:table-cell office:value-type="float" office:value="1.723579" calcext:value-type="float">
            <text:p>1,723579</text:p>
          </table:table-cell>
          <table:table-cell office:value-type="float" office:value="1.726974" calcext:value-type="float">
            <text:p>1,726974</text:p>
          </table:table-cell>
          <table:table-cell office:value-type="float" office:value="1.722722" calcext:value-type="float">
            <text:p>1,722722</text:p>
          </table:table-cell>
          <table:table-cell office:value-type="float" office:value="1.72265" calcext:value-type="float">
            <text:p>1,72265</text:p>
          </table:table-cell>
          <table:table-cell office:value-type="float" office:value="1.720693" calcext:value-type="float">
            <text:p>1,720693</text:p>
          </table:table-cell>
          <table:table-cell office:value-type="float" office:value="1.722644" calcext:value-type="float">
            <text:p>1,722644</text:p>
          </table:table-cell>
          <table:table-cell office:value-type="float" office:value="1.719417" calcext:value-type="float">
            <text:p>1,719417</text:p>
          </table:table-cell>
          <table:table-cell office:value-type="float" office:value="1.721401" calcext:value-type="float">
            <text:p>1,721401</text:p>
          </table:table-cell>
          <table:table-cell office:value-type="float" office:value="1.725073" calcext:value-type="float">
            <text:p>1,725073</text:p>
          </table:table-cell>
          <table:table-cell table:formula="of:=AVERAGE([.B16:.AE16])" office:value-type="float" office:value="1.72450226666667" calcext:value-type="float">
            <text:p>1,7245022667</text:p>
          </table:table-cell>
          <table:table-cell table:formula="of:=VAR([.B16:.AE16])" office:value-type="float" office:value="0.000075854430478161" calcext:value-type="float">
            <text:p>7,5854430478161E-05</text:p>
          </table:table-cell>
          <table:table-cell table:formula="of:=STDEV([.B16:.AE16])" office:value-type="float" office:value="0.00870944490069034" calcext:value-type="float">
            <text:p>0,0087094449</text:p>
          </table:table-cell>
          <table:table-cell table:formula="of:=CONFIDENCE(0.95;[.AH16];30)" office:value-type="float" office:value="0.0000997112899428269" calcext:value-type="float">
            <text:p>9,97112899428269E-05</text:p>
          </table:table-cell>
          <table:table-cell table:formula="of:=[.AF16]+[.AI16]" office:value-type="float" office:value="1.72460197795661" calcext:value-type="float">
            <text:p>1,724601978</text:p>
          </table:table-cell>
          <table:table-cell table:formula="of:=[.AF16]-[.AI16]" office:value-type="float" office:value="1.72440255537672" calcext:value-type="float">
            <text:p>1,72440255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28837" calcext:value-type="float">
            <text:p>1,728837</text:p>
          </table:table-cell>
          <table:table-cell office:value-type="float" office:value="1.737352" calcext:value-type="float">
            <text:p>1,737352</text:p>
          </table:table-cell>
          <table:table-cell office:value-type="float" office:value="1.731426" calcext:value-type="float">
            <text:p>1,731426</text:p>
          </table:table-cell>
          <table:table-cell office:value-type="float" office:value="1.73539" calcext:value-type="float">
            <text:p>1,73539</text:p>
          </table:table-cell>
          <table:table-cell office:value-type="float" office:value="1.728989" calcext:value-type="float">
            <text:p>1,728989</text:p>
          </table:table-cell>
          <table:table-cell office:value-type="float" office:value="1.730372" calcext:value-type="float">
            <text:p>1,730372</text:p>
          </table:table-cell>
          <table:table-cell office:value-type="float" office:value="1.731162" calcext:value-type="float">
            <text:p>1,731162</text:p>
          </table:table-cell>
          <table:table-cell office:value-type="float" office:value="1.728378" calcext:value-type="float">
            <text:p>1,728378</text:p>
          </table:table-cell>
          <table:table-cell office:value-type="float" office:value="1.730452" calcext:value-type="float">
            <text:p>1,730452</text:p>
          </table:table-cell>
          <table:table-cell office:value-type="float" office:value="1.728009" calcext:value-type="float">
            <text:p>1,728009</text:p>
          </table:table-cell>
          <table:table-cell office:value-type="float" office:value="1.767778" calcext:value-type="float">
            <text:p>1,767778</text:p>
          </table:table-cell>
          <table:table-cell office:value-type="float" office:value="1.730213" calcext:value-type="float">
            <text:p>1,730213</text:p>
          </table:table-cell>
          <table:table-cell office:value-type="float" office:value="1.731891" calcext:value-type="float">
            <text:p>1,731891</text:p>
          </table:table-cell>
          <table:table-cell office:value-type="float" office:value="1.728996" calcext:value-type="float">
            <text:p>1,728996</text:p>
          </table:table-cell>
          <table:table-cell office:value-type="float" office:value="1.737201" calcext:value-type="float">
            <text:p>1,737201</text:p>
          </table:table-cell>
          <table:table-cell office:value-type="float" office:value="1.730436" calcext:value-type="float">
            <text:p>1,730436</text:p>
          </table:table-cell>
          <table:table-cell office:value-type="float" office:value="1.733546" calcext:value-type="float">
            <text:p>1,733546</text:p>
          </table:table-cell>
          <table:table-cell office:value-type="float" office:value="1.733154" calcext:value-type="float">
            <text:p>1,733154</text:p>
          </table:table-cell>
          <table:table-cell office:value-type="float" office:value="1.736964" calcext:value-type="float">
            <text:p>1,736964</text:p>
          </table:table-cell>
          <table:table-cell office:value-type="float" office:value="1.734629" calcext:value-type="float">
            <text:p>1,734629</text:p>
          </table:table-cell>
          <table:table-cell office:value-type="float" office:value="1.743364" calcext:value-type="float">
            <text:p>1,743364</text:p>
          </table:table-cell>
          <table:table-cell office:value-type="float" office:value="1.733607" calcext:value-type="float">
            <text:p>1,733607</text:p>
          </table:table-cell>
          <table:table-cell office:value-type="float" office:value="1.730411" calcext:value-type="float">
            <text:p>1,730411</text:p>
          </table:table-cell>
          <table:table-cell office:value-type="float" office:value="1.730627" calcext:value-type="float">
            <text:p>1,730627</text:p>
          </table:table-cell>
          <table:table-cell office:value-type="float" office:value="1.730148" calcext:value-type="float">
            <text:p>1,730148</text:p>
          </table:table-cell>
          <table:table-cell office:value-type="float" office:value="1.735217" calcext:value-type="float">
            <text:p>1,735217</text:p>
          </table:table-cell>
          <table:table-cell office:value-type="float" office:value="1.729106" calcext:value-type="float">
            <text:p>1,729106</text:p>
          </table:table-cell>
          <table:table-cell office:value-type="float" office:value="1.72912" calcext:value-type="float">
            <text:p>1,72912</text:p>
          </table:table-cell>
          <table:table-cell office:value-type="float" office:value="1.732758" calcext:value-type="float">
            <text:p>1,732758</text:p>
          </table:table-cell>
          <table:table-cell office:value-type="float" office:value="1.729189" calcext:value-type="float">
            <text:p>1,729189</text:p>
          </table:table-cell>
          <table:table-cell table:formula="of:=AVERAGE([.B17:.AE17])" office:value-type="float" office:value="1.73329073333333" calcext:value-type="float">
            <text:p>1,7332907333</text:p>
          </table:table-cell>
          <table:table-cell table:formula="of:=VAR([.B17:.AE17])" office:value-type="float" office:value="0.0000543612419264365" calcext:value-type="float">
            <text:p>5,43612419264365E-05</text:p>
          </table:table-cell>
          <table:table-cell table:formula="of:=STDEV([.B17:.AE17])" office:value-type="float" office:value="0.00737300765810239" calcext:value-type="float">
            <text:p>0,0073730077</text:p>
          </table:table-cell>
          <table:table-cell table:formula="of:=CONFIDENCE(0.95;[.AH17];30)" office:value-type="float" office:value="0.000084410902500739" calcext:value-type="float">
            <text:p>8,4410902500739E-05</text:p>
          </table:table-cell>
          <table:table-cell table:formula="of:=[.AF17]+[.AI17]" office:value-type="float" office:value="1.73337514423583" calcext:value-type="float">
            <text:p>1,7333751442</text:p>
          </table:table-cell>
          <table:table-cell table:formula="of:=[.AF17]-[.AI17]" office:value-type="float" office:value="1.73320632243083" calcext:value-type="float">
            <text:p>1,7332063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86404" calcext:value-type="float">
            <text:p>3,586404</text:p>
          </table:table-cell>
          <table:table-cell office:value-type="float" office:value="3.419337" calcext:value-type="float">
            <text:p>3,419337</text:p>
          </table:table-cell>
          <table:table-cell office:value-type="float" office:value="3.388354" calcext:value-type="float">
            <text:p>3,388354</text:p>
          </table:table-cell>
          <table:table-cell office:value-type="float" office:value="3.394948" calcext:value-type="float">
            <text:p>3,394948</text:p>
          </table:table-cell>
          <table:table-cell office:value-type="float" office:value="3.386487" calcext:value-type="float">
            <text:p>3,386487</text:p>
          </table:table-cell>
          <table:table-cell office:value-type="float" office:value="3.385956" calcext:value-type="float">
            <text:p>3,385956</text:p>
          </table:table-cell>
          <table:table-cell office:value-type="float" office:value="3.388228" calcext:value-type="float">
            <text:p>3,388228</text:p>
          </table:table-cell>
          <table:table-cell office:value-type="float" office:value="3.387418" calcext:value-type="float">
            <text:p>3,387418</text:p>
          </table:table-cell>
          <table:table-cell office:value-type="float" office:value="3.391843" calcext:value-type="float">
            <text:p>3,391843</text:p>
          </table:table-cell>
          <table:table-cell office:value-type="float" office:value="3.40082" calcext:value-type="float">
            <text:p>3,40082</text:p>
          </table:table-cell>
          <table:table-cell office:value-type="float" office:value="3.394939" calcext:value-type="float">
            <text:p>3,394939</text:p>
          </table:table-cell>
          <table:table-cell office:value-type="float" office:value="3.378786" calcext:value-type="float">
            <text:p>3,378786</text:p>
          </table:table-cell>
          <table:table-cell office:value-type="float" office:value="3.393047" calcext:value-type="float">
            <text:p>3,393047</text:p>
          </table:table-cell>
          <table:table-cell office:value-type="float" office:value="3.392081" calcext:value-type="float">
            <text:p>3,392081</text:p>
          </table:table-cell>
          <table:table-cell office:value-type="float" office:value="3.400299" calcext:value-type="float">
            <text:p>3,400299</text:p>
          </table:table-cell>
          <table:table-cell office:value-type="float" office:value="3.385871" calcext:value-type="float">
            <text:p>3,385871</text:p>
          </table:table-cell>
          <table:table-cell office:value-type="float" office:value="3.383469" calcext:value-type="float">
            <text:p>3,383469</text:p>
          </table:table-cell>
          <table:table-cell office:value-type="float" office:value="3.387077" calcext:value-type="float">
            <text:p>3,387077</text:p>
          </table:table-cell>
          <table:table-cell office:value-type="float" office:value="3.381262" calcext:value-type="float">
            <text:p>3,381262</text:p>
          </table:table-cell>
          <table:table-cell office:value-type="float" office:value="3.384058" calcext:value-type="float">
            <text:p>3,384058</text:p>
          </table:table-cell>
          <table:table-cell office:value-type="float" office:value="3.406523" calcext:value-type="float">
            <text:p>3,406523</text:p>
          </table:table-cell>
          <table:table-cell office:value-type="float" office:value="3.396735" calcext:value-type="float">
            <text:p>3,396735</text:p>
          </table:table-cell>
          <table:table-cell office:value-type="float" office:value="3.413814" calcext:value-type="float">
            <text:p>3,413814</text:p>
          </table:table-cell>
          <table:table-cell office:value-type="float" office:value="3.395285" calcext:value-type="float">
            <text:p>3,395285</text:p>
          </table:table-cell>
          <table:table-cell office:value-type="float" office:value="3.410348" calcext:value-type="float">
            <text:p>3,410348</text:p>
          </table:table-cell>
          <table:table-cell office:value-type="float" office:value="3.587858" calcext:value-type="float">
            <text:p>3,587858</text:p>
          </table:table-cell>
          <table:table-cell office:value-type="float" office:value="3.388244" calcext:value-type="float">
            <text:p>3,388244</text:p>
          </table:table-cell>
          <table:table-cell office:value-type="float" office:value="3.393295" calcext:value-type="float">
            <text:p>3,393295</text:p>
          </table:table-cell>
          <table:table-cell office:value-type="float" office:value="3.392064" calcext:value-type="float">
            <text:p>3,392064</text:p>
          </table:table-cell>
          <table:table-cell office:value-type="float" office:value="3.389945" calcext:value-type="float">
            <text:p>3,389945</text:p>
          </table:table-cell>
          <table:table-cell table:formula="of:=AVERAGE([.B18:.AE18])" office:value-type="float" office:value="3.40615983333333" calcext:value-type="float">
            <text:p>3,4061598333</text:p>
          </table:table-cell>
          <table:table-cell table:formula="of:=VAR([.B18:.AE18])" office:value-type="float" office:value="0.0025079422764885" calcext:value-type="float">
            <text:p>0,0025079423</text:p>
          </table:table-cell>
          <table:table-cell table:formula="of:=STDEV([.B18:.AE18])" office:value-type="float" office:value="0.0500793597851301" calcext:value-type="float">
            <text:p>0,0500793598</text:p>
          </table:table-cell>
          <table:table-cell table:formula="of:=CONFIDENCE(0.95;[.AH18];30)" office:value-type="float" office:value="0.000573340507991554" calcext:value-type="float">
            <text:p>0,0005733405</text:p>
          </table:table-cell>
          <table:table-cell table:formula="of:=[.AF18]+[.AI18]" office:value-type="float" office:value="3.40673317384133" calcext:value-type="float">
            <text:p>3,4067331738</text:p>
          </table:table-cell>
          <table:table-cell table:formula="of:=[.AF18]-[.AI18]" office:value-type="float" office:value="3.40558649282534" calcext:value-type="float">
            <text:p>3,40558649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73603" calcext:value-type="float">
            <text:p>5,73603</text:p>
          </table:table-cell>
          <table:table-cell office:value-type="float" office:value="5.693203" calcext:value-type="float">
            <text:p>5,693203</text:p>
          </table:table-cell>
          <table:table-cell office:value-type="float" office:value="5.697525" calcext:value-type="float">
            <text:p>5,697525</text:p>
          </table:table-cell>
          <table:table-cell office:value-type="float" office:value="5.679275" calcext:value-type="float">
            <text:p>5,679275</text:p>
          </table:table-cell>
          <table:table-cell office:value-type="float" office:value="5.687109" calcext:value-type="float">
            <text:p>5,687109</text:p>
          </table:table-cell>
          <table:table-cell office:value-type="float" office:value="5.685044" calcext:value-type="float">
            <text:p>5,685044</text:p>
          </table:table-cell>
          <table:table-cell office:value-type="float" office:value="5.693044" calcext:value-type="float">
            <text:p>5,693044</text:p>
          </table:table-cell>
          <table:table-cell office:value-type="float" office:value="5.681505" calcext:value-type="float">
            <text:p>5,681505</text:p>
          </table:table-cell>
          <table:table-cell office:value-type="float" office:value="5.674527" calcext:value-type="float">
            <text:p>5,674527</text:p>
          </table:table-cell>
          <table:table-cell office:value-type="float" office:value="5.680408" calcext:value-type="float">
            <text:p>5,680408</text:p>
          </table:table-cell>
          <table:table-cell office:value-type="float" office:value="5.681555" calcext:value-type="float">
            <text:p>5,681555</text:p>
          </table:table-cell>
          <table:table-cell office:value-type="float" office:value="5.684771" calcext:value-type="float">
            <text:p>5,684771</text:p>
          </table:table-cell>
          <table:table-cell office:value-type="float" office:value="5.67807" calcext:value-type="float">
            <text:p>5,67807</text:p>
          </table:table-cell>
          <table:table-cell office:value-type="float" office:value="5.686703" calcext:value-type="float">
            <text:p>5,686703</text:p>
          </table:table-cell>
          <table:table-cell office:value-type="float" office:value="5.681133" calcext:value-type="float">
            <text:p>5,681133</text:p>
          </table:table-cell>
          <table:table-cell office:value-type="float" office:value="5.680074" calcext:value-type="float">
            <text:p>5,680074</text:p>
          </table:table-cell>
          <table:table-cell office:value-type="float" office:value="5.737916" calcext:value-type="float">
            <text:p>5,737916</text:p>
          </table:table-cell>
          <table:table-cell office:value-type="float" office:value="5.696211" calcext:value-type="float">
            <text:p>5,696211</text:p>
          </table:table-cell>
          <table:table-cell office:value-type="float" office:value="5.676752" calcext:value-type="float">
            <text:p>5,676752</text:p>
          </table:table-cell>
          <table:table-cell office:value-type="float" office:value="5.686771" calcext:value-type="float">
            <text:p>5,686771</text:p>
          </table:table-cell>
          <table:table-cell office:value-type="float" office:value="5.688613" calcext:value-type="float">
            <text:p>5,688613</text:p>
          </table:table-cell>
          <table:table-cell office:value-type="float" office:value="5.908595" calcext:value-type="float">
            <text:p>5,908595</text:p>
          </table:table-cell>
          <table:table-cell office:value-type="float" office:value="5.697003" calcext:value-type="float">
            <text:p>5,697003</text:p>
          </table:table-cell>
          <table:table-cell office:value-type="float" office:value="5.699293" calcext:value-type="float">
            <text:p>5,699293</text:p>
          </table:table-cell>
          <table:table-cell office:value-type="float" office:value="5.677553" calcext:value-type="float">
            <text:p>5,677553</text:p>
          </table:table-cell>
          <table:table-cell office:value-type="float" office:value="5.689368" calcext:value-type="float">
            <text:p>5,689368</text:p>
          </table:table-cell>
          <table:table-cell office:value-type="float" office:value="5.68011" calcext:value-type="float">
            <text:p>5,68011</text:p>
          </table:table-cell>
          <table:table-cell office:value-type="float" office:value="5.681371" calcext:value-type="float">
            <text:p>5,681371</text:p>
          </table:table-cell>
          <table:table-cell office:value-type="float" office:value="5.680625" calcext:value-type="float">
            <text:p>5,680625</text:p>
          </table:table-cell>
          <table:table-cell office:value-type="float" office:value="5.68232" calcext:value-type="float">
            <text:p>5,68232</text:p>
          </table:table-cell>
          <table:table-cell table:formula="of:=AVERAGE([.B19:.AE19])" office:value-type="float" office:value="5.69608256666667" calcext:value-type="float">
            <text:p>5,6960825667</text:p>
          </table:table-cell>
          <table:table-cell table:formula="of:=VAR([.B19:.AE19])" office:value-type="float" office:value="0.00182694985259885" calcext:value-type="float">
            <text:p>0,0018269499</text:p>
          </table:table-cell>
          <table:table-cell table:formula="of:=STDEV([.B19:.AE19])" office:value-type="float" office:value="0.0427428339327056" calcext:value-type="float">
            <text:p>0,0427428339</text:p>
          </table:table-cell>
          <table:table-cell table:formula="of:=CONFIDENCE(0.95;[.AH19];30)" office:value-type="float" office:value="0.000489347272511511" calcext:value-type="float">
            <text:p>0,0004893473</text:p>
          </table:table-cell>
          <table:table-cell table:formula="of:=[.AF19]+[.AI19]" office:value-type="float" office:value="5.69657191393918" calcext:value-type="float">
            <text:p>5,6965719139</text:p>
          </table:table-cell>
          <table:table-cell table:formula="of:=[.AF19]-[.AI19]" office:value-type="float" office:value="5.69559321939416" calcext:value-type="float">
            <text:p>5,69559321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909073" calcext:value-type="float">
            <text:p>5,909073</text:p>
          </table:table-cell>
          <table:table-cell office:value-type="float" office:value="5.887555" calcext:value-type="float">
            <text:p>5,887555</text:p>
          </table:table-cell>
          <table:table-cell office:value-type="float" office:value="5.889271" calcext:value-type="float">
            <text:p>5,889271</text:p>
          </table:table-cell>
          <table:table-cell office:value-type="float" office:value="5.89113" calcext:value-type="float">
            <text:p>5,89113</text:p>
          </table:table-cell>
          <table:table-cell office:value-type="float" office:value="5.89707" calcext:value-type="float">
            <text:p>5,89707</text:p>
          </table:table-cell>
          <table:table-cell office:value-type="float" office:value="5.890068" calcext:value-type="float">
            <text:p>5,890068</text:p>
          </table:table-cell>
          <table:table-cell office:value-type="float" office:value="5.894234" calcext:value-type="float">
            <text:p>5,894234</text:p>
          </table:table-cell>
          <table:table-cell office:value-type="float" office:value="5.89067" calcext:value-type="float">
            <text:p>5,89067</text:p>
          </table:table-cell>
          <table:table-cell office:value-type="float" office:value="5.883661" calcext:value-type="float">
            <text:p>5,883661</text:p>
          </table:table-cell>
          <table:table-cell office:value-type="float" office:value="5.916811" calcext:value-type="float">
            <text:p>5,916811</text:p>
          </table:table-cell>
          <table:table-cell office:value-type="float" office:value="5.89255" calcext:value-type="float">
            <text:p>5,89255</text:p>
          </table:table-cell>
          <table:table-cell office:value-type="float" office:value="5.895046" calcext:value-type="float">
            <text:p>5,895046</text:p>
          </table:table-cell>
          <table:table-cell office:value-type="float" office:value="5.88161" calcext:value-type="float">
            <text:p>5,88161</text:p>
          </table:table-cell>
          <table:table-cell office:value-type="float" office:value="5.893512" calcext:value-type="float">
            <text:p>5,893512</text:p>
          </table:table-cell>
          <table:table-cell office:value-type="float" office:value="5.889487" calcext:value-type="float">
            <text:p>5,889487</text:p>
          </table:table-cell>
          <table:table-cell office:value-type="float" office:value="5.887232" calcext:value-type="float">
            <text:p>5,887232</text:p>
          </table:table-cell>
          <table:table-cell office:value-type="float" office:value="5.888963" calcext:value-type="float">
            <text:p>5,888963</text:p>
          </table:table-cell>
          <table:table-cell office:value-type="float" office:value="5.894895" calcext:value-type="float">
            <text:p>5,894895</text:p>
          </table:table-cell>
          <table:table-cell office:value-type="float" office:value="5.893496" calcext:value-type="float">
            <text:p>5,893496</text:p>
          </table:table-cell>
          <table:table-cell office:value-type="float" office:value="5.888421" calcext:value-type="float">
            <text:p>5,888421</text:p>
          </table:table-cell>
          <table:table-cell office:value-type="float" office:value="5.907978" calcext:value-type="float">
            <text:p>5,907978</text:p>
          </table:table-cell>
          <table:table-cell office:value-type="float" office:value="5.885758" calcext:value-type="float">
            <text:p>5,885758</text:p>
          </table:table-cell>
          <table:table-cell office:value-type="float" office:value="5.884116" calcext:value-type="float">
            <text:p>5,884116</text:p>
          </table:table-cell>
          <table:table-cell office:value-type="float" office:value="5.879608" calcext:value-type="float">
            <text:p>5,879608</text:p>
          </table:table-cell>
          <table:table-cell office:value-type="float" office:value="5.885274" calcext:value-type="float">
            <text:p>5,885274</text:p>
          </table:table-cell>
          <table:table-cell office:value-type="float" office:value="5.913506" calcext:value-type="float">
            <text:p>5,913506</text:p>
          </table:table-cell>
          <table:table-cell office:value-type="float" office:value="5.880967" calcext:value-type="float">
            <text:p>5,880967</text:p>
          </table:table-cell>
          <table:table-cell office:value-type="float" office:value="5.89628" calcext:value-type="float">
            <text:p>5,89628</text:p>
          </table:table-cell>
          <table:table-cell office:value-type="float" office:value="5.8842" calcext:value-type="float">
            <text:p>5,8842</text:p>
          </table:table-cell>
          <table:table-cell office:value-type="float" office:value="6.058542" calcext:value-type="float">
            <text:p>6,058542</text:p>
          </table:table-cell>
          <table:table-cell table:formula="of:=AVERAGE([.B20:.AE20])" office:value-type="float" office:value="5.89769946666667" calcext:value-type="float">
            <text:p>5,8976994667</text:p>
          </table:table-cell>
          <table:table-cell table:formula="of:=VAR([.B20:.AE20])" office:value-type="float" office:value="0.00100698696363678" calcext:value-type="float">
            <text:p>0,001006987</text:p>
          </table:table-cell>
          <table:table-cell table:formula="of:=STDEV([.B20:.AE20])" office:value-type="float" office:value="0.0317330578992442" calcext:value-type="float">
            <text:p>0,0317330579</text:p>
          </table:table-cell>
          <table:table-cell table:formula="of:=CONFIDENCE(0.95;[.AH20];30)" office:value-type="float" office:value="0.00036330032201171" calcext:value-type="float">
            <text:p>0,0003633003</text:p>
          </table:table-cell>
          <table:table-cell table:formula="of:=[.AF20]+[.AI20]" office:value-type="float" office:value="5.89806276698868" calcext:value-type="float">
            <text:p>5,898062767</text:p>
          </table:table-cell>
          <table:table-cell table:formula="of:=[.AF20]-[.AI20]" office:value-type="float" office:value="5.89733616634465" calcext:value-type="float">
            <text:p>5,89733616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277543" calcext:value-type="float">
            <text:p>9,277543</text:p>
          </table:table-cell>
          <table:table-cell office:value-type="float" office:value="9.123573" calcext:value-type="float">
            <text:p>9,123573</text:p>
          </table:table-cell>
          <table:table-cell office:value-type="float" office:value="9.106882" calcext:value-type="float">
            <text:p>9,106882</text:p>
          </table:table-cell>
          <table:table-cell office:value-type="float" office:value="9.114098" calcext:value-type="float">
            <text:p>9,114098</text:p>
          </table:table-cell>
          <table:table-cell office:value-type="float" office:value="9.116222" calcext:value-type="float">
            <text:p>9,116222</text:p>
          </table:table-cell>
          <table:table-cell office:value-type="float" office:value="9.138974" calcext:value-type="float">
            <text:p>9,138974</text:p>
          </table:table-cell>
          <table:table-cell office:value-type="float" office:value="9.099671" calcext:value-type="float">
            <text:p>9,099671</text:p>
          </table:table-cell>
          <table:table-cell office:value-type="float" office:value="9.139261" calcext:value-type="float">
            <text:p>9,139261</text:p>
          </table:table-cell>
          <table:table-cell office:value-type="float" office:value="9.102255" calcext:value-type="float">
            <text:p>9,102255</text:p>
          </table:table-cell>
          <table:table-cell office:value-type="float" office:value="9.124285" calcext:value-type="float">
            <text:p>9,124285</text:p>
          </table:table-cell>
          <table:table-cell office:value-type="float" office:value="9.120458" calcext:value-type="float">
            <text:p>9,120458</text:p>
          </table:table-cell>
          <table:table-cell office:value-type="float" office:value="9.11833" calcext:value-type="float">
            <text:p>9,11833</text:p>
          </table:table-cell>
          <table:table-cell office:value-type="float" office:value="9.141044" calcext:value-type="float">
            <text:p>9,141044</text:p>
          </table:table-cell>
          <table:table-cell office:value-type="float" office:value="9.110376" calcext:value-type="float">
            <text:p>9,110376</text:p>
          </table:table-cell>
          <table:table-cell office:value-type="float" office:value="9.145567" calcext:value-type="float">
            <text:p>9,145567</text:p>
          </table:table-cell>
          <table:table-cell office:value-type="float" office:value="9.111753" calcext:value-type="float">
            <text:p>9,111753</text:p>
          </table:table-cell>
          <table:table-cell office:value-type="float" office:value="9.113183" calcext:value-type="float">
            <text:p>9,113183</text:p>
          </table:table-cell>
          <table:table-cell office:value-type="float" office:value="9.116105" calcext:value-type="float">
            <text:p>9,116105</text:p>
          </table:table-cell>
          <table:table-cell office:value-type="float" office:value="9.205934" calcext:value-type="float">
            <text:p>9,205934</text:p>
          </table:table-cell>
          <table:table-cell office:value-type="float" office:value="9.111781" calcext:value-type="float">
            <text:p>9,111781</text:p>
          </table:table-cell>
          <table:table-cell office:value-type="float" office:value="9.105253" calcext:value-type="float">
            <text:p>9,105253</text:p>
          </table:table-cell>
          <table:table-cell office:value-type="float" office:value="9.101877" calcext:value-type="float">
            <text:p>9,101877</text:p>
          </table:table-cell>
          <table:table-cell office:value-type="float" office:value="9.10863" calcext:value-type="float">
            <text:p>9,10863</text:p>
          </table:table-cell>
          <table:table-cell office:value-type="float" office:value="9.118065" calcext:value-type="float">
            <text:p>9,118065</text:p>
          </table:table-cell>
          <table:table-cell office:value-type="float" office:value="9.119596" calcext:value-type="float">
            <text:p>9,119596</text:p>
          </table:table-cell>
          <table:table-cell office:value-type="float" office:value="9.139812" calcext:value-type="float">
            <text:p>9,139812</text:p>
          </table:table-cell>
          <table:table-cell office:value-type="float" office:value="9.117929" calcext:value-type="float">
            <text:p>9,117929</text:p>
          </table:table-cell>
          <table:table-cell office:value-type="float" office:value="9.206166" calcext:value-type="float">
            <text:p>9,206166</text:p>
          </table:table-cell>
          <table:table-cell office:value-type="float" office:value="9.152945" calcext:value-type="float">
            <text:p>9,152945</text:p>
          </table:table-cell>
          <table:table-cell office:value-type="float" office:value="9.10738" calcext:value-type="float">
            <text:p>9,10738</text:p>
          </table:table-cell>
          <table:table-cell table:formula="of:=AVERAGE([.B21:.AE21])" office:value-type="float" office:value="9.13049826666667" calcext:value-type="float">
            <text:p>9,1304982667</text:p>
          </table:table-cell>
          <table:table-cell table:formula="of:=VAR([.B21:.AE21])" office:value-type="float" office:value="0.00143944763234022" calcext:value-type="float">
            <text:p>0,0014394476</text:p>
          </table:table-cell>
          <table:table-cell table:formula="of:=STDEV([.B21:.AE21])" office:value-type="float" office:value="0.0379400531409778" calcext:value-type="float">
            <text:p>0,0379400531</text:p>
          </table:table-cell>
          <table:table-cell table:formula="of:=CONFIDENCE(0.95;[.AH21];30)" office:value-type="float" office:value="0.000434361969370337" calcext:value-type="float">
            <text:p>0,000434362</text:p>
          </table:table-cell>
          <table:table-cell table:formula="of:=[.AF21]+[.AI21]" office:value-type="float" office:value="9.13093262863604" calcext:value-type="float">
            <text:p>9,1309326286</text:p>
          </table:table-cell>
          <table:table-cell table:formula="of:=[.AF21]-[.AI21]" office:value-type="float" office:value="9.1300639046973" calcext:value-type="float">
            <text:p>9,13006390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771866" calcext:value-type="float">
            <text:p>9,771866</text:p>
          </table:table-cell>
          <table:table-cell office:value-type="float" office:value="9.220086" calcext:value-type="float">
            <text:p>9,220086</text:p>
          </table:table-cell>
          <table:table-cell office:value-type="float" office:value="9.212326" calcext:value-type="float">
            <text:p>9,212326</text:p>
          </table:table-cell>
          <table:table-cell office:value-type="float" office:value="9.232403" calcext:value-type="float">
            <text:p>9,232403</text:p>
          </table:table-cell>
          <table:table-cell office:value-type="float" office:value="9.211645" calcext:value-type="float">
            <text:p>9,211645</text:p>
          </table:table-cell>
          <table:table-cell office:value-type="float" office:value="9.237955" calcext:value-type="float">
            <text:p>9,237955</text:p>
          </table:table-cell>
          <table:table-cell office:value-type="float" office:value="9.215063" calcext:value-type="float">
            <text:p>9,215063</text:p>
          </table:table-cell>
          <table:table-cell office:value-type="float" office:value="9.23246" calcext:value-type="float">
            <text:p>9,23246</text:p>
          </table:table-cell>
          <table:table-cell office:value-type="float" office:value="9.224338" calcext:value-type="float">
            <text:p>9,224338</text:p>
          </table:table-cell>
          <table:table-cell office:value-type="float" office:value="9.24704" calcext:value-type="float">
            <text:p>9,24704</text:p>
          </table:table-cell>
          <table:table-cell office:value-type="float" office:value="9.225915" calcext:value-type="float">
            <text:p>9,225915</text:p>
          </table:table-cell>
          <table:table-cell office:value-type="float" office:value="9.216627" calcext:value-type="float">
            <text:p>9,216627</text:p>
          </table:table-cell>
          <table:table-cell office:value-type="float" office:value="9.229679" calcext:value-type="float">
            <text:p>9,229679</text:p>
          </table:table-cell>
          <table:table-cell office:value-type="float" office:value="9.237438" calcext:value-type="float">
            <text:p>9,237438</text:p>
          </table:table-cell>
          <table:table-cell office:value-type="float" office:value="9.253342" calcext:value-type="float">
            <text:p>9,253342</text:p>
          </table:table-cell>
          <table:table-cell office:value-type="float" office:value="9.247956" calcext:value-type="float">
            <text:p>9,247956</text:p>
          </table:table-cell>
          <table:table-cell office:value-type="float" office:value="9.231309" calcext:value-type="float">
            <text:p>9,231309</text:p>
          </table:table-cell>
          <table:table-cell office:value-type="float" office:value="9.238818" calcext:value-type="float">
            <text:p>9,238818</text:p>
          </table:table-cell>
          <table:table-cell office:value-type="float" office:value="9.789156" calcext:value-type="float">
            <text:p>9,789156</text:p>
          </table:table-cell>
          <table:table-cell office:value-type="float" office:value="9.253438" calcext:value-type="float">
            <text:p>9,253438</text:p>
          </table:table-cell>
          <table:table-cell office:value-type="float" office:value="9.238496" calcext:value-type="float">
            <text:p>9,238496</text:p>
          </table:table-cell>
          <table:table-cell office:value-type="float" office:value="9.231487" calcext:value-type="float">
            <text:p>9,231487</text:p>
          </table:table-cell>
          <table:table-cell office:value-type="float" office:value="9.23379" calcext:value-type="float">
            <text:p>9,23379</text:p>
          </table:table-cell>
          <table:table-cell office:value-type="float" office:value="9.223843" calcext:value-type="float">
            <text:p>9,223843</text:p>
          </table:table-cell>
          <table:table-cell office:value-type="float" office:value="9.238746" calcext:value-type="float">
            <text:p>9,238746</text:p>
          </table:table-cell>
          <table:table-cell office:value-type="float" office:value="9.247064" calcext:value-type="float">
            <text:p>9,247064</text:p>
          </table:table-cell>
          <table:table-cell office:value-type="float" office:value="9.224766" calcext:value-type="float">
            <text:p>9,224766</text:p>
          </table:table-cell>
          <table:table-cell office:value-type="float" office:value="9.229509" calcext:value-type="float">
            <text:p>9,229509</text:p>
          </table:table-cell>
          <table:table-cell office:value-type="float" office:value="9.219378" calcext:value-type="float">
            <text:p>9,219378</text:p>
          </table:table-cell>
          <table:table-cell office:value-type="float" office:value="9.297276" calcext:value-type="float">
            <text:p>9,297276</text:p>
          </table:table-cell>
          <table:table-cell table:formula="of:=AVERAGE([.B22:.AE22])" office:value-type="float" office:value="9.2704405" calcext:value-type="float">
            <text:p>9,2704405</text:p>
          </table:table-cell>
          <table:table-cell table:formula="of:=VAR([.B22:.AE22])" office:value-type="float" office:value="0.0194995609882586" calcext:value-type="float">
            <text:p>0,019499561</text:p>
          </table:table-cell>
          <table:table-cell table:formula="of:=STDEV([.B22:.AE22])" office:value-type="float" office:value="0.139640828514653" calcext:value-type="float">
            <text:p>0,1396408285</text:p>
          </table:table-cell>
          <table:table-cell table:formula="of:=CONFIDENCE(0.95;[.AH22];30)" office:value-type="float" office:value="0.0015986974254556" calcext:value-type="float">
            <text:p>0,0015986974</text:p>
          </table:table-cell>
          <table:table-cell table:formula="of:=[.AF22]+[.AI22]" office:value-type="float" office:value="9.27203919742545" calcext:value-type="float">
            <text:p>9,2720391974</text:p>
          </table:table-cell>
          <table:table-cell table:formula="of:=[.AF22]-[.AI22]" office:value-type="float" office:value="9.26884180257454" calcext:value-type="float">
            <text:p>9,26884180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314655" calcext:value-type="float">
            <text:p>9,314655</text:p>
          </table:table-cell>
          <table:table-cell office:value-type="float" office:value="9.324828" calcext:value-type="float">
            <text:p>9,324828</text:p>
          </table:table-cell>
          <table:table-cell office:value-type="float" office:value="9.27385" calcext:value-type="float">
            <text:p>9,27385</text:p>
          </table:table-cell>
          <table:table-cell office:value-type="float" office:value="9.268619" calcext:value-type="float">
            <text:p>9,268619</text:p>
          </table:table-cell>
          <table:table-cell office:value-type="float" office:value="9.278149" calcext:value-type="float">
            <text:p>9,278149</text:p>
          </table:table-cell>
          <table:table-cell office:value-type="float" office:value="9.267966" calcext:value-type="float">
            <text:p>9,267966</text:p>
          </table:table-cell>
          <table:table-cell office:value-type="float" office:value="9.292206" calcext:value-type="float">
            <text:p>9,292206</text:p>
          </table:table-cell>
          <table:table-cell office:value-type="float" office:value="9.274248" calcext:value-type="float">
            <text:p>9,274248</text:p>
          </table:table-cell>
          <table:table-cell office:value-type="float" office:value="9.279373" calcext:value-type="float">
            <text:p>9,279373</text:p>
          </table:table-cell>
          <table:table-cell office:value-type="float" office:value="9.279064" calcext:value-type="float">
            <text:p>9,279064</text:p>
          </table:table-cell>
          <table:table-cell office:value-type="float" office:value="9.309544" calcext:value-type="float">
            <text:p>9,309544</text:p>
          </table:table-cell>
          <table:table-cell office:value-type="float" office:value="9.267287" calcext:value-type="float">
            <text:p>9,267287</text:p>
          </table:table-cell>
          <table:table-cell office:value-type="float" office:value="9.313024" calcext:value-type="float">
            <text:p>9,313024</text:p>
          </table:table-cell>
          <table:table-cell office:value-type="float" office:value="9.28487" calcext:value-type="float">
            <text:p>9,28487</text:p>
          </table:table-cell>
          <table:table-cell office:value-type="float" office:value="9.358361" calcext:value-type="float">
            <text:p>9,358361</text:p>
          </table:table-cell>
          <table:table-cell office:value-type="float" office:value="9.275503" calcext:value-type="float">
            <text:p>9,275503</text:p>
          </table:table-cell>
          <table:table-cell office:value-type="float" office:value="9.290608" calcext:value-type="float">
            <text:p>9,290608</text:p>
          </table:table-cell>
          <table:table-cell office:value-type="float" office:value="9.337594" calcext:value-type="float">
            <text:p>9,337594</text:p>
          </table:table-cell>
          <table:table-cell office:value-type="float" office:value="9.487968" calcext:value-type="float">
            <text:p>9,487968</text:p>
          </table:table-cell>
          <table:table-cell office:value-type="float" office:value="9.276898" calcext:value-type="float">
            <text:p>9,276898</text:p>
          </table:table-cell>
          <table:table-cell office:value-type="float" office:value="9.301719" calcext:value-type="float">
            <text:p>9,301719</text:p>
          </table:table-cell>
          <table:table-cell office:value-type="float" office:value="9.270492" calcext:value-type="float">
            <text:p>9,270492</text:p>
          </table:table-cell>
          <table:table-cell office:value-type="float" office:value="9.264704" calcext:value-type="float">
            <text:p>9,264704</text:p>
          </table:table-cell>
          <table:table-cell office:value-type="float" office:value="9.297207" calcext:value-type="float">
            <text:p>9,297207</text:p>
          </table:table-cell>
          <table:table-cell office:value-type="float" office:value="9.292484" calcext:value-type="float">
            <text:p>9,292484</text:p>
          </table:table-cell>
          <table:table-cell office:value-type="float" office:value="9.26548" calcext:value-type="float">
            <text:p>9,26548</text:p>
          </table:table-cell>
          <table:table-cell office:value-type="float" office:value="9.341296" calcext:value-type="float">
            <text:p>9,341296</text:p>
          </table:table-cell>
          <table:table-cell office:value-type="float" office:value="9.255088" calcext:value-type="float">
            <text:p>9,255088</text:p>
          </table:table-cell>
          <table:table-cell office:value-type="float" office:value="9.2915" calcext:value-type="float">
            <text:p>9,2915</text:p>
          </table:table-cell>
          <table:table-cell office:value-type="float" office:value="9.265956" calcext:value-type="float">
            <text:p>9,265956</text:p>
          </table:table-cell>
          <table:table-cell table:formula="of:=AVERAGE([.B23:.AE23])" office:value-type="float" office:value="9.2966847" calcext:value-type="float">
            <text:p>9,2966847</text:p>
          </table:table-cell>
          <table:table-cell table:formula="of:=VAR([.B23:.AE23])" office:value-type="float" office:value="0.00194908837414829" calcext:value-type="float">
            <text:p>0,0019490884</text:p>
          </table:table-cell>
          <table:table-cell table:formula="of:=STDEV([.B23:.AE23])" office:value-type="float" office:value="0.0441484809948008" calcext:value-type="float">
            <text:p>0,044148481</text:p>
          </table:table-cell>
          <table:table-cell table:formula="of:=CONFIDENCE(0.95;[.AH23];30)" office:value-type="float" office:value="0.000505440018187501" calcext:value-type="float">
            <text:p>0,00050544</text:p>
          </table:table-cell>
          <table:table-cell table:formula="of:=[.AF23]+[.AI23]" office:value-type="float" office:value="9.29719014001819" calcext:value-type="float">
            <text:p>9,29719014</text:p>
          </table:table-cell>
          <table:table-cell table:formula="of:=[.AF23]-[.AI23]" office:value-type="float" office:value="9.29617925998181" calcext:value-type="float">
            <text:p>9,296179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341768" calcext:value-type="float">
            <text:p>9,341768</text:p>
          </table:table-cell>
          <table:table-cell office:value-type="float" office:value="9.338388" calcext:value-type="float">
            <text:p>9,338388</text:p>
          </table:table-cell>
          <table:table-cell office:value-type="float" office:value="9.33792" calcext:value-type="float">
            <text:p>9,33792</text:p>
          </table:table-cell>
          <table:table-cell office:value-type="float" office:value="9.332923" calcext:value-type="float">
            <text:p>9,332923</text:p>
          </table:table-cell>
          <table:table-cell office:value-type="float" office:value="9.342761" calcext:value-type="float">
            <text:p>9,342761</text:p>
          </table:table-cell>
          <table:table-cell office:value-type="float" office:value="9.342172" calcext:value-type="float">
            <text:p>9,342172</text:p>
          </table:table-cell>
          <table:table-cell office:value-type="float" office:value="9.41092" calcext:value-type="float">
            <text:p>9,41092</text:p>
          </table:table-cell>
          <table:table-cell office:value-type="float" office:value="9.338488" calcext:value-type="float">
            <text:p>9,338488</text:p>
          </table:table-cell>
          <table:table-cell office:value-type="float" office:value="9.339724" calcext:value-type="float">
            <text:p>9,339724</text:p>
          </table:table-cell>
          <table:table-cell office:value-type="float" office:value="9.34216" calcext:value-type="float">
            <text:p>9,34216</text:p>
          </table:table-cell>
          <table:table-cell office:value-type="float" office:value="9.346462" calcext:value-type="float">
            <text:p>9,346462</text:p>
          </table:table-cell>
          <table:table-cell office:value-type="float" office:value="9.336384" calcext:value-type="float">
            <text:p>9,336384</text:p>
          </table:table-cell>
          <table:table-cell office:value-type="float" office:value="9.401701" calcext:value-type="float">
            <text:p>9,401701</text:p>
          </table:table-cell>
          <table:table-cell office:value-type="float" office:value="9.356198" calcext:value-type="float">
            <text:p>9,356198</text:p>
          </table:table-cell>
          <table:table-cell office:value-type="float" office:value="9.347098" calcext:value-type="float">
            <text:p>9,347098</text:p>
          </table:table-cell>
          <table:table-cell office:value-type="float" office:value="9.331919" calcext:value-type="float">
            <text:p>9,331919</text:p>
          </table:table-cell>
          <table:table-cell office:value-type="float" office:value="9.343764" calcext:value-type="float">
            <text:p>9,343764</text:p>
          </table:table-cell>
          <table:table-cell office:value-type="float" office:value="9.3422" calcext:value-type="float">
            <text:p>9,3422</text:p>
          </table:table-cell>
          <table:table-cell office:value-type="float" office:value="9.364888" calcext:value-type="float">
            <text:p>9,364888</text:p>
          </table:table-cell>
          <table:table-cell office:value-type="float" office:value="9.340928" calcext:value-type="float">
            <text:p>9,340928</text:p>
          </table:table-cell>
          <table:table-cell office:value-type="float" office:value="9.375755" calcext:value-type="float">
            <text:p>9,375755</text:p>
          </table:table-cell>
          <table:table-cell office:value-type="float" office:value="9.334439" calcext:value-type="float">
            <text:p>9,334439</text:p>
          </table:table-cell>
          <table:table-cell office:value-type="float" office:value="9.308059" calcext:value-type="float">
            <text:p>9,308059</text:p>
          </table:table-cell>
          <table:table-cell office:value-type="float" office:value="9.342192" calcext:value-type="float">
            <text:p>9,342192</text:p>
          </table:table-cell>
          <table:table-cell office:value-type="float" office:value="9.335488" calcext:value-type="float">
            <text:p>9,335488</text:p>
          </table:table-cell>
          <table:table-cell office:value-type="float" office:value="9.395239" calcext:value-type="float">
            <text:p>9,395239</text:p>
          </table:table-cell>
          <table:table-cell office:value-type="float" office:value="9.338794" calcext:value-type="float">
            <text:p>9,338794</text:p>
          </table:table-cell>
          <table:table-cell office:value-type="float" office:value="9.335874" calcext:value-type="float">
            <text:p>9,335874</text:p>
          </table:table-cell>
          <table:table-cell office:value-type="float" office:value="9.376002" calcext:value-type="float">
            <text:p>9,376002</text:p>
          </table:table-cell>
          <table:table-cell office:value-type="float" office:value="9.35357" calcext:value-type="float">
            <text:p>9,35357</text:p>
          </table:table-cell>
          <table:table-cell table:formula="of:=AVERAGE([.B24:.AE24])" office:value-type="float" office:value="9.34913926666667" calcext:value-type="float">
            <text:p>9,3491392667</text:p>
          </table:table-cell>
          <table:table-cell table:formula="of:=VAR([.B24:.AE24])" office:value-type="float" office:value="0.000496117259719541" calcext:value-type="float">
            <text:p>0,0004961173</text:p>
          </table:table-cell>
          <table:table-cell table:formula="of:=STDEV([.B24:.AE24])" office:value-type="float" office:value="0.0222736898541652" calcext:value-type="float">
            <text:p>0,0222736899</text:p>
          </table:table-cell>
          <table:table-cell table:formula="of:=CONFIDENCE(0.95;[.AH24];30)" office:value-type="float" office:value="0.000255003432764036" calcext:value-type="float">
            <text:p>0,0002550034</text:p>
          </table:table-cell>
          <table:table-cell table:formula="of:=[.AF24]+[.AI24]" office:value-type="float" office:value="9.34939427009943" calcext:value-type="float">
            <text:p>9,3493942701</text:p>
          </table:table-cell>
          <table:table-cell table:formula="of:=[.AF24]-[.AI24]" office:value-type="float" office:value="9.3488842632339" calcext:value-type="float">
            <text:p>9,34888426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691312" calcext:value-type="float">
            <text:p>11,691312</text:p>
          </table:table-cell>
          <table:table-cell office:value-type="float" office:value="11.555558" calcext:value-type="float">
            <text:p>11,555558</text:p>
          </table:table-cell>
          <table:table-cell office:value-type="float" office:value="11.616847" calcext:value-type="float">
            <text:p>11,616847</text:p>
          </table:table-cell>
          <table:table-cell office:value-type="float" office:value="11.589328" calcext:value-type="float">
            <text:p>11,589328</text:p>
          </table:table-cell>
          <table:table-cell office:value-type="float" office:value="11.583511" calcext:value-type="float">
            <text:p>11,583511</text:p>
          </table:table-cell>
          <table:table-cell office:value-type="float" office:value="11.58299" calcext:value-type="float">
            <text:p>11,58299</text:p>
          </table:table-cell>
          <table:table-cell office:value-type="float" office:value="11.594423" calcext:value-type="float">
            <text:p>11,594423</text:p>
          </table:table-cell>
          <table:table-cell office:value-type="float" office:value="11.574319" calcext:value-type="float">
            <text:p>11,574319</text:p>
          </table:table-cell>
          <table:table-cell office:value-type="float" office:value="11.577967" calcext:value-type="float">
            <text:p>11,577967</text:p>
          </table:table-cell>
          <table:table-cell office:value-type="float" office:value="11.835817" calcext:value-type="float">
            <text:p>11,835817</text:p>
          </table:table-cell>
          <table:table-cell office:value-type="float" office:value="11.5802" calcext:value-type="float">
            <text:p>11,5802</text:p>
          </table:table-cell>
          <table:table-cell office:value-type="float" office:value="11.571891" calcext:value-type="float">
            <text:p>11,571891</text:p>
          </table:table-cell>
          <table:table-cell office:value-type="float" office:value="11.603765" calcext:value-type="float">
            <text:p>11,603765</text:p>
          </table:table-cell>
          <table:table-cell office:value-type="float" office:value="11.593171" calcext:value-type="float">
            <text:p>11,593171</text:p>
          </table:table-cell>
          <table:table-cell office:value-type="float" office:value="11.614331" calcext:value-type="float">
            <text:p>11,614331</text:p>
          </table:table-cell>
          <table:table-cell office:value-type="float" office:value="11.582506" calcext:value-type="float">
            <text:p>11,582506</text:p>
          </table:table-cell>
          <table:table-cell office:value-type="float" office:value="11.559761" calcext:value-type="float">
            <text:p>11,559761</text:p>
          </table:table-cell>
          <table:table-cell office:value-type="float" office:value="11.577783" calcext:value-type="float">
            <text:p>11,577783</text:p>
          </table:table-cell>
          <table:table-cell office:value-type="float" office:value="11.671275" calcext:value-type="float">
            <text:p>11,671275</text:p>
          </table:table-cell>
          <table:table-cell office:value-type="float" office:value="11.570556" calcext:value-type="float">
            <text:p>11,570556</text:p>
          </table:table-cell>
          <table:table-cell office:value-type="float" office:value="11.626014" calcext:value-type="float">
            <text:p>11,626014</text:p>
          </table:table-cell>
          <table:table-cell office:value-type="float" office:value="11.611539" calcext:value-type="float">
            <text:p>11,611539</text:p>
          </table:table-cell>
          <table:table-cell office:value-type="float" office:value="11.590405" calcext:value-type="float">
            <text:p>11,590405</text:p>
          </table:table-cell>
          <table:table-cell office:value-type="float" office:value="11.586489" calcext:value-type="float">
            <text:p>11,586489</text:p>
          </table:table-cell>
          <table:table-cell office:value-type="float" office:value="11.563113" calcext:value-type="float">
            <text:p>11,563113</text:p>
          </table:table-cell>
          <table:table-cell office:value-type="float" office:value="11.601183" calcext:value-type="float">
            <text:p>11,601183</text:p>
          </table:table-cell>
          <table:table-cell office:value-type="float" office:value="11.583139" calcext:value-type="float">
            <text:p>11,583139</text:p>
          </table:table-cell>
          <table:table-cell office:value-type="float" office:value="11.58827" calcext:value-type="float">
            <text:p>11,58827</text:p>
          </table:table-cell>
          <table:table-cell office:value-type="float" office:value="11.577775" calcext:value-type="float">
            <text:p>11,577775</text:p>
          </table:table-cell>
          <table:table-cell office:value-type="float" office:value="11.563705" calcext:value-type="float">
            <text:p>11,563705</text:p>
          </table:table-cell>
          <table:table-cell table:formula="of:=AVERAGE([.B25:.AE25])" office:value-type="float" office:value="11.6006314333333" calcext:value-type="float">
            <text:p>11,6006314333</text:p>
          </table:table-cell>
          <table:table-cell table:formula="of:=VAR([.B25:.AE25])" office:value-type="float" office:value="0.00284619351225403" calcext:value-type="float">
            <text:p>0,0028461935</text:p>
          </table:table-cell>
          <table:table-cell table:formula="of:=STDEV([.B25:.AE25])" office:value-type="float" office:value="0.0533497283240883" calcext:value-type="float">
            <text:p>0,0533497283</text:p>
          </table:table-cell>
          <table:table-cell table:formula="of:=CONFIDENCE(0.95;[.AH25];30)" office:value-type="float" office:value="0.000610781776559901" calcext:value-type="float">
            <text:p>0,0006107818</text:p>
          </table:table-cell>
          <table:table-cell table:formula="of:=[.AF25]+[.AI25]" office:value-type="float" office:value="11.6012422151099" calcext:value-type="float">
            <text:p>11,6012422151</text:p>
          </table:table-cell>
          <table:table-cell table:formula="of:=[.AF25]-[.AI25]" office:value-type="float" office:value="11.6000206515568" calcext:value-type="float">
            <text:p>11,6000206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890173" calcext:value-type="float">
            <text:p>13,890173</text:p>
          </table:table-cell>
          <table:table-cell office:value-type="float" office:value="13.895048" calcext:value-type="float">
            <text:p>13,895048</text:p>
          </table:table-cell>
          <table:table-cell office:value-type="float" office:value="13.880007" calcext:value-type="float">
            <text:p>13,880007</text:p>
          </table:table-cell>
          <table:table-cell office:value-type="float" office:value="13.891602" calcext:value-type="float">
            <text:p>13,891602</text:p>
          </table:table-cell>
          <table:table-cell office:value-type="float" office:value="13.863235" calcext:value-type="float">
            <text:p>13,863235</text:p>
          </table:table-cell>
          <table:table-cell office:value-type="float" office:value="13.882589" calcext:value-type="float">
            <text:p>13,882589</text:p>
          </table:table-cell>
          <table:table-cell office:value-type="float" office:value="13.882175" calcext:value-type="float">
            <text:p>13,882175</text:p>
          </table:table-cell>
          <table:table-cell office:value-type="float" office:value="13.884968" calcext:value-type="float">
            <text:p>13,884968</text:p>
          </table:table-cell>
          <table:table-cell office:value-type="float" office:value="13.896887" calcext:value-type="float">
            <text:p>13,896887</text:p>
          </table:table-cell>
          <table:table-cell office:value-type="float" office:value="13.88672" calcext:value-type="float">
            <text:p>13,88672</text:p>
          </table:table-cell>
          <table:table-cell office:value-type="float" office:value="13.897809" calcext:value-type="float">
            <text:p>13,897809</text:p>
          </table:table-cell>
          <table:table-cell office:value-type="float" office:value="13.912747" calcext:value-type="float">
            <text:p>13,912747</text:p>
          </table:table-cell>
          <table:table-cell office:value-type="float" office:value="13.882057" calcext:value-type="float">
            <text:p>13,882057</text:p>
          </table:table-cell>
          <table:table-cell office:value-type="float" office:value="13.8932" calcext:value-type="float">
            <text:p>13,8932</text:p>
          </table:table-cell>
          <table:table-cell office:value-type="float" office:value="13.895718" calcext:value-type="float">
            <text:p>13,895718</text:p>
          </table:table-cell>
          <table:table-cell office:value-type="float" office:value="13.89304" calcext:value-type="float">
            <text:p>13,89304</text:p>
          </table:table-cell>
          <table:table-cell office:value-type="float" office:value="13.889166" calcext:value-type="float">
            <text:p>13,889166</text:p>
          </table:table-cell>
          <table:table-cell office:value-type="float" office:value="13.860856" calcext:value-type="float">
            <text:p>13,860856</text:p>
          </table:table-cell>
          <table:table-cell office:value-type="float" office:value="13.866202" calcext:value-type="float">
            <text:p>13,866202</text:p>
          </table:table-cell>
          <table:table-cell office:value-type="float" office:value="13.908397" calcext:value-type="float">
            <text:p>13,908397</text:p>
          </table:table-cell>
          <table:table-cell office:value-type="float" office:value="13.897419" calcext:value-type="float">
            <text:p>13,897419</text:p>
          </table:table-cell>
          <table:table-cell office:value-type="float" office:value="13.895085" calcext:value-type="float">
            <text:p>13,895085</text:p>
          </table:table-cell>
          <table:table-cell office:value-type="float" office:value="13.885856" calcext:value-type="float">
            <text:p>13,885856</text:p>
          </table:table-cell>
          <table:table-cell office:value-type="float" office:value="14.163558" calcext:value-type="float">
            <text:p>14,163558</text:p>
          </table:table-cell>
          <table:table-cell office:value-type="float" office:value="13.88157" calcext:value-type="float">
            <text:p>13,88157</text:p>
          </table:table-cell>
          <table:table-cell office:value-type="float" office:value="13.899925" calcext:value-type="float">
            <text:p>13,899925</text:p>
          </table:table-cell>
          <table:table-cell office:value-type="float" office:value="13.902373" calcext:value-type="float">
            <text:p>13,902373</text:p>
          </table:table-cell>
          <table:table-cell office:value-type="float" office:value="13.895258" calcext:value-type="float">
            <text:p>13,895258</text:p>
          </table:table-cell>
          <table:table-cell office:value-type="float" office:value="13.904601" calcext:value-type="float">
            <text:p>13,904601</text:p>
          </table:table-cell>
          <table:table-cell office:value-type="float" office:value="13.994339" calcext:value-type="float">
            <text:p>13,994339</text:p>
          </table:table-cell>
          <table:table-cell table:formula="of:=AVERAGE([.B26:.AE26])" office:value-type="float" office:value="13.9024193333333" calcext:value-type="float">
            <text:p>13,9024193333</text:p>
          </table:table-cell>
          <table:table-cell table:formula="of:=VAR([.B26:.AE26])" office:value-type="float" office:value="0.00293956845622989" calcext:value-type="float">
            <text:p>0,0029395685</text:p>
          </table:table-cell>
          <table:table-cell table:formula="of:=STDEV([.B26:.AE26])" office:value-type="float" office:value="0.0542177872679243" calcext:value-type="float">
            <text:p>0,0542177873</text:p>
          </table:table-cell>
          <table:table-cell table:formula="of:=CONFIDENCE(0.95;[.AH26];30)" office:value-type="float" office:value="0.000620719869977247" calcext:value-type="float">
            <text:p>0,0006207199</text:p>
          </table:table-cell>
          <table:table-cell table:formula="of:=[.AF26]+[.AI26]" office:value-type="float" office:value="13.9030400532033" calcext:value-type="float">
            <text:p>13,9030400532</text:p>
          </table:table-cell>
          <table:table-cell table:formula="of:=[.AF26]-[.AI26]" office:value-type="float" office:value="13.9017986134634" calcext:value-type="float">
            <text:p>13,90179861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159846" calcext:value-type="float">
            <text:p>14,159846</text:p>
          </table:table-cell>
          <table:table-cell office:value-type="float" office:value="14.176402" calcext:value-type="float">
            <text:p>14,176402</text:p>
          </table:table-cell>
          <table:table-cell office:value-type="float" office:value="14.152654" calcext:value-type="float">
            <text:p>14,152654</text:p>
          </table:table-cell>
          <table:table-cell office:value-type="float" office:value="14.151831" calcext:value-type="float">
            <text:p>14,151831</text:p>
          </table:table-cell>
          <table:table-cell office:value-type="float" office:value="14.190573" calcext:value-type="float">
            <text:p>14,190573</text:p>
          </table:table-cell>
          <table:table-cell office:value-type="float" office:value="14.159839" calcext:value-type="float">
            <text:p>14,159839</text:p>
          </table:table-cell>
          <table:table-cell office:value-type="float" office:value="14.146393" calcext:value-type="float">
            <text:p>14,146393</text:p>
          </table:table-cell>
          <table:table-cell office:value-type="float" office:value="14.170222" calcext:value-type="float">
            <text:p>14,170222</text:p>
          </table:table-cell>
          <table:table-cell office:value-type="float" office:value="14.142807" calcext:value-type="float">
            <text:p>14,142807</text:p>
          </table:table-cell>
          <table:table-cell office:value-type="float" office:value="14.13967" calcext:value-type="float">
            <text:p>14,13967</text:p>
          </table:table-cell>
          <table:table-cell office:value-type="float" office:value="14.256192" calcext:value-type="float">
            <text:p>14,256192</text:p>
          </table:table-cell>
          <table:table-cell office:value-type="float" office:value="14.177343" calcext:value-type="float">
            <text:p>14,177343</text:p>
          </table:table-cell>
          <table:table-cell office:value-type="float" office:value="14.212923" calcext:value-type="float">
            <text:p>14,212923</text:p>
          </table:table-cell>
          <table:table-cell office:value-type="float" office:value="14.18663" calcext:value-type="float">
            <text:p>14,18663</text:p>
          </table:table-cell>
          <table:table-cell office:value-type="float" office:value="14.375069" calcext:value-type="float">
            <text:p>14,375069</text:p>
          </table:table-cell>
          <table:table-cell office:value-type="float" office:value="14.130167" calcext:value-type="float">
            <text:p>14,130167</text:p>
          </table:table-cell>
          <table:table-cell office:value-type="float" office:value="14.161935" calcext:value-type="float">
            <text:p>14,161935</text:p>
          </table:table-cell>
          <table:table-cell office:value-type="float" office:value="14.309754" calcext:value-type="float">
            <text:p>14,309754</text:p>
          </table:table-cell>
          <table:table-cell office:value-type="float" office:value="14.174051" calcext:value-type="float">
            <text:p>14,174051</text:p>
          </table:table-cell>
          <table:table-cell office:value-type="float" office:value="14.162658" calcext:value-type="float">
            <text:p>14,162658</text:p>
          </table:table-cell>
          <table:table-cell office:value-type="float" office:value="14.180736" calcext:value-type="float">
            <text:p>14,180736</text:p>
          </table:table-cell>
          <table:table-cell office:value-type="float" office:value="14.177328" calcext:value-type="float">
            <text:p>14,177328</text:p>
          </table:table-cell>
          <table:table-cell office:value-type="float" office:value="14.157822" calcext:value-type="float">
            <text:p>14,157822</text:p>
          </table:table-cell>
          <table:table-cell office:value-type="float" office:value="14.170369" calcext:value-type="float">
            <text:p>14,170369</text:p>
          </table:table-cell>
          <table:table-cell office:value-type="float" office:value="14.165704" calcext:value-type="float">
            <text:p>14,165704</text:p>
          </table:table-cell>
          <table:table-cell office:value-type="float" office:value="14.181084" calcext:value-type="float">
            <text:p>14,181084</text:p>
          </table:table-cell>
          <table:table-cell office:value-type="float" office:value="14.17138" calcext:value-type="float">
            <text:p>14,17138</text:p>
          </table:table-cell>
          <table:table-cell office:value-type="float" office:value="14.158597" calcext:value-type="float">
            <text:p>14,158597</text:p>
          </table:table-cell>
          <table:table-cell office:value-type="float" office:value="14.155691" calcext:value-type="float">
            <text:p>14,155691</text:p>
          </table:table-cell>
          <table:table-cell office:value-type="float" office:value="14.141985" calcext:value-type="float">
            <text:p>14,141985</text:p>
          </table:table-cell>
          <table:table-cell table:formula="of:=AVERAGE([.B27:.AE27])" office:value-type="float" office:value="14.1799218333333" calcext:value-type="float">
            <text:p>14,1799218333</text:p>
          </table:table-cell>
          <table:table-cell table:formula="of:=VAR([.B27:.AE27])" office:value-type="float" office:value="0.00258805727717816" calcext:value-type="float">
            <text:p>0,0025880573</text:p>
          </table:table-cell>
          <table:table-cell table:formula="of:=STDEV([.B27:.AE27])" office:value-type="float" office:value="0.0508729523143503" calcext:value-type="float">
            <text:p>0,0508729523</text:p>
          </table:table-cell>
          <table:table-cell table:formula="of:=CONFIDENCE(0.95;[.AH27];30)" office:value-type="float" office:value="0.000582426062315604" calcext:value-type="float">
            <text:p>0,0005824261</text:p>
          </table:table-cell>
          <table:table-cell table:formula="of:=[.AF27]+[.AI27]" office:value-type="float" office:value="14.1805042593957" calcext:value-type="float">
            <text:p>14,1805042594</text:p>
          </table:table-cell>
          <table:table-cell table:formula="of:=[.AF27]-[.AI27]" office:value-type="float" office:value="14.179339407271" calcext:value-type="float">
            <text:p>14,17933940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.048015" calcext:value-type="float">
            <text:p>34,048015</text:p>
          </table:table-cell>
          <table:table-cell office:value-type="float" office:value="33.963789" calcext:value-type="float">
            <text:p>33,963789</text:p>
          </table:table-cell>
          <table:table-cell office:value-type="float" office:value="33.934175" calcext:value-type="float">
            <text:p>33,934175</text:p>
          </table:table-cell>
          <table:table-cell office:value-type="float" office:value="34.416516" calcext:value-type="float">
            <text:p>34,416516</text:p>
          </table:table-cell>
          <table:table-cell office:value-type="float" office:value="34.032823" calcext:value-type="float">
            <text:p>34,032823</text:p>
          </table:table-cell>
          <table:table-cell office:value-type="float" office:value="33.974165" calcext:value-type="float">
            <text:p>33,974165</text:p>
          </table:table-cell>
          <table:table-cell office:value-type="float" office:value="35.951348" calcext:value-type="float">
            <text:p>35,951348</text:p>
          </table:table-cell>
          <table:table-cell office:value-type="float" office:value="33.965551" calcext:value-type="float">
            <text:p>33,965551</text:p>
          </table:table-cell>
          <table:table-cell office:value-type="float" office:value="33.938416" calcext:value-type="float">
            <text:p>33,938416</text:p>
          </table:table-cell>
          <table:table-cell office:value-type="float" office:value="33.970024" calcext:value-type="float">
            <text:p>33,970024</text:p>
          </table:table-cell>
          <table:table-cell office:value-type="float" office:value="33.955219" calcext:value-type="float">
            <text:p>33,955219</text:p>
          </table:table-cell>
          <table:table-cell office:value-type="float" office:value="33.970555" calcext:value-type="float">
            <text:p>33,970555</text:p>
          </table:table-cell>
          <table:table-cell office:value-type="float" office:value="33.981213" calcext:value-type="float">
            <text:p>33,981213</text:p>
          </table:table-cell>
          <table:table-cell office:value-type="float" office:value="34.082412" calcext:value-type="float">
            <text:p>34,082412</text:p>
          </table:table-cell>
          <table:table-cell office:value-type="float" office:value="34.004603" calcext:value-type="float">
            <text:p>34,004603</text:p>
          </table:table-cell>
          <table:table-cell office:value-type="float" office:value="33.943522" calcext:value-type="float">
            <text:p>33,943522</text:p>
          </table:table-cell>
          <table:table-cell office:value-type="float" office:value="33.932112" calcext:value-type="float">
            <text:p>33,932112</text:p>
          </table:table-cell>
          <table:table-cell office:value-type="float" office:value="33.954956" calcext:value-type="float">
            <text:p>33,954956</text:p>
          </table:table-cell>
          <table:table-cell office:value-type="float" office:value="33.98179" calcext:value-type="float">
            <text:p>33,98179</text:p>
          </table:table-cell>
          <table:table-cell office:value-type="float" office:value="33.931509" calcext:value-type="float">
            <text:p>33,931509</text:p>
          </table:table-cell>
          <table:table-cell office:value-type="float" office:value="33.984333" calcext:value-type="float">
            <text:p>33,984333</text:p>
          </table:table-cell>
          <table:table-cell office:value-type="float" office:value="34.00359" calcext:value-type="float">
            <text:p>34,00359</text:p>
          </table:table-cell>
          <table:table-cell office:value-type="float" office:value="34.013819" calcext:value-type="float">
            <text:p>34,013819</text:p>
          </table:table-cell>
          <table:table-cell office:value-type="float" office:value="33.968386" calcext:value-type="float">
            <text:p>33,968386</text:p>
          </table:table-cell>
          <table:table-cell office:value-type="float" office:value="33.985116" calcext:value-type="float">
            <text:p>33,985116</text:p>
          </table:table-cell>
          <table:table-cell office:value-type="float" office:value="34.037731" calcext:value-type="float">
            <text:p>34,037731</text:p>
          </table:table-cell>
          <table:table-cell office:value-type="float" office:value="33.96902" calcext:value-type="float">
            <text:p>33,96902</text:p>
          </table:table-cell>
          <table:table-cell office:value-type="float" office:value="33.938329" calcext:value-type="float">
            <text:p>33,938329</text:p>
          </table:table-cell>
          <table:table-cell office:value-type="float" office:value="34.253427" calcext:value-type="float">
            <text:p>34,253427</text:p>
          </table:table-cell>
          <table:table-cell office:value-type="float" office:value="33.940353" calcext:value-type="float">
            <text:p>33,940353</text:p>
          </table:table-cell>
          <table:table-cell table:formula="of:=AVERAGE([.B28:.AE28])" office:value-type="float" office:value="34.0675605666667" calcext:value-type="float">
            <text:p>34,0675605667</text:p>
          </table:table-cell>
          <table:table-cell table:formula="of:=VAR([.B28:.AE28])" office:value-type="float" office:value="0.136565942222875" calcext:value-type="float">
            <text:p>0,1365659422</text:p>
          </table:table-cell>
          <table:table-cell table:formula="of:=STDEV([.B28:.AE28])" office:value-type="float" office:value="0.369548294845038" calcext:value-type="float">
            <text:p>0,3695482948</text:p>
          </table:table-cell>
          <table:table-cell table:formula="of:=CONFIDENCE(0.95;[.AH28];30)" office:value-type="float" office:value="0.0042308249946274" calcext:value-type="float">
            <text:p>0,004230825</text:p>
          </table:table-cell>
          <table:table-cell table:formula="of:=[.AF28]+[.AI28]" office:value-type="float" office:value="34.0717913916613" calcext:value-type="float">
            <text:p>34,0717913917</text:p>
          </table:table-cell>
          <table:table-cell table:formula="of:=[.AF28]-[.AI28]" office:value-type="float" office:value="34.063329741672" calcext:value-type="float">
            <text:p>34,06332974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.232714" calcext:value-type="float">
            <text:p>44,232714</text:p>
          </table:table-cell>
          <table:table-cell office:value-type="float" office:value="43.960295" calcext:value-type="float">
            <text:p>43,960295</text:p>
          </table:table-cell>
          <table:table-cell office:value-type="float" office:value="43.091831" calcext:value-type="float">
            <text:p>43,091831</text:p>
          </table:table-cell>
          <table:table-cell office:value-type="float" office:value="43.06509" calcext:value-type="float">
            <text:p>43,06509</text:p>
          </table:table-cell>
          <table:table-cell office:value-type="float" office:value="43.36407" calcext:value-type="float">
            <text:p>43,36407</text:p>
          </table:table-cell>
          <table:table-cell office:value-type="float" office:value="43.10916" calcext:value-type="float">
            <text:p>43,10916</text:p>
          </table:table-cell>
          <table:table-cell office:value-type="float" office:value="43.12404" calcext:value-type="float">
            <text:p>43,12404</text:p>
          </table:table-cell>
          <table:table-cell office:value-type="float" office:value="43.188624" calcext:value-type="float">
            <text:p>43,188624</text:p>
          </table:table-cell>
          <table:table-cell office:value-type="float" office:value="43.205148" calcext:value-type="float">
            <text:p>43,205148</text:p>
          </table:table-cell>
          <table:table-cell office:value-type="float" office:value="43.169502" calcext:value-type="float">
            <text:p>43,169502</text:p>
          </table:table-cell>
          <table:table-cell office:value-type="float" office:value="43.069119" calcext:value-type="float">
            <text:p>43,069119</text:p>
          </table:table-cell>
          <table:table-cell office:value-type="float" office:value="43.134287" calcext:value-type="float">
            <text:p>43,134287</text:p>
          </table:table-cell>
          <table:table-cell office:value-type="float" office:value="43.074528" calcext:value-type="float">
            <text:p>43,074528</text:p>
          </table:table-cell>
          <table:table-cell office:value-type="float" office:value="43.10029" calcext:value-type="float">
            <text:p>43,10029</text:p>
          </table:table-cell>
          <table:table-cell office:value-type="float" office:value="43.155775" calcext:value-type="float">
            <text:p>43,155775</text:p>
          </table:table-cell>
          <table:table-cell office:value-type="float" office:value="43.029181" calcext:value-type="float">
            <text:p>43,029181</text:p>
          </table:table-cell>
          <table:table-cell office:value-type="float" office:value="43.050007" calcext:value-type="float">
            <text:p>43,050007</text:p>
          </table:table-cell>
          <table:table-cell office:value-type="float" office:value="43.118993" calcext:value-type="float">
            <text:p>43,118993</text:p>
          </table:table-cell>
          <table:table-cell office:value-type="float" office:value="43.112135" calcext:value-type="float">
            <text:p>43,112135</text:p>
          </table:table-cell>
          <table:table-cell office:value-type="float" office:value="43.095474" calcext:value-type="float">
            <text:p>43,095474</text:p>
          </table:table-cell>
          <table:table-cell office:value-type="float" office:value="43.076439" calcext:value-type="float">
            <text:p>43,076439</text:p>
          </table:table-cell>
          <table:table-cell office:value-type="float" office:value="43.236665" calcext:value-type="float">
            <text:p>43,236665</text:p>
          </table:table-cell>
          <table:table-cell office:value-type="float" office:value="43.16638" calcext:value-type="float">
            <text:p>43,16638</text:p>
          </table:table-cell>
          <table:table-cell office:value-type="float" office:value="43.253005" calcext:value-type="float">
            <text:p>43,253005</text:p>
          </table:table-cell>
          <table:table-cell office:value-type="float" office:value="43.087536" calcext:value-type="float">
            <text:p>43,087536</text:p>
          </table:table-cell>
          <table:table-cell office:value-type="float" office:value="43.176497" calcext:value-type="float">
            <text:p>43,176497</text:p>
          </table:table-cell>
          <table:table-cell office:value-type="float" office:value="43.30858" calcext:value-type="float">
            <text:p>43,30858</text:p>
          </table:table-cell>
          <table:table-cell office:value-type="float" office:value="43.070749" calcext:value-type="float">
            <text:p>43,070749</text:p>
          </table:table-cell>
          <table:table-cell office:value-type="float" office:value="43.135595" calcext:value-type="float">
            <text:p>43,135595</text:p>
          </table:table-cell>
          <table:table-cell office:value-type="float" office:value="43.070622" calcext:value-type="float">
            <text:p>43,070622</text:p>
          </table:table-cell>
          <table:table-cell table:formula="of:=AVERAGE([.B29:.AE29])" office:value-type="float" office:value="43.2010777" calcext:value-type="float">
            <text:p>43,2010777</text:p>
          </table:table-cell>
          <table:table-cell table:formula="of:=VAR([.B29:.AE29])" office:value-type="float" office:value="0.0663982190873208" calcext:value-type="float">
            <text:p>0,0663982191</text:p>
          </table:table-cell>
          <table:table-cell table:formula="of:=STDEV([.B29:.AE29])" office:value-type="float" office:value="0.257678518870551" calcext:value-type="float">
            <text:p>0,2576785189</text:p>
          </table:table-cell>
          <table:table-cell table:formula="of:=CONFIDENCE(0.95;[.AH29];30)" office:value-type="float" office:value="0.00295006832239138" calcext:value-type="float">
            <text:p>0,0029500683</text:p>
          </table:table-cell>
          <table:table-cell table:formula="of:=[.AF29]+[.AI29]" office:value-type="float" office:value="43.2040277683224" calcext:value-type="float">
            <text:p>43,2040277683</text:p>
          </table:table-cell>
          <table:table-cell table:formula="of:=[.AF29]-[.AI29]" office:value-type="float" office:value="43.1981276316776" calcext:value-type="float">
            <text:p>43,19812763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.073668" calcext:value-type="float">
            <text:p>48,073668</text:p>
          </table:table-cell>
          <table:table-cell office:value-type="float" office:value="48.062797" calcext:value-type="float">
            <text:p>48,062797</text:p>
          </table:table-cell>
          <table:table-cell office:value-type="float" office:value="47.994308" calcext:value-type="float">
            <text:p>47,994308</text:p>
          </table:table-cell>
          <table:table-cell office:value-type="float" office:value="48.077121" calcext:value-type="float">
            <text:p>48,077121</text:p>
          </table:table-cell>
          <table:table-cell office:value-type="float" office:value="48.058892" calcext:value-type="float">
            <text:p>48,058892</text:p>
          </table:table-cell>
          <table:table-cell office:value-type="float" office:value="48.060664" calcext:value-type="float">
            <text:p>48,060664</text:p>
          </table:table-cell>
          <table:table-cell office:value-type="float" office:value="48.056467" calcext:value-type="float">
            <text:p>48,056467</text:p>
          </table:table-cell>
          <table:table-cell office:value-type="float" office:value="47.952094" calcext:value-type="float">
            <text:p>47,952094</text:p>
          </table:table-cell>
          <table:table-cell office:value-type="float" office:value="48.06851" calcext:value-type="float">
            <text:p>48,06851</text:p>
          </table:table-cell>
          <table:table-cell office:value-type="float" office:value="48.071458" calcext:value-type="float">
            <text:p>48,071458</text:p>
          </table:table-cell>
          <table:table-cell office:value-type="float" office:value="48.190219" calcext:value-type="float">
            <text:p>48,190219</text:p>
          </table:table-cell>
          <table:table-cell office:value-type="float" office:value="48.0862" calcext:value-type="float">
            <text:p>48,0862</text:p>
          </table:table-cell>
          <table:table-cell office:value-type="float" office:value="48.046143" calcext:value-type="float">
            <text:p>48,046143</text:p>
          </table:table-cell>
          <table:table-cell office:value-type="float" office:value="48.074554" calcext:value-type="float">
            <text:p>48,074554</text:p>
          </table:table-cell>
          <table:table-cell office:value-type="float" office:value="47.987306" calcext:value-type="float">
            <text:p>47,987306</text:p>
          </table:table-cell>
          <table:table-cell office:value-type="float" office:value="48.009262" calcext:value-type="float">
            <text:p>48,009262</text:p>
          </table:table-cell>
          <table:table-cell office:value-type="float" office:value="48.000197" calcext:value-type="float">
            <text:p>48,000197</text:p>
          </table:table-cell>
          <table:table-cell office:value-type="float" office:value="48.070988" calcext:value-type="float">
            <text:p>48,070988</text:p>
          </table:table-cell>
          <table:table-cell office:value-type="float" office:value="48.053909" calcext:value-type="float">
            <text:p>48,053909</text:p>
          </table:table-cell>
          <table:table-cell office:value-type="float" office:value="48.035901" calcext:value-type="float">
            <text:p>48,035901</text:p>
          </table:table-cell>
          <table:table-cell office:value-type="float" office:value="48.09463" calcext:value-type="float">
            <text:p>48,09463</text:p>
          </table:table-cell>
          <table:table-cell office:value-type="float" office:value="48.180684" calcext:value-type="float">
            <text:p>48,180684</text:p>
          </table:table-cell>
          <table:table-cell office:value-type="float" office:value="48.036929" calcext:value-type="float">
            <text:p>48,036929</text:p>
          </table:table-cell>
          <table:table-cell office:value-type="float" office:value="48.001253" calcext:value-type="float">
            <text:p>48,001253</text:p>
          </table:table-cell>
          <table:table-cell office:value-type="float" office:value="48.038059" calcext:value-type="float">
            <text:p>48,038059</text:p>
          </table:table-cell>
          <table:table-cell office:value-type="float" office:value="48.098836" calcext:value-type="float">
            <text:p>48,098836</text:p>
          </table:table-cell>
          <table:table-cell office:value-type="float" office:value="47.967958" calcext:value-type="float">
            <text:p>47,967958</text:p>
          </table:table-cell>
          <table:table-cell office:value-type="float" office:value="48.178417" calcext:value-type="float">
            <text:p>48,178417</text:p>
          </table:table-cell>
          <table:table-cell office:value-type="float" office:value="48.069304" calcext:value-type="float">
            <text:p>48,069304</text:p>
          </table:table-cell>
          <table:table-cell office:value-type="float" office:value="51.145644" calcext:value-type="float">
            <text:p>51,145644</text:p>
          </table:table-cell>
          <table:table-cell table:formula="of:=AVERAGE([.B30:.AE30])" office:value-type="float" office:value="48.1614124" calcext:value-type="float">
            <text:p>48,1614124</text:p>
          </table:table-cell>
          <table:table-cell table:formula="of:=VAR([.B30:.AE30])" office:value-type="float" office:value="0.320823045024248" calcext:value-type="float">
            <text:p>0,320823045</text:p>
          </table:table-cell>
          <table:table-cell table:formula="of:=STDEV([.B30:.AE30])" office:value-type="float" office:value="0.566412433677305" calcext:value-type="float">
            <text:p>0,5664124337</text:p>
          </table:table-cell>
          <table:table-cell table:formula="of:=CONFIDENCE(0.95;[.AH30];30)" office:value-type="float" office:value="0.00648465143824991" calcext:value-type="float">
            <text:p>0,0064846514</text:p>
          </table:table-cell>
          <table:table-cell table:formula="of:=[.AF30]+[.AI30]" office:value-type="float" office:value="48.1678970514382" calcext:value-type="float">
            <text:p>48,1678970514</text:p>
          </table:table-cell>
          <table:table-cell table:formula="of:=[.AF30]-[.AI30]" office:value-type="float" office:value="48.1549277485617" calcext:value-type="float">
            <text:p>48,15492774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.023055" calcext:value-type="float">
            <text:p>64,023055</text:p>
          </table:table-cell>
          <table:table-cell office:value-type="float" office:value="64.023723" calcext:value-type="float">
            <text:p>64,023723</text:p>
          </table:table-cell>
          <table:table-cell office:value-type="float" office:value="64.104792" calcext:value-type="float">
            <text:p>64,104792</text:p>
          </table:table-cell>
          <table:table-cell office:value-type="float" office:value="64.02022" calcext:value-type="float">
            <text:p>64,02022</text:p>
          </table:table-cell>
          <table:table-cell office:value-type="float" office:value="64.023506" calcext:value-type="float">
            <text:p>64,023506</text:p>
          </table:table-cell>
          <table:table-cell office:value-type="float" office:value="63.963408" calcext:value-type="float">
            <text:p>63,963408</text:p>
          </table:table-cell>
          <table:table-cell office:value-type="float" office:value="63.989439" calcext:value-type="float">
            <text:p>63,989439</text:p>
          </table:table-cell>
          <table:table-cell office:value-type="float" office:value="64.018588" calcext:value-type="float">
            <text:p>64,018588</text:p>
          </table:table-cell>
          <table:table-cell office:value-type="float" office:value="64.158314" calcext:value-type="float">
            <text:p>64,158314</text:p>
          </table:table-cell>
          <table:table-cell office:value-type="float" office:value="63.870306" calcext:value-type="float">
            <text:p>63,870306</text:p>
          </table:table-cell>
          <table:table-cell office:value-type="float" office:value="63.914183" calcext:value-type="float">
            <text:p>63,914183</text:p>
          </table:table-cell>
          <table:table-cell office:value-type="float" office:value="63.941963" calcext:value-type="float">
            <text:p>63,941963</text:p>
          </table:table-cell>
          <table:table-cell office:value-type="float" office:value="63.968115" calcext:value-type="float">
            <text:p>63,968115</text:p>
          </table:table-cell>
          <table:table-cell office:value-type="float" office:value="64.075301" calcext:value-type="float">
            <text:p>64,075301</text:p>
          </table:table-cell>
          <table:table-cell office:value-type="float" office:value="63.933387" calcext:value-type="float">
            <text:p>63,933387</text:p>
          </table:table-cell>
          <table:table-cell office:value-type="float" office:value="63.986854" calcext:value-type="float">
            <text:p>63,986854</text:p>
          </table:table-cell>
          <table:table-cell office:value-type="float" office:value="63.878208" calcext:value-type="float">
            <text:p>63,878208</text:p>
          </table:table-cell>
          <table:table-cell office:value-type="float" office:value="64.000985" calcext:value-type="float">
            <text:p>64,000985</text:p>
          </table:table-cell>
          <table:table-cell office:value-type="float" office:value="64.458325" calcext:value-type="float">
            <text:p>64,458325</text:p>
          </table:table-cell>
          <table:table-cell office:value-type="float" office:value="63.898995" calcext:value-type="float">
            <text:p>63,898995</text:p>
          </table:table-cell>
          <table:table-cell office:value-type="float" office:value="63.862969" calcext:value-type="float">
            <text:p>63,862969</text:p>
          </table:table-cell>
          <table:table-cell office:value-type="float" office:value="63.985568" calcext:value-type="float">
            <text:p>63,985568</text:p>
          </table:table-cell>
          <table:table-cell office:value-type="float" office:value="63.930335" calcext:value-type="float">
            <text:p>63,930335</text:p>
          </table:table-cell>
          <table:table-cell office:value-type="float" office:value="64.073481" calcext:value-type="float">
            <text:p>64,073481</text:p>
          </table:table-cell>
          <table:table-cell office:value-type="float" office:value="64.033186" calcext:value-type="float">
            <text:p>64,033186</text:p>
          </table:table-cell>
          <table:table-cell office:value-type="float" office:value="64.005775" calcext:value-type="float">
            <text:p>64,005775</text:p>
          </table:table-cell>
          <table:table-cell office:value-type="float" office:value="63.980498" calcext:value-type="float">
            <text:p>63,980498</text:p>
          </table:table-cell>
          <table:table-cell office:value-type="float" office:value="63.937111" calcext:value-type="float">
            <text:p>63,937111</text:p>
          </table:table-cell>
          <table:table-cell office:value-type="float" office:value="64.027354" calcext:value-type="float">
            <text:p>64,027354</text:p>
          </table:table-cell>
          <table:table-cell office:value-type="float" office:value="64.592473" calcext:value-type="float">
            <text:p>64,592473</text:p>
          </table:table-cell>
          <table:table-cell table:formula="of:=AVERAGE([.B31:.AE31])" office:value-type="float" office:value="64.0226805666667" calcext:value-type="float">
            <text:p>64,0226805667</text:p>
          </table:table-cell>
          <table:table-cell table:formula="of:=VAR([.B31:.AE31])" office:value-type="float" office:value="0.0236170201432885" calcext:value-type="float">
            <text:p>0,0236170201</text:p>
          </table:table-cell>
          <table:table-cell table:formula="of:=STDEV([.B31:.AE31])" office:value-type="float" office:value="0.153678300821191" calcext:value-type="float">
            <text:p>0,1536783008</text:p>
          </table:table-cell>
          <table:table-cell table:formula="of:=CONFIDENCE(0.95;[.AH31];30)" office:value-type="float" office:value="0.00175940737737352" calcext:value-type="float">
            <text:p>0,0017594074</text:p>
          </table:table-cell>
          <table:table-cell table:formula="of:=[.AF31]+[.AI31]" office:value-type="float" office:value="64.024439974044" calcext:value-type="float">
            <text:p>64,024439974</text:p>
          </table:table-cell>
          <table:table-cell table:formula="of:=[.AF31]-[.AI31]" office:value-type="float" office:value="64.0209211592893" calcext:value-type="float">
            <text:p>64,02092115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.44237" calcext:value-type="float">
            <text:p>72,44237</text:p>
          </table:table-cell>
          <table:table-cell office:value-type="float" office:value="72.70362" calcext:value-type="float">
            <text:p>72,70362</text:p>
          </table:table-cell>
          <table:table-cell office:value-type="float" office:value="72.510833" calcext:value-type="float">
            <text:p>72,510833</text:p>
          </table:table-cell>
          <table:table-cell office:value-type="float" office:value="72.599909" calcext:value-type="float">
            <text:p>72,599909</text:p>
          </table:table-cell>
          <table:table-cell office:value-type="float" office:value="72.411028" calcext:value-type="float">
            <text:p>72,411028</text:p>
          </table:table-cell>
          <table:table-cell office:value-type="float" office:value="72.425359" calcext:value-type="float">
            <text:p>72,425359</text:p>
          </table:table-cell>
          <table:table-cell office:value-type="float" office:value="72.40788" calcext:value-type="float">
            <text:p>72,40788</text:p>
          </table:table-cell>
          <table:table-cell office:value-type="float" office:value="72.545499" calcext:value-type="float">
            <text:p>72,545499</text:p>
          </table:table-cell>
          <table:table-cell office:value-type="float" office:value="72.441443" calcext:value-type="float">
            <text:p>72,441443</text:p>
          </table:table-cell>
          <table:table-cell office:value-type="float" office:value="72.476195" calcext:value-type="float">
            <text:p>72,476195</text:p>
          </table:table-cell>
          <table:table-cell office:value-type="float" office:value="72.245792" calcext:value-type="float">
            <text:p>72,245792</text:p>
          </table:table-cell>
          <table:table-cell office:value-type="float" office:value="72.50652" calcext:value-type="float">
            <text:p>72,50652</text:p>
          </table:table-cell>
          <table:table-cell office:value-type="float" office:value="72.402387" calcext:value-type="float">
            <text:p>72,402387</text:p>
          </table:table-cell>
          <table:table-cell office:value-type="float" office:value="72.414854" calcext:value-type="float">
            <text:p>72,414854</text:p>
          </table:table-cell>
          <table:table-cell office:value-type="float" office:value="72.525457" calcext:value-type="float">
            <text:p>72,525457</text:p>
          </table:table-cell>
          <table:table-cell office:value-type="float" office:value="72.506433" calcext:value-type="float">
            <text:p>72,506433</text:p>
          </table:table-cell>
          <table:table-cell office:value-type="float" office:value="72.417381" calcext:value-type="float">
            <text:p>72,417381</text:p>
          </table:table-cell>
          <table:table-cell office:value-type="float" office:value="72.559434" calcext:value-type="float">
            <text:p>72,559434</text:p>
          </table:table-cell>
          <table:table-cell office:value-type="float" office:value="72.431677" calcext:value-type="float">
            <text:p>72,431677</text:p>
          </table:table-cell>
          <table:table-cell office:value-type="float" office:value="72.459096" calcext:value-type="float">
            <text:p>72,459096</text:p>
          </table:table-cell>
          <table:table-cell office:value-type="float" office:value="72.384629" calcext:value-type="float">
            <text:p>72,384629</text:p>
          </table:table-cell>
          <table:table-cell office:value-type="float" office:value="72.427469" calcext:value-type="float">
            <text:p>72,427469</text:p>
          </table:table-cell>
          <table:table-cell office:value-type="float" office:value="72.554572" calcext:value-type="float">
            <text:p>72,554572</text:p>
          </table:table-cell>
          <table:table-cell office:value-type="float" office:value="72.481146" calcext:value-type="float">
            <text:p>72,481146</text:p>
          </table:table-cell>
          <table:table-cell office:value-type="float" office:value="72.462854" calcext:value-type="float">
            <text:p>72,462854</text:p>
          </table:table-cell>
          <table:table-cell office:value-type="float" office:value="72.525272" calcext:value-type="float">
            <text:p>72,525272</text:p>
          </table:table-cell>
          <table:table-cell office:value-type="float" office:value="72.50093" calcext:value-type="float">
            <text:p>72,50093</text:p>
          </table:table-cell>
          <table:table-cell office:value-type="float" office:value="72.447286" calcext:value-type="float">
            <text:p>72,447286</text:p>
          </table:table-cell>
          <table:table-cell office:value-type="float" office:value="72.310741" calcext:value-type="float">
            <text:p>72,310741</text:p>
          </table:table-cell>
          <table:table-cell office:value-type="float" office:value="72.40705" calcext:value-type="float">
            <text:p>72,40705</text:p>
          </table:table-cell>
          <table:table-cell table:formula="of:=AVERAGE([.B32:.AE32])" office:value-type="float" office:value="72.4645038666667" calcext:value-type="float">
            <text:p>72,4645038667</text:p>
          </table:table-cell>
          <table:table-cell table:formula="of:=VAR([.B32:.AE32])" office:value-type="float" office:value="0.00741773200653335" calcext:value-type="float">
            <text:p>0,007417732</text:p>
          </table:table-cell>
          <table:table-cell table:formula="of:=STDEV([.B32:.AE32])" office:value-type="float" office:value="0.0861262561971281" calcext:value-type="float">
            <text:p>0,0861262562</text:p>
          </table:table-cell>
          <table:table-cell table:formula="of:=CONFIDENCE(0.95;[.AH32];30)" office:value-type="float" office:value="0.000986028409535186" calcext:value-type="float">
            <text:p>0,0009860284</text:p>
          </table:table-cell>
          <table:table-cell table:formula="of:=[.AF32]+[.AI32]" office:value-type="float" office:value="72.4654898950762" calcext:value-type="float">
            <text:p>72,4654898951</text:p>
          </table:table-cell>
          <table:table-cell table:formula="of:=[.AF32]-[.AI32]" office:value-type="float" office:value="72.4635178382571" calcext:value-type="float">
            <text:p>72,46351783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.715357" calcext:value-type="float">
            <text:p>107,715357</text:p>
          </table:table-cell>
          <table:table-cell office:value-type="float" office:value="107.518068" calcext:value-type="float">
            <text:p>107,518068</text:p>
          </table:table-cell>
          <table:table-cell office:value-type="float" office:value="107.635839" calcext:value-type="float">
            <text:p>107,635839</text:p>
          </table:table-cell>
          <table:table-cell office:value-type="float" office:value="107.620355" calcext:value-type="float">
            <text:p>107,620355</text:p>
          </table:table-cell>
          <table:table-cell office:value-type="float" office:value="107.501749" calcext:value-type="float">
            <text:p>107,501749</text:p>
          </table:table-cell>
          <table:table-cell office:value-type="float" office:value="107.502934" calcext:value-type="float">
            <text:p>107,502934</text:p>
          </table:table-cell>
          <table:table-cell office:value-type="float" office:value="108.253667" calcext:value-type="float">
            <text:p>108,253667</text:p>
          </table:table-cell>
          <table:table-cell office:value-type="float" office:value="107.688929" calcext:value-type="float">
            <text:p>107,688929</text:p>
          </table:table-cell>
          <table:table-cell office:value-type="float" office:value="107.609492" calcext:value-type="float">
            <text:p>107,609492</text:p>
          </table:table-cell>
          <table:table-cell office:value-type="float" office:value="107.568753" calcext:value-type="float">
            <text:p>107,568753</text:p>
          </table:table-cell>
          <table:table-cell office:value-type="float" office:value="107.645924" calcext:value-type="float">
            <text:p>107,645924</text:p>
          </table:table-cell>
          <table:table-cell office:value-type="float" office:value="107.459901" calcext:value-type="float">
            <text:p>107,459901</text:p>
          </table:table-cell>
          <table:table-cell office:value-type="float" office:value="107.538052" calcext:value-type="float">
            <text:p>107,538052</text:p>
          </table:table-cell>
          <table:table-cell office:value-type="float" office:value="107.71717" calcext:value-type="float">
            <text:p>107,71717</text:p>
          </table:table-cell>
          <table:table-cell office:value-type="float" office:value="107.424695" calcext:value-type="float">
            <text:p>107,424695</text:p>
          </table:table-cell>
          <table:table-cell office:value-type="float" office:value="107.826624" calcext:value-type="float">
            <text:p>107,826624</text:p>
          </table:table-cell>
          <table:table-cell office:value-type="float" office:value="109.221447" calcext:value-type="float">
            <text:p>109,221447</text:p>
          </table:table-cell>
          <table:table-cell office:value-type="float" office:value="107.567909" calcext:value-type="float">
            <text:p>107,567909</text:p>
          </table:table-cell>
          <table:table-cell office:value-type="float" office:value="107.604583" calcext:value-type="float">
            <text:p>107,604583</text:p>
          </table:table-cell>
          <table:table-cell office:value-type="float" office:value="107.899129" calcext:value-type="float">
            <text:p>107,899129</text:p>
          </table:table-cell>
          <table:table-cell office:value-type="float" office:value="107.795677" calcext:value-type="float">
            <text:p>107,795677</text:p>
          </table:table-cell>
          <table:table-cell office:value-type="float" office:value="107.716413" calcext:value-type="float">
            <text:p>107,716413</text:p>
          </table:table-cell>
          <table:table-cell office:value-type="float" office:value="107.610451" calcext:value-type="float">
            <text:p>107,610451</text:p>
          </table:table-cell>
          <table:table-cell office:value-type="float" office:value="107.736865" calcext:value-type="float">
            <text:p>107,736865</text:p>
          </table:table-cell>
          <table:table-cell office:value-type="float" office:value="107.467397" calcext:value-type="float">
            <text:p>107,467397</text:p>
          </table:table-cell>
          <table:table-cell office:value-type="float" office:value="107.625526" calcext:value-type="float">
            <text:p>107,625526</text:p>
          </table:table-cell>
          <table:table-cell office:value-type="float" office:value="107.598238" calcext:value-type="float">
            <text:p>107,598238</text:p>
          </table:table-cell>
          <table:table-cell office:value-type="float" office:value="107.459962" calcext:value-type="float">
            <text:p>107,459962</text:p>
          </table:table-cell>
          <table:table-cell office:value-type="float" office:value="107.596344" calcext:value-type="float">
            <text:p>107,596344</text:p>
          </table:table-cell>
          <table:table-cell office:value-type="float" office:value="107.496342" calcext:value-type="float">
            <text:p>107,496342</text:p>
          </table:table-cell>
          <table:table-cell table:formula="of:=AVERAGE([.B33:.AE33])" office:value-type="float" office:value="107.687459733333" calcext:value-type="float">
            <text:p>107,6874597333</text:p>
          </table:table-cell>
          <table:table-cell table:formula="of:=VAR([.B33:.AE33])" office:value-type="float" office:value="0.110616409108133" calcext:value-type="float">
            <text:p>0,1106164091</text:p>
          </table:table-cell>
          <table:table-cell table:formula="of:=STDEV([.B33:.AE33])" office:value-type="float" office:value="0.332590452521014" calcext:value-type="float">
            <text:p>0,3325904525</text:p>
          </table:table-cell>
          <table:table-cell table:formula="of:=CONFIDENCE(0.95;[.AH33];30)" office:value-type="float" office:value="0.00380770800225284" calcext:value-type="float">
            <text:p>0,003807708</text:p>
          </table:table-cell>
          <table:table-cell table:formula="of:=[.AF33]+[.AI33]" office:value-type="float" office:value="107.691267441336" calcext:value-type="float">
            <text:p>107,6912674413</text:p>
          </table:table-cell>
          <table:table-cell table:formula="of:=[.AF33]-[.AI33]" office:value-type="float" office:value="107.683652025331" calcext:value-type="float">
            <text:p>107,68365202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8.863886" calcext:value-type="float">
            <text:p>238,863886</text:p>
          </table:table-cell>
          <table:table-cell office:value-type="float" office:value="238.619741" calcext:value-type="float">
            <text:p>238,619741</text:p>
          </table:table-cell>
          <table:table-cell office:value-type="float" office:value="238.423592" calcext:value-type="float">
            <text:p>238,423592</text:p>
          </table:table-cell>
          <table:table-cell office:value-type="float" office:value="238.129593" calcext:value-type="float">
            <text:p>238,129593</text:p>
          </table:table-cell>
          <table:table-cell office:value-type="float" office:value="238.281886" calcext:value-type="float">
            <text:p>238,281886</text:p>
          </table:table-cell>
          <table:table-cell office:value-type="float" office:value="238.621143" calcext:value-type="float">
            <text:p>238,621143</text:p>
          </table:table-cell>
          <table:table-cell office:value-type="float" office:value="238.529482" calcext:value-type="float">
            <text:p>238,529482</text:p>
          </table:table-cell>
          <table:table-cell office:value-type="float" office:value="238.73979" calcext:value-type="float">
            <text:p>238,73979</text:p>
          </table:table-cell>
          <table:table-cell office:value-type="float" office:value="238.272405" calcext:value-type="float">
            <text:p>238,272405</text:p>
          </table:table-cell>
          <table:table-cell office:value-type="float" office:value="238.601611" calcext:value-type="float">
            <text:p>238,601611</text:p>
          </table:table-cell>
          <table:table-cell office:value-type="float" office:value="238.370041" calcext:value-type="float">
            <text:p>238,370041</text:p>
          </table:table-cell>
          <table:table-cell office:value-type="float" office:value="238.300945" calcext:value-type="float">
            <text:p>238,300945</text:p>
          </table:table-cell>
          <table:table-cell office:value-type="float" office:value="238.629023" calcext:value-type="float">
            <text:p>238,629023</text:p>
          </table:table-cell>
          <table:table-cell office:value-type="float" office:value="238.341491" calcext:value-type="float">
            <text:p>238,341491</text:p>
          </table:table-cell>
          <table:table-cell office:value-type="float" office:value="238.244069" calcext:value-type="float">
            <text:p>238,244069</text:p>
          </table:table-cell>
          <table:table-cell office:value-type="float" office:value="239.297429" calcext:value-type="float">
            <text:p>239,297429</text:p>
          </table:table-cell>
          <table:table-cell office:value-type="float" office:value="238.50734" calcext:value-type="float">
            <text:p>238,50734</text:p>
          </table:table-cell>
          <table:table-cell office:value-type="float" office:value="238.204598" calcext:value-type="float">
            <text:p>238,204598</text:p>
          </table:table-cell>
          <table:table-cell office:value-type="float" office:value="238.657046" calcext:value-type="float">
            <text:p>238,657046</text:p>
          </table:table-cell>
          <table:table-cell office:value-type="float" office:value="238.617223" calcext:value-type="float">
            <text:p>238,617223</text:p>
          </table:table-cell>
          <table:table-cell office:value-type="float" office:value="238.89862" calcext:value-type="float">
            <text:p>238,89862</text:p>
          </table:table-cell>
          <table:table-cell office:value-type="float" office:value="238.413625" calcext:value-type="float">
            <text:p>238,413625</text:p>
          </table:table-cell>
          <table:table-cell office:value-type="float" office:value="238.406935" calcext:value-type="float">
            <text:p>238,406935</text:p>
          </table:table-cell>
          <table:table-cell office:value-type="float" office:value="238.274549" calcext:value-type="float">
            <text:p>238,274549</text:p>
          </table:table-cell>
          <table:table-cell office:value-type="float" office:value="250.406278" calcext:value-type="float">
            <text:p>250,406278</text:p>
          </table:table-cell>
          <table:table-cell office:value-type="float" office:value="253.949813" calcext:value-type="float">
            <text:p>253,949813</text:p>
          </table:table-cell>
          <table:table-cell office:value-type="float" office:value="254.31008" calcext:value-type="float">
            <text:p>254,31008</text:p>
          </table:table-cell>
          <table:table-cell office:value-type="float" office:value="252.689434" calcext:value-type="float">
            <text:p>252,689434</text:p>
          </table:table-cell>
          <table:table-cell office:value-type="float" office:value="251.657609" calcext:value-type="float">
            <text:p>251,657609</text:p>
          </table:table-cell>
          <table:table-cell office:value-type="float" office:value="252.163904" calcext:value-type="float">
            <text:p>252,163904</text:p>
          </table:table-cell>
          <table:table-cell table:formula="of:=AVERAGE([.B34:.AE34])" office:value-type="float" office:value="241.314106033333" calcext:value-type="float">
            <text:p>241,3141060333</text:p>
          </table:table-cell>
          <table:table-cell table:formula="of:=VAR([.B34:.AE34])" office:value-type="float" office:value="32.9526823333116" calcext:value-type="float">
            <text:p>32,9526823333</text:p>
          </table:table-cell>
          <table:table-cell table:formula="of:=STDEV([.B34:.AE34])" office:value-type="float" office:value="5.74044269488962" calcext:value-type="float">
            <text:p>5,7404426949</text:p>
          </table:table-cell>
          <table:table-cell table:formula="of:=CONFIDENCE(0.95;[.AH34];30)" office:value-type="float" office:value="0.0657202557082544" calcext:value-type="float">
            <text:p>0,0657202557</text:p>
          </table:table-cell>
          <table:table-cell table:formula="of:=[.AF34]+[.AI34]" office:value-type="float" office:value="241.379826289042" calcext:value-type="float">
            <text:p>241,379826289</text:p>
          </table:table-cell>
          <table:table-cell table:formula="of:=[.AF34]-[.AI34]" office:value-type="float" office:value="241.248385777625" calcext:value-type="float">
            <text:p>241,2483857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3.053092" calcext:value-type="float">
            <text:p>323,053092</text:p>
          </table:table-cell>
          <table:table-cell office:value-type="float" office:value="322.450933" calcext:value-type="float">
            <text:p>322,450933</text:p>
          </table:table-cell>
          <table:table-cell office:value-type="float" office:value="321.618832" calcext:value-type="float">
            <text:p>321,618832</text:p>
          </table:table-cell>
          <table:table-cell office:value-type="float" office:value="319.993607" calcext:value-type="float">
            <text:p>319,993607</text:p>
          </table:table-cell>
          <table:table-cell office:value-type="float" office:value="320.590362" calcext:value-type="float">
            <text:p>320,590362</text:p>
          </table:table-cell>
          <table:table-cell office:value-type="float" office:value="320.266136" calcext:value-type="float">
            <text:p>320,266136</text:p>
          </table:table-cell>
          <table:table-cell office:value-type="float" office:value="319.374983" calcext:value-type="float">
            <text:p>319,374983</text:p>
          </table:table-cell>
          <table:table-cell office:value-type="float" office:value="321.68548" calcext:value-type="float">
            <text:p>321,68548</text:p>
          </table:table-cell>
          <table:table-cell office:value-type="float" office:value="321.996563" calcext:value-type="float">
            <text:p>321,996563</text:p>
          </table:table-cell>
          <table:table-cell office:value-type="float" office:value="324.562938" calcext:value-type="float">
            <text:p>324,562938</text:p>
          </table:table-cell>
          <table:table-cell office:value-type="float" office:value="322.3942" calcext:value-type="float">
            <text:p>322,3942</text:p>
          </table:table-cell>
          <table:table-cell office:value-type="float" office:value="320.459889" calcext:value-type="float">
            <text:p>320,459889</text:p>
          </table:table-cell>
          <table:table-cell office:value-type="float" office:value="306.343092" calcext:value-type="float">
            <text:p>306,343092</text:p>
          </table:table-cell>
          <table:table-cell office:value-type="float" office:value="306.496055" calcext:value-type="float">
            <text:p>306,496055</text:p>
          </table:table-cell>
          <table:table-cell office:value-type="float" office:value="306.336506" calcext:value-type="float">
            <text:p>306,336506</text:p>
          </table:table-cell>
          <table:table-cell office:value-type="float" office:value="305.120906" calcext:value-type="float">
            <text:p>305,120906</text:p>
          </table:table-cell>
          <table:table-cell office:value-type="float" office:value="305.676042" calcext:value-type="float">
            <text:p>305,676042</text:p>
          </table:table-cell>
          <table:table-cell office:value-type="float" office:value="306.074952" calcext:value-type="float">
            <text:p>306,074952</text:p>
          </table:table-cell>
          <table:table-cell office:value-type="float" office:value="305.889236" calcext:value-type="float">
            <text:p>305,889236</text:p>
          </table:table-cell>
          <table:table-cell office:value-type="float" office:value="306.094072" calcext:value-type="float">
            <text:p>306,094072</text:p>
          </table:table-cell>
          <table:table-cell office:value-type="float" office:value="305.962155" calcext:value-type="float">
            <text:p>305,962155</text:p>
          </table:table-cell>
          <table:table-cell office:value-type="float" office:value="306.354951" calcext:value-type="float">
            <text:p>306,354951</text:p>
          </table:table-cell>
          <table:table-cell office:value-type="float" office:value="305.667839" calcext:value-type="float">
            <text:p>305,667839</text:p>
          </table:table-cell>
          <table:table-cell office:value-type="float" office:value="306.346612" calcext:value-type="float">
            <text:p>306,346612</text:p>
          </table:table-cell>
          <table:table-cell office:value-type="float" office:value="305.600422" calcext:value-type="float">
            <text:p>305,600422</text:p>
          </table:table-cell>
          <table:table-cell office:value-type="float" office:value="305.673778" calcext:value-type="float">
            <text:p>305,673778</text:p>
          </table:table-cell>
          <table:table-cell office:value-type="float" office:value="305.285322" calcext:value-type="float">
            <text:p>305,285322</text:p>
          </table:table-cell>
          <table:table-cell office:value-type="float" office:value="305.828792" calcext:value-type="float">
            <text:p>305,828792</text:p>
          </table:table-cell>
          <table:table-cell office:value-type="float" office:value="306.137709" calcext:value-type="float">
            <text:p>306,137709</text:p>
          </table:table-cell>
          <table:table-cell office:value-type="float" office:value="306.008703" calcext:value-type="float">
            <text:p>306,008703</text:p>
          </table:table-cell>
          <table:table-cell table:formula="of:=AVERAGE([.B35:.AE35])" office:value-type="float" office:value="312.178138633333" calcext:value-type="float">
            <text:p>312,1781386333</text:p>
          </table:table-cell>
          <table:table-cell table:formula="of:=VAR([.B35:.AE35])" office:value-type="float" office:value="61.3223937358558" calcext:value-type="float">
            <text:p>61,3223937359</text:p>
          </table:table-cell>
          <table:table-cell table:formula="of:=STDEV([.B35:.AE35])" office:value-type="float" office:value="7.83086162154943" calcext:value-type="float">
            <text:p>7,8308616215</text:p>
          </table:table-cell>
          <table:table-cell table:formula="of:=CONFIDENCE(0.95;[.AH35];30)" office:value-type="float" office:value="0.0896527072106031" calcext:value-type="float">
            <text:p>0,0896527072</text:p>
          </table:table-cell>
          <table:table-cell table:formula="of:=[.AF35]+[.AI35]" office:value-type="float" office:value="312.267791340544" calcext:value-type="float">
            <text:p>312,2677913405</text:p>
          </table:table-cell>
          <table:table-cell table:formula="of:=[.AF35]-[.AI35]" office:value-type="float" office:value="312.088485926123" calcext:value-type="float">
            <text:p>312,08848592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5.922628" calcext:value-type="float">
            <text:p>365,922628</text:p>
          </table:table-cell>
          <table:table-cell office:value-type="float" office:value="366.337089" calcext:value-type="float">
            <text:p>366,337089</text:p>
          </table:table-cell>
          <table:table-cell office:value-type="float" office:value="366.140253" calcext:value-type="float">
            <text:p>366,140253</text:p>
          </table:table-cell>
          <table:table-cell office:value-type="float" office:value="366.528529" calcext:value-type="float">
            <text:p>366,528529</text:p>
          </table:table-cell>
          <table:table-cell office:value-type="float" office:value="367.475813" calcext:value-type="float">
            <text:p>367,475813</text:p>
          </table:table-cell>
          <table:table-cell office:value-type="float" office:value="365.71305" calcext:value-type="float">
            <text:p>365,71305</text:p>
          </table:table-cell>
          <table:table-cell office:value-type="float" office:value="365.991486" calcext:value-type="float">
            <text:p>365,991486</text:p>
          </table:table-cell>
          <table:table-cell office:value-type="float" office:value="365.816736" calcext:value-type="float">
            <text:p>365,816736</text:p>
          </table:table-cell>
          <table:table-cell office:value-type="float" office:value="365.79261" calcext:value-type="float">
            <text:p>365,79261</text:p>
          </table:table-cell>
          <table:table-cell office:value-type="float" office:value="365.857319" calcext:value-type="float">
            <text:p>365,857319</text:p>
          </table:table-cell>
          <table:table-cell office:value-type="float" office:value="367.226605" calcext:value-type="float">
            <text:p>367,226605</text:p>
          </table:table-cell>
          <table:table-cell office:value-type="float" office:value="365.821014" calcext:value-type="float">
            <text:p>365,821014</text:p>
          </table:table-cell>
          <table:table-cell office:value-type="float" office:value="365.831887" calcext:value-type="float">
            <text:p>365,831887</text:p>
          </table:table-cell>
          <table:table-cell office:value-type="float" office:value="366.314682" calcext:value-type="float">
            <text:p>366,314682</text:p>
          </table:table-cell>
          <table:table-cell office:value-type="float" office:value="369.997724" calcext:value-type="float">
            <text:p>369,997724</text:p>
          </table:table-cell>
          <table:table-cell office:value-type="float" office:value="365.816145" calcext:value-type="float">
            <text:p>365,816145</text:p>
          </table:table-cell>
          <table:table-cell office:value-type="float" office:value="365.895444" calcext:value-type="float">
            <text:p>365,895444</text:p>
          </table:table-cell>
          <table:table-cell office:value-type="float" office:value="366.426334" calcext:value-type="float">
            <text:p>366,426334</text:p>
          </table:table-cell>
          <table:table-cell office:value-type="float" office:value="365.844145" calcext:value-type="float">
            <text:p>365,844145</text:p>
          </table:table-cell>
          <table:table-cell office:value-type="float" office:value="365.853437" calcext:value-type="float">
            <text:p>365,853437</text:p>
          </table:table-cell>
          <table:table-cell office:value-type="float" office:value="365.981358" calcext:value-type="float">
            <text:p>365,981358</text:p>
          </table:table-cell>
          <table:table-cell office:value-type="float" office:value="365.767155" calcext:value-type="float">
            <text:p>365,767155</text:p>
          </table:table-cell>
          <table:table-cell office:value-type="float" office:value="366.191015" calcext:value-type="float">
            <text:p>366,191015</text:p>
          </table:table-cell>
          <table:table-cell office:value-type="float" office:value="365.884102" calcext:value-type="float">
            <text:p>365,884102</text:p>
          </table:table-cell>
          <table:table-cell office:value-type="float" office:value="364.939714" calcext:value-type="float">
            <text:p>364,939714</text:p>
          </table:table-cell>
          <table:table-cell office:value-type="float" office:value="365.893171" calcext:value-type="float">
            <text:p>365,893171</text:p>
          </table:table-cell>
          <table:table-cell office:value-type="float" office:value="366.029565" calcext:value-type="float">
            <text:p>366,029565</text:p>
          </table:table-cell>
          <table:table-cell office:value-type="float" office:value="365.794166" calcext:value-type="float">
            <text:p>365,794166</text:p>
          </table:table-cell>
          <table:table-cell office:value-type="float" office:value="365.621056" calcext:value-type="float">
            <text:p>365,621056</text:p>
          </table:table-cell>
          <table:table-cell office:value-type="float" office:value="366.176319" calcext:value-type="float">
            <text:p>366,176319</text:p>
          </table:table-cell>
          <table:table-cell table:formula="of:=AVERAGE([.B36:.AE36])" office:value-type="float" office:value="366.162685033333" calcext:value-type="float">
            <text:p>366,1626850333</text:p>
          </table:table-cell>
          <table:table-cell table:formula="of:=VAR([.B36:.AE36])" office:value-type="float" office:value="0.736482932096244" calcext:value-type="float">
            <text:p>0,7364829321</text:p>
          </table:table-cell>
          <table:table-cell table:formula="of:=STDEV([.B36:.AE36])" office:value-type="float" office:value="0.858185837739265" calcext:value-type="float">
            <text:p>0,8581858377</text:p>
          </table:table-cell>
          <table:table-cell table:formula="of:=CONFIDENCE(0.95;[.AH36];30)" office:value-type="float" office:value="0.00982505979053441" calcext:value-type="float">
            <text:p>0,0098250598</text:p>
          </table:table-cell>
          <table:table-cell table:formula="of:=[.AF36]+[.AI36]" office:value-type="float" office:value="366.172510093124" calcext:value-type="float">
            <text:p>366,1725100931</text:p>
          </table:table-cell>
          <table:table-cell table:formula="of:=[.AF36]-[.AI36]" office:value-type="float" office:value="366.152859973543" calcext:value-type="float">
            <text:p>366,15285997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4.87052" calcext:value-type="float">
            <text:p>384,87052</text:p>
          </table:table-cell>
          <table:table-cell office:value-type="float" office:value="384.685506" calcext:value-type="float">
            <text:p>384,685506</text:p>
          </table:table-cell>
          <table:table-cell office:value-type="float" office:value="385.233087" calcext:value-type="float">
            <text:p>385,233087</text:p>
          </table:table-cell>
          <table:table-cell office:value-type="float" office:value="383.982452" calcext:value-type="float">
            <text:p>383,982452</text:p>
          </table:table-cell>
          <table:table-cell office:value-type="float" office:value="384.211596" calcext:value-type="float">
            <text:p>384,211596</text:p>
          </table:table-cell>
          <table:table-cell office:value-type="float" office:value="383.872372" calcext:value-type="float">
            <text:p>383,872372</text:p>
          </table:table-cell>
          <table:table-cell office:value-type="float" office:value="384.395165" calcext:value-type="float">
            <text:p>384,395165</text:p>
          </table:table-cell>
          <table:table-cell office:value-type="float" office:value="384.235232" calcext:value-type="float">
            <text:p>384,235232</text:p>
          </table:table-cell>
          <table:table-cell office:value-type="float" office:value="384.852593" calcext:value-type="float">
            <text:p>384,852593</text:p>
          </table:table-cell>
          <table:table-cell office:value-type="float" office:value="384.12859" calcext:value-type="float">
            <text:p>384,12859</text:p>
          </table:table-cell>
          <table:table-cell office:value-type="float" office:value="384.058685" calcext:value-type="float">
            <text:p>384,058685</text:p>
          </table:table-cell>
          <table:table-cell office:value-type="float" office:value="384.784897" calcext:value-type="float">
            <text:p>384,784897</text:p>
          </table:table-cell>
          <table:table-cell office:value-type="float" office:value="384.659627" calcext:value-type="float">
            <text:p>384,659627</text:p>
          </table:table-cell>
          <table:table-cell office:value-type="float" office:value="384.557027" calcext:value-type="float">
            <text:p>384,557027</text:p>
          </table:table-cell>
          <table:table-cell office:value-type="float" office:value="384.422456" calcext:value-type="float">
            <text:p>384,422456</text:p>
          </table:table-cell>
          <table:table-cell office:value-type="float" office:value="384.46161" calcext:value-type="float">
            <text:p>384,46161</text:p>
          </table:table-cell>
          <table:table-cell office:value-type="float" office:value="385.95058" calcext:value-type="float">
            <text:p>385,95058</text:p>
          </table:table-cell>
          <table:table-cell office:value-type="float" office:value="386.699449" calcext:value-type="float">
            <text:p>386,699449</text:p>
          </table:table-cell>
          <table:table-cell office:value-type="float" office:value="384.093618" calcext:value-type="float">
            <text:p>384,093618</text:p>
          </table:table-cell>
          <table:table-cell office:value-type="float" office:value="384.480704" calcext:value-type="float">
            <text:p>384,480704</text:p>
          </table:table-cell>
          <table:table-cell office:value-type="float" office:value="384.508242" calcext:value-type="float">
            <text:p>384,508242</text:p>
          </table:table-cell>
          <table:table-cell office:value-type="float" office:value="383.846789" calcext:value-type="float">
            <text:p>383,846789</text:p>
          </table:table-cell>
          <table:table-cell office:value-type="float" office:value="384.455679" calcext:value-type="float">
            <text:p>384,455679</text:p>
          </table:table-cell>
          <table:table-cell office:value-type="float" office:value="383.933347" calcext:value-type="float">
            <text:p>383,933347</text:p>
          </table:table-cell>
          <table:table-cell office:value-type="float" office:value="384.420817" calcext:value-type="float">
            <text:p>384,420817</text:p>
          </table:table-cell>
          <table:table-cell office:value-type="float" office:value="383.787445" calcext:value-type="float">
            <text:p>383,787445</text:p>
          </table:table-cell>
          <table:table-cell office:value-type="float" office:value="389.985547" calcext:value-type="float">
            <text:p>389,985547</text:p>
          </table:table-cell>
          <table:table-cell office:value-type="float" office:value="384.43588" calcext:value-type="float">
            <text:p>384,43588</text:p>
          </table:table-cell>
          <table:table-cell office:value-type="float" office:value="383.831438" calcext:value-type="float">
            <text:p>383,831438</text:p>
          </table:table-cell>
          <table:table-cell office:value-type="float" office:value="384.323237" calcext:value-type="float">
            <text:p>384,323237</text:p>
          </table:table-cell>
          <table:table-cell table:formula="of:=AVERAGE([.B37:.AE37])" office:value-type="float" office:value="384.672139566667" calcext:value-type="float">
            <text:p>384,6721395667</text:p>
          </table:table-cell>
          <table:table-cell table:formula="of:=VAR([.B37:.AE37])" office:value-type="float" office:value="1.38500893411315" calcext:value-type="float">
            <text:p>1,3850089341</text:p>
          </table:table-cell>
          <table:table-cell table:formula="of:=STDEV([.B37:.AE37])" office:value-type="float" office:value="1.17686402532882" calcext:value-type="float">
            <text:p>1,1768640253</text:p>
          </table:table-cell>
          <table:table-cell table:formula="of:=CONFIDENCE(0.95;[.AH37];30)" office:value-type="float" office:value="0.0134734912948979" calcext:value-type="float">
            <text:p>0,0134734913</text:p>
          </table:table-cell>
          <table:table-cell table:formula="of:=[.AF37]+[.AI37]" office:value-type="float" office:value="384.685613057962" calcext:value-type="float">
            <text:p>384,685613058</text:p>
          </table:table-cell>
          <table:table-cell table:formula="of:=[.AF37]-[.AI37]" office:value-type="float" office:value="384.658666075372" calcext:value-type="float">
            <text:p>384,65866607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7.29798" calcext:value-type="float">
            <text:p>547,29798</text:p>
          </table:table-cell>
          <table:table-cell office:value-type="float" office:value="547.33015" calcext:value-type="float">
            <text:p>547,33015</text:p>
          </table:table-cell>
          <table:table-cell office:value-type="float" office:value="547.688165" calcext:value-type="float">
            <text:p>547,688165</text:p>
          </table:table-cell>
          <table:table-cell office:value-type="float" office:value="547.861488" calcext:value-type="float">
            <text:p>547,861488</text:p>
          </table:table-cell>
          <table:table-cell office:value-type="float" office:value="547.630836" calcext:value-type="float">
            <text:p>547,630836</text:p>
          </table:table-cell>
          <table:table-cell office:value-type="float" office:value="548.262993" calcext:value-type="float">
            <text:p>548,262993</text:p>
          </table:table-cell>
          <table:table-cell office:value-type="float" office:value="547.408846" calcext:value-type="float">
            <text:p>547,408846</text:p>
          </table:table-cell>
          <table:table-cell office:value-type="float" office:value="547.380401" calcext:value-type="float">
            <text:p>547,380401</text:p>
          </table:table-cell>
          <table:table-cell office:value-type="float" office:value="547.805167" calcext:value-type="float">
            <text:p>547,805167</text:p>
          </table:table-cell>
          <table:table-cell office:value-type="float" office:value="613.419562" calcext:value-type="float">
            <text:p>613,419562</text:p>
          </table:table-cell>
          <table:table-cell office:value-type="float" office:value="547.453647" calcext:value-type="float">
            <text:p>547,453647</text:p>
          </table:table-cell>
          <table:table-cell office:value-type="float" office:value="547.421179" calcext:value-type="float">
            <text:p>547,421179</text:p>
          </table:table-cell>
          <table:table-cell office:value-type="float" office:value="549.491234" calcext:value-type="float">
            <text:p>549,491234</text:p>
          </table:table-cell>
          <table:table-cell office:value-type="float" office:value="548.863833" calcext:value-type="float">
            <text:p>548,863833</text:p>
          </table:table-cell>
          <table:table-cell office:value-type="float" office:value="563.132865" calcext:value-type="float">
            <text:p>563,132865</text:p>
          </table:table-cell>
          <table:table-cell office:value-type="float" office:value="548.564077" calcext:value-type="float">
            <text:p>548,564077</text:p>
          </table:table-cell>
          <table:table-cell office:value-type="float" office:value="547.636418" calcext:value-type="float">
            <text:p>547,636418</text:p>
          </table:table-cell>
          <table:table-cell office:value-type="float" office:value="547.371037" calcext:value-type="float">
            <text:p>547,371037</text:p>
          </table:table-cell>
          <table:table-cell office:value-type="float" office:value="547.852572" calcext:value-type="float">
            <text:p>547,852572</text:p>
          </table:table-cell>
          <table:table-cell office:value-type="float" office:value="548.779166" calcext:value-type="float">
            <text:p>548,779166</text:p>
          </table:table-cell>
          <table:table-cell office:value-type="float" office:value="547.405054" calcext:value-type="float">
            <text:p>547,405054</text:p>
          </table:table-cell>
          <table:table-cell office:value-type="float" office:value="547.113779" calcext:value-type="float">
            <text:p>547,113779</text:p>
          </table:table-cell>
          <table:table-cell office:value-type="float" office:value="547.410997" calcext:value-type="float">
            <text:p>547,410997</text:p>
          </table:table-cell>
          <table:table-cell office:value-type="float" office:value="547.869059" calcext:value-type="float">
            <text:p>547,869059</text:p>
          </table:table-cell>
          <table:table-cell office:value-type="float" office:value="547.783531" calcext:value-type="float">
            <text:p>547,783531</text:p>
          </table:table-cell>
          <table:table-cell office:value-type="float" office:value="548.33651" calcext:value-type="float">
            <text:p>548,33651</text:p>
          </table:table-cell>
          <table:table-cell office:value-type="float" office:value="548.149129" calcext:value-type="float">
            <text:p>548,149129</text:p>
          </table:table-cell>
          <table:table-cell office:value-type="float" office:value="548.568991" calcext:value-type="float">
            <text:p>548,568991</text:p>
          </table:table-cell>
          <table:table-cell office:value-type="float" office:value="547.872527" calcext:value-type="float">
            <text:p>547,872527</text:p>
          </table:table-cell>
          <table:table-cell office:value-type="float" office:value="547.573904" calcext:value-type="float">
            <text:p>547,573904</text:p>
          </table:table-cell>
          <table:table-cell table:formula="of:=AVERAGE([.B38:.AE38])" office:value-type="float" office:value="550.557836566667" calcext:value-type="float">
            <text:p>550,5578365667</text:p>
          </table:table-cell>
          <table:table-cell table:formula="of:=VAR([.B38:.AE38])" office:value-type="float" office:value="149.026456155083" calcext:value-type="float">
            <text:p>149,0264561551</text:p>
          </table:table-cell>
          <table:table-cell table:formula="of:=STDEV([.B38:.AE38])" office:value-type="float" office:value="12.2076392539706" calcext:value-type="float">
            <text:p>12,207639254</text:p>
          </table:table-cell>
          <table:table-cell table:formula="of:=CONFIDENCE(0.95;[.AH38];30)" office:value-type="float" office:value="0.139760853998125" calcext:value-type="float">
            <text:p>0,139760854</text:p>
          </table:table-cell>
          <table:table-cell table:formula="of:=[.AF38]+[.AI38]" office:value-type="float" office:value="550.697597420665" calcext:value-type="float">
            <text:p>550,6975974207</text:p>
          </table:table-cell>
          <table:table-cell table:formula="of:=[.AF38]-[.AI38]" office:value-type="float" office:value="550.418075712669" calcext:value-type="float">
            <text:p>550,41807571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9.669057" calcext:value-type="float">
            <text:p>569,669057</text:p>
          </table:table-cell>
          <table:table-cell office:value-type="float" office:value="569.589405" calcext:value-type="float">
            <text:p>569,589405</text:p>
          </table:table-cell>
          <table:table-cell office:value-type="float" office:value="570.133807" calcext:value-type="float">
            <text:p>570,133807</text:p>
          </table:table-cell>
          <table:table-cell office:value-type="float" office:value="570.48945" calcext:value-type="float">
            <text:p>570,48945</text:p>
          </table:table-cell>
          <table:table-cell office:value-type="float" office:value="570.932619" calcext:value-type="float">
            <text:p>570,932619</text:p>
          </table:table-cell>
          <table:table-cell office:value-type="float" office:value="569.740145" calcext:value-type="float">
            <text:p>569,740145</text:p>
          </table:table-cell>
          <table:table-cell office:value-type="float" office:value="569.818315" calcext:value-type="float">
            <text:p>569,818315</text:p>
          </table:table-cell>
          <table:table-cell office:value-type="float" office:value="569.855886" calcext:value-type="float">
            <text:p>569,855886</text:p>
          </table:table-cell>
          <table:table-cell office:value-type="float" office:value="570.431501" calcext:value-type="float">
            <text:p>570,431501</text:p>
          </table:table-cell>
          <table:table-cell office:value-type="float" office:value="574.365207" calcext:value-type="float">
            <text:p>574,365207</text:p>
          </table:table-cell>
          <table:table-cell office:value-type="float" office:value="570.32497642" calcext:value-type="float">
            <text:p>570,32497642</text:p>
          </table:table-cell>
          <table:table-cell office:value-type="float" office:value="826.106248" calcext:value-type="float">
            <text:p>826,106248</text:p>
          </table:table-cell>
          <table:table-cell office:value-type="float" office:value="825.69159" calcext:value-type="float">
            <text:p>825,69159</text:p>
          </table:table-cell>
          <table:table-cell office:value-type="float" office:value="824.628129" calcext:value-type="float">
            <text:p>824,628129</text:p>
          </table:table-cell>
          <table:table-cell table:number-columns-repeated="16"/>
          <table:table-cell table:formula="of:=AVERAGE([.B39:.AE39])" office:value-type="float" office:value="625.126881101429" calcext:value-type="float">
            <text:p>625,1268811014</text:p>
          </table:table-cell>
          <table:table-cell table:formula="of:=VAR([.B39:.AE39])" office:value-type="float" office:value="11790.7180579227" calcext:value-type="float">
            <text:p>11790,7180579227</text:p>
          </table:table-cell>
          <table:table-cell table:formula="of:=STDEV([.B39:.AE39])" office:value-type="float" office:value="108.585072905638" calcext:value-type="float">
            <text:p>108,5850729056</text:p>
          </table:table-cell>
          <table:table-cell table:formula="of:=CONFIDENCE(0.95;[.AH39];30)" office:value-type="float" office:value="1.24315129281073" calcext:value-type="float">
            <text:p>1,2431512928</text:p>
          </table:table-cell>
          <table:table-cell table:formula="of:=[.AF39]+[.AI39]" office:value-type="float" office:value="626.370032394239" calcext:value-type="float">
            <text:p>626,3700323942</text:p>
          </table:table-cell>
          <table:table-cell table:formula="of:=[.AF39]-[.AI39]" office:value-type="float" office:value="623.883729808618" calcext:value-type="float">
            <text:p>623,88372980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0"/>
          <table:table-cell table:formula="of:=AVERAGE([.B40:.AE40])" office:value-type="string" office:string-value="" calcext:value-type="error">
            <text:p>#DIV/0!</text:p>
          </table:table-cell>
          <table:table-cell table:formula="of:=VAR([.B40:.AE40])" office:value-type="string" office:string-value="" calcext:value-type="error">
            <text:p>#DIV/0!</text:p>
          </table:table-cell>
          <table:table-cell table:formula="of:=STDEV([.B40:.AE40])" office:value-type="string" office:string-value="" calcext:value-type="error">
            <text:p>#DIV/0!</text:p>
          </table:table-cell>
          <table:table-cell table:formula="of:=CONFIDENCE(0.95;[.AH40];30)" office:value-type="string" office:string-value="" calcext:value-type="error">
            <text:p>#DIV/0!</text:p>
          </table:table-cell>
          <table:table-cell table:formula="of:=[.AF40]+[.AI40]" office:value-type="string" office:string-value="" calcext:value-type="error">
            <text:p>#DIV/0!</text:p>
          </table:table-cell>
          <table:table-cell table:formula="of:=[.AF40]-[.AI4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8.651403" calcext:value-type="float">
            <text:p>848,651403</text:p>
          </table:table-cell>
          <table:table-cell table:number-columns-repeated="29"/>
          <table:table-cell table:formula="of:=AVERAGE([.B41:.AE41])" office:value-type="float" office:value="848.651403" calcext:value-type="float">
            <text:p>848,651403</text:p>
          </table:table-cell>
          <table:table-cell table:formula="of:=VAR([.B41:.AE41])" office:value-type="string" office:string-value="" calcext:value-type="error">
            <text:p>#DIV/0!</text:p>
          </table:table-cell>
          <table:table-cell table:formula="of:=STDEV([.B41:.AE41])" office:value-type="string" office:string-value="" calcext:value-type="error">
            <text:p>#DIV/0!</text:p>
          </table:table-cell>
          <table:table-cell table:formula="of:=CONFIDENCE(0.95;[.AH41];30)" office:value-type="string" office:string-value="" calcext:value-type="error">
            <text:p>#DIV/0!</text:p>
          </table:table-cell>
          <table:table-cell table:formula="of:=[.AF41]+[.AI41]" office:value-type="string" office:string-value="" calcext:value-type="error">
            <text:p>#DIV/0!</text:p>
          </table:table-cell>
          <table:table-cell table:formula="of:=[.AF41]-[.AI4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53.969456" calcext:value-type="float">
            <text:p>953,969456</text:p>
          </table:table-cell>
          <table:table-cell table:number-columns-repeated="29"/>
          <table:table-cell table:formula="of:=AVERAGE([.B42:.AE42])" office:value-type="float" office:value="953.969456" calcext:value-type="float">
            <text:p>953,969456</text:p>
          </table:table-cell>
          <table:table-cell table:formula="of:=VAR([.B42:.AE42])" office:value-type="string" office:string-value="" calcext:value-type="error">
            <text:p>#DIV/0!</text:p>
          </table:table-cell>
          <table:table-cell table:formula="of:=STDEV([.B42:.AE42])" office:value-type="string" office:string-value="" calcext:value-type="error">
            <text:p>#DIV/0!</text:p>
          </table:table-cell>
          <table:table-cell table:formula="of:=CONFIDENCE(0.95;[.AH42];30)" office:value-type="string" office:string-value="" calcext:value-type="error">
            <text:p>#DIV/0!</text:p>
          </table:table-cell>
          <table:table-cell table:formula="of:=[.AF42]+[.AI42]" office:value-type="string" office:string-value="" calcext:value-type="error">
            <text:p>#DIV/0!</text:p>
          </table:table-cell>
          <table:table-cell table:formula="of:=[.AF42]-[.AI4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9.535626" calcext:value-type="float">
            <text:p>969,535626</text:p>
          </table:table-cell>
          <table:table-cell table:number-columns-repeated="29"/>
          <table:table-cell table:formula="of:=AVERAGE([.B43:.AE43])" office:value-type="float" office:value="969.535626" calcext:value-type="float">
            <text:p>969,535626</text:p>
          </table:table-cell>
          <table:table-cell table:formula="of:=VAR([.B43:.AE43])" office:value-type="string" office:string-value="" calcext:value-type="error">
            <text:p>#DIV/0!</text:p>
          </table:table-cell>
          <table:table-cell table:formula="of:=STDEV([.B43:.AE43])" office:value-type="string" office:string-value="" calcext:value-type="error">
            <text:p>#DIV/0!</text:p>
          </table:table-cell>
          <table:table-cell table:formula="of:=CONFIDENCE(0.95;[.AH43];30)" office:value-type="string" office:string-value="" calcext:value-type="error">
            <text:p>#DIV/0!</text:p>
          </table:table-cell>
          <table:table-cell table:formula="of:=[.AF43]+[.AI43]" office:value-type="string" office:string-value="" calcext:value-type="error">
            <text:p>#DIV/0!</text:p>
          </table:table-cell>
          <table:table-cell table:formula="of:=[.AF43]-[.AI4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87.617011" calcext:value-type="float">
            <text:p>1487,617011</text:p>
          </table:table-cell>
          <table:table-cell table:number-columns-repeated="29"/>
          <table:table-cell table:formula="of:=AVERAGE([.B44:.AE44])" office:value-type="float" office:value="1487.617011" calcext:value-type="float">
            <text:p>1487,617011</text:p>
          </table:table-cell>
          <table:table-cell table:formula="of:=VAR([.B44:.AE44])" office:value-type="string" office:string-value="" calcext:value-type="error">
            <text:p>#DIV/0!</text:p>
          </table:table-cell>
          <table:table-cell table:formula="of:=STDEV([.B44:.AE44])" office:value-type="string" office:string-value="" calcext:value-type="error">
            <text:p>#DIV/0!</text:p>
          </table:table-cell>
          <table:table-cell table:formula="of:=CONFIDENCE(0.95;[.AH44];30)" office:value-type="string" office:string-value="" calcext:value-type="error">
            <text:p>#DIV/0!</text:p>
          </table:table-cell>
          <table:table-cell table:formula="of:=[.AF44]+[.AI44]" office:value-type="string" office:string-value="" calcext:value-type="error">
            <text:p>#DIV/0!</text:p>
          </table:table-cell>
          <table:table-cell table:formula="of:=[.AF44]-[.AI4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76.930567" calcext:value-type="float">
            <text:p>1676,930567</text:p>
          </table:table-cell>
          <table:table-cell table:number-columns-repeated="29"/>
          <table:table-cell table:formula="of:=AVERAGE([.B45:.AE45])" office:value-type="float" office:value="1676.930567" calcext:value-type="float">
            <text:p>1676,930567</text:p>
          </table:table-cell>
          <table:table-cell table:formula="of:=VAR([.B45:.AE45])" office:value-type="string" office:string-value="" calcext:value-type="error">
            <text:p>#DIV/0!</text:p>
          </table:table-cell>
          <table:table-cell table:formula="of:=STDEV([.B45:.AE45])" office:value-type="string" office:string-value="" calcext:value-type="error">
            <text:p>#DIV/0!</text:p>
          </table:table-cell>
          <table:table-cell table:formula="of:=CONFIDENCE(0.95;[.AH45];30)" office:value-type="string" office:string-value="" calcext:value-type="error">
            <text:p>#DIV/0!</text:p>
          </table:table-cell>
          <table:table-cell table:formula="of:=[.AF45]+[.AI45]" office:value-type="string" office:string-value="" calcext:value-type="error">
            <text:p>#DIV/0!</text:p>
          </table:table-cell>
          <table:table-cell table:formula="of:=[.AF45]-[.AI4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89.517986" calcext:value-type="float">
            <text:p>1689,517986</text:p>
          </table:table-cell>
          <table:table-cell table:number-columns-repeated="29"/>
          <table:table-cell table:formula="of:=AVERAGE([.B46:.AE46])" office:value-type="float" office:value="1689.517986" calcext:value-type="float">
            <text:p>1689,517986</text:p>
          </table:table-cell>
          <table:table-cell table:formula="of:=VAR([.B46:.AE46])" office:value-type="string" office:string-value="" calcext:value-type="error">
            <text:p>#DIV/0!</text:p>
          </table:table-cell>
          <table:table-cell table:formula="of:=STDEV([.B46:.AE46])" office:value-type="string" office:string-value="" calcext:value-type="error">
            <text:p>#DIV/0!</text:p>
          </table:table-cell>
          <table:table-cell table:formula="of:=CONFIDENCE(0.95;[.AH46];30)" office:value-type="string" office:string-value="" calcext:value-type="error">
            <text:p>#DIV/0!</text:p>
          </table:table-cell>
          <table:table-cell table:formula="of:=[.AF46]+[.AI46]" office:value-type="string" office:string-value="" calcext:value-type="error">
            <text:p>#DIV/0!</text:p>
          </table:table-cell>
          <table:table-cell table:formula="of:=[.AF46]-[.AI4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26.15497349" calcext:value-type="float">
            <text:p>2526,15497349</text:p>
          </table:table-cell>
          <table:table-cell office:value-type="float" office:value="2530.435871" calcext:value-type="float">
            <text:p>2530,435871</text:p>
          </table:table-cell>
          <table:table-cell table:number-columns-repeated="28"/>
          <table:table-cell table:formula="of:=AVERAGE([.B47:.AE47])" office:value-type="float" office:value="2528.295422245" calcext:value-type="float">
            <text:p>2528,295422245</text:p>
          </table:table-cell>
          <table:table-cell table:formula="of:=VAR([.B47:.AE47])" office:value-type="float" office:value="9.16304174556278" calcext:value-type="float">
            <text:p>9,1630417456</text:p>
          </table:table-cell>
          <table:table-cell table:formula="of:=STDEV([.B47:.AE47])" office:value-type="float" office:value="3.02705165888572" calcext:value-type="float">
            <text:p>3,0270516589</text:p>
          </table:table-cell>
          <table:table-cell table:formula="of:=CONFIDENCE(0.95;[.AH47];30)" office:value-type="float" office:value="0.0346556214629872" calcext:value-type="float">
            <text:p>0,0346556215</text:p>
          </table:table-cell>
          <table:table-cell table:formula="of:=[.AF47]+[.AI47]" office:value-type="float" office:value="2528.33007786646" calcext:value-type="float">
            <text:p>2528,3300778665</text:p>
          </table:table-cell>
          <table:table-cell table:formula="of:=[.AF47]-[.AI47]" office:value-type="float" office:value="2528.26076662354" calcext:value-type="float">
            <text:p>2528,26076662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36.53868751" calcext:value-type="float">
            <text:p>2636,53868751</text:p>
          </table:table-cell>
          <table:table-cell office:value-type="float" office:value="2698.212612" calcext:value-type="float">
            <text:p>2698,212612</text:p>
          </table:table-cell>
          <table:table-cell table:number-columns-repeated="28"/>
          <table:table-cell table:formula="of:=AVERAGE([.B48:.AE48])" office:value-type="float" office:value="2667.375649755" calcext:value-type="float">
            <text:p>2667,375649755</text:p>
          </table:table-cell>
          <table:table-cell table:formula="of:=VAR([.B48:.AE48])" office:value-type="float" office:value="1901.83648099911" calcext:value-type="float">
            <text:p>1901,8364809991</text:p>
          </table:table-cell>
          <table:table-cell table:formula="of:=STDEV([.B48:.AE48])" office:value-type="float" office:value="43.6100502292661" calcext:value-type="float">
            <text:p>43,6100502293</text:p>
          </table:table-cell>
          <table:table-cell table:formula="of:=CONFIDENCE(0.95;[.AH48];30)" office:value-type="float" office:value="0.499275718764456" calcext:value-type="float">
            <text:p>0,4992757188</text:p>
          </table:table-cell>
          <table:table-cell table:formula="of:=[.AF48]+[.AI48]" office:value-type="float" office:value="2667.87492547376" calcext:value-type="float">
            <text:p>2667,8749254738</text:p>
          </table:table-cell>
          <table:table-cell table:formula="of:=[.AF48]-[.AI48]" office:value-type="float" office:value="2666.87637403624" calcext:value-type="float">
            <text:p>2666,87637403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00" calcext:value-type="float">
            <text:p>2800</text:p>
          </table:table-cell>
          <table:table-cell table:number-columns-repeated="29"/>
          <table:table-cell table:formula="of:=AVERAGE([.B49:.AE49])" office:value-type="float" office:value="2800" calcext:value-type="float">
            <text:p>2800</text:p>
          </table:table-cell>
          <table:table-cell table:formula="of:=VAR([.B49:.AE49])" office:value-type="string" office:string-value="" calcext:value-type="error">
            <text:p>#DIV/0!</text:p>
          </table:table-cell>
          <table:table-cell table:formula="of:=STDEV([.B49:.AE49])" office:value-type="string" office:string-value="" calcext:value-type="error">
            <text:p>#DIV/0!</text:p>
          </table:table-cell>
          <table:table-cell table:formula="of:=CONFIDENCE(0.95;[.AH49];30)" office:value-type="string" office:string-value="" calcext:value-type="error">
            <text:p>#DIV/0!</text:p>
          </table:table-cell>
          <table:table-cell table:formula="of:=[.AF49]+[.AI49]" office:value-type="string" office:string-value="" calcext:value-type="error">
            <text:p>#DIV/0!</text:p>
          </table:table-cell>
          <table:table-cell table:formula="of:=[.AF49]-[.AI4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23.783301" calcext:value-type="float">
            <text:p>3023,783301</text:p>
          </table:table-cell>
          <table:table-cell table:number-columns-repeated="29"/>
          <table:table-cell table:formula="of:=AVERAGE([.B50:.AE50])" office:value-type="float" office:value="3023.783301" calcext:value-type="float">
            <text:p>3023,783301</text:p>
          </table:table-cell>
          <table:table-cell table:formula="of:=VAR([.B50:.AE50])" office:value-type="string" office:string-value="" calcext:value-type="error">
            <text:p>#DIV/0!</text:p>
          </table:table-cell>
          <table:table-cell table:formula="of:=STDEV([.B50:.AE50])" office:value-type="string" office:string-value="" calcext:value-type="error">
            <text:p>#DIV/0!</text:p>
          </table:table-cell>
          <table:table-cell table:formula="of:=CONFIDENCE(0.95;[.AH50];30)" office:value-type="string" office:string-value="" calcext:value-type="error">
            <text:p>#DIV/0!</text:p>
          </table:table-cell>
          <table:table-cell table:formula="of:=[.AF50]+[.AI50]" office:value-type="string" office:string-value="" calcext:value-type="error">
            <text:p>#DIV/0!</text:p>
          </table:table-cell>
          <table:table-cell table:formula="of:=[.AF50]-[.AI5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24.938971" calcext:value-type="float">
            <text:p>3224,938971</text:p>
          </table:table-cell>
          <table:table-cell table:number-columns-repeated="29"/>
          <table:table-cell table:formula="of:=AVERAGE([.B51:.AE51])" office:value-type="float" office:value="3224.938971" calcext:value-type="float">
            <text:p>3224,938971</text:p>
          </table:table-cell>
          <table:table-cell table:formula="of:=VAR([.B51:.AE51])" office:value-type="string" office:string-value="" calcext:value-type="error">
            <text:p>#DIV/0!</text:p>
          </table:table-cell>
          <table:table-cell table:formula="of:=STDEV([.B51:.AE51])" office:value-type="string" office:string-value="" calcext:value-type="error">
            <text:p>#DIV/0!</text:p>
          </table:table-cell>
          <table:table-cell table:formula="of:=CONFIDENCE(0.95;[.AH51];30)" office:value-type="string" office:string-value="" calcext:value-type="error">
            <text:p>#DIV/0!</text:p>
          </table:table-cell>
          <table:table-cell table:formula="of:=[.AF51]+[.AI51]" office:value-type="string" office:string-value="" calcext:value-type="error">
            <text:p>#DIV/0!</text:p>
          </table:table-cell>
          <table:table-cell table:formula="of:=[.AF51]-[.AI5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49.226206" calcext:value-type="float">
            <text:p>3449,226206</text:p>
          </table:table-cell>
          <table:table-cell table:number-columns-repeated="29"/>
          <table:table-cell table:formula="of:=AVERAGE([.B52:.AE52])" office:value-type="float" office:value="3449.226206" calcext:value-type="float">
            <text:p>3449,226206</text:p>
          </table:table-cell>
          <table:table-cell table:formula="of:=VAR([.B52:.AE52])" office:value-type="string" office:string-value="" calcext:value-type="error">
            <text:p>#DIV/0!</text:p>
          </table:table-cell>
          <table:table-cell table:formula="of:=STDEV([.B52:.AE52])" office:value-type="string" office:string-value="" calcext:value-type="error">
            <text:p>#DIV/0!</text:p>
          </table:table-cell>
          <table:table-cell table:formula="of:=CONFIDENCE(0.95;[.AH52];30)" office:value-type="string" office:string-value="" calcext:value-type="error">
            <text:p>#DIV/0!</text:p>
          </table:table-cell>
          <table:table-cell table:formula="of:=[.AF52]+[.AI52]" office:value-type="string" office:string-value="" calcext:value-type="error">
            <text:p>#DIV/0!</text:p>
          </table:table-cell>
          <table:table-cell table:formula="of:=[.AF52]-[.AI5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11.864869" calcext:value-type="float">
            <text:p>3811,864869</text:p>
          </table:table-cell>
          <table:table-cell table:number-columns-repeated="29"/>
          <table:table-cell table:formula="of:=AVERAGE([.B53:.AE53])" office:value-type="float" office:value="3811.864869" calcext:value-type="float">
            <text:p>3811,864869</text:p>
          </table:table-cell>
          <table:table-cell table:formula="of:=VAR([.B53:.AE53])" office:value-type="string" office:string-value="" calcext:value-type="error">
            <text:p>#DIV/0!</text:p>
          </table:table-cell>
          <table:table-cell table:formula="of:=STDEV([.B53:.AE53])" office:value-type="string" office:string-value="" calcext:value-type="error">
            <text:p>#DIV/0!</text:p>
          </table:table-cell>
          <table:table-cell table:formula="of:=CONFIDENCE(0.95;[.AH53];30)" office:value-type="string" office:string-value="" calcext:value-type="error">
            <text:p>#DIV/0!</text:p>
          </table:table-cell>
          <table:table-cell table:formula="of:=[.AF53]+[.AI53]" office:value-type="string" office:string-value="" calcext:value-type="error">
            <text:p>#DIV/0!</text:p>
          </table:table-cell>
          <table:table-cell table:formula="of:=[.AF53]-[.AI5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12.799722" calcext:value-type="float">
            <text:p>5612,799722</text:p>
          </table:table-cell>
          <table:table-cell table:number-columns-repeated="29"/>
          <table:table-cell table:formula="of:=AVERAGE([.B54:.AE54])" office:value-type="float" office:value="5612.799722" calcext:value-type="float">
            <text:p>5612,799722</text:p>
          </table:table-cell>
          <table:table-cell table:formula="of:=VAR([.B54:.AE54])" office:value-type="string" office:string-value="" calcext:value-type="error">
            <text:p>#DIV/0!</text:p>
          </table:table-cell>
          <table:table-cell table:formula="of:=STDEV([.B54:.AE54])" office:value-type="string" office:string-value="" calcext:value-type="error">
            <text:p>#DIV/0!</text:p>
          </table:table-cell>
          <table:table-cell table:formula="of:=CONFIDENCE(0.95;[.AH54];30)" office:value-type="string" office:string-value="" calcext:value-type="error">
            <text:p>#DIV/0!</text:p>
          </table:table-cell>
          <table:table-cell table:formula="of:=[.AF54]+[.AI54]" office:value-type="string" office:string-value="" calcext:value-type="error">
            <text:p>#DIV/0!</text:p>
          </table:table-cell>
          <table:table-cell table:formula="of:=[.AF54]-[.AI5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55:.AE55])" office:value-type="float" office:value="0" calcext:value-type="float">
            <text:p>0</text:p>
          </table:table-cell>
          <table:table-cell table:formula="of:=VAR([.B55:.AE55])" office:value-type="string" office:string-value="" calcext:value-type="error">
            <text:p>#DIV/0!</text:p>
          </table:table-cell>
          <table:table-cell table:formula="of:=STDEV([.B55:.AE55])" office:value-type="string" office:string-value="" calcext:value-type="error">
            <text:p>#DIV/0!</text:p>
          </table:table-cell>
          <table:table-cell table:formula="of:=CONFIDENCE(0.95;[.AH55];30)" office:value-type="string" office:string-value="" calcext:value-type="error">
            <text:p>#DIV/0!</text:p>
          </table:table-cell>
          <table:table-cell table:formula="of:=[.AF55]+[.AI55]" office:value-type="string" office:string-value="" calcext:value-type="error">
            <text:p>#DIV/0!</text:p>
          </table:table-cell>
          <table:table-cell table:formula="of:=[.AF55]-[.AI5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56:.AE56])" office:value-type="float" office:value="0" calcext:value-type="float">
            <text:p>0</text:p>
          </table:table-cell>
          <table:table-cell table:formula="of:=VAR([.B56:.AE56])" office:value-type="string" office:string-value="" calcext:value-type="error">
            <text:p>#DIV/0!</text:p>
          </table:table-cell>
          <table:table-cell table:formula="of:=STDEV([.B56:.AE56])" office:value-type="string" office:string-value="" calcext:value-type="error">
            <text:p>#DIV/0!</text:p>
          </table:table-cell>
          <table:table-cell table:formula="of:=CONFIDENCE(0.95;[.AH56];30)" office:value-type="string" office:string-value="" calcext:value-type="error">
            <text:p>#DIV/0!</text:p>
          </table:table-cell>
          <table:table-cell table:formula="of:=[.AF56]+[.AI56]" office:value-type="string" office:string-value="" calcext:value-type="error">
            <text:p>#DIV/0!</text:p>
          </table:table-cell>
          <table:table-cell table:formula="of:=[.AF56]-[.AI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57:.AE57])" office:value-type="float" office:value="0" calcext:value-type="float">
            <text:p>0</text:p>
          </table:table-cell>
          <table:table-cell table:formula="of:=VAR([.B57:.AE57])" office:value-type="string" office:string-value="" calcext:value-type="error">
            <text:p>#DIV/0!</text:p>
          </table:table-cell>
          <table:table-cell table:formula="of:=STDEV([.B57:.AE57])" office:value-type="string" office:string-value="" calcext:value-type="error">
            <text:p>#DIV/0!</text:p>
          </table:table-cell>
          <table:table-cell table:formula="of:=CONFIDENCE(0.95;[.AH57];30)" office:value-type="string" office:string-value="" calcext:value-type="error">
            <text:p>#DIV/0!</text:p>
          </table:table-cell>
          <table:table-cell table:formula="of:=[.AF57]+[.AI57]" office:value-type="string" office:string-value="" calcext:value-type="error">
            <text:p>#DIV/0!</text:p>
          </table:table-cell>
          <table:table-cell table:formula="of:=[.AF57]-[.AI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58:.AE58])" office:value-type="float" office:value="0" calcext:value-type="float">
            <text:p>0</text:p>
          </table:table-cell>
          <table:table-cell table:formula="of:=VAR([.B58:.AE58])" office:value-type="string" office:string-value="" calcext:value-type="error">
            <text:p>#DIV/0!</text:p>
          </table:table-cell>
          <table:table-cell table:formula="of:=STDEV([.B58:.AE58])" office:value-type="string" office:string-value="" calcext:value-type="error">
            <text:p>#DIV/0!</text:p>
          </table:table-cell>
          <table:table-cell table:formula="of:=CONFIDENCE(0.95;[.AH58];30)" office:value-type="string" office:string-value="" calcext:value-type="error">
            <text:p>#DIV/0!</text:p>
          </table:table-cell>
          <table:table-cell table:formula="of:=[.AF58]+[.AI58]" office:value-type="string" office:string-value="" calcext:value-type="error">
            <text:p>#DIV/0!</text:p>
          </table:table-cell>
          <table:table-cell table:formula="of:=[.AF58]-[.AI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59:.AE59])" office:value-type="float" office:value="0" calcext:value-type="float">
            <text:p>0</text:p>
          </table:table-cell>
          <table:table-cell table:formula="of:=VAR([.B59:.AE59])" office:value-type="string" office:string-value="" calcext:value-type="error">
            <text:p>#DIV/0!</text:p>
          </table:table-cell>
          <table:table-cell table:formula="of:=STDEV([.B59:.AE59])" office:value-type="string" office:string-value="" calcext:value-type="error">
            <text:p>#DIV/0!</text:p>
          </table:table-cell>
          <table:table-cell table:formula="of:=CONFIDENCE(0.95;[.AH59];30)" office:value-type="string" office:string-value="" calcext:value-type="error">
            <text:p>#DIV/0!</text:p>
          </table:table-cell>
          <table:table-cell table:formula="of:=[.AF59]+[.AI59]" office:value-type="string" office:string-value="" calcext:value-type="error">
            <text:p>#DIV/0!</text:p>
          </table:table-cell>
          <table:table-cell table:formula="of:=[.AF59]-[.AI5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60:.AE60])" office:value-type="float" office:value="0" calcext:value-type="float">
            <text:p>0</text:p>
          </table:table-cell>
          <table:table-cell table:formula="of:=VAR([.B60:.AE60])" office:value-type="string" office:string-value="" calcext:value-type="error">
            <text:p>#DIV/0!</text:p>
          </table:table-cell>
          <table:table-cell table:formula="of:=STDEV([.B60:.AE60])" office:value-type="string" office:string-value="" calcext:value-type="error">
            <text:p>#DIV/0!</text:p>
          </table:table-cell>
          <table:table-cell table:formula="of:=CONFIDENCE(0.95;[.AH60];30)" office:value-type="string" office:string-value="" calcext:value-type="error">
            <text:p>#DIV/0!</text:p>
          </table:table-cell>
          <table:table-cell table:formula="of:=[.AF60]+[.AI60]" office:value-type="string" office:string-value="" calcext:value-type="error">
            <text:p>#DIV/0!</text:p>
          </table:table-cell>
          <table:table-cell table:formula="of:=[.AF60]-[.AI6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61:.AE61])" office:value-type="float" office:value="0" calcext:value-type="float">
            <text:p>0</text:p>
          </table:table-cell>
          <table:table-cell table:formula="of:=VAR([.B61:.AE61])" office:value-type="string" office:string-value="" calcext:value-type="error">
            <text:p>#DIV/0!</text:p>
          </table:table-cell>
          <table:table-cell table:formula="of:=STDEV([.B61:.AE61])" office:value-type="string" office:string-value="" calcext:value-type="error">
            <text:p>#DIV/0!</text:p>
          </table:table-cell>
          <table:table-cell table:formula="of:=CONFIDENCE(0.95;[.AH61];30)" office:value-type="string" office:string-value="" calcext:value-type="error">
            <text:p>#DIV/0!</text:p>
          </table:table-cell>
          <table:table-cell table:formula="of:=[.AF61]+[.AI61]" office:value-type="string" office:string-value="" calcext:value-type="error">
            <text:p>#DIV/0!</text:p>
          </table:table-cell>
          <table:table-cell table:formula="of:=[.AF61]-[.AI6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62:.AE62])" office:value-type="float" office:value="0" calcext:value-type="float">
            <text:p>0</text:p>
          </table:table-cell>
          <table:table-cell table:formula="of:=VAR([.B62:.AE62])" office:value-type="string" office:string-value="" calcext:value-type="error">
            <text:p>#DIV/0!</text:p>
          </table:table-cell>
          <table:table-cell table:formula="of:=STDEV([.B62:.AE62])" office:value-type="string" office:string-value="" calcext:value-type="error">
            <text:p>#DIV/0!</text:p>
          </table:table-cell>
          <table:table-cell table:formula="of:=CONFIDENCE(0.95;[.AH62];30)" office:value-type="string" office:string-value="" calcext:value-type="error">
            <text:p>#DIV/0!</text:p>
          </table:table-cell>
          <table:table-cell table:formula="of:=[.AF62]+[.AI62]" office:value-type="string" office:string-value="" calcext:value-type="error">
            <text:p>#DIV/0!</text:p>
          </table:table-cell>
          <table:table-cell table:formula="of:=[.AF62]-[.AI62]" office:value-type="string" office:string-value="" calcext:value-type="error">
            <text:p>#DIV/0!</text:p>
          </table:table-cell>
        </table:table-row>
      </table:table>
      <table:table table:name="result-recursive-16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Médio Recursiv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27" calcext:value-type="float">
            <text:p>0,000027</text:p>
          </table:table-cell>
          <table:table-cell table:number-columns-repeated="2" office:value-type="float" office:value="0.000016" calcext:value-type="float">
            <text:p>0,000016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0014" calcext:value-type="float">
            <text:p>0,000014</text:p>
          </table:table-cell>
          <table:table-cell table:number-columns-repeated="3" office:value-type="float" office:value="0.000015" calcext:value-type="float">
            <text:p>0,000015</text:p>
          </table:table-cell>
          <table:table-cell table:number-columns-repeated="3" office:value-type="float" office:value="0.000011" calcext:value-type="float">
            <text:p>0,000011</text:p>
          </table:table-cell>
          <table:table-cell office:value-type="float" office:value="0.00001" calcext:value-type="float">
            <text:p>0,00001</text:p>
          </table:table-cell>
          <table:table-cell table:number-columns-repeated="10" office:value-type="float" office:value="0.000011" calcext:value-type="float">
            <text:p>0,000011</text:p>
          </table:table-cell>
          <table:table-cell table:number-columns-repeated="3" office:value-type="float" office:value="0.00001" calcext:value-type="float">
            <text:p>0,00001</text:p>
          </table:table-cell>
          <table:table-cell office:value-type="float" office:value="0.000011" calcext:value-type="float">
            <text:p>0,000011</text:p>
          </table:table-cell>
          <table:table-cell table:formula="of:=AVERAGE([.B2:.AE2])" office:value-type="float" office:value="0.0000141" calcext:value-type="float">
            <text:p>0,0000141</text:p>
          </table:table-cell>
          <table:table-cell table:formula="of:=VAR([.B2:.AE2])" office:value-type="float" office:value="0.000000000037403448275862" calcext:value-type="float">
            <text:p>3,7403448275862E-11</text:p>
          </table:table-cell>
          <table:table-cell table:formula="of:=STDEV([.B2:.AE2])" office:value-type="float" office:value="0.00000611583586076851" calcext:value-type="float">
            <text:p>6,11583586076851E-06</text:p>
          </table:table-cell>
          <table:table-cell table:formula="of:=CONFIDENCE(0.95;[.AH2];30)" office:value-type="float" office:value="0.0000000700179965209368" calcext:value-type="float">
            <text:p>0,00000007</text:p>
          </table:table-cell>
          <table:table-cell table:formula="of:=[.AF2]+[.AI2]" office:value-type="float" office:value="0.0000141700179965209" calcext:value-type="float">
            <text:p>0,00001417</text:p>
          </table:table-cell>
          <table:table-cell table:formula="of:=[.AF2]-[.AI2]" office:value-type="float" office:value="0.0000140299820034791" calcext:value-type="float">
            <text:p>0,00001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.000019" calcext:value-type="float">
            <text:p>0,000019</text:p>
          </table:table-cell>
          <table:table-cell office:value-type="float" office:value="0.000021" calcext:value-type="float">
            <text:p>0,000021</text:p>
          </table:table-cell>
          <table:table-cell table:number-columns-repeated="6"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table:number-columns-repeated="3"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18" calcext:value-type="float">
            <text:p>0,000018</text:p>
          </table:table-cell>
          <table:table-cell table:number-columns-repeated="2" office:value-type="float" office:value="0.000019" calcext:value-type="float">
            <text:p>0,000019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18" calcext:value-type="float">
            <text:p>0,000018</text:p>
          </table:table-cell>
          <table:table-cell table:number-columns-repeated="2" office:value-type="float" office:value="0.000019" calcext:value-type="float">
            <text:p>0,000019</text:p>
          </table:table-cell>
          <table:table-cell table:formula="of:=AVERAGE([.B3:.AE3])" office:value-type="float" office:value="0.0000185333333333333" calcext:value-type="float">
            <text:p>1,85333333333333E-05</text:p>
          </table:table-cell>
          <table:table-cell table:formula="of:=VAR([.B3:.AE3])" office:value-type="float" office:value="0.000000000000533333333333332" calcext:value-type="float">
            <text:p>5,33333333333332E-13</text:p>
          </table:table-cell>
          <table:table-cell table:formula="of:=STDEV([.B3:.AE3])" office:value-type="float" office:value="0.000000730296743340221" calcext:value-type="float">
            <text:p>7,30296743340221E-07</text:p>
          </table:table-cell>
          <table:table-cell table:formula="of:=CONFIDENCE(0.95;[.AH3];30)" office:value-type="float" office:value="0.0000000083609037257618" calcext:value-type="float">
            <text:p>8,3609037257618E-09</text:p>
          </table:table-cell>
          <table:table-cell table:formula="of:=[.AF3]+[.AI3]" office:value-type="float" office:value="0.0000185416942370591" calcext:value-type="float">
            <text:p>1,85416942370591E-05</text:p>
          </table:table-cell>
          <table:table-cell table:formula="of:=[.AF3]-[.AI3]" office:value-type="float" office:value="0.0000185249724296076" calcext:value-type="float">
            <text:p>0,0000185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8" calcext:value-type="float">
            <text:p>0,000028</text:p>
          </table:table-cell>
          <table:table-cell table:number-columns-repeated="5" office:value-type="float" office:value="0.000023" calcext:value-type="float">
            <text:p>0,000023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25" calcext:value-type="float">
            <text:p>0,000025</text:p>
          </table:table-cell>
          <table:table-cell table:number-columns-repeated="8" office:value-type="float" office:value="0.000023" calcext:value-type="float">
            <text:p>0,000023</text:p>
          </table:table-cell>
          <table:table-cell table:formula="of:=AVERAGE([.B4:.AE4])" office:value-type="float" office:value="0.0000233333333333333" calcext:value-type="float">
            <text:p>2,33333333333333E-05</text:p>
          </table:table-cell>
          <table:table-cell table:formula="of:=VAR([.B4:.AE4])" office:value-type="float" office:value="0.00000000000381609195402299" calcext:value-type="float">
            <text:p>3,81609195402299E-12</text:p>
          </table:table-cell>
          <table:table-cell table:formula="of:=STDEV([.B4:.AE4])" office:value-type="float" office:value="0.00000195348200760155" calcext:value-type="float">
            <text:p>1,95348200760155E-06</text:p>
          </table:table-cell>
          <table:table-cell table:formula="of:=CONFIDENCE(0.95;[.AH4];30)" office:value-type="float" office:value="0.0000000223647101599569" calcext:value-type="float">
            <text:p>2,23647101599569E-08</text:p>
          </table:table-cell>
          <table:table-cell table:formula="of:=[.AF4]+[.AI4]" office:value-type="float" office:value="0.0000233556980434933" calcext:value-type="float">
            <text:p>2,33556980434933E-05</text:p>
          </table:table-cell>
          <table:table-cell table:formula="of:=[.AF4]-[.AI4]" office:value-type="float" office:value="0.0000233109686231734" calcext:value-type="float">
            <text:p>0,000023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number-columns-repeated="2" office:value-type="float" office:value="0.000027" calcext:value-type="float">
            <text:p>0,000027</text:p>
          </table:table-cell>
          <table:table-cell table:number-columns-repeated="5" office:value-type="float" office:value="0.000028" calcext:value-type="float">
            <text:p>0,000028</text:p>
          </table:table-cell>
          <table:table-cell table:number-columns-repeated="2" office:value-type="float" office:value="0.000029" calcext:value-type="float">
            <text:p>0,000029</text:p>
          </table:table-cell>
          <table:table-cell office:value-type="float" office:value="0.000033" calcext:value-type="float">
            <text:p>0,000033</text:p>
          </table:table-cell>
          <table:table-cell table:number-columns-repeated="8" office:value-type="float" office:value="0.000028" calcext:value-type="float">
            <text:p>0,000028</text:p>
          </table:table-cell>
          <table:table-cell table:number-columns-repeated="3" office:value-type="float" office:value="0.000029" calcext:value-type="float">
            <text:p>0,000029</text:p>
          </table:table-cell>
          <table:table-cell office:value-type="float" office:value="0.000027" calcext:value-type="float">
            <text:p>0,000027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number-columns-repeated="2" office:value-type="float" office:value="0.000029" calcext:value-type="float">
            <text:p>0,000029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formula="of:=AVERAGE([.B5:.AE5])" office:value-type="float" office:value="0.0000283" calcext:value-type="float">
            <text:p>0,0000283</text:p>
          </table:table-cell>
          <table:table-cell table:formula="of:=VAR([.B5:.AE5])" office:value-type="float" office:value="0.00000000000111379310344828" calcext:value-type="float">
            <text:p>1,11379310344828E-12</text:p>
          </table:table-cell>
          <table:table-cell table:formula="of:=STDEV([.B5:.AE5])" office:value-type="float" office:value="0.00000105536396728725" calcext:value-type="float">
            <text:p>1,05536396728725E-06</text:p>
          </table:table-cell>
          <table:table-cell table:formula="of:=CONFIDENCE(0.95;[.AH5];30)" office:value-type="float" office:value="0.0000000120824810004883" calcext:value-type="float">
            <text:p>1,20824810004883E-08</text:p>
          </table:table-cell>
          <table:table-cell table:formula="of:=[.AF5]+[.AI5]" office:value-type="float" office:value="0.0000283120824810005" calcext:value-type="float">
            <text:p>2,83120824810005E-05</text:p>
          </table:table-cell>
          <table:table-cell table:formula="of:=[.AF5]-[.AI5]" office:value-type="float" office:value="0.0000282879175189995" calcext:value-type="float">
            <text:p>2,82879175189995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4" calcext:value-type="float">
            <text:p>0,000034</text:p>
          </table:table-cell>
          <table:table-cell table:number-columns-repeated="2" office:value-type="float" office:value="0.000033" calcext:value-type="float">
            <text:p>0,000033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4" calcext:value-type="float">
            <text:p>0,000034</text:p>
          </table:table-cell>
          <table:table-cell table:number-columns-repeated="3" office:value-type="float" office:value="0.000033" calcext:value-type="float">
            <text:p>0,000033</text:p>
          </table:table-cell>
          <table:table-cell table:number-columns-repeated="3" office:value-type="float" office:value="0.000034" calcext:value-type="float">
            <text:p>0,000034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33" calcext:value-type="float">
            <text:p>0,000033</text:p>
          </table:table-cell>
          <table:table-cell table:number-columns-repeated="2" office:value-type="float" office:value="0.000034" calcext:value-type="float">
            <text:p>0,000034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033" calcext:value-type="float">
            <text:p>0,000033</text:p>
          </table:table-cell>
          <table:table-cell table:number-columns-repeated="2" office:value-type="float" office:value="0.000034" calcext:value-type="float">
            <text:p>0,000034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4" calcext:value-type="float">
            <text:p>0,000034</text:p>
          </table:table-cell>
          <table:table-cell table:number-columns-repeated="5" office:value-type="float" office:value="0.000033" calcext:value-type="float">
            <text:p>0,000033</text:p>
          </table:table-cell>
          <table:table-cell table:formula="of:=AVERAGE([.B6:.AE6])" office:value-type="float" office:value="0.0000336" calcext:value-type="float">
            <text:p>0,0000336</text:p>
          </table:table-cell>
          <table:table-cell table:formula="of:=VAR([.B6:.AE6])" office:value-type="float" office:value="0.00000000000093793103448276" calcext:value-type="float">
            <text:p>9,3793103448276E-13</text:p>
          </table:table-cell>
          <table:table-cell table:formula="of:=STDEV([.B6:.AE6])" office:value-type="float" office:value="0.000000968468396223005" calcext:value-type="float">
            <text:p>9,68468396223005E-07</text:p>
          </table:table-cell>
          <table:table-cell table:formula="of:=CONFIDENCE(0.95;[.AH6];30)" office:value-type="float" office:value="0.0000000110876449828166" calcext:value-type="float">
            <text:p>1,10876449828166E-08</text:p>
          </table:table-cell>
          <table:table-cell table:formula="of:=[.AF6]+[.AI6]" office:value-type="float" office:value="0.0000336110876449828" calcext:value-type="float">
            <text:p>3,36110876449828E-05</text:p>
          </table:table-cell>
          <table:table-cell table:formula="of:=[.AF6]-[.AI6]" office:value-type="float" office:value="0.0000335889123550172" calcext:value-type="float">
            <text:p>3,35889123550172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" calcext:value-type="float">
            <text:p>0,00004</text:p>
          </table:table-cell>
          <table:table-cell table:number-columns-repeated="4" office:value-type="float" office:value="0.000039" calcext:value-type="float">
            <text:p>0,000039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39" calcext:value-type="float">
            <text:p>0,000039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" calcext:value-type="float">
            <text:p>0,00004</text:p>
          </table:table-cell>
          <table:table-cell table:number-columns-repeated="3" office:value-type="float" office:value="0.000039" calcext:value-type="float">
            <text:p>0,000039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" calcext:value-type="float">
            <text:p>0,00004</text:p>
          </table:table-cell>
          <table:table-cell table:number-columns-repeated="2" office:value-type="float" office:value="0.000039" calcext:value-type="float">
            <text:p>0,000039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39" calcext:value-type="float">
            <text:p>0,000039</text:p>
          </table:table-cell>
          <table:table-cell table:formula="of:=AVERAGE([.B7:.AE7])" office:value-type="float" office:value="0.0000400666666666667" calcext:value-type="float">
            <text:p>4,00666666666667E-05</text:p>
          </table:table-cell>
          <table:table-cell table:formula="of:=VAR([.B7:.AE7])" office:value-type="float" office:value="0.00000000000330574712643678" calcext:value-type="float">
            <text:p>3,30574712643678E-12</text:p>
          </table:table-cell>
          <table:table-cell table:formula="of:=STDEV([.B7:.AE7])" office:value-type="float" office:value="0.000001818171368831" calcext:value-type="float">
            <text:p>1,818171368831E-06</text:p>
          </table:table-cell>
          <table:table-cell table:formula="of:=CONFIDENCE(0.95;[.AH7];30)" office:value-type="float" office:value="0.0000000208155875133769" calcext:value-type="float">
            <text:p>2,08155875133769E-08</text:p>
          </table:table-cell>
          <table:table-cell table:formula="of:=[.AF7]+[.AI7]" office:value-type="float" office:value="0.00004008748225418" calcext:value-type="float">
            <text:p>4,008748225418E-05</text:p>
          </table:table-cell>
          <table:table-cell table:formula="of:=[.AF7]-[.AI7]" office:value-type="float" office:value="0.0000400458510791533" calcext:value-type="float">
            <text:p>4,00458510791533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0046" calcext:value-type="float">
            <text:p>0,000046</text:p>
          </table:table-cell>
          <table:table-cell table:number-columns-repeated="2" office:value-type="float" office:value="0.000047" calcext:value-type="float">
            <text:p>0,000047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51" calcext:value-type="float">
            <text:p>0,000051</text:p>
          </table:table-cell>
          <table:table-cell table:number-columns-repeated="2" office:value-type="float" office:value="0.000046" calcext:value-type="float">
            <text:p>0,000046</text:p>
          </table:table-cell>
          <table:table-cell table:number-columns-repeated="4" office:value-type="float" office:value="0.000047" calcext:value-type="float">
            <text:p>0,000047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46" calcext:value-type="float">
            <text:p>0,000046</text:p>
          </table:table-cell>
          <table:table-cell table:number-columns-repeated="2" office:value-type="float" office:value="0.000047" calcext:value-type="float">
            <text:p>0,000047</text:p>
          </table:table-cell>
          <table:table-cell table:number-columns-repeated="2" office:value-type="float" office:value="0.000046" calcext:value-type="float">
            <text:p>0,000046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46" calcext:value-type="float">
            <text:p>0,000046</text:p>
          </table:table-cell>
          <table:table-cell table:number-columns-repeated="3" office:value-type="float" office:value="0.000047" calcext:value-type="float">
            <text:p>0,000047</text:p>
          </table:table-cell>
          <table:table-cell office:value-type="float" office:value="0.000046" calcext:value-type="float">
            <text:p>0,000046</text:p>
          </table:table-cell>
          <table:table-cell table:formula="of:=AVERAGE([.B8:.AE8])" office:value-type="float" office:value="0.0000469333333333333" calcext:value-type="float">
            <text:p>4,69333333333333E-05</text:p>
          </table:table-cell>
          <table:table-cell table:formula="of:=VAR([.B8:.AE8])" office:value-type="float" office:value="0.00000000000199540229885057" calcext:value-type="float">
            <text:p>1,99540229885057E-12</text:p>
          </table:table-cell>
          <table:table-cell table:formula="of:=STDEV([.B8:.AE8])" office:value-type="float" office:value="0.00000141258709425316" calcext:value-type="float">
            <text:p>1,41258709425316E-06</text:p>
          </table:table-cell>
          <table:table-cell table:formula="of:=CONFIDENCE(0.95;[.AH8];30)" office:value-type="float" office:value="0.0000000161721995983243" calcext:value-type="float">
            <text:p>1,61721995983243E-08</text:p>
          </table:table-cell>
          <table:table-cell table:formula="of:=[.AF8]+[.AI8]" office:value-type="float" office:value="0.0000469495055329316" calcext:value-type="float">
            <text:p>4,69495055329316E-05</text:p>
          </table:table-cell>
          <table:table-cell table:formula="of:=[.AF8]-[.AI8]" office:value-type="float" office:value="0.000046917161133735" calcext:value-type="float">
            <text:p>4,6917161133735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054" calcext:value-type="float">
            <text:p>0,000054</text:p>
          </table:table-cell>
          <table:table-cell table:number-columns-repeated="4" office:value-type="float" office:value="0.000055" calcext:value-type="float">
            <text:p>0,000055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58" calcext:value-type="float">
            <text:p>0,000058</text:p>
          </table:table-cell>
          <table:table-cell table:number-columns-repeated="3" office:value-type="float" office:value="0.000055" calcext:value-type="float">
            <text:p>0,000055</text:p>
          </table:table-cell>
          <table:table-cell table:number-columns-repeated="4" office:value-type="float" office:value="0.000054" calcext:value-type="float">
            <text:p>0,000054</text:p>
          </table:table-cell>
          <table:table-cell table:number-columns-repeated="2" office:value-type="float" office:value="0.000053" calcext:value-type="float">
            <text:p>0,000053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55" calcext:value-type="float">
            <text:p>0,000055</text:p>
          </table:table-cell>
          <table:table-cell table:number-columns-repeated="2" office:value-type="float" office:value="0.000054" calcext:value-type="float">
            <text:p>0,000054</text:p>
          </table:table-cell>
          <table:table-cell office:value-type="float" office:value="0.000057" calcext:value-type="float">
            <text:p>0,000057</text:p>
          </table:table-cell>
          <table:table-cell table:number-columns-repeated="4" office:value-type="float" office:value="0.000055" calcext:value-type="float">
            <text:p>0,000055</text:p>
          </table:table-cell>
          <table:table-cell table:formula="of:=AVERAGE([.B9:.AE9])" office:value-type="float" office:value="0.0000551333333333333" calcext:value-type="float">
            <text:p>5,51333333333333E-05</text:p>
          </table:table-cell>
          <table:table-cell table:formula="of:=VAR([.B9:.AE9])" office:value-type="float" office:value="0.00000000000384367816091954" calcext:value-type="float">
            <text:p>3,84367816091954E-12</text:p>
          </table:table-cell>
          <table:table-cell table:formula="of:=STDEV([.B9:.AE9])" office:value-type="float" office:value="0.00000196053007141424" calcext:value-type="float">
            <text:p>1,96053007141424E-06</text:p>
          </table:table-cell>
          <table:table-cell table:formula="of:=CONFIDENCE(0.95;[.AH9];30)" office:value-type="float" office:value="0.0000000224454008976992" calcext:value-type="float">
            <text:p>2,24454008976992E-08</text:p>
          </table:table-cell>
          <table:table-cell table:formula="of:=[.AF9]+[.AI9]" office:value-type="float" office:value="0.000055155778734231" calcext:value-type="float">
            <text:p>5,5155778734231E-05</text:p>
          </table:table-cell>
          <table:table-cell table:formula="of:=[.AF9]-[.AI9]" office:value-type="float" office:value="0.0000551108879324356" calcext:value-type="float">
            <text:p>5,51108879324356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4" calcext:value-type="float">
            <text:p>0,000064</text:p>
          </table:table-cell>
          <table:table-cell table:number-columns-repeated="4" office:value-type="float" office:value="0.000063" calcext:value-type="float">
            <text:p>0,00006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62" calcext:value-type="float">
            <text:p>0,000062</text:p>
          </table:table-cell>
          <table:table-cell table:number-columns-repeated="3" office:value-type="float" office:value="0.000063" calcext:value-type="float">
            <text:p>0,000063</text:p>
          </table:table-cell>
          <table:table-cell table:number-columns-repeated="2" office:value-type="float" office:value="0.000062" calcext:value-type="float">
            <text:p>0,000062</text:p>
          </table:table-cell>
          <table:table-cell table:number-columns-repeated="2" office:value-type="float" office:value="0.000063" calcext:value-type="float">
            <text:p>0,00006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3" calcext:value-type="float">
            <text:p>0,000063</text:p>
          </table:table-cell>
          <table:table-cell table:formula="of:=AVERAGE([.B10:.AE10])" office:value-type="float" office:value="0.0000629666666666666" calcext:value-type="float">
            <text:p>6,29666666666666E-05</text:p>
          </table:table-cell>
          <table:table-cell table:formula="of:=VAR([.B10:.AE10])" office:value-type="float" office:value="0.00000000000237816091954022" calcext:value-type="float">
            <text:p>2,37816091954022E-12</text:p>
          </table:table-cell>
          <table:table-cell table:formula="of:=STDEV([.B10:.AE10])" office:value-type="float" office:value="0.00000154212869746342" calcext:value-type="float">
            <text:p>1,54212869746342E-06</text:p>
          </table:table-cell>
          <table:table-cell table:formula="of:=CONFIDENCE(0.95;[.AH10];30)" office:value-type="float" office:value="0.0000000176552746398041" calcext:value-type="float">
            <text:p>1,76552746398041E-08</text:p>
          </table:table-cell>
          <table:table-cell table:formula="of:=[.AF10]+[.AI10]" office:value-type="float" office:value="0.0000629843219413065" calcext:value-type="float">
            <text:p>6,29843219413065E-05</text:p>
          </table:table-cell>
          <table:table-cell table:formula="of:=[.AF10]-[.AI10]" office:value-type="float" office:value="0.0000629490113920268" calcext:value-type="float">
            <text:p>0,000062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3" calcext:value-type="float">
            <text:p>0,000073</text:p>
          </table:table-cell>
          <table:table-cell table:number-columns-repeated="4" office:value-type="float" office:value="0.000072" calcext:value-type="float">
            <text:p>0,000072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1" calcext:value-type="float">
            <text:p>0,000071</text:p>
          </table:table-cell>
          <table:table-cell table:number-columns-repeated="2" office:value-type="float" office:value="0.000073" calcext:value-type="float">
            <text:p>0,000073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4" calcext:value-type="float">
            <text:p>0,000074</text:p>
          </table:table-cell>
          <table:table-cell table:number-columns-repeated="2" office:value-type="float" office:value="0.000068" calcext:value-type="float">
            <text:p>0,000068</text:p>
          </table:table-cell>
          <table:table-cell table:formula="of:=AVERAGE([.B11:.AE11])" office:value-type="float" office:value="0.0000721666666666667" calcext:value-type="float">
            <text:p>7,21666666666667E-05</text:p>
          </table:table-cell>
          <table:table-cell table:formula="of:=VAR([.B11:.AE11])" office:value-type="float" office:value="0.00000000000676436781609195" calcext:value-type="float">
            <text:p>6,76436781609195E-12</text:p>
          </table:table-cell>
          <table:table-cell table:formula="of:=STDEV([.B11:.AE11])" office:value-type="float" office:value="0.000002600839828996" calcext:value-type="float">
            <text:p>2,600839828996E-06</text:p>
          </table:table-cell>
          <table:table-cell table:formula="of:=CONFIDENCE(0.95;[.AH11];30)" office:value-type="float" office:value="0.0000000297760761151743" calcext:value-type="float">
            <text:p>2,97760761151743E-08</text:p>
          </table:table-cell>
          <table:table-cell table:formula="of:=[.AF11]+[.AI11]" office:value-type="float" office:value="0.0000721964427427818" calcext:value-type="float">
            <text:p>7,21964427427818E-05</text:p>
          </table:table-cell>
          <table:table-cell table:formula="of:=[.AF11]-[.AI11]" office:value-type="float" office:value="0.0000721368905905515" calcext:value-type="float">
            <text:p>7,21368905905515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5" calcext:value-type="float">
            <text:p>0,000085</text:p>
          </table:table-cell>
          <table:table-cell table:number-columns-repeated="2" office:value-type="float" office:value="0.000086" calcext:value-type="float">
            <text:p>0,000086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93" calcext:value-type="float">
            <text:p>0,000093</text:p>
          </table:table-cell>
          <table:table-cell table:number-columns-repeated="2" office:value-type="float" office:value="0.000085" calcext:value-type="float">
            <text:p>0,000085</text:p>
          </table:table-cell>
          <table:table-cell office:value-type="float" office:value="0.000091" calcext:value-type="float">
            <text:p>0,000091</text:p>
          </table:table-cell>
          <table:table-cell office:value-type="float" office:value="0.000082" calcext:value-type="float">
            <text:p>0,000082</text:p>
          </table:table-cell>
          <table:table-cell table:number-columns-repeated="2" office:value-type="float" office:value="0.000085" calcext:value-type="float">
            <text:p>0,000085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5" calcext:value-type="float">
            <text:p>0,000085</text:p>
          </table:table-cell>
          <table:table-cell table:number-columns-repeated="2" office:value-type="float" office:value="0.000084" calcext:value-type="float">
            <text:p>0,000084</text:p>
          </table:table-cell>
          <table:table-cell office:value-type="float" office:value="0.000082" calcext:value-type="float">
            <text:p>0,000082</text:p>
          </table:table-cell>
          <table:table-cell table:number-columns-repeated="3" office:value-type="float" office:value="0.000085" calcext:value-type="float">
            <text:p>0,000085</text:p>
          </table:table-cell>
          <table:table-cell table:formula="of:=AVERAGE([.B12:.AE12])" office:value-type="float" office:value="0.0000848333333333333" calcext:value-type="float">
            <text:p>8,48333333333333E-05</text:p>
          </table:table-cell>
          <table:table-cell table:formula="of:=VAR([.B12:.AE12])" office:value-type="float" office:value="0.00000000000621264367816091" calcext:value-type="float">
            <text:p>6,21264367816091E-12</text:p>
          </table:table-cell>
          <table:table-cell table:formula="of:=STDEV([.B12:.AE12])" office:value-type="float" office:value="0.00000249251753818522" calcext:value-type="float">
            <text:p>2,49251753818522E-06</text:p>
          </table:table-cell>
          <table:table-cell table:formula="of:=CONFIDENCE(0.95;[.AH12];30)" office:value-type="float" office:value="0.0000000285359333196847" calcext:value-type="float">
            <text:p>2,85359333196847E-08</text:p>
          </table:table-cell>
          <table:table-cell table:formula="of:=[.AF12]+[.AI12]" office:value-type="float" office:value="0.000084861869266653" calcext:value-type="float">
            <text:p>8,4861869266653E-05</text:p>
          </table:table-cell>
          <table:table-cell table:formula="of:=[.AF12]-[.AI12]" office:value-type="float" office:value="0.0000848047974000136" calcext:value-type="float">
            <text:p>8,48047974000136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4" calcext:value-type="float">
            <text:p>0,000084</text:p>
          </table:table-cell>
          <table:table-cell table:number-columns-repeated="2" office:value-type="float" office:value="0.000086" calcext:value-type="float">
            <text:p>0,000086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6" calcext:value-type="float">
            <text:p>0,000086</text:p>
          </table:table-cell>
          <table:table-cell table:number-columns-repeated="2" office:value-type="float" office:value="0.000082" calcext:value-type="float">
            <text:p>0,000082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2" calcext:value-type="float">
            <text:p>0,000082</text:p>
          </table:table-cell>
          <table:table-cell table:number-columns-repeated="2" office:value-type="float" office:value="0.000081" calcext:value-type="float">
            <text:p>0,000081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6" calcext:value-type="float">
            <text:p>0,000086</text:p>
          </table:table-cell>
          <table:table-cell table:formula="of:=AVERAGE([.B13:.AE13])" office:value-type="float" office:value="0.0000836" calcext:value-type="float">
            <text:p>0,0000836</text:p>
          </table:table-cell>
          <table:table-cell table:formula="of:=VAR([.B13:.AE13])" office:value-type="float" office:value="0.00000000000597241379310344" calcext:value-type="float">
            <text:p>5,97241379310344E-12</text:p>
          </table:table-cell>
          <table:table-cell table:formula="of:=STDEV([.B13:.AE13])" office:value-type="float" office:value="0.00000244385224453187" calcext:value-type="float">
            <text:p>2,44385224453187E-06</text:p>
          </table:table-cell>
          <table:table-cell table:formula="of:=CONFIDENCE(0.95;[.AH13];30)" office:value-type="float" office:value="0.000000027978781944258" calcext:value-type="float">
            <text:p>0,000000028</text:p>
          </table:table-cell>
          <table:table-cell table:formula="of:=[.AF13]+[.AI13]" office:value-type="float" office:value="0.0000836279787819442" calcext:value-type="float">
            <text:p>0,000083628</text:p>
          </table:table-cell>
          <table:table-cell table:formula="of:=[.AF13]-[.AI13]" office:value-type="float" office:value="0.0000835720212180557" calcext:value-type="float">
            <text:p>0,0000835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92" calcext:value-type="float">
            <text:p>0,000092</text:p>
          </table:table-cell>
          <table:table-cell table:number-columns-repeated="2" office:value-type="float" office:value="0.000093" calcext:value-type="float">
            <text:p>0,000093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92" calcext:value-type="float">
            <text:p>0,000092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102" calcext:value-type="float">
            <text:p>0,000102</text:p>
          </table:table-cell>
          <table:table-cell table:number-columns-repeated="2" office:value-type="float" office:value="0.000096" calcext:value-type="float">
            <text:p>0,000096</text:p>
          </table:table-cell>
          <table:table-cell office:value-type="float" office:value="0.000095" calcext:value-type="float">
            <text:p>0,000095</text:p>
          </table:table-cell>
          <table:table-cell table:number-columns-repeated="3" office:value-type="float" office:value="0.000093" calcext:value-type="float">
            <text:p>0,000093</text:p>
          </table:table-cell>
          <table:table-cell office:value-type="float" office:value="0.000098" calcext:value-type="float">
            <text:p>0,000098</text:p>
          </table:table-cell>
          <table:table-cell table:number-columns-repeated="3" office:value-type="float" office:value="0.000092" calcext:value-type="float">
            <text:p>0,00009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92" calcext:value-type="float">
            <text:p>0,000092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95" calcext:value-type="float">
            <text:p>0,000095</text:p>
          </table:table-cell>
          <table:table-cell table:formula="of:=AVERAGE([.B14:.AE14])" office:value-type="float" office:value="0.0000948666666666666" calcext:value-type="float">
            <text:p>9,48666666666666E-05</text:p>
          </table:table-cell>
          <table:table-cell table:formula="of:=VAR([.B14:.AE14])" office:value-type="float" office:value="0.0000000000099816091954023" calcext:value-type="float">
            <text:p>9,9816091954023E-12</text:p>
          </table:table-cell>
          <table:table-cell table:formula="of:=STDEV([.B14:.AE14])" office:value-type="float" office:value="0.00000315936848047237" calcext:value-type="float">
            <text:p>3,15936848047237E-06</text:p>
          </table:table-cell>
          <table:table-cell table:formula="of:=CONFIDENCE(0.95;[.AH14];30)" office:value-type="float" office:value="0.0000000361704689776083" calcext:value-type="float">
            <text:p>3,61704689776083E-08</text:p>
          </table:table-cell>
          <table:table-cell table:formula="of:=[.AF14]+[.AI14]" office:value-type="float" office:value="0.0000949028371356443" calcext:value-type="float">
            <text:p>9,49028371356443E-05</text:p>
          </table:table-cell>
          <table:table-cell table:formula="of:=[.AF14]-[.AI14]" office:value-type="float" office:value="0.000094830496197689" calcext:value-type="float">
            <text:p>9,4830496197689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" calcext:value-type="float">
            <text:p>0,000112</text:p>
          </table:table-cell>
          <table:table-cell table:number-columns-repeated="2" office:value-type="float" office:value="0.000109" calcext:value-type="float">
            <text:p>0,000109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09" calcext:value-type="float">
            <text:p>0,000109</text:p>
          </table:table-cell>
          <table:table-cell table:number-columns-repeated="3" office:value-type="float" office:value="0.000111" calcext:value-type="float">
            <text:p>0,00011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09" calcext:value-type="float">
            <text:p>0,000109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08" calcext:value-type="float">
            <text:p>0,000108</text:p>
          </table:table-cell>
          <table:table-cell table:number-columns-repeated="2" office:value-type="float" office:value="0.000109" calcext:value-type="float">
            <text:p>0,000109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09" calcext:value-type="float">
            <text:p>0,000109</text:p>
          </table:table-cell>
          <table:table-cell table:formula="of:=AVERAGE([.B15:.AE15])" office:value-type="float" office:value="0.000109233333333333" calcext:value-type="float">
            <text:p>0,0001092333</text:p>
          </table:table-cell>
          <table:table-cell table:formula="of:=VAR([.B15:.AE15])" office:value-type="float" office:value="0.00000000000549540229885057" calcext:value-type="float">
            <text:p>5,49540229885057E-12</text:p>
          </table:table-cell>
          <table:table-cell table:formula="of:=STDEV([.B15:.AE15])" office:value-type="float" office:value="0.00000234422744179198" calcext:value-type="float">
            <text:p>2,34422744179198E-06</text:p>
          </table:table-cell>
          <table:table-cell table:formula="of:=CONFIDENCE(0.95;[.AH15];30)" office:value-type="float" office:value="0.0000000268382135492842" calcext:value-type="float">
            <text:p>2,68382135492842E-08</text:p>
          </table:table-cell>
          <table:table-cell table:formula="of:=[.AF15]+[.AI15]" office:value-type="float" office:value="0.000109260171546883" calcext:value-type="float">
            <text:p>0,0001092602</text:p>
          </table:table-cell>
          <table:table-cell table:formula="of:=[.AF15]-[.AI15]" office:value-type="float" office:value="0.000109206495119784" calcext:value-type="float">
            <text:p>0,00010920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.00012" calcext:value-type="float">
            <text:p>0,00012</text:p>
          </table:table-cell>
          <table:table-cell table:number-columns-repeated="2" office:value-type="float" office:value="0.000122" calcext:value-type="float">
            <text:p>0,00012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17" calcext:value-type="float">
            <text:p>0,000117</text:p>
          </table:table-cell>
          <table:table-cell table:number-columns-repeated="2" office:value-type="float" office:value="0.00012" calcext:value-type="float">
            <text:p>0,00012</text:p>
          </table:table-cell>
          <table:table-cell table:number-columns-repeated="2" office:value-type="float" office:value="0.000122" calcext:value-type="float">
            <text:p>0,000122</text:p>
          </table:table-cell>
          <table:table-cell office:value-type="float" office:value="0.000123" calcext:value-type="float">
            <text:p>0,000123</text:p>
          </table:table-cell>
          <table:table-cell office:value-type="float" office:value="0.00012" calcext:value-type="float">
            <text:p>0,00012</text:p>
          </table:table-cell>
          <table:table-cell table:number-columns-repeated="3" office:value-type="float" office:value="0.000122" calcext:value-type="float">
            <text:p>0,00012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8" calcext:value-type="float">
            <text:p>0,000118</text:p>
          </table:table-cell>
          <table:table-cell table:number-columns-repeated="2" office:value-type="float" office:value="0.000121" calcext:value-type="float">
            <text:p>0,000121</text:p>
          </table:table-cell>
          <table:table-cell office:value-type="float" office:value="0.000122" calcext:value-type="float">
            <text:p>0,000122</text:p>
          </table:table-cell>
          <table:table-cell table:number-columns-repeated="2" office:value-type="float" office:value="0.000121" calcext:value-type="float">
            <text:p>0,000121</text:p>
          </table:table-cell>
          <table:table-cell office:value-type="float" office:value="0.00012" calcext:value-type="float">
            <text:p>0,00012</text:p>
          </table:table-cell>
          <table:table-cell table:formula="of:=AVERAGE([.B16:.AE16])" office:value-type="float" office:value="0.0001214" calcext:value-type="float">
            <text:p>0,0001214</text:p>
          </table:table-cell>
          <table:table-cell table:formula="of:=VAR([.B16:.AE16])" office:value-type="float" office:value="0.0000000000322482758620689" calcext:value-type="float">
            <text:p>3,22482758620689E-11</text:p>
          </table:table-cell>
          <table:table-cell table:formula="of:=STDEV([.B16:.AE16])" office:value-type="float" office:value="0.00000567875654189092" calcext:value-type="float">
            <text:p>5,67875654189092E-06</text:p>
          </table:table-cell>
          <table:table-cell table:formula="of:=CONFIDENCE(0.95;[.AH16];30)" office:value-type="float" office:value="0.0000000650140332156334" calcext:value-type="float">
            <text:p>0,000000065</text:p>
          </table:table-cell>
          <table:table-cell table:formula="of:=[.AF16]+[.AI16]" office:value-type="float" office:value="0.000121465014033216" calcext:value-type="float">
            <text:p>0,000121465</text:p>
          </table:table-cell>
          <table:table-cell table:formula="of:=[.AF16]-[.AI16]" office:value-type="float" office:value="0.000121334985966784" calcext:value-type="float">
            <text:p>0,000121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0.000132" calcext:value-type="float">
            <text:p>0,000132</text:p>
          </table:table-cell>
          <table:table-cell table:formula="of:=AVERAGE([.B17:.AE17])" office:value-type="float" office:value="0.0001352" calcext:value-type="float">
            <text:p>0,0001352</text:p>
          </table:table-cell>
          <table:table-cell table:formula="of:=VAR([.B17:.AE17])" office:value-type="float" office:value="0.000000000014648275862069" calcext:value-type="float">
            <text:p>1,4648275862069E-11</text:p>
          </table:table-cell>
          <table:table-cell table:formula="of:=STDEV([.B17:.AE17])" office:value-type="float" office:value="0.00000382730660674958" calcext:value-type="float">
            <text:p>3,82730660674958E-06</text:p>
          </table:table-cell>
          <table:table-cell table:formula="of:=CONFIDENCE(0.95;[.AH17];30)" office:value-type="float" office:value="0.0000000438174514124838" calcext:value-type="float">
            <text:p>4,38174514124838E-08</text:p>
          </table:table-cell>
          <table:table-cell table:formula="of:=[.AF17]+[.AI17]" office:value-type="float" office:value="0.000135243817451412" calcext:value-type="float">
            <text:p>0,0001352438</text:p>
          </table:table-cell>
          <table:table-cell table:formula="of:=[.AF17]-[.AI17]" office:value-type="float" office:value="0.000135156182548587" calcext:value-type="float">
            <text:p>0,00013515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38" calcext:value-type="float">
            <text:p>0,000138</text:p>
          </table:table-cell>
          <table:table-cell table:number-columns-repeated="2" office:value-type="float" office:value="0.000142" calcext:value-type="float">
            <text:p>0,000142</text:p>
          </table:table-cell>
          <table:table-cell table:number-columns-repeated="2" office:value-type="float" office:value="0.000147" calcext:value-type="float">
            <text:p>0,000147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44" calcext:value-type="float">
            <text:p>0,000144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5" calcext:value-type="float">
            <text:p>0,000145</text:p>
          </table:table-cell>
          <table:table-cell table:number-columns-repeated="2" office:value-type="float" office:value="0.000146" calcext:value-type="float">
            <text:p>0,000146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152" calcext:value-type="float">
            <text:p>0,000152</text:p>
          </table:table-cell>
          <table:table-cell table:formula="of:=AVERAGE([.B18:.AE18])" office:value-type="float" office:value="0.000145" calcext:value-type="float">
            <text:p>0,000145</text:p>
          </table:table-cell>
          <table:table-cell table:formula="of:=VAR([.B18:.AE18])" office:value-type="float" office:value="0.00000000000848275862068965" calcext:value-type="float">
            <text:p>8,48275862068965E-12</text:p>
          </table:table-cell>
          <table:table-cell table:formula="of:=STDEV([.B18:.AE18])" office:value-type="float" office:value="0.0000029125175743143" calcext:value-type="float">
            <text:p>2,9125175743143E-06</text:p>
          </table:table-cell>
          <table:table-cell table:formula="of:=CONFIDENCE(0.95;[.AH18];30)" office:value-type="float" office:value="0.0000000333443620836287" calcext:value-type="float">
            <text:p>3,33443620836287E-08</text:p>
          </table:table-cell>
          <table:table-cell table:formula="of:=[.AF18]+[.AI18]" office:value-type="float" office:value="0.000145033344362084" calcext:value-type="float">
            <text:p>0,0001450333</text:p>
          </table:table-cell>
          <table:table-cell table:formula="of:=[.AF18]-[.AI18]" office:value-type="float" office:value="0.000144966655637916" calcext:value-type="float">
            <text:p>0,0001449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0.000155" calcext:value-type="float">
            <text:p>0,000155</text:p>
          </table:table-cell>
          <table:table-cell table:number-columns-repeated="2" office:value-type="float" office:value="0.000159" calcext:value-type="float">
            <text:p>0,000159</text:p>
          </table:table-cell>
          <table:table-cell office:value-type="float" office:value="0.00016" calcext:value-type="float">
            <text:p>0,00016</text:p>
          </table:table-cell>
          <table:table-cell table:number-columns-repeated="2" office:value-type="float" office:value="0.000159" calcext:value-type="float">
            <text:p>0,000159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0.00016" calcext:value-type="float">
            <text:p>0,00016</text:p>
          </table:table-cell>
          <table:table-cell table:number-columns-repeated="2" office:value-type="float" office:value="0.000159" calcext:value-type="float">
            <text:p>0,000159</text:p>
          </table:table-cell>
          <table:table-cell office:value-type="float" office:value="0.000157" calcext:value-type="float">
            <text:p>0,000157</text:p>
          </table:table-cell>
          <table:table-cell office:value-type="float" office:value="0.000162" calcext:value-type="float">
            <text:p>0,000162</text:p>
          </table:table-cell>
          <table:table-cell table:number-columns-repeated="2" office:value-type="float" office:value="0.000164" calcext:value-type="float">
            <text:p>0,000164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161" calcext:value-type="float">
            <text:p>0,000161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00159" calcext:value-type="float">
            <text:p>0,000159</text:p>
          </table:table-cell>
          <table:table-cell table:formula="of:=AVERAGE([.B19:.AE19])" office:value-type="float" office:value="0.000160266666666667" calcext:value-type="float">
            <text:p>0,0001602667</text:p>
          </table:table-cell>
          <table:table-cell table:formula="of:=VAR([.B19:.AE19])" office:value-type="float" office:value="0.00000000000502988505747127" calcext:value-type="float">
            <text:p>5,02988505747127E-12</text:p>
          </table:table-cell>
          <table:table-cell table:formula="of:=STDEV([.B19:.AE19])" office:value-type="float" office:value="0.00000224274052388395" calcext:value-type="float">
            <text:p>2,24274052388395E-06</text:p>
          </table:table-cell>
          <table:table-cell table:formula="of:=CONFIDENCE(0.95;[.AH19];30)" office:value-type="float" office:value="0.0000000256763264701055" calcext:value-type="float">
            <text:p>2,56763264701055E-08</text:p>
          </table:table-cell>
          <table:table-cell table:formula="of:=[.AF19]+[.AI19]" office:value-type="float" office:value="0.000160292342993137" calcext:value-type="float">
            <text:p>0,0001602923</text:p>
          </table:table-cell>
          <table:table-cell table:formula="of:=[.AF19]-[.AI19]" office:value-type="float" office:value="0.000160240990340197" calcext:value-type="float">
            <text:p>0,0001602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83" calcext:value-type="float">
            <text:p>0,000183</text:p>
          </table:table-cell>
          <table:table-cell office:value-type="float" office:value="0.000188" calcext:value-type="float">
            <text:p>0,000188</text:p>
          </table:table-cell>
          <table:table-cell table:number-columns-repeated="2" office:value-type="float" office:value="0.000182" calcext:value-type="float">
            <text:p>0,000182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182" calcext:value-type="float">
            <text:p>0,000182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183" calcext:value-type="float">
            <text:p>0,000183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175" calcext:value-type="float">
            <text:p>0,000175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171" calcext:value-type="float">
            <text:p>0,000171</text:p>
          </table:table-cell>
          <table:table-cell table:number-columns-repeated="3" office:value-type="float" office:value="0.000172" calcext:value-type="float">
            <text:p>0,000172</text:p>
          </table:table-cell>
          <table:table-cell table:number-columns-repeated="2" office:value-type="float" office:value="0.000171" calcext:value-type="float">
            <text:p>0,000171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175" calcext:value-type="float">
            <text:p>0,000175</text:p>
          </table:table-cell>
          <table:table-cell table:formula="of:=AVERAGE([.B20:.AE20])" office:value-type="float" office:value="0.000176266666666667" calcext:value-type="float">
            <text:p>0,0001762667</text:p>
          </table:table-cell>
          <table:table-cell table:formula="of:=VAR([.B20:.AE20])" office:value-type="float" office:value="0.0000000000264781609195403" calcext:value-type="float">
            <text:p>2,64781609195403E-11</text:p>
          </table:table-cell>
          <table:table-cell table:formula="of:=STDEV([.B20:.AE20])" office:value-type="float" office:value="0.00000514569343427494" calcext:value-type="float">
            <text:p>5,14569343427494E-06</text:p>
          </table:table-cell>
          <table:table-cell table:formula="of:=CONFIDENCE(0.95;[.AH20];30)" office:value-type="float" office:value="0.0000000589111861699958" calcext:value-type="float">
            <text:p>5,89111861699958E-08</text:p>
          </table:table-cell>
          <table:table-cell table:formula="of:=[.AF20]+[.AI20]" office:value-type="float" office:value="0.000176325577852837" calcext:value-type="float">
            <text:p>0,0001763256</text:p>
          </table:table-cell>
          <table:table-cell table:formula="of:=[.AF20]-[.AI20]" office:value-type="float" office:value="0.000176207755480497" calcext:value-type="float">
            <text:p>0,0001762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94" calcext:value-type="float">
            <text:p>0,000194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193" calcext:value-type="float">
            <text:p>0,000193</text:p>
          </table:table-cell>
          <table:table-cell table:number-columns-repeated="2" office:value-type="float" office:value="0.000197" calcext:value-type="float">
            <text:p>0,000197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19" calcext:value-type="float">
            <text:p>0,00019</text:p>
          </table:table-cell>
          <table:table-cell table:number-columns-repeated="2" office:value-type="float" office:value="0.000196" calcext:value-type="float">
            <text:p>0,000196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198" calcext:value-type="float">
            <text:p>0,000198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97" calcext:value-type="float">
            <text:p>0,000197</text:p>
          </table:table-cell>
          <table:table-cell table:number-columns-repeated="2" office:value-type="float" office:value="0.000196" calcext:value-type="float">
            <text:p>0,000196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198" calcext:value-type="float">
            <text:p>0,000198</text:p>
          </table:table-cell>
          <table:table-cell table:formula="of:=AVERAGE([.B21:.AE21])" office:value-type="float" office:value="0.0001946" calcext:value-type="float">
            <text:p>0,0001946</text:p>
          </table:table-cell>
          <table:table-cell table:formula="of:=VAR([.B21:.AE21])" office:value-type="float" office:value="0.0000000000216275862068965" calcext:value-type="float">
            <text:p>2,16275862068965E-11</text:p>
          </table:table-cell>
          <table:table-cell table:formula="of:=STDEV([.B21:.AE21])" office:value-type="float" office:value="0.00000465054687180944" calcext:value-type="float">
            <text:p>4,65054687180944E-06</text:p>
          </table:table-cell>
          <table:table-cell table:formula="of:=CONFIDENCE(0.95;[.AH21];30)" office:value-type="float" office:value="0.0000000532424319592334" calcext:value-type="float">
            <text:p>5,32424319592334E-08</text:p>
          </table:table-cell>
          <table:table-cell table:formula="of:=[.AF21]+[.AI21]" office:value-type="float" office:value="0.000194653242431959" calcext:value-type="float">
            <text:p>0,0001946532</text:p>
          </table:table-cell>
          <table:table-cell table:formula="of:=[.AF21]-[.AI21]" office:value-type="float" office:value="0.000194546757568041" calcext:value-type="float">
            <text:p>0,0001945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15" calcext:value-type="float">
            <text:p>0,000215</text:p>
          </table:table-cell>
          <table:table-cell table:number-columns-repeated="2" office:value-type="float" office:value="0.000214" calcext:value-type="float">
            <text:p>0,000214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0204" calcext:value-type="float">
            <text:p>0,000204</text:p>
          </table:table-cell>
          <table:table-cell table:number-columns-repeated="2" office:value-type="float" office:value="0.000201" calcext:value-type="float">
            <text:p>0,000201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0.000223" calcext:value-type="float">
            <text:p>0,000223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00196" calcext:value-type="float">
            <text:p>0,000196</text:p>
          </table:table-cell>
          <table:table-cell table:number-columns-repeated="2" office:value-type="float" office:value="0.000195" calcext:value-type="float">
            <text:p>0,000195</text:p>
          </table:table-cell>
          <table:table-cell table:number-columns-repeated="2" office:value-type="float" office:value="0.000202" calcext:value-type="float">
            <text:p>0,000202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219" calcext:value-type="float">
            <text:p>0,000219</text:p>
          </table:table-cell>
          <table:table-cell office:value-type="float" office:value="0.000226" calcext:value-type="float">
            <text:p>0,000226</text:p>
          </table:table-cell>
          <table:table-cell table:formula="of:=AVERAGE([.B22:.AE22])" office:value-type="float" office:value="0.0002073" calcext:value-type="float">
            <text:p>0,0002073</text:p>
          </table:table-cell>
          <table:table-cell table:formula="of:=VAR([.B22:.AE22])" office:value-type="float" office:value="0.000000000129872413793103" calcext:value-type="float">
            <text:p>1,29872413793103E-10</text:p>
          </table:table-cell>
          <table:table-cell table:formula="of:=STDEV([.B22:.AE22])" office:value-type="float" office:value="0.000011396157852237" calcext:value-type="float">
            <text:p>1,1396157852237E-05</text:p>
          </table:table-cell>
          <table:table-cell table:formula="of:=CONFIDENCE(0.95;[.AH22];30)" office:value-type="float" office:value="0.000000130470496431817" calcext:value-type="float">
            <text:p>1,30470496431817E-07</text:p>
          </table:table-cell>
          <table:table-cell table:formula="of:=[.AF22]+[.AI22]" office:value-type="float" office:value="0.000207430470496432" calcext:value-type="float">
            <text:p>0,0002074305</text:p>
          </table:table-cell>
          <table:table-cell table:formula="of:=[.AF22]-[.AI22]" office:value-type="float" office:value="0.000207169529503568" calcext:value-type="float">
            <text:p>0,00020716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0243" calcext:value-type="float">
            <text:p>0,000243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214" calcext:value-type="float">
            <text:p>0,000214</text:p>
          </table:table-cell>
          <table:table-cell office:value-type="float" office:value="0.000215" calcext:value-type="float">
            <text:p>0,000215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0.000244" calcext:value-type="float">
            <text:p>0,000244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227" calcext:value-type="float">
            <text:p>0,00022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00209" calcext:value-type="float">
            <text:p>0,000209</text:p>
          </table:table-cell>
          <table:table-cell table:formula="of:=AVERAGE([.B23:.AE23])" office:value-type="float" office:value="0.000231133333333333" calcext:value-type="float">
            <text:p>0,0002311333</text:p>
          </table:table-cell>
          <table:table-cell table:formula="of:=VAR([.B23:.AE23])" office:value-type="float" office:value="0.000000000168533333333333" calcext:value-type="float">
            <text:p>1,68533333333333E-10</text:p>
          </table:table-cell>
          <table:table-cell table:formula="of:=STDEV([.B23:.AE23])" office:value-type="float" office:value="0.0000129820388742806" calcext:value-type="float">
            <text:p>0,000012982</text:p>
          </table:table-cell>
          <table:table-cell table:formula="of:=CONFIDENCE(0.95;[.AH23];30)" office:value-type="float" office:value="0.000000148626675638058" calcext:value-type="float">
            <text:p>1,48626675638058E-07</text:p>
          </table:table-cell>
          <table:table-cell table:formula="of:=[.AF23]+[.AI23]" office:value-type="float" office:value="0.000231281960008971" calcext:value-type="float">
            <text:p>0,000231282</text:p>
          </table:table-cell>
          <table:table-cell table:formula="of:=[.AF23]-[.AI23]" office:value-type="float" office:value="0.000230984706657695" calcext:value-type="float">
            <text:p>0,00023098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84" calcext:value-type="float">
            <text:p>0,00028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5" calcext:value-type="float">
            <text:p>0,000285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278" calcext:value-type="float">
            <text:p>0,000278</text:p>
          </table:table-cell>
          <table:table-cell office:value-type="float" office:value="0.000285" calcext:value-type="float">
            <text:p>0,000285</text:p>
          </table:table-cell>
          <table:table-cell office:value-type="float" office:value="0.000261" calcext:value-type="float">
            <text:p>0,000261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81" calcext:value-type="float">
            <text:p>0,000281</text:p>
          </table:table-cell>
          <table:table-cell table:formula="of:=AVERAGE([.B24:.AE24])" office:value-type="float" office:value="0.000273366666666667" calcext:value-type="float">
            <text:p>0,0002733667</text:p>
          </table:table-cell>
          <table:table-cell table:formula="of:=VAR([.B24:.AE24])" office:value-type="float" office:value="0.00000000011886091954023" calcext:value-type="float">
            <text:p>1,1886091954023E-10</text:p>
          </table:table-cell>
          <table:table-cell table:formula="of:=STDEV([.B24:.AE24])" office:value-type="float" office:value="0.0000109023355085151" calcext:value-type="float">
            <text:p>1,09023355085151E-05</text:p>
          </table:table-cell>
          <table:table-cell table:formula="of:=CONFIDENCE(0.95;[.AH24];30)" office:value-type="float" office:value="0.000000124816902723314" calcext:value-type="float">
            <text:p>1,24816902723314E-07</text:p>
          </table:table-cell>
          <table:table-cell table:formula="of:=[.AF24]+[.AI24]" office:value-type="float" office:value="0.00027349148356939" calcext:value-type="float">
            <text:p>0,0002734915</text:p>
          </table:table-cell>
          <table:table-cell table:formula="of:=[.AF24]-[.AI24]" office:value-type="float" office:value="0.000273241849763943" calcext:value-type="float">
            <text:p>0,00027324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286" calcext:value-type="float">
            <text:p>0,000286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311" calcext:value-type="float">
            <text:p>0,000311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311" calcext:value-type="float">
            <text:p>0,000311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0315" calcext:value-type="float">
            <text:p>0,000315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12" calcext:value-type="float">
            <text:p>0,000312</text:p>
          </table:table-cell>
          <table:table-cell table:formula="of:=AVERAGE([.B25:.AE25])" office:value-type="float" office:value="0.000303266666666667" calcext:value-type="float">
            <text:p>0,0003032667</text:p>
          </table:table-cell>
          <table:table-cell table:formula="of:=VAR([.B25:.AE25])" office:value-type="float" office:value="0.000000000143098850574713" calcext:value-type="float">
            <text:p>1,43098850574713E-10</text:p>
          </table:table-cell>
          <table:table-cell table:formula="of:=STDEV([.B25:.AE25])" office:value-type="float" office:value="0.0000119623931792394" calcext:value-type="float">
            <text:p>1,19623931792394E-05</text:p>
          </table:table-cell>
          <table:table-cell table:formula="of:=CONFIDENCE(0.95;[.AH25];30)" office:value-type="float" office:value="0.000000136953120239694" calcext:value-type="float">
            <text:p>0,000000137</text:p>
          </table:table-cell>
          <table:table-cell table:formula="of:=[.AF25]+[.AI25]" office:value-type="float" office:value="0.000303403619786906" calcext:value-type="float">
            <text:p>0,0003034036</text:p>
          </table:table-cell>
          <table:table-cell table:formula="of:=[.AF25]-[.AI25]" office:value-type="float" office:value="0.000303129713546427" calcext:value-type="float">
            <text:p>0,00030312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299" calcext:value-type="float">
            <text:p>0,000299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305" calcext:value-type="float">
            <text:p>0,000305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0325" calcext:value-type="float">
            <text:p>0,000325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32" calcext:value-type="float">
            <text:p>0,000332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299" calcext:value-type="float">
            <text:p>0,000299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332" calcext:value-type="float">
            <text:p>0,000332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0299" calcext:value-type="float">
            <text:p>0,000299</text:p>
          </table:table-cell>
          <table:table-cell table:formula="of:=AVERAGE([.B26:.AE26])" office:value-type="float" office:value="0.000318166666666667" calcext:value-type="float">
            <text:p>0,0003181667</text:p>
          </table:table-cell>
          <table:table-cell table:formula="of:=VAR([.B26:.AE26])" office:value-type="float" office:value="0.000000000228350574712643" calcext:value-type="float">
            <text:p>2,28350574712643E-10</text:p>
          </table:table-cell>
          <table:table-cell table:formula="of:=STDEV([.B26:.AE26])" office:value-type="float" office:value="0.0000151112731003262" calcext:value-type="float">
            <text:p>1,51112731003262E-05</text:p>
          </table:table-cell>
          <table:table-cell table:formula="of:=CONFIDENCE(0.95;[.AH26];30)" office:value-type="float" office:value="0.000000173003509488009" calcext:value-type="float">
            <text:p>0,000000173</text:p>
          </table:table-cell>
          <table:table-cell table:formula="of:=[.AF26]+[.AI26]" office:value-type="float" office:value="0.000318339670176155" calcext:value-type="float">
            <text:p>0,0003183397</text:p>
          </table:table-cell>
          <table:table-cell table:formula="of:=[.AF26]-[.AI26]" office:value-type="float" office:value="0.000317993663157179" calcext:value-type="float">
            <text:p>0,00031799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352" calcext:value-type="float">
            <text:p>0,000352</text:p>
          </table:table-cell>
          <table:table-cell office:value-type="float" office:value="0.000329" calcext:value-type="float">
            <text:p>0,000329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371" calcext:value-type="float">
            <text:p>0,000371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32" calcext:value-type="float">
            <text:p>0,000332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64" calcext:value-type="float">
            <text:p>0,000364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48" calcext:value-type="float">
            <text:p>0,000348</text:p>
          </table:table-cell>
          <table:table-cell table:formula="of:=AVERAGE([.B27:.AE27])" office:value-type="float" office:value="0.0003509" calcext:value-type="float">
            <text:p>0,0003509</text:p>
          </table:table-cell>
          <table:table-cell table:formula="of:=VAR([.B27:.AE27])" office:value-type="float" office:value="0.000000000221610344827586" calcext:value-type="float">
            <text:p>2,21610344827586E-10</text:p>
          </table:table-cell>
          <table:table-cell table:formula="of:=STDEV([.B27:.AE27])" office:value-type="float" office:value="0.0000148865827115422" calcext:value-type="float">
            <text:p>1,48865827115422E-05</text:p>
          </table:table-cell>
          <table:table-cell table:formula="of:=CONFIDENCE(0.95;[.AH27];30)" office:value-type="float" office:value="0.000000170431110355931" calcext:value-type="float">
            <text:p>1,70431110355931E-07</text:p>
          </table:table-cell>
          <table:table-cell table:formula="of:=[.AF27]+[.AI27]" office:value-type="float" office:value="0.000351070431110356" calcext:value-type="float">
            <text:p>0,0003510704</text:p>
          </table:table-cell>
          <table:table-cell table:formula="of:=[.AF27]-[.AI27]" office:value-type="float" office:value="0.000350729568889644" calcext:value-type="float">
            <text:p>0,00035072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385" calcext:value-type="float">
            <text:p>0,000385</text:p>
          </table:table-cell>
          <table:table-cell office:value-type="float" office:value="0.000384" calcext:value-type="float">
            <text:p>0,000384</text:p>
          </table:table-cell>
          <table:table-cell office:value-type="float" office:value="0.000348" calcext:value-type="float">
            <text:p>0,000348</text:p>
          </table:table-cell>
          <table:table-cell office:value-type="float" office:value="0.000362" calcext:value-type="float">
            <text:p>0,000362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386" calcext:value-type="float">
            <text:p>0,000386</text:p>
          </table:table-cell>
          <table:table-cell office:value-type="float" office:value="0.000362" calcext:value-type="float">
            <text:p>0,000362</text:p>
          </table:table-cell>
          <table:table-cell office:value-type="float" office:value="0.000392" calcext:value-type="float">
            <text:p>0,000392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0348" calcext:value-type="float">
            <text:p>0,000348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72" calcext:value-type="float">
            <text:p>0,000372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64" calcext:value-type="float">
            <text:p>0,000364</text:p>
          </table:table-cell>
          <table:table-cell table:formula="of:=AVERAGE([.B28:.AE28])" office:value-type="float" office:value="0.000371033333333333" calcext:value-type="float">
            <text:p>0,0003710333</text:p>
          </table:table-cell>
          <table:table-cell table:formula="of:=VAR([.B28:.AE28])" office:value-type="float" office:value="0.000000000228102298850575" calcext:value-type="float">
            <text:p>2,28102298850575E-10</text:p>
          </table:table-cell>
          <table:table-cell table:formula="of:=STDEV([.B28:.AE28])" office:value-type="float" office:value="0.0000151030559440987" calcext:value-type="float">
            <text:p>1,51030559440987E-05</text:p>
          </table:table-cell>
          <table:table-cell table:formula="of:=CONFIDENCE(0.95;[.AH28];30)" office:value-type="float" office:value="0.000000172909434233334" calcext:value-type="float">
            <text:p>1,72909434233334E-07</text:p>
          </table:table-cell>
          <table:table-cell table:formula="of:=[.AF28]+[.AI28]" office:value-type="float" office:value="0.000371206242767567" calcext:value-type="float">
            <text:p>0,0003712062</text:p>
          </table:table-cell>
          <table:table-cell table:formula="of:=[.AF28]-[.AI28]" office:value-type="float" office:value="0.0003708604238991" calcext:value-type="float">
            <text:p>0,00037086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374" calcext:value-type="float">
            <text:p>0,000374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84" calcext:value-type="float">
            <text:p>0,000384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0406" calcext:value-type="float">
            <text:p>0,000406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392" calcext:value-type="float">
            <text:p>0,000392</text:p>
          </table:table-cell>
          <table:table-cell office:value-type="float" office:value="0.000396" calcext:value-type="float">
            <text:p>0,000396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381" calcext:value-type="float">
            <text:p>0,000381</text:p>
          </table:table-cell>
          <table:table-cell table:formula="of:=AVERAGE([.B29:.AE29])" office:value-type="float" office:value="0.000394666666666666" calcext:value-type="float">
            <text:p>0,0003946667</text:p>
          </table:table-cell>
          <table:table-cell table:formula="of:=VAR([.B29:.AE29])" office:value-type="float" office:value="0.000000000138022988505747" calcext:value-type="float">
            <text:p>1,38022988505747E-10</text:p>
          </table:table-cell>
          <table:table-cell table:formula="of:=STDEV([.B29:.AE29])" office:value-type="float" office:value="0.000011748318539508" calcext:value-type="float">
            <text:p>1,1748318539508E-05</text:p>
          </table:table-cell>
          <table:table-cell table:formula="of:=CONFIDENCE(0.95;[.AH29];30)" office:value-type="float" office:value="0.000000134502256985484" calcext:value-type="float">
            <text:p>1,34502256985484E-07</text:p>
          </table:table-cell>
          <table:table-cell table:formula="of:=[.AF29]+[.AI29]" office:value-type="float" office:value="0.000394801168923652" calcext:value-type="float">
            <text:p>0,0003948012</text:p>
          </table:table-cell>
          <table:table-cell table:formula="of:=[.AF29]-[.AI29]" office:value-type="float" office:value="0.000394532164409681" calcext:value-type="float">
            <text:p>0,00039453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396" calcext:value-type="float">
            <text:p>0,000396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12" calcext:value-type="float">
            <text:p>0,000412</text:p>
          </table:table-cell>
          <table:table-cell office:value-type="float" office:value="0.000409" calcext:value-type="float">
            <text:p>0,000409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0.000429" calcext:value-type="float">
            <text:p>0,000429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0.000423" calcext:value-type="float">
            <text:p>0,000423</text:p>
          </table:table-cell>
          <table:table-cell office:value-type="float" office:value="0.000422" calcext:value-type="float">
            <text:p>0,000422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42" calcext:value-type="float">
            <text:p>0,00042</text:p>
          </table:table-cell>
          <table:table-cell table:formula="of:=AVERAGE([.B30:.AE30])" office:value-type="float" office:value="0.000408533333333333" calcext:value-type="float">
            <text:p>0,0004085333</text:p>
          </table:table-cell>
          <table:table-cell table:formula="of:=VAR([.B30:.AE30])" office:value-type="float" office:value="0.000000000260464367816092" calcext:value-type="float">
            <text:p>2,60464367816092E-10</text:p>
          </table:table-cell>
          <table:table-cell table:formula="of:=STDEV([.B30:.AE30])" office:value-type="float" office:value="0.0000161389085075817" calcext:value-type="float">
            <text:p>1,61389085075817E-05</text:p>
          </table:table-cell>
          <table:table-cell table:formula="of:=CONFIDENCE(0.95;[.AH30];30)" office:value-type="float" office:value="0.000000184768536216663" calcext:value-type="float">
            <text:p>1,84768536216663E-07</text:p>
          </table:table-cell>
          <table:table-cell table:formula="of:=[.AF30]+[.AI30]" office:value-type="float" office:value="0.00040871810186955" calcext:value-type="float">
            <text:p>0,0004087181</text:p>
          </table:table-cell>
          <table:table-cell table:formula="of:=[.AF30]-[.AI30]" office:value-type="float" office:value="0.000408348564797117" calcext:value-type="float">
            <text:p>0,00040834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0457" calcext:value-type="float">
            <text:p>0,000457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000409" calcext:value-type="float">
            <text:p>0,000409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61" calcext:value-type="float">
            <text:p>0,000461</text:p>
          </table:table-cell>
          <table:table-cell table:number-columns-repeated="2" office:value-type="float" office:value="0.000408" calcext:value-type="float">
            <text:p>0,000408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0.000457" calcext:value-type="float">
            <text:p>0,000457</text:p>
          </table:table-cell>
          <table:table-cell office:value-type="float" office:value="0.000455" calcext:value-type="float">
            <text:p>0,000455</text:p>
          </table:table-cell>
          <table:table-cell table:number-columns-repeated="2" office:value-type="float" office:value="0.000424" calcext:value-type="float">
            <text:p>0,000424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09" calcext:value-type="float">
            <text:p>0,000409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042" calcext:value-type="float">
            <text:p>0,00042</text:p>
          </table:table-cell>
          <table:table-cell table:formula="of:=AVERAGE([.B31:.AE31])" office:value-type="float" office:value="0.000434566666666667" calcext:value-type="float">
            <text:p>0,0004345667</text:p>
          </table:table-cell>
          <table:table-cell table:formula="of:=VAR([.B31:.AE31])" office:value-type="float" office:value="0.000000000554667816091954" calcext:value-type="float">
            <text:p>5,54667816091954E-10</text:p>
          </table:table-cell>
          <table:table-cell table:formula="of:=STDEV([.B31:.AE31])" office:value-type="float" office:value="0.0000235513867127172" calcext:value-type="float">
            <text:p>2,35513867127172E-05</text:p>
          </table:table-cell>
          <table:table-cell table:formula="of:=CONFIDENCE(0.95;[.AH31];30)" office:value-type="float" office:value="0.000000269631322758727" calcext:value-type="float">
            <text:p>2,69631322758727E-07</text:p>
          </table:table-cell>
          <table:table-cell table:formula="of:=[.AF31]+[.AI31]" office:value-type="float" office:value="0.000434836297989425" calcext:value-type="float">
            <text:p>0,0004348363</text:p>
          </table:table-cell>
          <table:table-cell table:formula="of:=[.AF31]-[.AI31]" office:value-type="float" office:value="0.000434297035343908" calcext:value-type="float">
            <text:p>0,0004342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81" calcext:value-type="float">
            <text:p>0,000481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448" calcext:value-type="float">
            <text:p>0,000448</text:p>
          </table:table-cell>
          <table:table-cell office:value-type="float" office:value="0.000441" calcext:value-type="float">
            <text:p>0,000441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46" calcext:value-type="float">
            <text:p>0,000446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484" calcext:value-type="float">
            <text:p>0,000484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000452" calcext:value-type="float">
            <text:p>0,000452</text:p>
          </table:table-cell>
          <table:table-cell table:number-columns-repeated="2" office:value-type="float" office:value="0.000442" calcext:value-type="float">
            <text:p>0,000442</text:p>
          </table:table-cell>
          <table:table-cell office:value-type="float" office:value="0.000486" calcext:value-type="float">
            <text:p>0,000486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0484" calcext:value-type="float">
            <text:p>0,000484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46" calcext:value-type="float">
            <text:p>0,000446</text:p>
          </table:table-cell>
          <table:table-cell office:value-type="float" office:value="0.000447" calcext:value-type="float">
            <text:p>0,000447</text:p>
          </table:table-cell>
          <table:table-cell office:value-type="float" office:value="0.000485" calcext:value-type="float">
            <text:p>0,000485</text:p>
          </table:table-cell>
          <table:table-cell office:value-type="float" office:value="0.000484" calcext:value-type="float">
            <text:p>0,000484</text:p>
          </table:table-cell>
          <table:table-cell office:value-type="float" office:value="0.000486" calcext:value-type="float">
            <text:p>0,000486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6" calcext:value-type="float">
            <text:p>0,00046</text:p>
          </table:table-cell>
          <table:table-cell table:formula="of:=AVERAGE([.B32:.AE32])" office:value-type="float" office:value="0.0004605" calcext:value-type="float">
            <text:p>0,0004605</text:p>
          </table:table-cell>
          <table:table-cell table:formula="of:=VAR([.B32:.AE32])" office:value-type="float" office:value="0.000000000371637931034483" calcext:value-type="float">
            <text:p>3,71637931034483E-10</text:p>
          </table:table-cell>
          <table:table-cell table:formula="of:=STDEV([.B32:.AE32])" office:value-type="float" office:value="0.0000192779130362828" calcext:value-type="float">
            <text:p>1,92779130362828E-05</text:p>
          </table:table-cell>
          <table:table-cell table:formula="of:=CONFIDENCE(0.95;[.AH32];30)" office:value-type="float" office:value="0.000000220705865663268" calcext:value-type="float">
            <text:p>2,20705865663268E-07</text:p>
          </table:table-cell>
          <table:table-cell table:formula="of:=[.AF32]+[.AI32]" office:value-type="float" office:value="0.000460720705865663" calcext:value-type="float">
            <text:p>0,0004607207</text:p>
          </table:table-cell>
          <table:table-cell table:formula="of:=[.AF32]-[.AI32]" office:value-type="float" office:value="0.000460279294134337" calcext:value-type="float">
            <text:p>0,00046027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486" calcext:value-type="float">
            <text:p>0,000486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469" calcext:value-type="float">
            <text:p>0,000469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515" calcext:value-type="float">
            <text:p>0,000515</text:p>
          </table:table-cell>
          <table:table-cell office:value-type="float" office:value="0.000514" calcext:value-type="float">
            <text:p>0,000514</text:p>
          </table:table-cell>
          <table:table-cell office:value-type="float" office:value="0.000503" calcext:value-type="float">
            <text:p>0,000503</text:p>
          </table:table-cell>
          <table:table-cell office:value-type="float" office:value="0.000504" calcext:value-type="float">
            <text:p>0,000504</text:p>
          </table:table-cell>
          <table:table-cell office:value-type="float" office:value="0.000505" calcext:value-type="float">
            <text:p>0,000505</text:p>
          </table:table-cell>
          <table:table-cell office:value-type="float" office:value="0.000491" calcext:value-type="float">
            <text:p>0,000491</text:p>
          </table:table-cell>
          <table:table-cell table:number-columns-repeated="2" office:value-type="float" office:value="0.000509" calcext:value-type="float">
            <text:p>0,000509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0.000496" calcext:value-type="float">
            <text:p>0,000496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0.000479" calcext:value-type="float">
            <text:p>0,000479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0.000504" calcext:value-type="float">
            <text:p>0,000504</text:p>
          </table:table-cell>
          <table:table-cell office:value-type="float" office:value="0.000505" calcext:value-type="float">
            <text:p>0,000505</text:p>
          </table:table-cell>
          <table:table-cell office:value-type="float" office:value="0.000502" calcext:value-type="float">
            <text:p>0,000502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0494" calcext:value-type="float">
            <text:p>0,000494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0502" calcext:value-type="float">
            <text:p>0,000502</text:p>
          </table:table-cell>
          <table:table-cell office:value-type="float" office:value="0.000492" calcext:value-type="float">
            <text:p>0,000492</text:p>
          </table:table-cell>
          <table:table-cell office:value-type="float" office:value="0.000516" calcext:value-type="float">
            <text:p>0,000516</text:p>
          </table:table-cell>
          <table:table-cell office:value-type="float" office:value="0.000514" calcext:value-type="float">
            <text:p>0,000514</text:p>
          </table:table-cell>
          <table:table-cell office:value-type="float" office:value="0.000516" calcext:value-type="float">
            <text:p>0,000516</text:p>
          </table:table-cell>
          <table:table-cell office:value-type="float" office:value="0.000503" calcext:value-type="float">
            <text:p>0,000503</text:p>
          </table:table-cell>
          <table:table-cell table:formula="of:=AVERAGE([.B33:.AE33])" office:value-type="float" office:value="0.000491633333333333" calcext:value-type="float">
            <text:p>0,0004916333</text:p>
          </table:table-cell>
          <table:table-cell table:formula="of:=VAR([.B33:.AE33])" office:value-type="float" office:value="0.000000000469895402298851" calcext:value-type="float">
            <text:p>4,69895402298851E-10</text:p>
          </table:table-cell>
          <table:table-cell table:formula="of:=STDEV([.B33:.AE33])" office:value-type="float" office:value="0.0000216770708883569" calcext:value-type="float">
            <text:p>2,16770708883569E-05</text:p>
          </table:table-cell>
          <table:table-cell table:formula="of:=CONFIDENCE(0.95;[.AH33];30)" office:value-type="float" office:value="0.000000248172957646112" calcext:value-type="float">
            <text:p>2,48172957646112E-07</text:p>
          </table:table-cell>
          <table:table-cell table:formula="of:=[.AF33]+[.AI33]" office:value-type="float" office:value="0.000491881506290979" calcext:value-type="float">
            <text:p>0,0004918815</text:p>
          </table:table-cell>
          <table:table-cell table:formula="of:=[.AF33]-[.AI33]" office:value-type="float" office:value="0.000491385160375687" calcext:value-type="float">
            <text:p>0,00049138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0.000498" calcext:value-type="float">
            <text:p>0,000498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469" calcext:value-type="float">
            <text:p>0,000469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534" calcext:value-type="float">
            <text:p>0,000534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29" calcext:value-type="float">
            <text:p>0,000529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3" calcext:value-type="float">
            <text:p>0,000533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489" calcext:value-type="float">
            <text:p>0,000489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496" calcext:value-type="float">
            <text:p>0,000496</text:p>
          </table:table-cell>
          <table:table-cell office:value-type="float" office:value="0.000479" calcext:value-type="float">
            <text:p>0,000479</text:p>
          </table:table-cell>
          <table:table-cell office:value-type="float" office:value="0.000506" calcext:value-type="float">
            <text:p>0,000506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19" calcext:value-type="float">
            <text:p>0,000519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493" calcext:value-type="float">
            <text:p>0,000493</text:p>
          </table:table-cell>
          <table:table-cell table:formula="of:=AVERAGE([.B34:.AE34])" office:value-type="float" office:value="0.000513766666666667" calcext:value-type="float">
            <text:p>0,0005137667</text:p>
          </table:table-cell>
          <table:table-cell table:formula="of:=VAR([.B34:.AE34])" office:value-type="float" office:value="0.000000000419633333333333" calcext:value-type="float">
            <text:p>4,19633333333333E-10</text:p>
          </table:table-cell>
          <table:table-cell table:formula="of:=STDEV([.B34:.AE34])" office:value-type="float" office:value="0.0000204849538279522" calcext:value-type="float">
            <text:p>0,000020485</text:p>
          </table:table-cell>
          <table:table-cell table:formula="of:=CONFIDENCE(0.95;[.AH34];30)" office:value-type="float" office:value="0.000000234524839860054" calcext:value-type="float">
            <text:p>2,34524839860054E-07</text:p>
          </table:table-cell>
          <table:table-cell table:formula="of:=[.AF34]+[.AI34]" office:value-type="float" office:value="0.000514001191506527" calcext:value-type="float">
            <text:p>0,0005140012</text:p>
          </table:table-cell>
          <table:table-cell table:formula="of:=[.AF34]-[.AI34]" office:value-type="float" office:value="0.000513532141826807" calcext:value-type="float">
            <text:p>0,00051353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518" calcext:value-type="float">
            <text:p>0,000518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0.000508" calcext:value-type="float">
            <text:p>0,000508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0.000539" calcext:value-type="float">
            <text:p>0,000539</text:p>
          </table:table-cell>
          <table:table-cell office:value-type="float" office:value="0.000544" calcext:value-type="float">
            <text:p>0,000544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498" calcext:value-type="float">
            <text:p>0,000498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000557" calcext:value-type="float">
            <text:p>0,000557</text:p>
          </table:table-cell>
          <table:table-cell office:value-type="float" office:value="0.000579" calcext:value-type="float">
            <text:p>0,000579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0.000516" calcext:value-type="float">
            <text:p>0,000516</text:p>
          </table:table-cell>
          <table:table-cell office:value-type="float" office:value="0.000533" calcext:value-type="float">
            <text:p>0,000533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0.000546" calcext:value-type="float">
            <text:p>0,000546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0.000484" calcext:value-type="float">
            <text:p>0,000484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0.000533" calcext:value-type="float">
            <text:p>0,000533</text:p>
          </table:table-cell>
          <table:table-cell office:value-type="float" office:value="0.000547" calcext:value-type="float">
            <text:p>0,000547</text:p>
          </table:table-cell>
          <table:table-cell table:formula="of:=AVERAGE([.B35:.AE35])" office:value-type="float" office:value="0.000530766666666667" calcext:value-type="float">
            <text:p>0,0005307667</text:p>
          </table:table-cell>
          <table:table-cell table:formula="of:=VAR([.B35:.AE35])" office:value-type="float" office:value="0.000000000634185057471264" calcext:value-type="float">
            <text:p>6,34185057471264E-10</text:p>
          </table:table-cell>
          <table:table-cell table:formula="of:=STDEV([.B35:.AE35])" office:value-type="float" office:value="0.0000251830311414505" calcext:value-type="float">
            <text:p>0,000025183</text:p>
          </table:table-cell>
          <table:table-cell table:formula="of:=CONFIDENCE(0.95;[.AH35];30)" office:value-type="float" office:value="0.000000288311430684334" calcext:value-type="float">
            <text:p>2,88311430684334E-07</text:p>
          </table:table-cell>
          <table:table-cell table:formula="of:=[.AF35]+[.AI35]" office:value-type="float" office:value="0.000531054978097351" calcext:value-type="float">
            <text:p>0,000531055</text:p>
          </table:table-cell>
          <table:table-cell table:formula="of:=[.AF35]-[.AI35]" office:value-type="float" office:value="0.000530478355235982" calcext:value-type="float">
            <text:p>0,0005304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525" calcext:value-type="float">
            <text:p>0,000525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519" calcext:value-type="float">
            <text:p>0,000519</text:p>
          </table:table-cell>
          <table:table-cell office:value-type="float" office:value="0.000541" calcext:value-type="float">
            <text:p>0,000541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577" calcext:value-type="float">
            <text:p>0,000577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0534" calcext:value-type="float">
            <text:p>0,000534</text:p>
          </table:table-cell>
          <table:table-cell table:number-columns-repeated="2" office:value-type="float" office:value="0.000536" calcext:value-type="float">
            <text:p>0,000536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584" calcext:value-type="float">
            <text:p>0,000584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548" calcext:value-type="float">
            <text:p>0,000548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9" calcext:value-type="float">
            <text:p>0,000539</text:p>
          </table:table-cell>
          <table:table-cell table:formula="of:=AVERAGE([.B36:.AE36])" office:value-type="float" office:value="0.0005549" calcext:value-type="float">
            <text:p>0,0005549</text:p>
          </table:table-cell>
          <table:table-cell table:formula="of:=VAR([.B36:.AE36])" office:value-type="float" office:value="0.00000000061781724137931" calcext:value-type="float">
            <text:p>6,1781724137931E-10</text:p>
          </table:table-cell>
          <table:table-cell table:formula="of:=STDEV([.B36:.AE36])" office:value-type="float" office:value="0.0000248559297025742" calcext:value-type="float">
            <text:p>2,48559297025742E-05</text:p>
          </table:table-cell>
          <table:table-cell table:formula="of:=CONFIDENCE(0.95;[.AH36];30)" office:value-type="float" office:value="0.000000284566564417378" calcext:value-type="float">
            <text:p>2,84566564417378E-07</text:p>
          </table:table-cell>
          <table:table-cell table:formula="of:=[.AF36]+[.AI36]" office:value-type="float" office:value="0.000555184566564417" calcext:value-type="float">
            <text:p>0,0005551846</text:p>
          </table:table-cell>
          <table:table-cell table:formula="of:=[.AF36]-[.AI36]" office:value-type="float" office:value="0.000554615433435583" calcext:value-type="float">
            <text:p>0,00055461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576" calcext:value-type="float">
            <text:p>0,000576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0609" calcext:value-type="float">
            <text:p>0,000609</text:p>
          </table:table-cell>
          <table:table-cell office:value-type="float" office:value="0.000569" calcext:value-type="float">
            <text:p>0,000569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583" calcext:value-type="float">
            <text:p>0,000583</text:p>
          </table:table-cell>
          <table:table-cell office:value-type="float" office:value="0.00059" calcext:value-type="float">
            <text:p>0,00059</text:p>
          </table:table-cell>
          <table:table-cell table:number-columns-repeated="2" office:value-type="float" office:value="0.00057" calcext:value-type="float">
            <text:p>0,00057</text:p>
          </table:table-cell>
          <table:table-cell office:value-type="float" office:value="0.000569" calcext:value-type="float">
            <text:p>0,000569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74" calcext:value-type="float">
            <text:p>0,000574</text:p>
          </table:table-cell>
          <table:table-cell table:number-columns-repeated="2" office:value-type="float" office:value="0.000576" calcext:value-type="float">
            <text:p>0,000576</text:p>
          </table:table-cell>
          <table:table-cell table:number-columns-repeated="2" office:value-type="float" office:value="0.000568" calcext:value-type="float">
            <text:p>0,000568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00584" calcext:value-type="float">
            <text:p>0,000584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558" calcext:value-type="float">
            <text:p>0,000558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89" calcext:value-type="float">
            <text:p>0,000589</text:p>
          </table:table-cell>
          <table:table-cell table:formula="of:=AVERAGE([.B37:.AE37])" office:value-type="float" office:value="0.000581033333333333" calcext:value-type="float">
            <text:p>0,0005810333</text:p>
          </table:table-cell>
          <table:table-cell table:formula="of:=VAR([.B37:.AE37])" office:value-type="float" office:value="0.000000000344585057471264" calcext:value-type="float">
            <text:p>3,44585057471264E-10</text:p>
          </table:table-cell>
          <table:table-cell table:formula="of:=STDEV([.B37:.AE37])" office:value-type="float" office:value="0.000018563002383" calcext:value-type="float">
            <text:p>0,000018563</text:p>
          </table:table-cell>
          <table:table-cell table:formula="of:=CONFIDENCE(0.95;[.AH37];30)" office:value-type="float" office:value="0.000000212521111727108" calcext:value-type="float">
            <text:p>2,12521111727108E-07</text:p>
          </table:table-cell>
          <table:table-cell table:formula="of:=[.AF37]+[.AI37]" office:value-type="float" office:value="0.00058124585444506" calcext:value-type="float">
            <text:p>0,0005812459</text:p>
          </table:table-cell>
          <table:table-cell table:formula="of:=[.AF37]-[.AI37]" office:value-type="float" office:value="0.000580820812221606" calcext:value-type="float">
            <text:p>0,00058082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585" calcext:value-type="float">
            <text:p>0,000585</text:p>
          </table:table-cell>
          <table:table-cell office:value-type="float" office:value="0.000632" calcext:value-type="float">
            <text:p>0,000632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0613" calcext:value-type="float">
            <text:p>0,000613</text:p>
          </table:table-cell>
          <table:table-cell office:value-type="float" office:value="0.000583" calcext:value-type="float">
            <text:p>0,000583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633" calcext:value-type="float">
            <text:p>0,000633</text:p>
          </table:table-cell>
          <table:table-cell office:value-type="float" office:value="0.000578" calcext:value-type="float">
            <text:p>0,000578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617" calcext:value-type="float">
            <text:p>0,000617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0617" calcext:value-type="float">
            <text:p>0,000617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000595" calcext:value-type="float">
            <text:p>0,000595</text:p>
          </table:table-cell>
          <table:table-cell table:formula="of:=AVERAGE([.B38:.AE38])" office:value-type="float" office:value="0.0006088" calcext:value-type="float">
            <text:p>0,0006088</text:p>
          </table:table-cell>
          <table:table-cell table:formula="of:=VAR([.B38:.AE38])" office:value-type="float" office:value="0.000000000271613793103448" calcext:value-type="float">
            <text:p>2,71613793103448E-10</text:p>
          </table:table-cell>
          <table:table-cell table:formula="of:=STDEV([.B38:.AE38])" office:value-type="float" office:value="0.0000164807097269337" calcext:value-type="float">
            <text:p>1,64807097269337E-05</text:p>
          </table:table-cell>
          <table:table-cell table:formula="of:=CONFIDENCE(0.95;[.AH38];30)" office:value-type="float" office:value="0.000000188681694962627" calcext:value-type="float">
            <text:p>1,88681694962627E-07</text:p>
          </table:table-cell>
          <table:table-cell table:formula="of:=[.AF38]+[.AI38]" office:value-type="float" office:value="0.000608988681694962" calcext:value-type="float">
            <text:p>0,0006089887</text:p>
          </table:table-cell>
          <table:table-cell table:formula="of:=[.AF38]-[.AI38]" office:value-type="float" office:value="0.000608611318305037" calcext:value-type="float">
            <text:p>0,00060861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00712" calcext:value-type="float">
            <text:p>0,000712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631" calcext:value-type="float">
            <text:p>0,000631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635" calcext:value-type="float">
            <text:p>0,000635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0658" calcext:value-type="float">
            <text:p>0,000658</text:p>
          </table:table-cell>
          <table:table-cell office:value-type="float" office:value="0.000653" calcext:value-type="float">
            <text:p>0,000653</text:p>
          </table:table-cell>
          <table:table-cell office:value-type="float" office:value="0.000656" calcext:value-type="float">
            <text:p>0,000656</text:p>
          </table:table-cell>
          <table:table-cell office:value-type="float" office:value="0.000654" calcext:value-type="float">
            <text:p>0,000654</text:p>
          </table:table-cell>
          <table:table-cell office:value-type="float" office:value="0.000652" calcext:value-type="float">
            <text:p>0,000652</text:p>
          </table:table-cell>
          <table:table-cell table:number-columns-repeated="2" office:value-type="float" office:value="0.000672" calcext:value-type="float">
            <text:p>0,000672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00639" calcext:value-type="float">
            <text:p>0,000639</text:p>
          </table:table-cell>
          <table:table-cell office:value-type="float" office:value="0.000722" calcext:value-type="float">
            <text:p>0,000722</text:p>
          </table:table-cell>
          <table:table-cell office:value-type="float" office:value="0.000659" calcext:value-type="float">
            <text:p>0,000659</text:p>
          </table:table-cell>
          <table:table-cell office:value-type="float" office:value="0.000714" calcext:value-type="float">
            <text:p>0,000714</text:p>
          </table:table-cell>
          <table:table-cell office:value-type="float" office:value="0.000632" calcext:value-type="float">
            <text:p>0,000632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0711" calcext:value-type="float">
            <text:p>0,000711</text:p>
          </table:table-cell>
          <table:table-cell office:value-type="float" office:value="0.000724" calcext:value-type="float">
            <text:p>0,000724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655" calcext:value-type="float">
            <text:p>0,000655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00655" calcext:value-type="float">
            <text:p>0,000655</text:p>
          </table:table-cell>
          <table:table-cell office:value-type="float" office:value="0.000649" calcext:value-type="float">
            <text:p>0,000649</text:p>
          </table:table-cell>
          <table:table-cell table:formula="of:=AVERAGE([.B39:.AE39])" office:value-type="float" office:value="0.000667966666666667" calcext:value-type="float">
            <text:p>0,0006679667</text:p>
          </table:table-cell>
          <table:table-cell table:formula="of:=VAR([.B39:.AE39])" office:value-type="float" office:value="0.000000000772585057471264" calcext:value-type="float">
            <text:p>7,72585057471264E-10</text:p>
          </table:table-cell>
          <table:table-cell table:formula="of:=STDEV([.B39:.AE39])" office:value-type="float" office:value="0.0000277954143245116" calcext:value-type="float">
            <text:p>2,77954143245116E-05</text:p>
          </table:table-cell>
          <table:table-cell table:formula="of:=CONFIDENCE(0.95;[.AH39];30)" office:value-type="float" office:value="0.000000318219662492233" calcext:value-type="float">
            <text:p>3,18219662492233E-07</text:p>
          </table:table-cell>
          <table:table-cell table:formula="of:=[.AF39]+[.AI39]" office:value-type="float" office:value="0.000668284886329159" calcext:value-type="float">
            <text:p>0,0006682849</text:p>
          </table:table-cell>
          <table:table-cell table:formula="of:=[.AF39]-[.AI39]" office:value-type="float" office:value="0.000667648447004175" calcext:value-type="float">
            <text:p>0,00066764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729" calcext:value-type="float">
            <text:p>0,000729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0.000711" calcext:value-type="float">
            <text:p>0,000711</text:p>
          </table:table-cell>
          <table:table-cell office:value-type="float" office:value="0.000684" calcext:value-type="float">
            <text:p>0,000684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0725" calcext:value-type="float">
            <text:p>0,000725</text:p>
          </table:table-cell>
          <table:table-cell office:value-type="float" office:value="0.000697" calcext:value-type="float">
            <text:p>0,000697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719" calcext:value-type="float">
            <text:p>0,000719</text:p>
          </table:table-cell>
          <table:table-cell office:value-type="float" office:value="0.000668" calcext:value-type="float">
            <text:p>0,000668</text:p>
          </table:table-cell>
          <table:table-cell office:value-type="float" office:value="0.000731" calcext:value-type="float">
            <text:p>0,000731</text:p>
          </table:table-cell>
          <table:table-cell office:value-type="float" office:value="0.000721" calcext:value-type="float">
            <text:p>0,000721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757" calcext:value-type="float">
            <text:p>0,000757</text:p>
          </table:table-cell>
          <table:table-cell office:value-type="float" office:value="0.000729" calcext:value-type="float">
            <text:p>0,000729</text:p>
          </table:table-cell>
          <table:table-cell office:value-type="float" office:value="0.000742" calcext:value-type="float">
            <text:p>0,000742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0685" calcext:value-type="float">
            <text:p>0,000685</text:p>
          </table:table-cell>
          <table:table-cell office:value-type="float" office:value="0.000683" calcext:value-type="float">
            <text:p>0,000683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665" calcext:value-type="float">
            <text:p>0,000665</text:p>
          </table:table-cell>
          <table:table-cell office:value-type="float" office:value="0.000704" calcext:value-type="float">
            <text:p>0,000704</text:p>
          </table:table-cell>
          <table:table-cell office:value-type="float" office:value="0.000664" calcext:value-type="float">
            <text:p>0,000664</text:p>
          </table:table-cell>
          <table:table-cell table:number-columns-repeated="2" office:value-type="float" office:value="0.000659" calcext:value-type="float">
            <text:p>0,000659</text:p>
          </table:table-cell>
          <table:table-cell office:value-type="float" office:value="0.000665" calcext:value-type="float">
            <text:p>0,000665</text:p>
          </table:table-cell>
          <table:table-cell office:value-type="float" office:value="0.000661" calcext:value-type="float">
            <text:p>0,000661</text:p>
          </table:table-cell>
          <table:table-cell office:value-type="float" office:value="0.000665" calcext:value-type="float">
            <text:p>0,000665</text:p>
          </table:table-cell>
          <table:table-cell table:formula="of:=AVERAGE([.B40:.AE40])" office:value-type="float" office:value="0.000696733333333333" calcext:value-type="float">
            <text:p>0,0006967333</text:p>
          </table:table-cell>
          <table:table-cell table:formula="of:=VAR([.B40:.AE40])" office:value-type="float" office:value="0.00000000094551264367816" calcext:value-type="float">
            <text:p>9,4551264367816E-10</text:p>
          </table:table-cell>
          <table:table-cell table:formula="of:=STDEV([.B40:.AE40])" office:value-type="float" office:value="0.0000307491893174139" calcext:value-type="float">
            <text:p>3,07491893174139E-05</text:p>
          </table:table-cell>
          <table:table-cell table:formula="of:=CONFIDENCE(0.95;[.AH40];30)" office:value-type="float" office:value="0.000000352036365864431" calcext:value-type="float">
            <text:p>0,000000352</text:p>
          </table:table-cell>
          <table:table-cell table:formula="of:=[.AF40]+[.AI40]" office:value-type="float" office:value="0.000697085369699198" calcext:value-type="float">
            <text:p>0,0006970854</text:p>
          </table:table-cell>
          <table:table-cell table:formula="of:=[.AF40]-[.AI40]" office:value-type="float" office:value="0.000696381296967469" calcext:value-type="float">
            <text:p>0,00069638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775" calcext:value-type="float">
            <text:p>0,000775</text:p>
          </table:table-cell>
          <table:table-cell office:value-type="float" office:value="0.000732" calcext:value-type="float">
            <text:p>0,000732</text:p>
          </table:table-cell>
          <table:table-cell office:value-type="float" office:value="0.000719" calcext:value-type="float">
            <text:p>0,000719</text:p>
          </table:table-cell>
          <table:table-cell office:value-type="float" office:value="0.000714" calcext:value-type="float">
            <text:p>0,000714</text:p>
          </table:table-cell>
          <table:table-cell office:value-type="float" office:value="0.000775" calcext:value-type="float">
            <text:p>0,000775</text:p>
          </table:table-cell>
          <table:table-cell office:value-type="float" office:value="0.000712" calcext:value-type="float">
            <text:p>0,000712</text:p>
          </table:table-cell>
          <table:table-cell office:value-type="float" office:value="0.000746" calcext:value-type="float">
            <text:p>0,000746</text:p>
          </table:table-cell>
          <table:table-cell office:value-type="float" office:value="0.000728" calcext:value-type="float">
            <text:p>0,000728</text:p>
          </table:table-cell>
          <table:table-cell office:value-type="float" office:value="0.000686" calcext:value-type="float">
            <text:p>0,000686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0709" calcext:value-type="float">
            <text:p>0,000709</text:p>
          </table:table-cell>
          <table:table-cell office:value-type="float" office:value="0.000713" calcext:value-type="float">
            <text:p>0,000713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692" calcext:value-type="float">
            <text:p>0,000692</text:p>
          </table:table-cell>
          <table:table-cell office:value-type="float" office:value="0.000742" calcext:value-type="float">
            <text:p>0,000742</text:p>
          </table:table-cell>
          <table:table-cell office:value-type="float" office:value="0.000688" calcext:value-type="float">
            <text:p>0,000688</text:p>
          </table:table-cell>
          <table:table-cell office:value-type="float" office:value="0.000716" calcext:value-type="float">
            <text:p>0,000716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0716" calcext:value-type="float">
            <text:p>0,000716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754" calcext:value-type="float">
            <text:p>0,000754</text:p>
          </table:table-cell>
          <table:table-cell office:value-type="float" office:value="0.000692" calcext:value-type="float">
            <text:p>0,000692</text:p>
          </table:table-cell>
          <table:table-cell office:value-type="float" office:value="0.000749" calcext:value-type="float">
            <text:p>0,000749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716" calcext:value-type="float">
            <text:p>0,000716</text:p>
          </table:table-cell>
          <table:table-cell table:formula="of:=AVERAGE([.B41:.AE41])" office:value-type="float" office:value="0.000718866666666667" calcext:value-type="float">
            <text:p>0,0007188667</text:p>
          </table:table-cell>
          <table:table-cell table:formula="of:=VAR([.B41:.AE41])" office:value-type="float" office:value="0.000000000639016091954023" calcext:value-type="float">
            <text:p>6,39016091954023E-10</text:p>
          </table:table-cell>
          <table:table-cell table:formula="of:=STDEV([.B41:.AE41])" office:value-type="float" office:value="0.0000252787676114565" calcext:value-type="float">
            <text:p>2,52787676114565E-05</text:p>
          </table:table-cell>
          <table:table-cell table:formula="of:=CONFIDENCE(0.95;[.AH41];30)" office:value-type="float" office:value="0.000000289407482961801" calcext:value-type="float">
            <text:p>2,89407482961801E-07</text:p>
          </table:table-cell>
          <table:table-cell table:formula="of:=[.AF41]+[.AI41]" office:value-type="float" office:value="0.000719156074149629" calcext:value-type="float">
            <text:p>0,0007191561</text:p>
          </table:table-cell>
          <table:table-cell table:formula="of:=[.AF41]-[.AI41]" office:value-type="float" office:value="0.000718577259183705" calcext:value-type="float">
            <text:p>0,00071857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000778" calcext:value-type="float">
            <text:p>0,000778</text:p>
          </table:table-cell>
          <table:table-cell office:value-type="float" office:value="0.000756" calcext:value-type="float">
            <text:p>0,000756</text:p>
          </table:table-cell>
          <table:table-cell office:value-type="float" office:value="0.000723" calcext:value-type="float">
            <text:p>0,000723</text:p>
          </table:table-cell>
          <table:table-cell office:value-type="float" office:value="0.000784" calcext:value-type="float">
            <text:p>0,000784</text:p>
          </table:table-cell>
          <table:table-cell office:value-type="float" office:value="0.000771" calcext:value-type="float">
            <text:p>0,000771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56" calcext:value-type="float">
            <text:p>0,000756</text:p>
          </table:table-cell>
          <table:table-cell office:value-type="float" office:value="0.000788" calcext:value-type="float">
            <text:p>0,000788</text:p>
          </table:table-cell>
          <table:table-cell office:value-type="float" office:value="0.000804" calcext:value-type="float">
            <text:p>0,000804</text:p>
          </table:table-cell>
          <table:table-cell office:value-type="float" office:value="0.000759" calcext:value-type="float">
            <text:p>0,000759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0795" calcext:value-type="float">
            <text:p>0,000795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741" calcext:value-type="float">
            <text:p>0,000741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0756" calcext:value-type="float">
            <text:p>0,000756</text:p>
          </table:table-cell>
          <table:table-cell office:value-type="float" office:value="0.000742" calcext:value-type="float">
            <text:p>0,000742</text:p>
          </table:table-cell>
          <table:table-cell office:value-type="float" office:value="0.000793" calcext:value-type="float">
            <text:p>0,000793</text:p>
          </table:table-cell>
          <table:table-cell office:value-type="float" office:value="0.000777" calcext:value-type="float">
            <text:p>0,000777</text:p>
          </table:table-cell>
          <table:table-cell office:value-type="float" office:value="0.000781" calcext:value-type="float">
            <text:p>0,000781</text:p>
          </table:table-cell>
          <table:table-cell office:value-type="float" office:value="0.000727" calcext:value-type="float">
            <text:p>0,000727</text:p>
          </table:table-cell>
          <table:table-cell office:value-type="float" office:value="0.000755" calcext:value-type="float">
            <text:p>0,000755</text:p>
          </table:table-cell>
          <table:table-cell office:value-type="float" office:value="0.000699" calcext:value-type="float">
            <text:p>0,000699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0.000714" calcext:value-type="float">
            <text:p>0,000714</text:p>
          </table:table-cell>
          <table:table-cell office:value-type="float" office:value="0.000763" calcext:value-type="float">
            <text:p>0,000763</text:p>
          </table:table-cell>
          <table:table-cell table:formula="of:=AVERAGE([.B42:.AE42])" office:value-type="float" office:value="0.0007554" calcext:value-type="float">
            <text:p>0,0007554</text:p>
          </table:table-cell>
          <table:table-cell table:formula="of:=VAR([.B42:.AE42])" office:value-type="float" office:value="0.0000000007488" calcext:value-type="float">
            <text:p>7,488E-10</text:p>
          </table:table-cell>
          <table:table-cell table:formula="of:=STDEV([.B42:.AE42])" office:value-type="float" office:value="0.0000273642102023793" calcext:value-type="float">
            <text:p>2,73642102023793E-05</text:p>
          </table:table-cell>
          <table:table-cell table:formula="of:=CONFIDENCE(0.95;[.AH42];30)" office:value-type="float" office:value="0.000000313282962193105" calcext:value-type="float">
            <text:p>3,13282962193105E-07</text:p>
          </table:table-cell>
          <table:table-cell table:formula="of:=[.AF42]+[.AI42]" office:value-type="float" office:value="0.000755713282962193" calcext:value-type="float">
            <text:p>0,0007557133</text:p>
          </table:table-cell>
          <table:table-cell table:formula="of:=[.AF42]-[.AI42]" office:value-type="float" office:value="0.000755086717037807" calcext:value-type="float">
            <text:p>0,00075508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766" calcext:value-type="float">
            <text:p>0,000766</text:p>
          </table:table-cell>
          <table:table-cell office:value-type="float" office:value="0.000833" calcext:value-type="float">
            <text:p>0,000833</text:p>
          </table:table-cell>
          <table:table-cell table:number-columns-repeated="2" office:value-type="float" office:value="0.000797" calcext:value-type="float">
            <text:p>0,000797</text:p>
          </table:table-cell>
          <table:table-cell office:value-type="float" office:value="0.000831" calcext:value-type="float">
            <text:p>0,000831</text:p>
          </table:table-cell>
          <table:table-cell office:value-type="float" office:value="0.000777" calcext:value-type="float">
            <text:p>0,000777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0784" calcext:value-type="float">
            <text:p>0,000784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801" calcext:value-type="float">
            <text:p>0,000801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0803" calcext:value-type="float">
            <text:p>0,000803</text:p>
          </table:table-cell>
          <table:table-cell office:value-type="float" office:value="0.000811" calcext:value-type="float">
            <text:p>0,000811</text:p>
          </table:table-cell>
          <table:table-cell office:value-type="float" office:value="0.000845" calcext:value-type="float">
            <text:p>0,000845</text:p>
          </table:table-cell>
          <table:table-cell office:value-type="float" office:value="0.000784" calcext:value-type="float">
            <text:p>0,000784</text:p>
          </table:table-cell>
          <table:table-cell office:value-type="float" office:value="0.000771" calcext:value-type="float">
            <text:p>0,000771</text:p>
          </table:table-cell>
          <table:table-cell office:value-type="float" office:value="0.000837" calcext:value-type="float">
            <text:p>0,000837</text:p>
          </table:table-cell>
          <table:table-cell table:number-columns-repeated="2" office:value-type="float" office:value="0.000805" calcext:value-type="float">
            <text:p>0,000805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00795" calcext:value-type="float">
            <text:p>0,000795</text:p>
          </table:table-cell>
          <table:table-cell office:value-type="float" office:value="0.000812" calcext:value-type="float">
            <text:p>0,000812</text:p>
          </table:table-cell>
          <table:table-cell office:value-type="float" office:value="0.000775" calcext:value-type="float">
            <text:p>0,000775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0.000796" calcext:value-type="float">
            <text:p>0,000796</text:p>
          </table:table-cell>
          <table:table-cell office:value-type="float" office:value="0.000753" calcext:value-type="float">
            <text:p>0,000753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00757" calcext:value-type="float">
            <text:p>0,000757</text:p>
          </table:table-cell>
          <table:table-cell office:value-type="float" office:value="0.000812" calcext:value-type="float">
            <text:p>0,000812</text:p>
          </table:table-cell>
          <table:table-cell table:formula="of:=AVERAGE([.B43:.AE43])" office:value-type="float" office:value="0.0007937" calcext:value-type="float">
            <text:p>0,0007937</text:p>
          </table:table-cell>
          <table:table-cell table:formula="of:=VAR([.B43:.AE43])" office:value-type="float" office:value="0.00000000107132068965517" calcext:value-type="float">
            <text:p>1,07132068965517E-09</text:p>
          </table:table-cell>
          <table:table-cell table:formula="of:=STDEV([.B43:.AE43])" office:value-type="float" office:value="0.0000327310355726056" calcext:value-type="float">
            <text:p>0,000032731</text:p>
          </table:table-cell>
          <table:table-cell table:formula="of:=CONFIDENCE(0.95;[.AH43];30)" office:value-type="float" office:value="0.00000037472580805355" calcext:value-type="float">
            <text:p>3,7472580805355E-07</text:p>
          </table:table-cell>
          <table:table-cell table:formula="of:=[.AF43]+[.AI43]" office:value-type="float" office:value="0.000794074725808054" calcext:value-type="float">
            <text:p>0,0007940747</text:p>
          </table:table-cell>
          <table:table-cell table:formula="of:=[.AF43]-[.AI43]" office:value-type="float" office:value="0.000793325274191947" calcext:value-type="float">
            <text:p>0,00079332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789" calcext:value-type="float">
            <text:p>0,000789</text:p>
          </table:table-cell>
          <table:table-cell office:value-type="float" office:value="0.000814" calcext:value-type="float">
            <text:p>0,000814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office:value-type="float" office:value="0.000839" calcext:value-type="float">
            <text:p>0,000839</text:p>
          </table:table-cell>
          <table:table-cell office:value-type="float" office:value="0.000836" calcext:value-type="float">
            <text:p>0,000836</text:p>
          </table:table-cell>
          <table:table-cell office:value-type="float" office:value="0.000809" calcext:value-type="float">
            <text:p>0,000809</text:p>
          </table:table-cell>
          <table:table-cell office:value-type="float" office:value="0.000811" calcext:value-type="float">
            <text:p>0,000811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809" calcext:value-type="float">
            <text:p>0,000809</text:p>
          </table:table-cell>
          <table:table-cell office:value-type="float" office:value="0.000787" calcext:value-type="float">
            <text:p>0,000787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835" calcext:value-type="float">
            <text:p>0,000835</text:p>
          </table:table-cell>
          <table:table-cell office:value-type="float" office:value="0.000832" calcext:value-type="float">
            <text:p>0,000832</text:p>
          </table:table-cell>
          <table:table-cell office:value-type="float" office:value="0.000868" calcext:value-type="float">
            <text:p>0,000868</text:p>
          </table:table-cell>
          <table:table-cell office:value-type="float" office:value="0.000804" calcext:value-type="float">
            <text:p>0,000804</text:p>
          </table:table-cell>
          <table:table-cell office:value-type="float" office:value="0.000822" calcext:value-type="float">
            <text:p>0,000822</text:p>
          </table:table-cell>
          <table:table-cell office:value-type="float" office:value="0.000787" calcext:value-type="float">
            <text:p>0,000787</text:p>
          </table:table-cell>
          <table:table-cell office:value-type="float" office:value="0.000834" calcext:value-type="float">
            <text:p>0,000834</text:p>
          </table:table-cell>
          <table:table-cell office:value-type="float" office:value="0.000806" calcext:value-type="float">
            <text:p>0,000806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0.000828" calcext:value-type="float">
            <text:p>0,000828</text:p>
          </table:table-cell>
          <table:table-cell office:value-type="float" office:value="0.000807" calcext:value-type="float">
            <text:p>0,000807</text:p>
          </table:table-cell>
          <table:table-cell office:value-type="float" office:value="0.000779" calcext:value-type="float">
            <text:p>0,000779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0789" calcext:value-type="float">
            <text:p>0,000789</text:p>
          </table:table-cell>
          <table:table-cell office:value-type="float" office:value="0.000807" calcext:value-type="float">
            <text:p>0,000807</text:p>
          </table:table-cell>
          <table:table-cell office:value-type="float" office:value="0.000781" calcext:value-type="float">
            <text:p>0,000781</text:p>
          </table:table-cell>
          <table:table-cell office:value-type="float" office:value="0.000807" calcext:value-type="float">
            <text:p>0,000807</text:p>
          </table:table-cell>
          <table:table-cell table:formula="of:=AVERAGE([.B44:.AE44])" office:value-type="float" office:value="0.000813133333333333" calcext:value-type="float">
            <text:p>0,0008131333</text:p>
          </table:table-cell>
          <table:table-cell table:formula="of:=VAR([.B44:.AE44])" office:value-type="float" office:value="0.000000000473912643678161" calcext:value-type="float">
            <text:p>4,73912643678161E-10</text:p>
          </table:table-cell>
          <table:table-cell table:formula="of:=STDEV([.B44:.AE44])" office:value-type="float" office:value="0.0000217695347602598" calcext:value-type="float">
            <text:p>2,17695347602598E-05</text:p>
          </table:table-cell>
          <table:table-cell table:formula="of:=CONFIDENCE(0.95;[.AH44];30)" office:value-type="float" office:value="0.000000249231543129535" calcext:value-type="float">
            <text:p>2,49231543129535E-07</text:p>
          </table:table-cell>
          <table:table-cell table:formula="of:=[.AF44]+[.AI44]" office:value-type="float" office:value="0.000813382564876463" calcext:value-type="float">
            <text:p>0,0008133826</text:p>
          </table:table-cell>
          <table:table-cell table:formula="of:=[.AF44]-[.AI44]" office:value-type="float" office:value="0.000812884101790204" calcext:value-type="float">
            <text:p>0,00081288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851" calcext:value-type="float">
            <text:p>0,000851</text:p>
          </table:table-cell>
          <table:table-cell office:value-type="float" office:value="0.000834" calcext:value-type="float">
            <text:p>0,000834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848" calcext:value-type="float">
            <text:p>0,000848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872" calcext:value-type="float">
            <text:p>0,000872</text:p>
          </table:table-cell>
          <table:table-cell office:value-type="float" office:value="0.000871" calcext:value-type="float">
            <text:p>0,000871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901" calcext:value-type="float">
            <text:p>0,000901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92" calcext:value-type="float">
            <text:p>0,000892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849" calcext:value-type="float">
            <text:p>0,000849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0827" calcext:value-type="float">
            <text:p>0,000827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.000858" calcext:value-type="float">
            <text:p>0,000858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822" calcext:value-type="float">
            <text:p>0,000822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00885" calcext:value-type="float">
            <text:p>0,000885</text:p>
          </table:table-cell>
          <table:table-cell table:formula="of:=AVERAGE([.B45:.AE45])" office:value-type="float" office:value="0.000861" calcext:value-type="float">
            <text:p>0,000861</text:p>
          </table:table-cell>
          <table:table-cell table:formula="of:=VAR([.B45:.AE45])" office:value-type="float" office:value="0.000000000674" calcext:value-type="float">
            <text:p>6,74E-10</text:p>
          </table:table-cell>
          <table:table-cell table:formula="of:=STDEV([.B45:.AE45])" office:value-type="float" office:value="0.0000259615099714943" calcext:value-type="float">
            <text:p>2,59615099714943E-05</text:p>
          </table:table-cell>
          <table:table-cell table:formula="of:=CONFIDENCE(0.95;[.AH45];30)" office:value-type="float" office:value="0.000000297223953723627" calcext:value-type="float">
            <text:p>2,97223953723627E-07</text:p>
          </table:table-cell>
          <table:table-cell table:formula="of:=[.AF45]+[.AI45]" office:value-type="float" office:value="0.000861297223953724" calcext:value-type="float">
            <text:p>0,0008612972</text:p>
          </table:table-cell>
          <table:table-cell table:formula="of:=[.AF45]-[.AI45]" office:value-type="float" office:value="0.000860702776046277" calcext:value-type="float">
            <text:p>0,00086070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857" calcext:value-type="float">
            <text:p>0,000857</text:p>
          </table:table-cell>
          <table:table-cell office:value-type="float" office:value="0.000861" calcext:value-type="float">
            <text:p>0,000861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873" calcext:value-type="float">
            <text:p>0,000873</text:p>
          </table:table-cell>
          <table:table-cell office:value-type="float" office:value="0.000854" calcext:value-type="float">
            <text:p>0,000854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0.000828" calcext:value-type="float">
            <text:p>0,000828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0.000863" calcext:value-type="float">
            <text:p>0,000863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912" calcext:value-type="float">
            <text:p>0,000912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00899" calcext:value-type="float">
            <text:p>0,000899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0.000874" calcext:value-type="float">
            <text:p>0,000874</text:p>
          </table:table-cell>
          <table:table-cell office:value-type="float" office:value="0.000848" calcext:value-type="float">
            <text:p>0,000848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0834" calcext:value-type="float">
            <text:p>0,000834</text:p>
          </table:table-cell>
          <table:table-cell office:value-type="float" office:value="0.000878" calcext:value-type="float">
            <text:p>0,000878</text:p>
          </table:table-cell>
          <table:table-cell office:value-type="float" office:value="0.000884" calcext:value-type="float">
            <text:p>0,000884</text:p>
          </table:table-cell>
          <table:table-cell table:formula="of:=AVERAGE([.B46:.AE46])" office:value-type="float" office:value="0.000870466666666666" calcext:value-type="float">
            <text:p>0,0008704667</text:p>
          </table:table-cell>
          <table:table-cell table:formula="of:=VAR([.B46:.AE46])" office:value-type="float" office:value="0.000000000573016091954023" calcext:value-type="float">
            <text:p>5,73016091954023E-10</text:p>
          </table:table-cell>
          <table:table-cell table:formula="of:=STDEV([.B46:.AE46])" office:value-type="float" office:value="0.0000239377545303235" calcext:value-type="float">
            <text:p>2,39377545303235E-05</text:p>
          </table:table-cell>
          <table:table-cell table:formula="of:=CONFIDENCE(0.95;[.AH46];30)" office:value-type="float" office:value="0.000000274054708396411" calcext:value-type="float">
            <text:p>2,74054708396411E-07</text:p>
          </table:table-cell>
          <table:table-cell table:formula="of:=[.AF46]+[.AI46]" office:value-type="float" office:value="0.000870740721375063" calcext:value-type="float">
            <text:p>0,0008707407</text:p>
          </table:table-cell>
          <table:table-cell table:formula="of:=[.AF46]-[.AI46]" office:value-type="float" office:value="0.00087019261195827" calcext:value-type="float">
            <text:p>0,00087019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41" calcext:value-type="float">
            <text:p>0,000941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918" calcext:value-type="float">
            <text:p>0,000918</text:p>
          </table:table-cell>
          <table:table-cell office:value-type="float" office:value="0.000952" calcext:value-type="float">
            <text:p>0,000952</text:p>
          </table:table-cell>
          <table:table-cell office:value-type="float" office:value="0.000923" calcext:value-type="float">
            <text:p>0,000923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00964" calcext:value-type="float">
            <text:p>0,000964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883" calcext:value-type="float">
            <text:p>0,000883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59" calcext:value-type="float">
            <text:p>0,000859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36" calcext:value-type="float">
            <text:p>0,000936</text:p>
          </table:table-cell>
          <table:table-cell office:value-type="float" office:value="0.000918" calcext:value-type="float">
            <text:p>0,000918</text:p>
          </table:table-cell>
          <table:table-cell office:value-type="float" office:value="0.000941" calcext:value-type="float">
            <text:p>0,000941</text:p>
          </table:table-cell>
          <table:table-cell office:value-type="float" office:value="0.000933" calcext:value-type="float">
            <text:p>0,000933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000901" calcext:value-type="float">
            <text:p>0,000901</text:p>
          </table:table-cell>
          <table:table-cell office:value-type="float" office:value="0.000919" calcext:value-type="float">
            <text:p>0,000919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0.000922" calcext:value-type="float">
            <text:p>0,000922</text:p>
          </table:table-cell>
          <table:table-cell table:formula="of:=AVERAGE([.B47:.AE47])" office:value-type="float" office:value="0.0009069" calcext:value-type="float">
            <text:p>0,0009069</text:p>
          </table:table-cell>
          <table:table-cell table:formula="of:=VAR([.B47:.AE47])" office:value-type="float" office:value="0.000000000811472413793103" calcext:value-type="float">
            <text:p>8,11472413793103E-10</text:p>
          </table:table-cell>
          <table:table-cell table:formula="of:=STDEV([.B47:.AE47])" office:value-type="float" office:value="0.0000284863548702375" calcext:value-type="float">
            <text:p>2,84863548702375E-05</text:p>
          </table:table-cell>
          <table:table-cell table:formula="of:=CONFIDENCE(0.95;[.AH47];30)" office:value-type="float" office:value="0.000000326129991321877" calcext:value-type="float">
            <text:p>3,26129991321877E-07</text:p>
          </table:table-cell>
          <table:table-cell table:formula="of:=[.AF47]+[.AI47]" office:value-type="float" office:value="0.000907226129991322" calcext:value-type="float">
            <text:p>0,0009072261</text:p>
          </table:table-cell>
          <table:table-cell table:formula="of:=[.AF47]-[.AI47]" office:value-type="float" office:value="0.000906573870008678" calcext:value-type="float">
            <text:p>0,00090657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48" calcext:value-type="float">
            <text:p>0,000948</text:p>
          </table:table-cell>
          <table:table-cell office:value-type="float" office:value="0.000944" calcext:value-type="float">
            <text:p>0,000944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0949" calcext:value-type="float">
            <text:p>0,000949</text:p>
          </table:table-cell>
          <table:table-cell office:value-type="float" office:value="0.000988" calcext:value-type="float">
            <text:p>0,000988</text:p>
          </table:table-cell>
          <table:table-cell office:value-type="float" office:value="0.000931" calcext:value-type="float">
            <text:p>0,000931</text:p>
          </table:table-cell>
          <table:table-cell office:value-type="float" office:value="0.000933" calcext:value-type="float">
            <text:p>0,000933</text:p>
          </table:table-cell>
          <table:table-cell office:value-type="float" office:value="0.000937" calcext:value-type="float">
            <text:p>0,000937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59" calcext:value-type="float">
            <text:p>0,000959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0.000967" calcext:value-type="float">
            <text:p>0,000967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0923" calcext:value-type="float">
            <text:p>0,000923</text:p>
          </table:table-cell>
          <table:table-cell office:value-type="float" office:value="0.000939" calcext:value-type="float">
            <text:p>0,000939</text:p>
          </table:table-cell>
          <table:table-cell office:value-type="float" office:value="0.000923" calcext:value-type="float">
            <text:p>0,000923</text:p>
          </table:table-cell>
          <table:table-cell office:value-type="float" office:value="0.000971" calcext:value-type="float">
            <text:p>0,000971</text:p>
          </table:table-cell>
          <table:table-cell office:value-type="float" office:value="0.000926" calcext:value-type="float">
            <text:p>0,000926</text:p>
          </table:table-cell>
          <table:table-cell office:value-type="float" office:value="0.000949" calcext:value-type="float">
            <text:p>0,000949</text:p>
          </table:table-cell>
          <table:table-cell office:value-type="float" office:value="0.000906" calcext:value-type="float">
            <text:p>0,000906</text:p>
          </table:table-cell>
          <table:table-cell office:value-type="float" office:value="0.000892" calcext:value-type="float">
            <text:p>0,000892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975" calcext:value-type="float">
            <text:p>0,000975</text:p>
          </table:table-cell>
          <table:table-cell table:formula="of:=AVERAGE([.B48:.AE48])" office:value-type="float" office:value="0.000933533333333333" calcext:value-type="float">
            <text:p>0,0009335333</text:p>
          </table:table-cell>
          <table:table-cell table:formula="of:=VAR([.B48:.AE48])" office:value-type="float" office:value="0.00000000063184367816092" calcext:value-type="float">
            <text:p>6,3184367816092E-10</text:p>
          </table:table-cell>
          <table:table-cell table:formula="of:=STDEV([.B48:.AE48])" office:value-type="float" office:value="0.0000251365009132321" calcext:value-type="float">
            <text:p>2,51365009132321E-05</text:p>
          </table:table-cell>
          <table:table-cell table:formula="of:=CONFIDENCE(0.95;[.AH48];30)" office:value-type="float" office:value="0.000000287778722902163" calcext:value-type="float">
            <text:p>2,87778722902163E-07</text:p>
          </table:table-cell>
          <table:table-cell table:formula="of:=[.AF48]+[.AI48]" office:value-type="float" office:value="0.000933821112056235" calcext:value-type="float">
            <text:p>0,0009338211</text:p>
          </table:table-cell>
          <table:table-cell table:formula="of:=[.AF48]-[.AI48]" office:value-type="float" office:value="0.000933245554610431" calcext:value-type="float">
            <text:p>0,00093324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019" calcext:value-type="float">
            <text:p>0,001019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00986" calcext:value-type="float">
            <text:p>0,000986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0964" calcext:value-type="float">
            <text:p>0,000964</text:p>
          </table:table-cell>
          <table:table-cell office:value-type="float" office:value="0.000987" calcext:value-type="float">
            <text:p>0,000987</text:p>
          </table:table-cell>
          <table:table-cell office:value-type="float" office:value="0.001043" calcext:value-type="float">
            <text:p>0,001043</text:p>
          </table:table-cell>
          <table:table-cell office:value-type="float" office:value="0.00097" calcext:value-type="float">
            <text:p>0,00097</text:p>
          </table:table-cell>
          <table:table-cell office:value-type="float" office:value="0.000986" calcext:value-type="float">
            <text:p>0,000986</text:p>
          </table:table-cell>
          <table:table-cell office:value-type="float" office:value="0.000994" calcext:value-type="float">
            <text:p>0,000994</text:p>
          </table:table-cell>
          <table:table-cell office:value-type="float" office:value="0.001038" calcext:value-type="float">
            <text:p>0,001038</text:p>
          </table:table-cell>
          <table:table-cell office:value-type="float" office:value="0.000984" calcext:value-type="float">
            <text:p>0,000984</text:p>
          </table:table-cell>
          <table:table-cell office:value-type="float" office:value="0.000957" calcext:value-type="float">
            <text:p>0,00095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939" calcext:value-type="float">
            <text:p>0,000939</text:p>
          </table:table-cell>
          <table:table-cell office:value-type="float" office:value="0.001002" calcext:value-type="float">
            <text:p>0,001002</text:p>
          </table:table-cell>
          <table:table-cell office:value-type="float" office:value="0.000983" calcext:value-type="float">
            <text:p>0,000983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0.000969" calcext:value-type="float">
            <text:p>0,000969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0984" calcext:value-type="float">
            <text:p>0,000984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1001" calcext:value-type="float">
            <text:p>0,001001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0.000972" calcext:value-type="float">
            <text:p>0,000972</text:p>
          </table:table-cell>
          <table:table-cell office:value-type="float" office:value="0.001005" calcext:value-type="float">
            <text:p>0,001005</text:p>
          </table:table-cell>
          <table:table-cell table:formula="of:=AVERAGE([.B49:.AE49])" office:value-type="float" office:value="0.0009827" calcext:value-type="float">
            <text:p>0,0009827</text:p>
          </table:table-cell>
          <table:table-cell table:formula="of:=VAR([.B49:.AE49])" office:value-type="float" office:value="0.000000000687458620689655" calcext:value-type="float">
            <text:p>6,87458620689655E-10</text:p>
          </table:table-cell>
          <table:table-cell table:formula="of:=STDEV([.B49:.AE49])" office:value-type="float" office:value="0.0000262194321198926" calcext:value-type="float">
            <text:p>2,62194321198926E-05</text:p>
          </table:table-cell>
          <table:table-cell table:formula="of:=CONFIDENCE(0.95;[.AH49];30)" office:value-type="float" office:value="0.000000300176811272513" calcext:value-type="float">
            <text:p>3,00176811272513E-07</text:p>
          </table:table-cell>
          <table:table-cell table:formula="of:=[.AF49]+[.AI49]" office:value-type="float" office:value="0.000983000176811273" calcext:value-type="float">
            <text:p>0,0009830002</text:p>
          </table:table-cell>
          <table:table-cell table:formula="of:=[.AF49]-[.AI49]" office:value-type="float" office:value="0.000982399823188727" calcext:value-type="float">
            <text:p>0,00098239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001028" calcext:value-type="float">
            <text:p>0,001028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031" calcext:value-type="float">
            <text:p>0,001031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0.001021" calcext:value-type="float">
            <text:p>0,001021</text:p>
          </table:table-cell>
          <table:table-cell office:value-type="float" office:value="0.000995" calcext:value-type="float">
            <text:p>0,000995</text:p>
          </table:table-cell>
          <table:table-cell office:value-type="float" office:value="0.000997" calcext:value-type="float">
            <text:p>0,000997</text:p>
          </table:table-cell>
          <table:table-cell office:value-type="float" office:value="0.001087" calcext:value-type="float">
            <text:p>0,001087</text:p>
          </table:table-cell>
          <table:table-cell office:value-type="float" office:value="0.001001" calcext:value-type="float">
            <text:p>0,001001</text:p>
          </table:table-cell>
          <table:table-cell office:value-type="float" office:value="0.001031" calcext:value-type="float">
            <text:p>0,001031</text:p>
          </table:table-cell>
          <table:table-cell office:value-type="float" office:value="0.001056" calcext:value-type="float">
            <text:p>0,001056</text:p>
          </table:table-cell>
          <table:table-cell office:value-type="float" office:value="0.001035" calcext:value-type="float">
            <text:p>0,001035</text:p>
          </table:table-cell>
          <table:table-cell office:value-type="float" office:value="0.001008" calcext:value-type="float">
            <text:p>0,001008</text:p>
          </table:table-cell>
          <table:table-cell office:value-type="float" office:value="0.000997" calcext:value-type="float">
            <text:p>0,000997</text:p>
          </table:table-cell>
          <table:table-cell office:value-type="float" office:value="0.001044" calcext:value-type="float">
            <text:p>0,001044</text:p>
          </table:table-cell>
          <table:table-cell office:value-type="float" office:value="0.000973" calcext:value-type="float">
            <text:p>0,000973</text:p>
          </table:table-cell>
          <table:table-cell office:value-type="float" office:value="0.001048" calcext:value-type="float">
            <text:p>0,001048</text:p>
          </table:table-cell>
          <table:table-cell office:value-type="float" office:value="0.001047" calcext:value-type="float">
            <text:p>0,001047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0971" calcext:value-type="float">
            <text:p>0,000971</text:p>
          </table:table-cell>
          <table:table-cell office:value-type="float" office:value="0.001053" calcext:value-type="float">
            <text:p>0,001053</text:p>
          </table:table-cell>
          <table:table-cell office:value-type="float" office:value="0.001048" calcext:value-type="float">
            <text:p>0,001048</text:p>
          </table:table-cell>
          <table:table-cell office:value-type="float" office:value="0.001022" calcext:value-type="float">
            <text:p>0,001022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76" calcext:value-type="float">
            <text:p>0,000976</text:p>
          </table:table-cell>
          <table:table-cell office:value-type="float" office:value="0.001025" calcext:value-type="float">
            <text:p>0,001025</text:p>
          </table:table-cell>
          <table:table-cell office:value-type="float" office:value="0.001036" calcext:value-type="float">
            <text:p>0,001036</text:p>
          </table:table-cell>
          <table:table-cell office:value-type="float" office:value="0.001038" calcext:value-type="float">
            <text:p>0,001038</text:p>
          </table:table-cell>
          <table:table-cell table:formula="of:=AVERAGE([.B50:.AE50])" office:value-type="float" office:value="0.00102546666666667" calcext:value-type="float">
            <text:p>0,0010254667</text:p>
          </table:table-cell>
          <table:table-cell table:formula="of:=VAR([.B50:.AE50])" office:value-type="float" office:value="0.000000000924119540229884" calcext:value-type="float">
            <text:p>9,24119540229884E-10</text:p>
          </table:table-cell>
          <table:table-cell table:formula="of:=STDEV([.B50:.AE50])" office:value-type="float" office:value="0.0000303993345359711" calcext:value-type="float">
            <text:p>3,03993345359711E-05</text:p>
          </table:table-cell>
          <table:table-cell table:formula="of:=CONFIDENCE(0.95;[.AH50];30)" office:value-type="float" office:value="0.000000348031004793996" calcext:value-type="float">
            <text:p>0,000000348</text:p>
          </table:table-cell>
          <table:table-cell table:formula="of:=[.AF50]+[.AI50]" office:value-type="float" office:value="0.00102581469767146" calcext:value-type="float">
            <text:p>0,0010258147</text:p>
          </table:table-cell>
          <table:table-cell table:formula="of:=[.AF50]-[.AI50]" office:value-type="float" office:value="0.00102511863566187" calcext:value-type="float">
            <text:p>0,00102511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099" calcext:value-type="float">
            <text:p>0,001099</text:p>
          </table:table-cell>
          <table:table-cell office:value-type="float" office:value="0.001042" calcext:value-type="float">
            <text:p>0,001042</text:p>
          </table:table-cell>
          <table:table-cell office:value-type="float" office:value="0.001076" calcext:value-type="float">
            <text:p>0,001076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.001064" calcext:value-type="float">
            <text:p>0,001064</text:p>
          </table:table-cell>
          <table:table-cell office:value-type="float" office:value="0.001031" calcext:value-type="float">
            <text:p>0,001031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057" calcext:value-type="float">
            <text:p>0,001057</text:p>
          </table:table-cell>
          <table:table-cell office:value-type="float" office:value="0.001046" calcext:value-type="float">
            <text:p>0,001046</text:p>
          </table:table-cell>
          <table:table-cell office:value-type="float" office:value="0.001057" calcext:value-type="float">
            <text:p>0,001057</text:p>
          </table:table-cell>
          <table:table-cell office:value-type="float" office:value="0.001077" calcext:value-type="float">
            <text:p>0,001077</text:p>
          </table:table-cell>
          <table:table-cell office:value-type="float" office:value="0.001046" calcext:value-type="float">
            <text:p>0,001046</text:p>
          </table:table-cell>
          <table:table-cell office:value-type="float" office:value="0.001158" calcext:value-type="float">
            <text:p>0,00115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69" calcext:value-type="float">
            <text:p>0,001169</text:p>
          </table:table-cell>
          <table:table-cell office:value-type="float" office:value="0.001042" calcext:value-type="float">
            <text:p>0,001042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01075" calcext:value-type="float">
            <text:p>0,001075</text:p>
          </table:table-cell>
          <table:table-cell office:value-type="float" office:value="0.001048" calcext:value-type="float">
            <text:p>0,001048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32" calcext:value-type="float">
            <text:p>0,001032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1037" calcext:value-type="float">
            <text:p>0,001037</text:p>
          </table:table-cell>
          <table:table-cell office:value-type="float" office:value="0.001082" calcext:value-type="float">
            <text:p>0,001082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062" calcext:value-type="float">
            <text:p>0,001062</text:p>
          </table:table-cell>
          <table:table-cell office:value-type="float" office:value="0.001053" calcext:value-type="float">
            <text:p>0,001053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003" calcext:value-type="float">
            <text:p>0,001003</text:p>
          </table:table-cell>
          <table:table-cell office:value-type="float" office:value="0.001131" calcext:value-type="float">
            <text:p>0,001131</text:p>
          </table:table-cell>
          <table:table-cell table:formula="of:=AVERAGE([.B51:.AE51])" office:value-type="float" office:value="0.0010683" calcext:value-type="float">
            <text:p>0,0010683</text:p>
          </table:table-cell>
          <table:table-cell table:formula="of:=VAR([.B51:.AE51])" office:value-type="float" office:value="0.00000000158407931034483" calcext:value-type="float">
            <text:p>1,58407931034483E-09</text:p>
          </table:table-cell>
          <table:table-cell table:formula="of:=STDEV([.B51:.AE51])" office:value-type="float" office:value="0.0000398004938454892" calcext:value-type="float">
            <text:p>3,98004938454892E-05</text:p>
          </table:table-cell>
          <table:table-cell table:formula="of:=CONFIDENCE(0.95;[.AH51];30)" office:value-type="float" office:value="0.000000455661483245702" calcext:value-type="float">
            <text:p>4,55661483245702E-07</text:p>
          </table:table-cell>
          <table:table-cell table:formula="of:=[.AF51]+[.AI51]" office:value-type="float" office:value="0.00106875566148325" calcext:value-type="float">
            <text:p>0,0010687557</text:p>
          </table:table-cell>
          <table:table-cell table:formula="of:=[.AF51]-[.AI51]" office:value-type="float" office:value="0.00106784433851675" calcext:value-type="float">
            <text:p>0,00106784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01092" calcext:value-type="float">
            <text:p>0,001092</text:p>
          </table:table-cell>
          <table:table-cell office:value-type="float" office:value="0.001072" calcext:value-type="float">
            <text:p>0,001072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143" calcext:value-type="float">
            <text:p>0,001143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093" calcext:value-type="float">
            <text:p>0,001093</text:p>
          </table:table-cell>
          <table:table-cell office:value-type="float" office:value="0.001167" calcext:value-type="float">
            <text:p>0,001167</text:p>
          </table:table-cell>
          <table:table-cell office:value-type="float" office:value="0.001176" calcext:value-type="float">
            <text:p>0,001176</text:p>
          </table:table-cell>
          <table:table-cell office:value-type="float" office:value="0.001064" calcext:value-type="float">
            <text:p>0,001064</text:p>
          </table:table-cell>
          <table:table-cell office:value-type="float" office:value="0.001086" calcext:value-type="float">
            <text:p>0,001086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127" calcext:value-type="float">
            <text:p>0,001127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127" calcext:value-type="float">
            <text:p>0,001127</text:p>
          </table:table-cell>
          <table:table-cell office:value-type="float" office:value="0.001093" calcext:value-type="float">
            <text:p>0,001093</text:p>
          </table:table-cell>
          <table:table-cell office:value-type="float" office:value="0.001146" calcext:value-type="float">
            <text:p>0,001146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102" calcext:value-type="float">
            <text:p>0,001102</text:p>
          </table:table-cell>
          <table:table-cell office:value-type="float" office:value="0.001075" calcext:value-type="float">
            <text:p>0,001075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0.001157" calcext:value-type="float">
            <text:p>0,001157</text:p>
          </table:table-cell>
          <table:table-cell office:value-type="float" office:value="0.001181" calcext:value-type="float">
            <text:p>0,00118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124" calcext:value-type="float">
            <text:p>0,001124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1076" calcext:value-type="float">
            <text:p>0,001076</text:p>
          </table:table-cell>
          <table:table-cell office:value-type="float" office:value="0.001099" calcext:value-type="float">
            <text:p>0,001099</text:p>
          </table:table-cell>
          <table:table-cell table:formula="of:=AVERAGE([.B52:.AE52])" office:value-type="float" office:value="0.0011206" calcext:value-type="float">
            <text:p>0,0011206</text:p>
          </table:table-cell>
          <table:table-cell table:formula="of:=VAR([.B52:.AE52])" office:value-type="float" office:value="0.0000000017268" calcext:value-type="float">
            <text:p>1,7268E-09</text:p>
          </table:table-cell>
          <table:table-cell table:formula="of:=STDEV([.B52:.AE52])" office:value-type="float" office:value="0.0000415547831181923" calcext:value-type="float">
            <text:p>4,15547831181923E-05</text:p>
          </table:table-cell>
          <table:table-cell table:formula="of:=CONFIDENCE(0.95;[.AH52];30)" office:value-type="float" office:value="0.000000475745707706462" calcext:value-type="float">
            <text:p>4,75745707706462E-07</text:p>
          </table:table-cell>
          <table:table-cell table:formula="of:=[.AF52]+[.AI52]" office:value-type="float" office:value="0.00112107574570771" calcext:value-type="float">
            <text:p>0,0011210757</text:p>
          </table:table-cell>
          <table:table-cell table:formula="of:=[.AF52]-[.AI52]" office:value-type="float" office:value="0.00112012425429229" calcext:value-type="float">
            <text:p>0,00112012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128" calcext:value-type="float">
            <text:p>0,001128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157" calcext:value-type="float">
            <text:p>0,001157</text:p>
          </table:table-cell>
          <table:table-cell office:value-type="float" office:value="0.001164" calcext:value-type="float">
            <text:p>0,001164</text:p>
          </table:table-cell>
          <table:table-cell office:value-type="float" office:value="0.001167" calcext:value-type="float">
            <text:p>0,001167</text:p>
          </table:table-cell>
          <table:table-cell office:value-type="float" office:value="0.001243" calcext:value-type="float">
            <text:p>0,001243</text:p>
          </table:table-cell>
          <table:table-cell office:value-type="float" office:value="0.001171" calcext:value-type="float">
            <text:p>0,001171</text:p>
          </table:table-cell>
          <table:table-cell office:value-type="float" office:value="0.001221" calcext:value-type="float">
            <text:p>0,001221</text:p>
          </table:table-cell>
          <table:table-cell office:value-type="float" office:value="0.001186" calcext:value-type="float">
            <text:p>0,001186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086" calcext:value-type="float">
            <text:p>0,001086</text:p>
          </table:table-cell>
          <table:table-cell office:value-type="float" office:value="0.001143" calcext:value-type="float">
            <text:p>0,001143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109" calcext:value-type="float">
            <text:p>0,001109</text:p>
          </table:table-cell>
          <table:table-cell office:value-type="float" office:value="0.001114" calcext:value-type="float">
            <text:p>0,001114</text:p>
          </table:table-cell>
          <table:table-cell office:value-type="float" office:value="0.001102" calcext:value-type="float">
            <text:p>0,001102</text:p>
          </table:table-cell>
          <table:table-cell office:value-type="float" office:value="0.001151" calcext:value-type="float">
            <text:p>0,001151</text:p>
          </table:table-cell>
          <table:table-cell office:value-type="float" office:value="0.001213" calcext:value-type="float">
            <text:p>0,001213</text:p>
          </table:table-cell>
          <table:table-cell office:value-type="float" office:value="0.001184" calcext:value-type="float">
            <text:p>0,001184</text:p>
          </table:table-cell>
          <table:table-cell office:value-type="float" office:value="0.001084" calcext:value-type="float">
            <text:p>0,001084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203" calcext:value-type="float">
            <text:p>0,001203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119" calcext:value-type="float">
            <text:p>0,001119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1136" calcext:value-type="float">
            <text:p>0,001136</text:p>
          </table:table-cell>
          <table:table-cell table:formula="of:=AVERAGE([.B53:.AE53])" office:value-type="float" office:value="0.0011502" calcext:value-type="float">
            <text:p>0,0011502</text:p>
          </table:table-cell>
          <table:table-cell table:formula="of:=VAR([.B53:.AE53])" office:value-type="float" office:value="0.0000000017752" calcext:value-type="float">
            <text:p>1,7752E-09</text:p>
          </table:table-cell>
          <table:table-cell table:formula="of:=STDEV([.B53:.AE53])" office:value-type="float" office:value="0.000042133122362341" calcext:value-type="float">
            <text:p>4,2133122362341E-05</text:p>
          </table:table-cell>
          <table:table-cell table:formula="of:=CONFIDENCE(0.95;[.AH53];30)" office:value-type="float" office:value="0.000000482366904891377" calcext:value-type="float">
            <text:p>4,82366904891377E-07</text:p>
          </table:table-cell>
          <table:table-cell table:formula="of:=[.AF53]+[.AI53]" office:value-type="float" office:value="0.00115068236690489" calcext:value-type="float">
            <text:p>0,0011506824</text:p>
          </table:table-cell>
          <table:table-cell table:formula="of:=[.AF53]-[.AI53]" office:value-type="float" office:value="0.00114971763309511" calcext:value-type="float">
            <text:p>0,00114971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148" calcext:value-type="float">
            <text:p>0,001148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148" calcext:value-type="float">
            <text:p>0,001148</text:p>
          </table:table-cell>
          <table:table-cell office:value-type="float" office:value="0.001243" calcext:value-type="float">
            <text:p>0,001243</text:p>
          </table:table-cell>
          <table:table-cell office:value-type="float" office:value="0.001208" calcext:value-type="float">
            <text:p>0,001208</text:p>
          </table:table-cell>
          <table:table-cell office:value-type="float" office:value="0.001191" calcext:value-type="float">
            <text:p>0,001191</text:p>
          </table:table-cell>
          <table:table-cell office:value-type="float" office:value="0.001219" calcext:value-type="float">
            <text:p>0,001219</text:p>
          </table:table-cell>
          <table:table-cell office:value-type="float" office:value="0.001173" calcext:value-type="float">
            <text:p>0,001173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157" calcext:value-type="float">
            <text:p>0,001157</text:p>
          </table:table-cell>
          <table:table-cell office:value-type="float" office:value="0.001242" calcext:value-type="float">
            <text:p>0,001242</text:p>
          </table:table-cell>
          <table:table-cell office:value-type="float" office:value="0.001212" calcext:value-type="float">
            <text:p>0,001212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211" calcext:value-type="float">
            <text:p>0,001211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1201" calcext:value-type="float">
            <text:p>0,001201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0.001239" calcext:value-type="float">
            <text:p>0,001239</text:p>
          </table:table-cell>
          <table:table-cell office:value-type="float" office:value="0.001238" calcext:value-type="float">
            <text:p>0,001238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205" calcext:value-type="float">
            <text:p>0,001205</text:p>
          </table:table-cell>
          <table:table-cell office:value-type="float" office:value="0.001189" calcext:value-type="float">
            <text:p>0,001189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22" calcext:value-type="float">
            <text:p>0,00122</text:p>
          </table:table-cell>
          <table:table-cell table:formula="of:=AVERAGE([.B54:.AE54])" office:value-type="float" office:value="0.0011922" calcext:value-type="float">
            <text:p>0,0011922</text:p>
          </table:table-cell>
          <table:table-cell table:formula="of:=VAR([.B54:.AE54])" office:value-type="float" office:value="0.00000000120147586206897" calcext:value-type="float">
            <text:p>1,20147586206897E-09</text:p>
          </table:table-cell>
          <table:table-cell table:formula="of:=STDEV([.B54:.AE54])" office:value-type="float" office:value="0.0000346623118396475" calcext:value-type="float">
            <text:p>3,46623118396475E-05</text:p>
          </table:table-cell>
          <table:table-cell table:formula="of:=CONFIDENCE(0.95;[.AH54];30)" office:value-type="float" office:value="0.000000396836292707681" calcext:value-type="float">
            <text:p>3,96836292707681E-07</text:p>
          </table:table-cell>
          <table:table-cell table:formula="of:=[.AF54]+[.AI54]" office:value-type="float" office:value="0.00119259683629271" calcext:value-type="float">
            <text:p>0,0011925968</text:p>
          </table:table-cell>
          <table:table-cell table:formula="of:=[.AF54]-[.AI54]" office:value-type="float" office:value="0.00119180316370729" calcext:value-type="float">
            <text:p>0,00119180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209" calcext:value-type="float">
            <text:p>0,001209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1164" calcext:value-type="float">
            <text:p>0,001164</text:p>
          </table:table-cell>
          <table:table-cell office:value-type="float" office:value="0.001301" calcext:value-type="float">
            <text:p>0,0013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1194" calcext:value-type="float">
            <text:p>0,001194</text:p>
          </table:table-cell>
          <table:table-cell office:value-type="float" office:value="0.001212" calcext:value-type="float">
            <text:p>0,001212</text:p>
          </table:table-cell>
          <table:table-cell office:value-type="float" office:value="0.001223" calcext:value-type="float">
            <text:p>0,001223</text:p>
          </table:table-cell>
          <table:table-cell office:value-type="float" office:value="0.001198" calcext:value-type="float">
            <text:p>0,001198</text:p>
          </table:table-cell>
          <table:table-cell office:value-type="float" office:value="0.001181" calcext:value-type="float">
            <text:p>0,001181</text:p>
          </table:table-cell>
          <table:table-cell office:value-type="float" office:value="0.00121" calcext:value-type="float">
            <text:p>0,00121</text:p>
          </table:table-cell>
          <table:table-cell table:number-columns-repeated="2" office:value-type="float" office:value="0.001213" calcext:value-type="float">
            <text:p>0,001213</text:p>
          </table:table-cell>
          <table:table-cell office:value-type="float" office:value="0.001246" calcext:value-type="float">
            <text:p>0,001246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0.001305" calcext:value-type="float">
            <text:p>0,001305</text:p>
          </table:table-cell>
          <table:table-cell office:value-type="float" office:value="0.001203" calcext:value-type="float">
            <text:p>0,001203</text:p>
          </table:table-cell>
          <table:table-cell office:value-type="float" office:value="0.00132" calcext:value-type="float">
            <text:p>0,00132</text:p>
          </table:table-cell>
          <table:table-cell office:value-type="float" office:value="0.00123" calcext:value-type="float">
            <text:p>0,00123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1208" calcext:value-type="float">
            <text:p>0,001208</text:p>
          </table:table-cell>
          <table:table-cell office:value-type="float" office:value="0.001181" calcext:value-type="float">
            <text:p>0,001181</text:p>
          </table:table-cell>
          <table:table-cell office:value-type="float" office:value="0.001216" calcext:value-type="float">
            <text:p>0,001216</text:p>
          </table:table-cell>
          <table:table-cell office:value-type="float" office:value="0.001221" calcext:value-type="float">
            <text:p>0,001221</text:p>
          </table:table-cell>
          <table:table-cell office:value-type="float" office:value="0.001215" calcext:value-type="float">
            <text:p>0,001215</text:p>
          </table:table-cell>
          <table:table-cell office:value-type="float" office:value="0.001226" calcext:value-type="float">
            <text:p>0,001226</text:p>
          </table:table-cell>
          <table:table-cell table:formula="of:=AVERAGE([.B55:.AE55])" office:value-type="float" office:value="0.0012224" calcext:value-type="float">
            <text:p>0,0012224</text:p>
          </table:table-cell>
          <table:table-cell table:formula="of:=VAR([.B55:.AE55])" office:value-type="float" office:value="0.0000000012188" calcext:value-type="float">
            <text:p>1,2188E-09</text:p>
          </table:table-cell>
          <table:table-cell table:formula="of:=STDEV([.B55:.AE55])" office:value-type="float" office:value="0.0000349113162169518" calcext:value-type="float">
            <text:p>3,49113162169518E-05</text:p>
          </table:table-cell>
          <table:table-cell table:formula="of:=CONFIDENCE(0.95;[.AH55];30)" office:value-type="float" office:value="0.000000399687053915259" calcext:value-type="float">
            <text:p>3,99687053915259E-07</text:p>
          </table:table-cell>
          <table:table-cell table:formula="of:=[.AF55]+[.AI55]" office:value-type="float" office:value="0.00122279968705391" calcext:value-type="float">
            <text:p>0,0012227997</text:p>
          </table:table-cell>
          <table:table-cell table:formula="of:=[.AF55]-[.AI55]" office:value-type="float" office:value="0.00122200031294608" calcext:value-type="float">
            <text:p>0,00122200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274" calcext:value-type="float">
            <text:p>0,001274</text:p>
          </table:table-cell>
          <table:table-cell office:value-type="float" office:value="0.001277" calcext:value-type="float">
            <text:p>0,001277</text:p>
          </table:table-cell>
          <table:table-cell office:value-type="float" office:value="0.001246" calcext:value-type="float">
            <text:p>0,001246</text:p>
          </table:table-cell>
          <table:table-cell office:value-type="float" office:value="0.001251" calcext:value-type="float">
            <text:p>0,001251</text:p>
          </table:table-cell>
          <table:table-cell office:value-type="float" office:value="0.001236" calcext:value-type="float">
            <text:p>0,001236</text:p>
          </table:table-cell>
          <table:table-cell office:value-type="float" office:value="0.001239" calcext:value-type="float">
            <text:p>0,001239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249" calcext:value-type="float">
            <text:p>0,001249</text:p>
          </table:table-cell>
          <table:table-cell office:value-type="float" office:value="0.001266" calcext:value-type="float">
            <text:p>0,001266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251" calcext:value-type="float">
            <text:p>0,001251</text:p>
          </table:table-cell>
          <table:table-cell office:value-type="float" office:value="0.001254" calcext:value-type="float">
            <text:p>0,001254</text:p>
          </table:table-cell>
          <table:table-cell office:value-type="float" office:value="0.001273" calcext:value-type="float">
            <text:p>0,001273</text:p>
          </table:table-cell>
          <table:table-cell office:value-type="float" office:value="0.001224" calcext:value-type="float">
            <text:p>0,001224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306" calcext:value-type="float">
            <text:p>0,001306</text:p>
          </table:table-cell>
          <table:table-cell office:value-type="float" office:value="0.001329" calcext:value-type="float">
            <text:p>0,001329</text:p>
          </table:table-cell>
          <table:table-cell office:value-type="float" office:value="0.001256" calcext:value-type="float">
            <text:p>0,001256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251" calcext:value-type="float">
            <text:p>0,001251</text:p>
          </table:table-cell>
          <table:table-cell office:value-type="float" office:value="0.001234" calcext:value-type="float">
            <text:p>0,001234</text:p>
          </table:table-cell>
          <table:table-cell office:value-type="float" office:value="0.001225" calcext:value-type="float">
            <text:p>0,001225</text:p>
          </table:table-cell>
          <table:table-cell office:value-type="float" office:value="0.001276" calcext:value-type="float">
            <text:p>0,001276</text:p>
          </table:table-cell>
          <table:table-cell office:value-type="float" office:value="0.001237" calcext:value-type="float">
            <text:p>0,001237</text:p>
          </table:table-cell>
          <table:table-cell office:value-type="float" office:value="0.001198" calcext:value-type="float">
            <text:p>0,001198</text:p>
          </table:table-cell>
          <table:table-cell office:value-type="float" office:value="0.001197" calcext:value-type="float">
            <text:p>0,001197</text:p>
          </table:table-cell>
          <table:table-cell office:value-type="float" office:value="0.001199" calcext:value-type="float">
            <text:p>0,001199</text:p>
          </table:table-cell>
          <table:table-cell office:value-type="float" office:value="0.001192" calcext:value-type="float">
            <text:p>0,001192</text:p>
          </table:table-cell>
          <table:table-cell office:value-type="float" office:value="0.001193" calcext:value-type="float">
            <text:p>0,001193</text:p>
          </table:table-cell>
          <table:table-cell table:formula="of:=AVERAGE([.B56:.AE56])" office:value-type="float" office:value="0.00124586666666667" calcext:value-type="float">
            <text:p>0,0012458667</text:p>
          </table:table-cell>
          <table:table-cell table:formula="of:=VAR([.B56:.AE56])" office:value-type="float" office:value="0.00000000106205057471264" calcext:value-type="float">
            <text:p>1,06205057471264E-09</text:p>
          </table:table-cell>
          <table:table-cell table:formula="of:=STDEV([.B56:.AE56])" office:value-type="float" office:value="0.000032589117427642" calcext:value-type="float">
            <text:p>3,2589117427642E-05</text:p>
          </table:table-cell>
          <table:table-cell table:formula="of:=CONFIDENCE(0.95;[.AH56];30)" office:value-type="float" office:value="0.000000373101038454343" calcext:value-type="float">
            <text:p>3,73101038454343E-07</text:p>
          </table:table-cell>
          <table:table-cell table:formula="of:=[.AF56]+[.AI56]" office:value-type="float" office:value="0.00124623976770512" calcext:value-type="float">
            <text:p>0,0012462398</text:p>
          </table:table-cell>
          <table:table-cell table:formula="of:=[.AF56]-[.AI56]" office:value-type="float" office:value="0.00124549356562821" calcext:value-type="float">
            <text:p>0,00124549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264" calcext:value-type="float">
            <text:p>0,001264</text:p>
          </table:table-cell>
          <table:table-cell office:value-type="float" office:value="0.001236" calcext:value-type="float">
            <text:p>0,001236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0.001359" calcext:value-type="float">
            <text:p>0,001359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01298" calcext:value-type="float">
            <text:p>0,001298</text:p>
          </table:table-cell>
          <table:table-cell office:value-type="float" office:value="0.001273" calcext:value-type="float">
            <text:p>0,001273</text:p>
          </table:table-cell>
          <table:table-cell office:value-type="float" office:value="0.001364" calcext:value-type="float">
            <text:p>0,001364</text:p>
          </table:table-cell>
          <table:table-cell office:value-type="float" office:value="0.001261" calcext:value-type="float">
            <text:p>0,001261</text:p>
          </table:table-cell>
          <table:table-cell office:value-type="float" office:value="0.001325" calcext:value-type="float">
            <text:p>0,001325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338" calcext:value-type="float">
            <text:p>0,001338</text:p>
          </table:table-cell>
          <table:table-cell office:value-type="float" office:value="0.001363" calcext:value-type="float">
            <text:p>0,001363</text:p>
          </table:table-cell>
          <table:table-cell office:value-type="float" office:value="0.001293" calcext:value-type="float">
            <text:p>0,001293</text:p>
          </table:table-cell>
          <table:table-cell office:value-type="float" office:value="0.001266" calcext:value-type="float">
            <text:p>0,001266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304" calcext:value-type="float">
            <text:p>0,001304</text:p>
          </table:table-cell>
          <table:table-cell office:value-type="float" office:value="0.00135" calcext:value-type="float">
            <text:p>0,00135</text:p>
          </table:table-cell>
          <table:table-cell office:value-type="float" office:value="0.001291" calcext:value-type="float">
            <text:p>0,001291</text:p>
          </table:table-cell>
          <table:table-cell office:value-type="float" office:value="0.001237" calcext:value-type="float">
            <text:p>0,001237</text:p>
          </table:table-cell>
          <table:table-cell office:value-type="float" office:value="0.001331" calcext:value-type="float">
            <text:p>0,001331</text:p>
          </table:table-cell>
          <table:table-cell office:value-type="float" office:value="0.001297" calcext:value-type="float">
            <text:p>0,001297</text:p>
          </table:table-cell>
          <table:table-cell office:value-type="float" office:value="0.001315" calcext:value-type="float">
            <text:p>0,001315</text:p>
          </table:table-cell>
          <table:table-cell office:value-type="float" office:value="0.001236" calcext:value-type="float">
            <text:p>0,001236</text:p>
          </table:table-cell>
          <table:table-cell office:value-type="float" office:value="0.001331" calcext:value-type="float">
            <text:p>0,001331</text:p>
          </table:table-cell>
          <table:table-cell office:value-type="float" office:value="0.001335" calcext:value-type="float">
            <text:p>0,001335</text:p>
          </table:table-cell>
          <table:table-cell office:value-type="float" office:value="0.001301" calcext:value-type="float">
            <text:p>0,001301</text:p>
          </table:table-cell>
          <table:table-cell office:value-type="float" office:value="0.001258" calcext:value-type="float">
            <text:p>0,001258</text:p>
          </table:table-cell>
          <table:table-cell office:value-type="float" office:value="0.001237" calcext:value-type="float">
            <text:p>0,001237</text:p>
          </table:table-cell>
          <table:table-cell table:formula="of:=AVERAGE([.B57:.AE57])" office:value-type="float" office:value="0.00129626666666667" calcext:value-type="float">
            <text:p>0,0012962667</text:p>
          </table:table-cell>
          <table:table-cell table:formula="of:=VAR([.B57:.AE57])" office:value-type="float" office:value="0.00000000200420229885057" calcext:value-type="float">
            <text:p>0,000000002</text:p>
          </table:table-cell>
          <table:table-cell table:formula="of:=STDEV([.B57:.AE57])" office:value-type="float" office:value="0.000044768318025704" calcext:value-type="float">
            <text:p>4,4768318025704E-05</text:p>
          </table:table-cell>
          <table:table-cell table:formula="of:=CONFIDENCE(0.95;[.AH57];30)" office:value-type="float" office:value="0.000000512536308549335" calcext:value-type="float">
            <text:p>5,12536308549335E-07</text:p>
          </table:table-cell>
          <table:table-cell table:formula="of:=[.AF57]+[.AI57]" office:value-type="float" office:value="0.00129677920297522" calcext:value-type="float">
            <text:p>0,0012967792</text:p>
          </table:table-cell>
          <table:table-cell table:formula="of:=[.AF57]-[.AI57]" office:value-type="float" office:value="0.00129575413035812" calcext:value-type="float">
            <text:p>0,00129575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324" calcext:value-type="float">
            <text:p>0,001324</text:p>
          </table:table-cell>
          <table:table-cell office:value-type="float" office:value="0.001328" calcext:value-type="float">
            <text:p>0,001328</text:p>
          </table:table-cell>
          <table:table-cell office:value-type="float" office:value="0.001305" calcext:value-type="float">
            <text:p>0,001305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356" calcext:value-type="float">
            <text:p>0,001356</text:p>
          </table:table-cell>
          <table:table-cell office:value-type="float" office:value="0.001295" calcext:value-type="float">
            <text:p>0,001295</text:p>
          </table:table-cell>
          <table:table-cell office:value-type="float" office:value="0.001405" calcext:value-type="float">
            <text:p>0,001405</text:p>
          </table:table-cell>
          <table:table-cell office:value-type="float" office:value="0.001348" calcext:value-type="float">
            <text:p>0,001348</text:p>
          </table:table-cell>
          <table:table-cell office:value-type="float" office:value="0.001368" calcext:value-type="float">
            <text:p>0,001368</text:p>
          </table:table-cell>
          <table:table-cell office:value-type="float" office:value="0.001318" calcext:value-type="float">
            <text:p>0,001318</text:p>
          </table:table-cell>
          <table:table-cell office:value-type="float" office:value="0.001361" calcext:value-type="float">
            <text:p>0,001361</text:p>
          </table:table-cell>
          <table:table-cell office:value-type="float" office:value="0.001377" calcext:value-type="float">
            <text:p>0,001377</text:p>
          </table:table-cell>
          <table:table-cell office:value-type="float" office:value="0.001355" calcext:value-type="float">
            <text:p>0,001355</text:p>
          </table:table-cell>
          <table:table-cell office:value-type="float" office:value="0.001398" calcext:value-type="float">
            <text:p>0,001398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001287" calcext:value-type="float">
            <text:p>0,001287</text:p>
          </table:table-cell>
          <table:table-cell office:value-type="float" office:value="0.00138" calcext:value-type="float">
            <text:p>0,00138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38" calcext:value-type="float">
            <text:p>0,00138</text:p>
          </table:table-cell>
          <table:table-cell office:value-type="float" office:value="0.001351" calcext:value-type="float">
            <text:p>0,001351</text:p>
          </table:table-cell>
          <table:table-cell office:value-type="float" office:value="0.001346" calcext:value-type="float">
            <text:p>0,001346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0.001392" calcext:value-type="float">
            <text:p>0,001392</text:p>
          </table:table-cell>
          <table:table-cell office:value-type="float" office:value="0.00132" calcext:value-type="float">
            <text:p>0,00132</text:p>
          </table:table-cell>
          <table:table-cell office:value-type="float" office:value="0.001281" calcext:value-type="float">
            <text:p>0,001281</text:p>
          </table:table-cell>
          <table:table-cell office:value-type="float" office:value="0.001354" calcext:value-type="float">
            <text:p>0,001354</text:p>
          </table:table-cell>
          <table:table-cell office:value-type="float" office:value="0.001341" calcext:value-type="float">
            <text:p>0,001341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328" calcext:value-type="float">
            <text:p>0,001328</text:p>
          </table:table-cell>
          <table:table-cell office:value-type="float" office:value="0.001314" calcext:value-type="float">
            <text:p>0,001314</text:p>
          </table:table-cell>
          <table:table-cell table:formula="of:=AVERAGE([.B58:.AE58])" office:value-type="float" office:value="0.001347" calcext:value-type="float">
            <text:p>0,001347</text:p>
          </table:table-cell>
          <table:table-cell table:formula="of:=VAR([.B58:.AE58])" office:value-type="float" office:value="0.00000000138220689655172" calcext:value-type="float">
            <text:p>1,38220689655172E-09</text:p>
          </table:table-cell>
          <table:table-cell table:formula="of:=STDEV([.B58:.AE58])" office:value-type="float" office:value="0.0000371780432049849" calcext:value-type="float">
            <text:p>0,000037178</text:p>
          </table:table-cell>
          <table:table-cell table:formula="of:=CONFIDENCE(0.95;[.AH58];30)" office:value-type="float" office:value="0.000000425637992752599" calcext:value-type="float">
            <text:p>4,25637992752599E-07</text:p>
          </table:table-cell>
          <table:table-cell table:formula="of:=[.AF58]+[.AI58]" office:value-type="float" office:value="0.00134742563799275" calcext:value-type="float">
            <text:p>0,0013474256</text:p>
          </table:table-cell>
          <table:table-cell table:formula="of:=[.AF58]-[.AI58]" office:value-type="float" office:value="0.00134657436200725" calcext:value-type="float">
            <text:p>0,00134657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398" calcext:value-type="float">
            <text:p>0,001398</text:p>
          </table:table-cell>
          <table:table-cell office:value-type="float" office:value="0.001372" calcext:value-type="float">
            <text:p>0,001372</text:p>
          </table:table-cell>
          <table:table-cell office:value-type="float" office:value="0.001462" calcext:value-type="float">
            <text:p>0,001462</text:p>
          </table:table-cell>
          <table:table-cell office:value-type="float" office:value="0.001383" calcext:value-type="float">
            <text:p>0,001383</text:p>
          </table:table-cell>
          <table:table-cell office:value-type="float" office:value="0.001417" calcext:value-type="float">
            <text:p>0,001417</text:p>
          </table:table-cell>
          <table:table-cell office:value-type="float" office:value="0.001388" calcext:value-type="float">
            <text:p>0,001388</text:p>
          </table:table-cell>
          <table:table-cell office:value-type="float" office:value="0.001389" calcext:value-type="float">
            <text:p>0,001389</text:p>
          </table:table-cell>
          <table:table-cell office:value-type="float" office:value="0.001407" calcext:value-type="float">
            <text:p>0,001407</text:p>
          </table:table-cell>
          <table:table-cell office:value-type="float" office:value="0.001396" calcext:value-type="float">
            <text:p>0,001396</text:p>
          </table:table-cell>
          <table:table-cell office:value-type="float" office:value="0.001369" calcext:value-type="float">
            <text:p>0,001369</text:p>
          </table:table-cell>
          <table:table-cell office:value-type="float" office:value="0.001326" calcext:value-type="float">
            <text:p>0,001326</text:p>
          </table:table-cell>
          <table:table-cell office:value-type="float" office:value="0.001428" calcext:value-type="float">
            <text:p>0,001428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0.001422" calcext:value-type="float">
            <text:p>0,001422</text:p>
          </table:table-cell>
          <table:table-cell office:value-type="float" office:value="0.001369" calcext:value-type="float">
            <text:p>0,001369</text:p>
          </table:table-cell>
          <table:table-cell office:value-type="float" office:value="0.001382" calcext:value-type="float">
            <text:p>0,001382</text:p>
          </table:table-cell>
          <table:table-cell office:value-type="float" office:value="0.001349" calcext:value-type="float">
            <text:p>0,001349</text:p>
          </table:table-cell>
          <table:table-cell office:value-type="float" office:value="0.001445" calcext:value-type="float">
            <text:p>0,001445</text:p>
          </table:table-cell>
          <table:table-cell office:value-type="float" office:value="0.001417" calcext:value-type="float">
            <text:p>0,001417</text:p>
          </table:table-cell>
          <table:table-cell office:value-type="float" office:value="0.001378" calcext:value-type="float">
            <text:p>0,001378</text:p>
          </table:table-cell>
          <table:table-cell office:value-type="float" office:value="0.001419" calcext:value-type="float">
            <text:p>0,001419</text:p>
          </table:table-cell>
          <table:table-cell office:value-type="float" office:value="0.001402" calcext:value-type="float">
            <text:p>0,001402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377" calcext:value-type="float">
            <text:p>0,001377</text:p>
          </table:table-cell>
          <table:table-cell office:value-type="float" office:value="0.001392" calcext:value-type="float">
            <text:p>0,001392</text:p>
          </table:table-cell>
          <table:table-cell office:value-type="float" office:value="0.001408" calcext:value-type="float">
            <text:p>0,001408</text:p>
          </table:table-cell>
          <table:table-cell office:value-type="float" office:value="0.001447" calcext:value-type="float">
            <text:p>0,001447</text:p>
          </table:table-cell>
          <table:table-cell office:value-type="float" office:value="0.001366" calcext:value-type="float">
            <text:p>0,001366</text:p>
          </table:table-cell>
          <table:table-cell office:value-type="float" office:value="0.001418" calcext:value-type="float">
            <text:p>0,001418</text:p>
          </table:table-cell>
          <table:table-cell office:value-type="float" office:value="0.001327" calcext:value-type="float">
            <text:p>0,001327</text:p>
          </table:table-cell>
          <table:table-cell table:formula="of:=AVERAGE([.B59:.AE59])" office:value-type="float" office:value="0.00139683333333333" calcext:value-type="float">
            <text:p>0,0013968333</text:p>
          </table:table-cell>
          <table:table-cell table:formula="of:=VAR([.B59:.AE59])" office:value-type="float" office:value="0.00000000107959195402299" calcext:value-type="float">
            <text:p>1,07959195402299E-09</text:p>
          </table:table-cell>
          <table:table-cell table:formula="of:=STDEV([.B59:.AE59])" office:value-type="float" office:value="0.0000328571446419647" calcext:value-type="float">
            <text:p>3,28571446419647E-05</text:p>
          </table:table-cell>
          <table:table-cell table:formula="of:=CONFIDENCE(0.95;[.AH59];30)" office:value-type="float" office:value="0.000000376169585254355" calcext:value-type="float">
            <text:p>3,76169585254355E-07</text:p>
          </table:table-cell>
          <table:table-cell table:formula="of:=[.AF59]+[.AI59]" office:value-type="float" office:value="0.00139720950291859" calcext:value-type="float">
            <text:p>0,0013972095</text:p>
          </table:table-cell>
          <table:table-cell table:formula="of:=[.AF59]-[.AI59]" office:value-type="float" office:value="0.00139645716374808" calcext:value-type="float">
            <text:p>0,00139645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415" calcext:value-type="float">
            <text:p>0,001415</text:p>
          </table:table-cell>
          <table:table-cell office:value-type="float" office:value="0.00144" calcext:value-type="float">
            <text:p>0,00144</text:p>
          </table:table-cell>
          <table:table-cell office:value-type="float" office:value="0.001458" calcext:value-type="float">
            <text:p>0,001458</text:p>
          </table:table-cell>
          <table:table-cell office:value-type="float" office:value="0.001396" calcext:value-type="float">
            <text:p>0,001396</text:p>
          </table:table-cell>
          <table:table-cell office:value-type="float" office:value="0.001464" calcext:value-type="float">
            <text:p>0,001464</text:p>
          </table:table-cell>
          <table:table-cell office:value-type="float" office:value="0.001434" calcext:value-type="float">
            <text:p>0,001434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458" calcext:value-type="float">
            <text:p>0,001458</text:p>
          </table:table-cell>
          <table:table-cell office:value-type="float" office:value="0.001437" calcext:value-type="float">
            <text:p>0,001437</text:p>
          </table:table-cell>
          <table:table-cell office:value-type="float" office:value="0.001477" calcext:value-type="float">
            <text:p>0,001477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1457" calcext:value-type="float">
            <text:p>0,001457</text:p>
          </table:table-cell>
          <table:table-cell office:value-type="float" office:value="0.001441" calcext:value-type="float">
            <text:p>0,001441</text:p>
          </table:table-cell>
          <table:table-cell office:value-type="float" office:value="0.001364" calcext:value-type="float">
            <text:p>0,001364</text:p>
          </table:table-cell>
          <table:table-cell office:value-type="float" office:value="0.001451" calcext:value-type="float">
            <text:p>0,001451</text:p>
          </table:table-cell>
          <table:table-cell office:value-type="float" office:value="0.001497" calcext:value-type="float">
            <text:p>0,001497</text:p>
          </table:table-cell>
          <table:table-cell office:value-type="float" office:value="0.001472" calcext:value-type="float">
            <text:p>0,001472</text:p>
          </table:table-cell>
          <table:table-cell office:value-type="float" office:value="0.001404" calcext:value-type="float">
            <text:p>0,001404</text:p>
          </table:table-cell>
          <table:table-cell office:value-type="float" office:value="0.001493" calcext:value-type="float">
            <text:p>0,001493</text:p>
          </table:table-cell>
          <table:table-cell office:value-type="float" office:value="0.001501" calcext:value-type="float">
            <text:p>0,001501</text:p>
          </table:table-cell>
          <table:table-cell office:value-type="float" office:value="0.001481" calcext:value-type="float">
            <text:p>0,001481</text:p>
          </table:table-cell>
          <table:table-cell office:value-type="float" office:value="0.001397" calcext:value-type="float">
            <text:p>0,001397</text:p>
          </table:table-cell>
          <table:table-cell office:value-type="float" office:value="0.001478" calcext:value-type="float">
            <text:p>0,001478</text:p>
          </table:table-cell>
          <table:table-cell office:value-type="float" office:value="0.001523" calcext:value-type="float">
            <text:p>0,001523</text:p>
          </table:table-cell>
          <table:table-cell office:value-type="float" office:value="0.001452" calcext:value-type="float">
            <text:p>0,001452</text:p>
          </table:table-cell>
          <table:table-cell office:value-type="float" office:value="0.001435" calcext:value-type="float">
            <text:p>0,001435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0.001444" calcext:value-type="float">
            <text:p>0,001444</text:p>
          </table:table-cell>
          <table:table-cell office:value-type="float" office:value="0.001406" calcext:value-type="float">
            <text:p>0,001406</text:p>
          </table:table-cell>
          <table:table-cell table:formula="of:=AVERAGE([.B60:.AE60])" office:value-type="float" office:value="0.00144656666666667" calcext:value-type="float">
            <text:p>0,0014465667</text:p>
          </table:table-cell>
          <table:table-cell table:formula="of:=VAR([.B60:.AE60])" office:value-type="float" office:value="0.00000000126121954022988" calcext:value-type="float">
            <text:p>1,26121954022988E-09</text:p>
          </table:table-cell>
          <table:table-cell table:formula="of:=STDEV([.B60:.AE60])" office:value-type="float" office:value="0.000035513652870831" calcext:value-type="float">
            <text:p>3,5513652870831E-05</text:p>
          </table:table-cell>
          <table:table-cell table:formula="of:=CONFIDENCE(0.95;[.AH60];30)" office:value-type="float" office:value="0.000000406582988779418" calcext:value-type="float">
            <text:p>4,06582988779418E-07</text:p>
          </table:table-cell>
          <table:table-cell table:formula="of:=[.AF60]+[.AI60]" office:value-type="float" office:value="0.00144697324965545" calcext:value-type="float">
            <text:p>0,0014469732</text:p>
          </table:table-cell>
          <table:table-cell table:formula="of:=[.AF60]-[.AI60]" office:value-type="float" office:value="0.00144616008367789" calcext:value-type="float">
            <text:p>0,00144616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454" calcext:value-type="float">
            <text:p>0,001454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591" calcext:value-type="float">
            <text:p>0,001591</text:p>
          </table:table-cell>
          <table:table-cell office:value-type="float" office:value="0.001503" calcext:value-type="float">
            <text:p>0,001503</text:p>
          </table:table-cell>
          <table:table-cell office:value-type="float" office:value="0.001409" calcext:value-type="float">
            <text:p>0,001409</text:p>
          </table:table-cell>
          <table:table-cell office:value-type="float" office:value="0.001454" calcext:value-type="float">
            <text:p>0,001454</text:p>
          </table:table-cell>
          <table:table-cell office:value-type="float" office:value="0.001558" calcext:value-type="float">
            <text:p>0,001558</text:p>
          </table:table-cell>
          <table:table-cell office:value-type="float" office:value="0.001505" calcext:value-type="float">
            <text:p>0,001505</text:p>
          </table:table-cell>
          <table:table-cell office:value-type="float" office:value="0.001468" calcext:value-type="float">
            <text:p>0,001468</text:p>
          </table:table-cell>
          <table:table-cell office:value-type="float" office:value="0.001479" calcext:value-type="float">
            <text:p>0,001479</text:p>
          </table:table-cell>
          <table:table-cell office:value-type="float" office:value="0.001494" calcext:value-type="float">
            <text:p>0,001494</text:p>
          </table:table-cell>
          <table:table-cell office:value-type="float" office:value="0.001435" calcext:value-type="float">
            <text:p>0,001435</text:p>
          </table:table-cell>
          <table:table-cell office:value-type="float" office:value="0.001472" calcext:value-type="float">
            <text:p>0,001472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1483" calcext:value-type="float">
            <text:p>0,001483</text:p>
          </table:table-cell>
          <table:table-cell office:value-type="float" office:value="0.001499" calcext:value-type="float">
            <text:p>0,001499</text:p>
          </table:table-cell>
          <table:table-cell office:value-type="float" office:value="0.001416" calcext:value-type="float">
            <text:p>0,001416</text:p>
          </table:table-cell>
          <table:table-cell office:value-type="float" office:value="0.001472" calcext:value-type="float">
            <text:p>0,001472</text:p>
          </table:table-cell>
          <table:table-cell office:value-type="float" office:value="0.001549" calcext:value-type="float">
            <text:p>0,001549</text:p>
          </table:table-cell>
          <table:table-cell office:value-type="float" office:value="0.001508" calcext:value-type="float">
            <text:p>0,001508</text:p>
          </table:table-cell>
          <table:table-cell office:value-type="float" office:value="0.001539" calcext:value-type="float">
            <text:p>0,001539</text:p>
          </table:table-cell>
          <table:table-cell office:value-type="float" office:value="0.001564" calcext:value-type="float">
            <text:p>0,001564</text:p>
          </table:table-cell>
          <table:table-cell office:value-type="float" office:value="0.001512" calcext:value-type="float">
            <text:p>0,001512</text:p>
          </table:table-cell>
          <table:table-cell office:value-type="float" office:value="0.001459" calcext:value-type="float">
            <text:p>0,001459</text:p>
          </table:table-cell>
          <table:table-cell office:value-type="float" office:value="0.001465" calcext:value-type="float">
            <text:p>0,001465</text:p>
          </table:table-cell>
          <table:table-cell office:value-type="float" office:value="0.001501" calcext:value-type="float">
            <text:p>0,001501</text:p>
          </table:table-cell>
          <table:table-cell office:value-type="float" office:value="0.001508" calcext:value-type="float">
            <text:p>0,001508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01479" calcext:value-type="float">
            <text:p>0,001479</text:p>
          </table:table-cell>
          <table:table-cell office:value-type="float" office:value="0.001442" calcext:value-type="float">
            <text:p>0,001442</text:p>
          </table:table-cell>
          <table:table-cell table:formula="of:=AVERAGE([.B61:.AE61])" office:value-type="float" office:value="0.0014865" calcext:value-type="float">
            <text:p>0,0014865</text:p>
          </table:table-cell>
          <table:table-cell table:formula="of:=VAR([.B61:.AE61])" office:value-type="float" office:value="0.00000000184936206896552" calcext:value-type="float">
            <text:p>1,84936206896552E-09</text:p>
          </table:table-cell>
          <table:table-cell table:formula="of:=STDEV([.B61:.AE61])" office:value-type="float" office:value="0.000043004209898166" calcext:value-type="float">
            <text:p>4,3004209898166E-05</text:p>
          </table:table-cell>
          <table:table-cell table:formula="of:=CONFIDENCE(0.95;[.AH61];30)" office:value-type="float" office:value="0.00000049233967156487" calcext:value-type="float">
            <text:p>4,9233967156487E-07</text:p>
          </table:table-cell>
          <table:table-cell table:formula="of:=[.AF61]+[.AI61]" office:value-type="float" office:value="0.00148699233967157" calcext:value-type="float">
            <text:p>0,0014869923</text:p>
          </table:table-cell>
          <table:table-cell table:formula="of:=[.AF61]-[.AI61]" office:value-type="float" office:value="0.00148600766032844" calcext:value-type="float">
            <text:p>0,00148600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39" calcext:value-type="float">
            <text:p>0,001539</text:p>
          </table:table-cell>
          <table:table-cell office:value-type="float" office:value="0.001489" calcext:value-type="float">
            <text:p>0,001489</text:p>
          </table:table-cell>
          <table:table-cell office:value-type="float" office:value="0.001539" calcext:value-type="float">
            <text:p>0,001539</text:p>
          </table:table-cell>
          <table:table-cell office:value-type="float" office:value="0.001526" calcext:value-type="float">
            <text:p>0,001526</text:p>
          </table:table-cell>
          <table:table-cell office:value-type="float" office:value="0.001538" calcext:value-type="float">
            <text:p>0,001538</text:p>
          </table:table-cell>
          <table:table-cell office:value-type="float" office:value="0.001595" calcext:value-type="float">
            <text:p>0,001595</text:p>
          </table:table-cell>
          <table:table-cell office:value-type="float" office:value="0.001556" calcext:value-type="float">
            <text:p>0,001556</text:p>
          </table:table-cell>
          <table:table-cell office:value-type="float" office:value="0.001495" calcext:value-type="float">
            <text:p>0,001495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539" calcext:value-type="float">
            <text:p>0,001539</text:p>
          </table:table-cell>
          <table:table-cell office:value-type="float" office:value="0.001515" calcext:value-type="float">
            <text:p>0,001515</text:p>
          </table:table-cell>
          <table:table-cell office:value-type="float" office:value="0.001529" calcext:value-type="float">
            <text:p>0,001529</text:p>
          </table:table-cell>
          <table:table-cell office:value-type="float" office:value="0.001597" calcext:value-type="float">
            <text:p>0,001597</text:p>
          </table:table-cell>
          <table:table-cell office:value-type="float" office:value="0.001524" calcext:value-type="float">
            <text:p>0,001524</text:p>
          </table:table-cell>
          <table:table-cell office:value-type="float" office:value="0.001571" calcext:value-type="float">
            <text:p>0,001571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514" calcext:value-type="float">
            <text:p>0,001514</text:p>
          </table:table-cell>
          <table:table-cell office:value-type="float" office:value="0.001492" calcext:value-type="float">
            <text:p>0,001492</text:p>
          </table:table-cell>
          <table:table-cell office:value-type="float" office:value="0.001522" calcext:value-type="float">
            <text:p>0,001522</text:p>
          </table:table-cell>
          <table:table-cell office:value-type="float" office:value="0.001498" calcext:value-type="float">
            <text:p>0,001498</text:p>
          </table:table-cell>
          <table:table-cell office:value-type="float" office:value="0.001551" calcext:value-type="float">
            <text:p>0,001551</text:p>
          </table:table-cell>
          <table:table-cell office:value-type="float" office:value="0.001544" calcext:value-type="float">
            <text:p>0,001544</text:p>
          </table:table-cell>
          <table:table-cell office:value-type="float" office:value="0.001579" calcext:value-type="float">
            <text:p>0,001579</text:p>
          </table:table-cell>
          <table:table-cell office:value-type="float" office:value="0.001544" calcext:value-type="float">
            <text:p>0,001544</text:p>
          </table:table-cell>
          <table:table-cell office:value-type="float" office:value="0.00152" calcext:value-type="float">
            <text:p>0,00152</text:p>
          </table:table-cell>
          <table:table-cell office:value-type="float" office:value="0.001519" calcext:value-type="float">
            <text:p>0,001519</text:p>
          </table:table-cell>
          <table:table-cell office:value-type="float" office:value="0.001486" calcext:value-type="float">
            <text:p>0,001486</text:p>
          </table:table-cell>
          <table:table-cell office:value-type="float" office:value="0.001475" calcext:value-type="float">
            <text:p>0,001475</text:p>
          </table:table-cell>
          <table:table-cell office:value-type="float" office:value="0.001519" calcext:value-type="float">
            <text:p>0,001519</text:p>
          </table:table-cell>
          <table:table-cell office:value-type="float" office:value="0.001525" calcext:value-type="float">
            <text:p>0,001525</text:p>
          </table:table-cell>
          <table:table-cell table:formula="of:=AVERAGE([.B62:.AE62])" office:value-type="float" office:value="0.00152453333333333" calcext:value-type="float">
            <text:p>0,0015245333</text:p>
          </table:table-cell>
          <table:table-cell table:formula="of:=VAR([.B62:.AE62])" office:value-type="float" office:value="0.00000000132632643678161" calcext:value-type="float">
            <text:p>1,32632643678161E-09</text:p>
          </table:table-cell>
          <table:table-cell table:formula="of:=STDEV([.B62:.AE62])" office:value-type="float" office:value="0.0000364187648991781" calcext:value-type="float">
            <text:p>3,64187648991781E-05</text:p>
          </table:table-cell>
          <table:table-cell table:formula="of:=CONFIDENCE(0.95;[.AH62];30)" office:value-type="float" office:value="0.00000041694528958255" calcext:value-type="float">
            <text:p>4,1694528958255E-07</text:p>
          </table:table-cell>
          <table:table-cell table:formula="of:=[.AF62]+[.AI62]" office:value-type="float" office:value="0.00152495027862292" calcext:value-type="float">
            <text:p>0,0015249503</text:p>
          </table:table-cell>
          <table:table-cell table:formula="of:=[.AF62]-[.AI62]" office:value-type="float" office:value="0.00152411638804375" calcext:value-type="float">
            <text:p>0,0015241164</text:p>
          </table:table-cell>
        </table:table-row>
      </table:table>
      <table:table table:name="result-recursive-32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Médio Recursiv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17" calcext:value-type="float">
            <text:p>0,000017</text:p>
          </table:table-cell>
          <table:table-cell table:number-columns-repeated="2" office:value-type="float" office:value="0.000016" calcext:value-type="float">
            <text:p>0,000016</text:p>
          </table:table-cell>
          <table:table-cell table:number-columns-repeated="2"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table:number-columns-repeated="2"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table:formula="of:=AVERAGE([.B2:.AE2])" office:value-type="float" office:value="0.0000172333333333333" calcext:value-type="float">
            <text:p>1,72333333333333E-05</text:p>
          </table:table-cell>
          <table:table-cell table:formula="of:=VAR([.B2:.AE2])" office:value-type="float" office:value="0.00000000000480574712643678" calcext:value-type="float">
            <text:p>4,80574712643678E-12</text:p>
          </table:table-cell>
          <table:table-cell table:formula="of:=STDEV([.B2:.AE2])" office:value-type="float" office:value="0.0000021922014338187" calcext:value-type="float">
            <text:p>2,1922014338187E-06</text:p>
          </table:table-cell>
          <table:table-cell table:formula="of:=CONFIDENCE(0.95;[.AH2];30)" office:value-type="float" office:value="0.0000000250977226761319" calcext:value-type="float">
            <text:p>2,50977226761319E-08</text:p>
          </table:table-cell>
          <table:table-cell table:formula="of:=[.AF2]+[.AI2]" office:value-type="float" office:value="0.0000172584310560095" calcext:value-type="float">
            <text:p>1,72584310560095E-05</text:p>
          </table:table-cell>
          <table:table-cell table:formula="of:=[.AF2]-[.AI2]" office:value-type="float" office:value="0.0000172082356106572" calcext:value-type="float">
            <text:p>1,72082356106572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5" calcext:value-type="float">
            <text:p>0,000025</text:p>
          </table:table-cell>
          <table:table-cell table:number-columns-repeated="3" office:value-type="float" office:value="0.000024" calcext:value-type="float">
            <text:p>0,000024</text:p>
          </table:table-cell>
          <table:table-cell table:number-columns-repeated="7" office:value-type="float" office:value="0.000025" calcext:value-type="float">
            <text:p>0,000025</text:p>
          </table:table-cell>
          <table:table-cell office:value-type="float" office:value="0.000026" calcext:value-type="float">
            <text:p>0,000026</text:p>
          </table:table-cell>
          <table:table-cell table:number-columns-repeated="2" office:value-type="float" office:value="0.000025" calcext:value-type="float">
            <text:p>0,000025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3" calcext:value-type="float">
            <text:p>0,000023</text:p>
          </table:table-cell>
          <table:table-cell table:number-columns-repeated="2" office:value-type="float" office:value="0.000025" calcext:value-type="float">
            <text:p>0,000025</text:p>
          </table:table-cell>
          <table:table-cell table:number-columns-repeated="2" office:value-type="float" office:value="0.000026" calcext:value-type="float">
            <text:p>0,00002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4" calcext:value-type="float">
            <text:p>0,000024</text:p>
          </table:table-cell>
          <table:table-cell table:number-columns-repeated="2" office:value-type="float" office:value="0.000025" calcext:value-type="float">
            <text:p>0,000025</text:p>
          </table:table-cell>
          <table:table-cell office:value-type="float" office:value="0.000031" calcext:value-type="float">
            <text:p>0,000031</text:p>
          </table:table-cell>
          <table:table-cell table:formula="of:=AVERAGE([.B3:.AE3])" office:value-type="float" office:value="0.0000251" calcext:value-type="float">
            <text:p>0,0000251</text:p>
          </table:table-cell>
          <table:table-cell table:formula="of:=VAR([.B3:.AE3])" office:value-type="float" office:value="0.0000000000019551724137931" calcext:value-type="float">
            <text:p>1,9551724137931E-12</text:p>
          </table:table-cell>
          <table:table-cell table:formula="of:=STDEV([.B3:.AE3])" office:value-type="float" office:value="0.0000013982747990982" calcext:value-type="float">
            <text:p>1,3982747990982E-06</text:p>
          </table:table-cell>
          <table:table-cell table:formula="of:=CONFIDENCE(0.95;[.AH3];30)" office:value-type="float" office:value="0.0000000160083432988453" calcext:value-type="float">
            <text:p>0,000000016</text:p>
          </table:table-cell>
          <table:table-cell table:formula="of:=[.AF3]+[.AI3]" office:value-type="float" office:value="0.0000251160083432988" calcext:value-type="float">
            <text:p>0,000025116</text:p>
          </table:table-cell>
          <table:table-cell table:formula="of:=[.AF3]-[.AI3]" office:value-type="float" office:value="0.0000250839916567011" calcext:value-type="float">
            <text:p>0,0000250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47" calcext:value-type="float">
            <text:p>0,000047</text:p>
          </table:table-cell>
          <table:table-cell table:number-columns-repeated="3" office:value-type="float" office:value="0.000045" calcext:value-type="float">
            <text:p>0,000045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6" calcext:value-type="float">
            <text:p>0,000046</text:p>
          </table:table-cell>
          <table:table-cell table:number-columns-repeated="3" office:value-type="float" office:value="0.000045" calcext:value-type="float">
            <text:p>0,000045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46" calcext:value-type="float">
            <text:p>0,000046</text:p>
          </table:table-cell>
          <table:table-cell table:number-columns-repeated="2" office:value-type="float" office:value="0.000045" calcext:value-type="float">
            <text:p>0,000045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5" calcext:value-type="float">
            <text:p>0,000045</text:p>
          </table:table-cell>
          <table:table-cell table:number-columns-repeated="2" office:value-type="float" office:value="0.000046" calcext:value-type="float">
            <text:p>0,000046</text:p>
          </table:table-cell>
          <table:table-cell table:number-columns-repeated="2" office:value-type="float" office:value="0.000045" calcext:value-type="float">
            <text:p>0,000045</text:p>
          </table:table-cell>
          <table:table-cell table:number-columns-repeated="2" office:value-type="float" office:value="0.000046" calcext:value-type="float">
            <text:p>0,000046</text:p>
          </table:table-cell>
          <table:table-cell office:value-type="float" office:value="0.000045" calcext:value-type="float">
            <text:p>0,000045</text:p>
          </table:table-cell>
          <table:table-cell table:number-columns-repeated="3" office:value-type="float" office:value="0.000044" calcext:value-type="float">
            <text:p>0,000044</text:p>
          </table:table-cell>
          <table:table-cell table:formula="of:=AVERAGE([.B4:.AE4])" office:value-type="float" office:value="0.0000454666666666667" calcext:value-type="float">
            <text:p>4,54666666666667E-05</text:p>
          </table:table-cell>
          <table:table-cell table:formula="of:=VAR([.B4:.AE4])" office:value-type="float" office:value="0.00000000000136091954022989" calcext:value-type="float">
            <text:p>1,36091954022989E-12</text:p>
          </table:table-cell>
          <table:table-cell table:formula="of:=STDEV([.B4:.AE4])" office:value-type="float" office:value="0.00000116658456197135" calcext:value-type="float">
            <text:p>1,16658456197135E-06</text:p>
          </table:table-cell>
          <table:table-cell table:formula="of:=CONFIDENCE(0.95;[.AH4];30)" office:value-type="float" office:value="0.000000013355805430531" calcext:value-type="float">
            <text:p>1,3355805430531E-08</text:p>
          </table:table-cell>
          <table:table-cell table:formula="of:=[.AF4]+[.AI4]" office:value-type="float" office:value="0.0000454800224720972" calcext:value-type="float">
            <text:p>0,00004548</text:p>
          </table:table-cell>
          <table:table-cell table:formula="of:=[.AF4]-[.AI4]" office:value-type="float" office:value="0.0000454533108612361" calcext:value-type="float">
            <text:p>4,54533108612361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77" calcext:value-type="float">
            <text:p>0,000077</text:p>
          </table:table-cell>
          <table:table-cell table:number-columns-repeated="2" office:value-type="float" office:value="0.000079" calcext:value-type="float">
            <text:p>0,000079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76" calcext:value-type="float">
            <text:p>0,000076</text:p>
          </table:table-cell>
          <table:table-cell table:number-columns-repeated="3" office:value-type="float" office:value="0.000078" calcext:value-type="float">
            <text:p>0,000078</text:p>
          </table:table-cell>
          <table:table-cell table:number-columns-repeated="2" office:value-type="float" office:value="0.000079" calcext:value-type="float">
            <text:p>0,000079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86" calcext:value-type="float">
            <text:p>0,000086</text:p>
          </table:table-cell>
          <table:table-cell table:number-columns-repeated="2" office:value-type="float" office:value="0.000079" calcext:value-type="float">
            <text:p>0,000079</text:p>
          </table:table-cell>
          <table:table-cell table:number-columns-repeated="2" office:value-type="float" office:value="0.000078" calcext:value-type="float">
            <text:p>0,000078</text:p>
          </table:table-cell>
          <table:table-cell table:number-columns-repeated="2" office:value-type="float" office:value="0.000079" calcext:value-type="float">
            <text:p>0,000079</text:p>
          </table:table-cell>
          <table:table-cell office:value-type="float" office:value="0.000078" calcext:value-type="float">
            <text:p>0,000078</text:p>
          </table:table-cell>
          <table:table-cell table:number-columns-repeated="2" office:value-type="float" office:value="0.000079" calcext:value-type="float">
            <text:p>0,000079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079" calcext:value-type="float">
            <text:p>0,000079</text:p>
          </table:table-cell>
          <table:table-cell table:formula="of:=AVERAGE([.B5:.AE5])" office:value-type="float" office:value="0.0000785" calcext:value-type="float">
            <text:p>0,0000785</text:p>
          </table:table-cell>
          <table:table-cell table:formula="of:=VAR([.B5:.AE5])" office:value-type="float" office:value="0.00000000000501724137931034" calcext:value-type="float">
            <text:p>5,01724137931034E-12</text:p>
          </table:table-cell>
          <table:table-cell table:formula="of:=STDEV([.B5:.AE5])" office:value-type="float" office:value="0.00000223991994930853" calcext:value-type="float">
            <text:p>2,23991994930853E-06</text:p>
          </table:table-cell>
          <table:table-cell table:formula="of:=CONFIDENCE(0.95;[.AH5];30)" office:value-type="float" office:value="0.0000000256440347302182" calcext:value-type="float">
            <text:p>2,56440347302182E-08</text:p>
          </table:table-cell>
          <table:table-cell table:formula="of:=[.AF5]+[.AI5]" office:value-type="float" office:value="0.0000785256440347302" calcext:value-type="float">
            <text:p>7,85256440347302E-05</text:p>
          </table:table-cell>
          <table:table-cell table:formula="of:=[.AF5]-[.AI5]" office:value-type="float" office:value="0.0000784743559652698" calcext:value-type="float">
            <text:p>7,84743559652698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2" calcext:value-type="float">
            <text:p>0,000142</text:p>
          </table:table-cell>
          <table:table-cell table:number-columns-repeated="2" office:value-type="float" office:value="0.000147" calcext:value-type="float">
            <text:p>0,000147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35" calcext:value-type="float">
            <text:p>0,000135</text:p>
          </table:table-cell>
          <table:table-cell table:number-columns-repeated="2" office:value-type="float" office:value="0.000133" calcext:value-type="float">
            <text:p>0,000133</text:p>
          </table:table-cell>
          <table:table-cell table:formula="of:=AVERAGE([.B6:.AE6])" office:value-type="float" office:value="0.0001398" calcext:value-type="float">
            <text:p>0,0001398</text:p>
          </table:table-cell>
          <table:table-cell table:formula="of:=VAR([.B6:.AE6])" office:value-type="float" office:value="0.000000000022303448275862" calcext:value-type="float">
            <text:p>2,2303448275862E-11</text:p>
          </table:table-cell>
          <table:table-cell table:formula="of:=STDEV([.B6:.AE6])" office:value-type="float" office:value="0.00000472265267364244" calcext:value-type="float">
            <text:p>4,72265267364244E-06</text:p>
          </table:table-cell>
          <table:table-cell table:formula="of:=CONFIDENCE(0.95;[.AH6];30)" office:value-type="float" office:value="0.0000000540679452491286" calcext:value-type="float">
            <text:p>5,40679452491286E-08</text:p>
          </table:table-cell>
          <table:table-cell table:formula="of:=[.AF6]+[.AI6]" office:value-type="float" office:value="0.000139854067945249" calcext:value-type="float">
            <text:p>0,0001398541</text:p>
          </table:table-cell>
          <table:table-cell table:formula="of:=[.AF6]-[.AI6]" office:value-type="float" office:value="0.000139745932054751" calcext:value-type="float">
            <text:p>0,0001397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198" calcext:value-type="float">
            <text:p>0,000198</text:p>
          </table:table-cell>
          <table:table-cell office:value-type="float" office:value="0.000185" calcext:value-type="float">
            <text:p>0,000185</text:p>
          </table:table-cell>
          <table:table-cell table:number-columns-repeated="2" office:value-type="float" office:value="0.000198" calcext:value-type="float">
            <text:p>0,000198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0187" calcext:value-type="float">
            <text:p>0,000187</text:p>
          </table:table-cell>
          <table:table-cell table:number-columns-repeated="2" office:value-type="float" office:value="0.000183" calcext:value-type="float">
            <text:p>0,000183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198" calcext:value-type="float">
            <text:p>0,000198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88" calcext:value-type="float">
            <text:p>0,00018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98" calcext:value-type="float">
            <text:p>0,000198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94" calcext:value-type="float">
            <text:p>0,000194</text:p>
          </table:table-cell>
          <table:table-cell office:value-type="float" office:value="0.000196" calcext:value-type="float">
            <text:p>0,000196</text:p>
          </table:table-cell>
          <table:table-cell table:formula="of:=AVERAGE([.B7:.AE7])" office:value-type="float" office:value="0.000193" calcext:value-type="float">
            <text:p>0,000193</text:p>
          </table:table-cell>
          <table:table-cell table:formula="of:=VAR([.B7:.AE7])" office:value-type="float" office:value="0.000000000048" calcext:value-type="float">
            <text:p>4,8E-11</text:p>
          </table:table-cell>
          <table:table-cell table:formula="of:=STDEV([.B7:.AE7])" office:value-type="float" office:value="0.00000692820323027551" calcext:value-type="float">
            <text:p>6,92820323027551E-06</text:p>
          </table:table-cell>
          <table:table-cell table:formula="of:=CONFIDENCE(0.95;[.AH7];30)" office:value-type="float" office:value="0.0000000793184972123854" calcext:value-type="float">
            <text:p>7,93184972123854E-08</text:p>
          </table:table-cell>
          <table:table-cell table:formula="of:=[.AF7]+[.AI7]" office:value-type="float" office:value="0.000193079318497212" calcext:value-type="float">
            <text:p>0,0001930793</text:p>
          </table:table-cell>
          <table:table-cell table:formula="of:=[.AF7]-[.AI7]" office:value-type="float" office:value="0.000192920681502788" calcext:value-type="float">
            <text:p>0,00019292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34" calcext:value-type="float">
            <text:p>0,000234</text:p>
          </table:table-cell>
          <table:table-cell table:number-columns-repeated="2" office:value-type="float" office:value="0.000231" calcext:value-type="float">
            <text:p>0,000231</text:p>
          </table:table-cell>
          <table:table-cell office:value-type="float" office:value="0.000199" calcext:value-type="float">
            <text:p>0,000199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199" calcext:value-type="float">
            <text:p>0,000199</text:p>
          </table:table-cell>
          <table:table-cell table:number-columns-repeated="2" office:value-type="float" office:value="0.000231" calcext:value-type="float">
            <text:p>0,00023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0.000231" calcext:value-type="float">
            <text:p>0,000231</text:p>
          </table:table-cell>
          <table:table-cell office:value-type="float" office:value="0.000199" calcext:value-type="float">
            <text:p>0,000199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1" calcext:value-type="float">
            <text:p>0,00021</text:p>
          </table:table-cell>
          <table:table-cell table:formula="of:=AVERAGE([.B8:.AE8])" office:value-type="float" office:value="0.000223133333333333" calcext:value-type="float">
            <text:p>0,0002231333</text:p>
          </table:table-cell>
          <table:table-cell table:formula="of:=VAR([.B8:.AE8])" office:value-type="float" office:value="0.000000000155429885057471" calcext:value-type="float">
            <text:p>1,55429885057471E-10</text:p>
          </table:table-cell>
          <table:table-cell table:formula="of:=STDEV([.B8:.AE8])" office:value-type="float" office:value="0.000012467152243294" calcext:value-type="float">
            <text:p>1,2467152243294E-05</text:p>
          </table:table-cell>
          <table:table-cell table:formula="of:=CONFIDENCE(0.95;[.AH8];30)" office:value-type="float" office:value="0.000000142731924510358" calcext:value-type="float">
            <text:p>1,42731924510358E-07</text:p>
          </table:table-cell>
          <table:table-cell table:formula="of:=[.AF8]+[.AI8]" office:value-type="float" office:value="0.000223276065257844" calcext:value-type="float">
            <text:p>0,0002232761</text:p>
          </table:table-cell>
          <table:table-cell table:formula="of:=[.AF8]-[.AI8]" office:value-type="float" office:value="0.000222990601408823" calcext:value-type="float">
            <text:p>0,00022299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261" calcext:value-type="float">
            <text:p>0,000261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65" calcext:value-type="float">
            <text:p>0,000265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61" calcext:value-type="float">
            <text:p>0,000261</text:p>
          </table:table-cell>
          <table:table-cell table:formula="of:=AVERAGE([.B9:.AE9])" office:value-type="float" office:value="0.000248666666666667" calcext:value-type="float">
            <text:p>0,0002486667</text:p>
          </table:table-cell>
          <table:table-cell table:formula="of:=VAR([.B9:.AE9])" office:value-type="float" office:value="0.000000000161954022988506" calcext:value-type="float">
            <text:p>1,61954022988506E-10</text:p>
          </table:table-cell>
          <table:table-cell table:formula="of:=STDEV([.B9:.AE9])" office:value-type="float" office:value="0.0000127261157856003" calcext:value-type="float">
            <text:p>1,27261157856003E-05</text:p>
          </table:table-cell>
          <table:table-cell table:formula="of:=CONFIDENCE(0.95;[.AH9];30)" office:value-type="float" office:value="0.000000145696704602081" calcext:value-type="float">
            <text:p>1,45696704602081E-07</text:p>
          </table:table-cell>
          <table:table-cell table:formula="of:=[.AF9]+[.AI9]" office:value-type="float" office:value="0.000248812363371269" calcext:value-type="float">
            <text:p>0,0002488124</text:p>
          </table:table-cell>
          <table:table-cell table:formula="of:=[.AF9]-[.AI9]" office:value-type="float" office:value="0.000248520969962065" calcext:value-type="float">
            <text:p>0,0002485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45" calcext:value-type="float">
            <text:p>0,000345</text:p>
          </table:table-cell>
          <table:table-cell table:number-columns-repeated="2" office:value-type="float" office:value="0.000347" calcext:value-type="float">
            <text:p>0,000347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315" calcext:value-type="float">
            <text:p>0,000315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348" calcext:value-type="float">
            <text:p>0,000348</text:p>
          </table:table-cell>
          <table:table-cell table:number-columns-repeated="2" office:value-type="float" office:value="0.000347" calcext:value-type="float">
            <text:p>0,000347</text:p>
          </table:table-cell>
          <table:table-cell office:value-type="float" office:value="0.000348" calcext:value-type="float">
            <text:p>0,000348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324" calcext:value-type="float">
            <text:p>0,000324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29" calcext:value-type="float">
            <text:p>0,000329</text:p>
          </table:table-cell>
          <table:table-cell office:value-type="float" office:value="0.000359" calcext:value-type="float">
            <text:p>0,000359</text:p>
          </table:table-cell>
          <table:table-cell table:formula="of:=AVERAGE([.B10:.AE10])" office:value-type="float" office:value="0.000336766666666667" calcext:value-type="float">
            <text:p>0,0003367667</text:p>
          </table:table-cell>
          <table:table-cell table:formula="of:=VAR([.B10:.AE10])" office:value-type="float" office:value="0.000000000203219540229885" calcext:value-type="float">
            <text:p>2,03219540229885E-10</text:p>
          </table:table-cell>
          <table:table-cell table:formula="of:=STDEV([.B10:.AE10])" office:value-type="float" office:value="0.0000142555091185789" calcext:value-type="float">
            <text:p>1,42555091185789E-05</text:p>
          </table:table-cell>
          <table:table-cell table:formula="of:=CONFIDENCE(0.95;[.AH10];30)" office:value-type="float" office:value="0.000000163206176652264" calcext:value-type="float">
            <text:p>1,63206176652264E-07</text:p>
          </table:table-cell>
          <table:table-cell table:formula="of:=[.AF10]+[.AI10]" office:value-type="float" office:value="0.000336929872843319" calcext:value-type="float">
            <text:p>0,0003369299</text:p>
          </table:table-cell>
          <table:table-cell table:formula="of:=[.AF10]-[.AI10]" office:value-type="float" office:value="0.000336603460490014" calcext:value-type="float">
            <text:p>0,00033660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38" calcext:value-type="float">
            <text:p>0,000338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57" calcext:value-type="float">
            <text:p>0,000357</text:p>
          </table:table-cell>
          <table:table-cell table:number-columns-repeated="2" office:value-type="float" office:value="0.000355" calcext:value-type="float">
            <text:p>0,000355</text:p>
          </table:table-cell>
          <table:table-cell office:value-type="float" office:value="0.000338" calcext:value-type="float">
            <text:p>0,000338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55" calcext:value-type="float">
            <text:p>0,000355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38" calcext:value-type="float">
            <text:p>0,000338</text:p>
          </table:table-cell>
          <table:table-cell office:value-type="float" office:value="0.000346" calcext:value-type="float">
            <text:p>0,000346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52" calcext:value-type="float">
            <text:p>0,000352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0353" calcext:value-type="float">
            <text:p>0,000353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45" calcext:value-type="float">
            <text:p>0,000345</text:p>
          </table:table-cell>
          <table:table-cell table:formula="of:=AVERAGE([.B11:.AE11])" office:value-type="float" office:value="0.000344533333333333" calcext:value-type="float">
            <text:p>0,0003445333</text:p>
          </table:table-cell>
          <table:table-cell table:formula="of:=VAR([.B11:.AE11])" office:value-type="float" office:value="0.0000000000800505747126437" calcext:value-type="float">
            <text:p>8,00505747126437E-11</text:p>
          </table:table-cell>
          <table:table-cell table:formula="of:=STDEV([.B11:.AE11])" office:value-type="float" office:value="0.00000894709867569615" calcext:value-type="float">
            <text:p>8,94709867569615E-06</text:p>
          </table:table-cell>
          <table:table-cell table:formula="of:=CONFIDENCE(0.95;[.AH11];30)" office:value-type="float" office:value="0.000000102432102203059" calcext:value-type="float">
            <text:p>1,02432102203059E-07</text:p>
          </table:table-cell>
          <table:table-cell table:formula="of:=[.AF11]+[.AI11]" office:value-type="float" office:value="0.000344635765435536" calcext:value-type="float">
            <text:p>0,0003446358</text:p>
          </table:table-cell>
          <table:table-cell table:formula="of:=[.AF11]-[.AI11]" office:value-type="float" office:value="0.00034443090123113" calcext:value-type="float">
            <text:p>0,0003444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464" calcext:value-type="float">
            <text:p>0,000464</text:p>
          </table:table-cell>
          <table:table-cell office:value-type="float" office:value="0.000482" calcext:value-type="float">
            <text:p>0,000482</text:p>
          </table:table-cell>
          <table:table-cell office:value-type="float" office:value="0.000467" calcext:value-type="float">
            <text:p>0,000467</text:p>
          </table:table-cell>
          <table:table-cell table:number-columns-repeated="2" office:value-type="float" office:value="0.000463" calcext:value-type="float">
            <text:p>0,000463</text:p>
          </table:table-cell>
          <table:table-cell office:value-type="float" office:value="0.000465" calcext:value-type="float">
            <text:p>0,000465</text:p>
          </table:table-cell>
          <table:table-cell office:value-type="float" office:value="0.000451" calcext:value-type="float">
            <text:p>0,000451</text:p>
          </table:table-cell>
          <table:table-cell office:value-type="float" office:value="0.000453" calcext:value-type="float">
            <text:p>0,000453</text:p>
          </table:table-cell>
          <table:table-cell table:number-columns-repeated="2" office:value-type="float" office:value="0.00047" calcext:value-type="float">
            <text:p>0,00047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78" calcext:value-type="float">
            <text:p>0,000478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0.000456" calcext:value-type="float">
            <text:p>0,000456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000456" calcext:value-type="float">
            <text:p>0,000456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045" calcext:value-type="float">
            <text:p>0,00045</text:p>
          </table:table-cell>
          <table:table-cell table:number-columns-repeated="2" office:value-type="float" office:value="0.00049" calcext:value-type="float">
            <text:p>0,00049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0.000467" calcext:value-type="float">
            <text:p>0,000467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47" calcext:value-type="float">
            <text:p>0,000447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43" calcext:value-type="float">
            <text:p>0,000443</text:p>
          </table:table-cell>
          <table:table-cell office:value-type="float" office:value="0.000441" calcext:value-type="float">
            <text:p>0,000441</text:p>
          </table:table-cell>
          <table:table-cell office:value-type="float" office:value="0.000462" calcext:value-type="float">
            <text:p>0,000462</text:p>
          </table:table-cell>
          <table:table-cell table:formula="of:=AVERAGE([.B12:.AE12])" office:value-type="float" office:value="0.000462933333333333" calcext:value-type="float">
            <text:p>0,0004629333</text:p>
          </table:table-cell>
          <table:table-cell table:formula="of:=VAR([.B12:.AE12])" office:value-type="float" office:value="0.000000000156891954022988" calcext:value-type="float">
            <text:p>1,56891954022988E-10</text:p>
          </table:table-cell>
          <table:table-cell table:formula="of:=STDEV([.B12:.AE12])" office:value-type="float" office:value="0.0000125256518402432" calcext:value-type="float">
            <text:p>1,25256518402432E-05</text:p>
          </table:table-cell>
          <table:table-cell table:formula="of:=CONFIDENCE(0.95;[.AH12];30)" office:value-type="float" office:value="0.00000014340166527334" calcext:value-type="float">
            <text:p>1,4340166527334E-07</text:p>
          </table:table-cell>
          <table:table-cell table:formula="of:=[.AF12]+[.AI12]" office:value-type="float" office:value="0.000463076734998607" calcext:value-type="float">
            <text:p>0,0004630767</text:p>
          </table:table-cell>
          <table:table-cell table:formula="of:=[.AF12]-[.AI12]" office:value-type="float" office:value="0.00046278993166806" calcext:value-type="float">
            <text:p>0,00046278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653" calcext:value-type="float">
            <text:p>0,000653</text:p>
          </table:table-cell>
          <table:table-cell office:value-type="float" office:value="0.000627" calcext:value-type="float">
            <text:p>0,000627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679" calcext:value-type="float">
            <text:p>0,000679</text:p>
          </table:table-cell>
          <table:table-cell office:value-type="float" office:value="0.000675" calcext:value-type="float">
            <text:p>0,000675</text:p>
          </table:table-cell>
          <table:table-cell office:value-type="float" office:value="0.000618" calcext:value-type="float">
            <text:p>0,000618</text:p>
          </table:table-cell>
          <table:table-cell office:value-type="float" office:value="0.000635" calcext:value-type="float">
            <text:p>0,000635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639" calcext:value-type="float">
            <text:p>0,000639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712" calcext:value-type="float">
            <text:p>0,000712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0.000674" calcext:value-type="float">
            <text:p>0,000674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625" calcext:value-type="float">
            <text:p>0,000625</text:p>
          </table:table-cell>
          <table:table-cell table:formula="of:=AVERAGE([.B13:.AE13])" office:value-type="float" office:value="0.000632133333333333" calcext:value-type="float">
            <text:p>0,0006321333</text:p>
          </table:table-cell>
          <table:table-cell table:formula="of:=VAR([.B13:.AE13])" office:value-type="float" office:value="0.000000000867498850574712" calcext:value-type="float">
            <text:p>8,67498850574712E-10</text:p>
          </table:table-cell>
          <table:table-cell table:formula="of:=STDEV([.B13:.AE13])" office:value-type="float" office:value="0.0000294533334374008" calcext:value-type="float">
            <text:p>2,94533334374008E-05</text:p>
          </table:table-cell>
          <table:table-cell table:formula="of:=CONFIDENCE(0.95;[.AH13];30)" office:value-type="float" office:value="0.000000337200579789723" calcext:value-type="float">
            <text:p>3,37200579789723E-07</text:p>
          </table:table-cell>
          <table:table-cell table:formula="of:=[.AF13]+[.AI13]" office:value-type="float" office:value="0.000632470533913123" calcext:value-type="float">
            <text:p>0,0006324705</text:p>
          </table:table-cell>
          <table:table-cell table:formula="of:=[.AF13]-[.AI13]" office:value-type="float" office:value="0.000631796132753544" calcext:value-type="float">
            <text:p>0,00063179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627" calcext:value-type="float">
            <text:p>0,000627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0668" calcext:value-type="float">
            <text:p>0,000668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47" calcext:value-type="float">
            <text:p>0,000647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643" calcext:value-type="float">
            <text:p>0,000643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0.000649" calcext:value-type="float">
            <text:p>0,000649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638" calcext:value-type="float">
            <text:p>0,000638</text:p>
          </table:table-cell>
          <table:table-cell office:value-type="float" office:value="0.000688" calcext:value-type="float">
            <text:p>0,000688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674" calcext:value-type="float">
            <text:p>0,000674</text:p>
          </table:table-cell>
          <table:table-cell office:value-type="float" office:value="0.000635" calcext:value-type="float">
            <text:p>0,000635</text:p>
          </table:table-cell>
          <table:table-cell office:value-type="float" office:value="0.000679" calcext:value-type="float">
            <text:p>0,000679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00653" calcext:value-type="float">
            <text:p>0,000653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0668" calcext:value-type="float">
            <text:p>0,000668</text:p>
          </table:table-cell>
          <table:table-cell office:value-type="float" office:value="0.000643" calcext:value-type="float">
            <text:p>0,000643</text:p>
          </table:table-cell>
          <table:table-cell office:value-type="float" office:value="0.000654" calcext:value-type="float">
            <text:p>0,000654</text:p>
          </table:table-cell>
          <table:table-cell table:formula="of:=AVERAGE([.B14:.AE14])" office:value-type="float" office:value="0.0006501" calcext:value-type="float">
            <text:p>0,0006501</text:p>
          </table:table-cell>
          <table:table-cell table:formula="of:=VAR([.B14:.AE14])" office:value-type="float" office:value="0.000000000459403448275862" calcext:value-type="float">
            <text:p>4,59403448275862E-10</text:p>
          </table:table-cell>
          <table:table-cell table:formula="of:=STDEV([.B14:.AE14])" office:value-type="float" office:value="0.0000214336988939348" calcext:value-type="float">
            <text:p>2,14336988939348E-05</text:p>
          </table:table-cell>
          <table:table-cell table:formula="of:=CONFIDENCE(0.95;[.AH14];30)" office:value-type="float" office:value="0.000000245386679556464" calcext:value-type="float">
            <text:p>2,45386679556464E-07</text:p>
          </table:table-cell>
          <table:table-cell table:formula="of:=[.AF14]+[.AI14]" office:value-type="float" office:value="0.000650345386679556" calcext:value-type="float">
            <text:p>0,0006503454</text:p>
          </table:table-cell>
          <table:table-cell table:formula="of:=[.AF14]-[.AI14]" office:value-type="float" office:value="0.000649854613320443" calcext:value-type="float">
            <text:p>0,00064985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679" calcext:value-type="float">
            <text:p>0,000679</text:p>
          </table:table-cell>
          <table:table-cell office:value-type="float" office:value="0.000654" calcext:value-type="float">
            <text:p>0,000654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684" calcext:value-type="float">
            <text:p>0,000684</text:p>
          </table:table-cell>
          <table:table-cell office:value-type="float" office:value="0.000761" calcext:value-type="float">
            <text:p>0,000761</text:p>
          </table:table-cell>
          <table:table-cell office:value-type="float" office:value="0.000709" calcext:value-type="float">
            <text:p>0,000709</text:p>
          </table:table-cell>
          <table:table-cell office:value-type="float" office:value="0.000683" calcext:value-type="float">
            <text:p>0,000683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731" calcext:value-type="float">
            <text:p>0,000731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0.000671" calcext:value-type="float">
            <text:p>0,000671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0.000704" calcext:value-type="float">
            <text:p>0,000704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0674" calcext:value-type="float">
            <text:p>0,000674</text:p>
          </table:table-cell>
          <table:table-cell office:value-type="float" office:value="0.000714" calcext:value-type="float">
            <text:p>0,000714</text:p>
          </table:table-cell>
          <table:table-cell office:value-type="float" office:value="0.000719" calcext:value-type="float">
            <text:p>0,000719</text:p>
          </table:table-cell>
          <table:table-cell office:value-type="float" office:value="0.000724" calcext:value-type="float">
            <text:p>0,000724</text:p>
          </table:table-cell>
          <table:table-cell office:value-type="float" office:value="0.000672" calcext:value-type="float">
            <text:p>0,000672</text:p>
          </table:table-cell>
          <table:table-cell office:value-type="float" office:value="0.000709" calcext:value-type="float">
            <text:p>0,000709</text:p>
          </table:table-cell>
          <table:table-cell office:value-type="float" office:value="0.000693" calcext:value-type="float">
            <text:p>0,000693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736" calcext:value-type="float">
            <text:p>0,000736</text:p>
          </table:table-cell>
          <table:table-cell office:value-type="float" office:value="0.000677" calcext:value-type="float">
            <text:p>0,000677</text:p>
          </table:table-cell>
          <table:table-cell office:value-type="float" office:value="0.000742" calcext:value-type="float">
            <text:p>0,000742</text:p>
          </table:table-cell>
          <table:table-cell table:formula="of:=AVERAGE([.B15:.AE15])" office:value-type="float" office:value="0.000709" calcext:value-type="float">
            <text:p>0,000709</text:p>
          </table:table-cell>
          <table:table-cell table:formula="of:=VAR([.B15:.AE15])" office:value-type="float" office:value="0.000000000897793103448276" calcext:value-type="float">
            <text:p>8,97793103448276E-10</text:p>
          </table:table-cell>
          <table:table-cell table:formula="of:=STDEV([.B15:.AE15])" office:value-type="float" office:value="0.000029963195815004" calcext:value-type="float">
            <text:p>2,9963195815004E-05</text:p>
          </table:table-cell>
          <table:table-cell table:formula="of:=CONFIDENCE(0.95;[.AH15];30)" office:value-type="float" office:value="0.000000343037810054548" calcext:value-type="float">
            <text:p>0,000000343</text:p>
          </table:table-cell>
          <table:table-cell table:formula="of:=[.AF15]+[.AI15]" office:value-type="float" office:value="0.000709343037810055" calcext:value-type="float">
            <text:p>0,000709343</text:p>
          </table:table-cell>
          <table:table-cell table:formula="of:=[.AF15]-[.AI15]" office:value-type="float" office:value="0.000708656962189945" calcext:value-type="float">
            <text:p>0,0007086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732" calcext:value-type="float">
            <text:p>0,000732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757" calcext:value-type="float">
            <text:p>0,000757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35" calcext:value-type="float">
            <text:p>0,000735</text:p>
          </table:table-cell>
          <table:table-cell table:number-columns-repeated="2" office:value-type="float" office:value="0.000783" calcext:value-type="float">
            <text:p>0,000783</text:p>
          </table:table-cell>
          <table:table-cell office:value-type="float" office:value="0.000736" calcext:value-type="float">
            <text:p>0,000736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0764" calcext:value-type="float">
            <text:p>0,000764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0778" calcext:value-type="float">
            <text:p>0,000778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0769" calcext:value-type="float">
            <text:p>0,000769</text:p>
          </table:table-cell>
          <table:table-cell office:value-type="float" office:value="0.000749" calcext:value-type="float">
            <text:p>0,000749</text:p>
          </table:table-cell>
          <table:table-cell office:value-type="float" office:value="0.000792" calcext:value-type="float">
            <text:p>0,000792</text:p>
          </table:table-cell>
          <table:table-cell office:value-type="float" office:value="0.000754" calcext:value-type="float">
            <text:p>0,000754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766" calcext:value-type="float">
            <text:p>0,000766</text:p>
          </table:table-cell>
          <table:table-cell office:value-type="float" office:value="0.000804" calcext:value-type="float">
            <text:p>0,000804</text:p>
          </table:table-cell>
          <table:table-cell table:formula="of:=AVERAGE([.B16:.AE16])" office:value-type="float" office:value="0.000758033333333333" calcext:value-type="float">
            <text:p>0,0007580333</text:p>
          </table:table-cell>
          <table:table-cell table:formula="of:=VAR([.B16:.AE16])" office:value-type="float" office:value="0.000000000434447126436781" calcext:value-type="float">
            <text:p>4,34447126436781E-10</text:p>
          </table:table-cell>
          <table:table-cell table:formula="of:=STDEV([.B16:.AE16])" office:value-type="float" office:value="0.0000208433952713271" calcext:value-type="float">
            <text:p>2,08433952713271E-05</text:p>
          </table:table-cell>
          <table:table-cell table:formula="of:=CONFIDENCE(0.95;[.AH16];30)" office:value-type="float" office:value="0.000000238628506522558" calcext:value-type="float">
            <text:p>2,38628506522558E-07</text:p>
          </table:table-cell>
          <table:table-cell table:formula="of:=[.AF16]+[.AI16]" office:value-type="float" office:value="0.000758271961839856" calcext:value-type="float">
            <text:p>0,000758272</text:p>
          </table:table-cell>
          <table:table-cell table:formula="of:=[.AF16]-[.AI16]" office:value-type="float" office:value="0.000757794704826811" calcext:value-type="float">
            <text:p>0,00075779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00092" calcext:value-type="float">
            <text:p>0,00092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844" calcext:value-type="float">
            <text:p>0,000844</text:p>
          </table:table-cell>
          <table:table-cell office:value-type="float" office:value="0.000899" calcext:value-type="float">
            <text:p>0,000899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000868" calcext:value-type="float">
            <text:p>0,000868</text:p>
          </table:table-cell>
          <table:table-cell office:value-type="float" office:value="0.000846" calcext:value-type="float">
            <text:p>0,000846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837" calcext:value-type="float">
            <text:p>0,000837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843" calcext:value-type="float">
            <text:p>0,000843</text:p>
          </table:table-cell>
          <table:table-cell office:value-type="float" office:value="0.000844" calcext:value-type="float">
            <text:p>0,000844</text:p>
          </table:table-cell>
          <table:table-cell table:number-columns-repeated="2" office:value-type="float" office:value="0.000847" calcext:value-type="float">
            <text:p>0,000847</text:p>
          </table:table-cell>
          <table:table-cell office:value-type="float" office:value="0.000878" calcext:value-type="float">
            <text:p>0,000878</text:p>
          </table:table-cell>
          <table:table-cell office:value-type="float" office:value="0.000851" calcext:value-type="float">
            <text:p>0,000851</text:p>
          </table:table-cell>
          <table:table-cell office:value-type="float" office:value="0.000843" calcext:value-type="float">
            <text:p>0,000843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845" calcext:value-type="float">
            <text:p>0,000845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924" calcext:value-type="float">
            <text:p>0,000924</text:p>
          </table:table-cell>
          <table:table-cell office:value-type="float" office:value="0.000852" calcext:value-type="float">
            <text:p>0,000852</text:p>
          </table:table-cell>
          <table:table-cell table:formula="of:=AVERAGE([.B17:.AE17])" office:value-type="float" office:value="0.0008638" calcext:value-type="float">
            <text:p>0,0008638</text:p>
          </table:table-cell>
          <table:table-cell table:formula="of:=VAR([.B17:.AE17])" office:value-type="float" office:value="0.000000000642096551724137" calcext:value-type="float">
            <text:p>6,42096551724137E-10</text:p>
          </table:table-cell>
          <table:table-cell table:formula="of:=STDEV([.B17:.AE17])" office:value-type="float" office:value="0.0000253396241433084" calcext:value-type="float">
            <text:p>2,53396241433084E-05</text:p>
          </table:table-cell>
          <table:table-cell table:formula="of:=CONFIDENCE(0.95;[.AH17];30)" office:value-type="float" office:value="0.000000290104207421464" calcext:value-type="float">
            <text:p>2,90104207421464E-07</text:p>
          </table:table-cell>
          <table:table-cell table:formula="of:=[.AF17]+[.AI17]" office:value-type="float" office:value="0.000864090104207421" calcext:value-type="float">
            <text:p>0,0008640901</text:p>
          </table:table-cell>
          <table:table-cell table:formula="of:=[.AF17]-[.AI17]" office:value-type="float" office:value="0.000863509895792578" calcext:value-type="float">
            <text:p>0,00086350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944" calcext:value-type="float">
            <text:p>0,000944</text:p>
          </table:table-cell>
          <table:table-cell office:value-type="float" office:value="0.000881" calcext:value-type="float">
            <text:p>0,000881</text:p>
          </table:table-cell>
          <table:table-cell office:value-type="float" office:value="0.000958" calcext:value-type="float">
            <text:p>0,000958</text:p>
          </table:table-cell>
          <table:table-cell office:value-type="float" office:value="0.000949" calcext:value-type="float">
            <text:p>0,000949</text:p>
          </table:table-cell>
          <table:table-cell office:value-type="float" office:value="0.000984" calcext:value-type="float">
            <text:p>0,000984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0915" calcext:value-type="float">
            <text:p>0,000915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66" calcext:value-type="float">
            <text:p>0,000966</text:p>
          </table:table-cell>
          <table:table-cell office:value-type="float" office:value="0.000895" calcext:value-type="float">
            <text:p>0,000895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0914" calcext:value-type="float">
            <text:p>0,000914</text:p>
          </table:table-cell>
          <table:table-cell office:value-type="float" office:value="0.000904" calcext:value-type="float">
            <text:p>0,000904</text:p>
          </table:table-cell>
          <table:table-cell office:value-type="float" office:value="0.000905" calcext:value-type="float">
            <text:p>0,000905</text:p>
          </table:table-cell>
          <table:table-cell office:value-type="float" office:value="0.000969" calcext:value-type="float">
            <text:p>0,000969</text:p>
          </table:table-cell>
          <table:table-cell office:value-type="float" office:value="0.000934" calcext:value-type="float">
            <text:p>0,000934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897" calcext:value-type="float">
            <text:p>0,000897</text:p>
          </table:table-cell>
          <table:table-cell office:value-type="float" office:value="0.000943" calcext:value-type="float">
            <text:p>0,000943</text:p>
          </table:table-cell>
          <table:table-cell table:formula="of:=AVERAGE([.B18:.AE18])" office:value-type="float" office:value="0.0009225" calcext:value-type="float">
            <text:p>0,0009225</text:p>
          </table:table-cell>
          <table:table-cell table:formula="of:=VAR([.B18:.AE18])" office:value-type="float" office:value="0.000000000885844827586206" calcext:value-type="float">
            <text:p>8,85844827586206E-10</text:p>
          </table:table-cell>
          <table:table-cell table:formula="of:=STDEV([.B18:.AE18])" office:value-type="float" office:value="0.0000297631454585399" calcext:value-type="float">
            <text:p>2,97631454585399E-05</text:p>
          </table:table-cell>
          <table:table-cell table:formula="of:=CONFIDENCE(0.95;[.AH18];30)" office:value-type="float" office:value="0.000000340747505755708" calcext:value-type="float">
            <text:p>3,40747505755708E-07</text:p>
          </table:table-cell>
          <table:table-cell table:formula="of:=[.AF18]+[.AI18]" office:value-type="float" office:value="0.000922840747505756" calcext:value-type="float">
            <text:p>0,0009228407</text:p>
          </table:table-cell>
          <table:table-cell table:formula="of:=[.AF18]-[.AI18]" office:value-type="float" office:value="0.000922159252494244" calcext:value-type="float">
            <text:p>0,00092215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936" calcext:value-type="float">
            <text:p>0,000936</text:p>
          </table:table-cell>
          <table:table-cell office:value-type="float" office:value="0.000963" calcext:value-type="float">
            <text:p>0,000963</text:p>
          </table:table-cell>
          <table:table-cell office:value-type="float" office:value="0.000956" calcext:value-type="float">
            <text:p>0,000956</text:p>
          </table:table-cell>
          <table:table-cell office:value-type="float" office:value="0.000983" calcext:value-type="float">
            <text:p>0,000983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0994" calcext:value-type="float">
            <text:p>0,000994</text:p>
          </table:table-cell>
          <table:table-cell office:value-type="float" office:value="0.000964" calcext:value-type="float">
            <text:p>0,000964</text:p>
          </table:table-cell>
          <table:table-cell office:value-type="float" office:value="0.000996" calcext:value-type="float">
            <text:p>0,000996</text:p>
          </table:table-cell>
          <table:table-cell office:value-type="float" office:value="0.000966" calcext:value-type="float">
            <text:p>0,000966</text:p>
          </table:table-cell>
          <table:table-cell office:value-type="float" office:value="0.000958" calcext:value-type="float">
            <text:p>0,000958</text:p>
          </table:table-cell>
          <table:table-cell office:value-type="float" office:value="0.000989" calcext:value-type="float">
            <text:p>0,000989</text:p>
          </table:table-cell>
          <table:table-cell office:value-type="float" office:value="0.000955" calcext:value-type="float">
            <text:p>0,000955</text:p>
          </table:table-cell>
          <table:table-cell office:value-type="float" office:value="0.001016" calcext:value-type="float">
            <text:p>0,001016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1022" calcext:value-type="float">
            <text:p>0,001022</text:p>
          </table:table-cell>
          <table:table-cell office:value-type="float" office:value="0.000997" calcext:value-type="float">
            <text:p>0,000997</text:p>
          </table:table-cell>
          <table:table-cell office:value-type="float" office:value="0.000999" calcext:value-type="float">
            <text:p>0,000999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1006" calcext:value-type="float">
            <text:p>0,001006</text:p>
          </table:table-cell>
          <table:table-cell office:value-type="float" office:value="0.001041" calcext:value-type="float">
            <text:p>0,001041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00933" calcext:value-type="float">
            <text:p>0,000933</text:p>
          </table:table-cell>
          <table:table-cell office:value-type="float" office:value="0.001006" calcext:value-type="float">
            <text:p>0,001006</text:p>
          </table:table-cell>
          <table:table-cell office:value-type="float" office:value="0.000996" calcext:value-type="float">
            <text:p>0,000996</text:p>
          </table:table-cell>
          <table:table-cell office:value-type="float" office:value="0.001003" calcext:value-type="float">
            <text:p>0,001003</text:p>
          </table:table-cell>
          <table:table-cell office:value-type="float" office:value="0.000996" calcext:value-type="float">
            <text:p>0,000996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0984" calcext:value-type="float">
            <text:p>0,000984</text:p>
          </table:table-cell>
          <table:table-cell table:formula="of:=AVERAGE([.B19:.AE19])" office:value-type="float" office:value="0.000985133333333333" calcext:value-type="float">
            <text:p>0,0009851333</text:p>
          </table:table-cell>
          <table:table-cell table:formula="of:=VAR([.B19:.AE19])" office:value-type="float" office:value="0.000000000705085057471265" calcext:value-type="float">
            <text:p>7,05085057471265E-10</text:p>
          </table:table-cell>
          <table:table-cell table:formula="of:=STDEV([.B19:.AE19])" office:value-type="float" office:value="0.0000265534377712428" calcext:value-type="float">
            <text:p>2,65534377712428E-05</text:p>
          </table:table-cell>
          <table:table-cell table:formula="of:=CONFIDENCE(0.95;[.AH19];30)" office:value-type="float" office:value="0.000000304000721375175" calcext:value-type="float">
            <text:p>0,000000304</text:p>
          </table:table-cell>
          <table:table-cell table:formula="of:=[.AF19]+[.AI19]" office:value-type="float" office:value="0.000985437334054709" calcext:value-type="float">
            <text:p>0,0009854373</text:p>
          </table:table-cell>
          <table:table-cell table:formula="of:=[.AF19]-[.AI19]" office:value-type="float" office:value="0.000984829332611958" calcext:value-type="float">
            <text:p>0,00098482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075" calcext:value-type="float">
            <text:p>0,001075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066" calcext:value-type="float">
            <text:p>0,001066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.001069" calcext:value-type="float">
            <text:p>0,001069</text:p>
          </table:table-cell>
          <table:table-cell office:value-type="float" office:value="0.001027" calcext:value-type="float">
            <text:p>0,001027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1096" calcext:value-type="float">
            <text:p>0,001096</text:p>
          </table:table-cell>
          <table:table-cell office:value-type="float" office:value="0.001099" calcext:value-type="float">
            <text:p>0,001099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073" calcext:value-type="float">
            <text:p>0,001073</text:p>
          </table:table-cell>
          <table:table-cell office:value-type="float" office:value="0.001047" calcext:value-type="float">
            <text:p>0,001047</text:p>
          </table:table-cell>
          <table:table-cell office:value-type="float" office:value="0.001083" calcext:value-type="float">
            <text:p>0,001083</text:p>
          </table:table-cell>
          <table:table-cell office:value-type="float" office:value="0.001032" calcext:value-type="float">
            <text:p>0,001032</text:p>
          </table:table-cell>
          <table:table-cell office:value-type="float" office:value="0.001069" calcext:value-type="float">
            <text:p>0,001069</text:p>
          </table:table-cell>
          <table:table-cell office:value-type="float" office:value="0.001144" calcext:value-type="float">
            <text:p>0,001144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0.001041" calcext:value-type="float">
            <text:p>0,001041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051" calcext:value-type="float">
            <text:p>0,001051</text:p>
          </table:table-cell>
          <table:table-cell office:value-type="float" office:value="0.001039" calcext:value-type="float">
            <text:p>0,001039</text:p>
          </table:table-cell>
          <table:table-cell office:value-type="float" office:value="0.001055" calcext:value-type="float">
            <text:p>0,001055</text:p>
          </table:table-cell>
          <table:table-cell office:value-type="float" office:value="0.001051" calcext:value-type="float">
            <text:p>0,001051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1074" calcext:value-type="float">
            <text:p>0,001074</text:p>
          </table:table-cell>
          <table:table-cell office:value-type="float" office:value="0.001023" calcext:value-type="float">
            <text:p>0,001023</text:p>
          </table:table-cell>
          <table:table-cell office:value-type="float" office:value="0.001025" calcext:value-type="float">
            <text:p>0,001025</text:p>
          </table:table-cell>
          <table:table-cell office:value-type="float" office:value="0.001084" calcext:value-type="float">
            <text:p>0,001084</text:p>
          </table:table-cell>
          <table:table-cell table:formula="of:=AVERAGE([.B20:.AE20])" office:value-type="float" office:value="0.00106136666666667" calcext:value-type="float">
            <text:p>0,0010613667</text:p>
          </table:table-cell>
          <table:table-cell table:formula="of:=VAR([.B20:.AE20])" office:value-type="float" office:value="0.00000000111658505747126" calcext:value-type="float">
            <text:p>1,11658505747126E-09</text:p>
          </table:table-cell>
          <table:table-cell table:formula="of:=STDEV([.B20:.AE20])" office:value-type="float" office:value="0.0000334153416482798" calcext:value-type="float">
            <text:p>3,34153416482798E-05</text:p>
          </table:table-cell>
          <table:table-cell table:formula="of:=CONFIDENCE(0.95;[.AH20];30)" office:value-type="float" office:value="0.000000382560181231085" calcext:value-type="float">
            <text:p>3,82560181231085E-07</text:p>
          </table:table-cell>
          <table:table-cell table:formula="of:=[.AF20]+[.AI20]" office:value-type="float" office:value="0.0010617492268479" calcext:value-type="float">
            <text:p>0,0010617492</text:p>
          </table:table-cell>
          <table:table-cell table:formula="of:=[.AF20]-[.AI20]" office:value-type="float" office:value="0.00106098410648544" calcext:value-type="float">
            <text:p>0,00106098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126" calcext:value-type="float">
            <text:p>0,001126</text:p>
          </table:table-cell>
          <table:table-cell office:value-type="float" office:value="0.001109" calcext:value-type="float">
            <text:p>0,001109</text:p>
          </table:table-cell>
          <table:table-cell office:value-type="float" office:value="0.001114" calcext:value-type="float">
            <text:p>0,001114</text:p>
          </table:table-cell>
          <table:table-cell office:value-type="float" office:value="0.001116" calcext:value-type="float">
            <text:p>0,001116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01139" calcext:value-type="float">
            <text:p>0,001139</text:p>
          </table:table-cell>
          <table:table-cell office:value-type="float" office:value="0.001135" calcext:value-type="float">
            <text:p>0,001135</text:p>
          </table:table-cell>
          <table:table-cell office:value-type="float" office:value="0.001094" calcext:value-type="float">
            <text:p>0,001094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131" calcext:value-type="float">
            <text:p>0,001131</text:p>
          </table:table-cell>
          <table:table-cell office:value-type="float" office:value="0.001125" calcext:value-type="float">
            <text:p>0,001125</text:p>
          </table:table-cell>
          <table:table-cell office:value-type="float" office:value="0.001113" calcext:value-type="float">
            <text:p>0,001113</text:p>
          </table:table-cell>
          <table:table-cell office:value-type="float" office:value="0.001126" calcext:value-type="float">
            <text:p>0,001126</text:p>
          </table:table-cell>
          <table:table-cell office:value-type="float" office:value="0.001119" calcext:value-type="float">
            <text:p>0,001119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1172" calcext:value-type="float">
            <text:p>0,001172</text:p>
          </table:table-cell>
          <table:table-cell office:value-type="float" office:value="0.001185" calcext:value-type="float">
            <text:p>0,001185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1112" calcext:value-type="float">
            <text:p>0,001112</text:p>
          </table:table-cell>
          <table:table-cell office:value-type="float" office:value="0.001129" calcext:value-type="float">
            <text:p>0,001129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01114" calcext:value-type="float">
            <text:p>0,001114</text:p>
          </table:table-cell>
          <table:table-cell table:number-columns-repeated="2" office:value-type="float" office:value="0.001135" calcext:value-type="float">
            <text:p>0,001135</text:p>
          </table:table-cell>
          <table:table-cell office:value-type="float" office:value="0.001118" calcext:value-type="float">
            <text:p>0,001118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161" calcext:value-type="float">
            <text:p>0,001161</text:p>
          </table:table-cell>
          <table:table-cell office:value-type="float" office:value="0.001099" calcext:value-type="float">
            <text:p>0,001099</text:p>
          </table:table-cell>
          <table:table-cell office:value-type="float" office:value="0.001123" calcext:value-type="float">
            <text:p>0,001123</text:p>
          </table:table-cell>
          <table:table-cell office:value-type="float" office:value="0.001141" calcext:value-type="float">
            <text:p>0,001141</text:p>
          </table:table-cell>
          <table:table-cell table:formula="of:=AVERAGE([.B21:.AE21])" office:value-type="float" office:value="0.00113293333333333" calcext:value-type="float">
            <text:p>0,0011329333</text:p>
          </table:table-cell>
          <table:table-cell table:formula="of:=VAR([.B21:.AE21])" office:value-type="float" office:value="0.000000000510547126436781" calcext:value-type="float">
            <text:p>5,10547126436781E-10</text:p>
          </table:table-cell>
          <table:table-cell table:formula="of:=STDEV([.B21:.AE21])" office:value-type="float" office:value="0.0000225952899170774" calcext:value-type="float">
            <text:p>2,25952899170774E-05</text:p>
          </table:table-cell>
          <table:table-cell table:formula="of:=CONFIDENCE(0.95;[.AH21];30)" office:value-type="float" office:value="0.000000258685315763966" calcext:value-type="float">
            <text:p>2,58685315763966E-07</text:p>
          </table:table-cell>
          <table:table-cell table:formula="of:=[.AF21]+[.AI21]" office:value-type="float" office:value="0.0011331920186491" calcext:value-type="float">
            <text:p>0,001133192</text:p>
          </table:table-cell>
          <table:table-cell table:formula="of:=[.AF21]-[.AI21]" office:value-type="float" office:value="0.00113267464801757" calcext:value-type="float">
            <text:p>0,00113267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204" calcext:value-type="float">
            <text:p>0,001204</text:p>
          </table:table-cell>
          <table:table-cell table:number-columns-repeated="2" office:value-type="float" office:value="0.001183" calcext:value-type="float">
            <text:p>0,001183</text:p>
          </table:table-cell>
          <table:table-cell office:value-type="float" office:value="0.001171" calcext:value-type="float">
            <text:p>0,001171</text:p>
          </table:table-cell>
          <table:table-cell office:value-type="float" office:value="0.001149" calcext:value-type="float">
            <text:p>0,001149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232" calcext:value-type="float">
            <text:p>0,001232</text:p>
          </table:table-cell>
          <table:table-cell office:value-type="float" office:value="0.001218" calcext:value-type="float">
            <text:p>0,001218</text:p>
          </table:table-cell>
          <table:table-cell office:value-type="float" office:value="0.001189" calcext:value-type="float">
            <text:p>0,001189</text:p>
          </table:table-cell>
          <table:table-cell office:value-type="float" office:value="0.001228" calcext:value-type="float">
            <text:p>0,001228</text:p>
          </table:table-cell>
          <table:table-cell office:value-type="float" office:value="0.001166" calcext:value-type="float">
            <text:p>0,001166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176" calcext:value-type="float">
            <text:p>0,001176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1131" calcext:value-type="float">
            <text:p>0,001131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167" calcext:value-type="float">
            <text:p>0,001167</text:p>
          </table:table-cell>
          <table:table-cell table:number-columns-repeated="3" office:value-type="float" office:value="0.001166" calcext:value-type="float">
            <text:p>0,001166</text:p>
          </table:table-cell>
          <table:table-cell office:value-type="float" office:value="0.001216" calcext:value-type="float">
            <text:p>0,001216</text:p>
          </table:table-cell>
          <table:table-cell office:value-type="float" office:value="0.001124" calcext:value-type="float">
            <text:p>0,001124</text:p>
          </table:table-cell>
          <table:table-cell office:value-type="float" office:value="0.001221" calcext:value-type="float">
            <text:p>0,001221</text:p>
          </table:table-cell>
          <table:table-cell office:value-type="float" office:value="0.00126" calcext:value-type="float">
            <text:p>0,00126</text:p>
          </table:table-cell>
          <table:table-cell office:value-type="float" office:value="0.001197" calcext:value-type="float">
            <text:p>0,001197</text:p>
          </table:table-cell>
          <table:table-cell office:value-type="float" office:value="0.001222" calcext:value-type="float">
            <text:p>0,001222</text:p>
          </table:table-cell>
          <table:table-cell office:value-type="float" office:value="0.001169" calcext:value-type="float">
            <text:p>0,001169</text:p>
          </table:table-cell>
          <table:table-cell office:value-type="float" office:value="0.001181" calcext:value-type="float">
            <text:p>0,001181</text:p>
          </table:table-cell>
          <table:table-cell office:value-type="float" office:value="0.001108" calcext:value-type="float">
            <text:p>0,001108</text:p>
          </table:table-cell>
          <table:table-cell table:formula="of:=AVERAGE([.B22:.AE22])" office:value-type="float" office:value="0.00118223333333333" calcext:value-type="float">
            <text:p>0,0011822333</text:p>
          </table:table-cell>
          <table:table-cell table:formula="of:=VAR([.B22:.AE22])" office:value-type="float" office:value="0.00000000108701264367816" calcext:value-type="float">
            <text:p>1,08701264367816E-09</text:p>
          </table:table-cell>
          <table:table-cell table:formula="of:=STDEV([.B22:.AE22])" office:value-type="float" office:value="0.0000329698747901499" calcext:value-type="float">
            <text:p>3,29698747901499E-05</text:p>
          </table:table-cell>
          <table:table-cell table:formula="of:=CONFIDENCE(0.95;[.AH22];30)" office:value-type="float" office:value="0.000000377460192017376" calcext:value-type="float">
            <text:p>3,77460192017376E-07</text:p>
          </table:table-cell>
          <table:table-cell table:formula="of:=[.AF22]+[.AI22]" office:value-type="float" office:value="0.00118261079352535" calcext:value-type="float">
            <text:p>0,0011826108</text:p>
          </table:table-cell>
          <table:table-cell table:formula="of:=[.AF22]-[.AI22]" office:value-type="float" office:value="0.00118185587314132" calcext:value-type="float">
            <text:p>0,00118185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192" calcext:value-type="float">
            <text:p>0,001192</text:p>
          </table:table-cell>
          <table:table-cell office:value-type="float" office:value="0.001245" calcext:value-type="float">
            <text:p>0,001245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0.001313" calcext:value-type="float">
            <text:p>0,001313</text:p>
          </table:table-cell>
          <table:table-cell office:value-type="float" office:value="0.001308" calcext:value-type="float">
            <text:p>0,001308</text:p>
          </table:table-cell>
          <table:table-cell office:value-type="float" office:value="0.001211" calcext:value-type="float">
            <text:p>0,001211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339" calcext:value-type="float">
            <text:p>0,001339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01206" calcext:value-type="float">
            <text:p>0,001206</text:p>
          </table:table-cell>
          <table:table-cell office:value-type="float" office:value="0.001235" calcext:value-type="float">
            <text:p>0,001235</text:p>
          </table:table-cell>
          <table:table-cell office:value-type="float" office:value="0.00127" calcext:value-type="float">
            <text:p>0,00127</text:p>
          </table:table-cell>
          <table:table-cell office:value-type="float" office:value="0.001297" calcext:value-type="float">
            <text:p>0,001297</text:p>
          </table:table-cell>
          <table:table-cell office:value-type="float" office:value="0.001266" calcext:value-type="float">
            <text:p>0,001266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229" calcext:value-type="float">
            <text:p>0,001229</text:p>
          </table:table-cell>
          <table:table-cell office:value-type="float" office:value="0.001191" calcext:value-type="float">
            <text:p>0,001191</text:p>
          </table:table-cell>
          <table:table-cell office:value-type="float" office:value="0.001222" calcext:value-type="float">
            <text:p>0,001222</text:p>
          </table:table-cell>
          <table:table-cell office:value-type="float" office:value="0.001313" calcext:value-type="float">
            <text:p>0,001313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273" calcext:value-type="float">
            <text:p>0,001273</text:p>
          </table:table-cell>
          <table:table-cell office:value-type="float" office:value="0.001253" calcext:value-type="float">
            <text:p>0,001253</text:p>
          </table:table-cell>
          <table:table-cell office:value-type="float" office:value="0.00123" calcext:value-type="float">
            <text:p>0,00123</text:p>
          </table:table-cell>
          <table:table-cell office:value-type="float" office:value="0.001212" calcext:value-type="float">
            <text:p>0,001212</text:p>
          </table:table-cell>
          <table:table-cell office:value-type="float" office:value="0.001206" calcext:value-type="float">
            <text:p>0,001206</text:p>
          </table:table-cell>
          <table:table-cell office:value-type="float" office:value="0.001318" calcext:value-type="float">
            <text:p>0,00131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285" calcext:value-type="float">
            <text:p>0,001285</text:p>
          </table:table-cell>
          <table:table-cell table:formula="of:=AVERAGE([.B23:.AE23])" office:value-type="float" office:value="0.0012588" calcext:value-type="float">
            <text:p>0,0012588</text:p>
          </table:table-cell>
          <table:table-cell table:formula="of:=VAR([.B23:.AE23])" office:value-type="float" office:value="0.00000000167016551724138" calcext:value-type="float">
            <text:p>1,67016551724138E-09</text:p>
          </table:table-cell>
          <table:table-cell table:formula="of:=STDEV([.B23:.AE23])" office:value-type="float" office:value="0.0000408676585730254" calcext:value-type="float">
            <text:p>4,08676585730254E-05</text:p>
          </table:table-cell>
          <table:table-cell table:formula="of:=CONFIDENCE(0.95;[.AH23];30)" office:value-type="float" office:value="0.000000467879066889372" calcext:value-type="float">
            <text:p>4,67879066889372E-07</text:p>
          </table:table-cell>
          <table:table-cell table:formula="of:=[.AF23]+[.AI23]" office:value-type="float" office:value="0.00125926787906689" calcext:value-type="float">
            <text:p>0,0012592679</text:p>
          </table:table-cell>
          <table:table-cell table:formula="of:=[.AF23]-[.AI23]" office:value-type="float" office:value="0.00125833212093311" calcext:value-type="float">
            <text:p>0,00125833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343" calcext:value-type="float">
            <text:p>0,001343</text:p>
          </table:table-cell>
          <table:table-cell office:value-type="float" office:value="0.001303" calcext:value-type="float">
            <text:p>0,001303</text:p>
          </table:table-cell>
          <table:table-cell office:value-type="float" office:value="0.001362" calcext:value-type="float">
            <text:p>0,001362</text:p>
          </table:table-cell>
          <table:table-cell office:value-type="float" office:value="0.001408" calcext:value-type="float">
            <text:p>0,001408</text:p>
          </table:table-cell>
          <table:table-cell office:value-type="float" office:value="0.001395" calcext:value-type="float">
            <text:p>0,001395</text:p>
          </table:table-cell>
          <table:table-cell office:value-type="float" office:value="0.001411" calcext:value-type="float">
            <text:p>0,001411</text:p>
          </table:table-cell>
          <table:table-cell office:value-type="float" office:value="0.001308" calcext:value-type="float">
            <text:p>0,001308</text:p>
          </table:table-cell>
          <table:table-cell office:value-type="float" office:value="0.001264" calcext:value-type="float">
            <text:p>0,001264</text:p>
          </table:table-cell>
          <table:table-cell office:value-type="float" office:value="0.001313" calcext:value-type="float">
            <text:p>0,001313</text:p>
          </table:table-cell>
          <table:table-cell office:value-type="float" office:value="0.001307" calcext:value-type="float">
            <text:p>0,001307</text:p>
          </table:table-cell>
          <table:table-cell office:value-type="float" office:value="0.001321" calcext:value-type="float">
            <text:p>0,001321</text:p>
          </table:table-cell>
          <table:table-cell office:value-type="float" office:value="0.001319" calcext:value-type="float">
            <text:p>0,001319</text:p>
          </table:table-cell>
          <table:table-cell office:value-type="float" office:value="0.001373" calcext:value-type="float">
            <text:p>0,001373</text:p>
          </table:table-cell>
          <table:table-cell office:value-type="float" office:value="0.001356" calcext:value-type="float">
            <text:p>0,001356</text:p>
          </table:table-cell>
          <table:table-cell office:value-type="float" office:value="0.001279" calcext:value-type="float">
            <text:p>0,001279</text:p>
          </table:table-cell>
          <table:table-cell office:value-type="float" office:value="0.001329" calcext:value-type="float">
            <text:p>0,001329</text:p>
          </table:table-cell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01303" calcext:value-type="float">
            <text:p>0,001303</text:p>
          </table:table-cell>
          <table:table-cell office:value-type="float" office:value="0.001355" calcext:value-type="float">
            <text:p>0,001355</text:p>
          </table:table-cell>
          <table:table-cell office:value-type="float" office:value="0.001296" calcext:value-type="float">
            <text:p>0,001296</text:p>
          </table:table-cell>
          <table:table-cell office:value-type="float" office:value="0.001473" calcext:value-type="float">
            <text:p>0,001473</text:p>
          </table:table-cell>
          <table:table-cell office:value-type="float" office:value="0.001323" calcext:value-type="float">
            <text:p>0,001323</text:p>
          </table:table-cell>
          <table:table-cell office:value-type="float" office:value="0.001333" calcext:value-type="float">
            <text:p>0,001333</text:p>
          </table:table-cell>
          <table:table-cell office:value-type="float" office:value="0.001369" calcext:value-type="float">
            <text:p>0,001369</text:p>
          </table:table-cell>
          <table:table-cell office:value-type="float" office:value="0.001368" calcext:value-type="float">
            <text:p>0,001368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01301" calcext:value-type="float">
            <text:p>0,001301</text:p>
          </table:table-cell>
          <table:table-cell office:value-type="float" office:value="0.001359" calcext:value-type="float">
            <text:p>0,001359</text:p>
          </table:table-cell>
          <table:table-cell table:formula="of:=AVERAGE([.B24:.AE24])" office:value-type="float" office:value="0.00133686666666667" calcext:value-type="float">
            <text:p>0,0013368667</text:p>
          </table:table-cell>
          <table:table-cell table:formula="of:=VAR([.B24:.AE24])" office:value-type="float" office:value="0.00000000202818850574713" calcext:value-type="float">
            <text:p>0,000000002</text:p>
          </table:table-cell>
          <table:table-cell table:formula="of:=STDEV([.B24:.AE24])" office:value-type="float" office:value="0.0000450354139066927" calcext:value-type="float">
            <text:p>4,50354139066927E-05</text:p>
          </table:table-cell>
          <table:table-cell table:formula="of:=CONFIDENCE(0.95;[.AH24];30)" office:value-type="float" office:value="0.000000515594192850283" calcext:value-type="float">
            <text:p>5,15594192850283E-07</text:p>
          </table:table-cell>
          <table:table-cell table:formula="of:=[.AF24]+[.AI24]" office:value-type="float" office:value="0.00133738226085952" calcext:value-type="float">
            <text:p>0,0013373823</text:p>
          </table:table-cell>
          <table:table-cell table:formula="of:=[.AF24]-[.AI24]" office:value-type="float" office:value="0.00133635107247382" calcext:value-type="float">
            <text:p>0,00133635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362" calcext:value-type="float">
            <text:p>0,001362</text:p>
          </table:table-cell>
          <table:table-cell office:value-type="float" office:value="0.001368" calcext:value-type="float">
            <text:p>0,001368</text:p>
          </table:table-cell>
          <table:table-cell office:value-type="float" office:value="0.001378" calcext:value-type="float">
            <text:p>0,001378</text:p>
          </table:table-cell>
          <table:table-cell office:value-type="float" office:value="0.001368" calcext:value-type="float">
            <text:p>0,001368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01378" calcext:value-type="float">
            <text:p>0,001378</text:p>
          </table:table-cell>
          <table:table-cell office:value-type="float" office:value="0.001293" calcext:value-type="float">
            <text:p>0,001293</text:p>
          </table:table-cell>
          <table:table-cell office:value-type="float" office:value="0.001398" calcext:value-type="float">
            <text:p>0,001398</text:p>
          </table:table-cell>
          <table:table-cell office:value-type="float" office:value="0.001362" calcext:value-type="float">
            <text:p>0,001362</text:p>
          </table:table-cell>
          <table:table-cell office:value-type="float" office:value="0.001351" calcext:value-type="float">
            <text:p>0,001351</text:p>
          </table:table-cell>
          <table:table-cell office:value-type="float" office:value="0.001379" calcext:value-type="float">
            <text:p>0,001379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427" calcext:value-type="float">
            <text:p>0,001427</text:p>
          </table:table-cell>
          <table:table-cell office:value-type="float" office:value="0.001393" calcext:value-type="float">
            <text:p>0,001393</text:p>
          </table:table-cell>
          <table:table-cell office:value-type="float" office:value="0.001348" calcext:value-type="float">
            <text:p>0,001348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453" calcext:value-type="float">
            <text:p>0,001453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357" calcext:value-type="float">
            <text:p>0,001357</text:p>
          </table:table-cell>
          <table:table-cell office:value-type="float" office:value="0.001373" calcext:value-type="float">
            <text:p>0,001373</text:p>
          </table:table-cell>
          <table:table-cell office:value-type="float" office:value="0.001356" calcext:value-type="float">
            <text:p>0,001356</text:p>
          </table:table-cell>
          <table:table-cell office:value-type="float" office:value="0.001417" calcext:value-type="float">
            <text:p>0,001417</text:p>
          </table:table-cell>
          <table:table-cell office:value-type="float" office:value="0.001439" calcext:value-type="float">
            <text:p>0,001439</text:p>
          </table:table-cell>
          <table:table-cell office:value-type="float" office:value="0.001441" calcext:value-type="float">
            <text:p>0,001441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1371" calcext:value-type="float">
            <text:p>0,001371</text:p>
          </table:table-cell>
          <table:table-cell office:value-type="float" office:value="0.001341" calcext:value-type="float">
            <text:p>0,001341</text:p>
          </table:table-cell>
          <table:table-cell table:formula="of:=AVERAGE([.B25:.AE25])" office:value-type="float" office:value="0.00138116666666667" calcext:value-type="float">
            <text:p>0,0013811667</text:p>
          </table:table-cell>
          <table:table-cell table:formula="of:=VAR([.B25:.AE25])" office:value-type="float" office:value="0.00000000143538505747126" calcext:value-type="float">
            <text:p>1,43538505747126E-09</text:p>
          </table:table-cell>
          <table:table-cell table:formula="of:=STDEV([.B25:.AE25])" office:value-type="float" office:value="0.0000378864759178161" calcext:value-type="float">
            <text:p>3,78864759178161E-05</text:p>
          </table:table-cell>
          <table:table-cell table:formula="of:=CONFIDENCE(0.95;[.AH25];30)" office:value-type="float" office:value="0.000000433748583087524" calcext:value-type="float">
            <text:p>4,33748583087524E-07</text:p>
          </table:table-cell>
          <table:table-cell table:formula="of:=[.AF25]+[.AI25]" office:value-type="float" office:value="0.00138160041524975" calcext:value-type="float">
            <text:p>0,0013816004</text:p>
          </table:table-cell>
          <table:table-cell table:formula="of:=[.AF25]-[.AI25]" office:value-type="float" office:value="0.00138073291808358" calcext:value-type="float">
            <text:p>0,00138073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421" calcext:value-type="float">
            <text:p>0,001421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1386" calcext:value-type="float">
            <text:p>0,001386</text:p>
          </table:table-cell>
          <table:table-cell office:value-type="float" office:value="0.001437" calcext:value-type="float">
            <text:p>0,001437</text:p>
          </table:table-cell>
          <table:table-cell office:value-type="float" office:value="0.001526" calcext:value-type="float">
            <text:p>0,001526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0.001436" calcext:value-type="float">
            <text:p>0,001436</text:p>
          </table:table-cell>
          <table:table-cell office:value-type="float" office:value="0.001402" calcext:value-type="float">
            <text:p>0,001402</text:p>
          </table:table-cell>
          <table:table-cell office:value-type="float" office:value="0.001516" calcext:value-type="float">
            <text:p>0,001516</text:p>
          </table:table-cell>
          <table:table-cell office:value-type="float" office:value="0.001449" calcext:value-type="float">
            <text:p>0,001449</text:p>
          </table:table-cell>
          <table:table-cell office:value-type="float" office:value="0.001429" calcext:value-type="float">
            <text:p>0,001429</text:p>
          </table:table-cell>
          <table:table-cell office:value-type="float" office:value="0.001439" calcext:value-type="float">
            <text:p>0,001439</text:p>
          </table:table-cell>
          <table:table-cell office:value-type="float" office:value="0.00139" calcext:value-type="float">
            <text:p>0,00139</text:p>
          </table:table-cell>
          <table:table-cell office:value-type="float" office:value="0.001437" calcext:value-type="float">
            <text:p>0,001437</text:p>
          </table:table-cell>
          <table:table-cell office:value-type="float" office:value="0.001436" calcext:value-type="float">
            <text:p>0,001436</text:p>
          </table:table-cell>
          <table:table-cell office:value-type="float" office:value="0.001426" calcext:value-type="float">
            <text:p>0,001426</text:p>
          </table:table-cell>
          <table:table-cell office:value-type="float" office:value="0.00149" calcext:value-type="float">
            <text:p>0,00149</text:p>
          </table:table-cell>
          <table:table-cell office:value-type="float" office:value="0.001427" calcext:value-type="float">
            <text:p>0,001427</text:p>
          </table:table-cell>
          <table:table-cell office:value-type="float" office:value="0.001435" calcext:value-type="float">
            <text:p>0,001435</text:p>
          </table:table-cell>
          <table:table-cell office:value-type="float" office:value="0.001423" calcext:value-type="float">
            <text:p>0,001423</text:p>
          </table:table-cell>
          <table:table-cell office:value-type="float" office:value="0.001441" calcext:value-type="float">
            <text:p>0,001441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1471" calcext:value-type="float">
            <text:p>0,001471</text:p>
          </table:table-cell>
          <table:table-cell office:value-type="float" office:value="0.001352" calcext:value-type="float">
            <text:p>0,001352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38" calcext:value-type="float">
            <text:p>0,00138</text:p>
          </table:table-cell>
          <table:table-cell office:value-type="float" office:value="0.001418" calcext:value-type="float">
            <text:p>0,001418</text:p>
          </table:table-cell>
          <table:table-cell office:value-type="float" office:value="0.001497" calcext:value-type="float">
            <text:p>0,001497</text:p>
          </table:table-cell>
          <table:table-cell office:value-type="float" office:value="0.001475" calcext:value-type="float">
            <text:p>0,001475</text:p>
          </table:table-cell>
          <table:table-cell office:value-type="float" office:value="0.001401" calcext:value-type="float">
            <text:p>0,001401</text:p>
          </table:table-cell>
          <table:table-cell table:formula="of:=AVERAGE([.B26:.AE26])" office:value-type="float" office:value="0.00143446666666667" calcext:value-type="float">
            <text:p>0,0014344667</text:p>
          </table:table-cell>
          <table:table-cell table:formula="of:=VAR([.B26:.AE26])" office:value-type="float" office:value="0.00000000162956781609195" calcext:value-type="float">
            <text:p>1,62956781609195E-09</text:p>
          </table:table-cell>
          <table:table-cell table:formula="of:=STDEV([.B26:.AE26])" office:value-type="float" office:value="0.0000403679057679731" calcext:value-type="float">
            <text:p>4,03679057679731E-05</text:p>
          </table:table-cell>
          <table:table-cell table:formula="of:=CONFIDENCE(0.95;[.AH26];30)" office:value-type="float" office:value="0.000000462157577470412" calcext:value-type="float">
            <text:p>4,62157577470412E-07</text:p>
          </table:table-cell>
          <table:table-cell table:formula="of:=[.AF26]+[.AI26]" office:value-type="float" office:value="0.00143492882424414" calcext:value-type="float">
            <text:p>0,0014349288</text:p>
          </table:table-cell>
          <table:table-cell table:formula="of:=[.AF26]-[.AI26]" office:value-type="float" office:value="0.0014340045090892" calcext:value-type="float">
            <text:p>0,00143400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424" calcext:value-type="float">
            <text:p>0,001424</text:p>
          </table:table-cell>
          <table:table-cell office:value-type="float" office:value="0.001435" calcext:value-type="float">
            <text:p>0,001435</text:p>
          </table:table-cell>
          <table:table-cell office:value-type="float" office:value="0.001439" calcext:value-type="float">
            <text:p>0,001439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1407" calcext:value-type="float">
            <text:p>0,001407</text:p>
          </table:table-cell>
          <table:table-cell office:value-type="float" office:value="0.001423" calcext:value-type="float">
            <text:p>0,001423</text:p>
          </table:table-cell>
          <table:table-cell office:value-type="float" office:value="0.001507" calcext:value-type="float">
            <text:p>0,001507</text:p>
          </table:table-cell>
          <table:table-cell office:value-type="float" office:value="0.001492" calcext:value-type="float">
            <text:p>0,001492</text:p>
          </table:table-cell>
          <table:table-cell office:value-type="float" office:value="0.001466" calcext:value-type="float">
            <text:p>0,001466</text:p>
          </table:table-cell>
          <table:table-cell office:value-type="float" office:value="0.001498" calcext:value-type="float">
            <text:p>0,001498</text:p>
          </table:table-cell>
          <table:table-cell office:value-type="float" office:value="0.001509" calcext:value-type="float">
            <text:p>0,001509</text:p>
          </table:table-cell>
          <table:table-cell office:value-type="float" office:value="0.001481" calcext:value-type="float">
            <text:p>0,001481</text:p>
          </table:table-cell>
          <table:table-cell office:value-type="float" office:value="0.001476" calcext:value-type="float">
            <text:p>0,001476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001583" calcext:value-type="float">
            <text:p>0,001583</text:p>
          </table:table-cell>
          <table:table-cell office:value-type="float" office:value="0.001445" calcext:value-type="float">
            <text:p>0,001445</text:p>
          </table:table-cell>
          <table:table-cell office:value-type="float" office:value="0.001476" calcext:value-type="float">
            <text:p>0,001476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1412" calcext:value-type="float">
            <text:p>0,001412</text:p>
          </table:table-cell>
          <table:table-cell office:value-type="float" office:value="0.001471" calcext:value-type="float">
            <text:p>0,001471</text:p>
          </table:table-cell>
          <table:table-cell office:value-type="float" office:value="0.001436" calcext:value-type="float">
            <text:p>0,001436</text:p>
          </table:table-cell>
          <table:table-cell office:value-type="float" office:value="0.001443" calcext:value-type="float">
            <text:p>0,001443</text:p>
          </table:table-cell>
          <table:table-cell office:value-type="float" office:value="0.001502" calcext:value-type="float">
            <text:p>0,001502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0.001481" calcext:value-type="float">
            <text:p>0,001481</text:p>
          </table:table-cell>
          <table:table-cell office:value-type="float" office:value="0.001517" calcext:value-type="float">
            <text:p>0,001517</text:p>
          </table:table-cell>
          <table:table-cell office:value-type="float" office:value="0.001444" calcext:value-type="float">
            <text:p>0,001444</text:p>
          </table:table-cell>
          <table:table-cell office:value-type="float" office:value="0.001447" calcext:value-type="float">
            <text:p>0,001447</text:p>
          </table:table-cell>
          <table:table-cell office:value-type="float" office:value="0.001484" calcext:value-type="float">
            <text:p>0,001484</text:p>
          </table:table-cell>
          <table:table-cell office:value-type="float" office:value="0.0018" calcext:value-type="float">
            <text:p>0,0018</text:p>
          </table:table-cell>
          <table:table-cell table:formula="of:=AVERAGE([.B27:.AE27])" office:value-type="float" office:value="0.00147533333333333" calcext:value-type="float">
            <text:p>0,0014753333</text:p>
          </table:table-cell>
          <table:table-cell table:formula="of:=VAR([.B27:.AE27])" office:value-type="float" office:value="0.00000000520491954022989" calcext:value-type="float">
            <text:p>5,20491954022989E-09</text:p>
          </table:table-cell>
          <table:table-cell table:formula="of:=STDEV([.B27:.AE27])" office:value-type="float" office:value="0.0000721451283194499" calcext:value-type="float">
            <text:p>7,21451283194499E-05</text:p>
          </table:table-cell>
          <table:table-cell table:formula="of:=CONFIDENCE(0.95;[.AH27];30)" office:value-type="float" office:value="0.000000825963524638972" calcext:value-type="float">
            <text:p>0,000000826</text:p>
          </table:table-cell>
          <table:table-cell table:formula="of:=[.AF27]+[.AI27]" office:value-type="float" office:value="0.00147615929685797" calcext:value-type="float">
            <text:p>0,0014761593</text:p>
          </table:table-cell>
          <table:table-cell table:formula="of:=[.AF27]-[.AI27]" office:value-type="float" office:value="0.00147450736980869" calcext:value-type="float">
            <text:p>0,00147450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729" calcext:value-type="float">
            <text:p>0,001729</text:p>
          </table:table-cell>
          <table:table-cell office:value-type="float" office:value="0.001734" calcext:value-type="float">
            <text:p>0,001734</text:p>
          </table:table-cell>
          <table:table-cell office:value-type="float" office:value="0.001729" calcext:value-type="float">
            <text:p>0,001729</text:p>
          </table:table-cell>
          <table:table-cell office:value-type="float" office:value="0.001741" calcext:value-type="float">
            <text:p>0,001741</text:p>
          </table:table-cell>
          <table:table-cell office:value-type="float" office:value="0.001703" calcext:value-type="float">
            <text:p>0,001703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729" calcext:value-type="float">
            <text:p>0,001729</text:p>
          </table:table-cell>
          <table:table-cell office:value-type="float" office:value="0.001739" calcext:value-type="float">
            <text:p>0,001739</text:p>
          </table:table-cell>
          <table:table-cell office:value-type="float" office:value="0.001695" calcext:value-type="float">
            <text:p>0,001695</text:p>
          </table:table-cell>
          <table:table-cell office:value-type="float" office:value="0.001717" calcext:value-type="float">
            <text:p>0,001717</text:p>
          </table:table-cell>
          <table:table-cell office:value-type="float" office:value="0.001682" calcext:value-type="float">
            <text:p>0,001682</text:p>
          </table:table-cell>
          <table:table-cell office:value-type="float" office:value="0.001725" calcext:value-type="float">
            <text:p>0,001725</text:p>
          </table:table-cell>
          <table:table-cell office:value-type="float" office:value="0.001704" calcext:value-type="float">
            <text:p>0,001704</text:p>
          </table:table-cell>
          <table:table-cell office:value-type="float" office:value="0.001708" calcext:value-type="float">
            <text:p>0,001708</text:p>
          </table:table-cell>
          <table:table-cell office:value-type="float" office:value="0.001717" calcext:value-type="float">
            <text:p>0,001717</text:p>
          </table:table-cell>
          <table:table-cell office:value-type="float" office:value="0.001689" calcext:value-type="float">
            <text:p>0,001689</text:p>
          </table:table-cell>
          <table:table-cell office:value-type="float" office:value="0.001728" calcext:value-type="float">
            <text:p>0,001728</text:p>
          </table:table-cell>
          <table:table-cell office:value-type="float" office:value="0.001763" calcext:value-type="float">
            <text:p>0,001763</text:p>
          </table:table-cell>
          <table:table-cell office:value-type="float" office:value="0.001762" calcext:value-type="float">
            <text:p>0,001762</text:p>
          </table:table-cell>
          <table:table-cell office:value-type="float" office:value="0.001818" calcext:value-type="float">
            <text:p>0,001818</text:p>
          </table:table-cell>
          <table:table-cell office:value-type="float" office:value="0.001671" calcext:value-type="float">
            <text:p>0,001671</text:p>
          </table:table-cell>
          <table:table-cell office:value-type="float" office:value="0.001729" calcext:value-type="float">
            <text:p>0,001729</text:p>
          </table:table-cell>
          <table:table-cell office:value-type="float" office:value="0.00165" calcext:value-type="float">
            <text:p>0,00165</text:p>
          </table:table-cell>
          <table:table-cell office:value-type="float" office:value="0.001707" calcext:value-type="float">
            <text:p>0,001707</text:p>
          </table:table-cell>
          <table:table-cell office:value-type="float" office:value="0.001777" calcext:value-type="float">
            <text:p>0,001777</text:p>
          </table:table-cell>
          <table:table-cell office:value-type="float" office:value="0.001692" calcext:value-type="float">
            <text:p>0,001692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738" calcext:value-type="float">
            <text:p>0,001738</text:p>
          </table:table-cell>
          <table:table-cell office:value-type="float" office:value="0.001702" calcext:value-type="float">
            <text:p>0,001702</text:p>
          </table:table-cell>
          <table:table-cell office:value-type="float" office:value="0.001686" calcext:value-type="float">
            <text:p>0,001686</text:p>
          </table:table-cell>
          <table:table-cell table:formula="of:=AVERAGE([.B28:.AE28])" office:value-type="float" office:value="0.00172113333333333" calcext:value-type="float">
            <text:p>0,0017211333</text:p>
          </table:table-cell>
          <table:table-cell table:formula="of:=VAR([.B28:.AE28])" office:value-type="float" office:value="0.00000000112184367816092" calcext:value-type="float">
            <text:p>1,12184367816092E-09</text:p>
          </table:table-cell>
          <table:table-cell table:formula="of:=STDEV([.B28:.AE28])" office:value-type="float" office:value="0.000033493934945911" calcext:value-type="float">
            <text:p>3,3493934945911E-05</text:p>
          </table:table-cell>
          <table:table-cell table:formula="of:=CONFIDENCE(0.95;[.AH28];30)" office:value-type="float" office:value="0.00000038345996751793" calcext:value-type="float">
            <text:p>3,8345996751793E-07</text:p>
          </table:table-cell>
          <table:table-cell table:formula="of:=[.AF28]+[.AI28]" office:value-type="float" office:value="0.00172151679330085" calcext:value-type="float">
            <text:p>0,0017215168</text:p>
          </table:table-cell>
          <table:table-cell table:formula="of:=[.AF28]-[.AI28]" office:value-type="float" office:value="0.00172074987336582" calcext:value-type="float">
            <text:p>0,00172074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737" calcext:value-type="float">
            <text:p>0,001737</text:p>
          </table:table-cell>
          <table:table-cell office:value-type="float" office:value="0.001719" calcext:value-type="float">
            <text:p>0,001719</text:p>
          </table:table-cell>
          <table:table-cell office:value-type="float" office:value="0.001691" calcext:value-type="float">
            <text:p>0,001691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755" calcext:value-type="float">
            <text:p>0,001755</text:p>
          </table:table-cell>
          <table:table-cell office:value-type="float" office:value="0.001695" calcext:value-type="float">
            <text:p>0,001695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0.001737" calcext:value-type="float">
            <text:p>0,001737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0.001765" calcext:value-type="float">
            <text:p>0,001765</text:p>
          </table:table-cell>
          <table:table-cell office:value-type="float" office:value="0.001796" calcext:value-type="float">
            <text:p>0,001796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748" calcext:value-type="float">
            <text:p>0,001748</text:p>
          </table:table-cell>
          <table:table-cell office:value-type="float" office:value="0.001703" calcext:value-type="float">
            <text:p>0,001703</text:p>
          </table:table-cell>
          <table:table-cell office:value-type="float" office:value="0.001761" calcext:value-type="float">
            <text:p>0,001761</text:p>
          </table:table-cell>
          <table:table-cell office:value-type="float" office:value="0.001781" calcext:value-type="float">
            <text:p>0,001781</text:p>
          </table:table-cell>
          <table:table-cell office:value-type="float" office:value="0.001851" calcext:value-type="float">
            <text:p>0,001851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699" calcext:value-type="float">
            <text:p>0,001699</text:p>
          </table:table-cell>
          <table:table-cell office:value-type="float" office:value="0.001762" calcext:value-type="float">
            <text:p>0,001762</text:p>
          </table:table-cell>
          <table:table-cell office:value-type="float" office:value="0.001786" calcext:value-type="float">
            <text:p>0,001786</text:p>
          </table:table-cell>
          <table:table-cell office:value-type="float" office:value="0.001686" calcext:value-type="float">
            <text:p>0,001686</text:p>
          </table:table-cell>
          <table:table-cell office:value-type="float" office:value="0.001748" calcext:value-type="float">
            <text:p>0,001748</text:p>
          </table:table-cell>
          <table:table-cell office:value-type="float" office:value="0.001668" calcext:value-type="float">
            <text:p>0,001668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01701" calcext:value-type="float">
            <text:p>0,001701</text:p>
          </table:table-cell>
          <table:table-cell office:value-type="float" office:value="0.001724" calcext:value-type="float">
            <text:p>0,001724</text:p>
          </table:table-cell>
          <table:table-cell office:value-type="float" office:value="0.001734" calcext:value-type="float">
            <text:p>0,00173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752" calcext:value-type="float">
            <text:p>0,001752</text:p>
          </table:table-cell>
          <table:table-cell table:formula="of:=AVERAGE([.B29:.AE29])" office:value-type="float" office:value="0.00173633333333333" calcext:value-type="float">
            <text:p>0,0017363333</text:p>
          </table:table-cell>
          <table:table-cell table:formula="of:=VAR([.B29:.AE29])" office:value-type="float" office:value="0.00000000148781609195402" calcext:value-type="float">
            <text:p>1,48781609195402E-09</text:p>
          </table:table-cell>
          <table:table-cell table:formula="of:=STDEV([.B29:.AE29])" office:value-type="float" office:value="0.000038572219173312" calcext:value-type="float">
            <text:p>3,8572219173312E-05</text:p>
          </table:table-cell>
          <table:table-cell table:formula="of:=CONFIDENCE(0.95;[.AH29];30)" office:value-type="float" office:value="0.000000441599410017914" calcext:value-type="float">
            <text:p>4,41599410017914E-07</text:p>
          </table:table-cell>
          <table:table-cell table:formula="of:=[.AF29]+[.AI29]" office:value-type="float" office:value="0.00173677493274335" calcext:value-type="float">
            <text:p>0,0017367749</text:p>
          </table:table-cell>
          <table:table-cell table:formula="of:=[.AF29]-[.AI29]" office:value-type="float" office:value="0.00173589173392332" calcext:value-type="float">
            <text:p>0,00173589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748" calcext:value-type="float">
            <text:p>0,001748</text:p>
          </table:table-cell>
          <table:table-cell office:value-type="float" office:value="0.001726" calcext:value-type="float">
            <text:p>0,001726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761" calcext:value-type="float">
            <text:p>0,001761</text:p>
          </table:table-cell>
          <table:table-cell office:value-type="float" office:value="0.001739" calcext:value-type="float">
            <text:p>0,001739</text:p>
          </table:table-cell>
          <table:table-cell office:value-type="float" office:value="0.001752" calcext:value-type="float">
            <text:p>0,001752</text:p>
          </table:table-cell>
          <table:table-cell table:number-columns-repeated="2" office:value-type="float" office:value="0.001736" calcext:value-type="float">
            <text:p>0,001736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797" calcext:value-type="float">
            <text:p>0,001797</text:p>
          </table:table-cell>
          <table:table-cell office:value-type="float" office:value="0.001696" calcext:value-type="float">
            <text:p>0,001696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01731" calcext:value-type="float">
            <text:p>0,001731</text:p>
          </table:table-cell>
          <table:table-cell office:value-type="float" office:value="0.001688" calcext:value-type="float">
            <text:p>0,001688</text:p>
          </table:table-cell>
          <table:table-cell office:value-type="float" office:value="0.001784" calcext:value-type="float">
            <text:p>0,00178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769" calcext:value-type="float">
            <text:p>0,001769</text:p>
          </table:table-cell>
          <table:table-cell office:value-type="float" office:value="0.001795" calcext:value-type="float">
            <text:p>0,001795</text:p>
          </table:table-cell>
          <table:table-cell office:value-type="float" office:value="0.001709" calcext:value-type="float">
            <text:p>0,001709</text:p>
          </table:table-cell>
          <table:table-cell office:value-type="float" office:value="0.001746" calcext:value-type="float">
            <text:p>0,001746</text:p>
          </table:table-cell>
          <table:table-cell office:value-type="float" office:value="0.001794" calcext:value-type="float">
            <text:p>0,001794</text:p>
          </table:table-cell>
          <table:table-cell office:value-type="float" office:value="0.001718" calcext:value-type="float">
            <text:p>0,001718</text:p>
          </table:table-cell>
          <table:table-cell office:value-type="float" office:value="0.001735" calcext:value-type="float">
            <text:p>0,001735</text:p>
          </table:table-cell>
          <table:table-cell office:value-type="float" office:value="0.001742" calcext:value-type="float">
            <text:p>0,001742</text:p>
          </table:table-cell>
          <table:table-cell office:value-type="float" office:value="0.001746" calcext:value-type="float">
            <text:p>0,001746</text:p>
          </table:table-cell>
          <table:table-cell office:value-type="float" office:value="0.001765" calcext:value-type="float">
            <text:p>0,001765</text:p>
          </table:table-cell>
          <table:table-cell office:value-type="float" office:value="0.001743" calcext:value-type="float">
            <text:p>0,001743</text:p>
          </table:table-cell>
          <table:table-cell office:value-type="float" office:value="0.001755" calcext:value-type="float">
            <text:p>0,001755</text:p>
          </table:table-cell>
          <table:table-cell office:value-type="float" office:value="0.001752" calcext:value-type="float">
            <text:p>0,001752</text:p>
          </table:table-cell>
          <table:table-cell table:formula="of:=AVERAGE([.B30:.AE30])" office:value-type="float" office:value="0.0017453" calcext:value-type="float">
            <text:p>0,0017453</text:p>
          </table:table-cell>
          <table:table-cell table:formula="of:=VAR([.B30:.AE30])" office:value-type="float" office:value="0.000000000760286206896552" calcext:value-type="float">
            <text:p>7,60286206896552E-10</text:p>
          </table:table-cell>
          <table:table-cell table:formula="of:=STDEV([.B30:.AE30])" office:value-type="float" office:value="0.0000275732879232157" calcext:value-type="float">
            <text:p>2,75732879232157E-05</text:p>
          </table:table-cell>
          <table:table-cell table:formula="of:=CONFIDENCE(0.95;[.AH30];30)" office:value-type="float" office:value="0.000000315676617527126" calcext:value-type="float">
            <text:p>3,15676617527126E-07</text:p>
          </table:table-cell>
          <table:table-cell table:formula="of:=[.AF30]+[.AI30]" office:value-type="float" office:value="0.00174561567661753" calcext:value-type="float">
            <text:p>0,0017456157</text:p>
          </table:table-cell>
          <table:table-cell table:formula="of:=[.AF30]-[.AI30]" office:value-type="float" office:value="0.00174498432338247" calcext:value-type="float">
            <text:p>0,00174498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886" calcext:value-type="float">
            <text:p>0,001886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925" calcext:value-type="float">
            <text:p>0,001925</text:p>
          </table:table-cell>
          <table:table-cell office:value-type="float" office:value="0.001898" calcext:value-type="float">
            <text:p>0,001898</text:p>
          </table:table-cell>
          <table:table-cell office:value-type="float" office:value="0.00187" calcext:value-type="float">
            <text:p>0,00187</text:p>
          </table:table-cell>
          <table:table-cell table:number-columns-repeated="2" office:value-type="float" office:value="0.001869" calcext:value-type="float">
            <text:p>0,001869</text:p>
          </table:table-cell>
          <table:table-cell office:value-type="float" office:value="0.001883" calcext:value-type="float">
            <text:p>0,001883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868" calcext:value-type="float">
            <text:p>0,001868</text:p>
          </table:table-cell>
          <table:table-cell office:value-type="float" office:value="0.001904" calcext:value-type="float">
            <text:p>0,001904</text:p>
          </table:table-cell>
          <table:table-cell office:value-type="float" office:value="0.001996" calcext:value-type="float">
            <text:p>0,001996</text:p>
          </table:table-cell>
          <table:table-cell office:value-type="float" office:value="0.001936" calcext:value-type="float">
            <text:p>0,001936</text:p>
          </table:table-cell>
          <table:table-cell office:value-type="float" office:value="0.001989" calcext:value-type="float">
            <text:p>0,001989</text:p>
          </table:table-cell>
          <table:table-cell office:value-type="float" office:value="0.001913" calcext:value-type="float">
            <text:p>0,001913</text:p>
          </table:table-cell>
          <table:table-cell office:value-type="float" office:value="0.001935" calcext:value-type="float">
            <text:p>0,001935</text:p>
          </table:table-cell>
          <table:table-cell office:value-type="float" office:value="0.001817" calcext:value-type="float">
            <text:p>0,001817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874" calcext:value-type="float">
            <text:p>0,001874</text:p>
          </table:table-cell>
          <table:table-cell office:value-type="float" office:value="0.001823" calcext:value-type="float">
            <text:p>0,001823</text:p>
          </table:table-cell>
          <table:table-cell office:value-type="float" office:value="0.001814" calcext:value-type="float">
            <text:p>0,001814</text:p>
          </table:table-cell>
          <table:table-cell office:value-type="float" office:value="0.001862" calcext:value-type="float">
            <text:p>0,001862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815" calcext:value-type="float">
            <text:p>0,001815</text:p>
          </table:table-cell>
          <table:table-cell office:value-type="float" office:value="0.001861" calcext:value-type="float">
            <text:p>0,001861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816" calcext:value-type="float">
            <text:p>0,001816</text:p>
          </table:table-cell>
          <table:table-cell office:value-type="float" office:value="0.001868" calcext:value-type="float">
            <text:p>0,001868</text:p>
          </table:table-cell>
          <table:table-cell office:value-type="float" office:value="0.001864" calcext:value-type="float">
            <text:p>0,001864</text:p>
          </table:table-cell>
          <table:table-cell table:formula="of:=AVERAGE([.B31:.AE31])" office:value-type="float" office:value="0.00187716666666667" calcext:value-type="float">
            <text:p>0,0018771667</text:p>
          </table:table-cell>
          <table:table-cell table:formula="of:=VAR([.B31:.AE31])" office:value-type="float" office:value="0.00000000245579885057471" calcext:value-type="float">
            <text:p>2,45579885057471E-09</text:p>
          </table:table-cell>
          <table:table-cell table:formula="of:=STDEV([.B31:.AE31])" office:value-type="float" office:value="0.0000495560172993625" calcext:value-type="float">
            <text:p>0,000049556</text:p>
          </table:table-cell>
          <table:table-cell table:formula="of:=CONFIDENCE(0.95;[.AH31];30)" office:value-type="float" office:value="0.000000567348948835627" calcext:value-type="float">
            <text:p>5,67348948835627E-07</text:p>
          </table:table-cell>
          <table:table-cell table:formula="of:=[.AF31]+[.AI31]" office:value-type="float" office:value="0.0018777340156155" calcext:value-type="float">
            <text:p>0,001877734</text:p>
          </table:table-cell>
          <table:table-cell table:formula="of:=[.AF31]-[.AI31]" office:value-type="float" office:value="0.00187659931771783" calcext:value-type="float">
            <text:p>0,00187659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923" calcext:value-type="float">
            <text:p>0,001923</text:p>
          </table:table-cell>
          <table:table-cell office:value-type="float" office:value="0.001922" calcext:value-type="float">
            <text:p>0,001922</text:p>
          </table:table-cell>
          <table:table-cell office:value-type="float" office:value="0.001905" calcext:value-type="float">
            <text:p>0,001905</text:p>
          </table:table-cell>
          <table:table-cell office:value-type="float" office:value="0.001935" calcext:value-type="float">
            <text:p>0,001935</text:p>
          </table:table-cell>
          <table:table-cell office:value-type="float" office:value="0.001842" calcext:value-type="float">
            <text:p>0,001842</text:p>
          </table:table-cell>
          <table:table-cell office:value-type="float" office:value="0.001889" calcext:value-type="float">
            <text:p>0,00188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959" calcext:value-type="float">
            <text:p>0,001959</text:p>
          </table:table-cell>
          <table:table-cell office:value-type="float" office:value="0.001885" calcext:value-type="float">
            <text:p>0,001885</text:p>
          </table:table-cell>
          <table:table-cell office:value-type="float" office:value="0.001958" calcext:value-type="float">
            <text:p>0,001958</text:p>
          </table:table-cell>
          <table:table-cell office:value-type="float" office:value="0.001918" calcext:value-type="float">
            <text:p>0,001918</text:p>
          </table:table-cell>
          <table:table-cell office:value-type="float" office:value="0.001936" calcext:value-type="float">
            <text:p>0,001936</text:p>
          </table:table-cell>
          <table:table-cell office:value-type="float" office:value="0.001944" calcext:value-type="float">
            <text:p>0,001944</text:p>
          </table:table-cell>
          <table:table-cell office:value-type="float" office:value="0.001894" calcext:value-type="float">
            <text:p>0,001894</text:p>
          </table:table-cell>
          <table:table-cell office:value-type="float" office:value="0.001881" calcext:value-type="float">
            <text:p>0,001881</text:p>
          </table:table-cell>
          <table:table-cell office:value-type="float" office:value="0.001869" calcext:value-type="float">
            <text:p>0,001869</text:p>
          </table:table-cell>
          <table:table-cell office:value-type="float" office:value="0.001891" calcext:value-type="float">
            <text:p>0,001891</text:p>
          </table:table-cell>
          <table:table-cell office:value-type="float" office:value="0.001904" calcext:value-type="float">
            <text:p>0,001904</text:p>
          </table:table-cell>
          <table:table-cell office:value-type="float" office:value="0.001947" calcext:value-type="float">
            <text:p>0,001947</text:p>
          </table:table-cell>
          <table:table-cell office:value-type="float" office:value="0.001937" calcext:value-type="float">
            <text:p>0,001937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937" calcext:value-type="float">
            <text:p>0,001937</text:p>
          </table:table-cell>
          <table:table-cell office:value-type="float" office:value="0.001835" calcext:value-type="float">
            <text:p>0,001835</text:p>
          </table:table-cell>
          <table:table-cell office:value-type="float" office:value="0.001987" calcext:value-type="float">
            <text:p>0,001987</text:p>
          </table:table-cell>
          <table:table-cell office:value-type="float" office:value="0.001971" calcext:value-type="float">
            <text:p>0,001971</text:p>
          </table:table-cell>
          <table:table-cell office:value-type="float" office:value="0.001954" calcext:value-type="float">
            <text:p>0,001954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932" calcext:value-type="float">
            <text:p>0,001932</text:p>
          </table:table-cell>
          <table:table-cell office:value-type="float" office:value="0.001903" calcext:value-type="float">
            <text:p>0,001903</text:p>
          </table:table-cell>
          <table:table-cell office:value-type="float" office:value="0.001985" calcext:value-type="float">
            <text:p>0,001985</text:p>
          </table:table-cell>
          <table:table-cell table:formula="of:=AVERAGE([.B32:.AE32])" office:value-type="float" office:value="0.0019211" calcext:value-type="float">
            <text:p>0,0019211</text:p>
          </table:table-cell>
          <table:table-cell table:formula="of:=VAR([.B32:.AE32])" office:value-type="float" office:value="0.00000000143202413793104" calcext:value-type="float">
            <text:p>1,43202413793104E-09</text:p>
          </table:table-cell>
          <table:table-cell table:formula="of:=STDEV([.B32:.AE32])" office:value-type="float" office:value="0.000037842094787829" calcext:value-type="float">
            <text:p>3,7842094787829E-05</text:p>
          </table:table-cell>
          <table:table-cell table:formula="of:=CONFIDENCE(0.95;[.AH32];30)" office:value-type="float" office:value="0.000000433240479555026" calcext:value-type="float">
            <text:p>4,33240479555026E-07</text:p>
          </table:table-cell>
          <table:table-cell table:formula="of:=[.AF32]+[.AI32]" office:value-type="float" office:value="0.00192153324047956" calcext:value-type="float">
            <text:p>0,0019215332</text:p>
          </table:table-cell>
          <table:table-cell table:formula="of:=[.AF32]-[.AI32]" office:value-type="float" office:value="0.00192066675952045" calcext:value-type="float">
            <text:p>0,00192066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944" calcext:value-type="float">
            <text:p>0,001944</text:p>
          </table:table-cell>
          <table:table-cell office:value-type="float" office:value="0.001971" calcext:value-type="float">
            <text:p>0,001971</text:p>
          </table:table-cell>
          <table:table-cell office:value-type="float" office:value="0.002032" calcext:value-type="float">
            <text:p>0,002032</text:p>
          </table:table-cell>
          <table:table-cell office:value-type="float" office:value="0.001954" calcext:value-type="float">
            <text:p>0,001954</text:p>
          </table:table-cell>
          <table:table-cell office:value-type="float" office:value="0.001969" calcext:value-type="float">
            <text:p>0,001969</text:p>
          </table:table-cell>
          <table:table-cell office:value-type="float" office:value="0.001931" calcext:value-type="float">
            <text:p>0,001931</text:p>
          </table:table-cell>
          <table:table-cell office:value-type="float" office:value="0.001925" calcext:value-type="float">
            <text:p>0,001925</text:p>
          </table:table-cell>
          <table:table-cell office:value-type="float" office:value="0.001954" calcext:value-type="float">
            <text:p>0,001954</text:p>
          </table:table-cell>
          <table:table-cell office:value-type="float" office:value="0.002007" calcext:value-type="float">
            <text:p>0,002007</text:p>
          </table:table-cell>
          <table:table-cell office:value-type="float" office:value="0.001967" calcext:value-type="float">
            <text:p>0,001967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2002" calcext:value-type="float">
            <text:p>0,002002</text:p>
          </table:table-cell>
          <table:table-cell office:value-type="float" office:value="0.001944" calcext:value-type="float">
            <text:p>0,001944</text:p>
          </table:table-cell>
          <table:table-cell office:value-type="float" office:value="0.001995" calcext:value-type="float">
            <text:p>0,001995</text:p>
          </table:table-cell>
          <table:table-cell office:value-type="float" office:value="0.002035" calcext:value-type="float">
            <text:p>0,002035</text:p>
          </table:table-cell>
          <table:table-cell office:value-type="float" office:value="0.001922" calcext:value-type="float">
            <text:p>0,001922</text:p>
          </table:table-cell>
          <table:table-cell office:value-type="float" office:value="0.002021" calcext:value-type="float">
            <text:p>0,002021</text:p>
          </table:table-cell>
          <table:table-cell office:value-type="float" office:value="0.001941" calcext:value-type="float">
            <text:p>0,001941</text:p>
          </table:table-cell>
          <table:table-cell office:value-type="float" office:value="0.001918" calcext:value-type="float">
            <text:p>0,001918</text:p>
          </table:table-cell>
          <table:table-cell office:value-type="float" office:value="0.001972" calcext:value-type="float">
            <text:p>0,001972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941" calcext:value-type="float">
            <text:p>0,001941</text:p>
          </table:table-cell>
          <table:table-cell office:value-type="float" office:value="0.002025" calcext:value-type="float">
            <text:p>0,002025</text:p>
          </table:table-cell>
          <table:table-cell office:value-type="float" office:value="0.001978" calcext:value-type="float">
            <text:p>0,001978</text:p>
          </table:table-cell>
          <table:table-cell office:value-type="float" office:value="0.001876" calcext:value-type="float">
            <text:p>0,001876</text:p>
          </table:table-cell>
          <table:table-cell office:value-type="float" office:value="0.002015" calcext:value-type="float">
            <text:p>0,002015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1885" calcext:value-type="float">
            <text:p>0,001885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1948" calcext:value-type="float">
            <text:p>0,001948</text:p>
          </table:table-cell>
          <table:table-cell table:formula="of:=AVERAGE([.B33:.AE33])" office:value-type="float" office:value="0.00196516666666667" calcext:value-type="float">
            <text:p>0,0019651667</text:p>
          </table:table-cell>
          <table:table-cell table:formula="of:=VAR([.B33:.AE33])" office:value-type="float" office:value="0.00000000169552298850575" calcext:value-type="float">
            <text:p>1,69552298850575E-09</text:p>
          </table:table-cell>
          <table:table-cell table:formula="of:=STDEV([.B33:.AE33])" office:value-type="float" office:value="0.000041176728725164" calcext:value-type="float">
            <text:p>4,1176728725164E-05</text:p>
          </table:table-cell>
          <table:table-cell table:formula="of:=CONFIDENCE(0.95;[.AH33];30)" office:value-type="float" office:value="0.000000471417499465037" calcext:value-type="float">
            <text:p>4,71417499465037E-07</text:p>
          </table:table-cell>
          <table:table-cell table:formula="of:=[.AF33]+[.AI33]" office:value-type="float" office:value="0.00196563808416613" calcext:value-type="float">
            <text:p>0,0019656381</text:p>
          </table:table-cell>
          <table:table-cell table:formula="of:=[.AF33]-[.AI33]" office:value-type="float" office:value="0.0019646952491672" calcext:value-type="float">
            <text:p>0,00196469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2024" calcext:value-type="float">
            <text:p>0,002024</text:p>
          </table:table-cell>
          <table:table-cell office:value-type="float" office:value="0.002109" calcext:value-type="float">
            <text:p>0,002109</text:p>
          </table:table-cell>
          <table:table-cell office:value-type="float" office:value="0.001989" calcext:value-type="float">
            <text:p>0,001989</text:p>
          </table:table-cell>
          <table:table-cell office:value-type="float" office:value="0.002031" calcext:value-type="float">
            <text:p>0,002031</text:p>
          </table:table-cell>
          <table:table-cell office:value-type="float" office:value="0.002039" calcext:value-type="float">
            <text:p>0,002039</text:p>
          </table:table-cell>
          <table:table-cell office:value-type="float" office:value="0.002047" calcext:value-type="float">
            <text:p>0,002047</text:p>
          </table:table-cell>
          <table:table-cell office:value-type="float" office:value="0.002109" calcext:value-type="float">
            <text:p>0,002109</text:p>
          </table:table-cell>
          <table:table-cell office:value-type="float" office:value="0.002009" calcext:value-type="float">
            <text:p>0,002009</text:p>
          </table:table-cell>
          <table:table-cell office:value-type="float" office:value="0.002049" calcext:value-type="float">
            <text:p>0,002049</text:p>
          </table:table-cell>
          <table:table-cell office:value-type="float" office:value="0.002087" calcext:value-type="float">
            <text:p>0,002087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2043" calcext:value-type="float">
            <text:p>0,002043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2034" calcext:value-type="float">
            <text:p>0,002034</text:p>
          </table:table-cell>
          <table:table-cell office:value-type="float" office:value="0.002059" calcext:value-type="float">
            <text:p>0,002059</text:p>
          </table:table-cell>
          <table:table-cell office:value-type="float" office:value="0.002135" calcext:value-type="float">
            <text:p>0,002135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2064" calcext:value-type="float">
            <text:p>0,002064</text:p>
          </table:table-cell>
          <table:table-cell office:value-type="float" office:value="0.002138" calcext:value-type="float">
            <text:p>0,002138</text:p>
          </table:table-cell>
          <table:table-cell office:value-type="float" office:value="0.002002" calcext:value-type="float">
            <text:p>0,002002</text:p>
          </table:table-cell>
          <table:table-cell office:value-type="float" office:value="0.002041" calcext:value-type="float">
            <text:p>0,002041</text:p>
          </table:table-cell>
          <table:table-cell office:value-type="float" office:value="0.002027" calcext:value-type="float">
            <text:p>0,002027</text:p>
          </table:table-cell>
          <table:table-cell office:value-type="float" office:value="0.002033" calcext:value-type="float">
            <text:p>0,002033</text:p>
          </table:table-cell>
          <table:table-cell office:value-type="float" office:value="0.002072" calcext:value-type="float">
            <text:p>0,002072</text:p>
          </table:table-cell>
          <table:table-cell office:value-type="float" office:value="0.002076" calcext:value-type="float">
            <text:p>0,002076</text:p>
          </table:table-cell>
          <table:table-cell office:value-type="float" office:value="0.002095" calcext:value-type="float">
            <text:p>0,002095</text:p>
          </table:table-cell>
          <table:table-cell office:value-type="float" office:value="0.002082" calcext:value-type="float">
            <text:p>0,002082</text:p>
          </table:table-cell>
          <table:table-cell office:value-type="float" office:value="0.002088" calcext:value-type="float">
            <text:p>0,002088</text:p>
          </table:table-cell>
          <table:table-cell office:value-type="float" office:value="0.002117" calcext:value-type="float">
            <text:p>0,002117</text:p>
          </table:table-cell>
          <table:table-cell table:formula="of:=AVERAGE([.B34:.AE34])" office:value-type="float" office:value="0.0020655" calcext:value-type="float">
            <text:p>0,0020655</text:p>
          </table:table-cell>
          <table:table-cell table:formula="of:=VAR([.B34:.AE34])" office:value-type="float" office:value="0.0000000020946724137931" calcext:value-type="float">
            <text:p>2,0946724137931E-09</text:p>
          </table:table-cell>
          <table:table-cell table:formula="of:=STDEV([.B34:.AE34])" office:value-type="float" office:value="0.0000457675913042526" calcext:value-type="float">
            <text:p>4,57675913042526E-05</text:p>
          </table:table-cell>
          <table:table-cell table:formula="of:=CONFIDENCE(0.95;[.AH34];30)" office:value-type="float" office:value="0.000000523976627507158" calcext:value-type="float">
            <text:p>0,000000524</text:p>
          </table:table-cell>
          <table:table-cell table:formula="of:=[.AF34]+[.AI34]" office:value-type="float" office:value="0.00206602397662751" calcext:value-type="float">
            <text:p>0,002066024</text:p>
          </table:table-cell>
          <table:table-cell table:formula="of:=[.AF34]-[.AI34]" office:value-type="float" office:value="0.00206497602337249" calcext:value-type="float">
            <text:p>0,0020649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2191" calcext:value-type="float">
            <text:p>0,002191</text:p>
          </table:table-cell>
          <table:table-cell office:value-type="float" office:value="0.002139" calcext:value-type="float">
            <text:p>0,002139</text:p>
          </table:table-cell>
          <table:table-cell office:value-type="float" office:value="0.002037" calcext:value-type="float">
            <text:p>0,002037</text:p>
          </table:table-cell>
          <table:table-cell office:value-type="float" office:value="0.002087" calcext:value-type="float">
            <text:p>0,002087</text:p>
          </table:table-cell>
          <table:table-cell office:value-type="float" office:value="0.002229" calcext:value-type="float">
            <text:p>0,002229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2159" calcext:value-type="float">
            <text:p>0,002159</text:p>
          </table:table-cell>
          <table:table-cell office:value-type="float" office:value="0.002043" calcext:value-type="float">
            <text:p>0,002043</text:p>
          </table:table-cell>
          <table:table-cell office:value-type="float" office:value="0.002097" calcext:value-type="float">
            <text:p>0,002097</text:p>
          </table:table-cell>
          <table:table-cell office:value-type="float" office:value="0.002119" calcext:value-type="float">
            <text:p>0,002119</text:p>
          </table:table-cell>
          <table:table-cell office:value-type="float" office:value="0.002139" calcext:value-type="float">
            <text:p>0,002139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0.002155" calcext:value-type="float">
            <text:p>0,002155</text:p>
          </table:table-cell>
          <table:table-cell office:value-type="float" office:value="0.002104" calcext:value-type="float">
            <text:p>0,002104</text:p>
          </table:table-cell>
          <table:table-cell office:value-type="float" office:value="0.002137" calcext:value-type="float">
            <text:p>0,002137</text:p>
          </table:table-cell>
          <table:table-cell office:value-type="float" office:value="0.002146" calcext:value-type="float">
            <text:p>0,002146</text:p>
          </table:table-cell>
          <table:table-cell office:value-type="float" office:value="0.002168" calcext:value-type="float">
            <text:p>0,002168</text:p>
          </table:table-cell>
          <table:table-cell office:value-type="float" office:value="0.002237" calcext:value-type="float">
            <text:p>0,002237</text:p>
          </table:table-cell>
          <table:table-cell office:value-type="float" office:value="0.002244" calcext:value-type="float">
            <text:p>0,002244</text:p>
          </table:table-cell>
          <table:table-cell office:value-type="float" office:value="0.002226" calcext:value-type="float">
            <text:p>0,002226</text:p>
          </table:table-cell>
          <table:table-cell office:value-type="float" office:value="0.002174" calcext:value-type="float">
            <text:p>0,002174</text:p>
          </table:table-cell>
          <table:table-cell office:value-type="float" office:value="0.002557" calcext:value-type="float">
            <text:p>0,002557</text:p>
          </table:table-cell>
          <table:table-cell office:value-type="float" office:value="0.002209" calcext:value-type="float">
            <text:p>0,002209</text:p>
          </table:table-cell>
          <table:table-cell office:value-type="float" office:value="0.002156" calcext:value-type="float">
            <text:p>0,002156</text:p>
          </table:table-cell>
          <table:table-cell office:value-type="float" office:value="0.002065" calcext:value-type="float">
            <text:p>0,002065</text:p>
          </table:table-cell>
          <table:table-cell office:value-type="float" office:value="0.002122" calcext:value-type="float">
            <text:p>0,002122</text:p>
          </table:table-cell>
          <table:table-cell office:value-type="float" office:value="0.002204" calcext:value-type="float">
            <text:p>0,002204</text:p>
          </table:table-cell>
          <table:table-cell office:value-type="float" office:value="0.002211" calcext:value-type="float">
            <text:p>0,002211</text:p>
          </table:table-cell>
          <table:table-cell office:value-type="float" office:value="0.002176" calcext:value-type="float">
            <text:p>0,002176</text:p>
          </table:table-cell>
          <table:table-cell table:formula="of:=AVERAGE([.B35:.AE35])" office:value-type="float" office:value="0.00216103333333333" calcext:value-type="float">
            <text:p>0,0021610333</text:p>
          </table:table-cell>
          <table:table-cell table:formula="of:=VAR([.B35:.AE35])" office:value-type="float" office:value="0.00000000890155057471264" calcext:value-type="float">
            <text:p>8,90155057471264E-09</text:p>
          </table:table-cell>
          <table:table-cell table:formula="of:=STDEV([.B35:.AE35])" office:value-type="float" office:value="0.000094348028992198" calcext:value-type="float">
            <text:p>0,000094348</text:p>
          </table:table-cell>
          <table:table-cell table:formula="of:=CONFIDENCE(0.95;[.AH35];30)" office:value-type="float" office:value="0.00000108015651762486" calcext:value-type="float">
            <text:p>1,08015651762486E-06</text:p>
          </table:table-cell>
          <table:table-cell table:formula="of:=[.AF35]+[.AI35]" office:value-type="float" office:value="0.00216211348985096" calcext:value-type="float">
            <text:p>0,0021621135</text:p>
          </table:table-cell>
          <table:table-cell table:formula="of:=[.AF35]-[.AI35]" office:value-type="float" office:value="0.00215995317681571" calcext:value-type="float">
            <text:p>0,00215995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2275" calcext:value-type="float">
            <text:p>0,002275</text:p>
          </table:table-cell>
          <table:table-cell office:value-type="float" office:value="0.002265" calcext:value-type="float">
            <text:p>0,002265</text:p>
          </table:table-cell>
          <table:table-cell office:value-type="float" office:value="0.002257" calcext:value-type="float">
            <text:p>0,002257</text:p>
          </table:table-cell>
          <table:table-cell office:value-type="float" office:value="0.002267" calcext:value-type="float">
            <text:p>0,002267</text:p>
          </table:table-cell>
          <table:table-cell office:value-type="float" office:value="0.002241" calcext:value-type="float">
            <text:p>0,002241</text:p>
          </table:table-cell>
          <table:table-cell office:value-type="float" office:value="0.002252" calcext:value-type="float">
            <text:p>0,002252</text:p>
          </table:table-cell>
          <table:table-cell office:value-type="float" office:value="0.002232" calcext:value-type="float">
            <text:p>0,002232</text:p>
          </table:table-cell>
          <table:table-cell office:value-type="float" office:value="0.002243" calcext:value-type="float">
            <text:p>0,002243</text:p>
          </table:table-cell>
          <table:table-cell office:value-type="float" office:value="0.002212" calcext:value-type="float">
            <text:p>0,002212</text:p>
          </table:table-cell>
          <table:table-cell office:value-type="float" office:value="0.002199" calcext:value-type="float">
            <text:p>0,002199</text:p>
          </table:table-cell>
          <table:table-cell office:value-type="float" office:value="0.002195" calcext:value-type="float">
            <text:p>0,002195</text:p>
          </table:table-cell>
          <table:table-cell office:value-type="float" office:value="0.002179" calcext:value-type="float">
            <text:p>0,002179</text:p>
          </table:table-cell>
          <table:table-cell office:value-type="float" office:value="0.002202" calcext:value-type="float">
            <text:p>0,002202</text:p>
          </table:table-cell>
          <table:table-cell office:value-type="float" office:value="0.002162" calcext:value-type="float">
            <text:p>0,002162</text:p>
          </table:table-cell>
          <table:table-cell office:value-type="float" office:value="0.002249" calcext:value-type="float">
            <text:p>0,002249</text:p>
          </table:table-cell>
          <table:table-cell office:value-type="float" office:value="0.002196" calcext:value-type="float">
            <text:p>0,002196</text:p>
          </table:table-cell>
          <table:table-cell office:value-type="float" office:value="0.002189" calcext:value-type="float">
            <text:p>0,002189</text:p>
          </table:table-cell>
          <table:table-cell office:value-type="float" office:value="0.002261" calcext:value-type="float">
            <text:p>0,002261</text:p>
          </table:table-cell>
          <table:table-cell office:value-type="float" office:value="0.002213" calcext:value-type="float">
            <text:p>0,002213</text:p>
          </table:table-cell>
          <table:table-cell office:value-type="float" office:value="0.002229" calcext:value-type="float">
            <text:p>0,002229</text:p>
          </table:table-cell>
          <table:table-cell office:value-type="float" office:value="0.002202" calcext:value-type="float">
            <text:p>0,002202</text:p>
          </table:table-cell>
          <table:table-cell office:value-type="float" office:value="0.002233" calcext:value-type="float">
            <text:p>0,002233</text:p>
          </table:table-cell>
          <table:table-cell office:value-type="float" office:value="0.002235" calcext:value-type="float">
            <text:p>0,002235</text:p>
          </table:table-cell>
          <table:table-cell office:value-type="float" office:value="0.002233" calcext:value-type="float">
            <text:p>0,002233</text:p>
          </table:table-cell>
          <table:table-cell office:value-type="float" office:value="0.002182" calcext:value-type="float">
            <text:p>0,002182</text:p>
          </table:table-cell>
          <table:table-cell office:value-type="float" office:value="0.002153" calcext:value-type="float">
            <text:p>0,002153</text:p>
          </table:table-cell>
          <table:table-cell office:value-type="float" office:value="0.002158" calcext:value-type="float">
            <text:p>0,002158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0.002158" calcext:value-type="float">
            <text:p>0,002158</text:p>
          </table:table-cell>
          <table:table-cell office:value-type="float" office:value="0.002247" calcext:value-type="float">
            <text:p>0,002247</text:p>
          </table:table-cell>
          <table:table-cell table:formula="of:=AVERAGE([.B36:.AE36])" office:value-type="float" office:value="0.0022156" calcext:value-type="float">
            <text:p>0,0022156</text:p>
          </table:table-cell>
          <table:table-cell table:formula="of:=VAR([.B36:.AE36])" office:value-type="float" office:value="0.00000000141900689655173" calcext:value-type="float">
            <text:p>1,41900689655173E-09</text:p>
          </table:table-cell>
          <table:table-cell table:formula="of:=STDEV([.B36:.AE36])" office:value-type="float" office:value="0.0000376697079435417" calcext:value-type="float">
            <text:p>3,76697079435417E-05</text:p>
          </table:table-cell>
          <table:table-cell table:formula="of:=CONFIDENCE(0.95;[.AH36];30)" office:value-type="float" office:value="0.000000431266884818615" calcext:value-type="float">
            <text:p>4,31266884818615E-07</text:p>
          </table:table-cell>
          <table:table-cell table:formula="of:=[.AF36]+[.AI36]" office:value-type="float" office:value="0.00221603126688482" calcext:value-type="float">
            <text:p>0,0022160313</text:p>
          </table:table-cell>
          <table:table-cell table:formula="of:=[.AF36]-[.AI36]" office:value-type="float" office:value="0.00221516873311518" calcext:value-type="float">
            <text:p>0,00221516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2221" calcext:value-type="float">
            <text:p>0,002221</text:p>
          </table:table-cell>
          <table:table-cell office:value-type="float" office:value="0.002267" calcext:value-type="float">
            <text:p>0,002267</text:p>
          </table:table-cell>
          <table:table-cell office:value-type="float" office:value="0.002304" calcext:value-type="float">
            <text:p>0,002304</text:p>
          </table:table-cell>
          <table:table-cell office:value-type="float" office:value="0.002359" calcext:value-type="float">
            <text:p>0,002359</text:p>
          </table:table-cell>
          <table:table-cell office:value-type="float" office:value="0.002308" calcext:value-type="float">
            <text:p>0,002308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2278" calcext:value-type="float">
            <text:p>0,002278</text:p>
          </table:table-cell>
          <table:table-cell office:value-type="float" office:value="0.002247" calcext:value-type="float">
            <text:p>0,002247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2293" calcext:value-type="float">
            <text:p>0,002293</text:p>
          </table:table-cell>
          <table:table-cell office:value-type="float" office:value="0.002241" calcext:value-type="float">
            <text:p>0,002241</text:p>
          </table:table-cell>
          <table:table-cell office:value-type="float" office:value="0.002301" calcext:value-type="float">
            <text:p>0,002301</text:p>
          </table:table-cell>
          <table:table-cell office:value-type="float" office:value="0.002279" calcext:value-type="float">
            <text:p>0,002279</text:p>
          </table:table-cell>
          <table:table-cell office:value-type="float" office:value="0.002282" calcext:value-type="float">
            <text:p>0,002282</text:p>
          </table:table-cell>
          <table:table-cell office:value-type="float" office:value="0.002585" calcext:value-type="float">
            <text:p>0,002585</text:p>
          </table:table-cell>
          <table:table-cell office:value-type="float" office:value="0.002287" calcext:value-type="float">
            <text:p>0,002287</text:p>
          </table:table-cell>
          <table:table-cell office:value-type="float" office:value="0.002404" calcext:value-type="float">
            <text:p>0,002404</text:p>
          </table:table-cell>
          <table:table-cell office:value-type="float" office:value="0.002286" calcext:value-type="float">
            <text:p>0,002286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2262" calcext:value-type="float">
            <text:p>0,002262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2355" calcext:value-type="float">
            <text:p>0,002355</text:p>
          </table:table-cell>
          <table:table-cell office:value-type="float" office:value="0.002257" calcext:value-type="float">
            <text:p>0,002257</text:p>
          </table:table-cell>
          <table:table-cell office:value-type="float" office:value="0.002277" calcext:value-type="float">
            <text:p>0,002277</text:p>
          </table:table-cell>
          <table:table-cell office:value-type="float" office:value="0.002244" calcext:value-type="float">
            <text:p>0,002244</text:p>
          </table:table-cell>
          <table:table-cell office:value-type="float" office:value="0.002252" calcext:value-type="float">
            <text:p>0,002252</text:p>
          </table:table-cell>
          <table:table-cell office:value-type="float" office:value="0.002329" calcext:value-type="float">
            <text:p>0,002329</text:p>
          </table:table-cell>
          <table:table-cell office:value-type="float" office:value="0.002365" calcext:value-type="float">
            <text:p>0,002365</text:p>
          </table:table-cell>
          <table:table-cell office:value-type="float" office:value="0.002341" calcext:value-type="float">
            <text:p>0,002341</text:p>
          </table:table-cell>
          <table:table-cell office:value-type="float" office:value="0.002254" calcext:value-type="float">
            <text:p>0,002254</text:p>
          </table:table-cell>
          <table:table-cell table:formula="of:=AVERAGE([.B37:.AE37])" office:value-type="float" office:value="0.0023006" calcext:value-type="float">
            <text:p>0,0023006</text:p>
          </table:table-cell>
          <table:table-cell table:formula="of:=VAR([.B37:.AE37])" office:value-type="float" office:value="0.00000000478017931034483" calcext:value-type="float">
            <text:p>4,78017931034483E-09</text:p>
          </table:table-cell>
          <table:table-cell table:formula="of:=STDEV([.B37:.AE37])" office:value-type="float" office:value="0.0000691388408229761" calcext:value-type="float">
            <text:p>6,91388408229761E-05</text:p>
          </table:table-cell>
          <table:table-cell table:formula="of:=CONFIDENCE(0.95;[.AH37];30)" office:value-type="float" office:value="0.00000079154562457411" calcext:value-type="float">
            <text:p>7,9154562457411E-07</text:p>
          </table:table-cell>
          <table:table-cell table:formula="of:=[.AF37]+[.AI37]" office:value-type="float" office:value="0.00230139154562457" calcext:value-type="float">
            <text:p>0,0023013915</text:p>
          </table:table-cell>
          <table:table-cell table:formula="of:=[.AF37]-[.AI37]" office:value-type="float" office:value="0.00229980845437543" calcext:value-type="float">
            <text:p>0,00229980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765" calcext:value-type="float">
            <text:p>0,002765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2756" calcext:value-type="float">
            <text:p>0,002756</text:p>
          </table:table-cell>
          <table:table-cell office:value-type="float" office:value="0.002782" calcext:value-type="float">
            <text:p>0,002782</text:p>
          </table:table-cell>
          <table:table-cell office:value-type="float" office:value="0.002732" calcext:value-type="float">
            <text:p>0,002732</text:p>
          </table:table-cell>
          <table:table-cell office:value-type="float" office:value="0.002747" calcext:value-type="float">
            <text:p>0,002747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2821" calcext:value-type="float">
            <text:p>0,00282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2785" calcext:value-type="float">
            <text:p>0,002785</text:p>
          </table:table-cell>
          <table:table-cell office:value-type="float" office:value="0.002851" calcext:value-type="float">
            <text:p>0,002851</text:p>
          </table:table-cell>
          <table:table-cell office:value-type="float" office:value="0.002704" calcext:value-type="float">
            <text:p>0,002704</text:p>
          </table:table-cell>
          <table:table-cell office:value-type="float" office:value="0.002751" calcext:value-type="float">
            <text:p>0,002751</text:p>
          </table:table-cell>
          <table:table-cell office:value-type="float" office:value="0.002653" calcext:value-type="float">
            <text:p>0,002653</text:p>
          </table:table-cell>
          <table:table-cell office:value-type="float" office:value="0.002717" calcext:value-type="float">
            <text:p>0,002717</text:p>
          </table:table-cell>
          <table:table-cell office:value-type="float" office:value="0.002667" calcext:value-type="float">
            <text:p>0,002667</text:p>
          </table:table-cell>
          <table:table-cell office:value-type="float" office:value="0.002731" calcext:value-type="float">
            <text:p>0,002731</text:p>
          </table:table-cell>
          <table:table-cell office:value-type="float" office:value="0.002694" calcext:value-type="float">
            <text:p>0,002694</text:p>
          </table:table-cell>
          <table:table-cell office:value-type="float" office:value="0.00271" calcext:value-type="float">
            <text:p>0,00271</text:p>
          </table:table-cell>
          <table:table-cell office:value-type="float" office:value="0.002761" calcext:value-type="float">
            <text:p>0,002761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2701" calcext:value-type="float">
            <text:p>0,002701</text:p>
          </table:table-cell>
          <table:table-cell office:value-type="float" office:value="0.002748" calcext:value-type="float">
            <text:p>0,002748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2756" calcext:value-type="float">
            <text:p>0,002756</text:p>
          </table:table-cell>
          <table:table-cell office:value-type="float" office:value="0.002641" calcext:value-type="float">
            <text:p>0,002641</text:p>
          </table:table-cell>
          <table:table-cell office:value-type="float" office:value="0.002779" calcext:value-type="float">
            <text:p>0,002779</text:p>
          </table:table-cell>
          <table:table-cell office:value-type="float" office:value="0.002823" calcext:value-type="float">
            <text:p>0,002823</text:p>
          </table:table-cell>
          <table:table-cell office:value-type="float" office:value="0.002803" calcext:value-type="float">
            <text:p>0,002803</text:p>
          </table:table-cell>
          <table:table-cell office:value-type="float" office:value="0.00277" calcext:value-type="float">
            <text:p>0,00277</text:p>
          </table:table-cell>
          <table:table-cell table:formula="of:=AVERAGE([.B38:.AE38])" office:value-type="float" office:value="0.002744" calcext:value-type="float">
            <text:p>0,002744</text:p>
          </table:table-cell>
          <table:table-cell table:formula="of:=VAR([.B38:.AE38])" office:value-type="float" office:value="0.00000000238262068965517" calcext:value-type="float">
            <text:p>2,38262068965517E-09</text:p>
          </table:table-cell>
          <table:table-cell table:formula="of:=STDEV([.B38:.AE38])" office:value-type="float" office:value="0.0000488120957310294" calcext:value-type="float">
            <text:p>4,88120957310294E-05</text:p>
          </table:table-cell>
          <table:table-cell table:formula="of:=CONFIDENCE(0.95;[.AH38];30)" office:value-type="float" office:value="0.000000558832059408046" calcext:value-type="float">
            <text:p>5,58832059408046E-07</text:p>
          </table:table-cell>
          <table:table-cell table:formula="of:=[.AF38]+[.AI38]" office:value-type="float" office:value="0.00274455883205941" calcext:value-type="float">
            <text:p>0,0027445588</text:p>
          </table:table-cell>
          <table:table-cell table:formula="of:=[.AF38]-[.AI38]" office:value-type="float" office:value="0.00274344116794059" calcext:value-type="float">
            <text:p>0,00274344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2848" calcext:value-type="float">
            <text:p>0,002848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0.002797" calcext:value-type="float">
            <text:p>0,002797</text:p>
          </table:table-cell>
          <table:table-cell office:value-type="float" office:value="0.002898" calcext:value-type="float">
            <text:p>0,002898</text:p>
          </table:table-cell>
          <table:table-cell office:value-type="float" office:value="0.002809" calcext:value-type="float">
            <text:p>0,002809</text:p>
          </table:table-cell>
          <table:table-cell office:value-type="float" office:value="0.002871" calcext:value-type="float">
            <text:p>0,002871</text:p>
          </table:table-cell>
          <table:table-cell office:value-type="float" office:value="0.002756" calcext:value-type="float">
            <text:p>0,002756</text:p>
          </table:table-cell>
          <table:table-cell office:value-type="float" office:value="0.002815" calcext:value-type="float">
            <text:p>0,002815</text:p>
          </table:table-cell>
          <table:table-cell office:value-type="float" office:value="0.002873" calcext:value-type="float">
            <text:p>0,002873</text:p>
          </table:table-cell>
          <table:table-cell office:value-type="float" office:value="0.002847" calcext:value-type="float">
            <text:p>0,002847</text:p>
          </table:table-cell>
          <table:table-cell office:value-type="float" office:value="0.002782" calcext:value-type="float">
            <text:p>0,002782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0.002806" calcext:value-type="float">
            <text:p>0,002806</text:p>
          </table:table-cell>
          <table:table-cell office:value-type="float" office:value="0.002819" calcext:value-type="float">
            <text:p>0,002819</text:p>
          </table:table-cell>
          <table:table-cell office:value-type="float" office:value="0.002872" calcext:value-type="float">
            <text:p>0,002872</text:p>
          </table:table-cell>
          <table:table-cell office:value-type="float" office:value="0.002747" calcext:value-type="float">
            <text:p>0,002747</text:p>
          </table:table-cell>
          <table:table-cell office:value-type="float" office:value="0.002837" calcext:value-type="float">
            <text:p>0,002837</text:p>
          </table:table-cell>
          <table:table-cell office:value-type="float" office:value="0.002884" calcext:value-type="float">
            <text:p>0,002884</text:p>
          </table:table-cell>
          <table:table-cell office:value-type="float" office:value="0.002816" calcext:value-type="float">
            <text:p>0,002816</text:p>
          </table:table-cell>
          <table:table-cell office:value-type="float" office:value="0.002821" calcext:value-type="float">
            <text:p>0,002821</text:p>
          </table:table-cell>
          <table:table-cell office:value-type="float" office:value="0.002789" calcext:value-type="float">
            <text:p>0,002789</text:p>
          </table:table-cell>
          <table:table-cell office:value-type="float" office:value="0.002818" calcext:value-type="float">
            <text:p>0,002818</text:p>
          </table:table-cell>
          <table:table-cell office:value-type="float" office:value="0.002796" calcext:value-type="float">
            <text:p>0,002796</text:p>
          </table:table-cell>
          <table:table-cell office:value-type="float" office:value="0.002929" calcext:value-type="float">
            <text:p>0,002929</text:p>
          </table:table-cell>
          <table:table-cell office:value-type="float" office:value="0.002843" calcext:value-type="float">
            <text:p>0,002843</text:p>
          </table:table-cell>
          <table:table-cell office:value-type="float" office:value="0.002877" calcext:value-type="float">
            <text:p>0,002877</text:p>
          </table:table-cell>
          <table:table-cell office:value-type="float" office:value="0.002848" calcext:value-type="float">
            <text:p>0,002848</text:p>
          </table:table-cell>
          <table:table-cell office:value-type="float" office:value="0.002851" calcext:value-type="float">
            <text:p>0,002851</text:p>
          </table:table-cell>
          <table:table-cell office:value-type="float" office:value="0.002835" calcext:value-type="float">
            <text:p>0,002835</text:p>
          </table:table-cell>
          <table:table-cell office:value-type="float" office:value="0.002788" calcext:value-type="float">
            <text:p>0,002788</text:p>
          </table:table-cell>
          <table:table-cell table:formula="of:=AVERAGE([.B39:.AE39])" office:value-type="float" office:value="0.00283173333333333" calcext:value-type="float">
            <text:p>0,0028317333</text:p>
          </table:table-cell>
          <table:table-cell table:formula="of:=VAR([.B39:.AE39])" office:value-type="float" office:value="0.00000000174199540229885" calcext:value-type="float">
            <text:p>1,74199540229885E-09</text:p>
          </table:table-cell>
          <table:table-cell table:formula="of:=STDEV([.B39:.AE39])" office:value-type="float" office:value="0.0000417372184303033" calcext:value-type="float">
            <text:p>4,17372184303033E-05</text:p>
          </table:table-cell>
          <table:table-cell table:formula="of:=CONFIDENCE(0.95;[.AH39];30)" office:value-type="float" office:value="0.000000477834343722779" calcext:value-type="float">
            <text:p>4,77834343722779E-07</text:p>
          </table:table-cell>
          <table:table-cell table:formula="of:=[.AF39]+[.AI39]" office:value-type="float" office:value="0.00283221116767706" calcext:value-type="float">
            <text:p>0,0028322112</text:p>
          </table:table-cell>
          <table:table-cell table:formula="of:=[.AF39]-[.AI39]" office:value-type="float" office:value="0.00283125549898961" calcext:value-type="float">
            <text:p>0,00283125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2948" calcext:value-type="float">
            <text:p>0,002948</text:p>
          </table:table-cell>
          <table:table-cell office:value-type="float" office:value="0.002903" calcext:value-type="float">
            <text:p>0,002903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2893" calcext:value-type="float">
            <text:p>0,002893</text:p>
          </table:table-cell>
          <table:table-cell office:value-type="float" office:value="0.002839" calcext:value-type="float">
            <text:p>0,002839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2915" calcext:value-type="float">
            <text:p>0,002915</text:p>
          </table:table-cell>
          <table:table-cell office:value-type="float" office:value="0.002892" calcext:value-type="float">
            <text:p>0,002892</text:p>
          </table:table-cell>
          <table:table-cell office:value-type="float" office:value="0.002943" calcext:value-type="float">
            <text:p>0,002943</text:p>
          </table:table-cell>
          <table:table-cell office:value-type="float" office:value="0.002959" calcext:value-type="float">
            <text:p>0,002959</text:p>
          </table:table-cell>
          <table:table-cell office:value-type="float" office:value="0.002954" calcext:value-type="float">
            <text:p>0,002954</text:p>
          </table:table-cell>
          <table:table-cell office:value-type="float" office:value="0.002955" calcext:value-type="float">
            <text:p>0,002955</text:p>
          </table:table-cell>
          <table:table-cell office:value-type="float" office:value="0.002896" calcext:value-type="float">
            <text:p>0,002896</text:p>
          </table:table-cell>
          <table:table-cell office:value-type="float" office:value="0.002884" calcext:value-type="float">
            <text:p>0,002884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2968" calcext:value-type="float">
            <text:p>0,002968</text:p>
          </table:table-cell>
          <table:table-cell office:value-type="float" office:value="0.00295" calcext:value-type="float">
            <text:p>0,00295</text:p>
          </table:table-cell>
          <table:table-cell office:value-type="float" office:value="0.002887" calcext:value-type="float">
            <text:p>0,002887</text:p>
          </table:table-cell>
          <table:table-cell office:value-type="float" office:value="0.002928" calcext:value-type="float">
            <text:p>0,002928</text:p>
          </table:table-cell>
          <table:table-cell office:value-type="float" office:value="0.002949" calcext:value-type="float">
            <text:p>0,002949</text:p>
          </table:table-cell>
          <table:table-cell office:value-type="float" office:value="0.002887" calcext:value-type="float">
            <text:p>0,002887</text:p>
          </table:table-cell>
          <table:table-cell office:value-type="float" office:value="0.002858" calcext:value-type="float">
            <text:p>0,002858</text:p>
          </table:table-cell>
          <table:table-cell office:value-type="float" office:value="0.002885" calcext:value-type="float">
            <text:p>0,002885</text:p>
          </table:table-cell>
          <table:table-cell office:value-type="float" office:value="0.002923" calcext:value-type="float">
            <text:p>0,002923</text:p>
          </table:table-cell>
          <table:table-cell office:value-type="float" office:value="0.002887" calcext:value-type="float">
            <text:p>0,002887</text:p>
          </table:table-cell>
          <table:table-cell office:value-type="float" office:value="0.002837" calcext:value-type="float">
            <text:p>0,002837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02871" calcext:value-type="float">
            <text:p>0,002871</text:p>
          </table:table-cell>
          <table:table-cell office:value-type="float" office:value="0.00294" calcext:value-type="float">
            <text:p>0,00294</text:p>
          </table:table-cell>
          <table:table-cell table:formula="of:=AVERAGE([.B40:.AE40])" office:value-type="float" office:value="0.00291403333333333" calcext:value-type="float">
            <text:p>0,0029140333</text:p>
          </table:table-cell>
          <table:table-cell table:formula="of:=VAR([.B40:.AE40])" office:value-type="float" office:value="0.00000000149141264367816" calcext:value-type="float">
            <text:p>1,49141264367816E-09</text:p>
          </table:table-cell>
          <table:table-cell table:formula="of:=STDEV([.B40:.AE40])" office:value-type="float" office:value="0.0000386188120438493" calcext:value-type="float">
            <text:p>3,86188120438493E-05</text:p>
          </table:table-cell>
          <table:table-cell table:formula="of:=CONFIDENCE(0.95;[.AH40];30)" office:value-type="float" office:value="0.000000442132834969376" calcext:value-type="float">
            <text:p>4,42132834969376E-07</text:p>
          </table:table-cell>
          <table:table-cell table:formula="of:=[.AF40]+[.AI40]" office:value-type="float" office:value="0.0029144754661683" calcext:value-type="float">
            <text:p>0,0029144755</text:p>
          </table:table-cell>
          <table:table-cell table:formula="of:=[.AF40]-[.AI40]" office:value-type="float" office:value="0.00291359120049836" calcext:value-type="float">
            <text:p>0,00291359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021" calcext:value-type="float">
            <text:p>0,003021</text:p>
          </table:table-cell>
          <table:table-cell office:value-type="float" office:value="0.002979" calcext:value-type="float">
            <text:p>0,002979</text:p>
          </table:table-cell>
          <table:table-cell office:value-type="float" office:value="0.003018" calcext:value-type="float">
            <text:p>0,003018</text:p>
          </table:table-cell>
          <table:table-cell office:value-type="float" office:value="0.003012" calcext:value-type="float">
            <text:p>0,003012</text:p>
          </table:table-cell>
          <table:table-cell office:value-type="float" office:value="0.002934" calcext:value-type="float">
            <text:p>0,002934</text:p>
          </table:table-cell>
          <table:table-cell office:value-type="float" office:value="0.003008" calcext:value-type="float">
            <text:p>0,003008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2995" calcext:value-type="float">
            <text:p>0,002995</text:p>
          </table:table-cell>
          <table:table-cell office:value-type="float" office:value="0.003065" calcext:value-type="float">
            <text:p>0,003065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3057" calcext:value-type="float">
            <text:p>0,003057</text:p>
          </table:table-cell>
          <table:table-cell office:value-type="float" office:value="0.002991" calcext:value-type="float">
            <text:p>0,002991</text:p>
          </table:table-cell>
          <table:table-cell office:value-type="float" office:value="0.003029" calcext:value-type="float">
            <text:p>0,003029</text:p>
          </table:table-cell>
          <table:table-cell office:value-type="float" office:value="0.002946" calcext:value-type="float">
            <text:p>0,002946</text:p>
          </table:table-cell>
          <table:table-cell office:value-type="float" office:value="0.003068" calcext:value-type="float">
            <text:p>0,003068</text:p>
          </table:table-cell>
          <table:table-cell office:value-type="float" office:value="0.002959" calcext:value-type="float">
            <text:p>0,002959</text:p>
          </table:table-cell>
          <table:table-cell office:value-type="float" office:value="0.002962" calcext:value-type="float">
            <text:p>0,002962</text:p>
          </table:table-cell>
          <table:table-cell office:value-type="float" office:value="0.002938" calcext:value-type="float">
            <text:p>0,002938</text:p>
          </table:table-cell>
          <table:table-cell office:value-type="float" office:value="0.002988" calcext:value-type="float">
            <text:p>0,002988</text:p>
          </table:table-cell>
          <table:table-cell office:value-type="float" office:value="0.003028" calcext:value-type="float">
            <text:p>0,003028</text:p>
          </table:table-cell>
          <table:table-cell office:value-type="float" office:value="0.002954" calcext:value-type="float">
            <text:p>0,00295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935" calcext:value-type="float">
            <text:p>0,002935</text:p>
          </table:table-cell>
          <table:table-cell office:value-type="float" office:value="0.002968" calcext:value-type="float">
            <text:p>0,002968</text:p>
          </table:table-cell>
          <table:table-cell office:value-type="float" office:value="0.003074" calcext:value-type="float">
            <text:p>0,003074</text:p>
          </table:table-cell>
          <table:table-cell office:value-type="float" office:value="0.002929" calcext:value-type="float">
            <text:p>0,002929</text:p>
          </table:table-cell>
          <table:table-cell office:value-type="float" office:value="0.003003" calcext:value-type="float">
            <text:p>0,003003</text:p>
          </table:table-cell>
          <table:table-cell office:value-type="float" office:value="0.002947" calcext:value-type="float">
            <text:p>0,002947</text:p>
          </table:table-cell>
          <table:table-cell office:value-type="float" office:value="0.002999" calcext:value-type="float">
            <text:p>0,002999</text:p>
          </table:table-cell>
          <table:table-cell office:value-type="float" office:value="0.002977" calcext:value-type="float">
            <text:p>0,002977</text:p>
          </table:table-cell>
          <table:table-cell table:formula="of:=AVERAGE([.B41:.AE41])" office:value-type="float" office:value="0.00299346666666667" calcext:value-type="float">
            <text:p>0,0029934667</text:p>
          </table:table-cell>
          <table:table-cell table:formula="of:=VAR([.B41:.AE41])" office:value-type="float" office:value="0.00000000171646436781609" calcext:value-type="float">
            <text:p>1,71646436781609E-09</text:p>
          </table:table-cell>
          <table:table-cell table:formula="of:=STDEV([.B41:.AE41])" office:value-type="float" office:value="0.0000414302349476333" calcext:value-type="float">
            <text:p>4,14302349476333E-05</text:p>
          </table:table-cell>
          <table:table-cell table:formula="of:=CONFIDENCE(0.95;[.AH41];30)" office:value-type="float" office:value="0.000000474319800672424" calcext:value-type="float">
            <text:p>4,74319800672424E-07</text:p>
          </table:table-cell>
          <table:table-cell table:formula="of:=[.AF41]+[.AI41]" office:value-type="float" office:value="0.00299394098646734" calcext:value-type="float">
            <text:p>0,002993941</text:p>
          </table:table-cell>
          <table:table-cell table:formula="of:=[.AF41]-[.AI41]" office:value-type="float" office:value="0.00299299234686599" calcext:value-type="float">
            <text:p>0,00299299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045" calcext:value-type="float">
            <text:p>0,003045</text:p>
          </table:table-cell>
          <table:table-cell office:value-type="float" office:value="0.003051" calcext:value-type="float">
            <text:p>0,003051</text:p>
          </table:table-cell>
          <table:table-cell office:value-type="float" office:value="0.003068" calcext:value-type="float">
            <text:p>0,003068</text:p>
          </table:table-cell>
          <table:table-cell office:value-type="float" office:value="0.003056" calcext:value-type="float">
            <text:p>0,003056</text:p>
          </table:table-cell>
          <table:table-cell office:value-type="float" office:value="0.003199" calcext:value-type="float">
            <text:p>0,003199</text:p>
          </table:table-cell>
          <table:table-cell office:value-type="float" office:value="0.003057" calcext:value-type="float">
            <text:p>0,003057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0.003113" calcext:value-type="float">
            <text:p>0,003113</text:p>
          </table:table-cell>
          <table:table-cell office:value-type="float" office:value="0.003013" calcext:value-type="float">
            <text:p>0,003013</text:p>
          </table:table-cell>
          <table:table-cell office:value-type="float" office:value="0.003106" calcext:value-type="float">
            <text:p>0,003106</text:p>
          </table:table-cell>
          <table:table-cell office:value-type="float" office:value="0.003087" calcext:value-type="float">
            <text:p>0,003087</text:p>
          </table:table-cell>
          <table:table-cell office:value-type="float" office:value="0.003126" calcext:value-type="float">
            <text:p>0,003126</text:p>
          </table:table-cell>
          <table:table-cell office:value-type="float" office:value="0.003043" calcext:value-type="float">
            <text:p>0,003043</text:p>
          </table:table-cell>
          <table:table-cell office:value-type="float" office:value="0.002962" calcext:value-type="float">
            <text:p>0,002962</text:p>
          </table:table-cell>
          <table:table-cell office:value-type="float" office:value="0.003059" calcext:value-type="float">
            <text:p>0,003059</text:p>
          </table:table-cell>
          <table:table-cell office:value-type="float" office:value="0.003031" calcext:value-type="float">
            <text:p>0,003031</text:p>
          </table:table-cell>
          <table:table-cell office:value-type="float" office:value="0.002996" calcext:value-type="float">
            <text:p>0,002996</text:p>
          </table:table-cell>
          <table:table-cell office:value-type="float" office:value="0.003616" calcext:value-type="float">
            <text:p>0,003616</text:p>
          </table:table-cell>
          <table:table-cell office:value-type="float" office:value="0.003096" calcext:value-type="float">
            <text:p>0,003096</text:p>
          </table:table-cell>
          <table:table-cell office:value-type="float" office:value="0.003108" calcext:value-type="float">
            <text:p>0,003108</text:p>
          </table:table-cell>
          <table:table-cell office:value-type="float" office:value="0.002997" calcext:value-type="float">
            <text:p>0,002997</text:p>
          </table:table-cell>
          <table:table-cell office:value-type="float" office:value="0.003031" calcext:value-type="float">
            <text:p>0,003031</text:p>
          </table:table-cell>
          <table:table-cell office:value-type="float" office:value="0.003062" calcext:value-type="float">
            <text:p>0,003062</text:p>
          </table:table-cell>
          <table:table-cell office:value-type="float" office:value="0.002987" calcext:value-type="float">
            <text:p>0,002987</text:p>
          </table:table-cell>
          <table:table-cell office:value-type="float" office:value="0.003047" calcext:value-type="float">
            <text:p>0,003047</text:p>
          </table:table-cell>
          <table:table-cell office:value-type="float" office:value="0.003096" calcext:value-type="float">
            <text:p>0,003096</text:p>
          </table:table-cell>
          <table:table-cell office:value-type="float" office:value="0.003069" calcext:value-type="float">
            <text:p>0,003069</text:p>
          </table:table-cell>
          <table:table-cell office:value-type="float" office:value="0.003041" calcext:value-type="float">
            <text:p>0,003041</text:p>
          </table:table-cell>
          <table:table-cell office:value-type="float" office:value="0.00304" calcext:value-type="float">
            <text:p>0,00304</text:p>
          </table:table-cell>
          <table:table-cell office:value-type="float" office:value="0.003039" calcext:value-type="float">
            <text:p>0,003039</text:p>
          </table:table-cell>
          <table:table-cell table:formula="of:=AVERAGE([.B42:.AE42])" office:value-type="float" office:value="0.0030757" calcext:value-type="float">
            <text:p>0,0030757</text:p>
          </table:table-cell>
          <table:table-cell table:formula="of:=VAR([.B42:.AE42])" office:value-type="float" office:value="0.0000000126171827586207" calcext:value-type="float">
            <text:p>1,26171827586207E-08</text:p>
          </table:table-cell>
          <table:table-cell table:formula="of:=STDEV([.B42:.AE42])" office:value-type="float" office:value="0.000112326233617177" calcext:value-type="float">
            <text:p>0,0001123262</text:p>
          </table:table-cell>
          <table:table-cell table:formula="of:=CONFIDENCE(0.95;[.AH42];30)" office:value-type="float" office:value="0.00000128598249097371" calcext:value-type="float">
            <text:p>0,000001286</text:p>
          </table:table-cell>
          <table:table-cell table:formula="of:=[.AF42]+[.AI42]" office:value-type="float" office:value="0.00307698598249097" calcext:value-type="float">
            <text:p>0,003076986</text:p>
          </table:table-cell>
          <table:table-cell table:formula="of:=[.AF42]-[.AI42]" office:value-type="float" office:value="0.00307441401750903" calcext:value-type="float">
            <text:p>0,0030744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179" calcext:value-type="float">
            <text:p>0,003179</text:p>
          </table:table-cell>
          <table:table-cell office:value-type="float" office:value="0.003117" calcext:value-type="float">
            <text:p>0,003117</text:p>
          </table:table-cell>
          <table:table-cell office:value-type="float" office:value="0.003203" calcext:value-type="float">
            <text:p>0,003203</text:p>
          </table:table-cell>
          <table:table-cell office:value-type="float" office:value="0.003214" calcext:value-type="float">
            <text:p>0,003214</text:p>
          </table:table-cell>
          <table:table-cell office:value-type="float" office:value="0.003225" calcext:value-type="float">
            <text:p>0,003225</text:p>
          </table:table-cell>
          <table:table-cell office:value-type="float" office:value="0.003158" calcext:value-type="float">
            <text:p>0,003158</text:p>
          </table:table-cell>
          <table:table-cell office:value-type="float" office:value="0.003284" calcext:value-type="float">
            <text:p>0,003284</text:p>
          </table:table-cell>
          <table:table-cell office:value-type="float" office:value="0.00321" calcext:value-type="float">
            <text:p>0,00321</text:p>
          </table:table-cell>
          <table:table-cell office:value-type="float" office:value="0.003194" calcext:value-type="float">
            <text:p>0,003194</text:p>
          </table:table-cell>
          <table:table-cell office:value-type="float" office:value="0.003201" calcext:value-type="float">
            <text:p>0,003201</text:p>
          </table:table-cell>
          <table:table-cell office:value-type="float" office:value="0.003138" calcext:value-type="float">
            <text:p>0,003138</text:p>
          </table:table-cell>
          <table:table-cell office:value-type="float" office:value="0.003164" calcext:value-type="float">
            <text:p>0,003164</text:p>
          </table:table-cell>
          <table:table-cell office:value-type="float" office:value="0.003195" calcext:value-type="float">
            <text:p>0,003195</text:p>
          </table:table-cell>
          <table:table-cell office:value-type="float" office:value="0.003782" calcext:value-type="float">
            <text:p>0,003782</text:p>
          </table:table-cell>
          <table:table-cell office:value-type="float" office:value="0.003154" calcext:value-type="float">
            <text:p>0,003154</text:p>
          </table:table-cell>
          <table:table-cell office:value-type="float" office:value="0.003159" calcext:value-type="float">
            <text:p>0,003159</text:p>
          </table:table-cell>
          <table:table-cell office:value-type="float" office:value="0.003295" calcext:value-type="float">
            <text:p>0,003295</text:p>
          </table:table-cell>
          <table:table-cell office:value-type="float" office:value="0.003236" calcext:value-type="float">
            <text:p>0,003236</text:p>
          </table:table-cell>
          <table:table-cell office:value-type="float" office:value="0.003159" calcext:value-type="float">
            <text:p>0,003159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003221" calcext:value-type="float">
            <text:p>0,003221</text:p>
          </table:table-cell>
          <table:table-cell office:value-type="float" office:value="0.003185" calcext:value-type="float">
            <text:p>0,003185</text:p>
          </table:table-cell>
          <table:table-cell office:value-type="float" office:value="0.003137" calcext:value-type="float">
            <text:p>0,003137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3135" calcext:value-type="float">
            <text:p>0,003135</text:p>
          </table:table-cell>
          <table:table-cell office:value-type="float" office:value="0.003216" calcext:value-type="float">
            <text:p>0,003216</text:p>
          </table:table-cell>
          <table:table-cell table:number-columns-repeated="2" office:value-type="float" office:value="0.003226" calcext:value-type="float">
            <text:p>0,003226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0.003179" calcext:value-type="float">
            <text:p>0,003179</text:p>
          </table:table-cell>
          <table:table-cell table:formula="of:=AVERAGE([.B43:.AE43])" office:value-type="float" office:value="0.00322506666666667" calcext:value-type="float">
            <text:p>0,0032250667</text:p>
          </table:table-cell>
          <table:table-cell table:formula="of:=VAR([.B43:.AE43])" office:value-type="float" office:value="0.0000000161555816091954" calcext:value-type="float">
            <text:p>1,61555816091954E-08</text:p>
          </table:table-cell>
          <table:table-cell table:formula="of:=STDEV([.B43:.AE43])" office:value-type="float" office:value="0.000127104608921925" calcext:value-type="float">
            <text:p>0,0001271046</text:p>
          </table:table-cell>
          <table:table-cell table:formula="of:=CONFIDENCE(0.95;[.AH43];30)" office:value-type="float" office:value="0.00000145517477379977" calcext:value-type="float">
            <text:p>1,45517477379977E-06</text:p>
          </table:table-cell>
          <table:table-cell table:formula="of:=[.AF43]+[.AI43]" office:value-type="float" office:value="0.00322652184144047" calcext:value-type="float">
            <text:p>0,0032265218</text:p>
          </table:table-cell>
          <table:table-cell table:formula="of:=[.AF43]-[.AI43]" office:value-type="float" office:value="0.00322361149189287" calcext:value-type="float">
            <text:p>0,0032236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375" calcext:value-type="float">
            <text:p>0,003375</text:p>
          </table:table-cell>
          <table:table-cell office:value-type="float" office:value="0.00331" calcext:value-type="float">
            <text:p>0,00331</text:p>
          </table:table-cell>
          <table:table-cell office:value-type="float" office:value="0.003316" calcext:value-type="float">
            <text:p>0,003316</text:p>
          </table:table-cell>
          <table:table-cell office:value-type="float" office:value="0.003399" calcext:value-type="float">
            <text:p>0,003399</text:p>
          </table:table-cell>
          <table:table-cell office:value-type="float" office:value="0.003437" calcext:value-type="float">
            <text:p>0,003437</text:p>
          </table:table-cell>
          <table:table-cell office:value-type="float" office:value="0.00342" calcext:value-type="float">
            <text:p>0,00342</text:p>
          </table:table-cell>
          <table:table-cell office:value-type="float" office:value="0.003413" calcext:value-type="float">
            <text:p>0,003413</text:p>
          </table:table-cell>
          <table:table-cell office:value-type="float" office:value="0.00332" calcext:value-type="float">
            <text:p>0,00332</text:p>
          </table:table-cell>
          <table:table-cell office:value-type="float" office:value="0.003343" calcext:value-type="float">
            <text:p>0,003343</text:p>
          </table:table-cell>
          <table:table-cell office:value-type="float" office:value="0.003387" calcext:value-type="float">
            <text:p>0,003387</text:p>
          </table:table-cell>
          <table:table-cell office:value-type="float" office:value="0.003278" calcext:value-type="float">
            <text:p>0,003278</text:p>
          </table:table-cell>
          <table:table-cell office:value-type="float" office:value="0.003363" calcext:value-type="float">
            <text:p>0,003363</text:p>
          </table:table-cell>
          <table:table-cell office:value-type="float" office:value="0.003367" calcext:value-type="float">
            <text:p>0,003367</text:p>
          </table:table-cell>
          <table:table-cell office:value-type="float" office:value="0.003438" calcext:value-type="float">
            <text:p>0,003438</text:p>
          </table:table-cell>
          <table:table-cell office:value-type="float" office:value="0.003293" calcext:value-type="float">
            <text:p>0,003293</text:p>
          </table:table-cell>
          <table:table-cell office:value-type="float" office:value="0.003736" calcext:value-type="float">
            <text:p>0,003736</text:p>
          </table:table-cell>
          <table:table-cell office:value-type="float" office:value="0.003338" calcext:value-type="float">
            <text:p>0,003338</text:p>
          </table:table-cell>
          <table:table-cell office:value-type="float" office:value="0.003343" calcext:value-type="float">
            <text:p>0,003343</text:p>
          </table:table-cell>
          <table:table-cell office:value-type="float" office:value="0.003319" calcext:value-type="float">
            <text:p>0,003319</text:p>
          </table:table-cell>
          <table:table-cell office:value-type="float" office:value="0.003265" calcext:value-type="float">
            <text:p>0,003265</text:p>
          </table:table-cell>
          <table:table-cell office:value-type="float" office:value="0.003379" calcext:value-type="float">
            <text:p>0,003379</text:p>
          </table:table-cell>
          <table:table-cell office:value-type="float" office:value="0.003365" calcext:value-type="float">
            <text:p>0,003365</text:p>
          </table:table-cell>
          <table:table-cell office:value-type="float" office:value="0.003295" calcext:value-type="float">
            <text:p>0,003295</text:p>
          </table:table-cell>
          <table:table-cell office:value-type="float" office:value="0.003669" calcext:value-type="float">
            <text:p>0,003669</text:p>
          </table:table-cell>
          <table:table-cell office:value-type="float" office:value="0.003339" calcext:value-type="float">
            <text:p>0,003339</text:p>
          </table:table-cell>
          <table:table-cell office:value-type="float" office:value="0.003337" calcext:value-type="float">
            <text:p>0,003337</text:p>
          </table:table-cell>
          <table:table-cell office:value-type="float" office:value="0.003361" calcext:value-type="float">
            <text:p>0,003361</text:p>
          </table:table-cell>
          <table:table-cell office:value-type="float" office:value="0.003376" calcext:value-type="float">
            <text:p>0,003376</text:p>
          </table:table-cell>
          <table:table-cell office:value-type="float" office:value="0.003314" calcext:value-type="float">
            <text:p>0,003314</text:p>
          </table:table-cell>
          <table:table-cell office:value-type="float" office:value="0.003391" calcext:value-type="float">
            <text:p>0,003391</text:p>
          </table:table-cell>
          <table:table-cell table:formula="of:=AVERAGE([.B44:.AE44])" office:value-type="float" office:value="0.0033762" calcext:value-type="float">
            <text:p>0,0033762</text:p>
          </table:table-cell>
          <table:table-cell table:formula="of:=VAR([.B44:.AE44])" office:value-type="float" office:value="0.00000000992657931034483" calcext:value-type="float">
            <text:p>9,92657931034483E-09</text:p>
          </table:table-cell>
          <table:table-cell table:formula="of:=STDEV([.B44:.AE44])" office:value-type="float" office:value="0.0000996322202419721" calcext:value-type="float">
            <text:p>9,96322202419721E-05</text:p>
          </table:table-cell>
          <table:table-cell table:formula="of:=CONFIDENCE(0.95;[.AH44];30)" office:value-type="float" office:value="0.00000114065331527701" calcext:value-type="float">
            <text:p>1,14065331527701E-06</text:p>
          </table:table-cell>
          <table:table-cell table:formula="of:=[.AF44]+[.AI44]" office:value-type="float" office:value="0.00337734065331528" calcext:value-type="float">
            <text:p>0,0033773407</text:p>
          </table:table-cell>
          <table:table-cell table:formula="of:=[.AF44]-[.AI44]" office:value-type="float" office:value="0.00337505934668472" calcext:value-type="float">
            <text:p>0,00337505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63" calcext:value-type="float">
            <text:p>0,00363</text:p>
          </table:table-cell>
          <table:table-cell office:value-type="float" office:value="0.003549" calcext:value-type="float">
            <text:p>0,003549</text:p>
          </table:table-cell>
          <table:table-cell office:value-type="float" office:value="0.00359" calcext:value-type="float">
            <text:p>0,00359</text:p>
          </table:table-cell>
          <table:table-cell office:value-type="float" office:value="0.003659" calcext:value-type="float">
            <text:p>0,003659</text:p>
          </table:table-cell>
          <table:table-cell office:value-type="float" office:value="0.003565" calcext:value-type="float">
            <text:p>0,003565</text:p>
          </table:table-cell>
          <table:table-cell office:value-type="float" office:value="0.003735" calcext:value-type="float">
            <text:p>0,003735</text:p>
          </table:table-cell>
          <table:table-cell office:value-type="float" office:value="0.003527" calcext:value-type="float">
            <text:p>0,003527</text:p>
          </table:table-cell>
          <table:table-cell office:value-type="float" office:value="0.003539" calcext:value-type="float">
            <text:p>0,003539</text:p>
          </table:table-cell>
          <table:table-cell office:value-type="float" office:value="0.00371" calcext:value-type="float">
            <text:p>0,00371</text:p>
          </table:table-cell>
          <table:table-cell office:value-type="float" office:value="0.003599" calcext:value-type="float">
            <text:p>0,003599</text:p>
          </table:table-cell>
          <table:table-cell office:value-type="float" office:value="0.003579" calcext:value-type="float">
            <text:p>0,003579</text:p>
          </table:table-cell>
          <table:table-cell office:value-type="float" office:value="0.003618" calcext:value-type="float">
            <text:p>0,003618</text:p>
          </table:table-cell>
          <table:table-cell office:value-type="float" office:value="0.003583" calcext:value-type="float">
            <text:p>0,003583</text:p>
          </table:table-cell>
          <table:table-cell office:value-type="float" office:value="0.003605" calcext:value-type="float">
            <text:p>0,003605</text:p>
          </table:table-cell>
          <table:table-cell office:value-type="float" office:value="0.003601" calcext:value-type="float">
            <text:p>0,003601</text:p>
          </table:table-cell>
          <table:table-cell office:value-type="float" office:value="0.003651" calcext:value-type="float">
            <text:p>0,003651</text:p>
          </table:table-cell>
          <table:table-cell office:value-type="float" office:value="0.003597" calcext:value-type="float">
            <text:p>0,003597</text:p>
          </table:table-cell>
          <table:table-cell office:value-type="float" office:value="0.003833" calcext:value-type="float">
            <text:p>0,00383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3643" calcext:value-type="float">
            <text:p>0,003643</text:p>
          </table:table-cell>
          <table:table-cell office:value-type="float" office:value="0.003752" calcext:value-type="float">
            <text:p>0,003752</text:p>
          </table:table-cell>
          <table:table-cell office:value-type="float" office:value="0.003619" calcext:value-type="float">
            <text:p>0,003619</text:p>
          </table:table-cell>
          <table:table-cell office:value-type="float" office:value="0.003583" calcext:value-type="float">
            <text:p>0,003583</text:p>
          </table:table-cell>
          <table:table-cell office:value-type="float" office:value="0.003616" calcext:value-type="float">
            <text:p>0,003616</text:p>
          </table:table-cell>
          <table:table-cell office:value-type="float" office:value="0.003591" calcext:value-type="float">
            <text:p>0,003591</text:p>
          </table:table-cell>
          <table:table-cell office:value-type="float" office:value="0.003604" calcext:value-type="float">
            <text:p>0,003604</text:p>
          </table:table-cell>
          <table:table-cell office:value-type="float" office:value="0.003609" calcext:value-type="float">
            <text:p>0,003609</text:p>
          </table:table-cell>
          <table:table-cell office:value-type="float" office:value="0.003709" calcext:value-type="float">
            <text:p>0,003709</text:p>
          </table:table-cell>
          <table:table-cell office:value-type="float" office:value="0.003647" calcext:value-type="float">
            <text:p>0,003647</text:p>
          </table:table-cell>
          <table:table-cell office:value-type="float" office:value="0.003546" calcext:value-type="float">
            <text:p>0,003546</text:p>
          </table:table-cell>
          <table:table-cell table:formula="of:=AVERAGE([.B45:.AE45])" office:value-type="float" office:value="0.00362296666666667" calcext:value-type="float">
            <text:p>0,0036229667</text:p>
          </table:table-cell>
          <table:table-cell table:formula="of:=VAR([.B45:.AE45])" office:value-type="float" office:value="0.00000000458210229885058" calcext:value-type="float">
            <text:p>4,58210229885058E-09</text:p>
          </table:table-cell>
          <table:table-cell table:formula="of:=STDEV([.B45:.AE45])" office:value-type="float" office:value="0.0000676912276358656" calcext:value-type="float">
            <text:p>6,76912276358656E-05</text:p>
          </table:table-cell>
          <table:table-cell table:formula="of:=CONFIDENCE(0.95;[.AH45];30)" office:value-type="float" office:value="0.000000774972423885556" calcext:value-type="float">
            <text:p>0,000000775</text:p>
          </table:table-cell>
          <table:table-cell table:formula="of:=[.AF45]+[.AI45]" office:value-type="float" office:value="0.00362374163909055" calcext:value-type="float">
            <text:p>0,0036237416</text:p>
          </table:table-cell>
          <table:table-cell table:formula="of:=[.AF45]-[.AI45]" office:value-type="float" office:value="0.00362219169424278" calcext:value-type="float">
            <text:p>0,00362219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71" calcext:value-type="float">
            <text:p>0,00371</text:p>
          </table:table-cell>
          <table:table-cell office:value-type="float" office:value="0.003729" calcext:value-type="float">
            <text:p>0,003729</text:p>
          </table:table-cell>
          <table:table-cell office:value-type="float" office:value="0.003735" calcext:value-type="float">
            <text:p>0,003735</text:p>
          </table:table-cell>
          <table:table-cell office:value-type="float" office:value="0.00369" calcext:value-type="float">
            <text:p>0,00369</text:p>
          </table:table-cell>
          <table:table-cell office:value-type="float" office:value="0.00376" calcext:value-type="float">
            <text:p>0,00376</text:p>
          </table:table-cell>
          <table:table-cell office:value-type="float" office:value="0.003713" calcext:value-type="float">
            <text:p>0,003713</text:p>
          </table:table-cell>
          <table:table-cell office:value-type="float" office:value="0.003773" calcext:value-type="float">
            <text:p>0,003773</text:p>
          </table:table-cell>
          <table:table-cell office:value-type="float" office:value="0.003679" calcext:value-type="float">
            <text:p>0,003679</text:p>
          </table:table-cell>
          <table:table-cell office:value-type="float" office:value="0.003677" calcext:value-type="float">
            <text:p>0,003677</text:p>
          </table:table-cell>
          <table:table-cell office:value-type="float" office:value="0.003699" calcext:value-type="float">
            <text:p>0,003699</text:p>
          </table:table-cell>
          <table:table-cell office:value-type="float" office:value="0.003724" calcext:value-type="float">
            <text:p>0,003724</text:p>
          </table:table-cell>
          <table:table-cell office:value-type="float" office:value="0.003698" calcext:value-type="float">
            <text:p>0,003698</text:p>
          </table:table-cell>
          <table:table-cell office:value-type="float" office:value="0.003689" calcext:value-type="float">
            <text:p>0,003689</text:p>
          </table:table-cell>
          <table:table-cell office:value-type="float" office:value="0.003708" calcext:value-type="float">
            <text:p>0,003708</text:p>
          </table:table-cell>
          <table:table-cell office:value-type="float" office:value="0.003727" calcext:value-type="float">
            <text:p>0,003727</text:p>
          </table:table-cell>
          <table:table-cell office:value-type="float" office:value="0.003737" calcext:value-type="float">
            <text:p>0,003737</text:p>
          </table:table-cell>
          <table:table-cell office:value-type="float" office:value="0.003714" calcext:value-type="float">
            <text:p>0,003714</text:p>
          </table:table-cell>
          <table:table-cell office:value-type="float" office:value="0.003737" calcext:value-type="float">
            <text:p>0,003737</text:p>
          </table:table-cell>
          <table:table-cell office:value-type="float" office:value="0.003724" calcext:value-type="float">
            <text:p>0,003724</text:p>
          </table:table-cell>
          <table:table-cell office:value-type="float" office:value="0.003761" calcext:value-type="float">
            <text:p>0,003761</text:p>
          </table:table-cell>
          <table:table-cell office:value-type="float" office:value="0.003704" calcext:value-type="float">
            <text:p>0,003704</text:p>
          </table:table-cell>
          <table:table-cell office:value-type="float" office:value="0.003751" calcext:value-type="float">
            <text:p>0,003751</text:p>
          </table:table-cell>
          <table:table-cell office:value-type="float" office:value="0.003781" calcext:value-type="float">
            <text:p>0,003781</text:p>
          </table:table-cell>
          <table:table-cell office:value-type="float" office:value="0.003839" calcext:value-type="float">
            <text:p>0,003839</text:p>
          </table:table-cell>
          <table:table-cell office:value-type="float" office:value="0.003846" calcext:value-type="float">
            <text:p>0,003846</text:p>
          </table:table-cell>
          <table:table-cell office:value-type="float" office:value="0.003759" calcext:value-type="float">
            <text:p>0,003759</text:p>
          </table:table-cell>
          <table:table-cell office:value-type="float" office:value="0.003761" calcext:value-type="float">
            <text:p>0,003761</text:p>
          </table:table-cell>
          <table:table-cell office:value-type="float" office:value="0.003691" calcext:value-type="float">
            <text:p>0,003691</text:p>
          </table:table-cell>
          <table:table-cell office:value-type="float" office:value="0.003755" calcext:value-type="float">
            <text:p>0,003755</text:p>
          </table:table-cell>
          <table:table-cell office:value-type="float" office:value="0.003687" calcext:value-type="float">
            <text:p>0,003687</text:p>
          </table:table-cell>
          <table:table-cell table:formula="of:=AVERAGE([.B46:.AE46])" office:value-type="float" office:value="0.00373193333333333" calcext:value-type="float">
            <text:p>0,0037319333</text:p>
          </table:table-cell>
          <table:table-cell table:formula="of:=VAR([.B46:.AE46])" office:value-type="float" office:value="0.00000000175034022988506" calcext:value-type="float">
            <text:p>1,75034022988506E-09</text:p>
          </table:table-cell>
          <table:table-cell table:formula="of:=STDEV([.B46:.AE46])" office:value-type="float" office:value="0.0000418370676539963" calcext:value-type="float">
            <text:p>4,18370676539963E-05</text:p>
          </table:table-cell>
          <table:table-cell table:formula="of:=CONFIDENCE(0.95;[.AH46];30)" office:value-type="float" office:value="0.000000478977481432213" calcext:value-type="float">
            <text:p>0,000000479</text:p>
          </table:table-cell>
          <table:table-cell table:formula="of:=[.AF46]+[.AI46]" office:value-type="float" office:value="0.00373241231081477" calcext:value-type="float">
            <text:p>0,0037324123</text:p>
          </table:table-cell>
          <table:table-cell table:formula="of:=[.AF46]-[.AI46]" office:value-type="float" office:value="0.0037314543558519" calcext:value-type="float">
            <text:p>0,00373145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022" calcext:value-type="float">
            <text:p>0,004022</text:p>
          </table:table-cell>
          <table:table-cell office:value-type="float" office:value="0.003826" calcext:value-type="float">
            <text:p>0,003826</text:p>
          </table:table-cell>
          <table:table-cell office:value-type="float" office:value="0.003849" calcext:value-type="float">
            <text:p>0,003849</text:p>
          </table:table-cell>
          <table:table-cell office:value-type="float" office:value="0.003761" calcext:value-type="float">
            <text:p>0,003761</text:p>
          </table:table-cell>
          <table:table-cell office:value-type="float" office:value="0.003885" calcext:value-type="float">
            <text:p>0,003885</text:p>
          </table:table-cell>
          <table:table-cell office:value-type="float" office:value="0.003822" calcext:value-type="float">
            <text:p>0,003822</text:p>
          </table:table-cell>
          <table:table-cell office:value-type="float" office:value="0.003839" calcext:value-type="float">
            <text:p>0,003839</text:p>
          </table:table-cell>
          <table:table-cell office:value-type="float" office:value="0.003737" calcext:value-type="float">
            <text:p>0,003737</text:p>
          </table:table-cell>
          <table:table-cell office:value-type="float" office:value="0.003814" calcext:value-type="float">
            <text:p>0,003814</text:p>
          </table:table-cell>
          <table:table-cell office:value-type="float" office:value="0.003849" calcext:value-type="float">
            <text:p>0,003849</text:p>
          </table:table-cell>
          <table:table-cell office:value-type="float" office:value="0.00376" calcext:value-type="float">
            <text:p>0,00376</text:p>
          </table:table-cell>
          <table:table-cell office:value-type="float" office:value="0.003859" calcext:value-type="float">
            <text:p>0,003859</text:p>
          </table:table-cell>
          <table:table-cell office:value-type="float" office:value="0.003831" calcext:value-type="float">
            <text:p>0,003831</text:p>
          </table:table-cell>
          <table:table-cell office:value-type="float" office:value="0.003744" calcext:value-type="float">
            <text:p>0,003744</text:p>
          </table:table-cell>
          <table:table-cell office:value-type="float" office:value="0.003827" calcext:value-type="float">
            <text:p>0,003827</text:p>
          </table:table-cell>
          <table:table-cell office:value-type="float" office:value="0.003809" calcext:value-type="float">
            <text:p>0,003809</text:p>
          </table:table-cell>
          <table:table-cell office:value-type="float" office:value="0.003749" calcext:value-type="float">
            <text:p>0,003749</text:p>
          </table:table-cell>
          <table:table-cell office:value-type="float" office:value="0.003808" calcext:value-type="float">
            <text:p>0,003808</text:p>
          </table:table-cell>
          <table:table-cell office:value-type="float" office:value="0.003812" calcext:value-type="float">
            <text:p>0,003812</text:p>
          </table:table-cell>
          <table:table-cell office:value-type="float" office:value="0.003807" calcext:value-type="float">
            <text:p>0,003807</text:p>
          </table:table-cell>
          <table:table-cell office:value-type="float" office:value="0.003796" calcext:value-type="float">
            <text:p>0,003796</text:p>
          </table:table-cell>
          <table:table-cell office:value-type="float" office:value="0.003814" calcext:value-type="float">
            <text:p>0,003814</text:p>
          </table:table-cell>
          <table:table-cell office:value-type="float" office:value="0.003911" calcext:value-type="float">
            <text:p>0,003911</text:p>
          </table:table-cell>
          <table:table-cell office:value-type="float" office:value="0.003837" calcext:value-type="float">
            <text:p>0,003837</text:p>
          </table:table-cell>
          <table:table-cell office:value-type="float" office:value="0.003778" calcext:value-type="float">
            <text:p>0,003778</text:p>
          </table:table-cell>
          <table:table-cell office:value-type="float" office:value="0.003815" calcext:value-type="float">
            <text:p>0,003815</text:p>
          </table:table-cell>
          <table:table-cell office:value-type="float" office:value="0.003851" calcext:value-type="float">
            <text:p>0,003851</text:p>
          </table:table-cell>
          <table:table-cell office:value-type="float" office:value="0.003766" calcext:value-type="float">
            <text:p>0,003766</text:p>
          </table:table-cell>
          <table:table-cell office:value-type="float" office:value="0.003843" calcext:value-type="float">
            <text:p>0,003843</text:p>
          </table:table-cell>
          <table:table-cell office:value-type="float" office:value="0.003859" calcext:value-type="float">
            <text:p>0,003859</text:p>
          </table:table-cell>
          <table:table-cell table:formula="of:=AVERAGE([.B47:.AE47])" office:value-type="float" office:value="0.00382266666666667" calcext:value-type="float">
            <text:p>0,0038226667</text:p>
          </table:table-cell>
          <table:table-cell table:formula="of:=VAR([.B47:.AE47])" office:value-type="float" office:value="0.00000000313133333333333" calcext:value-type="float">
            <text:p>3,13133333333333E-09</text:p>
          </table:table-cell>
          <table:table-cell table:formula="of:=STDEV([.B47:.AE47])" office:value-type="float" office:value="0.000055958317820797" calcext:value-type="float">
            <text:p>5,5958317820797E-05</text:p>
          </table:table-cell>
          <table:table-cell table:formula="of:=CONFIDENCE(0.95;[.AH47];30)" office:value-type="float" office:value="0.00000064064657582254" calcext:value-type="float">
            <text:p>6,4064657582254E-07</text:p>
          </table:table-cell>
          <table:table-cell table:formula="of:=[.AF47]+[.AI47]" office:value-type="float" office:value="0.00382330731324249" calcext:value-type="float">
            <text:p>0,0038233073</text:p>
          </table:table-cell>
          <table:table-cell table:formula="of:=[.AF47]-[.AI47]" office:value-type="float" office:value="0.00382202602009084" calcext:value-type="float">
            <text:p>0,0038220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12" calcext:value-type="float">
            <text:p>0,003812</text:p>
          </table:table-cell>
          <table:table-cell office:value-type="float" office:value="0.003881" calcext:value-type="float">
            <text:p>0,003881</text:p>
          </table:table-cell>
          <table:table-cell office:value-type="float" office:value="0.00387" calcext:value-type="float">
            <text:p>0,00387</text:p>
          </table:table-cell>
          <table:table-cell office:value-type="float" office:value="0.003993" calcext:value-type="float">
            <text:p>0,003993</text:p>
          </table:table-cell>
          <table:table-cell office:value-type="float" office:value="0.003861" calcext:value-type="float">
            <text:p>0,003861</text:p>
          </table:table-cell>
          <table:table-cell office:value-type="float" office:value="0.003884" calcext:value-type="float">
            <text:p>0,003884</text:p>
          </table:table-cell>
          <table:table-cell office:value-type="float" office:value="0.003868" calcext:value-type="float">
            <text:p>0,003868</text:p>
          </table:table-cell>
          <table:table-cell office:value-type="float" office:value="0.003805" calcext:value-type="float">
            <text:p>0,003805</text:p>
          </table:table-cell>
          <table:table-cell office:value-type="float" office:value="0.003908" calcext:value-type="float">
            <text:p>0,003908</text:p>
          </table:table-cell>
          <table:table-cell office:value-type="float" office:value="0.003884" calcext:value-type="float">
            <text:p>0,003884</text:p>
          </table:table-cell>
          <table:table-cell office:value-type="float" office:value="0.003871" calcext:value-type="float">
            <text:p>0,003871</text:p>
          </table:table-cell>
          <table:table-cell office:value-type="float" office:value="0.003879" calcext:value-type="float">
            <text:p>0,003879</text:p>
          </table:table-cell>
          <table:table-cell office:value-type="float" office:value="0.003888" calcext:value-type="float">
            <text:p>0,003888</text:p>
          </table:table-cell>
          <table:table-cell office:value-type="float" office:value="0.003936" calcext:value-type="float">
            <text:p>0,003936</text:p>
          </table:table-cell>
          <table:table-cell table:number-columns-repeated="2" office:value-type="float" office:value="0.003845" calcext:value-type="float">
            <text:p>0,003845</text:p>
          </table:table-cell>
          <table:table-cell office:value-type="float" office:value="0.003903" calcext:value-type="float">
            <text:p>0,003903</text:p>
          </table:table-cell>
          <table:table-cell office:value-type="float" office:value="0.003833" calcext:value-type="float">
            <text:p>0,003833</text:p>
          </table:table-cell>
          <table:table-cell table:number-columns-repeated="2" office:value-type="float" office:value="0.003932" calcext:value-type="float">
            <text:p>0,003932</text:p>
          </table:table-cell>
          <table:table-cell office:value-type="float" office:value="0.003895" calcext:value-type="float">
            <text:p>0,003895</text:p>
          </table:table-cell>
          <table:table-cell office:value-type="float" office:value="0.003851" calcext:value-type="float">
            <text:p>0,003851</text:p>
          </table:table-cell>
          <table:table-cell office:value-type="float" office:value="0.003819" calcext:value-type="float">
            <text:p>0,003819</text:p>
          </table:table-cell>
          <table:table-cell office:value-type="float" office:value="0.003845" calcext:value-type="float">
            <text:p>0,003845</text:p>
          </table:table-cell>
          <table:table-cell office:value-type="float" office:value="0.003861" calcext:value-type="float">
            <text:p>0,003861</text:p>
          </table:table-cell>
          <table:table-cell office:value-type="float" office:value="0.003882" calcext:value-type="float">
            <text:p>0,003882</text:p>
          </table:table-cell>
          <table:table-cell office:value-type="float" office:value="0.003902" calcext:value-type="float">
            <text:p>0,003902</text:p>
          </table:table-cell>
          <table:table-cell office:value-type="float" office:value="0.003915" calcext:value-type="float">
            <text:p>0,003915</text:p>
          </table:table-cell>
          <table:table-cell office:value-type="float" office:value="0.003874" calcext:value-type="float">
            <text:p>0,003874</text:p>
          </table:table-cell>
          <table:table-cell office:value-type="float" office:value="0.003886" calcext:value-type="float">
            <text:p>0,003886</text:p>
          </table:table-cell>
          <table:table-cell table:formula="of:=AVERAGE([.B48:.AE48])" office:value-type="float" office:value="0.00387866666666667" calcext:value-type="float">
            <text:p>0,0038786667</text:p>
          </table:table-cell>
          <table:table-cell table:formula="of:=VAR([.B48:.AE48])" office:value-type="float" office:value="0.0000000016007816091954" calcext:value-type="float">
            <text:p>1,6007816091954E-09</text:p>
          </table:table-cell>
          <table:table-cell table:formula="of:=STDEV([.B48:.AE48])" office:value-type="float" office:value="0.0000400097689220445" calcext:value-type="float">
            <text:p>4,00097689220445E-05</text:p>
          </table:table-cell>
          <table:table-cell table:formula="of:=CONFIDENCE(0.95;[.AH48];30)" office:value-type="float" office:value="0.00000045805739803409" calcext:value-type="float">
            <text:p>4,5805739803409E-07</text:p>
          </table:table-cell>
          <table:table-cell table:formula="of:=[.AF48]+[.AI48]" office:value-type="float" office:value="0.0038791247240647" calcext:value-type="float">
            <text:p>0,0038791247</text:p>
          </table:table-cell>
          <table:table-cell table:formula="of:=[.AF48]-[.AI48]" office:value-type="float" office:value="0.00387820860926863" calcext:value-type="float">
            <text:p>0,00387820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4263" calcext:value-type="float">
            <text:p>0,004263</text:p>
          </table:table-cell>
          <table:table-cell office:value-type="float" office:value="0.004158" calcext:value-type="float">
            <text:p>0,004158</text:p>
          </table:table-cell>
          <table:table-cell office:value-type="float" office:value="0.004178" calcext:value-type="float">
            <text:p>0,004178</text:p>
          </table:table-cell>
          <table:table-cell office:value-type="float" office:value="0.004162" calcext:value-type="float">
            <text:p>0,004162</text:p>
          </table:table-cell>
          <table:table-cell office:value-type="float" office:value="0.004202" calcext:value-type="float">
            <text:p>0,004202</text:p>
          </table:table-cell>
          <table:table-cell office:value-type="float" office:value="0.004163" calcext:value-type="float">
            <text:p>0,004163</text:p>
          </table:table-cell>
          <table:table-cell office:value-type="float" office:value="0.004141" calcext:value-type="float">
            <text:p>0,004141</text:p>
          </table:table-cell>
          <table:table-cell office:value-type="float" office:value="0.004168" calcext:value-type="float">
            <text:p>0,004168</text:p>
          </table:table-cell>
          <table:table-cell office:value-type="float" office:value="0.004083" calcext:value-type="float">
            <text:p>0,004083</text:p>
          </table:table-cell>
          <table:table-cell office:value-type="float" office:value="0.004124" calcext:value-type="float">
            <text:p>0,004124</text:p>
          </table:table-cell>
          <table:table-cell office:value-type="float" office:value="0.004229" calcext:value-type="float">
            <text:p>0,004229</text:p>
          </table:table-cell>
          <table:table-cell office:value-type="float" office:value="0.004165" calcext:value-type="float">
            <text:p>0,004165</text:p>
          </table:table-cell>
          <table:table-cell office:value-type="float" office:value="0.004214" calcext:value-type="float">
            <text:p>0,004214</text:p>
          </table:table-cell>
          <table:table-cell office:value-type="float" office:value="0.004193" calcext:value-type="float">
            <text:p>0,004193</text:p>
          </table:table-cell>
          <table:table-cell office:value-type="float" office:value="0.004113" calcext:value-type="float">
            <text:p>0,004113</text:p>
          </table:table-cell>
          <table:table-cell office:value-type="float" office:value="0.004173" calcext:value-type="float">
            <text:p>0,004173</text:p>
          </table:table-cell>
          <table:table-cell office:value-type="float" office:value="0.004172" calcext:value-type="float">
            <text:p>0,004172</text:p>
          </table:table-cell>
          <table:table-cell office:value-type="float" office:value="0.004129" calcext:value-type="float">
            <text:p>0,004129</text:p>
          </table:table-cell>
          <table:table-cell office:value-type="float" office:value="0.004164" calcext:value-type="float">
            <text:p>0,004164</text:p>
          </table:table-cell>
          <table:table-cell office:value-type="float" office:value="0.004157" calcext:value-type="float">
            <text:p>0,004157</text:p>
          </table:table-cell>
          <table:table-cell office:value-type="float" office:value="0.004112" calcext:value-type="float">
            <text:p>0,004112</text:p>
          </table:table-cell>
          <table:table-cell office:value-type="float" office:value="0.004164" calcext:value-type="float">
            <text:p>0,004164</text:p>
          </table:table-cell>
          <table:table-cell office:value-type="float" office:value="0.004193" calcext:value-type="float">
            <text:p>0,004193</text:p>
          </table:table-cell>
          <table:table-cell office:value-type="float" office:value="0.00416" calcext:value-type="float">
            <text:p>0,00416</text:p>
          </table:table-cell>
          <table:table-cell office:value-type="float" office:value="0.004145" calcext:value-type="float">
            <text:p>0,004145</text:p>
          </table:table-cell>
          <table:table-cell office:value-type="float" office:value="0.004156" calcext:value-type="float">
            <text:p>0,004156</text:p>
          </table:table-cell>
          <table:table-cell office:value-type="float" office:value="0.004198" calcext:value-type="float">
            <text:p>0,004198</text:p>
          </table:table-cell>
          <table:table-cell office:value-type="float" office:value="0.004182" calcext:value-type="float">
            <text:p>0,004182</text:p>
          </table:table-cell>
          <table:table-cell office:value-type="float" office:value="0.004198" calcext:value-type="float">
            <text:p>0,004198</text:p>
          </table:table-cell>
          <table:table-cell office:value-type="float" office:value="0.004125" calcext:value-type="float">
            <text:p>0,004125</text:p>
          </table:table-cell>
          <table:table-cell table:formula="of:=AVERAGE([.B49:.AE49])" office:value-type="float" office:value="0.00416613333333333" calcext:value-type="float">
            <text:p>0,0041661333</text:p>
          </table:table-cell>
          <table:table-cell table:formula="of:=VAR([.B49:.AE49])" office:value-type="float" office:value="0.00000000137177471264367" calcext:value-type="float">
            <text:p>1,37177471264367E-09</text:p>
          </table:table-cell>
          <table:table-cell table:formula="of:=STDEV([.B49:.AE49])" office:value-type="float" office:value="0.0000370374771365933" calcext:value-type="float">
            <text:p>3,70374771365933E-05</text:p>
          </table:table-cell>
          <table:table-cell table:formula="of:=CONFIDENCE(0.95;[.AH49];30)" office:value-type="float" office:value="0.000000424028702589869" calcext:value-type="float">
            <text:p>0,000000424</text:p>
          </table:table-cell>
          <table:table-cell table:formula="of:=[.AF49]+[.AI49]" office:value-type="float" office:value="0.00416655736203592" calcext:value-type="float">
            <text:p>0,0041665574</text:p>
          </table:table-cell>
          <table:table-cell table:formula="of:=[.AF49]-[.AI49]" office:value-type="float" office:value="0.00416570930463074" calcext:value-type="float">
            <text:p>0,00416570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4128" calcext:value-type="float">
            <text:p>0,004128</text:p>
          </table:table-cell>
          <table:table-cell office:value-type="float" office:value="0.004184" calcext:value-type="float">
            <text:p>0,004184</text:p>
          </table:table-cell>
          <table:table-cell office:value-type="float" office:value="0.004224" calcext:value-type="float">
            <text:p>0,004224</text:p>
          </table:table-cell>
          <table:table-cell office:value-type="float" office:value="0.004345" calcext:value-type="float">
            <text:p>0,004345</text:p>
          </table:table-cell>
          <table:table-cell office:value-type="float" office:value="0.004192" calcext:value-type="float">
            <text:p>0,004192</text:p>
          </table:table-cell>
          <table:table-cell office:value-type="float" office:value="0.004275" calcext:value-type="float">
            <text:p>0,004275</text:p>
          </table:table-cell>
          <table:table-cell office:value-type="float" office:value="0.004233" calcext:value-type="float">
            <text:p>0,004233</text:p>
          </table:table-cell>
          <table:table-cell office:value-type="float" office:value="0.004226" calcext:value-type="float">
            <text:p>0,004226</text:p>
          </table:table-cell>
          <table:table-cell office:value-type="float" office:value="0.004215" calcext:value-type="float">
            <text:p>0,004215</text:p>
          </table:table-cell>
          <table:table-cell office:value-type="float" office:value="0.004277" calcext:value-type="float">
            <text:p>0,004277</text:p>
          </table:table-cell>
          <table:table-cell office:value-type="float" office:value="0.004196" calcext:value-type="float">
            <text:p>0,004196</text:p>
          </table:table-cell>
          <table:table-cell office:value-type="float" office:value="0.004126" calcext:value-type="float">
            <text:p>0,004126</text:p>
          </table:table-cell>
          <table:table-cell office:value-type="float" office:value="0.00418" calcext:value-type="float">
            <text:p>0,00418</text:p>
          </table:table-cell>
          <table:table-cell office:value-type="float" office:value="0.004224" calcext:value-type="float">
            <text:p>0,004224</text:p>
          </table:table-cell>
          <table:table-cell office:value-type="float" office:value="0.004174" calcext:value-type="float">
            <text:p>0,004174</text:p>
          </table:table-cell>
          <table:table-cell office:value-type="float" office:value="0.004265" calcext:value-type="float">
            <text:p>0,004265</text:p>
          </table:table-cell>
          <table:table-cell office:value-type="float" office:value="0.004191" calcext:value-type="float">
            <text:p>0,004191</text:p>
          </table:table-cell>
          <table:table-cell office:value-type="float" office:value="0.004207" calcext:value-type="float">
            <text:p>0,004207</text:p>
          </table:table-cell>
          <table:table-cell office:value-type="float" office:value="0.004166" calcext:value-type="float">
            <text:p>0,004166</text:p>
          </table:table-cell>
          <table:table-cell office:value-type="float" office:value="0.004149" calcext:value-type="float">
            <text:p>0,004149</text:p>
          </table:table-cell>
          <table:table-cell office:value-type="float" office:value="0.004228" calcext:value-type="float">
            <text:p>0,004228</text:p>
          </table:table-cell>
          <table:table-cell office:value-type="float" office:value="0.004227" calcext:value-type="float">
            <text:p>0,004227</text:p>
          </table:table-cell>
          <table:table-cell office:value-type="float" office:value="0.004261" calcext:value-type="float">
            <text:p>0,004261</text:p>
          </table:table-cell>
          <table:table-cell office:value-type="float" office:value="0.004222" calcext:value-type="float">
            <text:p>0,004222</text:p>
          </table:table-cell>
          <table:table-cell office:value-type="float" office:value="0.004236" calcext:value-type="float">
            <text:p>0,004236</text:p>
          </table:table-cell>
          <table:table-cell office:value-type="float" office:value="0.00414" calcext:value-type="float">
            <text:p>0,00414</text:p>
          </table:table-cell>
          <table:table-cell office:value-type="float" office:value="0.004272" calcext:value-type="float">
            <text:p>0,004272</text:p>
          </table:table-cell>
          <table:table-cell office:value-type="float" office:value="0.004208" calcext:value-type="float">
            <text:p>0,004208</text:p>
          </table:table-cell>
          <table:table-cell office:value-type="float" office:value="0.004227" calcext:value-type="float">
            <text:p>0,004227</text:p>
          </table:table-cell>
          <table:table-cell office:value-type="float" office:value="0.004176" calcext:value-type="float">
            <text:p>0,004176</text:p>
          </table:table-cell>
          <table:table-cell table:formula="of:=AVERAGE([.B50:.AE50])" office:value-type="float" office:value="0.00421246666666667" calcext:value-type="float">
            <text:p>0,0042124667</text:p>
          </table:table-cell>
          <table:table-cell table:formula="of:=VAR([.B50:.AE50])" office:value-type="float" office:value="0.00000000235894712643679" calcext:value-type="float">
            <text:p>2,35894712643679E-09</text:p>
          </table:table-cell>
          <table:table-cell table:formula="of:=STDEV([.B50:.AE50])" office:value-type="float" office:value="0.0000485689934674046" calcext:value-type="float">
            <text:p>0,000048569</text:p>
          </table:table-cell>
          <table:table-cell table:formula="of:=CONFIDENCE(0.95;[.AH50];30)" office:value-type="float" office:value="0.000000556048869368905" calcext:value-type="float">
            <text:p>0,000000556</text:p>
          </table:table-cell>
          <table:table-cell table:formula="of:=[.AF50]+[.AI50]" office:value-type="float" office:value="0.00421302271553604" calcext:value-type="float">
            <text:p>0,0042130227</text:p>
          </table:table-cell>
          <table:table-cell table:formula="of:=[.AF50]-[.AI50]" office:value-type="float" office:value="0.0042119106177973" calcext:value-type="float">
            <text:p>0,00421191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4326" calcext:value-type="float">
            <text:p>0,004326</text:p>
          </table:table-cell>
          <table:table-cell office:value-type="float" office:value="0.004376" calcext:value-type="float">
            <text:p>0,004376</text:p>
          </table:table-cell>
          <table:table-cell office:value-type="float" office:value="0.004279" calcext:value-type="float">
            <text:p>0,004279</text:p>
          </table:table-cell>
          <table:table-cell office:value-type="float" office:value="0.00425" calcext:value-type="float">
            <text:p>0,00425</text:p>
          </table:table-cell>
          <table:table-cell office:value-type="float" office:value="0.004266" calcext:value-type="float">
            <text:p>0,004266</text:p>
          </table:table-cell>
          <table:table-cell office:value-type="float" office:value="0.004279" calcext:value-type="float">
            <text:p>0,004279</text:p>
          </table:table-cell>
          <table:table-cell office:value-type="float" office:value="0.004251" calcext:value-type="float">
            <text:p>0,004251</text:p>
          </table:table-cell>
          <table:table-cell office:value-type="float" office:value="0.004323" calcext:value-type="float">
            <text:p>0,004323</text:p>
          </table:table-cell>
          <table:table-cell office:value-type="float" office:value="0.00423" calcext:value-type="float">
            <text:p>0,00423</text:p>
          </table:table-cell>
          <table:table-cell office:value-type="float" office:value="0.004259" calcext:value-type="float">
            <text:p>0,004259</text:p>
          </table:table-cell>
          <table:table-cell office:value-type="float" office:value="0.004261" calcext:value-type="float">
            <text:p>0,004261</text:p>
          </table:table-cell>
          <table:table-cell office:value-type="float" office:value="0.004323" calcext:value-type="float">
            <text:p>0,004323</text:p>
          </table:table-cell>
          <table:table-cell office:value-type="float" office:value="0.004302" calcext:value-type="float">
            <text:p>0,004302</text:p>
          </table:table-cell>
          <table:table-cell office:value-type="float" office:value="0.004323" calcext:value-type="float">
            <text:p>0,004323</text:p>
          </table:table-cell>
          <table:table-cell office:value-type="float" office:value="0.004378" calcext:value-type="float">
            <text:p>0,004378</text:p>
          </table:table-cell>
          <table:table-cell office:value-type="float" office:value="0.004286" calcext:value-type="float">
            <text:p>0,004286</text:p>
          </table:table-cell>
          <table:table-cell office:value-type="float" office:value="0.004301" calcext:value-type="float">
            <text:p>0,004301</text:p>
          </table:table-cell>
          <table:table-cell office:value-type="float" office:value="0.004326" calcext:value-type="float">
            <text:p>0,004326</text:p>
          </table:table-cell>
          <table:table-cell office:value-type="float" office:value="0.004224" calcext:value-type="float">
            <text:p>0,004224</text:p>
          </table:table-cell>
          <table:table-cell office:value-type="float" office:value="0.004263" calcext:value-type="float">
            <text:p>0,004263</text:p>
          </table:table-cell>
          <table:table-cell office:value-type="float" office:value="0.004204" calcext:value-type="float">
            <text:p>0,004204</text:p>
          </table:table-cell>
          <table:table-cell office:value-type="float" office:value="0.004283" calcext:value-type="float">
            <text:p>0,004283</text:p>
          </table:table-cell>
          <table:table-cell office:value-type="float" office:value="0.004262" calcext:value-type="float">
            <text:p>0,004262</text:p>
          </table:table-cell>
          <table:table-cell office:value-type="float" office:value="0.004323" calcext:value-type="float">
            <text:p>0,004323</text:p>
          </table:table-cell>
          <table:table-cell office:value-type="float" office:value="0.004277" calcext:value-type="float">
            <text:p>0,004277</text:p>
          </table:table-cell>
          <table:table-cell office:value-type="float" office:value="0.004231" calcext:value-type="float">
            <text:p>0,004231</text:p>
          </table:table-cell>
          <table:table-cell office:value-type="float" office:value="0.004228" calcext:value-type="float">
            <text:p>0,004228</text:p>
          </table:table-cell>
          <table:table-cell office:value-type="float" office:value="0.004295" calcext:value-type="float">
            <text:p>0,004295</text:p>
          </table:table-cell>
          <table:table-cell office:value-type="float" office:value="0.004182" calcext:value-type="float">
            <text:p>0,004182</text:p>
          </table:table-cell>
          <table:table-cell office:value-type="float" office:value="0.00431" calcext:value-type="float">
            <text:p>0,00431</text:p>
          </table:table-cell>
          <table:table-cell table:formula="of:=AVERAGE([.B51:.AE51])" office:value-type="float" office:value="0.0042807" calcext:value-type="float">
            <text:p>0,0042807</text:p>
          </table:table-cell>
          <table:table-cell table:formula="of:=VAR([.B51:.AE51])" office:value-type="float" office:value="0.0000000021383551724138" calcext:value-type="float">
            <text:p>2,1383551724138E-09</text:p>
          </table:table-cell>
          <table:table-cell table:formula="of:=STDEV([.B51:.AE51])" office:value-type="float" office:value="0.0000462423525830358" calcext:value-type="float">
            <text:p>4,62423525830358E-05</text:p>
          </table:table-cell>
          <table:table-cell table:formula="of:=CONFIDENCE(0.95;[.AH51];30)" office:value-type="float" office:value="0.000000529411997965569" calcext:value-type="float">
            <text:p>5,29411997965569E-07</text:p>
          </table:table-cell>
          <table:table-cell table:formula="of:=[.AF51]+[.AI51]" office:value-type="float" office:value="0.00428122941199796" calcext:value-type="float">
            <text:p>0,0042812294</text:p>
          </table:table-cell>
          <table:table-cell table:formula="of:=[.AF51]-[.AI51]" office:value-type="float" office:value="0.00428017058800203" calcext:value-type="float">
            <text:p>0,00428017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4695" calcext:value-type="float">
            <text:p>0,004695</text:p>
          </table:table-cell>
          <table:table-cell office:value-type="float" office:value="0.004772" calcext:value-type="float">
            <text:p>0,004772</text:p>
          </table:table-cell>
          <table:table-cell office:value-type="float" office:value="0.004761" calcext:value-type="float">
            <text:p>0,004761</text:p>
          </table:table-cell>
          <table:table-cell office:value-type="float" office:value="0.004741" calcext:value-type="float">
            <text:p>0,004741</text:p>
          </table:table-cell>
          <table:table-cell office:value-type="float" office:value="0.004758" calcext:value-type="float">
            <text:p>0,004758</text:p>
          </table:table-cell>
          <table:table-cell office:value-type="float" office:value="0.004827" calcext:value-type="float">
            <text:p>0,004827</text:p>
          </table:table-cell>
          <table:table-cell office:value-type="float" office:value="0.004726" calcext:value-type="float">
            <text:p>0,004726</text:p>
          </table:table-cell>
          <table:table-cell office:value-type="float" office:value="0.004741" calcext:value-type="float">
            <text:p>0,004741</text:p>
          </table:table-cell>
          <table:table-cell office:value-type="float" office:value="0.004746" calcext:value-type="float">
            <text:p>0,004746</text:p>
          </table:table-cell>
          <table:table-cell office:value-type="float" office:value="0.004696" calcext:value-type="float">
            <text:p>0,004696</text:p>
          </table:table-cell>
          <table:table-cell office:value-type="float" office:value="0.004796" calcext:value-type="float">
            <text:p>0,004796</text:p>
          </table:table-cell>
          <table:table-cell office:value-type="float" office:value="0.004677" calcext:value-type="float">
            <text:p>0,004677</text:p>
          </table:table-cell>
          <table:table-cell office:value-type="float" office:value="0.00475" calcext:value-type="float">
            <text:p>0,00475</text:p>
          </table:table-cell>
          <table:table-cell office:value-type="float" office:value="0.00477" calcext:value-type="float">
            <text:p>0,00477</text:p>
          </table:table-cell>
          <table:table-cell office:value-type="float" office:value="0.004735" calcext:value-type="float">
            <text:p>0,004735</text:p>
          </table:table-cell>
          <table:table-cell office:value-type="float" office:value="0.004818" calcext:value-type="float">
            <text:p>0,004818</text:p>
          </table:table-cell>
          <table:table-cell office:value-type="float" office:value="0.004742" calcext:value-type="float">
            <text:p>0,004742</text:p>
          </table:table-cell>
          <table:table-cell office:value-type="float" office:value="0.004788" calcext:value-type="float">
            <text:p>0,004788</text:p>
          </table:table-cell>
          <table:table-cell office:value-type="float" office:value="0.004746" calcext:value-type="float">
            <text:p>0,004746</text:p>
          </table:table-cell>
          <table:table-cell office:value-type="float" office:value="0.004737" calcext:value-type="float">
            <text:p>0,004737</text:p>
          </table:table-cell>
          <table:table-cell office:value-type="float" office:value="0.004763" calcext:value-type="float">
            <text:p>0,004763</text:p>
          </table:table-cell>
          <table:table-cell office:value-type="float" office:value="0.004689" calcext:value-type="float">
            <text:p>0,004689</text:p>
          </table:table-cell>
          <table:table-cell office:value-type="float" office:value="0.004764" calcext:value-type="float">
            <text:p>0,004764</text:p>
          </table:table-cell>
          <table:table-cell office:value-type="float" office:value="0.004803" calcext:value-type="float">
            <text:p>0,004803</text:p>
          </table:table-cell>
          <table:table-cell office:value-type="float" office:value="0.004727" calcext:value-type="float">
            <text:p>0,004727</text:p>
          </table:table-cell>
          <table:table-cell office:value-type="float" office:value="0.004816" calcext:value-type="float">
            <text:p>0,004816</text:p>
          </table:table-cell>
          <table:table-cell office:value-type="float" office:value="0.00483" calcext:value-type="float">
            <text:p>0,00483</text:p>
          </table:table-cell>
          <table:table-cell office:value-type="float" office:value="0.004763" calcext:value-type="float">
            <text:p>0,004763</text:p>
          </table:table-cell>
          <table:table-cell office:value-type="float" office:value="0.004729" calcext:value-type="float">
            <text:p>0,004729</text:p>
          </table:table-cell>
          <table:table-cell office:value-type="float" office:value="0.00485" calcext:value-type="float">
            <text:p>0,00485</text:p>
          </table:table-cell>
          <table:table-cell table:formula="of:=AVERAGE([.B52:.AE52])" office:value-type="float" office:value="0.00475853333333333" calcext:value-type="float">
            <text:p>0,0047585333</text:p>
          </table:table-cell>
          <table:table-cell table:formula="of:=VAR([.B52:.AE52])" office:value-type="float" office:value="0.00000000187191264367817" calcext:value-type="float">
            <text:p>1,87191264367817E-09</text:p>
          </table:table-cell>
          <table:table-cell table:formula="of:=STDEV([.B52:.AE52])" office:value-type="float" office:value="0.0000432656057819392" calcext:value-type="float">
            <text:p>4,32656057819392E-05</text:p>
          </table:table-cell>
          <table:table-cell table:formula="of:=CONFIDENCE(0.95;[.AH52];30)" office:value-type="float" office:value="0.0000004953322986558" calcext:value-type="float">
            <text:p>4,953322986558E-07</text:p>
          </table:table-cell>
          <table:table-cell table:formula="of:=[.AF52]+[.AI52]" office:value-type="float" office:value="0.00475902866563199" calcext:value-type="float">
            <text:p>0,0047590287</text:p>
          </table:table-cell>
          <table:table-cell table:formula="of:=[.AF52]-[.AI52]" office:value-type="float" office:value="0.00475803800103468" calcext:value-type="float">
            <text:p>0,0047580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4843" calcext:value-type="float">
            <text:p>0,004843</text:p>
          </table:table-cell>
          <table:table-cell office:value-type="float" office:value="0.004851" calcext:value-type="float">
            <text:p>0,004851</text:p>
          </table:table-cell>
          <table:table-cell office:value-type="float" office:value="0.004855" calcext:value-type="float">
            <text:p>0,004855</text:p>
          </table:table-cell>
          <table:table-cell office:value-type="float" office:value="0.004854" calcext:value-type="float">
            <text:p>0,004854</text:p>
          </table:table-cell>
          <table:table-cell office:value-type="float" office:value="0.004954" calcext:value-type="float">
            <text:p>0,004954</text:p>
          </table:table-cell>
          <table:table-cell office:value-type="float" office:value="0.004917" calcext:value-type="float">
            <text:p>0,004917</text:p>
          </table:table-cell>
          <table:table-cell office:value-type="float" office:value="0.004941" calcext:value-type="float">
            <text:p>0,004941</text:p>
          </table:table-cell>
          <table:table-cell office:value-type="float" office:value="0.004926" calcext:value-type="float">
            <text:p>0,004926</text:p>
          </table:table-cell>
          <table:table-cell office:value-type="float" office:value="0.00492" calcext:value-type="float">
            <text:p>0,00492</text:p>
          </table:table-cell>
          <table:table-cell office:value-type="float" office:value="0.004933" calcext:value-type="float">
            <text:p>0,004933</text:p>
          </table:table-cell>
          <table:table-cell office:value-type="float" office:value="0.004894" calcext:value-type="float">
            <text:p>0,004894</text:p>
          </table:table-cell>
          <table:table-cell office:value-type="float" office:value="0.004902" calcext:value-type="float">
            <text:p>0,004902</text:p>
          </table:table-cell>
          <table:table-cell office:value-type="float" office:value="0.004878" calcext:value-type="float">
            <text:p>0,004878</text:p>
          </table:table-cell>
          <table:table-cell office:value-type="float" office:value="0.004909" calcext:value-type="float">
            <text:p>0,004909</text:p>
          </table:table-cell>
          <table:table-cell office:value-type="float" office:value="0.004887" calcext:value-type="float">
            <text:p>0,004887</text:p>
          </table:table-cell>
          <table:table-cell office:value-type="float" office:value="0.004955" calcext:value-type="float">
            <text:p>0,004955</text:p>
          </table:table-cell>
          <table:table-cell office:value-type="float" office:value="0.004934" calcext:value-type="float">
            <text:p>0,004934</text:p>
          </table:table-cell>
          <table:table-cell office:value-type="float" office:value="0.004918" calcext:value-type="float">
            <text:p>0,004918</text:p>
          </table:table-cell>
          <table:table-cell office:value-type="float" office:value="0.004886" calcext:value-type="float">
            <text:p>0,004886</text:p>
          </table:table-cell>
          <table:table-cell office:value-type="float" office:value="0.005068" calcext:value-type="float">
            <text:p>0,005068</text:p>
          </table:table-cell>
          <table:table-cell office:value-type="float" office:value="0.004894" calcext:value-type="float">
            <text:p>0,004894</text:p>
          </table:table-cell>
          <table:table-cell office:value-type="float" office:value="0.004871" calcext:value-type="float">
            <text:p>0,004871</text:p>
          </table:table-cell>
          <table:table-cell office:value-type="float" office:value="0.004915" calcext:value-type="float">
            <text:p>0,004915</text:p>
          </table:table-cell>
          <table:table-cell office:value-type="float" office:value="0.004866" calcext:value-type="float">
            <text:p>0,004866</text:p>
          </table:table-cell>
          <table:table-cell office:value-type="float" office:value="0.004913" calcext:value-type="float">
            <text:p>0,004913</text:p>
          </table:table-cell>
          <table:table-cell office:value-type="float" office:value="0.004874" calcext:value-type="float">
            <text:p>0,004874</text:p>
          </table:table-cell>
          <table:table-cell office:value-type="float" office:value="0.004921" calcext:value-type="float">
            <text:p>0,004921</text:p>
          </table:table-cell>
          <table:table-cell office:value-type="float" office:value="0.004992" calcext:value-type="float">
            <text:p>0,004992</text:p>
          </table:table-cell>
          <table:table-cell office:value-type="float" office:value="0.004931" calcext:value-type="float">
            <text:p>0,004931</text:p>
          </table:table-cell>
          <table:table-cell office:value-type="float" office:value="0.005013" calcext:value-type="float">
            <text:p>0,005013</text:p>
          </table:table-cell>
          <table:table-cell table:formula="of:=AVERAGE([.B53:.AE53])" office:value-type="float" office:value="0.00491383333333333" calcext:value-type="float">
            <text:p>0,0049138333</text:p>
          </table:table-cell>
          <table:table-cell table:formula="of:=VAR([.B53:.AE53])" office:value-type="float" office:value="0.00000000243235057471265" calcext:value-type="float">
            <text:p>2,43235057471265E-09</text:p>
          </table:table-cell>
          <table:table-cell table:formula="of:=STDEV([.B53:.AE53])" office:value-type="float" office:value="0.000049318866316174" calcext:value-type="float">
            <text:p>4,9318866316174E-05</text:p>
          </table:table-cell>
          <table:table-cell table:formula="of:=CONFIDENCE(0.95;[.AH53];30)" office:value-type="float" office:value="0.000000564633892857369" calcext:value-type="float">
            <text:p>5,64633892857369E-07</text:p>
          </table:table-cell>
          <table:table-cell table:formula="of:=[.AF53]+[.AI53]" office:value-type="float" office:value="0.00491439796722619" calcext:value-type="float">
            <text:p>0,004914398</text:p>
          </table:table-cell>
          <table:table-cell table:formula="of:=[.AF53]-[.AI53]" office:value-type="float" office:value="0.00491326869944048" calcext:value-type="float">
            <text:p>0,00491326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5095" calcext:value-type="float">
            <text:p>0,005095</text:p>
          </table:table-cell>
          <table:table-cell office:value-type="float" office:value="0.005113" calcext:value-type="float">
            <text:p>0,005113</text:p>
          </table:table-cell>
          <table:table-cell office:value-type="float" office:value="0.005095" calcext:value-type="float">
            <text:p>0,005095</text:p>
          </table:table-cell>
          <table:table-cell office:value-type="float" office:value="0.005072" calcext:value-type="float">
            <text:p>0,005072</text:p>
          </table:table-cell>
          <table:table-cell office:value-type="float" office:value="0.00513" calcext:value-type="float">
            <text:p>0,00513</text:p>
          </table:table-cell>
          <table:table-cell office:value-type="float" office:value="0.005115" calcext:value-type="float">
            <text:p>0,005115</text:p>
          </table:table-cell>
          <table:table-cell office:value-type="float" office:value="0.005173" calcext:value-type="float">
            <text:p>0,005173</text:p>
          </table:table-cell>
          <table:table-cell office:value-type="float" office:value="0.005115" calcext:value-type="float">
            <text:p>0,005115</text:p>
          </table:table-cell>
          <table:table-cell office:value-type="float" office:value="0.004955" calcext:value-type="float">
            <text:p>0,004955</text:p>
          </table:table-cell>
          <table:table-cell office:value-type="float" office:value="0.005085" calcext:value-type="float">
            <text:p>0,005085</text:p>
          </table:table-cell>
          <table:table-cell office:value-type="float" office:value="0.005175" calcext:value-type="float">
            <text:p>0,005175</text:p>
          </table:table-cell>
          <table:table-cell office:value-type="float" office:value="0.004985" calcext:value-type="float">
            <text:p>0,004985</text:p>
          </table:table-cell>
          <table:table-cell office:value-type="float" office:value="0.005035" calcext:value-type="float">
            <text:p>0,005035</text:p>
          </table:table-cell>
          <table:table-cell office:value-type="float" office:value="0.004971" calcext:value-type="float">
            <text:p>0,004971</text:p>
          </table:table-cell>
          <table:table-cell office:value-type="float" office:value="0.005077" calcext:value-type="float">
            <text:p>0,005077</text:p>
          </table:table-cell>
          <table:table-cell office:value-type="float" office:value="0.005526" calcext:value-type="float">
            <text:p>0,005526</text:p>
          </table:table-cell>
          <table:table-cell office:value-type="float" office:value="0.004966" calcext:value-type="float">
            <text:p>0,004966</text:p>
          </table:table-cell>
          <table:table-cell office:value-type="float" office:value="0.005049" calcext:value-type="float">
            <text:p>0,005049</text:p>
          </table:table-cell>
          <table:table-cell office:value-type="float" office:value="0.005004" calcext:value-type="float">
            <text:p>0,005004</text:p>
          </table:table-cell>
          <table:table-cell office:value-type="float" office:value="0.005046" calcext:value-type="float">
            <text:p>0,005046</text:p>
          </table:table-cell>
          <table:table-cell office:value-type="float" office:value="0.005025" calcext:value-type="float">
            <text:p>0,005025</text:p>
          </table:table-cell>
          <table:table-cell office:value-type="float" office:value="0.005067" calcext:value-type="float">
            <text:p>0,00506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5025" calcext:value-type="float">
            <text:p>0,005025</text:p>
          </table:table-cell>
          <table:table-cell office:value-type="float" office:value="0.005072" calcext:value-type="float">
            <text:p>0,005072</text:p>
          </table:table-cell>
          <table:table-cell office:value-type="float" office:value="0.005006" calcext:value-type="float">
            <text:p>0,005006</text:p>
          </table:table-cell>
          <table:table-cell office:value-type="float" office:value="0.00507" calcext:value-type="float">
            <text:p>0,00507</text:p>
          </table:table-cell>
          <table:table-cell office:value-type="float" office:value="0.00539" calcext:value-type="float">
            <text:p>0,00539</text:p>
          </table:table-cell>
          <table:table-cell office:value-type="float" office:value="0.005044" calcext:value-type="float">
            <text:p>0,005044</text:p>
          </table:table-cell>
          <table:table-cell office:value-type="float" office:value="0.005012" calcext:value-type="float">
            <text:p>0,005012</text:p>
          </table:table-cell>
          <table:table-cell table:formula="of:=AVERAGE([.B54:.AE54])" office:value-type="float" office:value="0.0050831" calcext:value-type="float">
            <text:p>0,0050831</text:p>
          </table:table-cell>
          <table:table-cell table:formula="of:=VAR([.B54:.AE54])" office:value-type="float" office:value="0.0000000138831965517241" calcext:value-type="float">
            <text:p>1,38831965517241E-08</text:p>
          </table:table-cell>
          <table:table-cell table:formula="of:=STDEV([.B54:.AE54])" office:value-type="float" office:value="0.000117826977181476" calcext:value-type="float">
            <text:p>0,000117827</text:p>
          </table:table-cell>
          <table:table-cell table:formula="of:=CONFIDENCE(0.95;[.AH54];30)" office:value-type="float" office:value="0.00000134895851788416" calcext:value-type="float">
            <text:p>0,000001349</text:p>
          </table:table-cell>
          <table:table-cell table:formula="of:=[.AF54]+[.AI54]" office:value-type="float" office:value="0.00508444895851788" calcext:value-type="float">
            <text:p>0,005084449</text:p>
          </table:table-cell>
          <table:table-cell table:formula="of:=[.AF54]-[.AI54]" office:value-type="float" office:value="0.00508175104148211" calcext:value-type="float">
            <text:p>0,0050817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12" calcext:value-type="float">
            <text:p>0,00512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24" calcext:value-type="float">
            <text:p>0,00524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363" calcext:value-type="float">
            <text:p>0,005363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684" calcext:value-type="float">
            <text:p>0,005684</text:p>
          </table:table-cell>
          <table:table-cell office:value-type="float" office:value="0.005226" calcext:value-type="float">
            <text:p>0,005226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0.005106" calcext:value-type="float">
            <text:p>0,005106</text:p>
          </table:table-cell>
          <table:table-cell office:value-type="float" office:value="0.005164" calcext:value-type="float">
            <text:p>0,005164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219" calcext:value-type="float">
            <text:p>0,005219</text:p>
          </table:table-cell>
          <table:table-cell office:value-type="float" office:value="0.005146" calcext:value-type="float">
            <text:p>0,005146</text:p>
          </table:table-cell>
          <table:table-cell office:value-type="float" office:value="0.005238" calcext:value-type="float">
            <text:p>0,005238</text:p>
          </table:table-cell>
          <table:table-cell office:value-type="float" office:value="0.005123" calcext:value-type="float">
            <text:p>0,005123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286" calcext:value-type="float">
            <text:p>0,005286</text:p>
          </table:table-cell>
          <table:table-cell office:value-type="float" office:value="0.005166" calcext:value-type="float">
            <text:p>0,005166</text:p>
          </table:table-cell>
          <table:table-cell office:value-type="float" office:value="0.005191" calcext:value-type="float">
            <text:p>0,005191</text:p>
          </table:table-cell>
          <table:table-cell office:value-type="float" office:value="0.005192" calcext:value-type="float">
            <text:p>0,005192</text:p>
          </table:table-cell>
          <table:table-cell office:value-type="float" office:value="0.005219" calcext:value-type="float">
            <text:p>0,005219</text:p>
          </table:table-cell>
          <table:table-cell office:value-type="float" office:value="0.005206" calcext:value-type="float">
            <text:p>0,005206</text:p>
          </table:table-cell>
          <table:table-cell office:value-type="float" office:value="0.005274" calcext:value-type="float">
            <text:p>0,005274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147" calcext:value-type="float">
            <text:p>0,005147</text:p>
          </table:table-cell>
          <table:table-cell office:value-type="float" office:value="0.005117" calcext:value-type="float">
            <text:p>0,005117</text:p>
          </table:table-cell>
          <table:table-cell table:formula="of:=AVERAGE([.B55:.AE55])" office:value-type="float" office:value="0.0052148" calcext:value-type="float">
            <text:p>0,0052148</text:p>
          </table:table-cell>
          <table:table-cell table:formula="of:=VAR([.B55:.AE55])" office:value-type="float" office:value="0.0000000106880275862069" calcext:value-type="float">
            <text:p>1,06880275862069E-08</text:p>
          </table:table-cell>
          <table:table-cell table:formula="of:=STDEV([.B55:.AE55])" office:value-type="float" office:value="0.000103382917284273" calcext:value-type="float">
            <text:p>0,0001033829</text:p>
          </table:table-cell>
          <table:table-cell table:formula="of:=CONFIDENCE(0.95;[.AH55];30)" office:value-type="float" office:value="0.00000118359369144759" calcext:value-type="float">
            <text:p>1,18359369144759E-06</text:p>
          </table:table-cell>
          <table:table-cell table:formula="of:=[.AF55]+[.AI55]" office:value-type="float" office:value="0.00521598359369145" calcext:value-type="float">
            <text:p>0,0052159836</text:p>
          </table:table-cell>
          <table:table-cell table:formula="of:=[.AF55]-[.AI55]" office:value-type="float" office:value="0.00521361640630855" calcext:value-type="float">
            <text:p>0,00521361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5422" calcext:value-type="float">
            <text:p>0,005422</text:p>
          </table:table-cell>
          <table:table-cell office:value-type="float" office:value="0.00544" calcext:value-type="float">
            <text:p>0,00544</text:p>
          </table:table-cell>
          <table:table-cell office:value-type="float" office:value="0.005432" calcext:value-type="float">
            <text:p>0,005432</text:p>
          </table:table-cell>
          <table:table-cell office:value-type="float" office:value="0.005435" calcext:value-type="float">
            <text:p>0,005435</text:p>
          </table:table-cell>
          <table:table-cell office:value-type="float" office:value="0.005327" calcext:value-type="float">
            <text:p>0,005327</text:p>
          </table:table-cell>
          <table:table-cell office:value-type="float" office:value="0.005451" calcext:value-type="float">
            <text:p>0,005451</text:p>
          </table:table-cell>
          <table:table-cell office:value-type="float" office:value="0.005459" calcext:value-type="float">
            <text:p>0,005459</text:p>
          </table:table-cell>
          <table:table-cell office:value-type="float" office:value="0.005493" calcext:value-type="float">
            <text:p>0,005493</text:p>
          </table:table-cell>
          <table:table-cell office:value-type="float" office:value="0.005464" calcext:value-type="float">
            <text:p>0,005464</text:p>
          </table:table-cell>
          <table:table-cell office:value-type="float" office:value="0.00548" calcext:value-type="float">
            <text:p>0,00548</text:p>
          </table:table-cell>
          <table:table-cell office:value-type="float" office:value="0.005458" calcext:value-type="float">
            <text:p>0,005458</text:p>
          </table:table-cell>
          <table:table-cell office:value-type="float" office:value="0.005506" calcext:value-type="float">
            <text:p>0,005506</text:p>
          </table:table-cell>
          <table:table-cell office:value-type="float" office:value="0.005541" calcext:value-type="float">
            <text:p>0,005541</text:p>
          </table:table-cell>
          <table:table-cell office:value-type="float" office:value="0.005422" calcext:value-type="float">
            <text:p>0,005422</text:p>
          </table:table-cell>
          <table:table-cell office:value-type="float" office:value="0.005421" calcext:value-type="float">
            <text:p>0,005421</text:p>
          </table:table-cell>
          <table:table-cell office:value-type="float" office:value="0.005514" calcext:value-type="float">
            <text:p>0,005514</text:p>
          </table:table-cell>
          <table:table-cell office:value-type="float" office:value="0.005331" calcext:value-type="float">
            <text:p>0,005331</text:p>
          </table:table-cell>
          <table:table-cell office:value-type="float" office:value="0.005454" calcext:value-type="float">
            <text:p>0,005454</text:p>
          </table:table-cell>
          <table:table-cell office:value-type="float" office:value="0.005384" calcext:value-type="float">
            <text:p>0,005384</text:p>
          </table:table-cell>
          <table:table-cell office:value-type="float" office:value="0.005405" calcext:value-type="float">
            <text:p>0,005405</text:p>
          </table:table-cell>
          <table:table-cell office:value-type="float" office:value="0.005398" calcext:value-type="float">
            <text:p>0,005398</text:p>
          </table:table-cell>
          <table:table-cell office:value-type="float" office:value="0.005387" calcext:value-type="float">
            <text:p>0,005387</text:p>
          </table:table-cell>
          <table:table-cell office:value-type="float" office:value="0.005369" calcext:value-type="float">
            <text:p>0,005369</text:p>
          </table:table-cell>
          <table:table-cell office:value-type="float" office:value="0.005456" calcext:value-type="float">
            <text:p>0,005456</text:p>
          </table:table-cell>
          <table:table-cell office:value-type="float" office:value="0.005384" calcext:value-type="float">
            <text:p>0,005384</text:p>
          </table:table-cell>
          <table:table-cell office:value-type="float" office:value="0.005509" calcext:value-type="float">
            <text:p>0,005509</text:p>
          </table:table-cell>
          <table:table-cell office:value-type="float" office:value="0.005441" calcext:value-type="float">
            <text:p>0,005441</text:p>
          </table:table-cell>
          <table:table-cell office:value-type="float" office:value="0.00543" calcext:value-type="float">
            <text:p>0,00543</text:p>
          </table:table-cell>
          <table:table-cell office:value-type="float" office:value="0.005403" calcext:value-type="float">
            <text:p>0,005403</text:p>
          </table:table-cell>
          <table:table-cell office:value-type="float" office:value="0.005435" calcext:value-type="float">
            <text:p>0,005435</text:p>
          </table:table-cell>
          <table:table-cell table:formula="of:=AVERAGE([.B56:.AE56])" office:value-type="float" office:value="0.00543503333333333" calcext:value-type="float">
            <text:p>0,0054350333</text:p>
          </table:table-cell>
          <table:table-cell table:formula="of:=VAR([.B56:.AE56])" office:value-type="float" office:value="0.00000000257417126436781" calcext:value-type="float">
            <text:p>2,57417126436781E-09</text:p>
          </table:table-cell>
          <table:table-cell table:formula="of:=STDEV([.B56:.AE56])" office:value-type="float" office:value="0.0000507362913935165" calcext:value-type="float">
            <text:p>5,07362913935165E-05</text:p>
          </table:table-cell>
          <table:table-cell table:formula="of:=CONFIDENCE(0.95;[.AH56];30)" office:value-type="float" office:value="0.000000580861480777229" calcext:value-type="float">
            <text:p>5,80861480777229E-07</text:p>
          </table:table-cell>
          <table:table-cell table:formula="of:=[.AF56]+[.AI56]" office:value-type="float" office:value="0.00543561419481411" calcext:value-type="float">
            <text:p>0,0054356142</text:p>
          </table:table-cell>
          <table:table-cell table:formula="of:=[.AF56]-[.AI56]" office:value-type="float" office:value="0.00543445247185256" calcext:value-type="float">
            <text:p>0,00543445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5688" calcext:value-type="float">
            <text:p>0,005688</text:p>
          </table:table-cell>
          <table:table-cell office:value-type="float" office:value="0.00572" calcext:value-type="float">
            <text:p>0,00572</text:p>
          </table:table-cell>
          <table:table-cell office:value-type="float" office:value="0.005804" calcext:value-type="float">
            <text:p>0,005804</text:p>
          </table:table-cell>
          <table:table-cell office:value-type="float" office:value="0.005794" calcext:value-type="float">
            <text:p>0,005794</text:p>
          </table:table-cell>
          <table:table-cell office:value-type="float" office:value="0.005684" calcext:value-type="float">
            <text:p>0,005684</text:p>
          </table:table-cell>
          <table:table-cell office:value-type="float" office:value="0.005723" calcext:value-type="float">
            <text:p>0,005723</text:p>
          </table:table-cell>
          <table:table-cell office:value-type="float" office:value="0.005757" calcext:value-type="float">
            <text:p>0,005757</text:p>
          </table:table-cell>
          <table:table-cell office:value-type="float" office:value="0.005797" calcext:value-type="float">
            <text:p>0,005797</text:p>
          </table:table-cell>
          <table:table-cell office:value-type="float" office:value="0.005676" calcext:value-type="float">
            <text:p>0,005676</text:p>
          </table:table-cell>
          <table:table-cell office:value-type="float" office:value="0.005824" calcext:value-type="float">
            <text:p>0,005824</text:p>
          </table:table-cell>
          <table:table-cell office:value-type="float" office:value="0.005709" calcext:value-type="float">
            <text:p>0,005709</text:p>
          </table:table-cell>
          <table:table-cell office:value-type="float" office:value="0.005764" calcext:value-type="float">
            <text:p>0,005764</text:p>
          </table:table-cell>
          <table:table-cell office:value-type="float" office:value="0.005676" calcext:value-type="float">
            <text:p>0,005676</text:p>
          </table:table-cell>
          <table:table-cell office:value-type="float" office:value="0.005726" calcext:value-type="float">
            <text:p>0,005726</text:p>
          </table:table-cell>
          <table:table-cell office:value-type="float" office:value="0.005694" calcext:value-type="float">
            <text:p>0,005694</text:p>
          </table:table-cell>
          <table:table-cell office:value-type="float" office:value="0.005873" calcext:value-type="float">
            <text:p>0,005873</text:p>
          </table:table-cell>
          <table:table-cell office:value-type="float" office:value="0.005641" calcext:value-type="float">
            <text:p>0,005641</text:p>
          </table:table-cell>
          <table:table-cell office:value-type="float" office:value="0.005723" calcext:value-type="float">
            <text:p>0,005723</text:p>
          </table:table-cell>
          <table:table-cell office:value-type="float" office:value="0.005672" calcext:value-type="float">
            <text:p>0,005672</text:p>
          </table:table-cell>
          <table:table-cell office:value-type="float" office:value="0.005812" calcext:value-type="float">
            <text:p>0,005812</text:p>
          </table:table-cell>
          <table:table-cell office:value-type="float" office:value="0.005764" calcext:value-type="float">
            <text:p>0,005764</text:p>
          </table:table-cell>
          <table:table-cell office:value-type="float" office:value="0.005714" calcext:value-type="float">
            <text:p>0,005714</text:p>
          </table:table-cell>
          <table:table-cell office:value-type="float" office:value="0.00583" calcext:value-type="float">
            <text:p>0,00583</text:p>
          </table:table-cell>
          <table:table-cell office:value-type="float" office:value="0.005704" calcext:value-type="float">
            <text:p>0,005704</text:p>
          </table:table-cell>
          <table:table-cell office:value-type="float" office:value="0.005801" calcext:value-type="float">
            <text:p>0,005801</text:p>
          </table:table-cell>
          <table:table-cell office:value-type="float" office:value="0.005702" calcext:value-type="float">
            <text:p>0,005702</text:p>
          </table:table-cell>
          <table:table-cell office:value-type="float" office:value="0.005687" calcext:value-type="float">
            <text:p>0,005687</text:p>
          </table:table-cell>
          <table:table-cell office:value-type="float" office:value="0.005638" calcext:value-type="float">
            <text:p>0,005638</text:p>
          </table:table-cell>
          <table:table-cell office:value-type="float" office:value="0.005692" calcext:value-type="float">
            <text:p>0,005692</text:p>
          </table:table-cell>
          <table:table-cell office:value-type="float" office:value="0.005636" calcext:value-type="float">
            <text:p>0,005636</text:p>
          </table:table-cell>
          <table:table-cell table:formula="of:=AVERAGE([.B57:.AE57])" office:value-type="float" office:value="0.00573083333333333" calcext:value-type="float">
            <text:p>0,0057308333</text:p>
          </table:table-cell>
          <table:table-cell table:formula="of:=VAR([.B57:.AE57])" office:value-type="float" office:value="0.0000000039099367816092" calcext:value-type="float">
            <text:p>3,9099367816092E-09</text:p>
          </table:table-cell>
          <table:table-cell table:formula="of:=STDEV([.B57:.AE57])" office:value-type="float" office:value="0.0000625294872968682" calcext:value-type="float">
            <text:p>6,25294872968682E-05</text:p>
          </table:table-cell>
          <table:table-cell table:formula="of:=CONFIDENCE(0.95;[.AH57];30)" office:value-type="float" office:value="0.00000071587752249746" calcext:value-type="float">
            <text:p>7,1587752249746E-07</text:p>
          </table:table-cell>
          <table:table-cell table:formula="of:=[.AF57]+[.AI57]" office:value-type="float" office:value="0.00573154921085583" calcext:value-type="float">
            <text:p>0,0057315492</text:p>
          </table:table-cell>
          <table:table-cell table:formula="of:=[.AF57]-[.AI57]" office:value-type="float" office:value="0.00573011745581084" calcext:value-type="float">
            <text:p>0,0057301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584" calcext:value-type="float">
            <text:p>0,00584</text:p>
          </table:table-cell>
          <table:table-cell office:value-type="float" office:value="0.005841" calcext:value-type="float">
            <text:p>0,005841</text:p>
          </table:table-cell>
          <table:table-cell office:value-type="float" office:value="0.005848" calcext:value-type="float">
            <text:p>0,005848</text:p>
          </table:table-cell>
          <table:table-cell office:value-type="float" office:value="0.005879" calcext:value-type="float">
            <text:p>0,005879</text:p>
          </table:table-cell>
          <table:table-cell office:value-type="float" office:value="0.005853" calcext:value-type="float">
            <text:p>0,005853</text:p>
          </table:table-cell>
          <table:table-cell office:value-type="float" office:value="0.005784" calcext:value-type="float">
            <text:p>0,005784</text:p>
          </table:table-cell>
          <table:table-cell office:value-type="float" office:value="0.00583" calcext:value-type="float">
            <text:p>0,00583</text:p>
          </table:table-cell>
          <table:table-cell office:value-type="float" office:value="0.005799" calcext:value-type="float">
            <text:p>0,005799</text:p>
          </table:table-cell>
          <table:table-cell office:value-type="float" office:value="0.005872" calcext:value-type="float">
            <text:p>0,005872</text:p>
          </table:table-cell>
          <table:table-cell office:value-type="float" office:value="0.005887" calcext:value-type="float">
            <text:p>0,005887</text:p>
          </table:table-cell>
          <table:table-cell office:value-type="float" office:value="0.005774" calcext:value-type="float">
            <text:p>0,005774</text:p>
          </table:table-cell>
          <table:table-cell office:value-type="float" office:value="0.00585" calcext:value-type="float">
            <text:p>0,00585</text:p>
          </table:table-cell>
          <table:table-cell office:value-type="float" office:value="0.005884" calcext:value-type="float">
            <text:p>0,005884</text:p>
          </table:table-cell>
          <table:table-cell office:value-type="float" office:value="0.005844" calcext:value-type="float">
            <text:p>0,005844</text:p>
          </table:table-cell>
          <table:table-cell office:value-type="float" office:value="0.005872" calcext:value-type="float">
            <text:p>0,005872</text:p>
          </table:table-cell>
          <table:table-cell office:value-type="float" office:value="0.005813" calcext:value-type="float">
            <text:p>0,005813</text:p>
          </table:table-cell>
          <table:table-cell office:value-type="float" office:value="0.005782" calcext:value-type="float">
            <text:p>0,005782</text:p>
          </table:table-cell>
          <table:table-cell office:value-type="float" office:value="0.00646" calcext:value-type="float">
            <text:p>0,00646</text:p>
          </table:table-cell>
          <table:table-cell office:value-type="float" office:value="0.005946" calcext:value-type="float">
            <text:p>0,005946</text:p>
          </table:table-cell>
          <table:table-cell office:value-type="float" office:value="0.005884" calcext:value-type="float">
            <text:p>0,005884</text:p>
          </table:table-cell>
          <table:table-cell office:value-type="float" office:value="0.006015" calcext:value-type="float">
            <text:p>0,006015</text:p>
          </table:table-cell>
          <table:table-cell office:value-type="float" office:value="0.005945" calcext:value-type="float">
            <text:p>0,005945</text:p>
          </table:table-cell>
          <table:table-cell office:value-type="float" office:value="0.005779" calcext:value-type="float">
            <text:p>0,005779</text:p>
          </table:table-cell>
          <table:table-cell office:value-type="float" office:value="0.005799" calcext:value-type="float">
            <text:p>0,005799</text:p>
          </table:table-cell>
          <table:table-cell office:value-type="float" office:value="0.005741" calcext:value-type="float">
            <text:p>0,005741</text:p>
          </table:table-cell>
          <table:table-cell office:value-type="float" office:value="0.005747" calcext:value-type="float">
            <text:p>0,005747</text:p>
          </table:table-cell>
          <table:table-cell office:value-type="float" office:value="0.005792" calcext:value-type="float">
            <text:p>0,005792</text:p>
          </table:table-cell>
          <table:table-cell office:value-type="float" office:value="0.005821" calcext:value-type="float">
            <text:p>0,005821</text:p>
          </table:table-cell>
          <table:table-cell office:value-type="float" office:value="0.005813" calcext:value-type="float">
            <text:p>0,005813</text:p>
          </table:table-cell>
          <table:table-cell office:value-type="float" office:value="0.005799" calcext:value-type="float">
            <text:p>0,005799</text:p>
          </table:table-cell>
          <table:table-cell table:formula="of:=AVERAGE([.B58:.AE58])" office:value-type="float" office:value="0.00585976666666667" calcext:value-type="float">
            <text:p>0,0058597667</text:p>
          </table:table-cell>
          <table:table-cell table:formula="of:=VAR([.B58:.AE58])" office:value-type="float" office:value="0.0000000164778402298851" calcext:value-type="float">
            <text:p>1,64778402298851E-08</text:p>
          </table:table-cell>
          <table:table-cell table:formula="of:=STDEV([.B58:.AE58])" office:value-type="float" office:value="0.000128366040017931" calcext:value-type="float">
            <text:p>0,000128366</text:p>
          </table:table-cell>
          <table:table-cell table:formula="of:=CONFIDENCE(0.95;[.AH58];30)" office:value-type="float" office:value="0.00000146961644295217" calcext:value-type="float">
            <text:p>1,46961644295217E-06</text:p>
          </table:table-cell>
          <table:table-cell table:formula="of:=[.AF58]+[.AI58]" office:value-type="float" office:value="0.00586123628310962" calcext:value-type="float">
            <text:p>0,0058612363</text:p>
          </table:table-cell>
          <table:table-cell table:formula="of:=[.AF58]-[.AI58]" office:value-type="float" office:value="0.00585829705022372" calcext:value-type="float">
            <text:p>0,00585829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5953" calcext:value-type="float">
            <text:p>0,005953</text:p>
          </table:table-cell>
          <table:table-cell office:value-type="float" office:value="0.006028" calcext:value-type="float">
            <text:p>0,006028</text:p>
          </table:table-cell>
          <table:table-cell office:value-type="float" office:value="0.006015" calcext:value-type="float">
            <text:p>0,006015</text:p>
          </table:table-cell>
          <table:table-cell office:value-type="float" office:value="0.005957" calcext:value-type="float">
            <text:p>0,005957</text:p>
          </table:table-cell>
          <table:table-cell office:value-type="float" office:value="0.006017" calcext:value-type="float">
            <text:p>0,006017</text:p>
          </table:table-cell>
          <table:table-cell office:value-type="float" office:value="0.005924" calcext:value-type="float">
            <text:p>0,005924</text:p>
          </table:table-cell>
          <table:table-cell office:value-type="float" office:value="0.005985" calcext:value-type="float">
            <text:p>0,005985</text:p>
          </table:table-cell>
          <table:table-cell office:value-type="float" office:value="0.006023" calcext:value-type="float">
            <text:p>0,006023</text:p>
          </table:table-cell>
          <table:table-cell table:number-columns-repeated="2" office:value-type="float" office:value="0.006077" calcext:value-type="float">
            <text:p>0,006077</text:p>
          </table:table-cell>
          <table:table-cell office:value-type="float" office:value="0.006028" calcext:value-type="float">
            <text:p>0,006028</text:p>
          </table:table-cell>
          <table:table-cell office:value-type="float" office:value="0.006029" calcext:value-type="float">
            <text:p>0,006029</text:p>
          </table:table-cell>
          <table:table-cell office:value-type="float" office:value="0.006105" calcext:value-type="float">
            <text:p>0,006105</text:p>
          </table:table-cell>
          <table:table-cell office:value-type="float" office:value="0.005965" calcext:value-type="float">
            <text:p>0,005965</text:p>
          </table:table-cell>
          <table:table-cell office:value-type="float" office:value="0.006032" calcext:value-type="float">
            <text:p>0,006032</text:p>
          </table:table-cell>
          <table:table-cell office:value-type="float" office:value="0.005982" calcext:value-type="float">
            <text:p>0,005982</text:p>
          </table:table-cell>
          <table:table-cell office:value-type="float" office:value="0.005941" calcext:value-type="float">
            <text:p>0,005941</text:p>
          </table:table-cell>
          <table:table-cell office:value-type="float" office:value="0.005959" calcext:value-type="float">
            <text:p>0,005959</text:p>
          </table:table-cell>
          <table:table-cell office:value-type="float" office:value="0.00608" calcext:value-type="float">
            <text:p>0,00608</text:p>
          </table:table-cell>
          <table:table-cell office:value-type="float" office:value="0.006192" calcext:value-type="float">
            <text:p>0,006192</text:p>
          </table:table-cell>
          <table:table-cell office:value-type="float" office:value="0.006046" calcext:value-type="float">
            <text:p>0,006046</text:p>
          </table:table-cell>
          <table:table-cell office:value-type="float" office:value="0.005962" calcext:value-type="float">
            <text:p>0,005962</text:p>
          </table:table-cell>
          <table:table-cell office:value-type="float" office:value="0.005987" calcext:value-type="float">
            <text:p>0,005987</text:p>
          </table:table-cell>
          <table:table-cell office:value-type="float" office:value="0.006049" calcext:value-type="float">
            <text:p>0,006049</text:p>
          </table:table-cell>
          <table:table-cell office:value-type="float" office:value="0.005937" calcext:value-type="float">
            <text:p>0,005937</text:p>
          </table:table-cell>
          <table:table-cell office:value-type="float" office:value="0.006116" calcext:value-type="float">
            <text:p>0,006116</text:p>
          </table:table-cell>
          <table:table-cell office:value-type="float" office:value="0.005974" calcext:value-type="float">
            <text:p>0,005974</text:p>
          </table:table-cell>
          <table:table-cell office:value-type="float" office:value="0.006092" calcext:value-type="float">
            <text:p>0,006092</text:p>
          </table:table-cell>
          <table:table-cell office:value-type="float" office:value="0.005975" calcext:value-type="float">
            <text:p>0,005975</text:p>
          </table:table-cell>
          <table:table-cell office:value-type="float" office:value="0.006002" calcext:value-type="float">
            <text:p>0,006002</text:p>
          </table:table-cell>
          <table:table-cell table:formula="of:=AVERAGE([.B59:.AE59])" office:value-type="float" office:value="0.00601696666666667" calcext:value-type="float">
            <text:p>0,0060169667</text:p>
          </table:table-cell>
          <table:table-cell table:formula="of:=VAR([.B59:.AE59])" office:value-type="float" office:value="0.00000000386486091954022" calcext:value-type="float">
            <text:p>3,86486091954022E-09</text:p>
          </table:table-cell>
          <table:table-cell table:formula="of:=STDEV([.B59:.AE59])" office:value-type="float" office:value="0.0000621680055940371" calcext:value-type="float">
            <text:p>0,000062168</text:p>
          </table:table-cell>
          <table:table-cell table:formula="of:=CONFIDENCE(0.95;[.AH59];30)" office:value-type="float" office:value="0.00000071173904900219" calcext:value-type="float">
            <text:p>7,1173904900219E-07</text:p>
          </table:table-cell>
          <table:table-cell table:formula="of:=[.AF59]+[.AI59]" office:value-type="float" office:value="0.00601767840571567" calcext:value-type="float">
            <text:p>0,0060176784</text:p>
          </table:table-cell>
          <table:table-cell table:formula="of:=[.AF59]-[.AI59]" office:value-type="float" office:value="0.00601625492761767" calcext:value-type="float">
            <text:p>0,00601625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6231" calcext:value-type="float">
            <text:p>0,006231</text:p>
          </table:table-cell>
          <table:table-cell office:value-type="float" office:value="0.006341" calcext:value-type="float">
            <text:p>0,006341</text:p>
          </table:table-cell>
          <table:table-cell office:value-type="float" office:value="0.007035" calcext:value-type="float">
            <text:p>0,007035</text:p>
          </table:table-cell>
          <table:table-cell office:value-type="float" office:value="0.006339" calcext:value-type="float">
            <text:p>0,006339</text:p>
          </table:table-cell>
          <table:table-cell office:value-type="float" office:value="0.006348" calcext:value-type="float">
            <text:p>0,006348</text:p>
          </table:table-cell>
          <table:table-cell office:value-type="float" office:value="0.006241" calcext:value-type="float">
            <text:p>0,006241</text:p>
          </table:table-cell>
          <table:table-cell office:value-type="float" office:value="0.006374" calcext:value-type="float">
            <text:p>0,006374</text:p>
          </table:table-cell>
          <table:table-cell office:value-type="float" office:value="0.00633" calcext:value-type="float">
            <text:p>0,00633</text:p>
          </table:table-cell>
          <table:table-cell office:value-type="float" office:value="0.006238" calcext:value-type="float">
            <text:p>0,006238</text:p>
          </table:table-cell>
          <table:table-cell office:value-type="float" office:value="0.006214" calcext:value-type="float">
            <text:p>0,006214</text:p>
          </table:table-cell>
          <table:table-cell office:value-type="float" office:value="0.00635" calcext:value-type="float">
            <text:p>0,00635</text:p>
          </table:table-cell>
          <table:table-cell office:value-type="float" office:value="0.006288" calcext:value-type="float">
            <text:p>0,006288</text:p>
          </table:table-cell>
          <table:table-cell office:value-type="float" office:value="0.006302" calcext:value-type="float">
            <text:p>0,006302</text:p>
          </table:table-cell>
          <table:table-cell office:value-type="float" office:value="0.006345" calcext:value-type="float">
            <text:p>0,006345</text:p>
          </table:table-cell>
          <table:table-cell office:value-type="float" office:value="0.006317" calcext:value-type="float">
            <text:p>0,006317</text:p>
          </table:table-cell>
          <table:table-cell office:value-type="float" office:value="0.006247" calcext:value-type="float">
            <text:p>0,006247</text:p>
          </table:table-cell>
          <table:table-cell office:value-type="float" office:value="0.00622" calcext:value-type="float">
            <text:p>0,00622</text:p>
          </table:table-cell>
          <table:table-cell office:value-type="float" office:value="0.006397" calcext:value-type="float">
            <text:p>0,006397</text:p>
          </table:table-cell>
          <table:table-cell office:value-type="float" office:value="0.006251" calcext:value-type="float">
            <text:p>0,006251</text:p>
          </table:table-cell>
          <table:table-cell office:value-type="float" office:value="0.006354" calcext:value-type="float">
            <text:p>0,006354</text:p>
          </table:table-cell>
          <table:table-cell office:value-type="float" office:value="0.006214" calcext:value-type="float">
            <text:p>0,006214</text:p>
          </table:table-cell>
          <table:table-cell office:value-type="float" office:value="0.006236" calcext:value-type="float">
            <text:p>0,006236</text:p>
          </table:table-cell>
          <table:table-cell office:value-type="float" office:value="0.006331" calcext:value-type="float">
            <text:p>0,006331</text:p>
          </table:table-cell>
          <table:table-cell office:value-type="float" office:value="0.006286" calcext:value-type="float">
            <text:p>0,006286</text:p>
          </table:table-cell>
          <table:table-cell office:value-type="float" office:value="0.006218" calcext:value-type="float">
            <text:p>0,006218</text:p>
          </table:table-cell>
          <table:table-cell office:value-type="float" office:value="0.006202" calcext:value-type="float">
            <text:p>0,006202</text:p>
          </table:table-cell>
          <table:table-cell office:value-type="float" office:value="0.00632" calcext:value-type="float">
            <text:p>0,00632</text:p>
          </table:table-cell>
          <table:table-cell office:value-type="float" office:value="0.006292" calcext:value-type="float">
            <text:p>0,006292</text:p>
          </table:table-cell>
          <table:table-cell office:value-type="float" office:value="0.006352" calcext:value-type="float">
            <text:p>0,006352</text:p>
          </table:table-cell>
          <table:table-cell office:value-type="float" office:value="0.006274" calcext:value-type="float">
            <text:p>0,006274</text:p>
          </table:table-cell>
          <table:table-cell table:formula="of:=AVERAGE([.B60:.AE60])" office:value-type="float" office:value="0.00631623333333333" calcext:value-type="float">
            <text:p>0,0063162333</text:p>
          </table:table-cell>
          <table:table-cell table:formula="of:=VAR([.B60:.AE60])" office:value-type="float" office:value="0.0000000215655643678161" calcext:value-type="float">
            <text:p>2,15655643678161E-08</text:p>
          </table:table-cell>
          <table:table-cell table:formula="of:=STDEV([.B60:.AE60])" office:value-type="float" office:value="0.000146852185437657" calcext:value-type="float">
            <text:p>0,0001468522</text:p>
          </table:table-cell>
          <table:table-cell table:formula="of:=CONFIDENCE(0.95;[.AH60];30)" office:value-type="float" office:value="0.00000168125764705755" calcext:value-type="float">
            <text:p>1,68125764705755E-06</text:p>
          </table:table-cell>
          <table:table-cell table:formula="of:=[.AF60]+[.AI60]" office:value-type="float" office:value="0.00631791459098039" calcext:value-type="float">
            <text:p>0,0063179146</text:p>
          </table:table-cell>
          <table:table-cell table:formula="of:=[.AF60]-[.AI60]" office:value-type="float" office:value="0.00631455207568628" calcext:value-type="float">
            <text:p>0,00631455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6379" calcext:value-type="float">
            <text:p>0,006379</text:p>
          </table:table-cell>
          <table:table-cell office:value-type="float" office:value="0.00628" calcext:value-type="float">
            <text:p>0,00628</text:p>
          </table:table-cell>
          <table:table-cell office:value-type="float" office:value="0.006454" calcext:value-type="float">
            <text:p>0,006454</text:p>
          </table:table-cell>
          <table:table-cell office:value-type="float" office:value="0.00628" calcext:value-type="float">
            <text:p>0,00628</text:p>
          </table:table-cell>
          <table:table-cell office:value-type="float" office:value="0.006371" calcext:value-type="float">
            <text:p>0,006371</text:p>
          </table:table-cell>
          <table:table-cell office:value-type="float" office:value="0.006276" calcext:value-type="float">
            <text:p>0,006276</text:p>
          </table:table-cell>
          <table:table-cell office:value-type="float" office:value="0.006385" calcext:value-type="float">
            <text:p>0,006385</text:p>
          </table:table-cell>
          <table:table-cell office:value-type="float" office:value="0.006331" calcext:value-type="float">
            <text:p>0,006331</text:p>
          </table:table-cell>
          <table:table-cell office:value-type="float" office:value="0.006324" calcext:value-type="float">
            <text:p>0,006324</text:p>
          </table:table-cell>
          <table:table-cell office:value-type="float" office:value="0.006379" calcext:value-type="float">
            <text:p>0,006379</text:p>
          </table:table-cell>
          <table:table-cell office:value-type="float" office:value="0.006381" calcext:value-type="float">
            <text:p>0,006381</text:p>
          </table:table-cell>
          <table:table-cell office:value-type="float" office:value="0.00632" calcext:value-type="float">
            <text:p>0,00632</text:p>
          </table:table-cell>
          <table:table-cell office:value-type="float" office:value="0.006363" calcext:value-type="float">
            <text:p>0,006363</text:p>
          </table:table-cell>
          <table:table-cell office:value-type="float" office:value="0.006314" calcext:value-type="float">
            <text:p>0,006314</text:p>
          </table:table-cell>
          <table:table-cell office:value-type="float" office:value="0.006407" calcext:value-type="float">
            <text:p>0,006407</text:p>
          </table:table-cell>
          <table:table-cell office:value-type="float" office:value="0.00638" calcext:value-type="float">
            <text:p>0,00638</text:p>
          </table:table-cell>
          <table:table-cell office:value-type="float" office:value="0.006402" calcext:value-type="float">
            <text:p>0,006402</text:p>
          </table:table-cell>
          <table:table-cell office:value-type="float" office:value="0.006326" calcext:value-type="float">
            <text:p>0,006326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0.006288" calcext:value-type="float">
            <text:p>0,006288</text:p>
          </table:table-cell>
          <table:table-cell office:value-type="float" office:value="0.006511" calcext:value-type="float">
            <text:p>0,006511</text:p>
          </table:table-cell>
          <table:table-cell office:value-type="float" office:value="0.006415" calcext:value-type="float">
            <text:p>0,006415</text:p>
          </table:table-cell>
          <table:table-cell office:value-type="float" office:value="0.006467" calcext:value-type="float">
            <text:p>0,006467</text:p>
          </table:table-cell>
          <table:table-cell office:value-type="float" office:value="0.006457" calcext:value-type="float">
            <text:p>0,006457</text:p>
          </table:table-cell>
          <table:table-cell office:value-type="float" office:value="0.006403" calcext:value-type="float">
            <text:p>0,006403</text:p>
          </table:table-cell>
          <table:table-cell office:value-type="float" office:value="0.006351" calcext:value-type="float">
            <text:p>0,006351</text:p>
          </table:table-cell>
          <table:table-cell office:value-type="float" office:value="0.006414" calcext:value-type="float">
            <text:p>0,006414</text:p>
          </table:table-cell>
          <table:table-cell office:value-type="float" office:value="0.006304" calcext:value-type="float">
            <text:p>0,006304</text:p>
          </table:table-cell>
          <table:table-cell office:value-type="float" office:value="0.006365" calcext:value-type="float">
            <text:p>0,006365</text:p>
          </table:table-cell>
          <table:table-cell office:value-type="float" office:value="0.006388" calcext:value-type="float">
            <text:p>0,006388</text:p>
          </table:table-cell>
          <table:table-cell table:formula="of:=AVERAGE([.B61:.AE61])" office:value-type="float" office:value="0.00636733333333333" calcext:value-type="float">
            <text:p>0,0063673333</text:p>
          </table:table-cell>
          <table:table-cell table:formula="of:=VAR([.B61:.AE61])" office:value-type="float" office:value="0.00000000358836781609195" calcext:value-type="float">
            <text:p>3,58836781609195E-09</text:p>
          </table:table-cell>
          <table:table-cell table:formula="of:=STDEV([.B61:.AE61])" office:value-type="float" office:value="0.00005990298670427" calcext:value-type="float">
            <text:p>0,000059903</text:p>
          </table:table-cell>
          <table:table-cell table:formula="of:=CONFIDENCE(0.95;[.AH61];30)" office:value-type="float" office:value="0.000000685807665565153" calcext:value-type="float">
            <text:p>6,85807665565153E-07</text:p>
          </table:table-cell>
          <table:table-cell table:formula="of:=[.AF61]+[.AI61]" office:value-type="float" office:value="0.0063680191409989" calcext:value-type="float">
            <text:p>0,0063680191</text:p>
          </table:table-cell>
          <table:table-cell table:formula="of:=[.AF61]-[.AI61]" office:value-type="float" office:value="0.00636664752566777" calcext:value-type="float">
            <text:p>0,00636664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6614" calcext:value-type="float">
            <text:p>0,006614</text:p>
          </table:table-cell>
          <table:table-cell office:value-type="float" office:value="0.006595" calcext:value-type="float">
            <text:p>0,006595</text:p>
          </table:table-cell>
          <table:table-cell office:value-type="float" office:value="0.006616" calcext:value-type="float">
            <text:p>0,006616</text:p>
          </table:table-cell>
          <table:table-cell office:value-type="float" office:value="0.006632" calcext:value-type="float">
            <text:p>0,006632</text:p>
          </table:table-cell>
          <table:table-cell office:value-type="float" office:value="0.00677" calcext:value-type="float">
            <text:p>0,00677</text:p>
          </table:table-cell>
          <table:table-cell office:value-type="float" office:value="0.006656" calcext:value-type="float">
            <text:p>0,006656</text:p>
          </table:table-cell>
          <table:table-cell office:value-type="float" office:value="0.006735" calcext:value-type="float">
            <text:p>0,006735</text:p>
          </table:table-cell>
          <table:table-cell office:value-type="float" office:value="0.006665" calcext:value-type="float">
            <text:p>0,006665</text:p>
          </table:table-cell>
          <table:table-cell office:value-type="float" office:value="0.006552" calcext:value-type="float">
            <text:p>0,006552</text:p>
          </table:table-cell>
          <table:table-cell office:value-type="float" office:value="0.006634" calcext:value-type="float">
            <text:p>0,006634</text:p>
          </table:table-cell>
          <table:table-cell office:value-type="float" office:value="0.006617" calcext:value-type="float">
            <text:p>0,006617</text:p>
          </table:table-cell>
          <table:table-cell office:value-type="float" office:value="0.006603" calcext:value-type="float">
            <text:p>0,006603</text:p>
          </table:table-cell>
          <table:table-cell office:value-type="float" office:value="0.006656" calcext:value-type="float">
            <text:p>0,006656</text:p>
          </table:table-cell>
          <table:table-cell office:value-type="float" office:value="0.006834" calcext:value-type="float">
            <text:p>0,006834</text:p>
          </table:table-cell>
          <table:table-cell office:value-type="float" office:value="0.006625" calcext:value-type="float">
            <text:p>0,006625</text:p>
          </table:table-cell>
          <table:table-cell office:value-type="float" office:value="0.00662" calcext:value-type="float">
            <text:p>0,00662</text:p>
          </table:table-cell>
          <table:table-cell office:value-type="float" office:value="0.006656" calcext:value-type="float">
            <text:p>0,006656</text:p>
          </table:table-cell>
          <table:table-cell office:value-type="float" office:value="0.006642" calcext:value-type="float">
            <text:p>0,006642</text:p>
          </table:table-cell>
          <table:table-cell office:value-type="float" office:value="0.006577" calcext:value-type="float">
            <text:p>0,006577</text:p>
          </table:table-cell>
          <table:table-cell office:value-type="float" office:value="0.006649" calcext:value-type="float">
            <text:p>0,006649</text:p>
          </table:table-cell>
          <table:table-cell office:value-type="float" office:value="0.006655" calcext:value-type="float">
            <text:p>0,006655</text:p>
          </table:table-cell>
          <table:table-cell office:value-type="float" office:value="0.006688" calcext:value-type="float">
            <text:p>0,006688</text:p>
          </table:table-cell>
          <table:table-cell office:value-type="float" office:value="0.006758" calcext:value-type="float">
            <text:p>0,006758</text:p>
          </table:table-cell>
          <table:table-cell office:value-type="float" office:value="0.006553" calcext:value-type="float">
            <text:p>0,006553</text:p>
          </table:table-cell>
          <table:table-cell office:value-type="float" office:value="0.006592" calcext:value-type="float">
            <text:p>0,006592</text:p>
          </table:table-cell>
          <table:table-cell office:value-type="float" office:value="0.006617" calcext:value-type="float">
            <text:p>0,006617</text:p>
          </table:table-cell>
          <table:table-cell office:value-type="float" office:value="0.006574" calcext:value-type="float">
            <text:p>0,006574</text:p>
          </table:table-cell>
          <table:table-cell office:value-type="float" office:value="0.006652" calcext:value-type="float">
            <text:p>0,006652</text:p>
          </table:table-cell>
          <table:table-cell office:value-type="float" office:value="0.006635" calcext:value-type="float">
            <text:p>0,006635</text:p>
          </table:table-cell>
          <table:table-cell office:value-type="float" office:value="0.006665" calcext:value-type="float">
            <text:p>0,006665</text:p>
          </table:table-cell>
          <table:table-cell table:formula="of:=AVERAGE([.B62:.AE62])" office:value-type="float" office:value="0.00664456666666667" calcext:value-type="float">
            <text:p>0,0066445667</text:p>
          </table:table-cell>
          <table:table-cell table:formula="of:=VAR([.B62:.AE62])" office:value-type="float" office:value="0.00000000393211609195403" calcext:value-type="float">
            <text:p>3,93211609195403E-09</text:p>
          </table:table-cell>
          <table:table-cell table:formula="of:=STDEV([.B62:.AE62])" office:value-type="float" office:value="0.000062706587309102" calcext:value-type="float">
            <text:p>6,2706587309102E-05</text:p>
          </table:table-cell>
          <table:table-cell table:formula="of:=CONFIDENCE(0.95;[.AH62];30)" office:value-type="float" office:value="0.000000717905076591903" calcext:value-type="float">
            <text:p>7,17905076591903E-07</text:p>
          </table:table-cell>
          <table:table-cell table:formula="of:=[.AF62]+[.AI62]" office:value-type="float" office:value="0.00664528457174326" calcext:value-type="float">
            <text:p>0,0066452846</text:p>
          </table:table-cell>
          <table:table-cell table:formula="of:=[.AF62]-[.AI62]" office:value-type="float" office:value="0.00664384876159008" calcext:value-type="float">
            <text:p>0,0066438488</text:p>
          </table:table-cell>
        </table:table-row>
      </table:table>
      <table:table table:name="result-recursive-64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Médio Recursiv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table:number-columns-repeated="2" office:value-type="float" office:value="0.000022" calcext:value-type="float">
            <text:p>0,000022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table:number-columns-repeated="5" office:value-type="float" office:value="0.000021" calcext:value-type="float">
            <text:p>0,000021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24" calcext:value-type="float">
            <text:p>0,000024</text:p>
          </table:table-cell>
          <table:table-cell table:number-columns-repeated="2" office:value-type="float" office:value="0.00002" calcext:value-type="float">
            <text:p>0,00002</text:p>
          </table:table-cell>
          <table:table-cell office:value-type="float" office:value="0.000022" calcext:value-type="float">
            <text:p>0,000022</text:p>
          </table:table-cell>
          <table:table-cell table:number-columns-repeated="3"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21" calcext:value-type="float">
            <text:p>0,000021</text:p>
          </table:table-cell>
          <table:table-cell table:formula="of:=AVERAGE([.B2:.AE2])" office:value-type="float" office:value="0.0000215333333333333" calcext:value-type="float">
            <text:p>2,15333333333333E-05</text:p>
          </table:table-cell>
          <table:table-cell table:formula="of:=VAR([.B2:.AE2])" office:value-type="float" office:value="0.0000000000016367816091954" calcext:value-type="float">
            <text:p>1,6367816091954E-12</text:p>
          </table:table-cell>
          <table:table-cell table:formula="of:=STDEV([.B2:.AE2])" office:value-type="float" office:value="0.00000127936765989898" calcext:value-type="float">
            <text:p>1,27936765989898E-06</text:p>
          </table:table-cell>
          <table:table-cell table:formula="of:=CONFIDENCE(0.95;[.AH2];30)" office:value-type="float" office:value="0.0000000146470183960349" calcext:value-type="float">
            <text:p>1,46470183960349E-08</text:p>
          </table:table-cell>
          <table:table-cell table:formula="of:=[.AF2]+[.AI2]" office:value-type="float" office:value="0.0000215479803517294" calcext:value-type="float">
            <text:p>0,000021548</text:p>
          </table:table-cell>
          <table:table-cell table:formula="of:=[.AF2]-[.AI2]" office:value-type="float" office:value="0.0000215186863149373" calcext:value-type="float">
            <text:p>2,15186863149373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4" calcext:value-type="float">
            <text:p>0,000044</text:p>
          </table:table-cell>
          <table:table-cell table:number-columns-repeated="2" office:value-type="float" office:value="0.000043" calcext:value-type="float">
            <text:p>0,000043</text:p>
          </table:table-cell>
          <table:table-cell table:number-columns-repeated="2" office:value-type="float" office:value="0.000044" calcext:value-type="float">
            <text:p>0,000044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2" calcext:value-type="float">
            <text:p>0,000042</text:p>
          </table:table-cell>
          <table:table-cell table:number-columns-repeated="5" office:value-type="float" office:value="0.000044" calcext:value-type="float">
            <text:p>0,000044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5" calcext:value-type="float">
            <text:p>0,000045</text:p>
          </table:table-cell>
          <table:table-cell table:number-columns-repeated="4" office:value-type="float" office:value="0.000044" calcext:value-type="float">
            <text:p>0,000044</text:p>
          </table:table-cell>
          <table:table-cell office:value-type="float" office:value="0.000045" calcext:value-type="float">
            <text:p>0,000045</text:p>
          </table:table-cell>
          <table:table-cell table:number-columns-repeated="3" office:value-type="float" office:value="0.000044" calcext:value-type="float">
            <text:p>0,000044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4" calcext:value-type="float">
            <text:p>0,000044</text:p>
          </table:table-cell>
          <table:table-cell table:formula="of:=AVERAGE([.B3:.AE3])" office:value-type="float" office:value="0.0000440333333333333" calcext:value-type="float">
            <text:p>4,40333333333333E-05</text:p>
          </table:table-cell>
          <table:table-cell table:formula="of:=VAR([.B3:.AE3])" office:value-type="float" office:value="0.00000000000134367816091954" calcext:value-type="float">
            <text:p>1,34367816091954E-12</text:p>
          </table:table-cell>
          <table:table-cell table:formula="of:=STDEV([.B3:.AE3])" office:value-type="float" office:value="0.00000115917132509372" calcext:value-type="float">
            <text:p>1,15917132509372E-06</text:p>
          </table:table-cell>
          <table:table-cell table:formula="of:=CONFIDENCE(0.95;[.AH3];30)" office:value-type="float" office:value="0.0000000132709339582216" calcext:value-type="float">
            <text:p>1,32709339582216E-08</text:p>
          </table:table-cell>
          <table:table-cell table:formula="of:=[.AF3]+[.AI3]" office:value-type="float" office:value="0.0000440466042672915" calcext:value-type="float">
            <text:p>4,40466042672915E-05</text:p>
          </table:table-cell>
          <table:table-cell table:formula="of:=[.AF3]-[.AI3]" office:value-type="float" office:value="0.0000440200623993751" calcext:value-type="float">
            <text:p>4,40200623993751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000068" calcext:value-type="float">
            <text:p>0,000068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67" calcext:value-type="float">
            <text:p>0,000067</text:p>
          </table:table-cell>
          <table:table-cell table:number-columns-repeated="3" office:value-type="float" office:value="0.000068" calcext:value-type="float">
            <text:p>0,000068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65" calcext:value-type="float">
            <text:p>0,000065</text:p>
          </table:table-cell>
          <table:table-cell table:number-columns-repeated="4" office:value-type="float" office:value="0.000068" calcext:value-type="float">
            <text:p>0,000068</text:p>
          </table:table-cell>
          <table:table-cell office:value-type="float" office:value="0.000069" calcext:value-type="float">
            <text:p>0,000069</text:p>
          </table:table-cell>
          <table:table-cell table:number-columns-repeated="3" office:value-type="float" office:value="0.000068" calcext:value-type="float">
            <text:p>0,000068</text:p>
          </table:table-cell>
          <table:table-cell office:value-type="float" office:value="0.000073" calcext:value-type="float">
            <text:p>0,000073</text:p>
          </table:table-cell>
          <table:table-cell table:number-columns-repeated="4" office:value-type="float" office:value="0.000068" calcext:value-type="float">
            <text:p>0,000068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3" calcext:value-type="float">
            <text:p>0,000063</text:p>
          </table:table-cell>
          <table:table-cell table:formula="of:=AVERAGE([.B4:.AE4])" office:value-type="float" office:value="0.0000675666666666666" calcext:value-type="float">
            <text:p>6,75666666666666E-05</text:p>
          </table:table-cell>
          <table:table-cell table:formula="of:=VAR([.B4:.AE4])" office:value-type="float" office:value="0.0000000000030816091954023" calcext:value-type="float">
            <text:p>3,0816091954023E-12</text:p>
          </table:table-cell>
          <table:table-cell table:formula="of:=STDEV([.B4:.AE4])" office:value-type="float" office:value="0.00000175545127970055" calcext:value-type="float">
            <text:p>1,75545127970055E-06</text:p>
          </table:table-cell>
          <table:table-cell table:formula="of:=CONFIDENCE(0.95;[.AH4];30)" office:value-type="float" office:value="0.0000000200975278593075" calcext:value-type="float">
            <text:p>2,00975278593075E-08</text:p>
          </table:table-cell>
          <table:table-cell table:formula="of:=[.AF4]+[.AI4]" office:value-type="float" office:value="0.000067586764194526" calcext:value-type="float">
            <text:p>6,7586764194526E-05</text:p>
          </table:table-cell>
          <table:table-cell table:formula="of:=[.AF4]-[.AI4]" office:value-type="float" office:value="0.0000675465691388073" calcext:value-type="float">
            <text:p>6,75465691388073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4" calcext:value-type="float">
            <text:p>0,000074</text:p>
          </table:table-cell>
          <table:table-cell table:number-columns-repeated="2" office:value-type="float" office:value="0.000073" calcext:value-type="float">
            <text:p>0,000073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0.000073" calcext:value-type="float">
            <text:p>0,000073</text:p>
          </table:table-cell>
          <table:table-cell table:number-columns-repeated="2" office:value-type="float" office:value="0.000072" calcext:value-type="float">
            <text:p>0,000072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71" calcext:value-type="float">
            <text:p>0,000071</text:p>
          </table:table-cell>
          <table:table-cell table:number-columns-repeated="2" office:value-type="float" office:value="0.000072" calcext:value-type="float">
            <text:p>0,000072</text:p>
          </table:table-cell>
          <table:table-cell table:number-columns-repeated="2" office:value-type="float" office:value="0.000073" calcext:value-type="float">
            <text:p>0,000073</text:p>
          </table:table-cell>
          <table:table-cell office:value-type="float" office:value="0.000072" calcext:value-type="float">
            <text:p>0,000072</text:p>
          </table:table-cell>
          <table:table-cell table:number-columns-repeated="2" office:value-type="float" office:value="0.000073" calcext:value-type="float">
            <text:p>0,000073</text:p>
          </table:table-cell>
          <table:table-cell office:value-type="float" office:value="0.000072" calcext:value-type="float">
            <text:p>0,000072</text:p>
          </table:table-cell>
          <table:table-cell table:number-columns-repeated="2" office:value-type="float" office:value="0.000078" calcext:value-type="float">
            <text:p>0,000078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72" calcext:value-type="float">
            <text:p>0,000072</text:p>
          </table:table-cell>
          <table:table-cell table:number-columns-repeated="2" office:value-type="float" office:value="0.000073" calcext:value-type="float">
            <text:p>0,000073</text:p>
          </table:table-cell>
          <table:table-cell office:value-type="float" office:value="0.00007" calcext:value-type="float">
            <text:p>0,00007</text:p>
          </table:table-cell>
          <table:table-cell table:formula="of:=AVERAGE([.B5:.AE5])" office:value-type="float" office:value="0.0000730333333333333" calcext:value-type="float">
            <text:p>7,30333333333333E-05</text:p>
          </table:table-cell>
          <table:table-cell table:formula="of:=VAR([.B5:.AE5])" office:value-type="float" office:value="0.00000000000403333333333334" calcext:value-type="float">
            <text:p>4,03333333333334E-12</text:p>
          </table:table-cell>
          <table:table-cell table:formula="of:=STDEV([.B5:.AE5])" office:value-type="float" office:value="0.00000200831604418561" calcext:value-type="float">
            <text:p>2,00831604418561E-06</text:p>
          </table:table-cell>
          <table:table-cell table:formula="of:=CONFIDENCE(0.95;[.AH5];30)" office:value-type="float" office:value="0.000000022992485245845" calcext:value-type="float">
            <text:p>0,000000023</text:p>
          </table:table-cell>
          <table:table-cell table:formula="of:=[.AF5]+[.AI5]" office:value-type="float" office:value="0.0000730563258185792" calcext:value-type="float">
            <text:p>7,30563258185792E-05</text:p>
          </table:table-cell>
          <table:table-cell table:formula="of:=[.AF5]-[.AI5]" office:value-type="float" office:value="0.0000730103408480875" calcext:value-type="float">
            <text:p>7,30103408480875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83" calcext:value-type="float">
            <text:p>0,000283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4" calcext:value-type="float">
            <text:p>0,000284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283" calcext:value-type="float">
            <text:p>0,000283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77" calcext:value-type="float">
            <text:p>0,000277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4" calcext:value-type="float">
            <text:p>0,000284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6" calcext:value-type="float">
            <text:p>0,000286</text:p>
          </table:table-cell>
          <table:table-cell office:value-type="float" office:value="0.000277" calcext:value-type="float">
            <text:p>0,000277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0273" calcext:value-type="float">
            <text:p>0,000273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93" calcext:value-type="float">
            <text:p>0,000293</text:p>
          </table:table-cell>
          <table:table-cell table:formula="of:=AVERAGE([.B6:.AE6])" office:value-type="float" office:value="0.0002821" calcext:value-type="float">
            <text:p>0,0002821</text:p>
          </table:table-cell>
          <table:table-cell table:formula="of:=VAR([.B6:.AE6])" office:value-type="float" office:value="0.000000000122713793103448" calcext:value-type="float">
            <text:p>1,22713793103448E-10</text:p>
          </table:table-cell>
          <table:table-cell table:formula="of:=STDEV([.B6:.AE6])" office:value-type="float" office:value="0.0000110776257882025" calcext:value-type="float">
            <text:p>1,10776257882025E-05</text:p>
          </table:table-cell>
          <table:table-cell table:formula="of:=CONFIDENCE(0.95;[.AH6];30)" office:value-type="float" office:value="0.000000126823737843274" calcext:value-type="float">
            <text:p>1,26823737843274E-07</text:p>
          </table:table-cell>
          <table:table-cell table:formula="of:=[.AF6]+[.AI6]" office:value-type="float" office:value="0.000282226823737843" calcext:value-type="float">
            <text:p>0,0002822268</text:p>
          </table:table-cell>
          <table:table-cell table:formula="of:=[.AF6]-[.AI6]" office:value-type="float" office:value="0.000281973176262157" calcext:value-type="float">
            <text:p>0,00028197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454" calcext:value-type="float">
            <text:p>0,000454</text:p>
          </table:table-cell>
          <table:table-cell table:number-columns-repeated="2" office:value-type="float" office:value="0.000437" calcext:value-type="float">
            <text:p>0,000437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26" calcext:value-type="float">
            <text:p>0,000426</text:p>
          </table:table-cell>
          <table:table-cell office:value-type="float" office:value="0.000412" calcext:value-type="float">
            <text:p>0,000412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477" calcext:value-type="float">
            <text:p>0,000477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41" calcext:value-type="float">
            <text:p>0,000441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426" calcext:value-type="float">
            <text:p>0,00042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456" calcext:value-type="float">
            <text:p>0,000456</text:p>
          </table:table-cell>
          <table:table-cell office:value-type="float" office:value="0.000446" calcext:value-type="float">
            <text:p>0,000446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457" calcext:value-type="float">
            <text:p>0,000457</text:p>
          </table:table-cell>
          <table:table-cell table:formula="of:=AVERAGE([.B7:.AE7])" office:value-type="float" office:value="0.000444066666666667" calcext:value-type="float">
            <text:p>0,0004440667</text:p>
          </table:table-cell>
          <table:table-cell table:formula="of:=VAR([.B7:.AE7])" office:value-type="float" office:value="0.000000000348616091954023" calcext:value-type="float">
            <text:p>3,48616091954023E-10</text:p>
          </table:table-cell>
          <table:table-cell table:formula="of:=STDEV([.B7:.AE7])" office:value-type="float" office:value="0.0000186712638017362" calcext:value-type="float">
            <text:p>1,86712638017362E-05</text:p>
          </table:table-cell>
          <table:table-cell table:formula="of:=CONFIDENCE(0.95;[.AH7];30)" office:value-type="float" office:value="0.000000213760557620194" calcext:value-type="float">
            <text:p>2,13760557620194E-07</text:p>
          </table:table-cell>
          <table:table-cell table:formula="of:=[.AF7]+[.AI7]" office:value-type="float" office:value="0.000444280427224287" calcext:value-type="float">
            <text:p>0,0004442804</text:p>
          </table:table-cell>
          <table:table-cell table:formula="of:=[.AF7]-[.AI7]" office:value-type="float" office:value="0.000443852906109047" calcext:value-type="float">
            <text:p>0,00044385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23" calcext:value-type="float">
            <text:p>0,000523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19" calcext:value-type="float">
            <text:p>0,000519</text:p>
          </table:table-cell>
          <table:table-cell office:value-type="float" office:value="0.000532" calcext:value-type="float">
            <text:p>0,000532</text:p>
          </table:table-cell>
          <table:table-cell office:value-type="float" office:value="0.000529" calcext:value-type="float">
            <text:p>0,000529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46" calcext:value-type="float">
            <text:p>0,000546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44" calcext:value-type="float">
            <text:p>0,000544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54" calcext:value-type="float">
            <text:p>0,000554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547" calcext:value-type="float">
            <text:p>0,000547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04" calcext:value-type="float">
            <text:p>0,000504</text:p>
          </table:table-cell>
          <table:table-cell office:value-type="float" office:value="0.000546" calcext:value-type="float">
            <text:p>0,000546</text:p>
          </table:table-cell>
          <table:table-cell office:value-type="float" office:value="0.000544" calcext:value-type="float">
            <text:p>0,000544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508" calcext:value-type="float">
            <text:p>0,000508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0.000555" calcext:value-type="float">
            <text:p>0,000555</text:p>
          </table:table-cell>
          <table:table-cell table:formula="of:=AVERAGE([.B8:.AE8])" office:value-type="float" office:value="0.0005396" calcext:value-type="float">
            <text:p>0,0005396</text:p>
          </table:table-cell>
          <table:table-cell table:formula="of:=VAR([.B8:.AE8])" office:value-type="float" office:value="0.000000000402937931034482" calcext:value-type="float">
            <text:p>4,02937931034482E-10</text:p>
          </table:table-cell>
          <table:table-cell table:formula="of:=STDEV([.B8:.AE8])" office:value-type="float" office:value="0.000020073313902654" calcext:value-type="float">
            <text:p>2,0073313902654E-05</text:p>
          </table:table-cell>
          <table:table-cell table:formula="of:=CONFIDENCE(0.95;[.AH8];30)" office:value-type="float" office:value="0.000000229812122986422" calcext:value-type="float">
            <text:p>2,29812122986422E-07</text:p>
          </table:table-cell>
          <table:table-cell table:formula="of:=[.AF8]+[.AI8]" office:value-type="float" office:value="0.000539829812122986" calcext:value-type="float">
            <text:p>0,0005398298</text:p>
          </table:table-cell>
          <table:table-cell table:formula="of:=[.AF8]-[.AI8]" office:value-type="float" office:value="0.000539370187877014" calcext:value-type="float">
            <text:p>0,0005393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0558" calcext:value-type="float">
            <text:p>0,000558</text:p>
          </table:table-cell>
          <table:table-cell office:value-type="float" office:value="0.000579" calcext:value-type="float">
            <text:p>0,000579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547" calcext:value-type="float">
            <text:p>0,000547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68" calcext:value-type="float">
            <text:p>0,000568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78" calcext:value-type="float">
            <text:p>0,000578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77" calcext:value-type="float">
            <text:p>0,000577</text:p>
          </table:table-cell>
          <table:table-cell office:value-type="float" office:value="0.000557" calcext:value-type="float">
            <text:p>0,000557</text:p>
          </table:table-cell>
          <table:table-cell office:value-type="float" office:value="0.000578" calcext:value-type="float">
            <text:p>0,000578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0598" calcext:value-type="float">
            <text:p>0,000598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553" calcext:value-type="float">
            <text:p>0,000553</text:p>
          </table:table-cell>
          <table:table-cell table:formula="of:=AVERAGE([.B9:.AE9])" office:value-type="float" office:value="0.0005711" calcext:value-type="float">
            <text:p>0,0005711</text:p>
          </table:table-cell>
          <table:table-cell table:formula="of:=VAR([.B9:.AE9])" office:value-type="float" office:value="0.000000000495196551724138" calcext:value-type="float">
            <text:p>4,95196551724138E-10</text:p>
          </table:table-cell>
          <table:table-cell table:formula="of:=STDEV([.B9:.AE9])" office:value-type="float" office:value="0.0000222530121944005" calcext:value-type="float">
            <text:p>0,000022253</text:p>
          </table:table-cell>
          <table:table-cell table:formula="of:=CONFIDENCE(0.95;[.AH9];30)" office:value-type="float" office:value="0.000000254766701703487" calcext:value-type="float">
            <text:p>2,54766701703487E-07</text:p>
          </table:table-cell>
          <table:table-cell table:formula="of:=[.AF9]+[.AI9]" office:value-type="float" office:value="0.000571354766701703" calcext:value-type="float">
            <text:p>0,0005713548</text:p>
          </table:table-cell>
          <table:table-cell table:formula="of:=[.AF9]-[.AI9]" office:value-type="float" office:value="0.000570845233298296" calcext:value-type="float">
            <text:p>0,0005708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183" calcext:value-type="float">
            <text:p>0,003183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003207" calcext:value-type="float">
            <text:p>0,003207</text:p>
          </table:table-cell>
          <table:table-cell office:value-type="float" office:value="0.003233" calcext:value-type="float">
            <text:p>0,003233</text:p>
          </table:table-cell>
          <table:table-cell office:value-type="float" office:value="0.003163" calcext:value-type="float">
            <text:p>0,003163</text:p>
          </table:table-cell>
          <table:table-cell office:value-type="float" office:value="0.00314" calcext:value-type="float">
            <text:p>0,00314</text:p>
          </table:table-cell>
          <table:table-cell office:value-type="float" office:value="0.003189" calcext:value-type="float">
            <text:p>0,003189</text:p>
          </table:table-cell>
          <table:table-cell office:value-type="float" office:value="0.003194" calcext:value-type="float">
            <text:p>0,003194</text:p>
          </table:table-cell>
          <table:table-cell office:value-type="float" office:value="0.003198" calcext:value-type="float">
            <text:p>0,003198</text:p>
          </table:table-cell>
          <table:table-cell office:value-type="float" office:value="0.003178" calcext:value-type="float">
            <text:p>0,003178</text:p>
          </table:table-cell>
          <table:table-cell office:value-type="float" office:value="0.003205" calcext:value-type="float">
            <text:p>0,003205</text:p>
          </table:table-cell>
          <table:table-cell office:value-type="float" office:value="0.003141" calcext:value-type="float">
            <text:p>0,003141</text:p>
          </table:table-cell>
          <table:table-cell office:value-type="float" office:value="0.00321" calcext:value-type="float">
            <text:p>0,00321</text:p>
          </table:table-cell>
          <table:table-cell office:value-type="float" office:value="0.003115" calcext:value-type="float">
            <text:p>0,003115</text:p>
          </table:table-cell>
          <table:table-cell office:value-type="float" office:value="0.003187" calcext:value-type="float">
            <text:p>0,003187</text:p>
          </table:table-cell>
          <table:table-cell office:value-type="float" office:value="0.003179" calcext:value-type="float">
            <text:p>0,003179</text:p>
          </table:table-cell>
          <table:table-cell office:value-type="float" office:value="0.003167" calcext:value-type="float">
            <text:p>0,003167</text:p>
          </table:table-cell>
          <table:table-cell office:value-type="float" office:value="0.003195" calcext:value-type="float">
            <text:p>0,003195</text:p>
          </table:table-cell>
          <table:table-cell office:value-type="float" office:value="0.003169" calcext:value-type="float">
            <text:p>0,003169</text:p>
          </table:table-cell>
          <table:table-cell office:value-type="float" office:value="0.003134" calcext:value-type="float">
            <text:p>0,003134</text:p>
          </table:table-cell>
          <table:table-cell office:value-type="float" office:value="0.00318" calcext:value-type="float">
            <text:p>0,00318</text:p>
          </table:table-cell>
          <table:table-cell office:value-type="float" office:value="0.003131" calcext:value-type="float">
            <text:p>0,003131</text:p>
          </table:table-cell>
          <table:table-cell office:value-type="float" office:value="0.003223" calcext:value-type="float">
            <text:p>0,003223</text:p>
          </table:table-cell>
          <table:table-cell office:value-type="float" office:value="0.003141" calcext:value-type="float">
            <text:p>0,003141</text:p>
          </table:table-cell>
          <table:table-cell office:value-type="float" office:value="0.003193" calcext:value-type="float">
            <text:p>0,003193</text:p>
          </table:table-cell>
          <table:table-cell office:value-type="float" office:value="0.003185" calcext:value-type="float">
            <text:p>0,003185</text:p>
          </table:table-cell>
          <table:table-cell office:value-type="float" office:value="0.003199" calcext:value-type="float">
            <text:p>0,003199</text:p>
          </table:table-cell>
          <table:table-cell office:value-type="float" office:value="0.003174" calcext:value-type="float">
            <text:p>0,003174</text:p>
          </table:table-cell>
          <table:table-cell office:value-type="float" office:value="0.003136" calcext:value-type="float">
            <text:p>0,003136</text:p>
          </table:table-cell>
          <table:table-cell office:value-type="float" office:value="0.003207" calcext:value-type="float">
            <text:p>0,003207</text:p>
          </table:table-cell>
          <table:table-cell table:formula="of:=AVERAGE([.B10:.AE10])" office:value-type="float" office:value="0.0031792" calcext:value-type="float">
            <text:p>0,0031792</text:p>
          </table:table-cell>
          <table:table-cell table:formula="of:=VAR([.B10:.AE10])" office:value-type="float" office:value="0.000000000917268965517241" calcext:value-type="float">
            <text:p>9,17268965517241E-10</text:p>
          </table:table-cell>
          <table:table-cell table:formula="of:=STDEV([.B10:.AE10])" office:value-type="float" office:value="0.0000302864485457975" calcext:value-type="float">
            <text:p>3,02864485457975E-05</text:p>
          </table:table-cell>
          <table:table-cell table:formula="of:=CONFIDENCE(0.95;[.AH10];30)" office:value-type="float" office:value="0.00000034673861385232" calcext:value-type="float">
            <text:p>3,4673861385232E-07</text:p>
          </table:table-cell>
          <table:table-cell table:formula="of:=[.AF10]+[.AI10]" office:value-type="float" office:value="0.00317954673861385" calcext:value-type="float">
            <text:p>0,0031795467</text:p>
          </table:table-cell>
          <table:table-cell table:formula="of:=[.AF10]-[.AI10]" office:value-type="float" office:value="0.00317885326138615" calcext:value-type="float">
            <text:p>0,0031788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414" calcext:value-type="float">
            <text:p>0,003414</text:p>
          </table:table-cell>
          <table:table-cell office:value-type="float" office:value="0.00342" calcext:value-type="float">
            <text:p>0,00342</text:p>
          </table:table-cell>
          <table:table-cell office:value-type="float" office:value="0.003419" calcext:value-type="float">
            <text:p>0,003419</text:p>
          </table:table-cell>
          <table:table-cell office:value-type="float" office:value="0.003381" calcext:value-type="float">
            <text:p>0,003381</text:p>
          </table:table-cell>
          <table:table-cell office:value-type="float" office:value="0.00359" calcext:value-type="float">
            <text:p>0,00359</text:p>
          </table:table-cell>
          <table:table-cell office:value-type="float" office:value="0.003407" calcext:value-type="float">
            <text:p>0,003407</text:p>
          </table:table-cell>
          <table:table-cell office:value-type="float" office:value="0.003454" calcext:value-type="float">
            <text:p>0,003454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0.003489" calcext:value-type="float">
            <text:p>0,003489</text:p>
          </table:table-cell>
          <table:table-cell office:value-type="float" office:value="0.003431" calcext:value-type="float">
            <text:p>0,003431</text:p>
          </table:table-cell>
          <table:table-cell office:value-type="float" office:value="0.003391" calcext:value-type="float">
            <text:p>0,003391</text:p>
          </table:table-cell>
          <table:table-cell office:value-type="float" office:value="0.003475" calcext:value-type="float">
            <text:p>0,003475</text:p>
          </table:table-cell>
          <table:table-cell office:value-type="float" office:value="0.003458" calcext:value-type="float">
            <text:p>0,003458</text:p>
          </table:table-cell>
          <table:table-cell office:value-type="float" office:value="0.003469" calcext:value-type="float">
            <text:p>0,003469</text:p>
          </table:table-cell>
          <table:table-cell office:value-type="float" office:value="0.003494" calcext:value-type="float">
            <text:p>0,003494</text:p>
          </table:table-cell>
          <table:table-cell office:value-type="float" office:value="0.003442" calcext:value-type="float">
            <text:p>0,003442</text:p>
          </table:table-cell>
          <table:table-cell office:value-type="float" office:value="0.003522" calcext:value-type="float">
            <text:p>0,003522</text:p>
          </table:table-cell>
          <table:table-cell office:value-type="float" office:value="0.003517" calcext:value-type="float">
            <text:p>0,003517</text:p>
          </table:table-cell>
          <table:table-cell office:value-type="float" office:value="0.003398" calcext:value-type="float">
            <text:p>0,003398</text:p>
          </table:table-cell>
          <table:table-cell office:value-type="float" office:value="0.003488" calcext:value-type="float">
            <text:p>0,003488</text:p>
          </table:table-cell>
          <table:table-cell office:value-type="float" office:value="0.003516" calcext:value-type="float">
            <text:p>0,003516</text:p>
          </table:table-cell>
          <table:table-cell office:value-type="float" office:value="0.003407" calcext:value-type="float">
            <text:p>0,003407</text:p>
          </table:table-cell>
          <table:table-cell office:value-type="float" office:value="0.003517" calcext:value-type="float">
            <text:p>0,003517</text:p>
          </table:table-cell>
          <table:table-cell office:value-type="float" office:value="0.00349" calcext:value-type="float">
            <text:p>0,00349</text:p>
          </table:table-cell>
          <table:table-cell office:value-type="float" office:value="0.003391" calcext:value-type="float">
            <text:p>0,003391</text:p>
          </table:table-cell>
          <table:table-cell office:value-type="float" office:value="0.003373" calcext:value-type="float">
            <text:p>0,003373</text:p>
          </table:table-cell>
          <table:table-cell office:value-type="float" office:value="0.003491" calcext:value-type="float">
            <text:p>0,003491</text:p>
          </table:table-cell>
          <table:table-cell office:value-type="float" office:value="0.003437" calcext:value-type="float">
            <text:p>0,003437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3359" calcext:value-type="float">
            <text:p>0,003359</text:p>
          </table:table-cell>
          <table:table-cell table:formula="of:=AVERAGE([.B11:.AE11])" office:value-type="float" office:value="0.00344766666666667" calcext:value-type="float">
            <text:p>0,0034476667</text:p>
          </table:table-cell>
          <table:table-cell table:formula="of:=VAR([.B11:.AE11])" office:value-type="float" office:value="0.00000000308236781609195" calcext:value-type="float">
            <text:p>3,08236781609195E-09</text:p>
          </table:table-cell>
          <table:table-cell table:formula="of:=STDEV([.B11:.AE11])" office:value-type="float" office:value="0.0000555190761458794" calcext:value-type="float">
            <text:p>5,55190761458794E-05</text:p>
          </table:table-cell>
          <table:table-cell table:formula="of:=CONFIDENCE(0.95;[.AH11];30)" office:value-type="float" office:value="0.000000635617856483697" calcext:value-type="float">
            <text:p>6,35617856483697E-07</text:p>
          </table:table-cell>
          <table:table-cell table:formula="of:=[.AF11]+[.AI11]" office:value-type="float" office:value="0.00344830228452315" calcext:value-type="float">
            <text:p>0,0034483023</text:p>
          </table:table-cell>
          <table:table-cell table:formula="of:=[.AF11]-[.AI11]" office:value-type="float" office:value="0.00344703104881018" calcext:value-type="float">
            <text:p>0,0034470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256" calcext:value-type="float">
            <text:p>0,005256</text:p>
          </table:table-cell>
          <table:table-cell office:value-type="float" office:value="0.005147" calcext:value-type="float">
            <text:p>0,005147</text:p>
          </table:table-cell>
          <table:table-cell office:value-type="float" office:value="0.005243" calcext:value-type="float">
            <text:p>0,005243</text:p>
          </table:table-cell>
          <table:table-cell office:value-type="float" office:value="0.005231" calcext:value-type="float">
            <text:p>0,005231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144" calcext:value-type="float">
            <text:p>0,005144</text:p>
          </table:table-cell>
          <table:table-cell office:value-type="float" office:value="0.005255" calcext:value-type="float">
            <text:p>0,005255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326" calcext:value-type="float">
            <text:p>0,005326</text:p>
          </table:table-cell>
          <table:table-cell office:value-type="float" office:value="0.005215" calcext:value-type="float">
            <text:p>0,005215</text:p>
          </table:table-cell>
          <table:table-cell office:value-type="float" office:value="0.00533" calcext:value-type="float">
            <text:p>0,00533</text:p>
          </table:table-cell>
          <table:table-cell office:value-type="float" office:value="0.005286" calcext:value-type="float">
            <text:p>0,005286</text:p>
          </table:table-cell>
          <table:table-cell office:value-type="float" office:value="0.005324" calcext:value-type="float">
            <text:p>0,005324</text:p>
          </table:table-cell>
          <table:table-cell office:value-type="float" office:value="0.00526" calcext:value-type="float">
            <text:p>0,00526</text:p>
          </table:table-cell>
          <table:table-cell office:value-type="float" office:value="0.005268" calcext:value-type="float">
            <text:p>0,005268</text:p>
          </table:table-cell>
          <table:table-cell office:value-type="float" office:value="0.005257" calcext:value-type="float">
            <text:p>0,005257</text:p>
          </table:table-cell>
          <table:table-cell office:value-type="float" office:value="0.005116" calcext:value-type="float">
            <text:p>0,005116</text:p>
          </table:table-cell>
          <table:table-cell office:value-type="float" office:value="0.005235" calcext:value-type="float">
            <text:p>0,005235</text:p>
          </table:table-cell>
          <table:table-cell office:value-type="float" office:value="0.005191" calcext:value-type="float">
            <text:p>0,005191</text:p>
          </table:table-cell>
          <table:table-cell office:value-type="float" office:value="0.005173" calcext:value-type="float">
            <text:p>0,005173</text:p>
          </table:table-cell>
          <table:table-cell office:value-type="float" office:value="0.005134" calcext:value-type="float">
            <text:p>0,005134</text:p>
          </table:table-cell>
          <table:table-cell office:value-type="float" office:value="0.005269" calcext:value-type="float">
            <text:p>0,005269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.005189" calcext:value-type="float">
            <text:p>0,005189</text:p>
          </table:table-cell>
          <table:table-cell office:value-type="float" office:value="0.005246" calcext:value-type="float">
            <text:p>0,005246</text:p>
          </table:table-cell>
          <table:table-cell office:value-type="float" office:value="0.005243" calcext:value-type="float">
            <text:p>0,005243</text:p>
          </table:table-cell>
          <table:table-cell table:formula="of:=AVERAGE([.B12:.AE12])" office:value-type="float" office:value="0.00522526666666667" calcext:value-type="float">
            <text:p>0,0052252667</text:p>
          </table:table-cell>
          <table:table-cell table:formula="of:=VAR([.B12:.AE12])" office:value-type="float" office:value="0.00000000302013333333333" calcext:value-type="float">
            <text:p>0,000000003</text:p>
          </table:table-cell>
          <table:table-cell table:formula="of:=STDEV([.B12:.AE12])" office:value-type="float" office:value="0.0000549557397669555" calcext:value-type="float">
            <text:p>5,49557397669555E-05</text:p>
          </table:table-cell>
          <table:table-cell table:formula="of:=CONFIDENCE(0.95;[.AH12];30)" office:value-type="float" office:value="0.000000629168421685646" calcext:value-type="float">
            <text:p>6,29168421685646E-07</text:p>
          </table:table-cell>
          <table:table-cell table:formula="of:=[.AF12]+[.AI12]" office:value-type="float" office:value="0.00522589583508835" calcext:value-type="float">
            <text:p>0,0052258958</text:p>
          </table:table-cell>
          <table:table-cell table:formula="of:=[.AF12]-[.AI12]" office:value-type="float" office:value="0.00522463749824498" calcext:value-type="float">
            <text:p>0,0052246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73" calcext:value-type="float">
            <text:p>0,00773</text:p>
          </table:table-cell>
          <table:table-cell office:value-type="float" office:value="0.007674" calcext:value-type="float">
            <text:p>0,007674</text:p>
          </table:table-cell>
          <table:table-cell office:value-type="float" office:value="0.007712" calcext:value-type="float">
            <text:p>0,007712</text:p>
          </table:table-cell>
          <table:table-cell office:value-type="float" office:value="0.007776" calcext:value-type="float">
            <text:p>0,007776</text:p>
          </table:table-cell>
          <table:table-cell office:value-type="float" office:value="0.007583" calcext:value-type="float">
            <text:p>0,007583</text:p>
          </table:table-cell>
          <table:table-cell office:value-type="float" office:value="0.007657" calcext:value-type="float">
            <text:p>0,007657</text:p>
          </table:table-cell>
          <table:table-cell office:value-type="float" office:value="0.007713" calcext:value-type="float">
            <text:p>0,007713</text:p>
          </table:table-cell>
          <table:table-cell office:value-type="float" office:value="0.007779" calcext:value-type="float">
            <text:p>0,007779</text:p>
          </table:table-cell>
          <table:table-cell office:value-type="float" office:value="0.007611" calcext:value-type="float">
            <text:p>0,007611</text:p>
          </table:table-cell>
          <table:table-cell office:value-type="float" office:value="0.007604" calcext:value-type="float">
            <text:p>0,007604</text:p>
          </table:table-cell>
          <table:table-cell office:value-type="float" office:value="0.007671" calcext:value-type="float">
            <text:p>0,007671</text:p>
          </table:table-cell>
          <table:table-cell office:value-type="float" office:value="0.007659" calcext:value-type="float">
            <text:p>0,007659</text:p>
          </table:table-cell>
          <table:table-cell office:value-type="float" office:value="0.007754" calcext:value-type="float">
            <text:p>0,007754</text:p>
          </table:table-cell>
          <table:table-cell office:value-type="float" office:value="0.007779" calcext:value-type="float">
            <text:p>0,007779</text:p>
          </table:table-cell>
          <table:table-cell office:value-type="float" office:value="0.007939" calcext:value-type="float">
            <text:p>0,007939</text:p>
          </table:table-cell>
          <table:table-cell office:value-type="float" office:value="0.007639" calcext:value-type="float">
            <text:p>0,007639</text:p>
          </table:table-cell>
          <table:table-cell office:value-type="float" office:value="0.007533" calcext:value-type="float">
            <text:p>0,007533</text:p>
          </table:table-cell>
          <table:table-cell office:value-type="float" office:value="0.007735" calcext:value-type="float">
            <text:p>0,007735</text:p>
          </table:table-cell>
          <table:table-cell office:value-type="float" office:value="0.007662" calcext:value-type="float">
            <text:p>0,007662</text:p>
          </table:table-cell>
          <table:table-cell office:value-type="float" office:value="0.007669" calcext:value-type="float">
            <text:p>0,007669</text:p>
          </table:table-cell>
          <table:table-cell office:value-type="float" office:value="0.007743" calcext:value-type="float">
            <text:p>0,007743</text:p>
          </table:table-cell>
          <table:table-cell office:value-type="float" office:value="0.007724" calcext:value-type="float">
            <text:p>0,007724</text:p>
          </table:table-cell>
          <table:table-cell office:value-type="float" office:value="0.007567" calcext:value-type="float">
            <text:p>0,007567</text:p>
          </table:table-cell>
          <table:table-cell office:value-type="float" office:value="0.007572" calcext:value-type="float">
            <text:p>0,007572</text:p>
          </table:table-cell>
          <table:table-cell office:value-type="float" office:value="0.007745" calcext:value-type="float">
            <text:p>0,007745</text:p>
          </table:table-cell>
          <table:table-cell office:value-type="float" office:value="0.007661" calcext:value-type="float">
            <text:p>0,007661</text:p>
          </table:table-cell>
          <table:table-cell office:value-type="float" office:value="0.007647" calcext:value-type="float">
            <text:p>0,007647</text:p>
          </table:table-cell>
          <table:table-cell office:value-type="float" office:value="0.007575" calcext:value-type="float">
            <text:p>0,007575</text:p>
          </table:table-cell>
          <table:table-cell office:value-type="float" office:value="0.007537" calcext:value-type="float">
            <text:p>0,007537</text:p>
          </table:table-cell>
          <table:table-cell office:value-type="float" office:value="0.007588" calcext:value-type="float">
            <text:p>0,007588</text:p>
          </table:table-cell>
          <table:table-cell table:formula="of:=AVERAGE([.B13:.AE13])" office:value-type="float" office:value="0.0076746" calcext:value-type="float">
            <text:p>0,0076746</text:p>
          </table:table-cell>
          <table:table-cell table:formula="of:=VAR([.B13:.AE13])" office:value-type="float" office:value="0.0000000078916275862069" calcext:value-type="float">
            <text:p>7,8916275862069E-09</text:p>
          </table:table-cell>
          <table:table-cell table:formula="of:=STDEV([.B13:.AE13])" office:value-type="float" office:value="0.000088834833180498" calcext:value-type="float">
            <text:p>8,8834833180498E-05</text:p>
          </table:table-cell>
          <table:table-cell table:formula="of:=CONFIDENCE(0.95;[.AH13];30)" office:value-type="float" office:value="0.00000101703792943006" calcext:value-type="float">
            <text:p>0,000001017</text:p>
          </table:table-cell>
          <table:table-cell table:formula="of:=[.AF13]+[.AI13]" office:value-type="float" office:value="0.00767561703792943" calcext:value-type="float">
            <text:p>0,007675617</text:p>
          </table:table-cell>
          <table:table-cell table:formula="of:=[.AF13]-[.AI13]" office:value-type="float" office:value="0.00767358296207057" calcext:value-type="float">
            <text:p>0,0076735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0638" calcext:value-type="float">
            <text:p>0,010638</text:p>
          </table:table-cell>
          <table:table-cell office:value-type="float" office:value="0.010698" calcext:value-type="float">
            <text:p>0,010698</text:p>
          </table:table-cell>
          <table:table-cell office:value-type="float" office:value="0.010794" calcext:value-type="float">
            <text:p>0,010794</text:p>
          </table:table-cell>
          <table:table-cell office:value-type="float" office:value="0.010744" calcext:value-type="float">
            <text:p>0,010744</text:p>
          </table:table-cell>
          <table:table-cell office:value-type="float" office:value="0.010727" calcext:value-type="float">
            <text:p>0,010727</text:p>
          </table:table-cell>
          <table:table-cell office:value-type="float" office:value="0.010702" calcext:value-type="float">
            <text:p>0,010702</text:p>
          </table:table-cell>
          <table:table-cell office:value-type="float" office:value="0.010859" calcext:value-type="float">
            <text:p>0,010859</text:p>
          </table:table-cell>
          <table:table-cell office:value-type="float" office:value="0.010803" calcext:value-type="float">
            <text:p>0,010803</text:p>
          </table:table-cell>
          <table:table-cell office:value-type="float" office:value="0.010928" calcext:value-type="float">
            <text:p>0,010928</text:p>
          </table:table-cell>
          <table:table-cell office:value-type="float" office:value="0.01091" calcext:value-type="float">
            <text:p>0,01091</text:p>
          </table:table-cell>
          <table:table-cell office:value-type="float" office:value="0.010825" calcext:value-type="float">
            <text:p>0,010825</text:p>
          </table:table-cell>
          <table:table-cell office:value-type="float" office:value="0.01097" calcext:value-type="float">
            <text:p>0,01097</text:p>
          </table:table-cell>
          <table:table-cell office:value-type="float" office:value="0.011019" calcext:value-type="float">
            <text:p>0,011019</text:p>
          </table:table-cell>
          <table:table-cell office:value-type="float" office:value="0.01083" calcext:value-type="float">
            <text:p>0,01083</text:p>
          </table:table-cell>
          <table:table-cell office:value-type="float" office:value="0.010879" calcext:value-type="float">
            <text:p>0,010879</text:p>
          </table:table-cell>
          <table:table-cell office:value-type="float" office:value="0.010721" calcext:value-type="float">
            <text:p>0,010721</text:p>
          </table:table-cell>
          <table:table-cell office:value-type="float" office:value="0.01069" calcext:value-type="float">
            <text:p>0,01069</text:p>
          </table:table-cell>
          <table:table-cell office:value-type="float" office:value="0.010845" calcext:value-type="float">
            <text:p>0,010845</text:p>
          </table:table-cell>
          <table:table-cell office:value-type="float" office:value="0.010887" calcext:value-type="float">
            <text:p>0,010887</text:p>
          </table:table-cell>
          <table:table-cell office:value-type="float" office:value="0.010823" calcext:value-type="float">
            <text:p>0,010823</text:p>
          </table:table-cell>
          <table:table-cell office:value-type="float" office:value="0.010862" calcext:value-type="float">
            <text:p>0,010862</text:p>
          </table:table-cell>
          <table:table-cell office:value-type="float" office:value="0.010767" calcext:value-type="float">
            <text:p>0,010767</text:p>
          </table:table-cell>
          <table:table-cell office:value-type="float" office:value="0.010731" calcext:value-type="float">
            <text:p>0,010731</text:p>
          </table:table-cell>
          <table:table-cell office:value-type="float" office:value="0.010816" calcext:value-type="float">
            <text:p>0,010816</text:p>
          </table:table-cell>
          <table:table-cell office:value-type="float" office:value="0.010867" calcext:value-type="float">
            <text:p>0,010867</text:p>
          </table:table-cell>
          <table:table-cell office:value-type="float" office:value="0.010755" calcext:value-type="float">
            <text:p>0,010755</text:p>
          </table:table-cell>
          <table:table-cell office:value-type="float" office:value="0.011073" calcext:value-type="float">
            <text:p>0,011073</text:p>
          </table:table-cell>
          <table:table-cell office:value-type="float" office:value="0.010861" calcext:value-type="float">
            <text:p>0,010861</text:p>
          </table:table-cell>
          <table:table-cell office:value-type="float" office:value="0.010902" calcext:value-type="float">
            <text:p>0,010902</text:p>
          </table:table-cell>
          <table:table-cell office:value-type="float" office:value="0.010951" calcext:value-type="float">
            <text:p>0,010951</text:p>
          </table:table-cell>
          <table:table-cell table:formula="of:=AVERAGE([.B14:.AE14])" office:value-type="float" office:value="0.0108292333333333" calcext:value-type="float">
            <text:p>0,0108292333</text:p>
          </table:table-cell>
          <table:table-cell table:formula="of:=VAR([.B14:.AE14])" office:value-type="float" office:value="0.0000000104172195402299" calcext:value-type="float">
            <text:p>1,04172195402299E-08</text:p>
          </table:table-cell>
          <table:table-cell table:formula="of:=STDEV([.B14:.AE14])" office:value-type="float" office:value="0.000102064781096272" calcext:value-type="float">
            <text:p>0,0001020648</text:p>
          </table:table-cell>
          <table:table-cell table:formula="of:=CONFIDENCE(0.95;[.AH14];30)" office:value-type="float" office:value="0.00000116850282617149" calcext:value-type="float">
            <text:p>1,16850282617149E-06</text:p>
          </table:table-cell>
          <table:table-cell table:formula="of:=[.AF14]+[.AI14]" office:value-type="float" office:value="0.0108304018361595" calcext:value-type="float">
            <text:p>0,0108304018</text:p>
          </table:table-cell>
          <table:table-cell table:formula="of:=[.AF14]-[.AI14]" office:value-type="float" office:value="0.0108280648305072" calcext:value-type="float">
            <text:p>0,0108280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3895" calcext:value-type="float">
            <text:p>0,013895</text:p>
          </table:table-cell>
          <table:table-cell office:value-type="float" office:value="0.013342" calcext:value-type="float">
            <text:p>0,013342</text:p>
          </table:table-cell>
          <table:table-cell office:value-type="float" office:value="0.013442" calcext:value-type="float">
            <text:p>0,013442</text:p>
          </table:table-cell>
          <table:table-cell office:value-type="float" office:value="0.013407" calcext:value-type="float">
            <text:p>0,013407</text:p>
          </table:table-cell>
          <table:table-cell office:value-type="float" office:value="0.013423" calcext:value-type="float">
            <text:p>0,013423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.013583" calcext:value-type="float">
            <text:p>0,013583</text:p>
          </table:table-cell>
          <table:table-cell office:value-type="float" office:value="0.013567" calcext:value-type="float">
            <text:p>0,013567</text:p>
          </table:table-cell>
          <table:table-cell office:value-type="float" office:value="0.014087" calcext:value-type="float">
            <text:p>0,014087</text:p>
          </table:table-cell>
          <table:table-cell office:value-type="float" office:value="0.01343" calcext:value-type="float">
            <text:p>0,01343</text:p>
          </table:table-cell>
          <table:table-cell office:value-type="float" office:value="0.014784" calcext:value-type="float">
            <text:p>0,014784</text:p>
          </table:table-cell>
          <table:table-cell office:value-type="float" office:value="0.013364" calcext:value-type="float">
            <text:p>0,013364</text:p>
          </table:table-cell>
          <table:table-cell office:value-type="float" office:value="0.013373" calcext:value-type="float">
            <text:p>0,013373</text:p>
          </table:table-cell>
          <table:table-cell office:value-type="float" office:value="0.013518" calcext:value-type="float">
            <text:p>0,013518</text:p>
          </table:table-cell>
          <table:table-cell office:value-type="float" office:value="0.013313" calcext:value-type="float">
            <text:p>0,013313</text:p>
          </table:table-cell>
          <table:table-cell office:value-type="float" office:value="0.013368" calcext:value-type="float">
            <text:p>0,013368</text:p>
          </table:table-cell>
          <table:table-cell office:value-type="float" office:value="0.013382" calcext:value-type="float">
            <text:p>0,013382</text:p>
          </table:table-cell>
          <table:table-cell office:value-type="float" office:value="0.013281" calcext:value-type="float">
            <text:p>0,013281</text:p>
          </table:table-cell>
          <table:table-cell office:value-type="float" office:value="0.013358" calcext:value-type="float">
            <text:p>0,013358</text:p>
          </table:table-cell>
          <table:table-cell office:value-type="float" office:value="0.013331" calcext:value-type="float">
            <text:p>0,013331</text:p>
          </table:table-cell>
          <table:table-cell office:value-type="float" office:value="0.013563" calcext:value-type="float">
            <text:p>0,013563</text:p>
          </table:table-cell>
          <table:table-cell office:value-type="float" office:value="0.013368" calcext:value-type="float">
            <text:p>0,013368</text:p>
          </table:table-cell>
          <table:table-cell office:value-type="float" office:value="0.013431" calcext:value-type="float">
            <text:p>0,013431</text:p>
          </table:table-cell>
          <table:table-cell office:value-type="float" office:value="0.013458" calcext:value-type="float">
            <text:p>0,013458</text:p>
          </table:table-cell>
          <table:table-cell office:value-type="float" office:value="0.013463" calcext:value-type="float">
            <text:p>0,013463</text:p>
          </table:table-cell>
          <table:table-cell office:value-type="float" office:value="0.013378" calcext:value-type="float">
            <text:p>0,013378</text:p>
          </table:table-cell>
          <table:table-cell office:value-type="float" office:value="0.013473" calcext:value-type="float">
            <text:p>0,013473</text:p>
          </table:table-cell>
          <table:table-cell office:value-type="float" office:value="0.013457" calcext:value-type="float">
            <text:p>0,013457</text:p>
          </table:table-cell>
          <table:table-cell office:value-type="float" office:value="0.013331" calcext:value-type="float">
            <text:p>0,013331</text:p>
          </table:table-cell>
          <table:table-cell office:value-type="float" office:value="0.01349" calcext:value-type="float">
            <text:p>0,01349</text:p>
          </table:table-cell>
          <table:table-cell table:formula="of:=AVERAGE([.B15:.AE15])" office:value-type="float" office:value="0.0135033333333333" calcext:value-type="float">
            <text:p>0,0135033333</text:p>
          </table:table-cell>
          <table:table-cell table:formula="of:=VAR([.B15:.AE15])" office:value-type="float" office:value="0.0000000856918160919539" calcext:value-type="float">
            <text:p>8,56918160919539E-08</text:p>
          </table:table-cell>
          <table:table-cell table:formula="of:=STDEV([.B15:.AE15])" office:value-type="float" office:value="0.000292731645183697" calcext:value-type="float">
            <text:p>0,0002927316</text:p>
          </table:table-cell>
          <table:table-cell table:formula="of:=CONFIDENCE(0.95;[.AH15];30)" office:value-type="float" office:value="0.0000033513789088945" calcext:value-type="float">
            <text:p>3,3513789088945E-06</text:p>
          </table:table-cell>
          <table:table-cell table:formula="of:=[.AF15]+[.AI15]" office:value-type="float" office:value="0.0135066847122422" calcext:value-type="float">
            <text:p>0,0135066847</text:p>
          </table:table-cell>
          <table:table-cell table:formula="of:=[.AF15]-[.AI15]" office:value-type="float" office:value="0.0134999819544244" calcext:value-type="float">
            <text:p>0,0134999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816" calcext:value-type="float">
            <text:p>0,01816</text:p>
          </table:table-cell>
          <table:table-cell office:value-type="float" office:value="0.018392" calcext:value-type="float">
            <text:p>0,018392</text:p>
          </table:table-cell>
          <table:table-cell office:value-type="float" office:value="0.01816" calcext:value-type="float">
            <text:p>0,01816</text:p>
          </table:table-cell>
          <table:table-cell office:value-type="float" office:value="0.018262" calcext:value-type="float">
            <text:p>0,018262</text:p>
          </table:table-cell>
          <table:table-cell office:value-type="float" office:value="0.018256" calcext:value-type="float">
            <text:p>0,018256</text:p>
          </table:table-cell>
          <table:table-cell office:value-type="float" office:value="0.018257" calcext:value-type="float">
            <text:p>0,018257</text:p>
          </table:table-cell>
          <table:table-cell office:value-type="float" office:value="0.018218" calcext:value-type="float">
            <text:p>0,018218</text:p>
          </table:table-cell>
          <table:table-cell office:value-type="float" office:value="0.018079" calcext:value-type="float">
            <text:p>0,018079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.018164" calcext:value-type="float">
            <text:p>0,018164</text:p>
          </table:table-cell>
          <table:table-cell office:value-type="float" office:value="0.018337" calcext:value-type="float">
            <text:p>0,018337</text:p>
          </table:table-cell>
          <table:table-cell office:value-type="float" office:value="0.018265" calcext:value-type="float">
            <text:p>0,018265</text:p>
          </table:table-cell>
          <table:table-cell office:value-type="float" office:value="0.018235" calcext:value-type="float">
            <text:p>0,018235</text:p>
          </table:table-cell>
          <table:table-cell office:value-type="float" office:value="0.018196" calcext:value-type="float">
            <text:p>0,018196</text:p>
          </table:table-cell>
          <table:table-cell office:value-type="float" office:value="0.018119" calcext:value-type="float">
            <text:p>0,018119</text:p>
          </table:table-cell>
          <table:table-cell office:value-type="float" office:value="0.018101" calcext:value-type="float">
            <text:p>0,018101</text:p>
          </table:table-cell>
          <table:table-cell office:value-type="float" office:value="0.018127" calcext:value-type="float">
            <text:p>0,018127</text:p>
          </table:table-cell>
          <table:table-cell office:value-type="float" office:value="0.018023" calcext:value-type="float">
            <text:p>0,018023</text:p>
          </table:table-cell>
          <table:table-cell office:value-type="float" office:value="0.01839" calcext:value-type="float">
            <text:p>0,01839</text:p>
          </table:table-cell>
          <table:table-cell office:value-type="float" office:value="0.018264" calcext:value-type="float">
            <text:p>0,018264</text:p>
          </table:table-cell>
          <table:table-cell office:value-type="float" office:value="0.018328" calcext:value-type="float">
            <text:p>0,018328</text:p>
          </table:table-cell>
          <table:table-cell office:value-type="float" office:value="0.018309" calcext:value-type="float">
            <text:p>0,018309</text:p>
          </table:table-cell>
          <table:table-cell office:value-type="float" office:value="0.018145" calcext:value-type="float">
            <text:p>0,018145</text:p>
          </table:table-cell>
          <table:table-cell office:value-type="float" office:value="0.018378" calcext:value-type="float">
            <text:p>0,018378</text:p>
          </table:table-cell>
          <table:table-cell office:value-type="float" office:value="0.018016" calcext:value-type="float">
            <text:p>0,018016</text:p>
          </table:table-cell>
          <table:table-cell office:value-type="float" office:value="0.018183" calcext:value-type="float">
            <text:p>0,018183</text:p>
          </table:table-cell>
          <table:table-cell office:value-type="float" office:value="0.018325" calcext:value-type="float">
            <text:p>0,018325</text:p>
          </table:table-cell>
          <table:table-cell office:value-type="float" office:value="0.018097" calcext:value-type="float">
            <text:p>0,018097</text:p>
          </table:table-cell>
          <table:table-cell office:value-type="float" office:value="0.018013" calcext:value-type="float">
            <text:p>0,018013</text:p>
          </table:table-cell>
          <table:table-cell office:value-type="float" office:value="0.018117" calcext:value-type="float">
            <text:p>0,018117</text:p>
          </table:table-cell>
          <table:table-cell table:formula="of:=AVERAGE([.B16:.AE16])" office:value-type="float" office:value="0.0182068666666667" calcext:value-type="float">
            <text:p>0,0182068667</text:p>
          </table:table-cell>
          <table:table-cell table:formula="of:=VAR([.B16:.AE16])" office:value-type="float" office:value="0.0000000122724643678161" calcext:value-type="float">
            <text:p>1,22724643678161E-08</text:p>
          </table:table-cell>
          <table:table-cell table:formula="of:=STDEV([.B16:.AE16])" office:value-type="float" office:value="0.000110781155291936" calcext:value-type="float">
            <text:p>0,0001107812</text:p>
          </table:table-cell>
          <table:table-cell table:formula="of:=CONFIDENCE(0.95;[.AH16];30)" office:value-type="float" office:value="0.00000126829344711051" calcext:value-type="float">
            <text:p>1,26829344711051E-06</text:p>
          </table:table-cell>
          <table:table-cell table:formula="of:=[.AF16]+[.AI16]" office:value-type="float" office:value="0.0182081349601138" calcext:value-type="float">
            <text:p>0,018208135</text:p>
          </table:table-cell>
          <table:table-cell table:formula="of:=[.AF16]-[.AI16]" office:value-type="float" office:value="0.0182055983732196" calcext:value-type="float">
            <text:p>0,01820559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0686" calcext:value-type="float">
            <text:p>0,020686</text:p>
          </table:table-cell>
          <table:table-cell office:value-type="float" office:value="0.020679" calcext:value-type="float">
            <text:p>0,020679</text:p>
          </table:table-cell>
          <table:table-cell office:value-type="float" office:value="0.020761" calcext:value-type="float">
            <text:p>0,020761</text:p>
          </table:table-cell>
          <table:table-cell office:value-type="float" office:value="0.020669" calcext:value-type="float">
            <text:p>0,020669</text:p>
          </table:table-cell>
          <table:table-cell office:value-type="float" office:value="0.020596" calcext:value-type="float">
            <text:p>0,020596</text:p>
          </table:table-cell>
          <table:table-cell office:value-type="float" office:value="0.020698" calcext:value-type="float">
            <text:p>0,020698</text:p>
          </table:table-cell>
          <table:table-cell office:value-type="float" office:value="0.020549" calcext:value-type="float">
            <text:p>0,020549</text:p>
          </table:table-cell>
          <table:table-cell office:value-type="float" office:value="0.020627" calcext:value-type="float">
            <text:p>0,020627</text:p>
          </table:table-cell>
          <table:table-cell office:value-type="float" office:value="0.020719" calcext:value-type="float">
            <text:p>0,020719</text:p>
          </table:table-cell>
          <table:table-cell office:value-type="float" office:value="0.02063" calcext:value-type="float">
            <text:p>0,02063</text:p>
          </table:table-cell>
          <table:table-cell office:value-type="float" office:value="0.020608" calcext:value-type="float">
            <text:p>0,020608</text:p>
          </table:table-cell>
          <table:table-cell office:value-type="float" office:value="0.02052" calcext:value-type="float">
            <text:p>0,02052</text:p>
          </table:table-cell>
          <table:table-cell office:value-type="float" office:value="0.020352" calcext:value-type="float">
            <text:p>0,020352</text:p>
          </table:table-cell>
          <table:table-cell office:value-type="float" office:value="0.02041" calcext:value-type="float">
            <text:p>0,02041</text:p>
          </table:table-cell>
          <table:table-cell office:value-type="float" office:value="0.020572" calcext:value-type="float">
            <text:p>0,020572</text:p>
          </table:table-cell>
          <table:table-cell office:value-type="float" office:value="0.02061" calcext:value-type="float">
            <text:p>0,02061</text:p>
          </table:table-cell>
          <table:table-cell office:value-type="float" office:value="0.020671" calcext:value-type="float">
            <text:p>0,020671</text:p>
          </table:table-cell>
          <table:table-cell office:value-type="float" office:value="0.020578" calcext:value-type="float">
            <text:p>0,020578</text:p>
          </table:table-cell>
          <table:table-cell office:value-type="float" office:value="0.020638" calcext:value-type="float">
            <text:p>0,020638</text:p>
          </table:table-cell>
          <table:table-cell office:value-type="float" office:value="0.020631" calcext:value-type="float">
            <text:p>0,020631</text:p>
          </table:table-cell>
          <table:table-cell office:value-type="float" office:value="0.020687" calcext:value-type="float">
            <text:p>0,020687</text:p>
          </table:table-cell>
          <table:table-cell office:value-type="float" office:value="0.020462" calcext:value-type="float">
            <text:p>0,020462</text:p>
          </table:table-cell>
          <table:table-cell office:value-type="float" office:value="0.020476" calcext:value-type="float">
            <text:p>0,020476</text:p>
          </table:table-cell>
          <table:table-cell office:value-type="float" office:value="0.021112" calcext:value-type="float">
            <text:p>0,021112</text:p>
          </table:table-cell>
          <table:table-cell office:value-type="float" office:value="0.020635" calcext:value-type="float">
            <text:p>0,020635</text:p>
          </table:table-cell>
          <table:table-cell office:value-type="float" office:value="0.021377" calcext:value-type="float">
            <text:p>0,021377</text:p>
          </table:table-cell>
          <table:table-cell office:value-type="float" office:value="0.020578" calcext:value-type="float">
            <text:p>0,020578</text:p>
          </table:table-cell>
          <table:table-cell office:value-type="float" office:value="0.020627" calcext:value-type="float">
            <text:p>0,020627</text:p>
          </table:table-cell>
          <table:table-cell office:value-type="float" office:value="0.020549" calcext:value-type="float">
            <text:p>0,020549</text:p>
          </table:table-cell>
          <table:table-cell office:value-type="float" office:value="0.020706" calcext:value-type="float">
            <text:p>0,020706</text:p>
          </table:table-cell>
          <table:table-cell table:formula="of:=AVERAGE([.B17:.AE17])" office:value-type="float" office:value="0.0206471" calcext:value-type="float">
            <text:p>0,0206471</text:p>
          </table:table-cell>
          <table:table-cell table:formula="of:=VAR([.B17:.AE17])" office:value-type="float" office:value="0.0000000359585068965518" calcext:value-type="float">
            <text:p>0,000000036</text:p>
          </table:table-cell>
          <table:table-cell table:formula="of:=STDEV([.B17:.AE17])" office:value-type="float" office:value="0.000189627284156452" calcext:value-type="float">
            <text:p>0,0001896273</text:p>
          </table:table-cell>
          <table:table-cell table:formula="of:=CONFIDENCE(0.95;[.AH17];30)" office:value-type="float" office:value="0.00000217097430745513" calcext:value-type="float">
            <text:p>0,000002171</text:p>
          </table:table-cell>
          <table:table-cell table:formula="of:=[.AF17]+[.AI17]" office:value-type="float" office:value="0.0206492709743075" calcext:value-type="float">
            <text:p>0,020649271</text:p>
          </table:table-cell>
          <table:table-cell table:formula="of:=[.AF17]-[.AI17]" office:value-type="float" office:value="0.0206449290256925" calcext:value-type="float">
            <text:p>0,020644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246" calcext:value-type="float">
            <text:p>0,026246</text:p>
          </table:table-cell>
          <table:table-cell office:value-type="float" office:value="0.02619" calcext:value-type="float">
            <text:p>0,02619</text:p>
          </table:table-cell>
          <table:table-cell office:value-type="float" office:value="0.026208" calcext:value-type="float">
            <text:p>0,026208</text:p>
          </table:table-cell>
          <table:table-cell office:value-type="float" office:value="0.026317" calcext:value-type="float">
            <text:p>0,026317</text:p>
          </table:table-cell>
          <table:table-cell office:value-type="float" office:value="0.026198" calcext:value-type="float">
            <text:p>0,026198</text:p>
          </table:table-cell>
          <table:table-cell office:value-type="float" office:value="0.025947" calcext:value-type="float">
            <text:p>0,025947</text:p>
          </table:table-cell>
          <table:table-cell office:value-type="float" office:value="0.025972" calcext:value-type="float">
            <text:p>0,025972</text:p>
          </table:table-cell>
          <table:table-cell office:value-type="float" office:value="0.025898" calcext:value-type="float">
            <text:p>0,025898</text:p>
          </table:table-cell>
          <table:table-cell office:value-type="float" office:value="0.026174" calcext:value-type="float">
            <text:p>0,026174</text:p>
          </table:table-cell>
          <table:table-cell office:value-type="float" office:value="0.025934" calcext:value-type="float">
            <text:p>0,025934</text:p>
          </table:table-cell>
          <table:table-cell office:value-type="float" office:value="0.026115" calcext:value-type="float">
            <text:p>0,026115</text:p>
          </table:table-cell>
          <table:table-cell office:value-type="float" office:value="0.026444" calcext:value-type="float">
            <text:p>0,026444</text:p>
          </table:table-cell>
          <table:table-cell office:value-type="float" office:value="0.026089" calcext:value-type="float">
            <text:p>0,026089</text:p>
          </table:table-cell>
          <table:table-cell office:value-type="float" office:value="0.026014" calcext:value-type="float">
            <text:p>0,026014</text:p>
          </table:table-cell>
          <table:table-cell office:value-type="float" office:value="0.02621" calcext:value-type="float">
            <text:p>0,02621</text:p>
          </table:table-cell>
          <table:table-cell office:value-type="float" office:value="0.026301" calcext:value-type="float">
            <text:p>0,026301</text:p>
          </table:table-cell>
          <table:table-cell office:value-type="float" office:value="0.026255" calcext:value-type="float">
            <text:p>0,026255</text:p>
          </table:table-cell>
          <table:table-cell office:value-type="float" office:value="0.026152" calcext:value-type="float">
            <text:p>0,026152</text:p>
          </table:table-cell>
          <table:table-cell office:value-type="float" office:value="0.026012" calcext:value-type="float">
            <text:p>0,026012</text:p>
          </table:table-cell>
          <table:table-cell office:value-type="float" office:value="0.026172" calcext:value-type="float">
            <text:p>0,026172</text:p>
          </table:table-cell>
          <table:table-cell office:value-type="float" office:value="0.025899" calcext:value-type="float">
            <text:p>0,025899</text:p>
          </table:table-cell>
          <table:table-cell office:value-type="float" office:value="0.026064" calcext:value-type="float">
            <text:p>0,026064</text:p>
          </table:table-cell>
          <table:table-cell office:value-type="float" office:value="0.026116" calcext:value-type="float">
            <text:p>0,026116</text:p>
          </table:table-cell>
          <table:table-cell office:value-type="float" office:value="0.026084" calcext:value-type="float">
            <text:p>0,026084</text:p>
          </table:table-cell>
          <table:table-cell office:value-type="float" office:value="0.026058" calcext:value-type="float">
            <text:p>0,026058</text:p>
          </table:table-cell>
          <table:table-cell office:value-type="float" office:value="0.02622" calcext:value-type="float">
            <text:p>0,02622</text:p>
          </table:table-cell>
          <table:table-cell office:value-type="float" office:value="0.026245" calcext:value-type="float">
            <text:p>0,026245</text:p>
          </table:table-cell>
          <table:table-cell office:value-type="float" office:value="0.026125" calcext:value-type="float">
            <text:p>0,026125</text:p>
          </table:table-cell>
          <table:table-cell office:value-type="float" office:value="0.026021" calcext:value-type="float">
            <text:p>0,026021</text:p>
          </table:table-cell>
          <table:table-cell office:value-type="float" office:value="0.026072" calcext:value-type="float">
            <text:p>0,026072</text:p>
          </table:table-cell>
          <table:table-cell table:formula="of:=AVERAGE([.B18:.AE18])" office:value-type="float" office:value="0.0261250666666667" calcext:value-type="float">
            <text:p>0,0261250667</text:p>
          </table:table-cell>
          <table:table-cell table:formula="of:=VAR([.B18:.AE18])" office:value-type="float" office:value="0.0000000171667540229885" calcext:value-type="float">
            <text:p>1,71667540229885E-08</text:p>
          </table:table-cell>
          <table:table-cell table:formula="of:=STDEV([.B18:.AE18])" office:value-type="float" office:value="0.000131021960079173" calcext:value-type="float">
            <text:p>0,000131022</text:p>
          </table:table-cell>
          <table:table-cell table:formula="of:=CONFIDENCE(0.95;[.AH18];30)" office:value-type="float" office:value="0.00000150002311275847" calcext:value-type="float">
            <text:p>0,0000015</text:p>
          </table:table-cell>
          <table:table-cell table:formula="of:=[.AF18]+[.AI18]" office:value-type="float" office:value="0.0261265666897794" calcext:value-type="float">
            <text:p>0,0261265667</text:p>
          </table:table-cell>
          <table:table-cell table:formula="of:=[.AF18]-[.AI18]" office:value-type="float" office:value="0.0261235666435539" calcext:value-type="float">
            <text:p>0,02612356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8493" calcext:value-type="float">
            <text:p>0,028493</text:p>
          </table:table-cell>
          <table:table-cell office:value-type="float" office:value="0.028841" calcext:value-type="float">
            <text:p>0,028841</text:p>
          </table:table-cell>
          <table:table-cell office:value-type="float" office:value="0.028647" calcext:value-type="float">
            <text:p>0,028647</text:p>
          </table:table-cell>
          <table:table-cell office:value-type="float" office:value="0.028674" calcext:value-type="float">
            <text:p>0,028674</text:p>
          </table:table-cell>
          <table:table-cell office:value-type="float" office:value="0.028812" calcext:value-type="float">
            <text:p>0,028812</text:p>
          </table:table-cell>
          <table:table-cell office:value-type="float" office:value="0.028535" calcext:value-type="float">
            <text:p>0,028535</text:p>
          </table:table-cell>
          <table:table-cell office:value-type="float" office:value="0.028525" calcext:value-type="float">
            <text:p>0,028525</text:p>
          </table:table-cell>
          <table:table-cell office:value-type="float" office:value="0.028521" calcext:value-type="float">
            <text:p>0,028521</text:p>
          </table:table-cell>
          <table:table-cell office:value-type="float" office:value="0.028642" calcext:value-type="float">
            <text:p>0,028642</text:p>
          </table:table-cell>
          <table:table-cell office:value-type="float" office:value="0.02883" calcext:value-type="float">
            <text:p>0,02883</text:p>
          </table:table-cell>
          <table:table-cell office:value-type="float" office:value="0.028593" calcext:value-type="float">
            <text:p>0,028593</text:p>
          </table:table-cell>
          <table:table-cell office:value-type="float" office:value="0.028752" calcext:value-type="float">
            <text:p>0,028752</text:p>
          </table:table-cell>
          <table:table-cell office:value-type="float" office:value="0.02871" calcext:value-type="float">
            <text:p>0,02871</text:p>
          </table:table-cell>
          <table:table-cell office:value-type="float" office:value="0.028898" calcext:value-type="float">
            <text:p>0,028898</text:p>
          </table:table-cell>
          <table:table-cell office:value-type="float" office:value="0.028887" calcext:value-type="float">
            <text:p>0,028887</text:p>
          </table:table-cell>
          <table:table-cell office:value-type="float" office:value="0.02848" calcext:value-type="float">
            <text:p>0,02848</text:p>
          </table:table-cell>
          <table:table-cell office:value-type="float" office:value="0.028936" calcext:value-type="float">
            <text:p>0,028936</text:p>
          </table:table-cell>
          <table:table-cell office:value-type="float" office:value="0.02885" calcext:value-type="float">
            <text:p>0,02885</text:p>
          </table:table-cell>
          <table:table-cell office:value-type="float" office:value="0.028429" calcext:value-type="float">
            <text:p>0,028429</text:p>
          </table:table-cell>
          <table:table-cell office:value-type="float" office:value="0.028574" calcext:value-type="float">
            <text:p>0,028574</text:p>
          </table:table-cell>
          <table:table-cell office:value-type="float" office:value="0.028468" calcext:value-type="float">
            <text:p>0,028468</text:p>
          </table:table-cell>
          <table:table-cell office:value-type="float" office:value="0.028417" calcext:value-type="float">
            <text:p>0,028417</text:p>
          </table:table-cell>
          <table:table-cell office:value-type="float" office:value="0.028651" calcext:value-type="float">
            <text:p>0,028651</text:p>
          </table:table-cell>
          <table:table-cell office:value-type="float" office:value="0.028469" calcext:value-type="float">
            <text:p>0,028469</text:p>
          </table:table-cell>
          <table:table-cell office:value-type="float" office:value="0.028522" calcext:value-type="float">
            <text:p>0,028522</text:p>
          </table:table-cell>
          <table:table-cell office:value-type="float" office:value="0.028612" calcext:value-type="float">
            <text:p>0,028612</text:p>
          </table:table-cell>
          <table:table-cell office:value-type="float" office:value="0.028518" calcext:value-type="float">
            <text:p>0,028518</text:p>
          </table:table-cell>
          <table:table-cell office:value-type="float" office:value="0.028557" calcext:value-type="float">
            <text:p>0,028557</text:p>
          </table:table-cell>
          <table:table-cell office:value-type="float" office:value="0.028808" calcext:value-type="float">
            <text:p>0,028808</text:p>
          </table:table-cell>
          <table:table-cell office:value-type="float" office:value="0.028709" calcext:value-type="float">
            <text:p>0,028709</text:p>
          </table:table-cell>
          <table:table-cell table:formula="of:=AVERAGE([.B19:.AE19])" office:value-type="float" office:value="0.0286453333333333" calcext:value-type="float">
            <text:p>0,0286453333</text:p>
          </table:table-cell>
          <table:table-cell table:formula="of:=VAR([.B19:.AE19])" office:value-type="float" office:value="0.0000000240696781609196" calcext:value-type="float">
            <text:p>2,40696781609196E-08</text:p>
          </table:table-cell>
          <table:table-cell table:formula="of:=STDEV([.B19:.AE19])" office:value-type="float" office:value="0.000155144056157236" calcext:value-type="float">
            <text:p>0,0001551441</text:p>
          </table:table-cell>
          <table:table-cell table:formula="of:=CONFIDENCE(0.95;[.AH19];30)" office:value-type="float" office:value="0.00000177618828097462" calcext:value-type="float">
            <text:p>1,77618828097462E-06</text:p>
          </table:table-cell>
          <table:table-cell table:formula="of:=[.AF19]+[.AI19]" office:value-type="float" office:value="0.0286471095216143" calcext:value-type="float">
            <text:p>0,0286471095</text:p>
          </table:table-cell>
          <table:table-cell table:formula="of:=[.AF19]-[.AI19]" office:value-type="float" office:value="0.0286435571450524" calcext:value-type="float">
            <text:p>0,02864355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7851" calcext:value-type="float">
            <text:p>0,037851</text:p>
          </table:table-cell>
          <table:table-cell office:value-type="float" office:value="0.037868" calcext:value-type="float">
            <text:p>0,037868</text:p>
          </table:table-cell>
          <table:table-cell office:value-type="float" office:value="0.037895" calcext:value-type="float">
            <text:p>0,037895</text:p>
          </table:table-cell>
          <table:table-cell office:value-type="float" office:value="0.037833" calcext:value-type="float">
            <text:p>0,037833</text:p>
          </table:table-cell>
          <table:table-cell office:value-type="float" office:value="0.037694" calcext:value-type="float">
            <text:p>0,037694</text:p>
          </table:table-cell>
          <table:table-cell office:value-type="float" office:value="0.037678" calcext:value-type="float">
            <text:p>0,037678</text:p>
          </table:table-cell>
          <table:table-cell office:value-type="float" office:value="0.037913" calcext:value-type="float">
            <text:p>0,037913</text:p>
          </table:table-cell>
          <table:table-cell office:value-type="float" office:value="0.038093" calcext:value-type="float">
            <text:p>0,038093</text:p>
          </table:table-cell>
          <table:table-cell office:value-type="float" office:value="0.037854" calcext:value-type="float">
            <text:p>0,037854</text:p>
          </table:table-cell>
          <table:table-cell office:value-type="float" office:value="0.037725" calcext:value-type="float">
            <text:p>0,037725</text:p>
          </table:table-cell>
          <table:table-cell office:value-type="float" office:value="0.037607" calcext:value-type="float">
            <text:p>0,037607</text:p>
          </table:table-cell>
          <table:table-cell office:value-type="float" office:value="0.037706" calcext:value-type="float">
            <text:p>0,037706</text:p>
          </table:table-cell>
          <table:table-cell office:value-type="float" office:value="0.037691" calcext:value-type="float">
            <text:p>0,037691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7792" calcext:value-type="float">
            <text:p>0,037792</text:p>
          </table:table-cell>
          <table:table-cell office:value-type="float" office:value="0.038084" calcext:value-type="float">
            <text:p>0,038084</text:p>
          </table:table-cell>
          <table:table-cell office:value-type="float" office:value="0.037759" calcext:value-type="float">
            <text:p>0,037759</text:p>
          </table:table-cell>
          <table:table-cell office:value-type="float" office:value="0.037685" calcext:value-type="float">
            <text:p>0,037685</text:p>
          </table:table-cell>
          <table:table-cell office:value-type="float" office:value="0.037921" calcext:value-type="float">
            <text:p>0,037921</text:p>
          </table:table-cell>
          <table:table-cell office:value-type="float" office:value="0.037681" calcext:value-type="float">
            <text:p>0,037681</text:p>
          </table:table-cell>
          <table:table-cell office:value-type="float" office:value="0.038016" calcext:value-type="float">
            <text:p>0,038016</text:p>
          </table:table-cell>
          <table:table-cell office:value-type="float" office:value="0.037561" calcext:value-type="float">
            <text:p>0,037561</text:p>
          </table:table-cell>
          <table:table-cell office:value-type="float" office:value="0.038373" calcext:value-type="float">
            <text:p>0,038373</text:p>
          </table:table-cell>
          <table:table-cell office:value-type="float" office:value="0.037926" calcext:value-type="float">
            <text:p>0,037926</text:p>
          </table:table-cell>
          <table:table-cell office:value-type="float" office:value="0.03775" calcext:value-type="float">
            <text:p>0,03775</text:p>
          </table:table-cell>
          <table:table-cell office:value-type="float" office:value="0.037694" calcext:value-type="float">
            <text:p>0,037694</text:p>
          </table:table-cell>
          <table:table-cell office:value-type="float" office:value="0.038065" calcext:value-type="float">
            <text:p>0,038065</text:p>
          </table:table-cell>
          <table:table-cell office:value-type="float" office:value="0.037745" calcext:value-type="float">
            <text:p>0,037745</text:p>
          </table:table-cell>
          <table:table-cell office:value-type="float" office:value="0.038151" calcext:value-type="float">
            <text:p>0,038151</text:p>
          </table:table-cell>
          <table:table-cell office:value-type="float" office:value="0.037833" calcext:value-type="float">
            <text:p>0,037833</text:p>
          </table:table-cell>
          <table:table-cell table:formula="of:=AVERAGE([.B20:.AE20])" office:value-type="float" office:value="0.0378314666666667" calcext:value-type="float">
            <text:p>0,0378314667</text:p>
          </table:table-cell>
          <table:table-cell table:formula="of:=VAR([.B20:.AE20])" office:value-type="float" office:value="0.0000000362953609195402" calcext:value-type="float">
            <text:p>3,62953609195402E-08</text:p>
          </table:table-cell>
          <table:table-cell table:formula="of:=STDEV([.B20:.AE20])" office:value-type="float" office:value="0.00019051341401471" calcext:value-type="float">
            <text:p>0,0001905134</text:p>
          </table:table-cell>
          <table:table-cell table:formula="of:=CONFIDENCE(0.95;[.AH20];30)" office:value-type="float" office:value="0.00000218111928824681" calcext:value-type="float">
            <text:p>2,18111928824681E-06</text:p>
          </table:table-cell>
          <table:table-cell table:formula="of:=[.AF20]+[.AI20]" office:value-type="float" office:value="0.0378336477859549" calcext:value-type="float">
            <text:p>0,0378336478</text:p>
          </table:table-cell>
          <table:table-cell table:formula="of:=[.AF20]-[.AI20]" office:value-type="float" office:value="0.0378292855473784" calcext:value-type="float">
            <text:p>0,03782928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8771" calcext:value-type="float">
            <text:p>0,038771</text:p>
          </table:table-cell>
          <table:table-cell office:value-type="float" office:value="0.038755" calcext:value-type="float">
            <text:p>0,038755</text:p>
          </table:table-cell>
          <table:table-cell office:value-type="float" office:value="0.038608" calcext:value-type="float">
            <text:p>0,038608</text:p>
          </table:table-cell>
          <table:table-cell office:value-type="float" office:value="0.038526" calcext:value-type="float">
            <text:p>0,038526</text:p>
          </table:table-cell>
          <table:table-cell office:value-type="float" office:value="0.038702" calcext:value-type="float">
            <text:p>0,038702</text:p>
          </table:table-cell>
          <table:table-cell office:value-type="float" office:value="0.038816" calcext:value-type="float">
            <text:p>0,038816</text:p>
          </table:table-cell>
          <table:table-cell office:value-type="float" office:value="0.038903" calcext:value-type="float">
            <text:p>0,038903</text:p>
          </table:table-cell>
          <table:table-cell office:value-type="float" office:value="0.038507" calcext:value-type="float">
            <text:p>0,038507</text:p>
          </table:table-cell>
          <table:table-cell office:value-type="float" office:value="0.038957" calcext:value-type="float">
            <text:p>0,038957</text:p>
          </table:table-cell>
          <table:table-cell office:value-type="float" office:value="0.038812" calcext:value-type="float">
            <text:p>0,038812</text:p>
          </table:table-cell>
          <table:table-cell office:value-type="float" office:value="0.038715" calcext:value-type="float">
            <text:p>0,038715</text:p>
          </table:table-cell>
          <table:table-cell office:value-type="float" office:value="0.038616" calcext:value-type="float">
            <text:p>0,038616</text:p>
          </table:table-cell>
          <table:table-cell office:value-type="float" office:value="0.038889" calcext:value-type="float">
            <text:p>0,038889</text:p>
          </table:table-cell>
          <table:table-cell office:value-type="float" office:value="0.03871" calcext:value-type="float">
            <text:p>0,03871</text:p>
          </table:table-cell>
          <table:table-cell office:value-type="float" office:value="0.038991" calcext:value-type="float">
            <text:p>0,038991</text:p>
          </table:table-cell>
          <table:table-cell office:value-type="float" office:value="0.039012" calcext:value-type="float">
            <text:p>0,039012</text:p>
          </table:table-cell>
          <table:table-cell office:value-type="float" office:value="0.038642" calcext:value-type="float">
            <text:p>0,038642</text:p>
          </table:table-cell>
          <table:table-cell office:value-type="float" office:value="0.038617" calcext:value-type="float">
            <text:p>0,038617</text:p>
          </table:table-cell>
          <table:table-cell office:value-type="float" office:value="0.038863" calcext:value-type="float">
            <text:p>0,038863</text:p>
          </table:table-cell>
          <table:table-cell office:value-type="float" office:value="0.038623" calcext:value-type="float">
            <text:p>0,038623</text:p>
          </table:table-cell>
          <table:table-cell office:value-type="float" office:value="0.038473" calcext:value-type="float">
            <text:p>0,038473</text:p>
          </table:table-cell>
          <table:table-cell office:value-type="float" office:value="0.038722" calcext:value-type="float">
            <text:p>0,038722</text:p>
          </table:table-cell>
          <table:table-cell office:value-type="float" office:value="0.038567" calcext:value-type="float">
            <text:p>0,038567</text:p>
          </table:table-cell>
          <table:table-cell office:value-type="float" office:value="0.04003" calcext:value-type="float">
            <text:p>0,04003</text:p>
          </table:table-cell>
          <table:table-cell office:value-type="float" office:value="0.038759" calcext:value-type="float">
            <text:p>0,038759</text:p>
          </table:table-cell>
          <table:table-cell office:value-type="float" office:value="0.038576" calcext:value-type="float">
            <text:p>0,038576</text:p>
          </table:table-cell>
          <table:table-cell office:value-type="float" office:value="0.03863" calcext:value-type="float">
            <text:p>0,03863</text:p>
          </table:table-cell>
          <table:table-cell office:value-type="float" office:value="0.038564" calcext:value-type="float">
            <text:p>0,038564</text:p>
          </table:table-cell>
          <table:table-cell office:value-type="float" office:value="0.039107" calcext:value-type="float">
            <text:p>0,039107</text:p>
          </table:table-cell>
          <table:table-cell office:value-type="float" office:value="0.038748" calcext:value-type="float">
            <text:p>0,038748</text:p>
          </table:table-cell>
          <table:table-cell table:formula="of:=AVERAGE([.B21:.AE21])" office:value-type="float" office:value="0.0387737" calcext:value-type="float">
            <text:p>0,0387737</text:p>
          </table:table-cell>
          <table:table-cell table:formula="of:=VAR([.B21:.AE21])" office:value-type="float" office:value="0.0000000817604241379308" calcext:value-type="float">
            <text:p>8,17604241379308E-08</text:p>
          </table:table-cell>
          <table:table-cell table:formula="of:=STDEV([.B21:.AE21])" office:value-type="float" office:value="0.000285937797672729" calcext:value-type="float">
            <text:p>0,0002859378</text:p>
          </table:table-cell>
          <table:table-cell table:formula="of:=CONFIDENCE(0.95;[.AH21];30)" office:value-type="float" office:value="0.00000327359860180056" calcext:value-type="float">
            <text:p>3,27359860180056E-06</text:p>
          </table:table-cell>
          <table:table-cell table:formula="of:=[.AF21]+[.AI21]" office:value-type="float" office:value="0.0387769735986018" calcext:value-type="float">
            <text:p>0,0387769736</text:p>
          </table:table-cell>
          <table:table-cell table:formula="of:=[.AF21]-[.AI21]" office:value-type="float" office:value="0.0387704264013982" calcext:value-type="float">
            <text:p>0,03877042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8671" calcext:value-type="float">
            <text:p>0,048671</text:p>
          </table:table-cell>
          <table:table-cell office:value-type="float" office:value="0.048377" calcext:value-type="float">
            <text:p>0,048377</text:p>
          </table:table-cell>
          <table:table-cell office:value-type="float" office:value="0.048909" calcext:value-type="float">
            <text:p>0,048909</text:p>
          </table:table-cell>
          <table:table-cell office:value-type="float" office:value="0.048723" calcext:value-type="float">
            <text:p>0,048723</text:p>
          </table:table-cell>
          <table:table-cell office:value-type="float" office:value="0.048391" calcext:value-type="float">
            <text:p>0,048391</text:p>
          </table:table-cell>
          <table:table-cell office:value-type="float" office:value="0.048531" calcext:value-type="float">
            <text:p>0,048531</text:p>
          </table:table-cell>
          <table:table-cell office:value-type="float" office:value="0.048344" calcext:value-type="float">
            <text:p>0,048344</text:p>
          </table:table-cell>
          <table:table-cell office:value-type="float" office:value="0.049041" calcext:value-type="float">
            <text:p>0,049041</text:p>
          </table:table-cell>
          <table:table-cell office:value-type="float" office:value="0.048305" calcext:value-type="float">
            <text:p>0,048305</text:p>
          </table:table-cell>
          <table:table-cell office:value-type="float" office:value="0.048689" calcext:value-type="float">
            <text:p>0,048689</text:p>
          </table:table-cell>
          <table:table-cell office:value-type="float" office:value="0.048603" calcext:value-type="float">
            <text:p>0,048603</text:p>
          </table:table-cell>
          <table:table-cell office:value-type="float" office:value="0.048596" calcext:value-type="float">
            <text:p>0,048596</text:p>
          </table:table-cell>
          <table:table-cell office:value-type="float" office:value="0.048927" calcext:value-type="float">
            <text:p>0,048927</text:p>
          </table:table-cell>
          <table:table-cell office:value-type="float" office:value="0.048601" calcext:value-type="float">
            <text:p>0,048601</text:p>
          </table:table-cell>
          <table:table-cell office:value-type="float" office:value="0.048256" calcext:value-type="float">
            <text:p>0,048256</text:p>
          </table:table-cell>
          <table:table-cell office:value-type="float" office:value="0.048551" calcext:value-type="float">
            <text:p>0,048551</text:p>
          </table:table-cell>
          <table:table-cell office:value-type="float" office:value="0.048522" calcext:value-type="float">
            <text:p>0,048522</text:p>
          </table:table-cell>
          <table:table-cell office:value-type="float" office:value="0.0483" calcext:value-type="float">
            <text:p>0,0483</text:p>
          </table:table-cell>
          <table:table-cell office:value-type="float" office:value="0.048151" calcext:value-type="float">
            <text:p>0,048151</text:p>
          </table:table-cell>
          <table:table-cell office:value-type="float" office:value="0.048412" calcext:value-type="float">
            <text:p>0,048412</text:p>
          </table:table-cell>
          <table:table-cell office:value-type="float" office:value="0.048215" calcext:value-type="float">
            <text:p>0,048215</text:p>
          </table:table-cell>
          <table:table-cell office:value-type="float" office:value="0.04826" calcext:value-type="float">
            <text:p>0,04826</text:p>
          </table:table-cell>
          <table:table-cell office:value-type="float" office:value="0.048506" calcext:value-type="float">
            <text:p>0,048506</text:p>
          </table:table-cell>
          <table:table-cell office:value-type="float" office:value="0.048783" calcext:value-type="float">
            <text:p>0,048783</text:p>
          </table:table-cell>
          <table:table-cell office:value-type="float" office:value="0.048785" calcext:value-type="float">
            <text:p>0,048785</text:p>
          </table:table-cell>
          <table:table-cell office:value-type="float" office:value="0.048701" calcext:value-type="float">
            <text:p>0,048701</text:p>
          </table:table-cell>
          <table:table-cell office:value-type="float" office:value="0.049062" calcext:value-type="float">
            <text:p>0,049062</text:p>
          </table:table-cell>
          <table:table-cell office:value-type="float" office:value="0.048543" calcext:value-type="float">
            <text:p>0,048543</text:p>
          </table:table-cell>
          <table:table-cell office:value-type="float" office:value="0.048354" calcext:value-type="float">
            <text:p>0,048354</text:p>
          </table:table-cell>
          <table:table-cell office:value-type="float" office:value="0.048484" calcext:value-type="float">
            <text:p>0,048484</text:p>
          </table:table-cell>
          <table:table-cell table:formula="of:=AVERAGE([.B22:.AE22])" office:value-type="float" office:value="0.0485531" calcext:value-type="float">
            <text:p>0,0485531</text:p>
          </table:table-cell>
          <table:table-cell table:formula="of:=VAR([.B22:.AE22])" office:value-type="float" office:value="0.0000000587847827586204" calcext:value-type="float">
            <text:p>5,87847827586204E-08</text:p>
          </table:table-cell>
          <table:table-cell table:formula="of:=STDEV([.B22:.AE22])" office:value-type="float" office:value="0.000242455733606406" calcext:value-type="float">
            <text:p>0,0002424557</text:p>
          </table:table-cell>
          <table:table-cell table:formula="of:=CONFIDENCE(0.95;[.AH22];30)" office:value-type="float" office:value="0.00000277578815040358" calcext:value-type="float">
            <text:p>2,77578815040358E-06</text:p>
          </table:table-cell>
          <table:table-cell table:formula="of:=[.AF22]+[.AI22]" office:value-type="float" office:value="0.0485558757881504" calcext:value-type="float">
            <text:p>0,0485558758</text:p>
          </table:table-cell>
          <table:table-cell table:formula="of:=[.AF22]-[.AI22]" office:value-type="float" office:value="0.0485503242118496" calcext:value-type="float">
            <text:p>0,04855032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0994" calcext:value-type="float">
            <text:p>0,050994</text:p>
          </table:table-cell>
          <table:table-cell office:value-type="float" office:value="0.051673" calcext:value-type="float">
            <text:p>0,051673</text:p>
          </table:table-cell>
          <table:table-cell office:value-type="float" office:value="0.051398" calcext:value-type="float">
            <text:p>0,051398</text:p>
          </table:table-cell>
          <table:table-cell office:value-type="float" office:value="0.052609" calcext:value-type="float">
            <text:p>0,052609</text:p>
          </table:table-cell>
          <table:table-cell office:value-type="float" office:value="0.051417" calcext:value-type="float">
            <text:p>0,051417</text:p>
          </table:table-cell>
          <table:table-cell office:value-type="float" office:value="0.051536" calcext:value-type="float">
            <text:p>0,051536</text:p>
          </table:table-cell>
          <table:table-cell office:value-type="float" office:value="0.051358" calcext:value-type="float">
            <text:p>0,051358</text:p>
          </table:table-cell>
          <table:table-cell office:value-type="float" office:value="0.051401" calcext:value-type="float">
            <text:p>0,051401</text:p>
          </table:table-cell>
          <table:table-cell office:value-type="float" office:value="0.051615" calcext:value-type="float">
            <text:p>0,051615</text:p>
          </table:table-cell>
          <table:table-cell office:value-type="float" office:value="0.051469" calcext:value-type="float">
            <text:p>0,051469</text:p>
          </table:table-cell>
          <table:table-cell office:value-type="float" office:value="0.051085" calcext:value-type="float">
            <text:p>0,051085</text:p>
          </table:table-cell>
          <table:table-cell office:value-type="float" office:value="0.051397" calcext:value-type="float">
            <text:p>0,051397</text:p>
          </table:table-cell>
          <table:table-cell office:value-type="float" office:value="0.051284" calcext:value-type="float">
            <text:p>0,051284</text:p>
          </table:table-cell>
          <table:table-cell office:value-type="float" office:value="0.051483" calcext:value-type="float">
            <text:p>0,051483</text:p>
          </table:table-cell>
          <table:table-cell office:value-type="float" office:value="0.05152" calcext:value-type="float">
            <text:p>0,05152</text:p>
          </table:table-cell>
          <table:table-cell office:value-type="float" office:value="0.051631" calcext:value-type="float">
            <text:p>0,051631</text:p>
          </table:table-cell>
          <table:table-cell office:value-type="float" office:value="0.052058" calcext:value-type="float">
            <text:p>0,052058</text:p>
          </table:table-cell>
          <table:table-cell office:value-type="float" office:value="0.051492" calcext:value-type="float">
            <text:p>0,051492</text:p>
          </table:table-cell>
          <table:table-cell office:value-type="float" office:value="0.051465" calcext:value-type="float">
            <text:p>0,051465</text:p>
          </table:table-cell>
          <table:table-cell office:value-type="float" office:value="0.0515" calcext:value-type="float">
            <text:p>0,0515</text:p>
          </table:table-cell>
          <table:table-cell office:value-type="float" office:value="0.051501" calcext:value-type="float">
            <text:p>0,051501</text:p>
          </table:table-cell>
          <table:table-cell office:value-type="float" office:value="0.051129" calcext:value-type="float">
            <text:p>0,051129</text:p>
          </table:table-cell>
          <table:table-cell office:value-type="float" office:value="0.051569" calcext:value-type="float">
            <text:p>0,051569</text:p>
          </table:table-cell>
          <table:table-cell office:value-type="float" office:value="0.051402" calcext:value-type="float">
            <text:p>0,051402</text:p>
          </table:table-cell>
          <table:table-cell office:value-type="float" office:value="0.051667" calcext:value-type="float">
            <text:p>0,051667</text:p>
          </table:table-cell>
          <table:table-cell office:value-type="float" office:value="0.051428" calcext:value-type="float">
            <text:p>0,051428</text:p>
          </table:table-cell>
          <table:table-cell office:value-type="float" office:value="0.051354" calcext:value-type="float">
            <text:p>0,051354</text:p>
          </table:table-cell>
          <table:table-cell office:value-type="float" office:value="0.051331" calcext:value-type="float">
            <text:p>0,051331</text:p>
          </table:table-cell>
          <table:table-cell office:value-type="float" office:value="0.051624" calcext:value-type="float">
            <text:p>0,051624</text:p>
          </table:table-cell>
          <table:table-cell office:value-type="float" office:value="0.051406" calcext:value-type="float">
            <text:p>0,051406</text:p>
          </table:table-cell>
          <table:table-cell table:formula="of:=AVERAGE([.B23:.AE23])" office:value-type="float" office:value="0.0514932" calcext:value-type="float">
            <text:p>0,0514932</text:p>
          </table:table-cell>
          <table:table-cell table:formula="of:=VAR([.B23:.AE23])" office:value-type="float" office:value="0.0000000826331310344826" calcext:value-type="float">
            <text:p>8,26331310344826E-08</text:p>
          </table:table-cell>
          <table:table-cell table:formula="of:=STDEV([.B23:.AE23])" office:value-type="float" office:value="0.000287459790291586" calcext:value-type="float">
            <text:p>0,0002874598</text:p>
          </table:table-cell>
          <table:table-cell table:formula="of:=CONFIDENCE(0.95;[.AH23];30)" office:value-type="float" office:value="0.00000329102334574694" calcext:value-type="float">
            <text:p>0,000003291</text:p>
          </table:table-cell>
          <table:table-cell table:formula="of:=[.AF23]+[.AI23]" office:value-type="float" office:value="0.0514964910233457" calcext:value-type="float">
            <text:p>0,051496491</text:p>
          </table:table-cell>
          <table:table-cell table:formula="of:=[.AF23]-[.AI23]" office:value-type="float" office:value="0.0514899089766543" calcext:value-type="float">
            <text:p>0,0514899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8278" calcext:value-type="float">
            <text:p>0,058278</text:p>
          </table:table-cell>
          <table:table-cell office:value-type="float" office:value="0.058111" calcext:value-type="float">
            <text:p>0,058111</text:p>
          </table:table-cell>
          <table:table-cell office:value-type="float" office:value="0.057783" calcext:value-type="float">
            <text:p>0,057783</text:p>
          </table:table-cell>
          <table:table-cell office:value-type="float" office:value="0.057965" calcext:value-type="float">
            <text:p>0,057965</text:p>
          </table:table-cell>
          <table:table-cell office:value-type="float" office:value="0.057975" calcext:value-type="float">
            <text:p>0,057975</text:p>
          </table:table-cell>
          <table:table-cell office:value-type="float" office:value="0.057773" calcext:value-type="float">
            <text:p>0,057773</text:p>
          </table:table-cell>
          <table:table-cell office:value-type="float" office:value="0.057753" calcext:value-type="float">
            <text:p>0,057753</text:p>
          </table:table-cell>
          <table:table-cell office:value-type="float" office:value="0.059294" calcext:value-type="float">
            <text:p>0,059294</text:p>
          </table:table-cell>
          <table:table-cell office:value-type="float" office:value="0.058199" calcext:value-type="float">
            <text:p>0,058199</text:p>
          </table:table-cell>
          <table:table-cell office:value-type="float" office:value="0.057925" calcext:value-type="float">
            <text:p>0,057925</text:p>
          </table:table-cell>
          <table:table-cell office:value-type="float" office:value="0.058138" calcext:value-type="float">
            <text:p>0,058138</text:p>
          </table:table-cell>
          <table:table-cell office:value-type="float" office:value="0.058517" calcext:value-type="float">
            <text:p>0,058517</text:p>
          </table:table-cell>
          <table:table-cell office:value-type="float" office:value="0.058331" calcext:value-type="float">
            <text:p>0,058331</text:p>
          </table:table-cell>
          <table:table-cell office:value-type="float" office:value="0.058291" calcext:value-type="float">
            <text:p>0,058291</text:p>
          </table:table-cell>
          <table:table-cell office:value-type="float" office:value="0.058356" calcext:value-type="float">
            <text:p>0,058356</text:p>
          </table:table-cell>
          <table:table-cell office:value-type="float" office:value="0.05777" calcext:value-type="float">
            <text:p>0,05777</text:p>
          </table:table-cell>
          <table:table-cell office:value-type="float" office:value="0.058101" calcext:value-type="float">
            <text:p>0,058101</text:p>
          </table:table-cell>
          <table:table-cell office:value-type="float" office:value="0.057785" calcext:value-type="float">
            <text:p>0,057785</text:p>
          </table:table-cell>
          <table:table-cell office:value-type="float" office:value="0.058132" calcext:value-type="float">
            <text:p>0,058132</text:p>
          </table:table-cell>
          <table:table-cell office:value-type="float" office:value="0.05794" calcext:value-type="float">
            <text:p>0,05794</text:p>
          </table:table-cell>
          <table:table-cell office:value-type="float" office:value="0.058045" calcext:value-type="float">
            <text:p>0,058045</text:p>
          </table:table-cell>
          <table:table-cell office:value-type="float" office:value="0.057812" calcext:value-type="float">
            <text:p>0,057812</text:p>
          </table:table-cell>
          <table:table-cell office:value-type="float" office:value="0.057911" calcext:value-type="float">
            <text:p>0,057911</text:p>
          </table:table-cell>
          <table:table-cell office:value-type="float" office:value="0.058305" calcext:value-type="float">
            <text:p>0,058305</text:p>
          </table:table-cell>
          <table:table-cell office:value-type="float" office:value="0.058148" calcext:value-type="float">
            <text:p>0,058148</text:p>
          </table:table-cell>
          <table:table-cell office:value-type="float" office:value="0.057779" calcext:value-type="float">
            <text:p>0,057779</text:p>
          </table:table-cell>
          <table:table-cell office:value-type="float" office:value="0.058329" calcext:value-type="float">
            <text:p>0,058329</text:p>
          </table:table-cell>
          <table:table-cell office:value-type="float" office:value="0.057865" calcext:value-type="float">
            <text:p>0,057865</text:p>
          </table:table-cell>
          <table:table-cell office:value-type="float" office:value="0.059045" calcext:value-type="float">
            <text:p>0,059045</text:p>
          </table:table-cell>
          <table:table-cell office:value-type="float" office:value="0.058524" calcext:value-type="float">
            <text:p>0,058524</text:p>
          </table:table-cell>
          <table:table-cell table:formula="of:=AVERAGE([.B24:.AE24])" office:value-type="float" office:value="0.0581393333333333" calcext:value-type="float">
            <text:p>0,0581393333</text:p>
          </table:table-cell>
          <table:table-cell table:formula="of:=VAR([.B24:.AE24])" office:value-type="float" office:value="0.000000132004091954024" calcext:value-type="float">
            <text:p>0,000000132</text:p>
          </table:table-cell>
          <table:table-cell table:formula="of:=STDEV([.B24:.AE24])" office:value-type="float" office:value="0.000363323673814443" calcext:value-type="float">
            <text:p>0,0003633237</text:p>
          </table:table-cell>
          <table:table-cell table:formula="of:=CONFIDENCE(0.95;[.AH24];30)" office:value-type="float" office:value="0.00000415956155597625" calcext:value-type="float">
            <text:p>4,15956155597625E-06</text:p>
          </table:table-cell>
          <table:table-cell table:formula="of:=[.AF24]+[.AI24]" office:value-type="float" office:value="0.0581434928948893" calcext:value-type="float">
            <text:p>0,0581434929</text:p>
          </table:table-cell>
          <table:table-cell table:formula="of:=[.AF24]-[.AI24]" office:value-type="float" office:value="0.0581351737717774" calcext:value-type="float">
            <text:p>0,05813517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0051" calcext:value-type="float">
            <text:p>0,060051</text:p>
          </table:table-cell>
          <table:table-cell office:value-type="float" office:value="0.059566" calcext:value-type="float">
            <text:p>0,059566</text:p>
          </table:table-cell>
          <table:table-cell office:value-type="float" office:value="0.059091" calcext:value-type="float">
            <text:p>0,059091</text:p>
          </table:table-cell>
          <table:table-cell office:value-type="float" office:value="0.059114" calcext:value-type="float">
            <text:p>0,059114</text:p>
          </table:table-cell>
          <table:table-cell office:value-type="float" office:value="0.059429" calcext:value-type="float">
            <text:p>0,059429</text:p>
          </table:table-cell>
          <table:table-cell office:value-type="float" office:value="0.059216" calcext:value-type="float">
            <text:p>0,059216</text:p>
          </table:table-cell>
          <table:table-cell office:value-type="float" office:value="0.059369" calcext:value-type="float">
            <text:p>0,059369</text:p>
          </table:table-cell>
          <table:table-cell office:value-type="float" office:value="0.060153" calcext:value-type="float">
            <text:p>0,060153</text:p>
          </table:table-cell>
          <table:table-cell office:value-type="float" office:value="0.059974" calcext:value-type="float">
            <text:p>0,059974</text:p>
          </table:table-cell>
          <table:table-cell office:value-type="float" office:value="0.059244" calcext:value-type="float">
            <text:p>0,059244</text:p>
          </table:table-cell>
          <table:table-cell office:value-type="float" office:value="0.059018" calcext:value-type="float">
            <text:p>0,059018</text:p>
          </table:table-cell>
          <table:table-cell office:value-type="float" office:value="0.059105" calcext:value-type="float">
            <text:p>0,059105</text:p>
          </table:table-cell>
          <table:table-cell office:value-type="float" office:value="0.058892" calcext:value-type="float">
            <text:p>0,058892</text:p>
          </table:table-cell>
          <table:table-cell office:value-type="float" office:value="0.059988" calcext:value-type="float">
            <text:p>0,059988</text:p>
          </table:table-cell>
          <table:table-cell office:value-type="float" office:value="0.05947" calcext:value-type="float">
            <text:p>0,05947</text:p>
          </table:table-cell>
          <table:table-cell office:value-type="float" office:value="0.059703" calcext:value-type="float">
            <text:p>0,059703</text:p>
          </table:table-cell>
          <table:table-cell office:value-type="float" office:value="0.059281" calcext:value-type="float">
            <text:p>0,059281</text:p>
          </table:table-cell>
          <table:table-cell office:value-type="float" office:value="0.059752" calcext:value-type="float">
            <text:p>0,059752</text:p>
          </table:table-cell>
          <table:table-cell office:value-type="float" office:value="0.059441" calcext:value-type="float">
            <text:p>0,059441</text:p>
          </table:table-cell>
          <table:table-cell office:value-type="float" office:value="0.059302" calcext:value-type="float">
            <text:p>0,059302</text:p>
          </table:table-cell>
          <table:table-cell office:value-type="float" office:value="0.059297" calcext:value-type="float">
            <text:p>0,059297</text:p>
          </table:table-cell>
          <table:table-cell office:value-type="float" office:value="0.059318" calcext:value-type="float">
            <text:p>0,059318</text:p>
          </table:table-cell>
          <table:table-cell office:value-type="float" office:value="0.059147" calcext:value-type="float">
            <text:p>0,059147</text:p>
          </table:table-cell>
          <table:table-cell office:value-type="float" office:value="0.05936" calcext:value-type="float">
            <text:p>0,05936</text:p>
          </table:table-cell>
          <table:table-cell office:value-type="float" office:value="0.059116" calcext:value-type="float">
            <text:p>0,059116</text:p>
          </table:table-cell>
          <table:table-cell office:value-type="float" office:value="0.059328" calcext:value-type="float">
            <text:p>0,059328</text:p>
          </table:table-cell>
          <table:table-cell office:value-type="float" office:value="0.060403" calcext:value-type="float">
            <text:p>0,060403</text:p>
          </table:table-cell>
          <table:table-cell office:value-type="float" office:value="0.059679" calcext:value-type="float">
            <text:p>0,059679</text:p>
          </table:table-cell>
          <table:table-cell office:value-type="float" office:value="0.059599" calcext:value-type="float">
            <text:p>0,059599</text:p>
          </table:table-cell>
          <table:table-cell office:value-type="float" office:value="0.059826" calcext:value-type="float">
            <text:p>0,059826</text:p>
          </table:table-cell>
          <table:table-cell table:formula="of:=AVERAGE([.B25:.AE25])" office:value-type="float" office:value="0.0594744" calcext:value-type="float">
            <text:p>0,0594744</text:p>
          </table:table-cell>
          <table:table-cell table:formula="of:=VAR([.B25:.AE25])" office:value-type="float" office:value="0.000000137088868965518" calcext:value-type="float">
            <text:p>1,37088868965518E-07</text:p>
          </table:table-cell>
          <table:table-cell table:formula="of:=STDEV([.B25:.AE25])" office:value-type="float" office:value="0.000370255140363395" calcext:value-type="float">
            <text:p>0,0003702551</text:p>
          </table:table-cell>
          <table:table-cell table:formula="of:=CONFIDENCE(0.95;[.AH25];30)" office:value-type="float" office:value="0.00000423891741374588" calcext:value-type="float">
            <text:p>4,23891741374588E-06</text:p>
          </table:table-cell>
          <table:table-cell table:formula="of:=[.AF25]+[.AI25]" office:value-type="float" office:value="0.0594786389174138" calcext:value-type="float">
            <text:p>0,0594786389</text:p>
          </table:table-cell>
          <table:table-cell table:formula="of:=[.AF25]-[.AI25]" office:value-type="float" office:value="0.0594701610825863" calcext:value-type="float">
            <text:p>0,05947016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2825" calcext:value-type="float">
            <text:p>0,062825</text:p>
          </table:table-cell>
          <table:table-cell office:value-type="float" office:value="0.065541" calcext:value-type="float">
            <text:p>0,065541</text:p>
          </table:table-cell>
          <table:table-cell office:value-type="float" office:value="0.063037" calcext:value-type="float">
            <text:p>0,063037</text:p>
          </table:table-cell>
          <table:table-cell office:value-type="float" office:value="0.062902" calcext:value-type="float">
            <text:p>0,062902</text:p>
          </table:table-cell>
          <table:table-cell office:value-type="float" office:value="0.062599" calcext:value-type="float">
            <text:p>0,062599</text:p>
          </table:table-cell>
          <table:table-cell office:value-type="float" office:value="0.062809" calcext:value-type="float">
            <text:p>0,062809</text:p>
          </table:table-cell>
          <table:table-cell office:value-type="float" office:value="0.062987" calcext:value-type="float">
            <text:p>0,062987</text:p>
          </table:table-cell>
          <table:table-cell office:value-type="float" office:value="0.063268" calcext:value-type="float">
            <text:p>0,063268</text:p>
          </table:table-cell>
          <table:table-cell office:value-type="float" office:value="0.062844" calcext:value-type="float">
            <text:p>0,062844</text:p>
          </table:table-cell>
          <table:table-cell office:value-type="float" office:value="0.062908" calcext:value-type="float">
            <text:p>0,062908</text:p>
          </table:table-cell>
          <table:table-cell office:value-type="float" office:value="0.063174" calcext:value-type="float">
            <text:p>0,063174</text:p>
          </table:table-cell>
          <table:table-cell office:value-type="float" office:value="0.062833" calcext:value-type="float">
            <text:p>0,062833</text:p>
          </table:table-cell>
          <table:table-cell office:value-type="float" office:value="0.063172" calcext:value-type="float">
            <text:p>0,063172</text:p>
          </table:table-cell>
          <table:table-cell office:value-type="float" office:value="0.063138" calcext:value-type="float">
            <text:p>0,063138</text:p>
          </table:table-cell>
          <table:table-cell office:value-type="float" office:value="0.062788" calcext:value-type="float">
            <text:p>0,062788</text:p>
          </table:table-cell>
          <table:table-cell office:value-type="float" office:value="0.062821" calcext:value-type="float">
            <text:p>0,062821</text:p>
          </table:table-cell>
          <table:table-cell office:value-type="float" office:value="0.063233" calcext:value-type="float">
            <text:p>0,063233</text:p>
          </table:table-cell>
          <table:table-cell office:value-type="float" office:value="0.063457" calcext:value-type="float">
            <text:p>0,063457</text:p>
          </table:table-cell>
          <table:table-cell office:value-type="float" office:value="0.063456" calcext:value-type="float">
            <text:p>0,063456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0.063171" calcext:value-type="float">
            <text:p>0,063171</text:p>
          </table:table-cell>
          <table:table-cell office:value-type="float" office:value="0.06305" calcext:value-type="float">
            <text:p>0,06305</text:p>
          </table:table-cell>
          <table:table-cell office:value-type="float" office:value="0.062998" calcext:value-type="float">
            <text:p>0,062998</text:p>
          </table:table-cell>
          <table:table-cell office:value-type="float" office:value="0.062619" calcext:value-type="float">
            <text:p>0,062619</text:p>
          </table:table-cell>
          <table:table-cell office:value-type="float" office:value="0.06317" calcext:value-type="float">
            <text:p>0,06317</text:p>
          </table:table-cell>
          <table:table-cell office:value-type="float" office:value="0.063032" calcext:value-type="float">
            <text:p>0,063032</text:p>
          </table:table-cell>
          <table:table-cell office:value-type="float" office:value="0.063134" calcext:value-type="float">
            <text:p>0,063134</text:p>
          </table:table-cell>
          <table:table-cell office:value-type="float" office:value="0.063251" calcext:value-type="float">
            <text:p>0,063251</text:p>
          </table:table-cell>
          <table:table-cell office:value-type="float" office:value="0.063264" calcext:value-type="float">
            <text:p>0,063264</text:p>
          </table:table-cell>
          <table:table-cell office:value-type="float" office:value="0.063036" calcext:value-type="float">
            <text:p>0,063036</text:p>
          </table:table-cell>
          <table:table-cell table:formula="of:=AVERAGE([.B26:.AE26])" office:value-type="float" office:value="0.0631075666666667" calcext:value-type="float">
            <text:p>0,0631075667</text:p>
          </table:table-cell>
          <table:table-cell table:formula="of:=VAR([.B26:.AE26])" office:value-type="float" office:value="0.000000260378185057472" calcext:value-type="float">
            <text:p>2,60378185057472E-07</text:p>
          </table:table-cell>
          <table:table-cell table:formula="of:=STDEV([.B26:.AE26])" office:value-type="float" office:value="0.000510272657564044" calcext:value-type="float">
            <text:p>0,0005102727</text:p>
          </table:table-cell>
          <table:table-cell table:formula="of:=CONFIDENCE(0.95;[.AH26];30)" office:value-type="float" office:value="0.00000584192741195622" calcext:value-type="float">
            <text:p>5,84192741195622E-06</text:p>
          </table:table-cell>
          <table:table-cell table:formula="of:=[.AF26]+[.AI26]" office:value-type="float" office:value="0.0631134085940786" calcext:value-type="float">
            <text:p>0,0631134086</text:p>
          </table:table-cell>
          <table:table-cell table:formula="of:=[.AF26]-[.AI26]" office:value-type="float" office:value="0.0631017247392547" calcext:value-type="float">
            <text:p>0,06310172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977" calcext:value-type="float">
            <text:p>0,07977</text:p>
          </table:table-cell>
          <table:table-cell office:value-type="float" office:value="0.079554" calcext:value-type="float">
            <text:p>0,079554</text:p>
          </table:table-cell>
          <table:table-cell office:value-type="float" office:value="0.079737" calcext:value-type="float">
            <text:p>0,079737</text:p>
          </table:table-cell>
          <table:table-cell office:value-type="float" office:value="0.079769" calcext:value-type="float">
            <text:p>0,079769</text:p>
          </table:table-cell>
          <table:table-cell office:value-type="float" office:value="0.079362" calcext:value-type="float">
            <text:p>0,079362</text:p>
          </table:table-cell>
          <table:table-cell office:value-type="float" office:value="0.079489" calcext:value-type="float">
            <text:p>0,079489</text:p>
          </table:table-cell>
          <table:table-cell office:value-type="float" office:value="0.079863" calcext:value-type="float">
            <text:p>0,079863</text:p>
          </table:table-cell>
          <table:table-cell office:value-type="float" office:value="0.079814" calcext:value-type="float">
            <text:p>0,079814</text:p>
          </table:table-cell>
          <table:table-cell office:value-type="float" office:value="0.079797" calcext:value-type="float">
            <text:p>0,079797</text:p>
          </table:table-cell>
          <table:table-cell office:value-type="float" office:value="0.079399" calcext:value-type="float">
            <text:p>0,079399</text:p>
          </table:table-cell>
          <table:table-cell office:value-type="float" office:value="0.079715" calcext:value-type="float">
            <text:p>0,079715</text:p>
          </table:table-cell>
          <table:table-cell office:value-type="float" office:value="0.079287" calcext:value-type="float">
            <text:p>0,079287</text:p>
          </table:table-cell>
          <table:table-cell office:value-type="float" office:value="0.080022" calcext:value-type="float">
            <text:p>0,080022</text:p>
          </table:table-cell>
          <table:table-cell office:value-type="float" office:value="0.07931" calcext:value-type="float">
            <text:p>0,07931</text:p>
          </table:table-cell>
          <table:table-cell office:value-type="float" office:value="0.079818" calcext:value-type="float">
            <text:p>0,079818</text:p>
          </table:table-cell>
          <table:table-cell office:value-type="float" office:value="0.079712" calcext:value-type="float">
            <text:p>0,079712</text:p>
          </table:table-cell>
          <table:table-cell office:value-type="float" office:value="0.079284" calcext:value-type="float">
            <text:p>0,079284</text:p>
          </table:table-cell>
          <table:table-cell office:value-type="float" office:value="0.079148" calcext:value-type="float">
            <text:p>0,079148</text:p>
          </table:table-cell>
          <table:table-cell office:value-type="float" office:value="0.079321" calcext:value-type="float">
            <text:p>0,079321</text:p>
          </table:table-cell>
          <table:table-cell office:value-type="float" office:value="0.079251" calcext:value-type="float">
            <text:p>0,079251</text:p>
          </table:table-cell>
          <table:table-cell office:value-type="float" office:value="0.079689" calcext:value-type="float">
            <text:p>0,079689</text:p>
          </table:table-cell>
          <table:table-cell office:value-type="float" office:value="0.07957" calcext:value-type="float">
            <text:p>0,07957</text:p>
          </table:table-cell>
          <table:table-cell office:value-type="float" office:value="0.079534" calcext:value-type="float">
            <text:p>0,079534</text:p>
          </table:table-cell>
          <table:table-cell office:value-type="float" office:value="0.080261" calcext:value-type="float">
            <text:p>0,080261</text:p>
          </table:table-cell>
          <table:table-cell office:value-type="float" office:value="0.079662" calcext:value-type="float">
            <text:p>0,079662</text:p>
          </table:table-cell>
          <table:table-cell office:value-type="float" office:value="0.079905" calcext:value-type="float">
            <text:p>0,079905</text:p>
          </table:table-cell>
          <table:table-cell office:value-type="float" office:value="0.079453" calcext:value-type="float">
            <text:p>0,079453</text:p>
          </table:table-cell>
          <table:table-cell office:value-type="float" office:value="0.07951" calcext:value-type="float">
            <text:p>0,07951</text:p>
          </table:table-cell>
          <table:table-cell office:value-type="float" office:value="0.079891" calcext:value-type="float">
            <text:p>0,079891</text:p>
          </table:table-cell>
          <table:table-cell office:value-type="float" office:value="0.079376" calcext:value-type="float">
            <text:p>0,079376</text:p>
          </table:table-cell>
          <table:table-cell table:formula="of:=AVERAGE([.B27:.AE27])" office:value-type="float" office:value="0.0796091" calcext:value-type="float">
            <text:p>0,0796091</text:p>
          </table:table-cell>
          <table:table-cell table:formula="of:=VAR([.B27:.AE27])" office:value-type="float" office:value="0.0000000685442310344822" calcext:value-type="float">
            <text:p>6,85442310344822E-08</text:p>
          </table:table-cell>
          <table:table-cell table:formula="of:=STDEV([.B27:.AE27])" office:value-type="float" office:value="0.000261809531977891" calcext:value-type="float">
            <text:p>0,0002618095</text:p>
          </table:table-cell>
          <table:table-cell table:formula="of:=CONFIDENCE(0.95;[.AH27];30)" office:value-type="float" office:value="0.00000299736279986961" calcext:value-type="float">
            <text:p>2,99736279986961E-06</text:p>
          </table:table-cell>
          <table:table-cell table:formula="of:=[.AF27]+[.AI27]" office:value-type="float" office:value="0.0796120973627998" calcext:value-type="float">
            <text:p>0,0796120974</text:p>
          </table:table-cell>
          <table:table-cell table:formula="of:=[.AF27]-[.AI27]" office:value-type="float" office:value="0.0796061026372001" calcext:value-type="float">
            <text:p>0,07960610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6382" calcext:value-type="float">
            <text:p>0,096382</text:p>
          </table:table-cell>
          <table:table-cell office:value-type="float" office:value="0.096868" calcext:value-type="float">
            <text:p>0,096868</text:p>
          </table:table-cell>
          <table:table-cell office:value-type="float" office:value="0.096048" calcext:value-type="float">
            <text:p>0,096048</text:p>
          </table:table-cell>
          <table:table-cell office:value-type="float" office:value="0.09868" calcext:value-type="float">
            <text:p>0,09868</text:p>
          </table:table-cell>
          <table:table-cell office:value-type="float" office:value="0.097766" calcext:value-type="float">
            <text:p>0,097766</text:p>
          </table:table-cell>
          <table:table-cell office:value-type="float" office:value="0.0968" calcext:value-type="float">
            <text:p>0,0968</text:p>
          </table:table-cell>
          <table:table-cell office:value-type="float" office:value="0.096963" calcext:value-type="float">
            <text:p>0,096963</text:p>
          </table:table-cell>
          <table:table-cell office:value-type="float" office:value="0.096455" calcext:value-type="float">
            <text:p>0,096455</text:p>
          </table:table-cell>
          <table:table-cell office:value-type="float" office:value="0.096756" calcext:value-type="float">
            <text:p>0,096756</text:p>
          </table:table-cell>
          <table:table-cell office:value-type="float" office:value="0.09663" calcext:value-type="float">
            <text:p>0,09663</text:p>
          </table:table-cell>
          <table:table-cell office:value-type="float" office:value="0.096893" calcext:value-type="float">
            <text:p>0,096893</text:p>
          </table:table-cell>
          <table:table-cell office:value-type="float" office:value="0.097304" calcext:value-type="float">
            <text:p>0,097304</text:p>
          </table:table-cell>
          <table:table-cell office:value-type="float" office:value="0.096937" calcext:value-type="float">
            <text:p>0,096937</text:p>
          </table:table-cell>
          <table:table-cell office:value-type="float" office:value="0.096914" calcext:value-type="float">
            <text:p>0,096914</text:p>
          </table:table-cell>
          <table:table-cell office:value-type="float" office:value="0.096713" calcext:value-type="float">
            <text:p>0,096713</text:p>
          </table:table-cell>
          <table:table-cell office:value-type="float" office:value="0.097039" calcext:value-type="float">
            <text:p>0,097039</text:p>
          </table:table-cell>
          <table:table-cell office:value-type="float" office:value="0.096525" calcext:value-type="float">
            <text:p>0,096525</text:p>
          </table:table-cell>
          <table:table-cell office:value-type="float" office:value="0.096402" calcext:value-type="float">
            <text:p>0,096402</text:p>
          </table:table-cell>
          <table:table-cell office:value-type="float" office:value="0.096378" calcext:value-type="float">
            <text:p>0,096378</text:p>
          </table:table-cell>
          <table:table-cell office:value-type="float" office:value="0.096816" calcext:value-type="float">
            <text:p>0,096816</text:p>
          </table:table-cell>
          <table:table-cell office:value-type="float" office:value="0.097245" calcext:value-type="float">
            <text:p>0,097245</text:p>
          </table:table-cell>
          <table:table-cell office:value-type="float" office:value="0.096438" calcext:value-type="float">
            <text:p>0,096438</text:p>
          </table:table-cell>
          <table:table-cell office:value-type="float" office:value="0.09689" calcext:value-type="float">
            <text:p>0,09689</text:p>
          </table:table-cell>
          <table:table-cell office:value-type="float" office:value="0.097074" calcext:value-type="float">
            <text:p>0,097074</text:p>
          </table:table-cell>
          <table:table-cell office:value-type="float" office:value="0.096441" calcext:value-type="float">
            <text:p>0,096441</text:p>
          </table:table-cell>
          <table:table-cell office:value-type="float" office:value="0.097749" calcext:value-type="float">
            <text:p>0,097749</text:p>
          </table:table-cell>
          <table:table-cell office:value-type="float" office:value="0.096876" calcext:value-type="float">
            <text:p>0,096876</text:p>
          </table:table-cell>
          <table:table-cell office:value-type="float" office:value="0.096526" calcext:value-type="float">
            <text:p>0,096526</text:p>
          </table:table-cell>
          <table:table-cell office:value-type="float" office:value="0.097236" calcext:value-type="float">
            <text:p>0,097236</text:p>
          </table:table-cell>
          <table:table-cell office:value-type="float" office:value="0.096298" calcext:value-type="float">
            <text:p>0,096298</text:p>
          </table:table-cell>
          <table:table-cell table:formula="of:=AVERAGE([.B28:.AE28])" office:value-type="float" office:value="0.0968680666666667" calcext:value-type="float">
            <text:p>0,0968680667</text:p>
          </table:table-cell>
          <table:table-cell table:formula="of:=VAR([.B28:.AE28])" office:value-type="float" office:value="0.000000275379788505746" calcext:value-type="float">
            <text:p>2,75379788505746E-07</text:p>
          </table:table-cell>
          <table:table-cell table:formula="of:=STDEV([.B28:.AE28])" office:value-type="float" office:value="0.000524766413279037" calcext:value-type="float">
            <text:p>0,0005247664</text:p>
          </table:table-cell>
          <table:table-cell table:formula="of:=CONFIDENCE(0.95;[.AH28];30)" office:value-type="float" office:value="0.00000600786118786697" calcext:value-type="float">
            <text:p>6,00786118786697E-06</text:p>
          </table:table-cell>
          <table:table-cell table:formula="of:=[.AF28]+[.AI28]" office:value-type="float" office:value="0.0968740745278545" calcext:value-type="float">
            <text:p>0,0968740745</text:p>
          </table:table-cell>
          <table:table-cell table:formula="of:=[.AF28]-[.AI28]" office:value-type="float" office:value="0.0968620588054788" calcext:value-type="float">
            <text:p>0,09686205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4138" calcext:value-type="float">
            <text:p>0,124138</text:p>
          </table:table-cell>
          <table:table-cell office:value-type="float" office:value="0.123943" calcext:value-type="float">
            <text:p>0,123943</text:p>
          </table:table-cell>
          <table:table-cell office:value-type="float" office:value="0.123886" calcext:value-type="float">
            <text:p>0,123886</text:p>
          </table:table-cell>
          <table:table-cell office:value-type="float" office:value="0.123918" calcext:value-type="float">
            <text:p>0,123918</text:p>
          </table:table-cell>
          <table:table-cell office:value-type="float" office:value="0.12683" calcext:value-type="float">
            <text:p>0,12683</text:p>
          </table:table-cell>
          <table:table-cell office:value-type="float" office:value="0.124642" calcext:value-type="float">
            <text:p>0,124642</text:p>
          </table:table-cell>
          <table:table-cell office:value-type="float" office:value="0.124328" calcext:value-type="float">
            <text:p>0,124328</text:p>
          </table:table-cell>
          <table:table-cell office:value-type="float" office:value="0.124007" calcext:value-type="float">
            <text:p>0,124007</text:p>
          </table:table-cell>
          <table:table-cell office:value-type="float" office:value="0.123721" calcext:value-type="float">
            <text:p>0,123721</text:p>
          </table:table-cell>
          <table:table-cell office:value-type="float" office:value="0.123891" calcext:value-type="float">
            <text:p>0,123891</text:p>
          </table:table-cell>
          <table:table-cell office:value-type="float" office:value="0.124032" calcext:value-type="float">
            <text:p>0,124032</text:p>
          </table:table-cell>
          <table:table-cell office:value-type="float" office:value="0.123991" calcext:value-type="float">
            <text:p>0,123991</text:p>
          </table:table-cell>
          <table:table-cell office:value-type="float" office:value="0.124079" calcext:value-type="float">
            <text:p>0,124079</text:p>
          </table:table-cell>
          <table:table-cell office:value-type="float" office:value="0.124122" calcext:value-type="float">
            <text:p>0,124122</text:p>
          </table:table-cell>
          <table:table-cell office:value-type="float" office:value="0.124413" calcext:value-type="float">
            <text:p>0,124413</text:p>
          </table:table-cell>
          <table:table-cell office:value-type="float" office:value="0.124943" calcext:value-type="float">
            <text:p>0,124943</text:p>
          </table:table-cell>
          <table:table-cell office:value-type="float" office:value="0.12424" calcext:value-type="float">
            <text:p>0,12424</text:p>
          </table:table-cell>
          <table:table-cell office:value-type="float" office:value="0.125184" calcext:value-type="float">
            <text:p>0,125184</text:p>
          </table:table-cell>
          <table:table-cell office:value-type="float" office:value="0.124386" calcext:value-type="float">
            <text:p>0,124386</text:p>
          </table:table-cell>
          <table:table-cell office:value-type="float" office:value="0.124385" calcext:value-type="float">
            <text:p>0,124385</text:p>
          </table:table-cell>
          <table:table-cell office:value-type="float" office:value="0.124019" calcext:value-type="float">
            <text:p>0,124019</text:p>
          </table:table-cell>
          <table:table-cell office:value-type="float" office:value="0.125489" calcext:value-type="float">
            <text:p>0,125489</text:p>
          </table:table-cell>
          <table:table-cell office:value-type="float" office:value="0.123824" calcext:value-type="float">
            <text:p>0,123824</text:p>
          </table:table-cell>
          <table:table-cell office:value-type="float" office:value="0.12403" calcext:value-type="float">
            <text:p>0,12403</text:p>
          </table:table-cell>
          <table:table-cell office:value-type="float" office:value="0.124283" calcext:value-type="float">
            <text:p>0,124283</text:p>
          </table:table-cell>
          <table:table-cell office:value-type="float" office:value="0.124301" calcext:value-type="float">
            <text:p>0,124301</text:p>
          </table:table-cell>
          <table:table-cell office:value-type="float" office:value="0.125659" calcext:value-type="float">
            <text:p>0,125659</text:p>
          </table:table-cell>
          <table:table-cell office:value-type="float" office:value="0.125072" calcext:value-type="float">
            <text:p>0,125072</text:p>
          </table:table-cell>
          <table:table-cell office:value-type="float" office:value="0.124621" calcext:value-type="float">
            <text:p>0,124621</text:p>
          </table:table-cell>
          <table:table-cell office:value-type="float" office:value="0.124598" calcext:value-type="float">
            <text:p>0,124598</text:p>
          </table:table-cell>
          <table:table-cell table:formula="of:=AVERAGE([.B29:.AE29])" office:value-type="float" office:value="0.1244325" calcext:value-type="float">
            <text:p>0,1244325</text:p>
          </table:table-cell>
          <table:table-cell table:formula="of:=VAR([.B29:.AE29])" office:value-type="float" office:value="0.000000446628534482758" calcext:value-type="float">
            <text:p>4,46628534482758E-07</text:p>
          </table:table-cell>
          <table:table-cell table:formula="of:=STDEV([.B29:.AE29])" office:value-type="float" office:value="0.000668302726676136" calcext:value-type="float">
            <text:p>0,0006683027</text:p>
          </table:table-cell>
          <table:table-cell table:formula="of:=CONFIDENCE(0.95;[.AH29];30)" office:value-type="float" office:value="0.00000765115661319634" calcext:value-type="float">
            <text:p>7,65115661319634E-06</text:p>
          </table:table-cell>
          <table:table-cell table:formula="of:=[.AF29]+[.AI29]" office:value-type="float" office:value="0.124440151156613" calcext:value-type="float">
            <text:p>0,1244401512</text:p>
          </table:table-cell>
          <table:table-cell table:formula="of:=[.AF29]-[.AI29]" office:value-type="float" office:value="0.124424848843387" calcext:value-type="float">
            <text:p>0,12442484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4445" calcext:value-type="float">
            <text:p>0,134445</text:p>
          </table:table-cell>
          <table:table-cell office:value-type="float" office:value="0.137664" calcext:value-type="float">
            <text:p>0,137664</text:p>
          </table:table-cell>
          <table:table-cell office:value-type="float" office:value="0.134343" calcext:value-type="float">
            <text:p>0,134343</text:p>
          </table:table-cell>
          <table:table-cell office:value-type="float" office:value="0.134482" calcext:value-type="float">
            <text:p>0,134482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134984" calcext:value-type="float">
            <text:p>0,134984</text:p>
          </table:table-cell>
          <table:table-cell office:value-type="float" office:value="0.137604" calcext:value-type="float">
            <text:p>0,137604</text:p>
          </table:table-cell>
          <table:table-cell office:value-type="float" office:value="0.134797" calcext:value-type="float">
            <text:p>0,134797</text:p>
          </table:table-cell>
          <table:table-cell office:value-type="float" office:value="0.134511" calcext:value-type="float">
            <text:p>0,134511</text:p>
          </table:table-cell>
          <table:table-cell office:value-type="float" office:value="0.136079" calcext:value-type="float">
            <text:p>0,136079</text:p>
          </table:table-cell>
          <table:table-cell office:value-type="float" office:value="0.133775" calcext:value-type="float">
            <text:p>0,133775</text:p>
          </table:table-cell>
          <table:table-cell office:value-type="float" office:value="0.134136" calcext:value-type="float">
            <text:p>0,134136</text:p>
          </table:table-cell>
          <table:table-cell office:value-type="float" office:value="0.134134" calcext:value-type="float">
            <text:p>0,134134</text:p>
          </table:table-cell>
          <table:table-cell office:value-type="float" office:value="0.134889" calcext:value-type="float">
            <text:p>0,134889</text:p>
          </table:table-cell>
          <table:table-cell office:value-type="float" office:value="0.134273" calcext:value-type="float">
            <text:p>0,134273</text:p>
          </table:table-cell>
          <table:table-cell office:value-type="float" office:value="0.133761" calcext:value-type="float">
            <text:p>0,133761</text:p>
          </table:table-cell>
          <table:table-cell office:value-type="float" office:value="0.134932" calcext:value-type="float">
            <text:p>0,134932</text:p>
          </table:table-cell>
          <table:table-cell office:value-type="float" office:value="0.136262" calcext:value-type="float">
            <text:p>0,136262</text:p>
          </table:table-cell>
          <table:table-cell office:value-type="float" office:value="0.135025" calcext:value-type="float">
            <text:p>0,135025</text:p>
          </table:table-cell>
          <table:table-cell office:value-type="float" office:value="0.134571" calcext:value-type="float">
            <text:p>0,134571</text:p>
          </table:table-cell>
          <table:table-cell office:value-type="float" office:value="0.147112" calcext:value-type="float">
            <text:p>0,147112</text:p>
          </table:table-cell>
          <table:table-cell office:value-type="float" office:value="0.140892" calcext:value-type="float">
            <text:p>0,140892</text:p>
          </table:table-cell>
          <table:table-cell office:value-type="float" office:value="0.134256" calcext:value-type="float">
            <text:p>0,134256</text:p>
          </table:table-cell>
          <table:table-cell office:value-type="float" office:value="0.135049" calcext:value-type="float">
            <text:p>0,135049</text:p>
          </table:table-cell>
          <table:table-cell office:value-type="float" office:value="0.135429" calcext:value-type="float">
            <text:p>0,135429</text:p>
          </table:table-cell>
          <table:table-cell office:value-type="float" office:value="0.134333" calcext:value-type="float">
            <text:p>0,134333</text:p>
          </table:table-cell>
          <table:table-cell office:value-type="float" office:value="0.134537" calcext:value-type="float">
            <text:p>0,134537</text:p>
          </table:table-cell>
          <table:table-cell office:value-type="float" office:value="0.13399" calcext:value-type="float">
            <text:p>0,13399</text:p>
          </table:table-cell>
          <table:table-cell office:value-type="float" office:value="0.13458" calcext:value-type="float">
            <text:p>0,13458</text:p>
          </table:table-cell>
          <table:table-cell office:value-type="float" office:value="0.134284" calcext:value-type="float">
            <text:p>0,134284</text:p>
          </table:table-cell>
          <table:table-cell table:formula="of:=AVERAGE([.B30:.AE30])" office:value-type="float" office:value="0.1354414" calcext:value-type="float">
            <text:p>0,1354414</text:p>
          </table:table-cell>
          <table:table-cell table:formula="of:=VAR([.B30:.AE30])" office:value-type="float" office:value="0.00000698799548965517" calcext:value-type="float">
            <text:p>0,000006988</text:p>
          </table:table-cell>
          <table:table-cell table:formula="of:=STDEV([.B30:.AE30])" office:value-type="float" office:value="0.00264348169837719" calcext:value-type="float">
            <text:p>0,0026434817</text:p>
          </table:table-cell>
          <table:table-cell table:formula="of:=CONFIDENCE(0.95;[.AH30];30)" office:value-type="float" office:value="0.0000302642674809909" calcext:value-type="float">
            <text:p>3,02642674809909E-05</text:p>
          </table:table-cell>
          <table:table-cell table:formula="of:=[.AF30]+[.AI30]" office:value-type="float" office:value="0.135471664267481" calcext:value-type="float">
            <text:p>0,1354716643</text:p>
          </table:table-cell>
          <table:table-cell table:formula="of:=[.AF30]-[.AI30]" office:value-type="float" office:value="0.135411135732519" calcext:value-type="float">
            <text:p>0,13541113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51162" calcext:value-type="float">
            <text:p>0,151162</text:p>
          </table:table-cell>
          <table:table-cell office:value-type="float" office:value="0.152859" calcext:value-type="float">
            <text:p>0,152859</text:p>
          </table:table-cell>
          <table:table-cell office:value-type="float" office:value="0.150971" calcext:value-type="float">
            <text:p>0,150971</text:p>
          </table:table-cell>
          <table:table-cell office:value-type="float" office:value="0.150252" calcext:value-type="float">
            <text:p>0,150252</text:p>
          </table:table-cell>
          <table:table-cell office:value-type="float" office:value="0.150665" calcext:value-type="float">
            <text:p>0,150665</text:p>
          </table:table-cell>
          <table:table-cell office:value-type="float" office:value="0.151054" calcext:value-type="float">
            <text:p>0,151054</text:p>
          </table:table-cell>
          <table:table-cell office:value-type="float" office:value="0.151269" calcext:value-type="float">
            <text:p>0,151269</text:p>
          </table:table-cell>
          <table:table-cell office:value-type="float" office:value="0.151872" calcext:value-type="float">
            <text:p>0,151872</text:p>
          </table:table-cell>
          <table:table-cell office:value-type="float" office:value="0.151271" calcext:value-type="float">
            <text:p>0,151271</text:p>
          </table:table-cell>
          <table:table-cell office:value-type="float" office:value="0.151318" calcext:value-type="float">
            <text:p>0,151318</text:p>
          </table:table-cell>
          <table:table-cell office:value-type="float" office:value="0.150338" calcext:value-type="float">
            <text:p>0,150338</text:p>
          </table:table-cell>
          <table:table-cell office:value-type="float" office:value="0.150721" calcext:value-type="float">
            <text:p>0,150721</text:p>
          </table:table-cell>
          <table:table-cell office:value-type="float" office:value="0.150049" calcext:value-type="float">
            <text:p>0,150049</text:p>
          </table:table-cell>
          <table:table-cell office:value-type="float" office:value="0.151021" calcext:value-type="float">
            <text:p>0,151021</text:p>
          </table:table-cell>
          <table:table-cell office:value-type="float" office:value="0.151077" calcext:value-type="float">
            <text:p>0,151077</text:p>
          </table:table-cell>
          <table:table-cell office:value-type="float" office:value="0.151445" calcext:value-type="float">
            <text:p>0,151445</text:p>
          </table:table-cell>
          <table:table-cell office:value-type="float" office:value="0.150086" calcext:value-type="float">
            <text:p>0,150086</text:p>
          </table:table-cell>
          <table:table-cell office:value-type="float" office:value="0.150293" calcext:value-type="float">
            <text:p>0,150293</text:p>
          </table:table-cell>
          <table:table-cell office:value-type="float" office:value="0.150518" calcext:value-type="float">
            <text:p>0,150518</text:p>
          </table:table-cell>
          <table:table-cell office:value-type="float" office:value="0.150458" calcext:value-type="float">
            <text:p>0,150458</text:p>
          </table:table-cell>
          <table:table-cell office:value-type="float" office:value="0.149802" calcext:value-type="float">
            <text:p>0,149802</text:p>
          </table:table-cell>
          <table:table-cell office:value-type="float" office:value="0.150552" calcext:value-type="float">
            <text:p>0,150552</text:p>
          </table:table-cell>
          <table:table-cell office:value-type="float" office:value="0.150529" calcext:value-type="float">
            <text:p>0,150529</text:p>
          </table:table-cell>
          <table:table-cell office:value-type="float" office:value="0.150446" calcext:value-type="float">
            <text:p>0,150446</text:p>
          </table:table-cell>
          <table:table-cell office:value-type="float" office:value="0.151163" calcext:value-type="float">
            <text:p>0,151163</text:p>
          </table:table-cell>
          <table:table-cell office:value-type="float" office:value="0.150766" calcext:value-type="float">
            <text:p>0,150766</text:p>
          </table:table-cell>
          <table:table-cell office:value-type="float" office:value="0.150204" calcext:value-type="float">
            <text:p>0,150204</text:p>
          </table:table-cell>
          <table:table-cell office:value-type="float" office:value="0.150034" calcext:value-type="float">
            <text:p>0,150034</text:p>
          </table:table-cell>
          <table:table-cell office:value-type="float" office:value="0.150519" calcext:value-type="float">
            <text:p>0,150519</text:p>
          </table:table-cell>
          <table:table-cell office:value-type="float" office:value="0.150444" calcext:value-type="float">
            <text:p>0,150444</text:p>
          </table:table-cell>
          <table:table-cell table:formula="of:=AVERAGE([.B31:.AE31])" office:value-type="float" office:value="0.150771933333333" calcext:value-type="float">
            <text:p>0,1507719333</text:p>
          </table:table-cell>
          <table:table-cell table:formula="of:=VAR([.B31:.AE31])" office:value-type="float" office:value="0.000000394619374712644" calcext:value-type="float">
            <text:p>3,94619374712644E-07</text:p>
          </table:table-cell>
          <table:table-cell table:formula="of:=STDEV([.B31:.AE31])" office:value-type="float" office:value="0.000628187372296391" calcext:value-type="float">
            <text:p>0,0006281874</text:p>
          </table:table-cell>
          <table:table-cell table:formula="of:=CONFIDENCE(0.95;[.AH31];30)" office:value-type="float" office:value="0.00000719189040538084" calcext:value-type="float">
            <text:p>7,19189040538084E-06</text:p>
          </table:table-cell>
          <table:table-cell table:formula="of:=[.AF31]+[.AI31]" office:value-type="float" office:value="0.150779125223739" calcext:value-type="float">
            <text:p>0,1507791252</text:p>
          </table:table-cell>
          <table:table-cell table:formula="of:=[.AF31]-[.AI31]" office:value-type="float" office:value="0.150764741442928" calcext:value-type="float">
            <text:p>0,15076474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56984" calcext:value-type="float">
            <text:p>0,156984</text:p>
          </table:table-cell>
          <table:table-cell office:value-type="float" office:value="0.15839" calcext:value-type="float">
            <text:p>0,15839</text:p>
          </table:table-cell>
          <table:table-cell office:value-type="float" office:value="0.157569" calcext:value-type="float">
            <text:p>0,157569</text:p>
          </table:table-cell>
          <table:table-cell office:value-type="float" office:value="0.157061" calcext:value-type="float">
            <text:p>0,157061</text:p>
          </table:table-cell>
          <table:table-cell office:value-type="float" office:value="0.157416" calcext:value-type="float">
            <text:p>0,157416</text:p>
          </table:table-cell>
          <table:table-cell office:value-type="float" office:value="0.15836" calcext:value-type="float">
            <text:p>0,15836</text:p>
          </table:table-cell>
          <table:table-cell office:value-type="float" office:value="0.157197" calcext:value-type="float">
            <text:p>0,157197</text:p>
          </table:table-cell>
          <table:table-cell office:value-type="float" office:value="0.157247" calcext:value-type="float">
            <text:p>0,157247</text:p>
          </table:table-cell>
          <table:table-cell office:value-type="float" office:value="0.156992" calcext:value-type="float">
            <text:p>0,156992</text:p>
          </table:table-cell>
          <table:table-cell office:value-type="float" office:value="0.157769" calcext:value-type="float">
            <text:p>0,157769</text:p>
          </table:table-cell>
          <table:table-cell office:value-type="float" office:value="0.157607" calcext:value-type="float">
            <text:p>0,157607</text:p>
          </table:table-cell>
          <table:table-cell office:value-type="float" office:value="0.157327" calcext:value-type="float">
            <text:p>0,157327</text:p>
          </table:table-cell>
          <table:table-cell office:value-type="float" office:value="0.15708" calcext:value-type="float">
            <text:p>0,15708</text:p>
          </table:table-cell>
          <table:table-cell office:value-type="float" office:value="0.156749" calcext:value-type="float">
            <text:p>0,156749</text:p>
          </table:table-cell>
          <table:table-cell office:value-type="float" office:value="0.157882" calcext:value-type="float">
            <text:p>0,157882</text:p>
          </table:table-cell>
          <table:table-cell office:value-type="float" office:value="0.158374" calcext:value-type="float">
            <text:p>0,158374</text:p>
          </table:table-cell>
          <table:table-cell office:value-type="float" office:value="0.157397" calcext:value-type="float">
            <text:p>0,157397</text:p>
          </table:table-cell>
          <table:table-cell office:value-type="float" office:value="0.159074" calcext:value-type="float">
            <text:p>0,159074</text:p>
          </table:table-cell>
          <table:table-cell office:value-type="float" office:value="0.157164" calcext:value-type="float">
            <text:p>0,157164</text:p>
          </table:table-cell>
          <table:table-cell office:value-type="float" office:value="0.159278" calcext:value-type="float">
            <text:p>0,159278</text:p>
          </table:table-cell>
          <table:table-cell office:value-type="float" office:value="0.157625" calcext:value-type="float">
            <text:p>0,157625</text:p>
          </table:table-cell>
          <table:table-cell office:value-type="float" office:value="0.157094" calcext:value-type="float">
            <text:p>0,157094</text:p>
          </table:table-cell>
          <table:table-cell office:value-type="float" office:value="0.156998" calcext:value-type="float">
            <text:p>0,156998</text:p>
          </table:table-cell>
          <table:table-cell office:value-type="float" office:value="0.156614" calcext:value-type="float">
            <text:p>0,156614</text:p>
          </table:table-cell>
          <table:table-cell office:value-type="float" office:value="0.15645" calcext:value-type="float">
            <text:p>0,15645</text:p>
          </table:table-cell>
          <table:table-cell office:value-type="float" office:value="0.157641" calcext:value-type="float">
            <text:p>0,157641</text:p>
          </table:table-cell>
          <table:table-cell office:value-type="float" office:value="0.159165" calcext:value-type="float">
            <text:p>0,159165</text:p>
          </table:table-cell>
          <table:table-cell office:value-type="float" office:value="0.156649" calcext:value-type="float">
            <text:p>0,156649</text:p>
          </table:table-cell>
          <table:table-cell office:value-type="float" office:value="0.160102" calcext:value-type="float">
            <text:p>0,160102</text:p>
          </table:table-cell>
          <table:table-cell office:value-type="float" office:value="0.157522" calcext:value-type="float">
            <text:p>0,157522</text:p>
          </table:table-cell>
          <table:table-cell table:formula="of:=AVERAGE([.B32:.AE32])" office:value-type="float" office:value="0.1576259" calcext:value-type="float">
            <text:p>0,1576259</text:p>
          </table:table-cell>
          <table:table-cell table:formula="of:=VAR([.B32:.AE32])" office:value-type="float" office:value="0.000000761179748275863" calcext:value-type="float">
            <text:p>7,61179748275863E-07</text:p>
          </table:table-cell>
          <table:table-cell table:formula="of:=STDEV([.B32:.AE32])" office:value-type="float" office:value="0.000872456158368925" calcext:value-type="float">
            <text:p>0,0008724562</text:p>
          </table:table-cell>
          <table:table-cell table:formula="of:=CONFIDENCE(0.95;[.AH32];30)" office:value-type="float" office:value="0.00000998843553882904" calcext:value-type="float">
            <text:p>9,98843553882904E-06</text:p>
          </table:table-cell>
          <table:table-cell table:formula="of:=[.AF32]+[.AI32]" office:value-type="float" office:value="0.157635888435539" calcext:value-type="float">
            <text:p>0,1576358884</text:p>
          </table:table-cell>
          <table:table-cell table:formula="of:=[.AF32]-[.AI32]" office:value-type="float" office:value="0.157615911564461" calcext:value-type="float">
            <text:p>0,15761591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79077" calcext:value-type="float">
            <text:p>0,179077</text:p>
          </table:table-cell>
          <table:table-cell office:value-type="float" office:value="0.178218" calcext:value-type="float">
            <text:p>0,178218</text:p>
          </table:table-cell>
          <table:table-cell office:value-type="float" office:value="0.178886" calcext:value-type="float">
            <text:p>0,178886</text:p>
          </table:table-cell>
          <table:table-cell office:value-type="float" office:value="0.179104" calcext:value-type="float">
            <text:p>0,179104</text:p>
          </table:table-cell>
          <table:table-cell office:value-type="float" office:value="0.178706" calcext:value-type="float">
            <text:p>0,178706</text:p>
          </table:table-cell>
          <table:table-cell office:value-type="float" office:value="0.180348" calcext:value-type="float">
            <text:p>0,180348</text:p>
          </table:table-cell>
          <table:table-cell office:value-type="float" office:value="0.178553" calcext:value-type="float">
            <text:p>0,178553</text:p>
          </table:table-cell>
          <table:table-cell office:value-type="float" office:value="0.178795" calcext:value-type="float">
            <text:p>0,178795</text:p>
          </table:table-cell>
          <table:table-cell office:value-type="float" office:value="0.178856" calcext:value-type="float">
            <text:p>0,178856</text:p>
          </table:table-cell>
          <table:table-cell office:value-type="float" office:value="0.179478" calcext:value-type="float">
            <text:p>0,179478</text:p>
          </table:table-cell>
          <table:table-cell office:value-type="float" office:value="0.179221" calcext:value-type="float">
            <text:p>0,179221</text:p>
          </table:table-cell>
          <table:table-cell office:value-type="float" office:value="0.17935" calcext:value-type="float">
            <text:p>0,17935</text:p>
          </table:table-cell>
          <table:table-cell office:value-type="float" office:value="0.179905" calcext:value-type="float">
            <text:p>0,179905</text:p>
          </table:table-cell>
          <table:table-cell office:value-type="float" office:value="0.179698" calcext:value-type="float">
            <text:p>0,179698</text:p>
          </table:table-cell>
          <table:table-cell office:value-type="float" office:value="0.178702" calcext:value-type="float">
            <text:p>0,178702</text:p>
          </table:table-cell>
          <table:table-cell office:value-type="float" office:value="0.178542" calcext:value-type="float">
            <text:p>0,178542</text:p>
          </table:table-cell>
          <table:table-cell office:value-type="float" office:value="0.179261" calcext:value-type="float">
            <text:p>0,179261</text:p>
          </table:table-cell>
          <table:table-cell office:value-type="float" office:value="0.179541" calcext:value-type="float">
            <text:p>0,179541</text:p>
          </table:table-cell>
          <table:table-cell office:value-type="float" office:value="0.180793" calcext:value-type="float">
            <text:p>0,180793</text:p>
          </table:table-cell>
          <table:table-cell office:value-type="float" office:value="0.179323" calcext:value-type="float">
            <text:p>0,179323</text:p>
          </table:table-cell>
          <table:table-cell office:value-type="float" office:value="0.180579" calcext:value-type="float">
            <text:p>0,180579</text:p>
          </table:table-cell>
          <table:table-cell office:value-type="float" office:value="0.179207" calcext:value-type="float">
            <text:p>0,179207</text:p>
          </table:table-cell>
          <table:table-cell office:value-type="float" office:value="0.179002" calcext:value-type="float">
            <text:p>0,179002</text:p>
          </table:table-cell>
          <table:table-cell office:value-type="float" office:value="0.178835" calcext:value-type="float">
            <text:p>0,178835</text:p>
          </table:table-cell>
          <table:table-cell office:value-type="float" office:value="0.178881" calcext:value-type="float">
            <text:p>0,178881</text:p>
          </table:table-cell>
          <table:table-cell office:value-type="float" office:value="0.179044" calcext:value-type="float">
            <text:p>0,179044</text:p>
          </table:table-cell>
          <table:table-cell office:value-type="float" office:value="0.178943" calcext:value-type="float">
            <text:p>0,178943</text:p>
          </table:table-cell>
          <table:table-cell office:value-type="float" office:value="0.178502" calcext:value-type="float">
            <text:p>0,178502</text:p>
          </table:table-cell>
          <table:table-cell office:value-type="float" office:value="0.178612" calcext:value-type="float">
            <text:p>0,178612</text:p>
          </table:table-cell>
          <table:table-cell office:value-type="float" office:value="0.179264" calcext:value-type="float">
            <text:p>0,179264</text:p>
          </table:table-cell>
          <table:table-cell table:formula="of:=AVERAGE([.B33:.AE33])" office:value-type="float" office:value="0.1791742" calcext:value-type="float">
            <text:p>0,1791742</text:p>
          </table:table-cell>
          <table:table-cell table:formula="of:=VAR([.B33:.AE33])" office:value-type="float" office:value="0.000000366638510344825" calcext:value-type="float">
            <text:p>3,66638510344825E-07</text:p>
          </table:table-cell>
          <table:table-cell table:formula="of:=STDEV([.B33:.AE33])" office:value-type="float" office:value="0.000605506821055573" calcext:value-type="float">
            <text:p>0,0006055068</text:p>
          </table:table-cell>
          <table:table-cell table:formula="of:=CONFIDENCE(0.95;[.AH33];30)" office:value-type="float" office:value="0.00000693222896350674" calcext:value-type="float">
            <text:p>6,93222896350674E-06</text:p>
          </table:table-cell>
          <table:table-cell table:formula="of:=[.AF33]+[.AI33]" office:value-type="float" office:value="0.179181132228964" calcext:value-type="float">
            <text:p>0,1791811322</text:p>
          </table:table-cell>
          <table:table-cell table:formula="of:=[.AF33]-[.AI33]" office:value-type="float" office:value="0.179167267771036" calcext:value-type="float">
            <text:p>0,17916726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86441" calcext:value-type="float">
            <text:p>0,186441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186365" calcext:value-type="float">
            <text:p>0,186365</text:p>
          </table:table-cell>
          <table:table-cell office:value-type="float" office:value="0.186055" calcext:value-type="float">
            <text:p>0,186055</text:p>
          </table:table-cell>
          <table:table-cell office:value-type="float" office:value="0.186681" calcext:value-type="float">
            <text:p>0,186681</text:p>
          </table:table-cell>
          <table:table-cell office:value-type="float" office:value="0.185791" calcext:value-type="float">
            <text:p>0,185791</text:p>
          </table:table-cell>
          <table:table-cell office:value-type="float" office:value="0.186095" calcext:value-type="float">
            <text:p>0,186095</text:p>
          </table:table-cell>
          <table:table-cell office:value-type="float" office:value="0.185762" calcext:value-type="float">
            <text:p>0,185762</text:p>
          </table:table-cell>
          <table:table-cell office:value-type="float" office:value="0.186009" calcext:value-type="float">
            <text:p>0,186009</text:p>
          </table:table-cell>
          <table:table-cell office:value-type="float" office:value="0.18631" calcext:value-type="float">
            <text:p>0,18631</text:p>
          </table:table-cell>
          <table:table-cell office:value-type="float" office:value="0.186121" calcext:value-type="float">
            <text:p>0,186121</text:p>
          </table:table-cell>
          <table:table-cell office:value-type="float" office:value="0.186611" calcext:value-type="float">
            <text:p>0,186611</text:p>
          </table:table-cell>
          <table:table-cell office:value-type="float" office:value="0.185863" calcext:value-type="float">
            <text:p>0,185863</text:p>
          </table:table-cell>
          <table:table-cell office:value-type="float" office:value="0.186581" calcext:value-type="float">
            <text:p>0,186581</text:p>
          </table:table-cell>
          <table:table-cell office:value-type="float" office:value="0.186248" calcext:value-type="float">
            <text:p>0,186248</text:p>
          </table:table-cell>
          <table:table-cell office:value-type="float" office:value="0.185841" calcext:value-type="float">
            <text:p>0,185841</text:p>
          </table:table-cell>
          <table:table-cell office:value-type="float" office:value="0.187989" calcext:value-type="float">
            <text:p>0,187989</text:p>
          </table:table-cell>
          <table:table-cell office:value-type="float" office:value="0.185979" calcext:value-type="float">
            <text:p>0,185979</text:p>
          </table:table-cell>
          <table:table-cell office:value-type="float" office:value="0.186038" calcext:value-type="float">
            <text:p>0,186038</text:p>
          </table:table-cell>
          <table:table-cell office:value-type="float" office:value="0.186749" calcext:value-type="float">
            <text:p>0,186749</text:p>
          </table:table-cell>
          <table:table-cell office:value-type="float" office:value="0.185586" calcext:value-type="float">
            <text:p>0,185586</text:p>
          </table:table-cell>
          <table:table-cell office:value-type="float" office:value="0.18589" calcext:value-type="float">
            <text:p>0,18589</text:p>
          </table:table-cell>
          <table:table-cell office:value-type="float" office:value="0.186905" calcext:value-type="float">
            <text:p>0,186905</text:p>
          </table:table-cell>
          <table:table-cell office:value-type="float" office:value="0.185928" calcext:value-type="float">
            <text:p>0,185928</text:p>
          </table:table-cell>
          <table:table-cell office:value-type="float" office:value="0.186208" calcext:value-type="float">
            <text:p>0,186208</text:p>
          </table:table-cell>
          <table:table-cell office:value-type="float" office:value="0.186918" calcext:value-type="float">
            <text:p>0,186918</text:p>
          </table:table-cell>
          <table:table-cell office:value-type="float" office:value="0.185861" calcext:value-type="float">
            <text:p>0,185861</text:p>
          </table:table-cell>
          <table:table-cell office:value-type="float" office:value="0.185392" calcext:value-type="float">
            <text:p>0,185392</text:p>
          </table:table-cell>
          <table:table-cell office:value-type="float" office:value="0.186164" calcext:value-type="float">
            <text:p>0,186164</text:p>
          </table:table-cell>
          <table:table-cell office:value-type="float" office:value="0.186072" calcext:value-type="float">
            <text:p>0,186072</text:p>
          </table:table-cell>
          <table:table-cell table:formula="of:=AVERAGE([.B34:.AE34])" office:value-type="float" office:value="0.1862254" calcext:value-type="float">
            <text:p>0,1862254</text:p>
          </table:table-cell>
          <table:table-cell table:formula="of:=VAR([.B34:.AE34])" office:value-type="float" office:value="0.000000249523834482759" calcext:value-type="float">
            <text:p>2,49523834482759E-07</text:p>
          </table:table-cell>
          <table:table-cell table:formula="of:=STDEV([.B34:.AE34])" office:value-type="float" office:value="0.000499523607532976" calcext:value-type="float">
            <text:p>0,0004995236</text:p>
          </table:table-cell>
          <table:table-cell table:formula="of:=CONFIDENCE(0.95;[.AH34];30)" office:value-type="float" office:value="0.00000571886541931731" calcext:value-type="float">
            <text:p>5,71886541931731E-06</text:p>
          </table:table-cell>
          <table:table-cell table:formula="of:=[.AF34]+[.AI34]" office:value-type="float" office:value="0.186231118865419" calcext:value-type="float">
            <text:p>0,1862311189</text:p>
          </table:table-cell>
          <table:table-cell table:formula="of:=[.AF34]-[.AI34]" office:value-type="float" office:value="0.186219681134581" calcext:value-type="float">
            <text:p>0,18621968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9339" calcext:value-type="float">
            <text:p>0,19339</text:p>
          </table:table-cell>
          <table:table-cell office:value-type="float" office:value="0.19298" calcext:value-type="float">
            <text:p>0,19298</text:p>
          </table:table-cell>
          <table:table-cell office:value-type="float" office:value="0.193028" calcext:value-type="float">
            <text:p>0,193028</text:p>
          </table:table-cell>
          <table:table-cell office:value-type="float" office:value="0.194155" calcext:value-type="float">
            <text:p>0,194155</text:p>
          </table:table-cell>
          <table:table-cell office:value-type="float" office:value="0.193172" calcext:value-type="float">
            <text:p>0,193172</text:p>
          </table:table-cell>
          <table:table-cell office:value-type="float" office:value="0.192832" calcext:value-type="float">
            <text:p>0,192832</text:p>
          </table:table-cell>
          <table:table-cell office:value-type="float" office:value="0.19297" calcext:value-type="float">
            <text:p>0,19297</text:p>
          </table:table-cell>
          <table:table-cell office:value-type="float" office:value="0.232525" calcext:value-type="float">
            <text:p>0,232525</text:p>
          </table:table-cell>
          <table:table-cell office:value-type="float" office:value="0.193139" calcext:value-type="float">
            <text:p>0,193139</text:p>
          </table:table-cell>
          <table:table-cell office:value-type="float" office:value="0.193142" calcext:value-type="float">
            <text:p>0,193142</text:p>
          </table:table-cell>
          <table:table-cell office:value-type="float" office:value="0.194959" calcext:value-type="float">
            <text:p>0,194959</text:p>
          </table:table-cell>
          <table:table-cell office:value-type="float" office:value="0.19339" calcext:value-type="float">
            <text:p>0,19339</text:p>
          </table:table-cell>
          <table:table-cell office:value-type="float" office:value="0.192478" calcext:value-type="float">
            <text:p>0,192478</text:p>
          </table:table-cell>
          <table:table-cell office:value-type="float" office:value="0.19337" calcext:value-type="float">
            <text:p>0,19337</text:p>
          </table:table-cell>
          <table:table-cell office:value-type="float" office:value="0.192864" calcext:value-type="float">
            <text:p>0,192864</text:p>
          </table:table-cell>
          <table:table-cell office:value-type="float" office:value="0.192349" calcext:value-type="float">
            <text:p>0,192349</text:p>
          </table:table-cell>
          <table:table-cell office:value-type="float" office:value="0.193109" calcext:value-type="float">
            <text:p>0,193109</text:p>
          </table:table-cell>
          <table:table-cell office:value-type="float" office:value="0.192855" calcext:value-type="float">
            <text:p>0,192855</text:p>
          </table:table-cell>
          <table:table-cell office:value-type="float" office:value="0.194688" calcext:value-type="float">
            <text:p>0,194688</text:p>
          </table:table-cell>
          <table:table-cell office:value-type="float" office:value="0.19244" calcext:value-type="float">
            <text:p>0,19244</text:p>
          </table:table-cell>
          <table:table-cell office:value-type="float" office:value="0.194618" calcext:value-type="float">
            <text:p>0,194618</text:p>
          </table:table-cell>
          <table:table-cell office:value-type="float" office:value="0.192886" calcext:value-type="float">
            <text:p>0,192886</text:p>
          </table:table-cell>
          <table:table-cell office:value-type="float" office:value="0.193242" calcext:value-type="float">
            <text:p>0,193242</text:p>
          </table:table-cell>
          <table:table-cell office:value-type="float" office:value="0.195212" calcext:value-type="float">
            <text:p>0,195212</text:p>
          </table:table-cell>
          <table:table-cell office:value-type="float" office:value="0.193184" calcext:value-type="float">
            <text:p>0,193184</text:p>
          </table:table-cell>
          <table:table-cell office:value-type="float" office:value="0.193256" calcext:value-type="float">
            <text:p>0,193256</text:p>
          </table:table-cell>
          <table:table-cell office:value-type="float" office:value="0.192885" calcext:value-type="float">
            <text:p>0,192885</text:p>
          </table:table-cell>
          <table:table-cell office:value-type="float" office:value="0.192703" calcext:value-type="float">
            <text:p>0,192703</text:p>
          </table:table-cell>
          <table:table-cell office:value-type="float" office:value="0.192898" calcext:value-type="float">
            <text:p>0,192898</text:p>
          </table:table-cell>
          <table:table-cell office:value-type="float" office:value="0.192895" calcext:value-type="float">
            <text:p>0,192895</text:p>
          </table:table-cell>
          <table:table-cell table:formula="of:=AVERAGE([.B35:.AE35])" office:value-type="float" office:value="0.194587133333333" calcext:value-type="float">
            <text:p>0,1945871333</text:p>
          </table:table-cell>
          <table:table-cell table:formula="of:=VAR([.B35:.AE35])" office:value-type="float" office:value="0.000051864943291954" calcext:value-type="float">
            <text:p>5,1864943291954E-05</text:p>
          </table:table-cell>
          <table:table-cell table:formula="of:=STDEV([.B35:.AE35])" office:value-type="float" office:value="0.00720173196473973" calcext:value-type="float">
            <text:p>0,007201732</text:p>
          </table:table-cell>
          <table:table-cell table:formula="of:=CONFIDENCE(0.95;[.AH35];30)" office:value-type="float" office:value="0.0000824500289300606" calcext:value-type="float">
            <text:p>0,00008245</text:p>
          </table:table-cell>
          <table:table-cell table:formula="of:=[.AF35]+[.AI35]" office:value-type="float" office:value="0.194669583362263" calcext:value-type="float">
            <text:p>0,1946695834</text:p>
          </table:table-cell>
          <table:table-cell table:formula="of:=[.AF35]-[.AI35]" office:value-type="float" office:value="0.194504683304403" calcext:value-type="float">
            <text:p>0,19450468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99196" calcext:value-type="float">
            <text:p>0,199196</text:p>
          </table:table-cell>
          <table:table-cell office:value-type="float" office:value="0.220551" calcext:value-type="float">
            <text:p>0,220551</text:p>
          </table:table-cell>
          <table:table-cell office:value-type="float" office:value="0.199793" calcext:value-type="float">
            <text:p>0,199793</text:p>
          </table:table-cell>
          <table:table-cell office:value-type="float" office:value="0.200466" calcext:value-type="float">
            <text:p>0,200466</text:p>
          </table:table-cell>
          <table:table-cell office:value-type="float" office:value="0.200285" calcext:value-type="float">
            <text:p>0,200285</text:p>
          </table:table-cell>
          <table:table-cell office:value-type="float" office:value="0.19972" calcext:value-type="float">
            <text:p>0,19972</text:p>
          </table:table-cell>
          <table:table-cell office:value-type="float" office:value="0.200195" calcext:value-type="float">
            <text:p>0,200195</text:p>
          </table:table-cell>
          <table:table-cell office:value-type="float" office:value="0.199912" calcext:value-type="float">
            <text:p>0,199912</text:p>
          </table:table-cell>
          <table:table-cell office:value-type="float" office:value="0.201475" calcext:value-type="float">
            <text:p>0,201475</text:p>
          </table:table-cell>
          <table:table-cell office:value-type="float" office:value="0.200465" calcext:value-type="float">
            <text:p>0,200465</text:p>
          </table:table-cell>
          <table:table-cell office:value-type="float" office:value="0.200279" calcext:value-type="float">
            <text:p>0,200279</text:p>
          </table:table-cell>
          <table:table-cell office:value-type="float" office:value="0.200277" calcext:value-type="float">
            <text:p>0,200277</text:p>
          </table:table-cell>
          <table:table-cell office:value-type="float" office:value="0.199951" calcext:value-type="float">
            <text:p>0,199951</text:p>
          </table:table-cell>
          <table:table-cell office:value-type="float" office:value="0.199613" calcext:value-type="float">
            <text:p>0,199613</text:p>
          </table:table-cell>
          <table:table-cell office:value-type="float" office:value="0.199856" calcext:value-type="float">
            <text:p>0,199856</text:p>
          </table:table-cell>
          <table:table-cell office:value-type="float" office:value="0.199798" calcext:value-type="float">
            <text:p>0,199798</text:p>
          </table:table-cell>
          <table:table-cell office:value-type="float" office:value="0.20002" calcext:value-type="float">
            <text:p>0,20002</text:p>
          </table:table-cell>
          <table:table-cell office:value-type="float" office:value="0.199893" calcext:value-type="float">
            <text:p>0,199893</text:p>
          </table:table-cell>
          <table:table-cell office:value-type="float" office:value="0.200312" calcext:value-type="float">
            <text:p>0,200312</text:p>
          </table:table-cell>
          <table:table-cell office:value-type="float" office:value="0.19925" calcext:value-type="float">
            <text:p>0,19925</text:p>
          </table:table-cell>
          <table:table-cell office:value-type="float" office:value="0.200136" calcext:value-type="float">
            <text:p>0,200136</text:p>
          </table:table-cell>
          <table:table-cell office:value-type="float" office:value="0.200268" calcext:value-type="float">
            <text:p>0,200268</text:p>
          </table:table-cell>
          <table:table-cell office:value-type="float" office:value="0.200071" calcext:value-type="float">
            <text:p>0,200071</text:p>
          </table:table-cell>
          <table:table-cell office:value-type="float" office:value="0.201602" calcext:value-type="float">
            <text:p>0,201602</text:p>
          </table:table-cell>
          <table:table-cell office:value-type="float" office:value="0.20019" calcext:value-type="float">
            <text:p>0,20019</text:p>
          </table:table-cell>
          <table:table-cell office:value-type="float" office:value="0.200819" calcext:value-type="float">
            <text:p>0,200819</text:p>
          </table:table-cell>
          <table:table-cell office:value-type="float" office:value="0.200492" calcext:value-type="float">
            <text:p>0,200492</text:p>
          </table:table-cell>
          <table:table-cell office:value-type="float" office:value="0.19998" calcext:value-type="float">
            <text:p>0,19998</text:p>
          </table:table-cell>
          <table:table-cell office:value-type="float" office:value="0.199616" calcext:value-type="float">
            <text:p>0,199616</text:p>
          </table:table-cell>
          <table:table-cell office:value-type="float" office:value="0.199062" calcext:value-type="float">
            <text:p>0,199062</text:p>
          </table:table-cell>
          <table:table-cell table:formula="of:=AVERAGE([.B36:.AE36])" office:value-type="float" office:value="0.200784766666667" calcext:value-type="float">
            <text:p>0,2007847667</text:p>
          </table:table-cell>
          <table:table-cell table:formula="of:=VAR([.B36:.AE36])" office:value-type="float" office:value="0.0000142430988747127" calcext:value-type="float">
            <text:p>1,42430988747127E-05</text:p>
          </table:table-cell>
          <table:table-cell table:formula="of:=STDEV([.B36:.AE36])" office:value-type="float" office:value="0.00377400303056485" calcext:value-type="float">
            <text:p>0,003774003</text:p>
          </table:table-cell>
          <table:table-cell table:formula="of:=CONFIDENCE(0.95;[.AH36];30)" office:value-type="float" office:value="0.0000432071980151033" calcext:value-type="float">
            <text:p>4,32071980151033E-05</text:p>
          </table:table-cell>
          <table:table-cell table:formula="of:=[.AF36]+[.AI36]" office:value-type="float" office:value="0.200827973864682" calcext:value-type="float">
            <text:p>0,2008279739</text:p>
          </table:table-cell>
          <table:table-cell table:formula="of:=[.AF36]-[.AI36]" office:value-type="float" office:value="0.200741559468652" calcext:value-type="float">
            <text:p>0,20074155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01651" calcext:value-type="float">
            <text:p>0,201651</text:p>
          </table:table-cell>
          <table:table-cell office:value-type="float" office:value="0.202856" calcext:value-type="float">
            <text:p>0,202856</text:p>
          </table:table-cell>
          <table:table-cell office:value-type="float" office:value="0.200982" calcext:value-type="float">
            <text:p>0,200982</text:p>
          </table:table-cell>
          <table:table-cell office:value-type="float" office:value="0.200988" calcext:value-type="float">
            <text:p>0,200988</text:p>
          </table:table-cell>
          <table:table-cell office:value-type="float" office:value="0.200664" calcext:value-type="float">
            <text:p>0,200664</text:p>
          </table:table-cell>
          <table:table-cell office:value-type="float" office:value="0.201584" calcext:value-type="float">
            <text:p>0,201584</text:p>
          </table:table-cell>
          <table:table-cell office:value-type="float" office:value="0.201545" calcext:value-type="float">
            <text:p>0,201545</text:p>
          </table:table-cell>
          <table:table-cell office:value-type="float" office:value="0.201011" calcext:value-type="float">
            <text:p>0,201011</text:p>
          </table:table-cell>
          <table:table-cell office:value-type="float" office:value="0.202537" calcext:value-type="float">
            <text:p>0,202537</text:p>
          </table:table-cell>
          <table:table-cell office:value-type="float" office:value="0.201215" calcext:value-type="float">
            <text:p>0,201215</text:p>
          </table:table-cell>
          <table:table-cell office:value-type="float" office:value="0.201575" calcext:value-type="float">
            <text:p>0,201575</text:p>
          </table:table-cell>
          <table:table-cell office:value-type="float" office:value="0.201229" calcext:value-type="float">
            <text:p>0,201229</text:p>
          </table:table-cell>
          <table:table-cell office:value-type="float" office:value="0.201242" calcext:value-type="float">
            <text:p>0,201242</text:p>
          </table:table-cell>
          <table:table-cell office:value-type="float" office:value="0.202054" calcext:value-type="float">
            <text:p>0,202054</text:p>
          </table:table-cell>
          <table:table-cell office:value-type="float" office:value="0.200646" calcext:value-type="float">
            <text:p>0,200646</text:p>
          </table:table-cell>
          <table:table-cell office:value-type="float" office:value="0.202255" calcext:value-type="float">
            <text:p>0,202255</text:p>
          </table:table-cell>
          <table:table-cell office:value-type="float" office:value="0.202569" calcext:value-type="float">
            <text:p>0,202569</text:p>
          </table:table-cell>
          <table:table-cell office:value-type="float" office:value="0.200628" calcext:value-type="float">
            <text:p>0,200628</text:p>
          </table:table-cell>
          <table:table-cell office:value-type="float" office:value="0.203371" calcext:value-type="float">
            <text:p>0,203371</text:p>
          </table:table-cell>
          <table:table-cell office:value-type="float" office:value="0.201002" calcext:value-type="float">
            <text:p>0,201002</text:p>
          </table:table-cell>
          <table:table-cell office:value-type="float" office:value="0.20094" calcext:value-type="float">
            <text:p>0,20094</text:p>
          </table:table-cell>
          <table:table-cell office:value-type="float" office:value="0.201674" calcext:value-type="float">
            <text:p>0,201674</text:p>
          </table:table-cell>
          <table:table-cell office:value-type="float" office:value="0.201208" calcext:value-type="float">
            <text:p>0,201208</text:p>
          </table:table-cell>
          <table:table-cell office:value-type="float" office:value="0.200893" calcext:value-type="float">
            <text:p>0,200893</text:p>
          </table:table-cell>
          <table:table-cell office:value-type="float" office:value="0.201972" calcext:value-type="float">
            <text:p>0,201972</text:p>
          </table:table-cell>
          <table:table-cell office:value-type="float" office:value="0.200622" calcext:value-type="float">
            <text:p>0,200622</text:p>
          </table:table-cell>
          <table:table-cell office:value-type="float" office:value="0.201167" calcext:value-type="float">
            <text:p>0,201167</text:p>
          </table:table-cell>
          <table:table-cell office:value-type="float" office:value="0.200841" calcext:value-type="float">
            <text:p>0,200841</text:p>
          </table:table-cell>
          <table:table-cell office:value-type="float" office:value="0.202464" calcext:value-type="float">
            <text:p>0,202464</text:p>
          </table:table-cell>
          <table:table-cell office:value-type="float" office:value="0.201671" calcext:value-type="float">
            <text:p>0,201671</text:p>
          </table:table-cell>
          <table:table-cell table:formula="of:=AVERAGE([.B37:.AE37])" office:value-type="float" office:value="0.201501866666667" calcext:value-type="float">
            <text:p>0,2015018667</text:p>
          </table:table-cell>
          <table:table-cell table:formula="of:=VAR([.B37:.AE37])" office:value-type="float" office:value="0.00000052393908505747" calcext:value-type="float">
            <text:p>5,2393908505747E-07</text:p>
          </table:table-cell>
          <table:table-cell table:formula="of:=STDEV([.B37:.AE37])" office:value-type="float" office:value="0.000723836366216475" calcext:value-type="float">
            <text:p>0,0007238364</text:p>
          </table:table-cell>
          <table:table-cell table:formula="of:=CONFIDENCE(0.95;[.AH37];30)" office:value-type="float" office:value="0.00000828694120072478" calcext:value-type="float">
            <text:p>8,28694120072478E-06</text:p>
          </table:table-cell>
          <table:table-cell table:formula="of:=[.AF37]+[.AI37]" office:value-type="float" office:value="0.201510153607867" calcext:value-type="float">
            <text:p>0,2015101536</text:p>
          </table:table-cell>
          <table:table-cell table:formula="of:=[.AF37]-[.AI37]" office:value-type="float" office:value="0.201493579725466" calcext:value-type="float">
            <text:p>0,2014935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06192" calcext:value-type="float">
            <text:p>0,206192</text:p>
          </table:table-cell>
          <table:table-cell office:value-type="float" office:value="0.20632" calcext:value-type="float">
            <text:p>0,20632</text:p>
          </table:table-cell>
          <table:table-cell office:value-type="float" office:value="0.206639" calcext:value-type="float">
            <text:p>0,206639</text:p>
          </table:table-cell>
          <table:table-cell office:value-type="float" office:value="0.207669" calcext:value-type="float">
            <text:p>0,207669</text:p>
          </table:table-cell>
          <table:table-cell office:value-type="float" office:value="0.206117" calcext:value-type="float">
            <text:p>0,206117</text:p>
          </table:table-cell>
          <table:table-cell office:value-type="float" office:value="0.207439" calcext:value-type="float">
            <text:p>0,207439</text:p>
          </table:table-cell>
          <table:table-cell office:value-type="float" office:value="0.206546" calcext:value-type="float">
            <text:p>0,206546</text:p>
          </table:table-cell>
          <table:table-cell office:value-type="float" office:value="0.207937" calcext:value-type="float">
            <text:p>0,207937</text:p>
          </table:table-cell>
          <table:table-cell office:value-type="float" office:value="0.206685" calcext:value-type="float">
            <text:p>0,206685</text:p>
          </table:table-cell>
          <table:table-cell office:value-type="float" office:value="0.20586" calcext:value-type="float">
            <text:p>0,20586</text:p>
          </table:table-cell>
          <table:table-cell office:value-type="float" office:value="0.205412" calcext:value-type="float">
            <text:p>0,205412</text:p>
          </table:table-cell>
          <table:table-cell office:value-type="float" office:value="0.207388" calcext:value-type="float">
            <text:p>0,207388</text:p>
          </table:table-cell>
          <table:table-cell office:value-type="float" office:value="0.207377" calcext:value-type="float">
            <text:p>0,207377</text:p>
          </table:table-cell>
          <table:table-cell office:value-type="float" office:value="0.205667" calcext:value-type="float">
            <text:p>0,205667</text:p>
          </table:table-cell>
          <table:table-cell office:value-type="float" office:value="0.206296" calcext:value-type="float">
            <text:p>0,206296</text:p>
          </table:table-cell>
          <table:table-cell office:value-type="float" office:value="0.205542" calcext:value-type="float">
            <text:p>0,205542</text:p>
          </table:table-cell>
          <table:table-cell office:value-type="float" office:value="0.206441" calcext:value-type="float">
            <text:p>0,206441</text:p>
          </table:table-cell>
          <table:table-cell office:value-type="float" office:value="0.205579" calcext:value-type="float">
            <text:p>0,205579</text:p>
          </table:table-cell>
          <table:table-cell office:value-type="float" office:value="0.20759" calcext:value-type="float">
            <text:p>0,20759</text:p>
          </table:table-cell>
          <table:table-cell office:value-type="float" office:value="0.207073" calcext:value-type="float">
            <text:p>0,207073</text:p>
          </table:table-cell>
          <table:table-cell office:value-type="float" office:value="0.2067" calcext:value-type="float">
            <text:p>0,2067</text:p>
          </table:table-cell>
          <table:table-cell office:value-type="float" office:value="0.207644" calcext:value-type="float">
            <text:p>0,207644</text:p>
          </table:table-cell>
          <table:table-cell office:value-type="float" office:value="0.206628" calcext:value-type="float">
            <text:p>0,206628</text:p>
          </table:table-cell>
          <table:table-cell office:value-type="float" office:value="0.206224" calcext:value-type="float">
            <text:p>0,206224</text:p>
          </table:table-cell>
          <table:table-cell office:value-type="float" office:value="0.206423" calcext:value-type="float">
            <text:p>0,206423</text:p>
          </table:table-cell>
          <table:table-cell office:value-type="float" office:value="0.21176" calcext:value-type="float">
            <text:p>0,21176</text:p>
          </table:table-cell>
          <table:table-cell office:value-type="float" office:value="0.205739" calcext:value-type="float">
            <text:p>0,205739</text:p>
          </table:table-cell>
          <table:table-cell office:value-type="float" office:value="0.2062" calcext:value-type="float">
            <text:p>0,2062</text:p>
          </table:table-cell>
          <table:table-cell office:value-type="float" office:value="0.206518" calcext:value-type="float">
            <text:p>0,206518</text:p>
          </table:table-cell>
          <table:table-cell office:value-type="float" office:value="0.206973" calcext:value-type="float">
            <text:p>0,206973</text:p>
          </table:table-cell>
          <table:table-cell table:formula="of:=AVERAGE([.B38:.AE38])" office:value-type="float" office:value="0.2067526" calcext:value-type="float">
            <text:p>0,2067526</text:p>
          </table:table-cell>
          <table:table-cell table:formula="of:=VAR([.B38:.AE38])" office:value-type="float" office:value="0.00000137617583448276" calcext:value-type="float">
            <text:p>1,37617583448276E-06</text:p>
          </table:table-cell>
          <table:table-cell table:formula="of:=STDEV([.B38:.AE38])" office:value-type="float" office:value="0.00117310521032121" calcext:value-type="float">
            <text:p>0,0011731052</text:p>
          </table:table-cell>
          <table:table-cell table:formula="of:=CONFIDENCE(0.95;[.AH38];30)" office:value-type="float" office:value="0.0000134304579790736" calcext:value-type="float">
            <text:p>1,34304579790736E-05</text:p>
          </table:table-cell>
          <table:table-cell table:formula="of:=[.AF38]+[.AI38]" office:value-type="float" office:value="0.206766030457979" calcext:value-type="float">
            <text:p>0,2067660305</text:p>
          </table:table-cell>
          <table:table-cell table:formula="of:=[.AF38]-[.AI38]" office:value-type="float" office:value="0.206739169542021" calcext:value-type="float">
            <text:p>0,20673916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06354" calcext:value-type="float">
            <text:p>0,206354</text:p>
          </table:table-cell>
          <table:table-cell office:value-type="float" office:value="0.207244" calcext:value-type="float">
            <text:p>0,207244</text:p>
          </table:table-cell>
          <table:table-cell office:value-type="float" office:value="0.206858" calcext:value-type="float">
            <text:p>0,206858</text:p>
          </table:table-cell>
          <table:table-cell office:value-type="float" office:value="0.207073" calcext:value-type="float">
            <text:p>0,207073</text:p>
          </table:table-cell>
          <table:table-cell office:value-type="float" office:value="0.206716" calcext:value-type="float">
            <text:p>0,206716</text:p>
          </table:table-cell>
          <table:table-cell office:value-type="float" office:value="0.213225" calcext:value-type="float">
            <text:p>0,213225</text:p>
          </table:table-cell>
          <table:table-cell office:value-type="float" office:value="0.206764" calcext:value-type="float">
            <text:p>0,206764</text:p>
          </table:table-cell>
          <table:table-cell office:value-type="float" office:value="0.206868" calcext:value-type="float">
            <text:p>0,206868</text:p>
          </table:table-cell>
          <table:table-cell office:value-type="float" office:value="0.206369" calcext:value-type="float">
            <text:p>0,206369</text:p>
          </table:table-cell>
          <table:table-cell office:value-type="float" office:value="0.207232" calcext:value-type="float">
            <text:p>0,207232</text:p>
          </table:table-cell>
          <table:table-cell office:value-type="float" office:value="0.206588" calcext:value-type="float">
            <text:p>0,206588</text:p>
          </table:table-cell>
          <table:table-cell office:value-type="float" office:value="0.205987" calcext:value-type="float">
            <text:p>0,205987</text:p>
          </table:table-cell>
          <table:table-cell office:value-type="float" office:value="0.207673" calcext:value-type="float">
            <text:p>0,207673</text:p>
          </table:table-cell>
          <table:table-cell office:value-type="float" office:value="0.209394" calcext:value-type="float">
            <text:p>0,209394</text:p>
          </table:table-cell>
          <table:table-cell office:value-type="float" office:value="0.207256" calcext:value-type="float">
            <text:p>0,207256</text:p>
          </table:table-cell>
          <table:table-cell office:value-type="float" office:value="0.208792" calcext:value-type="float">
            <text:p>0,208792</text:p>
          </table:table-cell>
          <table:table-cell office:value-type="float" office:value="0.212399" calcext:value-type="float">
            <text:p>0,212399</text:p>
          </table:table-cell>
          <table:table-cell office:value-type="float" office:value="0.206655" calcext:value-type="float">
            <text:p>0,206655</text:p>
          </table:table-cell>
          <table:table-cell office:value-type="float" office:value="0.206972" calcext:value-type="float">
            <text:p>0,206972</text:p>
          </table:table-cell>
          <table:table-cell office:value-type="float" office:value="0.20552" calcext:value-type="float">
            <text:p>0,20552</text:p>
          </table:table-cell>
          <table:table-cell office:value-type="float" office:value="0.206532" calcext:value-type="float">
            <text:p>0,206532</text:p>
          </table:table-cell>
          <table:table-cell office:value-type="float" office:value="0.207544" calcext:value-type="float">
            <text:p>0,207544</text:p>
          </table:table-cell>
          <table:table-cell office:value-type="float" office:value="0.206368" calcext:value-type="float">
            <text:p>0,206368</text:p>
          </table:table-cell>
          <table:table-cell office:value-type="float" office:value="0.20623" calcext:value-type="float">
            <text:p>0,20623</text:p>
          </table:table-cell>
          <table:table-cell office:value-type="float" office:value="0.206143" calcext:value-type="float">
            <text:p>0,206143</text:p>
          </table:table-cell>
          <table:table-cell office:value-type="float" office:value="0.206849" calcext:value-type="float">
            <text:p>0,206849</text:p>
          </table:table-cell>
          <table:table-cell office:value-type="float" office:value="0.207885" calcext:value-type="float">
            <text:p>0,207885</text:p>
          </table:table-cell>
          <table:table-cell office:value-type="float" office:value="0.208354" calcext:value-type="float">
            <text:p>0,208354</text:p>
          </table:table-cell>
          <table:table-cell office:value-type="float" office:value="0.207917" calcext:value-type="float">
            <text:p>0,207917</text:p>
          </table:table-cell>
          <table:table-cell office:value-type="float" office:value="0.207497" calcext:value-type="float">
            <text:p>0,207497</text:p>
          </table:table-cell>
          <table:table-cell table:formula="of:=AVERAGE([.B39:.AE39])" office:value-type="float" office:value="0.207441933333333" calcext:value-type="float">
            <text:p>0,2074419333</text:p>
          </table:table-cell>
          <table:table-cell table:formula="of:=VAR([.B39:.AE39])" office:value-type="float" office:value="0.00000283051171954023" calcext:value-type="float">
            <text:p>2,83051171954023E-06</text:p>
          </table:table-cell>
          <table:table-cell table:formula="of:=STDEV([.B39:.AE39])" office:value-type="float" office:value="0.0016824124700977" calcext:value-type="float">
            <text:p>0,0016824125</text:p>
          </table:table-cell>
          <table:table-cell table:formula="of:=CONFIDENCE(0.95;[.AH39];30)" office:value-type="float" office:value="0.000019261332900337" calcext:value-type="float">
            <text:p>1,9261332900337E-05</text:p>
          </table:table-cell>
          <table:table-cell table:formula="of:=[.AF39]+[.AI39]" office:value-type="float" office:value="0.207461194666234" calcext:value-type="float">
            <text:p>0,2074611947</text:p>
          </table:table-cell>
          <table:table-cell table:formula="of:=[.AF39]-[.AI39]" office:value-type="float" office:value="0.207422672000433" calcext:value-type="float">
            <text:p>0,2074226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09018" calcext:value-type="float">
            <text:p>0,209018</text:p>
          </table:table-cell>
          <table:table-cell office:value-type="float" office:value="0.208596" calcext:value-type="float">
            <text:p>0,208596</text:p>
          </table:table-cell>
          <table:table-cell office:value-type="float" office:value="0.208382" calcext:value-type="float">
            <text:p>0,208382</text:p>
          </table:table-cell>
          <table:table-cell office:value-type="float" office:value="0.208326" calcext:value-type="float">
            <text:p>0,208326</text:p>
          </table:table-cell>
          <table:table-cell office:value-type="float" office:value="0.209838" calcext:value-type="float">
            <text:p>0,209838</text:p>
          </table:table-cell>
          <table:table-cell office:value-type="float" office:value="0.208615" calcext:value-type="float">
            <text:p>0,208615</text:p>
          </table:table-cell>
          <table:table-cell office:value-type="float" office:value="0.210556" calcext:value-type="float">
            <text:p>0,210556</text:p>
          </table:table-cell>
          <table:table-cell office:value-type="float" office:value="0.209755" calcext:value-type="float">
            <text:p>0,209755</text:p>
          </table:table-cell>
          <table:table-cell office:value-type="float" office:value="0.20767" calcext:value-type="float">
            <text:p>0,20767</text:p>
          </table:table-cell>
          <table:table-cell office:value-type="float" office:value="0.20832" calcext:value-type="float">
            <text:p>0,20832</text:p>
          </table:table-cell>
          <table:table-cell office:value-type="float" office:value="0.20842" calcext:value-type="float">
            <text:p>0,20842</text:p>
          </table:table-cell>
          <table:table-cell office:value-type="float" office:value="0.208095" calcext:value-type="float">
            <text:p>0,208095</text:p>
          </table:table-cell>
          <table:table-cell office:value-type="float" office:value="0.208209" calcext:value-type="float">
            <text:p>0,208209</text:p>
          </table:table-cell>
          <table:table-cell office:value-type="float" office:value="0.208555" calcext:value-type="float">
            <text:p>0,208555</text:p>
          </table:table-cell>
          <table:table-cell office:value-type="float" office:value="0.208546" calcext:value-type="float">
            <text:p>0,208546</text:p>
          </table:table-cell>
          <table:table-cell office:value-type="float" office:value="0.207792" calcext:value-type="float">
            <text:p>0,207792</text:p>
          </table:table-cell>
          <table:table-cell office:value-type="float" office:value="0.21022" calcext:value-type="float">
            <text:p>0,21022</text:p>
          </table:table-cell>
          <table:table-cell office:value-type="float" office:value="0.207558" calcext:value-type="float">
            <text:p>0,207558</text:p>
          </table:table-cell>
          <table:table-cell office:value-type="float" office:value="0.212941" calcext:value-type="float">
            <text:p>0,212941</text:p>
          </table:table-cell>
          <table:table-cell office:value-type="float" office:value="0.20832" calcext:value-type="float">
            <text:p>0,20832</text:p>
          </table:table-cell>
          <table:table-cell office:value-type="float" office:value="0.207402" calcext:value-type="float">
            <text:p>0,207402</text:p>
          </table:table-cell>
          <table:table-cell office:value-type="float" office:value="0.206993" calcext:value-type="float">
            <text:p>0,206993</text:p>
          </table:table-cell>
          <table:table-cell office:value-type="float" office:value="0.208815" calcext:value-type="float">
            <text:p>0,208815</text:p>
          </table:table-cell>
          <table:table-cell office:value-type="float" office:value="0.219163" calcext:value-type="float">
            <text:p>0,219163</text:p>
          </table:table-cell>
          <table:table-cell office:value-type="float" office:value="0.210532" calcext:value-type="float">
            <text:p>0,210532</text:p>
          </table:table-cell>
          <table:table-cell office:value-type="float" office:value="0.207618" calcext:value-type="float">
            <text:p>0,207618</text:p>
          </table:table-cell>
          <table:table-cell office:value-type="float" office:value="0.208407" calcext:value-type="float">
            <text:p>0,208407</text:p>
          </table:table-cell>
          <table:table-cell office:value-type="float" office:value="0.208293" calcext:value-type="float">
            <text:p>0,208293</text:p>
          </table:table-cell>
          <table:table-cell office:value-type="float" office:value="0.208121" calcext:value-type="float">
            <text:p>0,208121</text:p>
          </table:table-cell>
          <table:table-cell office:value-type="float" office:value="0.208804" calcext:value-type="float">
            <text:p>0,208804</text:p>
          </table:table-cell>
          <table:table-cell table:formula="of:=AVERAGE([.B40:.AE40])" office:value-type="float" office:value="0.209062666666667" calcext:value-type="float">
            <text:p>0,2090626667</text:p>
          </table:table-cell>
          <table:table-cell table:formula="of:=VAR([.B40:.AE40])" office:value-type="float" office:value="0.00000503389526436783" calcext:value-type="float">
            <text:p>5,03389526436783E-06</text:p>
          </table:table-cell>
          <table:table-cell table:formula="of:=STDEV([.B40:.AE40])" office:value-type="float" office:value="0.00224363438740982" calcext:value-type="float">
            <text:p>0,0022436344</text:p>
          </table:table-cell>
          <table:table-cell table:formula="of:=CONFIDENCE(0.95;[.AH40];30)" office:value-type="float" office:value="0.0000256865599908652" calcext:value-type="float">
            <text:p>2,56865599908652E-05</text:p>
          </table:table-cell>
          <table:table-cell table:formula="of:=[.AF40]+[.AI40]" office:value-type="float" office:value="0.209088353226658" calcext:value-type="float">
            <text:p>0,2090883532</text:p>
          </table:table-cell>
          <table:table-cell table:formula="of:=[.AF40]-[.AI40]" office:value-type="float" office:value="0.209036980106676" calcext:value-type="float">
            <text:p>0,20903698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10417" calcext:value-type="float">
            <text:p>0,210417</text:p>
          </table:table-cell>
          <table:table-cell office:value-type="float" office:value="0.209853" calcext:value-type="float">
            <text:p>0,209853</text:p>
          </table:table-cell>
          <table:table-cell office:value-type="float" office:value="0.20935" calcext:value-type="float">
            <text:p>0,20935</text:p>
          </table:table-cell>
          <table:table-cell office:value-type="float" office:value="0.210495" calcext:value-type="float">
            <text:p>0,210495</text:p>
          </table:table-cell>
          <table:table-cell office:value-type="float" office:value="0.209044" calcext:value-type="float">
            <text:p>0,209044</text:p>
          </table:table-cell>
          <table:table-cell office:value-type="float" office:value="0.209592" calcext:value-type="float">
            <text:p>0,209592</text:p>
          </table:table-cell>
          <table:table-cell office:value-type="float" office:value="0.208958" calcext:value-type="float">
            <text:p>0,208958</text:p>
          </table:table-cell>
          <table:table-cell office:value-type="float" office:value="0.210058" calcext:value-type="float">
            <text:p>0,210058</text:p>
          </table:table-cell>
          <table:table-cell office:value-type="float" office:value="0.209706" calcext:value-type="float">
            <text:p>0,209706</text:p>
          </table:table-cell>
          <table:table-cell office:value-type="float" office:value="0.210027" calcext:value-type="float">
            <text:p>0,210027</text:p>
          </table:table-cell>
          <table:table-cell office:value-type="float" office:value="0.209114" calcext:value-type="float">
            <text:p>0,209114</text:p>
          </table:table-cell>
          <table:table-cell office:value-type="float" office:value="0.20922" calcext:value-type="float">
            <text:p>0,20922</text:p>
          </table:table-cell>
          <table:table-cell office:value-type="float" office:value="0.210117" calcext:value-type="float">
            <text:p>0,210117</text:p>
          </table:table-cell>
          <table:table-cell office:value-type="float" office:value="0.209304" calcext:value-type="float">
            <text:p>0,209304</text:p>
          </table:table-cell>
          <table:table-cell office:value-type="float" office:value="0.211698" calcext:value-type="float">
            <text:p>0,211698</text:p>
          </table:table-cell>
          <table:table-cell office:value-type="float" office:value="0.208412" calcext:value-type="float">
            <text:p>0,208412</text:p>
          </table:table-cell>
          <table:table-cell office:value-type="float" office:value="0.211055" calcext:value-type="float">
            <text:p>0,211055</text:p>
          </table:table-cell>
          <table:table-cell office:value-type="float" office:value="0.20975" calcext:value-type="float">
            <text:p>0,20975</text:p>
          </table:table-cell>
          <table:table-cell office:value-type="float" office:value="0.209613" calcext:value-type="float">
            <text:p>0,209613</text:p>
          </table:table-cell>
          <table:table-cell office:value-type="float" office:value="0.210348" calcext:value-type="float">
            <text:p>0,210348</text:p>
          </table:table-cell>
          <table:table-cell office:value-type="float" office:value="0.209567" calcext:value-type="float">
            <text:p>0,209567</text:p>
          </table:table-cell>
          <table:table-cell office:value-type="float" office:value="0.208877" calcext:value-type="float">
            <text:p>0,208877</text:p>
          </table:table-cell>
          <table:table-cell office:value-type="float" office:value="0.209657" calcext:value-type="float">
            <text:p>0,209657</text:p>
          </table:table-cell>
          <table:table-cell office:value-type="float" office:value="0.209478" calcext:value-type="float">
            <text:p>0,209478</text:p>
          </table:table-cell>
          <table:table-cell office:value-type="float" office:value="0.209168" calcext:value-type="float">
            <text:p>0,209168</text:p>
          </table:table-cell>
          <table:table-cell office:value-type="float" office:value="0.209814" calcext:value-type="float">
            <text:p>0,209814</text:p>
          </table:table-cell>
          <table:table-cell office:value-type="float" office:value="0.209796" calcext:value-type="float">
            <text:p>0,209796</text:p>
          </table:table-cell>
          <table:table-cell office:value-type="float" office:value="0.209522" calcext:value-type="float">
            <text:p>0,209522</text:p>
          </table:table-cell>
          <table:table-cell office:value-type="float" office:value="0.20903" calcext:value-type="float">
            <text:p>0,20903</text:p>
          </table:table-cell>
          <table:table-cell office:value-type="float" office:value="0.21139" calcext:value-type="float">
            <text:p>0,21139</text:p>
          </table:table-cell>
          <table:table-cell table:formula="of:=AVERAGE([.B41:.AE41])" office:value-type="float" office:value="0.209747666666667" calcext:value-type="float">
            <text:p>0,2097476667</text:p>
          </table:table-cell>
          <table:table-cell table:formula="of:=VAR([.B41:.AE41])" office:value-type="float" office:value="0.000000540036919540233" calcext:value-type="float">
            <text:p>0,00000054</text:p>
          </table:table-cell>
          <table:table-cell table:formula="of:=STDEV([.B41:.AE41])" office:value-type="float" office:value="0.000734872042970906" calcext:value-type="float">
            <text:p>0,000734872</text:p>
          </table:table-cell>
          <table:table-cell table:formula="of:=CONFIDENCE(0.95;[.AH41];30)" office:value-type="float" office:value="0.00000841328467922698" calcext:value-type="float">
            <text:p>8,41328467922698E-06</text:p>
          </table:table-cell>
          <table:table-cell table:formula="of:=[.AF41]+[.AI41]" office:value-type="float" office:value="0.209756079951346" calcext:value-type="float">
            <text:p>0,20975608</text:p>
          </table:table-cell>
          <table:table-cell table:formula="of:=[.AF41]-[.AI41]" office:value-type="float" office:value="0.209739253381987" calcext:value-type="float">
            <text:p>0,20973925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14289" calcext:value-type="float">
            <text:p>0,214289</text:p>
          </table:table-cell>
          <table:table-cell office:value-type="float" office:value="0.214213" calcext:value-type="float">
            <text:p>0,214213</text:p>
          </table:table-cell>
          <table:table-cell office:value-type="float" office:value="0.214444" calcext:value-type="float">
            <text:p>0,214444</text:p>
          </table:table-cell>
          <table:table-cell office:value-type="float" office:value="0.214147" calcext:value-type="float">
            <text:p>0,214147</text:p>
          </table:table-cell>
          <table:table-cell office:value-type="float" office:value="0.213829" calcext:value-type="float">
            <text:p>0,213829</text:p>
          </table:table-cell>
          <table:table-cell office:value-type="float" office:value="0.213884" calcext:value-type="float">
            <text:p>0,213884</text:p>
          </table:table-cell>
          <table:table-cell office:value-type="float" office:value="0.214118" calcext:value-type="float">
            <text:p>0,214118</text:p>
          </table:table-cell>
          <table:table-cell office:value-type="float" office:value="0.213827" calcext:value-type="float">
            <text:p>0,213827</text:p>
          </table:table-cell>
          <table:table-cell office:value-type="float" office:value="0.214416" calcext:value-type="float">
            <text:p>0,214416</text:p>
          </table:table-cell>
          <table:table-cell office:value-type="float" office:value="0.212988" calcext:value-type="float">
            <text:p>0,212988</text:p>
          </table:table-cell>
          <table:table-cell office:value-type="float" office:value="0.216908" calcext:value-type="float">
            <text:p>0,216908</text:p>
          </table:table-cell>
          <table:table-cell office:value-type="float" office:value="0.214462" calcext:value-type="float">
            <text:p>0,214462</text:p>
          </table:table-cell>
          <table:table-cell office:value-type="float" office:value="0.214128" calcext:value-type="float">
            <text:p>0,214128</text:p>
          </table:table-cell>
          <table:table-cell office:value-type="float" office:value="0.214905" calcext:value-type="float">
            <text:p>0,214905</text:p>
          </table:table-cell>
          <table:table-cell office:value-type="float" office:value="0.215122" calcext:value-type="float">
            <text:p>0,215122</text:p>
          </table:table-cell>
          <table:table-cell office:value-type="float" office:value="0.213717" calcext:value-type="float">
            <text:p>0,213717</text:p>
          </table:table-cell>
          <table:table-cell office:value-type="float" office:value="0.214138" calcext:value-type="float">
            <text:p>0,214138</text:p>
          </table:table-cell>
          <table:table-cell office:value-type="float" office:value="0.213513" calcext:value-type="float">
            <text:p>0,213513</text:p>
          </table:table-cell>
          <table:table-cell office:value-type="float" office:value="0.213871" calcext:value-type="float">
            <text:p>0,213871</text:p>
          </table:table-cell>
          <table:table-cell office:value-type="float" office:value="0.214341" calcext:value-type="float">
            <text:p>0,214341</text:p>
          </table:table-cell>
          <table:table-cell office:value-type="float" office:value="0.214721" calcext:value-type="float">
            <text:p>0,214721</text:p>
          </table:table-cell>
          <table:table-cell office:value-type="float" office:value="0.214108" calcext:value-type="float">
            <text:p>0,214108</text:p>
          </table:table-cell>
          <table:table-cell office:value-type="float" office:value="0.21356" calcext:value-type="float">
            <text:p>0,21356</text:p>
          </table:table-cell>
          <table:table-cell office:value-type="float" office:value="0.217753" calcext:value-type="float">
            <text:p>0,217753</text:p>
          </table:table-cell>
          <table:table-cell office:value-type="float" office:value="0.214228" calcext:value-type="float">
            <text:p>0,214228</text:p>
          </table:table-cell>
          <table:table-cell office:value-type="float" office:value="0.214181" calcext:value-type="float">
            <text:p>0,214181</text:p>
          </table:table-cell>
          <table:table-cell office:value-type="float" office:value="0.214836" calcext:value-type="float">
            <text:p>0,214836</text:p>
          </table:table-cell>
          <table:table-cell office:value-type="float" office:value="0.215091" calcext:value-type="float">
            <text:p>0,215091</text:p>
          </table:table-cell>
          <table:table-cell office:value-type="float" office:value="0.213996" calcext:value-type="float">
            <text:p>0,213996</text:p>
          </table:table-cell>
          <table:table-cell office:value-type="float" office:value="0.214014" calcext:value-type="float">
            <text:p>0,214014</text:p>
          </table:table-cell>
          <table:table-cell table:formula="of:=AVERAGE([.B42:.AE42])" office:value-type="float" office:value="0.2143916" calcext:value-type="float">
            <text:p>0,2143916</text:p>
          </table:table-cell>
          <table:table-cell table:formula="of:=VAR([.B42:.AE42])" office:value-type="float" office:value="0.000000863742800000003" calcext:value-type="float">
            <text:p>8,63742800000003E-07</text:p>
          </table:table-cell>
          <table:table-cell table:formula="of:=STDEV([.B42:.AE42])" office:value-type="float" office:value="0.000929377641220189" calcext:value-type="float">
            <text:p>0,0009293776</text:p>
          </table:table-cell>
          <table:table-cell table:formula="of:=CONFIDENCE(0.95;[.AH42];30)" office:value-type="float" office:value="0.0000106401090433147" calcext:value-type="float">
            <text:p>1,06401090433147E-05</text:p>
          </table:table-cell>
          <table:table-cell table:formula="of:=[.AF42]+[.AI42]" office:value-type="float" office:value="0.214402240109043" calcext:value-type="float">
            <text:p>0,2144022401</text:p>
          </table:table-cell>
          <table:table-cell table:formula="of:=[.AF42]-[.AI42]" office:value-type="float" office:value="0.214380959890957" calcext:value-type="float">
            <text:p>0,21438095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65439" calcext:value-type="float">
            <text:p>0,265439</text:p>
          </table:table-cell>
          <table:table-cell office:value-type="float" office:value="0.268457" calcext:value-type="float">
            <text:p>0,268457</text:p>
          </table:table-cell>
          <table:table-cell office:value-type="float" office:value="0.264753" calcext:value-type="float">
            <text:p>0,264753</text:p>
          </table:table-cell>
          <table:table-cell office:value-type="float" office:value="0.266436" calcext:value-type="float">
            <text:p>0,266436</text:p>
          </table:table-cell>
          <table:table-cell office:value-type="float" office:value="0.266432" calcext:value-type="float">
            <text:p>0,266432</text:p>
          </table:table-cell>
          <table:table-cell office:value-type="float" office:value="0.273651" calcext:value-type="float">
            <text:p>0,273651</text:p>
          </table:table-cell>
          <table:table-cell office:value-type="float" office:value="0.266393" calcext:value-type="float">
            <text:p>0,266393</text:p>
          </table:table-cell>
          <table:table-cell office:value-type="float" office:value="0.272608" calcext:value-type="float">
            <text:p>0,272608</text:p>
          </table:table-cell>
          <table:table-cell office:value-type="float" office:value="0.268785" calcext:value-type="float">
            <text:p>0,268785</text:p>
          </table:table-cell>
          <table:table-cell office:value-type="float" office:value="0.266318" calcext:value-type="float">
            <text:p>0,266318</text:p>
          </table:table-cell>
          <table:table-cell office:value-type="float" office:value="0.265227" calcext:value-type="float">
            <text:p>0,265227</text:p>
          </table:table-cell>
          <table:table-cell office:value-type="float" office:value="0.265859" calcext:value-type="float">
            <text:p>0,265859</text:p>
          </table:table-cell>
          <table:table-cell office:value-type="float" office:value="0.264238" calcext:value-type="float">
            <text:p>0,264238</text:p>
          </table:table-cell>
          <table:table-cell office:value-type="float" office:value="0.264657" calcext:value-type="float">
            <text:p>0,264657</text:p>
          </table:table-cell>
          <table:table-cell office:value-type="float" office:value="0.266923" calcext:value-type="float">
            <text:p>0,266923</text:p>
          </table:table-cell>
          <table:table-cell office:value-type="float" office:value="0.265898" calcext:value-type="float">
            <text:p>0,265898</text:p>
          </table:table-cell>
          <table:table-cell office:value-type="float" office:value="0.267298" calcext:value-type="float">
            <text:p>0,267298</text:p>
          </table:table-cell>
          <table:table-cell office:value-type="float" office:value="0.266248" calcext:value-type="float">
            <text:p>0,266248</text:p>
          </table:table-cell>
          <table:table-cell office:value-type="float" office:value="0.264876" calcext:value-type="float">
            <text:p>0,264876</text:p>
          </table:table-cell>
          <table:table-cell office:value-type="float" office:value="0.265481" calcext:value-type="float">
            <text:p>0,265481</text:p>
          </table:table-cell>
          <table:table-cell office:value-type="float" office:value="0.26514" calcext:value-type="float">
            <text:p>0,26514</text:p>
          </table:table-cell>
          <table:table-cell office:value-type="float" office:value="0.267027" calcext:value-type="float">
            <text:p>0,267027</text:p>
          </table:table-cell>
          <table:table-cell office:value-type="float" office:value="0.265617" calcext:value-type="float">
            <text:p>0,265617</text:p>
          </table:table-cell>
          <table:table-cell office:value-type="float" office:value="0.264453" calcext:value-type="float">
            <text:p>0,264453</text:p>
          </table:table-cell>
          <table:table-cell office:value-type="float" office:value="0.267282" calcext:value-type="float">
            <text:p>0,267282</text:p>
          </table:table-cell>
          <table:table-cell office:value-type="float" office:value="0.26485" calcext:value-type="float">
            <text:p>0,26485</text:p>
          </table:table-cell>
          <table:table-cell office:value-type="float" office:value="0.267092" calcext:value-type="float">
            <text:p>0,267092</text:p>
          </table:table-cell>
          <table:table-cell office:value-type="float" office:value="0.264802" calcext:value-type="float">
            <text:p>0,264802</text:p>
          </table:table-cell>
          <table:table-cell office:value-type="float" office:value="0.265703" calcext:value-type="float">
            <text:p>0,265703</text:p>
          </table:table-cell>
          <table:table-cell office:value-type="float" office:value="0.266597" calcext:value-type="float">
            <text:p>0,266597</text:p>
          </table:table-cell>
          <table:table-cell table:formula="of:=AVERAGE([.B43:.AE43])" office:value-type="float" office:value="0.266484666666667" calcext:value-type="float">
            <text:p>0,2664846667</text:p>
          </table:table-cell>
          <table:table-cell table:formula="of:=VAR([.B43:.AE43])" office:value-type="float" office:value="0.00000453417678160919" calcext:value-type="float">
            <text:p>4,53417678160919E-06</text:p>
          </table:table-cell>
          <table:table-cell table:formula="of:=STDEV([.B43:.AE43])" office:value-type="float" office:value="0.00212936065090186" calcext:value-type="float">
            <text:p>0,0021293607</text:p>
          </table:table-cell>
          <table:table-cell table:formula="of:=CONFIDENCE(0.95;[.AH43];30)" office:value-type="float" office:value="0.0000243782812424811" calcext:value-type="float">
            <text:p>2,43782812424811E-05</text:p>
          </table:table-cell>
          <table:table-cell table:formula="of:=[.AF43]+[.AI43]" office:value-type="float" office:value="0.266509044947909" calcext:value-type="float">
            <text:p>0,2665090449</text:p>
          </table:table-cell>
          <table:table-cell table:formula="of:=[.AF43]-[.AI43]" office:value-type="float" office:value="0.266460288385424" calcext:value-type="float">
            <text:p>0,26646028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84076" calcext:value-type="float">
            <text:p>0,284076</text:p>
          </table:table-cell>
          <table:table-cell office:value-type="float" office:value="0.283599" calcext:value-type="float">
            <text:p>0,283599</text:p>
          </table:table-cell>
          <table:table-cell office:value-type="float" office:value="0.28286" calcext:value-type="float">
            <text:p>0,28286</text:p>
          </table:table-cell>
          <table:table-cell office:value-type="float" office:value="0.281612" calcext:value-type="float">
            <text:p>0,281612</text:p>
          </table:table-cell>
          <table:table-cell office:value-type="float" office:value="0.282471" calcext:value-type="float">
            <text:p>0,282471</text:p>
          </table:table-cell>
          <table:table-cell office:value-type="float" office:value="0.2844" calcext:value-type="float">
            <text:p>0,2844</text:p>
          </table:table-cell>
          <table:table-cell office:value-type="float" office:value="0.283476" calcext:value-type="float">
            <text:p>0,283476</text:p>
          </table:table-cell>
          <table:table-cell office:value-type="float" office:value="0.283562" calcext:value-type="float">
            <text:p>0,283562</text:p>
          </table:table-cell>
          <table:table-cell office:value-type="float" office:value="0.283905" calcext:value-type="float">
            <text:p>0,283905</text:p>
          </table:table-cell>
          <table:table-cell office:value-type="float" office:value="0.283017" calcext:value-type="float">
            <text:p>0,283017</text:p>
          </table:table-cell>
          <table:table-cell office:value-type="float" office:value="0.281562" calcext:value-type="float">
            <text:p>0,281562</text:p>
          </table:table-cell>
          <table:table-cell office:value-type="float" office:value="0.282366" calcext:value-type="float">
            <text:p>0,282366</text:p>
          </table:table-cell>
          <table:table-cell office:value-type="float" office:value="0.282617" calcext:value-type="float">
            <text:p>0,282617</text:p>
          </table:table-cell>
          <table:table-cell office:value-type="float" office:value="0.28333" calcext:value-type="float">
            <text:p>0,28333</text:p>
          </table:table-cell>
          <table:table-cell office:value-type="float" office:value="0.282386" calcext:value-type="float">
            <text:p>0,282386</text:p>
          </table:table-cell>
          <table:table-cell office:value-type="float" office:value="0.284686" calcext:value-type="float">
            <text:p>0,284686</text:p>
          </table:table-cell>
          <table:table-cell office:value-type="float" office:value="0.284024" calcext:value-type="float">
            <text:p>0,284024</text:p>
          </table:table-cell>
          <table:table-cell office:value-type="float" office:value="0.283698" calcext:value-type="float">
            <text:p>0,283698</text:p>
          </table:table-cell>
          <table:table-cell office:value-type="float" office:value="0.281759" calcext:value-type="float">
            <text:p>0,281759</text:p>
          </table:table-cell>
          <table:table-cell office:value-type="float" office:value="0.283358" calcext:value-type="float">
            <text:p>0,283358</text:p>
          </table:table-cell>
          <table:table-cell office:value-type="float" office:value="0.282068" calcext:value-type="float">
            <text:p>0,282068</text:p>
          </table:table-cell>
          <table:table-cell office:value-type="float" office:value="0.285828" calcext:value-type="float">
            <text:p>0,285828</text:p>
          </table:table-cell>
          <table:table-cell office:value-type="float" office:value="0.283748" calcext:value-type="float">
            <text:p>0,283748</text:p>
          </table:table-cell>
          <table:table-cell office:value-type="float" office:value="0.283785" calcext:value-type="float">
            <text:p>0,283785</text:p>
          </table:table-cell>
          <table:table-cell office:value-type="float" office:value="0.283847" calcext:value-type="float">
            <text:p>0,283847</text:p>
          </table:table-cell>
          <table:table-cell office:value-type="float" office:value="0.282404" calcext:value-type="float">
            <text:p>0,282404</text:p>
          </table:table-cell>
          <table:table-cell office:value-type="float" office:value="0.283442" calcext:value-type="float">
            <text:p>0,283442</text:p>
          </table:table-cell>
          <table:table-cell office:value-type="float" office:value="0.281919" calcext:value-type="float">
            <text:p>0,281919</text:p>
          </table:table-cell>
          <table:table-cell office:value-type="float" office:value="0.28154" calcext:value-type="float">
            <text:p>0,28154</text:p>
          </table:table-cell>
          <table:table-cell office:value-type="float" office:value="0.283477" calcext:value-type="float">
            <text:p>0,283477</text:p>
          </table:table-cell>
          <table:table-cell table:formula="of:=AVERAGE([.B44:.AE44])" office:value-type="float" office:value="0.283160733333333" calcext:value-type="float">
            <text:p>0,2831607333</text:p>
          </table:table-cell>
          <table:table-cell table:formula="of:=VAR([.B44:.AE44])" office:value-type="float" office:value="0.00000104399523678161" calcext:value-type="float">
            <text:p>0,000001044</text:p>
          </table:table-cell>
          <table:table-cell table:formula="of:=STDEV([.B44:.AE44])" office:value-type="float" office:value="0.00102176085107113" calcext:value-type="float">
            <text:p>0,0010217609</text:p>
          </table:table-cell>
          <table:table-cell table:formula="of:=CONFIDENCE(0.95;[.AH44];30)" office:value-type="float" office:value="0.00001169777105603" calcext:value-type="float">
            <text:p>1,169777105603E-05</text:p>
          </table:table-cell>
          <table:table-cell table:formula="of:=[.AF44]+[.AI44]" office:value-type="float" office:value="0.283172431104389" calcext:value-type="float">
            <text:p>0,2831724311</text:p>
          </table:table-cell>
          <table:table-cell table:formula="of:=[.AF44]-[.AI44]" office:value-type="float" office:value="0.283149035562277" calcext:value-type="float">
            <text:p>0,28314903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84116" calcext:value-type="float">
            <text:p>0,284116</text:p>
          </table:table-cell>
          <table:table-cell office:value-type="float" office:value="0.284141" calcext:value-type="float">
            <text:p>0,284141</text:p>
          </table:table-cell>
          <table:table-cell office:value-type="float" office:value="0.284963" calcext:value-type="float">
            <text:p>0,284963</text:p>
          </table:table-cell>
          <table:table-cell office:value-type="float" office:value="0.283043" calcext:value-type="float">
            <text:p>0,283043</text:p>
          </table:table-cell>
          <table:table-cell office:value-type="float" office:value="0.283936" calcext:value-type="float">
            <text:p>0,283936</text:p>
          </table:table-cell>
          <table:table-cell office:value-type="float" office:value="0.28512" calcext:value-type="float">
            <text:p>0,28512</text:p>
          </table:table-cell>
          <table:table-cell office:value-type="float" office:value="0.284888" calcext:value-type="float">
            <text:p>0,284888</text:p>
          </table:table-cell>
          <table:table-cell office:value-type="float" office:value="0.2832" calcext:value-type="float">
            <text:p>0,2832</text:p>
          </table:table-cell>
          <table:table-cell office:value-type="float" office:value="0.283888" calcext:value-type="float">
            <text:p>0,283888</text:p>
          </table:table-cell>
          <table:table-cell office:value-type="float" office:value="0.285931" calcext:value-type="float">
            <text:p>0,285931</text:p>
          </table:table-cell>
          <table:table-cell office:value-type="float" office:value="0.284564" calcext:value-type="float">
            <text:p>0,284564</text:p>
          </table:table-cell>
          <table:table-cell office:value-type="float" office:value="0.283503" calcext:value-type="float">
            <text:p>0,283503</text:p>
          </table:table-cell>
          <table:table-cell office:value-type="float" office:value="0.283767" calcext:value-type="float">
            <text:p>0,283767</text:p>
          </table:table-cell>
          <table:table-cell office:value-type="float" office:value="0.283262" calcext:value-type="float">
            <text:p>0,283262</text:p>
          </table:table-cell>
          <table:table-cell office:value-type="float" office:value="0.284295" calcext:value-type="float">
            <text:p>0,284295</text:p>
          </table:table-cell>
          <table:table-cell office:value-type="float" office:value="0.284589" calcext:value-type="float">
            <text:p>0,284589</text:p>
          </table:table-cell>
          <table:table-cell office:value-type="float" office:value="0.284393" calcext:value-type="float">
            <text:p>0,284393</text:p>
          </table:table-cell>
          <table:table-cell office:value-type="float" office:value="0.283636" calcext:value-type="float">
            <text:p>0,283636</text:p>
          </table:table-cell>
          <table:table-cell office:value-type="float" office:value="0.284627" calcext:value-type="float">
            <text:p>0,284627</text:p>
          </table:table-cell>
          <table:table-cell office:value-type="float" office:value="0.284065" calcext:value-type="float">
            <text:p>0,284065</text:p>
          </table:table-cell>
          <table:table-cell office:value-type="float" office:value="0.284733" calcext:value-type="float">
            <text:p>0,284733</text:p>
          </table:table-cell>
          <table:table-cell office:value-type="float" office:value="0.286037" calcext:value-type="float">
            <text:p>0,286037</text:p>
          </table:table-cell>
          <table:table-cell office:value-type="float" office:value="0.283871" calcext:value-type="float">
            <text:p>0,283871</text:p>
          </table:table-cell>
          <table:table-cell office:value-type="float" office:value="0.286501" calcext:value-type="float">
            <text:p>0,286501</text:p>
          </table:table-cell>
          <table:table-cell office:value-type="float" office:value="0.282985" calcext:value-type="float">
            <text:p>0,282985</text:p>
          </table:table-cell>
          <table:table-cell office:value-type="float" office:value="0.282896" calcext:value-type="float">
            <text:p>0,282896</text:p>
          </table:table-cell>
          <table:table-cell office:value-type="float" office:value="0.284451" calcext:value-type="float">
            <text:p>0,284451</text:p>
          </table:table-cell>
          <table:table-cell office:value-type="float" office:value="0.28461" calcext:value-type="float">
            <text:p>0,28461</text:p>
          </table:table-cell>
          <table:table-cell office:value-type="float" office:value="0.284553" calcext:value-type="float">
            <text:p>0,284553</text:p>
          </table:table-cell>
          <table:table-cell office:value-type="float" office:value="0.282501" calcext:value-type="float">
            <text:p>0,282501</text:p>
          </table:table-cell>
          <table:table-cell table:formula="of:=AVERAGE([.B45:.AE45])" office:value-type="float" office:value="0.2842355" calcext:value-type="float">
            <text:p>0,2842355</text:p>
          </table:table-cell>
          <table:table-cell table:formula="of:=VAR([.B45:.AE45])" office:value-type="float" office:value="0.000000871000948275858" calcext:value-type="float">
            <text:p>0,000000871</text:p>
          </table:table-cell>
          <table:table-cell table:formula="of:=STDEV([.B45:.AE45])" office:value-type="float" office:value="0.000933274315662795" calcext:value-type="float">
            <text:p>0,0009332743</text:p>
          </table:table-cell>
          <table:table-cell table:formula="of:=CONFIDENCE(0.95;[.AH45];30)" office:value-type="float" office:value="0.0000106847206620333" calcext:value-type="float">
            <text:p>1,06847206620333E-05</text:p>
          </table:table-cell>
          <table:table-cell table:formula="of:=[.AF45]+[.AI45]" office:value-type="float" office:value="0.284246184720662" calcext:value-type="float">
            <text:p>0,2842461847</text:p>
          </table:table-cell>
          <table:table-cell table:formula="of:=[.AF45]-[.AI45]" office:value-type="float" office:value="0.284224815279338" calcext:value-type="float">
            <text:p>0,28422481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00794" calcext:value-type="float">
            <text:p>0,300794</text:p>
          </table:table-cell>
          <table:table-cell office:value-type="float" office:value="0.301354" calcext:value-type="float">
            <text:p>0,301354</text:p>
          </table:table-cell>
          <table:table-cell office:value-type="float" office:value="0.30287" calcext:value-type="float">
            <text:p>0,30287</text:p>
          </table:table-cell>
          <table:table-cell office:value-type="float" office:value="0.301635" calcext:value-type="float">
            <text:p>0,301635</text:p>
          </table:table-cell>
          <table:table-cell office:value-type="float" office:value="0.300233" calcext:value-type="float">
            <text:p>0,300233</text:p>
          </table:table-cell>
          <table:table-cell office:value-type="float" office:value="0.300101" calcext:value-type="float">
            <text:p>0,300101</text:p>
          </table:table-cell>
          <table:table-cell office:value-type="float" office:value="0.301376" calcext:value-type="float">
            <text:p>0,301376</text:p>
          </table:table-cell>
          <table:table-cell office:value-type="float" office:value="0.301366" calcext:value-type="float">
            <text:p>0,301366</text:p>
          </table:table-cell>
          <table:table-cell office:value-type="float" office:value="0.300407" calcext:value-type="float">
            <text:p>0,300407</text:p>
          </table:table-cell>
          <table:table-cell office:value-type="float" office:value="0.301571" calcext:value-type="float">
            <text:p>0,301571</text:p>
          </table:table-cell>
          <table:table-cell office:value-type="float" office:value="0.301119" calcext:value-type="float">
            <text:p>0,301119</text:p>
          </table:table-cell>
          <table:table-cell office:value-type="float" office:value="0.301051" calcext:value-type="float">
            <text:p>0,301051</text:p>
          </table:table-cell>
          <table:table-cell office:value-type="float" office:value="0.301168" calcext:value-type="float">
            <text:p>0,301168</text:p>
          </table:table-cell>
          <table:table-cell office:value-type="float" office:value="0.299809" calcext:value-type="float">
            <text:p>0,299809</text:p>
          </table:table-cell>
          <table:table-cell office:value-type="float" office:value="0.301036" calcext:value-type="float">
            <text:p>0,301036</text:p>
          </table:table-cell>
          <table:table-cell office:value-type="float" office:value="0.30215" calcext:value-type="float">
            <text:p>0,30215</text:p>
          </table:table-cell>
          <table:table-cell office:value-type="float" office:value="0.300633" calcext:value-type="float">
            <text:p>0,300633</text:p>
          </table:table-cell>
          <table:table-cell office:value-type="float" office:value="0.300628" calcext:value-type="float">
            <text:p>0,300628</text:p>
          </table:table-cell>
          <table:table-cell office:value-type="float" office:value="0.301189" calcext:value-type="float">
            <text:p>0,301189</text:p>
          </table:table-cell>
          <table:table-cell office:value-type="float" office:value="0.303054" calcext:value-type="float">
            <text:p>0,303054</text:p>
          </table:table-cell>
          <table:table-cell office:value-type="float" office:value="0.303651" calcext:value-type="float">
            <text:p>0,303651</text:p>
          </table:table-cell>
          <table:table-cell office:value-type="float" office:value="0.302252" calcext:value-type="float">
            <text:p>0,302252</text:p>
          </table:table-cell>
          <table:table-cell office:value-type="float" office:value="0.300848" calcext:value-type="float">
            <text:p>0,300848</text:p>
          </table:table-cell>
          <table:table-cell office:value-type="float" office:value="0.301383" calcext:value-type="float">
            <text:p>0,301383</text:p>
          </table:table-cell>
          <table:table-cell office:value-type="float" office:value="0.304052" calcext:value-type="float">
            <text:p>0,304052</text:p>
          </table:table-cell>
          <table:table-cell office:value-type="float" office:value="0.301758" calcext:value-type="float">
            <text:p>0,301758</text:p>
          </table:table-cell>
          <table:table-cell office:value-type="float" office:value="0.30234" calcext:value-type="float">
            <text:p>0,30234</text:p>
          </table:table-cell>
          <table:table-cell office:value-type="float" office:value="0.301223" calcext:value-type="float">
            <text:p>0,301223</text:p>
          </table:table-cell>
          <table:table-cell office:value-type="float" office:value="0.301128" calcext:value-type="float">
            <text:p>0,301128</text:p>
          </table:table-cell>
          <table:table-cell office:value-type="float" office:value="0.301223" calcext:value-type="float">
            <text:p>0,301223</text:p>
          </table:table-cell>
          <table:table-cell table:formula="of:=AVERAGE([.B46:.AE46])" office:value-type="float" office:value="0.301446733333333" calcext:value-type="float">
            <text:p>0,3014467333</text:p>
          </table:table-cell>
          <table:table-cell table:formula="of:=VAR([.B46:.AE46])" office:value-type="float" office:value="0.000000976243098850572" calcext:value-type="float">
            <text:p>9,76243098850572E-07</text:p>
          </table:table-cell>
          <table:table-cell table:formula="of:=STDEV([.B46:.AE46])" office:value-type="float" office:value="0.000988050149967385" calcext:value-type="float">
            <text:p>0,0009880501</text:p>
          </table:table-cell>
          <table:table-cell table:formula="of:=CONFIDENCE(0.95;[.AH46];30)" office:value-type="float" office:value="0.0000113118294110389" calcext:value-type="float">
            <text:p>1,13118294110389E-05</text:p>
          </table:table-cell>
          <table:table-cell table:formula="of:=[.AF46]+[.AI46]" office:value-type="float" office:value="0.301458045162744" calcext:value-type="float">
            <text:p>0,3014580452</text:p>
          </table:table-cell>
          <table:table-cell table:formula="of:=[.AF46]-[.AI46]" office:value-type="float" office:value="0.301435421503922" calcext:value-type="float">
            <text:p>0,30143542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36852" calcext:value-type="float">
            <text:p>0,336852</text:p>
          </table:table-cell>
          <table:table-cell office:value-type="float" office:value="0.335836" calcext:value-type="float">
            <text:p>0,335836</text:p>
          </table:table-cell>
          <table:table-cell office:value-type="float" office:value="0.335283" calcext:value-type="float">
            <text:p>0,335283</text:p>
          </table:table-cell>
          <table:table-cell office:value-type="float" office:value="0.33799" calcext:value-type="float">
            <text:p>0,33799</text:p>
          </table:table-cell>
          <table:table-cell office:value-type="float" office:value="0.335563" calcext:value-type="float">
            <text:p>0,335563</text:p>
          </table:table-cell>
          <table:table-cell office:value-type="float" office:value="0.336051" calcext:value-type="float">
            <text:p>0,336051</text:p>
          </table:table-cell>
          <table:table-cell office:value-type="float" office:value="0.334825" calcext:value-type="float">
            <text:p>0,334825</text:p>
          </table:table-cell>
          <table:table-cell office:value-type="float" office:value="0.335057" calcext:value-type="float">
            <text:p>0,335057</text:p>
          </table:table-cell>
          <table:table-cell office:value-type="float" office:value="0.335331" calcext:value-type="float">
            <text:p>0,335331</text:p>
          </table:table-cell>
          <table:table-cell office:value-type="float" office:value="0.33629" calcext:value-type="float">
            <text:p>0,33629</text:p>
          </table:table-cell>
          <table:table-cell office:value-type="float" office:value="0.336917" calcext:value-type="float">
            <text:p>0,336917</text:p>
          </table:table-cell>
          <table:table-cell office:value-type="float" office:value="0.334773" calcext:value-type="float">
            <text:p>0,334773</text:p>
          </table:table-cell>
          <table:table-cell office:value-type="float" office:value="0.337308" calcext:value-type="float">
            <text:p>0,337308</text:p>
          </table:table-cell>
          <table:table-cell office:value-type="float" office:value="0.337283" calcext:value-type="float">
            <text:p>0,337283</text:p>
          </table:table-cell>
          <table:table-cell office:value-type="float" office:value="0.336169" calcext:value-type="float">
            <text:p>0,336169</text:p>
          </table:table-cell>
          <table:table-cell office:value-type="float" office:value="0.336613" calcext:value-type="float">
            <text:p>0,336613</text:p>
          </table:table-cell>
          <table:table-cell office:value-type="float" office:value="0.336131" calcext:value-type="float">
            <text:p>0,336131</text:p>
          </table:table-cell>
          <table:table-cell office:value-type="float" office:value="0.335139" calcext:value-type="float">
            <text:p>0,335139</text:p>
          </table:table-cell>
          <table:table-cell office:value-type="float" office:value="0.336435" calcext:value-type="float">
            <text:p>0,336435</text:p>
          </table:table-cell>
          <table:table-cell office:value-type="float" office:value="0.337654" calcext:value-type="float">
            <text:p>0,337654</text:p>
          </table:table-cell>
          <table:table-cell office:value-type="float" office:value="0.335604" calcext:value-type="float">
            <text:p>0,335604</text:p>
          </table:table-cell>
          <table:table-cell office:value-type="float" office:value="0.335406" calcext:value-type="float">
            <text:p>0,335406</text:p>
          </table:table-cell>
          <table:table-cell office:value-type="float" office:value="0.339407" calcext:value-type="float">
            <text:p>0,339407</text:p>
          </table:table-cell>
          <table:table-cell office:value-type="float" office:value="0.338278" calcext:value-type="float">
            <text:p>0,338278</text:p>
          </table:table-cell>
          <table:table-cell office:value-type="float" office:value="0.334026" calcext:value-type="float">
            <text:p>0,334026</text:p>
          </table:table-cell>
          <table:table-cell office:value-type="float" office:value="0.336306" calcext:value-type="float">
            <text:p>0,336306</text:p>
          </table:table-cell>
          <table:table-cell office:value-type="float" office:value="0.337076" calcext:value-type="float">
            <text:p>0,337076</text:p>
          </table:table-cell>
          <table:table-cell office:value-type="float" office:value="0.337296" calcext:value-type="float">
            <text:p>0,337296</text:p>
          </table:table-cell>
          <table:table-cell office:value-type="float" office:value="0.333213" calcext:value-type="float">
            <text:p>0,333213</text:p>
          </table:table-cell>
          <table:table-cell office:value-type="float" office:value="0.337497" calcext:value-type="float">
            <text:p>0,337497</text:p>
          </table:table-cell>
          <table:table-cell table:formula="of:=AVERAGE([.B47:.AE47])" office:value-type="float" office:value="0.336253633333333" calcext:value-type="float">
            <text:p>0,3362536333</text:p>
          </table:table-cell>
          <table:table-cell table:formula="of:=VAR([.B47:.AE47])" office:value-type="float" office:value="0.00000173193065402298" calcext:value-type="float">
            <text:p>1,73193065402298E-06</text:p>
          </table:table-cell>
          <table:table-cell table:formula="of:=STDEV([.B47:.AE47])" office:value-type="float" office:value="0.00131602836368483" calcext:value-type="float">
            <text:p>0,0013160284</text:p>
          </table:table-cell>
          <table:table-cell table:formula="of:=CONFIDENCE(0.95;[.AH47];30)" office:value-type="float" office:value="0.0000150667335565739" calcext:value-type="float">
            <text:p>1,50667335565739E-05</text:p>
          </table:table-cell>
          <table:table-cell table:formula="of:=[.AF47]+[.AI47]" office:value-type="float" office:value="0.33626870006689" calcext:value-type="float">
            <text:p>0,3362687001</text:p>
          </table:table-cell>
          <table:table-cell table:formula="of:=[.AF47]-[.AI47]" office:value-type="float" office:value="0.336238566599777" calcext:value-type="float">
            <text:p>0,33623856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0994" calcext:value-type="float">
            <text:p>0,340994</text:p>
          </table:table-cell>
          <table:table-cell office:value-type="float" office:value="0.341705" calcext:value-type="float">
            <text:p>0,341705</text:p>
          </table:table-cell>
          <table:table-cell office:value-type="float" office:value="0.340789" calcext:value-type="float">
            <text:p>0,340789</text:p>
          </table:table-cell>
          <table:table-cell office:value-type="float" office:value="0.340267" calcext:value-type="float">
            <text:p>0,340267</text:p>
          </table:table-cell>
          <table:table-cell office:value-type="float" office:value="0.34208" calcext:value-type="float">
            <text:p>0,34208</text:p>
          </table:table-cell>
          <table:table-cell office:value-type="float" office:value="0.340968" calcext:value-type="float">
            <text:p>0,340968</text:p>
          </table:table-cell>
          <table:table-cell office:value-type="float" office:value="0.338948" calcext:value-type="float">
            <text:p>0,338948</text:p>
          </table:table-cell>
          <table:table-cell office:value-type="float" office:value="0.340587" calcext:value-type="float">
            <text:p>0,340587</text:p>
          </table:table-cell>
          <table:table-cell office:value-type="float" office:value="0.340345" calcext:value-type="float">
            <text:p>0,340345</text:p>
          </table:table-cell>
          <table:table-cell office:value-type="float" office:value="0.340759" calcext:value-type="float">
            <text:p>0,340759</text:p>
          </table:table-cell>
          <table:table-cell office:value-type="float" office:value="0.340974" calcext:value-type="float">
            <text:p>0,340974</text:p>
          </table:table-cell>
          <table:table-cell office:value-type="float" office:value="0.349183" calcext:value-type="float">
            <text:p>0,349183</text:p>
          </table:table-cell>
          <table:table-cell office:value-type="float" office:value="0.340073" calcext:value-type="float">
            <text:p>0,340073</text:p>
          </table:table-cell>
          <table:table-cell office:value-type="float" office:value="0.343497" calcext:value-type="float">
            <text:p>0,343497</text:p>
          </table:table-cell>
          <table:table-cell office:value-type="float" office:value="0.340876" calcext:value-type="float">
            <text:p>0,340876</text:p>
          </table:table-cell>
          <table:table-cell office:value-type="float" office:value="0.339229" calcext:value-type="float">
            <text:p>0,339229</text:p>
          </table:table-cell>
          <table:table-cell office:value-type="float" office:value="0.340423" calcext:value-type="float">
            <text:p>0,340423</text:p>
          </table:table-cell>
          <table:table-cell office:value-type="float" office:value="0.340129" calcext:value-type="float">
            <text:p>0,340129</text:p>
          </table:table-cell>
          <table:table-cell office:value-type="float" office:value="0.340055" calcext:value-type="float">
            <text:p>0,340055</text:p>
          </table:table-cell>
          <table:table-cell office:value-type="float" office:value="0.340533" calcext:value-type="float">
            <text:p>0,340533</text:p>
          </table:table-cell>
          <table:table-cell office:value-type="float" office:value="0.339353" calcext:value-type="float">
            <text:p>0,339353</text:p>
          </table:table-cell>
          <table:table-cell office:value-type="float" office:value="0.338195" calcext:value-type="float">
            <text:p>0,338195</text:p>
          </table:table-cell>
          <table:table-cell office:value-type="float" office:value="0.343909" calcext:value-type="float">
            <text:p>0,343909</text:p>
          </table:table-cell>
          <table:table-cell office:value-type="float" office:value="0.338986" calcext:value-type="float">
            <text:p>0,338986</text:p>
          </table:table-cell>
          <table:table-cell office:value-type="float" office:value="0.341642" calcext:value-type="float">
            <text:p>0,341642</text:p>
          </table:table-cell>
          <table:table-cell office:value-type="float" office:value="0.340734" calcext:value-type="float">
            <text:p>0,340734</text:p>
          </table:table-cell>
          <table:table-cell office:value-type="float" office:value="0.340177" calcext:value-type="float">
            <text:p>0,340177</text:p>
          </table:table-cell>
          <table:table-cell office:value-type="float" office:value="0.342413" calcext:value-type="float">
            <text:p>0,342413</text:p>
          </table:table-cell>
          <table:table-cell office:value-type="float" office:value="0.340373" calcext:value-type="float">
            <text:p>0,340373</text:p>
          </table:table-cell>
          <table:table-cell office:value-type="float" office:value="0.34033" calcext:value-type="float">
            <text:p>0,34033</text:p>
          </table:table-cell>
          <table:table-cell table:formula="of:=AVERAGE([.B48:.AE48])" office:value-type="float" office:value="0.340950866666667" calcext:value-type="float">
            <text:p>0,3409508667</text:p>
          </table:table-cell>
          <table:table-cell table:formula="of:=VAR([.B48:.AE48])" office:value-type="float" office:value="0.00000391555908505746" calcext:value-type="float">
            <text:p>3,91555908505746E-06</text:p>
          </table:table-cell>
          <table:table-cell table:formula="of:=STDEV([.B48:.AE48])" office:value-type="float" office:value="0.0019787771691268" calcext:value-type="float">
            <text:p>0,0019787772</text:p>
          </table:table-cell>
          <table:table-cell table:formula="of:=CONFIDENCE(0.95;[.AH48];30)" office:value-type="float" office:value="0.0000226543053309183" calcext:value-type="float">
            <text:p>2,26543053309183E-05</text:p>
          </table:table-cell>
          <table:table-cell table:formula="of:=[.AF48]+[.AI48]" office:value-type="float" office:value="0.340973520971998" calcext:value-type="float">
            <text:p>0,340973521</text:p>
          </table:table-cell>
          <table:table-cell table:formula="of:=[.AF48]-[.AI48]" office:value-type="float" office:value="0.340928212361336" calcext:value-type="float">
            <text:p>0,34092821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5135" calcext:value-type="float">
            <text:p>0,35135</text:p>
          </table:table-cell>
          <table:table-cell office:value-type="float" office:value="0.348999" calcext:value-type="float">
            <text:p>0,348999</text:p>
          </table:table-cell>
          <table:table-cell office:value-type="float" office:value="0.349304" calcext:value-type="float">
            <text:p>0,349304</text:p>
          </table:table-cell>
          <table:table-cell office:value-type="float" office:value="0.349925" calcext:value-type="float">
            <text:p>0,349925</text:p>
          </table:table-cell>
          <table:table-cell office:value-type="float" office:value="0.348766" calcext:value-type="float">
            <text:p>0,348766</text:p>
          </table:table-cell>
          <table:table-cell office:value-type="float" office:value="0.348326" calcext:value-type="float">
            <text:p>0,348326</text:p>
          </table:table-cell>
          <table:table-cell office:value-type="float" office:value="0.349201" calcext:value-type="float">
            <text:p>0,349201</text:p>
          </table:table-cell>
          <table:table-cell office:value-type="float" office:value="0.348758" calcext:value-type="float">
            <text:p>0,348758</text:p>
          </table:table-cell>
          <table:table-cell office:value-type="float" office:value="0.34923" calcext:value-type="float">
            <text:p>0,34923</text:p>
          </table:table-cell>
          <table:table-cell office:value-type="float" office:value="0.347279" calcext:value-type="float">
            <text:p>0,347279</text:p>
          </table:table-cell>
          <table:table-cell office:value-type="float" office:value="0.348122" calcext:value-type="float">
            <text:p>0,348122</text:p>
          </table:table-cell>
          <table:table-cell office:value-type="float" office:value="0.347544" calcext:value-type="float">
            <text:p>0,347544</text:p>
          </table:table-cell>
          <table:table-cell office:value-type="float" office:value="0.349071" calcext:value-type="float">
            <text:p>0,349071</text:p>
          </table:table-cell>
          <table:table-cell office:value-type="float" office:value="0.348779" calcext:value-type="float">
            <text:p>0,348779</text:p>
          </table:table-cell>
          <table:table-cell office:value-type="float" office:value="0.350382" calcext:value-type="float">
            <text:p>0,350382</text:p>
          </table:table-cell>
          <table:table-cell office:value-type="float" office:value="0.34808" calcext:value-type="float">
            <text:p>0,34808</text:p>
          </table:table-cell>
          <table:table-cell office:value-type="float" office:value="0.35095" calcext:value-type="float">
            <text:p>0,35095</text:p>
          </table:table-cell>
          <table:table-cell office:value-type="float" office:value="0.348434" calcext:value-type="float">
            <text:p>0,348434</text:p>
          </table:table-cell>
          <table:table-cell office:value-type="float" office:value="0.348281" calcext:value-type="float">
            <text:p>0,348281</text:p>
          </table:table-cell>
          <table:table-cell office:value-type="float" office:value="0.349276" calcext:value-type="float">
            <text:p>0,349276</text:p>
          </table:table-cell>
          <table:table-cell office:value-type="float" office:value="0.348397" calcext:value-type="float">
            <text:p>0,348397</text:p>
          </table:table-cell>
          <table:table-cell office:value-type="float" office:value="0.349016" calcext:value-type="float">
            <text:p>0,349016</text:p>
          </table:table-cell>
          <table:table-cell office:value-type="float" office:value="0.348601" calcext:value-type="float">
            <text:p>0,348601</text:p>
          </table:table-cell>
          <table:table-cell office:value-type="float" office:value="0.349995" calcext:value-type="float">
            <text:p>0,349995</text:p>
          </table:table-cell>
          <table:table-cell office:value-type="float" office:value="0.348278" calcext:value-type="float">
            <text:p>0,348278</text:p>
          </table:table-cell>
          <table:table-cell office:value-type="float" office:value="0.349089" calcext:value-type="float">
            <text:p>0,349089</text:p>
          </table:table-cell>
          <table:table-cell office:value-type="float" office:value="0.348821" calcext:value-type="float">
            <text:p>0,348821</text:p>
          </table:table-cell>
          <table:table-cell office:value-type="float" office:value="0.349749" calcext:value-type="float">
            <text:p>0,349749</text:p>
          </table:table-cell>
          <table:table-cell office:value-type="float" office:value="0.349095" calcext:value-type="float">
            <text:p>0,349095</text:p>
          </table:table-cell>
          <table:table-cell office:value-type="float" office:value="0.349152" calcext:value-type="float">
            <text:p>0,349152</text:p>
          </table:table-cell>
          <table:table-cell table:formula="of:=AVERAGE([.B49:.AE49])" office:value-type="float" office:value="0.349008333333333" calcext:value-type="float">
            <text:p>0,3490083333</text:p>
          </table:table-cell>
          <table:table-cell table:formula="of:=VAR([.B49:.AE49])" office:value-type="float" office:value="0.00000079916147126437" calcext:value-type="float">
            <text:p>7,9916147126437E-07</text:p>
          </table:table-cell>
          <table:table-cell table:formula="of:=STDEV([.B49:.AE49])" office:value-type="float" office:value="0.000893958316290178" calcext:value-type="float">
            <text:p>0,0008939583</text:p>
          </table:table-cell>
          <table:table-cell table:formula="of:=CONFIDENCE(0.95;[.AH49];30)" office:value-type="float" office:value="0.0000102346059810707" calcext:value-type="float">
            <text:p>1,02346059810707E-05</text:p>
          </table:table-cell>
          <table:table-cell table:formula="of:=[.AF49]+[.AI49]" office:value-type="float" office:value="0.349018567939314" calcext:value-type="float">
            <text:p>0,3490185679</text:p>
          </table:table-cell>
          <table:table-cell table:formula="of:=[.AF49]-[.AI49]" office:value-type="float" office:value="0.348998098727352" calcext:value-type="float">
            <text:p>0,34899809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52789" calcext:value-type="float">
            <text:p>0,352789</text:p>
          </table:table-cell>
          <table:table-cell office:value-type="float" office:value="0.35192" calcext:value-type="float">
            <text:p>0,35192</text:p>
          </table:table-cell>
          <table:table-cell office:value-type="float" office:value="0.352291" calcext:value-type="float">
            <text:p>0,352291</text:p>
          </table:table-cell>
          <table:table-cell office:value-type="float" office:value="0.352781" calcext:value-type="float">
            <text:p>0,352781</text:p>
          </table:table-cell>
          <table:table-cell office:value-type="float" office:value="0.353152" calcext:value-type="float">
            <text:p>0,353152</text:p>
          </table:table-cell>
          <table:table-cell office:value-type="float" office:value="0.352264" calcext:value-type="float">
            <text:p>0,352264</text:p>
          </table:table-cell>
          <table:table-cell office:value-type="float" office:value="0.351868" calcext:value-type="float">
            <text:p>0,351868</text:p>
          </table:table-cell>
          <table:table-cell office:value-type="float" office:value="0.352226" calcext:value-type="float">
            <text:p>0,352226</text:p>
          </table:table-cell>
          <table:table-cell office:value-type="float" office:value="0.3505" calcext:value-type="float">
            <text:p>0,3505</text:p>
          </table:table-cell>
          <table:table-cell office:value-type="float" office:value="0.351848" calcext:value-type="float">
            <text:p>0,351848</text:p>
          </table:table-cell>
          <table:table-cell office:value-type="float" office:value="0.351742" calcext:value-type="float">
            <text:p>0,351742</text:p>
          </table:table-cell>
          <table:table-cell office:value-type="float" office:value="0.351986" calcext:value-type="float">
            <text:p>0,351986</text:p>
          </table:table-cell>
          <table:table-cell office:value-type="float" office:value="0.355551" calcext:value-type="float">
            <text:p>0,355551</text:p>
          </table:table-cell>
          <table:table-cell office:value-type="float" office:value="0.353328" calcext:value-type="float">
            <text:p>0,353328</text:p>
          </table:table-cell>
          <table:table-cell office:value-type="float" office:value="0.352081" calcext:value-type="float">
            <text:p>0,352081</text:p>
          </table:table-cell>
          <table:table-cell office:value-type="float" office:value="0.352762" calcext:value-type="float">
            <text:p>0,352762</text:p>
          </table:table-cell>
          <table:table-cell office:value-type="float" office:value="0.352784" calcext:value-type="float">
            <text:p>0,352784</text:p>
          </table:table-cell>
          <table:table-cell office:value-type="float" office:value="0.354082" calcext:value-type="float">
            <text:p>0,354082</text:p>
          </table:table-cell>
          <table:table-cell office:value-type="float" office:value="0.351427" calcext:value-type="float">
            <text:p>0,351427</text:p>
          </table:table-cell>
          <table:table-cell office:value-type="float" office:value="0.352571" calcext:value-type="float">
            <text:p>0,352571</text:p>
          </table:table-cell>
          <table:table-cell office:value-type="float" office:value="0.353735" calcext:value-type="float">
            <text:p>0,353735</text:p>
          </table:table-cell>
          <table:table-cell office:value-type="float" office:value="0.355911" calcext:value-type="float">
            <text:p>0,355911</text:p>
          </table:table-cell>
          <table:table-cell office:value-type="float" office:value="0.35156" calcext:value-type="float">
            <text:p>0,35156</text:p>
          </table:table-cell>
          <table:table-cell office:value-type="float" office:value="0.352685" calcext:value-type="float">
            <text:p>0,352685</text:p>
          </table:table-cell>
          <table:table-cell office:value-type="float" office:value="0.354089" calcext:value-type="float">
            <text:p>0,354089</text:p>
          </table:table-cell>
          <table:table-cell office:value-type="float" office:value="0.353892" calcext:value-type="float">
            <text:p>0,353892</text:p>
          </table:table-cell>
          <table:table-cell office:value-type="float" office:value="0.352702" calcext:value-type="float">
            <text:p>0,352702</text:p>
          </table:table-cell>
          <table:table-cell office:value-type="float" office:value="0.352698" calcext:value-type="float">
            <text:p>0,352698</text:p>
          </table:table-cell>
          <table:table-cell office:value-type="float" office:value="0.351833" calcext:value-type="float">
            <text:p>0,351833</text:p>
          </table:table-cell>
          <table:table-cell office:value-type="float" office:value="0.353986" calcext:value-type="float">
            <text:p>0,353986</text:p>
          </table:table-cell>
          <table:table-cell table:formula="of:=AVERAGE([.B50:.AE50])" office:value-type="float" office:value="0.352768133333333" calcext:value-type="float">
            <text:p>0,3527681333</text:p>
          </table:table-cell>
          <table:table-cell table:formula="of:=VAR([.B50:.AE50])" office:value-type="float" office:value="0.00000137436729195402" calcext:value-type="float">
            <text:p>1,37436729195402E-06</text:p>
          </table:table-cell>
          <table:table-cell table:formula="of:=STDEV([.B50:.AE50])" office:value-type="float" office:value="0.00117233412129564" calcext:value-type="float">
            <text:p>0,0011723341</text:p>
          </table:table-cell>
          <table:table-cell table:formula="of:=CONFIDENCE(0.95;[.AH50];30)" office:value-type="float" office:value="0.0000134216300592376" calcext:value-type="float">
            <text:p>1,34216300592376E-05</text:p>
          </table:table-cell>
          <table:table-cell table:formula="of:=[.AF50]+[.AI50]" office:value-type="float" office:value="0.352781554963393" calcext:value-type="float">
            <text:p>0,352781555</text:p>
          </table:table-cell>
          <table:table-cell table:formula="of:=[.AF50]-[.AI50]" office:value-type="float" office:value="0.352754711703274" calcext:value-type="float">
            <text:p>0,35275471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71008" calcext:value-type="float">
            <text:p>0,371008</text:p>
          </table:table-cell>
          <table:table-cell office:value-type="float" office:value="0.376991" calcext:value-type="float">
            <text:p>0,376991</text:p>
          </table:table-cell>
          <table:table-cell office:value-type="float" office:value="0.370557" calcext:value-type="float">
            <text:p>0,370557</text:p>
          </table:table-cell>
          <table:table-cell office:value-type="float" office:value="0.370879" calcext:value-type="float">
            <text:p>0,370879</text:p>
          </table:table-cell>
          <table:table-cell office:value-type="float" office:value="0.370552" calcext:value-type="float">
            <text:p>0,370552</text:p>
          </table:table-cell>
          <table:table-cell office:value-type="float" office:value="0.372488" calcext:value-type="float">
            <text:p>0,372488</text:p>
          </table:table-cell>
          <table:table-cell office:value-type="float" office:value="0.369904" calcext:value-type="float">
            <text:p>0,369904</text:p>
          </table:table-cell>
          <table:table-cell office:value-type="float" office:value="0.371226" calcext:value-type="float">
            <text:p>0,371226</text:p>
          </table:table-cell>
          <table:table-cell office:value-type="float" office:value="0.374063" calcext:value-type="float">
            <text:p>0,374063</text:p>
          </table:table-cell>
          <table:table-cell office:value-type="float" office:value="0.369587" calcext:value-type="float">
            <text:p>0,369587</text:p>
          </table:table-cell>
          <table:table-cell office:value-type="float" office:value="0.371026" calcext:value-type="float">
            <text:p>0,371026</text:p>
          </table:table-cell>
          <table:table-cell office:value-type="float" office:value="0.370378" calcext:value-type="float">
            <text:p>0,370378</text:p>
          </table:table-cell>
          <table:table-cell office:value-type="float" office:value="0.372466" calcext:value-type="float">
            <text:p>0,372466</text:p>
          </table:table-cell>
          <table:table-cell office:value-type="float" office:value="0.371398" calcext:value-type="float">
            <text:p>0,371398</text:p>
          </table:table-cell>
          <table:table-cell office:value-type="float" office:value="0.372878" calcext:value-type="float">
            <text:p>0,372878</text:p>
          </table:table-cell>
          <table:table-cell office:value-type="float" office:value="0.370591" calcext:value-type="float">
            <text:p>0,370591</text:p>
          </table:table-cell>
          <table:table-cell office:value-type="float" office:value="0.371435" calcext:value-type="float">
            <text:p>0,371435</text:p>
          </table:table-cell>
          <table:table-cell office:value-type="float" office:value="0.370499" calcext:value-type="float">
            <text:p>0,370499</text:p>
          </table:table-cell>
          <table:table-cell office:value-type="float" office:value="0.371385" calcext:value-type="float">
            <text:p>0,371385</text:p>
          </table:table-cell>
          <table:table-cell office:value-type="float" office:value="0.37814" calcext:value-type="float">
            <text:p>0,37814</text:p>
          </table:table-cell>
          <table:table-cell office:value-type="float" office:value="0.370468" calcext:value-type="float">
            <text:p>0,370468</text:p>
          </table:table-cell>
          <table:table-cell office:value-type="float" office:value="0.370558" calcext:value-type="float">
            <text:p>0,370558</text:p>
          </table:table-cell>
          <table:table-cell office:value-type="float" office:value="0.369923" calcext:value-type="float">
            <text:p>0,369923</text:p>
          </table:table-cell>
          <table:table-cell office:value-type="float" office:value="0.371627" calcext:value-type="float">
            <text:p>0,371627</text:p>
          </table:table-cell>
          <table:table-cell office:value-type="float" office:value="0.371071" calcext:value-type="float">
            <text:p>0,371071</text:p>
          </table:table-cell>
          <table:table-cell office:value-type="float" office:value="0.371287" calcext:value-type="float">
            <text:p>0,371287</text:p>
          </table:table-cell>
          <table:table-cell office:value-type="float" office:value="0.369737" calcext:value-type="float">
            <text:p>0,369737</text:p>
          </table:table-cell>
          <table:table-cell office:value-type="float" office:value="0.375325" calcext:value-type="float">
            <text:p>0,375325</text:p>
          </table:table-cell>
          <table:table-cell office:value-type="float" office:value="0.371955" calcext:value-type="float">
            <text:p>0,371955</text:p>
          </table:table-cell>
          <table:table-cell office:value-type="float" office:value="0.371037" calcext:value-type="float">
            <text:p>0,371037</text:p>
          </table:table-cell>
          <table:table-cell table:formula="of:=AVERAGE([.B51:.AE51])" office:value-type="float" office:value="0.3716813" calcext:value-type="float">
            <text:p>0,3716813</text:p>
          </table:table-cell>
          <table:table-cell table:formula="of:=VAR([.B51:.AE51])" office:value-type="float" office:value="0.00000408668973448274" calcext:value-type="float">
            <text:p>4,08668973448274E-06</text:p>
          </table:table-cell>
          <table:table-cell table:formula="of:=STDEV([.B51:.AE51])" office:value-type="float" office:value="0.00202155626547537" calcext:value-type="float">
            <text:p>0,0020215563</text:p>
          </table:table-cell>
          <table:table-cell table:formula="of:=CONFIDENCE(0.95;[.AH51];30)" office:value-type="float" office:value="0.0000231440677587358" calcext:value-type="float">
            <text:p>2,31440677587358E-05</text:p>
          </table:table-cell>
          <table:table-cell table:formula="of:=[.AF51]+[.AI51]" office:value-type="float" office:value="0.371704444067759" calcext:value-type="float">
            <text:p>0,3717044441</text:p>
          </table:table-cell>
          <table:table-cell table:formula="of:=[.AF51]-[.AI51]" office:value-type="float" office:value="0.371658155932241" calcext:value-type="float">
            <text:p>0,37165815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35122" calcext:value-type="float">
            <text:p>0,435122</text:p>
          </table:table-cell>
          <table:table-cell office:value-type="float" office:value="0.433887" calcext:value-type="float">
            <text:p>0,433887</text:p>
          </table:table-cell>
          <table:table-cell office:value-type="float" office:value="0.434562" calcext:value-type="float">
            <text:p>0,434562</text:p>
          </table:table-cell>
          <table:table-cell office:value-type="float" office:value="0.433679" calcext:value-type="float">
            <text:p>0,433679</text:p>
          </table:table-cell>
          <table:table-cell office:value-type="float" office:value="0.434" calcext:value-type="float">
            <text:p>0,434</text:p>
          </table:table-cell>
          <table:table-cell office:value-type="float" office:value="0.434654" calcext:value-type="float">
            <text:p>0,434654</text:p>
          </table:table-cell>
          <table:table-cell office:value-type="float" office:value="0.436223" calcext:value-type="float">
            <text:p>0,436223</text:p>
          </table:table-cell>
          <table:table-cell office:value-type="float" office:value="0.433415" calcext:value-type="float">
            <text:p>0,433415</text:p>
          </table:table-cell>
          <table:table-cell office:value-type="float" office:value="0.434831" calcext:value-type="float">
            <text:p>0,434831</text:p>
          </table:table-cell>
          <table:table-cell office:value-type="float" office:value="0.433556" calcext:value-type="float">
            <text:p>0,433556</text:p>
          </table:table-cell>
          <table:table-cell office:value-type="float" office:value="0.434738" calcext:value-type="float">
            <text:p>0,434738</text:p>
          </table:table-cell>
          <table:table-cell office:value-type="float" office:value="0.433124" calcext:value-type="float">
            <text:p>0,433124</text:p>
          </table:table-cell>
          <table:table-cell office:value-type="float" office:value="0.432933" calcext:value-type="float">
            <text:p>0,432933</text:p>
          </table:table-cell>
          <table:table-cell office:value-type="float" office:value="0.434198" calcext:value-type="float">
            <text:p>0,434198</text:p>
          </table:table-cell>
          <table:table-cell office:value-type="float" office:value="0.433164" calcext:value-type="float">
            <text:p>0,433164</text:p>
          </table:table-cell>
          <table:table-cell office:value-type="float" office:value="0.433671" calcext:value-type="float">
            <text:p>0,433671</text:p>
          </table:table-cell>
          <table:table-cell office:value-type="float" office:value="0.435567" calcext:value-type="float">
            <text:p>0,435567</text:p>
          </table:table-cell>
          <table:table-cell office:value-type="float" office:value="0.435574" calcext:value-type="float">
            <text:p>0,435574</text:p>
          </table:table-cell>
          <table:table-cell office:value-type="float" office:value="0.434034" calcext:value-type="float">
            <text:p>0,434034</text:p>
          </table:table-cell>
          <table:table-cell office:value-type="float" office:value="0.433931" calcext:value-type="float">
            <text:p>0,433931</text:p>
          </table:table-cell>
          <table:table-cell office:value-type="float" office:value="0.434394" calcext:value-type="float">
            <text:p>0,434394</text:p>
          </table:table-cell>
          <table:table-cell office:value-type="float" office:value="0.433345" calcext:value-type="float">
            <text:p>0,433345</text:p>
          </table:table-cell>
          <table:table-cell office:value-type="float" office:value="0.433917" calcext:value-type="float">
            <text:p>0,433917</text:p>
          </table:table-cell>
          <table:table-cell office:value-type="float" office:value="0.433379" calcext:value-type="float">
            <text:p>0,433379</text:p>
          </table:table-cell>
          <table:table-cell office:value-type="float" office:value="0.442659" calcext:value-type="float">
            <text:p>0,442659</text:p>
          </table:table-cell>
          <table:table-cell office:value-type="float" office:value="0.433823" calcext:value-type="float">
            <text:p>0,433823</text:p>
          </table:table-cell>
          <table:table-cell office:value-type="float" office:value="0.432162" calcext:value-type="float">
            <text:p>0,432162</text:p>
          </table:table-cell>
          <table:table-cell office:value-type="float" office:value="0.434325" calcext:value-type="float">
            <text:p>0,434325</text:p>
          </table:table-cell>
          <table:table-cell office:value-type="float" office:value="0.437352" calcext:value-type="float">
            <text:p>0,437352</text:p>
          </table:table-cell>
          <table:table-cell office:value-type="float" office:value="0.437816" calcext:value-type="float">
            <text:p>0,437816</text:p>
          </table:table-cell>
          <table:table-cell table:formula="of:=AVERAGE([.B52:.AE52])" office:value-type="float" office:value="0.434601166666667" calcext:value-type="float">
            <text:p>0,4346011667</text:p>
          </table:table-cell>
          <table:table-cell table:formula="of:=VAR([.B52:.AE52])" office:value-type="float" office:value="0.00000382591814367815" calcext:value-type="float">
            <text:p>3,82591814367815E-06</text:p>
          </table:table-cell>
          <table:table-cell table:formula="of:=STDEV([.B52:.AE52])" office:value-type="float" office:value="0.00195599543549522" calcext:value-type="float">
            <text:p>0,0019559954</text:p>
          </table:table-cell>
          <table:table-cell table:formula="of:=CONFIDENCE(0.95;[.AH52];30)" office:value-type="float" office:value="0.0000223934854883864" calcext:value-type="float">
            <text:p>2,23934854883864E-05</text:p>
          </table:table-cell>
          <table:table-cell table:formula="of:=[.AF52]+[.AI52]" office:value-type="float" office:value="0.434623560152155" calcext:value-type="float">
            <text:p>0,4346235602</text:p>
          </table:table-cell>
          <table:table-cell table:formula="of:=[.AF52]-[.AI52]" office:value-type="float" office:value="0.434578773181178" calcext:value-type="float">
            <text:p>0,43457877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36963" calcext:value-type="float">
            <text:p>0,536963</text:p>
          </table:table-cell>
          <table:table-cell office:value-type="float" office:value="0.541424" calcext:value-type="float">
            <text:p>0,541424</text:p>
          </table:table-cell>
          <table:table-cell office:value-type="float" office:value="0.539333" calcext:value-type="float">
            <text:p>0,539333</text:p>
          </table:table-cell>
          <table:table-cell office:value-type="float" office:value="0.542491" calcext:value-type="float">
            <text:p>0,542491</text:p>
          </table:table-cell>
          <table:table-cell office:value-type="float" office:value="0.537836" calcext:value-type="float">
            <text:p>0,537836</text:p>
          </table:table-cell>
          <table:table-cell office:value-type="float" office:value="0.538949" calcext:value-type="float">
            <text:p>0,538949</text:p>
          </table:table-cell>
          <table:table-cell office:value-type="float" office:value="0.544125" calcext:value-type="float">
            <text:p>0,544125</text:p>
          </table:table-cell>
          <table:table-cell office:value-type="float" office:value="0.540509" calcext:value-type="float">
            <text:p>0,540509</text:p>
          </table:table-cell>
          <table:table-cell office:value-type="float" office:value="0.540035" calcext:value-type="float">
            <text:p>0,540035</text:p>
          </table:table-cell>
          <table:table-cell office:value-type="float" office:value="0.540491" calcext:value-type="float">
            <text:p>0,540491</text:p>
          </table:table-cell>
          <table:table-cell office:value-type="float" office:value="0.536663" calcext:value-type="float">
            <text:p>0,536663</text:p>
          </table:table-cell>
          <table:table-cell office:value-type="float" office:value="0.539517" calcext:value-type="float">
            <text:p>0,539517</text:p>
          </table:table-cell>
          <table:table-cell office:value-type="float" office:value="0.537745" calcext:value-type="float">
            <text:p>0,537745</text:p>
          </table:table-cell>
          <table:table-cell office:value-type="float" office:value="0.539629" calcext:value-type="float">
            <text:p>0,539629</text:p>
          </table:table-cell>
          <table:table-cell office:value-type="float" office:value="0.53935" calcext:value-type="float">
            <text:p>0,53935</text:p>
          </table:table-cell>
          <table:table-cell office:value-type="float" office:value="0.539696" calcext:value-type="float">
            <text:p>0,539696</text:p>
          </table:table-cell>
          <table:table-cell office:value-type="float" office:value="0.540093" calcext:value-type="float">
            <text:p>0,540093</text:p>
          </table:table-cell>
          <table:table-cell office:value-type="float" office:value="0.537004" calcext:value-type="float">
            <text:p>0,537004</text:p>
          </table:table-cell>
          <table:table-cell office:value-type="float" office:value="0.55269" calcext:value-type="float">
            <text:p>0,55269</text:p>
          </table:table-cell>
          <table:table-cell office:value-type="float" office:value="0.538951" calcext:value-type="float">
            <text:p>0,538951</text:p>
          </table:table-cell>
          <table:table-cell office:value-type="float" office:value="0.541799" calcext:value-type="float">
            <text:p>0,541799</text:p>
          </table:table-cell>
          <table:table-cell office:value-type="float" office:value="0.539441" calcext:value-type="float">
            <text:p>0,539441</text:p>
          </table:table-cell>
          <table:table-cell office:value-type="float" office:value="0.544405" calcext:value-type="float">
            <text:p>0,544405</text:p>
          </table:table-cell>
          <table:table-cell office:value-type="float" office:value="0.541718" calcext:value-type="float">
            <text:p>0,541718</text:p>
          </table:table-cell>
          <table:table-cell office:value-type="float" office:value="0.544302" calcext:value-type="float">
            <text:p>0,544302</text:p>
          </table:table-cell>
          <table:table-cell office:value-type="float" office:value="0.541316" calcext:value-type="float">
            <text:p>0,541316</text:p>
          </table:table-cell>
          <table:table-cell office:value-type="float" office:value="0.539669" calcext:value-type="float">
            <text:p>0,539669</text:p>
          </table:table-cell>
          <table:table-cell office:value-type="float" office:value="0.543578" calcext:value-type="float">
            <text:p>0,543578</text:p>
          </table:table-cell>
          <table:table-cell office:value-type="float" office:value="0.541999" calcext:value-type="float">
            <text:p>0,541999</text:p>
          </table:table-cell>
          <table:table-cell office:value-type="float" office:value="0.54128" calcext:value-type="float">
            <text:p>0,54128</text:p>
          </table:table-cell>
          <table:table-cell table:formula="of:=AVERAGE([.B53:.AE53])" office:value-type="float" office:value="0.5407667" calcext:value-type="float">
            <text:p>0,5407667</text:p>
          </table:table-cell>
          <table:table-cell table:formula="of:=VAR([.B53:.AE53])" office:value-type="float" office:value="0.00000953406552758625" calcext:value-type="float">
            <text:p>9,53406552758625E-06</text:p>
          </table:table-cell>
          <table:table-cell table:formula="of:=STDEV([.B53:.AE53])" office:value-type="float" office:value="0.00308772821465657" calcext:value-type="float">
            <text:p>0,0030877282</text:p>
          </table:table-cell>
          <table:table-cell table:formula="of:=CONFIDENCE(0.95;[.AH53];30)" office:value-type="float" office:value="0.0000353502854414826" calcext:value-type="float">
            <text:p>3,53502854414826E-05</text:p>
          </table:table-cell>
          <table:table-cell table:formula="of:=[.AF53]+[.AI53]" office:value-type="float" office:value="0.540802050285441" calcext:value-type="float">
            <text:p>0,5408020503</text:p>
          </table:table-cell>
          <table:table-cell table:formula="of:=[.AF53]-[.AI53]" office:value-type="float" office:value="0.540731349714559" calcext:value-type="float">
            <text:p>0,54073134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0859" calcext:value-type="float">
            <text:p>0,570859</text:p>
          </table:table-cell>
          <table:table-cell office:value-type="float" office:value="0.571696" calcext:value-type="float">
            <text:p>0,571696</text:p>
          </table:table-cell>
          <table:table-cell office:value-type="float" office:value="0.574655" calcext:value-type="float">
            <text:p>0,574655</text:p>
          </table:table-cell>
          <table:table-cell office:value-type="float" office:value="0.57174" calcext:value-type="float">
            <text:p>0,57174</text:p>
          </table:table-cell>
          <table:table-cell office:value-type="float" office:value="0.571262" calcext:value-type="float">
            <text:p>0,571262</text:p>
          </table:table-cell>
          <table:table-cell office:value-type="float" office:value="0.573299" calcext:value-type="float">
            <text:p>0,573299</text:p>
          </table:table-cell>
          <table:table-cell office:value-type="float" office:value="0.573776" calcext:value-type="float">
            <text:p>0,573776</text:p>
          </table:table-cell>
          <table:table-cell office:value-type="float" office:value="0.570917" calcext:value-type="float">
            <text:p>0,570917</text:p>
          </table:table-cell>
          <table:table-cell office:value-type="float" office:value="0.569318" calcext:value-type="float">
            <text:p>0,569318</text:p>
          </table:table-cell>
          <table:table-cell office:value-type="float" office:value="0.570427" calcext:value-type="float">
            <text:p>0,570427</text:p>
          </table:table-cell>
          <table:table-cell office:value-type="float" office:value="0.570869" calcext:value-type="float">
            <text:p>0,570869</text:p>
          </table:table-cell>
          <table:table-cell office:value-type="float" office:value="0.572021" calcext:value-type="float">
            <text:p>0,572021</text:p>
          </table:table-cell>
          <table:table-cell office:value-type="float" office:value="0.572338" calcext:value-type="float">
            <text:p>0,572338</text:p>
          </table:table-cell>
          <table:table-cell office:value-type="float" office:value="0.569738" calcext:value-type="float">
            <text:p>0,569738</text:p>
          </table:table-cell>
          <table:table-cell office:value-type="float" office:value="0.569903" calcext:value-type="float">
            <text:p>0,569903</text:p>
          </table:table-cell>
          <table:table-cell office:value-type="float" office:value="0.574709" calcext:value-type="float">
            <text:p>0,574709</text:p>
          </table:table-cell>
          <table:table-cell office:value-type="float" office:value="0.57293" calcext:value-type="float">
            <text:p>0,57293</text:p>
          </table:table-cell>
          <table:table-cell office:value-type="float" office:value="0.574733" calcext:value-type="float">
            <text:p>0,574733</text:p>
          </table:table-cell>
          <table:table-cell office:value-type="float" office:value="0.571798" calcext:value-type="float">
            <text:p>0,571798</text:p>
          </table:table-cell>
          <table:table-cell office:value-type="float" office:value="0.573296" calcext:value-type="float">
            <text:p>0,573296</text:p>
          </table:table-cell>
          <table:table-cell office:value-type="float" office:value="0.574023" calcext:value-type="float">
            <text:p>0,574023</text:p>
          </table:table-cell>
          <table:table-cell office:value-type="float" office:value="0.570617" calcext:value-type="float">
            <text:p>0,570617</text:p>
          </table:table-cell>
          <table:table-cell office:value-type="float" office:value="0.570441" calcext:value-type="float">
            <text:p>0,570441</text:p>
          </table:table-cell>
          <table:table-cell office:value-type="float" office:value="0.570073" calcext:value-type="float">
            <text:p>0,570073</text:p>
          </table:table-cell>
          <table:table-cell office:value-type="float" office:value="0.577281" calcext:value-type="float">
            <text:p>0,577281</text:p>
          </table:table-cell>
          <table:table-cell office:value-type="float" office:value="0.570348" calcext:value-type="float">
            <text:p>0,570348</text:p>
          </table:table-cell>
          <table:table-cell office:value-type="float" office:value="0.57201" calcext:value-type="float">
            <text:p>0,57201</text:p>
          </table:table-cell>
          <table:table-cell office:value-type="float" office:value="0.571423" calcext:value-type="float">
            <text:p>0,571423</text:p>
          </table:table-cell>
          <table:table-cell office:value-type="float" office:value="0.570259" calcext:value-type="float">
            <text:p>0,570259</text:p>
          </table:table-cell>
          <table:table-cell office:value-type="float" office:value="0.573456" calcext:value-type="float">
            <text:p>0,573456</text:p>
          </table:table-cell>
          <table:table-cell table:formula="of:=AVERAGE([.B54:.AE54])" office:value-type="float" office:value="0.572007166666667" calcext:value-type="float">
            <text:p>0,5720071667</text:p>
          </table:table-cell>
          <table:table-cell table:formula="of:=VAR([.B54:.AE54])" office:value-type="float" office:value="0.00000349269904022989" calcext:value-type="float">
            <text:p>3,49269904022989E-06</text:p>
          </table:table-cell>
          <table:table-cell table:formula="of:=STDEV([.B54:.AE54])" office:value-type="float" office:value="0.0018688764111706" calcext:value-type="float">
            <text:p>0,0018688764</text:p>
          </table:table-cell>
          <table:table-cell table:formula="of:=CONFIDENCE(0.95;[.AH54];30)" office:value-type="float" office:value="0.0000213960912350189" calcext:value-type="float">
            <text:p>2,13960912350189E-05</text:p>
          </table:table-cell>
          <table:table-cell table:formula="of:=[.AF54]+[.AI54]" office:value-type="float" office:value="0.572028562757902" calcext:value-type="float">
            <text:p>0,5720285628</text:p>
          </table:table-cell>
          <table:table-cell table:formula="of:=[.AF54]-[.AI54]" office:value-type="float" office:value="0.571985770575432" calcext:value-type="float">
            <text:p>0,57198577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87309" calcext:value-type="float">
            <text:p>0,587309</text:p>
          </table:table-cell>
          <table:table-cell office:value-type="float" office:value="0.58624" calcext:value-type="float">
            <text:p>0,58624</text:p>
          </table:table-cell>
          <table:table-cell office:value-type="float" office:value="0.586373" calcext:value-type="float">
            <text:p>0,586373</text:p>
          </table:table-cell>
          <table:table-cell office:value-type="float" office:value="0.584891" calcext:value-type="float">
            <text:p>0,584891</text:p>
          </table:table-cell>
          <table:table-cell office:value-type="float" office:value="0.586881" calcext:value-type="float">
            <text:p>0,586881</text:p>
          </table:table-cell>
          <table:table-cell office:value-type="float" office:value="0.593331" calcext:value-type="float">
            <text:p>0,593331</text:p>
          </table:table-cell>
          <table:table-cell office:value-type="float" office:value="0.587039" calcext:value-type="float">
            <text:p>0,587039</text:p>
          </table:table-cell>
          <table:table-cell office:value-type="float" office:value="0.585405" calcext:value-type="float">
            <text:p>0,585405</text:p>
          </table:table-cell>
          <table:table-cell office:value-type="float" office:value="0.586321" calcext:value-type="float">
            <text:p>0,586321</text:p>
          </table:table-cell>
          <table:table-cell office:value-type="float" office:value="0.585615" calcext:value-type="float">
            <text:p>0,585615</text:p>
          </table:table-cell>
          <table:table-cell office:value-type="float" office:value="0.586803" calcext:value-type="float">
            <text:p>0,586803</text:p>
          </table:table-cell>
          <table:table-cell office:value-type="float" office:value="0.585508" calcext:value-type="float">
            <text:p>0,585508</text:p>
          </table:table-cell>
          <table:table-cell office:value-type="float" office:value="0.588117" calcext:value-type="float">
            <text:p>0,588117</text:p>
          </table:table-cell>
          <table:table-cell office:value-type="float" office:value="0.587593" calcext:value-type="float">
            <text:p>0,587593</text:p>
          </table:table-cell>
          <table:table-cell office:value-type="float" office:value="0.587423" calcext:value-type="float">
            <text:p>0,587423</text:p>
          </table:table-cell>
          <table:table-cell office:value-type="float" office:value="0.585743" calcext:value-type="float">
            <text:p>0,585743</text:p>
          </table:table-cell>
          <table:table-cell office:value-type="float" office:value="0.58478" calcext:value-type="float">
            <text:p>0,58478</text:p>
          </table:table-cell>
          <table:table-cell office:value-type="float" office:value="0.588786" calcext:value-type="float">
            <text:p>0,588786</text:p>
          </table:table-cell>
          <table:table-cell office:value-type="float" office:value="0.585707" calcext:value-type="float">
            <text:p>0,585707</text:p>
          </table:table-cell>
          <table:table-cell office:value-type="float" office:value="0.595535" calcext:value-type="float">
            <text:p>0,595535</text:p>
          </table:table-cell>
          <table:table-cell office:value-type="float" office:value="0.58951" calcext:value-type="float">
            <text:p>0,58951</text:p>
          </table:table-cell>
          <table:table-cell office:value-type="float" office:value="0.587455" calcext:value-type="float">
            <text:p>0,587455</text:p>
          </table:table-cell>
          <table:table-cell office:value-type="float" office:value="0.588618" calcext:value-type="float">
            <text:p>0,588618</text:p>
          </table:table-cell>
          <table:table-cell office:value-type="float" office:value="0.588104" calcext:value-type="float">
            <text:p>0,588104</text:p>
          </table:table-cell>
          <table:table-cell office:value-type="float" office:value="0.588716" calcext:value-type="float">
            <text:p>0,588716</text:p>
          </table:table-cell>
          <table:table-cell office:value-type="float" office:value="0.586944" calcext:value-type="float">
            <text:p>0,586944</text:p>
          </table:table-cell>
          <table:table-cell office:value-type="float" office:value="0.592295" calcext:value-type="float">
            <text:p>0,592295</text:p>
          </table:table-cell>
          <table:table-cell office:value-type="float" office:value="0.589798" calcext:value-type="float">
            <text:p>0,589798</text:p>
          </table:table-cell>
          <table:table-cell office:value-type="float" office:value="0.585638" calcext:value-type="float">
            <text:p>0,585638</text:p>
          </table:table-cell>
          <table:table-cell office:value-type="float" office:value="0.5873" calcext:value-type="float">
            <text:p>0,5873</text:p>
          </table:table-cell>
          <table:table-cell table:formula="of:=AVERAGE([.B55:.AE55])" office:value-type="float" office:value="0.587659266666667" calcext:value-type="float">
            <text:p>0,5876592667</text:p>
          </table:table-cell>
          <table:table-cell table:formula="of:=VAR([.B55:.AE55])" office:value-type="float" office:value="0.00000609853923678157" calcext:value-type="float">
            <text:p>6,09853923678157E-06</text:p>
          </table:table-cell>
          <table:table-cell table:formula="of:=STDEV([.B55:.AE55])" office:value-type="float" office:value="0.00246952206646986" calcext:value-type="float">
            <text:p>0,0024695221</text:p>
          </table:table-cell>
          <table:table-cell table:formula="of:=CONFIDENCE(0.95;[.AH55];30)" office:value-type="float" office:value="0.0000282726664670061" calcext:value-type="float">
            <text:p>2,82726664670061E-05</text:p>
          </table:table-cell>
          <table:table-cell table:formula="of:=[.AF55]+[.AI55]" office:value-type="float" office:value="0.587687539333134" calcext:value-type="float">
            <text:p>0,5876875393</text:p>
          </table:table-cell>
          <table:table-cell table:formula="of:=[.AF55]-[.AI55]" office:value-type="float" office:value="0.5876309940002" calcext:value-type="float">
            <text:p>0,5876309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04892" calcext:value-type="float">
            <text:p>0,604892</text:p>
          </table:table-cell>
          <table:table-cell office:value-type="float" office:value="0.603588" calcext:value-type="float">
            <text:p>0,603588</text:p>
          </table:table-cell>
          <table:table-cell office:value-type="float" office:value="0.606032" calcext:value-type="float">
            <text:p>0,606032</text:p>
          </table:table-cell>
          <table:table-cell office:value-type="float" office:value="0.604685" calcext:value-type="float">
            <text:p>0,604685</text:p>
          </table:table-cell>
          <table:table-cell office:value-type="float" office:value="0.603516" calcext:value-type="float">
            <text:p>0,603516</text:p>
          </table:table-cell>
          <table:table-cell office:value-type="float" office:value="0.605456" calcext:value-type="float">
            <text:p>0,605456</text:p>
          </table:table-cell>
          <table:table-cell office:value-type="float" office:value="0.606597" calcext:value-type="float">
            <text:p>0,606597</text:p>
          </table:table-cell>
          <table:table-cell office:value-type="float" office:value="0.616263" calcext:value-type="float">
            <text:p>0,616263</text:p>
          </table:table-cell>
          <table:table-cell office:value-type="float" office:value="0.602424" calcext:value-type="float">
            <text:p>0,602424</text:p>
          </table:table-cell>
          <table:table-cell office:value-type="float" office:value="0.604209" calcext:value-type="float">
            <text:p>0,604209</text:p>
          </table:table-cell>
          <table:table-cell office:value-type="float" office:value="0.602667" calcext:value-type="float">
            <text:p>0,602667</text:p>
          </table:table-cell>
          <table:table-cell office:value-type="float" office:value="0.602093" calcext:value-type="float">
            <text:p>0,602093</text:p>
          </table:table-cell>
          <table:table-cell office:value-type="float" office:value="0.604376" calcext:value-type="float">
            <text:p>0,604376</text:p>
          </table:table-cell>
          <table:table-cell office:value-type="float" office:value="0.603314" calcext:value-type="float">
            <text:p>0,603314</text:p>
          </table:table-cell>
          <table:table-cell office:value-type="float" office:value="0.603569" calcext:value-type="float">
            <text:p>0,603569</text:p>
          </table:table-cell>
          <table:table-cell office:value-type="float" office:value="0.652712" calcext:value-type="float">
            <text:p>0,652712</text:p>
          </table:table-cell>
          <table:table-cell office:value-type="float" office:value="0.604866" calcext:value-type="float">
            <text:p>0,604866</text:p>
          </table:table-cell>
          <table:table-cell office:value-type="float" office:value="0.605958" calcext:value-type="float">
            <text:p>0,605958</text:p>
          </table:table-cell>
          <table:table-cell office:value-type="float" office:value="0.607378" calcext:value-type="float">
            <text:p>0,607378</text:p>
          </table:table-cell>
          <table:table-cell office:value-type="float" office:value="0.603912" calcext:value-type="float">
            <text:p>0,603912</text:p>
          </table:table-cell>
          <table:table-cell office:value-type="float" office:value="0.602449" calcext:value-type="float">
            <text:p>0,602449</text:p>
          </table:table-cell>
          <table:table-cell office:value-type="float" office:value="0.607539" calcext:value-type="float">
            <text:p>0,607539</text:p>
          </table:table-cell>
          <table:table-cell office:value-type="float" office:value="0.601632" calcext:value-type="float">
            <text:p>0,601632</text:p>
          </table:table-cell>
          <table:table-cell office:value-type="float" office:value="0.608551" calcext:value-type="float">
            <text:p>0,608551</text:p>
          </table:table-cell>
          <table:table-cell office:value-type="float" office:value="0.607672" calcext:value-type="float">
            <text:p>0,607672</text:p>
          </table:table-cell>
          <table:table-cell office:value-type="float" office:value="0.608975" calcext:value-type="float">
            <text:p>0,608975</text:p>
          </table:table-cell>
          <table:table-cell office:value-type="float" office:value="0.603438" calcext:value-type="float">
            <text:p>0,603438</text:p>
          </table:table-cell>
          <table:table-cell office:value-type="float" office:value="0.605385" calcext:value-type="float">
            <text:p>0,605385</text:p>
          </table:table-cell>
          <table:table-cell office:value-type="float" office:value="0.603026" calcext:value-type="float">
            <text:p>0,603026</text:p>
          </table:table-cell>
          <table:table-cell office:value-type="float" office:value="0.606438" calcext:value-type="float">
            <text:p>0,606438</text:p>
          </table:table-cell>
          <table:table-cell table:formula="of:=AVERAGE([.B56:.AE56])" office:value-type="float" office:value="0.606787066666667" calcext:value-type="float">
            <text:p>0,6067870667</text:p>
          </table:table-cell>
          <table:table-cell table:formula="of:=VAR([.B56:.AE56])" office:value-type="float" office:value="0.000083386937029885" calcext:value-type="float">
            <text:p>8,3386937029885E-05</text:p>
          </table:table-cell>
          <table:table-cell table:formula="of:=STDEV([.B56:.AE56])" office:value-type="float" office:value="0.00913164481514064" calcext:value-type="float">
            <text:p>0,0091316448</text:p>
          </table:table-cell>
          <table:table-cell table:formula="of:=CONFIDENCE(0.95;[.AH56];30)" office:value-type="float" office:value="0.000104544904319359" calcext:value-type="float">
            <text:p>0,0001045449</text:p>
          </table:table-cell>
          <table:table-cell table:formula="of:=[.AF56]+[.AI56]" office:value-type="float" office:value="0.606891611570986" calcext:value-type="float">
            <text:p>0,6068916116</text:p>
          </table:table-cell>
          <table:table-cell table:formula="of:=[.AF56]-[.AI56]" office:value-type="float" office:value="0.606682521762347" calcext:value-type="float">
            <text:p>0,60668252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6168" calcext:value-type="float">
            <text:p>0,666168</text:p>
          </table:table-cell>
          <table:table-cell office:value-type="float" office:value="0.65347" calcext:value-type="float">
            <text:p>0,65347</text:p>
          </table:table-cell>
          <table:table-cell office:value-type="float" office:value="0.653341" calcext:value-type="float">
            <text:p>0,653341</text:p>
          </table:table-cell>
          <table:table-cell office:value-type="float" office:value="0.664763" calcext:value-type="float">
            <text:p>0,664763</text:p>
          </table:table-cell>
          <table:table-cell office:value-type="float" office:value="0.653184" calcext:value-type="float">
            <text:p>0,653184</text:p>
          </table:table-cell>
          <table:table-cell office:value-type="float" office:value="0.652609" calcext:value-type="float">
            <text:p>0,652609</text:p>
          </table:table-cell>
          <table:table-cell office:value-type="float" office:value="0.753035" calcext:value-type="float">
            <text:p>0,753035</text:p>
          </table:table-cell>
          <table:table-cell office:value-type="float" office:value="0.650765" calcext:value-type="float">
            <text:p>0,650765</text:p>
          </table:table-cell>
          <table:table-cell office:value-type="float" office:value="0.650731" calcext:value-type="float">
            <text:p>0,650731</text:p>
          </table:table-cell>
          <table:table-cell office:value-type="float" office:value="0.65043" calcext:value-type="float">
            <text:p>0,65043</text:p>
          </table:table-cell>
          <table:table-cell office:value-type="float" office:value="0.666828" calcext:value-type="float">
            <text:p>0,666828</text:p>
          </table:table-cell>
          <table:table-cell office:value-type="float" office:value="0.649683" calcext:value-type="float">
            <text:p>0,649683</text:p>
          </table:table-cell>
          <table:table-cell office:value-type="float" office:value="0.653299" calcext:value-type="float">
            <text:p>0,653299</text:p>
          </table:table-cell>
          <table:table-cell office:value-type="float" office:value="0.649762" calcext:value-type="float">
            <text:p>0,649762</text:p>
          </table:table-cell>
          <table:table-cell office:value-type="float" office:value="0.660828" calcext:value-type="float">
            <text:p>0,660828</text:p>
          </table:table-cell>
          <table:table-cell office:value-type="float" office:value="0.652558" calcext:value-type="float">
            <text:p>0,652558</text:p>
          </table:table-cell>
          <table:table-cell office:value-type="float" office:value="0.653136" calcext:value-type="float">
            <text:p>0,653136</text:p>
          </table:table-cell>
          <table:table-cell office:value-type="float" office:value="0.652502" calcext:value-type="float">
            <text:p>0,652502</text:p>
          </table:table-cell>
          <table:table-cell office:value-type="float" office:value="0.656633" calcext:value-type="float">
            <text:p>0,656633</text:p>
          </table:table-cell>
          <table:table-cell office:value-type="float" office:value="0.651642" calcext:value-type="float">
            <text:p>0,651642</text:p>
          </table:table-cell>
          <table:table-cell office:value-type="float" office:value="0.652655" calcext:value-type="float">
            <text:p>0,652655</text:p>
          </table:table-cell>
          <table:table-cell office:value-type="float" office:value="0.650362" calcext:value-type="float">
            <text:p>0,650362</text:p>
          </table:table-cell>
          <table:table-cell office:value-type="float" office:value="0.652086" calcext:value-type="float">
            <text:p>0,652086</text:p>
          </table:table-cell>
          <table:table-cell office:value-type="float" office:value="0.652251" calcext:value-type="float">
            <text:p>0,652251</text:p>
          </table:table-cell>
          <table:table-cell office:value-type="float" office:value="0.651512" calcext:value-type="float">
            <text:p>0,651512</text:p>
          </table:table-cell>
          <table:table-cell office:value-type="float" office:value="0.652373" calcext:value-type="float">
            <text:p>0,652373</text:p>
          </table:table-cell>
          <table:table-cell office:value-type="float" office:value="0.654064" calcext:value-type="float">
            <text:p>0,654064</text:p>
          </table:table-cell>
          <table:table-cell office:value-type="float" office:value="0.651484" calcext:value-type="float">
            <text:p>0,651484</text:p>
          </table:table-cell>
          <table:table-cell office:value-type="float" office:value="0.65191" calcext:value-type="float">
            <text:p>0,65191</text:p>
          </table:table-cell>
          <table:table-cell office:value-type="float" office:value="0.650403" calcext:value-type="float">
            <text:p>0,650403</text:p>
          </table:table-cell>
          <table:table-cell table:formula="of:=AVERAGE([.B57:.AE57])" office:value-type="float" office:value="0.6571489" calcext:value-type="float">
            <text:p>0,6571489</text:p>
          </table:table-cell>
          <table:table-cell table:formula="of:=VAR([.B57:.AE57])" office:value-type="float" office:value="0.000349367376024138" calcext:value-type="float">
            <text:p>0,0003493674</text:p>
          </table:table-cell>
          <table:table-cell table:formula="of:=STDEV([.B57:.AE57])" office:value-type="float" office:value="0.0186913716999084" calcext:value-type="float">
            <text:p>0,0186913717</text:p>
          </table:table-cell>
          <table:table-cell table:formula="of:=CONFIDENCE(0.95;[.AH57];30)" office:value-type="float" office:value="0.000213990765685996" calcext:value-type="float">
            <text:p>0,0002139908</text:p>
          </table:table-cell>
          <table:table-cell table:formula="of:=[.AF57]+[.AI57]" office:value-type="float" office:value="0.657362890765686" calcext:value-type="float">
            <text:p>0,6573628908</text:p>
          </table:table-cell>
          <table:table-cell table:formula="of:=[.AF57]-[.AI57]" office:value-type="float" office:value="0.656934909234314" calcext:value-type="float">
            <text:p>0,65693490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4742" calcext:value-type="float">
            <text:p>0,84742</text:p>
          </table:table-cell>
          <table:table-cell office:value-type="float" office:value="0.863578" calcext:value-type="float">
            <text:p>0,863578</text:p>
          </table:table-cell>
          <table:table-cell office:value-type="float" office:value="0.845825" calcext:value-type="float">
            <text:p>0,845825</text:p>
          </table:table-cell>
          <table:table-cell office:value-type="float" office:value="0.846591" calcext:value-type="float">
            <text:p>0,846591</text:p>
          </table:table-cell>
          <table:table-cell office:value-type="float" office:value="0.845331" calcext:value-type="float">
            <text:p>0,845331</text:p>
          </table:table-cell>
          <table:table-cell office:value-type="float" office:value="0.8461" calcext:value-type="float">
            <text:p>0,8461</text:p>
          </table:table-cell>
          <table:table-cell office:value-type="float" office:value="0.841361" calcext:value-type="float">
            <text:p>0,841361</text:p>
          </table:table-cell>
          <table:table-cell office:value-type="float" office:value="0.848285" calcext:value-type="float">
            <text:p>0,848285</text:p>
          </table:table-cell>
          <table:table-cell office:value-type="float" office:value="0.847264" calcext:value-type="float">
            <text:p>0,847264</text:p>
          </table:table-cell>
          <table:table-cell office:value-type="float" office:value="0.844356" calcext:value-type="float">
            <text:p>0,844356</text:p>
          </table:table-cell>
          <table:table-cell office:value-type="float" office:value="0.846821" calcext:value-type="float">
            <text:p>0,846821</text:p>
          </table:table-cell>
          <table:table-cell office:value-type="float" office:value="0.875315" calcext:value-type="float">
            <text:p>0,875315</text:p>
          </table:table-cell>
          <table:table-cell office:value-type="float" office:value="0.846164" calcext:value-type="float">
            <text:p>0,846164</text:p>
          </table:table-cell>
          <table:table-cell office:value-type="float" office:value="0.842132" calcext:value-type="float">
            <text:p>0,842132</text:p>
          </table:table-cell>
          <table:table-cell office:value-type="float" office:value="0.847351" calcext:value-type="float">
            <text:p>0,847351</text:p>
          </table:table-cell>
          <table:table-cell office:value-type="float" office:value="0.845135" calcext:value-type="float">
            <text:p>0,845135</text:p>
          </table:table-cell>
          <table:table-cell office:value-type="float" office:value="0.855666" calcext:value-type="float">
            <text:p>0,855666</text:p>
          </table:table-cell>
          <table:table-cell office:value-type="float" office:value="0.84327" calcext:value-type="float">
            <text:p>0,84327</text:p>
          </table:table-cell>
          <table:table-cell office:value-type="float" office:value="0.844628" calcext:value-type="float">
            <text:p>0,844628</text:p>
          </table:table-cell>
          <table:table-cell office:value-type="float" office:value="0.860488" calcext:value-type="float">
            <text:p>0,860488</text:p>
          </table:table-cell>
          <table:table-cell office:value-type="float" office:value="0.844114" calcext:value-type="float">
            <text:p>0,844114</text:p>
          </table:table-cell>
          <table:table-cell office:value-type="float" office:value="0.841071" calcext:value-type="float">
            <text:p>0,841071</text:p>
          </table:table-cell>
          <table:table-cell office:value-type="float" office:value="0.844509" calcext:value-type="float">
            <text:p>0,844509</text:p>
          </table:table-cell>
          <table:table-cell office:value-type="float" office:value="0.845593" calcext:value-type="float">
            <text:p>0,845593</text:p>
          </table:table-cell>
          <table:table-cell office:value-type="float" office:value="0.87713" calcext:value-type="float">
            <text:p>0,87713</text:p>
          </table:table-cell>
          <table:table-cell office:value-type="float" office:value="0.865889" calcext:value-type="float">
            <text:p>0,865889</text:p>
          </table:table-cell>
          <table:table-cell office:value-type="float" office:value="0.847248" calcext:value-type="float">
            <text:p>0,847248</text:p>
          </table:table-cell>
          <table:table-cell office:value-type="float" office:value="0.8467" calcext:value-type="float">
            <text:p>0,8467</text:p>
          </table:table-cell>
          <table:table-cell office:value-type="float" office:value="0.841429" calcext:value-type="float">
            <text:p>0,841429</text:p>
          </table:table-cell>
          <table:table-cell office:value-type="float" office:value="0.846052" calcext:value-type="float">
            <text:p>0,846052</text:p>
          </table:table-cell>
          <table:table-cell table:formula="of:=AVERAGE([.B58:.AE58])" office:value-type="float" office:value="0.8494272" calcext:value-type="float">
            <text:p>0,8494272</text:p>
          </table:table-cell>
          <table:table-cell table:formula="of:=VAR([.B58:.AE58])" office:value-type="float" office:value="0.0000896075574758619" calcext:value-type="float">
            <text:p>8,96075574758619E-05</text:p>
          </table:table-cell>
          <table:table-cell table:formula="of:=STDEV([.B58:.AE58])" office:value-type="float" office:value="0.00946612684659687" calcext:value-type="float">
            <text:p>0,0094661268</text:p>
          </table:table-cell>
          <table:table-cell table:formula="of:=CONFIDENCE(0.95;[.AH58];30)" office:value-type="float" office:value="0.000108374268325847" calcext:value-type="float">
            <text:p>0,0001083743</text:p>
          </table:table-cell>
          <table:table-cell table:formula="of:=[.AF58]+[.AI58]" office:value-type="float" office:value="0.849535574268326" calcext:value-type="float">
            <text:p>0,8495355743</text:p>
          </table:table-cell>
          <table:table-cell table:formula="of:=[.AF58]-[.AI58]" office:value-type="float" office:value="0.849318825731674" calcext:value-type="float">
            <text:p>0,84931882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81465" calcext:value-type="float">
            <text:p>0,881465</text:p>
          </table:table-cell>
          <table:table-cell office:value-type="float" office:value="0.883587" calcext:value-type="float">
            <text:p>0,883587</text:p>
          </table:table-cell>
          <table:table-cell office:value-type="float" office:value="0.883941" calcext:value-type="float">
            <text:p>0,883941</text:p>
          </table:table-cell>
          <table:table-cell office:value-type="float" office:value="0.882304" calcext:value-type="float">
            <text:p>0,882304</text:p>
          </table:table-cell>
          <table:table-cell office:value-type="float" office:value="0.878984" calcext:value-type="float">
            <text:p>0,878984</text:p>
          </table:table-cell>
          <table:table-cell office:value-type="float" office:value="0.883803" calcext:value-type="float">
            <text:p>0,883803</text:p>
          </table:table-cell>
          <table:table-cell office:value-type="float" office:value="0.884789" calcext:value-type="float">
            <text:p>0,884789</text:p>
          </table:table-cell>
          <table:table-cell office:value-type="float" office:value="0.88435" calcext:value-type="float">
            <text:p>0,88435</text:p>
          </table:table-cell>
          <table:table-cell office:value-type="float" office:value="0.878775" calcext:value-type="float">
            <text:p>0,878775</text:p>
          </table:table-cell>
          <table:table-cell office:value-type="float" office:value="0.882916" calcext:value-type="float">
            <text:p>0,882916</text:p>
          </table:table-cell>
          <table:table-cell office:value-type="float" office:value="0.882696" calcext:value-type="float">
            <text:p>0,882696</text:p>
          </table:table-cell>
          <table:table-cell office:value-type="float" office:value="0.885978" calcext:value-type="float">
            <text:p>0,885978</text:p>
          </table:table-cell>
          <table:table-cell office:value-type="float" office:value="0.881842" calcext:value-type="float">
            <text:p>0,881842</text:p>
          </table:table-cell>
          <table:table-cell office:value-type="float" office:value="0.892806" calcext:value-type="float">
            <text:p>0,892806</text:p>
          </table:table-cell>
          <table:table-cell office:value-type="float" office:value="0.881096" calcext:value-type="float">
            <text:p>0,881096</text:p>
          </table:table-cell>
          <table:table-cell office:value-type="float" office:value="0.880895" calcext:value-type="float">
            <text:p>0,880895</text:p>
          </table:table-cell>
          <table:table-cell office:value-type="float" office:value="0.88474" calcext:value-type="float">
            <text:p>0,88474</text:p>
          </table:table-cell>
          <table:table-cell office:value-type="float" office:value="0.881213" calcext:value-type="float">
            <text:p>0,881213</text:p>
          </table:table-cell>
          <table:table-cell office:value-type="float" office:value="0.890325" calcext:value-type="float">
            <text:p>0,890325</text:p>
          </table:table-cell>
          <table:table-cell office:value-type="float" office:value="0.882327" calcext:value-type="float">
            <text:p>0,882327</text:p>
          </table:table-cell>
          <table:table-cell office:value-type="float" office:value="0.878916" calcext:value-type="float">
            <text:p>0,878916</text:p>
          </table:table-cell>
          <table:table-cell office:value-type="float" office:value="0.8845" calcext:value-type="float">
            <text:p>0,8845</text:p>
          </table:table-cell>
          <table:table-cell office:value-type="float" office:value="0.879398" calcext:value-type="float">
            <text:p>0,879398</text:p>
          </table:table-cell>
          <table:table-cell office:value-type="float" office:value="0.885677" calcext:value-type="float">
            <text:p>0,885677</text:p>
          </table:table-cell>
          <table:table-cell office:value-type="float" office:value="0.884075" calcext:value-type="float">
            <text:p>0,884075</text:p>
          </table:table-cell>
          <table:table-cell office:value-type="float" office:value="0.879858" calcext:value-type="float">
            <text:p>0,879858</text:p>
          </table:table-cell>
          <table:table-cell office:value-type="float" office:value="0.886853" calcext:value-type="float">
            <text:p>0,886853</text:p>
          </table:table-cell>
          <table:table-cell office:value-type="float" office:value="0.882053" calcext:value-type="float">
            <text:p>0,882053</text:p>
          </table:table-cell>
          <table:table-cell office:value-type="float" office:value="0.885929" calcext:value-type="float">
            <text:p>0,885929</text:p>
          </table:table-cell>
          <table:table-cell office:value-type="float" office:value="0.883461" calcext:value-type="float">
            <text:p>0,883461</text:p>
          </table:table-cell>
          <table:table-cell table:formula="of:=AVERAGE([.B59:.AE59])" office:value-type="float" office:value="0.8833184" calcext:value-type="float">
            <text:p>0,8833184</text:p>
          </table:table-cell>
          <table:table-cell table:formula="of:=VAR([.B59:.AE59])" office:value-type="float" office:value="0.0000100055145931034" calcext:value-type="float">
            <text:p>1,00055145931034E-05</text:p>
          </table:table-cell>
          <table:table-cell table:formula="of:=STDEV([.B59:.AE59])" office:value-type="float" office:value="0.00316314947372132" calcext:value-type="float">
            <text:p>0,0031631495</text:p>
          </table:table-cell>
          <table:table-cell table:formula="of:=CONFIDENCE(0.95;[.AH59];30)" office:value-type="float" office:value="0.0000362137562041097" calcext:value-type="float">
            <text:p>3,62137562041097E-05</text:p>
          </table:table-cell>
          <table:table-cell table:formula="of:=[.AF59]+[.AI59]" office:value-type="float" office:value="0.883354613756204" calcext:value-type="float">
            <text:p>0,8833546138</text:p>
          </table:table-cell>
          <table:table-cell table:formula="of:=[.AF59]-[.AI59]" office:value-type="float" office:value="0.883282186243796" calcext:value-type="float">
            <text:p>0,88328218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9096" calcext:value-type="float">
            <text:p>0,969096</text:p>
          </table:table-cell>
          <table:table-cell office:value-type="float" office:value="0.97061" calcext:value-type="float">
            <text:p>0,97061</text:p>
          </table:table-cell>
          <table:table-cell office:value-type="float" office:value="0.972318" calcext:value-type="float">
            <text:p>0,972318</text:p>
          </table:table-cell>
          <table:table-cell office:value-type="float" office:value="0.976509" calcext:value-type="float">
            <text:p>0,976509</text:p>
          </table:table-cell>
          <table:table-cell office:value-type="float" office:value="0.973816" calcext:value-type="float">
            <text:p>0,973816</text:p>
          </table:table-cell>
          <table:table-cell office:value-type="float" office:value="0.9698" calcext:value-type="float">
            <text:p>0,9698</text:p>
          </table:table-cell>
          <table:table-cell office:value-type="float" office:value="0.967451" calcext:value-type="float">
            <text:p>0,967451</text:p>
          </table:table-cell>
          <table:table-cell office:value-type="float" office:value="0.971166" calcext:value-type="float">
            <text:p>0,971166</text:p>
          </table:table-cell>
          <table:table-cell office:value-type="float" office:value="0.96917" calcext:value-type="float">
            <text:p>0,96917</text:p>
          </table:table-cell>
          <table:table-cell office:value-type="float" office:value="1.009076" calcext:value-type="float">
            <text:p>1,009076</text:p>
          </table:table-cell>
          <table:table-cell office:value-type="float" office:value="0.973738" calcext:value-type="float">
            <text:p>0,973738</text:p>
          </table:table-cell>
          <table:table-cell office:value-type="float" office:value="0.970437" calcext:value-type="float">
            <text:p>0,970437</text:p>
          </table:table-cell>
          <table:table-cell office:value-type="float" office:value="0.971193" calcext:value-type="float">
            <text:p>0,971193</text:p>
          </table:table-cell>
          <table:table-cell office:value-type="float" office:value="0.977983" calcext:value-type="float">
            <text:p>0,977983</text:p>
          </table:table-cell>
          <table:table-cell office:value-type="float" office:value="0.979417" calcext:value-type="float">
            <text:p>0,979417</text:p>
          </table:table-cell>
          <table:table-cell office:value-type="float" office:value="0.972504" calcext:value-type="float">
            <text:p>0,972504</text:p>
          </table:table-cell>
          <table:table-cell office:value-type="float" office:value="0.973458" calcext:value-type="float">
            <text:p>0,973458</text:p>
          </table:table-cell>
          <table:table-cell office:value-type="float" office:value="0.968315" calcext:value-type="float">
            <text:p>0,968315</text:p>
          </table:table-cell>
          <table:table-cell office:value-type="float" office:value="0.974995" calcext:value-type="float">
            <text:p>0,974995</text:p>
          </table:table-cell>
          <table:table-cell office:value-type="float" office:value="0.976032" calcext:value-type="float">
            <text:p>0,976032</text:p>
          </table:table-cell>
          <table:table-cell office:value-type="float" office:value="0.974368" calcext:value-type="float">
            <text:p>0,974368</text:p>
          </table:table-cell>
          <table:table-cell office:value-type="float" office:value="0.974691" calcext:value-type="float">
            <text:p>0,974691</text:p>
          </table:table-cell>
          <table:table-cell office:value-type="float" office:value="0.971325" calcext:value-type="float">
            <text:p>0,971325</text:p>
          </table:table-cell>
          <table:table-cell office:value-type="float" office:value="0.973239" calcext:value-type="float">
            <text:p>0,973239</text:p>
          </table:table-cell>
          <table:table-cell office:value-type="float" office:value="0.96965" calcext:value-type="float">
            <text:p>0,96965</text:p>
          </table:table-cell>
          <table:table-cell office:value-type="float" office:value="0.974606" calcext:value-type="float">
            <text:p>0,974606</text:p>
          </table:table-cell>
          <table:table-cell office:value-type="float" office:value="0.968321" calcext:value-type="float">
            <text:p>0,968321</text:p>
          </table:table-cell>
          <table:table-cell office:value-type="float" office:value="0.972466" calcext:value-type="float">
            <text:p>0,972466</text:p>
          </table:table-cell>
          <table:table-cell office:value-type="float" office:value="0.978281" calcext:value-type="float">
            <text:p>0,978281</text:p>
          </table:table-cell>
          <table:table-cell office:value-type="float" office:value="0.987664" calcext:value-type="float">
            <text:p>0,987664</text:p>
          </table:table-cell>
          <table:table-cell table:formula="of:=AVERAGE([.B60:.AE60])" office:value-type="float" office:value="0.974389833333333" calcext:value-type="float">
            <text:p>0,9743898333</text:p>
          </table:table-cell>
          <table:table-cell table:formula="of:=VAR([.B60:.AE60])" office:value-type="float" office:value="0.0000598431187643681" calcext:value-type="float">
            <text:p>5,98431187643681E-05</text:p>
          </table:table-cell>
          <table:table-cell table:formula="of:=STDEV([.B60:.AE60])" office:value-type="float" office:value="0.00773583342403184" calcext:value-type="float">
            <text:p>0,0077358334</text:p>
          </table:table-cell>
          <table:table-cell table:formula="of:=CONFIDENCE(0.95;[.AH60];30)" office:value-type="float" office:value="0.0000885647636891198" calcext:value-type="float">
            <text:p>8,85647636891198E-05</text:p>
          </table:table-cell>
          <table:table-cell table:formula="of:=[.AF60]+[.AI60]" office:value-type="float" office:value="0.974478398097022" calcext:value-type="float">
            <text:p>0,9744783981</text:p>
          </table:table-cell>
          <table:table-cell table:formula="of:=[.AF60]-[.AI60]" office:value-type="float" office:value="0.974301268569644" calcext:value-type="float">
            <text:p>0,97430126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86087" calcext:value-type="float">
            <text:p>0,986087</text:p>
          </table:table-cell>
          <table:table-cell office:value-type="float" office:value="0.988261" calcext:value-type="float">
            <text:p>0,988261</text:p>
          </table:table-cell>
          <table:table-cell office:value-type="float" office:value="0.987757" calcext:value-type="float">
            <text:p>0,987757</text:p>
          </table:table-cell>
          <table:table-cell office:value-type="float" office:value="0.988595" calcext:value-type="float">
            <text:p>0,988595</text:p>
          </table:table-cell>
          <table:table-cell office:value-type="float" office:value="0.986367" calcext:value-type="float">
            <text:p>0,986367</text:p>
          </table:table-cell>
          <table:table-cell office:value-type="float" office:value="0.984246" calcext:value-type="float">
            <text:p>0,984246</text:p>
          </table:table-cell>
          <table:table-cell office:value-type="float" office:value="1.003537" calcext:value-type="float">
            <text:p>1,003537</text:p>
          </table:table-cell>
          <table:table-cell office:value-type="float" office:value="0.98689" calcext:value-type="float">
            <text:p>0,98689</text:p>
          </table:table-cell>
          <table:table-cell office:value-type="float" office:value="0.987776" calcext:value-type="float">
            <text:p>0,987776</text:p>
          </table:table-cell>
          <table:table-cell office:value-type="float" office:value="0.987899" calcext:value-type="float">
            <text:p>0,987899</text:p>
          </table:table-cell>
          <table:table-cell office:value-type="float" office:value="0.986806" calcext:value-type="float">
            <text:p>0,986806</text:p>
          </table:table-cell>
          <table:table-cell office:value-type="float" office:value="0.988344" calcext:value-type="float">
            <text:p>0,988344</text:p>
          </table:table-cell>
          <table:table-cell office:value-type="float" office:value="0.985706" calcext:value-type="float">
            <text:p>0,985706</text:p>
          </table:table-cell>
          <table:table-cell office:value-type="float" office:value="0.989613" calcext:value-type="float">
            <text:p>0,989613</text:p>
          </table:table-cell>
          <table:table-cell office:value-type="float" office:value="0.986142" calcext:value-type="float">
            <text:p>0,986142</text:p>
          </table:table-cell>
          <table:table-cell office:value-type="float" office:value="1.014378" calcext:value-type="float">
            <text:p>1,01437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985665" calcext:value-type="float">
            <text:p>0,985665</text:p>
          </table:table-cell>
          <table:table-cell office:value-type="float" office:value="0.984289" calcext:value-type="float">
            <text:p>0,984289</text:p>
          </table:table-cell>
          <table:table-cell office:value-type="float" office:value="0.985793" calcext:value-type="float">
            <text:p>0,985793</text:p>
          </table:table-cell>
          <table:table-cell office:value-type="float" office:value="0.998495" calcext:value-type="float">
            <text:p>0,998495</text:p>
          </table:table-cell>
          <table:table-cell office:value-type="float" office:value="0.989144" calcext:value-type="float">
            <text:p>0,989144</text:p>
          </table:table-cell>
          <table:table-cell office:value-type="float" office:value="0.991311" calcext:value-type="float">
            <text:p>0,991311</text:p>
          </table:table-cell>
          <table:table-cell office:value-type="float" office:value="0.987778" calcext:value-type="float">
            <text:p>0,987778</text:p>
          </table:table-cell>
          <table:table-cell office:value-type="float" office:value="0.984377" calcext:value-type="float">
            <text:p>0,984377</text:p>
          </table:table-cell>
          <table:table-cell office:value-type="float" office:value="0.987362" calcext:value-type="float">
            <text:p>0,987362</text:p>
          </table:table-cell>
          <table:table-cell office:value-type="float" office:value="0.989632" calcext:value-type="float">
            <text:p>0,989632</text:p>
          </table:table-cell>
          <table:table-cell office:value-type="float" office:value="0.996452" calcext:value-type="float">
            <text:p>0,996452</text:p>
          </table:table-cell>
          <table:table-cell office:value-type="float" office:value="0.983836" calcext:value-type="float">
            <text:p>0,983836</text:p>
          </table:table-cell>
          <table:table-cell office:value-type="float" office:value="0.983429" calcext:value-type="float">
            <text:p>0,983429</text:p>
          </table:table-cell>
          <table:table-cell table:formula="of:=AVERAGE([.B61:.AE61])" office:value-type="float" office:value="0.989527566666667" calcext:value-type="float">
            <text:p>0,9895275667</text:p>
          </table:table-cell>
          <table:table-cell table:formula="of:=VAR([.B61:.AE61])" office:value-type="float" office:value="0.0000453562772885058" calcext:value-type="float">
            <text:p>4,53562772885058E-05</text:p>
          </table:table-cell>
          <table:table-cell table:formula="of:=STDEV([.B61:.AE61])" office:value-type="float" office:value="0.00673470691927316" calcext:value-type="float">
            <text:p>0,0067347069</text:p>
          </table:table-cell>
          <table:table-cell table:formula="of:=CONFIDENCE(0.95;[.AH61];30)" office:value-type="float" office:value="0.0000771032278135637" calcext:value-type="float">
            <text:p>7,71032278135637E-05</text:p>
          </table:table-cell>
          <table:table-cell table:formula="of:=[.AF61]+[.AI61]" office:value-type="float" office:value="0.98960466989448" calcext:value-type="float">
            <text:p>0,9896046699</text:p>
          </table:table-cell>
          <table:table-cell table:formula="of:=[.AF61]-[.AI61]" office:value-type="float" office:value="0.989450463438853" calcext:value-type="float">
            <text:p>0,98945046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12176" calcext:value-type="float">
            <text:p>1,012176</text:p>
          </table:table-cell>
          <table:table-cell office:value-type="float" office:value="1.016228" calcext:value-type="float">
            <text:p>1,016228</text:p>
          </table:table-cell>
          <table:table-cell office:value-type="float" office:value="1.004525" calcext:value-type="float">
            <text:p>1,004525</text:p>
          </table:table-cell>
          <table:table-cell office:value-type="float" office:value="1.002724" calcext:value-type="float">
            <text:p>1,002724</text:p>
          </table:table-cell>
          <table:table-cell office:value-type="float" office:value="1.010128" calcext:value-type="float">
            <text:p>1,010128</text:p>
          </table:table-cell>
          <table:table-cell office:value-type="float" office:value="1.054015" calcext:value-type="float">
            <text:p>1,054015</text:p>
          </table:table-cell>
          <table:table-cell office:value-type="float" office:value="1.007984" calcext:value-type="float">
            <text:p>1,007984</text:p>
          </table:table-cell>
          <table:table-cell office:value-type="float" office:value="1.003176" calcext:value-type="float">
            <text:p>1,003176</text:p>
          </table:table-cell>
          <table:table-cell office:value-type="float" office:value="1.005588" calcext:value-type="float">
            <text:p>1,005588</text:p>
          </table:table-cell>
          <table:table-cell office:value-type="float" office:value="1.012621" calcext:value-type="float">
            <text:p>1,012621</text:p>
          </table:table-cell>
          <table:table-cell office:value-type="float" office:value="1.004679" calcext:value-type="float">
            <text:p>1,004679</text:p>
          </table:table-cell>
          <table:table-cell office:value-type="float" office:value="1.028591" calcext:value-type="float">
            <text:p>1,028591</text:p>
          </table:table-cell>
          <table:table-cell office:value-type="float" office:value="1.009826" calcext:value-type="float">
            <text:p>1,009826</text:p>
          </table:table-cell>
          <table:table-cell office:value-type="float" office:value="1.007673" calcext:value-type="float">
            <text:p>1,007673</text:p>
          </table:table-cell>
          <table:table-cell office:value-type="float" office:value="1.003406" calcext:value-type="float">
            <text:p>1,003406</text:p>
          </table:table-cell>
          <table:table-cell office:value-type="float" office:value="1.006274" calcext:value-type="float">
            <text:p>1,006274</text:p>
          </table:table-cell>
          <table:table-cell office:value-type="float" office:value="1.006178" calcext:value-type="float">
            <text:p>1,006178</text:p>
          </table:table-cell>
          <table:table-cell office:value-type="float" office:value="1.014616" calcext:value-type="float">
            <text:p>1,014616</text:p>
          </table:table-cell>
          <table:table-cell office:value-type="float" office:value="1.005371" calcext:value-type="float">
            <text:p>1,005371</text:p>
          </table:table-cell>
          <table:table-cell office:value-type="float" office:value="1.006878" calcext:value-type="float">
            <text:p>1,006878</text:p>
          </table:table-cell>
          <table:table-cell office:value-type="float" office:value="1.008673" calcext:value-type="float">
            <text:p>1,008673</text:p>
          </table:table-cell>
          <table:table-cell office:value-type="float" office:value="1.005333" calcext:value-type="float">
            <text:p>1,005333</text:p>
          </table:table-cell>
          <table:table-cell office:value-type="float" office:value="1.036125" calcext:value-type="float">
            <text:p>1,036125</text:p>
          </table:table-cell>
          <table:table-cell office:value-type="float" office:value="1.008417" calcext:value-type="float">
            <text:p>1,008417</text:p>
          </table:table-cell>
          <table:table-cell office:value-type="float" office:value="1.009226" calcext:value-type="float">
            <text:p>1,009226</text:p>
          </table:table-cell>
          <table:table-cell office:value-type="float" office:value="1.004419" calcext:value-type="float">
            <text:p>1,004419</text:p>
          </table:table-cell>
          <table:table-cell office:value-type="float" office:value="1.004962" calcext:value-type="float">
            <text:p>1,004962</text:p>
          </table:table-cell>
          <table:table-cell office:value-type="float" office:value="1.006343" calcext:value-type="float">
            <text:p>1,006343</text:p>
          </table:table-cell>
          <table:table-cell office:value-type="float" office:value="1.004911" calcext:value-type="float">
            <text:p>1,004911</text:p>
          </table:table-cell>
          <table:table-cell office:value-type="float" office:value="1.004481" calcext:value-type="float">
            <text:p>1,004481</text:p>
          </table:table-cell>
          <table:table-cell table:formula="of:=AVERAGE([.B62:.AE62])" office:value-type="float" office:value="1.01051823333333" calcext:value-type="float">
            <text:p>1,0105182333</text:p>
          </table:table-cell>
          <table:table-cell table:formula="of:=VAR([.B62:.AE62])" office:value-type="float" office:value="0.000119722222805747" calcext:value-type="float">
            <text:p>0,0001197222</text:p>
          </table:table-cell>
          <table:table-cell table:formula="of:=STDEV([.B62:.AE62])" office:value-type="float" office:value="0.0109417650681116" calcext:value-type="float">
            <text:p>0,0109417651</text:p>
          </table:table-cell>
          <table:table-cell table:formula="of:=CONFIDENCE(0.95;[.AH62];30)" office:value-type="float" office:value="0.000125268317514276" calcext:value-type="float">
            <text:p>0,0001252683</text:p>
          </table:table-cell>
          <table:table-cell table:formula="of:=[.AF62]+[.AI62]" office:value-type="float" office:value="1.01064350165085" calcext:value-type="float">
            <text:p>1,0106435017</text:p>
          </table:table-cell>
          <table:table-cell table:formula="of:=[.AF62]-[.AI62]" office:value-type="float" office:value="1.01039296501582" calcext:value-type="float">
            <text:p>1,010392965</text:p>
          </table:table-cell>
        </table:table-row>
      </table:table>
      <table:table table:name="result-recursive-128" table:style-name="ta1">
        <table:table-column table:style-name="co1" table:default-cell-style-name="Default"/>
        <table:table-column table:style-name="co7" table:default-cell-style-name="Default"/>
        <table:table-column table:style-name="co8" table:number-columns-repeated="29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Médio Recursiv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22" calcext:value-type="float">
            <text:p>0,00002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21" calcext:value-type="float">
            <text:p>0,00002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19" calcext:value-type="float">
            <text:p>0,000019</text:p>
          </table:table-cell>
          <table:table-cell table:number-columns-repeated="2"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19" calcext:value-type="float">
            <text:p>0,000019</text:p>
          </table:table-cell>
          <table:table-cell table:number-columns-repeated="2" office:value-type="float" office:value="0.000021" calcext:value-type="float">
            <text:p>0,000021</text:p>
          </table:table-cell>
          <table:table-cell table:number-columns-repeated="2" office:value-type="float" office:value="0.000019" calcext:value-type="float">
            <text:p>0,000019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22" calcext:value-type="float">
            <text:p>0,000022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22" calcext:value-type="float">
            <text:p>0,000022</text:p>
          </table:table-cell>
          <table:table-cell table:formula="of:=AVERAGE([.B2:.AE2])" office:value-type="float" office:value="0.0000210666666666667" calcext:value-type="float">
            <text:p>2,10666666666667E-05</text:p>
          </table:table-cell>
          <table:table-cell table:formula="of:=VAR([.B2:.AE2])" office:value-type="float" office:value="0.00000000000282298850574713" calcext:value-type="float">
            <text:p>2,82298850574713E-12</text:p>
          </table:table-cell>
          <table:table-cell table:formula="of:=STDEV([.B2:.AE2])" office:value-type="float" office:value="0.00000168017514139066" calcext:value-type="float">
            <text:p>1,68017514139066E-06</text:p>
          </table:table-cell>
          <table:table-cell table:formula="of:=CONFIDENCE(0.95;[.AH2];30)" office:value-type="float" office:value="0.0000000192357185318039" calcext:value-type="float">
            <text:p>1,92357185318039E-08</text:p>
          </table:table-cell>
          <table:table-cell table:formula="of:=[.AF2]+[.AI2]" office:value-type="float" office:value="0.0000210859023851985" calcext:value-type="float">
            <text:p>2,10859023851985E-05</text:p>
          </table:table-cell>
          <table:table-cell table:formula="of:=[.AF2]-[.AI2]" office:value-type="float" office:value="0.0000210474309481349" calcext:value-type="float">
            <text:p>2,10474309481349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49" calcext:value-type="float">
            <text:p>0,000049</text:p>
          </table:table-cell>
          <table:table-cell table:number-columns-repeated="4" office:value-type="float" office:value="0.000042" calcext:value-type="float">
            <text:p>0,000042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3" calcext:value-type="float">
            <text:p>0,000043</text:p>
          </table:table-cell>
          <table:table-cell table:number-columns-repeated="2" office:value-type="float" office:value="0.000042" calcext:value-type="float">
            <text:p>0,000042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45" calcext:value-type="float">
            <text:p>0,000045</text:p>
          </table:table-cell>
          <table:table-cell table:number-columns-repeated="2" office:value-type="float" office:value="0.000041" calcext:value-type="float">
            <text:p>0,000041</text:p>
          </table:table-cell>
          <table:table-cell table:number-columns-repeated="2" office:value-type="float" office:value="0.000044" calcext:value-type="float">
            <text:p>0,000044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2" calcext:value-type="float">
            <text:p>0,000042</text:p>
          </table:table-cell>
          <table:table-cell table:number-columns-repeated="2" office:value-type="float" office:value="0.000044" calcext:value-type="float">
            <text:p>0,000044</text:p>
          </table:table-cell>
          <table:table-cell table:formula="of:=AVERAGE([.B3:.AE3])" office:value-type="float" office:value="0.0000429" calcext:value-type="float">
            <text:p>0,0000429</text:p>
          </table:table-cell>
          <table:table-cell table:formula="of:=VAR([.B3:.AE3])" office:value-type="float" office:value="0.00000000000340344827586207" calcext:value-type="float">
            <text:p>3,40344827586207E-12</text:p>
          </table:table-cell>
          <table:table-cell table:formula="of:=STDEV([.B3:.AE3])" office:value-type="float" office:value="0.00000184484369957513" calcext:value-type="float">
            <text:p>1,84484369957513E-06</text:p>
          </table:table-cell>
          <table:table-cell table:formula="of:=CONFIDENCE(0.95;[.AH3];30)" office:value-type="float" office:value="0.00000002112094939747" calcext:value-type="float">
            <text:p>2,112094939747E-08</text:p>
          </table:table-cell>
          <table:table-cell table:formula="of:=[.AF3]+[.AI3]" office:value-type="float" office:value="0.0000429211209493975" calcext:value-type="float">
            <text:p>4,29211209493975E-05</text:p>
          </table:table-cell>
          <table:table-cell table:formula="of:=[.AF3]-[.AI3]" office:value-type="float" office:value="0.0000428788790506025" calcext:value-type="float">
            <text:p>4,28788790506025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143" calcext:value-type="float">
            <text:p>0,000143</text:p>
          </table:table-cell>
          <table:table-cell table:number-columns-repeated="2" office:value-type="float" office:value="0.000097" calcext:value-type="float">
            <text:p>0,000097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92" calcext:value-type="float">
            <text:p>0,000092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89" calcext:value-type="float">
            <text:p>0,000089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098" calcext:value-type="float">
            <text:p>0,000098</text:p>
          </table:table-cell>
          <table:table-cell table:formula="of:=AVERAGE([.B4:.AE4])" office:value-type="float" office:value="0.0000961333333333333" calcext:value-type="float">
            <text:p>9,61333333333333E-05</text:p>
          </table:table-cell>
          <table:table-cell table:formula="of:=VAR([.B4:.AE4])" office:value-type="float" office:value="0.000000000097016091954023" calcext:value-type="float">
            <text:p>9,7016091954023E-11</text:p>
          </table:table-cell>
          <table:table-cell table:formula="of:=STDEV([.B4:.AE4])" office:value-type="float" office:value="0.00000984967471310718" calcext:value-type="float">
            <text:p>9,84967471310718E-06</text:p>
          </table:table-cell>
          <table:table-cell table:formula="of:=CONFIDENCE(0.95;[.AH4];30)" office:value-type="float" office:value="0.000000112765369361636" calcext:value-type="float">
            <text:p>1,12765369361636E-07</text:p>
          </table:table-cell>
          <table:table-cell table:formula="of:=[.AF4]+[.AI4]" office:value-type="float" office:value="0.000096246098702695" calcext:value-type="float">
            <text:p>9,6246098702695E-05</text:p>
          </table:table-cell>
          <table:table-cell table:formula="of:=[.AF4]-[.AI4]" office:value-type="float" office:value="0.0000960205679639717" calcext:value-type="float">
            <text:p>9,60205679639717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00221" calcext:value-type="float">
            <text:p>0,000221</text:p>
          </table:table-cell>
          <table:table-cell table:number-columns-repeated="2" office:value-type="float" office:value="0.000206" calcext:value-type="float">
            <text:p>0,00020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93" calcext:value-type="float">
            <text:p>0,000193</text:p>
          </table:table-cell>
          <table:table-cell table:number-columns-repeated="2" office:value-type="float" office:value="0.000218" calcext:value-type="float">
            <text:p>0,000218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215" calcext:value-type="float">
            <text:p>0,000215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205" calcext:value-type="float">
            <text:p>0,000205</text:p>
          </table:table-cell>
          <table:table-cell table:number-columns-repeated="2" office:value-type="float" office:value="0.000219" calcext:value-type="float">
            <text:p>0,000219</text:p>
          </table:table-cell>
          <table:table-cell office:value-type="float" office:value="0.000222" calcext:value-type="float">
            <text:p>0,000222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98" calcext:value-type="float">
            <text:p>0,000198</text:p>
          </table:table-cell>
          <table:table-cell office:value-type="float" office:value="0.000187" calcext:value-type="float">
            <text:p>0,000187</text:p>
          </table:table-cell>
          <table:table-cell table:formula="of:=AVERAGE([.B5:.AE5])" office:value-type="float" office:value="0.0002049" calcext:value-type="float">
            <text:p>0,0002049</text:p>
          </table:table-cell>
          <table:table-cell table:formula="of:=VAR([.B5:.AE5])" office:value-type="float" office:value="0.000000000112713793103448" calcext:value-type="float">
            <text:p>1,12713793103448E-10</text:p>
          </table:table-cell>
          <table:table-cell table:formula="of:=STDEV([.B5:.AE5])" office:value-type="float" office:value="0.0000106166752377309" calcext:value-type="float">
            <text:p>1,06166752377309E-05</text:p>
          </table:table-cell>
          <table:table-cell table:formula="of:=CONFIDENCE(0.95;[.AH5];30)" office:value-type="float" office:value="0.000000121546481426653" calcext:value-type="float">
            <text:p>1,21546481426653E-07</text:p>
          </table:table-cell>
          <table:table-cell table:formula="of:=[.AF5]+[.AI5]" office:value-type="float" office:value="0.000205021546481427" calcext:value-type="float">
            <text:p>0,0002050215</text:p>
          </table:table-cell>
          <table:table-cell table:formula="of:=[.AF5]-[.AI5]" office:value-type="float" office:value="0.000204778453518573" calcext:value-type="float">
            <text:p>0,00020477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0.000439" calcext:value-type="float">
            <text:p>0,000439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0482" calcext:value-type="float">
            <text:p>0,000482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92" calcext:value-type="float">
            <text:p>0,000492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422" calcext:value-type="float">
            <text:p>0,000422</text:p>
          </table:table-cell>
          <table:table-cell office:value-type="float" office:value="0.000447" calcext:value-type="float">
            <text:p>0,000447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0446" calcext:value-type="float">
            <text:p>0,000446</text:p>
          </table:table-cell>
          <table:table-cell office:value-type="float" office:value="0.000482" calcext:value-type="float">
            <text:p>0,000482</text:p>
          </table:table-cell>
          <table:table-cell office:value-type="float" office:value="0.00048" calcext:value-type="float">
            <text:p>0,00048</text:p>
          </table:table-cell>
          <table:table-cell table:number-columns-repeated="2" office:value-type="float" office:value="0.000464" calcext:value-type="float">
            <text:p>0,000464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29" calcext:value-type="float">
            <text:p>0,000429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0448" calcext:value-type="float">
            <text:p>0,000448</text:p>
          </table:table-cell>
          <table:table-cell office:value-type="float" office:value="0.000464" calcext:value-type="float">
            <text:p>0,000464</text:p>
          </table:table-cell>
          <table:table-cell table:number-columns-repeated="2" office:value-type="float" office:value="0.000433" calcext:value-type="float">
            <text:p>0,000433</text:p>
          </table:table-cell>
          <table:table-cell office:value-type="float" office:value="0.000461" calcext:value-type="float">
            <text:p>0,000461</text:p>
          </table:table-cell>
          <table:table-cell table:formula="of:=AVERAGE([.B6:.AE6])" office:value-type="float" office:value="0.000454933333333333" calcext:value-type="float">
            <text:p>0,0004549333</text:p>
          </table:table-cell>
          <table:table-cell table:formula="of:=VAR([.B6:.AE6])" office:value-type="float" office:value="0.00000000039447816091954" calcext:value-type="float">
            <text:p>3,9447816091954E-10</text:p>
          </table:table-cell>
          <table:table-cell table:formula="of:=STDEV([.B6:.AE6])" office:value-type="float" office:value="0.000019861474288671" calcext:value-type="float">
            <text:p>1,9861474288671E-05</text:p>
          </table:table-cell>
          <table:table-cell table:formula="of:=CONFIDENCE(0.95;[.AH6];30)" office:value-type="float" office:value="0.000000227386847735004" calcext:value-type="float">
            <text:p>2,27386847735004E-07</text:p>
          </table:table-cell>
          <table:table-cell table:formula="of:=[.AF6]+[.AI6]" office:value-type="float" office:value="0.000455160720181068" calcext:value-type="float">
            <text:p>0,0004551607</text:p>
          </table:table-cell>
          <table:table-cell table:formula="of:=[.AF6]-[.AI6]" office:value-type="float" office:value="0.000454705946485598" calcext:value-type="float">
            <text:p>0,00045470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985" calcext:value-type="float">
            <text:p>0,000985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04" calcext:value-type="float">
            <text:p>0,001004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97" calcext:value-type="float">
            <text:p>0,000997</text:p>
          </table:table-cell>
          <table:table-cell office:value-type="float" office:value="0.000983" calcext:value-type="float">
            <text:p>0,000983</text:p>
          </table:table-cell>
          <table:table-cell table:number-columns-repeated="2" office:value-type="float" office:value="0.001035" calcext:value-type="float">
            <text:p>0,001035</text:p>
          </table:table-cell>
          <table:table-cell office:value-type="float" office:value="0.001012" calcext:value-type="float">
            <text:p>0,001012</text:p>
          </table:table-cell>
          <table:table-cell office:value-type="float" office:value="0.001013" calcext:value-type="float">
            <text:p>0,001013</text:p>
          </table:table-cell>
          <table:table-cell office:value-type="float" office:value="0.000999" calcext:value-type="float">
            <text:p>0,000999</text:p>
          </table:table-cell>
          <table:table-cell office:value-type="float" office:value="0.001014" calcext:value-type="float">
            <text:p>0,001014</text:p>
          </table:table-cell>
          <table:table-cell office:value-type="float" office:value="0.001004" calcext:value-type="float">
            <text:p>0,001004</text:p>
          </table:table-cell>
          <table:table-cell office:value-type="float" office:value="0.001003" calcext:value-type="float">
            <text:p>0,001003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0947" calcext:value-type="float">
            <text:p>0,000947</text:p>
          </table:table-cell>
          <table:table-cell office:value-type="float" office:value="0.001051" calcext:value-type="float">
            <text:p>0,001051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000962" calcext:value-type="float">
            <text:p>0,00096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019" calcext:value-type="float">
            <text:p>0,001019</text:p>
          </table:table-cell>
          <table:table-cell office:value-type="float" office:value="0.001028" calcext:value-type="float">
            <text:p>0,001028</text:p>
          </table:table-cell>
          <table:table-cell office:value-type="float" office:value="0.000995" calcext:value-type="float">
            <text:p>0,000995</text:p>
          </table:table-cell>
          <table:table-cell table:number-columns-repeated="2" office:value-type="float" office:value="0.001006" calcext:value-type="float">
            <text:p>0,001006</text:p>
          </table:table-cell>
          <table:table-cell office:value-type="float" office:value="0.001049" calcext:value-type="float">
            <text:p>0,001049</text:p>
          </table:table-cell>
          <table:table-cell office:value-type="float" office:value="0.001031" calcext:value-type="float">
            <text:p>0,001031</text:p>
          </table:table-cell>
          <table:table-cell office:value-type="float" office:value="0.000962" calcext:value-type="float">
            <text:p>0,000962</text:p>
          </table:table-cell>
          <table:table-cell table:formula="of:=AVERAGE([.B7:.AE7])" office:value-type="float" office:value="0.00100716666666667" calcext:value-type="float">
            <text:p>0,0010071667</text:p>
          </table:table-cell>
          <table:table-cell table:formula="of:=VAR([.B7:.AE7])" office:value-type="float" office:value="0.000000000594419540229884" calcext:value-type="float">
            <text:p>5,94419540229884E-10</text:p>
          </table:table-cell>
          <table:table-cell table:formula="of:=STDEV([.B7:.AE7])" office:value-type="float" office:value="0.0000243807206667458" calcext:value-type="float">
            <text:p>2,43807206667458E-05</text:p>
          </table:table-cell>
          <table:table-cell table:formula="of:=CONFIDENCE(0.95;[.AH7];30)" office:value-type="float" office:value="0.000000279126067750227" calcext:value-type="float">
            <text:p>2,79126067750227E-07</text:p>
          </table:table-cell>
          <table:table-cell table:formula="of:=[.AF7]+[.AI7]" office:value-type="float" office:value="0.00100744579273442" calcext:value-type="float">
            <text:p>0,0010074458</text:p>
          </table:table-cell>
          <table:table-cell table:formula="of:=[.AF7]-[.AI7]" office:value-type="float" office:value="0.00100688754059892" calcext:value-type="float">
            <text:p>0,0010068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005" calcext:value-type="float">
            <text:p>0,002005</text:p>
          </table:table-cell>
          <table:table-cell office:value-type="float" office:value="0.002054" calcext:value-type="float">
            <text:p>0,002054</text:p>
          </table:table-cell>
          <table:table-cell office:value-type="float" office:value="0.001988" calcext:value-type="float">
            <text:p>0,001988</text:p>
          </table:table-cell>
          <table:table-cell office:value-type="float" office:value="0.002003" calcext:value-type="float">
            <text:p>0,002003</text:p>
          </table:table-cell>
          <table:table-cell office:value-type="float" office:value="0.001987" calcext:value-type="float">
            <text:p>0,001987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2069" calcext:value-type="float">
            <text:p>0,002069</text:p>
          </table:table-cell>
          <table:table-cell office:value-type="float" office:value="0.002018" calcext:value-type="float">
            <text:p>0,002018</text:p>
          </table:table-cell>
          <table:table-cell office:value-type="float" office:value="0.002011" calcext:value-type="float">
            <text:p>0,002011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1985" calcext:value-type="float">
            <text:p>0,001985</text:p>
          </table:table-cell>
          <table:table-cell office:value-type="float" office:value="0.002014" calcext:value-type="float">
            <text:p>0,002014</text:p>
          </table:table-cell>
          <table:table-cell office:value-type="float" office:value="0.001923" calcext:value-type="float">
            <text:p>0,001923</text:p>
          </table:table-cell>
          <table:table-cell office:value-type="float" office:value="0.002002" calcext:value-type="float">
            <text:p>0,002002</text:p>
          </table:table-cell>
          <table:table-cell office:value-type="float" office:value="0.001981" calcext:value-type="float">
            <text:p>0,001981</text:p>
          </table:table-cell>
          <table:table-cell office:value-type="float" office:value="0.002008" calcext:value-type="float">
            <text:p>0,002008</text:p>
          </table:table-cell>
          <table:table-cell office:value-type="float" office:value="0.001939" calcext:value-type="float">
            <text:p>0,001939</text:p>
          </table:table-cell>
          <table:table-cell office:value-type="float" office:value="0.002086" calcext:value-type="float">
            <text:p>0,002086</text:p>
          </table:table-cell>
          <table:table-cell office:value-type="float" office:value="0.001981" calcext:value-type="float">
            <text:p>0,001981</text:p>
          </table:table-cell>
          <table:table-cell office:value-type="float" office:value="0.002027" calcext:value-type="float">
            <text:p>0,002027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2012" calcext:value-type="float">
            <text:p>0,002012</text:p>
          </table:table-cell>
          <table:table-cell office:value-type="float" office:value="0.001971" calcext:value-type="float">
            <text:p>0,001971</text:p>
          </table:table-cell>
          <table:table-cell office:value-type="float" office:value="0.002089" calcext:value-type="float">
            <text:p>0,002089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2057" calcext:value-type="float">
            <text:p>0,002057</text:p>
          </table:table-cell>
          <table:table-cell office:value-type="float" office:value="0.001978" calcext:value-type="float">
            <text:p>0,001978</text:p>
          </table:table-cell>
          <table:table-cell office:value-type="float" office:value="0.002102" calcext:value-type="float">
            <text:p>0,002102</text:p>
          </table:table-cell>
          <table:table-cell table:formula="of:=AVERAGE([.B8:.AE8])" office:value-type="float" office:value="0.00200996666666667" calcext:value-type="float">
            <text:p>0,0020099667</text:p>
          </table:table-cell>
          <table:table-cell table:formula="of:=VAR([.B8:.AE8])" office:value-type="float" office:value="0.00000000182775747126436" calcext:value-type="float">
            <text:p>1,82775747126436E-09</text:p>
          </table:table-cell>
          <table:table-cell table:formula="of:=STDEV([.B8:.AE8])" office:value-type="float" office:value="0.0000427522803048488" calcext:value-type="float">
            <text:p>4,27522803048488E-05</text:p>
          </table:table-cell>
          <table:table-cell table:formula="of:=CONFIDENCE(0.95;[.AH8];30)" office:value-type="float" office:value="0.000000489455420615371" calcext:value-type="float">
            <text:p>4,89455420615371E-07</text:p>
          </table:table-cell>
          <table:table-cell table:formula="of:=[.AF8]+[.AI8]" office:value-type="float" office:value="0.00201045612208728" calcext:value-type="float">
            <text:p>0,0020104561</text:p>
          </table:table-cell>
          <table:table-cell table:formula="of:=[.AF8]-[.AI8]" office:value-type="float" office:value="0.00200947721124605" calcext:value-type="float">
            <text:p>0,00200947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436" calcext:value-type="float">
            <text:p>0,00436</text:p>
          </table:table-cell>
          <table:table-cell office:value-type="float" office:value="0.004326" calcext:value-type="float">
            <text:p>0,004326</text:p>
          </table:table-cell>
          <table:table-cell office:value-type="float" office:value="0.004386" calcext:value-type="float">
            <text:p>0,004386</text:p>
          </table:table-cell>
          <table:table-cell office:value-type="float" office:value="0.004373" calcext:value-type="float">
            <text:p>0,004373</text:p>
          </table:table-cell>
          <table:table-cell office:value-type="float" office:value="0.004394" calcext:value-type="float">
            <text:p>0,004394</text:p>
          </table:table-cell>
          <table:table-cell office:value-type="float" office:value="0.004405" calcext:value-type="float">
            <text:p>0,004405</text:p>
          </table:table-cell>
          <table:table-cell office:value-type="float" office:value="0.004487" calcext:value-type="float">
            <text:p>0,004487</text:p>
          </table:table-cell>
          <table:table-cell office:value-type="float" office:value="0.004418" calcext:value-type="float">
            <text:p>0,004418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0.004416" calcext:value-type="float">
            <text:p>0,004416</text:p>
          </table:table-cell>
          <table:table-cell office:value-type="float" office:value="0.004349" calcext:value-type="float">
            <text:p>0,004349</text:p>
          </table:table-cell>
          <table:table-cell office:value-type="float" office:value="0.004392" calcext:value-type="float">
            <text:p>0,004392</text:p>
          </table:table-cell>
          <table:table-cell office:value-type="float" office:value="0.004386" calcext:value-type="float">
            <text:p>0,004386</text:p>
          </table:table-cell>
          <table:table-cell office:value-type="float" office:value="0.00446" calcext:value-type="float">
            <text:p>0,00446</text:p>
          </table:table-cell>
          <table:table-cell office:value-type="float" office:value="0.00448" calcext:value-type="float">
            <text:p>0,00448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4381" calcext:value-type="float">
            <text:p>0,004381</text:p>
          </table:table-cell>
          <table:table-cell office:value-type="float" office:value="0.004372" calcext:value-type="float">
            <text:p>0,004372</text:p>
          </table:table-cell>
          <table:table-cell office:value-type="float" office:value="0.004488" calcext:value-type="float">
            <text:p>0,004488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4375" calcext:value-type="float">
            <text:p>0,004375</text:p>
          </table:table-cell>
          <table:table-cell office:value-type="float" office:value="0.004442" calcext:value-type="float">
            <text:p>0,004442</text:p>
          </table:table-cell>
          <table:table-cell office:value-type="float" office:value="0.004394" calcext:value-type="float">
            <text:p>0,004394</text:p>
          </table:table-cell>
          <table:table-cell office:value-type="float" office:value="0.00436" calcext:value-type="float">
            <text:p>0,00436</text:p>
          </table:table-cell>
          <table:table-cell office:value-type="float" office:value="0.004372" calcext:value-type="float">
            <text:p>0,004372</text:p>
          </table:table-cell>
          <table:table-cell office:value-type="float" office:value="0.004394" calcext:value-type="float">
            <text:p>0,004394</text:p>
          </table:table-cell>
          <table:table-cell office:value-type="float" office:value="0.004399" calcext:value-type="float">
            <text:p>0,004399</text:p>
          </table:table-cell>
          <table:table-cell office:value-type="float" office:value="0.004492" calcext:value-type="float">
            <text:p>0,004492</text:p>
          </table:table-cell>
          <table:table-cell office:value-type="float" office:value="0.004378" calcext:value-type="float">
            <text:p>0,004378</text:p>
          </table:table-cell>
          <table:table-cell office:value-type="float" office:value="0.004433" calcext:value-type="float">
            <text:p>0,004433</text:p>
          </table:table-cell>
          <table:table-cell table:formula="of:=AVERAGE([.B9:.AE9])" office:value-type="float" office:value="0.00440123333333333" calcext:value-type="float">
            <text:p>0,0044012333</text:p>
          </table:table-cell>
          <table:table-cell table:formula="of:=VAR([.B9:.AE9])" office:value-type="float" office:value="0.00000000189046091954022" calcext:value-type="float">
            <text:p>1,89046091954022E-09</text:p>
          </table:table-cell>
          <table:table-cell table:formula="of:=STDEV([.B9:.AE9])" office:value-type="float" office:value="0.0000434794309937494" calcext:value-type="float">
            <text:p>4,34794309937494E-05</text:p>
          </table:table-cell>
          <table:table-cell table:formula="of:=CONFIDENCE(0.95;[.AH9];30)" office:value-type="float" office:value="0.000000497780306299802" calcext:value-type="float">
            <text:p>4,97780306299802E-07</text:p>
          </table:table-cell>
          <table:table-cell table:formula="of:=[.AF9]+[.AI9]" office:value-type="float" office:value="0.00440173111363963" calcext:value-type="float">
            <text:p>0,0044017311</text:p>
          </table:table-cell>
          <table:table-cell table:formula="of:=[.AF9]-[.AI9]" office:value-type="float" office:value="0.00440073555302703" calcext:value-type="float">
            <text:p>0,00440073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9606" calcext:value-type="float">
            <text:p>0,009606</text:p>
          </table:table-cell>
          <table:table-cell office:value-type="float" office:value="0.009532" calcext:value-type="float">
            <text:p>0,009532</text:p>
          </table:table-cell>
          <table:table-cell office:value-type="float" office:value="0.009529" calcext:value-type="float">
            <text:p>0,009529</text:p>
          </table:table-cell>
          <table:table-cell office:value-type="float" office:value="0.009533" calcext:value-type="float">
            <text:p>0,009533</text:p>
          </table:table-cell>
          <table:table-cell office:value-type="float" office:value="0.009628" calcext:value-type="float">
            <text:p>0,009628</text:p>
          </table:table-cell>
          <table:table-cell office:value-type="float" office:value="0.009475" calcext:value-type="float">
            <text:p>0,009475</text:p>
          </table:table-cell>
          <table:table-cell office:value-type="float" office:value="0.009545" calcext:value-type="float">
            <text:p>0,009545</text:p>
          </table:table-cell>
          <table:table-cell office:value-type="float" office:value="0.009606" calcext:value-type="float">
            <text:p>0,009606</text:p>
          </table:table-cell>
          <table:table-cell office:value-type="float" office:value="0.009537" calcext:value-type="float">
            <text:p>0,009537</text:p>
          </table:table-cell>
          <table:table-cell office:value-type="float" office:value="0.009666" calcext:value-type="float">
            <text:p>0,009666</text:p>
          </table:table-cell>
          <table:table-cell office:value-type="float" office:value="0.009594" calcext:value-type="float">
            <text:p>0,009594</text:p>
          </table:table-cell>
          <table:table-cell office:value-type="float" office:value="0.009598" calcext:value-type="float">
            <text:p>0,009598</text:p>
          </table:table-cell>
          <table:table-cell office:value-type="float" office:value="0.009591" calcext:value-type="float">
            <text:p>0,009591</text:p>
          </table:table-cell>
          <table:table-cell office:value-type="float" office:value="0.009672" calcext:value-type="float">
            <text:p>0,009672</text:p>
          </table:table-cell>
          <table:table-cell office:value-type="float" office:value="0.009556" calcext:value-type="float">
            <text:p>0,009556</text:p>
          </table:table-cell>
          <table:table-cell office:value-type="float" office:value="0.00957" calcext:value-type="float">
            <text:p>0,00957</text:p>
          </table:table-cell>
          <table:table-cell office:value-type="float" office:value="0.009538" calcext:value-type="float">
            <text:p>0,009538</text:p>
          </table:table-cell>
          <table:table-cell office:value-type="float" office:value="0.009642" calcext:value-type="float">
            <text:p>0,009642</text:p>
          </table:table-cell>
          <table:table-cell office:value-type="float" office:value="0.009613" calcext:value-type="float">
            <text:p>0,009613</text:p>
          </table:table-cell>
          <table:table-cell office:value-type="float" office:value="0.009606" calcext:value-type="float">
            <text:p>0,009606</text:p>
          </table:table-cell>
          <table:table-cell office:value-type="float" office:value="0.009687" calcext:value-type="float">
            <text:p>0,009687</text:p>
          </table:table-cell>
          <table:table-cell office:value-type="float" office:value="0.009616" calcext:value-type="float">
            <text:p>0,009616</text:p>
          </table:table-cell>
          <table:table-cell office:value-type="float" office:value="0.009671" calcext:value-type="float">
            <text:p>0,009671</text:p>
          </table:table-cell>
          <table:table-cell office:value-type="float" office:value="0.009649" calcext:value-type="float">
            <text:p>0,009649</text:p>
          </table:table-cell>
          <table:table-cell office:value-type="float" office:value="0.009606" calcext:value-type="float">
            <text:p>0,009606</text:p>
          </table:table-cell>
          <table:table-cell office:value-type="float" office:value="0.009682" calcext:value-type="float">
            <text:p>0,009682</text:p>
          </table:table-cell>
          <table:table-cell office:value-type="float" office:value="0.009525" calcext:value-type="float">
            <text:p>0,009525</text:p>
          </table:table-cell>
          <table:table-cell office:value-type="float" office:value="0.009597" calcext:value-type="float">
            <text:p>0,009597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0.00953" calcext:value-type="float">
            <text:p>0,00953</text:p>
          </table:table-cell>
          <table:table-cell table:formula="of:=AVERAGE([.B10:.AE10])" office:value-type="float" office:value="0.00959263333333333" calcext:value-type="float">
            <text:p>0,0095926333</text:p>
          </table:table-cell>
          <table:table-cell table:formula="of:=VAR([.B10:.AE10])" office:value-type="float" office:value="0.00000000301079195402299" calcext:value-type="float">
            <text:p>0,000000003</text:p>
          </table:table-cell>
          <table:table-cell table:formula="of:=STDEV([.B10:.AE10])" office:value-type="float" office:value="0.0000548706839215896" calcext:value-type="float">
            <text:p>5,48706839215896E-05</text:p>
          </table:table-cell>
          <table:table-cell table:formula="of:=CONFIDENCE(0.95;[.AH10];30)" office:value-type="float" office:value="0.000000628194648023224" calcext:value-type="float">
            <text:p>6,28194648023224E-07</text:p>
          </table:table-cell>
          <table:table-cell table:formula="of:=[.AF10]+[.AI10]" office:value-type="float" office:value="0.00959326152798136" calcext:value-type="float">
            <text:p>0,0095932615</text:p>
          </table:table-cell>
          <table:table-cell table:formula="of:=[.AF10]-[.AI10]" office:value-type="float" office:value="0.00959200513868531" calcext:value-type="float">
            <text:p>0,0095920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091" calcext:value-type="float">
            <text:p>0,02091</text:p>
          </table:table-cell>
          <table:table-cell office:value-type="float" office:value="0.021129" calcext:value-type="float">
            <text:p>0,021129</text:p>
          </table:table-cell>
          <table:table-cell office:value-type="float" office:value="0.020898" calcext:value-type="float">
            <text:p>0,020898</text:p>
          </table:table-cell>
          <table:table-cell office:value-type="float" office:value="0.020904" calcext:value-type="float">
            <text:p>0,020904</text:p>
          </table:table-cell>
          <table:table-cell office:value-type="float" office:value="0.020986" calcext:value-type="float">
            <text:p>0,020986</text:p>
          </table:table-cell>
          <table:table-cell office:value-type="float" office:value="0.020947" calcext:value-type="float">
            <text:p>0,020947</text:p>
          </table:table-cell>
          <table:table-cell office:value-type="float" office:value="0.020823" calcext:value-type="float">
            <text:p>0,020823</text:p>
          </table:table-cell>
          <table:table-cell office:value-type="float" office:value="0.021121" calcext:value-type="float">
            <text:p>0,021121</text:p>
          </table:table-cell>
          <table:table-cell office:value-type="float" office:value="0.021239" calcext:value-type="float">
            <text:p>0,021239</text:p>
          </table:table-cell>
          <table:table-cell office:value-type="float" office:value="0.020901" calcext:value-type="float">
            <text:p>0,020901</text:p>
          </table:table-cell>
          <table:table-cell office:value-type="float" office:value="0.021229" calcext:value-type="float">
            <text:p>0,021229</text:p>
          </table:table-cell>
          <table:table-cell office:value-type="float" office:value="0.021142" calcext:value-type="float">
            <text:p>0,021142</text:p>
          </table:table-cell>
          <table:table-cell office:value-type="float" office:value="0.02113" calcext:value-type="float">
            <text:p>0,02113</text:p>
          </table:table-cell>
          <table:table-cell office:value-type="float" office:value="0.020968" calcext:value-type="float">
            <text:p>0,020968</text:p>
          </table:table-cell>
          <table:table-cell office:value-type="float" office:value="0.020829" calcext:value-type="float">
            <text:p>0,020829</text:p>
          </table:table-cell>
          <table:table-cell office:value-type="float" office:value="0.021042" calcext:value-type="float">
            <text:p>0,021042</text:p>
          </table:table-cell>
          <table:table-cell office:value-type="float" office:value="0.021227" calcext:value-type="float">
            <text:p>0,021227</text:p>
          </table:table-cell>
          <table:table-cell office:value-type="float" office:value="0.021181" calcext:value-type="float">
            <text:p>0,021181</text:p>
          </table:table-cell>
          <table:table-cell office:value-type="float" office:value="0.021172" calcext:value-type="float">
            <text:p>0,021172</text:p>
          </table:table-cell>
          <table:table-cell office:value-type="float" office:value="0.021026" calcext:value-type="float">
            <text:p>0,021026</text:p>
          </table:table-cell>
          <table:table-cell office:value-type="float" office:value="0.020979" calcext:value-type="float">
            <text:p>0,020979</text:p>
          </table:table-cell>
          <table:table-cell office:value-type="float" office:value="0.02101" calcext:value-type="float">
            <text:p>0,02101</text:p>
          </table:table-cell>
          <table:table-cell office:value-type="float" office:value="0.02114" calcext:value-type="float">
            <text:p>0,02114</text:p>
          </table:table-cell>
          <table:table-cell office:value-type="float" office:value="0.020977" calcext:value-type="float">
            <text:p>0,020977</text:p>
          </table:table-cell>
          <table:table-cell office:value-type="float" office:value="0.021086" calcext:value-type="float">
            <text:p>0,021086</text:p>
          </table:table-cell>
          <table:table-cell office:value-type="float" office:value="0.02097" calcext:value-type="float">
            <text:p>0,02097</text:p>
          </table:table-cell>
          <table:table-cell office:value-type="float" office:value="0.021003" calcext:value-type="float">
            <text:p>0,021003</text:p>
          </table:table-cell>
          <table:table-cell office:value-type="float" office:value="0.021033" calcext:value-type="float">
            <text:p>0,021033</text:p>
          </table:table-cell>
          <table:table-cell office:value-type="float" office:value="0.020945" calcext:value-type="float">
            <text:p>0,020945</text:p>
          </table:table-cell>
          <table:table-cell office:value-type="float" office:value="0.020868" calcext:value-type="float">
            <text:p>0,020868</text:p>
          </table:table-cell>
          <table:table-cell table:formula="of:=AVERAGE([.B11:.AE11])" office:value-type="float" office:value="0.0210271666666667" calcext:value-type="float">
            <text:p>0,0210271667</text:p>
          </table:table-cell>
          <table:table-cell table:formula="of:=VAR([.B11:.AE11])" office:value-type="float" office:value="0.000000014645316091954" calcext:value-type="float">
            <text:p>1,4645316091954E-08</text:p>
          </table:table-cell>
          <table:table-cell table:formula="of:=STDEV([.B11:.AE11])" office:value-type="float" office:value="0.000121017833776489" calcext:value-type="float">
            <text:p>0,0001210178</text:p>
          </table:table-cell>
          <table:table-cell table:formula="of:=CONFIDENCE(0.95;[.AH11];30)" office:value-type="float" office:value="0.00000138548948291571" calcext:value-type="float">
            <text:p>1,38548948291571E-06</text:p>
          </table:table-cell>
          <table:table-cell table:formula="of:=[.AF11]+[.AI11]" office:value-type="float" office:value="0.0210285521561496" calcext:value-type="float">
            <text:p>0,0210285522</text:p>
          </table:table-cell>
          <table:table-cell table:formula="of:=[.AF11]-[.AI11]" office:value-type="float" office:value="0.0210257811771837" calcext:value-type="float">
            <text:p>0,02102578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2388" calcext:value-type="float">
            <text:p>0,032388</text:p>
          </table:table-cell>
          <table:table-cell office:value-type="float" office:value="0.032481" calcext:value-type="float">
            <text:p>0,032481</text:p>
          </table:table-cell>
          <table:table-cell office:value-type="float" office:value="0.032205" calcext:value-type="float">
            <text:p>0,032205</text:p>
          </table:table-cell>
          <table:table-cell office:value-type="float" office:value="0.032178" calcext:value-type="float">
            <text:p>0,032178</text:p>
          </table:table-cell>
          <table:table-cell office:value-type="float" office:value="0.032157" calcext:value-type="float">
            <text:p>0,032157</text:p>
          </table:table-cell>
          <table:table-cell office:value-type="float" office:value="0.032337" calcext:value-type="float">
            <text:p>0,032337</text:p>
          </table:table-cell>
          <table:table-cell office:value-type="float" office:value="0.032393" calcext:value-type="float">
            <text:p>0,032393</text:p>
          </table:table-cell>
          <table:table-cell office:value-type="float" office:value="0.032502" calcext:value-type="float">
            <text:p>0,032502</text:p>
          </table:table-cell>
          <table:table-cell office:value-type="float" office:value="0.032507" calcext:value-type="float">
            <text:p>0,032507</text:p>
          </table:table-cell>
          <table:table-cell office:value-type="float" office:value="0.03229" calcext:value-type="float">
            <text:p>0,03229</text:p>
          </table:table-cell>
          <table:table-cell office:value-type="float" office:value="0.032402" calcext:value-type="float">
            <text:p>0,032402</text:p>
          </table:table-cell>
          <table:table-cell office:value-type="float" office:value="0.032097" calcext:value-type="float">
            <text:p>0,032097</text:p>
          </table:table-cell>
          <table:table-cell office:value-type="float" office:value="0.032079" calcext:value-type="float">
            <text:p>0,032079</text:p>
          </table:table-cell>
          <table:table-cell office:value-type="float" office:value="0.032047" calcext:value-type="float">
            <text:p>0,032047</text:p>
          </table:table-cell>
          <table:table-cell office:value-type="float" office:value="0.032329" calcext:value-type="float">
            <text:p>0,032329</text:p>
          </table:table-cell>
          <table:table-cell office:value-type="float" office:value="0.032402" calcext:value-type="float">
            <text:p>0,032402</text:p>
          </table:table-cell>
          <table:table-cell office:value-type="float" office:value="0.032279" calcext:value-type="float">
            <text:p>0,032279</text:p>
          </table:table-cell>
          <table:table-cell office:value-type="float" office:value="0.032248" calcext:value-type="float">
            <text:p>0,032248</text:p>
          </table:table-cell>
          <table:table-cell office:value-type="float" office:value="0.032477" calcext:value-type="float">
            <text:p>0,032477</text:p>
          </table:table-cell>
          <table:table-cell office:value-type="float" office:value="0.032313" calcext:value-type="float">
            <text:p>0,032313</text:p>
          </table:table-cell>
          <table:table-cell office:value-type="float" office:value="0.032443" calcext:value-type="float">
            <text:p>0,032443</text:p>
          </table:table-cell>
          <table:table-cell office:value-type="float" office:value="0.032574" calcext:value-type="float">
            <text:p>0,032574</text:p>
          </table:table-cell>
          <table:table-cell office:value-type="float" office:value="0.032273" calcext:value-type="float">
            <text:p>0,032273</text:p>
          </table:table-cell>
          <table:table-cell office:value-type="float" office:value="0.032711" calcext:value-type="float">
            <text:p>0,032711</text:p>
          </table:table-cell>
          <table:table-cell office:value-type="float" office:value="0.032146" calcext:value-type="float">
            <text:p>0,032146</text:p>
          </table:table-cell>
          <table:table-cell office:value-type="float" office:value="0.032364" calcext:value-type="float">
            <text:p>0,032364</text:p>
          </table:table-cell>
          <table:table-cell office:value-type="float" office:value="0.032208" calcext:value-type="float">
            <text:p>0,032208</text:p>
          </table:table-cell>
          <table:table-cell office:value-type="float" office:value="0.032513" calcext:value-type="float">
            <text:p>0,032513</text:p>
          </table:table-cell>
          <table:table-cell office:value-type="float" office:value="0.032393" calcext:value-type="float">
            <text:p>0,032393</text:p>
          </table:table-cell>
          <table:table-cell office:value-type="float" office:value="0.032416" calcext:value-type="float">
            <text:p>0,032416</text:p>
          </table:table-cell>
          <table:table-cell table:formula="of:=AVERAGE([.B12:.AE12])" office:value-type="float" office:value="0.0323384" calcext:value-type="float">
            <text:p>0,0323384</text:p>
          </table:table-cell>
          <table:table-cell table:formula="of:=VAR([.B12:.AE12])" office:value-type="float" office:value="0.0000000246094206896552" calcext:value-type="float">
            <text:p>2,46094206896552E-08</text:p>
          </table:table-cell>
          <table:table-cell table:formula="of:=STDEV([.B12:.AE12])" office:value-type="float" office:value="0.000156873900600626" calcext:value-type="float">
            <text:p>0,0001568739</text:p>
          </table:table-cell>
          <table:table-cell table:formula="of:=CONFIDENCE(0.95;[.AH12];30)" office:value-type="float" office:value="0.00000179599264541089" calcext:value-type="float">
            <text:p>0,000001796</text:p>
          </table:table-cell>
          <table:table-cell table:formula="of:=[.AF12]+[.AI12]" office:value-type="float" office:value="0.0323401959926454" calcext:value-type="float">
            <text:p>0,032340196</text:p>
          </table:table-cell>
          <table:table-cell table:formula="of:=[.AF12]-[.AI12]" office:value-type="float" office:value="0.0323366040073546" calcext:value-type="float">
            <text:p>0,0323366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3901" calcext:value-type="float">
            <text:p>0,053901</text:p>
          </table:table-cell>
          <table:table-cell office:value-type="float" office:value="0.053491" calcext:value-type="float">
            <text:p>0,053491</text:p>
          </table:table-cell>
          <table:table-cell office:value-type="float" office:value="0.0536" calcext:value-type="float">
            <text:p>0,0536</text:p>
          </table:table-cell>
          <table:table-cell office:value-type="float" office:value="0.053227" calcext:value-type="float">
            <text:p>0,053227</text:p>
          </table:table-cell>
          <table:table-cell office:value-type="float" office:value="0.053728" calcext:value-type="float">
            <text:p>0,053728</text:p>
          </table:table-cell>
          <table:table-cell office:value-type="float" office:value="0.05358" calcext:value-type="float">
            <text:p>0,05358</text:p>
          </table:table-cell>
          <table:table-cell office:value-type="float" office:value="0.053518" calcext:value-type="float">
            <text:p>0,053518</text:p>
          </table:table-cell>
          <table:table-cell office:value-type="float" office:value="0.053673" calcext:value-type="float">
            <text:p>0,053673</text:p>
          </table:table-cell>
          <table:table-cell office:value-type="float" office:value="0.053358" calcext:value-type="float">
            <text:p>0,053358</text:p>
          </table:table-cell>
          <table:table-cell office:value-type="float" office:value="0.053711" calcext:value-type="float">
            <text:p>0,053711</text:p>
          </table:table-cell>
          <table:table-cell office:value-type="float" office:value="0.053472" calcext:value-type="float">
            <text:p>0,053472</text:p>
          </table:table-cell>
          <table:table-cell office:value-type="float" office:value="0.053634" calcext:value-type="float">
            <text:p>0,053634</text:p>
          </table:table-cell>
          <table:table-cell office:value-type="float" office:value="0.053736" calcext:value-type="float">
            <text:p>0,053736</text:p>
          </table:table-cell>
          <table:table-cell office:value-type="float" office:value="0.05367" calcext:value-type="float">
            <text:p>0,05367</text:p>
          </table:table-cell>
          <table:table-cell office:value-type="float" office:value="0.053482" calcext:value-type="float">
            <text:p>0,053482</text:p>
          </table:table-cell>
          <table:table-cell office:value-type="float" office:value="0.053761" calcext:value-type="float">
            <text:p>0,053761</text:p>
          </table:table-cell>
          <table:table-cell office:value-type="float" office:value="0.053789" calcext:value-type="float">
            <text:p>0,053789</text:p>
          </table:table-cell>
          <table:table-cell office:value-type="float" office:value="0.053745" calcext:value-type="float">
            <text:p>0,053745</text:p>
          </table:table-cell>
          <table:table-cell office:value-type="float" office:value="0.053644" calcext:value-type="float">
            <text:p>0,053644</text:p>
          </table:table-cell>
          <table:table-cell office:value-type="float" office:value="0.054089" calcext:value-type="float">
            <text:p>0,054089</text:p>
          </table:table-cell>
          <table:table-cell office:value-type="float" office:value="0.053768" calcext:value-type="float">
            <text:p>0,053768</text:p>
          </table:table-cell>
          <table:table-cell office:value-type="float" office:value="0.053942" calcext:value-type="float">
            <text:p>0,053942</text:p>
          </table:table-cell>
          <table:table-cell office:value-type="float" office:value="0.053543" calcext:value-type="float">
            <text:p>0,053543</text:p>
          </table:table-cell>
          <table:table-cell office:value-type="float" office:value="0.053219" calcext:value-type="float">
            <text:p>0,053219</text:p>
          </table:table-cell>
          <table:table-cell office:value-type="float" office:value="0.05466" calcext:value-type="float">
            <text:p>0,05466</text:p>
          </table:table-cell>
          <table:table-cell office:value-type="float" office:value="0.053748" calcext:value-type="float">
            <text:p>0,053748</text:p>
          </table:table-cell>
          <table:table-cell office:value-type="float" office:value="0.05359" calcext:value-type="float">
            <text:p>0,05359</text:p>
          </table:table-cell>
          <table:table-cell office:value-type="float" office:value="0.053228" calcext:value-type="float">
            <text:p>0,053228</text:p>
          </table:table-cell>
          <table:table-cell office:value-type="float" office:value="0.053182" calcext:value-type="float">
            <text:p>0,053182</text:p>
          </table:table-cell>
          <table:table-cell office:value-type="float" office:value="0.056092" calcext:value-type="float">
            <text:p>0,056092</text:p>
          </table:table-cell>
          <table:table-cell table:formula="of:=AVERAGE([.B13:.AE13])" office:value-type="float" office:value="0.0537260333333333" calcext:value-type="float">
            <text:p>0,0537260333</text:p>
          </table:table-cell>
          <table:table-cell table:formula="of:=VAR([.B13:.AE13])" office:value-type="float" office:value="0.000000282957205747126" calcext:value-type="float">
            <text:p>0,000000283</text:p>
          </table:table-cell>
          <table:table-cell table:formula="of:=STDEV([.B13:.AE13])" office:value-type="float" office:value="0.000531937219742261" calcext:value-type="float">
            <text:p>0,0005319372</text:p>
          </table:table-cell>
          <table:table-cell table:formula="of:=CONFIDENCE(0.95;[.AH13];30)" office:value-type="float" office:value="0.00000608995716189647" calcext:value-type="float">
            <text:p>0,00000609</text:p>
          </table:table-cell>
          <table:table-cell table:formula="of:=[.AF13]+[.AI13]" office:value-type="float" office:value="0.0537321232904952" calcext:value-type="float">
            <text:p>0,0537321233</text:p>
          </table:table-cell>
          <table:table-cell table:formula="of:=[.AF13]-[.AI13]" office:value-type="float" office:value="0.0537199433761714" calcext:value-type="float">
            <text:p>0,0537199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9219" calcext:value-type="float">
            <text:p>0,089219</text:p>
          </table:table-cell>
          <table:table-cell office:value-type="float" office:value="0.089037" calcext:value-type="float">
            <text:p>0,089037</text:p>
          </table:table-cell>
          <table:table-cell office:value-type="float" office:value="0.089436" calcext:value-type="float">
            <text:p>0,089436</text:p>
          </table:table-cell>
          <table:table-cell office:value-type="float" office:value="0.088867" calcext:value-type="float">
            <text:p>0,088867</text:p>
          </table:table-cell>
          <table:table-cell office:value-type="float" office:value="0.089297" calcext:value-type="float">
            <text:p>0,089297</text:p>
          </table:table-cell>
          <table:table-cell office:value-type="float" office:value="0.089489" calcext:value-type="float">
            <text:p>0,089489</text:p>
          </table:table-cell>
          <table:table-cell office:value-type="float" office:value="0.089109" calcext:value-type="float">
            <text:p>0,089109</text:p>
          </table:table-cell>
          <table:table-cell office:value-type="float" office:value="0.089106" calcext:value-type="float">
            <text:p>0,089106</text:p>
          </table:table-cell>
          <table:table-cell office:value-type="float" office:value="0.088983" calcext:value-type="float">
            <text:p>0,088983</text:p>
          </table:table-cell>
          <table:table-cell office:value-type="float" office:value="0.089008" calcext:value-type="float">
            <text:p>0,089008</text:p>
          </table:table-cell>
          <table:table-cell office:value-type="float" office:value="0.08876" calcext:value-type="float">
            <text:p>0,08876</text:p>
          </table:table-cell>
          <table:table-cell office:value-type="float" office:value="0.088504" calcext:value-type="float">
            <text:p>0,088504</text:p>
          </table:table-cell>
          <table:table-cell office:value-type="float" office:value="0.088882" calcext:value-type="float">
            <text:p>0,088882</text:p>
          </table:table-cell>
          <table:table-cell office:value-type="float" office:value="0.089585" calcext:value-type="float">
            <text:p>0,089585</text:p>
          </table:table-cell>
          <table:table-cell office:value-type="float" office:value="0.088288" calcext:value-type="float">
            <text:p>0,088288</text:p>
          </table:table-cell>
          <table:table-cell office:value-type="float" office:value="0.08986" calcext:value-type="float">
            <text:p>0,08986</text:p>
          </table:table-cell>
          <table:table-cell office:value-type="float" office:value="0.08938" calcext:value-type="float">
            <text:p>0,08938</text:p>
          </table:table-cell>
          <table:table-cell office:value-type="float" office:value="0.088939" calcext:value-type="float">
            <text:p>0,088939</text:p>
          </table:table-cell>
          <table:table-cell office:value-type="float" office:value="0.089277" calcext:value-type="float">
            <text:p>0,089277</text:p>
          </table:table-cell>
          <table:table-cell office:value-type="float" office:value="0.088507" calcext:value-type="float">
            <text:p>0,088507</text:p>
          </table:table-cell>
          <table:table-cell office:value-type="float" office:value="0.089053" calcext:value-type="float">
            <text:p>0,089053</text:p>
          </table:table-cell>
          <table:table-cell office:value-type="float" office:value="0.089317" calcext:value-type="float">
            <text:p>0,089317</text:p>
          </table:table-cell>
          <table:table-cell office:value-type="float" office:value="0.088685" calcext:value-type="float">
            <text:p>0,088685</text:p>
          </table:table-cell>
          <table:table-cell office:value-type="float" office:value="0.089437" calcext:value-type="float">
            <text:p>0,089437</text:p>
          </table:table-cell>
          <table:table-cell office:value-type="float" office:value="0.088825" calcext:value-type="float">
            <text:p>0,088825</text:p>
          </table:table-cell>
          <table:table-cell office:value-type="float" office:value="0.089893" calcext:value-type="float">
            <text:p>0,089893</text:p>
          </table:table-cell>
          <table:table-cell office:value-type="float" office:value="0.088985" calcext:value-type="float">
            <text:p>0,088985</text:p>
          </table:table-cell>
          <table:table-cell office:value-type="float" office:value="0.089448" calcext:value-type="float">
            <text:p>0,089448</text:p>
          </table:table-cell>
          <table:table-cell office:value-type="float" office:value="0.088801" calcext:value-type="float">
            <text:p>0,088801</text:p>
          </table:table-cell>
          <table:table-cell office:value-type="float" office:value="0.088949" calcext:value-type="float">
            <text:p>0,088949</text:p>
          </table:table-cell>
          <table:table-cell table:formula="of:=AVERAGE([.B14:.AE14])" office:value-type="float" office:value="0.0890975333333333" calcext:value-type="float">
            <text:p>0,0890975333</text:p>
          </table:table-cell>
          <table:table-cell table:formula="of:=VAR([.B14:.AE14])" office:value-type="float" office:value="0.000000143497843678162" calcext:value-type="float">
            <text:p>1,43497843678162E-07</text:p>
          </table:table-cell>
          <table:table-cell table:formula="of:=STDEV([.B14:.AE14])" office:value-type="float" office:value="0.000378811092337806" calcext:value-type="float">
            <text:p>0,0003788111</text:p>
          </table:table-cell>
          <table:table-cell table:formula="of:=CONFIDENCE(0.95;[.AH14];30)" office:value-type="float" office:value="0.00000433687141859753" calcext:value-type="float">
            <text:p>4,33687141859753E-06</text:p>
          </table:table-cell>
          <table:table-cell table:formula="of:=[.AF14]+[.AI14]" office:value-type="float" office:value="0.0891018702047519" calcext:value-type="float">
            <text:p>0,0891018702</text:p>
          </table:table-cell>
          <table:table-cell table:formula="of:=[.AF14]-[.AI14]" office:value-type="float" office:value="0.0890931964619147" calcext:value-type="float">
            <text:p>0,08909319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8681" calcext:value-type="float">
            <text:p>0,268681</text:p>
          </table:table-cell>
          <table:table-cell office:value-type="float" office:value="0.267588" calcext:value-type="float">
            <text:p>0,267588</text:p>
          </table:table-cell>
          <table:table-cell office:value-type="float" office:value="0.266893" calcext:value-type="float">
            <text:p>0,266893</text:p>
          </table:table-cell>
          <table:table-cell office:value-type="float" office:value="0.268285" calcext:value-type="float">
            <text:p>0,268285</text:p>
          </table:table-cell>
          <table:table-cell office:value-type="float" office:value="0.269275" calcext:value-type="float">
            <text:p>0,269275</text:p>
          </table:table-cell>
          <table:table-cell office:value-type="float" office:value="0.272224" calcext:value-type="float">
            <text:p>0,272224</text:p>
          </table:table-cell>
          <table:table-cell office:value-type="float" office:value="0.268304" calcext:value-type="float">
            <text:p>0,268304</text:p>
          </table:table-cell>
          <table:table-cell office:value-type="float" office:value="0.268071" calcext:value-type="float">
            <text:p>0,268071</text:p>
          </table:table-cell>
          <table:table-cell office:value-type="float" office:value="0.288634" calcext:value-type="float">
            <text:p>0,288634</text:p>
          </table:table-cell>
          <table:table-cell office:value-type="float" office:value="0.282689" calcext:value-type="float">
            <text:p>0,282689</text:p>
          </table:table-cell>
          <table:table-cell office:value-type="float" office:value="0.266465" calcext:value-type="float">
            <text:p>0,266465</text:p>
          </table:table-cell>
          <table:table-cell office:value-type="float" office:value="0.267788" calcext:value-type="float">
            <text:p>0,267788</text:p>
          </table:table-cell>
          <table:table-cell office:value-type="float" office:value="0.268627" calcext:value-type="float">
            <text:p>0,268627</text:p>
          </table:table-cell>
          <table:table-cell office:value-type="float" office:value="0.26682" calcext:value-type="float">
            <text:p>0,26682</text:p>
          </table:table-cell>
          <table:table-cell office:value-type="float" office:value="0.268388" calcext:value-type="float">
            <text:p>0,268388</text:p>
          </table:table-cell>
          <table:table-cell office:value-type="float" office:value="0.267644" calcext:value-type="float">
            <text:p>0,267644</text:p>
          </table:table-cell>
          <table:table-cell office:value-type="float" office:value="0.26771" calcext:value-type="float">
            <text:p>0,26771</text:p>
          </table:table-cell>
          <table:table-cell office:value-type="float" office:value="0.268652" calcext:value-type="float">
            <text:p>0,268652</text:p>
          </table:table-cell>
          <table:table-cell office:value-type="float" office:value="0.268487" calcext:value-type="float">
            <text:p>0,268487</text:p>
          </table:table-cell>
          <table:table-cell office:value-type="float" office:value="0.268303" calcext:value-type="float">
            <text:p>0,268303</text:p>
          </table:table-cell>
          <table:table-cell office:value-type="float" office:value="0.268072" calcext:value-type="float">
            <text:p>0,268072</text:p>
          </table:table-cell>
          <table:table-cell office:value-type="float" office:value="0.26683" calcext:value-type="float">
            <text:p>0,26683</text:p>
          </table:table-cell>
          <table:table-cell office:value-type="float" office:value="0.268264" calcext:value-type="float">
            <text:p>0,268264</text:p>
          </table:table-cell>
          <table:table-cell office:value-type="float" office:value="0.269347" calcext:value-type="float">
            <text:p>0,269347</text:p>
          </table:table-cell>
          <table:table-cell office:value-type="float" office:value="0.267307" calcext:value-type="float">
            <text:p>0,267307</text:p>
          </table:table-cell>
          <table:table-cell office:value-type="float" office:value="0.268298" calcext:value-type="float">
            <text:p>0,268298</text:p>
          </table:table-cell>
          <table:table-cell office:value-type="float" office:value="0.267701" calcext:value-type="float">
            <text:p>0,267701</text:p>
          </table:table-cell>
          <table:table-cell office:value-type="float" office:value="0.26843" calcext:value-type="float">
            <text:p>0,26843</text:p>
          </table:table-cell>
          <table:table-cell office:value-type="float" office:value="0.266736" calcext:value-type="float">
            <text:p>0,266736</text:p>
          </table:table-cell>
          <table:table-cell office:value-type="float" office:value="0.268616" calcext:value-type="float">
            <text:p>0,268616</text:p>
          </table:table-cell>
          <table:table-cell table:formula="of:=AVERAGE([.B15:.AE15])" office:value-type="float" office:value="0.2693043" calcext:value-type="float">
            <text:p>0,2693043</text:p>
          </table:table-cell>
          <table:table-cell table:formula="of:=VAR([.B15:.AE15])" office:value-type="float" office:value="0.0000214958280793103" calcext:value-type="float">
            <text:p>2,14958280793103E-05</text:p>
          </table:table-cell>
          <table:table-cell table:formula="of:=STDEV([.B15:.AE15])" office:value-type="float" office:value="0.00463635935614468" calcext:value-type="float">
            <text:p>0,0046363594</text:p>
          </table:table-cell>
          <table:table-cell table:formula="of:=CONFIDENCE(0.95;[.AH15];30)" office:value-type="float" office:value="0.0000530800042150835" calcext:value-type="float">
            <text:p>0,00005308</text:p>
          </table:table-cell>
          <table:table-cell table:formula="of:=[.AF15]+[.AI15]" office:value-type="float" office:value="0.269357380004215" calcext:value-type="float">
            <text:p>0,26935738</text:p>
          </table:table-cell>
          <table:table-cell table:formula="of:=[.AF15]-[.AI15]" office:value-type="float" office:value="0.269251219995785" calcext:value-type="float">
            <text:p>0,269251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60652" calcext:value-type="float">
            <text:p>0,460652</text:p>
          </table:table-cell>
          <table:table-cell office:value-type="float" office:value="0.459522" calcext:value-type="float">
            <text:p>0,459522</text:p>
          </table:table-cell>
          <table:table-cell office:value-type="float" office:value="0.461113" calcext:value-type="float">
            <text:p>0,461113</text:p>
          </table:table-cell>
          <table:table-cell office:value-type="float" office:value="0.458976" calcext:value-type="float">
            <text:p>0,458976</text:p>
          </table:table-cell>
          <table:table-cell office:value-type="float" office:value="0.461309" calcext:value-type="float">
            <text:p>0,461309</text:p>
          </table:table-cell>
          <table:table-cell office:value-type="float" office:value="0.463718" calcext:value-type="float">
            <text:p>0,463718</text:p>
          </table:table-cell>
          <table:table-cell office:value-type="float" office:value="0.462518" calcext:value-type="float">
            <text:p>0,462518</text:p>
          </table:table-cell>
          <table:table-cell office:value-type="float" office:value="0.464507" calcext:value-type="float">
            <text:p>0,464507</text:p>
          </table:table-cell>
          <table:table-cell office:value-type="float" office:value="0.461083" calcext:value-type="float">
            <text:p>0,461083</text:p>
          </table:table-cell>
          <table:table-cell office:value-type="float" office:value="0.461675" calcext:value-type="float">
            <text:p>0,461675</text:p>
          </table:table-cell>
          <table:table-cell office:value-type="float" office:value="0.462174" calcext:value-type="float">
            <text:p>0,462174</text:p>
          </table:table-cell>
          <table:table-cell office:value-type="float" office:value="0.47051" calcext:value-type="float">
            <text:p>0,47051</text:p>
          </table:table-cell>
          <table:table-cell office:value-type="float" office:value="0.464244" calcext:value-type="float">
            <text:p>0,464244</text:p>
          </table:table-cell>
          <table:table-cell office:value-type="float" office:value="0.459367" calcext:value-type="float">
            <text:p>0,459367</text:p>
          </table:table-cell>
          <table:table-cell office:value-type="float" office:value="0.463104" calcext:value-type="float">
            <text:p>0,463104</text:p>
          </table:table-cell>
          <table:table-cell office:value-type="float" office:value="0.460414" calcext:value-type="float">
            <text:p>0,460414</text:p>
          </table:table-cell>
          <table:table-cell office:value-type="float" office:value="0.463766" calcext:value-type="float">
            <text:p>0,463766</text:p>
          </table:table-cell>
          <table:table-cell office:value-type="float" office:value="0.458652" calcext:value-type="float">
            <text:p>0,458652</text:p>
          </table:table-cell>
          <table:table-cell office:value-type="float" office:value="0.464864" calcext:value-type="float">
            <text:p>0,464864</text:p>
          </table:table-cell>
          <table:table-cell office:value-type="float" office:value="0.4619" calcext:value-type="float">
            <text:p>0,4619</text:p>
          </table:table-cell>
          <table:table-cell office:value-type="float" office:value="0.462895" calcext:value-type="float">
            <text:p>0,462895</text:p>
          </table:table-cell>
          <table:table-cell office:value-type="float" office:value="0.462233" calcext:value-type="float">
            <text:p>0,462233</text:p>
          </table:table-cell>
          <table:table-cell office:value-type="float" office:value="0.462101" calcext:value-type="float">
            <text:p>0,462101</text:p>
          </table:table-cell>
          <table:table-cell office:value-type="float" office:value="0.463584" calcext:value-type="float">
            <text:p>0,463584</text:p>
          </table:table-cell>
          <table:table-cell office:value-type="float" office:value="0.460827" calcext:value-type="float">
            <text:p>0,460827</text:p>
          </table:table-cell>
          <table:table-cell office:value-type="float" office:value="0.459931" calcext:value-type="float">
            <text:p>0,459931</text:p>
          </table:table-cell>
          <table:table-cell office:value-type="float" office:value="0.463791" calcext:value-type="float">
            <text:p>0,463791</text:p>
          </table:table-cell>
          <table:table-cell office:value-type="float" office:value="0.462132" calcext:value-type="float">
            <text:p>0,462132</text:p>
          </table:table-cell>
          <table:table-cell office:value-type="float" office:value="0.464401" calcext:value-type="float">
            <text:p>0,464401</text:p>
          </table:table-cell>
          <table:table-cell office:value-type="float" office:value="0.461164" calcext:value-type="float">
            <text:p>0,461164</text:p>
          </table:table-cell>
          <table:table-cell table:formula="of:=AVERAGE([.B16:.AE16])" office:value-type="float" office:value="0.462237566666667" calcext:value-type="float">
            <text:p>0,4622375667</text:p>
          </table:table-cell>
          <table:table-cell table:formula="of:=VAR([.B16:.AE16])" office:value-type="float" office:value="0.00000539785928850573" calcext:value-type="float">
            <text:p>5,39785928850573E-06</text:p>
          </table:table-cell>
          <table:table-cell table:formula="of:=STDEV([.B16:.AE16])" office:value-type="float" office:value="0.00232332935429003" calcext:value-type="float">
            <text:p>0,0023233294</text:p>
          </table:table-cell>
          <table:table-cell table:formula="of:=CONFIDENCE(0.95;[.AH16];30)" office:value-type="float" office:value="0.000026598958891161" calcext:value-type="float">
            <text:p>0,000026599</text:p>
          </table:table-cell>
          <table:table-cell table:formula="of:=[.AF16]+[.AI16]" office:value-type="float" office:value="0.462264165625558" calcext:value-type="float">
            <text:p>0,4622641656</text:p>
          </table:table-cell>
          <table:table-cell table:formula="of:=[.AF16]-[.AI16]" office:value-type="float" office:value="0.462210967707775" calcext:value-type="float">
            <text:p>0,46221096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9816" calcext:value-type="float">
            <text:p>0,469816</text:p>
          </table:table-cell>
          <table:table-cell office:value-type="float" office:value="0.461682" calcext:value-type="float">
            <text:p>0,461682</text:p>
          </table:table-cell>
          <table:table-cell office:value-type="float" office:value="0.459188" calcext:value-type="float">
            <text:p>0,459188</text:p>
          </table:table-cell>
          <table:table-cell office:value-type="float" office:value="0.462306" calcext:value-type="float">
            <text:p>0,462306</text:p>
          </table:table-cell>
          <table:table-cell office:value-type="float" office:value="0.461466" calcext:value-type="float">
            <text:p>0,461466</text:p>
          </table:table-cell>
          <table:table-cell office:value-type="float" office:value="0.460215" calcext:value-type="float">
            <text:p>0,460215</text:p>
          </table:table-cell>
          <table:table-cell office:value-type="float" office:value="0.458535" calcext:value-type="float">
            <text:p>0,458535</text:p>
          </table:table-cell>
          <table:table-cell office:value-type="float" office:value="0.462058" calcext:value-type="float">
            <text:p>0,462058</text:p>
          </table:table-cell>
          <table:table-cell office:value-type="float" office:value="0.463042" calcext:value-type="float">
            <text:p>0,463042</text:p>
          </table:table-cell>
          <table:table-cell office:value-type="float" office:value="0.460735" calcext:value-type="float">
            <text:p>0,460735</text:p>
          </table:table-cell>
          <table:table-cell office:value-type="float" office:value="0.462737" calcext:value-type="float">
            <text:p>0,462737</text:p>
          </table:table-cell>
          <table:table-cell office:value-type="float" office:value="0.461765" calcext:value-type="float">
            <text:p>0,461765</text:p>
          </table:table-cell>
          <table:table-cell office:value-type="float" office:value="0.459571" calcext:value-type="float">
            <text:p>0,459571</text:p>
          </table:table-cell>
          <table:table-cell office:value-type="float" office:value="0.458525" calcext:value-type="float">
            <text:p>0,458525</text:p>
          </table:table-cell>
          <table:table-cell office:value-type="float" office:value="0.462127" calcext:value-type="float">
            <text:p>0,462127</text:p>
          </table:table-cell>
          <table:table-cell office:value-type="float" office:value="0.459098" calcext:value-type="float">
            <text:p>0,459098</text:p>
          </table:table-cell>
          <table:table-cell office:value-type="float" office:value="0.459453" calcext:value-type="float">
            <text:p>0,459453</text:p>
          </table:table-cell>
          <table:table-cell office:value-type="float" office:value="0.460471" calcext:value-type="float">
            <text:p>0,460471</text:p>
          </table:table-cell>
          <table:table-cell office:value-type="float" office:value="0.462098" calcext:value-type="float">
            <text:p>0,462098</text:p>
          </table:table-cell>
          <table:table-cell office:value-type="float" office:value="0.463854" calcext:value-type="float">
            <text:p>0,463854</text:p>
          </table:table-cell>
          <table:table-cell office:value-type="float" office:value="0.462263" calcext:value-type="float">
            <text:p>0,462263</text:p>
          </table:table-cell>
          <table:table-cell office:value-type="float" office:value="0.462638" calcext:value-type="float">
            <text:p>0,462638</text:p>
          </table:table-cell>
          <table:table-cell office:value-type="float" office:value="0.459245" calcext:value-type="float">
            <text:p>0,459245</text:p>
          </table:table-cell>
          <table:table-cell office:value-type="float" office:value="0.459079" calcext:value-type="float">
            <text:p>0,459079</text:p>
          </table:table-cell>
          <table:table-cell office:value-type="float" office:value="0.458939" calcext:value-type="float">
            <text:p>0,458939</text:p>
          </table:table-cell>
          <table:table-cell office:value-type="float" office:value="0.463164" calcext:value-type="float">
            <text:p>0,463164</text:p>
          </table:table-cell>
          <table:table-cell office:value-type="float" office:value="0.461265" calcext:value-type="float">
            <text:p>0,461265</text:p>
          </table:table-cell>
          <table:table-cell office:value-type="float" office:value="0.460622" calcext:value-type="float">
            <text:p>0,460622</text:p>
          </table:table-cell>
          <table:table-cell office:value-type="float" office:value="0.462615" calcext:value-type="float">
            <text:p>0,462615</text:p>
          </table:table-cell>
          <table:table-cell office:value-type="float" office:value="0.460211" calcext:value-type="float">
            <text:p>0,460211</text:p>
          </table:table-cell>
          <table:table-cell table:formula="of:=AVERAGE([.B17:.AE17])" office:value-type="float" office:value="0.461292766666667" calcext:value-type="float">
            <text:p>0,4612927667</text:p>
          </table:table-cell>
          <table:table-cell table:formula="of:=VAR([.B17:.AE17])" office:value-type="float" office:value="0.00000499925046091953" calcext:value-type="float">
            <text:p>4,99925046091953E-06</text:p>
          </table:table-cell>
          <table:table-cell table:formula="of:=STDEV([.B17:.AE17])" office:value-type="float" office:value="0.00223590036918453" calcext:value-type="float">
            <text:p>0,0022359004</text:p>
          </table:table-cell>
          <table:table-cell table:formula="of:=CONFIDENCE(0.95;[.AH17];30)" office:value-type="float" office:value="0.0000255980160087311" calcext:value-type="float">
            <text:p>0,000025598</text:p>
          </table:table-cell>
          <table:table-cell table:formula="of:=[.AF17]+[.AI17]" office:value-type="float" office:value="0.461318364682675" calcext:value-type="float">
            <text:p>0,4613183647</text:p>
          </table:table-cell>
          <table:table-cell table:formula="of:=[.AF17]-[.AI17]" office:value-type="float" office:value="0.461267168650658" calcext:value-type="float">
            <text:p>0,46126716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0467" calcext:value-type="float">
            <text:p>0,900467</text:p>
          </table:table-cell>
          <table:table-cell office:value-type="float" office:value="0.897979" calcext:value-type="float">
            <text:p>0,897979</text:p>
          </table:table-cell>
          <table:table-cell office:value-type="float" office:value="0.897248" calcext:value-type="float">
            <text:p>0,897248</text:p>
          </table:table-cell>
          <table:table-cell office:value-type="float" office:value="0.903815" calcext:value-type="float">
            <text:p>0,903815</text:p>
          </table:table-cell>
          <table:table-cell office:value-type="float" office:value="0.899897" calcext:value-type="float">
            <text:p>0,899897</text:p>
          </table:table-cell>
          <table:table-cell office:value-type="float" office:value="0.898557" calcext:value-type="float">
            <text:p>0,898557</text:p>
          </table:table-cell>
          <table:table-cell office:value-type="float" office:value="0.899909" calcext:value-type="float">
            <text:p>0,899909</text:p>
          </table:table-cell>
          <table:table-cell office:value-type="float" office:value="0.898478" calcext:value-type="float">
            <text:p>0,898478</text:p>
          </table:table-cell>
          <table:table-cell office:value-type="float" office:value="0.898182" calcext:value-type="float">
            <text:p>0,898182</text:p>
          </table:table-cell>
          <table:table-cell office:value-type="float" office:value="0.900209" calcext:value-type="float">
            <text:p>0,900209</text:p>
          </table:table-cell>
          <table:table-cell office:value-type="float" office:value="0.891624" calcext:value-type="float">
            <text:p>0,891624</text:p>
          </table:table-cell>
          <table:table-cell office:value-type="float" office:value="0.898112" calcext:value-type="float">
            <text:p>0,898112</text:p>
          </table:table-cell>
          <table:table-cell office:value-type="float" office:value="0.901323" calcext:value-type="float">
            <text:p>0,901323</text:p>
          </table:table-cell>
          <table:table-cell office:value-type="float" office:value="0.896271" calcext:value-type="float">
            <text:p>0,896271</text:p>
          </table:table-cell>
          <table:table-cell office:value-type="float" office:value="0.891825" calcext:value-type="float">
            <text:p>0,891825</text:p>
          </table:table-cell>
          <table:table-cell office:value-type="float" office:value="0.896465" calcext:value-type="float">
            <text:p>0,896465</text:p>
          </table:table-cell>
          <table:table-cell office:value-type="float" office:value="0.893507" calcext:value-type="float">
            <text:p>0,893507</text:p>
          </table:table-cell>
          <table:table-cell office:value-type="float" office:value="0.897019" calcext:value-type="float">
            <text:p>0,897019</text:p>
          </table:table-cell>
          <table:table-cell office:value-type="float" office:value="0.897958" calcext:value-type="float">
            <text:p>0,897958</text:p>
          </table:table-cell>
          <table:table-cell office:value-type="float" office:value="0.901924" calcext:value-type="float">
            <text:p>0,901924</text:p>
          </table:table-cell>
          <table:table-cell office:value-type="float" office:value="0.903264" calcext:value-type="float">
            <text:p>0,903264</text:p>
          </table:table-cell>
          <table:table-cell office:value-type="float" office:value="0.891841" calcext:value-type="float">
            <text:p>0,891841</text:p>
          </table:table-cell>
          <table:table-cell office:value-type="float" office:value="0.892242" calcext:value-type="float">
            <text:p>0,892242</text:p>
          </table:table-cell>
          <table:table-cell office:value-type="float" office:value="0.893035" calcext:value-type="float">
            <text:p>0,893035</text:p>
          </table:table-cell>
          <table:table-cell office:value-type="float" office:value="0.893514" calcext:value-type="float">
            <text:p>0,893514</text:p>
          </table:table-cell>
          <table:table-cell office:value-type="float" office:value="0.899918" calcext:value-type="float">
            <text:p>0,899918</text:p>
          </table:table-cell>
          <table:table-cell office:value-type="float" office:value="0.895123" calcext:value-type="float">
            <text:p>0,895123</text:p>
          </table:table-cell>
          <table:table-cell office:value-type="float" office:value="0.896937" calcext:value-type="float">
            <text:p>0,896937</text:p>
          </table:table-cell>
          <table:table-cell office:value-type="float" office:value="0.899597" calcext:value-type="float">
            <text:p>0,899597</text:p>
          </table:table-cell>
          <table:table-cell office:value-type="float" office:value="0.894406" calcext:value-type="float">
            <text:p>0,894406</text:p>
          </table:table-cell>
          <table:table-cell table:formula="of:=AVERAGE([.B18:.AE18])" office:value-type="float" office:value="0.897354866666667" calcext:value-type="float">
            <text:p>0,8973548667</text:p>
          </table:table-cell>
          <table:table-cell table:formula="of:=VAR([.B18:.AE18])" office:value-type="float" office:value="0.0000118804929471264" calcext:value-type="float">
            <text:p>1,18804929471264E-05</text:p>
          </table:table-cell>
          <table:table-cell table:formula="of:=STDEV([.B18:.AE18])" office:value-type="float" office:value="0.0034468090964146" calcext:value-type="float">
            <text:p>0,0034468091</text:p>
          </table:table-cell>
          <table:table-cell table:formula="of:=CONFIDENCE(0.95;[.AH18];30)" office:value-type="float" office:value="0.0000394612728031527" calcext:value-type="float">
            <text:p>3,94612728031527E-05</text:p>
          </table:table-cell>
          <table:table-cell table:formula="of:=[.AF18]+[.AI18]" office:value-type="float" office:value="0.89739432793947" calcext:value-type="float">
            <text:p>0,8973943279</text:p>
          </table:table-cell>
          <table:table-cell table:formula="of:=[.AF18]-[.AI18]" office:value-type="float" office:value="0.897315405393864" calcext:value-type="float">
            <text:p>0,89731540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65274" calcext:value-type="float">
            <text:p>1,465274</text:p>
          </table:table-cell>
          <table:table-cell office:value-type="float" office:value="1.466007" calcext:value-type="float">
            <text:p>1,466007</text:p>
          </table:table-cell>
          <table:table-cell office:value-type="float" office:value="1.478963" calcext:value-type="float">
            <text:p>1,478963</text:p>
          </table:table-cell>
          <table:table-cell office:value-type="float" office:value="1.47092" calcext:value-type="float">
            <text:p>1,47092</text:p>
          </table:table-cell>
          <table:table-cell office:value-type="float" office:value="1.465382" calcext:value-type="float">
            <text:p>1,465382</text:p>
          </table:table-cell>
          <table:table-cell office:value-type="float" office:value="1.475774" calcext:value-type="float">
            <text:p>1,475774</text:p>
          </table:table-cell>
          <table:table-cell office:value-type="float" office:value="1.477864" calcext:value-type="float">
            <text:p>1,477864</text:p>
          </table:table-cell>
          <table:table-cell office:value-type="float" office:value="1.470472" calcext:value-type="float">
            <text:p>1,470472</text:p>
          </table:table-cell>
          <table:table-cell office:value-type="float" office:value="1.470939" calcext:value-type="float">
            <text:p>1,470939</text:p>
          </table:table-cell>
          <table:table-cell office:value-type="float" office:value="1.478319" calcext:value-type="float">
            <text:p>1,478319</text:p>
          </table:table-cell>
          <table:table-cell office:value-type="float" office:value="1.46643" calcext:value-type="float">
            <text:p>1,46643</text:p>
          </table:table-cell>
          <table:table-cell office:value-type="float" office:value="1.471152" calcext:value-type="float">
            <text:p>1,471152</text:p>
          </table:table-cell>
          <table:table-cell office:value-type="float" office:value="1.476949" calcext:value-type="float">
            <text:p>1,476949</text:p>
          </table:table-cell>
          <table:table-cell office:value-type="float" office:value="1.471669" calcext:value-type="float">
            <text:p>1,471669</text:p>
          </table:table-cell>
          <table:table-cell office:value-type="float" office:value="1.49734" calcext:value-type="float">
            <text:p>1,49734</text:p>
          </table:table-cell>
          <table:table-cell office:value-type="float" office:value="1.471759" calcext:value-type="float">
            <text:p>1,471759</text:p>
          </table:table-cell>
          <table:table-cell office:value-type="float" office:value="1.473171" calcext:value-type="float">
            <text:p>1,473171</text:p>
          </table:table-cell>
          <table:table-cell office:value-type="float" office:value="1.464538" calcext:value-type="float">
            <text:p>1,464538</text:p>
          </table:table-cell>
          <table:table-cell office:value-type="float" office:value="1.47101" calcext:value-type="float">
            <text:p>1,47101</text:p>
          </table:table-cell>
          <table:table-cell office:value-type="float" office:value="1.47689" calcext:value-type="float">
            <text:p>1,47689</text:p>
          </table:table-cell>
          <table:table-cell office:value-type="float" office:value="1.477499" calcext:value-type="float">
            <text:p>1,477499</text:p>
          </table:table-cell>
          <table:table-cell office:value-type="float" office:value="1.47167" calcext:value-type="float">
            <text:p>1,47167</text:p>
          </table:table-cell>
          <table:table-cell office:value-type="float" office:value="1.472034" calcext:value-type="float">
            <text:p>1,472034</text:p>
          </table:table-cell>
          <table:table-cell office:value-type="float" office:value="1.472837" calcext:value-type="float">
            <text:p>1,472837</text:p>
          </table:table-cell>
          <table:table-cell office:value-type="float" office:value="1.477006" calcext:value-type="float">
            <text:p>1,477006</text:p>
          </table:table-cell>
          <table:table-cell office:value-type="float" office:value="1.464777" calcext:value-type="float">
            <text:p>1,464777</text:p>
          </table:table-cell>
          <table:table-cell office:value-type="float" office:value="1.471606" calcext:value-type="float">
            <text:p>1,471606</text:p>
          </table:table-cell>
          <table:table-cell office:value-type="float" office:value="1.470687" calcext:value-type="float">
            <text:p>1,470687</text:p>
          </table:table-cell>
          <table:table-cell office:value-type="float" office:value="1.46827" calcext:value-type="float">
            <text:p>1,46827</text:p>
          </table:table-cell>
          <table:table-cell office:value-type="float" office:value="1.46545" calcext:value-type="float">
            <text:p>1,46545</text:p>
          </table:table-cell>
          <table:table-cell table:formula="of:=AVERAGE([.B19:.AE19])" office:value-type="float" office:value="1.47242193333333" calcext:value-type="float">
            <text:p>1,4724219333</text:p>
          </table:table-cell>
          <table:table-cell table:formula="of:=VAR([.B19:.AE19])" office:value-type="float" office:value="0.000041680087995402" calcext:value-type="float">
            <text:p>4,1680087995402E-05</text:p>
          </table:table-cell>
          <table:table-cell table:formula="of:=STDEV([.B19:.AE19])" office:value-type="float" office:value="0.00645601177162821" calcext:value-type="float">
            <text:p>0,0064560118</text:p>
          </table:table-cell>
          <table:table-cell table:formula="of:=CONFIDENCE(0.95;[.AH19];30)" office:value-type="float" office:value="0.0000739125476968227" calcext:value-type="float">
            <text:p>7,39125476968227E-05</text:p>
          </table:table-cell>
          <table:table-cell table:formula="of:=[.AF19]+[.AI19]" office:value-type="float" office:value="1.47249584588103" calcext:value-type="float">
            <text:p>1,4724958459</text:p>
          </table:table-cell>
          <table:table-cell table:formula="of:=[.AF19]-[.AI19]" office:value-type="float" office:value="1.47234802078564" calcext:value-type="float">
            <text:p>1,47234802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21118" calcext:value-type="float">
            <text:p>1,521118</text:p>
          </table:table-cell>
          <table:table-cell office:value-type="float" office:value="1.527338" calcext:value-type="float">
            <text:p>1,527338</text:p>
          </table:table-cell>
          <table:table-cell office:value-type="float" office:value="1.524869" calcext:value-type="float">
            <text:p>1,524869</text:p>
          </table:table-cell>
          <table:table-cell office:value-type="float" office:value="1.523931" calcext:value-type="float">
            <text:p>1,523931</text:p>
          </table:table-cell>
          <table:table-cell office:value-type="float" office:value="1.53117" calcext:value-type="float">
            <text:p>1,53117</text:p>
          </table:table-cell>
          <table:table-cell office:value-type="float" office:value="1.518451" calcext:value-type="float">
            <text:p>1,518451</text:p>
          </table:table-cell>
          <table:table-cell office:value-type="float" office:value="1.524048" calcext:value-type="float">
            <text:p>1,524048</text:p>
          </table:table-cell>
          <table:table-cell office:value-type="float" office:value="1.523905" calcext:value-type="float">
            <text:p>1,523905</text:p>
          </table:table-cell>
          <table:table-cell office:value-type="float" office:value="1.516668" calcext:value-type="float">
            <text:p>1,516668</text:p>
          </table:table-cell>
          <table:table-cell office:value-type="float" office:value="1.514598" calcext:value-type="float">
            <text:p>1,514598</text:p>
          </table:table-cell>
          <table:table-cell office:value-type="float" office:value="1.518592" calcext:value-type="float">
            <text:p>1,518592</text:p>
          </table:table-cell>
          <table:table-cell office:value-type="float" office:value="1.524875" calcext:value-type="float">
            <text:p>1,524875</text:p>
          </table:table-cell>
          <table:table-cell office:value-type="float" office:value="1.523248" calcext:value-type="float">
            <text:p>1,523248</text:p>
          </table:table-cell>
          <table:table-cell office:value-type="float" office:value="1.51815" calcext:value-type="float">
            <text:p>1,51815</text:p>
          </table:table-cell>
          <table:table-cell office:value-type="float" office:value="1.516085" calcext:value-type="float">
            <text:p>1,516085</text:p>
          </table:table-cell>
          <table:table-cell office:value-type="float" office:value="1.528348" calcext:value-type="float">
            <text:p>1,528348</text:p>
          </table:table-cell>
          <table:table-cell office:value-type="float" office:value="1.524953" calcext:value-type="float">
            <text:p>1,524953</text:p>
          </table:table-cell>
          <table:table-cell office:value-type="float" office:value="1.527586" calcext:value-type="float">
            <text:p>1,527586</text:p>
          </table:table-cell>
          <table:table-cell office:value-type="float" office:value="1.520124" calcext:value-type="float">
            <text:p>1,520124</text:p>
          </table:table-cell>
          <table:table-cell office:value-type="float" office:value="1.520086" calcext:value-type="float">
            <text:p>1,520086</text:p>
          </table:table-cell>
          <table:table-cell office:value-type="float" office:value="1.517429" calcext:value-type="float">
            <text:p>1,517429</text:p>
          </table:table-cell>
          <table:table-cell office:value-type="float" office:value="1.51615" calcext:value-type="float">
            <text:p>1,51615</text:p>
          </table:table-cell>
          <table:table-cell office:value-type="float" office:value="1.517318" calcext:value-type="float">
            <text:p>1,517318</text:p>
          </table:table-cell>
          <table:table-cell office:value-type="float" office:value="1.517636" calcext:value-type="float">
            <text:p>1,517636</text:p>
          </table:table-cell>
          <table:table-cell office:value-type="float" office:value="1.523978" calcext:value-type="float">
            <text:p>1,523978</text:p>
          </table:table-cell>
          <table:table-cell office:value-type="float" office:value="1.531221" calcext:value-type="float">
            <text:p>1,531221</text:p>
          </table:table-cell>
          <table:table-cell office:value-type="float" office:value="1.518525" calcext:value-type="float">
            <text:p>1,518525</text:p>
          </table:table-cell>
          <table:table-cell office:value-type="float" office:value="1.527797" calcext:value-type="float">
            <text:p>1,527797</text:p>
          </table:table-cell>
          <table:table-cell office:value-type="float" office:value="1.517017" calcext:value-type="float">
            <text:p>1,517017</text:p>
          </table:table-cell>
          <table:table-cell office:value-type="float" office:value="1.528438" calcext:value-type="float">
            <text:p>1,528438</text:p>
          </table:table-cell>
          <table:table-cell table:formula="of:=AVERAGE([.B20:.AE20])" office:value-type="float" office:value="1.52212173333333" calcext:value-type="float">
            <text:p>1,5221217333</text:p>
          </table:table-cell>
          <table:table-cell table:formula="of:=VAR([.B20:.AE20])" office:value-type="float" office:value="0.000023591249305747" calcext:value-type="float">
            <text:p>2,3591249305747E-05</text:p>
          </table:table-cell>
          <table:table-cell table:formula="of:=STDEV([.B20:.AE20])" office:value-type="float" office:value="0.00485708238613954" calcext:value-type="float">
            <text:p>0,0048570824</text:p>
          </table:table-cell>
          <table:table-cell table:formula="of:=CONFIDENCE(0.95;[.AH20];30)" office:value-type="float" office:value="0.0000556069824888805" calcext:value-type="float">
            <text:p>0,000055607</text:p>
          </table:table-cell>
          <table:table-cell table:formula="of:=[.AF20]+[.AI20]" office:value-type="float" office:value="1.52217734031582" calcext:value-type="float">
            <text:p>1,5221773403</text:p>
          </table:table-cell>
          <table:table-cell table:formula="of:=[.AF20]-[.AI20]" office:value-type="float" office:value="1.52206612635084" calcext:value-type="float">
            <text:p>1,5220661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331714" calcext:value-type="float">
            <text:p>2,331714</text:p>
          </table:table-cell>
          <table:table-cell office:value-type="float" office:value="2.330093" calcext:value-type="float">
            <text:p>2,330093</text:p>
          </table:table-cell>
          <table:table-cell office:value-type="float" office:value="2.330666" calcext:value-type="float">
            <text:p>2,330666</text:p>
          </table:table-cell>
          <table:table-cell office:value-type="float" office:value="2.351921" calcext:value-type="float">
            <text:p>2,351921</text:p>
          </table:table-cell>
          <table:table-cell office:value-type="float" office:value="2.35184" calcext:value-type="float">
            <text:p>2,35184</text:p>
          </table:table-cell>
          <table:table-cell office:value-type="float" office:value="2.340998" calcext:value-type="float">
            <text:p>2,340998</text:p>
          </table:table-cell>
          <table:table-cell office:value-type="float" office:value="2.343129" calcext:value-type="float">
            <text:p>2,343129</text:p>
          </table:table-cell>
          <table:table-cell office:value-type="float" office:value="2.346141" calcext:value-type="float">
            <text:p>2,346141</text:p>
          </table:table-cell>
          <table:table-cell office:value-type="float" office:value="2.329771" calcext:value-type="float">
            <text:p>2,329771</text:p>
          </table:table-cell>
          <table:table-cell office:value-type="float" office:value="2.345625" calcext:value-type="float">
            <text:p>2,345625</text:p>
          </table:table-cell>
          <table:table-cell office:value-type="float" office:value="2.349997" calcext:value-type="float">
            <text:p>2,349997</text:p>
          </table:table-cell>
          <table:table-cell office:value-type="float" office:value="2.35018" calcext:value-type="float">
            <text:p>2,35018</text:p>
          </table:table-cell>
          <table:table-cell office:value-type="float" office:value="2.342182" calcext:value-type="float">
            <text:p>2,342182</text:p>
          </table:table-cell>
          <table:table-cell office:value-type="float" office:value="2.342825" calcext:value-type="float">
            <text:p>2,342825</text:p>
          </table:table-cell>
          <table:table-cell office:value-type="float" office:value="2.342808" calcext:value-type="float">
            <text:p>2,342808</text:p>
          </table:table-cell>
          <table:table-cell office:value-type="float" office:value="2.333319" calcext:value-type="float">
            <text:p>2,333319</text:p>
          </table:table-cell>
          <table:table-cell office:value-type="float" office:value="2.332174" calcext:value-type="float">
            <text:p>2,332174</text:p>
          </table:table-cell>
          <table:table-cell office:value-type="float" office:value="2.3413" calcext:value-type="float">
            <text:p>2,3413</text:p>
          </table:table-cell>
          <table:table-cell office:value-type="float" office:value="2.341564" calcext:value-type="float">
            <text:p>2,341564</text:p>
          </table:table-cell>
          <table:table-cell office:value-type="float" office:value="2.339957" calcext:value-type="float">
            <text:p>2,339957</text:p>
          </table:table-cell>
          <table:table-cell office:value-type="float" office:value="2.331094" calcext:value-type="float">
            <text:p>2,331094</text:p>
          </table:table-cell>
          <table:table-cell office:value-type="float" office:value="2.328005" calcext:value-type="float">
            <text:p>2,328005</text:p>
          </table:table-cell>
          <table:table-cell office:value-type="float" office:value="2.345059" calcext:value-type="float">
            <text:p>2,345059</text:p>
          </table:table-cell>
          <table:table-cell office:value-type="float" office:value="2.331857" calcext:value-type="float">
            <text:p>2,331857</text:p>
          </table:table-cell>
          <table:table-cell office:value-type="float" office:value="2.353072" calcext:value-type="float">
            <text:p>2,353072</text:p>
          </table:table-cell>
          <table:table-cell office:value-type="float" office:value="2.345423" calcext:value-type="float">
            <text:p>2,345423</text:p>
          </table:table-cell>
          <table:table-cell office:value-type="float" office:value="2.332254" calcext:value-type="float">
            <text:p>2,332254</text:p>
          </table:table-cell>
          <table:table-cell office:value-type="float" office:value="2.328549" calcext:value-type="float">
            <text:p>2,328549</text:p>
          </table:table-cell>
          <table:table-cell office:value-type="float" office:value="2.343104" calcext:value-type="float">
            <text:p>2,343104</text:p>
          </table:table-cell>
          <table:table-cell office:value-type="float" office:value="2.341666" calcext:value-type="float">
            <text:p>2,341666</text:p>
          </table:table-cell>
          <table:table-cell table:formula="of:=AVERAGE([.B21:.AE21])" office:value-type="float" office:value="2.3399429" calcext:value-type="float">
            <text:p>2,3399429</text:p>
          </table:table-cell>
          <table:table-cell table:formula="of:=VAR([.B21:.AE21])" office:value-type="float" office:value="0.0000611737868517244" calcext:value-type="float">
            <text:p>6,11737868517244E-05</text:p>
          </table:table-cell>
          <table:table-cell table:formula="of:=STDEV([.B21:.AE21])" office:value-type="float" office:value="0.007821367326224" calcext:value-type="float">
            <text:p>0,0078213673</text:p>
          </table:table-cell>
          <table:table-cell table:formula="of:=CONFIDENCE(0.95;[.AH21];30)" office:value-type="float" office:value="0.0000895440104515339" calcext:value-type="float">
            <text:p>0,000089544</text:p>
          </table:table-cell>
          <table:table-cell table:formula="of:=[.AF21]+[.AI21]" office:value-type="float" office:value="2.34003244401045" calcext:value-type="float">
            <text:p>2,340032444</text:p>
          </table:table-cell>
          <table:table-cell table:formula="of:=[.AF21]-[.AI21]" office:value-type="float" office:value="2.33985335598955" calcext:value-type="float">
            <text:p>2,3398533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367898" calcext:value-type="float">
            <text:p>2,367898</text:p>
          </table:table-cell>
          <table:table-cell office:value-type="float" office:value="2.359748" calcext:value-type="float">
            <text:p>2,359748</text:p>
          </table:table-cell>
          <table:table-cell office:value-type="float" office:value="2.389397" calcext:value-type="float">
            <text:p>2,389397</text:p>
          </table:table-cell>
          <table:table-cell office:value-type="float" office:value="2.370642" calcext:value-type="float">
            <text:p>2,370642</text:p>
          </table:table-cell>
          <table:table-cell office:value-type="float" office:value="2.371721" calcext:value-type="float">
            <text:p>2,371721</text:p>
          </table:table-cell>
          <table:table-cell office:value-type="float" office:value="2.376978" calcext:value-type="float">
            <text:p>2,376978</text:p>
          </table:table-cell>
          <table:table-cell office:value-type="float" office:value="2.373248" calcext:value-type="float">
            <text:p>2,373248</text:p>
          </table:table-cell>
          <table:table-cell office:value-type="float" office:value="2.35947" calcext:value-type="float">
            <text:p>2,35947</text:p>
          </table:table-cell>
          <table:table-cell office:value-type="float" office:value="2.371242" calcext:value-type="float">
            <text:p>2,371242</text:p>
          </table:table-cell>
          <table:table-cell office:value-type="float" office:value="2.354611" calcext:value-type="float">
            <text:p>2,354611</text:p>
          </table:table-cell>
          <table:table-cell office:value-type="float" office:value="2.360426" calcext:value-type="float">
            <text:p>2,360426</text:p>
          </table:table-cell>
          <table:table-cell office:value-type="float" office:value="2.368726" calcext:value-type="float">
            <text:p>2,368726</text:p>
          </table:table-cell>
          <table:table-cell office:value-type="float" office:value="2.35953" calcext:value-type="float">
            <text:p>2,35953</text:p>
          </table:table-cell>
          <table:table-cell office:value-type="float" office:value="2.371022" calcext:value-type="float">
            <text:p>2,371022</text:p>
          </table:table-cell>
          <table:table-cell office:value-type="float" office:value="2.374359" calcext:value-type="float">
            <text:p>2,374359</text:p>
          </table:table-cell>
          <table:table-cell office:value-type="float" office:value="2.374412" calcext:value-type="float">
            <text:p>2,374412</text:p>
          </table:table-cell>
          <table:table-cell office:value-type="float" office:value="2.396418" calcext:value-type="float">
            <text:p>2,396418</text:p>
          </table:table-cell>
          <table:table-cell office:value-type="float" office:value="2.380603" calcext:value-type="float">
            <text:p>2,380603</text:p>
          </table:table-cell>
          <table:table-cell office:value-type="float" office:value="2.370831" calcext:value-type="float">
            <text:p>2,370831</text:p>
          </table:table-cell>
          <table:table-cell office:value-type="float" office:value="2.366963" calcext:value-type="float">
            <text:p>2,366963</text:p>
          </table:table-cell>
          <table:table-cell office:value-type="float" office:value="2.358127" calcext:value-type="float">
            <text:p>2,358127</text:p>
          </table:table-cell>
          <table:table-cell office:value-type="float" office:value="2.375164" calcext:value-type="float">
            <text:p>2,375164</text:p>
          </table:table-cell>
          <table:table-cell office:value-type="float" office:value="2.368852" calcext:value-type="float">
            <text:p>2,368852</text:p>
          </table:table-cell>
          <table:table-cell office:value-type="float" office:value="2.359462" calcext:value-type="float">
            <text:p>2,359462</text:p>
          </table:table-cell>
          <table:table-cell office:value-type="float" office:value="2.376399" calcext:value-type="float">
            <text:p>2,376399</text:p>
          </table:table-cell>
          <table:table-cell office:value-type="float" office:value="2.377557" calcext:value-type="float">
            <text:p>2,377557</text:p>
          </table:table-cell>
          <table:table-cell office:value-type="float" office:value="2.368651" calcext:value-type="float">
            <text:p>2,368651</text:p>
          </table:table-cell>
          <table:table-cell office:value-type="float" office:value="2.356372" calcext:value-type="float">
            <text:p>2,356372</text:p>
          </table:table-cell>
          <table:table-cell office:value-type="float" office:value="2.356014" calcext:value-type="float">
            <text:p>2,356014</text:p>
          </table:table-cell>
          <table:table-cell office:value-type="float" office:value="2.367362" calcext:value-type="float">
            <text:p>2,367362</text:p>
          </table:table-cell>
          <table:table-cell table:formula="of:=AVERAGE([.B22:.AE22])" office:value-type="float" office:value="2.36940683333333" calcext:value-type="float">
            <text:p>2,3694068333</text:p>
          </table:table-cell>
          <table:table-cell table:formula="of:=VAR([.B22:.AE22])" office:value-type="float" office:value="0.0000937207919367812" calcext:value-type="float">
            <text:p>9,37207919367812E-05</text:p>
          </table:table-cell>
          <table:table-cell table:formula="of:=STDEV([.B22:.AE22])" office:value-type="float" office:value="0.00968094995012273" calcext:value-type="float">
            <text:p>0,00968095</text:p>
          </table:table-cell>
          <table:table-cell table:formula="of:=CONFIDENCE(0.95;[.AH22];30)" office:value-type="float" office:value="0.000110833700471791" calcext:value-type="float">
            <text:p>0,0001108337</text:p>
          </table:table-cell>
          <table:table-cell table:formula="of:=[.AF22]+[.AI22]" office:value-type="float" office:value="2.3695176670338" calcext:value-type="float">
            <text:p>2,369517667</text:p>
          </table:table-cell>
          <table:table-cell table:formula="of:=[.AF22]-[.AI22]" office:value-type="float" office:value="2.36929599963286" calcext:value-type="float">
            <text:p>2,36929599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383747" calcext:value-type="float">
            <text:p>2,383747</text:p>
          </table:table-cell>
          <table:table-cell office:value-type="float" office:value="2.370455" calcext:value-type="float">
            <text:p>2,370455</text:p>
          </table:table-cell>
          <table:table-cell office:value-type="float" office:value="2.384541" calcext:value-type="float">
            <text:p>2,384541</text:p>
          </table:table-cell>
          <table:table-cell office:value-type="float" office:value="2.408214" calcext:value-type="float">
            <text:p>2,408214</text:p>
          </table:table-cell>
          <table:table-cell office:value-type="float" office:value="2.370909" calcext:value-type="float">
            <text:p>2,370909</text:p>
          </table:table-cell>
          <table:table-cell office:value-type="float" office:value="2.391773" calcext:value-type="float">
            <text:p>2,391773</text:p>
          </table:table-cell>
          <table:table-cell office:value-type="float" office:value="2.38204" calcext:value-type="float">
            <text:p>2,38204</text:p>
          </table:table-cell>
          <table:table-cell office:value-type="float" office:value="2.38436" calcext:value-type="float">
            <text:p>2,38436</text:p>
          </table:table-cell>
          <table:table-cell office:value-type="float" office:value="2.379337" calcext:value-type="float">
            <text:p>2,379337</text:p>
          </table:table-cell>
          <table:table-cell office:value-type="float" office:value="2.397647" calcext:value-type="float">
            <text:p>2,397647</text:p>
          </table:table-cell>
          <table:table-cell office:value-type="float" office:value="2.370545" calcext:value-type="float">
            <text:p>2,370545</text:p>
          </table:table-cell>
          <table:table-cell office:value-type="float" office:value="2.390667" calcext:value-type="float">
            <text:p>2,390667</text:p>
          </table:table-cell>
          <table:table-cell office:value-type="float" office:value="2.384983" calcext:value-type="float">
            <text:p>2,384983</text:p>
          </table:table-cell>
          <table:table-cell office:value-type="float" office:value="2.386852" calcext:value-type="float">
            <text:p>2,386852</text:p>
          </table:table-cell>
          <table:table-cell office:value-type="float" office:value="2.37326" calcext:value-type="float">
            <text:p>2,37326</text:p>
          </table:table-cell>
          <table:table-cell office:value-type="float" office:value="2.38176" calcext:value-type="float">
            <text:p>2,38176</text:p>
          </table:table-cell>
          <table:table-cell office:value-type="float" office:value="2.392814" calcext:value-type="float">
            <text:p>2,392814</text:p>
          </table:table-cell>
          <table:table-cell office:value-type="float" office:value="2.37915" calcext:value-type="float">
            <text:p>2,37915</text:p>
          </table:table-cell>
          <table:table-cell office:value-type="float" office:value="2.381216" calcext:value-type="float">
            <text:p>2,381216</text:p>
          </table:table-cell>
          <table:table-cell office:value-type="float" office:value="2.386974" calcext:value-type="float">
            <text:p>2,386974</text:p>
          </table:table-cell>
          <table:table-cell office:value-type="float" office:value="2.417982" calcext:value-type="float">
            <text:p>2,417982</text:p>
          </table:table-cell>
          <table:table-cell office:value-type="float" office:value="2.384555" calcext:value-type="float">
            <text:p>2,384555</text:p>
          </table:table-cell>
          <table:table-cell office:value-type="float" office:value="2.373279" calcext:value-type="float">
            <text:p>2,373279</text:p>
          </table:table-cell>
          <table:table-cell office:value-type="float" office:value="2.380085" calcext:value-type="float">
            <text:p>2,380085</text:p>
          </table:table-cell>
          <table:table-cell office:value-type="float" office:value="2.382133" calcext:value-type="float">
            <text:p>2,382133</text:p>
          </table:table-cell>
          <table:table-cell office:value-type="float" office:value="2.378885" calcext:value-type="float">
            <text:p>2,378885</text:p>
          </table:table-cell>
          <table:table-cell office:value-type="float" office:value="2.367552" calcext:value-type="float">
            <text:p>2,367552</text:p>
          </table:table-cell>
          <table:table-cell office:value-type="float" office:value="2.391395" calcext:value-type="float">
            <text:p>2,391395</text:p>
          </table:table-cell>
          <table:table-cell office:value-type="float" office:value="2.368898" calcext:value-type="float">
            <text:p>2,368898</text:p>
          </table:table-cell>
          <table:table-cell office:value-type="float" office:value="2.380321" calcext:value-type="float">
            <text:p>2,380321</text:p>
          </table:table-cell>
          <table:table-cell table:formula="of:=AVERAGE([.B23:.AE23])" office:value-type="float" office:value="2.3835443" calcext:value-type="float">
            <text:p>2,3835443</text:p>
          </table:table-cell>
          <table:table-cell table:formula="of:=VAR([.B23:.AE23])" office:value-type="float" office:value="0.000122836036631034" calcext:value-type="float">
            <text:p>0,000122836</text:p>
          </table:table-cell>
          <table:table-cell table:formula="of:=STDEV([.B23:.AE23])" office:value-type="float" office:value="0.0110831420017536" calcext:value-type="float">
            <text:p>0,011083142</text:p>
          </table:table-cell>
          <table:table-cell table:formula="of:=CONFIDENCE(0.95;[.AH23];30)" office:value-type="float" office:value="0.000126886890980478" calcext:value-type="float">
            <text:p>0,0001268869</text:p>
          </table:table-cell>
          <table:table-cell table:formula="of:=[.AF23]+[.AI23]" office:value-type="float" office:value="2.38367118689098" calcext:value-type="float">
            <text:p>2,3836711869</text:p>
          </table:table-cell>
          <table:table-cell table:formula="of:=[.AF23]-[.AI23]" office:value-type="float" office:value="2.38341741310902" calcext:value-type="float">
            <text:p>2,38341741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436137" calcext:value-type="float">
            <text:p>2,436137</text:p>
          </table:table-cell>
          <table:table-cell office:value-type="float" office:value="2.418961" calcext:value-type="float">
            <text:p>2,418961</text:p>
          </table:table-cell>
          <table:table-cell office:value-type="float" office:value="2.424801" calcext:value-type="float">
            <text:p>2,424801</text:p>
          </table:table-cell>
          <table:table-cell office:value-type="float" office:value="2.414613" calcext:value-type="float">
            <text:p>2,414613</text:p>
          </table:table-cell>
          <table:table-cell office:value-type="float" office:value="2.401657" calcext:value-type="float">
            <text:p>2,401657</text:p>
          </table:table-cell>
          <table:table-cell office:value-type="float" office:value="2.434674" calcext:value-type="float">
            <text:p>2,434674</text:p>
          </table:table-cell>
          <table:table-cell office:value-type="float" office:value="2.401055" calcext:value-type="float">
            <text:p>2,401055</text:p>
          </table:table-cell>
          <table:table-cell office:value-type="float" office:value="2.407355" calcext:value-type="float">
            <text:p>2,407355</text:p>
          </table:table-cell>
          <table:table-cell office:value-type="float" office:value="2.416849" calcext:value-type="float">
            <text:p>2,416849</text:p>
          </table:table-cell>
          <table:table-cell office:value-type="float" office:value="2.413435" calcext:value-type="float">
            <text:p>2,413435</text:p>
          </table:table-cell>
          <table:table-cell office:value-type="float" office:value="2.412873" calcext:value-type="float">
            <text:p>2,412873</text:p>
          </table:table-cell>
          <table:table-cell office:value-type="float" office:value="2.416125" calcext:value-type="float">
            <text:p>2,416125</text:p>
          </table:table-cell>
          <table:table-cell office:value-type="float" office:value="2.402266" calcext:value-type="float">
            <text:p>2,402266</text:p>
          </table:table-cell>
          <table:table-cell office:value-type="float" office:value="2.411652" calcext:value-type="float">
            <text:p>2,411652</text:p>
          </table:table-cell>
          <table:table-cell office:value-type="float" office:value="2.409423" calcext:value-type="float">
            <text:p>2,409423</text:p>
          </table:table-cell>
          <table:table-cell office:value-type="float" office:value="2.412428" calcext:value-type="float">
            <text:p>2,412428</text:p>
          </table:table-cell>
          <table:table-cell office:value-type="float" office:value="2.409015" calcext:value-type="float">
            <text:p>2,409015</text:p>
          </table:table-cell>
          <table:table-cell office:value-type="float" office:value="2.415472" calcext:value-type="float">
            <text:p>2,415472</text:p>
          </table:table-cell>
          <table:table-cell office:value-type="float" office:value="2.416299" calcext:value-type="float">
            <text:p>2,416299</text:p>
          </table:table-cell>
          <table:table-cell office:value-type="float" office:value="2.406469" calcext:value-type="float">
            <text:p>2,406469</text:p>
          </table:table-cell>
          <table:table-cell office:value-type="float" office:value="2.40911" calcext:value-type="float">
            <text:p>2,40911</text:p>
          </table:table-cell>
          <table:table-cell office:value-type="float" office:value="2.429375" calcext:value-type="float">
            <text:p>2,429375</text:p>
          </table:table-cell>
          <table:table-cell office:value-type="float" office:value="2.41893" calcext:value-type="float">
            <text:p>2,41893</text:p>
          </table:table-cell>
          <table:table-cell office:value-type="float" office:value="2.415346" calcext:value-type="float">
            <text:p>2,415346</text:p>
          </table:table-cell>
          <table:table-cell office:value-type="float" office:value="2.409035" calcext:value-type="float">
            <text:p>2,409035</text:p>
          </table:table-cell>
          <table:table-cell office:value-type="float" office:value="2.416331" calcext:value-type="float">
            <text:p>2,416331</text:p>
          </table:table-cell>
          <table:table-cell office:value-type="float" office:value="2.417159" calcext:value-type="float">
            <text:p>2,417159</text:p>
          </table:table-cell>
          <table:table-cell office:value-type="float" office:value="2.402152" calcext:value-type="float">
            <text:p>2,402152</text:p>
          </table:table-cell>
          <table:table-cell office:value-type="float" office:value="2.416657" calcext:value-type="float">
            <text:p>2,416657</text:p>
          </table:table-cell>
          <table:table-cell office:value-type="float" office:value="2.411579" calcext:value-type="float">
            <text:p>2,411579</text:p>
          </table:table-cell>
          <table:table-cell table:formula="of:=AVERAGE([.B24:.AE24])" office:value-type="float" office:value="2.4142411" calcext:value-type="float">
            <text:p>2,4142411</text:p>
          </table:table-cell>
          <table:table-cell table:formula="of:=VAR([.B24:.AE24])" office:value-type="float" office:value="0.0000748649753344828" calcext:value-type="float">
            <text:p>0,000074865</text:p>
          </table:table-cell>
          <table:table-cell table:formula="of:=STDEV([.B24:.AE24])" office:value-type="float" office:value="0.00865245487329941" calcext:value-type="float">
            <text:p>0,0086524549</text:p>
          </table:table-cell>
          <table:table-cell table:formula="of:=CONFIDENCE(0.95;[.AH24];30)" office:value-type="float" office:value="0.000099058831696656" calcext:value-type="float">
            <text:p>9,9058831696656E-05</text:p>
          </table:table-cell>
          <table:table-cell table:formula="of:=[.AF24]+[.AI24]" office:value-type="float" office:value="2.4143401588317" calcext:value-type="float">
            <text:p>2,4143401588</text:p>
          </table:table-cell>
          <table:table-cell table:formula="of:=[.AF24]-[.AI24]" office:value-type="float" office:value="2.4141420411683" calcext:value-type="float">
            <text:p>2,41414204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012364" calcext:value-type="float">
            <text:p>3,012364</text:p>
          </table:table-cell>
          <table:table-cell office:value-type="float" office:value="3.026888" calcext:value-type="float">
            <text:p>3,026888</text:p>
          </table:table-cell>
          <table:table-cell office:value-type="float" office:value="3.05327" calcext:value-type="float">
            <text:p>3,05327</text:p>
          </table:table-cell>
          <table:table-cell office:value-type="float" office:value="3.025389" calcext:value-type="float">
            <text:p>3,025389</text:p>
          </table:table-cell>
          <table:table-cell office:value-type="float" office:value="3.027472" calcext:value-type="float">
            <text:p>3,027472</text:p>
          </table:table-cell>
          <table:table-cell office:value-type="float" office:value="3.022177" calcext:value-type="float">
            <text:p>3,022177</text:p>
          </table:table-cell>
          <table:table-cell office:value-type="float" office:value="3.03389" calcext:value-type="float">
            <text:p>3,03389</text:p>
          </table:table-cell>
          <table:table-cell office:value-type="float" office:value="3.03448" calcext:value-type="float">
            <text:p>3,03448</text:p>
          </table:table-cell>
          <table:table-cell office:value-type="float" office:value="3.038973" calcext:value-type="float">
            <text:p>3,038973</text:p>
          </table:table-cell>
          <table:table-cell office:value-type="float" office:value="3.022077" calcext:value-type="float">
            <text:p>3,022077</text:p>
          </table:table-cell>
          <table:table-cell office:value-type="float" office:value="3.030253" calcext:value-type="float">
            <text:p>3,030253</text:p>
          </table:table-cell>
          <table:table-cell office:value-type="float" office:value="3.027482" calcext:value-type="float">
            <text:p>3,027482</text:p>
          </table:table-cell>
          <table:table-cell office:value-type="float" office:value="3.02612" calcext:value-type="float">
            <text:p>3,02612</text:p>
          </table:table-cell>
          <table:table-cell office:value-type="float" office:value="3.048533" calcext:value-type="float">
            <text:p>3,048533</text:p>
          </table:table-cell>
          <table:table-cell office:value-type="float" office:value="3.022557" calcext:value-type="float">
            <text:p>3,022557</text:p>
          </table:table-cell>
          <table:table-cell office:value-type="float" office:value="3.029593" calcext:value-type="float">
            <text:p>3,029593</text:p>
          </table:table-cell>
          <table:table-cell office:value-type="float" office:value="3.008125" calcext:value-type="float">
            <text:p>3,008125</text:p>
          </table:table-cell>
          <table:table-cell office:value-type="float" office:value="3.032853" calcext:value-type="float">
            <text:p>3,032853</text:p>
          </table:table-cell>
          <table:table-cell office:value-type="float" office:value="3.02734" calcext:value-type="float">
            <text:p>3,02734</text:p>
          </table:table-cell>
          <table:table-cell office:value-type="float" office:value="3.006041" calcext:value-type="float">
            <text:p>3,006041</text:p>
          </table:table-cell>
          <table:table-cell office:value-type="float" office:value="3.032456" calcext:value-type="float">
            <text:p>3,032456</text:p>
          </table:table-cell>
          <table:table-cell office:value-type="float" office:value="3.033636" calcext:value-type="float">
            <text:p>3,033636</text:p>
          </table:table-cell>
          <table:table-cell office:value-type="float" office:value="3.021894" calcext:value-type="float">
            <text:p>3,021894</text:p>
          </table:table-cell>
          <table:table-cell office:value-type="float" office:value="3.028367" calcext:value-type="float">
            <text:p>3,028367</text:p>
          </table:table-cell>
          <table:table-cell office:value-type="float" office:value="3.024786" calcext:value-type="float">
            <text:p>3,024786</text:p>
          </table:table-cell>
          <table:table-cell office:value-type="float" office:value="3.013277" calcext:value-type="float">
            <text:p>3,013277</text:p>
          </table:table-cell>
          <table:table-cell office:value-type="float" office:value="3.012985" calcext:value-type="float">
            <text:p>3,012985</text:p>
          </table:table-cell>
          <table:table-cell office:value-type="float" office:value="3.008896" calcext:value-type="float">
            <text:p>3,008896</text:p>
          </table:table-cell>
          <table:table-cell office:value-type="float" office:value="3.010399" calcext:value-type="float">
            <text:p>3,010399</text:p>
          </table:table-cell>
          <table:table-cell office:value-type="float" office:value="3.02585" calcext:value-type="float">
            <text:p>3,02585</text:p>
          </table:table-cell>
          <table:table-cell table:formula="of:=AVERAGE([.B25:.AE25])" office:value-type="float" office:value="3.0256141" calcext:value-type="float">
            <text:p>3,0256141</text:p>
          </table:table-cell>
          <table:table-cell table:formula="of:=VAR([.B25:.AE25])" office:value-type="float" office:value="0.000123155373334482" calcext:value-type="float">
            <text:p>0,0001231554</text:p>
          </table:table-cell>
          <table:table-cell table:formula="of:=STDEV([.B25:.AE25])" office:value-type="float" office:value="0.0110975390665896" calcext:value-type="float">
            <text:p>0,0110975391</text:p>
          </table:table-cell>
          <table:table-cell table:formula="of:=CONFIDENCE(0.95;[.AH25];30)" office:value-type="float" office:value="0.000127051717777427" calcext:value-type="float">
            <text:p>0,0001270517</text:p>
          </table:table-cell>
          <table:table-cell table:formula="of:=[.AF25]+[.AI25]" office:value-type="float" office:value="3.02574115171778" calcext:value-type="float">
            <text:p>3,0257411517</text:p>
          </table:table-cell>
          <table:table-cell table:formula="of:=[.AF25]-[.AI25]" office:value-type="float" office:value="3.02548704828222" calcext:value-type="float">
            <text:p>3,02548704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665998" calcext:value-type="float">
            <text:p>3,665998</text:p>
          </table:table-cell>
          <table:table-cell office:value-type="float" office:value="3.650649" calcext:value-type="float">
            <text:p>3,650649</text:p>
          </table:table-cell>
          <table:table-cell office:value-type="float" office:value="3.662308" calcext:value-type="float">
            <text:p>3,662308</text:p>
          </table:table-cell>
          <table:table-cell office:value-type="float" office:value="3.663055" calcext:value-type="float">
            <text:p>3,663055</text:p>
          </table:table-cell>
          <table:table-cell office:value-type="float" office:value="3.68998" calcext:value-type="float">
            <text:p>3,68998</text:p>
          </table:table-cell>
          <table:table-cell office:value-type="float" office:value="3.66422" calcext:value-type="float">
            <text:p>3,66422</text:p>
          </table:table-cell>
          <table:table-cell office:value-type="float" office:value="3.644895" calcext:value-type="float">
            <text:p>3,644895</text:p>
          </table:table-cell>
          <table:table-cell office:value-type="float" office:value="3.644985" calcext:value-type="float">
            <text:p>3,644985</text:p>
          </table:table-cell>
          <table:table-cell office:value-type="float" office:value="3.733482" calcext:value-type="float">
            <text:p>3,733482</text:p>
          </table:table-cell>
          <table:table-cell office:value-type="float" office:value="3.669063" calcext:value-type="float">
            <text:p>3,669063</text:p>
          </table:table-cell>
          <table:table-cell office:value-type="float" office:value="3.68623" calcext:value-type="float">
            <text:p>3,68623</text:p>
          </table:table-cell>
          <table:table-cell office:value-type="float" office:value="3.668097" calcext:value-type="float">
            <text:p>3,668097</text:p>
          </table:table-cell>
          <table:table-cell office:value-type="float" office:value="3.658124" calcext:value-type="float">
            <text:p>3,658124</text:p>
          </table:table-cell>
          <table:table-cell office:value-type="float" office:value="3.655638" calcext:value-type="float">
            <text:p>3,655638</text:p>
          </table:table-cell>
          <table:table-cell office:value-type="float" office:value="3.647856" calcext:value-type="float">
            <text:p>3,647856</text:p>
          </table:table-cell>
          <table:table-cell office:value-type="float" office:value="3.648976" calcext:value-type="float">
            <text:p>3,648976</text:p>
          </table:table-cell>
          <table:table-cell office:value-type="float" office:value="3.670386" calcext:value-type="float">
            <text:p>3,670386</text:p>
          </table:table-cell>
          <table:table-cell office:value-type="float" office:value="3.64711" calcext:value-type="float">
            <text:p>3,64711</text:p>
          </table:table-cell>
          <table:table-cell office:value-type="float" office:value="3.672553" calcext:value-type="float">
            <text:p>3,672553</text:p>
          </table:table-cell>
          <table:table-cell office:value-type="float" office:value="3.666797" calcext:value-type="float">
            <text:p>3,666797</text:p>
          </table:table-cell>
          <table:table-cell office:value-type="float" office:value="3.643637" calcext:value-type="float">
            <text:p>3,643637</text:p>
          </table:table-cell>
          <table:table-cell office:value-type="float" office:value="3.663577" calcext:value-type="float">
            <text:p>3,663577</text:p>
          </table:table-cell>
          <table:table-cell office:value-type="float" office:value="3.673795" calcext:value-type="float">
            <text:p>3,673795</text:p>
          </table:table-cell>
          <table:table-cell office:value-type="float" office:value="3.663659" calcext:value-type="float">
            <text:p>3,663659</text:p>
          </table:table-cell>
          <table:table-cell office:value-type="float" office:value="3.666754" calcext:value-type="float">
            <text:p>3,666754</text:p>
          </table:table-cell>
          <table:table-cell office:value-type="float" office:value="3.701845" calcext:value-type="float">
            <text:p>3,701845</text:p>
          </table:table-cell>
          <table:table-cell office:value-type="float" office:value="3.663408" calcext:value-type="float">
            <text:p>3,663408</text:p>
          </table:table-cell>
          <table:table-cell office:value-type="float" office:value="3.660041" calcext:value-type="float">
            <text:p>3,660041</text:p>
          </table:table-cell>
          <table:table-cell office:value-type="float" office:value="3.671663" calcext:value-type="float">
            <text:p>3,671663</text:p>
          </table:table-cell>
          <table:table-cell office:value-type="float" office:value="3.646174" calcext:value-type="float">
            <text:p>3,646174</text:p>
          </table:table-cell>
          <table:table-cell table:formula="of:=AVERAGE([.B26:.AE26])" office:value-type="float" office:value="3.6654985" calcext:value-type="float">
            <text:p>3,6654985</text:p>
          </table:table-cell>
          <table:table-cell table:formula="of:=VAR([.B26:.AE26])" office:value-type="float" office:value="0.000352607312396551" calcext:value-type="float">
            <text:p>0,0003526073</text:p>
          </table:table-cell>
          <table:table-cell table:formula="of:=STDEV([.B26:.AE26])" office:value-type="float" office:value="0.0187778409940161" calcext:value-type="float">
            <text:p>0,018777841</text:p>
          </table:table-cell>
          <table:table-cell table:formula="of:=CONFIDENCE(0.95;[.AH26];30)" office:value-type="float" office:value="0.000214980721412708" calcext:value-type="float">
            <text:p>0,0002149807</text:p>
          </table:table-cell>
          <table:table-cell table:formula="of:=[.AF26]+[.AI26]" office:value-type="float" office:value="3.66571348072141" calcext:value-type="float">
            <text:p>3,6657134807</text:p>
          </table:table-cell>
          <table:table-cell table:formula="of:=[.AF26]-[.AI26]" office:value-type="float" office:value="3.66528351927859" calcext:value-type="float">
            <text:p>3,66528351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732622" calcext:value-type="float">
            <text:p>3,732622</text:p>
          </table:table-cell>
          <table:table-cell office:value-type="float" office:value="3.720599" calcext:value-type="float">
            <text:p>3,720599</text:p>
          </table:table-cell>
          <table:table-cell office:value-type="float" office:value="3.721856" calcext:value-type="float">
            <text:p>3,721856</text:p>
          </table:table-cell>
          <table:table-cell office:value-type="float" office:value="3.725896" calcext:value-type="float">
            <text:p>3,725896</text:p>
          </table:table-cell>
          <table:table-cell office:value-type="float" office:value="3.775448" calcext:value-type="float">
            <text:p>3,775448</text:p>
          </table:table-cell>
          <table:table-cell office:value-type="float" office:value="3.739006" calcext:value-type="float">
            <text:p>3,739006</text:p>
          </table:table-cell>
          <table:table-cell office:value-type="float" office:value="3.74678" calcext:value-type="float">
            <text:p>3,74678</text:p>
          </table:table-cell>
          <table:table-cell office:value-type="float" office:value="3.724192" calcext:value-type="float">
            <text:p>3,724192</text:p>
          </table:table-cell>
          <table:table-cell office:value-type="float" office:value="3.744069" calcext:value-type="float">
            <text:p>3,744069</text:p>
          </table:table-cell>
          <table:table-cell office:value-type="float" office:value="3.753791" calcext:value-type="float">
            <text:p>3,753791</text:p>
          </table:table-cell>
          <table:table-cell office:value-type="float" office:value="3.720582" calcext:value-type="float">
            <text:p>3,720582</text:p>
          </table:table-cell>
          <table:table-cell office:value-type="float" office:value="3.719654" calcext:value-type="float">
            <text:p>3,719654</text:p>
          </table:table-cell>
          <table:table-cell office:value-type="float" office:value="3.742186" calcext:value-type="float">
            <text:p>3,742186</text:p>
          </table:table-cell>
          <table:table-cell office:value-type="float" office:value="3.730469" calcext:value-type="float">
            <text:p>3,730469</text:p>
          </table:table-cell>
          <table:table-cell office:value-type="float" office:value="3.746833" calcext:value-type="float">
            <text:p>3,746833</text:p>
          </table:table-cell>
          <table:table-cell office:value-type="float" office:value="3.747095" calcext:value-type="float">
            <text:p>3,747095</text:p>
          </table:table-cell>
          <table:table-cell office:value-type="float" office:value="3.72446" calcext:value-type="float">
            <text:p>3,72446</text:p>
          </table:table-cell>
          <table:table-cell office:value-type="float" office:value="3.729983" calcext:value-type="float">
            <text:p>3,729983</text:p>
          </table:table-cell>
          <table:table-cell office:value-type="float" office:value="3.72227" calcext:value-type="float">
            <text:p>3,72227</text:p>
          </table:table-cell>
          <table:table-cell office:value-type="float" office:value="3.730164" calcext:value-type="float">
            <text:p>3,730164</text:p>
          </table:table-cell>
          <table:table-cell office:value-type="float" office:value="3.746078" calcext:value-type="float">
            <text:p>3,746078</text:p>
          </table:table-cell>
          <table:table-cell office:value-type="float" office:value="3.750041" calcext:value-type="float">
            <text:p>3,750041</text:p>
          </table:table-cell>
          <table:table-cell office:value-type="float" office:value="3.73294" calcext:value-type="float">
            <text:p>3,73294</text:p>
          </table:table-cell>
          <table:table-cell office:value-type="float" office:value="3.759863" calcext:value-type="float">
            <text:p>3,759863</text:p>
          </table:table-cell>
          <table:table-cell office:value-type="float" office:value="3.741244" calcext:value-type="float">
            <text:p>3,741244</text:p>
          </table:table-cell>
          <table:table-cell office:value-type="float" office:value="3.727974" calcext:value-type="float">
            <text:p>3,727974</text:p>
          </table:table-cell>
          <table:table-cell office:value-type="float" office:value="3.719855" calcext:value-type="float">
            <text:p>3,719855</text:p>
          </table:table-cell>
          <table:table-cell office:value-type="float" office:value="3.735398" calcext:value-type="float">
            <text:p>3,735398</text:p>
          </table:table-cell>
          <table:table-cell office:value-type="float" office:value="3.723982" calcext:value-type="float">
            <text:p>3,723982</text:p>
          </table:table-cell>
          <table:table-cell office:value-type="float" office:value="3.721414" calcext:value-type="float">
            <text:p>3,721414</text:p>
          </table:table-cell>
          <table:table-cell table:formula="of:=AVERAGE([.B27:.AE27])" office:value-type="float" office:value="3.7352248" calcext:value-type="float">
            <text:p>3,7352248</text:p>
          </table:table-cell>
          <table:table-cell table:formula="of:=VAR([.B27:.AE27])" office:value-type="float" office:value="0.000190654300786207" calcext:value-type="float">
            <text:p>0,0001906543</text:p>
          </table:table-cell>
          <table:table-cell table:formula="of:=STDEV([.B27:.AE27])" office:value-type="float" office:value="0.0138077623381273" calcext:value-type="float">
            <text:p>0,0138077623</text:p>
          </table:table-cell>
          <table:table-cell table:formula="of:=CONFIDENCE(0.95;[.AH27];30)" office:value-type="float" office:value="0.000158080085431108" calcext:value-type="float">
            <text:p>0,0001580801</text:p>
          </table:table-cell>
          <table:table-cell table:formula="of:=[.AF27]+[.AI27]" office:value-type="float" office:value="3.73538288008543" calcext:value-type="float">
            <text:p>3,7353828801</text:p>
          </table:table-cell>
          <table:table-cell table:formula="of:=[.AF27]-[.AI27]" office:value-type="float" office:value="3.73506671991457" calcext:value-type="float">
            <text:p>3,73506671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92016" calcext:value-type="float">
            <text:p>8,92016</text:p>
          </table:table-cell>
          <table:table-cell office:value-type="float" office:value="8.82036" calcext:value-type="float">
            <text:p>8,82036</text:p>
          </table:table-cell>
          <table:table-cell office:value-type="float" office:value="8.908996" calcext:value-type="float">
            <text:p>8,908996</text:p>
          </table:table-cell>
          <table:table-cell office:value-type="float" office:value="8.823338" calcext:value-type="float">
            <text:p>8,823338</text:p>
          </table:table-cell>
          <table:table-cell office:value-type="float" office:value="8.848827" calcext:value-type="float">
            <text:p>8,848827</text:p>
          </table:table-cell>
          <table:table-cell office:value-type="float" office:value="8.871339" calcext:value-type="float">
            <text:p>8,871339</text:p>
          </table:table-cell>
          <table:table-cell office:value-type="float" office:value="8.895962" calcext:value-type="float">
            <text:p>8,895962</text:p>
          </table:table-cell>
          <table:table-cell office:value-type="float" office:value="8.865685" calcext:value-type="float">
            <text:p>8,865685</text:p>
          </table:table-cell>
          <table:table-cell office:value-type="float" office:value="8.847812" calcext:value-type="float">
            <text:p>8,847812</text:p>
          </table:table-cell>
          <table:table-cell office:value-type="float" office:value="8.847675" calcext:value-type="float">
            <text:p>8,847675</text:p>
          </table:table-cell>
          <table:table-cell office:value-type="float" office:value="8.893436" calcext:value-type="float">
            <text:p>8,893436</text:p>
          </table:table-cell>
          <table:table-cell office:value-type="float" office:value="8.832278" calcext:value-type="float">
            <text:p>8,832278</text:p>
          </table:table-cell>
          <table:table-cell office:value-type="float" office:value="8.81896" calcext:value-type="float">
            <text:p>8,81896</text:p>
          </table:table-cell>
          <table:table-cell office:value-type="float" office:value="8.869869" calcext:value-type="float">
            <text:p>8,869869</text:p>
          </table:table-cell>
          <table:table-cell office:value-type="float" office:value="8.874049" calcext:value-type="float">
            <text:p>8,874049</text:p>
          </table:table-cell>
          <table:table-cell office:value-type="float" office:value="8.809907" calcext:value-type="float">
            <text:p>8,809907</text:p>
          </table:table-cell>
          <table:table-cell office:value-type="float" office:value="8.827577" calcext:value-type="float">
            <text:p>8,827577</text:p>
          </table:table-cell>
          <table:table-cell office:value-type="float" office:value="8.991426" calcext:value-type="float">
            <text:p>8,991426</text:p>
          </table:table-cell>
          <table:table-cell office:value-type="float" office:value="8.81904" calcext:value-type="float">
            <text:p>8,81904</text:p>
          </table:table-cell>
          <table:table-cell office:value-type="float" office:value="8.817847" calcext:value-type="float">
            <text:p>8,817847</text:p>
          </table:table-cell>
          <table:table-cell office:value-type="float" office:value="8.837293" calcext:value-type="float">
            <text:p>8,837293</text:p>
          </table:table-cell>
          <table:table-cell office:value-type="float" office:value="8.877654" calcext:value-type="float">
            <text:p>8,877654</text:p>
          </table:table-cell>
          <table:table-cell office:value-type="float" office:value="8.83515" calcext:value-type="float">
            <text:p>8,83515</text:p>
          </table:table-cell>
          <table:table-cell office:value-type="float" office:value="8.910589" calcext:value-type="float">
            <text:p>8,910589</text:p>
          </table:table-cell>
          <table:table-cell office:value-type="float" office:value="8.943151" calcext:value-type="float">
            <text:p>8,943151</text:p>
          </table:table-cell>
          <table:table-cell office:value-type="float" office:value="8.863139" calcext:value-type="float">
            <text:p>8,863139</text:p>
          </table:table-cell>
          <table:table-cell office:value-type="float" office:value="8.859341" calcext:value-type="float">
            <text:p>8,859341</text:p>
          </table:table-cell>
          <table:table-cell office:value-type="float" office:value="8.86078" calcext:value-type="float">
            <text:p>8,86078</text:p>
          </table:table-cell>
          <table:table-cell office:value-type="float" office:value="8.869846" calcext:value-type="float">
            <text:p>8,869846</text:p>
          </table:table-cell>
          <table:table-cell office:value-type="float" office:value="8.807912" calcext:value-type="float">
            <text:p>8,807912</text:p>
          </table:table-cell>
          <table:table-cell table:formula="of:=AVERAGE([.B28:.AE28])" office:value-type="float" office:value="8.86231326666667" calcext:value-type="float">
            <text:p>8,8623132667</text:p>
          </table:table-cell>
          <table:table-cell table:formula="of:=VAR([.B28:.AE28])" office:value-type="float" office:value="0.00181195805937471" calcext:value-type="float">
            <text:p>0,0018119581</text:p>
          </table:table-cell>
          <table:table-cell table:formula="of:=STDEV([.B28:.AE28])" office:value-type="float" office:value="0.0425671006691167" calcext:value-type="float">
            <text:p>0,0425671007</text:p>
          </table:table-cell>
          <table:table-cell table:formula="of:=CONFIDENCE(0.95;[.AH28];30)" office:value-type="float" office:value="0.000487335365828811" calcext:value-type="float">
            <text:p>0,0004873354</text:p>
          </table:table-cell>
          <table:table-cell table:formula="of:=[.AF28]+[.AI28]" office:value-type="float" office:value="8.8628006020325" calcext:value-type="float">
            <text:p>8,862800602</text:p>
          </table:table-cell>
          <table:table-cell table:formula="of:=[.AF28]-[.AI28]" office:value-type="float" office:value="8.86182593130084" calcext:value-type="float">
            <text:p>8,86182593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490301" calcext:value-type="float">
            <text:p>11,490301</text:p>
          </table:table-cell>
          <table:table-cell office:value-type="float" office:value="11.507159" calcext:value-type="float">
            <text:p>11,507159</text:p>
          </table:table-cell>
          <table:table-cell office:value-type="float" office:value="11.476708" calcext:value-type="float">
            <text:p>11,476708</text:p>
          </table:table-cell>
          <table:table-cell office:value-type="float" office:value="11.503002" calcext:value-type="float">
            <text:p>11,503002</text:p>
          </table:table-cell>
          <table:table-cell office:value-type="float" office:value="11.597971" calcext:value-type="float">
            <text:p>11,597971</text:p>
          </table:table-cell>
          <table:table-cell office:value-type="float" office:value="11.568362" calcext:value-type="float">
            <text:p>11,568362</text:p>
          </table:table-cell>
          <table:table-cell office:value-type="float" office:value="11.508973" calcext:value-type="float">
            <text:p>11,508973</text:p>
          </table:table-cell>
          <table:table-cell office:value-type="float" office:value="11.537334" calcext:value-type="float">
            <text:p>11,537334</text:p>
          </table:table-cell>
          <table:table-cell office:value-type="float" office:value="11.533194" calcext:value-type="float">
            <text:p>11,533194</text:p>
          </table:table-cell>
          <table:table-cell office:value-type="float" office:value="11.485463" calcext:value-type="float">
            <text:p>11,485463</text:p>
          </table:table-cell>
          <table:table-cell office:value-type="float" office:value="11.544567" calcext:value-type="float">
            <text:p>11,544567</text:p>
          </table:table-cell>
          <table:table-cell office:value-type="float" office:value="11.545576" calcext:value-type="float">
            <text:p>11,545576</text:p>
          </table:table-cell>
          <table:table-cell office:value-type="float" office:value="11.479133" calcext:value-type="float">
            <text:p>11,479133</text:p>
          </table:table-cell>
          <table:table-cell office:value-type="float" office:value="11.501685" calcext:value-type="float">
            <text:p>11,501685</text:p>
          </table:table-cell>
          <table:table-cell office:value-type="float" office:value="11.54973" calcext:value-type="float">
            <text:p>11,54973</text:p>
          </table:table-cell>
          <table:table-cell office:value-type="float" office:value="11.4632" calcext:value-type="float">
            <text:p>11,4632</text:p>
          </table:table-cell>
          <table:table-cell office:value-type="float" office:value="11.534714" calcext:value-type="float">
            <text:p>11,534714</text:p>
          </table:table-cell>
          <table:table-cell office:value-type="float" office:value="11.595548" calcext:value-type="float">
            <text:p>11,595548</text:p>
          </table:table-cell>
          <table:table-cell office:value-type="float" office:value="11.610317" calcext:value-type="float">
            <text:p>11,610317</text:p>
          </table:table-cell>
          <table:table-cell office:value-type="float" office:value="11.486787" calcext:value-type="float">
            <text:p>11,486787</text:p>
          </table:table-cell>
          <table:table-cell office:value-type="float" office:value="11.603072" calcext:value-type="float">
            <text:p>11,603072</text:p>
          </table:table-cell>
          <table:table-cell office:value-type="float" office:value="11.568981" calcext:value-type="float">
            <text:p>11,568981</text:p>
          </table:table-cell>
          <table:table-cell office:value-type="float" office:value="11.548257" calcext:value-type="float">
            <text:p>11,548257</text:p>
          </table:table-cell>
          <table:table-cell office:value-type="float" office:value="11.536444" calcext:value-type="float">
            <text:p>11,536444</text:p>
          </table:table-cell>
          <table:table-cell office:value-type="float" office:value="11.479699" calcext:value-type="float">
            <text:p>11,479699</text:p>
          </table:table-cell>
          <table:table-cell office:value-type="float" office:value="11.474389" calcext:value-type="float">
            <text:p>11,474389</text:p>
          </table:table-cell>
          <table:table-cell office:value-type="float" office:value="11.535088" calcext:value-type="float">
            <text:p>11,535088</text:p>
          </table:table-cell>
          <table:table-cell office:value-type="float" office:value="11.714237" calcext:value-type="float">
            <text:p>11,714237</text:p>
          </table:table-cell>
          <table:table-cell office:value-type="float" office:value="11.50251" calcext:value-type="float">
            <text:p>11,50251</text:p>
          </table:table-cell>
          <table:table-cell office:value-type="float" office:value="11.485662" calcext:value-type="float">
            <text:p>11,485662</text:p>
          </table:table-cell>
          <table:table-cell table:formula="of:=AVERAGE([.B29:.AE29])" office:value-type="float" office:value="11.5322687666667" calcext:value-type="float">
            <text:p>11,5322687667</text:p>
          </table:table-cell>
          <table:table-cell table:formula="of:=VAR([.B29:.AE29])" office:value-type="float" office:value="0.00293011828294369" calcext:value-type="float">
            <text:p>0,0029301183</text:p>
          </table:table-cell>
          <table:table-cell table:formula="of:=STDEV([.B29:.AE29])" office:value-type="float" office:value="0.0541305669926308" calcext:value-type="float">
            <text:p>0,054130567</text:p>
          </table:table-cell>
          <table:table-cell table:formula="of:=CONFIDENCE(0.95;[.AH29];30)" office:value-type="float" office:value="0.000619721316538096" calcext:value-type="float">
            <text:p>0,0006197213</text:p>
          </table:table-cell>
          <table:table-cell table:formula="of:=[.AF29]+[.AI29]" office:value-type="float" office:value="11.5328884879832" calcext:value-type="float">
            <text:p>11,532888488</text:p>
          </table:table-cell>
          <table:table-cell table:formula="of:=[.AF29]-[.AI29]" office:value-type="float" office:value="11.5316490453501" calcext:value-type="float">
            <text:p>11,53164904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800563" calcext:value-type="float">
            <text:p>12,800563</text:p>
          </table:table-cell>
          <table:table-cell office:value-type="float" office:value="12.7671" calcext:value-type="float">
            <text:p>12,7671</text:p>
          </table:table-cell>
          <table:table-cell office:value-type="float" office:value="12.8031" calcext:value-type="float">
            <text:p>12,8031</text:p>
          </table:table-cell>
          <table:table-cell office:value-type="float" office:value="12.740458" calcext:value-type="float">
            <text:p>12,740458</text:p>
          </table:table-cell>
          <table:table-cell office:value-type="float" office:value="12.731725" calcext:value-type="float">
            <text:p>12,731725</text:p>
          </table:table-cell>
          <table:table-cell office:value-type="float" office:value="12.846864" calcext:value-type="float">
            <text:p>12,846864</text:p>
          </table:table-cell>
          <table:table-cell office:value-type="float" office:value="13.004849" calcext:value-type="float">
            <text:p>13,004849</text:p>
          </table:table-cell>
          <table:table-cell office:value-type="float" office:value="12.766177" calcext:value-type="float">
            <text:p>12,766177</text:p>
          </table:table-cell>
          <table:table-cell office:value-type="float" office:value="12.76792" calcext:value-type="float">
            <text:p>12,76792</text:p>
          </table:table-cell>
          <table:table-cell office:value-type="float" office:value="12.885614" calcext:value-type="float">
            <text:p>12,885614</text:p>
          </table:table-cell>
          <table:table-cell office:value-type="float" office:value="12.833755" calcext:value-type="float">
            <text:p>12,833755</text:p>
          </table:table-cell>
          <table:table-cell office:value-type="float" office:value="12.832962" calcext:value-type="float">
            <text:p>12,832962</text:p>
          </table:table-cell>
          <table:table-cell office:value-type="float" office:value="12.762378" calcext:value-type="float">
            <text:p>12,762378</text:p>
          </table:table-cell>
          <table:table-cell office:value-type="float" office:value="12.952139" calcext:value-type="float">
            <text:p>12,952139</text:p>
          </table:table-cell>
          <table:table-cell office:value-type="float" office:value="12.761518" calcext:value-type="float">
            <text:p>12,761518</text:p>
          </table:table-cell>
          <table:table-cell office:value-type="float" office:value="12.84632" calcext:value-type="float">
            <text:p>12,84632</text:p>
          </table:table-cell>
          <table:table-cell office:value-type="float" office:value="12.880856" calcext:value-type="float">
            <text:p>12,880856</text:p>
          </table:table-cell>
          <table:table-cell office:value-type="float" office:value="12.754107" calcext:value-type="float">
            <text:p>12,754107</text:p>
          </table:table-cell>
          <table:table-cell office:value-type="float" office:value="12.770092" calcext:value-type="float">
            <text:p>12,770092</text:p>
          </table:table-cell>
          <table:table-cell office:value-type="float" office:value="12.867293" calcext:value-type="float">
            <text:p>12,867293</text:p>
          </table:table-cell>
          <table:table-cell office:value-type="float" office:value="12.807851" calcext:value-type="float">
            <text:p>12,807851</text:p>
          </table:table-cell>
          <table:table-cell office:value-type="float" office:value="12.799034" calcext:value-type="float">
            <text:p>12,799034</text:p>
          </table:table-cell>
          <table:table-cell office:value-type="float" office:value="12.870152" calcext:value-type="float">
            <text:p>12,870152</text:p>
          </table:table-cell>
          <table:table-cell office:value-type="float" office:value="12.748308" calcext:value-type="float">
            <text:p>12,748308</text:p>
          </table:table-cell>
          <table:table-cell office:value-type="float" office:value="12.849405" calcext:value-type="float">
            <text:p>12,849405</text:p>
          </table:table-cell>
          <table:table-cell office:value-type="float" office:value="12.742358" calcext:value-type="float">
            <text:p>12,742358</text:p>
          </table:table-cell>
          <table:table-cell office:value-type="float" office:value="12.793383" calcext:value-type="float">
            <text:p>12,793383</text:p>
          </table:table-cell>
          <table:table-cell office:value-type="float" office:value="12.828982" calcext:value-type="float">
            <text:p>12,828982</text:p>
          </table:table-cell>
          <table:table-cell office:value-type="float" office:value="12.743745" calcext:value-type="float">
            <text:p>12,743745</text:p>
          </table:table-cell>
          <table:table-cell office:value-type="float" office:value="12.787396" calcext:value-type="float">
            <text:p>12,787396</text:p>
          </table:table-cell>
          <table:table-cell table:formula="of:=AVERAGE([.B30:.AE30])" office:value-type="float" office:value="12.8115468" calcext:value-type="float">
            <text:p>12,8115468</text:p>
          </table:table-cell>
          <table:table-cell table:formula="of:=VAR([.B30:.AE30])" office:value-type="float" office:value="0.00417478399782069" calcext:value-type="float">
            <text:p>0,004174784</text:p>
          </table:table-cell>
          <table:table-cell table:formula="of:=STDEV([.B30:.AE30])" office:value-type="float" office:value="0.0646125684199343" calcext:value-type="float">
            <text:p>0,0646125684</text:p>
          </table:table-cell>
          <table:table-cell table:formula="of:=CONFIDENCE(0.95;[.AH30];30)" office:value-type="float" office:value="0.00073972596613593" calcext:value-type="float">
            <text:p>0,000739726</text:p>
          </table:table-cell>
          <table:table-cell table:formula="of:=[.AF30]+[.AI30]" office:value-type="float" office:value="12.8122865259661" calcext:value-type="float">
            <text:p>12,812286526</text:p>
          </table:table-cell>
          <table:table-cell table:formula="of:=[.AF30]-[.AI30]" office:value-type="float" office:value="12.8108070740339" calcext:value-type="float">
            <text:p>12,8108070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010704" calcext:value-type="float">
            <text:p>17,010704</text:p>
          </table:table-cell>
          <table:table-cell office:value-type="float" office:value="16.919327" calcext:value-type="float">
            <text:p>16,919327</text:p>
          </table:table-cell>
          <table:table-cell office:value-type="float" office:value="17.043342" calcext:value-type="float">
            <text:p>17,043342</text:p>
          </table:table-cell>
          <table:table-cell office:value-type="float" office:value="16.93606" calcext:value-type="float">
            <text:p>16,93606</text:p>
          </table:table-cell>
          <table:table-cell office:value-type="float" office:value="16.998699" calcext:value-type="float">
            <text:p>16,998699</text:p>
          </table:table-cell>
          <table:table-cell office:value-type="float" office:value="17.017294" calcext:value-type="float">
            <text:p>17,017294</text:p>
          </table:table-cell>
          <table:table-cell office:value-type="float" office:value="16.969337" calcext:value-type="float">
            <text:p>16,969337</text:p>
          </table:table-cell>
          <table:table-cell office:value-type="float" office:value="16.97533" calcext:value-type="float">
            <text:p>16,97533</text:p>
          </table:table-cell>
          <table:table-cell office:value-type="float" office:value="16.95045" calcext:value-type="float">
            <text:p>16,95045</text:p>
          </table:table-cell>
          <table:table-cell office:value-type="float" office:value="17.026686" calcext:value-type="float">
            <text:p>17,026686</text:p>
          </table:table-cell>
          <table:table-cell office:value-type="float" office:value="17.099285" calcext:value-type="float">
            <text:p>17,099285</text:p>
          </table:table-cell>
          <table:table-cell office:value-type="float" office:value="17.033589" calcext:value-type="float">
            <text:p>17,033589</text:p>
          </table:table-cell>
          <table:table-cell office:value-type="float" office:value="16.934644" calcext:value-type="float">
            <text:p>16,934644</text:p>
          </table:table-cell>
          <table:table-cell office:value-type="float" office:value="17.076202" calcext:value-type="float">
            <text:p>17,076202</text:p>
          </table:table-cell>
          <table:table-cell office:value-type="float" office:value="17.077893" calcext:value-type="float">
            <text:p>17,077893</text:p>
          </table:table-cell>
          <table:table-cell office:value-type="float" office:value="17.010944" calcext:value-type="float">
            <text:p>17,010944</text:p>
          </table:table-cell>
          <table:table-cell office:value-type="float" office:value="17.048878" calcext:value-type="float">
            <text:p>17,048878</text:p>
          </table:table-cell>
          <table:table-cell office:value-type="float" office:value="17.039073" calcext:value-type="float">
            <text:p>17,039073</text:p>
          </table:table-cell>
          <table:table-cell office:value-type="float" office:value="17.027768" calcext:value-type="float">
            <text:p>17,027768</text:p>
          </table:table-cell>
          <table:table-cell office:value-type="float" office:value="16.90981" calcext:value-type="float">
            <text:p>16,90981</text:p>
          </table:table-cell>
          <table:table-cell office:value-type="float" office:value="17.113489" calcext:value-type="float">
            <text:p>17,113489</text:p>
          </table:table-cell>
          <table:table-cell office:value-type="float" office:value="17.022543" calcext:value-type="float">
            <text:p>17,022543</text:p>
          </table:table-cell>
          <table:table-cell office:value-type="float" office:value="16.928972" calcext:value-type="float">
            <text:p>16,928972</text:p>
          </table:table-cell>
          <table:table-cell office:value-type="float" office:value="16.919169" calcext:value-type="float">
            <text:p>16,919169</text:p>
          </table:table-cell>
          <table:table-cell office:value-type="float" office:value="16.962189" calcext:value-type="float">
            <text:p>16,962189</text:p>
          </table:table-cell>
          <table:table-cell office:value-type="float" office:value="17.344054" calcext:value-type="float">
            <text:p>17,344054</text:p>
          </table:table-cell>
          <table:table-cell office:value-type="float" office:value="17.117166" calcext:value-type="float">
            <text:p>17,117166</text:p>
          </table:table-cell>
          <table:table-cell office:value-type="float" office:value="17.035929" calcext:value-type="float">
            <text:p>17,035929</text:p>
          </table:table-cell>
          <table:table-cell office:value-type="float" office:value="17.111602" calcext:value-type="float">
            <text:p>17,111602</text:p>
          </table:table-cell>
          <table:table-cell office:value-type="float" office:value="16.987829" calcext:value-type="float">
            <text:p>16,987829</text:p>
          </table:table-cell>
          <table:table-cell table:formula="of:=AVERAGE([.B31:.AE31])" office:value-type="float" office:value="17.0216085666667" calcext:value-type="float">
            <text:p>17,0216085667</text:p>
          </table:table-cell>
          <table:table-cell table:formula="of:=VAR([.B31:.AE31])" office:value-type="float" office:value="0.0074504115072885" calcext:value-type="float">
            <text:p>0,0074504115</text:p>
          </table:table-cell>
          <table:table-cell table:formula="of:=STDEV([.B31:.AE31])" office:value-type="float" office:value="0.0863157662729614" calcext:value-type="float">
            <text:p>0,0863157663</text:p>
          </table:table-cell>
          <table:table-cell table:formula="of:=CONFIDENCE(0.95;[.AH31];30)" office:value-type="float" office:value="0.00098819804196687" calcext:value-type="float">
            <text:p>0,000988198</text:p>
          </table:table-cell>
          <table:table-cell table:formula="of:=[.AF31]+[.AI31]" office:value-type="float" office:value="17.0225967647086" calcext:value-type="float">
            <text:p>17,0225967647</text:p>
          </table:table-cell>
          <table:table-cell table:formula="of:=[.AF31]-[.AI31]" office:value-type="float" office:value="17.0206203686247" calcext:value-type="float">
            <text:p>17,02062036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.278005" calcext:value-type="float">
            <text:p>19,278005</text:p>
          </table:table-cell>
          <table:table-cell office:value-type="float" office:value="19.330104" calcext:value-type="float">
            <text:p>19,330104</text:p>
          </table:table-cell>
          <table:table-cell office:value-type="float" office:value="19.324216" calcext:value-type="float">
            <text:p>19,324216</text:p>
          </table:table-cell>
          <table:table-cell office:value-type="float" office:value="19.381581" calcext:value-type="float">
            <text:p>19,381581</text:p>
          </table:table-cell>
          <table:table-cell office:value-type="float" office:value="19.288573" calcext:value-type="float">
            <text:p>19,288573</text:p>
          </table:table-cell>
          <table:table-cell office:value-type="float" office:value="19.411684" calcext:value-type="float">
            <text:p>19,411684</text:p>
          </table:table-cell>
          <table:table-cell office:value-type="float" office:value="19.383364" calcext:value-type="float">
            <text:p>19,383364</text:p>
          </table:table-cell>
          <table:table-cell office:value-type="float" office:value="19.294299" calcext:value-type="float">
            <text:p>19,294299</text:p>
          </table:table-cell>
          <table:table-cell office:value-type="float" office:value="19.385174" calcext:value-type="float">
            <text:p>19,385174</text:p>
          </table:table-cell>
          <table:table-cell office:value-type="float" office:value="19.270392" calcext:value-type="float">
            <text:p>19,270392</text:p>
          </table:table-cell>
          <table:table-cell office:value-type="float" office:value="19.288765" calcext:value-type="float">
            <text:p>19,288765</text:p>
          </table:table-cell>
          <table:table-cell office:value-type="float" office:value="19.37392" calcext:value-type="float">
            <text:p>19,37392</text:p>
          </table:table-cell>
          <table:table-cell office:value-type="float" office:value="19.382037" calcext:value-type="float">
            <text:p>19,382037</text:p>
          </table:table-cell>
          <table:table-cell office:value-type="float" office:value="19.381408" calcext:value-type="float">
            <text:p>19,381408</text:p>
          </table:table-cell>
          <table:table-cell office:value-type="float" office:value="19.353098" calcext:value-type="float">
            <text:p>19,353098</text:p>
          </table:table-cell>
          <table:table-cell office:value-type="float" office:value="19.400518" calcext:value-type="float">
            <text:p>19,400518</text:p>
          </table:table-cell>
          <table:table-cell office:value-type="float" office:value="19.414069" calcext:value-type="float">
            <text:p>19,414069</text:p>
          </table:table-cell>
          <table:table-cell office:value-type="float" office:value="19.52927" calcext:value-type="float">
            <text:p>19,52927</text:p>
          </table:table-cell>
          <table:table-cell office:value-type="float" office:value="19.394954" calcext:value-type="float">
            <text:p>19,394954</text:p>
          </table:table-cell>
          <table:table-cell office:value-type="float" office:value="19.356273" calcext:value-type="float">
            <text:p>19,356273</text:p>
          </table:table-cell>
          <table:table-cell office:value-type="float" office:value="19.373517" calcext:value-type="float">
            <text:p>19,373517</text:p>
          </table:table-cell>
          <table:table-cell office:value-type="float" office:value="19.255411" calcext:value-type="float">
            <text:p>19,255411</text:p>
          </table:table-cell>
          <table:table-cell office:value-type="float" office:value="19.375651" calcext:value-type="float">
            <text:p>19,375651</text:p>
          </table:table-cell>
          <table:table-cell office:value-type="float" office:value="19.275018" calcext:value-type="float">
            <text:p>19,275018</text:p>
          </table:table-cell>
          <table:table-cell office:value-type="float" office:value="19.418845" calcext:value-type="float">
            <text:p>19,418845</text:p>
          </table:table-cell>
          <table:table-cell office:value-type="float" office:value="19.269553" calcext:value-type="float">
            <text:p>19,269553</text:p>
          </table:table-cell>
          <table:table-cell office:value-type="float" office:value="19.372897" calcext:value-type="float">
            <text:p>19,372897</text:p>
          </table:table-cell>
          <table:table-cell office:value-type="float" office:value="19.41416" calcext:value-type="float">
            <text:p>19,41416</text:p>
          </table:table-cell>
          <table:table-cell office:value-type="float" office:value="19.38226" calcext:value-type="float">
            <text:p>19,38226</text:p>
          </table:table-cell>
          <table:table-cell office:value-type="float" office:value="20.57599" calcext:value-type="float">
            <text:p>20,57599</text:p>
          </table:table-cell>
          <table:table-cell table:formula="of:=AVERAGE([.B32:.AE32])" office:value-type="float" office:value="19.3978335333333" calcext:value-type="float">
            <text:p>19,3978335333</text:p>
          </table:table-cell>
          <table:table-cell table:formula="of:=VAR([.B32:.AE32])" office:value-type="float" office:value="0.0531342201901886" calcext:value-type="float">
            <text:p>0,0531342202</text:p>
          </table:table-cell>
          <table:table-cell table:formula="of:=STDEV([.B32:.AE32])" office:value-type="float" office:value="0.230508611965342" calcext:value-type="float">
            <text:p>0,230508612</text:p>
          </table:table-cell>
          <table:table-cell table:formula="of:=CONFIDENCE(0.95;[.AH32];30)" office:value-type="float" office:value="0.00263900986849035" calcext:value-type="float">
            <text:p>0,0026390099</text:p>
          </table:table-cell>
          <table:table-cell table:formula="of:=[.AF32]+[.AI32]" office:value-type="float" office:value="19.4004725432018" calcext:value-type="float">
            <text:p>19,4004725432</text:p>
          </table:table-cell>
          <table:table-cell table:formula="of:=[.AF32]-[.AI32]" office:value-type="float" office:value="19.3951945234648" calcext:value-type="float">
            <text:p>19,39519452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.234336" calcext:value-type="float">
            <text:p>28,234336</text:p>
          </table:table-cell>
          <table:table-cell office:value-type="float" office:value="28.335202" calcext:value-type="float">
            <text:p>28,335202</text:p>
          </table:table-cell>
          <table:table-cell office:value-type="float" office:value="28.266352" calcext:value-type="float">
            <text:p>28,266352</text:p>
          </table:table-cell>
          <table:table-cell office:value-type="float" office:value="28.363764" calcext:value-type="float">
            <text:p>28,363764</text:p>
          </table:table-cell>
          <table:table-cell office:value-type="float" office:value="28.444963" calcext:value-type="float">
            <text:p>28,444963</text:p>
          </table:table-cell>
          <table:table-cell office:value-type="float" office:value="28.265573" calcext:value-type="float">
            <text:p>28,265573</text:p>
          </table:table-cell>
          <table:table-cell office:value-type="float" office:value="28.513304" calcext:value-type="float">
            <text:p>28,513304</text:p>
          </table:table-cell>
          <table:table-cell office:value-type="float" office:value="28.326602" calcext:value-type="float">
            <text:p>28,326602</text:p>
          </table:table-cell>
          <table:table-cell office:value-type="float" office:value="28.206342" calcext:value-type="float">
            <text:p>28,206342</text:p>
          </table:table-cell>
          <table:table-cell office:value-type="float" office:value="28.244941" calcext:value-type="float">
            <text:p>28,244941</text:p>
          </table:table-cell>
          <table:table-cell office:value-type="float" office:value="28.354214" calcext:value-type="float">
            <text:p>28,354214</text:p>
          </table:table-cell>
          <table:table-cell office:value-type="float" office:value="28.387402" calcext:value-type="float">
            <text:p>28,387402</text:p>
          </table:table-cell>
          <table:table-cell office:value-type="float" office:value="28.270047" calcext:value-type="float">
            <text:p>28,270047</text:p>
          </table:table-cell>
          <table:table-cell office:value-type="float" office:value="28.231316" calcext:value-type="float">
            <text:p>28,231316</text:p>
          </table:table-cell>
          <table:table-cell office:value-type="float" office:value="28.341921" calcext:value-type="float">
            <text:p>28,341921</text:p>
          </table:table-cell>
          <table:table-cell office:value-type="float" office:value="28.83803" calcext:value-type="float">
            <text:p>28,83803</text:p>
          </table:table-cell>
          <table:table-cell office:value-type="float" office:value="28.394243" calcext:value-type="float">
            <text:p>28,394243</text:p>
          </table:table-cell>
          <table:table-cell office:value-type="float" office:value="28.394493" calcext:value-type="float">
            <text:p>28,394493</text:p>
          </table:table-cell>
          <table:table-cell office:value-type="float" office:value="28.37418" calcext:value-type="float">
            <text:p>28,37418</text:p>
          </table:table-cell>
          <table:table-cell office:value-type="float" office:value="28.311622" calcext:value-type="float">
            <text:p>28,311622</text:p>
          </table:table-cell>
          <table:table-cell office:value-type="float" office:value="28.279136" calcext:value-type="float">
            <text:p>28,279136</text:p>
          </table:table-cell>
          <table:table-cell office:value-type="float" office:value="28.360138" calcext:value-type="float">
            <text:p>28,360138</text:p>
          </table:table-cell>
          <table:table-cell office:value-type="float" office:value="28.791546" calcext:value-type="float">
            <text:p>28,791546</text:p>
          </table:table-cell>
          <table:table-cell office:value-type="float" office:value="28.254912" calcext:value-type="float">
            <text:p>28,254912</text:p>
          </table:table-cell>
          <table:table-cell office:value-type="float" office:value="28.359126" calcext:value-type="float">
            <text:p>28,359126</text:p>
          </table:table-cell>
          <table:table-cell office:value-type="float" office:value="28.371196" calcext:value-type="float">
            <text:p>28,371196</text:p>
          </table:table-cell>
          <table:table-cell office:value-type="float" office:value="28.270722" calcext:value-type="float">
            <text:p>28,270722</text:p>
          </table:table-cell>
          <table:table-cell office:value-type="float" office:value="28.21773" calcext:value-type="float">
            <text:p>28,21773</text:p>
          </table:table-cell>
          <table:table-cell office:value-type="float" office:value="28.21702" calcext:value-type="float">
            <text:p>28,21702</text:p>
          </table:table-cell>
          <table:table-cell office:value-type="float" office:value="28.1983" calcext:value-type="float">
            <text:p>28,1983</text:p>
          </table:table-cell>
          <table:table-cell table:formula="of:=AVERAGE([.B33:.AE33])" office:value-type="float" office:value="28.3472891" calcext:value-type="float">
            <text:p>28,3472891</text:p>
          </table:table-cell>
          <table:table-cell table:formula="of:=VAR([.B33:.AE33])" office:value-type="float" office:value="0.0219264290745759" calcext:value-type="float">
            <text:p>0,0219264291</text:p>
          </table:table-cell>
          <table:table-cell table:formula="of:=STDEV([.B33:.AE33])" office:value-type="float" office:value="0.148075754512938" calcext:value-type="float">
            <text:p>0,1480757545</text:p>
          </table:table-cell>
          <table:table-cell table:formula="of:=CONFIDENCE(0.95;[.AH33];30)" office:value-type="float" office:value="0.00169526584760552" calcext:value-type="float">
            <text:p>0,0016952658</text:p>
          </table:table-cell>
          <table:table-cell table:formula="of:=[.AF33]+[.AI33]" office:value-type="float" office:value="28.3489843658476" calcext:value-type="float">
            <text:p>28,3489843658</text:p>
          </table:table-cell>
          <table:table-cell table:formula="of:=[.AF33]-[.AI33]" office:value-type="float" office:value="28.3455938341524" calcext:value-type="float">
            <text:p>28,34559383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.777691" calcext:value-type="float">
            <text:p>60,777691</text:p>
          </table:table-cell>
          <table:table-cell office:value-type="float" office:value="60.422924" calcext:value-type="float">
            <text:p>60,422924</text:p>
          </table:table-cell>
          <table:table-cell office:value-type="float" office:value="60.526801" calcext:value-type="float">
            <text:p>60,526801</text:p>
          </table:table-cell>
          <table:table-cell office:value-type="float" office:value="60.145888" calcext:value-type="float">
            <text:p>60,145888</text:p>
          </table:table-cell>
          <table:table-cell office:value-type="float" office:value="60.046358" calcext:value-type="float">
            <text:p>60,046358</text:p>
          </table:table-cell>
          <table:table-cell office:value-type="float" office:value="60.091537" calcext:value-type="float">
            <text:p>60,091537</text:p>
          </table:table-cell>
          <table:table-cell office:value-type="float" office:value="60.095689" calcext:value-type="float">
            <text:p>60,095689</text:p>
          </table:table-cell>
          <table:table-cell office:value-type="float" office:value="60.405683" calcext:value-type="float">
            <text:p>60,405683</text:p>
          </table:table-cell>
          <table:table-cell office:value-type="float" office:value="60.446689" calcext:value-type="float">
            <text:p>60,446689</text:p>
          </table:table-cell>
          <table:table-cell office:value-type="float" office:value="60.106" calcext:value-type="float">
            <text:p>60,106</text:p>
          </table:table-cell>
          <table:table-cell office:value-type="float" office:value="60.084102" calcext:value-type="float">
            <text:p>60,084102</text:p>
          </table:table-cell>
          <table:table-cell office:value-type="float" office:value="60.142547" calcext:value-type="float">
            <text:p>60,142547</text:p>
          </table:table-cell>
          <table:table-cell office:value-type="float" office:value="60.394458" calcext:value-type="float">
            <text:p>60,394458</text:p>
          </table:table-cell>
          <table:table-cell office:value-type="float" office:value="60.347186" calcext:value-type="float">
            <text:p>60,347186</text:p>
          </table:table-cell>
          <table:table-cell office:value-type="float" office:value="60.28858" calcext:value-type="float">
            <text:p>60,28858</text:p>
          </table:table-cell>
          <table:table-cell office:value-type="float" office:value="60.075106" calcext:value-type="float">
            <text:p>60,075106</text:p>
          </table:table-cell>
          <table:table-cell office:value-type="float" office:value="60.356745" calcext:value-type="float">
            <text:p>60,356745</text:p>
          </table:table-cell>
          <table:table-cell office:value-type="float" office:value="60.530095" calcext:value-type="float">
            <text:p>60,530095</text:p>
          </table:table-cell>
          <table:table-cell office:value-type="float" office:value="60.280756" calcext:value-type="float">
            <text:p>60,280756</text:p>
          </table:table-cell>
          <table:table-cell office:value-type="float" office:value="61.08987" calcext:value-type="float">
            <text:p>61,08987</text:p>
          </table:table-cell>
          <table:table-cell office:value-type="float" office:value="60.037292" calcext:value-type="float">
            <text:p>60,037292</text:p>
          </table:table-cell>
          <table:table-cell office:value-type="float" office:value="60.3279" calcext:value-type="float">
            <text:p>60,3279</text:p>
          </table:table-cell>
          <table:table-cell office:value-type="float" office:value="60.364904" calcext:value-type="float">
            <text:p>60,364904</text:p>
          </table:table-cell>
          <table:table-cell office:value-type="float" office:value="60.124546" calcext:value-type="float">
            <text:p>60,124546</text:p>
          </table:table-cell>
          <table:table-cell office:value-type="float" office:value="64.264636" calcext:value-type="float">
            <text:p>64,264636</text:p>
          </table:table-cell>
          <table:table-cell office:value-type="float" office:value="63.964882" calcext:value-type="float">
            <text:p>63,964882</text:p>
          </table:table-cell>
          <table:table-cell office:value-type="float" office:value="64.212436" calcext:value-type="float">
            <text:p>64,212436</text:p>
          </table:table-cell>
          <table:table-cell office:value-type="float" office:value="63.982538" calcext:value-type="float">
            <text:p>63,982538</text:p>
          </table:table-cell>
          <table:table-cell office:value-type="float" office:value="63.685226" calcext:value-type="float">
            <text:p>63,685226</text:p>
          </table:table-cell>
          <table:table-cell office:value-type="float" office:value="63.672597" calcext:value-type="float">
            <text:p>63,672597</text:p>
          </table:table-cell>
          <table:table-cell table:formula="of:=AVERAGE([.B34:.AE34])" office:value-type="float" office:value="61.0430554" calcext:value-type="float">
            <text:p>61,0430554</text:p>
          </table:table-cell>
          <table:table-cell table:formula="of:=VAR([.B34:.AE34])" office:value-type="float" office:value="2.26706862110094" calcext:value-type="float">
            <text:p>2,2670686211</text:p>
          </table:table-cell>
          <table:table-cell table:formula="of:=STDEV([.B34:.AE34])" office:value-type="float" office:value="1.50567879081195" calcext:value-type="float">
            <text:p>1,5056787908</text:p>
          </table:table-cell>
          <table:table-cell table:formula="of:=CONFIDENCE(0.95;[.AH34];30)" office:value-type="float" office:value="0.0172379728195439" calcext:value-type="float">
            <text:p>0,0172379728</text:p>
          </table:table-cell>
          <table:table-cell table:formula="of:=[.AF34]+[.AI34]" office:value-type="float" office:value="61.0602933728196" calcext:value-type="float">
            <text:p>61,0602933728</text:p>
          </table:table-cell>
          <table:table-cell table:formula="of:=[.AF34]-[.AI34]" office:value-type="float" office:value="61.0258174271805" calcext:value-type="float">
            <text:p>61,02581742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2.691305" calcext:value-type="float">
            <text:p>82,691305</text:p>
          </table:table-cell>
          <table:table-cell office:value-type="float" office:value="82.675776" calcext:value-type="float">
            <text:p>82,675776</text:p>
          </table:table-cell>
          <table:table-cell office:value-type="float" office:value="82.228004" calcext:value-type="float">
            <text:p>82,228004</text:p>
          </table:table-cell>
          <table:table-cell office:value-type="float" office:value="82.192593" calcext:value-type="float">
            <text:p>82,192593</text:p>
          </table:table-cell>
          <table:table-cell office:value-type="float" office:value="82.140774" calcext:value-type="float">
            <text:p>82,140774</text:p>
          </table:table-cell>
          <table:table-cell office:value-type="float" office:value="81.874417" calcext:value-type="float">
            <text:p>81,874417</text:p>
          </table:table-cell>
          <table:table-cell office:value-type="float" office:value="82.085477" calcext:value-type="float">
            <text:p>82,085477</text:p>
          </table:table-cell>
          <table:table-cell office:value-type="float" office:value="82.842606" calcext:value-type="float">
            <text:p>82,842606</text:p>
          </table:table-cell>
          <table:table-cell office:value-type="float" office:value="82.867433" calcext:value-type="float">
            <text:p>82,867433</text:p>
          </table:table-cell>
          <table:table-cell office:value-type="float" office:value="82.393493" calcext:value-type="float">
            <text:p>82,393493</text:p>
          </table:table-cell>
          <table:table-cell office:value-type="float" office:value="82.395337" calcext:value-type="float">
            <text:p>82,395337</text:p>
          </table:table-cell>
          <table:table-cell office:value-type="float" office:value="79.813661" calcext:value-type="float">
            <text:p>79,813661</text:p>
          </table:table-cell>
          <table:table-cell office:value-type="float" office:value="78.516777" calcext:value-type="float">
            <text:p>78,516777</text:p>
          </table:table-cell>
          <table:table-cell office:value-type="float" office:value="78.495164" calcext:value-type="float">
            <text:p>78,495164</text:p>
          </table:table-cell>
          <table:table-cell office:value-type="float" office:value="78.073064" calcext:value-type="float">
            <text:p>78,073064</text:p>
          </table:table-cell>
          <table:table-cell office:value-type="float" office:value="78.488351" calcext:value-type="float">
            <text:p>78,488351</text:p>
          </table:table-cell>
          <table:table-cell office:value-type="float" office:value="78.093303" calcext:value-type="float">
            <text:p>78,093303</text:p>
          </table:table-cell>
          <table:table-cell office:value-type="float" office:value="78.015714" calcext:value-type="float">
            <text:p>78,015714</text:p>
          </table:table-cell>
          <table:table-cell office:value-type="float" office:value="78.961672" calcext:value-type="float">
            <text:p>78,961672</text:p>
          </table:table-cell>
          <table:table-cell office:value-type="float" office:value="78.334806" calcext:value-type="float">
            <text:p>78,334806</text:p>
          </table:table-cell>
          <table:table-cell office:value-type="float" office:value="78.756054" calcext:value-type="float">
            <text:p>78,756054</text:p>
          </table:table-cell>
          <table:table-cell office:value-type="float" office:value="78.169348" calcext:value-type="float">
            <text:p>78,169348</text:p>
          </table:table-cell>
          <table:table-cell office:value-type="float" office:value="78.065068" calcext:value-type="float">
            <text:p>78,065068</text:p>
          </table:table-cell>
          <table:table-cell office:value-type="float" office:value="78.77049" calcext:value-type="float">
            <text:p>78,77049</text:p>
          </table:table-cell>
          <table:table-cell office:value-type="float" office:value="79.301099" calcext:value-type="float">
            <text:p>79,301099</text:p>
          </table:table-cell>
          <table:table-cell office:value-type="float" office:value="78.257008" calcext:value-type="float">
            <text:p>78,257008</text:p>
          </table:table-cell>
          <table:table-cell office:value-type="float" office:value="78.084461" calcext:value-type="float">
            <text:p>78,084461</text:p>
          </table:table-cell>
          <table:table-cell office:value-type="float" office:value="78.491812" calcext:value-type="float">
            <text:p>78,491812</text:p>
          </table:table-cell>
          <table:table-cell office:value-type="float" office:value="78.200642" calcext:value-type="float">
            <text:p>78,200642</text:p>
          </table:table-cell>
          <table:table-cell office:value-type="float" office:value="78.552523" calcext:value-type="float">
            <text:p>78,552523</text:p>
          </table:table-cell>
          <table:table-cell table:formula="of:=AVERAGE([.B35:.AE35])" office:value-type="float" office:value="79.9276077333333" calcext:value-type="float">
            <text:p>79,9276077333</text:p>
          </table:table-cell>
          <table:table-cell table:formula="of:=VAR([.B35:.AE35])" office:value-type="float" office:value="3.83140069504634" calcext:value-type="float">
            <text:p>3,831400695</text:p>
          </table:table-cell>
          <table:table-cell table:formula="of:=STDEV([.B35:.AE35])" office:value-type="float" office:value="1.95739640723241" calcext:value-type="float">
            <text:p>1,9573964072</text:p>
          </table:table-cell>
          <table:table-cell table:formula="of:=CONFIDENCE(0.95;[.AH35];30)" office:value-type="float" office:value="0.0224095247079556" calcext:value-type="float">
            <text:p>0,0224095247</text:p>
          </table:table-cell>
          <table:table-cell table:formula="of:=[.AF35]+[.AI35]" office:value-type="float" office:value="79.9500172580413" calcext:value-type="float">
            <text:p>79,950017258</text:p>
          </table:table-cell>
          <table:table-cell table:formula="of:=[.AF35]-[.AI35]" office:value-type="float" office:value="79.9051982086254" calcext:value-type="float">
            <text:p>79,90519820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3.142081" calcext:value-type="float">
            <text:p>93,142081</text:p>
          </table:table-cell>
          <table:table-cell office:value-type="float" office:value="93.226307" calcext:value-type="float">
            <text:p>93,226307</text:p>
          </table:table-cell>
          <table:table-cell office:value-type="float" office:value="92.465646" calcext:value-type="float">
            <text:p>92,465646</text:p>
          </table:table-cell>
          <table:table-cell office:value-type="float" office:value="93.295009" calcext:value-type="float">
            <text:p>93,295009</text:p>
          </table:table-cell>
          <table:table-cell office:value-type="float" office:value="92.522228" calcext:value-type="float">
            <text:p>92,522228</text:p>
          </table:table-cell>
          <table:table-cell office:value-type="float" office:value="92.742595" calcext:value-type="float">
            <text:p>92,742595</text:p>
          </table:table-cell>
          <table:table-cell office:value-type="float" office:value="92.942855" calcext:value-type="float">
            <text:p>92,942855</text:p>
          </table:table-cell>
          <table:table-cell office:value-type="float" office:value="93.006476" calcext:value-type="float">
            <text:p>93,006476</text:p>
          </table:table-cell>
          <table:table-cell office:value-type="float" office:value="92.511299" calcext:value-type="float">
            <text:p>92,511299</text:p>
          </table:table-cell>
          <table:table-cell office:value-type="float" office:value="93.239479" calcext:value-type="float">
            <text:p>93,239479</text:p>
          </table:table-cell>
          <table:table-cell office:value-type="float" office:value="93.064666" calcext:value-type="float">
            <text:p>93,064666</text:p>
          </table:table-cell>
          <table:table-cell office:value-type="float" office:value="92.67204" calcext:value-type="float">
            <text:p>92,67204</text:p>
          </table:table-cell>
          <table:table-cell office:value-type="float" office:value="92.837813" calcext:value-type="float">
            <text:p>92,837813</text:p>
          </table:table-cell>
          <table:table-cell office:value-type="float" office:value="92.952577" calcext:value-type="float">
            <text:p>92,952577</text:p>
          </table:table-cell>
          <table:table-cell office:value-type="float" office:value="92.982409" calcext:value-type="float">
            <text:p>92,982409</text:p>
          </table:table-cell>
          <table:table-cell office:value-type="float" office:value="92.972025" calcext:value-type="float">
            <text:p>92,972025</text:p>
          </table:table-cell>
          <table:table-cell office:value-type="float" office:value="92.526602" calcext:value-type="float">
            <text:p>92,526602</text:p>
          </table:table-cell>
          <table:table-cell office:value-type="float" office:value="92.972613" calcext:value-type="float">
            <text:p>92,972613</text:p>
          </table:table-cell>
          <table:table-cell office:value-type="float" office:value="93.079186" calcext:value-type="float">
            <text:p>93,079186</text:p>
          </table:table-cell>
          <table:table-cell office:value-type="float" office:value="93.077939" calcext:value-type="float">
            <text:p>93,077939</text:p>
          </table:table-cell>
          <table:table-cell office:value-type="float" office:value="92.592232" calcext:value-type="float">
            <text:p>92,592232</text:p>
          </table:table-cell>
          <table:table-cell office:value-type="float" office:value="92.656286" calcext:value-type="float">
            <text:p>92,656286</text:p>
          </table:table-cell>
          <table:table-cell office:value-type="float" office:value="92.497772" calcext:value-type="float">
            <text:p>92,497772</text:p>
          </table:table-cell>
          <table:table-cell office:value-type="float" office:value="92.91874" calcext:value-type="float">
            <text:p>92,91874</text:p>
          </table:table-cell>
          <table:table-cell office:value-type="float" office:value="93.360111" calcext:value-type="float">
            <text:p>93,360111</text:p>
          </table:table-cell>
          <table:table-cell office:value-type="float" office:value="92.955485" calcext:value-type="float">
            <text:p>92,955485</text:p>
          </table:table-cell>
          <table:table-cell office:value-type="float" office:value="93.101496" calcext:value-type="float">
            <text:p>93,101496</text:p>
          </table:table-cell>
          <table:table-cell office:value-type="float" office:value="92.94006" calcext:value-type="float">
            <text:p>92,94006</text:p>
          </table:table-cell>
          <table:table-cell office:value-type="float" office:value="92.679538" calcext:value-type="float">
            <text:p>92,679538</text:p>
          </table:table-cell>
          <table:table-cell office:value-type="float" office:value="92.543265" calcext:value-type="float">
            <text:p>92,543265</text:p>
          </table:table-cell>
          <table:table-cell table:formula="of:=AVERAGE([.B36:.AE36])" office:value-type="float" office:value="92.8825609999999" calcext:value-type="float">
            <text:p>92,882561</text:p>
          </table:table-cell>
          <table:table-cell table:formula="of:=VAR([.B36:.AE36])" office:value-type="float" office:value="0.0690659650522077" calcext:value-type="float">
            <text:p>0,0690659651</text:p>
          </table:table-cell>
          <table:table-cell table:formula="of:=STDEV([.B36:.AE36])" office:value-type="float" office:value="0.262804043066707" calcext:value-type="float">
            <text:p>0,2628040431</text:p>
          </table:table-cell>
          <table:table-cell table:formula="of:=CONFIDENCE(0.95;[.AH36];30)" office:value-type="float" office:value="0.00300874859823667" calcext:value-type="float">
            <text:p>0,0030087486</text:p>
          </table:table-cell>
          <table:table-cell table:formula="of:=[.AF36]+[.AI36]" office:value-type="float" office:value="92.8855697485982" calcext:value-type="float">
            <text:p>92,8855697486</text:p>
          </table:table-cell>
          <table:table-cell table:formula="of:=[.AF36]-[.AI36]" office:value-type="float" office:value="92.8795522514017" calcext:value-type="float">
            <text:p>92,87955225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.367715" calcext:value-type="float">
            <text:p>97,367715</text:p>
          </table:table-cell>
          <table:table-cell office:value-type="float" office:value="97.190018" calcext:value-type="float">
            <text:p>97,190018</text:p>
          </table:table-cell>
          <table:table-cell office:value-type="float" office:value="97.28121" calcext:value-type="float">
            <text:p>97,28121</text:p>
          </table:table-cell>
          <table:table-cell office:value-type="float" office:value="96.863413" calcext:value-type="float">
            <text:p>96,863413</text:p>
          </table:table-cell>
          <table:table-cell office:value-type="float" office:value="96.729073" calcext:value-type="float">
            <text:p>96,729073</text:p>
          </table:table-cell>
          <table:table-cell office:value-type="float" office:value="97.268869" calcext:value-type="float">
            <text:p>97,268869</text:p>
          </table:table-cell>
          <table:table-cell office:value-type="float" office:value="99.169224" calcext:value-type="float">
            <text:p>99,169224</text:p>
          </table:table-cell>
          <table:table-cell office:value-type="float" office:value="96.934427" calcext:value-type="float">
            <text:p>96,934427</text:p>
          </table:table-cell>
          <table:table-cell office:value-type="float" office:value="97.954882" calcext:value-type="float">
            <text:p>97,954882</text:p>
          </table:table-cell>
          <table:table-cell office:value-type="float" office:value="97.233363" calcext:value-type="float">
            <text:p>97,233363</text:p>
          </table:table-cell>
          <table:table-cell office:value-type="float" office:value="96.756491" calcext:value-type="float">
            <text:p>96,756491</text:p>
          </table:table-cell>
          <table:table-cell office:value-type="float" office:value="96.804051" calcext:value-type="float">
            <text:p>96,804051</text:p>
          </table:table-cell>
          <table:table-cell office:value-type="float" office:value="97.247959" calcext:value-type="float">
            <text:p>97,247959</text:p>
          </table:table-cell>
          <table:table-cell office:value-type="float" office:value="97.269511" calcext:value-type="float">
            <text:p>97,269511</text:p>
          </table:table-cell>
          <table:table-cell office:value-type="float" office:value="97.273853" calcext:value-type="float">
            <text:p>97,273853</text:p>
          </table:table-cell>
          <table:table-cell office:value-type="float" office:value="96.794953" calcext:value-type="float">
            <text:p>96,794953</text:p>
          </table:table-cell>
          <table:table-cell office:value-type="float" office:value="97.069413" calcext:value-type="float">
            <text:p>97,069413</text:p>
          </table:table-cell>
          <table:table-cell office:value-type="float" office:value="96.985802" calcext:value-type="float">
            <text:p>96,985802</text:p>
          </table:table-cell>
          <table:table-cell office:value-type="float" office:value="97.221158" calcext:value-type="float">
            <text:p>97,221158</text:p>
          </table:table-cell>
          <table:table-cell office:value-type="float" office:value="97.079989" calcext:value-type="float">
            <text:p>97,079989</text:p>
          </table:table-cell>
          <table:table-cell office:value-type="float" office:value="96.692835" calcext:value-type="float">
            <text:p>96,692835</text:p>
          </table:table-cell>
          <table:table-cell office:value-type="float" office:value="96.850546" calcext:value-type="float">
            <text:p>96,850546</text:p>
          </table:table-cell>
          <table:table-cell office:value-type="float" office:value="97.648923" calcext:value-type="float">
            <text:p>97,648923</text:p>
          </table:table-cell>
          <table:table-cell office:value-type="float" office:value="97.519344" calcext:value-type="float">
            <text:p>97,519344</text:p>
          </table:table-cell>
          <table:table-cell office:value-type="float" office:value="97.423861" calcext:value-type="float">
            <text:p>97,423861</text:p>
          </table:table-cell>
          <table:table-cell office:value-type="float" office:value="96.963763" calcext:value-type="float">
            <text:p>96,963763</text:p>
          </table:table-cell>
          <table:table-cell office:value-type="float" office:value="97.126504" calcext:value-type="float">
            <text:p>97,126504</text:p>
          </table:table-cell>
          <table:table-cell office:value-type="float" office:value="97.545063" calcext:value-type="float">
            <text:p>97,545063</text:p>
          </table:table-cell>
          <table:table-cell office:value-type="float" office:value="96.732698" calcext:value-type="float">
            <text:p>96,732698</text:p>
          </table:table-cell>
          <table:table-cell office:value-type="float" office:value="96.865544" calcext:value-type="float">
            <text:p>96,865544</text:p>
          </table:table-cell>
          <table:table-cell table:formula="of:=AVERAGE([.B37:.AE37])" office:value-type="float" office:value="97.1954818333333" calcext:value-type="float">
            <text:p>97,1954818333</text:p>
          </table:table-cell>
          <table:table-cell table:formula="of:=VAR([.B37:.AE37])" office:value-type="float" office:value="0.232576842806419" calcext:value-type="float">
            <text:p>0,2325768428</text:p>
          </table:table-cell>
          <table:table-cell table:formula="of:=STDEV([.B37:.AE37])" office:value-type="float" office:value="0.482262213745198" calcext:value-type="float">
            <text:p>0,4822622137</text:p>
          </table:table-cell>
          <table:table-cell table:formula="of:=CONFIDENCE(0.95;[.AH37];30)" office:value-type="float" office:value="0.0055212459544242" calcext:value-type="float">
            <text:p>0,005521246</text:p>
          </table:table-cell>
          <table:table-cell table:formula="of:=[.AF37]+[.AI37]" office:value-type="float" office:value="97.2010030792877" calcext:value-type="float">
            <text:p>97,2010030793</text:p>
          </table:table-cell>
          <table:table-cell table:formula="of:=[.AF37]-[.AI37]" office:value-type="float" office:value="97.1899605873789" calcext:value-type="float">
            <text:p>97,18996058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9.44367" calcext:value-type="float">
            <text:p>139,44367</text:p>
          </table:table-cell>
          <table:table-cell office:value-type="float" office:value="139.211215" calcext:value-type="float">
            <text:p>139,211215</text:p>
          </table:table-cell>
          <table:table-cell office:value-type="float" office:value="139.387976" calcext:value-type="float">
            <text:p>139,387976</text:p>
          </table:table-cell>
          <table:table-cell office:value-type="float" office:value="138.46299" calcext:value-type="float">
            <text:p>138,46299</text:p>
          </table:table-cell>
          <table:table-cell office:value-type="float" office:value="139.259601" calcext:value-type="float">
            <text:p>139,259601</text:p>
          </table:table-cell>
          <table:table-cell office:value-type="float" office:value="139.759263" calcext:value-type="float">
            <text:p>139,759263</text:p>
          </table:table-cell>
          <table:table-cell office:value-type="float" office:value="139.257469" calcext:value-type="float">
            <text:p>139,257469</text:p>
          </table:table-cell>
          <table:table-cell office:value-type="float" office:value="139.494717" calcext:value-type="float">
            <text:p>139,494717</text:p>
          </table:table-cell>
          <table:table-cell office:value-type="float" office:value="139.706565" calcext:value-type="float">
            <text:p>139,706565</text:p>
          </table:table-cell>
          <table:table-cell office:value-type="float" office:value="138.657953" calcext:value-type="float">
            <text:p>138,657953</text:p>
          </table:table-cell>
          <table:table-cell office:value-type="float" office:value="138.686252" calcext:value-type="float">
            <text:p>138,686252</text:p>
          </table:table-cell>
          <table:table-cell office:value-type="float" office:value="139.732368" calcext:value-type="float">
            <text:p>139,732368</text:p>
          </table:table-cell>
          <table:table-cell office:value-type="float" office:value="139.148268" calcext:value-type="float">
            <text:p>139,148268</text:p>
          </table:table-cell>
          <table:table-cell office:value-type="float" office:value="138.905713" calcext:value-type="float">
            <text:p>138,905713</text:p>
          </table:table-cell>
          <table:table-cell office:value-type="float" office:value="139.621222" calcext:value-type="float">
            <text:p>139,621222</text:p>
          </table:table-cell>
          <table:table-cell office:value-type="float" office:value="139.116764" calcext:value-type="float">
            <text:p>139,116764</text:p>
          </table:table-cell>
          <table:table-cell office:value-type="float" office:value="138.358294" calcext:value-type="float">
            <text:p>138,358294</text:p>
          </table:table-cell>
          <table:table-cell office:value-type="float" office:value="139.828642" calcext:value-type="float">
            <text:p>139,828642</text:p>
          </table:table-cell>
          <table:table-cell office:value-type="float" office:value="139.087438" calcext:value-type="float">
            <text:p>139,087438</text:p>
          </table:table-cell>
          <table:table-cell office:value-type="float" office:value="138.587325" calcext:value-type="float">
            <text:p>138,587325</text:p>
          </table:table-cell>
          <table:table-cell office:value-type="float" office:value="138.567964" calcext:value-type="float">
            <text:p>138,567964</text:p>
          </table:table-cell>
          <table:table-cell office:value-type="float" office:value="139.126869" calcext:value-type="float">
            <text:p>139,126869</text:p>
          </table:table-cell>
          <table:table-cell office:value-type="float" office:value="139.161757" calcext:value-type="float">
            <text:p>139,161757</text:p>
          </table:table-cell>
          <table:table-cell office:value-type="float" office:value="138.71412" calcext:value-type="float">
            <text:p>138,71412</text:p>
          </table:table-cell>
          <table:table-cell office:value-type="float" office:value="138.983746" calcext:value-type="float">
            <text:p>138,983746</text:p>
          </table:table-cell>
          <table:table-cell office:value-type="float" office:value="139.424556" calcext:value-type="float">
            <text:p>139,424556</text:p>
          </table:table-cell>
          <table:table-cell office:value-type="float" office:value="139.607852" calcext:value-type="float">
            <text:p>139,607852</text:p>
          </table:table-cell>
          <table:table-cell office:value-type="float" office:value="139.380009" calcext:value-type="float">
            <text:p>139,380009</text:p>
          </table:table-cell>
          <table:table-cell office:value-type="float" office:value="139.422515" calcext:value-type="float">
            <text:p>139,422515</text:p>
          </table:table-cell>
          <table:table-cell office:value-type="float" office:value="138.675321" calcext:value-type="float">
            <text:p>138,675321</text:p>
          </table:table-cell>
          <table:table-cell table:formula="of:=AVERAGE([.B38:.AE38])" office:value-type="float" office:value="139.159280466667" calcext:value-type="float">
            <text:p>139,1592804667</text:p>
          </table:table-cell>
          <table:table-cell table:formula="of:=VAR([.B38:.AE38])" office:value-type="float" office:value="0.176585418682329" calcext:value-type="float">
            <text:p>0,1765854187</text:p>
          </table:table-cell>
          <table:table-cell table:formula="of:=STDEV([.B38:.AE38])" office:value-type="float" office:value="0.420220678551555" calcext:value-type="float">
            <text:p>0,4202206786</text:p>
          </table:table-cell>
          <table:table-cell table:formula="of:=CONFIDENCE(0.95;[.AH38];30)" office:value-type="float" office:value="0.00481095481937136" calcext:value-type="float">
            <text:p>0,0048109548</text:p>
          </table:table-cell>
          <table:table-cell table:formula="of:=[.AF38]+[.AI38]" office:value-type="float" office:value="139.164091421486" calcext:value-type="float">
            <text:p>139,1640914215</text:p>
          </table:table-cell>
          <table:table-cell table:formula="of:=[.AF38]-[.AI38]" office:value-type="float" office:value="139.154469511847" calcext:value-type="float">
            <text:p>139,1544695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.147531" calcext:value-type="float">
            <text:p>144,147531</text:p>
          </table:table-cell>
          <table:table-cell office:value-type="float" office:value="143.968562" calcext:value-type="float">
            <text:p>143,968562</text:p>
          </table:table-cell>
          <table:table-cell office:value-type="float" office:value="145.456937" calcext:value-type="float">
            <text:p>145,456937</text:p>
          </table:table-cell>
          <table:table-cell office:value-type="float" office:value="144.278587" calcext:value-type="float">
            <text:p>144,278587</text:p>
          </table:table-cell>
          <table:table-cell office:value-type="float" office:value="144.482627" calcext:value-type="float">
            <text:p>144,482627</text:p>
          </table:table-cell>
          <table:table-cell office:value-type="float" office:value="145.069866" calcext:value-type="float">
            <text:p>145,069866</text:p>
          </table:table-cell>
          <table:table-cell office:value-type="float" office:value="145.010289" calcext:value-type="float">
            <text:p>145,010289</text:p>
          </table:table-cell>
          <table:table-cell office:value-type="float" office:value="144.909251" calcext:value-type="float">
            <text:p>144,909251</text:p>
          </table:table-cell>
          <table:table-cell office:value-type="float" office:value="145.337011" calcext:value-type="float">
            <text:p>145,337011</text:p>
          </table:table-cell>
          <table:table-cell office:value-type="float" office:value="144.146027" calcext:value-type="float">
            <text:p>144,146027</text:p>
          </table:table-cell>
          <table:table-cell office:value-type="float" office:value="42" calcext:value-type="float">
            <text:p>42</text:p>
          </table:table-cell>
          <table:table-cell office:value-type="float" office:value="207.478894" calcext:value-type="float">
            <text:p>207,478894</text:p>
          </table:table-cell>
          <table:table-cell office:value-type="float" office:value="206.840227" calcext:value-type="float">
            <text:p>206,840227</text:p>
          </table:table-cell>
          <table:table-cell office:value-type="float" office:value="207.825275" calcext:value-type="float">
            <text:p>207,82527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11.584857" calcext:value-type="float">
            <text:p>211,584857</text:p>
          </table:table-cell>
          <table:table-cell table:number-columns-repeated="13"/>
          <table:table-cell table:formula="of:=AVERAGE([.B39:.AE39])" office:value-type="float" office:value="141.678584764706" calcext:value-type="float">
            <text:p>141,6785847647</text:p>
          </table:table-cell>
          <table:table-cell table:formula="of:=VAR([.B39:.AE39])" office:value-type="float" office:value="2958.84294906916" calcext:value-type="float">
            <text:p>2958,8429490692</text:p>
          </table:table-cell>
          <table:table-cell table:formula="of:=STDEV([.B39:.AE39])" office:value-type="float" office:value="54.3952474860549" calcext:value-type="float">
            <text:p>54,3952474861</text:p>
          </table:table-cell>
          <table:table-cell table:formula="of:=CONFIDENCE(0.95;[.AH39];30)" office:value-type="float" office:value="0.622751547938943" calcext:value-type="float">
            <text:p>0,6227515479</text:p>
          </table:table-cell>
          <table:table-cell table:formula="of:=[.AF39]+[.AI39]" office:value-type="float" office:value="142.301336312645" calcext:value-type="float">
            <text:p>142,3013363126</text:p>
          </table:table-cell>
          <table:table-cell table:formula="of:=[.AF39]-[.AI39]" office:value-type="float" office:value="141.055833216767" calcext:value-type="float">
            <text:p>141,05583321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9.637886" calcext:value-type="float">
            <text:p>239,637886</text:p>
          </table:table-cell>
          <table:table-cell table:number-columns-repeated="29"/>
          <table:table-cell table:formula="of:=AVERAGE([.B40:.AE40])" office:value-type="float" office:value="239.637886" calcext:value-type="float">
            <text:p>239,637886</text:p>
          </table:table-cell>
          <table:table-cell table:formula="of:=VAR([.B40:.AE40])" office:value-type="string" office:string-value="" calcext:value-type="error">
            <text:p>#DIV/0!</text:p>
          </table:table-cell>
          <table:table-cell table:formula="of:=STDEV([.B40:.AE40])" office:value-type="string" office:string-value="" calcext:value-type="error">
            <text:p>#DIV/0!</text:p>
          </table:table-cell>
          <table:table-cell table:formula="of:=CONFIDENCE(0.95;[.AH40];30)" office:value-type="string" office:string-value="" calcext:value-type="error">
            <text:p>#DIV/0!</text:p>
          </table:table-cell>
          <table:table-cell table:formula="of:=[.AF40]+[.AI40]" office:value-type="string" office:string-value="" calcext:value-type="error">
            <text:p>#DIV/0!</text:p>
          </table:table-cell>
          <table:table-cell table:formula="of:=[.AF40]-[.AI4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.487178" calcext:value-type="float">
            <text:p>244,487178</text:p>
          </table:table-cell>
          <table:table-cell table:number-columns-repeated="29"/>
          <table:table-cell table:formula="of:=AVERAGE([.B41:.AE41])" office:value-type="float" office:value="244.487178" calcext:value-type="float">
            <text:p>244,487178</text:p>
          </table:table-cell>
          <table:table-cell table:formula="of:=VAR([.B41:.AE41])" office:value-type="string" office:string-value="" calcext:value-type="error">
            <text:p>#DIV/0!</text:p>
          </table:table-cell>
          <table:table-cell table:formula="of:=STDEV([.B41:.AE41])" office:value-type="string" office:string-value="" calcext:value-type="error">
            <text:p>#DIV/0!</text:p>
          </table:table-cell>
          <table:table-cell table:formula="of:=CONFIDENCE(0.95;[.AH41];30)" office:value-type="string" office:string-value="" calcext:value-type="error">
            <text:p>#DIV/0!</text:p>
          </table:table-cell>
          <table:table-cell table:formula="of:=[.AF41]+[.AI41]" office:value-type="string" office:string-value="" calcext:value-type="error">
            <text:p>#DIV/0!</text:p>
          </table:table-cell>
          <table:table-cell table:formula="of:=[.AF41]-[.AI4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0.12366" calcext:value-type="float">
            <text:p>370,12366</text:p>
          </table:table-cell>
          <table:table-cell table:number-columns-repeated="29"/>
          <table:table-cell table:formula="of:=AVERAGE([.B42:.AE42])" office:value-type="float" office:value="370.12366" calcext:value-type="float">
            <text:p>370,12366</text:p>
          </table:table-cell>
          <table:table-cell table:formula="of:=VAR([.B42:.AE42])" office:value-type="string" office:string-value="" calcext:value-type="error">
            <text:p>#DIV/0!</text:p>
          </table:table-cell>
          <table:table-cell table:formula="of:=STDEV([.B42:.AE42])" office:value-type="string" office:string-value="" calcext:value-type="error">
            <text:p>#DIV/0!</text:p>
          </table:table-cell>
          <table:table-cell table:formula="of:=CONFIDENCE(0.95;[.AH42];30)" office:value-type="string" office:string-value="" calcext:value-type="error">
            <text:p>#DIV/0!</text:p>
          </table:table-cell>
          <table:table-cell table:formula="of:=[.AF42]+[.AI42]" office:value-type="string" office:string-value="" calcext:value-type="error">
            <text:p>#DIV/0!</text:p>
          </table:table-cell>
          <table:table-cell table:formula="of:=[.AF42]-[.AI4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5.615382" calcext:value-type="float">
            <text:p>415,615382</text:p>
          </table:table-cell>
          <table:table-cell table:number-columns-repeated="29"/>
          <table:table-cell table:formula="of:=AVERAGE([.B43:.AE43])" office:value-type="float" office:value="415.615382" calcext:value-type="float">
            <text:p>415,615382</text:p>
          </table:table-cell>
          <table:table-cell table:formula="of:=VAR([.B43:.AE43])" office:value-type="string" office:string-value="" calcext:value-type="error">
            <text:p>#DIV/0!</text:p>
          </table:table-cell>
          <table:table-cell table:formula="of:=STDEV([.B43:.AE43])" office:value-type="string" office:string-value="" calcext:value-type="error">
            <text:p>#DIV/0!</text:p>
          </table:table-cell>
          <table:table-cell table:formula="of:=CONFIDENCE(0.95;[.AH43];30)" office:value-type="string" office:string-value="" calcext:value-type="error">
            <text:p>#DIV/0!</text:p>
          </table:table-cell>
          <table:table-cell table:formula="of:=[.AF43]+[.AI43]" office:value-type="string" office:string-value="" calcext:value-type="error">
            <text:p>#DIV/0!</text:p>
          </table:table-cell>
          <table:table-cell table:formula="of:=[.AF43]-[.AI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420.215162" calcext:value-type="float">
            <text:p>420,215162</text:p>
          </table:table-cell>
          <table:table-cell table:number-columns-repeated="28"/>
          <table:table-cell table:formula="of:=AVERAGE([.B44:.AE44])" office:value-type="float" office:value="234.107581" calcext:value-type="float">
            <text:p>234,107581</text:p>
          </table:table-cell>
          <table:table-cell table:formula="of:=VAR([.B44:.AE44])" office:value-type="float" office:value="69272.0634113431" calcext:value-type="float">
            <text:p>69272,0634113431</text:p>
          </table:table-cell>
          <table:table-cell table:formula="of:=STDEV([.B44:.AE44])" office:value-type="float" office:value="263.195865110649" calcext:value-type="float">
            <text:p>263,1958651107</text:p>
          </table:table-cell>
          <table:table-cell table:formula="of:=CONFIDENCE(0.95;[.AH44];30)" office:value-type="float" office:value="3.01323442734232" calcext:value-type="float">
            <text:p>3,0132344273</text:p>
          </table:table-cell>
          <table:table-cell table:formula="of:=[.AF44]+[.AI44]" office:value-type="float" office:value="237.120815427342" calcext:value-type="float">
            <text:p>237,1208154273</text:p>
          </table:table-cell>
          <table:table-cell table:formula="of:=[.AF44]-[.AI44]" office:value-type="float" office:value="231.094346572658" calcext:value-type="float">
            <text:p>231,0943465727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628.035319" calcext:value-type="float">
            <text:p>628,035319</text:p>
          </table:table-cell>
          <table:table-cell table:number-columns-repeated="28"/>
          <table:table-cell table:formula="of:=AVERAGE([.B45:.AE45])" office:value-type="float" office:value="338.5176595" calcext:value-type="float">
            <text:p>338,5176595</text:p>
          </table:table-cell>
          <table:table-cell table:formula="of:=VAR([.B45:.AE45])" office:value-type="float" office:value="167640.950324716" calcext:value-type="float">
            <text:p>167640,950324716</text:p>
          </table:table-cell>
          <table:table-cell table:formula="of:=STDEV([.B45:.AE45])" office:value-type="float" office:value="409.439800611416" calcext:value-type="float">
            <text:p>409,4398006114</text:p>
          </table:table-cell>
          <table:table-cell table:formula="of:=CONFIDENCE(0.95;[.AH45];30)" office:value-type="float" office:value="4.68752844049362" calcext:value-type="float">
            <text:p>4,6875284405</text:p>
          </table:table-cell>
          <table:table-cell table:formula="of:=[.AF45]+[.AI45]" office:value-type="float" office:value="343.205187940494" calcext:value-type="float">
            <text:p>343,2051879405</text:p>
          </table:table-cell>
          <table:table-cell table:formula="of:=[.AF45]-[.AI45]" office:value-type="float" office:value="333.830131059506" calcext:value-type="float">
            <text:p>333,83013105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.435625" calcext:value-type="float">
            <text:p>668,435625</text:p>
          </table:table-cell>
          <table:table-cell table:number-columns-repeated="29"/>
          <table:table-cell table:formula="of:=AVERAGE([.B46:.AE46])" office:value-type="float" office:value="668.435625" calcext:value-type="float">
            <text:p>668,435625</text:p>
          </table:table-cell>
          <table:table-cell table:formula="of:=VAR([.B46:.AE46])" office:value-type="string" office:string-value="" calcext:value-type="error">
            <text:p>#DIV/0!</text:p>
          </table:table-cell>
          <table:table-cell table:formula="of:=STDEV([.B46:.AE46])" office:value-type="string" office:string-value="" calcext:value-type="error">
            <text:p>#DIV/0!</text:p>
          </table:table-cell>
          <table:table-cell table:formula="of:=CONFIDENCE(0.95;[.AH46];30)" office:value-type="string" office:string-value="" calcext:value-type="error">
            <text:p>#DIV/0!</text:p>
          </table:table-cell>
          <table:table-cell table:formula="of:=[.AF46]+[.AI46]" office:value-type="string" office:string-value="" calcext:value-type="error">
            <text:p>#DIV/0!</text:p>
          </table:table-cell>
          <table:table-cell table:formula="of:=[.AF46]-[.AI4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0.429666" calcext:value-type="float">
            <text:p>730,429666</text:p>
          </table:table-cell>
          <table:table-cell table:number-columns-repeated="29"/>
          <table:table-cell table:formula="of:=AVERAGE([.B47:.AE47])" office:value-type="float" office:value="730.429666" calcext:value-type="float">
            <text:p>730,429666</text:p>
          </table:table-cell>
          <table:table-cell table:formula="of:=VAR([.B47:.AE47])" office:value-type="string" office:string-value="" calcext:value-type="error">
            <text:p>#DIV/0!</text:p>
          </table:table-cell>
          <table:table-cell table:formula="of:=STDEV([.B47:.AE47])" office:value-type="string" office:string-value="" calcext:value-type="error">
            <text:p>#DIV/0!</text:p>
          </table:table-cell>
          <table:table-cell table:formula="of:=CONFIDENCE(0.95;[.AH47];30)" office:value-type="string" office:string-value="" calcext:value-type="error">
            <text:p>#DIV/0!</text:p>
          </table:table-cell>
          <table:table-cell table:formula="of:=[.AF47]+[.AI47]" office:value-type="string" office:string-value="" calcext:value-type="error">
            <text:p>#DIV/0!</text:p>
          </table:table-cell>
          <table:table-cell table:formula="of:=[.AF47]-[.AI4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1.622418" calcext:value-type="float">
            <text:p>801,622418</text:p>
          </table:table-cell>
          <table:table-cell table:number-columns-repeated="29"/>
          <table:table-cell table:formula="of:=AVERAGE([.B48:.AE48])" office:value-type="float" office:value="801.622418" calcext:value-type="float">
            <text:p>801,622418</text:p>
          </table:table-cell>
          <table:table-cell table:formula="of:=VAR([.B48:.AE48])" office:value-type="string" office:string-value="" calcext:value-type="error">
            <text:p>#DIV/0!</text:p>
          </table:table-cell>
          <table:table-cell table:formula="of:=STDEV([.B48:.AE48])" office:value-type="string" office:string-value="" calcext:value-type="error">
            <text:p>#DIV/0!</text:p>
          </table:table-cell>
          <table:table-cell table:formula="of:=CONFIDENCE(0.95;[.AH48];30)" office:value-type="string" office:string-value="" calcext:value-type="error">
            <text:p>#DIV/0!</text:p>
          </table:table-cell>
          <table:table-cell table:formula="of:=[.AF48]+[.AI48]" office:value-type="string" office:string-value="" calcext:value-type="error">
            <text:p>#DIV/0!</text:p>
          </table:table-cell>
          <table:table-cell table:formula="of:=[.AF48]-[.AI4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55.365854" calcext:value-type="float">
            <text:p>855,365854</text:p>
          </table:table-cell>
          <table:table-cell table:number-columns-repeated="29"/>
          <table:table-cell table:formula="of:=AVERAGE([.B49:.AE49])" office:value-type="float" office:value="855.365854" calcext:value-type="float">
            <text:p>855,365854</text:p>
          </table:table-cell>
          <table:table-cell table:formula="of:=VAR([.B49:.AE49])" office:value-type="string" office:string-value="" calcext:value-type="error">
            <text:p>#DIV/0!</text:p>
          </table:table-cell>
          <table:table-cell table:formula="of:=STDEV([.B49:.AE49])" office:value-type="string" office:string-value="" calcext:value-type="error">
            <text:p>#DIV/0!</text:p>
          </table:table-cell>
          <table:table-cell table:formula="of:=CONFIDENCE(0.95;[.AH49];30)" office:value-type="string" office:string-value="" calcext:value-type="error">
            <text:p>#DIV/0!</text:p>
          </table:table-cell>
          <table:table-cell table:formula="of:=[.AF49]+[.AI49]" office:value-type="string" office:string-value="" calcext:value-type="error">
            <text:p>#DIV/0!</text:p>
          </table:table-cell>
          <table:table-cell table:formula="of:=[.AF49]-[.AI4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9.03494" calcext:value-type="float">
            <text:p>939,03494</text:p>
          </table:table-cell>
          <table:table-cell table:number-columns-repeated="29"/>
          <table:table-cell table:formula="of:=AVERAGE([.B50:.AE50])" office:value-type="float" office:value="939.03494" calcext:value-type="float">
            <text:p>939,03494</text:p>
          </table:table-cell>
          <table:table-cell table:formula="of:=VAR([.B50:.AE50])" office:value-type="string" office:string-value="" calcext:value-type="error">
            <text:p>#DIV/0!</text:p>
          </table:table-cell>
          <table:table-cell table:formula="of:=STDEV([.B50:.AE50])" office:value-type="string" office:string-value="" calcext:value-type="error">
            <text:p>#DIV/0!</text:p>
          </table:table-cell>
          <table:table-cell table:formula="of:=CONFIDENCE(0.95;[.AH50];30)" office:value-type="string" office:string-value="" calcext:value-type="error">
            <text:p>#DIV/0!</text:p>
          </table:table-cell>
          <table:table-cell table:formula="of:=[.AF50]+[.AI50]" office:value-type="string" office:string-value="" calcext:value-type="error">
            <text:p>#DIV/0!</text:p>
          </table:table-cell>
          <table:table-cell table:formula="of:=[.AF50]-[.AI5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96.303716" calcext:value-type="float">
            <text:p>1496,303716</text:p>
          </table:table-cell>
          <table:table-cell table:number-columns-repeated="29"/>
          <table:table-cell table:formula="of:=AVERAGE([.B51:.AE51])" office:value-type="float" office:value="1496.303716" calcext:value-type="float">
            <text:p>1496,303716</text:p>
          </table:table-cell>
          <table:table-cell table:formula="of:=VAR([.B51:.AE51])" office:value-type="string" office:string-value="" calcext:value-type="error">
            <text:p>#DIV/0!</text:p>
          </table:table-cell>
          <table:table-cell table:formula="of:=STDEV([.B51:.AE51])" office:value-type="string" office:string-value="" calcext:value-type="error">
            <text:p>#DIV/0!</text:p>
          </table:table-cell>
          <table:table-cell table:formula="of:=CONFIDENCE(0.95;[.AH51];30)" office:value-type="string" office:string-value="" calcext:value-type="error">
            <text:p>#DIV/0!</text:p>
          </table:table-cell>
          <table:table-cell table:formula="of:=[.AF51]+[.AI51]" office:value-type="string" office:string-value="" calcext:value-type="error">
            <text:p>#DIV/0!</text:p>
          </table:table-cell>
          <table:table-cell table:formula="of:=[.AF51]-[.AI5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0"/>
          <table:table-cell table:formula="of:=AVERAGE([.B52:.AE52])" office:value-type="string" office:string-value="" calcext:value-type="error">
            <text:p>#DIV/0!</text:p>
          </table:table-cell>
          <table:table-cell table:formula="of:=VAR([.B52:.AE52])" office:value-type="string" office:string-value="" calcext:value-type="error">
            <text:p>#DIV/0!</text:p>
          </table:table-cell>
          <table:table-cell table:formula="of:=STDEV([.B52:.AE52])" office:value-type="string" office:string-value="" calcext:value-type="error">
            <text:p>#DIV/0!</text:p>
          </table:table-cell>
          <table:table-cell table:formula="of:=CONFIDENCE(0.95;[.AH52];30)" office:value-type="string" office:string-value="" calcext:value-type="error">
            <text:p>#DIV/0!</text:p>
          </table:table-cell>
          <table:table-cell table:formula="of:=[.AF52]+[.AI52]" office:value-type="string" office:string-value="" calcext:value-type="error">
            <text:p>#DIV/0!</text:p>
          </table:table-cell>
          <table:table-cell table:formula="of:=[.AF52]-[.AI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3:.AE53])" office:value-type="string" office:string-value="" calcext:value-type="error">
            <text:p>#DIV/0!</text:p>
          </table:table-cell>
          <table:table-cell table:formula="of:=VAR([.B53:.AE53])" office:value-type="string" office:string-value="" calcext:value-type="error">
            <text:p>#DIV/0!</text:p>
          </table:table-cell>
          <table:table-cell table:formula="of:=STDEV([.B53:.AE53])" office:value-type="string" office:string-value="" calcext:value-type="error">
            <text:p>#DIV/0!</text:p>
          </table:table-cell>
          <table:table-cell table:formula="of:=CONFIDENCE(0.95;[.AH53];30)" office:value-type="string" office:string-value="" calcext:value-type="error">
            <text:p>#DIV/0!</text:p>
          </table:table-cell>
          <table:table-cell table:formula="of:=[.AF53]+[.AI53]" office:value-type="string" office:string-value="" calcext:value-type="error">
            <text:p>#DIV/0!</text:p>
          </table:table-cell>
          <table:table-cell table:formula="of:=[.AF53]-[.AI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4:.AE54])" office:value-type="string" office:string-value="" calcext:value-type="error">
            <text:p>#DIV/0!</text:p>
          </table:table-cell>
          <table:table-cell table:formula="of:=VAR([.B54:.AE54])" office:value-type="string" office:string-value="" calcext:value-type="error">
            <text:p>#DIV/0!</text:p>
          </table:table-cell>
          <table:table-cell table:formula="of:=STDEV([.B54:.AE54])" office:value-type="string" office:string-value="" calcext:value-type="error">
            <text:p>#DIV/0!</text:p>
          </table:table-cell>
          <table:table-cell table:formula="of:=CONFIDENCE(0.95;[.AH54];30)" office:value-type="string" office:string-value="" calcext:value-type="error">
            <text:p>#DIV/0!</text:p>
          </table:table-cell>
          <table:table-cell table:formula="of:=[.AF54]+[.AI54]" office:value-type="string" office:string-value="" calcext:value-type="error">
            <text:p>#DIV/0!</text:p>
          </table:table-cell>
          <table:table-cell table:formula="of:=[.AF54]-[.AI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5:.AE55])" office:value-type="string" office:string-value="" calcext:value-type="error">
            <text:p>#DIV/0!</text:p>
          </table:table-cell>
          <table:table-cell table:formula="of:=VAR([.B55:.AE55])" office:value-type="string" office:string-value="" calcext:value-type="error">
            <text:p>#DIV/0!</text:p>
          </table:table-cell>
          <table:table-cell table:formula="of:=STDEV([.B55:.AE55])" office:value-type="string" office:string-value="" calcext:value-type="error">
            <text:p>#DIV/0!</text:p>
          </table:table-cell>
          <table:table-cell table:formula="of:=CONFIDENCE(0.95;[.AH55];30)" office:value-type="string" office:string-value="" calcext:value-type="error">
            <text:p>#DIV/0!</text:p>
          </table:table-cell>
          <table:table-cell table:formula="of:=[.AF55]+[.AI55]" office:value-type="string" office:string-value="" calcext:value-type="error">
            <text:p>#DIV/0!</text:p>
          </table:table-cell>
          <table:table-cell table:formula="of:=[.AF55]-[.AI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6:.AE56])" office:value-type="string" office:string-value="" calcext:value-type="error">
            <text:p>#DIV/0!</text:p>
          </table:table-cell>
          <table:table-cell table:formula="of:=VAR([.B56:.AE56])" office:value-type="string" office:string-value="" calcext:value-type="error">
            <text:p>#DIV/0!</text:p>
          </table:table-cell>
          <table:table-cell table:formula="of:=STDEV([.B56:.AE56])" office:value-type="string" office:string-value="" calcext:value-type="error">
            <text:p>#DIV/0!</text:p>
          </table:table-cell>
          <table:table-cell table:formula="of:=CONFIDENCE(0.95;[.AH56];30)" office:value-type="string" office:string-value="" calcext:value-type="error">
            <text:p>#DIV/0!</text:p>
          </table:table-cell>
          <table:table-cell table:formula="of:=[.AF56]+[.AI56]" office:value-type="string" office:string-value="" calcext:value-type="error">
            <text:p>#DIV/0!</text:p>
          </table:table-cell>
          <table:table-cell table:formula="of:=[.AF56]-[.AI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7:.AE57])" office:value-type="string" office:string-value="" calcext:value-type="error">
            <text:p>#DIV/0!</text:p>
          </table:table-cell>
          <table:table-cell table:formula="of:=VAR([.B57:.AE57])" office:value-type="string" office:string-value="" calcext:value-type="error">
            <text:p>#DIV/0!</text:p>
          </table:table-cell>
          <table:table-cell table:formula="of:=STDEV([.B57:.AE57])" office:value-type="string" office:string-value="" calcext:value-type="error">
            <text:p>#DIV/0!</text:p>
          </table:table-cell>
          <table:table-cell table:formula="of:=CONFIDENCE(0.95;[.AH57];30)" office:value-type="string" office:string-value="" calcext:value-type="error">
            <text:p>#DIV/0!</text:p>
          </table:table-cell>
          <table:table-cell table:formula="of:=[.AF57]+[.AI57]" office:value-type="string" office:string-value="" calcext:value-type="error">
            <text:p>#DIV/0!</text:p>
          </table:table-cell>
          <table:table-cell table:formula="of:=[.AF57]-[.AI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8:.AE58])" office:value-type="string" office:string-value="" calcext:value-type="error">
            <text:p>#DIV/0!</text:p>
          </table:table-cell>
          <table:table-cell table:formula="of:=VAR([.B58:.AE58])" office:value-type="string" office:string-value="" calcext:value-type="error">
            <text:p>#DIV/0!</text:p>
          </table:table-cell>
          <table:table-cell table:formula="of:=STDEV([.B58:.AE58])" office:value-type="string" office:string-value="" calcext:value-type="error">
            <text:p>#DIV/0!</text:p>
          </table:table-cell>
          <table:table-cell table:formula="of:=CONFIDENCE(0.95;[.AH58];30)" office:value-type="string" office:string-value="" calcext:value-type="error">
            <text:p>#DIV/0!</text:p>
          </table:table-cell>
          <table:table-cell table:formula="of:=[.AF58]+[.AI58]" office:value-type="string" office:string-value="" calcext:value-type="error">
            <text:p>#DIV/0!</text:p>
          </table:table-cell>
          <table:table-cell table:formula="of:=[.AF58]-[.AI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9:.AE59])" office:value-type="string" office:string-value="" calcext:value-type="error">
            <text:p>#DIV/0!</text:p>
          </table:table-cell>
          <table:table-cell table:formula="of:=VAR([.B59:.AE59])" office:value-type="string" office:string-value="" calcext:value-type="error">
            <text:p>#DIV/0!</text:p>
          </table:table-cell>
          <table:table-cell table:formula="of:=STDEV([.B59:.AE59])" office:value-type="string" office:string-value="" calcext:value-type="error">
            <text:p>#DIV/0!</text:p>
          </table:table-cell>
          <table:table-cell table:formula="of:=CONFIDENCE(0.95;[.AH59];30)" office:value-type="string" office:string-value="" calcext:value-type="error">
            <text:p>#DIV/0!</text:p>
          </table:table-cell>
          <table:table-cell table:formula="of:=[.AF59]+[.AI59]" office:value-type="string" office:string-value="" calcext:value-type="error">
            <text:p>#DIV/0!</text:p>
          </table:table-cell>
          <table:table-cell table:formula="of:=[.AF59]-[.AI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60:.AE60])" office:value-type="string" office:string-value="" calcext:value-type="error">
            <text:p>#DIV/0!</text:p>
          </table:table-cell>
          <table:table-cell table:formula="of:=VAR([.B60:.AE60])" office:value-type="string" office:string-value="" calcext:value-type="error">
            <text:p>#DIV/0!</text:p>
          </table:table-cell>
          <table:table-cell table:formula="of:=STDEV([.B60:.AE60])" office:value-type="string" office:string-value="" calcext:value-type="error">
            <text:p>#DIV/0!</text:p>
          </table:table-cell>
          <table:table-cell table:formula="of:=CONFIDENCE(0.95;[.AH60];30)" office:value-type="string" office:string-value="" calcext:value-type="error">
            <text:p>#DIV/0!</text:p>
          </table:table-cell>
          <table:table-cell table:formula="of:=[.AF60]+[.AI60]" office:value-type="string" office:string-value="" calcext:value-type="error">
            <text:p>#DIV/0!</text:p>
          </table:table-cell>
          <table:table-cell table:formula="of:=[.AF60]-[.AI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61:.AE61])" office:value-type="string" office:string-value="" calcext:value-type="error">
            <text:p>#DIV/0!</text:p>
          </table:table-cell>
          <table:table-cell table:formula="of:=VAR([.B61:.AE61])" office:value-type="string" office:string-value="" calcext:value-type="error">
            <text:p>#DIV/0!</text:p>
          </table:table-cell>
          <table:table-cell table:formula="of:=STDEV([.B61:.AE61])" office:value-type="string" office:string-value="" calcext:value-type="error">
            <text:p>#DIV/0!</text:p>
          </table:table-cell>
          <table:table-cell table:formula="of:=CONFIDENCE(0.95;[.AH61];30)" office:value-type="string" office:string-value="" calcext:value-type="error">
            <text:p>#DIV/0!</text:p>
          </table:table-cell>
          <table:table-cell table:formula="of:=[.AF61]+[.AI61]" office:value-type="string" office:string-value="" calcext:value-type="error">
            <text:p>#DIV/0!</text:p>
          </table:table-cell>
          <table:table-cell table:formula="of:=[.AF61]-[.AI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62:.AE62])" office:value-type="string" office:string-value="" calcext:value-type="error">
            <text:p>#DIV/0!</text:p>
          </table:table-cell>
          <table:table-cell table:formula="of:=VAR([.B62:.AE62])" office:value-type="string" office:string-value="" calcext:value-type="error">
            <text:p>#DIV/0!</text:p>
          </table:table-cell>
          <table:table-cell table:formula="of:=STDEV([.B62:.AE62])" office:value-type="string" office:string-value="" calcext:value-type="error">
            <text:p>#DIV/0!</text:p>
          </table:table-cell>
          <table:table-cell table:formula="of:=CONFIDENCE(0.95;[.AH62];30)" office:value-type="string" office:string-value="" calcext:value-type="error">
            <text:p>#DIV/0!</text:p>
          </table:table-cell>
          <table:table-cell table:formula="of:=[.AF62]+[.AI62]" office:value-type="string" office:string-value="" calcext:value-type="error">
            <text:p>#DIV/0!</text:p>
          </table:table-cell>
          <table:table-cell table:formula="of:=[.AF62]-[.AI62]" office:value-type="string" office:string-value="" calcext:value-type="error">
            <text:p>#DIV/0!</text:p>
          </table:table-cell>
        </table:table-row>
      </table:table>
      <table:table table:name="n16" table:style-name="ta1">
        <table:shapes>
          <draw:frame draw:z-index="0" draw:style-name="gr1" draw:text-style-name="P1" svg:width="475.78mm" svg:height="232.14mm" svg:x="0mm" svg:y="0.01mm">
            <loext:p draw:notify-on-update-of-ranges="'result-iterative-16'.A2:'result-iterative-16'.A62 'result-iterative-16'.AF1:'result-iterative-16'.AF1 'result-iterative-16'.AF2:'result-iterative-16'.AF62 'result-iterative-16'.AI2:'result-iterative-16'.AI62 'result-iterative-16'.AI2:'result-iterative-16'.AI62 'result-recursive-16'.A2:'result-recursive-16'.A62 'result-recursive-16'.AF1:'result-recursive-16'.AF1 'result-recursive-16'.AF2:'result-recursive-16'.AF62 'result-iterative-32'.AI2:'result-iterative-32'.AI62 'result-iterative-32'.AI2:'result-iterative-32'.AI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n32" table:style-name="ta1">
        <table:shapes>
          <draw:frame draw:z-index="0" draw:style-name="gr1" draw:text-style-name="P1" svg:width="475.78mm" svg:height="232.94mm" svg:x="0mm" svg:y="0.01mm">
            <loext:p draw:notify-on-update-of-ranges="'result-iterative-32'.A2:'result-iterative-32'.A62 'result-iterative-32'.AF1:'result-iterative-32'.AF1 'result-iterative-32'.AF2:'result-iterative-32'.AF62 'result-iterative-32'.AI2:'result-iterative-32'.AI62 'result-iterative-32'.AI2:'result-iterative-32'.AI62 'result-recursive-32'.A2:'result-recursive-32'.A62 'result-recursive-32'.AF1:'result-recursive-32'.AF1 'result-recursive-32'.AF2:'result-recursive-32'.AF62 'result-recursive-32'.AI2:'result-recursive-32'.AI62 'result-recursive-32'.AI2:'result-recursive-32'.AI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n64" table:style-name="ta1">
        <table:shapes>
          <draw:frame draw:z-index="0" draw:style-name="gr1" draw:text-style-name="P1" svg:width="473.3mm" svg:height="231.88mm" svg:x="0mm" svg:y="0.01mm">
            <loext:p draw:notify-on-update-of-ranges="'result-iterative-32'.A2:'result-iterative-32'.A62 'result-iterative-32'.AF1:'result-iterative-32'.AF1 'result-iterative-32'.AF2:'result-iterative-32'.AF62 'result-iterative-32'.AI2:'result-iterative-32'.AI62 'result-iterative-32'.AI2:'result-iterative-32'.AI62 'result-recursive-32'.A2:'result-recursive-32'.A62 'result-recursive-32'.AF1:'result-recursive-32'.AF1 'result-recursive-32'.AF2:'result-recursive-32'.AF62 'result-iterative-32'.AI2:'result-iterative-32'.AI62 'result-iterative-32'.AI2:'result-iterative-32'.AI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n128" table:style-name="ta1">
        <table:shapes>
          <draw:frame draw:z-index="0" draw:style-name="gr1" draw:text-style-name="P1" svg:width="474.96mm" svg:height="232.94mm" svg:x="0mm" svg:y="0.01mm">
            <loext:p draw:notify-on-update-of-ranges="'result-iterative-128'.A2:'result-iterative-128'.A54 'result-iterative-128'.AF1:'result-iterative-128'.AF1 'result-iterative-128'.AF2:'result-iterative-128'.AF54 'result-iterative-128'.AI2:'result-iterative-128'.AI62 'result-iterative-128'.AI2:'result-iterative-128'.AI62 'result-recursive-128'.A2:'result-recursive-128'.A54 'result-recursive-128'.AF1:'result-recursive-128'.AF1 'result-recursive-128'.AF2:'result-recursive-128'.AF54 'result-recursive-128'.AI2:'result-recursive-128'.AI62 'result-recursive-128'.AI2:'result-recursive-128'.AI6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22:10:53.451870056</dc:date>
    <meta:editing-duration>PT1H9M10S</meta:editing-duration>
    <meta:editing-cycles>5</meta:editing-cycles>
    <meta:generator>LibreOffice/5.1.4.2$Linux_X86_64 LibreOffice_project/10m0$Build-2</meta:generator>
    <meta:document-statistic meta:table-count="12" meta:cell-count="169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'result-iterative-32'.AI2:'result-iterative-32'.AI62" chart:error-lower-range="'result-iterative-32'.AI2:'result-iterative-32'.AI6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result-iterative-32'.AI2:'result-iterative-32'.AI62" chart:error-lower-range="'result-iterative-32'.AI2:'result-iterative-32'.AI6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one" chart:link-data-style-to-source="true" chart:error-category="cell-range" chart:error-upper-range="'result-recursive-32'.AI2:'result-recursive-32'.AI62" chart:error-lower-range="'result-recursive-32'.AI2:'result-recursive-32'.AI6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result-recursive-32'.AI2:'result-recursive-32'.AI62" chart:error-lower-range="'result-recursive-32'.AI2:'result-recursive-32'.AI62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7.579cm" svg:height="23.295cm" xlink:href=".." xlink:type="simple" chart:class="chart:scatter" chart:style-name="ch1">
        <chart:title svg:x="21.047cm" svg:y="0.601cm" chart:style-name="ch2">
          <text:p>Tempo de Execução Médio</text:p>
        </chart:title>
        <chart:legend chart:legend-position="end" svg:x="42.557cm" svg:y="11.099cm" style:legend-expansion="high" chart:style-name="ch3"/>
        <chart:plot-area chart:style-name="ch4" table:cell-range-address="'result-iterative-32'.A2:'result-iterative-32'.A62 'result-iterative-32'.AF1:'result-iterative-32'.AF62 'result-recursive-32'.AF1:'result-recursive-32'.AF62" chart:data-source-has-labels="row" svg:x="1.962cm" svg:y="1.845cm" svg:width="39.644cm" svg:height="20.004cm">
          <chartooo:coordinate-region svg:x="3.06cm" svg:y="2.044cm" svg:width="38.359cm" svg:height="19.158cm"/>
          <chart:axis chart:dimension="x" chart:name="primary-x" chart:style-name="ch5">
            <chart:title svg:x="21.012cm" svg:y="22.314cm" chart:style-name="ch6">
              <text:p># Enlaces</text:p>
            </chart:title>
          </chart:axis>
          <chart:axis chart:dimension="y" chart:name="primary-y" chart:style-name="ch5">
            <chart:title svg:x="0.451cm" svg:y="13.095cm" chart:style-name="ch7">
              <text:p>Tempo Médio (s)</text:p>
            </chart:title>
            <chart:grid chart:style-name="ch8" chart:class="major"/>
          </chart:axis>
          <chart:series chart:style-name="ch9" chart:values-cell-range-address="'result-iterative-32'.AF2:'result-iterative-32'.AF62" chart:label-cell-address="'result-iterative-32'.AF1:'result-iterative-32'.AF1" chart:class="chart:scatter">
            <chart:domain table:cell-range-address="'result-iterative-32'.A2:'result-iterative-32'.A62"/>
            <chart:error-indicator chart:style-name="ch10" chart:dimension="y"/>
            <chart:data-point chart:repeated="61"/>
          </chart:series>
          <chart:series chart:style-name="ch11" chart:values-cell-range-address="'result-recursive-32'.AF2:'result-recursive-32'.AF62" chart:label-cell-address="'result-recursive-32'.AF1:'result-recursive-32'.AF1" chart:class="chart:scatter">
            <chart:domain table:cell-range-address="'result-recursive-32'.A2:'result-recursive-32'.A62"/>
            <chart:error-indicator chart:style-name="ch12" chart:dimension="y"/>
            <chart:data-point chart:repeated="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 Médio Iterativo</text:p>
                <draw:g>
                  <svg:desc>'result-iterative-32'.AF1:'result-iterative-32'.AF1</svg:desc>
                </draw:g>
              </table:table-cell>
              <table:table-cell office:value-type="string">
                <text:p>Coluna AI</text:p>
              </table:table-cell>
              <table:table-cell office:value-type="string">
                <text:p>Coluna AI</text:p>
              </table:table-cell>
              <table:table-cell office:value-type="string">
                <text:p>Coluna A</text:p>
              </table:table-cell>
              <table:table-cell office:value-type="string">
                <text:p>Tempo Médio Recursivo</text:p>
                <draw:g>
                  <svg:desc>'result-recursive-32'.AF1:'result-recursive-32'.AF1</svg:desc>
                </draw:g>
              </table:table-cell>
              <table:table-cell office:value-type="string">
                <text:p>Coluna AI</text:p>
              </table:table-cell>
              <table:table-cell office:value-type="string">
                <text:p>Coluna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sult-iterative-32'.A2:'result-iterative-32'.A62</svg:desc>
                </draw:g>
              </table:table-cell>
              <table:table-cell office:value-type="float" office:value="0.0000211666666666667">
                <text:p>0.0000211666666666667</text:p>
                <draw:g>
                  <svg:desc>'result-iterative-32'.AF2:'result-iterative-32'.AF62</svg:desc>
                </draw:g>
              </table:table-cell>
              <table:table-cell office:value-type="float" office:value="0.00000000800181851938519">
                <text:p>0.00000000800181851938519</text:p>
                <draw:g>
                  <svg:desc>'result-iterative-32'.AI2:'result-iterative-32'.AI62</svg:desc>
                </draw:g>
              </table:table-cell>
              <table:table-cell office:value-type="float" office:value="0.00000000800181851938519">
                <text:p>0.00000000800181851938519</text:p>
                <draw:g>
                  <svg:desc>'result-iterative-32'.AI2:'result-iterative-32'.AI62</svg:desc>
                </draw:g>
              </table:table-cell>
              <table:table-cell office:value-type="float" office:value="4">
                <text:p>4</text:p>
                <draw:g>
                  <svg:desc>'result-recursive-32'.A2:'result-recursive-32'.A62</svg:desc>
                </draw:g>
              </table:table-cell>
              <table:table-cell office:value-type="float" office:value="0.0000172333333333333">
                <text:p>0.0000172333333333333</text:p>
                <draw:g>
                  <svg:desc>'result-recursive-32'.AF2:'result-recursive-32'.AF62</svg:desc>
                </draw:g>
              </table:table-cell>
              <table:table-cell office:value-type="float" office:value="0.0000000250977226761319">
                <text:p>0.0000000250977226761319</text:p>
                <draw:g>
                  <svg:desc>'result-recursive-32'.AI2:'result-recursive-32'.AI62</svg:desc>
                </draw:g>
              </table:table-cell>
              <table:table-cell office:value-type="float" office:value="0.0000000250977226761319">
                <text:p>0.0000000250977226761319</text:p>
                <draw:g>
                  <svg:desc>'result-recursive-32'.AI2:'result-recursive-32'.AI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326">
                <text:p>0.0000326</text:p>
              </table:table-cell>
              <table:table-cell office:value-type="float" office:value="0.0000000157951734225843">
                <text:p>0.0000000157951734225843</text:p>
              </table:table-cell>
              <table:table-cell office:value-type="float" office:value="0.0000000157951734225843">
                <text:p>0.0000000157951734225843</text:p>
              </table:table-cell>
              <table:table-cell office:value-type="float" office:value="5">
                <text:p>5</text:p>
              </table:table-cell>
              <table:table-cell office:value-type="float" office:value="0.0000251">
                <text:p>0.0000251</text:p>
              </table:table-cell>
              <table:table-cell office:value-type="float" office:value="0.0000000160083432988453">
                <text:p>0.0000000160083432988453</text:p>
              </table:table-cell>
              <table:table-cell office:value-type="float" office:value="0.0000000160083432988453">
                <text:p>0.0000000160083432988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660333333333333">
                <text:p>0.0000660333333333333</text:p>
              </table:table-cell>
              <table:table-cell office:value-type="float" office:value="0.0000000273056776688272">
                <text:p>0.0000000273056776688272</text:p>
              </table:table-cell>
              <table:table-cell office:value-type="float" office:value="0.0000000273056776688272">
                <text:p>0.0000000273056776688272</text:p>
              </table:table-cell>
              <table:table-cell office:value-type="float" office:value="6">
                <text:p>6</text:p>
              </table:table-cell>
              <table:table-cell office:value-type="float" office:value="0.0000454666666666667">
                <text:p>0.0000454666666666667</text:p>
              </table:table-cell>
              <table:table-cell office:value-type="float" office:value="0.000000013355805430531">
                <text:p>0.000000013355805430531</text:p>
              </table:table-cell>
              <table:table-cell office:value-type="float" office:value="0.000000013355805430531">
                <text:p>0.000000013355805430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0119466666666667">
                <text:p>0.000119466666666667</text:p>
              </table:table-cell>
              <table:table-cell office:value-type="float" office:value="0.000000048173809103458">
                <text:p>0.000000048173809103458</text:p>
              </table:table-cell>
              <table:table-cell office:value-type="float" office:value="0.000000048173809103458">
                <text:p>0.000000048173809103458</text:p>
              </table:table-cell>
              <table:table-cell office:value-type="float" office:value="7">
                <text:p>7</text:p>
              </table:table-cell>
              <table:table-cell office:value-type="float" office:value="0.0000785">
                <text:p>0.0000785</text:p>
              </table:table-cell>
              <table:table-cell office:value-type="float" office:value="0.0000000256440347302182">
                <text:p>0.0000000256440347302182</text:p>
              </table:table-cell>
              <table:table-cell office:value-type="float" office:value="0.0000000256440347302182">
                <text:p>0.0000000256440347302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232133333333333">
                <text:p>0.000232133333333333</text:p>
              </table:table-cell>
              <table:table-cell office:value-type="float" office:value="0.000000035412800118979">
                <text:p>0.000000035412800118979</text:p>
              </table:table-cell>
              <table:table-cell office:value-type="float" office:value="0.000000035412800118979">
                <text:p>0.000000035412800118979</text:p>
              </table:table-cell>
              <table:table-cell office:value-type="float" office:value="8">
                <text:p>8</text:p>
              </table:table-cell>
              <table:table-cell office:value-type="float" office:value="0.0001398">
                <text:p>0.0001398</text:p>
              </table:table-cell>
              <table:table-cell office:value-type="float" office:value="0.0000000540679452491286">
                <text:p>0.0000000540679452491286</text:p>
              </table:table-cell>
              <table:table-cell office:value-type="float" office:value="0.0000000540679452491286">
                <text:p>0.0000000540679452491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0338466666666667">
                <text:p>0.000338466666666667</text:p>
              </table:table-cell>
              <table:table-cell office:value-type="float" office:value="0.0000000460635325714464">
                <text:p>0.0000000460635325714464</text:p>
              </table:table-cell>
              <table:table-cell office:value-type="float" office:value="0.0000000460635325714464">
                <text:p>0.0000000460635325714464</text:p>
              </table:table-cell>
              <table:table-cell office:value-type="float" office:value="9">
                <text:p>9</text:p>
              </table:table-cell>
              <table:table-cell office:value-type="float" office:value="0.000193">
                <text:p>0.000193</text:p>
              </table:table-cell>
              <table:table-cell office:value-type="float" office:value="0.0000000793184972123854">
                <text:p>0.0000000793184972123854</text:p>
              </table:table-cell>
              <table:table-cell office:value-type="float" office:value="0.0000000793184972123854">
                <text:p>0.0000000793184972123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391933333333333">
                <text:p>0.000391933333333333</text:p>
              </table:table-cell>
              <table:table-cell office:value-type="float" office:value="0.000000106888735978043">
                <text:p>0.000000106888735978043</text:p>
              </table:table-cell>
              <table:table-cell office:value-type="float" office:value="0.000000106888735978043">
                <text:p>0.000000106888735978043</text:p>
              </table:table-cell>
              <table:table-cell office:value-type="float" office:value="10">
                <text:p>10</text:p>
              </table:table-cell>
              <table:table-cell office:value-type="float" office:value="0.000223133333333333">
                <text:p>0.000223133333333333</text:p>
              </table:table-cell>
              <table:table-cell office:value-type="float" office:value="0.000000142731924510358">
                <text:p>0.000000142731924510358</text:p>
              </table:table-cell>
              <table:table-cell office:value-type="float" office:value="0.000000142731924510358">
                <text:p>0.000000142731924510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004364">
                <text:p>0.0004364</text:p>
              </table:table-cell>
              <table:table-cell office:value-type="float" office:value="0.000000138680324239345">
                <text:p>0.000000138680324239345</text:p>
              </table:table-cell>
              <table:table-cell office:value-type="float" office:value="0.000000138680324239345">
                <text:p>0.000000138680324239345</text:p>
              </table:table-cell>
              <table:table-cell office:value-type="float" office:value="11">
                <text:p>11</text:p>
              </table:table-cell>
              <table:table-cell office:value-type="float" office:value="0.000248666666666667">
                <text:p>0.000248666666666667</text:p>
              </table:table-cell>
              <table:table-cell office:value-type="float" office:value="0.000000145696704602081">
                <text:p>0.000000145696704602081</text:p>
              </table:table-cell>
              <table:table-cell office:value-type="float" office:value="0.000000145696704602081">
                <text:p>0.00000014569670460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00599966666666667">
                <text:p>0.000599966666666667</text:p>
              </table:table-cell>
              <table:table-cell office:value-type="float" office:value="0.0000000756723906034772">
                <text:p>0.0000000756723906034772</text:p>
              </table:table-cell>
              <table:table-cell office:value-type="float" office:value="0.0000000756723906034772">
                <text:p>0.0000000756723906034772</text:p>
              </table:table-cell>
              <table:table-cell office:value-type="float" office:value="12">
                <text:p>12</text:p>
              </table:table-cell>
              <table:table-cell office:value-type="float" office:value="0.000336766666666667">
                <text:p>0.000336766666666667</text:p>
              </table:table-cell>
              <table:table-cell office:value-type="float" office:value="0.000000163206176652264">
                <text:p>0.000000163206176652264</text:p>
              </table:table-cell>
              <table:table-cell office:value-type="float" office:value="0.000000163206176652264">
                <text:p>0.000000163206176652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0622966666666667">
                <text:p>0.000622966666666667</text:p>
              </table:table-cell>
              <table:table-cell office:value-type="float" office:value="0.000000228369614674921">
                <text:p>0.000000228369614674921</text:p>
              </table:table-cell>
              <table:table-cell office:value-type="float" office:value="0.000000228369614674921">
                <text:p>0.000000228369614674921</text:p>
              </table:table-cell>
              <table:table-cell office:value-type="float" office:value="13">
                <text:p>13</text:p>
              </table:table-cell>
              <table:table-cell office:value-type="float" office:value="0.000344533333333333">
                <text:p>0.000344533333333333</text:p>
              </table:table-cell>
              <table:table-cell office:value-type="float" office:value="0.000000102432102203059">
                <text:p>0.000000102432102203059</text:p>
              </table:table-cell>
              <table:table-cell office:value-type="float" office:value="0.000000102432102203059">
                <text:p>0.000000102432102203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000886533333333333">
                <text:p>0.000886533333333333</text:p>
              </table:table-cell>
              <table:table-cell office:value-type="float" office:value="0.00000031564201499665">
                <text:p>0.00000031564201499665</text:p>
              </table:table-cell>
              <table:table-cell office:value-type="float" office:value="0.00000031564201499665">
                <text:p>0.00000031564201499665</text:p>
              </table:table-cell>
              <table:table-cell office:value-type="float" office:value="14">
                <text:p>14</text:p>
              </table:table-cell>
              <table:table-cell office:value-type="float" office:value="0.000462933333333333">
                <text:p>0.000462933333333333</text:p>
              </table:table-cell>
              <table:table-cell office:value-type="float" office:value="0.00000014340166527334">
                <text:p>0.00000014340166527334</text:p>
              </table:table-cell>
              <table:table-cell office:value-type="float" office:value="0.00000014340166527334">
                <text:p>0.00000014340166527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01199">
                <text:p>0.001199</text:p>
              </table:table-cell>
              <table:table-cell office:value-type="float" office:value="0.000000321350481347984">
                <text:p>0.000000321350481347984</text:p>
              </table:table-cell>
              <table:table-cell office:value-type="float" office:value="0.000000321350481347984">
                <text:p>0.000000321350481347984</text:p>
              </table:table-cell>
              <table:table-cell office:value-type="float" office:value="15">
                <text:p>15</text:p>
              </table:table-cell>
              <table:table-cell office:value-type="float" office:value="0.000632133333333333">
                <text:p>0.000632133333333333</text:p>
              </table:table-cell>
              <table:table-cell office:value-type="float" office:value="0.000000337200579789723">
                <text:p>0.000000337200579789723</text:p>
              </table:table-cell>
              <table:table-cell office:value-type="float" office:value="0.000000337200579789723">
                <text:p>0.00000033720057978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00123496666666667">
                <text:p>0.00123496666666667</text:p>
              </table:table-cell>
              <table:table-cell office:value-type="float" office:value="0.000000393945209022626">
                <text:p>0.000000393945209022626</text:p>
              </table:table-cell>
              <table:table-cell office:value-type="float" office:value="0.000000393945209022626">
                <text:p>0.000000393945209022626</text:p>
              </table:table-cell>
              <table:table-cell office:value-type="float" office:value="16">
                <text:p>16</text:p>
              </table:table-cell>
              <table:table-cell office:value-type="float" office:value="0.0006501">
                <text:p>0.0006501</text:p>
              </table:table-cell>
              <table:table-cell office:value-type="float" office:value="0.000000245386679556464">
                <text:p>0.000000245386679556464</text:p>
              </table:table-cell>
              <table:table-cell office:value-type="float" office:value="0.000000245386679556464">
                <text:p>0.000000245386679556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00134093333333333">
                <text:p>0.00134093333333333</text:p>
              </table:table-cell>
              <table:table-cell office:value-type="float" office:value="0.000000407729131964059">
                <text:p>0.000000407729131964059</text:p>
              </table:table-cell>
              <table:table-cell office:value-type="float" office:value="0.000000407729131964059">
                <text:p>0.000000407729131964059</text:p>
              </table:table-cell>
              <table:table-cell office:value-type="float" office:value="17">
                <text:p>17</text:p>
              </table:table-cell>
              <table:table-cell office:value-type="float" office:value="0.000709">
                <text:p>0.000709</text:p>
              </table:table-cell>
              <table:table-cell office:value-type="float" office:value="0.000000343037810054548">
                <text:p>0.000000343037810054548</text:p>
              </table:table-cell>
              <table:table-cell office:value-type="float" office:value="0.000000343037810054548">
                <text:p>0.0000003430378100545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0014421">
                <text:p>0.0014421</text:p>
              </table:table-cell>
              <table:table-cell office:value-type="float" office:value="0.000000309695369971985">
                <text:p>0.000000309695369971985</text:p>
              </table:table-cell>
              <table:table-cell office:value-type="float" office:value="0.000000309695369971985">
                <text:p>0.000000309695369971985</text:p>
              </table:table-cell>
              <table:table-cell office:value-type="float" office:value="18">
                <text:p>18</text:p>
              </table:table-cell>
              <table:table-cell office:value-type="float" office:value="0.000758033333333333">
                <text:p>0.000758033333333333</text:p>
              </table:table-cell>
              <table:table-cell office:value-type="float" office:value="0.000000238628506522558">
                <text:p>0.000000238628506522558</text:p>
              </table:table-cell>
              <table:table-cell office:value-type="float" office:value="0.000000238628506522558">
                <text:p>0.000000238628506522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0016439">
                <text:p>0.0016439</text:p>
              </table:table-cell>
              <table:table-cell office:value-type="float" office:value="0.000000385125533704376">
                <text:p>0.000000385125533704376</text:p>
              </table:table-cell>
              <table:table-cell office:value-type="float" office:value="0.000000385125533704376">
                <text:p>0.000000385125533704376</text:p>
              </table:table-cell>
              <table:table-cell office:value-type="float" office:value="19">
                <text:p>19</text:p>
              </table:table-cell>
              <table:table-cell office:value-type="float" office:value="0.0008638">
                <text:p>0.0008638</text:p>
              </table:table-cell>
              <table:table-cell office:value-type="float" office:value="0.000000290104207421464">
                <text:p>0.000000290104207421464</text:p>
              </table:table-cell>
              <table:table-cell office:value-type="float" office:value="0.000000290104207421464">
                <text:p>0.000000290104207421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0175023333333333">
                <text:p>0.00175023333333333</text:p>
              </table:table-cell>
              <table:table-cell office:value-type="float" office:value="0.000000450077929964191">
                <text:p>0.000000450077929964191</text:p>
              </table:table-cell>
              <table:table-cell office:value-type="float" office:value="0.000000450077929964191">
                <text:p>0.000000450077929964191</text:p>
              </table:table-cell>
              <table:table-cell office:value-type="float" office:value="20">
                <text:p>20</text:p>
              </table:table-cell>
              <table:table-cell office:value-type="float" office:value="0.0009225">
                <text:p>0.0009225</text:p>
              </table:table-cell>
              <table:table-cell office:value-type="float" office:value="0.000000340747505755708">
                <text:p>0.000000340747505755708</text:p>
              </table:table-cell>
              <table:table-cell office:value-type="float" office:value="0.000000340747505755708">
                <text:p>0.000000340747505755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00186556666666667">
                <text:p>0.00186556666666667</text:p>
              </table:table-cell>
              <table:table-cell office:value-type="float" office:value="0.000000405280293989029">
                <text:p>0.000000405280293989029</text:p>
              </table:table-cell>
              <table:table-cell office:value-type="float" office:value="0.000000405280293989029">
                <text:p>0.000000405280293989029</text:p>
              </table:table-cell>
              <table:table-cell office:value-type="float" office:value="21">
                <text:p>21</text:p>
              </table:table-cell>
              <table:table-cell office:value-type="float" office:value="0.000985133333333333">
                <text:p>0.000985133333333333</text:p>
              </table:table-cell>
              <table:table-cell office:value-type="float" office:value="0.000000304000721375175">
                <text:p>0.000000304000721375175</text:p>
              </table:table-cell>
              <table:table-cell office:value-type="float" office:value="0.000000304000721375175">
                <text:p>0.000000304000721375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0019809">
                <text:p>0.0019809</text:p>
              </table:table-cell>
              <table:table-cell office:value-type="float" office:value="0.00000043630715878065">
                <text:p>0.00000043630715878065</text:p>
              </table:table-cell>
              <table:table-cell office:value-type="float" office:value="0.00000043630715878065">
                <text:p>0.00000043630715878065</text:p>
              </table:table-cell>
              <table:table-cell office:value-type="float" office:value="22">
                <text:p>22</text:p>
              </table:table-cell>
              <table:table-cell office:value-type="float" office:value="0.00106136666666667">
                <text:p>0.00106136666666667</text:p>
              </table:table-cell>
              <table:table-cell office:value-type="float" office:value="0.000000382560181231085">
                <text:p>0.000000382560181231085</text:p>
              </table:table-cell>
              <table:table-cell office:value-type="float" office:value="0.000000382560181231085">
                <text:p>0.000000382560181231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0211233333333333">
                <text:p>0.00211233333333333</text:p>
              </table:table-cell>
              <table:table-cell office:value-type="float" office:value="0.000000683999530641673">
                <text:p>0.000000683999530641673</text:p>
              </table:table-cell>
              <table:table-cell office:value-type="float" office:value="0.000000683999530641673">
                <text:p>0.000000683999530641673</text:p>
              </table:table-cell>
              <table:table-cell office:value-type="float" office:value="23">
                <text:p>23</text:p>
              </table:table-cell>
              <table:table-cell office:value-type="float" office:value="0.00113293333333333">
                <text:p>0.00113293333333333</text:p>
              </table:table-cell>
              <table:table-cell office:value-type="float" office:value="0.000000258685315763966">
                <text:p>0.000000258685315763966</text:p>
              </table:table-cell>
              <table:table-cell office:value-type="float" office:value="0.000000258685315763966">
                <text:p>0.000000258685315763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00217693333333333">
                <text:p>0.00217693333333333</text:p>
              </table:table-cell>
              <table:table-cell office:value-type="float" office:value="0.000000361362149350237">
                <text:p>0.000000361362149350237</text:p>
              </table:table-cell>
              <table:table-cell office:value-type="float" office:value="0.000000361362149350237">
                <text:p>0.000000361362149350237</text:p>
              </table:table-cell>
              <table:table-cell office:value-type="float" office:value="24">
                <text:p>24</text:p>
              </table:table-cell>
              <table:table-cell office:value-type="float" office:value="0.00118223333333333">
                <text:p>0.00118223333333333</text:p>
              </table:table-cell>
              <table:table-cell office:value-type="float" office:value="0.000000377460192017376">
                <text:p>0.000000377460192017376</text:p>
              </table:table-cell>
              <table:table-cell office:value-type="float" office:value="0.000000377460192017376">
                <text:p>0.000000377460192017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00232933333333333">
                <text:p>0.00232933333333333</text:p>
              </table:table-cell>
              <table:table-cell office:value-type="float" office:value="0.000000488335422820482">
                <text:p>0.000000488335422820482</text:p>
              </table:table-cell>
              <table:table-cell office:value-type="float" office:value="0.000000488335422820482">
                <text:p>0.000000488335422820482</text:p>
              </table:table-cell>
              <table:table-cell office:value-type="float" office:value="25">
                <text:p>25</text:p>
              </table:table-cell>
              <table:table-cell office:value-type="float" office:value="0.0012588">
                <text:p>0.0012588</text:p>
              </table:table-cell>
              <table:table-cell office:value-type="float" office:value="0.000000467879066889372">
                <text:p>0.000000467879066889372</text:p>
              </table:table-cell>
              <table:table-cell office:value-type="float" office:value="0.000000467879066889372">
                <text:p>0.000000467879066889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0024711">
                <text:p>0.0024711</text:p>
              </table:table-cell>
              <table:table-cell office:value-type="float" office:value="0.000000500195702320233">
                <text:p>0.000000500195702320233</text:p>
              </table:table-cell>
              <table:table-cell office:value-type="float" office:value="0.000000500195702320233">
                <text:p>0.000000500195702320233</text:p>
              </table:table-cell>
              <table:table-cell office:value-type="float" office:value="26">
                <text:p>26</text:p>
              </table:table-cell>
              <table:table-cell office:value-type="float" office:value="0.00133686666666667">
                <text:p>0.00133686666666667</text:p>
              </table:table-cell>
              <table:table-cell office:value-type="float" office:value="0.000000515594192850283">
                <text:p>0.000000515594192850283</text:p>
              </table:table-cell>
              <table:table-cell office:value-type="float" office:value="0.000000515594192850283">
                <text:p>0.000000515594192850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00253623333333333">
                <text:p>0.00253623333333333</text:p>
              </table:table-cell>
              <table:table-cell office:value-type="float" office:value="0.000000655600242093291">
                <text:p>0.000000655600242093291</text:p>
              </table:table-cell>
              <table:table-cell office:value-type="float" office:value="0.000000655600242093291">
                <text:p>0.000000655600242093291</text:p>
              </table:table-cell>
              <table:table-cell office:value-type="float" office:value="27">
                <text:p>27</text:p>
              </table:table-cell>
              <table:table-cell office:value-type="float" office:value="0.00138116666666667">
                <text:p>0.00138116666666667</text:p>
              </table:table-cell>
              <table:table-cell office:value-type="float" office:value="0.000000433748583087524">
                <text:p>0.000000433748583087524</text:p>
              </table:table-cell>
              <table:table-cell office:value-type="float" office:value="0.000000433748583087524">
                <text:p>0.000000433748583087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00265496666666667">
                <text:p>0.00265496666666667</text:p>
              </table:table-cell>
              <table:table-cell office:value-type="float" office:value="0.000000457871365298624">
                <text:p>0.000000457871365298624</text:p>
              </table:table-cell>
              <table:table-cell office:value-type="float" office:value="0.000000457871365298624">
                <text:p>0.000000457871365298624</text:p>
              </table:table-cell>
              <table:table-cell office:value-type="float" office:value="28">
                <text:p>28</text:p>
              </table:table-cell>
              <table:table-cell office:value-type="float" office:value="0.00143446666666667">
                <text:p>0.00143446666666667</text:p>
              </table:table-cell>
              <table:table-cell office:value-type="float" office:value="0.000000462157577470412">
                <text:p>0.000000462157577470412</text:p>
              </table:table-cell>
              <table:table-cell office:value-type="float" office:value="0.000000462157577470412">
                <text:p>0.000000462157577470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00266966666666667">
                <text:p>0.00266966666666667</text:p>
              </table:table-cell>
              <table:table-cell office:value-type="float" office:value="0.000000529353799455108">
                <text:p>0.000000529353799455108</text:p>
              </table:table-cell>
              <table:table-cell office:value-type="float" office:value="0.000000529353799455108">
                <text:p>0.000000529353799455108</text:p>
              </table:table-cell>
              <table:table-cell office:value-type="float" office:value="29">
                <text:p>29</text:p>
              </table:table-cell>
              <table:table-cell office:value-type="float" office:value="0.00147533333333333">
                <text:p>0.00147533333333333</text:p>
              </table:table-cell>
              <table:table-cell office:value-type="float" office:value="0.000000825963524638972">
                <text:p>0.000000825963524638972</text:p>
              </table:table-cell>
              <table:table-cell office:value-type="float" office:value="0.000000825963524638972">
                <text:p>0.000000825963524638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0031655">
                <text:p>0.0031655</text:p>
              </table:table-cell>
              <table:table-cell office:value-type="float" office:value="0.000000389308872869608">
                <text:p>0.000000389308872869608</text:p>
              </table:table-cell>
              <table:table-cell office:value-type="float" office:value="0.000000389308872869608">
                <text:p>0.000000389308872869608</text:p>
              </table:table-cell>
              <table:table-cell office:value-type="float" office:value="30">
                <text:p>30</text:p>
              </table:table-cell>
              <table:table-cell office:value-type="float" office:value="0.00172113333333333">
                <text:p>0.00172113333333333</text:p>
              </table:table-cell>
              <table:table-cell office:value-type="float" office:value="0.00000038345996751793">
                <text:p>0.00000038345996751793</text:p>
              </table:table-cell>
              <table:table-cell office:value-type="float" office:value="0.00000038345996751793">
                <text:p>0.00000038345996751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00323923333333333">
                <text:p>0.00323923333333333</text:p>
              </table:table-cell>
              <table:table-cell office:value-type="float" office:value="0.000000606183041972474">
                <text:p>0.000000606183041972474</text:p>
              </table:table-cell>
              <table:table-cell office:value-type="float" office:value="0.000000606183041972474">
                <text:p>0.000000606183041972474</text:p>
              </table:table-cell>
              <table:table-cell office:value-type="float" office:value="31">
                <text:p>31</text:p>
              </table:table-cell>
              <table:table-cell office:value-type="float" office:value="0.00173633333333333">
                <text:p>0.00173633333333333</text:p>
              </table:table-cell>
              <table:table-cell office:value-type="float" office:value="0.000000441599410017914">
                <text:p>0.000000441599410017914</text:p>
              </table:table-cell>
              <table:table-cell office:value-type="float" office:value="0.000000441599410017914">
                <text:p>0.0000004415994100179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00329906666666667">
                <text:p>0.00329906666666667</text:p>
              </table:table-cell>
              <table:table-cell office:value-type="float" office:value="0.000000853677368865092">
                <text:p>0.000000853677368865092</text:p>
              </table:table-cell>
              <table:table-cell office:value-type="float" office:value="0.000000853677368865092">
                <text:p>0.000000853677368865092</text:p>
              </table:table-cell>
              <table:table-cell office:value-type="float" office:value="32">
                <text:p>32</text:p>
              </table:table-cell>
              <table:table-cell office:value-type="float" office:value="0.0017453">
                <text:p>0.0017453</text:p>
              </table:table-cell>
              <table:table-cell office:value-type="float" office:value="0.000000315676617527126">
                <text:p>0.000000315676617527126</text:p>
              </table:table-cell>
              <table:table-cell office:value-type="float" office:value="0.000000315676617527126">
                <text:p>0.000000315676617527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0353516666666667">
                <text:p>0.00353516666666667</text:p>
              </table:table-cell>
              <table:table-cell office:value-type="float" office:value="0.000000423424442468567">
                <text:p>0.000000423424442468567</text:p>
              </table:table-cell>
              <table:table-cell office:value-type="float" office:value="0.000000423424442468567">
                <text:p>0.000000423424442468567</text:p>
              </table:table-cell>
              <table:table-cell office:value-type="float" office:value="33">
                <text:p>33</text:p>
              </table:table-cell>
              <table:table-cell office:value-type="float" office:value="0.00187716666666667">
                <text:p>0.00187716666666667</text:p>
              </table:table-cell>
              <table:table-cell office:value-type="float" office:value="0.000000567348948835627">
                <text:p>0.000000567348948835627</text:p>
              </table:table-cell>
              <table:table-cell office:value-type="float" office:value="0.000000567348948835627">
                <text:p>0.000000567348948835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0035609">
                <text:p>0.0035609</text:p>
              </table:table-cell>
              <table:table-cell office:value-type="float" office:value="0.000000440985062612036">
                <text:p>0.000000440985062612036</text:p>
              </table:table-cell>
              <table:table-cell office:value-type="float" office:value="0.000000440985062612036">
                <text:p>0.000000440985062612036</text:p>
              </table:table-cell>
              <table:table-cell office:value-type="float" office:value="34">
                <text:p>34</text:p>
              </table:table-cell>
              <table:table-cell office:value-type="float" office:value="0.0019211">
                <text:p>0.0019211</text:p>
              </table:table-cell>
              <table:table-cell office:value-type="float" office:value="0.000000433240479555026">
                <text:p>0.000000433240479555026</text:p>
              </table:table-cell>
              <table:table-cell office:value-type="float" office:value="0.000000433240479555026">
                <text:p>0.0000004332404795550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00364716666666667">
                <text:p>0.00364716666666667</text:p>
              </table:table-cell>
              <table:table-cell office:value-type="float" office:value="0.000000427545958432293">
                <text:p>0.000000427545958432293</text:p>
              </table:table-cell>
              <table:table-cell office:value-type="float" office:value="0.000000427545958432293">
                <text:p>0.000000427545958432293</text:p>
              </table:table-cell>
              <table:table-cell office:value-type="float" office:value="35">
                <text:p>35</text:p>
              </table:table-cell>
              <table:table-cell office:value-type="float" office:value="0.00196516666666667">
                <text:p>0.00196516666666667</text:p>
              </table:table-cell>
              <table:table-cell office:value-type="float" office:value="0.000000471417499465037">
                <text:p>0.000000471417499465037</text:p>
              </table:table-cell>
              <table:table-cell office:value-type="float" office:value="0.000000471417499465037">
                <text:p>0.000000471417499465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00385226666666667">
                <text:p>0.00385226666666667</text:p>
              </table:table-cell>
              <table:table-cell office:value-type="float" office:value="0.000000575659522331287">
                <text:p>0.000000575659522331287</text:p>
              </table:table-cell>
              <table:table-cell office:value-type="float" office:value="0.000000575659522331287">
                <text:p>0.000000575659522331287</text:p>
              </table:table-cell>
              <table:table-cell office:value-type="float" office:value="36">
                <text:p>36</text:p>
              </table:table-cell>
              <table:table-cell office:value-type="float" office:value="0.0020655">
                <text:p>0.0020655</text:p>
              </table:table-cell>
              <table:table-cell office:value-type="float" office:value="0.000000523976627507158">
                <text:p>0.000000523976627507158</text:p>
              </table:table-cell>
              <table:table-cell office:value-type="float" office:value="0.000000523976627507158">
                <text:p>0.000000523976627507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0039782">
                <text:p>0.0039782</text:p>
              </table:table-cell>
              <table:table-cell office:value-type="float" office:value="0.000000571526392943934">
                <text:p>0.000000571526392943934</text:p>
              </table:table-cell>
              <table:table-cell office:value-type="float" office:value="0.000000571526392943934">
                <text:p>0.000000571526392943934</text:p>
              </table:table-cell>
              <table:table-cell office:value-type="float" office:value="37">
                <text:p>37</text:p>
              </table:table-cell>
              <table:table-cell office:value-type="float" office:value="0.00216103333333333">
                <text:p>0.00216103333333333</text:p>
              </table:table-cell>
              <table:table-cell office:value-type="float" office:value="0.00000108015651762486">
                <text:p>0.00000108015651762486</text:p>
              </table:table-cell>
              <table:table-cell office:value-type="float" office:value="0.00000108015651762486">
                <text:p>0.000001080156517624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00410596666666667">
                <text:p>0.00410596666666667</text:p>
              </table:table-cell>
              <table:table-cell office:value-type="float" office:value="0.000000732043206054029">
                <text:p>0.000000732043206054029</text:p>
              </table:table-cell>
              <table:table-cell office:value-type="float" office:value="0.000000732043206054029">
                <text:p>0.000000732043206054029</text:p>
              </table:table-cell>
              <table:table-cell office:value-type="float" office:value="38">
                <text:p>38</text:p>
              </table:table-cell>
              <table:table-cell office:value-type="float" office:value="0.0022156">
                <text:p>0.0022156</text:p>
              </table:table-cell>
              <table:table-cell office:value-type="float" office:value="0.000000431266884818615">
                <text:p>0.000000431266884818615</text:p>
              </table:table-cell>
              <table:table-cell office:value-type="float" office:value="0.000000431266884818615">
                <text:p>0.000000431266884818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00430633333333333">
                <text:p>0.00430633333333333</text:p>
              </table:table-cell>
              <table:table-cell office:value-type="float" office:value="0.000000663267370533515">
                <text:p>0.000000663267370533515</text:p>
              </table:table-cell>
              <table:table-cell office:value-type="float" office:value="0.000000663267370533515">
                <text:p>0.000000663267370533515</text:p>
              </table:table-cell>
              <table:table-cell office:value-type="float" office:value="39">
                <text:p>39</text:p>
              </table:table-cell>
              <table:table-cell office:value-type="float" office:value="0.0023006">
                <text:p>0.0023006</text:p>
              </table:table-cell>
              <table:table-cell office:value-type="float" office:value="0.00000079154562457411">
                <text:p>0.00000079154562457411</text:p>
              </table:table-cell>
              <table:table-cell office:value-type="float" office:value="0.00000079154562457411">
                <text:p>0.00000079154562457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00510223333333333">
                <text:p>0.00510223333333333</text:p>
              </table:table-cell>
              <table:table-cell office:value-type="float" office:value="0.000000705137220954649">
                <text:p>0.000000705137220954649</text:p>
              </table:table-cell>
              <table:table-cell office:value-type="float" office:value="0.000000705137220954649">
                <text:p>0.000000705137220954649</text:p>
              </table:table-cell>
              <table:table-cell office:value-type="float" office:value="40">
                <text:p>40</text:p>
              </table:table-cell>
              <table:table-cell office:value-type="float" office:value="0.002744">
                <text:p>0.002744</text:p>
              </table:table-cell>
              <table:table-cell office:value-type="float" office:value="0.000000558832059408046">
                <text:p>0.000000558832059408046</text:p>
              </table:table-cell>
              <table:table-cell office:value-type="float" office:value="0.000000558832059408046">
                <text:p>0.000000558832059408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00531416666666667">
                <text:p>0.00531416666666667</text:p>
              </table:table-cell>
              <table:table-cell office:value-type="float" office:value="0.000000530843744005042">
                <text:p>0.000000530843744005042</text:p>
              </table:table-cell>
              <table:table-cell office:value-type="float" office:value="0.000000530843744005042">
                <text:p>0.000000530843744005042</text:p>
              </table:table-cell>
              <table:table-cell office:value-type="float" office:value="41">
                <text:p>41</text:p>
              </table:table-cell>
              <table:table-cell office:value-type="float" office:value="0.00283173333333333">
                <text:p>0.00283173333333333</text:p>
              </table:table-cell>
              <table:table-cell office:value-type="float" office:value="0.000000477834343722779">
                <text:p>0.000000477834343722779</text:p>
              </table:table-cell>
              <table:table-cell office:value-type="float" office:value="0.000000477834343722779">
                <text:p>0.000000477834343722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0055265">
                <text:p>0.0055265</text:p>
              </table:table-cell>
              <table:table-cell office:value-type="float" office:value="0.00000126568582814207">
                <text:p>0.00000126568582814207</text:p>
              </table:table-cell>
              <table:table-cell office:value-type="float" office:value="0.00000126568582814207">
                <text:p>0.00000126568582814207</text:p>
              </table:table-cell>
              <table:table-cell office:value-type="float" office:value="42">
                <text:p>42</text:p>
              </table:table-cell>
              <table:table-cell office:value-type="float" office:value="0.00291403333333333">
                <text:p>0.00291403333333333</text:p>
              </table:table-cell>
              <table:table-cell office:value-type="float" office:value="0.000000442132834969376">
                <text:p>0.000000442132834969376</text:p>
              </table:table-cell>
              <table:table-cell office:value-type="float" office:value="0.000000442132834969376">
                <text:p>0.0000004421328349693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00567543333333333">
                <text:p>0.00567543333333333</text:p>
              </table:table-cell>
              <table:table-cell office:value-type="float" office:value="0.00000137305900768664">
                <text:p>0.00000137305900768664</text:p>
              </table:table-cell>
              <table:table-cell office:value-type="float" office:value="0.00000137305900768664">
                <text:p>0.00000137305900768664</text:p>
              </table:table-cell>
              <table:table-cell office:value-type="float" office:value="43">
                <text:p>43</text:p>
              </table:table-cell>
              <table:table-cell office:value-type="float" office:value="0.00299346666666667">
                <text:p>0.00299346666666667</text:p>
              </table:table-cell>
              <table:table-cell office:value-type="float" office:value="0.000000474319800672424">
                <text:p>0.000000474319800672424</text:p>
              </table:table-cell>
              <table:table-cell office:value-type="float" office:value="0.000000474319800672424">
                <text:p>0.0000004743198006724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00576363333333334">
                <text:p>0.00576363333333334</text:p>
              </table:table-cell>
              <table:table-cell office:value-type="float" office:value="0.000000838892076978945">
                <text:p>0.000000838892076978945</text:p>
              </table:table-cell>
              <table:table-cell office:value-type="float" office:value="0.000000838892076978945">
                <text:p>0.000000838892076978945</text:p>
              </table:table-cell>
              <table:table-cell office:value-type="float" office:value="44">
                <text:p>44</text:p>
              </table:table-cell>
              <table:table-cell office:value-type="float" office:value="0.0030757">
                <text:p>0.0030757</text:p>
              </table:table-cell>
              <table:table-cell office:value-type="float" office:value="0.00000128598249097371">
                <text:p>0.00000128598249097371</text:p>
              </table:table-cell>
              <table:table-cell office:value-type="float" office:value="0.00000128598249097371">
                <text:p>0.000001285982490973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00601316666666667">
                <text:p>0.00601316666666667</text:p>
              </table:table-cell>
              <table:table-cell office:value-type="float" office:value="0.000000556271132433917">
                <text:p>0.000000556271132433917</text:p>
              </table:table-cell>
              <table:table-cell office:value-type="float" office:value="0.000000556271132433917">
                <text:p>0.000000556271132433917</text:p>
              </table:table-cell>
              <table:table-cell office:value-type="float" office:value="45">
                <text:p>45</text:p>
              </table:table-cell>
              <table:table-cell office:value-type="float" office:value="0.00322506666666667">
                <text:p>0.00322506666666667</text:p>
              </table:table-cell>
              <table:table-cell office:value-type="float" office:value="0.00000145517477379977">
                <text:p>0.00000145517477379977</text:p>
              </table:table-cell>
              <table:table-cell office:value-type="float" office:value="0.00000145517477379977">
                <text:p>0.00000145517477379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0063252">
                <text:p>0.0063252</text:p>
              </table:table-cell>
              <table:table-cell office:value-type="float" office:value="0.000000661104164948697">
                <text:p>0.000000661104164948697</text:p>
              </table:table-cell>
              <table:table-cell office:value-type="float" office:value="0.000000661104164948697">
                <text:p>0.000000661104164948697</text:p>
              </table:table-cell>
              <table:table-cell office:value-type="float" office:value="46">
                <text:p>46</text:p>
              </table:table-cell>
              <table:table-cell office:value-type="float" office:value="0.0033762">
                <text:p>0.0033762</text:p>
              </table:table-cell>
              <table:table-cell office:value-type="float" office:value="0.00000114065331527701">
                <text:p>0.00000114065331527701</text:p>
              </table:table-cell>
              <table:table-cell office:value-type="float" office:value="0.00000114065331527701">
                <text:p>0.000001140653315277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00679923333333333">
                <text:p>0.00679923333333333</text:p>
              </table:table-cell>
              <table:table-cell office:value-type="float" office:value="0.000000763350593054264">
                <text:p>0.000000763350593054264</text:p>
              </table:table-cell>
              <table:table-cell office:value-type="float" office:value="0.000000763350593054264">
                <text:p>0.000000763350593054264</text:p>
              </table:table-cell>
              <table:table-cell office:value-type="float" office:value="47">
                <text:p>47</text:p>
              </table:table-cell>
              <table:table-cell office:value-type="float" office:value="0.00362296666666667">
                <text:p>0.00362296666666667</text:p>
              </table:table-cell>
              <table:table-cell office:value-type="float" office:value="0.000000774972423885556">
                <text:p>0.000000774972423885556</text:p>
              </table:table-cell>
              <table:table-cell office:value-type="float" office:value="0.000000774972423885556">
                <text:p>0.00000077497242388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00704786666666667">
                <text:p>0.00704786666666667</text:p>
              </table:table-cell>
              <table:table-cell office:value-type="float" office:value="0.00000047377634742449">
                <text:p>0.00000047377634742449</text:p>
              </table:table-cell>
              <table:table-cell office:value-type="float" office:value="0.00000047377634742449">
                <text:p>0.00000047377634742449</text:p>
              </table:table-cell>
              <table:table-cell office:value-type="float" office:value="48">
                <text:p>48</text:p>
              </table:table-cell>
              <table:table-cell office:value-type="float" office:value="0.00373193333333333">
                <text:p>0.00373193333333333</text:p>
              </table:table-cell>
              <table:table-cell office:value-type="float" office:value="0.000000478977481432213">
                <text:p>0.000000478977481432213</text:p>
              </table:table-cell>
              <table:table-cell office:value-type="float" office:value="0.000000478977481432213">
                <text:p>0.0000004789774814322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00728613333333333">
                <text:p>0.00728613333333333</text:p>
              </table:table-cell>
              <table:table-cell office:value-type="float" office:value="0.000000479739316113341">
                <text:p>0.000000479739316113341</text:p>
              </table:table-cell>
              <table:table-cell office:value-type="float" office:value="0.000000479739316113341">
                <text:p>0.000000479739316113341</text:p>
              </table:table-cell>
              <table:table-cell office:value-type="float" office:value="49">
                <text:p>49</text:p>
              </table:table-cell>
              <table:table-cell office:value-type="float" office:value="0.00382266666666667">
                <text:p>0.00382266666666667</text:p>
              </table:table-cell>
              <table:table-cell office:value-type="float" office:value="0.00000064064657582254">
                <text:p>0.00000064064657582254</text:p>
              </table:table-cell>
              <table:table-cell office:value-type="float" office:value="0.00000064064657582254">
                <text:p>0.00000064064657582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0074358">
                <text:p>0.0074358</text:p>
              </table:table-cell>
              <table:table-cell office:value-type="float" office:value="0.000000470864137459975">
                <text:p>0.000000470864137459975</text:p>
              </table:table-cell>
              <table:table-cell office:value-type="float" office:value="0.000000470864137459975">
                <text:p>0.000000470864137459975</text:p>
              </table:table-cell>
              <table:table-cell office:value-type="float" office:value="50">
                <text:p>50</text:p>
              </table:table-cell>
              <table:table-cell office:value-type="float" office:value="0.00387866666666667">
                <text:p>0.00387866666666667</text:p>
              </table:table-cell>
              <table:table-cell office:value-type="float" office:value="0.00000045805739803409">
                <text:p>0.00000045805739803409</text:p>
              </table:table-cell>
              <table:table-cell office:value-type="float" office:value="0.00000045805739803409">
                <text:p>0.000000458057398034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00802956666666667">
                <text:p>0.00802956666666667</text:p>
              </table:table-cell>
              <table:table-cell office:value-type="float" office:value="0.000000802935482018588">
                <text:p>0.000000802935482018588</text:p>
              </table:table-cell>
              <table:table-cell office:value-type="float" office:value="0.000000802935482018588">
                <text:p>0.000000802935482018588</text:p>
              </table:table-cell>
              <table:table-cell office:value-type="float" office:value="51">
                <text:p>51</text:p>
              </table:table-cell>
              <table:table-cell office:value-type="float" office:value="0.00416613333333333">
                <text:p>0.00416613333333333</text:p>
              </table:table-cell>
              <table:table-cell office:value-type="float" office:value="0.000000424028702589869">
                <text:p>0.000000424028702589869</text:p>
              </table:table-cell>
              <table:table-cell office:value-type="float" office:value="0.000000424028702589869">
                <text:p>0.000000424028702589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0080776">
                <text:p>0.0080776</text:p>
              </table:table-cell>
              <table:table-cell office:value-type="float" office:value="0.000000575327052744812">
                <text:p>0.000000575327052744812</text:p>
              </table:table-cell>
              <table:table-cell office:value-type="float" office:value="0.000000575327052744812">
                <text:p>0.000000575327052744812</text:p>
              </table:table-cell>
              <table:table-cell office:value-type="float" office:value="52">
                <text:p>52</text:p>
              </table:table-cell>
              <table:table-cell office:value-type="float" office:value="0.00421246666666667">
                <text:p>0.00421246666666667</text:p>
              </table:table-cell>
              <table:table-cell office:value-type="float" office:value="0.000000556048869368905">
                <text:p>0.000000556048869368905</text:p>
              </table:table-cell>
              <table:table-cell office:value-type="float" office:value="0.000000556048869368905">
                <text:p>0.000000556048869368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00828343333333334">
                <text:p>0.00828343333333334</text:p>
              </table:table-cell>
              <table:table-cell office:value-type="float" office:value="0.00000242742182635591">
                <text:p>0.00000242742182635591</text:p>
              </table:table-cell>
              <table:table-cell office:value-type="float" office:value="0.00000242742182635591">
                <text:p>0.00000242742182635591</text:p>
              </table:table-cell>
              <table:table-cell office:value-type="float" office:value="53">
                <text:p>53</text:p>
              </table:table-cell>
              <table:table-cell office:value-type="float" office:value="0.0042807">
                <text:p>0.0042807</text:p>
              </table:table-cell>
              <table:table-cell office:value-type="float" office:value="0.000000529411997965569">
                <text:p>0.000000529411997965569</text:p>
              </table:table-cell>
              <table:table-cell office:value-type="float" office:value="0.000000529411997965569">
                <text:p>0.0000005294119979655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0093056">
                <text:p>0.0093056</text:p>
              </table:table-cell>
              <table:table-cell office:value-type="float" office:value="0.00000196981442284349">
                <text:p>0.00000196981442284349</text:p>
              </table:table-cell>
              <table:table-cell office:value-type="float" office:value="0.00000196981442284349">
                <text:p>0.00000196981442284349</text:p>
              </table:table-cell>
              <table:table-cell office:value-type="float" office:value="54">
                <text:p>54</text:p>
              </table:table-cell>
              <table:table-cell office:value-type="float" office:value="0.00475853333333333">
                <text:p>0.00475853333333333</text:p>
              </table:table-cell>
              <table:table-cell office:value-type="float" office:value="0.0000004953322986558">
                <text:p>0.0000004953322986558</text:p>
              </table:table-cell>
              <table:table-cell office:value-type="float" office:value="0.0000004953322986558">
                <text:p>0.00000049533229865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00959226666666667">
                <text:p>0.00959226666666667</text:p>
              </table:table-cell>
              <table:table-cell office:value-type="float" office:value="0.00000117539547665008">
                <text:p>0.00000117539547665008</text:p>
              </table:table-cell>
              <table:table-cell office:value-type="float" office:value="0.00000117539547665008">
                <text:p>0.00000117539547665008</text:p>
              </table:table-cell>
              <table:table-cell office:value-type="float" office:value="55">
                <text:p>55</text:p>
              </table:table-cell>
              <table:table-cell office:value-type="float" office:value="0.00491383333333333">
                <text:p>0.00491383333333333</text:p>
              </table:table-cell>
              <table:table-cell office:value-type="float" office:value="0.000000564633892857369">
                <text:p>0.000000564633892857369</text:p>
              </table:table-cell>
              <table:table-cell office:value-type="float" office:value="0.000000564633892857369">
                <text:p>0.0000005646338928573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00990116666666667">
                <text:p>0.00990116666666667</text:p>
              </table:table-cell>
              <table:table-cell office:value-type="float" office:value="0.00000113301475337211">
                <text:p>0.00000113301475337211</text:p>
              </table:table-cell>
              <table:table-cell office:value-type="float" office:value="0.00000113301475337211">
                <text:p>0.00000113301475337211</text:p>
              </table:table-cell>
              <table:table-cell office:value-type="float" office:value="56">
                <text:p>56</text:p>
              </table:table-cell>
              <table:table-cell office:value-type="float" office:value="0.0050831">
                <text:p>0.0050831</text:p>
              </table:table-cell>
              <table:table-cell office:value-type="float" office:value="0.00000134895851788416">
                <text:p>0.00000134895851788416</text:p>
              </table:table-cell>
              <table:table-cell office:value-type="float" office:value="0.00000134895851788416">
                <text:p>0.00000134895851788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0101647333333333">
                <text:p>0.0101647333333333</text:p>
              </table:table-cell>
              <table:table-cell office:value-type="float" office:value="0.00000102138964978538">
                <text:p>0.00000102138964978538</text:p>
              </table:table-cell>
              <table:table-cell office:value-type="float" office:value="0.00000102138964978538">
                <text:p>0.00000102138964978538</text:p>
              </table:table-cell>
              <table:table-cell office:value-type="float" office:value="57">
                <text:p>57</text:p>
              </table:table-cell>
              <table:table-cell office:value-type="float" office:value="0.0052148">
                <text:p>0.0052148</text:p>
              </table:table-cell>
              <table:table-cell office:value-type="float" office:value="0.00000118359369144759">
                <text:p>0.00000118359369144759</text:p>
              </table:table-cell>
              <table:table-cell office:value-type="float" office:value="0.00000118359369144759">
                <text:p>0.000001183593691447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0106954">
                <text:p>0.0106954</text:p>
              </table:table-cell>
              <table:table-cell office:value-type="float" office:value="0.00000108782471841381">
                <text:p>0.00000108782471841381</text:p>
              </table:table-cell>
              <table:table-cell office:value-type="float" office:value="0.00000108782471841381">
                <text:p>0.00000108782471841381</text:p>
              </table:table-cell>
              <table:table-cell office:value-type="float" office:value="58">
                <text:p>58</text:p>
              </table:table-cell>
              <table:table-cell office:value-type="float" office:value="0.00543503333333333">
                <text:p>0.00543503333333333</text:p>
              </table:table-cell>
              <table:table-cell office:value-type="float" office:value="0.000000580861480777229">
                <text:p>0.000000580861480777229</text:p>
              </table:table-cell>
              <table:table-cell office:value-type="float" office:value="0.000000580861480777229">
                <text:p>0.000000580861480777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0112271">
                <text:p>0.0112271</text:p>
              </table:table-cell>
              <table:table-cell office:value-type="float" office:value="0.000000600389381371668">
                <text:p>0.000000600389381371668</text:p>
              </table:table-cell>
              <table:table-cell office:value-type="float" office:value="0.000000600389381371668">
                <text:p>0.000000600389381371668</text:p>
              </table:table-cell>
              <table:table-cell office:value-type="float" office:value="59">
                <text:p>59</text:p>
              </table:table-cell>
              <table:table-cell office:value-type="float" office:value="0.00573083333333333">
                <text:p>0.00573083333333333</text:p>
              </table:table-cell>
              <table:table-cell office:value-type="float" office:value="0.00000071587752249746">
                <text:p>0.00000071587752249746</text:p>
              </table:table-cell>
              <table:table-cell office:value-type="float" office:value="0.00000071587752249746">
                <text:p>0.00000071587752249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0115253333333333">
                <text:p>0.0115253333333333</text:p>
              </table:table-cell>
              <table:table-cell office:value-type="float" office:value="0.000000773804252645934">
                <text:p>0.000000773804252645934</text:p>
              </table:table-cell>
              <table:table-cell office:value-type="float" office:value="0.000000773804252645934">
                <text:p>0.000000773804252645934</text:p>
              </table:table-cell>
              <table:table-cell office:value-type="float" office:value="60">
                <text:p>60</text:p>
              </table:table-cell>
              <table:table-cell office:value-type="float" office:value="0.00585976666666667">
                <text:p>0.00585976666666667</text:p>
              </table:table-cell>
              <table:table-cell office:value-type="float" office:value="0.00000146961644295217">
                <text:p>0.00000146961644295217</text:p>
              </table:table-cell>
              <table:table-cell office:value-type="float" office:value="0.00000146961644295217">
                <text:p>0.00000146961644295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0118342">
                <text:p>0.0118342</text:p>
              </table:table-cell>
              <table:table-cell office:value-type="float" office:value="0.000000555574519447212">
                <text:p>0.000000555574519447212</text:p>
              </table:table-cell>
              <table:table-cell office:value-type="float" office:value="0.000000555574519447212">
                <text:p>0.000000555574519447212</text:p>
              </table:table-cell>
              <table:table-cell office:value-type="float" office:value="61">
                <text:p>61</text:p>
              </table:table-cell>
              <table:table-cell office:value-type="float" office:value="0.00601696666666667">
                <text:p>0.00601696666666667</text:p>
              </table:table-cell>
              <table:table-cell office:value-type="float" office:value="0.00000071173904900219">
                <text:p>0.00000071173904900219</text:p>
              </table:table-cell>
              <table:table-cell office:value-type="float" office:value="0.00000071173904900219">
                <text:p>0.00000071173904900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0124725333333333">
                <text:p>0.0124725333333333</text:p>
              </table:table-cell>
              <table:table-cell office:value-type="float" office:value="0.000000806104250795833">
                <text:p>0.000000806104250795833</text:p>
              </table:table-cell>
              <table:table-cell office:value-type="float" office:value="0.000000806104250795833">
                <text:p>0.000000806104250795833</text:p>
              </table:table-cell>
              <table:table-cell office:value-type="float" office:value="62">
                <text:p>62</text:p>
              </table:table-cell>
              <table:table-cell office:value-type="float" office:value="0.00631623333333333">
                <text:p>0.00631623333333333</text:p>
              </table:table-cell>
              <table:table-cell office:value-type="float" office:value="0.00000168125764705755">
                <text:p>0.00000168125764705755</text:p>
              </table:table-cell>
              <table:table-cell office:value-type="float" office:value="0.00000168125764705755">
                <text:p>0.000001681257647057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0126922666666667">
                <text:p>0.0126922666666667</text:p>
              </table:table-cell>
              <table:table-cell office:value-type="float" office:value="0.00000175325737555233">
                <text:p>0.00000175325737555233</text:p>
              </table:table-cell>
              <table:table-cell office:value-type="float" office:value="0.00000175325737555233">
                <text:p>0.00000175325737555233</text:p>
              </table:table-cell>
              <table:table-cell office:value-type="float" office:value="63">
                <text:p>63</text:p>
              </table:table-cell>
              <table:table-cell office:value-type="float" office:value="0.00636733333333333">
                <text:p>0.00636733333333333</text:p>
              </table:table-cell>
              <table:table-cell office:value-type="float" office:value="0.000000685807665565153">
                <text:p>0.000000685807665565153</text:p>
              </table:table-cell>
              <table:table-cell office:value-type="float" office:value="0.000000685807665565153">
                <text:p>0.000000685807665565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0132787333333333">
                <text:p>0.0132787333333333</text:p>
              </table:table-cell>
              <table:table-cell office:value-type="float" office:value="0.0000015885961758683">
                <text:p>0.0000015885961758683</text:p>
              </table:table-cell>
              <table:table-cell office:value-type="float" office:value="0.0000015885961758683">
                <text:p>0.0000015885961758683</text:p>
              </table:table-cell>
              <table:table-cell office:value-type="float" office:value="64">
                <text:p>64</text:p>
              </table:table-cell>
              <table:table-cell office:value-type="float" office:value="0.00664456666666667">
                <text:p>0.00664456666666667</text:p>
              </table:table-cell>
              <table:table-cell office:value-type="float" office:value="0.000000717905076591903">
                <text:p>0.000000717905076591903</text:p>
              </table:table-cell>
              <table:table-cell office:value-type="float" office:value="0.000000717905076591903">
                <text:p>0.0000007179050765919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3">
      <style:chart-properties chart:symbol-type="none" chart:link-data-style-to-source="true" chart:error-category="cell-range" chart:error-upper-range="'result-iterative-16'.AI2:'result-iterative-16'.AI62" chart:error-lower-range="'result-iterative-16'.AI2:'result-iterative-16'.AI6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result-iterative-16'.AI2:'result-iterative-16'.AI62" chart:error-lower-range="'result-iterative-16'.AI2:'result-iterative-16'.AI6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one" chart:link-data-style-to-source="true" chart:error-category="cell-range" chart:error-upper-range="'result-iterative-32'.AI2:'result-iterative-32'.AI62" chart:error-lower-range="'result-iterative-32'.AI2:'result-iterative-32'.AI6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result-iterative-32'.AI2:'result-iterative-32'.AI62" chart:error-lower-range="'result-iterative-32'.AI2:'result-iterative-32'.AI62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7.579cm" svg:height="23.215cm" xlink:href=".." xlink:type="simple" chart:class="chart:scatter" chart:style-name="ch1">
        <chart:title svg:x="21.047cm" svg:y="0.6cm" chart:style-name="ch2">
          <text:p>Tempo de Execução Médio</text:p>
        </chart:title>
        <chart:legend chart:legend-position="end" svg:x="42.557cm" svg:y="11.059cm" style:legend-expansion="high" chart:style-name="ch3"/>
        <chart:plot-area chart:style-name="ch4" table:cell-range-address="'result-iterative-16'.A2:'result-iterative-16'.A62 'result-iterative-16'.AF1:'result-iterative-16'.AF62 'result-recursive-16'.AF1:'result-recursive-16'.AF62" chart:data-source-has-labels="row" svg:x="1.962cm" svg:y="1.843cm" svg:width="39.644cm" svg:height="19.927cm">
          <chartooo:coordinate-region svg:x="3.245cm" svg:y="2.043cm" svg:width="38.174cm" svg:height="19.08cm"/>
          <chart:axis chart:dimension="x" chart:name="primary-x" chart:style-name="ch5">
            <chart:title svg:x="21.012cm" svg:y="22.234cm" chart:style-name="ch6">
              <text:p># Enlaces</text:p>
            </chart:title>
          </chart:axis>
          <chart:axis chart:dimension="y" chart:name="primary-y" chart:style-name="ch5">
            <chart:title svg:x="0.451cm" svg:y="13.054cm" chart:style-name="ch7">
              <text:p>Tempo Médio (s)</text:p>
            </chart:title>
            <chart:grid chart:style-name="ch8" chart:class="major"/>
          </chart:axis>
          <chart:series chart:style-name="ch9" chart:values-cell-range-address="'result-iterative-16'.AF2:'result-iterative-16'.AF62" chart:label-cell-address="'result-iterative-16'.AF1:'result-iterative-16'.AF1" chart:class="chart:scatter">
            <chart:domain table:cell-range-address="'result-iterative-16'.A2:'result-iterative-16'.A62"/>
            <chart:error-indicator chart:style-name="ch10" chart:dimension="y"/>
            <chart:data-point chart:repeated="61"/>
          </chart:series>
          <chart:series chart:style-name="ch11" chart:values-cell-range-address="'result-recursive-16'.AF2:'result-recursive-16'.AF62" chart:label-cell-address="'result-recursive-16'.AF1:'result-recursive-16'.AF1" chart:class="chart:scatter">
            <chart:domain table:cell-range-address="'result-recursive-16'.A2:'result-recursive-16'.A62"/>
            <chart:error-indicator chart:style-name="ch12" chart:dimension="y"/>
            <chart:data-point chart:repeated="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 Médio Iterativo</text:p>
                <draw:g>
                  <svg:desc>'result-iterative-16'.AF1:'result-iterative-16'.AF1</svg:desc>
                </draw:g>
              </table:table-cell>
              <table:table-cell office:value-type="string">
                <text:p>Coluna AI</text:p>
              </table:table-cell>
              <table:table-cell office:value-type="string">
                <text:p>Coluna AI</text:p>
              </table:table-cell>
              <table:table-cell office:value-type="string">
                <text:p>Coluna A</text:p>
              </table:table-cell>
              <table:table-cell office:value-type="string">
                <text:p>Tempo Médio Recursivo</text:p>
                <draw:g>
                  <svg:desc>'result-recursive-16'.AF1:'result-recursive-16'.AF1</svg:desc>
                </draw:g>
              </table:table-cell>
              <table:table-cell office:value-type="string">
                <text:p>Coluna AI</text:p>
              </table:table-cell>
              <table:table-cell office:value-type="string">
                <text:p>Coluna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sult-iterative-16'.A2:'result-iterative-16'.A62</svg:desc>
                </draw:g>
              </table:table-cell>
              <table:table-cell office:value-type="float" office:value="0.0000160333333333333">
                <text:p>0.0000160333333333333</text:p>
                <draw:g>
                  <svg:desc>'result-iterative-16'.AF2:'result-iterative-16'.AF62</svg:desc>
                </draw:g>
              </table:table-cell>
              <table:table-cell office:value-type="float" office:value="0.0000000801959106124439">
                <text:p>0.0000000801959106124439</text:p>
                <draw:g>
                  <svg:desc>'result-iterative-16'.AI2:'result-iterative-16'.AI62</svg:desc>
                </draw:g>
              </table:table-cell>
              <table:table-cell office:value-type="float" office:value="0.0000000801959106124439">
                <text:p>0.0000000801959106124439</text:p>
                <draw:g>
                  <svg:desc>'result-iterative-16'.AI2:'result-iterative-16'.AI62</svg:desc>
                </draw:g>
              </table:table-cell>
              <table:table-cell office:value-type="float" office:value="4">
                <text:p>4</text:p>
                <draw:g>
                  <svg:desc>'result-recursive-16'.A2:'result-recursive-16'.A62</svg:desc>
                </draw:g>
              </table:table-cell>
              <table:table-cell office:value-type="float" office:value="0.0000141">
                <text:p>0.0000141</text:p>
                <draw:g>
                  <svg:desc>'result-recursive-16'.AF2:'result-recursive-16'.AF62</svg:desc>
                </draw:g>
              </table:table-cell>
              <table:table-cell office:value-type="float" office:value="0.00000000800181851938519">
                <text:p>0.00000000800181851938519</text:p>
                <draw:g>
                  <svg:desc>'result-iterative-32'.AI2:'result-iterative-32'.AI62</svg:desc>
                </draw:g>
              </table:table-cell>
              <table:table-cell office:value-type="float" office:value="0.00000000800181851938519">
                <text:p>0.00000000800181851938519</text:p>
                <draw:g>
                  <svg:desc>'result-iterative-32'.AI2:'result-iterative-32'.AI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228333333333333">
                <text:p>0.0000228333333333333</text:p>
              </table:table-cell>
              <table:table-cell office:value-type="float" office:value="0.00000000607543354177211">
                <text:p>0.00000000607543354177211</text:p>
              </table:table-cell>
              <table:table-cell office:value-type="float" office:value="0.00000000607543354177211">
                <text:p>0.00000000607543354177211</text:p>
              </table:table-cell>
              <table:table-cell office:value-type="float" office:value="5">
                <text:p>5</text:p>
              </table:table-cell>
              <table:table-cell office:value-type="float" office:value="0.0000185333333333333">
                <text:p>0.0000185333333333333</text:p>
              </table:table-cell>
              <table:table-cell office:value-type="float" office:value="0.0000000157951734225843">
                <text:p>0.0000000157951734225843</text:p>
              </table:table-cell>
              <table:table-cell office:value-type="float" office:value="0.0000000157951734225843">
                <text:p>0.0000000157951734225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288666666666667">
                <text:p>0.0000288666666666667</text:p>
              </table:table-cell>
              <table:table-cell office:value-type="float" office:value="0.0000000198827360760961">
                <text:p>0.0000000198827360760961</text:p>
              </table:table-cell>
              <table:table-cell office:value-type="float" office:value="0.0000000198827360760961">
                <text:p>0.0000000198827360760961</text:p>
              </table:table-cell>
              <table:table-cell office:value-type="float" office:value="6">
                <text:p>6</text:p>
              </table:table-cell>
              <table:table-cell office:value-type="float" office:value="0.0000233333333333333">
                <text:p>0.0000233333333333333</text:p>
              </table:table-cell>
              <table:table-cell office:value-type="float" office:value="0.0000000273056776688272">
                <text:p>0.0000000273056776688272</text:p>
              </table:table-cell>
              <table:table-cell office:value-type="float" office:value="0.0000000273056776688272">
                <text:p>0.0000000273056776688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00354333333333333">
                <text:p>0.0000354333333333333</text:p>
              </table:table-cell>
              <table:table-cell office:value-type="float" office:value="0.0000000107074624674098">
                <text:p>0.0000000107074624674098</text:p>
              </table:table-cell>
              <table:table-cell office:value-type="float" office:value="0.0000000107074624674098">
                <text:p>0.0000000107074624674098</text:p>
              </table:table-cell>
              <table:table-cell office:value-type="float" office:value="7">
                <text:p>7</text:p>
              </table:table-cell>
              <table:table-cell office:value-type="float" office:value="0.0000283">
                <text:p>0.0000283</text:p>
              </table:table-cell>
              <table:table-cell office:value-type="float" office:value="0.000000048173809103458">
                <text:p>0.000000048173809103458</text:p>
              </table:table-cell>
              <table:table-cell office:value-type="float" office:value="0.000000048173809103458">
                <text:p>0.000000048173809103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0429666666666667">
                <text:p>0.0000429666666666667</text:p>
              </table:table-cell>
              <table:table-cell office:value-type="float" office:value="0.0000000122065343659366">
                <text:p>0.0000000122065343659366</text:p>
              </table:table-cell>
              <table:table-cell office:value-type="float" office:value="0.0000000122065343659366">
                <text:p>0.0000000122065343659366</text:p>
              </table:table-cell>
              <table:table-cell office:value-type="float" office:value="8">
                <text:p>8</text:p>
              </table:table-cell>
              <table:table-cell office:value-type="float" office:value="0.0000336">
                <text:p>0.0000336</text:p>
              </table:table-cell>
              <table:table-cell office:value-type="float" office:value="0.000000035412800118979">
                <text:p>0.000000035412800118979</text:p>
              </table:table-cell>
              <table:table-cell office:value-type="float" office:value="0.000000035412800118979">
                <text:p>0.000000035412800118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00511666666666667">
                <text:p>0.0000511666666666667</text:p>
              </table:table-cell>
              <table:table-cell office:value-type="float" office:value="0.0000000164904624705243">
                <text:p>0.0000000164904624705243</text:p>
              </table:table-cell>
              <table:table-cell office:value-type="float" office:value="0.0000000164904624705243">
                <text:p>0.0000000164904624705243</text:p>
              </table:table-cell>
              <table:table-cell office:value-type="float" office:value="9">
                <text:p>9</text:p>
              </table:table-cell>
              <table:table-cell office:value-type="float" office:value="0.0000400666666666667">
                <text:p>0.0000400666666666667</text:p>
              </table:table-cell>
              <table:table-cell office:value-type="float" office:value="0.0000000460635325714464">
                <text:p>0.0000000460635325714464</text:p>
              </table:table-cell>
              <table:table-cell office:value-type="float" office:value="0.0000000460635325714464">
                <text:p>0.0000000460635325714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0612666666666667">
                <text:p>0.0000612666666666667</text:p>
              </table:table-cell>
              <table:table-cell office:value-type="float" office:value="0.0000000185174150609122">
                <text:p>0.0000000185174150609122</text:p>
              </table:table-cell>
              <table:table-cell office:value-type="float" office:value="0.0000000185174150609122">
                <text:p>0.0000000185174150609122</text:p>
              </table:table-cell>
              <table:table-cell office:value-type="float" office:value="10">
                <text:p>10</text:p>
              </table:table-cell>
              <table:table-cell office:value-type="float" office:value="0.0000469333333333333">
                <text:p>0.0000469333333333333</text:p>
              </table:table-cell>
              <table:table-cell office:value-type="float" office:value="0.000000106888735978043">
                <text:p>0.000000106888735978043</text:p>
              </table:table-cell>
              <table:table-cell office:value-type="float" office:value="0.000000106888735978043">
                <text:p>0.000000106888735978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000717666666666666">
                <text:p>0.0000717666666666666</text:p>
              </table:table-cell>
              <table:table-cell office:value-type="float" office:value="0.000000016102179643555">
                <text:p>0.000000016102179643555</text:p>
              </table:table-cell>
              <table:table-cell office:value-type="float" office:value="0.000000016102179643555">
                <text:p>0.000000016102179643555</text:p>
              </table:table-cell>
              <table:table-cell office:value-type="float" office:value="11">
                <text:p>11</text:p>
              </table:table-cell>
              <table:table-cell office:value-type="float" office:value="0.0000551333333333333">
                <text:p>0.0000551333333333333</text:p>
              </table:table-cell>
              <table:table-cell office:value-type="float" office:value="0.000000138680324239345">
                <text:p>0.000000138680324239345</text:p>
              </table:table-cell>
              <table:table-cell office:value-type="float" office:value="0.000000138680324239345">
                <text:p>0.000000138680324239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000829333333333333">
                <text:p>0.0000829333333333333</text:p>
              </table:table-cell>
              <table:table-cell office:value-type="float" office:value="0.0000000300555752410366">
                <text:p>0.0000000300555752410366</text:p>
              </table:table-cell>
              <table:table-cell office:value-type="float" office:value="0.0000000300555752410366">
                <text:p>0.0000000300555752410366</text:p>
              </table:table-cell>
              <table:table-cell office:value-type="float" office:value="12">
                <text:p>12</text:p>
              </table:table-cell>
              <table:table-cell office:value-type="float" office:value="0.0000629666666666666">
                <text:p>0.0000629666666666666</text:p>
              </table:table-cell>
              <table:table-cell office:value-type="float" office:value="0.0000000756723906034772">
                <text:p>0.0000000756723906034772</text:p>
              </table:table-cell>
              <table:table-cell office:value-type="float" office:value="0.0000000756723906034772">
                <text:p>0.0000000756723906034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00962666666666667">
                <text:p>0.0000962666666666667</text:p>
              </table:table-cell>
              <table:table-cell office:value-type="float" office:value="0.0000000236609449454494">
                <text:p>0.0000000236609449454494</text:p>
              </table:table-cell>
              <table:table-cell office:value-type="float" office:value="0.0000000236609449454494">
                <text:p>0.0000000236609449454494</text:p>
              </table:table-cell>
              <table:table-cell office:value-type="float" office:value="13">
                <text:p>13</text:p>
              </table:table-cell>
              <table:table-cell office:value-type="float" office:value="0.0000721666666666667">
                <text:p>0.0000721666666666667</text:p>
              </table:table-cell>
              <table:table-cell office:value-type="float" office:value="0.000000228369614674921">
                <text:p>0.000000228369614674921</text:p>
              </table:table-cell>
              <table:table-cell office:value-type="float" office:value="0.000000228369614674921">
                <text:p>0.000000228369614674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000113633333333333">
                <text:p>0.000113633333333333</text:p>
              </table:table-cell>
              <table:table-cell office:value-type="float" office:value="0.0000000292245249840033">
                <text:p>0.0000000292245249840033</text:p>
              </table:table-cell>
              <table:table-cell office:value-type="float" office:value="0.0000000292245249840033">
                <text:p>0.0000000292245249840033</text:p>
              </table:table-cell>
              <table:table-cell office:value-type="float" office:value="14">
                <text:p>14</text:p>
              </table:table-cell>
              <table:table-cell office:value-type="float" office:value="0.0000848333333333333">
                <text:p>0.0000848333333333333</text:p>
              </table:table-cell>
              <table:table-cell office:value-type="float" office:value="0.00000031564201499665">
                <text:p>0.00000031564201499665</text:p>
              </table:table-cell>
              <table:table-cell office:value-type="float" office:value="0.00000031564201499665">
                <text:p>0.00000031564201499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00115033333333333">
                <text:p>0.000115033333333333</text:p>
              </table:table-cell>
              <table:table-cell office:value-type="float" office:value="0.0000000498112966538897">
                <text:p>0.0000000498112966538897</text:p>
              </table:table-cell>
              <table:table-cell office:value-type="float" office:value="0.0000000498112966538897">
                <text:p>0.0000000498112966538897</text:p>
              </table:table-cell>
              <table:table-cell office:value-type="float" office:value="15">
                <text:p>15</text:p>
              </table:table-cell>
              <table:table-cell office:value-type="float" office:value="0.0000836">
                <text:p>0.0000836</text:p>
              </table:table-cell>
              <table:table-cell office:value-type="float" office:value="0.000000321350481347984">
                <text:p>0.000000321350481347984</text:p>
              </table:table-cell>
              <table:table-cell office:value-type="float" office:value="0.000000321350481347984">
                <text:p>0.000000321350481347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000128933333333333">
                <text:p>0.000128933333333333</text:p>
              </table:table-cell>
              <table:table-cell office:value-type="float" office:value="0.0000000312354417522912">
                <text:p>0.0000000312354417522912</text:p>
              </table:table-cell>
              <table:table-cell office:value-type="float" office:value="0.0000000312354417522912">
                <text:p>0.0000000312354417522912</text:p>
              </table:table-cell>
              <table:table-cell office:value-type="float" office:value="16">
                <text:p>16</text:p>
              </table:table-cell>
              <table:table-cell office:value-type="float" office:value="0.0000948666666666666">
                <text:p>0.0000948666666666666</text:p>
              </table:table-cell>
              <table:table-cell office:value-type="float" office:value="0.000000393945209022626">
                <text:p>0.000000393945209022626</text:p>
              </table:table-cell>
              <table:table-cell office:value-type="float" office:value="0.000000393945209022626">
                <text:p>0.000000393945209022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000149233333333333">
                <text:p>0.000149233333333333</text:p>
              </table:table-cell>
              <table:table-cell office:value-type="float" office:value="0.0000000350213682664616">
                <text:p>0.0000000350213682664616</text:p>
              </table:table-cell>
              <table:table-cell office:value-type="float" office:value="0.0000000350213682664616">
                <text:p>0.0000000350213682664616</text:p>
              </table:table-cell>
              <table:table-cell office:value-type="float" office:value="17">
                <text:p>17</text:p>
              </table:table-cell>
              <table:table-cell office:value-type="float" office:value="0.000109233333333333">
                <text:p>0.000109233333333333</text:p>
              </table:table-cell>
              <table:table-cell office:value-type="float" office:value="0.000000407729131964059">
                <text:p>0.000000407729131964059</text:p>
              </table:table-cell>
              <table:table-cell office:value-type="float" office:value="0.000000407729131964059">
                <text:p>0.000000407729131964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0001661">
                <text:p>0.0001661</text:p>
              </table:table-cell>
              <table:table-cell office:value-type="float" office:value="0.0000000424500276594114">
                <text:p>0.0000000424500276594114</text:p>
              </table:table-cell>
              <table:table-cell office:value-type="float" office:value="0.0000000424500276594114">
                <text:p>0.0000000424500276594114</text:p>
              </table:table-cell>
              <table:table-cell office:value-type="float" office:value="18">
                <text:p>18</text:p>
              </table:table-cell>
              <table:table-cell office:value-type="float" office:value="0.0001214">
                <text:p>0.0001214</text:p>
              </table:table-cell>
              <table:table-cell office:value-type="float" office:value="0.000000309695369971985">
                <text:p>0.000000309695369971985</text:p>
              </table:table-cell>
              <table:table-cell office:value-type="float" office:value="0.000000309695369971985">
                <text:p>0.000000309695369971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000186666666666667">
                <text:p>0.000186666666666667</text:p>
              </table:table-cell>
              <table:table-cell office:value-type="float" office:value="0.0000000410407353941687">
                <text:p>0.0000000410407353941687</text:p>
              </table:table-cell>
              <table:table-cell office:value-type="float" office:value="0.0000000410407353941687">
                <text:p>0.0000000410407353941687</text:p>
              </table:table-cell>
              <table:table-cell office:value-type="float" office:value="19">
                <text:p>19</text:p>
              </table:table-cell>
              <table:table-cell office:value-type="float" office:value="0.0001352">
                <text:p>0.0001352</text:p>
              </table:table-cell>
              <table:table-cell office:value-type="float" office:value="0.000000385125533704376">
                <text:p>0.000000385125533704376</text:p>
              </table:table-cell>
              <table:table-cell office:value-type="float" office:value="0.000000385125533704376">
                <text:p>0.000000385125533704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002047">
                <text:p>0.0002047</text:p>
              </table:table-cell>
              <table:table-cell office:value-type="float" office:value="0.0000000625010216193915">
                <text:p>0.0000000625010216193915</text:p>
              </table:table-cell>
              <table:table-cell office:value-type="float" office:value="0.0000000625010216193915">
                <text:p>0.0000000625010216193915</text:p>
              </table:table-cell>
              <table:table-cell office:value-type="float" office:value="20">
                <text:p>20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000450077929964191">
                <text:p>0.000000450077929964191</text:p>
              </table:table-cell>
              <table:table-cell office:value-type="float" office:value="0.000000450077929964191">
                <text:p>0.000000450077929964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0002247">
                <text:p>0.0002247</text:p>
              </table:table-cell>
              <table:table-cell office:value-type="float" office:value="0.0000000832198177797735">
                <text:p>0.0000000832198177797735</text:p>
              </table:table-cell>
              <table:table-cell office:value-type="float" office:value="0.0000000832198177797735">
                <text:p>0.0000000832198177797735</text:p>
              </table:table-cell>
              <table:table-cell office:value-type="float" office:value="21">
                <text:p>21</text:p>
              </table:table-cell>
              <table:table-cell office:value-type="float" office:value="0.000160266666666667">
                <text:p>0.000160266666666667</text:p>
              </table:table-cell>
              <table:table-cell office:value-type="float" office:value="0.000000405280293989029">
                <text:p>0.000000405280293989029</text:p>
              </table:table-cell>
              <table:table-cell office:value-type="float" office:value="0.000000405280293989029">
                <text:p>0.000000405280293989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0002586">
                <text:p>0.0002586</text:p>
              </table:table-cell>
              <table:table-cell office:value-type="float" office:value="0.000000031331758483367">
                <text:p>0.000000031331758483367</text:p>
              </table:table-cell>
              <table:table-cell office:value-type="float" office:value="0.000000031331758483367">
                <text:p>0.000000031331758483367</text:p>
              </table:table-cell>
              <table:table-cell office:value-type="float" office:value="22">
                <text:p>22</text:p>
              </table:table-cell>
              <table:table-cell office:value-type="float" office:value="0.000176266666666667">
                <text:p>0.000176266666666667</text:p>
              </table:table-cell>
              <table:table-cell office:value-type="float" office:value="0.00000043630715878065">
                <text:p>0.00000043630715878065</text:p>
              </table:table-cell>
              <table:table-cell office:value-type="float" office:value="0.00000043630715878065">
                <text:p>0.00000043630715878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00291266666666667">
                <text:p>0.000291266666666667</text:p>
              </table:table-cell>
              <table:table-cell office:value-type="float" office:value="0.0000000530155777874441">
                <text:p>0.0000000530155777874441</text:p>
              </table:table-cell>
              <table:table-cell office:value-type="float" office:value="0.0000000530155777874441">
                <text:p>0.0000000530155777874441</text:p>
              </table:table-cell>
              <table:table-cell office:value-type="float" office:value="23">
                <text:p>23</text:p>
              </table:table-cell>
              <table:table-cell office:value-type="float" office:value="0.0001946">
                <text:p>0.0001946</text:p>
              </table:table-cell>
              <table:table-cell office:value-type="float" office:value="0.000000683999530641673">
                <text:p>0.000000683999530641673</text:p>
              </table:table-cell>
              <table:table-cell office:value-type="float" office:value="0.000000683999530641673">
                <text:p>0.000000683999530641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000315166666666667">
                <text:p>0.000315166666666667</text:p>
              </table:table-cell>
              <table:table-cell office:value-type="float" office:value="0.0000000350729524872755">
                <text:p>0.0000000350729524872755</text:p>
              </table:table-cell>
              <table:table-cell office:value-type="float" office:value="0.0000000350729524872755">
                <text:p>0.0000000350729524872755</text:p>
              </table:table-cell>
              <table:table-cell office:value-type="float" office:value="24">
                <text:p>24</text:p>
              </table:table-cell>
              <table:table-cell office:value-type="float" office:value="0.0002073">
                <text:p>0.0002073</text:p>
              </table:table-cell>
              <table:table-cell office:value-type="float" office:value="0.000000361362149350237">
                <text:p>0.000000361362149350237</text:p>
              </table:table-cell>
              <table:table-cell office:value-type="float" office:value="0.000000361362149350237">
                <text:p>0.000000361362149350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0003493">
                <text:p>0.0003493</text:p>
              </table:table-cell>
              <table:table-cell office:value-type="float" office:value="0.0000000549592237770503">
                <text:p>0.0000000549592237770503</text:p>
              </table:table-cell>
              <table:table-cell office:value-type="float" office:value="0.0000000549592237770503">
                <text:p>0.0000000549592237770503</text:p>
              </table:table-cell>
              <table:table-cell office:value-type="float" office:value="25">
                <text:p>25</text:p>
              </table:table-cell>
              <table:table-cell office:value-type="float" office:value="0.000231133333333333">
                <text:p>0.000231133333333333</text:p>
              </table:table-cell>
              <table:table-cell office:value-type="float" office:value="0.000000488335422820482">
                <text:p>0.000000488335422820482</text:p>
              </table:table-cell>
              <table:table-cell office:value-type="float" office:value="0.000000488335422820482">
                <text:p>0.000000488335422820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000415466666666667">
                <text:p>0.000415466666666667</text:p>
              </table:table-cell>
              <table:table-cell office:value-type="float" office:value="0.000000104312175035277">
                <text:p>0.000000104312175035277</text:p>
              </table:table-cell>
              <table:table-cell office:value-type="float" office:value="0.000000104312175035277">
                <text:p>0.000000104312175035277</text:p>
              </table:table-cell>
              <table:table-cell office:value-type="float" office:value="26">
                <text:p>26</text:p>
              </table:table-cell>
              <table:table-cell office:value-type="float" office:value="0.000273366666666667">
                <text:p>0.000273366666666667</text:p>
              </table:table-cell>
              <table:table-cell office:value-type="float" office:value="0.000000500195702320233">
                <text:p>0.000000500195702320233</text:p>
              </table:table-cell>
              <table:table-cell office:value-type="float" office:value="0.000000500195702320233">
                <text:p>0.000000500195702320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000467466666666667">
                <text:p>0.000467466666666667</text:p>
              </table:table-cell>
              <table:table-cell office:value-type="float" office:value="0.0000000401950557186151">
                <text:p>0.0000000401950557186151</text:p>
              </table:table-cell>
              <table:table-cell office:value-type="float" office:value="0.0000000401950557186151">
                <text:p>0.0000000401950557186151</text:p>
              </table:table-cell>
              <table:table-cell office:value-type="float" office:value="27">
                <text:p>27</text:p>
              </table:table-cell>
              <table:table-cell office:value-type="float" office:value="0.000303266666666667">
                <text:p>0.000303266666666667</text:p>
              </table:table-cell>
              <table:table-cell office:value-type="float" office:value="0.000000655600242093291">
                <text:p>0.000000655600242093291</text:p>
              </table:table-cell>
              <table:table-cell office:value-type="float" office:value="0.000000655600242093291">
                <text:p>0.000000655600242093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000496066666666667">
                <text:p>0.000496066666666667</text:p>
              </table:table-cell>
              <table:table-cell office:value-type="float" office:value="0.0000000742524933958871">
                <text:p>0.0000000742524933958871</text:p>
              </table:table-cell>
              <table:table-cell office:value-type="float" office:value="0.0000000742524933958871">
                <text:p>0.0000000742524933958871</text:p>
              </table:table-cell>
              <table:table-cell office:value-type="float" office:value="28">
                <text:p>28</text:p>
              </table:table-cell>
              <table:table-cell office:value-type="float" office:value="0.000318166666666667">
                <text:p>0.000318166666666667</text:p>
              </table:table-cell>
              <table:table-cell office:value-type="float" office:value="0.000000457871365298624">
                <text:p>0.000000457871365298624</text:p>
              </table:table-cell>
              <table:table-cell office:value-type="float" office:value="0.000000457871365298624">
                <text:p>0.000000457871365298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000538233333333333">
                <text:p>0.000538233333333333</text:p>
              </table:table-cell>
              <table:table-cell office:value-type="float" office:value="0.0000000581194802316076">
                <text:p>0.0000000581194802316076</text:p>
              </table:table-cell>
              <table:table-cell office:value-type="float" office:value="0.0000000581194802316076">
                <text:p>0.0000000581194802316076</text:p>
              </table:table-cell>
              <table:table-cell office:value-type="float" office:value="29">
                <text:p>29</text:p>
              </table:table-cell>
              <table:table-cell office:value-type="float" office:value="0.0003509">
                <text:p>0.0003509</text:p>
              </table:table-cell>
              <table:table-cell office:value-type="float" office:value="0.000000529353799455108">
                <text:p>0.000000529353799455108</text:p>
              </table:table-cell>
              <table:table-cell office:value-type="float" office:value="0.000000529353799455108">
                <text:p>0.000000529353799455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000571766666666667">
                <text:p>0.000571766666666667</text:p>
              </table:table-cell>
              <table:table-cell office:value-type="float" office:value="0.0000000632581436734908">
                <text:p>0.0000000632581436734908</text:p>
              </table:table-cell>
              <table:table-cell office:value-type="float" office:value="0.0000000632581436734908">
                <text:p>0.0000000632581436734908</text:p>
              </table:table-cell>
              <table:table-cell office:value-type="float" office:value="30">
                <text:p>30</text:p>
              </table:table-cell>
              <table:table-cell office:value-type="float" office:value="0.000371033333333333">
                <text:p>0.000371033333333333</text:p>
              </table:table-cell>
              <table:table-cell office:value-type="float" office:value="0.000000389308872869608">
                <text:p>0.000000389308872869608</text:p>
              </table:table-cell>
              <table:table-cell office:value-type="float" office:value="0.000000389308872869608">
                <text:p>0.000000389308872869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000606466666666667">
                <text:p>0.000606466666666667</text:p>
              </table:table-cell>
              <table:table-cell office:value-type="float" office:value="0.0000000627596119732961">
                <text:p>0.0000000627596119732961</text:p>
              </table:table-cell>
              <table:table-cell office:value-type="float" office:value="0.0000000627596119732961">
                <text:p>0.0000000627596119732961</text:p>
              </table:table-cell>
              <table:table-cell office:value-type="float" office:value="31">
                <text:p>31</text:p>
              </table:table-cell>
              <table:table-cell office:value-type="float" office:value="0.000394666666666666">
                <text:p>0.000394666666666666</text:p>
              </table:table-cell>
              <table:table-cell office:value-type="float" office:value="0.000000606183041972474">
                <text:p>0.000000606183041972474</text:p>
              </table:table-cell>
              <table:table-cell office:value-type="float" office:value="0.000000606183041972474">
                <text:p>0.0000006061830419724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0006404">
                <text:p>0.0006404</text:p>
              </table:table-cell>
              <table:table-cell office:value-type="float" office:value="0.00000014250586375549">
                <text:p>0.00000014250586375549</text:p>
              </table:table-cell>
              <table:table-cell office:value-type="float" office:value="0.00000014250586375549">
                <text:p>0.00000014250586375549</text:p>
              </table:table-cell>
              <table:table-cell office:value-type="float" office:value="32">
                <text:p>32</text:p>
              </table:table-cell>
              <table:table-cell office:value-type="float" office:value="0.000408533333333333">
                <text:p>0.000408533333333333</text:p>
              </table:table-cell>
              <table:table-cell office:value-type="float" office:value="0.000000853677368865092">
                <text:p>0.000000853677368865092</text:p>
              </table:table-cell>
              <table:table-cell office:value-type="float" office:value="0.000000853677368865092">
                <text:p>0.000000853677368865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00700866666666667">
                <text:p>0.000700866666666667</text:p>
              </table:table-cell>
              <table:table-cell office:value-type="float" office:value="0.00000037420177779496">
                <text:p>0.00000037420177779496</text:p>
              </table:table-cell>
              <table:table-cell office:value-type="float" office:value="0.00000037420177779496">
                <text:p>0.00000037420177779496</text:p>
              </table:table-cell>
              <table:table-cell office:value-type="float" office:value="33">
                <text:p>33</text:p>
              </table:table-cell>
              <table:table-cell office:value-type="float" office:value="0.000434566666666667">
                <text:p>0.000434566666666667</text:p>
              </table:table-cell>
              <table:table-cell office:value-type="float" office:value="0.000000423424442468567">
                <text:p>0.000000423424442468567</text:p>
              </table:table-cell>
              <table:table-cell office:value-type="float" office:value="0.000000423424442468567">
                <text:p>0.0000004234244424685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0007322">
                <text:p>0.0007322</text:p>
              </table:table-cell>
              <table:table-cell office:value-type="float" office:value="0.000000131066701067895">
                <text:p>0.000000131066701067895</text:p>
              </table:table-cell>
              <table:table-cell office:value-type="float" office:value="0.000000131066701067895">
                <text:p>0.000000131066701067895</text:p>
              </table:table-cell>
              <table:table-cell office:value-type="float" office:value="34">
                <text:p>34</text:p>
              </table:table-cell>
              <table:table-cell office:value-type="float" office:value="0.0004605">
                <text:p>0.0004605</text:p>
              </table:table-cell>
              <table:table-cell office:value-type="float" office:value="0.000000440985062612036">
                <text:p>0.000000440985062612036</text:p>
              </table:table-cell>
              <table:table-cell office:value-type="float" office:value="0.000000440985062612036">
                <text:p>0.000000440985062612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000774833333333333">
                <text:p>0.000774833333333333</text:p>
              </table:table-cell>
              <table:table-cell office:value-type="float" office:value="0.000000149153351759545">
                <text:p>0.000000149153351759545</text:p>
              </table:table-cell>
              <table:table-cell office:value-type="float" office:value="0.000000149153351759545">
                <text:p>0.000000149153351759545</text:p>
              </table:table-cell>
              <table:table-cell office:value-type="float" office:value="35">
                <text:p>35</text:p>
              </table:table-cell>
              <table:table-cell office:value-type="float" office:value="0.000491633333333333">
                <text:p>0.000491633333333333</text:p>
              </table:table-cell>
              <table:table-cell office:value-type="float" office:value="0.000000427545958432293">
                <text:p>0.000000427545958432293</text:p>
              </table:table-cell>
              <table:table-cell office:value-type="float" office:value="0.000000427545958432293">
                <text:p>0.000000427545958432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000821966666666666">
                <text:p>0.000821966666666666</text:p>
              </table:table-cell>
              <table:table-cell office:value-type="float" office:value="0.00000010883926706845">
                <text:p>0.00000010883926706845</text:p>
              </table:table-cell>
              <table:table-cell office:value-type="float" office:value="0.00000010883926706845">
                <text:p>0.00000010883926706845</text:p>
              </table:table-cell>
              <table:table-cell office:value-type="float" office:value="36">
                <text:p>36</text:p>
              </table:table-cell>
              <table:table-cell office:value-type="float" office:value="0.000513766666666667">
                <text:p>0.000513766666666667</text:p>
              </table:table-cell>
              <table:table-cell office:value-type="float" office:value="0.000000575659522331287">
                <text:p>0.000000575659522331287</text:p>
              </table:table-cell>
              <table:table-cell office:value-type="float" office:value="0.000000575659522331287">
                <text:p>0.0000005756595223312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000869333333333333">
                <text:p>0.000869333333333333</text:p>
              </table:table-cell>
              <table:table-cell office:value-type="float" office:value="0.000000236571242475836">
                <text:p>0.000000236571242475836</text:p>
              </table:table-cell>
              <table:table-cell office:value-type="float" office:value="0.000000236571242475836">
                <text:p>0.000000236571242475836</text:p>
              </table:table-cell>
              <table:table-cell office:value-type="float" office:value="37">
                <text:p>37</text:p>
              </table:table-cell>
              <table:table-cell office:value-type="float" office:value="0.000530766666666667">
                <text:p>0.000530766666666667</text:p>
              </table:table-cell>
              <table:table-cell office:value-type="float" office:value="0.000000571526392943934">
                <text:p>0.000000571526392943934</text:p>
              </table:table-cell>
              <table:table-cell office:value-type="float" office:value="0.000000571526392943934">
                <text:p>0.0000005715263929439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000903366666666667">
                <text:p>0.000903366666666667</text:p>
              </table:table-cell>
              <table:table-cell office:value-type="float" office:value="0.000000229041525896363">
                <text:p>0.000000229041525896363</text:p>
              </table:table-cell>
              <table:table-cell office:value-type="float" office:value="0.000000229041525896363">
                <text:p>0.000000229041525896363</text:p>
              </table:table-cell>
              <table:table-cell office:value-type="float" office:value="38">
                <text:p>38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000732043206054029">
                <text:p>0.000000732043206054029</text:p>
              </table:table-cell>
              <table:table-cell office:value-type="float" office:value="0.000000732043206054029">
                <text:p>0.000000732043206054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000953766666666667">
                <text:p>0.000953766666666667</text:p>
              </table:table-cell>
              <table:table-cell office:value-type="float" office:value="0.000000286723737125232">
                <text:p>0.000000286723737125232</text:p>
              </table:table-cell>
              <table:table-cell office:value-type="float" office:value="0.000000286723737125232">
                <text:p>0.000000286723737125232</text:p>
              </table:table-cell>
              <table:table-cell office:value-type="float" office:value="39">
                <text:p>39</text:p>
              </table:table-cell>
              <table:table-cell office:value-type="float" office:value="0.000581033333333333">
                <text:p>0.000581033333333333</text:p>
              </table:table-cell>
              <table:table-cell office:value-type="float" office:value="0.000000663267370533515">
                <text:p>0.000000663267370533515</text:p>
              </table:table-cell>
              <table:table-cell office:value-type="float" office:value="0.000000663267370533515">
                <text:p>0.000000663267370533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000997433333333333">
                <text:p>0.000997433333333333</text:p>
              </table:table-cell>
              <table:table-cell office:value-type="float" office:value="0.00000027970192065759">
                <text:p>0.00000027970192065759</text:p>
              </table:table-cell>
              <table:table-cell office:value-type="float" office:value="0.00000027970192065759">
                <text:p>0.00000027970192065759</text:p>
              </table:table-cell>
              <table:table-cell office:value-type="float" office:value="40">
                <text:p>40</text:p>
              </table:table-cell>
              <table:table-cell office:value-type="float" office:value="0.0006088">
                <text:p>0.0006088</text:p>
              </table:table-cell>
              <table:table-cell office:value-type="float" office:value="0.000000705137220954649">
                <text:p>0.000000705137220954649</text:p>
              </table:table-cell>
              <table:table-cell office:value-type="float" office:value="0.000000705137220954649">
                <text:p>0.0000007051372209546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00110346666666667">
                <text:p>0.00110346666666667</text:p>
              </table:table-cell>
              <table:table-cell office:value-type="float" office:value="0.000000573746898040934">
                <text:p>0.000000573746898040934</text:p>
              </table:table-cell>
              <table:table-cell office:value-type="float" office:value="0.000000573746898040934">
                <text:p>0.000000573746898040934</text:p>
              </table:table-cell>
              <table:table-cell office:value-type="float" office:value="41">
                <text:p>41</text:p>
              </table:table-cell>
              <table:table-cell office:value-type="float" office:value="0.000667966666666667">
                <text:p>0.000667966666666667</text:p>
              </table:table-cell>
              <table:table-cell office:value-type="float" office:value="0.000000530843744005042">
                <text:p>0.000000530843744005042</text:p>
              </table:table-cell>
              <table:table-cell office:value-type="float" office:value="0.000000530843744005042">
                <text:p>0.000000530843744005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00113553333333333">
                <text:p>0.00113553333333333</text:p>
              </table:table-cell>
              <table:table-cell office:value-type="float" office:value="0.000000345567841766892">
                <text:p>0.000000345567841766892</text:p>
              </table:table-cell>
              <table:table-cell office:value-type="float" office:value="0.000000345567841766892">
                <text:p>0.000000345567841766892</text:p>
              </table:table-cell>
              <table:table-cell office:value-type="float" office:value="42">
                <text:p>42</text:p>
              </table:table-cell>
              <table:table-cell office:value-type="float" office:value="0.000696733333333333">
                <text:p>0.000696733333333333</text:p>
              </table:table-cell>
              <table:table-cell office:value-type="float" office:value="0.00000126568582814207">
                <text:p>0.00000126568582814207</text:p>
              </table:table-cell>
              <table:table-cell office:value-type="float" office:value="0.00000126568582814207">
                <text:p>0.00000126568582814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00119163333333333">
                <text:p>0.00119163333333333</text:p>
              </table:table-cell>
              <table:table-cell office:value-type="float" office:value="0.000000324993454556762">
                <text:p>0.000000324993454556762</text:p>
              </table:table-cell>
              <table:table-cell office:value-type="float" office:value="0.000000324993454556762">
                <text:p>0.000000324993454556762</text:p>
              </table:table-cell>
              <table:table-cell office:value-type="float" office:value="43">
                <text:p>43</text:p>
              </table:table-cell>
              <table:table-cell office:value-type="float" office:value="0.000718866666666667">
                <text:p>0.000718866666666667</text:p>
              </table:table-cell>
              <table:table-cell office:value-type="float" office:value="0.00000137305900768664">
                <text:p>0.00000137305900768664</text:p>
              </table:table-cell>
              <table:table-cell office:value-type="float" office:value="0.00000137305900768664">
                <text:p>0.000001373059007686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00123306666666667">
                <text:p>0.00123306666666667</text:p>
              </table:table-cell>
              <table:table-cell office:value-type="float" office:value="0.000000460798174230577">
                <text:p>0.000000460798174230577</text:p>
              </table:table-cell>
              <table:table-cell office:value-type="float" office:value="0.000000460798174230577">
                <text:p>0.000000460798174230577</text:p>
              </table:table-cell>
              <table:table-cell office:value-type="float" office:value="44">
                <text:p>44</text:p>
              </table:table-cell>
              <table:table-cell office:value-type="float" office:value="0.0007554">
                <text:p>0.0007554</text:p>
              </table:table-cell>
              <table:table-cell office:value-type="float" office:value="0.000000838892076978945">
                <text:p>0.000000838892076978945</text:p>
              </table:table-cell>
              <table:table-cell office:value-type="float" office:value="0.000000838892076978945">
                <text:p>0.000000838892076978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001306">
                <text:p>0.001306</text:p>
              </table:table-cell>
              <table:table-cell office:value-type="float" office:value="0.000000487507913005069">
                <text:p>0.000000487507913005069</text:p>
              </table:table-cell>
              <table:table-cell office:value-type="float" office:value="0.000000487507913005069">
                <text:p>0.000000487507913005069</text:p>
              </table:table-cell>
              <table:table-cell office:value-type="float" office:value="45">
                <text:p>45</text:p>
              </table:table-cell>
              <table:table-cell office:value-type="float" office:value="0.0007937">
                <text:p>0.0007937</text:p>
              </table:table-cell>
              <table:table-cell office:value-type="float" office:value="0.000000556271132433917">
                <text:p>0.000000556271132433917</text:p>
              </table:table-cell>
              <table:table-cell office:value-type="float" office:value="0.000000556271132433917">
                <text:p>0.000000556271132433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00136106666666667">
                <text:p>0.00136106666666667</text:p>
              </table:table-cell>
              <table:table-cell office:value-type="float" office:value="0.00000039871714987426">
                <text:p>0.00000039871714987426</text:p>
              </table:table-cell>
              <table:table-cell office:value-type="float" office:value="0.00000039871714987426">
                <text:p>0.00000039871714987426</text:p>
              </table:table-cell>
              <table:table-cell office:value-type="float" office:value="46">
                <text:p>46</text:p>
              </table:table-cell>
              <table:table-cell office:value-type="float" office:value="0.000813133333333333">
                <text:p>0.000813133333333333</text:p>
              </table:table-cell>
              <table:table-cell office:value-type="float" office:value="0.000000661104164948697">
                <text:p>0.000000661104164948697</text:p>
              </table:table-cell>
              <table:table-cell office:value-type="float" office:value="0.000000661104164948697">
                <text:p>0.000000661104164948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000306374204971191">
                <text:p>0.000000306374204971191</text:p>
              </table:table-cell>
              <table:table-cell office:value-type="float" office:value="0.000000306374204971191">
                <text:p>0.000000306374204971191</text:p>
              </table:table-cell>
              <table:table-cell office:value-type="float" office:value="47">
                <text:p>47</text:p>
              </table:table-cell>
              <table:table-cell office:value-type="float" office:value="0.000861">
                <text:p>0.000861</text:p>
              </table:table-cell>
              <table:table-cell office:value-type="float" office:value="0.000000763350593054264">
                <text:p>0.000000763350593054264</text:p>
              </table:table-cell>
              <table:table-cell office:value-type="float" office:value="0.000000763350593054264">
                <text:p>0.000000763350593054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00147896666666667">
                <text:p>0.00147896666666667</text:p>
              </table:table-cell>
              <table:table-cell office:value-type="float" office:value="0.000000270230754754009">
                <text:p>0.000000270230754754009</text:p>
              </table:table-cell>
              <table:table-cell office:value-type="float" office:value="0.000000270230754754009">
                <text:p>0.000000270230754754009</text:p>
              </table:table-cell>
              <table:table-cell office:value-type="float" office:value="48">
                <text:p>48</text:p>
              </table:table-cell>
              <table:table-cell office:value-type="float" office:value="0.000870466666666666">
                <text:p>0.000870466666666666</text:p>
              </table:table-cell>
              <table:table-cell office:value-type="float" office:value="0.00000047377634742449">
                <text:p>0.00000047377634742449</text:p>
              </table:table-cell>
              <table:table-cell office:value-type="float" office:value="0.00000047377634742449">
                <text:p>0.00000047377634742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00151716666666667">
                <text:p>0.00151716666666667</text:p>
              </table:table-cell>
              <table:table-cell office:value-type="float" office:value="0.000000360687996985244">
                <text:p>0.000000360687996985244</text:p>
              </table:table-cell>
              <table:table-cell office:value-type="float" office:value="0.000000360687996985244">
                <text:p>0.000000360687996985244</text:p>
              </table:table-cell>
              <table:table-cell office:value-type="float" office:value="49">
                <text:p>49</text:p>
              </table:table-cell>
              <table:table-cell office:value-type="float" office:value="0.0009069">
                <text:p>0.0009069</text:p>
              </table:table-cell>
              <table:table-cell office:value-type="float" office:value="0.000000479739316113341">
                <text:p>0.000000479739316113341</text:p>
              </table:table-cell>
              <table:table-cell office:value-type="float" office:value="0.000000479739316113341">
                <text:p>0.000000479739316113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0015834">
                <text:p>0.0015834</text:p>
              </table:table-cell>
              <table:table-cell office:value-type="float" office:value="0.000000406370797225392">
                <text:p>0.000000406370797225392</text:p>
              </table:table-cell>
              <table:table-cell office:value-type="float" office:value="0.000000406370797225392">
                <text:p>0.000000406370797225392</text:p>
              </table:table-cell>
              <table:table-cell office:value-type="float" office:value="50">
                <text:p>50</text:p>
              </table:table-cell>
              <table:table-cell office:value-type="float" office:value="0.000933533333333333">
                <text:p>0.000933533333333333</text:p>
              </table:table-cell>
              <table:table-cell office:value-type="float" office:value="0.000000470864137459975">
                <text:p>0.000000470864137459975</text:p>
              </table:table-cell>
              <table:table-cell office:value-type="float" office:value="0.000000470864137459975">
                <text:p>0.000000470864137459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0016798">
                <text:p>0.0016798</text:p>
              </table:table-cell>
              <table:table-cell office:value-type="float" office:value="0.000000426861626173815">
                <text:p>0.000000426861626173815</text:p>
              </table:table-cell>
              <table:table-cell office:value-type="float" office:value="0.000000426861626173815">
                <text:p>0.000000426861626173815</text:p>
              </table:table-cell>
              <table:table-cell office:value-type="float" office:value="51">
                <text:p>51</text:p>
              </table:table-cell>
              <table:table-cell office:value-type="float" office:value="0.0009827">
                <text:p>0.0009827</text:p>
              </table:table-cell>
              <table:table-cell office:value-type="float" office:value="0.000000802935482018588">
                <text:p>0.000000802935482018588</text:p>
              </table:table-cell>
              <table:table-cell office:value-type="float" office:value="0.000000802935482018588">
                <text:p>0.0000008029354820185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0017276">
                <text:p>0.0017276</text:p>
              </table:table-cell>
              <table:table-cell office:value-type="float" office:value="0.000000407670007366952">
                <text:p>0.000000407670007366952</text:p>
              </table:table-cell>
              <table:table-cell office:value-type="float" office:value="0.000000407670007366952">
                <text:p>0.000000407670007366952</text:p>
              </table:table-cell>
              <table:table-cell office:value-type="float" office:value="52">
                <text:p>52</text:p>
              </table:table-cell>
              <table:table-cell office:value-type="float" office:value="0.00102546666666667">
                <text:p>0.00102546666666667</text:p>
              </table:table-cell>
              <table:table-cell office:value-type="float" office:value="0.000000575327052744812">
                <text:p>0.000000575327052744812</text:p>
              </table:table-cell>
              <table:table-cell office:value-type="float" office:value="0.000000575327052744812">
                <text:p>0.0000005753270527448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0018029">
                <text:p>0.0018029</text:p>
              </table:table-cell>
              <table:table-cell office:value-type="float" office:value="0.000000602418498956131">
                <text:p>0.000000602418498956131</text:p>
              </table:table-cell>
              <table:table-cell office:value-type="float" office:value="0.000000602418498956131">
                <text:p>0.000000602418498956131</text:p>
              </table:table-cell>
              <table:table-cell office:value-type="float" office:value="53">
                <text:p>53</text:p>
              </table:table-cell>
              <table:table-cell office:value-type="float" office:value="0.0010683">
                <text:p>0.0010683</text:p>
              </table:table-cell>
              <table:table-cell office:value-type="float" office:value="0.00000242742182635591">
                <text:p>0.00000242742182635591</text:p>
              </table:table-cell>
              <table:table-cell office:value-type="float" office:value="0.00000242742182635591">
                <text:p>0.000002427421826355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00187456666666667">
                <text:p>0.00187456666666667</text:p>
              </table:table-cell>
              <table:table-cell office:value-type="float" office:value="0.000000419581382685043">
                <text:p>0.000000419581382685043</text:p>
              </table:table-cell>
              <table:table-cell office:value-type="float" office:value="0.000000419581382685043">
                <text:p>0.000000419581382685043</text:p>
              </table:table-cell>
              <table:table-cell office:value-type="float" office:value="54">
                <text:p>54</text:p>
              </table:table-cell>
              <table:table-cell office:value-type="float" office:value="0.0011206">
                <text:p>0.0011206</text:p>
              </table:table-cell>
              <table:table-cell office:value-type="float" office:value="0.00000196981442284349">
                <text:p>0.00000196981442284349</text:p>
              </table:table-cell>
              <table:table-cell office:value-type="float" office:value="0.00000196981442284349">
                <text:p>0.00000196981442284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00195586666666667">
                <text:p>0.00195586666666667</text:p>
              </table:table-cell>
              <table:table-cell office:value-type="float" office:value="0.000000374949881247401">
                <text:p>0.000000374949881247401</text:p>
              </table:table-cell>
              <table:table-cell office:value-type="float" office:value="0.000000374949881247401">
                <text:p>0.000000374949881247401</text:p>
              </table:table-cell>
              <table:table-cell office:value-type="float" office:value="55">
                <text:p>55</text:p>
              </table:table-cell>
              <table:table-cell office:value-type="float" office:value="0.0011502">
                <text:p>0.0011502</text:p>
              </table:table-cell>
              <table:table-cell office:value-type="float" office:value="0.00000117539547665008">
                <text:p>0.00000117539547665008</text:p>
              </table:table-cell>
              <table:table-cell office:value-type="float" office:value="0.00000117539547665008">
                <text:p>0.00000117539547665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00201793333333333">
                <text:p>0.00201793333333333</text:p>
              </table:table-cell>
              <table:table-cell office:value-type="float" office:value="0.000000419163762575929">
                <text:p>0.000000419163762575929</text:p>
              </table:table-cell>
              <table:table-cell office:value-type="float" office:value="0.000000419163762575929">
                <text:p>0.000000419163762575929</text:p>
              </table:table-cell>
              <table:table-cell office:value-type="float" office:value="56">
                <text:p>56</text:p>
              </table:table-cell>
              <table:table-cell office:value-type="float" office:value="0.0011922">
                <text:p>0.0011922</text:p>
              </table:table-cell>
              <table:table-cell office:value-type="float" office:value="0.00000113301475337211">
                <text:p>0.00000113301475337211</text:p>
              </table:table-cell>
              <table:table-cell office:value-type="float" office:value="0.00000113301475337211">
                <text:p>0.000001133014753372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00207426666666667">
                <text:p>0.00207426666666667</text:p>
              </table:table-cell>
              <table:table-cell office:value-type="float" office:value="0.000000430441664216696">
                <text:p>0.000000430441664216696</text:p>
              </table:table-cell>
              <table:table-cell office:value-type="float" office:value="0.000000430441664216696">
                <text:p>0.000000430441664216696</text:p>
              </table:table-cell>
              <table:table-cell office:value-type="float" office:value="57">
                <text:p>57</text:p>
              </table:table-cell>
              <table:table-cell office:value-type="float" office:value="0.0012224">
                <text:p>0.0012224</text:p>
              </table:table-cell>
              <table:table-cell office:value-type="float" office:value="0.00000102138964978538">
                <text:p>0.00000102138964978538</text:p>
              </table:table-cell>
              <table:table-cell office:value-type="float" office:value="0.00000102138964978538">
                <text:p>0.000001021389649785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00214113333333333">
                <text:p>0.00214113333333333</text:p>
              </table:table-cell>
              <table:table-cell office:value-type="float" office:value="0.000000367449508955068">
                <text:p>0.000000367449508955068</text:p>
              </table:table-cell>
              <table:table-cell office:value-type="float" office:value="0.000000367449508955068">
                <text:p>0.000000367449508955068</text:p>
              </table:table-cell>
              <table:table-cell office:value-type="float" office:value="58">
                <text:p>58</text:p>
              </table:table-cell>
              <table:table-cell office:value-type="float" office:value="0.00124586666666667">
                <text:p>0.00124586666666667</text:p>
              </table:table-cell>
              <table:table-cell office:value-type="float" office:value="0.00000108782471841381">
                <text:p>0.00000108782471841381</text:p>
              </table:table-cell>
              <table:table-cell office:value-type="float" office:value="0.00000108782471841381">
                <text:p>0.00000108782471841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00222993333333333">
                <text:p>0.00222993333333333</text:p>
              </table:table-cell>
              <table:table-cell office:value-type="float" office:value="0.00000050249981212984">
                <text:p>0.00000050249981212984</text:p>
              </table:table-cell>
              <table:table-cell office:value-type="float" office:value="0.00000050249981212984">
                <text:p>0.00000050249981212984</text:p>
              </table:table-cell>
              <table:table-cell office:value-type="float" office:value="59">
                <text:p>59</text:p>
              </table:table-cell>
              <table:table-cell office:value-type="float" office:value="0.00129626666666667">
                <text:p>0.00129626666666667</text:p>
              </table:table-cell>
              <table:table-cell office:value-type="float" office:value="0.000000600389381371668">
                <text:p>0.000000600389381371668</text:p>
              </table:table-cell>
              <table:table-cell office:value-type="float" office:value="0.000000600389381371668">
                <text:p>0.000000600389381371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00233396666666667">
                <text:p>0.00233396666666667</text:p>
              </table:table-cell>
              <table:table-cell office:value-type="float" office:value="0.000000450858523862758">
                <text:p>0.000000450858523862758</text:p>
              </table:table-cell>
              <table:table-cell office:value-type="float" office:value="0.000000450858523862758">
                <text:p>0.000000450858523862758</text:p>
              </table:table-cell>
              <table:table-cell office:value-type="float" office:value="60">
                <text:p>60</text:p>
              </table:table-cell>
              <table:table-cell office:value-type="float" office:value="0.001347">
                <text:p>0.001347</text:p>
              </table:table-cell>
              <table:table-cell office:value-type="float" office:value="0.000000773804252645934">
                <text:p>0.000000773804252645934</text:p>
              </table:table-cell>
              <table:table-cell office:value-type="float" office:value="0.000000773804252645934">
                <text:p>0.0000007738042526459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0024038">
                <text:p>0.0024038</text:p>
              </table:table-cell>
              <table:table-cell office:value-type="float" office:value="0.000000460851790463558">
                <text:p>0.000000460851790463558</text:p>
              </table:table-cell>
              <table:table-cell office:value-type="float" office:value="0.000000460851790463558">
                <text:p>0.000000460851790463558</text:p>
              </table:table-cell>
              <table:table-cell office:value-type="float" office:value="61">
                <text:p>61</text:p>
              </table:table-cell>
              <table:table-cell office:value-type="float" office:value="0.00139683333333333">
                <text:p>0.00139683333333333</text:p>
              </table:table-cell>
              <table:table-cell office:value-type="float" office:value="0.000000555574519447212">
                <text:p>0.000000555574519447212</text:p>
              </table:table-cell>
              <table:table-cell office:value-type="float" office:value="0.000000555574519447212">
                <text:p>0.000000555574519447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00250523333333333">
                <text:p>0.00250523333333333</text:p>
              </table:table-cell>
              <table:table-cell office:value-type="float" office:value="0.000000642783118789313">
                <text:p>0.000000642783118789313</text:p>
              </table:table-cell>
              <table:table-cell office:value-type="float" office:value="0.000000642783118789313">
                <text:p>0.000000642783118789313</text:p>
              </table:table-cell>
              <table:table-cell office:value-type="float" office:value="62">
                <text:p>62</text:p>
              </table:table-cell>
              <table:table-cell office:value-type="float" office:value="0.00144656666666667">
                <text:p>0.00144656666666667</text:p>
              </table:table-cell>
              <table:table-cell office:value-type="float" office:value="0.000000806104250795833">
                <text:p>0.000000806104250795833</text:p>
              </table:table-cell>
              <table:table-cell office:value-type="float" office:value="0.000000806104250795833">
                <text:p>0.000000806104250795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00258086666666667">
                <text:p>0.00258086666666667</text:p>
              </table:table-cell>
              <table:table-cell office:value-type="float" office:value="0.000000429061833203588">
                <text:p>0.000000429061833203588</text:p>
              </table:table-cell>
              <table:table-cell office:value-type="float" office:value="0.000000429061833203588">
                <text:p>0.000000429061833203588</text:p>
              </table:table-cell>
              <table:table-cell office:value-type="float" office:value="63">
                <text:p>63</text:p>
              </table:table-cell>
              <table:table-cell office:value-type="float" office:value="0.0014865">
                <text:p>0.0014865</text:p>
              </table:table-cell>
              <table:table-cell office:value-type="float" office:value="0.00000175325737555233">
                <text:p>0.00000175325737555233</text:p>
              </table:table-cell>
              <table:table-cell office:value-type="float" office:value="0.00000175325737555233">
                <text:p>0.00000175325737555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0026628">
                <text:p>0.0026628</text:p>
              </table:table-cell>
              <table:table-cell office:value-type="float" office:value="0.000000369872856739181">
                <text:p>0.000000369872856739181</text:p>
              </table:table-cell>
              <table:table-cell office:value-type="float" office:value="0.000000369872856739181">
                <text:p>0.000000369872856739181</text:p>
              </table:table-cell>
              <table:table-cell office:value-type="float" office:value="64">
                <text:p>64</text:p>
              </table:table-cell>
              <table:table-cell office:value-type="float" office:value="0.00152453333333333">
                <text:p>0.00152453333333333</text:p>
              </table:table-cell>
              <table:table-cell office:value-type="float" office:value="0.0000015885961758683">
                <text:p>0.0000015885961758683</text:p>
              </table:table-cell>
              <table:table-cell office:value-type="float" office:value="0.0000015885961758683">
                <text:p>0.0000015885961758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 chart:error-upper-range="'result-iterative-32'.AI2:'result-iterative-32'.AI62" chart:error-lower-range="'result-iterative-32'.AI2:'result-iterative-32'.AI62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3">
      <style:chart-properties chart:symbol-type="none" chart:link-data-style-to-source="true" chart:error-category="cell-range" chart:error-upper-range="'result-iterative-32'.AI2:'result-iterative-32'.AI62" chart:error-lower-range="'result-iterative-32'.AI2:'result-iterative-32'.AI6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result-iterative-32'.AI2:'result-iterative-32'.AI62" chart:error-lower-range="'result-iterative-32'.AI2:'result-iterative-32'.AI6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one" chart:link-data-style-to-source="true" chart:error-category="cell-range" chart:error-upper-range="'result-iterative-32'.AI2:'result-iterative-32'.AI62" chart:error-lower-range="'result-iterative-32'.AI2:'result-iterative-32'.AI6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7.331cm" svg:height="23.189cm" xlink:href=".." xlink:type="simple" chart:class="chart:scatter" chart:style-name="ch1">
        <chart:title svg:x="20.923cm" svg:y="0.599cm" chart:style-name="ch2">
          <text:p>Tempo de Execução Médio</text:p>
        </chart:title>
        <chart:legend chart:legend-position="end" svg:x="42.309cm" svg:y="11.046cm" style:legend-expansion="high" chart:style-name="ch3"/>
        <chart:plot-area chart:style-name="ch4" table:cell-range-address="'result-iterative-32'.A2:'result-iterative-32'.A62 'result-iterative-32'.AF1:'result-iterative-32'.AF62 'result-recursive-32'.AF1:'result-recursive-32'.AF62" chart:data-source-has-labels="row" svg:x="1.957cm" svg:y="1.841cm" svg:width="39.406cm" svg:height="19.904cm">
          <chartooo:coordinate-region svg:x="3.055cm" svg:y="2.04cm" svg:width="38.121cm" svg:height="19.058cm"/>
          <chart:axis chart:dimension="x" chart:name="primary-x" chart:style-name="ch5">
            <chart:title svg:x="20.888cm" svg:y="22.208cm" chart:style-name="ch6">
              <text:p># Enlaces</text:p>
            </chart:title>
          </chart:axis>
          <chart:axis chart:dimension="y" chart:name="primary-y" chart:style-name="ch5">
            <chart:title svg:x="0.451cm" svg:y="13.041cm" chart:style-name="ch7">
              <text:p>Tempo Médio (s)</text:p>
            </chart:title>
            <chart:grid chart:style-name="ch8" chart:class="major"/>
          </chart:axis>
          <chart:series chart:style-name="ch9" chart:values-cell-range-address="'result-iterative-32'.AF2:'result-iterative-32'.AF62" chart:label-cell-address="'result-iterative-32'.AF1:'result-iterative-32'.AF1" chart:class="chart:scatter">
            <chart:domain table:cell-range-address="'result-iterative-32'.A2:'result-iterative-32'.A62"/>
            <chart:error-indicator chart:style-name="ch10" chart:dimension="y"/>
            <chart:data-point chart:repeated="61"/>
          </chart:series>
          <chart:series chart:style-name="ch11" chart:values-cell-range-address="'result-recursive-32'.AF2:'result-recursive-32'.AF62" chart:label-cell-address="'result-recursive-32'.AF1:'result-recursive-32'.AF1" chart:class="chart:scatter">
            <chart:domain table:cell-range-address="'result-recursive-32'.A2:'result-recursive-32'.A62"/>
            <chart:error-indicator chart:style-name="ch10" chart:dimension="y"/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 Médio Iterativo</text:p>
                <draw:g>
                  <svg:desc>'result-iterative-32'.AF1:'result-iterative-32'.AF1</svg:desc>
                </draw:g>
              </table:table-cell>
              <table:table-cell office:value-type="string">
                <text:p>Coluna AI</text:p>
              </table:table-cell>
              <table:table-cell office:value-type="string">
                <text:p>Coluna AI</text:p>
              </table:table-cell>
              <table:table-cell office:value-type="string">
                <text:p>Coluna A</text:p>
              </table:table-cell>
              <table:table-cell office:value-type="string">
                <text:p>Tempo Médio Recursivo</text:p>
                <draw:g>
                  <svg:desc>'result-recursive-32'.AF1:'result-recursive-32'.AF1</svg:desc>
                </draw:g>
              </table:table-cell>
              <table:table-cell office:value-type="string">
                <text:p>Coluna AI</text:p>
              </table:table-cell>
              <table:table-cell office:value-type="string">
                <text:p>Coluna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sult-iterative-32'.A2:'result-iterative-32'.A62</svg:desc>
                </draw:g>
              </table:table-cell>
              <table:table-cell office:value-type="float" office:value="0.0000211666666666667">
                <text:p>0.0000211666666666667</text:p>
                <draw:g>
                  <svg:desc>'result-iterative-32'.AF2:'result-iterative-32'.AF62</svg:desc>
                </draw:g>
              </table:table-cell>
              <table:table-cell office:value-type="float" office:value="0.00000000800181851938519">
                <text:p>0.00000000800181851938519</text:p>
                <draw:g>
                  <svg:desc>'result-iterative-32'.AI2:'result-iterative-32'.AI62</svg:desc>
                </draw:g>
              </table:table-cell>
              <table:table-cell office:value-type="float" office:value="0.00000000800181851938519">
                <text:p>0.00000000800181851938519</text:p>
                <draw:g>
                  <svg:desc>'result-iterative-32'.AI2:'result-iterative-32'.AI62</svg:desc>
                </draw:g>
              </table:table-cell>
              <table:table-cell office:value-type="float" office:value="4">
                <text:p>4</text:p>
                <draw:g>
                  <svg:desc>'result-recursive-32'.A2:'result-recursive-32'.A62</svg:desc>
                </draw:g>
              </table:table-cell>
              <table:table-cell office:value-type="float" office:value="0.0000172333333333333">
                <text:p>0.0000172333333333333</text:p>
                <draw:g>
                  <svg:desc>'result-recursive-32'.AF2:'result-recursive-32'.AF62</svg:desc>
                </draw:g>
              </table:table-cell>
              <table:table-cell office:value-type="float" office:value="0.00000000800181851938519">
                <text:p>0.00000000800181851938519</text:p>
                <draw:g>
                  <svg:desc>'result-iterative-32'.AI2:'result-iterative-32'.AI62</svg:desc>
                </draw:g>
              </table:table-cell>
              <table:table-cell office:value-type="float" office:value="0.00000000800181851938519">
                <text:p>0.00000000800181851938519</text:p>
                <draw:g>
                  <svg:desc>'result-iterative-32'.AI2:'result-iterative-32'.AI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326">
                <text:p>0.0000326</text:p>
              </table:table-cell>
              <table:table-cell office:value-type="float" office:value="0.0000000157951734225843">
                <text:p>0.0000000157951734225843</text:p>
              </table:table-cell>
              <table:table-cell office:value-type="float" office:value="0.0000000157951734225843">
                <text:p>0.0000000157951734225843</text:p>
              </table:table-cell>
              <table:table-cell office:value-type="float" office:value="5">
                <text:p>5</text:p>
              </table:table-cell>
              <table:table-cell office:value-type="float" office:value="0.0000251">
                <text:p>0.0000251</text:p>
              </table:table-cell>
              <table:table-cell office:value-type="float" office:value="0.0000000157951734225843">
                <text:p>0.0000000157951734225843</text:p>
              </table:table-cell>
              <table:table-cell office:value-type="float" office:value="0.0000000157951734225843">
                <text:p>0.0000000157951734225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660333333333333">
                <text:p>0.0000660333333333333</text:p>
              </table:table-cell>
              <table:table-cell office:value-type="float" office:value="0.0000000273056776688272">
                <text:p>0.0000000273056776688272</text:p>
              </table:table-cell>
              <table:table-cell office:value-type="float" office:value="0.0000000273056776688272">
                <text:p>0.0000000273056776688272</text:p>
              </table:table-cell>
              <table:table-cell office:value-type="float" office:value="6">
                <text:p>6</text:p>
              </table:table-cell>
              <table:table-cell office:value-type="float" office:value="0.0000454666666666667">
                <text:p>0.0000454666666666667</text:p>
              </table:table-cell>
              <table:table-cell office:value-type="float" office:value="0.0000000273056776688272">
                <text:p>0.0000000273056776688272</text:p>
              </table:table-cell>
              <table:table-cell office:value-type="float" office:value="0.0000000273056776688272">
                <text:p>0.0000000273056776688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0119466666666667">
                <text:p>0.000119466666666667</text:p>
              </table:table-cell>
              <table:table-cell office:value-type="float" office:value="0.000000048173809103458">
                <text:p>0.000000048173809103458</text:p>
              </table:table-cell>
              <table:table-cell office:value-type="float" office:value="0.000000048173809103458">
                <text:p>0.000000048173809103458</text:p>
              </table:table-cell>
              <table:table-cell office:value-type="float" office:value="7">
                <text:p>7</text:p>
              </table:table-cell>
              <table:table-cell office:value-type="float" office:value="0.0000785">
                <text:p>0.0000785</text:p>
              </table:table-cell>
              <table:table-cell office:value-type="float" office:value="0.000000048173809103458">
                <text:p>0.000000048173809103458</text:p>
              </table:table-cell>
              <table:table-cell office:value-type="float" office:value="0.000000048173809103458">
                <text:p>0.000000048173809103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232133333333333">
                <text:p>0.000232133333333333</text:p>
              </table:table-cell>
              <table:table-cell office:value-type="float" office:value="0.000000035412800118979">
                <text:p>0.000000035412800118979</text:p>
              </table:table-cell>
              <table:table-cell office:value-type="float" office:value="0.000000035412800118979">
                <text:p>0.000000035412800118979</text:p>
              </table:table-cell>
              <table:table-cell office:value-type="float" office:value="8">
                <text:p>8</text:p>
              </table:table-cell>
              <table:table-cell office:value-type="float" office:value="0.0001398">
                <text:p>0.0001398</text:p>
              </table:table-cell>
              <table:table-cell office:value-type="float" office:value="0.000000035412800118979">
                <text:p>0.000000035412800118979</text:p>
              </table:table-cell>
              <table:table-cell office:value-type="float" office:value="0.000000035412800118979">
                <text:p>0.000000035412800118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0338466666666667">
                <text:p>0.000338466666666667</text:p>
              </table:table-cell>
              <table:table-cell office:value-type="float" office:value="0.0000000460635325714464">
                <text:p>0.0000000460635325714464</text:p>
              </table:table-cell>
              <table:table-cell office:value-type="float" office:value="0.0000000460635325714464">
                <text:p>0.0000000460635325714464</text:p>
              </table:table-cell>
              <table:table-cell office:value-type="float" office:value="9">
                <text:p>9</text:p>
              </table:table-cell>
              <table:table-cell office:value-type="float" office:value="0.000193">
                <text:p>0.000193</text:p>
              </table:table-cell>
              <table:table-cell office:value-type="float" office:value="0.0000000460635325714464">
                <text:p>0.0000000460635325714464</text:p>
              </table:table-cell>
              <table:table-cell office:value-type="float" office:value="0.0000000460635325714464">
                <text:p>0.0000000460635325714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391933333333333">
                <text:p>0.000391933333333333</text:p>
              </table:table-cell>
              <table:table-cell office:value-type="float" office:value="0.000000106888735978043">
                <text:p>0.000000106888735978043</text:p>
              </table:table-cell>
              <table:table-cell office:value-type="float" office:value="0.000000106888735978043">
                <text:p>0.000000106888735978043</text:p>
              </table:table-cell>
              <table:table-cell office:value-type="float" office:value="10">
                <text:p>10</text:p>
              </table:table-cell>
              <table:table-cell office:value-type="float" office:value="0.000223133333333333">
                <text:p>0.000223133333333333</text:p>
              </table:table-cell>
              <table:table-cell office:value-type="float" office:value="0.000000106888735978043">
                <text:p>0.000000106888735978043</text:p>
              </table:table-cell>
              <table:table-cell office:value-type="float" office:value="0.000000106888735978043">
                <text:p>0.000000106888735978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004364">
                <text:p>0.0004364</text:p>
              </table:table-cell>
              <table:table-cell office:value-type="float" office:value="0.000000138680324239345">
                <text:p>0.000000138680324239345</text:p>
              </table:table-cell>
              <table:table-cell office:value-type="float" office:value="0.000000138680324239345">
                <text:p>0.000000138680324239345</text:p>
              </table:table-cell>
              <table:table-cell office:value-type="float" office:value="11">
                <text:p>11</text:p>
              </table:table-cell>
              <table:table-cell office:value-type="float" office:value="0.000248666666666667">
                <text:p>0.000248666666666667</text:p>
              </table:table-cell>
              <table:table-cell office:value-type="float" office:value="0.000000138680324239345">
                <text:p>0.000000138680324239345</text:p>
              </table:table-cell>
              <table:table-cell office:value-type="float" office:value="0.000000138680324239345">
                <text:p>0.000000138680324239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00599966666666667">
                <text:p>0.000599966666666667</text:p>
              </table:table-cell>
              <table:table-cell office:value-type="float" office:value="0.0000000756723906034772">
                <text:p>0.0000000756723906034772</text:p>
              </table:table-cell>
              <table:table-cell office:value-type="float" office:value="0.0000000756723906034772">
                <text:p>0.0000000756723906034772</text:p>
              </table:table-cell>
              <table:table-cell office:value-type="float" office:value="12">
                <text:p>12</text:p>
              </table:table-cell>
              <table:table-cell office:value-type="float" office:value="0.000336766666666667">
                <text:p>0.000336766666666667</text:p>
              </table:table-cell>
              <table:table-cell office:value-type="float" office:value="0.0000000756723906034772">
                <text:p>0.0000000756723906034772</text:p>
              </table:table-cell>
              <table:table-cell office:value-type="float" office:value="0.0000000756723906034772">
                <text:p>0.0000000756723906034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0622966666666667">
                <text:p>0.000622966666666667</text:p>
              </table:table-cell>
              <table:table-cell office:value-type="float" office:value="0.000000228369614674921">
                <text:p>0.000000228369614674921</text:p>
              </table:table-cell>
              <table:table-cell office:value-type="float" office:value="0.000000228369614674921">
                <text:p>0.000000228369614674921</text:p>
              </table:table-cell>
              <table:table-cell office:value-type="float" office:value="13">
                <text:p>13</text:p>
              </table:table-cell>
              <table:table-cell office:value-type="float" office:value="0.000344533333333333">
                <text:p>0.000344533333333333</text:p>
              </table:table-cell>
              <table:table-cell office:value-type="float" office:value="0.000000228369614674921">
                <text:p>0.000000228369614674921</text:p>
              </table:table-cell>
              <table:table-cell office:value-type="float" office:value="0.000000228369614674921">
                <text:p>0.000000228369614674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000886533333333333">
                <text:p>0.000886533333333333</text:p>
              </table:table-cell>
              <table:table-cell office:value-type="float" office:value="0.00000031564201499665">
                <text:p>0.00000031564201499665</text:p>
              </table:table-cell>
              <table:table-cell office:value-type="float" office:value="0.00000031564201499665">
                <text:p>0.00000031564201499665</text:p>
              </table:table-cell>
              <table:table-cell office:value-type="float" office:value="14">
                <text:p>14</text:p>
              </table:table-cell>
              <table:table-cell office:value-type="float" office:value="0.000462933333333333">
                <text:p>0.000462933333333333</text:p>
              </table:table-cell>
              <table:table-cell office:value-type="float" office:value="0.00000031564201499665">
                <text:p>0.00000031564201499665</text:p>
              </table:table-cell>
              <table:table-cell office:value-type="float" office:value="0.00000031564201499665">
                <text:p>0.00000031564201499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01199">
                <text:p>0.001199</text:p>
              </table:table-cell>
              <table:table-cell office:value-type="float" office:value="0.000000321350481347984">
                <text:p>0.000000321350481347984</text:p>
              </table:table-cell>
              <table:table-cell office:value-type="float" office:value="0.000000321350481347984">
                <text:p>0.000000321350481347984</text:p>
              </table:table-cell>
              <table:table-cell office:value-type="float" office:value="15">
                <text:p>15</text:p>
              </table:table-cell>
              <table:table-cell office:value-type="float" office:value="0.000632133333333333">
                <text:p>0.000632133333333333</text:p>
              </table:table-cell>
              <table:table-cell office:value-type="float" office:value="0.000000321350481347984">
                <text:p>0.000000321350481347984</text:p>
              </table:table-cell>
              <table:table-cell office:value-type="float" office:value="0.000000321350481347984">
                <text:p>0.000000321350481347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00123496666666667">
                <text:p>0.00123496666666667</text:p>
              </table:table-cell>
              <table:table-cell office:value-type="float" office:value="0.000000393945209022626">
                <text:p>0.000000393945209022626</text:p>
              </table:table-cell>
              <table:table-cell office:value-type="float" office:value="0.000000393945209022626">
                <text:p>0.000000393945209022626</text:p>
              </table:table-cell>
              <table:table-cell office:value-type="float" office:value="16">
                <text:p>16</text:p>
              </table:table-cell>
              <table:table-cell office:value-type="float" office:value="0.0006501">
                <text:p>0.0006501</text:p>
              </table:table-cell>
              <table:table-cell office:value-type="float" office:value="0.000000393945209022626">
                <text:p>0.000000393945209022626</text:p>
              </table:table-cell>
              <table:table-cell office:value-type="float" office:value="0.000000393945209022626">
                <text:p>0.000000393945209022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00134093333333333">
                <text:p>0.00134093333333333</text:p>
              </table:table-cell>
              <table:table-cell office:value-type="float" office:value="0.000000407729131964059">
                <text:p>0.000000407729131964059</text:p>
              </table:table-cell>
              <table:table-cell office:value-type="float" office:value="0.000000407729131964059">
                <text:p>0.000000407729131964059</text:p>
              </table:table-cell>
              <table:table-cell office:value-type="float" office:value="17">
                <text:p>17</text:p>
              </table:table-cell>
              <table:table-cell office:value-type="float" office:value="0.000709">
                <text:p>0.000709</text:p>
              </table:table-cell>
              <table:table-cell office:value-type="float" office:value="0.000000407729131964059">
                <text:p>0.000000407729131964059</text:p>
              </table:table-cell>
              <table:table-cell office:value-type="float" office:value="0.000000407729131964059">
                <text:p>0.000000407729131964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0014421">
                <text:p>0.0014421</text:p>
              </table:table-cell>
              <table:table-cell office:value-type="float" office:value="0.000000309695369971985">
                <text:p>0.000000309695369971985</text:p>
              </table:table-cell>
              <table:table-cell office:value-type="float" office:value="0.000000309695369971985">
                <text:p>0.000000309695369971985</text:p>
              </table:table-cell>
              <table:table-cell office:value-type="float" office:value="18">
                <text:p>18</text:p>
              </table:table-cell>
              <table:table-cell office:value-type="float" office:value="0.000758033333333333">
                <text:p>0.000758033333333333</text:p>
              </table:table-cell>
              <table:table-cell office:value-type="float" office:value="0.000000309695369971985">
                <text:p>0.000000309695369971985</text:p>
              </table:table-cell>
              <table:table-cell office:value-type="float" office:value="0.000000309695369971985">
                <text:p>0.000000309695369971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0016439">
                <text:p>0.0016439</text:p>
              </table:table-cell>
              <table:table-cell office:value-type="float" office:value="0.000000385125533704376">
                <text:p>0.000000385125533704376</text:p>
              </table:table-cell>
              <table:table-cell office:value-type="float" office:value="0.000000385125533704376">
                <text:p>0.000000385125533704376</text:p>
              </table:table-cell>
              <table:table-cell office:value-type="float" office:value="19">
                <text:p>19</text:p>
              </table:table-cell>
              <table:table-cell office:value-type="float" office:value="0.0008638">
                <text:p>0.0008638</text:p>
              </table:table-cell>
              <table:table-cell office:value-type="float" office:value="0.000000385125533704376">
                <text:p>0.000000385125533704376</text:p>
              </table:table-cell>
              <table:table-cell office:value-type="float" office:value="0.000000385125533704376">
                <text:p>0.000000385125533704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0175023333333333">
                <text:p>0.00175023333333333</text:p>
              </table:table-cell>
              <table:table-cell office:value-type="float" office:value="0.000000450077929964191">
                <text:p>0.000000450077929964191</text:p>
              </table:table-cell>
              <table:table-cell office:value-type="float" office:value="0.000000450077929964191">
                <text:p>0.000000450077929964191</text:p>
              </table:table-cell>
              <table:table-cell office:value-type="float" office:value="20">
                <text:p>20</text:p>
              </table:table-cell>
              <table:table-cell office:value-type="float" office:value="0.0009225">
                <text:p>0.0009225</text:p>
              </table:table-cell>
              <table:table-cell office:value-type="float" office:value="0.000000450077929964191">
                <text:p>0.000000450077929964191</text:p>
              </table:table-cell>
              <table:table-cell office:value-type="float" office:value="0.000000450077929964191">
                <text:p>0.000000450077929964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00186556666666667">
                <text:p>0.00186556666666667</text:p>
              </table:table-cell>
              <table:table-cell office:value-type="float" office:value="0.000000405280293989029">
                <text:p>0.000000405280293989029</text:p>
              </table:table-cell>
              <table:table-cell office:value-type="float" office:value="0.000000405280293989029">
                <text:p>0.000000405280293989029</text:p>
              </table:table-cell>
              <table:table-cell office:value-type="float" office:value="21">
                <text:p>21</text:p>
              </table:table-cell>
              <table:table-cell office:value-type="float" office:value="0.000985133333333333">
                <text:p>0.000985133333333333</text:p>
              </table:table-cell>
              <table:table-cell office:value-type="float" office:value="0.000000405280293989029">
                <text:p>0.000000405280293989029</text:p>
              </table:table-cell>
              <table:table-cell office:value-type="float" office:value="0.000000405280293989029">
                <text:p>0.000000405280293989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0019809">
                <text:p>0.0019809</text:p>
              </table:table-cell>
              <table:table-cell office:value-type="float" office:value="0.00000043630715878065">
                <text:p>0.00000043630715878065</text:p>
              </table:table-cell>
              <table:table-cell office:value-type="float" office:value="0.00000043630715878065">
                <text:p>0.00000043630715878065</text:p>
              </table:table-cell>
              <table:table-cell office:value-type="float" office:value="22">
                <text:p>22</text:p>
              </table:table-cell>
              <table:table-cell office:value-type="float" office:value="0.00106136666666667">
                <text:p>0.00106136666666667</text:p>
              </table:table-cell>
              <table:table-cell office:value-type="float" office:value="0.00000043630715878065">
                <text:p>0.00000043630715878065</text:p>
              </table:table-cell>
              <table:table-cell office:value-type="float" office:value="0.00000043630715878065">
                <text:p>0.00000043630715878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0211233333333333">
                <text:p>0.00211233333333333</text:p>
              </table:table-cell>
              <table:table-cell office:value-type="float" office:value="0.000000683999530641673">
                <text:p>0.000000683999530641673</text:p>
              </table:table-cell>
              <table:table-cell office:value-type="float" office:value="0.000000683999530641673">
                <text:p>0.000000683999530641673</text:p>
              </table:table-cell>
              <table:table-cell office:value-type="float" office:value="23">
                <text:p>23</text:p>
              </table:table-cell>
              <table:table-cell office:value-type="float" office:value="0.00113293333333333">
                <text:p>0.00113293333333333</text:p>
              </table:table-cell>
              <table:table-cell office:value-type="float" office:value="0.000000683999530641673">
                <text:p>0.000000683999530641673</text:p>
              </table:table-cell>
              <table:table-cell office:value-type="float" office:value="0.000000683999530641673">
                <text:p>0.000000683999530641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00217693333333333">
                <text:p>0.00217693333333333</text:p>
              </table:table-cell>
              <table:table-cell office:value-type="float" office:value="0.000000361362149350237">
                <text:p>0.000000361362149350237</text:p>
              </table:table-cell>
              <table:table-cell office:value-type="float" office:value="0.000000361362149350237">
                <text:p>0.000000361362149350237</text:p>
              </table:table-cell>
              <table:table-cell office:value-type="float" office:value="24">
                <text:p>24</text:p>
              </table:table-cell>
              <table:table-cell office:value-type="float" office:value="0.00118223333333333">
                <text:p>0.00118223333333333</text:p>
              </table:table-cell>
              <table:table-cell office:value-type="float" office:value="0.000000361362149350237">
                <text:p>0.000000361362149350237</text:p>
              </table:table-cell>
              <table:table-cell office:value-type="float" office:value="0.000000361362149350237">
                <text:p>0.000000361362149350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00232933333333333">
                <text:p>0.00232933333333333</text:p>
              </table:table-cell>
              <table:table-cell office:value-type="float" office:value="0.000000488335422820482">
                <text:p>0.000000488335422820482</text:p>
              </table:table-cell>
              <table:table-cell office:value-type="float" office:value="0.000000488335422820482">
                <text:p>0.000000488335422820482</text:p>
              </table:table-cell>
              <table:table-cell office:value-type="float" office:value="25">
                <text:p>25</text:p>
              </table:table-cell>
              <table:table-cell office:value-type="float" office:value="0.0012588">
                <text:p>0.0012588</text:p>
              </table:table-cell>
              <table:table-cell office:value-type="float" office:value="0.000000488335422820482">
                <text:p>0.000000488335422820482</text:p>
              </table:table-cell>
              <table:table-cell office:value-type="float" office:value="0.000000488335422820482">
                <text:p>0.000000488335422820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0024711">
                <text:p>0.0024711</text:p>
              </table:table-cell>
              <table:table-cell office:value-type="float" office:value="0.000000500195702320233">
                <text:p>0.000000500195702320233</text:p>
              </table:table-cell>
              <table:table-cell office:value-type="float" office:value="0.000000500195702320233">
                <text:p>0.000000500195702320233</text:p>
              </table:table-cell>
              <table:table-cell office:value-type="float" office:value="26">
                <text:p>26</text:p>
              </table:table-cell>
              <table:table-cell office:value-type="float" office:value="0.00133686666666667">
                <text:p>0.00133686666666667</text:p>
              </table:table-cell>
              <table:table-cell office:value-type="float" office:value="0.000000500195702320233">
                <text:p>0.000000500195702320233</text:p>
              </table:table-cell>
              <table:table-cell office:value-type="float" office:value="0.000000500195702320233">
                <text:p>0.000000500195702320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00253623333333333">
                <text:p>0.00253623333333333</text:p>
              </table:table-cell>
              <table:table-cell office:value-type="float" office:value="0.000000655600242093291">
                <text:p>0.000000655600242093291</text:p>
              </table:table-cell>
              <table:table-cell office:value-type="float" office:value="0.000000655600242093291">
                <text:p>0.000000655600242093291</text:p>
              </table:table-cell>
              <table:table-cell office:value-type="float" office:value="27">
                <text:p>27</text:p>
              </table:table-cell>
              <table:table-cell office:value-type="float" office:value="0.00138116666666667">
                <text:p>0.00138116666666667</text:p>
              </table:table-cell>
              <table:table-cell office:value-type="float" office:value="0.000000655600242093291">
                <text:p>0.000000655600242093291</text:p>
              </table:table-cell>
              <table:table-cell office:value-type="float" office:value="0.000000655600242093291">
                <text:p>0.000000655600242093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00265496666666667">
                <text:p>0.00265496666666667</text:p>
              </table:table-cell>
              <table:table-cell office:value-type="float" office:value="0.000000457871365298624">
                <text:p>0.000000457871365298624</text:p>
              </table:table-cell>
              <table:table-cell office:value-type="float" office:value="0.000000457871365298624">
                <text:p>0.000000457871365298624</text:p>
              </table:table-cell>
              <table:table-cell office:value-type="float" office:value="28">
                <text:p>28</text:p>
              </table:table-cell>
              <table:table-cell office:value-type="float" office:value="0.00143446666666667">
                <text:p>0.00143446666666667</text:p>
              </table:table-cell>
              <table:table-cell office:value-type="float" office:value="0.000000457871365298624">
                <text:p>0.000000457871365298624</text:p>
              </table:table-cell>
              <table:table-cell office:value-type="float" office:value="0.000000457871365298624">
                <text:p>0.000000457871365298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00266966666666667">
                <text:p>0.00266966666666667</text:p>
              </table:table-cell>
              <table:table-cell office:value-type="float" office:value="0.000000529353799455108">
                <text:p>0.000000529353799455108</text:p>
              </table:table-cell>
              <table:table-cell office:value-type="float" office:value="0.000000529353799455108">
                <text:p>0.000000529353799455108</text:p>
              </table:table-cell>
              <table:table-cell office:value-type="float" office:value="29">
                <text:p>29</text:p>
              </table:table-cell>
              <table:table-cell office:value-type="float" office:value="0.00147533333333333">
                <text:p>0.00147533333333333</text:p>
              </table:table-cell>
              <table:table-cell office:value-type="float" office:value="0.000000529353799455108">
                <text:p>0.000000529353799455108</text:p>
              </table:table-cell>
              <table:table-cell office:value-type="float" office:value="0.000000529353799455108">
                <text:p>0.000000529353799455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0031655">
                <text:p>0.0031655</text:p>
              </table:table-cell>
              <table:table-cell office:value-type="float" office:value="0.000000389308872869608">
                <text:p>0.000000389308872869608</text:p>
              </table:table-cell>
              <table:table-cell office:value-type="float" office:value="0.000000389308872869608">
                <text:p>0.000000389308872869608</text:p>
              </table:table-cell>
              <table:table-cell office:value-type="float" office:value="30">
                <text:p>30</text:p>
              </table:table-cell>
              <table:table-cell office:value-type="float" office:value="0.00172113333333333">
                <text:p>0.00172113333333333</text:p>
              </table:table-cell>
              <table:table-cell office:value-type="float" office:value="0.000000389308872869608">
                <text:p>0.000000389308872869608</text:p>
              </table:table-cell>
              <table:table-cell office:value-type="float" office:value="0.000000389308872869608">
                <text:p>0.000000389308872869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00323923333333333">
                <text:p>0.00323923333333333</text:p>
              </table:table-cell>
              <table:table-cell office:value-type="float" office:value="0.000000606183041972474">
                <text:p>0.000000606183041972474</text:p>
              </table:table-cell>
              <table:table-cell office:value-type="float" office:value="0.000000606183041972474">
                <text:p>0.000000606183041972474</text:p>
              </table:table-cell>
              <table:table-cell office:value-type="float" office:value="31">
                <text:p>31</text:p>
              </table:table-cell>
              <table:table-cell office:value-type="float" office:value="0.00173633333333333">
                <text:p>0.00173633333333333</text:p>
              </table:table-cell>
              <table:table-cell office:value-type="float" office:value="0.000000606183041972474">
                <text:p>0.000000606183041972474</text:p>
              </table:table-cell>
              <table:table-cell office:value-type="float" office:value="0.000000606183041972474">
                <text:p>0.0000006061830419724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00329906666666667">
                <text:p>0.00329906666666667</text:p>
              </table:table-cell>
              <table:table-cell office:value-type="float" office:value="0.000000853677368865092">
                <text:p>0.000000853677368865092</text:p>
              </table:table-cell>
              <table:table-cell office:value-type="float" office:value="0.000000853677368865092">
                <text:p>0.000000853677368865092</text:p>
              </table:table-cell>
              <table:table-cell office:value-type="float" office:value="32">
                <text:p>32</text:p>
              </table:table-cell>
              <table:table-cell office:value-type="float" office:value="0.0017453">
                <text:p>0.0017453</text:p>
              </table:table-cell>
              <table:table-cell office:value-type="float" office:value="0.000000853677368865092">
                <text:p>0.000000853677368865092</text:p>
              </table:table-cell>
              <table:table-cell office:value-type="float" office:value="0.000000853677368865092">
                <text:p>0.000000853677368865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0353516666666667">
                <text:p>0.00353516666666667</text:p>
              </table:table-cell>
              <table:table-cell office:value-type="float" office:value="0.000000423424442468567">
                <text:p>0.000000423424442468567</text:p>
              </table:table-cell>
              <table:table-cell office:value-type="float" office:value="0.000000423424442468567">
                <text:p>0.000000423424442468567</text:p>
              </table:table-cell>
              <table:table-cell office:value-type="float" office:value="33">
                <text:p>33</text:p>
              </table:table-cell>
              <table:table-cell office:value-type="float" office:value="0.00187716666666667">
                <text:p>0.00187716666666667</text:p>
              </table:table-cell>
              <table:table-cell office:value-type="float" office:value="0.000000423424442468567">
                <text:p>0.000000423424442468567</text:p>
              </table:table-cell>
              <table:table-cell office:value-type="float" office:value="0.000000423424442468567">
                <text:p>0.0000004234244424685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0035609">
                <text:p>0.0035609</text:p>
              </table:table-cell>
              <table:table-cell office:value-type="float" office:value="0.000000440985062612036">
                <text:p>0.000000440985062612036</text:p>
              </table:table-cell>
              <table:table-cell office:value-type="float" office:value="0.000000440985062612036">
                <text:p>0.000000440985062612036</text:p>
              </table:table-cell>
              <table:table-cell office:value-type="float" office:value="34">
                <text:p>34</text:p>
              </table:table-cell>
              <table:table-cell office:value-type="float" office:value="0.0019211">
                <text:p>0.0019211</text:p>
              </table:table-cell>
              <table:table-cell office:value-type="float" office:value="0.000000440985062612036">
                <text:p>0.000000440985062612036</text:p>
              </table:table-cell>
              <table:table-cell office:value-type="float" office:value="0.000000440985062612036">
                <text:p>0.000000440985062612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00364716666666667">
                <text:p>0.00364716666666667</text:p>
              </table:table-cell>
              <table:table-cell office:value-type="float" office:value="0.000000427545958432293">
                <text:p>0.000000427545958432293</text:p>
              </table:table-cell>
              <table:table-cell office:value-type="float" office:value="0.000000427545958432293">
                <text:p>0.000000427545958432293</text:p>
              </table:table-cell>
              <table:table-cell office:value-type="float" office:value="35">
                <text:p>35</text:p>
              </table:table-cell>
              <table:table-cell office:value-type="float" office:value="0.00196516666666667">
                <text:p>0.00196516666666667</text:p>
              </table:table-cell>
              <table:table-cell office:value-type="float" office:value="0.000000427545958432293">
                <text:p>0.000000427545958432293</text:p>
              </table:table-cell>
              <table:table-cell office:value-type="float" office:value="0.000000427545958432293">
                <text:p>0.000000427545958432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00385226666666667">
                <text:p>0.00385226666666667</text:p>
              </table:table-cell>
              <table:table-cell office:value-type="float" office:value="0.000000575659522331287">
                <text:p>0.000000575659522331287</text:p>
              </table:table-cell>
              <table:table-cell office:value-type="float" office:value="0.000000575659522331287">
                <text:p>0.000000575659522331287</text:p>
              </table:table-cell>
              <table:table-cell office:value-type="float" office:value="36">
                <text:p>36</text:p>
              </table:table-cell>
              <table:table-cell office:value-type="float" office:value="0.0020655">
                <text:p>0.0020655</text:p>
              </table:table-cell>
              <table:table-cell office:value-type="float" office:value="0.000000575659522331287">
                <text:p>0.000000575659522331287</text:p>
              </table:table-cell>
              <table:table-cell office:value-type="float" office:value="0.000000575659522331287">
                <text:p>0.0000005756595223312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0039782">
                <text:p>0.0039782</text:p>
              </table:table-cell>
              <table:table-cell office:value-type="float" office:value="0.000000571526392943934">
                <text:p>0.000000571526392943934</text:p>
              </table:table-cell>
              <table:table-cell office:value-type="float" office:value="0.000000571526392943934">
                <text:p>0.000000571526392943934</text:p>
              </table:table-cell>
              <table:table-cell office:value-type="float" office:value="37">
                <text:p>37</text:p>
              </table:table-cell>
              <table:table-cell office:value-type="float" office:value="0.00216103333333333">
                <text:p>0.00216103333333333</text:p>
              </table:table-cell>
              <table:table-cell office:value-type="float" office:value="0.000000571526392943934">
                <text:p>0.000000571526392943934</text:p>
              </table:table-cell>
              <table:table-cell office:value-type="float" office:value="0.000000571526392943934">
                <text:p>0.0000005715263929439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00410596666666667">
                <text:p>0.00410596666666667</text:p>
              </table:table-cell>
              <table:table-cell office:value-type="float" office:value="0.000000732043206054029">
                <text:p>0.000000732043206054029</text:p>
              </table:table-cell>
              <table:table-cell office:value-type="float" office:value="0.000000732043206054029">
                <text:p>0.000000732043206054029</text:p>
              </table:table-cell>
              <table:table-cell office:value-type="float" office:value="38">
                <text:p>38</text:p>
              </table:table-cell>
              <table:table-cell office:value-type="float" office:value="0.0022156">
                <text:p>0.0022156</text:p>
              </table:table-cell>
              <table:table-cell office:value-type="float" office:value="0.000000732043206054029">
                <text:p>0.000000732043206054029</text:p>
              </table:table-cell>
              <table:table-cell office:value-type="float" office:value="0.000000732043206054029">
                <text:p>0.000000732043206054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00430633333333333">
                <text:p>0.00430633333333333</text:p>
              </table:table-cell>
              <table:table-cell office:value-type="float" office:value="0.000000663267370533515">
                <text:p>0.000000663267370533515</text:p>
              </table:table-cell>
              <table:table-cell office:value-type="float" office:value="0.000000663267370533515">
                <text:p>0.000000663267370533515</text:p>
              </table:table-cell>
              <table:table-cell office:value-type="float" office:value="39">
                <text:p>39</text:p>
              </table:table-cell>
              <table:table-cell office:value-type="float" office:value="0.0023006">
                <text:p>0.0023006</text:p>
              </table:table-cell>
              <table:table-cell office:value-type="float" office:value="0.000000663267370533515">
                <text:p>0.000000663267370533515</text:p>
              </table:table-cell>
              <table:table-cell office:value-type="float" office:value="0.000000663267370533515">
                <text:p>0.000000663267370533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00510223333333333">
                <text:p>0.00510223333333333</text:p>
              </table:table-cell>
              <table:table-cell office:value-type="float" office:value="0.000000705137220954649">
                <text:p>0.000000705137220954649</text:p>
              </table:table-cell>
              <table:table-cell office:value-type="float" office:value="0.000000705137220954649">
                <text:p>0.000000705137220954649</text:p>
              </table:table-cell>
              <table:table-cell office:value-type="float" office:value="40">
                <text:p>40</text:p>
              </table:table-cell>
              <table:table-cell office:value-type="float" office:value="0.002744">
                <text:p>0.002744</text:p>
              </table:table-cell>
              <table:table-cell office:value-type="float" office:value="0.000000705137220954649">
                <text:p>0.000000705137220954649</text:p>
              </table:table-cell>
              <table:table-cell office:value-type="float" office:value="0.000000705137220954649">
                <text:p>0.0000007051372209546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00531416666666667">
                <text:p>0.00531416666666667</text:p>
              </table:table-cell>
              <table:table-cell office:value-type="float" office:value="0.000000530843744005042">
                <text:p>0.000000530843744005042</text:p>
              </table:table-cell>
              <table:table-cell office:value-type="float" office:value="0.000000530843744005042">
                <text:p>0.000000530843744005042</text:p>
              </table:table-cell>
              <table:table-cell office:value-type="float" office:value="41">
                <text:p>41</text:p>
              </table:table-cell>
              <table:table-cell office:value-type="float" office:value="0.00283173333333333">
                <text:p>0.00283173333333333</text:p>
              </table:table-cell>
              <table:table-cell office:value-type="float" office:value="0.000000530843744005042">
                <text:p>0.000000530843744005042</text:p>
              </table:table-cell>
              <table:table-cell office:value-type="float" office:value="0.000000530843744005042">
                <text:p>0.000000530843744005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0055265">
                <text:p>0.0055265</text:p>
              </table:table-cell>
              <table:table-cell office:value-type="float" office:value="0.00000126568582814207">
                <text:p>0.00000126568582814207</text:p>
              </table:table-cell>
              <table:table-cell office:value-type="float" office:value="0.00000126568582814207">
                <text:p>0.00000126568582814207</text:p>
              </table:table-cell>
              <table:table-cell office:value-type="float" office:value="42">
                <text:p>42</text:p>
              </table:table-cell>
              <table:table-cell office:value-type="float" office:value="0.00291403333333333">
                <text:p>0.00291403333333333</text:p>
              </table:table-cell>
              <table:table-cell office:value-type="float" office:value="0.00000126568582814207">
                <text:p>0.00000126568582814207</text:p>
              </table:table-cell>
              <table:table-cell office:value-type="float" office:value="0.00000126568582814207">
                <text:p>0.00000126568582814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00567543333333333">
                <text:p>0.00567543333333333</text:p>
              </table:table-cell>
              <table:table-cell office:value-type="float" office:value="0.00000137305900768664">
                <text:p>0.00000137305900768664</text:p>
              </table:table-cell>
              <table:table-cell office:value-type="float" office:value="0.00000137305900768664">
                <text:p>0.00000137305900768664</text:p>
              </table:table-cell>
              <table:table-cell office:value-type="float" office:value="43">
                <text:p>43</text:p>
              </table:table-cell>
              <table:table-cell office:value-type="float" office:value="0.00299346666666667">
                <text:p>0.00299346666666667</text:p>
              </table:table-cell>
              <table:table-cell office:value-type="float" office:value="0.00000137305900768664">
                <text:p>0.00000137305900768664</text:p>
              </table:table-cell>
              <table:table-cell office:value-type="float" office:value="0.00000137305900768664">
                <text:p>0.000001373059007686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00576363333333334">
                <text:p>0.00576363333333334</text:p>
              </table:table-cell>
              <table:table-cell office:value-type="float" office:value="0.000000838892076978945">
                <text:p>0.000000838892076978945</text:p>
              </table:table-cell>
              <table:table-cell office:value-type="float" office:value="0.000000838892076978945">
                <text:p>0.000000838892076978945</text:p>
              </table:table-cell>
              <table:table-cell office:value-type="float" office:value="44">
                <text:p>44</text:p>
              </table:table-cell>
              <table:table-cell office:value-type="float" office:value="0.0030757">
                <text:p>0.0030757</text:p>
              </table:table-cell>
              <table:table-cell office:value-type="float" office:value="0.000000838892076978945">
                <text:p>0.000000838892076978945</text:p>
              </table:table-cell>
              <table:table-cell office:value-type="float" office:value="0.000000838892076978945">
                <text:p>0.000000838892076978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00601316666666667">
                <text:p>0.00601316666666667</text:p>
              </table:table-cell>
              <table:table-cell office:value-type="float" office:value="0.000000556271132433917">
                <text:p>0.000000556271132433917</text:p>
              </table:table-cell>
              <table:table-cell office:value-type="float" office:value="0.000000556271132433917">
                <text:p>0.000000556271132433917</text:p>
              </table:table-cell>
              <table:table-cell office:value-type="float" office:value="45">
                <text:p>45</text:p>
              </table:table-cell>
              <table:table-cell office:value-type="float" office:value="0.00322506666666667">
                <text:p>0.00322506666666667</text:p>
              </table:table-cell>
              <table:table-cell office:value-type="float" office:value="0.000000556271132433917">
                <text:p>0.000000556271132433917</text:p>
              </table:table-cell>
              <table:table-cell office:value-type="float" office:value="0.000000556271132433917">
                <text:p>0.000000556271132433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0063252">
                <text:p>0.0063252</text:p>
              </table:table-cell>
              <table:table-cell office:value-type="float" office:value="0.000000661104164948697">
                <text:p>0.000000661104164948697</text:p>
              </table:table-cell>
              <table:table-cell office:value-type="float" office:value="0.000000661104164948697">
                <text:p>0.000000661104164948697</text:p>
              </table:table-cell>
              <table:table-cell office:value-type="float" office:value="46">
                <text:p>46</text:p>
              </table:table-cell>
              <table:table-cell office:value-type="float" office:value="0.0033762">
                <text:p>0.0033762</text:p>
              </table:table-cell>
              <table:table-cell office:value-type="float" office:value="0.000000661104164948697">
                <text:p>0.000000661104164948697</text:p>
              </table:table-cell>
              <table:table-cell office:value-type="float" office:value="0.000000661104164948697">
                <text:p>0.000000661104164948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00679923333333333">
                <text:p>0.00679923333333333</text:p>
              </table:table-cell>
              <table:table-cell office:value-type="float" office:value="0.000000763350593054264">
                <text:p>0.000000763350593054264</text:p>
              </table:table-cell>
              <table:table-cell office:value-type="float" office:value="0.000000763350593054264">
                <text:p>0.000000763350593054264</text:p>
              </table:table-cell>
              <table:table-cell office:value-type="float" office:value="47">
                <text:p>47</text:p>
              </table:table-cell>
              <table:table-cell office:value-type="float" office:value="0.00362296666666667">
                <text:p>0.00362296666666667</text:p>
              </table:table-cell>
              <table:table-cell office:value-type="float" office:value="0.000000763350593054264">
                <text:p>0.000000763350593054264</text:p>
              </table:table-cell>
              <table:table-cell office:value-type="float" office:value="0.000000763350593054264">
                <text:p>0.000000763350593054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00704786666666667">
                <text:p>0.00704786666666667</text:p>
              </table:table-cell>
              <table:table-cell office:value-type="float" office:value="0.00000047377634742449">
                <text:p>0.00000047377634742449</text:p>
              </table:table-cell>
              <table:table-cell office:value-type="float" office:value="0.00000047377634742449">
                <text:p>0.00000047377634742449</text:p>
              </table:table-cell>
              <table:table-cell office:value-type="float" office:value="48">
                <text:p>48</text:p>
              </table:table-cell>
              <table:table-cell office:value-type="float" office:value="0.00373193333333333">
                <text:p>0.00373193333333333</text:p>
              </table:table-cell>
              <table:table-cell office:value-type="float" office:value="0.00000047377634742449">
                <text:p>0.00000047377634742449</text:p>
              </table:table-cell>
              <table:table-cell office:value-type="float" office:value="0.00000047377634742449">
                <text:p>0.00000047377634742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00728613333333333">
                <text:p>0.00728613333333333</text:p>
              </table:table-cell>
              <table:table-cell office:value-type="float" office:value="0.000000479739316113341">
                <text:p>0.000000479739316113341</text:p>
              </table:table-cell>
              <table:table-cell office:value-type="float" office:value="0.000000479739316113341">
                <text:p>0.000000479739316113341</text:p>
              </table:table-cell>
              <table:table-cell office:value-type="float" office:value="49">
                <text:p>49</text:p>
              </table:table-cell>
              <table:table-cell office:value-type="float" office:value="0.00382266666666667">
                <text:p>0.00382266666666667</text:p>
              </table:table-cell>
              <table:table-cell office:value-type="float" office:value="0.000000479739316113341">
                <text:p>0.000000479739316113341</text:p>
              </table:table-cell>
              <table:table-cell office:value-type="float" office:value="0.000000479739316113341">
                <text:p>0.000000479739316113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0074358">
                <text:p>0.0074358</text:p>
              </table:table-cell>
              <table:table-cell office:value-type="float" office:value="0.000000470864137459975">
                <text:p>0.000000470864137459975</text:p>
              </table:table-cell>
              <table:table-cell office:value-type="float" office:value="0.000000470864137459975">
                <text:p>0.000000470864137459975</text:p>
              </table:table-cell>
              <table:table-cell office:value-type="float" office:value="50">
                <text:p>50</text:p>
              </table:table-cell>
              <table:table-cell office:value-type="float" office:value="0.00387866666666667">
                <text:p>0.00387866666666667</text:p>
              </table:table-cell>
              <table:table-cell office:value-type="float" office:value="0.000000470864137459975">
                <text:p>0.000000470864137459975</text:p>
              </table:table-cell>
              <table:table-cell office:value-type="float" office:value="0.000000470864137459975">
                <text:p>0.000000470864137459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00802956666666667">
                <text:p>0.00802956666666667</text:p>
              </table:table-cell>
              <table:table-cell office:value-type="float" office:value="0.000000802935482018588">
                <text:p>0.000000802935482018588</text:p>
              </table:table-cell>
              <table:table-cell office:value-type="float" office:value="0.000000802935482018588">
                <text:p>0.000000802935482018588</text:p>
              </table:table-cell>
              <table:table-cell office:value-type="float" office:value="51">
                <text:p>51</text:p>
              </table:table-cell>
              <table:table-cell office:value-type="float" office:value="0.00416613333333333">
                <text:p>0.00416613333333333</text:p>
              </table:table-cell>
              <table:table-cell office:value-type="float" office:value="0.000000802935482018588">
                <text:p>0.000000802935482018588</text:p>
              </table:table-cell>
              <table:table-cell office:value-type="float" office:value="0.000000802935482018588">
                <text:p>0.0000008029354820185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0080776">
                <text:p>0.0080776</text:p>
              </table:table-cell>
              <table:table-cell office:value-type="float" office:value="0.000000575327052744812">
                <text:p>0.000000575327052744812</text:p>
              </table:table-cell>
              <table:table-cell office:value-type="float" office:value="0.000000575327052744812">
                <text:p>0.000000575327052744812</text:p>
              </table:table-cell>
              <table:table-cell office:value-type="float" office:value="52">
                <text:p>52</text:p>
              </table:table-cell>
              <table:table-cell office:value-type="float" office:value="0.00421246666666667">
                <text:p>0.00421246666666667</text:p>
              </table:table-cell>
              <table:table-cell office:value-type="float" office:value="0.000000575327052744812">
                <text:p>0.000000575327052744812</text:p>
              </table:table-cell>
              <table:table-cell office:value-type="float" office:value="0.000000575327052744812">
                <text:p>0.0000005753270527448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00828343333333334">
                <text:p>0.00828343333333334</text:p>
              </table:table-cell>
              <table:table-cell office:value-type="float" office:value="0.00000242742182635591">
                <text:p>0.00000242742182635591</text:p>
              </table:table-cell>
              <table:table-cell office:value-type="float" office:value="0.00000242742182635591">
                <text:p>0.00000242742182635591</text:p>
              </table:table-cell>
              <table:table-cell office:value-type="float" office:value="53">
                <text:p>53</text:p>
              </table:table-cell>
              <table:table-cell office:value-type="float" office:value="0.0042807">
                <text:p>0.0042807</text:p>
              </table:table-cell>
              <table:table-cell office:value-type="float" office:value="0.00000242742182635591">
                <text:p>0.00000242742182635591</text:p>
              </table:table-cell>
              <table:table-cell office:value-type="float" office:value="0.00000242742182635591">
                <text:p>0.000002427421826355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0093056">
                <text:p>0.0093056</text:p>
              </table:table-cell>
              <table:table-cell office:value-type="float" office:value="0.00000196981442284349">
                <text:p>0.00000196981442284349</text:p>
              </table:table-cell>
              <table:table-cell office:value-type="float" office:value="0.00000196981442284349">
                <text:p>0.00000196981442284349</text:p>
              </table:table-cell>
              <table:table-cell office:value-type="float" office:value="54">
                <text:p>54</text:p>
              </table:table-cell>
              <table:table-cell office:value-type="float" office:value="0.00475853333333333">
                <text:p>0.00475853333333333</text:p>
              </table:table-cell>
              <table:table-cell office:value-type="float" office:value="0.00000196981442284349">
                <text:p>0.00000196981442284349</text:p>
              </table:table-cell>
              <table:table-cell office:value-type="float" office:value="0.00000196981442284349">
                <text:p>0.00000196981442284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00959226666666667">
                <text:p>0.00959226666666667</text:p>
              </table:table-cell>
              <table:table-cell office:value-type="float" office:value="0.00000117539547665008">
                <text:p>0.00000117539547665008</text:p>
              </table:table-cell>
              <table:table-cell office:value-type="float" office:value="0.00000117539547665008">
                <text:p>0.00000117539547665008</text:p>
              </table:table-cell>
              <table:table-cell office:value-type="float" office:value="55">
                <text:p>55</text:p>
              </table:table-cell>
              <table:table-cell office:value-type="float" office:value="0.00491383333333333">
                <text:p>0.00491383333333333</text:p>
              </table:table-cell>
              <table:table-cell office:value-type="float" office:value="0.00000117539547665008">
                <text:p>0.00000117539547665008</text:p>
              </table:table-cell>
              <table:table-cell office:value-type="float" office:value="0.00000117539547665008">
                <text:p>0.00000117539547665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00990116666666667">
                <text:p>0.00990116666666667</text:p>
              </table:table-cell>
              <table:table-cell office:value-type="float" office:value="0.00000113301475337211">
                <text:p>0.00000113301475337211</text:p>
              </table:table-cell>
              <table:table-cell office:value-type="float" office:value="0.00000113301475337211">
                <text:p>0.00000113301475337211</text:p>
              </table:table-cell>
              <table:table-cell office:value-type="float" office:value="56">
                <text:p>56</text:p>
              </table:table-cell>
              <table:table-cell office:value-type="float" office:value="0.0050831">
                <text:p>0.0050831</text:p>
              </table:table-cell>
              <table:table-cell office:value-type="float" office:value="0.00000113301475337211">
                <text:p>0.00000113301475337211</text:p>
              </table:table-cell>
              <table:table-cell office:value-type="float" office:value="0.00000113301475337211">
                <text:p>0.000001133014753372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0101647333333333">
                <text:p>0.0101647333333333</text:p>
              </table:table-cell>
              <table:table-cell office:value-type="float" office:value="0.00000102138964978538">
                <text:p>0.00000102138964978538</text:p>
              </table:table-cell>
              <table:table-cell office:value-type="float" office:value="0.00000102138964978538">
                <text:p>0.00000102138964978538</text:p>
              </table:table-cell>
              <table:table-cell office:value-type="float" office:value="57">
                <text:p>57</text:p>
              </table:table-cell>
              <table:table-cell office:value-type="float" office:value="0.0052148">
                <text:p>0.0052148</text:p>
              </table:table-cell>
              <table:table-cell office:value-type="float" office:value="0.00000102138964978538">
                <text:p>0.00000102138964978538</text:p>
              </table:table-cell>
              <table:table-cell office:value-type="float" office:value="0.00000102138964978538">
                <text:p>0.000001021389649785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0106954">
                <text:p>0.0106954</text:p>
              </table:table-cell>
              <table:table-cell office:value-type="float" office:value="0.00000108782471841381">
                <text:p>0.00000108782471841381</text:p>
              </table:table-cell>
              <table:table-cell office:value-type="float" office:value="0.00000108782471841381">
                <text:p>0.00000108782471841381</text:p>
              </table:table-cell>
              <table:table-cell office:value-type="float" office:value="58">
                <text:p>58</text:p>
              </table:table-cell>
              <table:table-cell office:value-type="float" office:value="0.00543503333333333">
                <text:p>0.00543503333333333</text:p>
              </table:table-cell>
              <table:table-cell office:value-type="float" office:value="0.00000108782471841381">
                <text:p>0.00000108782471841381</text:p>
              </table:table-cell>
              <table:table-cell office:value-type="float" office:value="0.00000108782471841381">
                <text:p>0.00000108782471841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0112271">
                <text:p>0.0112271</text:p>
              </table:table-cell>
              <table:table-cell office:value-type="float" office:value="0.000000600389381371668">
                <text:p>0.000000600389381371668</text:p>
              </table:table-cell>
              <table:table-cell office:value-type="float" office:value="0.000000600389381371668">
                <text:p>0.000000600389381371668</text:p>
              </table:table-cell>
              <table:table-cell office:value-type="float" office:value="59">
                <text:p>59</text:p>
              </table:table-cell>
              <table:table-cell office:value-type="float" office:value="0.00573083333333333">
                <text:p>0.00573083333333333</text:p>
              </table:table-cell>
              <table:table-cell office:value-type="float" office:value="0.000000600389381371668">
                <text:p>0.000000600389381371668</text:p>
              </table:table-cell>
              <table:table-cell office:value-type="float" office:value="0.000000600389381371668">
                <text:p>0.000000600389381371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0115253333333333">
                <text:p>0.0115253333333333</text:p>
              </table:table-cell>
              <table:table-cell office:value-type="float" office:value="0.000000773804252645934">
                <text:p>0.000000773804252645934</text:p>
              </table:table-cell>
              <table:table-cell office:value-type="float" office:value="0.000000773804252645934">
                <text:p>0.000000773804252645934</text:p>
              </table:table-cell>
              <table:table-cell office:value-type="float" office:value="60">
                <text:p>60</text:p>
              </table:table-cell>
              <table:table-cell office:value-type="float" office:value="0.00585976666666667">
                <text:p>0.00585976666666667</text:p>
              </table:table-cell>
              <table:table-cell office:value-type="float" office:value="0.000000773804252645934">
                <text:p>0.000000773804252645934</text:p>
              </table:table-cell>
              <table:table-cell office:value-type="float" office:value="0.000000773804252645934">
                <text:p>0.0000007738042526459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0118342">
                <text:p>0.0118342</text:p>
              </table:table-cell>
              <table:table-cell office:value-type="float" office:value="0.000000555574519447212">
                <text:p>0.000000555574519447212</text:p>
              </table:table-cell>
              <table:table-cell office:value-type="float" office:value="0.000000555574519447212">
                <text:p>0.000000555574519447212</text:p>
              </table:table-cell>
              <table:table-cell office:value-type="float" office:value="61">
                <text:p>61</text:p>
              </table:table-cell>
              <table:table-cell office:value-type="float" office:value="0.00601696666666667">
                <text:p>0.00601696666666667</text:p>
              </table:table-cell>
              <table:table-cell office:value-type="float" office:value="0.000000555574519447212">
                <text:p>0.000000555574519447212</text:p>
              </table:table-cell>
              <table:table-cell office:value-type="float" office:value="0.000000555574519447212">
                <text:p>0.000000555574519447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0124725333333333">
                <text:p>0.0124725333333333</text:p>
              </table:table-cell>
              <table:table-cell office:value-type="float" office:value="0.000000806104250795833">
                <text:p>0.000000806104250795833</text:p>
              </table:table-cell>
              <table:table-cell office:value-type="float" office:value="0.000000806104250795833">
                <text:p>0.000000806104250795833</text:p>
              </table:table-cell>
              <table:table-cell office:value-type="float" office:value="62">
                <text:p>62</text:p>
              </table:table-cell>
              <table:table-cell office:value-type="float" office:value="0.00631623333333333">
                <text:p>0.00631623333333333</text:p>
              </table:table-cell>
              <table:table-cell office:value-type="float" office:value="0.000000806104250795833">
                <text:p>0.000000806104250795833</text:p>
              </table:table-cell>
              <table:table-cell office:value-type="float" office:value="0.000000806104250795833">
                <text:p>0.000000806104250795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0126922666666667">
                <text:p>0.0126922666666667</text:p>
              </table:table-cell>
              <table:table-cell office:value-type="float" office:value="0.00000175325737555233">
                <text:p>0.00000175325737555233</text:p>
              </table:table-cell>
              <table:table-cell office:value-type="float" office:value="0.00000175325737555233">
                <text:p>0.00000175325737555233</text:p>
              </table:table-cell>
              <table:table-cell office:value-type="float" office:value="63">
                <text:p>63</text:p>
              </table:table-cell>
              <table:table-cell office:value-type="float" office:value="0.00636733333333333">
                <text:p>0.00636733333333333</text:p>
              </table:table-cell>
              <table:table-cell office:value-type="float" office:value="0.00000175325737555233">
                <text:p>0.00000175325737555233</text:p>
              </table:table-cell>
              <table:table-cell office:value-type="float" office:value="0.00000175325737555233">
                <text:p>0.00000175325737555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0132787333333333">
                <text:p>0.0132787333333333</text:p>
              </table:table-cell>
              <table:table-cell office:value-type="float" office:value="0.0000015885961758683">
                <text:p>0.0000015885961758683</text:p>
              </table:table-cell>
              <table:table-cell office:value-type="float" office:value="0.0000015885961758683">
                <text:p>0.0000015885961758683</text:p>
              </table:table-cell>
              <table:table-cell office:value-type="float" office:value="64">
                <text:p>64</text:p>
              </table:table-cell>
              <table:table-cell office:value-type="float" office:value="0.00664456666666667">
                <text:p>0.00664456666666667</text:p>
              </table:table-cell>
              <table:table-cell office:value-type="float" office:value="0.0000015885961758683">
                <text:p>0.0000015885961758683</text:p>
              </table:table-cell>
              <table:table-cell office:value-type="float" office:value="0.0000015885961758683">
                <text:p>0.00000158859617586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'result-iterative-128'.AI2:'result-iterative-128'.AI62" chart:error-lower-range="'result-iterative-128'.AI2:'result-iterative-128'.AI6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result-iterative-128'.AI2:'result-iterative-128'.AI62" chart:error-lower-range="'result-iterative-128'.AI2:'result-iterative-128'.AI6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one" chart:link-data-style-to-source="true" chart:error-category="cell-range" chart:error-upper-range="'result-recursive-128'.AI2:'result-recursive-128'.AI62" chart:error-lower-range="'result-recursive-128'.AI2:'result-recursive-128'.AI6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result-recursive-128'.AI2:'result-recursive-128'.AI62" chart:error-lower-range="'result-recursive-128'.AI2:'result-recursive-128'.AI62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7.497cm" svg:height="23.295cm" xlink:href=".." xlink:type="simple" chart:class="chart:scatter" chart:style-name="ch1">
        <chart:title svg:x="21.006cm" svg:y="0.601cm" chart:style-name="ch2">
          <text:p>Tempo de Execução Médio</text:p>
        </chart:title>
        <chart:legend chart:legend-position="end" svg:x="42.475cm" svg:y="11.099cm" style:legend-expansion="high" chart:style-name="ch3"/>
        <chart:plot-area chart:style-name="ch4" table:cell-range-address="'result-iterative-128'.A2:'result-iterative-128'.A54 'result-iterative-128'.AF1:'result-iterative-128'.AF54 'result-recursive-128'.AF1:'result-recursive-128'.AF54" chart:data-source-has-labels="row" svg:x="1.96cm" svg:y="1.845cm" svg:width="39.566cm" svg:height="20.004cm">
          <chartooo:coordinate-region svg:x="2.952cm" svg:y="2.044cm" svg:width="38.387cm" svg:height="19.158cm"/>
          <chart:axis chart:dimension="x" chart:name="primary-x" chart:style-name="ch5">
            <chart:title svg:x="20.971cm" svg:y="22.314cm" chart:style-name="ch6">
              <text:p># Enlaces</text:p>
            </chart:title>
          </chart:axis>
          <chart:axis chart:dimension="y" chart:name="primary-y" chart:style-name="ch5">
            <chart:title svg:x="0.451cm" svg:y="13.095cm" chart:style-name="ch7">
              <text:p>Tempo Médio (s)</text:p>
            </chart:title>
            <chart:grid chart:style-name="ch8" chart:class="major"/>
          </chart:axis>
          <chart:series chart:style-name="ch9" chart:values-cell-range-address="'result-iterative-128'.AF2:'result-iterative-128'.AF54" chart:label-cell-address="'result-iterative-128'.AF1:'result-iterative-128'.AF1" chart:class="chart:scatter">
            <chart:domain table:cell-range-address="'result-iterative-128'.A2:'result-iterative-128'.A54"/>
            <chart:error-indicator chart:style-name="ch10" chart:dimension="y"/>
            <chart:data-point chart:repeated="53"/>
          </chart:series>
          <chart:series chart:style-name="ch11" chart:values-cell-range-address="'result-recursive-128'.AF2:'result-recursive-128'.AF54" chart:label-cell-address="'result-recursive-128'.AF1:'result-recursive-128'.AF1" chart:class="chart:scatter">
            <chart:domain table:cell-range-address="'result-recursive-128'.A2:'result-recursive-128'.A54"/>
            <chart:error-indicator chart:style-name="ch12" chart:dimension="y"/>
            <chart:data-point chart:repeated="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 Médio Iterativo</text:p>
                <draw:g>
                  <svg:desc>'result-iterative-128'.AF1:'result-iterative-128'.AF1</svg:desc>
                </draw:g>
              </table:table-cell>
              <table:table-cell office:value-type="string">
                <text:p>Coluna AI</text:p>
              </table:table-cell>
              <table:table-cell office:value-type="string">
                <text:p>Coluna AI</text:p>
              </table:table-cell>
              <table:table-cell office:value-type="string">
                <text:p>Coluna A</text:p>
              </table:table-cell>
              <table:table-cell office:value-type="string">
                <text:p>Tempo Médio Recursivo</text:p>
                <draw:g>
                  <svg:desc>'result-recursive-128'.AF1:'result-recursive-128'.AF1</svg:desc>
                </draw:g>
              </table:table-cell>
              <table:table-cell office:value-type="string">
                <text:p>Coluna AI</text:p>
              </table:table-cell>
              <table:table-cell office:value-type="string">
                <text:p>Coluna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sult-iterative-128'.A2:'result-iterative-128'.A54</svg:desc>
                </draw:g>
              </table:table-cell>
              <table:table-cell office:value-type="float" office:value="0.0000277333333333333">
                <text:p>0.0000277333333333333</text:p>
                <draw:g>
                  <svg:desc>'result-iterative-128'.AF2:'result-iterative-128'.AF54</svg:desc>
                </draw:g>
              </table:table-cell>
              <table:table-cell office:value-type="float" office:value="0.0000000143980424382854">
                <text:p>0.0000000143980424382854</text:p>
                <draw:g>
                  <svg:desc>'result-iterative-128'.AI2:'result-iterative-128'.AI62</svg:desc>
                </draw:g>
              </table:table-cell>
              <table:table-cell office:value-type="float" office:value="0.0000000143980424382854">
                <text:p>0.0000000143980424382854</text:p>
                <draw:g>
                  <svg:desc>'result-iterative-128'.AI2:'result-iterative-128'.AI62</svg:desc>
                </draw:g>
              </table:table-cell>
              <table:table-cell office:value-type="float" office:value="4">
                <text:p>4</text:p>
                <draw:g>
                  <svg:desc>'result-recursive-128'.A2:'result-recursive-128'.A54</svg:desc>
                </draw:g>
              </table:table-cell>
              <table:table-cell office:value-type="float" office:value="0.0000210666666666667">
                <text:p>0.0000210666666666667</text:p>
                <draw:g>
                  <svg:desc>'result-recursive-128'.AF2:'result-recursive-128'.AF54</svg:desc>
                </draw:g>
              </table:table-cell>
              <table:table-cell office:value-type="float" office:value="0.0000000192357185318039">
                <text:p>0.0000000192357185318039</text:p>
                <draw:g>
                  <svg:desc>'result-recursive-128'.AI2:'result-recursive-128'.AI62</svg:desc>
                </draw:g>
              </table:table-cell>
              <table:table-cell office:value-type="float" office:value="0.0000000192357185318039">
                <text:p>0.0000000192357185318039</text:p>
                <draw:g>
                  <svg:desc>'result-recursive-128'.AI2:'result-recursive-128'.AI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676">
                <text:p>0.0000676</text:p>
              </table:table-cell>
              <table:table-cell office:value-type="float" office:value="0.0000000447563576426324">
                <text:p>0.0000000447563576426324</text:p>
              </table:table-cell>
              <table:table-cell office:value-type="float" office:value="0.0000000447563576426324">
                <text:p>0.0000000447563576426324</text:p>
              </table:table-cell>
              <table:table-cell office:value-type="float" office:value="5">
                <text:p>5</text:p>
              </table:table-cell>
              <table:table-cell office:value-type="float" office:value="0.0000429">
                <text:p>0.0000429</text:p>
              </table:table-cell>
              <table:table-cell office:value-type="float" office:value="0.00000002112094939747">
                <text:p>0.00000002112094939747</text:p>
              </table:table-cell>
              <table:table-cell office:value-type="float" office:value="0.00000002112094939747">
                <text:p>0.00000002112094939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165233333333333">
                <text:p>0.000165233333333333</text:p>
              </table:table-cell>
              <table:table-cell office:value-type="float" office:value="0.0000000856570615262303">
                <text:p>0.0000000856570615262303</text:p>
              </table:table-cell>
              <table:table-cell office:value-type="float" office:value="0.0000000856570615262303">
                <text:p>0.0000000856570615262303</text:p>
              </table:table-cell>
              <table:table-cell office:value-type="float" office:value="6">
                <text:p>6</text:p>
              </table:table-cell>
              <table:table-cell office:value-type="float" office:value="0.0000961333333333333">
                <text:p>0.0000961333333333333</text:p>
              </table:table-cell>
              <table:table-cell office:value-type="float" office:value="0.000000112765369361636">
                <text:p>0.000000112765369361636</text:p>
              </table:table-cell>
              <table:table-cell office:value-type="float" office:value="0.000000112765369361636">
                <text:p>0.000000112765369361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0401066666666667">
                <text:p>0.000401066666666667</text:p>
              </table:table-cell>
              <table:table-cell office:value-type="float" office:value="0.000000162129513841151">
                <text:p>0.000000162129513841151</text:p>
              </table:table-cell>
              <table:table-cell office:value-type="float" office:value="0.000000162129513841151">
                <text:p>0.000000162129513841151</text:p>
              </table:table-cell>
              <table:table-cell office:value-type="float" office:value="7">
                <text:p>7</text:p>
              </table:table-cell>
              <table:table-cell office:value-type="float" office:value="0.0002049">
                <text:p>0.0002049</text:p>
              </table:table-cell>
              <table:table-cell office:value-type="float" office:value="0.000000121546481426653">
                <text:p>0.000000121546481426653</text:p>
              </table:table-cell>
              <table:table-cell office:value-type="float" office:value="0.000000121546481426653">
                <text:p>0.000000121546481426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941733333333333">
                <text:p>0.000941733333333333</text:p>
              </table:table-cell>
              <table:table-cell office:value-type="float" office:value="0.000000417629817817606">
                <text:p>0.000000417629817817606</text:p>
              </table:table-cell>
              <table:table-cell office:value-type="float" office:value="0.000000417629817817606">
                <text:p>0.000000417629817817606</text:p>
              </table:table-cell>
              <table:table-cell office:value-type="float" office:value="8">
                <text:p>8</text:p>
              </table:table-cell>
              <table:table-cell office:value-type="float" office:value="0.000454933333333333">
                <text:p>0.000454933333333333</text:p>
              </table:table-cell>
              <table:table-cell office:value-type="float" office:value="0.000000227386847735004">
                <text:p>0.000000227386847735004</text:p>
              </table:table-cell>
              <table:table-cell office:value-type="float" office:value="0.000000227386847735004">
                <text:p>0.000000227386847735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224116666666667">
                <text:p>0.00224116666666667</text:p>
              </table:table-cell>
              <table:table-cell office:value-type="float" office:value="0.000000605551935791238">
                <text:p>0.000000605551935791238</text:p>
              </table:table-cell>
              <table:table-cell office:value-type="float" office:value="0.000000605551935791238">
                <text:p>0.000000605551935791238</text:p>
              </table:table-cell>
              <table:table-cell office:value-type="float" office:value="9">
                <text:p>9</text:p>
              </table:table-cell>
              <table:table-cell office:value-type="float" office:value="0.00100716666666667">
                <text:p>0.00100716666666667</text:p>
              </table:table-cell>
              <table:table-cell office:value-type="float" office:value="0.000000279126067750227">
                <text:p>0.000000279126067750227</text:p>
              </table:table-cell>
              <table:table-cell office:value-type="float" office:value="0.000000279126067750227">
                <text:p>0.000000279126067750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503413333333333">
                <text:p>0.00503413333333333</text:p>
              </table:table-cell>
              <table:table-cell office:value-type="float" office:value="0.00000160280305840555">
                <text:p>0.00000160280305840555</text:p>
              </table:table-cell>
              <table:table-cell office:value-type="float" office:value="0.00000160280305840555">
                <text:p>0.00000160280305840555</text:p>
              </table:table-cell>
              <table:table-cell office:value-type="float" office:value="10">
                <text:p>10</text:p>
              </table:table-cell>
              <table:table-cell office:value-type="float" office:value="0.00200996666666667">
                <text:p>0.00200996666666667</text:p>
              </table:table-cell>
              <table:table-cell office:value-type="float" office:value="0.000000489455420615371">
                <text:p>0.000000489455420615371</text:p>
              </table:table-cell>
              <table:table-cell office:value-type="float" office:value="0.000000489455420615371">
                <text:p>0.000000489455420615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118548">
                <text:p>0.0118548</text:p>
              </table:table-cell>
              <table:table-cell office:value-type="float" office:value="0.00000178080346098979">
                <text:p>0.00000178080346098979</text:p>
              </table:table-cell>
              <table:table-cell office:value-type="float" office:value="0.00000178080346098979">
                <text:p>0.00000178080346098979</text:p>
              </table:table-cell>
              <table:table-cell office:value-type="float" office:value="11">
                <text:p>11</text:p>
              </table:table-cell>
              <table:table-cell office:value-type="float" office:value="0.00440123333333333">
                <text:p>0.00440123333333333</text:p>
              </table:table-cell>
              <table:table-cell office:value-type="float" office:value="0.000000497780306299802">
                <text:p>0.000000497780306299802</text:p>
              </table:table-cell>
              <table:table-cell office:value-type="float" office:value="0.000000497780306299802">
                <text:p>0.000000497780306299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274132666666667">
                <text:p>0.0274132666666667</text:p>
              </table:table-cell>
              <table:table-cell office:value-type="float" office:value="0.00000135010251171562">
                <text:p>0.00000135010251171562</text:p>
              </table:table-cell>
              <table:table-cell office:value-type="float" office:value="0.00000135010251171562">
                <text:p>0.00000135010251171562</text:p>
              </table:table-cell>
              <table:table-cell office:value-type="float" office:value="12">
                <text:p>12</text:p>
              </table:table-cell>
              <table:table-cell office:value-type="float" office:value="0.00959263333333333">
                <text:p>0.00959263333333333</text:p>
              </table:table-cell>
              <table:table-cell office:value-type="float" office:value="0.000000628194648023224">
                <text:p>0.000000628194648023224</text:p>
              </table:table-cell>
              <table:table-cell office:value-type="float" office:value="0.000000628194648023224">
                <text:p>0.000000628194648023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633080666666667">
                <text:p>0.0633080666666667</text:p>
              </table:table-cell>
              <table:table-cell office:value-type="float" office:value="0.00000232684608002177">
                <text:p>0.00000232684608002177</text:p>
              </table:table-cell>
              <table:table-cell office:value-type="float" office:value="0.00000232684608002177">
                <text:p>0.00000232684608002177</text:p>
              </table:table-cell>
              <table:table-cell office:value-type="float" office:value="13">
                <text:p>13</text:p>
              </table:table-cell>
              <table:table-cell office:value-type="float" office:value="0.0210271666666667">
                <text:p>0.0210271666666667</text:p>
              </table:table-cell>
              <table:table-cell office:value-type="float" office:value="0.00000138548948291571">
                <text:p>0.00000138548948291571</text:p>
              </table:table-cell>
              <table:table-cell office:value-type="float" office:value="0.00000138548948291571">
                <text:p>0.00000138548948291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100383133333333">
                <text:p>0.100383133333333</text:p>
              </table:table-cell>
              <table:table-cell office:value-type="float" office:value="0.0000436967191924358">
                <text:p>0.0000436967191924358</text:p>
              </table:table-cell>
              <table:table-cell office:value-type="float" office:value="0.0000436967191924358">
                <text:p>0.0000436967191924358</text:p>
              </table:table-cell>
              <table:table-cell office:value-type="float" office:value="14">
                <text:p>14</text:p>
              </table:table-cell>
              <table:table-cell office:value-type="float" office:value="0.0323384">
                <text:p>0.0323384</text:p>
              </table:table-cell>
              <table:table-cell office:value-type="float" office:value="0.00000179599264541089">
                <text:p>0.00000179599264541089</text:p>
              </table:table-cell>
              <table:table-cell office:value-type="float" office:value="0.00000179599264541089">
                <text:p>0.00000179599264541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169625166666667">
                <text:p>0.169625166666667</text:p>
              </table:table-cell>
              <table:table-cell office:value-type="float" office:value="0.0000228926997383555">
                <text:p>0.0000228926997383555</text:p>
              </table:table-cell>
              <table:table-cell office:value-type="float" office:value="0.0000228926997383555">
                <text:p>0.0000228926997383555</text:p>
              </table:table-cell>
              <table:table-cell office:value-type="float" office:value="15">
                <text:p>15</text:p>
              </table:table-cell>
              <table:table-cell office:value-type="float" office:value="0.0537260333333333">
                <text:p>0.0537260333333333</text:p>
              </table:table-cell>
              <table:table-cell office:value-type="float" office:value="0.00000608995716189647">
                <text:p>0.00000608995716189647</text:p>
              </table:table-cell>
              <table:table-cell office:value-type="float" office:value="0.00000608995716189647">
                <text:p>0.00000608995716189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300458">
                <text:p>0.300458</text:p>
              </table:table-cell>
              <table:table-cell office:value-type="float" office:value="0.000011846525427425">
                <text:p>0.000011846525427425</text:p>
              </table:table-cell>
              <table:table-cell office:value-type="float" office:value="0.000011846525427425">
                <text:p>0.000011846525427425</text:p>
              </table:table-cell>
              <table:table-cell office:value-type="float" office:value="16">
                <text:p>16</text:p>
              </table:table-cell>
              <table:table-cell office:value-type="float" office:value="0.0890975333333333">
                <text:p>0.0890975333333333</text:p>
              </table:table-cell>
              <table:table-cell office:value-type="float" office:value="0.00000433687141859753">
                <text:p>0.00000433687141859753</text:p>
              </table:table-cell>
              <table:table-cell office:value-type="float" office:value="0.00000433687141859753">
                <text:p>0.00000433687141859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.0010561">
                <text:p>1.0010561</text:p>
              </table:table-cell>
              <table:table-cell office:value-type="float" office:value="0.000683096257533989">
                <text:p>0.000683096257533989</text:p>
              </table:table-cell>
              <table:table-cell office:value-type="float" office:value="0.000683096257533989">
                <text:p>0.000683096257533989</text:p>
              </table:table-cell>
              <table:table-cell office:value-type="float" office:value="17">
                <text:p>17</text:p>
              </table:table-cell>
              <table:table-cell office:value-type="float" office:value="0.2693043">
                <text:p>0.2693043</text:p>
              </table:table-cell>
              <table:table-cell office:value-type="float" office:value="0.0000530800042150835">
                <text:p>0.0000530800042150835</text:p>
              </table:table-cell>
              <table:table-cell office:value-type="float" office:value="0.0000530800042150835">
                <text:p>0.0000530800042150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.72450226666667">
                <text:p>1.72450226666667</text:p>
              </table:table-cell>
              <table:table-cell office:value-type="float" office:value="0.0000997112899428269">
                <text:p>0.0000997112899428269</text:p>
              </table:table-cell>
              <table:table-cell office:value-type="float" office:value="0.0000997112899428269">
                <text:p>0.0000997112899428269</text:p>
              </table:table-cell>
              <table:table-cell office:value-type="float" office:value="18">
                <text:p>18</text:p>
              </table:table-cell>
              <table:table-cell office:value-type="float" office:value="0.462237566666667">
                <text:p>0.462237566666667</text:p>
              </table:table-cell>
              <table:table-cell office:value-type="float" office:value="0.000026598958891161">
                <text:p>0.000026598958891161</text:p>
              </table:table-cell>
              <table:table-cell office:value-type="float" office:value="0.000026598958891161">
                <text:p>0.000026598958891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.73329073333333">
                <text:p>1.73329073333333</text:p>
              </table:table-cell>
              <table:table-cell office:value-type="float" office:value="0.000084410902500739">
                <text:p>0.000084410902500739</text:p>
              </table:table-cell>
              <table:table-cell office:value-type="float" office:value="0.000084410902500739">
                <text:p>0.000084410902500739</text:p>
              </table:table-cell>
              <table:table-cell office:value-type="float" office:value="19">
                <text:p>19</text:p>
              </table:table-cell>
              <table:table-cell office:value-type="float" office:value="0.461292766666667">
                <text:p>0.461292766666667</text:p>
              </table:table-cell>
              <table:table-cell office:value-type="float" office:value="0.0000255980160087311">
                <text:p>0.0000255980160087311</text:p>
              </table:table-cell>
              <table:table-cell office:value-type="float" office:value="0.0000255980160087311">
                <text:p>0.0000255980160087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.40615983333333">
                <text:p>3.40615983333333</text:p>
              </table:table-cell>
              <table:table-cell office:value-type="float" office:value="0.000573340507991554">
                <text:p>0.000573340507991554</text:p>
              </table:table-cell>
              <table:table-cell office:value-type="float" office:value="0.000573340507991554">
                <text:p>0.000573340507991554</text:p>
              </table:table-cell>
              <table:table-cell office:value-type="float" office:value="20">
                <text:p>20</text:p>
              </table:table-cell>
              <table:table-cell office:value-type="float" office:value="0.897354866666667">
                <text:p>0.897354866666667</text:p>
              </table:table-cell>
              <table:table-cell office:value-type="float" office:value="0.0000394612728031527">
                <text:p>0.0000394612728031527</text:p>
              </table:table-cell>
              <table:table-cell office:value-type="float" office:value="0.0000394612728031527">
                <text:p>0.0000394612728031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.69608256666667">
                <text:p>5.69608256666667</text:p>
              </table:table-cell>
              <table:table-cell office:value-type="float" office:value="0.000489347272511511">
                <text:p>0.000489347272511511</text:p>
              </table:table-cell>
              <table:table-cell office:value-type="float" office:value="0.000489347272511511">
                <text:p>0.000489347272511511</text:p>
              </table:table-cell>
              <table:table-cell office:value-type="float" office:value="21">
                <text:p>21</text:p>
              </table:table-cell>
              <table:table-cell office:value-type="float" office:value="1.47242193333333">
                <text:p>1.47242193333333</text:p>
              </table:table-cell>
              <table:table-cell office:value-type="float" office:value="0.0000739125476968227">
                <text:p>0.0000739125476968227</text:p>
              </table:table-cell>
              <table:table-cell office:value-type="float" office:value="0.0000739125476968227">
                <text:p>0.0000739125476968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5.89769946666667">
                <text:p>5.89769946666667</text:p>
              </table:table-cell>
              <table:table-cell office:value-type="float" office:value="0.00036330032201171">
                <text:p>0.00036330032201171</text:p>
              </table:table-cell>
              <table:table-cell office:value-type="float" office:value="0.00036330032201171">
                <text:p>0.00036330032201171</text:p>
              </table:table-cell>
              <table:table-cell office:value-type="float" office:value="22">
                <text:p>22</text:p>
              </table:table-cell>
              <table:table-cell office:value-type="float" office:value="1.52212173333333">
                <text:p>1.52212173333333</text:p>
              </table:table-cell>
              <table:table-cell office:value-type="float" office:value="0.0000556069824888805">
                <text:p>0.0000556069824888805</text:p>
              </table:table-cell>
              <table:table-cell office:value-type="float" office:value="0.0000556069824888805">
                <text:p>0.0000556069824888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9.13049826666667">
                <text:p>9.13049826666667</text:p>
              </table:table-cell>
              <table:table-cell office:value-type="float" office:value="0.000434361969370337">
                <text:p>0.000434361969370337</text:p>
              </table:table-cell>
              <table:table-cell office:value-type="float" office:value="0.000434361969370337">
                <text:p>0.000434361969370337</text:p>
              </table:table-cell>
              <table:table-cell office:value-type="float" office:value="23">
                <text:p>23</text:p>
              </table:table-cell>
              <table:table-cell office:value-type="float" office:value="2.3399429">
                <text:p>2.3399429</text:p>
              </table:table-cell>
              <table:table-cell office:value-type="float" office:value="0.0000895440104515339">
                <text:p>0.0000895440104515339</text:p>
              </table:table-cell>
              <table:table-cell office:value-type="float" office:value="0.0000895440104515339">
                <text:p>0.0000895440104515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9.2704405">
                <text:p>9.2704405</text:p>
              </table:table-cell>
              <table:table-cell office:value-type="float" office:value="0.0015986974254556">
                <text:p>0.0015986974254556</text:p>
              </table:table-cell>
              <table:table-cell office:value-type="float" office:value="0.0015986974254556">
                <text:p>0.0015986974254556</text:p>
              </table:table-cell>
              <table:table-cell office:value-type="float" office:value="24">
                <text:p>24</text:p>
              </table:table-cell>
              <table:table-cell office:value-type="float" office:value="2.36940683333333">
                <text:p>2.36940683333333</text:p>
              </table:table-cell>
              <table:table-cell office:value-type="float" office:value="0.000110833700471791">
                <text:p>0.000110833700471791</text:p>
              </table:table-cell>
              <table:table-cell office:value-type="float" office:value="0.000110833700471791">
                <text:p>0.0001108337004717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9.2966847">
                <text:p>9.2966847</text:p>
              </table:table-cell>
              <table:table-cell office:value-type="float" office:value="0.000505440018187501">
                <text:p>0.000505440018187501</text:p>
              </table:table-cell>
              <table:table-cell office:value-type="float" office:value="0.000505440018187501">
                <text:p>0.000505440018187501</text:p>
              </table:table-cell>
              <table:table-cell office:value-type="float" office:value="25">
                <text:p>25</text:p>
              </table:table-cell>
              <table:table-cell office:value-type="float" office:value="2.3835443">
                <text:p>2.3835443</text:p>
              </table:table-cell>
              <table:table-cell office:value-type="float" office:value="0.000126886890980478">
                <text:p>0.000126886890980478</text:p>
              </table:table-cell>
              <table:table-cell office:value-type="float" office:value="0.000126886890980478">
                <text:p>0.000126886890980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9.34913926666667">
                <text:p>9.34913926666667</text:p>
              </table:table-cell>
              <table:table-cell office:value-type="float" office:value="0.000255003432764036">
                <text:p>0.000255003432764036</text:p>
              </table:table-cell>
              <table:table-cell office:value-type="float" office:value="0.000255003432764036">
                <text:p>0.000255003432764036</text:p>
              </table:table-cell>
              <table:table-cell office:value-type="float" office:value="26">
                <text:p>26</text:p>
              </table:table-cell>
              <table:table-cell office:value-type="float" office:value="2.4142411">
                <text:p>2.4142411</text:p>
              </table:table-cell>
              <table:table-cell office:value-type="float" office:value="0.000099058831696656">
                <text:p>0.000099058831696656</text:p>
              </table:table-cell>
              <table:table-cell office:value-type="float" office:value="0.000099058831696656">
                <text:p>0.000099058831696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1.6006314333333">
                <text:p>11.6006314333333</text:p>
              </table:table-cell>
              <table:table-cell office:value-type="float" office:value="0.000610781776559901">
                <text:p>0.000610781776559901</text:p>
              </table:table-cell>
              <table:table-cell office:value-type="float" office:value="0.000610781776559901">
                <text:p>0.000610781776559901</text:p>
              </table:table-cell>
              <table:table-cell office:value-type="float" office:value="27">
                <text:p>27</text:p>
              </table:table-cell>
              <table:table-cell office:value-type="float" office:value="3.0256141">
                <text:p>3.0256141</text:p>
              </table:table-cell>
              <table:table-cell office:value-type="float" office:value="0.000127051717777427">
                <text:p>0.000127051717777427</text:p>
              </table:table-cell>
              <table:table-cell office:value-type="float" office:value="0.000127051717777427">
                <text:p>0.000127051717777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3.9024193333333">
                <text:p>13.9024193333333</text:p>
              </table:table-cell>
              <table:table-cell office:value-type="float" office:value="0.000620719869977247">
                <text:p>0.000620719869977247</text:p>
              </table:table-cell>
              <table:table-cell office:value-type="float" office:value="0.000620719869977247">
                <text:p>0.000620719869977247</text:p>
              </table:table-cell>
              <table:table-cell office:value-type="float" office:value="28">
                <text:p>28</text:p>
              </table:table-cell>
              <table:table-cell office:value-type="float" office:value="3.6654985">
                <text:p>3.6654985</text:p>
              </table:table-cell>
              <table:table-cell office:value-type="float" office:value="0.000214980721412708">
                <text:p>0.000214980721412708</text:p>
              </table:table-cell>
              <table:table-cell office:value-type="float" office:value="0.000214980721412708">
                <text:p>0.000214980721412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4.1799218333333">
                <text:p>14.1799218333333</text:p>
              </table:table-cell>
              <table:table-cell office:value-type="float" office:value="0.000582426062315604">
                <text:p>0.000582426062315604</text:p>
              </table:table-cell>
              <table:table-cell office:value-type="float" office:value="0.000582426062315604">
                <text:p>0.000582426062315604</text:p>
              </table:table-cell>
              <table:table-cell office:value-type="float" office:value="29">
                <text:p>29</text:p>
              </table:table-cell>
              <table:table-cell office:value-type="float" office:value="3.7352248">
                <text:p>3.7352248</text:p>
              </table:table-cell>
              <table:table-cell office:value-type="float" office:value="0.000158080085431108">
                <text:p>0.000158080085431108</text:p>
              </table:table-cell>
              <table:table-cell office:value-type="float" office:value="0.000158080085431108">
                <text:p>0.000158080085431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4.0675605666667">
                <text:p>34.0675605666667</text:p>
              </table:table-cell>
              <table:table-cell office:value-type="float" office:value="0.0042308249946274">
                <text:p>0.0042308249946274</text:p>
              </table:table-cell>
              <table:table-cell office:value-type="float" office:value="0.0042308249946274">
                <text:p>0.0042308249946274</text:p>
              </table:table-cell>
              <table:table-cell office:value-type="float" office:value="30">
                <text:p>30</text:p>
              </table:table-cell>
              <table:table-cell office:value-type="float" office:value="8.86231326666667">
                <text:p>8.86231326666667</text:p>
              </table:table-cell>
              <table:table-cell office:value-type="float" office:value="0.000487335365828811">
                <text:p>0.000487335365828811</text:p>
              </table:table-cell>
              <table:table-cell office:value-type="float" office:value="0.000487335365828811">
                <text:p>0.0004873353658288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43.2010777">
                <text:p>43.2010777</text:p>
              </table:table-cell>
              <table:table-cell office:value-type="float" office:value="0.00295006832239138">
                <text:p>0.00295006832239138</text:p>
              </table:table-cell>
              <table:table-cell office:value-type="float" office:value="0.00295006832239138">
                <text:p>0.00295006832239138</text:p>
              </table:table-cell>
              <table:table-cell office:value-type="float" office:value="31">
                <text:p>31</text:p>
              </table:table-cell>
              <table:table-cell office:value-type="float" office:value="11.5322687666667">
                <text:p>11.5322687666667</text:p>
              </table:table-cell>
              <table:table-cell office:value-type="float" office:value="0.000619721316538096">
                <text:p>0.000619721316538096</text:p>
              </table:table-cell>
              <table:table-cell office:value-type="float" office:value="0.000619721316538096">
                <text:p>0.000619721316538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48.1614124">
                <text:p>48.1614124</text:p>
              </table:table-cell>
              <table:table-cell office:value-type="float" office:value="0.00648465143824991">
                <text:p>0.00648465143824991</text:p>
              </table:table-cell>
              <table:table-cell office:value-type="float" office:value="0.00648465143824991">
                <text:p>0.00648465143824991</text:p>
              </table:table-cell>
              <table:table-cell office:value-type="float" office:value="32">
                <text:p>32</text:p>
              </table:table-cell>
              <table:table-cell office:value-type="float" office:value="12.8115468">
                <text:p>12.8115468</text:p>
              </table:table-cell>
              <table:table-cell office:value-type="float" office:value="0.00073972596613593">
                <text:p>0.00073972596613593</text:p>
              </table:table-cell>
              <table:table-cell office:value-type="float" office:value="0.00073972596613593">
                <text:p>0.000739725966135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64.0226805666667">
                <text:p>64.0226805666667</text:p>
              </table:table-cell>
              <table:table-cell office:value-type="float" office:value="0.00175940737737352">
                <text:p>0.00175940737737352</text:p>
              </table:table-cell>
              <table:table-cell office:value-type="float" office:value="0.00175940737737352">
                <text:p>0.00175940737737352</text:p>
              </table:table-cell>
              <table:table-cell office:value-type="float" office:value="33">
                <text:p>33</text:p>
              </table:table-cell>
              <table:table-cell office:value-type="float" office:value="17.0216085666667">
                <text:p>17.0216085666667</text:p>
              </table:table-cell>
              <table:table-cell office:value-type="float" office:value="0.00098819804196687">
                <text:p>0.00098819804196687</text:p>
              </table:table-cell>
              <table:table-cell office:value-type="float" office:value="0.00098819804196687">
                <text:p>0.000988198041966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72.4645038666667">
                <text:p>72.4645038666667</text:p>
              </table:table-cell>
              <table:table-cell office:value-type="float" office:value="0.000986028409535186">
                <text:p>0.000986028409535186</text:p>
              </table:table-cell>
              <table:table-cell office:value-type="float" office:value="0.000986028409535186">
                <text:p>0.000986028409535186</text:p>
              </table:table-cell>
              <table:table-cell office:value-type="float" office:value="34">
                <text:p>34</text:p>
              </table:table-cell>
              <table:table-cell office:value-type="float" office:value="19.3978335333333">
                <text:p>19.3978335333333</text:p>
              </table:table-cell>
              <table:table-cell office:value-type="float" office:value="0.00263900986849035">
                <text:p>0.00263900986849035</text:p>
              </table:table-cell>
              <table:table-cell office:value-type="float" office:value="0.00263900986849035">
                <text:p>0.00263900986849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107.687459733333">
                <text:p>107.687459733333</text:p>
              </table:table-cell>
              <table:table-cell office:value-type="float" office:value="0.00380770800225284">
                <text:p>0.00380770800225284</text:p>
              </table:table-cell>
              <table:table-cell office:value-type="float" office:value="0.00380770800225284">
                <text:p>0.00380770800225284</text:p>
              </table:table-cell>
              <table:table-cell office:value-type="float" office:value="35">
                <text:p>35</text:p>
              </table:table-cell>
              <table:table-cell office:value-type="float" office:value="28.3472891">
                <text:p>28.3472891</text:p>
              </table:table-cell>
              <table:table-cell office:value-type="float" office:value="0.00169526584760552">
                <text:p>0.00169526584760552</text:p>
              </table:table-cell>
              <table:table-cell office:value-type="float" office:value="0.00169526584760552">
                <text:p>0.00169526584760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41.314106033333">
                <text:p>241.314106033333</text:p>
              </table:table-cell>
              <table:table-cell office:value-type="float" office:value="0.0657202557082544">
                <text:p>0.0657202557082544</text:p>
              </table:table-cell>
              <table:table-cell office:value-type="float" office:value="0.0657202557082544">
                <text:p>0.0657202557082544</text:p>
              </table:table-cell>
              <table:table-cell office:value-type="float" office:value="36">
                <text:p>36</text:p>
              </table:table-cell>
              <table:table-cell office:value-type="float" office:value="61.0430554">
                <text:p>61.0430554</text:p>
              </table:table-cell>
              <table:table-cell office:value-type="float" office:value="0.0172379728195439">
                <text:p>0.0172379728195439</text:p>
              </table:table-cell>
              <table:table-cell office:value-type="float" office:value="0.0172379728195439">
                <text:p>0.0172379728195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12.178138633333">
                <text:p>312.178138633333</text:p>
              </table:table-cell>
              <table:table-cell office:value-type="float" office:value="0.0896527072106031">
                <text:p>0.0896527072106031</text:p>
              </table:table-cell>
              <table:table-cell office:value-type="float" office:value="0.0896527072106031">
                <text:p>0.0896527072106031</text:p>
              </table:table-cell>
              <table:table-cell office:value-type="float" office:value="37">
                <text:p>37</text:p>
              </table:table-cell>
              <table:table-cell office:value-type="float" office:value="79.9276077333333">
                <text:p>79.9276077333333</text:p>
              </table:table-cell>
              <table:table-cell office:value-type="float" office:value="0.0224095247079556">
                <text:p>0.0224095247079556</text:p>
              </table:table-cell>
              <table:table-cell office:value-type="float" office:value="0.0224095247079556">
                <text:p>0.0224095247079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66.162685033333">
                <text:p>366.162685033333</text:p>
              </table:table-cell>
              <table:table-cell office:value-type="float" office:value="0.00982505979053441">
                <text:p>0.00982505979053441</text:p>
              </table:table-cell>
              <table:table-cell office:value-type="float" office:value="0.00982505979053441">
                <text:p>0.00982505979053441</text:p>
              </table:table-cell>
              <table:table-cell office:value-type="float" office:value="38">
                <text:p>38</text:p>
              </table:table-cell>
              <table:table-cell office:value-type="float" office:value="92.8825609999999">
                <text:p>92.8825609999999</text:p>
              </table:table-cell>
              <table:table-cell office:value-type="float" office:value="0.00300874859823667">
                <text:p>0.00300874859823667</text:p>
              </table:table-cell>
              <table:table-cell office:value-type="float" office:value="0.00300874859823667">
                <text:p>0.00300874859823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84.672139566667">
                <text:p>384.672139566667</text:p>
              </table:table-cell>
              <table:table-cell office:value-type="float" office:value="0.0134734912948979">
                <text:p>0.0134734912948979</text:p>
              </table:table-cell>
              <table:table-cell office:value-type="float" office:value="0.0134734912948979">
                <text:p>0.0134734912948979</text:p>
              </table:table-cell>
              <table:table-cell office:value-type="float" office:value="39">
                <text:p>39</text:p>
              </table:table-cell>
              <table:table-cell office:value-type="float" office:value="97.1954818333333">
                <text:p>97.1954818333333</text:p>
              </table:table-cell>
              <table:table-cell office:value-type="float" office:value="0.0055212459544242">
                <text:p>0.0055212459544242</text:p>
              </table:table-cell>
              <table:table-cell office:value-type="float" office:value="0.0055212459544242">
                <text:p>0.0055212459544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550.557836566667">
                <text:p>550.557836566667</text:p>
              </table:table-cell>
              <table:table-cell office:value-type="float" office:value="0.139760853998125">
                <text:p>0.139760853998125</text:p>
              </table:table-cell>
              <table:table-cell office:value-type="float" office:value="0.139760853998125">
                <text:p>0.139760853998125</text:p>
              </table:table-cell>
              <table:table-cell office:value-type="float" office:value="40">
                <text:p>40</text:p>
              </table:table-cell>
              <table:table-cell office:value-type="float" office:value="139.159280466667">
                <text:p>139.159280466667</text:p>
              </table:table-cell>
              <table:table-cell office:value-type="float" office:value="0.00481095481937136">
                <text:p>0.00481095481937136</text:p>
              </table:table-cell>
              <table:table-cell office:value-type="float" office:value="0.00481095481937136">
                <text:p>0.00481095481937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625.126881101429">
                <text:p>625.126881101429</text:p>
              </table:table-cell>
              <table:table-cell office:value-type="float" office:value="1.24315129281073">
                <text:p>1.24315129281073</text:p>
              </table:table-cell>
              <table:table-cell office:value-type="float" office:value="1.24315129281073">
                <text:p>1.24315129281073</text:p>
              </table:table-cell>
              <table:table-cell office:value-type="float" office:value="41">
                <text:p>41</text:p>
              </table:table-cell>
              <table:table-cell office:value-type="float" office:value="141.678584764706">
                <text:p>141.678584764706</text:p>
              </table:table-cell>
              <table:table-cell office:value-type="float" office:value="0.622751547938943">
                <text:p>0.622751547938943</text:p>
              </table:table-cell>
              <table:table-cell office:value-type="float" office:value="0.622751547938943">
                <text:p>0.622751547938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39.637886">
                <text:p>239.63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848.651403">
                <text:p>848.65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244.487178">
                <text:p>244.48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953.969456">
                <text:p>953.96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370.12366">
                <text:p>370.1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969.535626">
                <text:p>969.535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415.615382">
                <text:p>415.615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1487.617011">
                <text:p>1487.61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234.107581">
                <text:p>234.107581</text:p>
              </table:table-cell>
              <table:table-cell office:value-type="float" office:value="3.01323442734232">
                <text:p>3.01323442734232</text:p>
              </table:table-cell>
              <table:table-cell office:value-type="float" office:value="3.01323442734232">
                <text:p>3.01323442734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1676.930567">
                <text:p>1676.930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338.5176595">
                <text:p>338.5176595</text:p>
              </table:table-cell>
              <table:table-cell office:value-type="float" office:value="4.68752844049362">
                <text:p>4.68752844049362</text:p>
              </table:table-cell>
              <table:table-cell office:value-type="float" office:value="4.68752844049362">
                <text:p>4.68752844049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689.517986">
                <text:p>1689.517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668.435625">
                <text:p>668.43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528.295422245">
                <text:p>2528.295422245</text:p>
              </table:table-cell>
              <table:table-cell office:value-type="float" office:value="0.0346556214629872">
                <text:p>0.0346556214629872</text:p>
              </table:table-cell>
              <table:table-cell office:value-type="float" office:value="0.0346556214629872">
                <text:p>0.0346556214629872</text:p>
              </table:table-cell>
              <table:table-cell office:value-type="float" office:value="52">
                <text:p>52</text:p>
              </table:table-cell>
              <table:table-cell office:value-type="float" office:value="730.429666">
                <text:p>730.42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2667.375649755">
                <text:p>2667.375649755</text:p>
              </table:table-cell>
              <table:table-cell office:value-type="float" office:value="0.499275718764456">
                <text:p>0.499275718764456</text:p>
              </table:table-cell>
              <table:table-cell office:value-type="float" office:value="0.499275718764456">
                <text:p>0.499275718764456</text:p>
              </table:table-cell>
              <table:table-cell office:value-type="float" office:value="53">
                <text:p>53</text:p>
              </table:table-cell>
              <table:table-cell office:value-type="float" office:value="801.622418">
                <text:p>801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855.365854">
                <text:p>855.36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3023.783301">
                <text:p>3023.783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939.03494">
                <text:p>939.03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224.938971">
                <text:p>3224.938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496.303716">
                <text:p>1496.30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3449.226206">
                <text:p>3449.22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3811.864869">
                <text:p>3811.86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612.799722">
                <text:p>5612.79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